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7254E" style:font-name="Courier New" style:font-name-asian="Courier New" style:font-name-complex="Courier New" style:font-family-generic="modern"/>
    </style:style>
    <style:style style:name="ce3" style:family="table-cell" style:parent-style-name="Default" style:data-style-name="N0">
      <style:table-cell-properties fo:background-color="#FFD966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#FFE699"/>
    </style:style>
    <style:style style:name="ce6" style:family="table-cell" style:parent-style-name="Default" style:data-style-name="N0">
      <style:table-cell-properties fo:background-color="#A9D08E"/>
    </style:style>
    <style:style style:name="T1" style:family="text" style:parent-style-name="Default">
      <style:text-properties fo:color="#C7254E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C7254E" style:text-line-through-style="none" style:font-name="Courier New" style:font-name-asian="Courier New" style:font-name-complex="Courier New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is Spreadsheet set enables a user to take a 600 <text:s/>point data file of a single cycle waveform and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t it to a 256 point array of scaled integer values that can be used in the Constants.h file of TSYnt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 define new waveforms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ces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]import a single cycle waveform <text:s/>in WAV format into <text:s/>the Audio Editor software Tool Audacity 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] in Audacity highlight the Waveform data and <text:s/>righ click to select "EXPORT data", and follow on to produce a text file of raw signed integer value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 the case of this spreadsheet , I used single waveforms files from adventure kid , which where 600 point long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ve the file a memorable name,I used the short references in the original files, eg GRAN15 <text:s/>which was a granular waveform number 15 <text:s/>of about 3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]open the example <text:s/>"BLEND18 convert "sheet, and note :- a]the yellow brown column indicating where the input wave data of 600 points is pla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] the green coloured column indicating where the output wave data of 256 points is create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]]note the plots of the wave data and how they are scaled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] the Spreadsheet just does a linear interpolation and also scaling the waveform to +/-4000 integer ran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]Open sheet "Convert" and select data menu and csv <text:s/>, locate your exported Audacity file eg GRAN15 and import the data. Excel will create a new sheet and place this as a column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]cut and paste the data into the yellow brown column of the convert sheet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]check that the spread sheet has produced a wave plot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] cut and paste the green coloured section of 256 cells into a new spread sheet file making sure you paste using the transpose function to create a row of values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]Save the new file as a UTF CSV file.this mean Comma Seperated values , which is the format to be used in Tsynth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PARABOLIC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Column1</text:p>
          </table:table-cell>
          <table:table-cell table:number-columns-repeated="16383"/>
        </table:table-row>
        <table:table-row table:style-name="ro1">
          <table:table-cell office:value-type="float" office:value="-26092" table:style-name="ce1">
            <text:p>-26092</text:p>
          </table:table-cell>
          <table:table-cell table:number-columns-repeated="16383"/>
        </table:table-row>
        <table:table-row table:style-name="ro1">
          <table:table-cell office:value-type="float" office:value="-26053" table:style-name="ce1">
            <text:p>-26053</text:p>
          </table:table-cell>
          <table:table-cell table:number-columns-repeated="16383"/>
        </table:table-row>
        <table:table-row table:style-name="ro1">
          <table:table-cell office:value-type="float" office:value="-25939" table:style-name="ce1">
            <text:p>-25939</text:p>
          </table:table-cell>
          <table:table-cell table:number-columns-repeated="16383"/>
        </table:table-row>
        <table:table-row table:style-name="ro1">
          <table:table-cell office:value-type="float" office:value="-25748" table:style-name="ce1">
            <text:p>-25748</text:p>
          </table:table-cell>
          <table:table-cell table:number-columns-repeated="16383"/>
        </table:table-row>
        <table:table-row table:style-name="ro1">
          <table:table-cell office:value-type="float" office:value="-25486" table:style-name="ce1">
            <text:p>-25486</text:p>
          </table:table-cell>
          <table:table-cell table:number-columns-repeated="3"/>
          <table:table-cell table:style-name="ce1">
            <draw:frame draw:z-index="1" draw:id="id0" draw:style-name="a0" draw:name="Chart 1" svg:x="0.26562in" svg:y="0.0468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-25153" table:style-name="ce1">
            <text:p>-25153</text:p>
          </table:table-cell>
          <table:table-cell table:number-columns-repeated="16383"/>
        </table:table-row>
        <table:table-row table:style-name="ro1">
          <table:table-cell office:value-type="float" office:value="-24753" table:style-name="ce1">
            <text:p>-24753</text:p>
          </table:table-cell>
          <table:table-cell table:number-columns-repeated="16383"/>
        </table:table-row>
        <table:table-row table:style-name="ro1">
          <table:table-cell office:value-type="float" office:value="-24289" table:style-name="ce1">
            <text:p>-24289</text:p>
          </table:table-cell>
          <table:table-cell table:number-columns-repeated="16383"/>
        </table:table-row>
        <table:table-row table:style-name="ro1">
          <table:table-cell office:value-type="float" office:value="-23768" table:style-name="ce1">
            <text:p>-23768</text:p>
          </table:table-cell>
          <table:table-cell table:number-columns-repeated="16383"/>
        </table:table-row>
        <table:table-row table:style-name="ro1">
          <table:table-cell office:value-type="float" office:value="-23192" table:style-name="ce1">
            <text:p>-23192</text:p>
          </table:table-cell>
          <table:table-cell table:number-columns-repeated="16383"/>
        </table:table-row>
        <table:table-row table:style-name="ro1">
          <table:table-cell office:value-type="float" office:value="-22570" table:style-name="ce1">
            <text:p>-22570</text:p>
          </table:table-cell>
          <table:table-cell table:number-columns-repeated="16383"/>
        </table:table-row>
        <table:table-row table:style-name="ro1">
          <table:table-cell office:value-type="float" office:value="-21905" table:style-name="ce1">
            <text:p>-21905</text:p>
          </table:table-cell>
          <table:table-cell table:number-columns-repeated="16383"/>
        </table:table-row>
        <table:table-row table:style-name="ro1">
          <table:table-cell office:value-type="float" office:value="-21204" table:style-name="ce1">
            <text:p>-21204</text:p>
          </table:table-cell>
          <table:table-cell table:number-columns-repeated="16383"/>
        </table:table-row>
        <table:table-row table:style-name="ro1">
          <table:table-cell office:value-type="float" office:value="-20472" table:style-name="ce1">
            <text:p>-20472</text:p>
          </table:table-cell>
          <table:table-cell table:number-columns-repeated="16383"/>
        </table:table-row>
        <table:table-row table:style-name="ro1">
          <table:table-cell office:value-type="float" office:value="-19715" table:style-name="ce1">
            <text:p>-19715</text:p>
          </table:table-cell>
          <table:table-cell table:number-columns-repeated="16383"/>
        </table:table-row>
        <table:table-row table:style-name="ro1">
          <table:table-cell office:value-type="float" office:value="-18940" table:style-name="ce1">
            <text:p>-18940</text:p>
          </table:table-cell>
          <table:table-cell table:number-columns-repeated="16383"/>
        </table:table-row>
        <table:table-row table:style-name="ro1">
          <table:table-cell office:value-type="float" office:value="-18153" table:style-name="ce1">
            <text:p>-18153</text:p>
          </table:table-cell>
          <table:table-cell table:number-columns-repeated="16383"/>
        </table:table-row>
        <table:table-row table:style-name="ro1">
          <table:table-cell office:value-type="float" office:value="-17356" table:style-name="ce1">
            <text:p>-17356</text:p>
          </table:table-cell>
          <table:table-cell table:number-columns-repeated="16383"/>
        </table:table-row>
        <table:table-row table:style-name="ro1">
          <table:table-cell office:value-type="float" office:value="-16558" table:style-name="ce1">
            <text:p>-16558</text:p>
          </table:table-cell>
          <table:table-cell table:number-columns-repeated="16383"/>
        </table:table-row>
        <table:table-row table:style-name="ro1">
          <table:table-cell office:value-type="float" office:value="-15761" table:style-name="ce1">
            <text:p>-15761</text:p>
          </table:table-cell>
          <table:table-cell table:number-columns-repeated="16383"/>
        </table:table-row>
        <table:table-row table:style-name="ro1">
          <table:table-cell office:value-type="float" office:value="-14969" table:style-name="ce1">
            <text:p>-14969</text:p>
          </table:table-cell>
          <table:table-cell table:number-columns-repeated="16383"/>
        </table:table-row>
        <table:table-row table:style-name="ro1">
          <table:table-cell office:value-type="float" office:value="-14186" table:style-name="ce1">
            <text:p>-14186</text:p>
          </table:table-cell>
          <table:table-cell table:number-columns-repeated="16383"/>
        </table:table-row>
        <table:table-row table:style-name="ro1">
          <table:table-cell office:value-type="float" office:value="-13415" table:style-name="ce1">
            <text:p>-13415</text:p>
          </table:table-cell>
          <table:table-cell table:number-columns-repeated="16383"/>
        </table:table-row>
        <table:table-row table:style-name="ro1">
          <table:table-cell office:value-type="float" office:value="-12658" table:style-name="ce1">
            <text:p>-12658</text:p>
          </table:table-cell>
          <table:table-cell table:number-columns-repeated="16383"/>
        </table:table-row>
        <table:table-row table:style-name="ro1">
          <table:table-cell office:value-type="float" office:value="-11916" table:style-name="ce1">
            <text:p>-11916</text:p>
          </table:table-cell>
          <table:table-cell table:number-columns-repeated="16383"/>
        </table:table-row>
        <table:table-row table:style-name="ro1">
          <table:table-cell office:value-type="float" office:value="-11192" table:style-name="ce1">
            <text:p>-11192</text:p>
          </table:table-cell>
          <table:table-cell table:number-columns-repeated="16383"/>
        </table:table-row>
        <table:table-row table:style-name="ro1">
          <table:table-cell office:value-type="float" office:value="-10485" table:style-name="ce1">
            <text:p>-10485</text:p>
          </table:table-cell>
          <table:table-cell table:number-columns-repeated="16383"/>
        </table:table-row>
        <table:table-row table:style-name="ro1">
          <table:table-cell office:value-type="float" office:value="-9795" table:style-name="ce1">
            <text:p>-9795</text:p>
          </table:table-cell>
          <table:table-cell table:number-columns-repeated="16383"/>
        </table:table-row>
        <table:table-row table:style-name="ro1">
          <table:table-cell office:value-type="float" office:value="-9123" table:style-name="ce1">
            <text:p>-9123</text:p>
          </table:table-cell>
          <table:table-cell table:number-columns-repeated="16383"/>
        </table:table-row>
        <table:table-row table:style-name="ro1">
          <table:table-cell office:value-type="float" office:value="-8466" table:style-name="ce1">
            <text:p>-8466</text:p>
          </table:table-cell>
          <table:table-cell table:number-columns-repeated="16383"/>
        </table:table-row>
        <table:table-row table:style-name="ro1">
          <table:table-cell office:value-type="float" office:value="-7824" table:style-name="ce1">
            <text:p>-7824</text:p>
          </table:table-cell>
          <table:table-cell table:number-columns-repeated="16383"/>
        </table:table-row>
        <table:table-row table:style-name="ro1">
          <table:table-cell office:value-type="float" office:value="-7196" table:style-name="ce1">
            <text:p>-7196</text:p>
          </table:table-cell>
          <table:table-cell table:number-columns-repeated="16383"/>
        </table:table-row>
        <table:table-row table:style-name="ro1">
          <table:table-cell office:value-type="float" office:value="-6579" table:style-name="ce1">
            <text:p>-6579</text:p>
          </table:table-cell>
          <table:table-cell table:number-columns-repeated="16383"/>
        </table:table-row>
        <table:table-row table:style-name="ro1">
          <table:table-cell office:value-type="float" office:value="-5972" table:style-name="ce1">
            <text:p>-5972</text:p>
          </table:table-cell>
          <table:table-cell table:number-columns-repeated="16383"/>
        </table:table-row>
        <table:table-row table:style-name="ro1">
          <table:table-cell office:value-type="float" office:value="-5373" table:style-name="ce1">
            <text:p>-5373</text:p>
          </table:table-cell>
          <table:table-cell table:number-columns-repeated="16383"/>
        </table:table-row>
        <table:table-row table:style-name="ro1">
          <table:table-cell office:value-type="float" office:value="-4779" table:style-name="ce1">
            <text:p>-4779</text:p>
          </table:table-cell>
          <table:table-cell table:number-columns-repeated="16383"/>
        </table:table-row>
        <table:table-row table:style-name="ro1">
          <table:table-cell office:value-type="float" office:value="-4191" table:style-name="ce1">
            <text:p>-4191</text:p>
          </table:table-cell>
          <table:table-cell table:number-columns-repeated="16383"/>
        </table:table-row>
        <table:table-row table:style-name="ro1">
          <table:table-cell office:value-type="float" office:value="-3602" table:style-name="ce1">
            <text:p>-3602</text:p>
          </table:table-cell>
          <table:table-cell table:number-columns-repeated="16383"/>
        </table:table-row>
        <table:table-row table:style-name="ro1">
          <table:table-cell office:value-type="float" office:value="-3015" table:style-name="ce1">
            <text:p>-3015</text:p>
          </table:table-cell>
          <table:table-cell table:number-columns-repeated="16383"/>
        </table:table-row>
        <table:table-row table:style-name="ro1">
          <table:table-cell office:value-type="float" office:value="-2426" table:style-name="ce1">
            <text:p>-2426</text:p>
          </table:table-cell>
          <table:table-cell table:number-columns-repeated="16383"/>
        </table:table-row>
        <table:table-row table:style-name="ro1">
          <table:table-cell office:value-type="float" office:value="-1836" table:style-name="ce1">
            <text:p>-1836</text:p>
          </table:table-cell>
          <table:table-cell table:number-columns-repeated="16383"/>
        </table:table-row>
        <table:table-row table:style-name="ro1">
          <table:table-cell office:value-type="float" office:value="-1240" table:style-name="ce1">
            <text:p>-1240</text:p>
          </table:table-cell>
          <table:table-cell table:number-columns-repeated="16383"/>
        </table:table-row>
        <table:table-row table:style-name="ro1">
          <table:table-cell office:value-type="float" office:value="-642" table:style-name="ce1">
            <text:p>-642</text:p>
          </table:table-cell>
          <table:table-cell table:number-columns-repeated="16383"/>
        </table:table-row>
        <table:table-row table:style-name="ro1">
          <table:table-cell office:value-type="float" office:value="-38" table:style-name="ce1">
            <text:p>-38</text:p>
          </table:table-cell>
          <table:table-cell table:number-columns-repeated="16383"/>
        </table:table-row>
        <table:table-row table:style-name="ro1">
          <table:table-cell office:value-type="float" office:value="569" table:style-name="ce1">
            <text:p>569</text:p>
          </table:table-cell>
          <table:table-cell table:number-columns-repeated="16383"/>
        </table:table-row>
        <table:table-row table:style-name="ro1">
          <table:table-cell office:value-type="float" office:value="1182" table:style-name="ce1">
            <text:p>1182</text:p>
          </table:table-cell>
          <table:table-cell table:number-columns-repeated="16383"/>
        </table:table-row>
        <table:table-row table:style-name="ro1">
          <table:table-cell office:value-type="float" office:value="1798" table:style-name="ce1">
            <text:p>1798</text:p>
          </table:table-cell>
          <table:table-cell table:number-columns-repeated="16383"/>
        </table:table-row>
        <table:table-row table:style-name="ro1">
          <table:table-cell office:value-type="float" office:value="2417" table:style-name="ce1">
            <text:p>2417</text:p>
          </table:table-cell>
          <table:table-cell table:number-columns-repeated="16383"/>
        </table:table-row>
        <table:table-row table:style-name="ro1">
          <table:table-cell office:value-type="float" office:value="3039" table:style-name="ce1">
            <text:p>3039</text:p>
          </table:table-cell>
          <table:table-cell table:number-columns-repeated="16383"/>
        </table:table-row>
        <table:table-row table:style-name="ro1">
          <table:table-cell office:value-type="float" office:value="3661" table:style-name="ce1">
            <text:p>3661</text:p>
          </table:table-cell>
          <table:table-cell table:number-columns-repeated="16383"/>
        </table:table-row>
        <table:table-row table:style-name="ro1">
          <table:table-cell office:value-type="float" office:value="4283" table:style-name="ce1">
            <text:p>4283</text:p>
          </table:table-cell>
          <table:table-cell table:number-columns-repeated="16383"/>
        </table:table-row>
        <table:table-row table:style-name="ro1">
          <table:table-cell office:value-type="float" office:value="4903" table:style-name="ce1">
            <text:p>4903</text:p>
          </table:table-cell>
          <table:table-cell table:number-columns-repeated="16383"/>
        </table:table-row>
        <table:table-row table:style-name="ro1">
          <table:table-cell office:value-type="float" office:value="5520" table:style-name="ce1">
            <text:p>5520</text:p>
          </table:table-cell>
          <table:table-cell table:number-columns-repeated="16383"/>
        </table:table-row>
        <table:table-row table:style-name="ro1">
          <table:table-cell office:value-type="float" office:value="6133" table:style-name="ce1">
            <text:p>6133</text:p>
          </table:table-cell>
          <table:table-cell table:number-columns-repeated="16383"/>
        </table:table-row>
        <table:table-row table:style-name="ro1">
          <table:table-cell office:value-type="float" office:value="6740" table:style-name="ce1">
            <text:p>6740</text:p>
          </table:table-cell>
          <table:table-cell table:number-columns-repeated="16383"/>
        </table:table-row>
        <table:table-row table:style-name="ro1">
          <table:table-cell office:value-type="float" office:value="7339" table:style-name="ce1">
            <text:p>7339</text:p>
          </table:table-cell>
          <table:table-cell table:number-columns-repeated="16383"/>
        </table:table-row>
        <table:table-row table:style-name="ro1">
          <table:table-cell office:value-type="float" office:value="7928" table:style-name="ce1">
            <text:p>7928</text:p>
          </table:table-cell>
          <table:table-cell table:number-columns-repeated="16383"/>
        </table:table-row>
        <table:table-row table:style-name="ro1">
          <table:table-cell office:value-type="float" office:value="8509" table:style-name="ce1">
            <text:p>8509</text:p>
          </table:table-cell>
          <table:table-cell table:number-columns-repeated="16383"/>
        </table:table-row>
        <table:table-row table:style-name="ro1">
          <table:table-cell office:value-type="float" office:value="9078" table:style-name="ce1">
            <text:p>9078</text:p>
          </table:table-cell>
          <table:table-cell table:number-columns-repeated="16383"/>
        </table:table-row>
        <table:table-row table:style-name="ro1">
          <table:table-cell office:value-type="float" office:value="9637" table:style-name="ce1">
            <text:p>9637</text:p>
          </table:table-cell>
          <table:table-cell table:number-columns-repeated="16383"/>
        </table:table-row>
        <table:table-row table:style-name="ro1">
          <table:table-cell office:value-type="float" office:value="10183" table:style-name="ce1">
            <text:p>10183</text:p>
          </table:table-cell>
          <table:table-cell table:number-columns-repeated="16383"/>
        </table:table-row>
        <table:table-row table:style-name="ro1">
          <table:table-cell office:value-type="float" office:value="10717" table:style-name="ce1">
            <text:p>10717</text:p>
          </table:table-cell>
          <table:table-cell table:number-columns-repeated="16383"/>
        </table:table-row>
        <table:table-row table:style-name="ro1">
          <table:table-cell office:value-type="float" office:value="11238" table:style-name="ce1">
            <text:p>11238</text:p>
          </table:table-cell>
          <table:table-cell table:number-columns-repeated="16383"/>
        </table:table-row>
        <table:table-row table:style-name="ro1">
          <table:table-cell office:value-type="float" office:value="11746" table:style-name="ce1">
            <text:p>11746</text:p>
          </table:table-cell>
          <table:table-cell table:number-columns-repeated="16383"/>
        </table:table-row>
        <table:table-row table:style-name="ro1">
          <table:table-cell office:value-type="float" office:value="12242" table:style-name="ce1">
            <text:p>12242</text:p>
          </table:table-cell>
          <table:table-cell table:number-columns-repeated="16383"/>
        </table:table-row>
        <table:table-row table:style-name="ro1">
          <table:table-cell office:value-type="float" office:value="12726" table:style-name="ce1">
            <text:p>12726</text:p>
          </table:table-cell>
          <table:table-cell table:number-columns-repeated="16383"/>
        </table:table-row>
        <table:table-row table:style-name="ro1">
          <table:table-cell office:value-type="float" office:value="13199" table:style-name="ce1">
            <text:p>13199</text:p>
          </table:table-cell>
          <table:table-cell table:number-columns-repeated="16383"/>
        </table:table-row>
        <table:table-row table:style-name="ro1">
          <table:table-cell office:value-type="float" office:value="13662" table:style-name="ce1">
            <text:p>13662</text:p>
          </table:table-cell>
          <table:table-cell table:number-columns-repeated="16383"/>
        </table:table-row>
        <table:table-row table:style-name="ro1">
          <table:table-cell office:value-type="float" office:value="14114" table:style-name="ce1">
            <text:p>14114</text:p>
          </table:table-cell>
          <table:table-cell table:number-columns-repeated="16383"/>
        </table:table-row>
        <table:table-row table:style-name="ro1">
          <table:table-cell office:value-type="float" office:value="14558" table:style-name="ce1">
            <text:p>14558</text:p>
          </table:table-cell>
          <table:table-cell table:number-columns-repeated="16383"/>
        </table:table-row>
        <table:table-row table:style-name="ro1">
          <table:table-cell office:value-type="float" office:value="14994" table:style-name="ce1">
            <text:p>14994</text:p>
          </table:table-cell>
          <table:table-cell table:number-columns-repeated="16383"/>
        </table:table-row>
        <table:table-row table:style-name="ro1">
          <table:table-cell office:value-type="float" office:value="15423" table:style-name="ce1">
            <text:p>15423</text:p>
          </table:table-cell>
          <table:table-cell table:number-columns-repeated="16383"/>
        </table:table-row>
        <table:table-row table:style-name="ro1">
          <table:table-cell office:value-type="float" office:value="15846" table:style-name="ce1">
            <text:p>15846</text:p>
          </table:table-cell>
          <table:table-cell table:number-columns-repeated="16383"/>
        </table:table-row>
        <table:table-row table:style-name="ro1">
          <table:table-cell office:value-type="float" office:value="16263" table:style-name="ce1">
            <text:p>16263</text:p>
          </table:table-cell>
          <table:table-cell table:number-columns-repeated="16383"/>
        </table:table-row>
        <table:table-row table:style-name="ro1">
          <table:table-cell office:value-type="float" office:value="16676" table:style-name="ce1">
            <text:p>16676</text:p>
          </table:table-cell>
          <table:table-cell table:number-columns-repeated="16383"/>
        </table:table-row>
        <table:table-row table:style-name="ro1">
          <table:table-cell office:value-type="float" office:value="17085" table:style-name="ce1">
            <text:p>17085</text:p>
          </table:table-cell>
          <table:table-cell table:number-columns-repeated="16383"/>
        </table:table-row>
        <table:table-row table:style-name="ro1">
          <table:table-cell office:value-type="float" office:value="17490" table:style-name="ce1">
            <text:p>17490</text:p>
          </table:table-cell>
          <table:table-cell table:number-columns-repeated="16383"/>
        </table:table-row>
        <table:table-row table:style-name="ro1">
          <table:table-cell office:value-type="float" office:value="17893" table:style-name="ce1">
            <text:p>17893</text:p>
          </table:table-cell>
          <table:table-cell table:number-columns-repeated="16383"/>
        </table:table-row>
        <table:table-row table:style-name="ro1">
          <table:table-cell office:value-type="float" office:value="18292" table:style-name="ce1">
            <text:p>18292</text:p>
          </table:table-cell>
          <table:table-cell table:number-columns-repeated="16383"/>
        </table:table-row>
        <table:table-row table:style-name="ro1">
          <table:table-cell office:value-type="float" office:value="18689" table:style-name="ce1">
            <text:p>18689</text:p>
          </table:table-cell>
          <table:table-cell table:number-columns-repeated="16383"/>
        </table:table-row>
        <table:table-row table:style-name="ro1">
          <table:table-cell office:value-type="float" office:value="19082" table:style-name="ce1">
            <text:p>19082</text:p>
          </table:table-cell>
          <table:table-cell table:number-columns-repeated="16383"/>
        </table:table-row>
        <table:table-row table:style-name="ro1">
          <table:table-cell office:value-type="float" office:value="19473" table:style-name="ce1">
            <text:p>19473</text:p>
          </table:table-cell>
          <table:table-cell table:number-columns-repeated="16383"/>
        </table:table-row>
        <table:table-row table:style-name="ro1">
          <table:table-cell office:value-type="float" office:value="19859" table:style-name="ce1">
            <text:p>19859</text:p>
          </table:table-cell>
          <table:table-cell table:number-columns-repeated="16383"/>
        </table:table-row>
        <table:table-row table:style-name="ro1">
          <table:table-cell office:value-type="float" office:value="20241" table:style-name="ce1">
            <text:p>20241</text:p>
          </table:table-cell>
          <table:table-cell table:number-columns-repeated="16383"/>
        </table:table-row>
        <table:table-row table:style-name="ro1">
          <table:table-cell office:value-type="float" office:value="20619" table:style-name="ce1">
            <text:p>20619</text:p>
          </table:table-cell>
          <table:table-cell table:number-columns-repeated="16383"/>
        </table:table-row>
        <table:table-row table:style-name="ro1">
          <table:table-cell office:value-type="float" office:value="20990" table:style-name="ce1">
            <text:p>20990</text:p>
          </table:table-cell>
          <table:table-cell table:number-columns-repeated="16383"/>
        </table:table-row>
        <table:table-row table:style-name="ro1">
          <table:table-cell office:value-type="float" office:value="21356" table:style-name="ce1">
            <text:p>21356</text:p>
          </table:table-cell>
          <table:table-cell table:number-columns-repeated="16383"/>
        </table:table-row>
        <table:table-row table:style-name="ro1">
          <table:table-cell office:value-type="float" office:value="21714" table:style-name="ce1">
            <text:p>21714</text:p>
          </table:table-cell>
          <table:table-cell table:number-columns-repeated="16383"/>
        </table:table-row>
        <table:table-row table:style-name="ro1">
          <table:table-cell office:value-type="float" office:value="22065" table:style-name="ce1">
            <text:p>22065</text:p>
          </table:table-cell>
          <table:table-cell table:number-columns-repeated="16383"/>
        </table:table-row>
        <table:table-row table:style-name="ro1">
          <table:table-cell office:value-type="float" office:value="22406" table:style-name="ce1">
            <text:p>22406</text:p>
          </table:table-cell>
          <table:table-cell table:number-columns-repeated="16383"/>
        </table:table-row>
        <table:table-row table:style-name="ro1">
          <table:table-cell office:value-type="float" office:value="22737" table:style-name="ce1">
            <text:p>22737</text:p>
          </table:table-cell>
          <table:table-cell table:number-columns-repeated="16383"/>
        </table:table-row>
        <table:table-row table:style-name="ro1">
          <table:table-cell office:value-type="float" office:value="23058" table:style-name="ce1">
            <text:p>23058</text:p>
          </table:table-cell>
          <table:table-cell table:number-columns-repeated="16383"/>
        </table:table-row>
        <table:table-row table:style-name="ro1">
          <table:table-cell office:value-type="float" office:value="23369" table:style-name="ce1">
            <text:p>23369</text:p>
          </table:table-cell>
          <table:table-cell table:number-columns-repeated="16383"/>
        </table:table-row>
        <table:table-row table:style-name="ro1">
          <table:table-cell office:value-type="float" office:value="23668" table:style-name="ce1">
            <text:p>23668</text:p>
          </table:table-cell>
          <table:table-cell table:number-columns-repeated="16383"/>
        </table:table-row>
        <table:table-row table:style-name="ro1">
          <table:table-cell office:value-type="float" office:value="23953" table:style-name="ce1">
            <text:p>23953</text:p>
          </table:table-cell>
          <table:table-cell table:number-columns-repeated="16383"/>
        </table:table-row>
        <table:table-row table:style-name="ro1">
          <table:table-cell office:value-type="float" office:value="24227" table:style-name="ce1">
            <text:p>24227</text:p>
          </table:table-cell>
          <table:table-cell table:number-columns-repeated="16383"/>
        </table:table-row>
        <table:table-row table:style-name="ro1">
          <table:table-cell office:value-type="float" office:value="24489" table:style-name="ce1">
            <text:p>24489</text:p>
          </table:table-cell>
          <table:table-cell table:number-columns-repeated="16383"/>
        </table:table-row>
        <table:table-row table:style-name="ro1">
          <table:table-cell office:value-type="float" office:value="24738" table:style-name="ce1">
            <text:p>24738</text:p>
          </table:table-cell>
          <table:table-cell table:number-columns-repeated="16383"/>
        </table:table-row>
        <table:table-row table:style-name="ro1">
          <table:table-cell office:value-type="float" office:value="24974" table:style-name="ce1">
            <text:p>24974</text:p>
          </table:table-cell>
          <table:table-cell table:number-columns-repeated="16383"/>
        </table:table-row>
        <table:table-row table:style-name="ro1">
          <table:table-cell office:value-type="float" office:value="25198" table:style-name="ce1">
            <text:p>25198</text:p>
          </table:table-cell>
          <table:table-cell table:number-columns-repeated="16383"/>
        </table:table-row>
        <table:table-row table:style-name="ro1">
          <table:table-cell office:value-type="float" office:value="25410" table:style-name="ce1">
            <text:p>25410</text:p>
          </table:table-cell>
          <table:table-cell table:number-columns-repeated="16383"/>
        </table:table-row>
        <table:table-row table:style-name="ro1">
          <table:table-cell office:value-type="float" office:value="25610" table:style-name="ce1">
            <text:p>25610</text:p>
          </table:table-cell>
          <table:table-cell table:number-columns-repeated="16383"/>
        </table:table-row>
        <table:table-row table:style-name="ro1">
          <table:table-cell office:value-type="float" office:value="25799" table:style-name="ce1">
            <text:p>25799</text:p>
          </table:table-cell>
          <table:table-cell table:number-columns-repeated="16383"/>
        </table:table-row>
        <table:table-row table:style-name="ro1">
          <table:table-cell office:value-type="float" office:value="25978" table:style-name="ce1">
            <text:p>25978</text:p>
          </table:table-cell>
          <table:table-cell table:number-columns-repeated="16383"/>
        </table:table-row>
        <table:table-row table:style-name="ro1">
          <table:table-cell office:value-type="float" office:value="26146" table:style-name="ce1">
            <text:p>26146</text:p>
          </table:table-cell>
          <table:table-cell table:number-columns-repeated="16383"/>
        </table:table-row>
        <table:table-row table:style-name="ro1">
          <table:table-cell office:value-type="float" office:value="26305" table:style-name="ce1">
            <text:p>26305</text:p>
          </table:table-cell>
          <table:table-cell table:number-columns-repeated="16383"/>
        </table:table-row>
        <table:table-row table:style-name="ro1">
          <table:table-cell office:value-type="float" office:value="26456" table:style-name="ce1">
            <text:p>26456</text:p>
          </table:table-cell>
          <table:table-cell table:number-columns-repeated="16383"/>
        </table:table-row>
        <table:table-row table:style-name="ro1">
          <table:table-cell office:value-type="float" office:value="26599" table:style-name="ce1">
            <text:p>26599</text:p>
          </table:table-cell>
          <table:table-cell table:number-columns-repeated="16383"/>
        </table:table-row>
        <table:table-row table:style-name="ro1">
          <table:table-cell office:value-type="float" office:value="26733" table:style-name="ce1">
            <text:p>26733</text:p>
          </table:table-cell>
          <table:table-cell table:number-columns-repeated="16383"/>
        </table:table-row>
        <table:table-row table:style-name="ro1">
          <table:table-cell office:value-type="float" office:value="26861" table:style-name="ce1">
            <text:p>26861</text:p>
          </table:table-cell>
          <table:table-cell table:number-columns-repeated="16383"/>
        </table:table-row>
        <table:table-row table:style-name="ro1">
          <table:table-cell office:value-type="float" office:value="26982" table:style-name="ce1">
            <text:p>26982</text:p>
          </table:table-cell>
          <table:table-cell table:number-columns-repeated="16383"/>
        </table:table-row>
        <table:table-row table:style-name="ro1">
          <table:table-cell office:value-type="float" office:value="27098" table:style-name="ce1">
            <text:p>27098</text:p>
          </table:table-cell>
          <table:table-cell table:number-columns-repeated="16383"/>
        </table:table-row>
        <table:table-row table:style-name="ro1">
          <table:table-cell office:value-type="float" office:value="27207" table:style-name="ce1">
            <text:p>27207</text:p>
          </table:table-cell>
          <table:table-cell table:number-columns-repeated="16383"/>
        </table:table-row>
        <table:table-row table:style-name="ro1">
          <table:table-cell office:value-type="float" office:value="27311" table:style-name="ce1">
            <text:p>27311</text:p>
          </table:table-cell>
          <table:table-cell table:number-columns-repeated="16383"/>
        </table:table-row>
        <table:table-row table:style-name="ro1">
          <table:table-cell office:value-type="float" office:value="27410" table:style-name="ce1">
            <text:p>27410</text:p>
          </table:table-cell>
          <table:table-cell table:number-columns-repeated="16383"/>
        </table:table-row>
        <table:table-row table:style-name="ro1">
          <table:table-cell office:value-type="float" office:value="27503" table:style-name="ce1">
            <text:p>27503</text:p>
          </table:table-cell>
          <table:table-cell table:number-columns-repeated="16383"/>
        </table:table-row>
        <table:table-row table:style-name="ro1">
          <table:table-cell office:value-type="float" office:value="27591" table:style-name="ce1">
            <text:p>27591</text:p>
          </table:table-cell>
          <table:table-cell table:number-columns-repeated="16383"/>
        </table:table-row>
        <table:table-row table:style-name="ro1">
          <table:table-cell office:value-type="float" office:value="27673" table:style-name="ce1">
            <text:p>27673</text:p>
          </table:table-cell>
          <table:table-cell table:number-columns-repeated="16383"/>
        </table:table-row>
        <table:table-row table:style-name="ro1">
          <table:table-cell office:value-type="float" office:value="27749" table:style-name="ce1">
            <text:p>27749</text:p>
          </table:table-cell>
          <table:table-cell table:number-columns-repeated="16383"/>
        </table:table-row>
        <table:table-row table:style-name="ro1">
          <table:table-cell office:value-type="float" office:value="27820" table:style-name="ce1">
            <text:p>27820</text:p>
          </table:table-cell>
          <table:table-cell table:number-columns-repeated="16383"/>
        </table:table-row>
        <table:table-row table:style-name="ro1">
          <table:table-cell office:value-type="float" office:value="27884" table:style-name="ce1">
            <text:p>27884</text:p>
          </table:table-cell>
          <table:table-cell table:number-columns-repeated="16383"/>
        </table:table-row>
        <table:table-row table:style-name="ro1">
          <table:table-cell office:value-type="float" office:value="27942" table:style-name="ce1">
            <text:p>27942</text:p>
          </table:table-cell>
          <table:table-cell table:number-columns-repeated="16383"/>
        </table:table-row>
        <table:table-row table:style-name="ro1">
          <table:table-cell office:value-type="float" office:value="27992" table:style-name="ce1">
            <text:p>27992</text:p>
          </table:table-cell>
          <table:table-cell table:number-columns-repeated="16383"/>
        </table:table-row>
        <table:table-row table:number-rows-repeated="11" table:style-name="ro1">
          <table:table-cell office:value-type="float" office:value="28000" table:style-name="ce1">
            <text:p>28000</text:p>
          </table:table-cell>
          <table:table-cell table:number-columns-repeated="16383"/>
        </table:table-row>
        <table:table-row table:style-name="ro1">
          <table:table-cell office:value-type="float" office:value="27992" table:style-name="ce1">
            <text:p>27992</text:p>
          </table:table-cell>
          <table:table-cell table:number-columns-repeated="16383"/>
        </table:table-row>
        <table:table-row table:style-name="ro1">
          <table:table-cell office:value-type="float" office:value="27942" table:style-name="ce1">
            <text:p>27942</text:p>
          </table:table-cell>
          <table:table-cell table:number-columns-repeated="16383"/>
        </table:table-row>
        <table:table-row table:style-name="ro1">
          <table:table-cell office:value-type="float" office:value="27884" table:style-name="ce1">
            <text:p>27884</text:p>
          </table:table-cell>
          <table:table-cell table:number-columns-repeated="16383"/>
        </table:table-row>
        <table:table-row table:style-name="ro1">
          <table:table-cell office:value-type="float" office:value="27820" table:style-name="ce1">
            <text:p>27820</text:p>
          </table:table-cell>
          <table:table-cell table:number-columns-repeated="16383"/>
        </table:table-row>
        <table:table-row table:style-name="ro1">
          <table:table-cell office:value-type="float" office:value="27749" table:style-name="ce1">
            <text:p>27749</text:p>
          </table:table-cell>
          <table:table-cell table:number-columns-repeated="16383"/>
        </table:table-row>
        <table:table-row table:style-name="ro1">
          <table:table-cell office:value-type="float" office:value="27673" table:style-name="ce1">
            <text:p>27673</text:p>
          </table:table-cell>
          <table:table-cell table:number-columns-repeated="16383"/>
        </table:table-row>
        <table:table-row table:style-name="ro1">
          <table:table-cell office:value-type="float" office:value="27591" table:style-name="ce1">
            <text:p>27591</text:p>
          </table:table-cell>
          <table:table-cell table:number-columns-repeated="16383"/>
        </table:table-row>
        <table:table-row table:style-name="ro1">
          <table:table-cell office:value-type="float" office:value="27503" table:style-name="ce1">
            <text:p>27503</text:p>
          </table:table-cell>
          <table:table-cell table:number-columns-repeated="16383"/>
        </table:table-row>
        <table:table-row table:style-name="ro1">
          <table:table-cell office:value-type="float" office:value="27410" table:style-name="ce1">
            <text:p>27410</text:p>
          </table:table-cell>
          <table:table-cell table:number-columns-repeated="16383"/>
        </table:table-row>
        <table:table-row table:style-name="ro1">
          <table:table-cell office:value-type="float" office:value="27311" table:style-name="ce1">
            <text:p>27311</text:p>
          </table:table-cell>
          <table:table-cell table:number-columns-repeated="16383"/>
        </table:table-row>
        <table:table-row table:style-name="ro1">
          <table:table-cell office:value-type="float" office:value="27207" table:style-name="ce1">
            <text:p>27207</text:p>
          </table:table-cell>
          <table:table-cell table:number-columns-repeated="16383"/>
        </table:table-row>
        <table:table-row table:style-name="ro1">
          <table:table-cell office:value-type="float" office:value="27098" table:style-name="ce1">
            <text:p>27098</text:p>
          </table:table-cell>
          <table:table-cell table:number-columns-repeated="16383"/>
        </table:table-row>
        <table:table-row table:style-name="ro1">
          <table:table-cell office:value-type="float" office:value="26982" table:style-name="ce1">
            <text:p>26982</text:p>
          </table:table-cell>
          <table:table-cell table:number-columns-repeated="16383"/>
        </table:table-row>
        <table:table-row table:style-name="ro1">
          <table:table-cell office:value-type="float" office:value="26861" table:style-name="ce1">
            <text:p>26861</text:p>
          </table:table-cell>
          <table:table-cell table:number-columns-repeated="16383"/>
        </table:table-row>
        <table:table-row table:style-name="ro1">
          <table:table-cell office:value-type="float" office:value="26733" table:style-name="ce1">
            <text:p>26733</text:p>
          </table:table-cell>
          <table:table-cell table:number-columns-repeated="16383"/>
        </table:table-row>
        <table:table-row table:style-name="ro1">
          <table:table-cell office:value-type="float" office:value="26599" table:style-name="ce1">
            <text:p>26599</text:p>
          </table:table-cell>
          <table:table-cell table:number-columns-repeated="16383"/>
        </table:table-row>
        <table:table-row table:style-name="ro1">
          <table:table-cell office:value-type="float" office:value="26456" table:style-name="ce1">
            <text:p>26456</text:p>
          </table:table-cell>
          <table:table-cell table:number-columns-repeated="16383"/>
        </table:table-row>
        <table:table-row table:style-name="ro1">
          <table:table-cell office:value-type="float" office:value="26305" table:style-name="ce1">
            <text:p>26305</text:p>
          </table:table-cell>
          <table:table-cell table:number-columns-repeated="16383"/>
        </table:table-row>
        <table:table-row table:style-name="ro1">
          <table:table-cell office:value-type="float" office:value="26146" table:style-name="ce1">
            <text:p>26146</text:p>
          </table:table-cell>
          <table:table-cell table:number-columns-repeated="16383"/>
        </table:table-row>
        <table:table-row table:style-name="ro1">
          <table:table-cell office:value-type="float" office:value="25978" table:style-name="ce1">
            <text:p>25978</text:p>
          </table:table-cell>
          <table:table-cell table:number-columns-repeated="16383"/>
        </table:table-row>
        <table:table-row table:style-name="ro1">
          <table:table-cell office:value-type="float" office:value="25799" table:style-name="ce1">
            <text:p>25799</text:p>
          </table:table-cell>
          <table:table-cell table:number-columns-repeated="16383"/>
        </table:table-row>
        <table:table-row table:style-name="ro1">
          <table:table-cell office:value-type="float" office:value="25610" table:style-name="ce1">
            <text:p>25610</text:p>
          </table:table-cell>
          <table:table-cell table:number-columns-repeated="16383"/>
        </table:table-row>
        <table:table-row table:style-name="ro1">
          <table:table-cell office:value-type="float" office:value="25410" table:style-name="ce1">
            <text:p>25410</text:p>
          </table:table-cell>
          <table:table-cell table:number-columns-repeated="16383"/>
        </table:table-row>
        <table:table-row table:style-name="ro1">
          <table:table-cell office:value-type="float" office:value="25198" table:style-name="ce1">
            <text:p>25198</text:p>
          </table:table-cell>
          <table:table-cell table:number-columns-repeated="16383"/>
        </table:table-row>
        <table:table-row table:style-name="ro1">
          <table:table-cell office:value-type="float" office:value="24974" table:style-name="ce1">
            <text:p>24974</text:p>
          </table:table-cell>
          <table:table-cell table:number-columns-repeated="16383"/>
        </table:table-row>
        <table:table-row table:style-name="ro1">
          <table:table-cell office:value-type="float" office:value="24738" table:style-name="ce1">
            <text:p>24738</text:p>
          </table:table-cell>
          <table:table-cell table:number-columns-repeated="16383"/>
        </table:table-row>
        <table:table-row table:style-name="ro1">
          <table:table-cell office:value-type="float" office:value="24489" table:style-name="ce1">
            <text:p>24489</text:p>
          </table:table-cell>
          <table:table-cell table:number-columns-repeated="16383"/>
        </table:table-row>
        <table:table-row table:style-name="ro1">
          <table:table-cell office:value-type="float" office:value="24227" table:style-name="ce1">
            <text:p>24227</text:p>
          </table:table-cell>
          <table:table-cell table:number-columns-repeated="16383"/>
        </table:table-row>
        <table:table-row table:style-name="ro1">
          <table:table-cell office:value-type="float" office:value="23953" table:style-name="ce1">
            <text:p>23953</text:p>
          </table:table-cell>
          <table:table-cell table:number-columns-repeated="16383"/>
        </table:table-row>
        <table:table-row table:style-name="ro1">
          <table:table-cell office:value-type="float" office:value="23668" table:style-name="ce1">
            <text:p>23668</text:p>
          </table:table-cell>
          <table:table-cell table:number-columns-repeated="16383"/>
        </table:table-row>
        <table:table-row table:style-name="ro1">
          <table:table-cell office:value-type="float" office:value="23369" table:style-name="ce1">
            <text:p>23369</text:p>
          </table:table-cell>
          <table:table-cell table:number-columns-repeated="16383"/>
        </table:table-row>
        <table:table-row table:style-name="ro1">
          <table:table-cell office:value-type="float" office:value="23058" table:style-name="ce1">
            <text:p>23058</text:p>
          </table:table-cell>
          <table:table-cell table:number-columns-repeated="16383"/>
        </table:table-row>
        <table:table-row table:style-name="ro1">
          <table:table-cell office:value-type="float" office:value="22737" table:style-name="ce1">
            <text:p>22737</text:p>
          </table:table-cell>
          <table:table-cell table:number-columns-repeated="16383"/>
        </table:table-row>
        <table:table-row table:style-name="ro1">
          <table:table-cell office:value-type="float" office:value="22406" table:style-name="ce1">
            <text:p>22406</text:p>
          </table:table-cell>
          <table:table-cell table:number-columns-repeated="16383"/>
        </table:table-row>
        <table:table-row table:style-name="ro1">
          <table:table-cell office:value-type="float" office:value="22065" table:style-name="ce1">
            <text:p>22065</text:p>
          </table:table-cell>
          <table:table-cell table:number-columns-repeated="16383"/>
        </table:table-row>
        <table:table-row table:style-name="ro1">
          <table:table-cell office:value-type="float" office:value="21714" table:style-name="ce1">
            <text:p>21714</text:p>
          </table:table-cell>
          <table:table-cell table:number-columns-repeated="16383"/>
        </table:table-row>
        <table:table-row table:style-name="ro1">
          <table:table-cell office:value-type="float" office:value="21356" table:style-name="ce1">
            <text:p>21356</text:p>
          </table:table-cell>
          <table:table-cell table:number-columns-repeated="16383"/>
        </table:table-row>
        <table:table-row table:style-name="ro1">
          <table:table-cell office:value-type="float" office:value="20990" table:style-name="ce1">
            <text:p>20990</text:p>
          </table:table-cell>
          <table:table-cell table:number-columns-repeated="16383"/>
        </table:table-row>
        <table:table-row table:style-name="ro1">
          <table:table-cell office:value-type="float" office:value="20619" table:style-name="ce1">
            <text:p>20619</text:p>
          </table:table-cell>
          <table:table-cell table:number-columns-repeated="16383"/>
        </table:table-row>
        <table:table-row table:style-name="ro1">
          <table:table-cell office:value-type="float" office:value="20241" table:style-name="ce1">
            <text:p>20241</text:p>
          </table:table-cell>
          <table:table-cell table:number-columns-repeated="16383"/>
        </table:table-row>
        <table:table-row table:style-name="ro1">
          <table:table-cell office:value-type="float" office:value="19859" table:style-name="ce1">
            <text:p>19859</text:p>
          </table:table-cell>
          <table:table-cell table:number-columns-repeated="16383"/>
        </table:table-row>
        <table:table-row table:style-name="ro1">
          <table:table-cell office:value-type="float" office:value="19473" table:style-name="ce1">
            <text:p>19473</text:p>
          </table:table-cell>
          <table:table-cell table:number-columns-repeated="16383"/>
        </table:table-row>
        <table:table-row table:style-name="ro1">
          <table:table-cell office:value-type="float" office:value="19082" table:style-name="ce1">
            <text:p>19082</text:p>
          </table:table-cell>
          <table:table-cell table:number-columns-repeated="16383"/>
        </table:table-row>
        <table:table-row table:style-name="ro1">
          <table:table-cell office:value-type="float" office:value="18689" table:style-name="ce1">
            <text:p>18689</text:p>
          </table:table-cell>
          <table:table-cell table:number-columns-repeated="16383"/>
        </table:table-row>
        <table:table-row table:style-name="ro1">
          <table:table-cell office:value-type="float" office:value="18292" table:style-name="ce1">
            <text:p>18292</text:p>
          </table:table-cell>
          <table:table-cell table:number-columns-repeated="16383"/>
        </table:table-row>
        <table:table-row table:style-name="ro1">
          <table:table-cell office:value-type="float" office:value="17893" table:style-name="ce1">
            <text:p>17893</text:p>
          </table:table-cell>
          <table:table-cell table:number-columns-repeated="16383"/>
        </table:table-row>
        <table:table-row table:style-name="ro1">
          <table:table-cell office:value-type="float" office:value="17490" table:style-name="ce1">
            <text:p>17490</text:p>
          </table:table-cell>
          <table:table-cell table:number-columns-repeated="16383"/>
        </table:table-row>
        <table:table-row table:style-name="ro1">
          <table:table-cell office:value-type="float" office:value="17085" table:style-name="ce1">
            <text:p>17085</text:p>
          </table:table-cell>
          <table:table-cell table:number-columns-repeated="16383"/>
        </table:table-row>
        <table:table-row table:style-name="ro1">
          <table:table-cell office:value-type="float" office:value="16676" table:style-name="ce1">
            <text:p>16676</text:p>
          </table:table-cell>
          <table:table-cell table:number-columns-repeated="16383"/>
        </table:table-row>
        <table:table-row table:style-name="ro1">
          <table:table-cell office:value-type="float" office:value="16263" table:style-name="ce1">
            <text:p>16263</text:p>
          </table:table-cell>
          <table:table-cell table:number-columns-repeated="16383"/>
        </table:table-row>
        <table:table-row table:style-name="ro1">
          <table:table-cell office:value-type="float" office:value="15846" table:style-name="ce1">
            <text:p>15846</text:p>
          </table:table-cell>
          <table:table-cell table:number-columns-repeated="16383"/>
        </table:table-row>
        <table:table-row table:style-name="ro1">
          <table:table-cell office:value-type="float" office:value="15423" table:style-name="ce1">
            <text:p>15423</text:p>
          </table:table-cell>
          <table:table-cell table:number-columns-repeated="16383"/>
        </table:table-row>
        <table:table-row table:style-name="ro1">
          <table:table-cell office:value-type="float" office:value="14994" table:style-name="ce1">
            <text:p>14994</text:p>
          </table:table-cell>
          <table:table-cell table:number-columns-repeated="16383"/>
        </table:table-row>
        <table:table-row table:style-name="ro1">
          <table:table-cell office:value-type="float" office:value="14558" table:style-name="ce1">
            <text:p>14558</text:p>
          </table:table-cell>
          <table:table-cell table:number-columns-repeated="16383"/>
        </table:table-row>
        <table:table-row table:style-name="ro1">
          <table:table-cell office:value-type="float" office:value="14114" table:style-name="ce1">
            <text:p>14114</text:p>
          </table:table-cell>
          <table:table-cell table:number-columns-repeated="16383"/>
        </table:table-row>
        <table:table-row table:style-name="ro1">
          <table:table-cell office:value-type="float" office:value="13662" table:style-name="ce1">
            <text:p>13662</text:p>
          </table:table-cell>
          <table:table-cell table:number-columns-repeated="16383"/>
        </table:table-row>
        <table:table-row table:style-name="ro1">
          <table:table-cell office:value-type="float" office:value="13199" table:style-name="ce1">
            <text:p>13199</text:p>
          </table:table-cell>
          <table:table-cell table:number-columns-repeated="16383"/>
        </table:table-row>
        <table:table-row table:style-name="ro1">
          <table:table-cell office:value-type="float" office:value="12726" table:style-name="ce1">
            <text:p>12726</text:p>
          </table:table-cell>
          <table:table-cell table:number-columns-repeated="16383"/>
        </table:table-row>
        <table:table-row table:style-name="ro1">
          <table:table-cell office:value-type="float" office:value="12242" table:style-name="ce1">
            <text:p>12242</text:p>
          </table:table-cell>
          <table:table-cell table:number-columns-repeated="16383"/>
        </table:table-row>
        <table:table-row table:style-name="ro1">
          <table:table-cell office:value-type="float" office:value="11746" table:style-name="ce1">
            <text:p>11746</text:p>
          </table:table-cell>
          <table:table-cell table:number-columns-repeated="16383"/>
        </table:table-row>
        <table:table-row table:style-name="ro1">
          <table:table-cell office:value-type="float" office:value="11238" table:style-name="ce1">
            <text:p>11238</text:p>
          </table:table-cell>
          <table:table-cell table:number-columns-repeated="16383"/>
        </table:table-row>
        <table:table-row table:style-name="ro1">
          <table:table-cell office:value-type="float" office:value="10717" table:style-name="ce1">
            <text:p>10717</text:p>
          </table:table-cell>
          <table:table-cell table:number-columns-repeated="16383"/>
        </table:table-row>
        <table:table-row table:style-name="ro1">
          <table:table-cell office:value-type="float" office:value="10183" table:style-name="ce1">
            <text:p>10183</text:p>
          </table:table-cell>
          <table:table-cell table:number-columns-repeated="16383"/>
        </table:table-row>
        <table:table-row table:style-name="ro1">
          <table:table-cell office:value-type="float" office:value="9637" table:style-name="ce1">
            <text:p>9637</text:p>
          </table:table-cell>
          <table:table-cell table:number-columns-repeated="16383"/>
        </table:table-row>
        <table:table-row table:style-name="ro1">
          <table:table-cell office:value-type="float" office:value="9078" table:style-name="ce1">
            <text:p>9078</text:p>
          </table:table-cell>
          <table:table-cell table:number-columns-repeated="16383"/>
        </table:table-row>
        <table:table-row table:style-name="ro1">
          <table:table-cell office:value-type="float" office:value="8509" table:style-name="ce1">
            <text:p>8509</text:p>
          </table:table-cell>
          <table:table-cell table:number-columns-repeated="16383"/>
        </table:table-row>
        <table:table-row table:style-name="ro1">
          <table:table-cell office:value-type="float" office:value="7928" table:style-name="ce1">
            <text:p>7928</text:p>
          </table:table-cell>
          <table:table-cell table:number-columns-repeated="16383"/>
        </table:table-row>
        <table:table-row table:style-name="ro1">
          <table:table-cell office:value-type="float" office:value="7339" table:style-name="ce1">
            <text:p>7339</text:p>
          </table:table-cell>
          <table:table-cell table:number-columns-repeated="16383"/>
        </table:table-row>
        <table:table-row table:style-name="ro1">
          <table:table-cell office:value-type="float" office:value="6740" table:style-name="ce1">
            <text:p>6740</text:p>
          </table:table-cell>
          <table:table-cell table:number-columns-repeated="16383"/>
        </table:table-row>
        <table:table-row table:style-name="ro1">
          <table:table-cell office:value-type="float" office:value="6133" table:style-name="ce1">
            <text:p>6133</text:p>
          </table:table-cell>
          <table:table-cell table:number-columns-repeated="16383"/>
        </table:table-row>
        <table:table-row table:style-name="ro1">
          <table:table-cell office:value-type="float" office:value="5520" table:style-name="ce1">
            <text:p>5520</text:p>
          </table:table-cell>
          <table:table-cell table:number-columns-repeated="16383"/>
        </table:table-row>
        <table:table-row table:style-name="ro1">
          <table:table-cell office:value-type="float" office:value="4903" table:style-name="ce1">
            <text:p>4903</text:p>
          </table:table-cell>
          <table:table-cell table:number-columns-repeated="16383"/>
        </table:table-row>
        <table:table-row table:style-name="ro1">
          <table:table-cell office:value-type="float" office:value="4283" table:style-name="ce1">
            <text:p>4283</text:p>
          </table:table-cell>
          <table:table-cell table:number-columns-repeated="16383"/>
        </table:table-row>
        <table:table-row table:style-name="ro1">
          <table:table-cell office:value-type="float" office:value="3661" table:style-name="ce1">
            <text:p>3661</text:p>
          </table:table-cell>
          <table:table-cell table:number-columns-repeated="16383"/>
        </table:table-row>
        <table:table-row table:style-name="ro1">
          <table:table-cell office:value-type="float" office:value="3039" table:style-name="ce1">
            <text:p>3039</text:p>
          </table:table-cell>
          <table:table-cell table:number-columns-repeated="16383"/>
        </table:table-row>
        <table:table-row table:style-name="ro1">
          <table:table-cell office:value-type="float" office:value="2417" table:style-name="ce1">
            <text:p>2417</text:p>
          </table:table-cell>
          <table:table-cell table:number-columns-repeated="16383"/>
        </table:table-row>
        <table:table-row table:style-name="ro1">
          <table:table-cell office:value-type="float" office:value="1798" table:style-name="ce1">
            <text:p>1798</text:p>
          </table:table-cell>
          <table:table-cell table:number-columns-repeated="16383"/>
        </table:table-row>
        <table:table-row table:style-name="ro1">
          <table:table-cell office:value-type="float" office:value="1182" table:style-name="ce1">
            <text:p>1182</text:p>
          </table:table-cell>
          <table:table-cell table:number-columns-repeated="16383"/>
        </table:table-row>
        <table:table-row table:style-name="ro1">
          <table:table-cell office:value-type="float" office:value="569" table:style-name="ce1">
            <text:p>569</text:p>
          </table:table-cell>
          <table:table-cell table:number-columns-repeated="16383"/>
        </table:table-row>
        <table:table-row table:style-name="ro1">
          <table:table-cell office:value-type="float" office:value="-38" table:style-name="ce1">
            <text:p>-38</text:p>
          </table:table-cell>
          <table:table-cell table:number-columns-repeated="16383"/>
        </table:table-row>
        <table:table-row table:style-name="ro1">
          <table:table-cell office:value-type="float" office:value="-642" table:style-name="ce1">
            <text:p>-642</text:p>
          </table:table-cell>
          <table:table-cell table:number-columns-repeated="16383"/>
        </table:table-row>
        <table:table-row table:style-name="ro1">
          <table:table-cell office:value-type="float" office:value="-1240" table:style-name="ce1">
            <text:p>-1240</text:p>
          </table:table-cell>
          <table:table-cell table:number-columns-repeated="16383"/>
        </table:table-row>
        <table:table-row table:style-name="ro1">
          <table:table-cell office:value-type="float" office:value="-1836" table:style-name="ce1">
            <text:p>-1836</text:p>
          </table:table-cell>
          <table:table-cell table:number-columns-repeated="16383"/>
        </table:table-row>
        <table:table-row table:style-name="ro1">
          <table:table-cell office:value-type="float" office:value="-2426" table:style-name="ce1">
            <text:p>-2426</text:p>
          </table:table-cell>
          <table:table-cell table:number-columns-repeated="16383"/>
        </table:table-row>
        <table:table-row table:style-name="ro1">
          <table:table-cell office:value-type="float" office:value="-3015" table:style-name="ce1">
            <text:p>-3015</text:p>
          </table:table-cell>
          <table:table-cell table:number-columns-repeated="16383"/>
        </table:table-row>
        <table:table-row table:style-name="ro1">
          <table:table-cell office:value-type="float" office:value="-3602" table:style-name="ce1">
            <text:p>-3602</text:p>
          </table:table-cell>
          <table:table-cell table:number-columns-repeated="16383"/>
        </table:table-row>
        <table:table-row table:style-name="ro1">
          <table:table-cell office:value-type="float" office:value="-4191" table:style-name="ce1">
            <text:p>-4191</text:p>
          </table:table-cell>
          <table:table-cell table:number-columns-repeated="16383"/>
        </table:table-row>
        <table:table-row table:style-name="ro1">
          <table:table-cell office:value-type="float" office:value="-4779" table:style-name="ce1">
            <text:p>-4779</text:p>
          </table:table-cell>
          <table:table-cell table:number-columns-repeated="16383"/>
        </table:table-row>
        <table:table-row table:style-name="ro1">
          <table:table-cell office:value-type="float" office:value="-5373" table:style-name="ce1">
            <text:p>-5373</text:p>
          </table:table-cell>
          <table:table-cell table:number-columns-repeated="16383"/>
        </table:table-row>
        <table:table-row table:style-name="ro1">
          <table:table-cell office:value-type="float" office:value="-5972" table:style-name="ce1">
            <text:p>-5972</text:p>
          </table:table-cell>
          <table:table-cell table:number-columns-repeated="16383"/>
        </table:table-row>
        <table:table-row table:style-name="ro1">
          <table:table-cell office:value-type="float" office:value="-6579" table:style-name="ce1">
            <text:p>-6579</text:p>
          </table:table-cell>
          <table:table-cell table:number-columns-repeated="16383"/>
        </table:table-row>
        <table:table-row table:style-name="ro1">
          <table:table-cell office:value-type="float" office:value="-7196" table:style-name="ce1">
            <text:p>-7196</text:p>
          </table:table-cell>
          <table:table-cell table:number-columns-repeated="16383"/>
        </table:table-row>
        <table:table-row table:style-name="ro1">
          <table:table-cell office:value-type="float" office:value="-7824" table:style-name="ce1">
            <text:p>-7824</text:p>
          </table:table-cell>
          <table:table-cell table:number-columns-repeated="16383"/>
        </table:table-row>
        <table:table-row table:style-name="ro1">
          <table:table-cell office:value-type="float" office:value="-8466" table:style-name="ce1">
            <text:p>-8466</text:p>
          </table:table-cell>
          <table:table-cell table:number-columns-repeated="16383"/>
        </table:table-row>
        <table:table-row table:style-name="ro1">
          <table:table-cell office:value-type="float" office:value="-9123" table:style-name="ce1">
            <text:p>-9123</text:p>
          </table:table-cell>
          <table:table-cell table:number-columns-repeated="16383"/>
        </table:table-row>
        <table:table-row table:style-name="ro1">
          <table:table-cell office:value-type="float" office:value="-9795" table:style-name="ce1">
            <text:p>-9795</text:p>
          </table:table-cell>
          <table:table-cell table:number-columns-repeated="16383"/>
        </table:table-row>
        <table:table-row table:style-name="ro1">
          <table:table-cell office:value-type="float" office:value="-10485" table:style-name="ce1">
            <text:p>-10485</text:p>
          </table:table-cell>
          <table:table-cell table:number-columns-repeated="16383"/>
        </table:table-row>
        <table:table-row table:style-name="ro1">
          <table:table-cell office:value-type="float" office:value="-11192" table:style-name="ce1">
            <text:p>-11192</text:p>
          </table:table-cell>
          <table:table-cell table:number-columns-repeated="16383"/>
        </table:table-row>
        <table:table-row table:style-name="ro1">
          <table:table-cell office:value-type="float" office:value="-11916" table:style-name="ce1">
            <text:p>-11916</text:p>
          </table:table-cell>
          <table:table-cell table:number-columns-repeated="16383"/>
        </table:table-row>
        <table:table-row table:style-name="ro1">
          <table:table-cell office:value-type="float" office:value="-12658" table:style-name="ce1">
            <text:p>-12658</text:p>
          </table:table-cell>
          <table:table-cell table:number-columns-repeated="16383"/>
        </table:table-row>
        <table:table-row table:style-name="ro1">
          <table:table-cell office:value-type="float" office:value="-13415" table:style-name="ce1">
            <text:p>-13415</text:p>
          </table:table-cell>
          <table:table-cell table:number-columns-repeated="16383"/>
        </table:table-row>
        <table:table-row table:style-name="ro1">
          <table:table-cell office:value-type="float" office:value="-14186" table:style-name="ce1">
            <text:p>-14186</text:p>
          </table:table-cell>
          <table:table-cell table:number-columns-repeated="16383"/>
        </table:table-row>
        <table:table-row table:style-name="ro1">
          <table:table-cell office:value-type="float" office:value="-14969" table:style-name="ce1">
            <text:p>-14969</text:p>
          </table:table-cell>
          <table:table-cell table:number-columns-repeated="16383"/>
        </table:table-row>
        <table:table-row table:style-name="ro1">
          <table:table-cell office:value-type="float" office:value="-15761" table:style-name="ce1">
            <text:p>-15761</text:p>
          </table:table-cell>
          <table:table-cell table:number-columns-repeated="16383"/>
        </table:table-row>
        <table:table-row table:style-name="ro1">
          <table:table-cell office:value-type="float" office:value="-16558" table:style-name="ce1">
            <text:p>-16558</text:p>
          </table:table-cell>
          <table:table-cell table:number-columns-repeated="16383"/>
        </table:table-row>
        <table:table-row table:style-name="ro1">
          <table:table-cell office:value-type="float" office:value="-17356" table:style-name="ce1">
            <text:p>-17356</text:p>
          </table:table-cell>
          <table:table-cell table:number-columns-repeated="16383"/>
        </table:table-row>
        <table:table-row table:style-name="ro1">
          <table:table-cell office:value-type="float" office:value="-18153" table:style-name="ce1">
            <text:p>-18153</text:p>
          </table:table-cell>
          <table:table-cell table:number-columns-repeated="16383"/>
        </table:table-row>
        <table:table-row table:style-name="ro1">
          <table:table-cell office:value-type="float" office:value="-18940" table:style-name="ce1">
            <text:p>-18940</text:p>
          </table:table-cell>
          <table:table-cell table:number-columns-repeated="16383"/>
        </table:table-row>
        <table:table-row table:style-name="ro1">
          <table:table-cell office:value-type="float" office:value="-19715" table:style-name="ce1">
            <text:p>-19715</text:p>
          </table:table-cell>
          <table:table-cell table:number-columns-repeated="16383"/>
        </table:table-row>
        <table:table-row table:style-name="ro1">
          <table:table-cell office:value-type="float" office:value="-20472" table:style-name="ce1">
            <text:p>-20472</text:p>
          </table:table-cell>
          <table:table-cell table:number-columns-repeated="16383"/>
        </table:table-row>
        <table:table-row table:style-name="ro1">
          <table:table-cell office:value-type="float" office:value="-21204" table:style-name="ce1">
            <text:p>-21204</text:p>
          </table:table-cell>
          <table:table-cell table:number-columns-repeated="16383"/>
        </table:table-row>
        <table:table-row table:style-name="ro1">
          <table:table-cell office:value-type="float" office:value="-21905" table:style-name="ce1">
            <text:p>-21905</text:p>
          </table:table-cell>
          <table:table-cell table:number-columns-repeated="16383"/>
        </table:table-row>
        <table:table-row table:style-name="ro1">
          <table:table-cell office:value-type="float" office:value="-22570" table:style-name="ce1">
            <text:p>-22570</text:p>
          </table:table-cell>
          <table:table-cell table:number-columns-repeated="16383"/>
        </table:table-row>
        <table:table-row table:style-name="ro1">
          <table:table-cell office:value-type="float" office:value="-23192" table:style-name="ce1">
            <text:p>-23192</text:p>
          </table:table-cell>
          <table:table-cell table:number-columns-repeated="16383"/>
        </table:table-row>
        <table:table-row table:style-name="ro1">
          <table:table-cell office:value-type="float" office:value="-23768" table:style-name="ce1">
            <text:p>-23768</text:p>
          </table:table-cell>
          <table:table-cell table:number-columns-repeated="16383"/>
        </table:table-row>
        <table:table-row table:style-name="ro1">
          <table:table-cell office:value-type="float" office:value="-24289" table:style-name="ce1">
            <text:p>-24289</text:p>
          </table:table-cell>
          <table:table-cell table:number-columns-repeated="16383"/>
        </table:table-row>
        <table:table-row table:style-name="ro1">
          <table:table-cell office:value-type="float" office:value="-24753" table:style-name="ce1">
            <text:p>-24753</text:p>
          </table:table-cell>
          <table:table-cell table:number-columns-repeated="16383"/>
        </table:table-row>
        <table:table-row table:style-name="ro1">
          <table:table-cell office:value-type="float" office:value="-25153" table:style-name="ce1">
            <text:p>-25153</text:p>
          </table:table-cell>
          <table:table-cell table:number-columns-repeated="16383"/>
        </table:table-row>
        <table:table-row table:style-name="ro1">
          <table:table-cell office:value-type="float" office:value="-25486" table:style-name="ce1">
            <text:p>-25486</text:p>
          </table:table-cell>
          <table:table-cell table:number-columns-repeated="16383"/>
        </table:table-row>
        <table:table-row table:style-name="ro1">
          <table:table-cell office:value-type="float" office:value="-25748" table:style-name="ce1">
            <text:p>-25748</text:p>
          </table:table-cell>
          <table:table-cell table:number-columns-repeated="16383"/>
        </table:table-row>
        <table:table-row table:style-name="ro1">
          <table:table-cell office:value-type="float" office:value="-25939" table:style-name="ce1">
            <text:p>-2593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-26053};</text:p>
          </table:table-cell>
          <table:table-cell table:number-columns-repeated="16383"/>
        </table:table-row>
        <table:table-row table:number-rows-repeated="1048319" table:style-name="ro1">
          <table:table-cell table:number-columns-repeated="16384"/>
        </table:table-row>
      </table:table>
      <table:table table:name="Harmonic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Column1</text:p>
          </table:table-cell>
          <table:table-cell table:number-columns-repeated="16383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16383"/>
        </table:table-row>
        <table:table-row table:style-name="ro1">
          <table:table-cell office:value-type="float" office:value="3934" table:style-name="ce1">
            <text:p>3934</text:p>
          </table:table-cell>
          <table:table-cell table:number-columns-repeated="16383"/>
        </table:table-row>
        <table:table-row table:style-name="ro1">
          <table:table-cell office:value-type="float" office:value="7773" table:style-name="ce1">
            <text:p>7773</text:p>
          </table:table-cell>
          <table:table-cell table:number-columns-repeated="16383"/>
        </table:table-row>
        <table:table-row table:style-name="ro1">
          <table:table-cell office:value-type="float" office:value="11428" table:style-name="ce1">
            <text:p>11428</text:p>
          </table:table-cell>
          <table:table-cell table:number-columns-repeated="16383"/>
        </table:table-row>
        <table:table-row table:style-name="ro1">
          <table:table-cell office:value-type="float" office:value="14813" table:style-name="ce1">
            <text:p>14813</text:p>
          </table:table-cell>
          <table:table-cell table:number-columns-repeated="3"/>
          <table:table-cell table:style-name="ce1">
            <draw:frame draw:z-index="1" draw:id="id1" draw:style-name="a1" draw:name="Chart 1" svg:x="0.26562in" svg:y="0.0468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17853" table:style-name="ce1">
            <text:p>17853</text:p>
          </table:table-cell>
          <table:table-cell table:number-columns-repeated="16383"/>
        </table:table-row>
        <table:table-row table:style-name="ro1">
          <table:table-cell office:value-type="float" office:value="20484" table:style-name="ce1">
            <text:p>20484</text:p>
          </table:table-cell>
          <table:table-cell table:number-columns-repeated="16383"/>
        </table:table-row>
        <table:table-row table:style-name="ro1">
          <table:table-cell office:value-type="float" office:value="22655" table:style-name="ce1">
            <text:p>22655</text:p>
          </table:table-cell>
          <table:table-cell table:number-columns-repeated="16383"/>
        </table:table-row>
        <table:table-row table:style-name="ro1">
          <table:table-cell office:value-type="float" office:value="24332" table:style-name="ce1">
            <text:p>24332</text:p>
          </table:table-cell>
          <table:table-cell table:number-columns-repeated="16383"/>
        </table:table-row>
        <table:table-row table:style-name="ro1">
          <table:table-cell office:value-type="float" office:value="25493" table:style-name="ce1">
            <text:p>25493</text:p>
          </table:table-cell>
          <table:table-cell table:number-columns-repeated="16383"/>
        </table:table-row>
        <table:table-row table:style-name="ro1">
          <table:table-cell office:value-type="float" office:value="26137" table:style-name="ce1">
            <text:p>26137</text:p>
          </table:table-cell>
          <table:table-cell table:number-columns-repeated="16383"/>
        </table:table-row>
        <table:table-row table:style-name="ro1">
          <table:table-cell office:value-type="float" office:value="26276" table:style-name="ce1">
            <text:p>26276</text:p>
          </table:table-cell>
          <table:table-cell table:number-columns-repeated="16383"/>
        </table:table-row>
        <table:table-row table:style-name="ro1">
          <table:table-cell office:value-type="float" office:value="25937" table:style-name="ce1">
            <text:p>25937</text:p>
          </table:table-cell>
          <table:table-cell table:number-columns-repeated="16383"/>
        </table:table-row>
        <table:table-row table:style-name="ro1">
          <table:table-cell office:value-type="float" office:value="25162" table:style-name="ce1">
            <text:p>25162</text:p>
          </table:table-cell>
          <table:table-cell table:number-columns-repeated="16383"/>
        </table:table-row>
        <table:table-row table:style-name="ro1">
          <table:table-cell office:value-type="float" office:value="24004" table:style-name="ce1">
            <text:p>24004</text:p>
          </table:table-cell>
          <table:table-cell table:number-columns-repeated="16383"/>
        </table:table-row>
        <table:table-row table:style-name="ro1">
          <table:table-cell office:value-type="float" office:value="22525" table:style-name="ce1">
            <text:p>22525</text:p>
          </table:table-cell>
          <table:table-cell table:number-columns-repeated="16383"/>
        </table:table-row>
        <table:table-row table:style-name="ro1">
          <table:table-cell office:value-type="float" office:value="20793" table:style-name="ce1">
            <text:p>20793</text:p>
          </table:table-cell>
          <table:table-cell table:number-columns-repeated="16383"/>
        </table:table-row>
        <table:table-row table:style-name="ro1">
          <table:table-cell office:value-type="float" office:value="18882" table:style-name="ce1">
            <text:p>18882</text:p>
          </table:table-cell>
          <table:table-cell table:number-columns-repeated="16383"/>
        </table:table-row>
        <table:table-row table:style-name="ro1">
          <table:table-cell office:value-type="float" office:value="16865" table:style-name="ce1">
            <text:p>16865</text:p>
          </table:table-cell>
          <table:table-cell table:number-columns-repeated="16383"/>
        </table:table-row>
        <table:table-row table:style-name="ro1">
          <table:table-cell office:value-type="float" office:value="14816" table:style-name="ce1">
            <text:p>14816</text:p>
          </table:table-cell>
          <table:table-cell table:number-columns-repeated="16383"/>
        </table:table-row>
        <table:table-row table:style-name="ro1">
          <table:table-cell office:value-type="float" office:value="12801" table:style-name="ce1">
            <text:p>12801</text:p>
          </table:table-cell>
          <table:table-cell table:number-columns-repeated="16383"/>
        </table:table-row>
        <table:table-row table:style-name="ro1">
          <table:table-cell office:value-type="float" office:value="10882" table:style-name="ce1">
            <text:p>10882</text:p>
          </table:table-cell>
          <table:table-cell table:number-columns-repeated="16383"/>
        </table:table-row>
        <table:table-row table:style-name="ro1">
          <table:table-cell office:value-type="float" office:value="9113" table:style-name="ce1">
            <text:p>9113</text:p>
          </table:table-cell>
          <table:table-cell table:number-columns-repeated="16383"/>
        </table:table-row>
        <table:table-row table:style-name="ro1">
          <table:table-cell office:value-type="float" office:value="7536" table:style-name="ce1">
            <text:p>7536</text:p>
          </table:table-cell>
          <table:table-cell table:number-columns-repeated="16383"/>
        </table:table-row>
        <table:table-row table:style-name="ro1">
          <table:table-cell office:value-type="float" office:value="6183" table:style-name="ce1">
            <text:p>6183</text:p>
          </table:table-cell>
          <table:table-cell table:number-columns-repeated="16383"/>
        </table:table-row>
        <table:table-row table:style-name="ro1">
          <table:table-cell office:value-type="float" office:value="5074" table:style-name="ce1">
            <text:p>5074</text:p>
          </table:table-cell>
          <table:table-cell table:number-columns-repeated="16383"/>
        </table:table-row>
        <table:table-row table:style-name="ro1">
          <table:table-cell office:value-type="float" office:value="4218" table:style-name="ce1">
            <text:p>4218</text:p>
          </table:table-cell>
          <table:table-cell table:number-columns-repeated="16383"/>
        </table:table-row>
        <table:table-row table:style-name="ro1">
          <table:table-cell office:value-type="float" office:value="3612" table:style-name="ce1">
            <text:p>3612</text:p>
          </table:table-cell>
          <table:table-cell table:number-columns-repeated="16383"/>
        </table:table-row>
        <table:table-row table:style-name="ro1">
          <table:table-cell office:value-type="float" office:value="3244" table:style-name="ce1">
            <text:p>3244</text:p>
          </table:table-cell>
          <table:table-cell table:number-columns-repeated="16383"/>
        </table:table-row>
        <table:table-row table:style-name="ro1">
          <table:table-cell office:value-type="float" office:value="3092" table:style-name="ce1">
            <text:p>3092</text:p>
          </table:table-cell>
          <table:table-cell table:number-columns-repeated="16383"/>
        </table:table-row>
        <table:table-row table:style-name="ro1">
          <table:table-cell office:value-type="float" office:value="3127" table:style-name="ce1">
            <text:p>3127</text:p>
          </table:table-cell>
          <table:table-cell table:number-columns-repeated="16383"/>
        </table:table-row>
        <table:table-row table:style-name="ro1">
          <table:table-cell office:value-type="float" office:value="3314" table:style-name="ce1">
            <text:p>3314</text:p>
          </table:table-cell>
          <table:table-cell table:number-columns-repeated="16383"/>
        </table:table-row>
        <table:table-row table:style-name="ro1">
          <table:table-cell office:value-type="float" office:value="3617" table:style-name="ce1">
            <text:p>3617</text:p>
          </table:table-cell>
          <table:table-cell table:number-columns-repeated="16383"/>
        </table:table-row>
        <table:table-row table:style-name="ro1">
          <table:table-cell office:value-type="float" office:value="3996" table:style-name="ce1">
            <text:p>3996</text:p>
          </table:table-cell>
          <table:table-cell table:number-columns-repeated="16383"/>
        </table:table-row>
        <table:table-row table:style-name="ro1">
          <table:table-cell office:value-type="float" office:value="4414" table:style-name="ce1">
            <text:p>4414</text:p>
          </table:table-cell>
          <table:table-cell table:number-columns-repeated="16383"/>
        </table:table-row>
        <table:table-row table:style-name="ro1">
          <table:table-cell office:value-type="float" office:value="4834" table:style-name="ce1">
            <text:p>4834</text:p>
          </table:table-cell>
          <table:table-cell table:number-columns-repeated="16383"/>
        </table:table-row>
        <table:table-row table:style-name="ro1">
          <table:table-cell office:value-type="float" office:value="5226" table:style-name="ce1">
            <text:p>5226</text:p>
          </table:table-cell>
          <table:table-cell table:number-columns-repeated="16383"/>
        </table:table-row>
        <table:table-row table:style-name="ro1">
          <table:table-cell office:value-type="float" office:value="5563" table:style-name="ce1">
            <text:p>5563</text:p>
          </table:table-cell>
          <table:table-cell table:number-columns-repeated="16383"/>
        </table:table-row>
        <table:table-row table:style-name="ro1">
          <table:table-cell office:value-type="float" office:value="5826" table:style-name="ce1">
            <text:p>5826</text:p>
          </table:table-cell>
          <table:table-cell table:number-columns-repeated="16383"/>
        </table:table-row>
        <table:table-row table:style-name="ro1">
          <table:table-cell office:value-type="float" office:value="6003" table:style-name="ce1">
            <text:p>6003</text:p>
          </table:table-cell>
          <table:table-cell table:number-columns-repeated="16383"/>
        </table:table-row>
        <table:table-row table:style-name="ro1">
          <table:table-cell office:value-type="float" office:value="6087" table:style-name="ce1">
            <text:p>6087</text:p>
          </table:table-cell>
          <table:table-cell table:number-columns-repeated="16383"/>
        </table:table-row>
        <table:table-row table:style-name="ro1">
          <table:table-cell office:value-type="float" office:value="6082" table:style-name="ce1">
            <text:p>6082</text:p>
          </table:table-cell>
          <table:table-cell table:number-columns-repeated="16383"/>
        </table:table-row>
        <table:table-row table:style-name="ro1">
          <table:table-cell office:value-type="float" office:value="5994" table:style-name="ce1">
            <text:p>5994</text:p>
          </table:table-cell>
          <table:table-cell table:number-columns-repeated="16383"/>
        </table:table-row>
        <table:table-row table:style-name="ro1">
          <table:table-cell office:value-type="float" office:value="5838" table:style-name="ce1">
            <text:p>5838</text:p>
          </table:table-cell>
          <table:table-cell table:number-columns-repeated="16383"/>
        </table:table-row>
        <table:table-row table:style-name="ro1">
          <table:table-cell office:value-type="float" office:value="5631" table:style-name="ce1">
            <text:p>5631</text:p>
          </table:table-cell>
          <table:table-cell table:number-columns-repeated="16383"/>
        </table:table-row>
        <table:table-row table:style-name="ro1">
          <table:table-cell office:value-type="float" office:value="5395" table:style-name="ce1">
            <text:p>5395</text:p>
          </table:table-cell>
          <table:table-cell table:number-columns-repeated="16383"/>
        </table:table-row>
        <table:table-row table:style-name="ro1">
          <table:table-cell office:value-type="float" office:value="5151" table:style-name="ce1">
            <text:p>5151</text:p>
          </table:table-cell>
          <table:table-cell table:number-columns-repeated="16383"/>
        </table:table-row>
        <table:table-row table:style-name="ro1">
          <table:table-cell office:value-type="float" office:value="4923" table:style-name="ce1">
            <text:p>4923</text:p>
          </table:table-cell>
          <table:table-cell table:number-columns-repeated="16383"/>
        </table:table-row>
        <table:table-row table:style-name="ro1">
          <table:table-cell office:value-type="float" office:value="4732" table:style-name="ce1">
            <text:p>4732</text:p>
          </table:table-cell>
          <table:table-cell table:number-columns-repeated="16383"/>
        </table:table-row>
        <table:table-row table:style-name="ro1">
          <table:table-cell office:value-type="float" office:value="4595" table:style-name="ce1">
            <text:p>4595</text:p>
          </table:table-cell>
          <table:table-cell table:number-columns-repeated="16383"/>
        </table:table-row>
        <table:table-row table:style-name="ro1">
          <table:table-cell office:value-type="float" office:value="4527" table:style-name="ce1">
            <text:p>4527</text:p>
          </table:table-cell>
          <table:table-cell table:number-columns-repeated="16383"/>
        </table:table-row>
        <table:table-row table:style-name="ro1">
          <table:table-cell office:value-type="float" office:value="4538" table:style-name="ce1">
            <text:p>4538</text:p>
          </table:table-cell>
          <table:table-cell table:number-columns-repeated="16383"/>
        </table:table-row>
        <table:table-row table:style-name="ro1">
          <table:table-cell office:value-type="float" office:value="4633" table:style-name="ce1">
            <text:p>4633</text:p>
          </table:table-cell>
          <table:table-cell table:number-columns-repeated="16383"/>
        </table:table-row>
        <table:table-row table:style-name="ro1">
          <table:table-cell office:value-type="float" office:value="4808" table:style-name="ce1">
            <text:p>4808</text:p>
          </table:table-cell>
          <table:table-cell table:number-columns-repeated="16383"/>
        </table:table-row>
        <table:table-row table:style-name="ro1">
          <table:table-cell office:value-type="float" office:value="5059" table:style-name="ce1">
            <text:p>5059</text:p>
          </table:table-cell>
          <table:table-cell table:number-columns-repeated="16383"/>
        </table:table-row>
        <table:table-row table:style-name="ro1">
          <table:table-cell office:value-type="float" office:value="5372" table:style-name="ce1">
            <text:p>5372</text:p>
          </table:table-cell>
          <table:table-cell table:number-columns-repeated="16383"/>
        </table:table-row>
        <table:table-row table:style-name="ro1">
          <table:table-cell office:value-type="float" office:value="5730" table:style-name="ce1">
            <text:p>5730</text:p>
          </table:table-cell>
          <table:table-cell table:number-columns-repeated="16383"/>
        </table:table-row>
        <table:table-row table:style-name="ro1">
          <table:table-cell office:value-type="float" office:value="6113" table:style-name="ce1">
            <text:p>6113</text:p>
          </table:table-cell>
          <table:table-cell table:number-columns-repeated="16383"/>
        </table:table-row>
        <table:table-row table:style-name="ro1">
          <table:table-cell office:value-type="float" office:value="6497" table:style-name="ce1">
            <text:p>6497</text:p>
          </table:table-cell>
          <table:table-cell table:number-columns-repeated="16383"/>
        </table:table-row>
        <table:table-row table:style-name="ro1">
          <table:table-cell office:value-type="float" office:value="6858" table:style-name="ce1">
            <text:p>6858</text:p>
          </table:table-cell>
          <table:table-cell table:number-columns-repeated="16383"/>
        </table:table-row>
        <table:table-row table:style-name="ro1">
          <table:table-cell office:value-type="float" office:value="7171" table:style-name="ce1">
            <text:p>7171</text:p>
          </table:table-cell>
          <table:table-cell table:number-columns-repeated="16383"/>
        </table:table-row>
        <table:table-row table:style-name="ro1">
          <table:table-cell office:value-type="float" office:value="7413" table:style-name="ce1">
            <text:p>7413</text:p>
          </table:table-cell>
          <table:table-cell table:number-columns-repeated="16383"/>
        </table:table-row>
        <table:table-row table:style-name="ro1">
          <table:table-cell office:value-type="float" office:value="7564" table:style-name="ce1">
            <text:p>7564</text:p>
          </table:table-cell>
          <table:table-cell table:number-columns-repeated="16383"/>
        </table:table-row>
        <table:table-row table:style-name="ro1">
          <table:table-cell office:value-type="float" office:value="7606" table:style-name="ce1">
            <text:p>7606</text:p>
          </table:table-cell>
          <table:table-cell table:number-columns-repeated="16383"/>
        </table:table-row>
        <table:table-row table:style-name="ro1">
          <table:table-cell office:value-type="float" office:value="7529" table:style-name="ce1">
            <text:p>7529</text:p>
          </table:table-cell>
          <table:table-cell table:number-columns-repeated="16383"/>
        </table:table-row>
        <table:table-row table:style-name="ro1">
          <table:table-cell office:value-type="float" office:value="7325" table:style-name="ce1">
            <text:p>7325</text:p>
          </table:table-cell>
          <table:table-cell table:number-columns-repeated="16383"/>
        </table:table-row>
        <table:table-row table:style-name="ro1">
          <table:table-cell office:value-type="float" office:value="6993" table:style-name="ce1">
            <text:p>6993</text:p>
          </table:table-cell>
          <table:table-cell table:number-columns-repeated="16383"/>
        </table:table-row>
        <table:table-row table:style-name="ro1">
          <table:table-cell office:value-type="float" office:value="6539" table:style-name="ce1">
            <text:p>6539</text:p>
          </table:table-cell>
          <table:table-cell table:number-columns-repeated="16383"/>
        </table:table-row>
        <table:table-row table:style-name="ro1">
          <table:table-cell office:value-type="float" office:value="5974" table:style-name="ce1">
            <text:p>5974</text:p>
          </table:table-cell>
          <table:table-cell table:number-columns-repeated="16383"/>
        </table:table-row>
        <table:table-row table:style-name="ro1">
          <table:table-cell office:value-type="float" office:value="5314" table:style-name="ce1">
            <text:p>5314</text:p>
          </table:table-cell>
          <table:table-cell table:number-columns-repeated="16383"/>
        </table:table-row>
        <table:table-row table:style-name="ro1">
          <table:table-cell office:value-type="float" office:value="4581" table:style-name="ce1">
            <text:p>4581</text:p>
          </table:table-cell>
          <table:table-cell table:number-columns-repeated="16383"/>
        </table:table-row>
        <table:table-row table:style-name="ro1">
          <table:table-cell office:value-type="float" office:value="3797" table:style-name="ce1">
            <text:p>3797</text:p>
          </table:table-cell>
          <table:table-cell table:number-columns-repeated="16383"/>
        </table:table-row>
        <table:table-row table:style-name="ro1">
          <table:table-cell office:value-type="float" office:value="2992" table:style-name="ce1">
            <text:p>2992</text:p>
          </table:table-cell>
          <table:table-cell table:number-columns-repeated="16383"/>
        </table:table-row>
        <table:table-row table:style-name="ro1">
          <table:table-cell office:value-type="float" office:value="2191" table:style-name="ce1">
            <text:p>2191</text:p>
          </table:table-cell>
          <table:table-cell table:number-columns-repeated="16383"/>
        </table:table-row>
        <table:table-row table:style-name="ro1">
          <table:table-cell office:value-type="float" office:value="1423" table:style-name="ce1">
            <text:p>1423</text:p>
          </table:table-cell>
          <table:table-cell table:number-columns-repeated="16383"/>
        </table:table-row>
        <table:table-row table:style-name="ro1">
          <table:table-cell office:value-type="float" office:value="714" table:style-name="ce1">
            <text:p>714</text:p>
          </table:table-cell>
          <table:table-cell table:number-columns-repeated="16383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16383"/>
        </table:table-row>
        <table:table-row table:style-name="ro1">
          <table:table-cell office:value-type="float" office:value="-440" table:style-name="ce1">
            <text:p>-440</text:p>
          </table:table-cell>
          <table:table-cell table:number-columns-repeated="16383"/>
        </table:table-row>
        <table:table-row table:style-name="ro1">
          <table:table-cell office:value-type="float" office:value="-852" table:style-name="ce1">
            <text:p>-852</text:p>
          </table:table-cell>
          <table:table-cell table:number-columns-repeated="16383"/>
        </table:table-row>
        <table:table-row table:style-name="ro1">
          <table:table-cell office:value-type="float" office:value="-1141" table:style-name="ce1">
            <text:p>-1141</text:p>
          </table:table-cell>
          <table:table-cell table:number-columns-repeated="16383"/>
        </table:table-row>
        <table:table-row table:style-name="ro1">
          <table:table-cell office:value-type="float" office:value="-1303" table:style-name="ce1">
            <text:p>-1303</text:p>
          </table:table-cell>
          <table:table-cell table:number-columns-repeated="16383"/>
        </table:table-row>
        <table:table-row table:style-name="ro1">
          <table:table-cell office:value-type="float" office:value="-1344" table:style-name="ce1">
            <text:p>-1344</text:p>
          </table:table-cell>
          <table:table-cell table:number-columns-repeated="16383"/>
        </table:table-row>
        <table:table-row table:style-name="ro1">
          <table:table-cell office:value-type="float" office:value="-1271" table:style-name="ce1">
            <text:p>-1271</text:p>
          </table:table-cell>
          <table:table-cell table:number-columns-repeated="16383"/>
        </table:table-row>
        <table:table-row table:style-name="ro1">
          <table:table-cell office:value-type="float" office:value="-1101" table:style-name="ce1">
            <text:p>-1101</text:p>
          </table:table-cell>
          <table:table-cell table:number-columns-repeated="16383"/>
        </table:table-row>
        <table:table-row table:style-name="ro1">
          <table:table-cell office:value-type="float" office:value="-851" table:style-name="ce1">
            <text:p>-851</text:p>
          </table:table-cell>
          <table:table-cell table:number-columns-repeated="16383"/>
        </table:table-row>
        <table:table-row table:style-name="ro1">
          <table:table-cell office:value-type="float" office:value="-546" table:style-name="ce1">
            <text:p>-546</text:p>
          </table:table-cell>
          <table:table-cell table:number-columns-repeated="16383"/>
        </table:table-row>
        <table:table-row table:style-name="ro1">
          <table:table-cell office:value-type="float" office:value="-209" table:style-name="ce1">
            <text:p>-209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451" table:style-name="ce1">
            <text:p>451</text:p>
          </table:table-cell>
          <table:table-cell table:number-columns-repeated="16383"/>
        </table:table-row>
        <table:table-row table:style-name="ro1">
          <table:table-cell office:value-type="float" office:value="724" table:style-name="ce1">
            <text:p>724</text:p>
          </table:table-cell>
          <table:table-cell table:number-columns-repeated="16383"/>
        </table:table-row>
        <table:table-row table:style-name="ro1">
          <table:table-cell office:value-type="float" office:value="929" table:style-name="ce1">
            <text:p>929</text:p>
          </table:table-cell>
          <table:table-cell table:number-columns-repeated="16383"/>
        </table:table-row>
        <table:table-row table:style-name="ro1">
          <table:table-cell office:value-type="float" office:value="1048" table:style-name="ce1">
            <text:p>1048</text:p>
          </table:table-cell>
          <table:table-cell table:number-columns-repeated="16383"/>
        </table:table-row>
        <table:table-row table:style-name="ro1">
          <table:table-cell office:value-type="float" office:value="1067" table:style-name="ce1">
            <text:p>1067</text:p>
          </table:table-cell>
          <table:table-cell table:number-columns-repeated="16383"/>
        </table:table-row>
        <table:table-row table:style-name="ro1">
          <table:table-cell office:value-type="float" office:value="980" table:style-name="ce1">
            <text:p>980</text:p>
          </table:table-cell>
          <table:table-cell table:number-columns-repeated="16383"/>
        </table:table-row>
        <table:table-row table:style-name="ro1">
          <table:table-cell office:value-type="float" office:value="783" table:style-name="ce1">
            <text:p>783</text:p>
          </table:table-cell>
          <table:table-cell table:number-columns-repeated="16383"/>
        </table:table-row>
        <table:table-row table:style-name="ro1">
          <table:table-cell office:value-type="float" office:value="482" table:style-name="ce1">
            <text:p>482</text:p>
          </table:table-cell>
          <table:table-cell table:number-columns-repeated="16383"/>
        </table:table-row>
        <table:table-row table:style-name="ro1">
          <table:table-cell office:value-type="float" office:value="85" table:style-name="ce1">
            <text:p>85</text:p>
          </table:table-cell>
          <table:table-cell table:number-columns-repeated="16383"/>
        </table:table-row>
        <table:table-row table:style-name="ro1">
          <table:table-cell office:value-type="float" office:value="-393" table:style-name="ce1">
            <text:p>-393</text:p>
          </table:table-cell>
          <table:table-cell table:number-columns-repeated="16383"/>
        </table:table-row>
        <table:table-row table:style-name="ro1">
          <table:table-cell office:value-type="float" office:value="-932" table:style-name="ce1">
            <text:p>-932</text:p>
          </table:table-cell>
          <table:table-cell table:number-columns-repeated="16383"/>
        </table:table-row>
        <table:table-row table:style-name="ro1">
          <table:table-cell office:value-type="float" office:value="-1511" table:style-name="ce1">
            <text:p>-1511</text:p>
          </table:table-cell>
          <table:table-cell table:number-columns-repeated="16383"/>
        </table:table-row>
        <table:table-row table:style-name="ro1">
          <table:table-cell office:value-type="float" office:value="-2104" table:style-name="ce1">
            <text:p>-2104</text:p>
          </table:table-cell>
          <table:table-cell table:number-columns-repeated="16383"/>
        </table:table-row>
        <table:table-row table:style-name="ro1">
          <table:table-cell office:value-type="float" office:value="-2685" table:style-name="ce1">
            <text:p>-2685</text:p>
          </table:table-cell>
          <table:table-cell table:number-columns-repeated="16383"/>
        </table:table-row>
        <table:table-row table:style-name="ro1">
          <table:table-cell office:value-type="float" office:value="-3228" table:style-name="ce1">
            <text:p>-3228</text:p>
          </table:table-cell>
          <table:table-cell table:number-columns-repeated="16383"/>
        </table:table-row>
        <table:table-row table:style-name="ro1">
          <table:table-cell office:value-type="float" office:value="-3710" table:style-name="ce1">
            <text:p>-3710</text:p>
          </table:table-cell>
          <table:table-cell table:number-columns-repeated="16383"/>
        </table:table-row>
        <table:table-row table:style-name="ro1">
          <table:table-cell office:value-type="float" office:value="-4109" table:style-name="ce1">
            <text:p>-4109</text:p>
          </table:table-cell>
          <table:table-cell table:number-columns-repeated="16383"/>
        </table:table-row>
        <table:table-row table:style-name="ro1">
          <table:table-cell office:value-type="float" office:value="-4407" table:style-name="ce1">
            <text:p>-4407</text:p>
          </table:table-cell>
          <table:table-cell table:number-columns-repeated="16383"/>
        </table:table-row>
        <table:table-row table:style-name="ro1">
          <table:table-cell office:value-type="float" office:value="-4592" table:style-name="ce1">
            <text:p>-4592</text:p>
          </table:table-cell>
          <table:table-cell table:number-columns-repeated="16383"/>
        </table:table-row>
        <table:table-row table:style-name="ro1">
          <table:table-cell office:value-type="float" office:value="-4655" table:style-name="ce1">
            <text:p>-4655</text:p>
          </table:table-cell>
          <table:table-cell table:number-columns-repeated="16383"/>
        </table:table-row>
        <table:table-row table:style-name="ro1">
          <table:table-cell office:value-type="float" office:value="-4595" table:style-name="ce1">
            <text:p>-4595</text:p>
          </table:table-cell>
          <table:table-cell table:number-columns-repeated="16383"/>
        </table:table-row>
        <table:table-row table:style-name="ro1">
          <table:table-cell office:value-type="float" office:value="-4415" table:style-name="ce1">
            <text:p>-4415</text:p>
          </table:table-cell>
          <table:table-cell table:number-columns-repeated="16383"/>
        </table:table-row>
        <table:table-row table:style-name="ro1">
          <table:table-cell office:value-type="float" office:value="-4124" table:style-name="ce1">
            <text:p>-4124</text:p>
          </table:table-cell>
          <table:table-cell table:number-columns-repeated="16383"/>
        </table:table-row>
        <table:table-row table:style-name="ro1">
          <table:table-cell office:value-type="float" office:value="-3736" table:style-name="ce1">
            <text:p>-3736</text:p>
          </table:table-cell>
          <table:table-cell table:number-columns-repeated="16383"/>
        </table:table-row>
        <table:table-row table:style-name="ro1">
          <table:table-cell office:value-type="float" office:value="-3270" table:style-name="ce1">
            <text:p>-3270</text:p>
          </table:table-cell>
          <table:table-cell table:number-columns-repeated="16383"/>
        </table:table-row>
        <table:table-row table:style-name="ro1">
          <table:table-cell office:value-type="float" office:value="-2747" table:style-name="ce1">
            <text:p>-2747</text:p>
          </table:table-cell>
          <table:table-cell table:number-columns-repeated="16383"/>
        </table:table-row>
        <table:table-row table:style-name="ro1">
          <table:table-cell office:value-type="float" office:value="-2192" table:style-name="ce1">
            <text:p>-2192</text:p>
          </table:table-cell>
          <table:table-cell table:number-columns-repeated="16383"/>
        </table:table-row>
        <table:table-row table:style-name="ro1">
          <table:table-cell office:value-type="float" office:value="-1628" table:style-name="ce1">
            <text:p>-1628</text:p>
          </table:table-cell>
          <table:table-cell table:number-columns-repeated="16383"/>
        </table:table-row>
        <table:table-row table:style-name="ro1">
          <table:table-cell office:value-type="float" office:value="-1080" table:style-name="ce1">
            <text:p>-1080</text:p>
          </table:table-cell>
          <table:table-cell table:number-columns-repeated="16383"/>
        </table:table-row>
        <table:table-row table:style-name="ro1">
          <table:table-cell office:value-type="float" office:value="-571" table:style-name="ce1">
            <text:p>-571</text:p>
          </table:table-cell>
          <table:table-cell table:number-columns-repeated="16383"/>
        </table:table-row>
        <table:table-row table:style-name="ro1">
          <table:table-cell office:value-type="float" office:value="-122" table:style-name="ce1">
            <text:p>-122</text:p>
          </table:table-cell>
          <table:table-cell table:number-columns-repeated="16383"/>
        </table:table-row>
        <table:table-row table:style-name="ro1">
          <table:table-cell office:value-type="float" office:value="252" table:style-name="ce1">
            <text:p>252</text:p>
          </table:table-cell>
          <table:table-cell table:number-columns-repeated="16383"/>
        </table:table-row>
        <table:table-row table:style-name="ro1">
          <table:table-cell office:value-type="float" office:value="537" table:style-name="ce1">
            <text:p>537</text:p>
          </table:table-cell>
          <table:table-cell table:number-columns-repeated="16383"/>
        </table:table-row>
        <table:table-row table:style-name="ro1">
          <table:table-cell office:value-type="float" office:value="727" table:style-name="ce1">
            <text:p>727</text:p>
          </table:table-cell>
          <table:table-cell table:number-columns-repeated="16383"/>
        </table:table-row>
        <table:table-row table:style-name="ro1">
          <table:table-cell office:value-type="float" office:value="820" table:style-name="ce1">
            <text:p>820</text:p>
          </table:table-cell>
          <table:table-cell table:number-columns-repeated="16383"/>
        </table:table-row>
        <table:table-row table:style-name="ro1">
          <table:table-cell office:value-type="float" office:value="819" table:style-name="ce1">
            <text:p>819</text:p>
          </table:table-cell>
          <table:table-cell table:number-columns-repeated="16383"/>
        </table:table-row>
        <table:table-row table:style-name="ro1">
          <table:table-cell office:value-type="float" office:value="735" table:style-name="ce1">
            <text:p>735</text:p>
          </table:table-cell>
          <table:table-cell table:number-columns-repeated="16383"/>
        </table:table-row>
        <table:table-row table:style-name="ro1">
          <table:table-cell office:value-type="float" office:value="579" table:style-name="ce1">
            <text:p>579</text:p>
          </table:table-cell>
          <table:table-cell table:number-columns-repeated="16383"/>
        </table:table-row>
        <table:table-row table:style-name="ro1">
          <table:table-cell office:value-type="float" office:value="370" table:style-name="ce1">
            <text:p>370</text:p>
          </table:table-cell>
          <table:table-cell table:number-columns-repeated="16383"/>
        </table:table-row>
        <table:table-row table:style-name="ro1">
          <table:table-cell office:value-type="float" office:value="127" table:style-name="ce1">
            <text:p>127</text:p>
          </table:table-cell>
          <table:table-cell table:number-columns-repeated="16383"/>
        </table:table-row>
        <table:table-row table:style-name="ro1">
          <table:table-cell office:value-type="float" office:value="-127" table:style-name="ce1">
            <text:p>-127</text:p>
          </table:table-cell>
          <table:table-cell table:number-columns-repeated="16383"/>
        </table:table-row>
        <table:table-row table:style-name="ro1">
          <table:table-cell office:value-type="float" office:value="-370" table:style-name="ce1">
            <text:p>-370</text:p>
          </table:table-cell>
          <table:table-cell table:number-columns-repeated="16383"/>
        </table:table-row>
        <table:table-row table:style-name="ro1">
          <table:table-cell office:value-type="float" office:value="-579" table:style-name="ce1">
            <text:p>-579</text:p>
          </table:table-cell>
          <table:table-cell table:number-columns-repeated="16383"/>
        </table:table-row>
        <table:table-row table:style-name="ro1">
          <table:table-cell office:value-type="float" office:value="-735" table:style-name="ce1">
            <text:p>-735</text:p>
          </table:table-cell>
          <table:table-cell table:number-columns-repeated="16383"/>
        </table:table-row>
        <table:table-row table:style-name="ro1">
          <table:table-cell office:value-type="float" office:value="-819" table:style-name="ce1">
            <text:p>-819</text:p>
          </table:table-cell>
          <table:table-cell table:number-columns-repeated="16383"/>
        </table:table-row>
        <table:table-row table:style-name="ro1">
          <table:table-cell office:value-type="float" office:value="-820" table:style-name="ce1">
            <text:p>-820</text:p>
          </table:table-cell>
          <table:table-cell table:number-columns-repeated="16383"/>
        </table:table-row>
        <table:table-row table:style-name="ro1">
          <table:table-cell office:value-type="float" office:value="-727" table:style-name="ce1">
            <text:p>-727</text:p>
          </table:table-cell>
          <table:table-cell table:number-columns-repeated="16383"/>
        </table:table-row>
        <table:table-row table:style-name="ro1">
          <table:table-cell office:value-type="float" office:value="-537" table:style-name="ce1">
            <text:p>-537</text:p>
          </table:table-cell>
          <table:table-cell table:number-columns-repeated="16383"/>
        </table:table-row>
        <table:table-row table:style-name="ro1">
          <table:table-cell office:value-type="float" office:value="-252" table:style-name="ce1">
            <text:p>-252</text:p>
          </table:table-cell>
          <table:table-cell table:number-columns-repeated="16383"/>
        </table:table-row>
        <table:table-row table:style-name="ro1">
          <table:table-cell office:value-type="float" office:value="122" table:style-name="ce1">
            <text:p>122</text:p>
          </table:table-cell>
          <table:table-cell table:number-columns-repeated="16383"/>
        </table:table-row>
        <table:table-row table:style-name="ro1">
          <table:table-cell office:value-type="float" office:value="571" table:style-name="ce1">
            <text:p>571</text:p>
          </table:table-cell>
          <table:table-cell table:number-columns-repeated="16383"/>
        </table:table-row>
        <table:table-row table:style-name="ro1">
          <table:table-cell office:value-type="float" office:value="1080" table:style-name="ce1">
            <text:p>1080</text:p>
          </table:table-cell>
          <table:table-cell table:number-columns-repeated="16383"/>
        </table:table-row>
        <table:table-row table:style-name="ro1">
          <table:table-cell office:value-type="float" office:value="1628" table:style-name="ce1">
            <text:p>1628</text:p>
          </table:table-cell>
          <table:table-cell table:number-columns-repeated="16383"/>
        </table:table-row>
        <table:table-row table:style-name="ro1">
          <table:table-cell office:value-type="float" office:value="2192" table:style-name="ce1">
            <text:p>2192</text:p>
          </table:table-cell>
          <table:table-cell table:number-columns-repeated="16383"/>
        </table:table-row>
        <table:table-row table:style-name="ro1">
          <table:table-cell office:value-type="float" office:value="2747" table:style-name="ce1">
            <text:p>2747</text:p>
          </table:table-cell>
          <table:table-cell table:number-columns-repeated="16383"/>
        </table:table-row>
        <table:table-row table:style-name="ro1">
          <table:table-cell office:value-type="float" office:value="3270" table:style-name="ce1">
            <text:p>3270</text:p>
          </table:table-cell>
          <table:table-cell table:number-columns-repeated="16383"/>
        </table:table-row>
        <table:table-row table:style-name="ro1">
          <table:table-cell office:value-type="float" office:value="3736" table:style-name="ce1">
            <text:p>3736</text:p>
          </table:table-cell>
          <table:table-cell table:number-columns-repeated="16383"/>
        </table:table-row>
        <table:table-row table:style-name="ro1">
          <table:table-cell office:value-type="float" office:value="4124" table:style-name="ce1">
            <text:p>4124</text:p>
          </table:table-cell>
          <table:table-cell table:number-columns-repeated="16383"/>
        </table:table-row>
        <table:table-row table:style-name="ro1">
          <table:table-cell office:value-type="float" office:value="4415" table:style-name="ce1">
            <text:p>4415</text:p>
          </table:table-cell>
          <table:table-cell table:number-columns-repeated="16383"/>
        </table:table-row>
        <table:table-row table:style-name="ro1">
          <table:table-cell office:value-type="float" office:value="4595" table:style-name="ce1">
            <text:p>4595</text:p>
          </table:table-cell>
          <table:table-cell table:number-columns-repeated="16383"/>
        </table:table-row>
        <table:table-row table:style-name="ro1">
          <table:table-cell office:value-type="float" office:value="4655" table:style-name="ce1">
            <text:p>4655</text:p>
          </table:table-cell>
          <table:table-cell table:number-columns-repeated="16383"/>
        </table:table-row>
        <table:table-row table:style-name="ro1">
          <table:table-cell office:value-type="float" office:value="4592" table:style-name="ce1">
            <text:p>4592</text:p>
          </table:table-cell>
          <table:table-cell table:number-columns-repeated="16383"/>
        </table:table-row>
        <table:table-row table:style-name="ro1">
          <table:table-cell office:value-type="float" office:value="4407" table:style-name="ce1">
            <text:p>4407</text:p>
          </table:table-cell>
          <table:table-cell table:number-columns-repeated="16383"/>
        </table:table-row>
        <table:table-row table:style-name="ro1">
          <table:table-cell office:value-type="float" office:value="4109" table:style-name="ce1">
            <text:p>4109</text:p>
          </table:table-cell>
          <table:table-cell table:number-columns-repeated="16383"/>
        </table:table-row>
        <table:table-row table:style-name="ro1">
          <table:table-cell office:value-type="float" office:value="3710" table:style-name="ce1">
            <text:p>3710</text:p>
          </table:table-cell>
          <table:table-cell table:number-columns-repeated="16383"/>
        </table:table-row>
        <table:table-row table:style-name="ro1">
          <table:table-cell office:value-type="float" office:value="3228" table:style-name="ce1">
            <text:p>3228</text:p>
          </table:table-cell>
          <table:table-cell table:number-columns-repeated="16383"/>
        </table:table-row>
        <table:table-row table:style-name="ro1">
          <table:table-cell office:value-type="float" office:value="2685" table:style-name="ce1">
            <text:p>2685</text:p>
          </table:table-cell>
          <table:table-cell table:number-columns-repeated="16383"/>
        </table:table-row>
        <table:table-row table:style-name="ro1">
          <table:table-cell office:value-type="float" office:value="2104" table:style-name="ce1">
            <text:p>2104</text:p>
          </table:table-cell>
          <table:table-cell table:number-columns-repeated="16383"/>
        </table:table-row>
        <table:table-row table:style-name="ro1">
          <table:table-cell office:value-type="float" office:value="1511" table:style-name="ce1">
            <text:p>1511</text:p>
          </table:table-cell>
          <table:table-cell table:number-columns-repeated="16383"/>
        </table:table-row>
        <table:table-row table:style-name="ro1">
          <table:table-cell office:value-type="float" office:value="932" table:style-name="ce1">
            <text:p>932</text:p>
          </table:table-cell>
          <table:table-cell table:number-columns-repeated="16383"/>
        </table:table-row>
        <table:table-row table:style-name="ro1">
          <table:table-cell office:value-type="float" office:value="393" table:style-name="ce1">
            <text:p>393</text:p>
          </table:table-cell>
          <table:table-cell table:number-columns-repeated="16383"/>
        </table:table-row>
        <table:table-row table:style-name="ro1">
          <table:table-cell office:value-type="float" office:value="-85" table:style-name="ce1">
            <text:p>-85</text:p>
          </table:table-cell>
          <table:table-cell table:number-columns-repeated="16383"/>
        </table:table-row>
        <table:table-row table:style-name="ro1">
          <table:table-cell office:value-type="float" office:value="-482" table:style-name="ce1">
            <text:p>-482</text:p>
          </table:table-cell>
          <table:table-cell table:number-columns-repeated="16383"/>
        </table:table-row>
        <table:table-row table:style-name="ro1">
          <table:table-cell office:value-type="float" office:value="-783" table:style-name="ce1">
            <text:p>-783</text:p>
          </table:table-cell>
          <table:table-cell table:number-columns-repeated="16383"/>
        </table:table-row>
        <table:table-row table:style-name="ro1">
          <table:table-cell office:value-type="float" office:value="-980" table:style-name="ce1">
            <text:p>-980</text:p>
          </table:table-cell>
          <table:table-cell table:number-columns-repeated="16383"/>
        </table:table-row>
        <table:table-row table:style-name="ro1">
          <table:table-cell office:value-type="float" office:value="-1067" table:style-name="ce1">
            <text:p>-1067</text:p>
          </table:table-cell>
          <table:table-cell table:number-columns-repeated="16383"/>
        </table:table-row>
        <table:table-row table:style-name="ro1">
          <table:table-cell office:value-type="float" office:value="-1048" table:style-name="ce1">
            <text:p>-1048</text:p>
          </table:table-cell>
          <table:table-cell table:number-columns-repeated="16383"/>
        </table:table-row>
        <table:table-row table:style-name="ro1">
          <table:table-cell office:value-type="float" office:value="-929" table:style-name="ce1">
            <text:p>-929</text:p>
          </table:table-cell>
          <table:table-cell table:number-columns-repeated="16383"/>
        </table:table-row>
        <table:table-row table:style-name="ro1">
          <table:table-cell office:value-type="float" office:value="-724" table:style-name="ce1">
            <text:p>-724</text:p>
          </table:table-cell>
          <table:table-cell table:number-columns-repeated="16383"/>
        </table:table-row>
        <table:table-row table:style-name="ro1">
          <table:table-cell office:value-type="float" office:value="-451" table:style-name="ce1">
            <text:p>-451</text:p>
          </table:table-cell>
          <table:table-cell table:number-columns-repeated="16383"/>
        </table:table-row>
        <table:table-row table:style-name="ro1">
          <table:table-cell office:value-type="float" office:value="-132" table:style-name="ce1">
            <text:p>-132</text:p>
          </table:table-cell>
          <table:table-cell table:number-columns-repeated="16383"/>
        </table:table-row>
        <table:table-row table:style-name="ro1">
          <table:table-cell office:value-type="float" office:value="209" table:style-name="ce1">
            <text:p>209</text:p>
          </table:table-cell>
          <table:table-cell table:number-columns-repeated="16383"/>
        </table:table-row>
        <table:table-row table:style-name="ro1">
          <table:table-cell office:value-type="float" office:value="546" table:style-name="ce1">
            <text:p>546</text:p>
          </table:table-cell>
          <table:table-cell table:number-columns-repeated="16383"/>
        </table:table-row>
        <table:table-row table:style-name="ro1">
          <table:table-cell office:value-type="float" office:value="851" table:style-name="ce1">
            <text:p>851</text:p>
          </table:table-cell>
          <table:table-cell table:number-columns-repeated="16383"/>
        </table:table-row>
        <table:table-row table:style-name="ro1">
          <table:table-cell office:value-type="float" office:value="1101" table:style-name="ce1">
            <text:p>1101</text:p>
          </table:table-cell>
          <table:table-cell table:number-columns-repeated="16383"/>
        </table:table-row>
        <table:table-row table:style-name="ro1">
          <table:table-cell office:value-type="float" office:value="1271" table:style-name="ce1">
            <text:p>1271</text:p>
          </table:table-cell>
          <table:table-cell table:number-columns-repeated="16383"/>
        </table:table-row>
        <table:table-row table:style-name="ro1">
          <table:table-cell office:value-type="float" office:value="1344" table:style-name="ce1">
            <text:p>1344</text:p>
          </table:table-cell>
          <table:table-cell table:number-columns-repeated="16383"/>
        </table:table-row>
        <table:table-row table:style-name="ro1">
          <table:table-cell office:value-type="float" office:value="1303" table:style-name="ce1">
            <text:p>1303</text:p>
          </table:table-cell>
          <table:table-cell table:number-columns-repeated="16383"/>
        </table:table-row>
        <table:table-row table:style-name="ro1">
          <table:table-cell office:value-type="float" office:value="1141" table:style-name="ce1">
            <text:p>1141</text:p>
          </table:table-cell>
          <table:table-cell table:number-columns-repeated="16383"/>
        </table:table-row>
        <table:table-row table:style-name="ro1">
          <table:table-cell office:value-type="float" office:value="852" table:style-name="ce1">
            <text:p>852</text:p>
          </table:table-cell>
          <table:table-cell table:number-columns-repeated="16383"/>
        </table:table-row>
        <table:table-row table:style-name="ro1">
          <table:table-cell office:value-type="float" office:value="440" table:style-name="ce1">
            <text:p>440</text:p>
          </table:table-cell>
          <table:table-cell table:number-columns-repeated="16383"/>
        </table:table-row>
        <table:table-row table:style-name="ro1">
          <table:table-cell office:value-type="float" office:value="-87" table:style-name="ce1">
            <text:p>-87</text:p>
          </table:table-cell>
          <table:table-cell table:number-columns-repeated="16383"/>
        </table:table-row>
        <table:table-row table:style-name="ro1">
          <table:table-cell office:value-type="float" office:value="-714" table:style-name="ce1">
            <text:p>-714</text:p>
          </table:table-cell>
          <table:table-cell table:number-columns-repeated="16383"/>
        </table:table-row>
        <table:table-row table:style-name="ro1">
          <table:table-cell office:value-type="float" office:value="-1423" table:style-name="ce1">
            <text:p>-1423</text:p>
          </table:table-cell>
          <table:table-cell table:number-columns-repeated="16383"/>
        </table:table-row>
        <table:table-row table:style-name="ro1">
          <table:table-cell office:value-type="float" office:value="-2191" table:style-name="ce1">
            <text:p>-2191</text:p>
          </table:table-cell>
          <table:table-cell table:number-columns-repeated="16383"/>
        </table:table-row>
        <table:table-row table:style-name="ro1">
          <table:table-cell office:value-type="float" office:value="-2992" table:style-name="ce1">
            <text:p>-2992</text:p>
          </table:table-cell>
          <table:table-cell table:number-columns-repeated="16383"/>
        </table:table-row>
        <table:table-row table:style-name="ro1">
          <table:table-cell office:value-type="float" office:value="-3797" table:style-name="ce1">
            <text:p>-3797</text:p>
          </table:table-cell>
          <table:table-cell table:number-columns-repeated="16383"/>
        </table:table-row>
        <table:table-row table:style-name="ro1">
          <table:table-cell office:value-type="float" office:value="-4581" table:style-name="ce1">
            <text:p>-4581</text:p>
          </table:table-cell>
          <table:table-cell table:number-columns-repeated="16383"/>
        </table:table-row>
        <table:table-row table:style-name="ro1">
          <table:table-cell office:value-type="float" office:value="-5314" table:style-name="ce1">
            <text:p>-5314</text:p>
          </table:table-cell>
          <table:table-cell table:number-columns-repeated="16383"/>
        </table:table-row>
        <table:table-row table:style-name="ro1">
          <table:table-cell office:value-type="float" office:value="-5974" table:style-name="ce1">
            <text:p>-5974</text:p>
          </table:table-cell>
          <table:table-cell table:number-columns-repeated="16383"/>
        </table:table-row>
        <table:table-row table:style-name="ro1">
          <table:table-cell office:value-type="float" office:value="-6539" table:style-name="ce1">
            <text:p>-6539</text:p>
          </table:table-cell>
          <table:table-cell table:number-columns-repeated="16383"/>
        </table:table-row>
        <table:table-row table:style-name="ro1">
          <table:table-cell office:value-type="float" office:value="-6993" table:style-name="ce1">
            <text:p>-6993</text:p>
          </table:table-cell>
          <table:table-cell table:number-columns-repeated="16383"/>
        </table:table-row>
        <table:table-row table:style-name="ro1">
          <table:table-cell office:value-type="float" office:value="-7325" table:style-name="ce1">
            <text:p>-7325</text:p>
          </table:table-cell>
          <table:table-cell table:number-columns-repeated="16383"/>
        </table:table-row>
        <table:table-row table:style-name="ro1">
          <table:table-cell office:value-type="float" office:value="-7529" table:style-name="ce1">
            <text:p>-7529</text:p>
          </table:table-cell>
          <table:table-cell table:number-columns-repeated="16383"/>
        </table:table-row>
        <table:table-row table:style-name="ro1">
          <table:table-cell office:value-type="float" office:value="-7606" table:style-name="ce1">
            <text:p>-7606</text:p>
          </table:table-cell>
          <table:table-cell table:number-columns-repeated="16383"/>
        </table:table-row>
        <table:table-row table:style-name="ro1">
          <table:table-cell office:value-type="float" office:value="-7564" table:style-name="ce1">
            <text:p>-7564</text:p>
          </table:table-cell>
          <table:table-cell table:number-columns-repeated="16383"/>
        </table:table-row>
        <table:table-row table:style-name="ro1">
          <table:table-cell office:value-type="float" office:value="-7413" table:style-name="ce1">
            <text:p>-7413</text:p>
          </table:table-cell>
          <table:table-cell table:number-columns-repeated="16383"/>
        </table:table-row>
        <table:table-row table:style-name="ro1">
          <table:table-cell office:value-type="float" office:value="-7171" table:style-name="ce1">
            <text:p>-7171</text:p>
          </table:table-cell>
          <table:table-cell table:number-columns-repeated="16383"/>
        </table:table-row>
        <table:table-row table:style-name="ro1">
          <table:table-cell office:value-type="float" office:value="-6858" table:style-name="ce1">
            <text:p>-6858</text:p>
          </table:table-cell>
          <table:table-cell table:number-columns-repeated="16383"/>
        </table:table-row>
        <table:table-row table:style-name="ro1">
          <table:table-cell office:value-type="float" office:value="-6497" table:style-name="ce1">
            <text:p>-6497</text:p>
          </table:table-cell>
          <table:table-cell table:number-columns-repeated="16383"/>
        </table:table-row>
        <table:table-row table:style-name="ro1">
          <table:table-cell office:value-type="float" office:value="-6113" table:style-name="ce1">
            <text:p>-6113</text:p>
          </table:table-cell>
          <table:table-cell table:number-columns-repeated="16383"/>
        </table:table-row>
        <table:table-row table:style-name="ro1">
          <table:table-cell office:value-type="float" office:value="-5730" table:style-name="ce1">
            <text:p>-5730</text:p>
          </table:table-cell>
          <table:table-cell table:number-columns-repeated="16383"/>
        </table:table-row>
        <table:table-row table:style-name="ro1">
          <table:table-cell office:value-type="float" office:value="-5372" table:style-name="ce1">
            <text:p>-5372</text:p>
          </table:table-cell>
          <table:table-cell table:number-columns-repeated="16383"/>
        </table:table-row>
        <table:table-row table:style-name="ro1">
          <table:table-cell office:value-type="float" office:value="-5059" table:style-name="ce1">
            <text:p>-5059</text:p>
          </table:table-cell>
          <table:table-cell table:number-columns-repeated="16383"/>
        </table:table-row>
        <table:table-row table:style-name="ro1">
          <table:table-cell office:value-type="float" office:value="-4808" table:style-name="ce1">
            <text:p>-4808</text:p>
          </table:table-cell>
          <table:table-cell table:number-columns-repeated="16383"/>
        </table:table-row>
        <table:table-row table:style-name="ro1">
          <table:table-cell office:value-type="float" office:value="-4633" table:style-name="ce1">
            <text:p>-4633</text:p>
          </table:table-cell>
          <table:table-cell table:number-columns-repeated="16383"/>
        </table:table-row>
        <table:table-row table:style-name="ro1">
          <table:table-cell office:value-type="float" office:value="-4538" table:style-name="ce1">
            <text:p>-4538</text:p>
          </table:table-cell>
          <table:table-cell table:number-columns-repeated="16383"/>
        </table:table-row>
        <table:table-row table:style-name="ro1">
          <table:table-cell office:value-type="float" office:value="-4527" table:style-name="ce1">
            <text:p>-4527</text:p>
          </table:table-cell>
          <table:table-cell table:number-columns-repeated="16383"/>
        </table:table-row>
        <table:table-row table:style-name="ro1">
          <table:table-cell office:value-type="float" office:value="-4595" table:style-name="ce1">
            <text:p>-4595</text:p>
          </table:table-cell>
          <table:table-cell table:number-columns-repeated="16383"/>
        </table:table-row>
        <table:table-row table:style-name="ro1">
          <table:table-cell office:value-type="float" office:value="-4732" table:style-name="ce1">
            <text:p>-4732</text:p>
          </table:table-cell>
          <table:table-cell table:number-columns-repeated="16383"/>
        </table:table-row>
        <table:table-row table:style-name="ro1">
          <table:table-cell office:value-type="float" office:value="-4923" table:style-name="ce1">
            <text:p>-4923</text:p>
          </table:table-cell>
          <table:table-cell table:number-columns-repeated="16383"/>
        </table:table-row>
        <table:table-row table:style-name="ro1">
          <table:table-cell office:value-type="float" office:value="-5151" table:style-name="ce1">
            <text:p>-5151</text:p>
          </table:table-cell>
          <table:table-cell table:number-columns-repeated="16383"/>
        </table:table-row>
        <table:table-row table:style-name="ro1">
          <table:table-cell office:value-type="float" office:value="-5395" table:style-name="ce1">
            <text:p>-5395</text:p>
          </table:table-cell>
          <table:table-cell table:number-columns-repeated="16383"/>
        </table:table-row>
        <table:table-row table:style-name="ro1">
          <table:table-cell office:value-type="float" office:value="-5631" table:style-name="ce1">
            <text:p>-5631</text:p>
          </table:table-cell>
          <table:table-cell table:number-columns-repeated="16383"/>
        </table:table-row>
        <table:table-row table:style-name="ro1">
          <table:table-cell office:value-type="float" office:value="-5838" table:style-name="ce1">
            <text:p>-5838</text:p>
          </table:table-cell>
          <table:table-cell table:number-columns-repeated="16383"/>
        </table:table-row>
        <table:table-row table:style-name="ro1">
          <table:table-cell office:value-type="float" office:value="-5994" table:style-name="ce1">
            <text:p>-5994</text:p>
          </table:table-cell>
          <table:table-cell table:number-columns-repeated="16383"/>
        </table:table-row>
        <table:table-row table:style-name="ro1">
          <table:table-cell office:value-type="float" office:value="-6082" table:style-name="ce1">
            <text:p>-6082</text:p>
          </table:table-cell>
          <table:table-cell table:number-columns-repeated="16383"/>
        </table:table-row>
        <table:table-row table:style-name="ro1">
          <table:table-cell office:value-type="float" office:value="-6087" table:style-name="ce1">
            <text:p>-6087</text:p>
          </table:table-cell>
          <table:table-cell table:number-columns-repeated="16383"/>
        </table:table-row>
        <table:table-row table:style-name="ro1">
          <table:table-cell office:value-type="float" office:value="-6003" table:style-name="ce1">
            <text:p>-6003</text:p>
          </table:table-cell>
          <table:table-cell table:number-columns-repeated="16383"/>
        </table:table-row>
        <table:table-row table:style-name="ro1">
          <table:table-cell office:value-type="float" office:value="-5826" table:style-name="ce1">
            <text:p>-5826</text:p>
          </table:table-cell>
          <table:table-cell table:number-columns-repeated="16383"/>
        </table:table-row>
        <table:table-row table:style-name="ro1">
          <table:table-cell office:value-type="float" office:value="-5563" table:style-name="ce1">
            <text:p>-5563</text:p>
          </table:table-cell>
          <table:table-cell table:number-columns-repeated="16383"/>
        </table:table-row>
        <table:table-row table:style-name="ro1">
          <table:table-cell office:value-type="float" office:value="-5226" table:style-name="ce1">
            <text:p>-5226</text:p>
          </table:table-cell>
          <table:table-cell table:number-columns-repeated="16383"/>
        </table:table-row>
        <table:table-row table:style-name="ro1">
          <table:table-cell office:value-type="float" office:value="-4834" table:style-name="ce1">
            <text:p>-4834</text:p>
          </table:table-cell>
          <table:table-cell table:number-columns-repeated="16383"/>
        </table:table-row>
        <table:table-row table:style-name="ro1">
          <table:table-cell office:value-type="float" office:value="-4414" table:style-name="ce1">
            <text:p>-4414</text:p>
          </table:table-cell>
          <table:table-cell table:number-columns-repeated="16383"/>
        </table:table-row>
        <table:table-row table:style-name="ro1">
          <table:table-cell office:value-type="float" office:value="-3996" table:style-name="ce1">
            <text:p>-3996</text:p>
          </table:table-cell>
          <table:table-cell table:number-columns-repeated="16383"/>
        </table:table-row>
        <table:table-row table:style-name="ro1">
          <table:table-cell office:value-type="float" office:value="-3617" table:style-name="ce1">
            <text:p>-3617</text:p>
          </table:table-cell>
          <table:table-cell table:number-columns-repeated="16383"/>
        </table:table-row>
        <table:table-row table:style-name="ro1">
          <table:table-cell office:value-type="float" office:value="-3314" table:style-name="ce1">
            <text:p>-3314</text:p>
          </table:table-cell>
          <table:table-cell table:number-columns-repeated="16383"/>
        </table:table-row>
        <table:table-row table:style-name="ro1">
          <table:table-cell office:value-type="float" office:value="-3127" table:style-name="ce1">
            <text:p>-3127</text:p>
          </table:table-cell>
          <table:table-cell table:number-columns-repeated="16383"/>
        </table:table-row>
        <table:table-row table:style-name="ro1">
          <table:table-cell office:value-type="float" office:value="-3092" table:style-name="ce1">
            <text:p>-3092</text:p>
          </table:table-cell>
          <table:table-cell table:number-columns-repeated="16383"/>
        </table:table-row>
        <table:table-row table:style-name="ro1">
          <table:table-cell office:value-type="float" office:value="-3244" table:style-name="ce1">
            <text:p>-3244</text:p>
          </table:table-cell>
          <table:table-cell table:number-columns-repeated="16383"/>
        </table:table-row>
        <table:table-row table:style-name="ro1">
          <table:table-cell office:value-type="float" office:value="-3612" table:style-name="ce1">
            <text:p>-3612</text:p>
          </table:table-cell>
          <table:table-cell table:number-columns-repeated="16383"/>
        </table:table-row>
        <table:table-row table:style-name="ro1">
          <table:table-cell office:value-type="float" office:value="-4218" table:style-name="ce1">
            <text:p>-4218</text:p>
          </table:table-cell>
          <table:table-cell table:number-columns-repeated="16383"/>
        </table:table-row>
        <table:table-row table:style-name="ro1">
          <table:table-cell office:value-type="float" office:value="-5074" table:style-name="ce1">
            <text:p>-5074</text:p>
          </table:table-cell>
          <table:table-cell table:number-columns-repeated="16383"/>
        </table:table-row>
        <table:table-row table:style-name="ro1">
          <table:table-cell office:value-type="float" office:value="-6183" table:style-name="ce1">
            <text:p>-6183</text:p>
          </table:table-cell>
          <table:table-cell table:number-columns-repeated="16383"/>
        </table:table-row>
        <table:table-row table:style-name="ro1">
          <table:table-cell office:value-type="float" office:value="-7536" table:style-name="ce1">
            <text:p>-7536</text:p>
          </table:table-cell>
          <table:table-cell table:number-columns-repeated="16383"/>
        </table:table-row>
        <table:table-row table:style-name="ro1">
          <table:table-cell office:value-type="float" office:value="-9113" table:style-name="ce1">
            <text:p>-9113</text:p>
          </table:table-cell>
          <table:table-cell table:number-columns-repeated="16383"/>
        </table:table-row>
        <table:table-row table:style-name="ro1">
          <table:table-cell office:value-type="float" office:value="-10882" table:style-name="ce1">
            <text:p>-10882</text:p>
          </table:table-cell>
          <table:table-cell table:number-columns-repeated="16383"/>
        </table:table-row>
        <table:table-row table:style-name="ro1">
          <table:table-cell office:value-type="float" office:value="-12801" table:style-name="ce1">
            <text:p>-12801</text:p>
          </table:table-cell>
          <table:table-cell table:number-columns-repeated="16383"/>
        </table:table-row>
        <table:table-row table:style-name="ro1">
          <table:table-cell office:value-type="float" office:value="-14816" table:style-name="ce1">
            <text:p>-14816</text:p>
          </table:table-cell>
          <table:table-cell table:number-columns-repeated="16383"/>
        </table:table-row>
        <table:table-row table:style-name="ro1">
          <table:table-cell office:value-type="float" office:value="-16865" table:style-name="ce1">
            <text:p>-16865</text:p>
          </table:table-cell>
          <table:table-cell table:number-columns-repeated="16383"/>
        </table:table-row>
        <table:table-row table:style-name="ro1">
          <table:table-cell office:value-type="float" office:value="-18882" table:style-name="ce1">
            <text:p>-18882</text:p>
          </table:table-cell>
          <table:table-cell table:number-columns-repeated="16383"/>
        </table:table-row>
        <table:table-row table:style-name="ro1">
          <table:table-cell office:value-type="float" office:value="-20793" table:style-name="ce1">
            <text:p>-20793</text:p>
          </table:table-cell>
          <table:table-cell table:number-columns-repeated="16383"/>
        </table:table-row>
        <table:table-row table:style-name="ro1">
          <table:table-cell office:value-type="float" office:value="-22525" table:style-name="ce1">
            <text:p>-22525</text:p>
          </table:table-cell>
          <table:table-cell table:number-columns-repeated="16383"/>
        </table:table-row>
        <table:table-row table:style-name="ro1">
          <table:table-cell office:value-type="float" office:value="-24004" table:style-name="ce1">
            <text:p>-24004</text:p>
          </table:table-cell>
          <table:table-cell table:number-columns-repeated="16383"/>
        </table:table-row>
        <table:table-row table:style-name="ro1">
          <table:table-cell office:value-type="float" office:value="-25162" table:style-name="ce1">
            <text:p>-25162</text:p>
          </table:table-cell>
          <table:table-cell table:number-columns-repeated="16383"/>
        </table:table-row>
        <table:table-row table:style-name="ro1">
          <table:table-cell office:value-type="float" office:value="-25937" table:style-name="ce1">
            <text:p>-25937</text:p>
          </table:table-cell>
          <table:table-cell table:number-columns-repeated="16383"/>
        </table:table-row>
        <table:table-row table:style-name="ro1">
          <table:table-cell office:value-type="float" office:value="-26276" table:style-name="ce1">
            <text:p>-26276</text:p>
          </table:table-cell>
          <table:table-cell table:number-columns-repeated="16383"/>
        </table:table-row>
        <table:table-row table:style-name="ro1">
          <table:table-cell office:value-type="float" office:value="-26137" table:style-name="ce1">
            <text:p>-26137</text:p>
          </table:table-cell>
          <table:table-cell table:number-columns-repeated="16383"/>
        </table:table-row>
        <table:table-row table:style-name="ro1">
          <table:table-cell office:value-type="float" office:value="-25493" table:style-name="ce1">
            <text:p>-25493</text:p>
          </table:table-cell>
          <table:table-cell table:number-columns-repeated="16383"/>
        </table:table-row>
        <table:table-row table:style-name="ro1">
          <table:table-cell office:value-type="float" office:value="-24332" table:style-name="ce1">
            <text:p>-24332</text:p>
          </table:table-cell>
          <table:table-cell table:number-columns-repeated="16383"/>
        </table:table-row>
        <table:table-row table:style-name="ro1">
          <table:table-cell office:value-type="float" office:value="-22655" table:style-name="ce1">
            <text:p>-22655</text:p>
          </table:table-cell>
          <table:table-cell table:number-columns-repeated="16383"/>
        </table:table-row>
        <table:table-row table:style-name="ro1">
          <table:table-cell office:value-type="float" office:value="-20484" table:style-name="ce1">
            <text:p>-20484</text:p>
          </table:table-cell>
          <table:table-cell table:number-columns-repeated="16383"/>
        </table:table-row>
        <table:table-row table:style-name="ro1">
          <table:table-cell office:value-type="float" office:value="-17853" table:style-name="ce1">
            <text:p>-17853</text:p>
          </table:table-cell>
          <table:table-cell table:number-columns-repeated="16383"/>
        </table:table-row>
        <table:table-row table:style-name="ro1">
          <table:table-cell office:value-type="float" office:value="-14813" table:style-name="ce1">
            <text:p>-14813</text:p>
          </table:table-cell>
          <table:table-cell table:number-columns-repeated="16383"/>
        </table:table-row>
        <table:table-row table:style-name="ro1">
          <table:table-cell office:value-type="float" office:value="-11428" table:style-name="ce1">
            <text:p>-11428</text:p>
          </table:table-cell>
          <table:table-cell table:number-columns-repeated="16383"/>
        </table:table-row>
        <table:table-row table:style-name="ro1">
          <table:table-cell office:value-type="float" office:value="-7773" table:style-name="ce1">
            <text:p>-7773</text:p>
          </table:table-cell>
          <table:table-cell table:number-columns-repeated="16383"/>
        </table:table-row>
        <table:table-row table:style-name="ro1">
          <table:table-cell office:value-type="float" office:value="-3934" table:style-name="ce1">
            <text:p>-393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/>0};</text:p>
          </table:table-cell>
          <table:table-cell table:number-columns-repeated="16383"/>
        </table:table-row>
        <table:table-row table:number-rows-repeated="1048319" table:style-name="ro1">
          <table:table-cell table:number-columns-repeated="16384"/>
        </table:table-row>
      </table:table>
      <table:table table:name="Convert" table:style-name="ta3">
        <table:table-column table:style-name="co1" table:default-cell-style-name="ce5"/>
        <table:table-column table:style-name="co1" table:number-columns-repeated="28" table:default-cell-style-name="ce1"/>
        <table:table-column table:style-name="co1" table:default-cell-style-name="ce6"/>
        <table:table-column table:style-name="co1" table:number-columns-repeated="16354" table:default-cell-style-name="ce1"/>
        <table:table-row table:style-name="ro1">
          <table:table-cell office:value-type="string" table:style-name="ce5">
            <text:p>Wave in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table:number-columns-repeated="15" table:style-name="ce1"/>
          <table:table-cell office:value-type="string" table:style-name="ce1">
            <text:p>Column4</text:p>
          </table:table-cell>
          <table:table-cell office:value-type="string" table:style-name="ce1">
            <text:p>Column2</text:p>
          </table:table-cell>
          <table:table-cell table:number-columns-repeated="9" table:style-name="ce1"/>
          <table:table-cell office:value-type="string" table:style-name="ce6">
            <text:p>Converted wave data for 256 point in TSYNTH</text:p>
          </table:table-cell>
          <table:table-cell table:number-columns-repeated="16354"/>
        </table:table-row>
        <table:table-row table:style-name="ro2">
          <table:table-cell office:value-type="string" table:style-name="ce5">
            <text:p>0.00586</text:p>
          </table:table-cell>
          <table:table-cell office:value-type="float" office:value="1" table:formula="of:=1+SUM([.B1])" table:style-name="ce1">
            <text:p>1</text:p>
          </table:table-cell>
          <table:table-cell office:value-type="float" office:value="0.42666666666666669" table:formula="of:=[Convert.$B2]*(256/600)" table:style-name="ce1">
            <text:p>0.426666667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0" table:formula="of:=FORECAST([.L2];[Convert.$C$2:.$C$601];[Convert.$A$2:.$A$601])" table:style-name="ce1">
            <text:p>#DIV/0!</text:p>
          </table:table-cell>
          <table:table-cell office:value-type="float" office:value="0" table:formula="of:=FORECAST.LINEAR([.L2];[Convert.$A$2:.$A$601];[Convert.$C$2:.$C$601])" table:style-name="ce1">
            <text:p>#DIV/0!</text:p>
          </table:table-cell>
          <table:table-cell office:value-type="float" office:value="0" table:formula="of:=FORECAST.LINEAR([.L2]; ([.$A$2:.$A$601]);([.$C$2:.$C601]))" table:style-name="ce1">
            <text:p>#DIV/0!</text:p>
          </table:table-cell>
          <table:table-cell table:number-columns-repeated="3" table:style-name="ce1"/>
          <table:table-cell office:value-type="float" office:value="0.42666666666666669" table:formula="of:=[Convert.$B2]*(256/600)" table:style-name="ce1">
            <text:p>0.426666667</text:p>
          </table:table-cell>
          <table:table-cell office:value-type="float" office:value="23.439999999999998" table:formula="of:=4000*[Convert.$A2]" table:style-name="ce1">
            <text:p>23.44</text:p>
          </table:table-cell>
          <table:table-cell table:style-name="ce1"/>
          <table:table-cell office:value-type="string" table:style-name="ce2">
            <text:p>FORECAST(<text:span text:style-name="T2">NewX</text:span>,OFFSET(<text:span text:style-name="T2">KnownY</text:span>,MATCH(<text:span text:style-name="T2">NewX</text:span>,<text:span text:style-name="T2">KnownX</text:span>,1)-1,0,2), OFFSET(<text:span text:style-name="T2">KnownX</text:span>,MATCH(<text:span text:style-name="T2">NewX</text:span>,<text:span text:style-name="T2">KnownX</text:span>,1)-1,0,2))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81.317499999999995" table:formula="of:=FORECAST([.AB2];OFFSET([.T2:.T601];MATCH([.AB2];[.S2:.S601];1)-1;0;2); OFFSET([.S2:.S601];MATCH([.AB2];[.S2:.S601];1)-1;0;2))" table:style-name="ce1">
            <text:p>81.3175</text:p>
          </table:table-cell>
          <table:table-cell office:value-type="float" office:value="81" table:formula="of:=INT([.AC2])" table:style-name="ce6">
            <text:p>8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01672</text:p>
          </table:table-cell>
          <table:table-cell office:value-type="float" office:value="2" table:formula="of:=1+SUM([.B2])" table:style-name="ce1">
            <text:p>2</text:p>
          </table:table-cell>
          <table:table-cell office:value-type="float" office:value="0.85333333333333339" table:formula="of:=[Convert.$B3]*(256/600)" table:style-name="ce1">
            <text:p>0.853333333</text:p>
          </table:table-cell>
          <table:table-cell table:number-columns-repeated="8" table:style-name="ce1"/>
          <table:table-cell office:value-type="float" office:value="2" table:formula="of:=1+SUM([.L2])" table:style-name="ce1">
            <text:p>2</text:p>
          </table:table-cell>
          <table:table-cell office:value-type="float" office:value="0" table:formula="of:=FORECAST([.L3];[Convert.$C$2:.$C$601];[Convert.$A$2:.$A$601])" table:style-name="ce1">
            <text:p>#DIV/0!</text:p>
          </table:table-cell>
          <table:table-cell office:value-type="float" office:value="0" table:formula="of:=FORECAST.LINEAR([.L3];[Convert.$A$2:.$A$601];[Convert.$C$2:.$C$601])" table:style-name="ce1">
            <text:p>#DIV/0!</text:p>
          </table:table-cell>
          <table:table-cell office:value-type="float" office:value="0" table:formula="of:=FORECAST.LINEAR([.L3];[.A2:.A601];[.C2:.C601])" table:style-name="ce1">
            <text:p>#DIV/0!</text:p>
          </table:table-cell>
          <table:table-cell table:number-columns-repeated="3" table:style-name="ce1"/>
          <table:table-cell office:value-type="float" office:value="0.85333333333333339" table:formula="of:=[Convert.$B3]*(256/600)" table:style-name="ce1">
            <text:p>0.853333333</text:p>
          </table:table-cell>
          <table:table-cell office:value-type="float" office:value="66.88" table:formula="of:=4000*[Convert.$A3]" table:style-name="ce1">
            <text:p>66.88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180.34000000000003" table:formula="of:=FORECAST([.AB3];OFFSET([.T3:.T602];MATCH([.AB3];[.S3:.S602];1)-1;0;2); OFFSET([.S3:.S602];MATCH([.AB3];[.S3:.S602];1)-1;0;2))" table:style-name="ce1">
            <text:p>180.34</text:p>
          </table:table-cell>
          <table:table-cell office:value-type="float" office:value="180" table:formula="of:=INT([.AC3])" table:style-name="ce6">
            <text:p>18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02722</text:p>
          </table:table-cell>
          <table:table-cell office:value-type="float" office:value="3" table:formula="of:=1+SUM([.B3])" table:style-name="ce1">
            <text:p>3</text:p>
          </table:table-cell>
          <table:table-cell office:value-type="float" office:value="1.28" table:formula="of:=[Convert.$B4]*(256/600)" table:style-name="ce1">
            <text:p>1.28</text:p>
          </table:table-cell>
          <table:table-cell table:number-columns-repeated="8" table:style-name="ce1"/>
          <table:table-cell office:value-type="float" office:value="3" table:formula="of:=1+SUM([.L3])" table:style-name="ce1">
            <text:p>3</text:p>
          </table:table-cell>
          <table:table-cell office:value-type="float" office:value="0" table:formula="of:=FORECAST([.L4];[Convert.$C$2:.$C$601];[Convert.$A$2:.$A$601])" table:style-name="ce1">
            <text:p>#DIV/0!</text:p>
          </table:table-cell>
          <table:table-cell office:value-type="float" office:value="0" table:formula="of:=FORECAST.LINEAR([.L4];[Convert.$A$2:.$A$601];[Convert.$C$2:.$C$601])" table:style-name="ce1">
            <text:p>#DIV/0!</text:p>
          </table:table-cell>
          <table:table-cell office:value-type="float" office:value="0" table:formula="of:=FORECAST.LINEAR([.L4];[.A3:.A602];[.C3:.C602])" table:style-name="ce1">
            <text:p>#DIV/0!</text:p>
          </table:table-cell>
          <table:table-cell table:number-columns-repeated="3" table:style-name="ce1"/>
          <table:table-cell office:value-type="float" office:value="1.28" table:formula="of:=[Convert.$B4]*(256/600)" table:style-name="ce1">
            <text:p>1.28</text:p>
          </table:table-cell>
          <table:table-cell office:value-type="float" office:value="108.88000000000001" table:formula="of:=4000*[Convert.$A4]" table:style-name="ce1">
            <text:p>108.88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278.65625" table:formula="of:=FORECAST([.AB4];OFFSET([.T4:.T603];MATCH([.AB4];[.S4:.S603];1)-1;0;2); OFFSET([.S4:.S603];MATCH([.AB4];[.S4:.S603];1)-1;0;2))" table:style-name="ce1">
            <text:p>278.65625</text:p>
          </table:table-cell>
          <table:table-cell office:value-type="float" office:value="278" table:formula="of:=INT([.AC4])" table:style-name="ce6">
            <text:p>27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03766</text:p>
          </table:table-cell>
          <table:table-cell office:value-type="float" office:value="4" table:formula="of:=1+SUM([.B4])" table:style-name="ce1">
            <text:p>4</text:p>
          </table:table-cell>
          <table:table-cell office:value-type="float" office:value="1.7066666666666668" table:formula="of:=[Convert.$B5]*(256/600)" table:style-name="ce1">
            <text:p>1.706666667</text:p>
          </table:table-cell>
          <table:table-cell table:number-columns-repeated="8" table:style-name="ce1"/>
          <table:table-cell office:value-type="float" office:value="4" table:formula="of:=1+SUM([.L4])" table:style-name="ce1">
            <text:p>4</text:p>
          </table:table-cell>
          <table:table-cell office:value-type="float" office:value="0" table:formula="of:=FORECAST([.L5];[Convert.$C$2:.$C$601];[Convert.$A$2:.$A$601])" table:style-name="ce1">
            <text:p>#DIV/0!</text:p>
          </table:table-cell>
          <table:table-cell office:value-type="float" office:value="0" table:formula="of:=FORECAST.LINEAR([.L5];[Convert.$A$2:.$A$601];[Convert.$C$2:.$C$601])" table:style-name="ce1">
            <text:p>#DIV/0!</text:p>
          </table:table-cell>
          <table:table-cell office:value-type="float" office:value="0" table:formula="of:=FORECAST.LINEAR([.L5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1.7066666666666668" table:formula="of:=[Convert.$B5]*(256/600)" table:style-name="ce1">
            <text:p>1.706666667</text:p>
          </table:table-cell>
          <table:table-cell office:value-type="float" office:value="150.63999999999999" table:formula="of:=4000*[Convert.$A5]" table:style-name="ce1">
            <text:p>150.64</text:p>
          </table:table-cell>
          <table:table-cell table:number-columns-repeated="7" table:style-name="ce1"/>
          <table:table-cell office:value-type="float" office:value="4" table:formula="of:=1+SUM([.AB4])" table:style-name="ce1">
            <text:p>4</text:p>
          </table:table-cell>
          <table:table-cell office:value-type="float" office:value="377.41499999999996" table:formula="of:=FORECAST([.AB5];OFFSET([.T5:.T604];MATCH([.AB5];[.S5:.S604];1)-1;0;2); OFFSET([.S5:.S604];MATCH([.AB5];[.S5:.S604];1)-1;0;2))" table:style-name="ce1">
            <text:p>377.415</text:p>
          </table:table-cell>
          <table:table-cell office:value-type="float" office:value="377" table:formula="of:=INT([.AC5])" table:style-name="ce6">
            <text:p>377</text:p>
          </table:table-cell>
          <table:table-cell table:number-columns-repeated="2"/>
          <table:table-cell table:style-name="ce1">
            <draw:frame draw:z-index="5" draw:id="id6" draw:style-name="a6" draw:name="Chart 5" svg:x="0.26562in" svg:y="0.0208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51"/>
        </table:table-row>
        <table:table-row table:style-name="ro1">
          <table:table-cell office:value-type="string" table:style-name="ce5">
            <text:p>0.04846</text:p>
          </table:table-cell>
          <table:table-cell office:value-type="float" office:value="5" table:formula="of:=1+SUM([.B5])" table:style-name="ce1">
            <text:p>5</text:p>
          </table:table-cell>
          <table:table-cell office:value-type="float" office:value="2.1333333333333333" table:formula="of:=[Convert.$B6]*(256/600)" table:style-name="ce1">
            <text:p>2.133333333</text:p>
          </table:table-cell>
          <table:table-cell table:style-name="ce1">
            <draw:frame draw:z-index="1" draw:id="id2" draw:style-name="a2" draw:name="Chart 1" svg:x="0.41667in" svg:y="0.11458in" svg:width="4.84896in" svg:height="2.9322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5" table:formula="of:=1+SUM([.L5])" table:style-name="ce1">
            <text:p>5</text:p>
          </table:table-cell>
          <table:table-cell office:value-type="float" office:value="0" table:formula="of:=FORECAST([.L6];[Convert.$C$2:.$C$601];[Convert.$A$2:.$A$601])" table:style-name="ce1">
            <text:p>#DIV/0!</text:p>
          </table:table-cell>
          <table:table-cell office:value-type="float" office:value="0" table:formula="of:=FORECAST.LINEAR([.L6];[Convert.$A$2:.$A$601];[Convert.$C$2:.$C$601])" table:style-name="ce1">
            <text:p>#DIV/0!</text:p>
          </table:table-cell>
          <table:table-cell office:value-type="float" office:value="0" table:formula="of:=FORECAST.LINEAR([.L6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2.1333333333333333" table:formula="of:=[Convert.$B6]*(256/600)" table:style-name="ce1">
            <text:p>2.133333333</text:p>
          </table:table-cell>
          <table:table-cell office:value-type="float" office:value="193.84" table:formula="of:=4000*[Convert.$A6]" table:style-name="ce1">
            <text:p>193.84</text:p>
          </table:table-cell>
          <table:table-cell table:number-columns-repeated="7" table:style-name="ce1"/>
          <table:table-cell office:value-type="float" office:value="5" table:formula="of:=1+SUM([.AB5])" table:style-name="ce1">
            <text:p>5</text:p>
          </table:table-cell>
          <table:table-cell office:value-type="float" office:value="475.66500000000008" table:formula="of:=FORECAST([.AB6];OFFSET([.T6:.T605];MATCH([.AB6];[.S6:.S605];1)-1;0;2); OFFSET([.S6:.S605];MATCH([.AB6];[.S6:.S605];1)-1;0;2))" table:style-name="ce1">
            <text:p>475.665</text:p>
          </table:table-cell>
          <table:table-cell office:value-type="float" office:value="475" table:formula="of:=INT([.AC6])" table:style-name="ce6">
            <text:p>47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05890</text:p>
          </table:table-cell>
          <table:table-cell office:value-type="float" office:value="6" table:formula="of:=1+SUM([.B6])" table:style-name="ce1">
            <text:p>6</text:p>
          </table:table-cell>
          <table:table-cell office:value-type="float" office:value="2.56" table:formula="of:=[Convert.$B7]*(256/600)" table:style-name="ce1">
            <text:p>2.56</text:p>
          </table:table-cell>
          <table:table-cell table:number-columns-repeated="8" table:style-name="ce1"/>
          <table:table-cell office:value-type="float" office:value="6" table:formula="of:=1+SUM([.L6])" table:style-name="ce1">
            <text:p>6</text:p>
          </table:table-cell>
          <table:table-cell office:value-type="float" office:value="0" table:formula="of:=FORECAST([.L7];[Convert.$C$2:.$C$601];[Convert.$A$2:.$A$601])" table:style-name="ce1">
            <text:p>#DIV/0!</text:p>
          </table:table-cell>
          <table:table-cell office:value-type="float" office:value="0" table:formula="of:=FORECAST.LINEAR([.L7];[Convert.$A$2:.$A$601];[Convert.$C$2:.$C$601])" table:style-name="ce1">
            <text:p>#DIV/0!</text:p>
          </table:table-cell>
          <table:table-cell office:value-type="float" office:value="0" table:formula="of:=FORECAST.LINEAR([.L7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2.56" table:formula="of:=[Convert.$B7]*(256/600)" table:style-name="ce1">
            <text:p>2.56</text:p>
          </table:table-cell>
          <table:table-cell office:value-type="float" office:value="235.6" table:formula="of:=4000*[Convert.$A7]" table:style-name="ce1">
            <text:p>235.6</text:p>
          </table:table-cell>
          <table:table-cell table:style-name="ce1">
            <draw:frame draw:z-index="4" draw:id="id5" draw:style-name="a5" draw:name="Chart 4" svg:x="0.20312in" svg:y="0.04167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style-name="ce1">
            <draw:frame draw:z-index="3" draw:id="id4" draw:style-name="a4" draw:name="Chart 3" svg:x="0.23437in" svg:y="0.15625in" svg:width="3.18229in" svg:height="2.531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6" table:formula="of:=1+SUM([.AB6])" table:style-name="ce1">
            <text:p>6</text:p>
          </table:table-cell>
          <table:table-cell office:value-type="float" office:value="572.35749999999996" table:formula="of:=FORECAST([.AB7];OFFSET([.T7:.T606];MATCH([.AB7];[.S7:.S606];1)-1;0;2); OFFSET([.S7:.S606];MATCH([.AB7];[.S7:.S606];1)-1;0;2))" table:style-name="ce1">
            <text:p>572.3575</text:p>
          </table:table-cell>
          <table:table-cell office:value-type="float" office:value="572" table:formula="of:=INT([.AC7])" table:style-name="ce6">
            <text:p>57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06934</text:p>
          </table:table-cell>
          <table:table-cell office:value-type="float" office:value="7" table:formula="of:=1+SUM([.B7])" table:style-name="ce1">
            <text:p>7</text:p>
          </table:table-cell>
          <table:table-cell office:value-type="float" office:value="2.9866666666666668" table:formula="of:=[Convert.$B8]*(256/600)" table:style-name="ce1">
            <text:p>2.986666667</text:p>
          </table:table-cell>
          <table:table-cell table:number-columns-repeated="8" table:style-name="ce1"/>
          <table:table-cell office:value-type="float" office:value="7" table:formula="of:=1+SUM([.L7])" table:style-name="ce1">
            <text:p>7</text:p>
          </table:table-cell>
          <table:table-cell office:value-type="float" office:value="0" table:formula="of:=FORECAST([.L8];[Convert.$C$2:.$C$601];[Convert.$A$2:.$A$601])" table:style-name="ce1">
            <text:p>#DIV/0!</text:p>
          </table:table-cell>
          <table:table-cell office:value-type="float" office:value="0" table:formula="of:=FORECAST.LINEAR([.L8];[Convert.$A$2:.$A$601];[Convert.$C$2:.$C$601])" table:style-name="ce1">
            <text:p>#DIV/0!</text:p>
          </table:table-cell>
          <table:table-cell office:value-type="float" office:value="0" table:formula="of:=FORECAST.LINEAR([.L8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2.9866666666666668" table:formula="of:=[Convert.$B8]*(256/600)" table:style-name="ce1">
            <text:p>2.986666667</text:p>
          </table:table-cell>
          <table:table-cell office:value-type="float" office:value="277.36" table:formula="of:=4000*[Convert.$A8]" table:style-name="ce1">
            <text:p>277.36</text:p>
          </table:table-cell>
          <table:table-cell table:number-columns-repeated="7" table:style-name="ce1"/>
          <table:table-cell office:value-type="float" office:value="7" table:formula="of:=1+SUM([.AB7])" table:style-name="ce1">
            <text:p>7</text:p>
          </table:table-cell>
          <table:table-cell office:value-type="float" office:value="669.18124999999986" table:formula="of:=FORECAST([.AB8];OFFSET([.T8:.T607];MATCH([.AB8];[.S8:.S607];1)-1;0;2); OFFSET([.S8:.S607];MATCH([.AB8];[.S8:.S607];1)-1;0;2))" table:style-name="ce1">
            <text:p>669.18125</text:p>
          </table:table-cell>
          <table:table-cell office:value-type="float" office:value="669" table:formula="of:=INT([.AC8])" table:style-name="ce6">
            <text:p>66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07971</text:p>
          </table:table-cell>
          <table:table-cell office:value-type="float" office:value="8" table:formula="of:=1+SUM([.B8])" table:style-name="ce1">
            <text:p>8</text:p>
          </table:table-cell>
          <table:table-cell office:value-type="float" office:value="3.4133333333333336" table:formula="of:=[Convert.$B9]*(256/600)" table:style-name="ce1">
            <text:p>3.413333333</text:p>
          </table:table-cell>
          <table:table-cell table:number-columns-repeated="8" table:style-name="ce1"/>
          <table:table-cell office:value-type="float" office:value="8" table:formula="of:=1+SUM([.L8])" table:style-name="ce1">
            <text:p>8</text:p>
          </table:table-cell>
          <table:table-cell office:value-type="float" office:value="0" table:formula="of:=FORECAST([.L9];[Convert.$C$2:.$C$601];[Convert.$A$2:.$A$601])" table:style-name="ce1">
            <text:p>#DIV/0!</text:p>
          </table:table-cell>
          <table:table-cell office:value-type="float" office:value="0" table:formula="of:=FORECAST.LINEAR([.L9];[Convert.$A$2:.$A$601];[Convert.$C$2:.$C$601])" table:style-name="ce1">
            <text:p>#DIV/0!</text:p>
          </table:table-cell>
          <table:table-cell office:value-type="float" office:value="0" table:formula="of:=FORECAST.LINEAR([.L9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3.4133333333333336" table:formula="of:=[Convert.$B9]*(256/600)" table:style-name="ce1">
            <text:p>3.413333333</text:p>
          </table:table-cell>
          <table:table-cell office:value-type="float" office:value="318.84000000000003" table:formula="of:=4000*[Convert.$A9]" table:style-name="ce1">
            <text:p>318.84</text:p>
          </table:table-cell>
          <table:table-cell table:number-columns-repeated="7" table:style-name="ce1"/>
          <table:table-cell office:value-type="float" office:value="8" table:formula="of:=1+SUM([.AB8])" table:style-name="ce1">
            <text:p>8</text:p>
          </table:table-cell>
          <table:table-cell office:value-type="float" office:value="765.08999999999992" table:formula="of:=FORECAST([.AB9];OFFSET([.T9:.T608];MATCH([.AB9];[.S9:.S608];1)-1;0;2); OFFSET([.S9:.S608];MATCH([.AB9];[.S9:.S608];1)-1;0;2))" table:style-name="ce1">
            <text:p>765.09</text:p>
          </table:table-cell>
          <table:table-cell office:value-type="float" office:value="765" table:formula="of:=INT([.AC9])" table:style-name="ce6">
            <text:p>76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09045</text:p>
          </table:table-cell>
          <table:table-cell office:value-type="float" office:value="9" table:formula="of:=1+SUM([.B9])" table:style-name="ce1">
            <text:p>9</text:p>
          </table:table-cell>
          <table:table-cell office:value-type="float" office:value="3.8400000000000003" table:formula="of:=[Convert.$B10]*(256/600)" table:style-name="ce1">
            <text:p>3.84</text:p>
          </table:table-cell>
          <table:table-cell table:number-columns-repeated="8" table:style-name="ce1"/>
          <table:table-cell office:value-type="float" office:value="9" table:formula="of:=1+SUM([.L9])" table:style-name="ce1">
            <text:p>9</text:p>
          </table:table-cell>
          <table:table-cell office:value-type="float" office:value="0" table:formula="of:=FORECAST([.L10];[Convert.$C$2:.$C$601];[Convert.$A$2:.$A$601])" table:style-name="ce1">
            <text:p>#DIV/0!</text:p>
          </table:table-cell>
          <table:table-cell office:value-type="float" office:value="0" table:formula="of:=FORECAST.LINEAR([.L10];[Convert.$A$2:.$A$601];[Convert.$C$2:.$C$601])" table:style-name="ce1">
            <text:p>#DIV/0!</text:p>
          </table:table-cell>
          <table:table-cell office:value-type="float" office:value="0" table:formula="of:=FORECAST.LINEAR([.L10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3.8400000000000003" table:formula="of:=[Convert.$B10]*(256/600)" table:style-name="ce1">
            <text:p>3.84</text:p>
          </table:table-cell>
          <table:table-cell office:value-type="float" office:value="361.8" table:formula="of:=4000*[Convert.$A10]" table:style-name="ce1">
            <text:p>361.8</text:p>
          </table:table-cell>
          <table:table-cell table:number-columns-repeated="7" table:style-name="ce1"/>
          <table:table-cell office:value-type="float" office:value="9" table:formula="of:=1+SUM([.AB9])" table:style-name="ce1">
            <text:p>9</text:p>
          </table:table-cell>
          <table:table-cell office:value-type="float" office:value="858.58999999999992" table:formula="of:=FORECAST([.AB10];OFFSET([.T10:.T609];MATCH([.AB10];[.S10:.S609];1)-1;0;2); OFFSET([.S10:.S609];MATCH([.AB10];[.S10:.S609];1)-1;0;2))" table:style-name="ce1">
            <text:p>858.59</text:p>
          </table:table-cell>
          <table:table-cell office:value-type="float" office:value="858" table:formula="of:=INT([.AC10])" table:style-name="ce6">
            <text:p>85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0086</text:p>
          </table:table-cell>
          <table:table-cell office:value-type="float" office:value="10" table:formula="of:=1+SUM([.B10])" table:style-name="ce1">
            <text:p>10</text:p>
          </table:table-cell>
          <table:table-cell office:value-type="float" office:value="4.2666666666666666" table:formula="of:=[Convert.$B11]*(256/600)" table:style-name="ce1">
            <text:p>4.266666667</text:p>
          </table:table-cell>
          <table:table-cell table:number-columns-repeated="8" table:style-name="ce1"/>
          <table:table-cell office:value-type="float" office:value="10" table:formula="of:=1+SUM([.L10])" table:style-name="ce1">
            <text:p>10</text:p>
          </table:table-cell>
          <table:table-cell office:value-type="float" office:value="0" table:formula="of:=FORECAST([.L11];[Convert.$C$2:.$C$601];[Convert.$A$2:.$A$601])" table:style-name="ce1">
            <text:p>#DIV/0!</text:p>
          </table:table-cell>
          <table:table-cell office:value-type="float" office:value="0" table:formula="of:=FORECAST.LINEAR([.L11];[Convert.$A$2:.$A$601];[Convert.$C$2:.$C$601])" table:style-name="ce1">
            <text:p>#DIV/0!</text:p>
          </table:table-cell>
          <table:table-cell office:value-type="float" office:value="0" table:formula="of:=FORECAST.LINEAR([.L11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4.2666666666666666" table:formula="of:=[Convert.$B11]*(256/600)" table:style-name="ce1">
            <text:p>4.266666667</text:p>
          </table:table-cell>
          <table:table-cell office:value-type="float" office:value="403.44" table:formula="of:=4000*[Convert.$A11]" table:style-name="ce1">
            <text:p>403.44</text:p>
          </table:table-cell>
          <table:table-cell table:number-columns-repeated="7" table:style-name="ce1"/>
          <table:table-cell office:value-type="float" office:value="10" table:formula="of:=1+SUM([.AB10])" table:style-name="ce1">
            <text:p>10</text:p>
          </table:table-cell>
          <table:table-cell office:value-type="float" office:value="952.505" table:formula="of:=FORECAST([.AB11];OFFSET([.T11:.T610];MATCH([.AB11];[.S11:.S610];1)-1;0;2); OFFSET([.S11:.S610];MATCH([.AB11];[.S11:.S610];1)-1;0;2))" table:style-name="ce1">
            <text:p>952.505</text:p>
          </table:table-cell>
          <table:table-cell office:value-type="float" office:value="952" table:formula="of:=INT([.AC11])" table:style-name="ce6">
            <text:p>95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1124</text:p>
          </table:table-cell>
          <table:table-cell office:value-type="float" office:value="11" table:formula="of:=1+SUM([.B11])" table:style-name="ce1">
            <text:p>11</text:p>
          </table:table-cell>
          <table:table-cell office:value-type="float" office:value="4.6933333333333334" table:formula="of:=[Convert.$B12]*(256/600)" table:style-name="ce1">
            <text:p>4.693333333</text:p>
          </table:table-cell>
          <table:table-cell table:number-columns-repeated="8" table:style-name="ce1"/>
          <table:table-cell office:value-type="float" office:value="11" table:formula="of:=1+SUM([.L11])" table:style-name="ce1">
            <text:p>11</text:p>
          </table:table-cell>
          <table:table-cell office:value-type="float" office:value="0" table:formula="of:=FORECAST([.L12];[Convert.$C$2:.$C$601];[Convert.$A$2:.$A$601])" table:style-name="ce1">
            <text:p>#DIV/0!</text:p>
          </table:table-cell>
          <table:table-cell office:value-type="float" office:value="0" table:formula="of:=FORECAST.LINEAR([.L12];[Convert.$A$2:.$A$601];[Convert.$C$2:.$C$601])" table:style-name="ce1">
            <text:p>#DIV/0!</text:p>
          </table:table-cell>
          <table:table-cell office:value-type="float" office:value="0" table:formula="of:=FORECAST.LINEAR([.L12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4.6933333333333334" table:formula="of:=[Convert.$B12]*(256/600)" table:style-name="ce1">
            <text:p>4.693333333</text:p>
          </table:table-cell>
          <table:table-cell office:value-type="float" office:value="444.96000000000004" table:formula="of:=4000*[Convert.$A12]" table:style-name="ce1">
            <text:p>444.96</text:p>
          </table:table-cell>
          <table:table-cell table:number-columns-repeated="7" table:style-name="ce1"/>
          <table:table-cell office:value-type="float" office:value="11" table:formula="of:=1+SUM([.AB11])" table:style-name="ce1">
            <text:p>11</text:p>
          </table:table-cell>
          <table:table-cell office:value-type="float" office:value="1045.2237499999999" table:formula="of:=FORECAST([.AB12];OFFSET([.T12:.T611];MATCH([.AB12];[.S12:.S611];1)-1;0;2); OFFSET([.S12:.S611];MATCH([.AB12];[.S12:.S611];1)-1;0;2))" table:style-name="ce1">
            <text:p>1045.22375</text:p>
          </table:table-cell>
          <table:table-cell office:value-type="float" office:value="1045" table:formula="of:=INT([.AC12])" table:style-name="ce6">
            <text:p>104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2192</text:p>
          </table:table-cell>
          <table:table-cell office:value-type="float" office:value="12" table:formula="of:=1+SUM([.B12])" table:style-name="ce1">
            <text:p>12</text:p>
          </table:table-cell>
          <table:table-cell office:value-type="float" office:value="5.12" table:formula="of:=[Convert.$B13]*(256/600)" table:style-name="ce1">
            <text:p>5.12</text:p>
          </table:table-cell>
          <table:table-cell table:number-columns-repeated="8" table:style-name="ce1"/>
          <table:table-cell office:value-type="float" office:value="12" table:formula="of:=1+SUM([.L12])" table:style-name="ce1">
            <text:p>12</text:p>
          </table:table-cell>
          <table:table-cell office:value-type="float" office:value="0" table:formula="of:=FORECAST([.L13];[Convert.$C$2:.$C$601];[Convert.$A$2:.$A$601])" table:style-name="ce1">
            <text:p>#DIV/0!</text:p>
          </table:table-cell>
          <table:table-cell office:value-type="float" office:value="0" table:formula="of:=FORECAST.LINEAR([.L13];[Convert.$A$2:.$A$601];[Convert.$C$2:.$C$601])" table:style-name="ce1">
            <text:p>#DIV/0!</text:p>
          </table:table-cell>
          <table:table-cell office:value-type="float" office:value="0" table:formula="of:=FORECAST.LINEAR([.L13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5.12" table:formula="of:=[Convert.$B13]*(256/600)" table:style-name="ce1">
            <text:p>5.12</text:p>
          </table:table-cell>
          <table:table-cell office:value-type="float" office:value="487.68" table:formula="of:=4000*[Convert.$A13]" table:style-name="ce1">
            <text:p>487.68</text:p>
          </table:table-cell>
          <table:table-cell table:number-columns-repeated="7" table:style-name="ce1"/>
          <table:table-cell office:value-type="float" office:value="12" table:formula="of:=1+SUM([.AB12])" table:style-name="ce1">
            <text:p>12</text:p>
          </table:table-cell>
          <table:table-cell office:value-type="float" office:value="1136.3599999999999" table:formula="of:=FORECAST([.AB13];OFFSET([.T13:.T612];MATCH([.AB13];[.S13:.S612];1)-1;0;2); OFFSET([.S13:.S612];MATCH([.AB13];[.S13:.S612];1)-1;0;2))" table:style-name="ce1">
            <text:p>1136.36</text:p>
          </table:table-cell>
          <table:table-cell office:value-type="float" office:value="1136" table:formula="of:=INT([.AC13])" table:style-name="ce6">
            <text:p>113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3223</text:p>
          </table:table-cell>
          <table:table-cell office:value-type="float" office:value="13" table:formula="of:=1+SUM([.B13])" table:style-name="ce1">
            <text:p>13</text:p>
          </table:table-cell>
          <table:table-cell office:value-type="float" office:value="5.5466666666666669" table:formula="of:=[Convert.$B14]*(256/600)" table:style-name="ce1">
            <text:p>5.546666667</text:p>
          </table:table-cell>
          <table:table-cell table:number-columns-repeated="8" table:style-name="ce1"/>
          <table:table-cell office:value-type="float" office:value="13" table:formula="of:=1+SUM([.L13])" table:style-name="ce1">
            <text:p>13</text:p>
          </table:table-cell>
          <table:table-cell office:value-type="float" office:value="0" table:formula="of:=FORECAST([.L14];[Convert.$C$2:.$C$601];[Convert.$A$2:.$A$601])" table:style-name="ce1">
            <text:p>#DIV/0!</text:p>
          </table:table-cell>
          <table:table-cell office:value-type="float" office:value="0" table:formula="of:=FORECAST.LINEAR([.L14];[Convert.$A$2:.$A$601];[Convert.$C$2:.$C$601])" table:style-name="ce1">
            <text:p>#DIV/0!</text:p>
          </table:table-cell>
          <table:table-cell office:value-type="float" office:value="0" table:formula="of:=FORECAST.LINEAR([.L14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5.5466666666666669" table:formula="of:=[Convert.$B14]*(256/600)" table:style-name="ce1">
            <text:p>5.546666667</text:p>
          </table:table-cell>
          <table:table-cell office:value-type="float" office:value="528.91999999999996" table:formula="of:=4000*[Convert.$A14]" table:style-name="ce1">
            <text:p>528.92</text:p>
          </table:table-cell>
          <table:table-cell table:number-columns-repeated="7" table:style-name="ce1"/>
          <table:table-cell office:value-type="float" office:value="13" table:formula="of:=1+SUM([.AB13])" table:style-name="ce1">
            <text:p>13</text:p>
          </table:table-cell>
          <table:table-cell office:value-type="float" office:value="1225.8274999999996" table:formula="of:=FORECAST([.AB14];OFFSET([.T14:.T613];MATCH([.AB14];[.S14:.S613];1)-1;0;2); OFFSET([.S14:.S613];MATCH([.AB14];[.S14:.S613];1)-1;0;2))" table:style-name="ce1">
            <text:p>1225.8275</text:p>
          </table:table-cell>
          <table:table-cell office:value-type="float" office:value="1225" table:formula="of:=INT([.AC14])" table:style-name="ce6">
            <text:p>122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4243</text:p>
          </table:table-cell>
          <table:table-cell office:value-type="float" office:value="14" table:formula="of:=1+SUM([.B14])" table:style-name="ce1">
            <text:p>14</text:p>
          </table:table-cell>
          <table:table-cell office:value-type="float" office:value="5.9733333333333336" table:formula="of:=[Convert.$B15]*(256/600)" table:style-name="ce1">
            <text:p>5.973333333</text:p>
          </table:table-cell>
          <table:table-cell table:number-columns-repeated="8" table:style-name="ce1"/>
          <table:table-cell office:value-type="float" office:value="14" table:formula="of:=1+SUM([.L14])" table:style-name="ce1">
            <text:p>14</text:p>
          </table:table-cell>
          <table:table-cell office:value-type="float" office:value="0" table:formula="of:=FORECAST([.L15];[Convert.$C$2:.$C$601];[Convert.$A$2:.$A$601])" table:style-name="ce1">
            <text:p>#DIV/0!</text:p>
          </table:table-cell>
          <table:table-cell office:value-type="float" office:value="0" table:formula="of:=FORECAST.LINEAR([.L15];[Convert.$A$2:.$A$601];[Convert.$C$2:.$C$601])" table:style-name="ce1">
            <text:p>#DIV/0!</text:p>
          </table:table-cell>
          <table:table-cell office:value-type="float" office:value="0" table:formula="of:=FORECAST.LINEAR([.L15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5.9733333333333336" table:formula="of:=[Convert.$B15]*(256/600)" table:style-name="ce1">
            <text:p>5.973333333</text:p>
          </table:table-cell>
          <table:table-cell office:value-type="float" office:value="569.72" table:formula="of:=4000*[Convert.$A15]" table:style-name="ce1">
            <text:p>569.72</text:p>
          </table:table-cell>
          <table:table-cell table:number-columns-repeated="7" table:style-name="ce1"/>
          <table:table-cell office:value-type="float" office:value="14" table:formula="of:=1+SUM([.AB14])" table:style-name="ce1">
            <text:p>14</text:p>
          </table:table-cell>
          <table:table-cell office:value-type="float" office:value="1313.7199999999998" table:formula="of:=FORECAST([.AB15];OFFSET([.T15:.T614];MATCH([.AB15];[.S15:.S614];1)-1;0;2); OFFSET([.S15:.S614];MATCH([.AB15];[.S15:.S614];1)-1;0;2))" table:style-name="ce1">
            <text:p>1313.72</text:p>
          </table:table-cell>
          <table:table-cell office:value-type="float" office:value="1313" table:formula="of:=INT([.AC15])" table:style-name="ce6">
            <text:p>131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5298</text:p>
          </table:table-cell>
          <table:table-cell office:value-type="float" office:value="15" table:formula="of:=1+SUM([.B15])" table:style-name="ce1">
            <text:p>15</text:p>
          </table:table-cell>
          <table:table-cell office:value-type="float" office:value="6.4" table:formula="of:=[Convert.$B16]*(256/600)" table:style-name="ce1">
            <text:p>6.4</text:p>
          </table:table-cell>
          <table:table-cell table:number-columns-repeated="8" table:style-name="ce1"/>
          <table:table-cell office:value-type="float" office:value="15" table:formula="of:=1+SUM([.L15])" table:style-name="ce1">
            <text:p>15</text:p>
          </table:table-cell>
          <table:table-cell office:value-type="float" office:value="0" table:formula="of:=FORECAST([.L16];[Convert.$C$2:.$C$601];[Convert.$A$2:.$A$601])" table:style-name="ce1">
            <text:p>#DIV/0!</text:p>
          </table:table-cell>
          <table:table-cell office:value-type="float" office:value="0" table:formula="of:=FORECAST.LINEAR([.L16];[Convert.$A$2:.$A$601];[Convert.$C$2:.$C$601])" table:style-name="ce1">
            <text:p>#DIV/0!</text:p>
          </table:table-cell>
          <table:table-cell office:value-type="float" office:value="0" table:formula="of:=FORECAST.LINEAR([.L16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6.4" table:formula="of:=[Convert.$B16]*(256/600)" table:style-name="ce1">
            <text:p>6.4</text:p>
          </table:table-cell>
          <table:table-cell office:value-type="float" office:value="611.92000000000007" table:formula="of:=4000*[Convert.$A16]" table:style-name="ce1">
            <text:p>611.92</text:p>
          </table:table-cell>
          <table:table-cell table:number-columns-repeated="7" table:style-name="ce1"/>
          <table:table-cell office:value-type="float" office:value="15" table:formula="of:=1+SUM([.AB15])" table:style-name="ce1">
            <text:p>15</text:p>
          </table:table-cell>
          <table:table-cell office:value-type="float" office:value="1400.7662499999997" table:formula="of:=FORECAST([.AB16];OFFSET([.T16:.T615];MATCH([.AB16];[.S16:.S615];1)-1;0;2); OFFSET([.S16:.S615];MATCH([.AB16];[.S16:.S615];1)-1;0;2))" table:style-name="ce1">
            <text:p>1400.76625</text:p>
          </table:table-cell>
          <table:table-cell office:value-type="float" office:value="1400" table:formula="of:=INT([.AC16])" table:style-name="ce6">
            <text:p>140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6318</text:p>
          </table:table-cell>
          <table:table-cell office:value-type="float" office:value="16" table:formula="of:=1+SUM([.B16])" table:style-name="ce1">
            <text:p>16</text:p>
          </table:table-cell>
          <table:table-cell office:value-type="float" office:value="6.8266666666666671" table:formula="of:=[Convert.$B17]*(256/600)" table:style-name="ce1">
            <text:p>6.826666667</text:p>
          </table:table-cell>
          <table:table-cell table:number-columns-repeated="8" table:style-name="ce1"/>
          <table:table-cell office:value-type="float" office:value="16" table:formula="of:=1+SUM([.L16])" table:style-name="ce1">
            <text:p>16</text:p>
          </table:table-cell>
          <table:table-cell office:value-type="float" office:value="0" table:formula="of:=FORECAST([.L17];[Convert.$C$2:.$C$601];[Convert.$A$2:.$A$601])" table:style-name="ce1">
            <text:p>#DIV/0!</text:p>
          </table:table-cell>
          <table:table-cell office:value-type="float" office:value="0" table:formula="of:=FORECAST.LINEAR([.L17];[Convert.$A$2:.$A$601];[Convert.$C$2:.$C$601])" table:style-name="ce1">
            <text:p>#DIV/0!</text:p>
          </table:table-cell>
          <table:table-cell office:value-type="float" office:value="0" table:formula="of:=FORECAST.LINEAR([.L17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6.8266666666666671" table:formula="of:=[Convert.$B17]*(256/600)" table:style-name="ce1">
            <text:p>6.826666667</text:p>
          </table:table-cell>
          <table:table-cell office:value-type="float" office:value="652.71999999999991" table:formula="of:=4000*[Convert.$A17]" table:style-name="ce1">
            <text:p>652.72</text:p>
          </table:table-cell>
          <table:table-cell table:number-columns-repeated="7" table:style-name="ce1"/>
          <table:table-cell office:value-type="float" office:value="16" table:formula="of:=1+SUM([.AB16])" table:style-name="ce1">
            <text:p>16</text:p>
          </table:table-cell>
          <table:table-cell office:value-type="float" office:value="1485.12" table:formula="of:=FORECAST([.AB17];OFFSET([.T17:.T616];MATCH([.AB17];[.S17:.S616];1)-1;0;2); OFFSET([.S17:.S616];MATCH([.AB17];[.S17:.S616];1)-1;0;2))" table:style-name="ce1">
            <text:p>1485.12</text:p>
          </table:table-cell>
          <table:table-cell office:value-type="float" office:value="1485" table:formula="of:=INT([.AC17])" table:style-name="ce6">
            <text:p>148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7331</text:p>
          </table:table-cell>
          <table:table-cell office:value-type="float" office:value="17" table:formula="of:=1+SUM([.B17])" table:style-name="ce1">
            <text:p>17</text:p>
          </table:table-cell>
          <table:table-cell office:value-type="float" office:value="7.2533333333333339" table:formula="of:=[Convert.$B18]*(256/600)" table:style-name="ce1">
            <text:p>7.253333333</text:p>
          </table:table-cell>
          <table:table-cell table:number-columns-repeated="8" table:style-name="ce1"/>
          <table:table-cell office:value-type="float" office:value="17" table:formula="of:=1+SUM([.L17])" table:style-name="ce1">
            <text:p>17</text:p>
          </table:table-cell>
          <table:table-cell office:value-type="float" office:value="0" table:formula="of:=FORECAST([.L18];[Convert.$C$2:.$C$601];[Convert.$A$2:.$A$601])" table:style-name="ce1">
            <text:p>#DIV/0!</text:p>
          </table:table-cell>
          <table:table-cell office:value-type="float" office:value="0" table:formula="of:=FORECAST.LINEAR([.L18];[Convert.$A$2:.$A$601];[Convert.$C$2:.$C$601])" table:style-name="ce1">
            <text:p>#DIV/0!</text:p>
          </table:table-cell>
          <table:table-cell office:value-type="float" office:value="0" table:formula="of:=FORECAST.LINEAR([.L18];[.A8:.A607];[.C8:.C607])" table:style-name="ce1">
            <text:p>#DIV/0!</text:p>
          </table:table-cell>
          <table:table-cell table:number-columns-repeated="3" table:style-name="ce1"/>
          <table:table-cell office:value-type="float" office:value="7.2533333333333339" table:formula="of:=[Convert.$B18]*(256/600)" table:style-name="ce1">
            <text:p>7.253333333</text:p>
          </table:table-cell>
          <table:table-cell office:value-type="float" office:value="693.24" table:formula="of:=4000*[Convert.$A18]" table:style-name="ce1">
            <text:p>693.24</text:p>
          </table:table-cell>
          <table:table-cell table:number-columns-repeated="7" table:style-name="ce1"/>
          <table:table-cell office:value-type="float" office:value="17" table:formula="of:=1+SUM([.AB17])" table:style-name="ce1">
            <text:p>17</text:p>
          </table:table-cell>
          <table:table-cell office:value-type="float" office:value="1568.1437500000002" table:formula="of:=FORECAST([.AB18];OFFSET([.T18:.T617];MATCH([.AB18];[.S18:.S617];1)-1;0;2); OFFSET([.S18:.S617];MATCH([.AB18];[.S18:.S617];1)-1;0;2))" table:style-name="ce1">
            <text:p>1568.14375</text:p>
          </table:table-cell>
          <table:table-cell office:value-type="float" office:value="1568" table:formula="of:=INT([.AC18])" table:style-name="ce6">
            <text:p>156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8381</text:p>
          </table:table-cell>
          <table:table-cell office:value-type="float" office:value="18" table:formula="of:=1+SUM([.B18])" table:style-name="ce1">
            <text:p>18</text:p>
          </table:table-cell>
          <table:table-cell office:value-type="float" office:value="7.6800000000000006" table:formula="of:=[Convert.$B19]*(256/600)" table:style-name="ce1">
            <text:p>7.68</text:p>
          </table:table-cell>
          <table:table-cell table:number-columns-repeated="8" table:style-name="ce1"/>
          <table:table-cell office:value-type="float" office:value="18" table:formula="of:=1+SUM([.L18])" table:style-name="ce1">
            <text:p>18</text:p>
          </table:table-cell>
          <table:table-cell office:value-type="float" office:value="0" table:formula="of:=FORECAST([.L19];[Convert.$C$2:.$C$601];[Convert.$A$2:.$A$601])" table:style-name="ce1">
            <text:p>#DIV/0!</text:p>
          </table:table-cell>
          <table:table-cell office:value-type="float" office:value="0" table:formula="of:=FORECAST.LINEAR([.L19];[Convert.$A$2:.$A$601];[Convert.$C$2:.$C$601])" table:style-name="ce1">
            <text:p>#DIV/0!</text:p>
          </table:table-cell>
          <table:table-cell office:value-type="float" office:value="0" table:formula="of:=FORECAST.LINEAR([.L19];[.A9:.A608];[.C9:.C608])" table:style-name="ce1">
            <text:p>#DIV/0!</text:p>
          </table:table-cell>
          <table:table-cell table:number-columns-repeated="3" table:style-name="ce1"/>
          <table:table-cell office:value-type="float" office:value="7.6800000000000006" table:formula="of:=[Convert.$B19]*(256/600)" table:style-name="ce1">
            <text:p>7.68</text:p>
          </table:table-cell>
          <table:table-cell office:value-type="float" office:value="735.24" table:formula="of:=4000*[Convert.$A19]" table:style-name="ce1">
            <text:p>735.24</text:p>
          </table:table-cell>
          <table:table-cell table:number-columns-repeated="7" table:style-name="ce1"/>
          <table:table-cell office:value-type="float" office:value="18" table:formula="of:=1+SUM([.AB18])" table:style-name="ce1">
            <text:p>18</text:p>
          </table:table-cell>
          <table:table-cell office:value-type="float" office:value="1650.115" table:formula="of:=FORECAST([.AB19];OFFSET([.T19:.T618];MATCH([.AB19];[.S19:.S618];1)-1;0;2); OFFSET([.S19:.S618];MATCH([.AB19];[.S19:.S618];1)-1;0;2))" table:style-name="ce1">
            <text:p>1650.115</text:p>
          </table:table-cell>
          <table:table-cell office:value-type="float" office:value="1650" table:formula="of:=INT([.AC19])" table:style-name="ce6">
            <text:p>165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19376</text:p>
          </table:table-cell>
          <table:table-cell office:value-type="float" office:value="19" table:formula="of:=1+SUM([.B19])" table:style-name="ce1">
            <text:p>19</text:p>
          </table:table-cell>
          <table:table-cell office:value-type="float" office:value="8.1066666666666674" table:formula="of:=[Convert.$B20]*(256/600)" table:style-name="ce1">
            <text:p>8.106666667</text:p>
          </table:table-cell>
          <table:table-cell table:number-columns-repeated="8" table:style-name="ce1"/>
          <table:table-cell office:value-type="float" office:value="19" table:formula="of:=1+SUM([.L19])" table:style-name="ce1">
            <text:p>19</text:p>
          </table:table-cell>
          <table:table-cell office:value-type="float" office:value="0" table:formula="of:=FORECAST([.L20];[Convert.$C$2:.$C$601];[Convert.$A$2:.$A$601])" table:style-name="ce1">
            <text:p>#DIV/0!</text:p>
          </table:table-cell>
          <table:table-cell office:value-type="float" office:value="0" table:formula="of:=FORECAST.LINEAR([.L20];[Convert.$A$2:.$A$601];[Convert.$C$2:.$C$601])" table:style-name="ce1">
            <text:p>#DIV/0!</text:p>
          </table:table-cell>
          <table:table-cell office:value-type="float" office:value="0" table:formula="of:=FORECAST.LINEAR([.L20];[.A10:.A609];[.C10:.C609])" table:style-name="ce1">
            <text:p>#DIV/0!</text:p>
          </table:table-cell>
          <table:table-cell table:number-columns-repeated="3" table:style-name="ce1"/>
          <table:table-cell office:value-type="float" office:value="8.1066666666666674" table:formula="of:=[Convert.$B20]*(256/600)" table:style-name="ce1">
            <text:p>8.106666667</text:p>
          </table:table-cell>
          <table:table-cell office:value-type="float" office:value="775.04" table:formula="of:=4000*[Convert.$A20]" table:style-name="ce1">
            <text:p>775.04</text:p>
          </table:table-cell>
          <table:table-cell table:number-columns-repeated="7" table:style-name="ce1"/>
          <table:table-cell office:value-type="float" office:value="19" table:formula="of:=1+SUM([.AB19])" table:style-name="ce1">
            <text:p>19</text:p>
          </table:table-cell>
          <table:table-cell office:value-type="float" office:value="1730.1649999999997" table:formula="of:=FORECAST([.AB20];OFFSET([.T20:.T619];MATCH([.AB20];[.S20:.S619];1)-1;0;2); OFFSET([.S20:.S619];MATCH([.AB20];[.S20:.S619];1)-1;0;2))" table:style-name="ce1">
            <text:p>1730.165</text:p>
          </table:table-cell>
          <table:table-cell office:value-type="float" office:value="1730" table:formula="of:=INT([.AC20])" table:style-name="ce6">
            <text:p>173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0380</text:p>
          </table:table-cell>
          <table:table-cell office:value-type="float" office:value="20" table:formula="of:=1+SUM([.B20])" table:style-name="ce1">
            <text:p>20</text:p>
          </table:table-cell>
          <table:table-cell office:value-type="float" office:value="8.5333333333333332" table:formula="of:=[Convert.$B21]*(256/600)" table:style-name="ce1">
            <text:p>8.533333333</text:p>
          </table:table-cell>
          <table:table-cell table:style-name="ce1">
            <draw:frame draw:z-index="2" draw:id="id3" draw:style-name="a3" draw:name="Chart 2" svg:x="0.60937in" svg:y="0.0312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20" table:formula="of:=1+SUM([.L20])" table:style-name="ce1">
            <text:p>20</text:p>
          </table:table-cell>
          <table:table-cell office:value-type="float" office:value="0" table:formula="of:=FORECAST([.L21];[Convert.$C$2:.$C$601];[Convert.$A$2:.$A$601])" table:style-name="ce1">
            <text:p>#DIV/0!</text:p>
          </table:table-cell>
          <table:table-cell office:value-type="float" office:value="0" table:formula="of:=FORECAST.LINEAR([.L21];[Convert.$A$2:.$A$601];[Convert.$C$2:.$C$601])" table:style-name="ce1">
            <text:p>#DIV/0!</text:p>
          </table:table-cell>
          <table:table-cell office:value-type="float" office:value="0" table:formula="of:=FORECAST.LINEAR([.L21]; [.A21:.A619];[.C21:.C619])" table:style-name="ce1">
            <text:p>#DIV/0!</text:p>
          </table:table-cell>
          <table:table-cell table:number-columns-repeated="3" table:style-name="ce1"/>
          <table:table-cell office:value-type="float" office:value="8.5333333333333332" table:formula="of:=[Convert.$B21]*(256/600)" table:style-name="ce1">
            <text:p>8.533333333</text:p>
          </table:table-cell>
          <table:table-cell office:value-type="float" office:value="815.2" table:formula="of:=4000*[Convert.$A21]" table:style-name="ce1">
            <text:p>815.2</text:p>
          </table:table-cell>
          <table:table-cell table:number-columns-repeated="7" table:style-name="ce1"/>
          <table:table-cell office:value-type="float" office:value="20" table:formula="of:=1+SUM([.AB20])" table:style-name="ce1">
            <text:p>20</text:p>
          </table:table-cell>
          <table:table-cell office:value-type="float" office:value="1807.4299999999998" table:formula="of:=FORECAST([.AB21];OFFSET([.T21:.T620];MATCH([.AB21];[.S21:.S620];1)-1;0;2); OFFSET([.S21:.S620];MATCH([.AB21];[.S21:.S620];1)-1;0;2))" table:style-name="ce1">
            <text:p>1807.43</text:p>
          </table:table-cell>
          <table:table-cell office:value-type="float" office:value="1807" table:formula="of:=INT([.AC21])" table:style-name="ce6">
            <text:p>180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1368</text:p>
          </table:table-cell>
          <table:table-cell office:value-type="float" office:value="21" table:formula="of:=1+SUM([.B21])" table:style-name="ce1">
            <text:p>21</text:p>
          </table:table-cell>
          <table:table-cell office:value-type="float" office:value="8.9600000000000009" table:formula="of:=[Convert.$B22]*(256/600)" table:style-name="ce1">
            <text:p>8.96</text:p>
          </table:table-cell>
          <table:table-cell table:number-columns-repeated="8" table:style-name="ce1"/>
          <table:table-cell office:value-type="float" office:value="21" table:formula="of:=1+SUM([.L21])" table:style-name="ce1">
            <text:p>21</text:p>
          </table:table-cell>
          <table:table-cell office:value-type="float" office:value="0" table:formula="of:=FORECAST([.L22];[Convert.$C$2:.$C$601];[Convert.$A$2:.$A$601])" table:style-name="ce1">
            <text:p>#DIV/0!</text:p>
          </table:table-cell>
          <table:table-cell office:value-type="float" office:value="0" table:formula="of:=FORECAST.LINEAR([.L22];[Convert.$A$2:.$A$601];[Convert.$C$2:.$C$601])" table:style-name="ce1">
            <text:p>#DIV/0!</text:p>
          </table:table-cell>
          <table:table-cell office:value-type="float" office:value="0" table:formula="of:=FORECAST.LINEAR([.L22]; [.A22:.A620];[.C22:.C620])" table:style-name="ce1">
            <text:p>#DIV/0!</text:p>
          </table:table-cell>
          <table:table-cell table:number-columns-repeated="3" table:style-name="ce1"/>
          <table:table-cell office:value-type="float" office:value="8.9600000000000009" table:formula="of:=[Convert.$B22]*(256/600)" table:style-name="ce1">
            <text:p>8.96</text:p>
          </table:table-cell>
          <table:table-cell office:value-type="float" office:value="854.72" table:formula="of:=4000*[Convert.$A22]" table:style-name="ce1">
            <text:p>854.72</text:p>
          </table:table-cell>
          <table:table-cell table:number-columns-repeated="7" table:style-name="ce1"/>
          <table:table-cell office:value-type="float" office:value="21" table:formula="of:=1+SUM([.AB21])" table:style-name="ce1">
            <text:p>21</text:p>
          </table:table-cell>
          <table:table-cell office:value-type="float" office:value="1883.60625" table:formula="of:=FORECAST([.AB22];OFFSET([.T22:.T621];MATCH([.AB22];[.S22:.S621];1)-1;0;2); OFFSET([.S22:.S621];MATCH([.AB22];[.S22:.S621];1)-1;0;2))" table:style-name="ce1">
            <text:p>1883.60625</text:p>
          </table:table-cell>
          <table:table-cell office:value-type="float" office:value="1883" table:formula="of:=INT([.AC22])" table:style-name="ce6">
            <text:p>188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2400</text:p>
          </table:table-cell>
          <table:table-cell office:value-type="float" office:value="22" table:formula="of:=1+SUM([.B22])" table:style-name="ce1">
            <text:p>22</text:p>
          </table:table-cell>
          <table:table-cell office:value-type="float" office:value="9.3866666666666667" table:formula="of:=[Convert.$B23]*(256/600)" table:style-name="ce1">
            <text:p>9.386666667</text:p>
          </table:table-cell>
          <table:table-cell table:number-columns-repeated="8" table:style-name="ce1"/>
          <table:table-cell office:value-type="float" office:value="22" table:formula="of:=1+SUM([.L22])" table:style-name="ce1">
            <text:p>22</text:p>
          </table:table-cell>
          <table:table-cell office:value-type="float" office:value="0" table:formula="of:=FORECAST([.L23];[Convert.$C$2:.$C$601];[Convert.$A$2:.$A$601])" table:style-name="ce1">
            <text:p>#DIV/0!</text:p>
          </table:table-cell>
          <table:table-cell office:value-type="float" office:value="0" table:formula="of:=FORECAST.LINEAR([.L23];[Convert.$A$2:.$A$601];[Convert.$C$2:.$C$601])" table:style-name="ce1">
            <text:p>#DIV/0!</text:p>
          </table:table-cell>
          <table:table-cell office:value-type="float" office:value="0" table:formula="of:=FORECAST.LINEAR([.L23]; [.A23:.A621];[.C23:.C621])" table:style-name="ce1">
            <text:p>#DIV/0!</text:p>
          </table:table-cell>
          <table:table-cell table:number-columns-repeated="3" table:style-name="ce1"/>
          <table:table-cell office:value-type="float" office:value="9.3866666666666667" table:formula="of:=[Convert.$B23]*(256/600)" table:style-name="ce1">
            <text:p>9.386666667</text:p>
          </table:table-cell>
          <table:table-cell office:value-type="float" office:value="896" table:formula="of:=4000*[Convert.$A23]" table:style-name="ce1">
            <text:p>896</text:p>
          </table:table-cell>
          <table:table-cell table:number-columns-repeated="7" table:style-name="ce1"/>
          <table:table-cell office:value-type="float" office:value="22" table:formula="of:=1+SUM([.AB22])" table:style-name="ce1">
            <text:p>22</text:p>
          </table:table-cell>
          <table:table-cell office:value-type="float" office:value="1958.1174999999998" table:formula="of:=FORECAST([.AB23];OFFSET([.T23:.T622];MATCH([.AB23];[.S23:.S622];1)-1;0;2); OFFSET([.S23:.S622];MATCH([.AB23];[.S23:.S622];1)-1;0;2))" table:style-name="ce1">
            <text:p>1958.1175</text:p>
          </table:table-cell>
          <table:table-cell office:value-type="float" office:value="1958" table:formula="of:=INT([.AC23])" table:style-name="ce6">
            <text:p>195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3383</text:p>
          </table:table-cell>
          <table:table-cell office:value-type="float" office:value="23" table:formula="of:=1+SUM([.B23])" table:style-name="ce1">
            <text:p>23</text:p>
          </table:table-cell>
          <table:table-cell office:value-type="float" office:value="9.8133333333333344" table:formula="of:=[Convert.$B24]*(256/600)" table:style-name="ce1">
            <text:p>9.813333333</text:p>
          </table:table-cell>
          <table:table-cell table:number-columns-repeated="8" table:style-name="ce1"/>
          <table:table-cell office:value-type="float" office:value="23" table:formula="of:=1+SUM([.L23])" table:style-name="ce1">
            <text:p>23</text:p>
          </table:table-cell>
          <table:table-cell office:value-type="float" office:value="0" table:formula="of:=FORECAST([.L24];[Convert.$C$2:.$C$601];[Convert.$A$2:.$A$601])" table:style-name="ce1">
            <text:p>#DIV/0!</text:p>
          </table:table-cell>
          <table:table-cell office:value-type="float" office:value="0" table:formula="of:=FORECAST.LINEAR([.L24];[Convert.$A$2:.$A$601];[Convert.$C$2:.$C$601])" table:style-name="ce1">
            <text:p>#DIV/0!</text:p>
          </table:table-cell>
          <table:table-cell office:value-type="float" office:value="0" table:formula="of:=FORECAST.LINEAR([.L24]; [.A24:.A622];[.C24:.C622])" table:style-name="ce1">
            <text:p>#DIV/0!</text:p>
          </table:table-cell>
          <table:table-cell table:number-columns-repeated="3" table:style-name="ce1"/>
          <table:table-cell office:value-type="float" office:value="9.8133333333333344" table:formula="of:=[Convert.$B24]*(256/600)" table:style-name="ce1">
            <text:p>9.813333333</text:p>
          </table:table-cell>
          <table:table-cell office:value-type="float" office:value="935.32" table:formula="of:=4000*[Convert.$A24]" table:style-name="ce1">
            <text:p>935.32</text:p>
          </table:table-cell>
          <table:table-cell table:number-columns-repeated="7" table:style-name="ce1"/>
          <table:table-cell office:value-type="float" office:value="23" table:formula="of:=1+SUM([.AB23])" table:style-name="ce1">
            <text:p>23</text:p>
          </table:table-cell>
          <table:table-cell office:value-type="float" office:value="2030.8487499999997" table:formula="of:=FORECAST([.AB24];OFFSET([.T24:.T623];MATCH([.AB24];[.S24:.S623];1)-1;0;2); OFFSET([.S24:.S623];MATCH([.AB24];[.S24:.S623];1)-1;0;2))" table:style-name="ce1">
            <text:p>2030.84875</text:p>
          </table:table-cell>
          <table:table-cell office:value-type="float" office:value="2030" table:formula="of:=INT([.AC24])" table:style-name="ce6">
            <text:p>203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4365</text:p>
          </table:table-cell>
          <table:table-cell office:value-type="float" office:value="24" table:formula="of:=1+SUM([.B24])" table:style-name="ce1">
            <text:p>24</text:p>
          </table:table-cell>
          <table:table-cell office:value-type="float" office:value="10.24" table:formula="of:=[Convert.$B25]*(256/600)" table:style-name="ce1">
            <text:p>10.24</text:p>
          </table:table-cell>
          <table:table-cell table:number-columns-repeated="8" table:style-name="ce1"/>
          <table:table-cell office:value-type="float" office:value="24" table:formula="of:=1+SUM([.L24])" table:style-name="ce1">
            <text:p>24</text:p>
          </table:table-cell>
          <table:table-cell office:value-type="float" office:value="0" table:formula="of:=FORECAST([.L25];[Convert.$C$2:.$C$601];[Convert.$A$2:.$A$601])" table:style-name="ce1">
            <text:p>#DIV/0!</text:p>
          </table:table-cell>
          <table:table-cell office:value-type="float" office:value="0" table:formula="of:=FORECAST.LINEAR([.L25];[Convert.$A$2:.$A$601];[Convert.$C$2:.$C$601])" table:style-name="ce1">
            <text:p>#DIV/0!</text:p>
          </table:table-cell>
          <table:table-cell office:value-type="float" office:value="0" table:formula="of:=FORECAST.LINEAR([.L25]; [.A25:.A623];[.C25:.C623])" table:style-name="ce1">
            <text:p>#DIV/0!</text:p>
          </table:table-cell>
          <table:table-cell table:number-columns-repeated="3" table:style-name="ce1"/>
          <table:table-cell office:value-type="float" office:value="10.24" table:formula="of:=[Convert.$B25]*(256/600)" table:style-name="ce1">
            <text:p>10.24</text:p>
          </table:table-cell>
          <table:table-cell office:value-type="float" office:value="974.6" table:formula="of:=4000*[Convert.$A25]" table:style-name="ce1">
            <text:p>974.6</text:p>
          </table:table-cell>
          <table:table-cell table:number-columns-repeated="7" table:style-name="ce1"/>
          <table:table-cell office:value-type="float" office:value="24" table:formula="of:=1+SUM([.AB24])" table:style-name="ce1">
            <text:p>24</text:p>
          </table:table-cell>
          <table:table-cell office:value-type="float" office:value="2100.6899999999996" table:formula="of:=FORECAST([.AB25];OFFSET([.T25:.T624];MATCH([.AB25];[.S25:.S624];1)-1;0;2); OFFSET([.S25:.S624];MATCH([.AB25];[.S25:.S624];1)-1;0;2))" table:style-name="ce1">
            <text:p>2100.69</text:p>
          </table:table-cell>
          <table:table-cell office:value-type="float" office:value="2100" table:formula="of:=INT([.AC25])" table:style-name="ce6">
            <text:p>210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5372</text:p>
          </table:table-cell>
          <table:table-cell office:value-type="float" office:value="25" table:formula="of:=1+SUM([.B25])" table:style-name="ce1">
            <text:p>25</text:p>
          </table:table-cell>
          <table:table-cell office:value-type="float" office:value="10.666666666666668" table:formula="of:=[Convert.$B26]*(256/600)" table:style-name="ce1">
            <text:p>10.66666667</text:p>
          </table:table-cell>
          <table:table-cell table:number-columns-repeated="8" table:style-name="ce1"/>
          <table:table-cell office:value-type="float" office:value="25" table:formula="of:=1+SUM([.L25])" table:style-name="ce1">
            <text:p>25</text:p>
          </table:table-cell>
          <table:table-cell office:value-type="float" office:value="0" table:formula="of:=FORECAST([.L26];[Convert.$C$2:.$C$601];[Convert.$A$2:.$A$601])" table:style-name="ce1">
            <text:p>#DIV/0!</text:p>
          </table:table-cell>
          <table:table-cell office:value-type="float" office:value="0" table:formula="of:=FORECAST.LINEAR([.L26];[Convert.$A$2:.$A$601];[Convert.$C$2:.$C$601])" table:style-name="ce1">
            <text:p>#DIV/0!</text:p>
          </table:table-cell>
          <table:table-cell office:value-type="float" office:value="0" table:formula="of:=FORECAST.LINEAR([.L26]; [.A26:.A624];[.C26:.C624])" table:style-name="ce1">
            <text:p>#DIV/0!</text:p>
          </table:table-cell>
          <table:table-cell table:number-columns-repeated="3" table:style-name="ce1"/>
          <table:table-cell office:value-type="float" office:value="10.666666666666668" table:formula="of:=[Convert.$B26]*(256/600)" table:style-name="ce1">
            <text:p>10.66666667</text:p>
          </table:table-cell>
          <table:table-cell office:value-type="float" office:value="1014.88" table:formula="of:=4000*[Convert.$A26]" table:style-name="ce1">
            <text:p>1014.88</text:p>
          </table:table-cell>
          <table:table-cell table:number-columns-repeated="7" table:style-name="ce1"/>
          <table:table-cell office:value-type="float" office:value="25" table:formula="of:=1+SUM([.AB25])" table:style-name="ce1">
            <text:p>25</text:p>
          </table:table-cell>
          <table:table-cell office:value-type="float" office:value="2169.1975000000002" table:formula="of:=FORECAST([.AB26];OFFSET([.T26:.T625];MATCH([.AB26];[.S26:.S625];1)-1;0;2); OFFSET([.S26:.S625];MATCH([.AB26];[.S26:.S625];1)-1;0;2))" table:style-name="ce1">
            <text:p>2169.1975</text:p>
          </table:table-cell>
          <table:table-cell office:value-type="float" office:value="2169" table:formula="of:=INT([.AC26])" table:style-name="ce6">
            <text:p>216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6343</text:p>
          </table:table-cell>
          <table:table-cell office:value-type="float" office:value="26" table:formula="of:=1+SUM([.B26])" table:style-name="ce1">
            <text:p>26</text:p>
          </table:table-cell>
          <table:table-cell office:value-type="float" office:value="11.093333333333334" table:formula="of:=[Convert.$B27]*(256/600)" table:style-name="ce1">
            <text:p>11.09333333</text:p>
          </table:table-cell>
          <table:table-cell table:number-columns-repeated="8" table:style-name="ce1"/>
          <table:table-cell office:value-type="float" office:value="26" table:formula="of:=1+SUM([.L26])" table:style-name="ce1">
            <text:p>26</text:p>
          </table:table-cell>
          <table:table-cell office:value-type="float" office:value="0" table:formula="of:=FORECAST([.L27];[Convert.$C$2:.$C$601];[Convert.$A$2:.$A$601])" table:style-name="ce1">
            <text:p>#DIV/0!</text:p>
          </table:table-cell>
          <table:table-cell office:value-type="float" office:value="0" table:formula="of:=FORECAST.LINEAR([.L27];[Convert.$A$2:.$A$601];[Convert.$C$2:.$C$601])" table:style-name="ce1">
            <text:p>#DIV/0!</text:p>
          </table:table-cell>
          <table:table-cell office:value-type="float" office:value="0" table:formula="of:=FORECAST.LINEAR([.L27]; [.A27:.A625];[.C27:.C625])" table:style-name="ce1">
            <text:p>#DIV/0!</text:p>
          </table:table-cell>
          <table:table-cell table:number-columns-repeated="3" table:style-name="ce1"/>
          <table:table-cell office:value-type="float" office:value="11.093333333333334" table:formula="of:=[Convert.$B27]*(256/600)" table:style-name="ce1">
            <text:p>11.09333333</text:p>
          </table:table-cell>
          <table:table-cell office:value-type="float" office:value="1053.72" table:formula="of:=4000*[Convert.$A27]" table:style-name="ce1">
            <text:p>1053.72</text:p>
          </table:table-cell>
          <table:table-cell table:number-columns-repeated="7" table:style-name="ce1"/>
          <table:table-cell office:value-type="float" office:value="26" table:formula="of:=1+SUM([.AB26])" table:style-name="ce1">
            <text:p>26</text:p>
          </table:table-cell>
          <table:table-cell office:value-type="float" office:value="2236.12" table:formula="of:=FORECAST([.AB27];OFFSET([.T27:.T626];MATCH([.AB27];[.S27:.S626];1)-1;0;2); OFFSET([.S27:.S626];MATCH([.AB27];[.S27:.S626];1)-1;0;2))" table:style-name="ce1">
            <text:p>2236.12</text:p>
          </table:table-cell>
          <table:table-cell office:value-type="float" office:value="2236" table:formula="of:=INT([.AC27])" table:style-name="ce6">
            <text:p>223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7301</text:p>
          </table:table-cell>
          <table:table-cell office:value-type="float" office:value="27" table:formula="of:=1+SUM([.B27])" table:style-name="ce1">
            <text:p>27</text:p>
          </table:table-cell>
          <table:table-cell office:value-type="float" office:value="11.520000000000001" table:formula="of:=[Convert.$B28]*(256/600)" table:style-name="ce1">
            <text:p>11.52</text:p>
          </table:table-cell>
          <table:table-cell table:number-columns-repeated="8" table:style-name="ce1"/>
          <table:table-cell office:value-type="float" office:value="27" table:formula="of:=1+SUM([.L27])" table:style-name="ce1">
            <text:p>27</text:p>
          </table:table-cell>
          <table:table-cell office:value-type="float" office:value="0" table:formula="of:=FORECAST([.L28];[Convert.$C$2:.$C$601];[Convert.$A$2:.$A$601])" table:style-name="ce1">
            <text:p>#DIV/0!</text:p>
          </table:table-cell>
          <table:table-cell office:value-type="float" office:value="0" table:formula="of:=FORECAST.LINEAR([.L28];[Convert.$A$2:.$A$601];[Convert.$C$2:.$C$601])" table:style-name="ce1">
            <text:p>#DIV/0!</text:p>
          </table:table-cell>
          <table:table-cell office:value-type="float" office:value="0" table:formula="of:=FORECAST.LINEAR([.L28]; [.A28:.A626];[.C28:.C626])" table:style-name="ce1">
            <text:p>#DIV/0!</text:p>
          </table:table-cell>
          <table:table-cell table:number-columns-repeated="3" table:style-name="ce1"/>
          <table:table-cell office:value-type="float" office:value="11.520000000000001" table:formula="of:=[Convert.$B28]*(256/600)" table:style-name="ce1">
            <text:p>11.52</text:p>
          </table:table-cell>
          <table:table-cell office:value-type="float" office:value="1092.04" table:formula="of:=4000*[Convert.$A28]" table:style-name="ce1">
            <text:p>1092.04</text:p>
          </table:table-cell>
          <table:table-cell table:number-columns-repeated="7" table:style-name="ce1"/>
          <table:table-cell office:value-type="float" office:value="27" table:formula="of:=1+SUM([.AB27])" table:style-name="ce1">
            <text:p>27</text:p>
          </table:table-cell>
          <table:table-cell office:value-type="float" office:value="2300.1899999999996" table:formula="of:=FORECAST([.AB28];OFFSET([.T28:.T627];MATCH([.AB28];[.S28:.S627];1)-1;0;2); OFFSET([.S28:.S627];MATCH([.AB28];[.S28:.S627];1)-1;0;2))" table:style-name="ce1">
            <text:p>2300.19</text:p>
          </table:table-cell>
          <table:table-cell office:value-type="float" office:value="2300" table:formula="of:=INT([.AC28])" table:style-name="ce6">
            <text:p>230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8290</text:p>
          </table:table-cell>
          <table:table-cell office:value-type="float" office:value="28" table:formula="of:=1+SUM([.B28])" table:style-name="ce1">
            <text:p>28</text:p>
          </table:table-cell>
          <table:table-cell office:value-type="float" office:value="11.946666666666667" table:formula="of:=[Convert.$B29]*(256/600)" table:style-name="ce1">
            <text:p>11.94666667</text:p>
          </table:table-cell>
          <table:table-cell table:number-columns-repeated="8" table:style-name="ce1"/>
          <table:table-cell office:value-type="float" office:value="28" table:formula="of:=1+SUM([.L28])" table:style-name="ce1">
            <text:p>28</text:p>
          </table:table-cell>
          <table:table-cell office:value-type="float" office:value="0" table:formula="of:=FORECAST([.L29];[Convert.$C$2:.$C$601];[Convert.$A$2:.$A$601])" table:style-name="ce1">
            <text:p>#DIV/0!</text:p>
          </table:table-cell>
          <table:table-cell office:value-type="float" office:value="0" table:formula="of:=FORECAST.LINEAR([.L29];[Convert.$A$2:.$A$601];[Convert.$C$2:.$C$601])" table:style-name="ce1">
            <text:p>#DIV/0!</text:p>
          </table:table-cell>
          <table:table-cell office:value-type="float" office:value="0" table:formula="of:=FORECAST.LINEAR([.L29]; [.A29:.A627];[.C29:.C627])" table:style-name="ce1">
            <text:p>#DIV/0!</text:p>
          </table:table-cell>
          <table:table-cell table:number-columns-repeated="3" table:style-name="ce1"/>
          <table:table-cell office:value-type="float" office:value="11.946666666666667" table:formula="of:=[Convert.$B29]*(256/600)" table:style-name="ce1">
            <text:p>11.94666667</text:p>
          </table:table-cell>
          <table:table-cell office:value-type="float" office:value="1131.5999999999999" table:formula="of:=4000*[Convert.$A29]" table:style-name="ce1">
            <text:p>1131.6</text:p>
          </table:table-cell>
          <table:table-cell table:number-columns-repeated="7" table:style-name="ce1"/>
          <table:table-cell office:value-type="float" office:value="28" table:formula="of:=1+SUM([.AB28])" table:style-name="ce1">
            <text:p>28</text:p>
          </table:table-cell>
          <table:table-cell office:value-type="float" office:value="2363.2750000000001" table:formula="of:=FORECAST([.AB29];OFFSET([.T29:.T628];MATCH([.AB29];[.S29:.S628];1)-1;0;2); OFFSET([.S29:.S628];MATCH([.AB29];[.S29:.S628];1)-1;0;2))" table:style-name="ce1">
            <text:p>2363.275</text:p>
          </table:table-cell>
          <table:table-cell office:value-type="float" office:value="2363" table:formula="of:=INT([.AC29])" table:style-name="ce6">
            <text:p>236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29242</text:p>
          </table:table-cell>
          <table:table-cell office:value-type="float" office:value="29" table:formula="of:=1+SUM([.B29])" table:style-name="ce1">
            <text:p>29</text:p>
          </table:table-cell>
          <table:table-cell office:value-type="float" office:value="12.373333333333335" table:formula="of:=[Convert.$B30]*(256/600)" table:style-name="ce1">
            <text:p>12.37333333</text:p>
          </table:table-cell>
          <table:table-cell table:number-columns-repeated="8" table:style-name="ce1"/>
          <table:table-cell office:value-type="float" office:value="29" table:formula="of:=1+SUM([.L29])" table:style-name="ce1">
            <text:p>29</text:p>
          </table:table-cell>
          <table:table-cell office:value-type="float" office:value="0" table:formula="of:=FORECAST([.L30];[Convert.$C$2:.$C$601];[Convert.$A$2:.$A$601])" table:style-name="ce1">
            <text:p>#DIV/0!</text:p>
          </table:table-cell>
          <table:table-cell office:value-type="float" office:value="0" table:formula="of:=FORECAST.LINEAR([.L30];[Convert.$A$2:.$A$601];[Convert.$C$2:.$C$601])" table:style-name="ce1">
            <text:p>#DIV/0!</text:p>
          </table:table-cell>
          <table:table-cell office:value-type="float" office:value="0" table:formula="of:=FORECAST.LINEAR([.L30]; [.A30:.A628];[.C30:.C628])" table:style-name="ce1">
            <text:p>#DIV/0!</text:p>
          </table:table-cell>
          <table:table-cell table:number-columns-repeated="3" table:style-name="ce1"/>
          <table:table-cell office:value-type="float" office:value="12.373333333333335" table:formula="of:=[Convert.$B30]*(256/600)" table:style-name="ce1">
            <text:p>12.37333333</text:p>
          </table:table-cell>
          <table:table-cell office:value-type="float" office:value="1169.68" table:formula="of:=4000*[Convert.$A30]" table:style-name="ce1">
            <text:p>1169.68</text:p>
          </table:table-cell>
          <table:table-cell table:number-columns-repeated="7" table:style-name="ce1"/>
          <table:table-cell office:value-type="float" office:value="29" table:formula="of:=1+SUM([.AB29])" table:style-name="ce1">
            <text:p>29</text:p>
          </table:table-cell>
          <table:table-cell office:value-type="float" office:value="2424.4874999999993" table:formula="of:=FORECAST([.AB30];OFFSET([.T30:.T629];MATCH([.AB30];[.S30:.S629];1)-1;0;2); OFFSET([.S30:.S629];MATCH([.AB30];[.S30:.S629];1)-1;0;2))" table:style-name="ce1">
            <text:p>2424.4875</text:p>
          </table:table-cell>
          <table:table-cell office:value-type="float" office:value="2424" table:formula="of:=INT([.AC30])" table:style-name="ce6">
            <text:p>242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0191</text:p>
          </table:table-cell>
          <table:table-cell office:value-type="float" office:value="30" table:formula="of:=1+SUM([.B30])" table:style-name="ce1">
            <text:p>30</text:p>
          </table:table-cell>
          <table:table-cell office:value-type="float" office:value="12.8" table:formula="of:=[Convert.$B31]*(256/600)" table:style-name="ce1">
            <text:p>12.8</text:p>
          </table:table-cell>
          <table:table-cell table:number-columns-repeated="8" table:style-name="ce1"/>
          <table:table-cell office:value-type="float" office:value="30" table:formula="of:=1+SUM([.L30])" table:style-name="ce1">
            <text:p>30</text:p>
          </table:table-cell>
          <table:table-cell office:value-type="float" office:value="0" table:formula="of:=FORECAST([.L31];[Convert.$C$2:.$C$601];[Convert.$A$2:.$A$601])" table:style-name="ce1">
            <text:p>#DIV/0!</text:p>
          </table:table-cell>
          <table:table-cell office:value-type="float" office:value="0" table:formula="of:=FORECAST.LINEAR([.L31];[Convert.$A$2:.$A$601];[Convert.$C$2:.$C$601])" table:style-name="ce1">
            <text:p>#DIV/0!</text:p>
          </table:table-cell>
          <table:table-cell office:value-type="float" office:value="0" table:formula="of:=FORECAST.LINEAR([.L31]; [.A31:.A629];[.C31:.C629])" table:style-name="ce1">
            <text:p>#DIV/0!</text:p>
          </table:table-cell>
          <table:table-cell table:number-columns-repeated="3" table:style-name="ce1"/>
          <table:table-cell office:value-type="float" office:value="12.8" table:formula="of:=[Convert.$B31]*(256/600)" table:style-name="ce1">
            <text:p>12.8</text:p>
          </table:table-cell>
          <table:table-cell office:value-type="float" office:value="1207.6400000000001" table:formula="of:=4000*[Convert.$A31]" table:style-name="ce1">
            <text:p>1207.64</text:p>
          </table:table-cell>
          <table:table-cell table:number-columns-repeated="7" table:style-name="ce1"/>
          <table:table-cell office:value-type="float" office:value="30" table:formula="of:=1+SUM([.AB30])" table:style-name="ce1">
            <text:p>30</text:p>
          </table:table-cell>
          <table:table-cell office:value-type="float" office:value="2483.4649999999997" table:formula="of:=FORECAST([.AB31];OFFSET([.T31:.T630];MATCH([.AB31];[.S31:.S630];1)-1;0;2); OFFSET([.S31:.S630];MATCH([.AB31];[.S31:.S630];1)-1;0;2))" table:style-name="ce1">
            <text:p>2483.465</text:p>
          </table:table-cell>
          <table:table-cell office:value-type="float" office:value="2483" table:formula="of:=INT([.AC31])" table:style-name="ce6">
            <text:p>248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1161</text:p>
          </table:table-cell>
          <table:table-cell office:value-type="float" office:value="31" table:formula="of:=1+SUM([.B31])" table:style-name="ce1">
            <text:p>31</text:p>
          </table:table-cell>
          <table:table-cell office:value-type="float" office:value="13.226666666666668" table:formula="of:=[Convert.$B32]*(256/600)" table:style-name="ce1">
            <text:p>13.22666667</text:p>
          </table:table-cell>
          <table:table-cell table:number-columns-repeated="8" table:style-name="ce1"/>
          <table:table-cell office:value-type="float" office:value="31" table:formula="of:=1+SUM([.L31])" table:style-name="ce1">
            <text:p>31</text:p>
          </table:table-cell>
          <table:table-cell office:value-type="float" office:value="0" table:formula="of:=FORECAST([.L32];[Convert.$C$2:.$C$601];[Convert.$A$2:.$A$601])" table:style-name="ce1">
            <text:p>#DIV/0!</text:p>
          </table:table-cell>
          <table:table-cell office:value-type="float" office:value="0" table:formula="of:=FORECAST.LINEAR([.L32];[Convert.$A$2:.$A$601];[Convert.$C$2:.$C$601])" table:style-name="ce1">
            <text:p>#DIV/0!</text:p>
          </table:table-cell>
          <table:table-cell office:value-type="float" office:value="0" table:formula="of:=FORECAST.LINEAR([.L32]; [.A32:.A630];[.C32:.C630])" table:style-name="ce1">
            <text:p>#DIV/0!</text:p>
          </table:table-cell>
          <table:table-cell table:number-columns-repeated="3" table:style-name="ce1"/>
          <table:table-cell office:value-type="float" office:value="13.226666666666668" table:formula="of:=[Convert.$B32]*(256/600)" table:style-name="ce1">
            <text:p>13.22666667</text:p>
          </table:table-cell>
          <table:table-cell office:value-type="float" office:value="1246.44" table:formula="of:=4000*[Convert.$A32]" table:style-name="ce1">
            <text:p>1246.44</text:p>
          </table:table-cell>
          <table:table-cell table:number-columns-repeated="7" table:style-name="ce1"/>
          <table:table-cell office:value-type="float" office:value="31" table:formula="of:=1+SUM([.AB31])" table:style-name="ce1">
            <text:p>31</text:p>
          </table:table-cell>
          <table:table-cell office:value-type="float" office:value="2539.6999999999998" table:formula="of:=FORECAST([.AB32];OFFSET([.T32:.T631];MATCH([.AB32];[.S32:.S631];1)-1;0;2); OFFSET([.S32:.S631];MATCH([.AB32];[.S32:.S631];1)-1;0;2))" table:style-name="ce1">
            <text:p>2539.7</text:p>
          </table:table-cell>
          <table:table-cell office:value-type="float" office:value="2539" table:formula="of:=INT([.AC32])" table:style-name="ce6">
            <text:p>253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2089</text:p>
          </table:table-cell>
          <table:table-cell office:value-type="float" office:value="32" table:formula="of:=1+SUM([.B32])" table:style-name="ce1">
            <text:p>32</text:p>
          </table:table-cell>
          <table:table-cell office:value-type="float" office:value="13.653333333333334" table:formula="of:=[Convert.$B33]*(256/600)" table:style-name="ce1">
            <text:p>13.65333333</text:p>
          </table:table-cell>
          <table:table-cell table:number-columns-repeated="8" table:style-name="ce1"/>
          <table:table-cell office:value-type="float" office:value="32" table:formula="of:=1+SUM([.L32])" table:style-name="ce1">
            <text:p>32</text:p>
          </table:table-cell>
          <table:table-cell office:value-type="float" office:value="0" table:formula="of:=FORECAST([.L33];[Convert.$C$2:.$C$601];[Convert.$A$2:.$A$601])" table:style-name="ce1">
            <text:p>#DIV/0!</text:p>
          </table:table-cell>
          <table:table-cell office:value-type="float" office:value="0" table:formula="of:=FORECAST.LINEAR([.L33];[Convert.$A$2:.$A$601];[Convert.$C$2:.$C$601])" table:style-name="ce1">
            <text:p>#DIV/0!</text:p>
          </table:table-cell>
          <table:table-cell office:value-type="float" office:value="0" table:formula="of:=FORECAST.LINEAR([.L33]; [.A33:.A631];[.C33:.C631])" table:style-name="ce1">
            <text:p>#DIV/0!</text:p>
          </table:table-cell>
          <table:table-cell table:number-columns-repeated="3" table:style-name="ce1"/>
          <table:table-cell office:value-type="float" office:value="13.653333333333334" table:formula="of:=[Convert.$B33]*(256/600)" table:style-name="ce1">
            <text:p>13.65333333</text:p>
          </table:table-cell>
          <table:table-cell office:value-type="float" office:value="1283.56" table:formula="of:=4000*[Convert.$A33]" table:style-name="ce1">
            <text:p>1283.56</text:p>
          </table:table-cell>
          <table:table-cell table:number-columns-repeated="7" table:style-name="ce1"/>
          <table:table-cell office:value-type="float" office:value="32" table:formula="of:=1+SUM([.AB32])" table:style-name="ce1">
            <text:p>32</text:p>
          </table:table-cell>
          <table:table-cell office:value-type="float" office:value="2595.1999999999998" table:formula="of:=FORECAST([.AB33];OFFSET([.T33:.T632];MATCH([.AB33];[.S33:.S632];1)-1;0;2); OFFSET([.S33:.S632];MATCH([.AB33];[.S33:.S632];1)-1;0;2))" table:style-name="ce1">
            <text:p>2595.2</text:p>
          </table:table-cell>
          <table:table-cell office:value-type="float" office:value="2595" table:formula="of:=INT([.AC33])" table:style-name="ce6">
            <text:p>259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3017</text:p>
          </table:table-cell>
          <table:table-cell office:value-type="float" office:value="33" table:formula="of:=1+SUM([.B33])" table:style-name="ce1">
            <text:p>33</text:p>
          </table:table-cell>
          <table:table-cell office:value-type="float" office:value="14.08" table:formula="of:=[Convert.$B34]*(256/600)" table:style-name="ce1">
            <text:p>14.08</text:p>
          </table:table-cell>
          <table:table-cell table:number-columns-repeated="8" table:style-name="ce1"/>
          <table:table-cell office:value-type="float" office:value="33" table:formula="of:=1+SUM([.L33])" table:style-name="ce1">
            <text:p>33</text:p>
          </table:table-cell>
          <table:table-cell office:value-type="float" office:value="0" table:formula="of:=FORECAST([.L34];[Convert.$C$2:.$C$601];[Convert.$A$2:.$A$601])" table:style-name="ce1">
            <text:p>#DIV/0!</text:p>
          </table:table-cell>
          <table:table-cell office:value-type="float" office:value="0" table:formula="of:=FORECAST.LINEAR([.L34];[Convert.$A$2:.$A$601];[Convert.$C$2:.$C$601])" table:style-name="ce1">
            <text:p>#DIV/0!</text:p>
          </table:table-cell>
          <table:table-cell office:value-type="float" office:value="0" table:formula="of:=FORECAST.LINEAR([.L34]; [.A34:.A632];[.C34:.C632])" table:style-name="ce1">
            <text:p>#DIV/0!</text:p>
          </table:table-cell>
          <table:table-cell table:number-columns-repeated="3" table:style-name="ce1"/>
          <table:table-cell office:value-type="float" office:value="14.08" table:formula="of:=[Convert.$B34]*(256/600)" table:style-name="ce1">
            <text:p>14.08</text:p>
          </table:table-cell>
          <table:table-cell office:value-type="float" office:value="1320.68" table:formula="of:=4000*[Convert.$A34]" table:style-name="ce1">
            <text:p>1320.68</text:p>
          </table:table-cell>
          <table:table-cell table:number-columns-repeated="7" table:style-name="ce1"/>
          <table:table-cell office:value-type="float" office:value="33" table:formula="of:=1+SUM([.AB33])" table:style-name="ce1">
            <text:p>33</text:p>
          </table:table-cell>
          <table:table-cell office:value-type="float" office:value="2648.5112499999996" table:formula="of:=FORECAST([.AB34];OFFSET([.T34:.T633];MATCH([.AB34];[.S34:.S633];1)-1;0;2); OFFSET([.S34:.S633];MATCH([.AB34];[.S34:.S633];1)-1;0;2))" table:style-name="ce1">
            <text:p>2648.51125</text:p>
          </table:table-cell>
          <table:table-cell office:value-type="float" office:value="2648" table:formula="of:=INT([.AC34])" table:style-name="ce6">
            <text:p>264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3932</text:p>
          </table:table-cell>
          <table:table-cell office:value-type="float" office:value="34" table:formula="of:=1+SUM([.B34])" table:style-name="ce1">
            <text:p>34</text:p>
          </table:table-cell>
          <table:table-cell office:value-type="float" office:value="14.506666666666668" table:formula="of:=[Convert.$B35]*(256/600)" table:style-name="ce1">
            <text:p>14.50666667</text:p>
          </table:table-cell>
          <table:table-cell table:number-columns-repeated="8" table:style-name="ce1"/>
          <table:table-cell office:value-type="float" office:value="34" table:formula="of:=1+SUM([.L34])" table:style-name="ce1">
            <text:p>34</text:p>
          </table:table-cell>
          <table:table-cell office:value-type="float" office:value="0" table:formula="of:=FORECAST([.L35];[Convert.$C$2:.$C$601];[Convert.$A$2:.$A$601])" table:style-name="ce1">
            <text:p>#DIV/0!</text:p>
          </table:table-cell>
          <table:table-cell office:value-type="float" office:value="0" table:formula="of:=FORECAST.LINEAR([.L35];[Convert.$A$2:.$A$601];[Convert.$C$2:.$C$601])" table:style-name="ce1">
            <text:p>#DIV/0!</text:p>
          </table:table-cell>
          <table:table-cell office:value-type="float" office:value="0" table:formula="of:=FORECAST.LINEAR([.L35]; [.A35:.A633];[.C35:.C633])" table:style-name="ce1">
            <text:p>#DIV/0!</text:p>
          </table:table-cell>
          <table:table-cell table:number-columns-repeated="3" table:style-name="ce1"/>
          <table:table-cell office:value-type="float" office:value="14.506666666666668" table:formula="of:=[Convert.$B35]*(256/600)" table:style-name="ce1">
            <text:p>14.50666667</text:p>
          </table:table-cell>
          <table:table-cell office:value-type="float" office:value="1357.28" table:formula="of:=4000*[Convert.$A35]" table:style-name="ce1">
            <text:p>1357.28</text:p>
          </table:table-cell>
          <table:table-cell table:number-columns-repeated="7" table:style-name="ce1"/>
          <table:table-cell office:value-type="float" office:value="34" table:formula="of:=1+SUM([.AB34])" table:style-name="ce1">
            <text:p>34</text:p>
          </table:table-cell>
          <table:table-cell office:value-type="float" office:value="2700.09" table:formula="of:=FORECAST([.AB35];OFFSET([.T35:.T634];MATCH([.AB35];[.S35:.S634];1)-1;0;2); OFFSET([.S35:.S634];MATCH([.AB35];[.S35:.S634];1)-1;0;2))" table:style-name="ce1">
            <text:p>2700.09</text:p>
          </table:table-cell>
          <table:table-cell office:value-type="float" office:value="2700" table:formula="of:=INT([.AC35])" table:style-name="ce6">
            <text:p>270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4879</text:p>
          </table:table-cell>
          <table:table-cell office:value-type="float" office:value="35" table:formula="of:=1+SUM([.B35])" table:style-name="ce1">
            <text:p>35</text:p>
          </table:table-cell>
          <table:table-cell office:value-type="float" office:value="14.933333333333334" table:formula="of:=[Convert.$B36]*(256/600)" table:style-name="ce1">
            <text:p>14.93333333</text:p>
          </table:table-cell>
          <table:table-cell table:number-columns-repeated="8" table:style-name="ce1"/>
          <table:table-cell office:value-type="float" office:value="35" table:formula="of:=1+SUM([.L35])" table:style-name="ce1">
            <text:p>35</text:p>
          </table:table-cell>
          <table:table-cell office:value-type="float" office:value="0" table:formula="of:=FORECAST([.L36];[Convert.$C$2:.$C$601];[Convert.$A$2:.$A$601])" table:style-name="ce1">
            <text:p>#DIV/0!</text:p>
          </table:table-cell>
          <table:table-cell office:value-type="float" office:value="0" table:formula="of:=FORECAST.LINEAR([.L36];[Convert.$A$2:.$A$601];[Convert.$C$2:.$C$601])" table:style-name="ce1">
            <text:p>#DIV/0!</text:p>
          </table:table-cell>
          <table:table-cell office:value-type="float" office:value="0" table:formula="of:=FORECAST.LINEAR([.L36]; [.A36:.A634];[.C36:.C634])" table:style-name="ce1">
            <text:p>#DIV/0!</text:p>
          </table:table-cell>
          <table:table-cell table:number-columns-repeated="3" table:style-name="ce1"/>
          <table:table-cell office:value-type="float" office:value="14.933333333333334" table:formula="of:=[Convert.$B36]*(256/600)" table:style-name="ce1">
            <text:p>14.93333333</text:p>
          </table:table-cell>
          <table:table-cell office:value-type="float" office:value="1395.1599999999999" table:formula="of:=4000*[Convert.$A36]" table:style-name="ce1">
            <text:p>1395.16</text:p>
          </table:table-cell>
          <table:table-cell table:number-columns-repeated="7" table:style-name="ce1"/>
          <table:table-cell office:value-type="float" office:value="35" table:formula="of:=1+SUM([.AB35])" table:style-name="ce1">
            <text:p>35</text:p>
          </table:table-cell>
          <table:table-cell office:value-type="float" office:value="2749.3937499999993" table:formula="of:=FORECAST([.AB36];OFFSET([.T36:.T635];MATCH([.AB36];[.S36:.S635];1)-1;0;2); OFFSET([.S36:.S635];MATCH([.AB36];[.S36:.S635];1)-1;0;2))" table:style-name="ce1">
            <text:p>2749.39375</text:p>
          </table:table-cell>
          <table:table-cell office:value-type="float" office:value="2749" table:formula="of:=INT([.AC36])" table:style-name="ce6">
            <text:p>274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5776</text:p>
          </table:table-cell>
          <table:table-cell office:value-type="float" office:value="36" table:formula="of:=1+SUM([.B36])" table:style-name="ce1">
            <text:p>36</text:p>
          </table:table-cell>
          <table:table-cell office:value-type="float" office:value="15.360000000000001" table:formula="of:=[Convert.$B37]*(256/600)" table:style-name="ce1">
            <text:p>15.36</text:p>
          </table:table-cell>
          <table:table-cell table:number-columns-repeated="8" table:style-name="ce1"/>
          <table:table-cell office:value-type="float" office:value="36" table:formula="of:=1+SUM([.L36])" table:style-name="ce1">
            <text:p>36</text:p>
          </table:table-cell>
          <table:table-cell office:value-type="float" office:value="0" table:formula="of:=FORECAST([.L37];[Convert.$C$2:.$C$601];[Convert.$A$2:.$A$601])" table:style-name="ce1">
            <text:p>#DIV/0!</text:p>
          </table:table-cell>
          <table:table-cell office:value-type="float" office:value="0" table:formula="of:=FORECAST.LINEAR([.L37];[Convert.$A$2:.$A$601];[Convert.$C$2:.$C$601])" table:style-name="ce1">
            <text:p>#DIV/0!</text:p>
          </table:table-cell>
          <table:table-cell office:value-type="float" office:value="0" table:formula="of:=FORECAST.LINEAR([.L37]; [.A37:.A635];[.C37:.C635])" table:style-name="ce1">
            <text:p>#DIV/0!</text:p>
          </table:table-cell>
          <table:table-cell table:number-columns-repeated="3" table:style-name="ce1"/>
          <table:table-cell office:value-type="float" office:value="15.360000000000001" table:formula="of:=[Convert.$B37]*(256/600)" table:style-name="ce1">
            <text:p>15.36</text:p>
          </table:table-cell>
          <table:table-cell office:value-type="float" office:value="1431.0400000000002" table:formula="of:=4000*[Convert.$A37]" table:style-name="ce1">
            <text:p>1431.04</text:p>
          </table:table-cell>
          <table:table-cell table:number-columns-repeated="7" table:style-name="ce1"/>
          <table:table-cell office:value-type="float" office:value="36" table:formula="of:=1+SUM([.AB36])" table:style-name="ce1">
            <text:p>36</text:p>
          </table:table-cell>
          <table:table-cell office:value-type="float" office:value="2797.5999999999995" table:formula="of:=FORECAST([.AB37];OFFSET([.T37:.T636];MATCH([.AB37];[.S37:.S636];1)-1;0;2); OFFSET([.S37:.S636];MATCH([.AB37];[.S37:.S636];1)-1;0;2))" table:style-name="ce1">
            <text:p>2797.6</text:p>
          </table:table-cell>
          <table:table-cell office:value-type="float" office:value="2797" table:formula="of:=INT([.AC37])" table:style-name="ce6">
            <text:p>279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6667</text:p>
          </table:table-cell>
          <table:table-cell office:value-type="float" office:value="37" table:formula="of:=1+SUM([.B37])" table:style-name="ce1">
            <text:p>37</text:p>
          </table:table-cell>
          <table:table-cell office:value-type="float" office:value="15.786666666666667" table:formula="of:=[Convert.$B38]*(256/600)" table:style-name="ce1">
            <text:p>15.78666667</text:p>
          </table:table-cell>
          <table:table-cell table:number-columns-repeated="8" table:style-name="ce1"/>
          <table:table-cell office:value-type="float" office:value="37" table:formula="of:=1+SUM([.L37])" table:style-name="ce1">
            <text:p>37</text:p>
          </table:table-cell>
          <table:table-cell office:value-type="float" office:value="0" table:formula="of:=FORECAST([.L38];[Convert.$C$2:.$C$601];[Convert.$A$2:.$A$601])" table:style-name="ce1">
            <text:p>#DIV/0!</text:p>
          </table:table-cell>
          <table:table-cell office:value-type="float" office:value="0" table:formula="of:=FORECAST.LINEAR([.L38];[Convert.$A$2:.$A$601];[Convert.$C$2:.$C$601])" table:style-name="ce1">
            <text:p>#DIV/0!</text:p>
          </table:table-cell>
          <table:table-cell office:value-type="float" office:value="0" table:formula="of:=FORECAST.LINEAR([.L38]; [.A38:.A636];[.C38:.C636])" table:style-name="ce1">
            <text:p>#DIV/0!</text:p>
          </table:table-cell>
          <table:table-cell table:number-columns-repeated="3" table:style-name="ce1"/>
          <table:table-cell office:value-type="float" office:value="15.786666666666667" table:formula="of:=[Convert.$B38]*(256/600)" table:style-name="ce1">
            <text:p>15.78666667</text:p>
          </table:table-cell>
          <table:table-cell office:value-type="float" office:value="1466.68" table:formula="of:=4000*[Convert.$A38]" table:style-name="ce1">
            <text:p>1466.68</text:p>
          </table:table-cell>
          <table:table-cell table:number-columns-repeated="7" table:style-name="ce1"/>
          <table:table-cell office:value-type="float" office:value="37" table:formula="of:=1+SUM([.AB37])" table:style-name="ce1">
            <text:p>37</text:p>
          </table:table-cell>
          <table:table-cell office:value-type="float" office:value="2843.9224999999997" table:formula="of:=FORECAST([.AB38];OFFSET([.T38:.T637];MATCH([.AB38];[.S38:.S637];1)-1;0;2); OFFSET([.S38:.S637];MATCH([.AB38];[.S38:.S637];1)-1;0;2))" table:style-name="ce1">
            <text:p>2843.9225</text:p>
          </table:table-cell>
          <table:table-cell office:value-type="float" office:value="2843" table:formula="of:=INT([.AC38])" table:style-name="ce6">
            <text:p>284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7589</text:p>
          </table:table-cell>
          <table:table-cell office:value-type="float" office:value="38" table:formula="of:=1+SUM([.B38])" table:style-name="ce1">
            <text:p>38</text:p>
          </table:table-cell>
          <table:table-cell office:value-type="float" office:value="16.213333333333335" table:formula="of:=[Convert.$B39]*(256/600)" table:style-name="ce1">
            <text:p>16.21333333</text:p>
          </table:table-cell>
          <table:table-cell table:number-columns-repeated="8" table:style-name="ce1"/>
          <table:table-cell office:value-type="float" office:value="38" table:formula="of:=1+SUM([.L38])" table:style-name="ce1">
            <text:p>38</text:p>
          </table:table-cell>
          <table:table-cell office:value-type="float" office:value="0" table:formula="of:=FORECAST([.L39];[Convert.$C$2:.$C$601];[Convert.$A$2:.$A$601])" table:style-name="ce1">
            <text:p>#DIV/0!</text:p>
          </table:table-cell>
          <table:table-cell office:value-type="float" office:value="0" table:formula="of:=FORECAST.LINEAR([.L39];[Convert.$A$2:.$A$601];[Convert.$C$2:.$C$601])" table:style-name="ce1">
            <text:p>#DIV/0!</text:p>
          </table:table-cell>
          <table:table-cell office:value-type="float" office:value="0" table:formula="of:=FORECAST.LINEAR([.L39]; [.A39:.A637];[.C39:.C637])" table:style-name="ce1">
            <text:p>#DIV/0!</text:p>
          </table:table-cell>
          <table:table-cell table:number-columns-repeated="3" table:style-name="ce1"/>
          <table:table-cell office:value-type="float" office:value="16.213333333333335" table:formula="of:=[Convert.$B39]*(256/600)" table:style-name="ce1">
            <text:p>16.21333333</text:p>
          </table:table-cell>
          <table:table-cell office:value-type="float" office:value="1503.56" table:formula="of:=4000*[Convert.$A39]" table:style-name="ce1">
            <text:p>1503.56</text:p>
          </table:table-cell>
          <table:table-cell table:number-columns-repeated="7" table:style-name="ce1"/>
          <table:table-cell office:value-type="float" office:value="38" table:formula="of:=1+SUM([.AB38])" table:style-name="ce1">
            <text:p>38</text:p>
          </table:table-cell>
          <table:table-cell office:value-type="float" office:value="2888.0449999999996" table:formula="of:=FORECAST([.AB39];OFFSET([.T39:.T638];MATCH([.AB39];[.S39:.S638];1)-1;0;2); OFFSET([.S39:.S638];MATCH([.AB39];[.S39:.S638];1)-1;0;2))" table:style-name="ce1">
            <text:p>2888.045</text:p>
          </table:table-cell>
          <table:table-cell office:value-type="float" office:value="2888" table:formula="of:=INT([.AC39])" table:style-name="ce6">
            <text:p>288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8467</text:p>
          </table:table-cell>
          <table:table-cell office:value-type="float" office:value="39" table:formula="of:=1+SUM([.B39])" table:style-name="ce1">
            <text:p>39</text:p>
          </table:table-cell>
          <table:table-cell office:value-type="float" office:value="16.64" table:formula="of:=[Convert.$B40]*(256/600)" table:style-name="ce1">
            <text:p>16.64</text:p>
          </table:table-cell>
          <table:table-cell table:number-columns-repeated="8" table:style-name="ce1"/>
          <table:table-cell office:value-type="float" office:value="39" table:formula="of:=1+SUM([.L39])" table:style-name="ce1">
            <text:p>39</text:p>
          </table:table-cell>
          <table:table-cell office:value-type="float" office:value="0" table:formula="of:=FORECAST([.L40];[Convert.$C$2:.$C$601];[Convert.$A$2:.$A$601])" table:style-name="ce1">
            <text:p>#DIV/0!</text:p>
          </table:table-cell>
          <table:table-cell office:value-type="float" office:value="0" table:formula="of:=FORECAST.LINEAR([.L40];[Convert.$A$2:.$A$601];[Convert.$C$2:.$C$601])" table:style-name="ce1">
            <text:p>#DIV/0!</text:p>
          </table:table-cell>
          <table:table-cell office:value-type="float" office:value="0" table:formula="of:=FORECAST.LINEAR([.L40]; [.A40:.A638];[.C40:.C638])" table:style-name="ce1">
            <text:p>#DIV/0!</text:p>
          </table:table-cell>
          <table:table-cell table:number-columns-repeated="3" table:style-name="ce1"/>
          <table:table-cell office:value-type="float" office:value="16.64" table:formula="of:=[Convert.$B40]*(256/600)" table:style-name="ce1">
            <text:p>16.64</text:p>
          </table:table-cell>
          <table:table-cell office:value-type="float" office:value="1538.68" table:formula="of:=4000*[Convert.$A40]" table:style-name="ce1">
            <text:p>1538.68</text:p>
          </table:table-cell>
          <table:table-cell table:number-columns-repeated="7" table:style-name="ce1"/>
          <table:table-cell office:value-type="float" office:value="39" table:formula="of:=1+SUM([.AB39])" table:style-name="ce1">
            <text:p>39</text:p>
          </table:table-cell>
          <table:table-cell office:value-type="float" office:value="2931.2362499999995" table:formula="of:=FORECAST([.AB40];OFFSET([.T40:.T639];MATCH([.AB40];[.S40:.S639];1)-1;0;2); OFFSET([.S40:.S639];MATCH([.AB40];[.S40:.S639];1)-1;0;2))" table:style-name="ce1">
            <text:p>2931.23625</text:p>
          </table:table-cell>
          <table:table-cell office:value-type="float" office:value="2931" table:formula="of:=INT([.AC40])" table:style-name="ce6">
            <text:p>293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39340</text:p>
          </table:table-cell>
          <table:table-cell office:value-type="float" office:value="40" table:formula="of:=1+SUM([.B40])" table:style-name="ce1">
            <text:p>40</text:p>
          </table:table-cell>
          <table:table-cell office:value-type="float" office:value="17.066666666666666" table:formula="of:=[Convert.$B41]*(256/600)" table:style-name="ce1">
            <text:p>17.06666667</text:p>
          </table:table-cell>
          <table:table-cell table:number-columns-repeated="8" table:style-name="ce1"/>
          <table:table-cell office:value-type="float" office:value="40" table:formula="of:=1+SUM([.L40])" table:style-name="ce1">
            <text:p>40</text:p>
          </table:table-cell>
          <table:table-cell office:value-type="float" office:value="0" table:formula="of:=FORECAST([.L41];[Convert.$C$2:.$C$601];[Convert.$A$2:.$A$601])" table:style-name="ce1">
            <text:p>#DIV/0!</text:p>
          </table:table-cell>
          <table:table-cell office:value-type="float" office:value="0" table:formula="of:=FORECAST.LINEAR([.L41];[Convert.$A$2:.$A$601];[Convert.$C$2:.$C$601])" table:style-name="ce1">
            <text:p>#DIV/0!</text:p>
          </table:table-cell>
          <table:table-cell office:value-type="float" office:value="0" table:formula="of:=FORECAST.LINEAR([.L41]; [.A41:.A639];[.C41:.C639])" table:style-name="ce1">
            <text:p>#DIV/0!</text:p>
          </table:table-cell>
          <table:table-cell table:number-columns-repeated="3" table:style-name="ce1"/>
          <table:table-cell office:value-type="float" office:value="17.066666666666666" table:formula="of:=[Convert.$B41]*(256/600)" table:style-name="ce1">
            <text:p>17.06666667</text:p>
          </table:table-cell>
          <table:table-cell office:value-type="float" office:value="1573.6000000000001" table:formula="of:=4000*[Convert.$A41]" table:style-name="ce1">
            <text:p>1573.6</text:p>
          </table:table-cell>
          <table:table-cell table:number-columns-repeated="7" table:style-name="ce1"/>
          <table:table-cell office:value-type="float" office:value="40" table:formula="of:=1+SUM([.AB40])" table:style-name="ce1">
            <text:p>40</text:p>
          </table:table-cell>
          <table:table-cell office:value-type="float" office:value="2972.17" table:formula="of:=FORECAST([.AB41];OFFSET([.T41:.T640];MATCH([.AB41];[.S41:.S640];1)-1;0;2); OFFSET([.S41:.S640];MATCH([.AB41];[.S41:.S640];1)-1;0;2))" table:style-name="ce1">
            <text:p>2972.17</text:p>
          </table:table-cell>
          <table:table-cell office:value-type="float" office:value="2972" table:formula="of:=INT([.AC41])" table:style-name="ce6">
            <text:p>297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0240</text:p>
          </table:table-cell>
          <table:table-cell office:value-type="float" office:value="41" table:formula="of:=1+SUM([.B41])" table:style-name="ce1">
            <text:p>41</text:p>
          </table:table-cell>
          <table:table-cell office:value-type="float" office:value="17.493333333333336" table:formula="of:=[Convert.$B42]*(256/600)" table:style-name="ce1">
            <text:p>17.49333333</text:p>
          </table:table-cell>
          <table:table-cell table:number-columns-repeated="8" table:style-name="ce1"/>
          <table:table-cell office:value-type="float" office:value="41" table:formula="of:=1+SUM([.L41])" table:style-name="ce1">
            <text:p>41</text:p>
          </table:table-cell>
          <table:table-cell office:value-type="float" office:value="0" table:formula="of:=FORECAST([.L42];[Convert.$C$2:.$C$601];[Convert.$A$2:.$A$601])" table:style-name="ce1">
            <text:p>#DIV/0!</text:p>
          </table:table-cell>
          <table:table-cell office:value-type="float" office:value="0" table:formula="of:=FORECAST.LINEAR([.L42];[Convert.$A$2:.$A$601];[Convert.$C$2:.$C$601])" table:style-name="ce1">
            <text:p>#DIV/0!</text:p>
          </table:table-cell>
          <table:table-cell office:value-type="float" office:value="0" table:formula="of:=FORECAST.LINEAR([.L42]; [.A42:.A640];[.C42:.C640])" table:style-name="ce1">
            <text:p>#DIV/0!</text:p>
          </table:table-cell>
          <table:table-cell table:number-columns-repeated="3" table:style-name="ce1"/>
          <table:table-cell office:value-type="float" office:value="17.493333333333336" table:formula="of:=[Convert.$B42]*(256/600)" table:style-name="ce1">
            <text:p>17.49333333</text:p>
          </table:table-cell>
          <table:table-cell office:value-type="float" office:value="1609.6" table:formula="of:=4000*[Convert.$A42]" table:style-name="ce1">
            <text:p>1609.6</text:p>
          </table:table-cell>
          <table:table-cell table:number-columns-repeated="7" table:style-name="ce1"/>
          <table:table-cell office:value-type="float" office:value="41" table:formula="of:=1+SUM([.AB41])" table:style-name="ce1">
            <text:p>41</text:p>
          </table:table-cell>
          <table:table-cell office:value-type="float" office:value="3011.9162500000002" table:formula="of:=FORECAST([.AB42];OFFSET([.T42:.T641];MATCH([.AB42];[.S42:.S641];1)-1;0;2); OFFSET([.S42:.S641];MATCH([.AB42];[.S42:.S641];1)-1;0;2))" table:style-name="ce1">
            <text:p>3011.91625</text:p>
          </table:table-cell>
          <table:table-cell office:value-type="float" office:value="3011" table:formula="of:=INT([.AC42])" table:style-name="ce6">
            <text:p>301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1095</text:p>
          </table:table-cell>
          <table:table-cell office:value-type="float" office:value="42" table:formula="of:=1+SUM([.B42])" table:style-name="ce1">
            <text:p>42</text:p>
          </table:table-cell>
          <table:table-cell office:value-type="float" office:value="17.920000000000002" table:formula="of:=[Convert.$B43]*(256/600)" table:style-name="ce1">
            <text:p>17.92</text:p>
          </table:table-cell>
          <table:table-cell table:number-columns-repeated="8" table:style-name="ce1"/>
          <table:table-cell office:value-type="float" office:value="42" table:formula="of:=1+SUM([.L42])" table:style-name="ce1">
            <text:p>42</text:p>
          </table:table-cell>
          <table:table-cell office:value-type="float" office:value="0" table:formula="of:=FORECAST([.L43];[Convert.$C$2:.$C$601];[Convert.$A$2:.$A$601])" table:style-name="ce1">
            <text:p>#DIV/0!</text:p>
          </table:table-cell>
          <table:table-cell office:value-type="float" office:value="0" table:formula="of:=FORECAST.LINEAR([.L43];[Convert.$A$2:.$A$601];[Convert.$C$2:.$C$601])" table:style-name="ce1">
            <text:p>#DIV/0!</text:p>
          </table:table-cell>
          <table:table-cell office:value-type="float" office:value="0" table:formula="of:=FORECAST.LINEAR([.L43]; [.A43:.A641];[.C43:.C641])" table:style-name="ce1">
            <text:p>#DIV/0!</text:p>
          </table:table-cell>
          <table:table-cell table:number-columns-repeated="3" table:style-name="ce1"/>
          <table:table-cell office:value-type="float" office:value="17.920000000000002" table:formula="of:=[Convert.$B43]*(256/600)" table:style-name="ce1">
            <text:p>17.92</text:p>
          </table:table-cell>
          <table:table-cell office:value-type="float" office:value="1643.8" table:formula="of:=4000*[Convert.$A43]" table:style-name="ce1">
            <text:p>1643.8</text:p>
          </table:table-cell>
          <table:table-cell table:number-columns-repeated="7" table:style-name="ce1"/>
          <table:table-cell office:value-type="float" office:value="42" table:formula="of:=1+SUM([.AB42])" table:style-name="ce1">
            <text:p>42</text:p>
          </table:table-cell>
          <table:table-cell office:value-type="float" office:value="3049.4425000000001" table:formula="of:=FORECAST([.AB43];OFFSET([.T43:.T642];MATCH([.AB43];[.S43:.S642];1)-1;0;2); OFFSET([.S43:.S642];MATCH([.AB43];[.S43:.S642];1)-1;0;2))" table:style-name="ce1">
            <text:p>3049.4425</text:p>
          </table:table-cell>
          <table:table-cell office:value-type="float" office:value="3049" table:formula="of:=INT([.AC43])" table:style-name="ce6">
            <text:p>304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1937</text:p>
          </table:table-cell>
          <table:table-cell office:value-type="float" office:value="43" table:formula="of:=1+SUM([.B43])" table:style-name="ce1">
            <text:p>43</text:p>
          </table:table-cell>
          <table:table-cell office:value-type="float" office:value="18.346666666666668" table:formula="of:=[Convert.$B44]*(256/600)" table:style-name="ce1">
            <text:p>18.34666667</text:p>
          </table:table-cell>
          <table:table-cell table:number-columns-repeated="8" table:style-name="ce1"/>
          <table:table-cell office:value-type="float" office:value="43" table:formula="of:=1+SUM([.L43])" table:style-name="ce1">
            <text:p>43</text:p>
          </table:table-cell>
          <table:table-cell office:value-type="float" office:value="0" table:formula="of:=FORECAST([.L44];[Convert.$C$2:.$C$601];[Convert.$A$2:.$A$601])" table:style-name="ce1">
            <text:p>#DIV/0!</text:p>
          </table:table-cell>
          <table:table-cell office:value-type="float" office:value="0" table:formula="of:=FORECAST.LINEAR([.L44];[Convert.$A$2:.$A$601];[Convert.$C$2:.$C$601])" table:style-name="ce1">
            <text:p>#DIV/0!</text:p>
          </table:table-cell>
          <table:table-cell office:value-type="float" office:value="0" table:formula="of:=FORECAST.LINEAR([.L44]; [.A44:.A642];[.C44:.C642])" table:style-name="ce1">
            <text:p>#DIV/0!</text:p>
          </table:table-cell>
          <table:table-cell table:number-columns-repeated="3" table:style-name="ce1"/>
          <table:table-cell office:value-type="float" office:value="18.346666666666668" table:formula="of:=[Convert.$B44]*(256/600)" table:style-name="ce1">
            <text:p>18.34666667</text:p>
          </table:table-cell>
          <table:table-cell office:value-type="float" office:value="1677.48" table:formula="of:=4000*[Convert.$A44]" table:style-name="ce1">
            <text:p>1677.48</text:p>
          </table:table-cell>
          <table:table-cell table:number-columns-repeated="7" table:style-name="ce1"/>
          <table:table-cell office:value-type="float" office:value="43" table:formula="of:=1+SUM([.AB43])" table:style-name="ce1">
            <text:p>43</text:p>
          </table:table-cell>
          <table:table-cell office:value-type="float" office:value="3086.7874999999999" table:formula="of:=FORECAST([.AB44];OFFSET([.T44:.T643];MATCH([.AB44];[.S44:.S643];1)-1;0;2); OFFSET([.S44:.S643];MATCH([.AB44];[.S44:.S643];1)-1;0;2))" table:style-name="ce1">
            <text:p>3086.7875</text:p>
          </table:table-cell>
          <table:table-cell office:value-type="float" office:value="3086" table:formula="of:=INT([.AC44])" table:style-name="ce6">
            <text:p>308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2810</text:p>
          </table:table-cell>
          <table:table-cell office:value-type="float" office:value="44" table:formula="of:=1+SUM([.B44])" table:style-name="ce1">
            <text:p>44</text:p>
          </table:table-cell>
          <table:table-cell office:value-type="float" office:value="18.773333333333333" table:formula="of:=[Convert.$B45]*(256/600)" table:style-name="ce1">
            <text:p>18.77333333</text:p>
          </table:table-cell>
          <table:table-cell table:number-columns-repeated="8" table:style-name="ce1"/>
          <table:table-cell office:value-type="float" office:value="44" table:formula="of:=1+SUM([.L44])" table:style-name="ce1">
            <text:p>44</text:p>
          </table:table-cell>
          <table:table-cell office:value-type="float" office:value="0" table:formula="of:=FORECAST([.L45];[Convert.$C$2:.$C$601];[Convert.$A$2:.$A$601])" table:style-name="ce1">
            <text:p>#DIV/0!</text:p>
          </table:table-cell>
          <table:table-cell office:value-type="float" office:value="0" table:formula="of:=FORECAST.LINEAR([.L45];[Convert.$A$2:.$A$601];[Convert.$C$2:.$C$601])" table:style-name="ce1">
            <text:p>#DIV/0!</text:p>
          </table:table-cell>
          <table:table-cell office:value-type="float" office:value="0" table:formula="of:=FORECAST.LINEAR([.L45]; [.A45:.A643];[.C45:.C643])" table:style-name="ce1">
            <text:p>#DIV/0!</text:p>
          </table:table-cell>
          <table:table-cell table:number-columns-repeated="3" table:style-name="ce1"/>
          <table:table-cell office:value-type="float" office:value="18.773333333333333" table:formula="of:=[Convert.$B45]*(256/600)" table:style-name="ce1">
            <text:p>18.77333333</text:p>
          </table:table-cell>
          <table:table-cell office:value-type="float" office:value="1712.3999999999999" table:formula="of:=4000*[Convert.$A45]" table:style-name="ce1">
            <text:p>1712.4</text:p>
          </table:table-cell>
          <table:table-cell table:number-columns-repeated="7" table:style-name="ce1"/>
          <table:table-cell office:value-type="float" office:value="44" table:formula="of:=1+SUM([.AB44])" table:style-name="ce1">
            <text:p>44</text:p>
          </table:table-cell>
          <table:table-cell office:value-type="float" office:value="3121.0499999999993" table:formula="of:=FORECAST([.AB45];OFFSET([.T45:.T644];MATCH([.AB45];[.S45:.S644];1)-1;0;2); OFFSET([.S45:.S644];MATCH([.AB45];[.S45:.S644];1)-1;0;2))" table:style-name="ce1">
            <text:p>3121.05</text:p>
          </table:table-cell>
          <table:table-cell office:value-type="float" office:value="3121" table:formula="of:=INT([.AC45])" table:style-name="ce6">
            <text:p>312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3646</text:p>
          </table:table-cell>
          <table:table-cell office:value-type="float" office:value="45" table:formula="of:=1+SUM([.B45])" table:style-name="ce1">
            <text:p>45</text:p>
          </table:table-cell>
          <table:table-cell office:value-type="float" office:value="19.200000000000003" table:formula="of:=[Convert.$B46]*(256/600)" table:style-name="ce1">
            <text:p>19.2</text:p>
          </table:table-cell>
          <table:table-cell table:number-columns-repeated="8" table:style-name="ce1"/>
          <table:table-cell office:value-type="float" office:value="45" table:formula="of:=1+SUM([.L45])" table:style-name="ce1">
            <text:p>45</text:p>
          </table:table-cell>
          <table:table-cell office:value-type="float" office:value="0" table:formula="of:=FORECAST([.L46];[Convert.$C$2:.$C$601];[Convert.$A$2:.$A$601])" table:style-name="ce1">
            <text:p>#DIV/0!</text:p>
          </table:table-cell>
          <table:table-cell office:value-type="float" office:value="0" table:formula="of:=FORECAST.LINEAR([.L46];[Convert.$A$2:.$A$601];[Convert.$C$2:.$C$601])" table:style-name="ce1">
            <text:p>#DIV/0!</text:p>
          </table:table-cell>
          <table:table-cell office:value-type="float" office:value="0" table:formula="of:=FORECAST.LINEAR([.L46]; [.A46:.A644];[.C46:.C644])" table:style-name="ce1">
            <text:p>#DIV/0!</text:p>
          </table:table-cell>
          <table:table-cell table:number-columns-repeated="3" table:style-name="ce1"/>
          <table:table-cell office:value-type="float" office:value="19.200000000000003" table:formula="of:=[Convert.$B46]*(256/600)" table:style-name="ce1">
            <text:p>19.2</text:p>
          </table:table-cell>
          <table:table-cell office:value-type="float" office:value="1745.8400000000001" table:formula="of:=4000*[Convert.$A46]" table:style-name="ce1">
            <text:p>1745.84</text:p>
          </table:table-cell>
          <table:table-cell table:number-columns-repeated="7" table:style-name="ce1"/>
          <table:table-cell office:value-type="float" office:value="45" table:formula="of:=1+SUM([.AB45])" table:style-name="ce1">
            <text:p>45</text:p>
          </table:table-cell>
          <table:table-cell office:value-type="float" office:value="3154.7024999999999" table:formula="of:=FORECAST([.AB46];OFFSET([.T46:.T645];MATCH([.AB46];[.S46:.S645];1)-1;0;2); OFFSET([.S46:.S645];MATCH([.AB46];[.S46:.S645];1)-1;0;2))" table:style-name="ce1">
            <text:p>3154.7025</text:p>
          </table:table-cell>
          <table:table-cell office:value-type="float" office:value="3154" table:formula="of:=INT([.AC46])" table:style-name="ce6">
            <text:p>315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4470</text:p>
          </table:table-cell>
          <table:table-cell office:value-type="float" office:value="46" table:formula="of:=1+SUM([.B46])" table:style-name="ce1">
            <text:p>46</text:p>
          </table:table-cell>
          <table:table-cell office:value-type="float" office:value="19.626666666666669" table:formula="of:=[Convert.$B47]*(256/600)" table:style-name="ce1">
            <text:p>19.62666667</text:p>
          </table:table-cell>
          <table:table-cell table:number-columns-repeated="8" table:style-name="ce1"/>
          <table:table-cell office:value-type="float" office:value="46" table:formula="of:=1+SUM([.L46])" table:style-name="ce1">
            <text:p>46</text:p>
          </table:table-cell>
          <table:table-cell office:value-type="float" office:value="0" table:formula="of:=FORECAST([.L47];[Convert.$C$2:.$C$601];[Convert.$A$2:.$A$601])" table:style-name="ce1">
            <text:p>#DIV/0!</text:p>
          </table:table-cell>
          <table:table-cell office:value-type="float" office:value="0" table:formula="of:=FORECAST.LINEAR([.L47];[Convert.$A$2:.$A$601];[Convert.$C$2:.$C$601])" table:style-name="ce1">
            <text:p>#DIV/0!</text:p>
          </table:table-cell>
          <table:table-cell office:value-type="float" office:value="0" table:formula="of:=FORECAST.LINEAR([.L47]; [.A47:.A645];[.C47:.C645])" table:style-name="ce1">
            <text:p>#DIV/0!</text:p>
          </table:table-cell>
          <table:table-cell table:number-columns-repeated="3" table:style-name="ce1"/>
          <table:table-cell office:value-type="float" office:value="19.626666666666669" table:formula="of:=[Convert.$B47]*(256/600)" table:style-name="ce1">
            <text:p>19.62666667</text:p>
          </table:table-cell>
          <table:table-cell office:value-type="float" office:value="1778.8" table:formula="of:=4000*[Convert.$A47]" table:style-name="ce1">
            <text:p>1778.8</text:p>
          </table:table-cell>
          <table:table-cell table:number-columns-repeated="7" table:style-name="ce1"/>
          <table:table-cell office:value-type="float" office:value="46" table:formula="of:=1+SUM([.AB46])" table:style-name="ce1">
            <text:p>46</text:p>
          </table:table-cell>
          <table:table-cell office:value-type="float" office:value="3186.4174999999996" table:formula="of:=FORECAST([.AB47];OFFSET([.T47:.T646];MATCH([.AB47];[.S47:.S646];1)-1;0;2); OFFSET([.S47:.S646];MATCH([.AB47];[.S47:.S646];1)-1;0;2))" table:style-name="ce1">
            <text:p>3186.4175</text:p>
          </table:table-cell>
          <table:table-cell office:value-type="float" office:value="3186" table:formula="of:=INT([.AC47])" table:style-name="ce6">
            <text:p>318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5288</text:p>
          </table:table-cell>
          <table:table-cell office:value-type="float" office:value="47" table:formula="of:=1+SUM([.B47])" table:style-name="ce1">
            <text:p>47</text:p>
          </table:table-cell>
          <table:table-cell office:value-type="float" office:value="20.053333333333335" table:formula="of:=[Convert.$B48]*(256/600)" table:style-name="ce1">
            <text:p>20.05333333</text:p>
          </table:table-cell>
          <table:table-cell table:number-columns-repeated="8" table:style-name="ce1"/>
          <table:table-cell office:value-type="float" office:value="47" table:formula="of:=1+SUM([.L47])" table:style-name="ce1">
            <text:p>47</text:p>
          </table:table-cell>
          <table:table-cell office:value-type="float" office:value="0" table:formula="of:=FORECAST([.L48];[Convert.$C$2:.$C$601];[Convert.$A$2:.$A$601])" table:style-name="ce1">
            <text:p>#DIV/0!</text:p>
          </table:table-cell>
          <table:table-cell office:value-type="float" office:value="0" table:formula="of:=FORECAST.LINEAR([.L48];[Convert.$A$2:.$A$601];[Convert.$C$2:.$C$601])" table:style-name="ce1">
            <text:p>#DIV/0!</text:p>
          </table:table-cell>
          <table:table-cell office:value-type="float" office:value="0" table:formula="of:=FORECAST.LINEAR([.L48]; [.A48:.A646];[.C48:.C646])" table:style-name="ce1">
            <text:p>#DIV/0!</text:p>
          </table:table-cell>
          <table:table-cell table:number-columns-repeated="3" table:style-name="ce1"/>
          <table:table-cell office:value-type="float" office:value="20.053333333333335" table:formula="of:=[Convert.$B48]*(256/600)" table:style-name="ce1">
            <text:p>20.05333333</text:p>
          </table:table-cell>
          <table:table-cell office:value-type="float" office:value="1811.52" table:formula="of:=4000*[Convert.$A48]" table:style-name="ce1">
            <text:p>1811.52</text:p>
          </table:table-cell>
          <table:table-cell table:number-columns-repeated="7" table:style-name="ce1"/>
          <table:table-cell office:value-type="float" office:value="47" table:formula="of:=1+SUM([.AB47])" table:style-name="ce1">
            <text:p>47</text:p>
          </table:table-cell>
          <table:table-cell office:value-type="float" office:value="3217.585" table:formula="of:=FORECAST([.AB48];OFFSET([.T48:.T647];MATCH([.AB48];[.S48:.S647];1)-1;0;2); OFFSET([.S48:.S647];MATCH([.AB48];[.S48:.S647];1)-1;0;2))" table:style-name="ce1">
            <text:p>3217.585</text:p>
          </table:table-cell>
          <table:table-cell office:value-type="float" office:value="3217" table:formula="of:=INT([.AC48])" table:style-name="ce6">
            <text:p>321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6124</text:p>
          </table:table-cell>
          <table:table-cell office:value-type="float" office:value="48" table:formula="of:=1+SUM([.B48])" table:style-name="ce1">
            <text:p>48</text:p>
          </table:table-cell>
          <table:table-cell office:value-type="float" office:value="20.48" table:formula="of:=[Convert.$B49]*(256/600)" table:style-name="ce1">
            <text:p>20.48</text:p>
          </table:table-cell>
          <table:table-cell table:number-columns-repeated="8" table:style-name="ce1"/>
          <table:table-cell office:value-type="float" office:value="48" table:formula="of:=1+SUM([.L48])" table:style-name="ce1">
            <text:p>48</text:p>
          </table:table-cell>
          <table:table-cell office:value-type="float" office:value="0" table:formula="of:=FORECAST([.L49];[Convert.$C$2:.$C$601];[Convert.$A$2:.$A$601])" table:style-name="ce1">
            <text:p>#DIV/0!</text:p>
          </table:table-cell>
          <table:table-cell office:value-type="float" office:value="0" table:formula="of:=FORECAST.LINEAR([.L49];[Convert.$A$2:.$A$601];[Convert.$C$2:.$C$601])" table:style-name="ce1">
            <text:p>#DIV/0!</text:p>
          </table:table-cell>
          <table:table-cell office:value-type="float" office:value="0" table:formula="of:=FORECAST.LINEAR([.L49]; [.A49:.A647];[.C49:.C647])" table:style-name="ce1">
            <text:p>#DIV/0!</text:p>
          </table:table-cell>
          <table:table-cell table:number-columns-repeated="3" table:style-name="ce1"/>
          <table:table-cell office:value-type="float" office:value="20.48" table:formula="of:=[Convert.$B49]*(256/600)" table:style-name="ce1">
            <text:p>20.48</text:p>
          </table:table-cell>
          <table:table-cell office:value-type="float" office:value="1844.96" table:formula="of:=4000*[Convert.$A49]" table:style-name="ce1">
            <text:p>1844.96</text:p>
          </table:table-cell>
          <table:table-cell table:number-columns-repeated="7" table:style-name="ce1"/>
          <table:table-cell office:value-type="float" office:value="48" table:formula="of:=1+SUM([.AB48])" table:style-name="ce1">
            <text:p>48</text:p>
          </table:table-cell>
          <table:table-cell office:value-type="float" office:value="3246.7" table:formula="of:=FORECAST([.AB49];OFFSET([.T49:.T648];MATCH([.AB49];[.S49:.S648];1)-1;0;2); OFFSET([.S49:.S648];MATCH([.AB49];[.S49:.S648];1)-1;0;2))" table:style-name="ce1">
            <text:p>3246.7</text:p>
          </table:table-cell>
          <table:table-cell office:value-type="float" office:value="3246" table:formula="of:=INT([.AC49])" table:style-name="ce6">
            <text:p>324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6918</text:p>
          </table:table-cell>
          <table:table-cell office:value-type="float" office:value="49" table:formula="of:=1+SUM([.B49])" table:style-name="ce1">
            <text:p>49</text:p>
          </table:table-cell>
          <table:table-cell office:value-type="float" office:value="20.906666666666666" table:formula="of:=[Convert.$B50]*(256/600)" table:style-name="ce1">
            <text:p>20.90666667</text:p>
          </table:table-cell>
          <table:table-cell table:number-columns-repeated="8" table:style-name="ce1"/>
          <table:table-cell office:value-type="float" office:value="49" table:formula="of:=1+SUM([.L49])" table:style-name="ce1">
            <text:p>49</text:p>
          </table:table-cell>
          <table:table-cell office:value-type="float" office:value="0" table:formula="of:=FORECAST([.L50];[Convert.$C$2:.$C$601];[Convert.$A$2:.$A$601])" table:style-name="ce1">
            <text:p>#DIV/0!</text:p>
          </table:table-cell>
          <table:table-cell office:value-type="float" office:value="0" table:formula="of:=FORECAST.LINEAR([.L50];[Convert.$A$2:.$A$601];[Convert.$C$2:.$C$601])" table:style-name="ce1">
            <text:p>#DIV/0!</text:p>
          </table:table-cell>
          <table:table-cell office:value-type="float" office:value="0" table:formula="of:=FORECAST.LINEAR([.L50]; [.A50:.A648];[.C50:.C648])" table:style-name="ce1">
            <text:p>#DIV/0!</text:p>
          </table:table-cell>
          <table:table-cell table:number-columns-repeated="3" table:style-name="ce1"/>
          <table:table-cell office:value-type="float" office:value="20.906666666666666" table:formula="of:=[Convert.$B50]*(256/600)" table:style-name="ce1">
            <text:p>20.90666667</text:p>
          </table:table-cell>
          <table:table-cell office:value-type="float" office:value="1876.72" table:formula="of:=4000*[Convert.$A50]" table:style-name="ce1">
            <text:p>1876.72</text:p>
          </table:table-cell>
          <table:table-cell table:number-columns-repeated="7" table:style-name="ce1"/>
          <table:table-cell office:value-type="float" office:value="49" table:formula="of:=1+SUM([.AB49])" table:style-name="ce1">
            <text:p>49</text:p>
          </table:table-cell>
          <table:table-cell office:value-type="float" office:value="3274.49125" table:formula="of:=FORECAST([.AB50];OFFSET([.T50:.T649];MATCH([.AB50];[.S50:.S649];1)-1;0;2); OFFSET([.S50:.S649];MATCH([.AB50];[.S50:.S649];1)-1;0;2))" table:style-name="ce1">
            <text:p>3274.49125</text:p>
          </table:table-cell>
          <table:table-cell office:value-type="float" office:value="3274" table:formula="of:=INT([.AC50])" table:style-name="ce6">
            <text:p>327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7705</text:p>
          </table:table-cell>
          <table:table-cell office:value-type="float" office:value="50" table:formula="of:=1+SUM([.B50])" table:style-name="ce1">
            <text:p>50</text:p>
          </table:table-cell>
          <table:table-cell office:value-type="float" office:value="21.333333333333336" table:formula="of:=[Convert.$B51]*(256/600)" table:style-name="ce1">
            <text:p>21.33333333</text:p>
          </table:table-cell>
          <table:table-cell table:number-columns-repeated="8" table:style-name="ce1"/>
          <table:table-cell office:value-type="float" office:value="50" table:formula="of:=1+SUM([.L50])" table:style-name="ce1">
            <text:p>50</text:p>
          </table:table-cell>
          <table:table-cell office:value-type="float" office:value="0" table:formula="of:=FORECAST([.L51];[Convert.$C$2:.$C$601];[Convert.$A$2:.$A$601])" table:style-name="ce1">
            <text:p>#DIV/0!</text:p>
          </table:table-cell>
          <table:table-cell office:value-type="float" office:value="0" table:formula="of:=FORECAST.LINEAR([.L51];[Convert.$A$2:.$A$601];[Convert.$C$2:.$C$601])" table:style-name="ce1">
            <text:p>#DIV/0!</text:p>
          </table:table-cell>
          <table:table-cell office:value-type="float" office:value="0" table:formula="of:=FORECAST.LINEAR([.L51]; [.A51:.A649];[.C51:.C649])" table:style-name="ce1">
            <text:p>#DIV/0!</text:p>
          </table:table-cell>
          <table:table-cell table:number-columns-repeated="3" table:style-name="ce1"/>
          <table:table-cell office:value-type="float" office:value="21.333333333333336" table:formula="of:=[Convert.$B51]*(256/600)" table:style-name="ce1">
            <text:p>21.33333333</text:p>
          </table:table-cell>
          <table:table-cell office:value-type="float" office:value="1908.1999999999998" table:formula="of:=4000*[Convert.$A51]" table:style-name="ce1">
            <text:p>1908.2</text:p>
          </table:table-cell>
          <table:table-cell table:number-columns-repeated="7" table:style-name="ce1"/>
          <table:table-cell office:value-type="float" office:value="50" table:formula="of:=1+SUM([.AB50])" table:style-name="ce1">
            <text:p>50</text:p>
          </table:table-cell>
          <table:table-cell office:value-type="float" office:value="3301.48" table:formula="of:=FORECAST([.AB51];OFFSET([.T51:.T650];MATCH([.AB51];[.S51:.S650];1)-1;0;2); OFFSET([.S51:.S650];MATCH([.AB51];[.S51:.S650];1)-1;0;2))" table:style-name="ce1">
            <text:p>3301.48</text:p>
          </table:table-cell>
          <table:table-cell office:value-type="float" office:value="3301" table:formula="of:=INT([.AC51])" table:style-name="ce6">
            <text:p>330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8517</text:p>
          </table:table-cell>
          <table:table-cell office:value-type="float" office:value="51" table:formula="of:=1+SUM([.B51])" table:style-name="ce1">
            <text:p>51</text:p>
          </table:table-cell>
          <table:table-cell office:value-type="float" office:value="21.76" table:formula="of:=[Convert.$B52]*(256/600)" table:style-name="ce1">
            <text:p>21.76</text:p>
          </table:table-cell>
          <table:table-cell table:number-columns-repeated="8" table:style-name="ce1"/>
          <table:table-cell office:value-type="float" office:value="51" table:formula="of:=1+SUM([.L51])" table:style-name="ce1">
            <text:p>51</text:p>
          </table:table-cell>
          <table:table-cell office:value-type="float" office:value="0" table:formula="of:=FORECAST([.L52];[Convert.$C$2:.$C$601];[Convert.$A$2:.$A$601])" table:style-name="ce1">
            <text:p>#DIV/0!</text:p>
          </table:table-cell>
          <table:table-cell office:value-type="float" office:value="0" table:formula="of:=FORECAST.LINEAR([.L52];[Convert.$A$2:.$A$601];[Convert.$C$2:.$C$601])" table:style-name="ce1">
            <text:p>#DIV/0!</text:p>
          </table:table-cell>
          <table:table-cell office:value-type="float" office:value="0" table:formula="of:=FORECAST.LINEAR([.L52]; [.A52:.A650];[.C52:.C650])" table:style-name="ce1">
            <text:p>#DIV/0!</text:p>
          </table:table-cell>
          <table:table-cell table:number-columns-repeated="3" table:style-name="ce1"/>
          <table:table-cell office:value-type="float" office:value="21.76" table:formula="of:=[Convert.$B52]*(256/600)" table:style-name="ce1">
            <text:p>21.76</text:p>
          </table:table-cell>
          <table:table-cell office:value-type="float" office:value="1940.68" table:formula="of:=4000*[Convert.$A52]" table:style-name="ce1">
            <text:p>1940.68</text:p>
          </table:table-cell>
          <table:table-cell table:number-columns-repeated="7" table:style-name="ce1"/>
          <table:table-cell office:value-type="float" office:value="51" table:formula="of:=1+SUM([.AB51])" table:style-name="ce1">
            <text:p>51</text:p>
          </table:table-cell>
          <table:table-cell office:value-type="float" office:value="3326.6437500000002" table:formula="of:=FORECAST([.AB52];OFFSET([.T52:.T651];MATCH([.AB52];[.S52:.S651];1)-1;0;2); OFFSET([.S52:.S651];MATCH([.AB52];[.S52:.S651];1)-1;0;2))" table:style-name="ce1">
            <text:p>3326.64375</text:p>
          </table:table-cell>
          <table:table-cell office:value-type="float" office:value="3326" table:formula="of:=INT([.AC52])" table:style-name="ce6">
            <text:p>332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49292</text:p>
          </table:table-cell>
          <table:table-cell office:value-type="float" office:value="52" table:formula="of:=1+SUM([.B52])" table:style-name="ce1">
            <text:p>52</text:p>
          </table:table-cell>
          <table:table-cell office:value-type="float" office:value="22.186666666666667" table:formula="of:=[Convert.$B53]*(256/600)" table:style-name="ce1">
            <text:p>22.18666667</text:p>
          </table:table-cell>
          <table:table-cell table:number-columns-repeated="8" table:style-name="ce1"/>
          <table:table-cell office:value-type="float" office:value="52" table:formula="of:=1+SUM([.L52])" table:style-name="ce1">
            <text:p>52</text:p>
          </table:table-cell>
          <table:table-cell office:value-type="float" office:value="0" table:formula="of:=FORECAST([.L53];[Convert.$C$2:.$C$601];[Convert.$A$2:.$A$601])" table:style-name="ce1">
            <text:p>#DIV/0!</text:p>
          </table:table-cell>
          <table:table-cell office:value-type="float" office:value="0" table:formula="of:=FORECAST.LINEAR([.L53];[Convert.$A$2:.$A$601];[Convert.$C$2:.$C$601])" table:style-name="ce1">
            <text:p>#DIV/0!</text:p>
          </table:table-cell>
          <table:table-cell office:value-type="float" office:value="0" table:formula="of:=FORECAST.LINEAR([.L53]; [.A53:.A651];[.C53:.C651])" table:style-name="ce1">
            <text:p>#DIV/0!</text:p>
          </table:table-cell>
          <table:table-cell table:number-columns-repeated="3" table:style-name="ce1"/>
          <table:table-cell office:value-type="float" office:value="22.186666666666667" table:formula="of:=[Convert.$B53]*(256/600)" table:style-name="ce1">
            <text:p>22.18666667</text:p>
          </table:table-cell>
          <table:table-cell office:value-type="float" office:value="1971.68" table:formula="of:=4000*[Convert.$A53]" table:style-name="ce1">
            <text:p>1971.68</text:p>
          </table:table-cell>
          <table:table-cell table:number-columns-repeated="7" table:style-name="ce1"/>
          <table:table-cell office:value-type="float" office:value="52" table:formula="of:=1+SUM([.AB52])" table:style-name="ce1">
            <text:p>52</text:p>
          </table:table-cell>
          <table:table-cell office:value-type="float" office:value="3351.27" table:formula="of:=FORECAST([.AB53];OFFSET([.T53:.T652];MATCH([.AB53];[.S53:.S652];1)-1;0;2); OFFSET([.S53:.S652];MATCH([.AB53];[.S53:.S652];1)-1;0;2))" table:style-name="ce1">
            <text:p>3351.27</text:p>
          </table:table-cell>
          <table:table-cell office:value-type="float" office:value="3351" table:formula="of:=INT([.AC53])" table:style-name="ce6">
            <text:p>335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0058</text:p>
          </table:table-cell>
          <table:table-cell office:value-type="float" office:value="53" table:formula="of:=1+SUM([.B53])" table:style-name="ce1">
            <text:p>53</text:p>
          </table:table-cell>
          <table:table-cell office:value-type="float" office:value="22.613333333333333" table:formula="of:=[Convert.$B54]*(256/600)" table:style-name="ce1">
            <text:p>22.61333333</text:p>
          </table:table-cell>
          <table:table-cell table:number-columns-repeated="8" table:style-name="ce1"/>
          <table:table-cell office:value-type="float" office:value="53" table:formula="of:=1+SUM([.L53])" table:style-name="ce1">
            <text:p>53</text:p>
          </table:table-cell>
          <table:table-cell office:value-type="float" office:value="0" table:formula="of:=FORECAST([.L54];[Convert.$C$2:.$C$601];[Convert.$A$2:.$A$601])" table:style-name="ce1">
            <text:p>#DIV/0!</text:p>
          </table:table-cell>
          <table:table-cell office:value-type="float" office:value="0" table:formula="of:=FORECAST.LINEAR([.L54];[Convert.$A$2:.$A$601];[Convert.$C$2:.$C$601])" table:style-name="ce1">
            <text:p>#DIV/0!</text:p>
          </table:table-cell>
          <table:table-cell office:value-type="float" office:value="0" table:formula="of:=FORECAST.LINEAR([.L54]; [.A54:.A652];[.C54:.C652])" table:style-name="ce1">
            <text:p>#DIV/0!</text:p>
          </table:table-cell>
          <table:table-cell table:number-columns-repeated="3" table:style-name="ce1"/>
          <table:table-cell office:value-type="float" office:value="22.613333333333333" table:formula="of:=[Convert.$B54]*(256/600)" table:style-name="ce1">
            <text:p>22.61333333</text:p>
          </table:table-cell>
          <table:table-cell office:value-type="float" office:value="2002.3200000000002" table:formula="of:=4000*[Convert.$A54]" table:style-name="ce1">
            <text:p>2002.32</text:p>
          </table:table-cell>
          <table:table-cell table:number-columns-repeated="7" table:style-name="ce1"/>
          <table:table-cell office:value-type="float" office:value="53" table:formula="of:=1+SUM([.AB53])" table:style-name="ce1">
            <text:p>53</text:p>
          </table:table-cell>
          <table:table-cell office:value-type="float" office:value="3373.3287499999997" table:formula="of:=FORECAST([.AB54];OFFSET([.T54:.T653];MATCH([.AB54];[.S54:.S653];1)-1;0;2); OFFSET([.S54:.S653];MATCH([.AB54];[.S54:.S653];1)-1;0;2))" table:style-name="ce1">
            <text:p>3373.32875</text:p>
          </table:table-cell>
          <table:table-cell office:value-type="float" office:value="3373" table:formula="of:=INT([.AC54])" table:style-name="ce6">
            <text:p>337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0845</text:p>
          </table:table-cell>
          <table:table-cell office:value-type="float" office:value="54" table:formula="of:=1+SUM([.B54])" table:style-name="ce1">
            <text:p>54</text:p>
          </table:table-cell>
          <table:table-cell office:value-type="float" office:value="23.040000000000003" table:formula="of:=[Convert.$B55]*(256/600)" table:style-name="ce1">
            <text:p>23.04</text:p>
          </table:table-cell>
          <table:table-cell table:number-columns-repeated="8" table:style-name="ce1"/>
          <table:table-cell office:value-type="float" office:value="54" table:formula="of:=1+SUM([.L54])" table:style-name="ce1">
            <text:p>54</text:p>
          </table:table-cell>
          <table:table-cell office:value-type="float" office:value="0" table:formula="of:=FORECAST([.L55];[Convert.$C$2:.$C$601];[Convert.$A$2:.$A$601])" table:style-name="ce1">
            <text:p>#DIV/0!</text:p>
          </table:table-cell>
          <table:table-cell office:value-type="float" office:value="0" table:formula="of:=FORECAST.LINEAR([.L55];[Convert.$A$2:.$A$601];[Convert.$C$2:.$C$601])" table:style-name="ce1">
            <text:p>#DIV/0!</text:p>
          </table:table-cell>
          <table:table-cell office:value-type="float" office:value="0" table:formula="of:=FORECAST.LINEAR([.L55]; [.A55:.A653];[.C55:.C653])" table:style-name="ce1">
            <text:p>#DIV/0!</text:p>
          </table:table-cell>
          <table:table-cell table:number-columns-repeated="3" table:style-name="ce1"/>
          <table:table-cell office:value-type="float" office:value="23.040000000000003" table:formula="of:=[Convert.$B55]*(256/600)" table:style-name="ce1">
            <text:p>23.04</text:p>
          </table:table-cell>
          <table:table-cell office:value-type="float" office:value="2033.7999999999997" table:formula="of:=4000*[Convert.$A55]" table:style-name="ce1">
            <text:p>2033.8</text:p>
          </table:table-cell>
          <table:table-cell table:number-columns-repeated="7" table:style-name="ce1"/>
          <table:table-cell office:value-type="float" office:value="54" table:formula="of:=1+SUM([.AB54])" table:style-name="ce1">
            <text:p>54</text:p>
          </table:table-cell>
          <table:table-cell office:value-type="float" office:value="3396.9250000000002" table:formula="of:=FORECAST([.AB55];OFFSET([.T55:.T654];MATCH([.AB55];[.S55:.S654];1)-1;0;2); OFFSET([.S55:.S654];MATCH([.AB55];[.S55:.S654];1)-1;0;2))" table:style-name="ce1">
            <text:p>3396.925</text:p>
          </table:table-cell>
          <table:table-cell office:value-type="float" office:value="3396" table:formula="of:=INT([.AC55])" table:style-name="ce6">
            <text:p>339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1596</text:p>
          </table:table-cell>
          <table:table-cell office:value-type="float" office:value="55" table:formula="of:=1+SUM([.B55])" table:style-name="ce1">
            <text:p>55</text:p>
          </table:table-cell>
          <table:table-cell office:value-type="float" office:value="23.466666666666669" table:formula="of:=[Convert.$B56]*(256/600)" table:style-name="ce1">
            <text:p>23.46666667</text:p>
          </table:table-cell>
          <table:table-cell table:number-columns-repeated="8" table:style-name="ce1"/>
          <table:table-cell office:value-type="float" office:value="55" table:formula="of:=1+SUM([.L55])" table:style-name="ce1">
            <text:p>55</text:p>
          </table:table-cell>
          <table:table-cell office:value-type="float" office:value="0" table:formula="of:=FORECAST([.L56];[Convert.$C$2:.$C$601];[Convert.$A$2:.$A$601])" table:style-name="ce1">
            <text:p>#DIV/0!</text:p>
          </table:table-cell>
          <table:table-cell office:value-type="float" office:value="0" table:formula="of:=FORECAST.LINEAR([.L56];[Convert.$A$2:.$A$601];[Convert.$C$2:.$C$601])" table:style-name="ce1">
            <text:p>#DIV/0!</text:p>
          </table:table-cell>
          <table:table-cell office:value-type="float" office:value="0" table:formula="of:=FORECAST.LINEAR([.L56]; [.A56:.A654];[.C56:.C654])" table:style-name="ce1">
            <text:p>#DIV/0!</text:p>
          </table:table-cell>
          <table:table-cell table:number-columns-repeated="3" table:style-name="ce1"/>
          <table:table-cell office:value-type="float" office:value="23.466666666666669" table:formula="of:=[Convert.$B56]*(256/600)" table:style-name="ce1">
            <text:p>23.46666667</text:p>
          </table:table-cell>
          <table:table-cell office:value-type="float" office:value="2063.8399999999997" table:formula="of:=4000*[Convert.$A56]" table:style-name="ce1">
            <text:p>2063.84</text:p>
          </table:table-cell>
          <table:table-cell table:number-columns-repeated="7" table:style-name="ce1"/>
          <table:table-cell office:value-type="float" office:value="55" table:formula="of:=1+SUM([.AB55])" table:style-name="ce1">
            <text:p>55</text:p>
          </table:table-cell>
          <table:table-cell office:value-type="float" office:value="3416.2200000000003" table:formula="of:=FORECAST([.AB56];OFFSET([.T56:.T655];MATCH([.AB56];[.S56:.S655];1)-1;0;2); OFFSET([.S56:.S655];MATCH([.AB56];[.S56:.S655];1)-1;0;2))" table:style-name="ce1">
            <text:p>3416.22</text:p>
          </table:table-cell>
          <table:table-cell office:value-type="float" office:value="3416" table:formula="of:=INT([.AC56])" table:style-name="ce6">
            <text:p>341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2328</text:p>
          </table:table-cell>
          <table:table-cell office:value-type="float" office:value="56" table:formula="of:=1+SUM([.B56])" table:style-name="ce1">
            <text:p>56</text:p>
          </table:table-cell>
          <table:table-cell office:value-type="float" office:value="23.893333333333334" table:formula="of:=[Convert.$B57]*(256/600)" table:style-name="ce1">
            <text:p>23.89333333</text:p>
          </table:table-cell>
          <table:table-cell table:number-columns-repeated="8" table:style-name="ce1"/>
          <table:table-cell office:value-type="float" office:value="56" table:formula="of:=1+SUM([.L56])" table:style-name="ce1">
            <text:p>56</text:p>
          </table:table-cell>
          <table:table-cell office:value-type="float" office:value="0" table:formula="of:=FORECAST([.L57];[Convert.$C$2:.$C$601];[Convert.$A$2:.$A$601])" table:style-name="ce1">
            <text:p>#DIV/0!</text:p>
          </table:table-cell>
          <table:table-cell office:value-type="float" office:value="0" table:formula="of:=FORECAST.LINEAR([.L57];[Convert.$A$2:.$A$601];[Convert.$C$2:.$C$601])" table:style-name="ce1">
            <text:p>#DIV/0!</text:p>
          </table:table-cell>
          <table:table-cell office:value-type="float" office:value="0" table:formula="of:=FORECAST.LINEAR([.L57]; [.A57:.A655];[.C57:.C655])" table:style-name="ce1">
            <text:p>#DIV/0!</text:p>
          </table:table-cell>
          <table:table-cell table:number-columns-repeated="3" table:style-name="ce1"/>
          <table:table-cell office:value-type="float" office:value="23.893333333333334" table:formula="of:=[Convert.$B57]*(256/600)" table:style-name="ce1">
            <text:p>23.89333333</text:p>
          </table:table-cell>
          <table:table-cell office:value-type="float" office:value="2093.12" table:formula="of:=4000*[Convert.$A57]" table:style-name="ce1">
            <text:p>2093.12</text:p>
          </table:table-cell>
          <table:table-cell table:number-columns-repeated="7" table:style-name="ce1"/>
          <table:table-cell office:value-type="float" office:value="56" table:formula="of:=1+SUM([.AB56])" table:style-name="ce1">
            <text:p>56</text:p>
          </table:table-cell>
          <table:table-cell office:value-type="float" office:value="3437.12" table:formula="of:=FORECAST([.AB57];OFFSET([.T57:.T656];MATCH([.AB57];[.S57:.S656];1)-1;0;2); OFFSET([.S57:.S656];MATCH([.AB57];[.S57:.S656];1)-1;0;2))" table:style-name="ce1">
            <text:p>3437.12</text:p>
          </table:table-cell>
          <table:table-cell office:value-type="float" office:value="3437" table:formula="of:=INT([.AC57])" table:style-name="ce6">
            <text:p>343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3085</text:p>
          </table:table-cell>
          <table:table-cell office:value-type="float" office:value="57" table:formula="of:=1+SUM([.B57])" table:style-name="ce1">
            <text:p>57</text:p>
          </table:table-cell>
          <table:table-cell office:value-type="float" office:value="24.32" table:formula="of:=[Convert.$B58]*(256/600)" table:style-name="ce1">
            <text:p>24.32</text:p>
          </table:table-cell>
          <table:table-cell table:number-columns-repeated="8" table:style-name="ce1"/>
          <table:table-cell office:value-type="float" office:value="57" table:formula="of:=1+SUM([.L57])" table:style-name="ce1">
            <text:p>57</text:p>
          </table:table-cell>
          <table:table-cell office:value-type="float" office:value="0" table:formula="of:=FORECAST([.L58];[Convert.$C$2:.$C$601];[Convert.$A$2:.$A$601])" table:style-name="ce1">
            <text:p>#DIV/0!</text:p>
          </table:table-cell>
          <table:table-cell office:value-type="float" office:value="0" table:formula="of:=FORECAST.LINEAR([.L58];[Convert.$A$2:.$A$601];[Convert.$C$2:.$C$601])" table:style-name="ce1">
            <text:p>#DIV/0!</text:p>
          </table:table-cell>
          <table:table-cell office:value-type="float" office:value="0" table:formula="of:=FORECAST.LINEAR([.L58]; [.A58:.A656];[.C58:.C656])" table:style-name="ce1">
            <text:p>#DIV/0!</text:p>
          </table:table-cell>
          <table:table-cell table:number-columns-repeated="3" table:style-name="ce1"/>
          <table:table-cell office:value-type="float" office:value="24.32" table:formula="of:=[Convert.$B58]*(256/600)" table:style-name="ce1">
            <text:p>24.32</text:p>
          </table:table-cell>
          <table:table-cell office:value-type="float" office:value="2123.4" table:formula="of:=4000*[Convert.$A58]" table:style-name="ce1">
            <text:p>2123.4</text:p>
          </table:table-cell>
          <table:table-cell table:number-columns-repeated="7" table:style-name="ce1"/>
          <table:table-cell office:value-type="float" office:value="57" table:formula="of:=1+SUM([.AB57])" table:style-name="ce1">
            <text:p>57</text:p>
          </table:table-cell>
          <table:table-cell office:value-type="float" office:value="3454.6437499999997" table:formula="of:=FORECAST([.AB58];OFFSET([.T58:.T657];MATCH([.AB58];[.S58:.S657];1)-1;0;2); OFFSET([.S58:.S657];MATCH([.AB58];[.S58:.S657];1)-1;0;2))" table:style-name="ce1">
            <text:p>3454.64375</text:p>
          </table:table-cell>
          <table:table-cell office:value-type="float" office:value="3454" table:formula="of:=INT([.AC58])" table:style-name="ce6">
            <text:p>345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3806</text:p>
          </table:table-cell>
          <table:table-cell office:value-type="float" office:value="58" table:formula="of:=1+SUM([.B58])" table:style-name="ce1">
            <text:p>58</text:p>
          </table:table-cell>
          <table:table-cell office:value-type="float" office:value="24.74666666666667" table:formula="of:=[Convert.$B59]*(256/600)" table:style-name="ce1">
            <text:p>24.74666667</text:p>
          </table:table-cell>
          <table:table-cell table:number-columns-repeated="8" table:style-name="ce1"/>
          <table:table-cell office:value-type="float" office:value="58" table:formula="of:=1+SUM([.L58])" table:style-name="ce1">
            <text:p>58</text:p>
          </table:table-cell>
          <table:table-cell office:value-type="float" office:value="0" table:formula="of:=FORECAST([.L59];[Convert.$C$2:.$C$601];[Convert.$A$2:.$A$601])" table:style-name="ce1">
            <text:p>#DIV/0!</text:p>
          </table:table-cell>
          <table:table-cell office:value-type="float" office:value="0" table:formula="of:=FORECAST.LINEAR([.L59];[Convert.$A$2:.$A$601];[Convert.$C$2:.$C$601])" table:style-name="ce1">
            <text:p>#DIV/0!</text:p>
          </table:table-cell>
          <table:table-cell office:value-type="float" office:value="0" table:formula="of:=FORECAST.LINEAR([.L59]; [.A59:.A657];[.C59:.C657])" table:style-name="ce1">
            <text:p>#DIV/0!</text:p>
          </table:table-cell>
          <table:table-cell table:number-columns-repeated="3" table:style-name="ce1"/>
          <table:table-cell office:value-type="float" office:value="24.74666666666667" table:formula="of:=[Convert.$B59]*(256/600)" table:style-name="ce1">
            <text:p>24.74666667</text:p>
          </table:table-cell>
          <table:table-cell office:value-type="float" office:value="2152.2399999999998" table:formula="of:=4000*[Convert.$A59]" table:style-name="ce1">
            <text:p>2152.24</text:p>
          </table:table-cell>
          <table:table-cell table:number-columns-repeated="7" table:style-name="ce1"/>
          <table:table-cell office:value-type="float" office:value="58" table:formula="of:=1+SUM([.AB58])" table:style-name="ce1">
            <text:p>58</text:p>
          </table:table-cell>
          <table:table-cell office:value-type="float" office:value="3473.585" table:formula="of:=FORECAST([.AB59];OFFSET([.T59:.T658];MATCH([.AB59];[.S59:.S658];1)-1;0;2); OFFSET([.S59:.S658];MATCH([.AB59];[.S59:.S658];1)-1;0;2))" table:style-name="ce1">
            <text:p>3473.585</text:p>
          </table:table-cell>
          <table:table-cell office:value-type="float" office:value="3473" table:formula="of:=INT([.AC59])" table:style-name="ce6">
            <text:p>347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4520</text:p>
          </table:table-cell>
          <table:table-cell office:value-type="float" office:value="59" table:formula="of:=1+SUM([.B59])" table:style-name="ce1">
            <text:p>59</text:p>
          </table:table-cell>
          <table:table-cell office:value-type="float" office:value="25.173333333333336" table:formula="of:=[Convert.$B60]*(256/600)" table:style-name="ce1">
            <text:p>25.17333333</text:p>
          </table:table-cell>
          <table:table-cell table:number-columns-repeated="8" table:style-name="ce1"/>
          <table:table-cell office:value-type="float" office:value="59" table:formula="of:=1+SUM([.L59])" table:style-name="ce1">
            <text:p>59</text:p>
          </table:table-cell>
          <table:table-cell office:value-type="float" office:value="0" table:formula="of:=FORECAST([.L60];[Convert.$C$2:.$C$601];[Convert.$A$2:.$A$601])" table:style-name="ce1">
            <text:p>#DIV/0!</text:p>
          </table:table-cell>
          <table:table-cell office:value-type="float" office:value="0" table:formula="of:=FORECAST.LINEAR([.L60];[Convert.$A$2:.$A$601];[Convert.$C$2:.$C$601])" table:style-name="ce1">
            <text:p>#DIV/0!</text:p>
          </table:table-cell>
          <table:table-cell office:value-type="float" office:value="0" table:formula="of:=FORECAST.LINEAR([.L60]; [.A60:.A658];[.C60:.C658])" table:style-name="ce1">
            <text:p>#DIV/0!</text:p>
          </table:table-cell>
          <table:table-cell table:number-columns-repeated="3" table:style-name="ce1"/>
          <table:table-cell office:value-type="float" office:value="25.173333333333336" table:formula="of:=[Convert.$B60]*(256/600)" table:style-name="ce1">
            <text:p>25.17333333</text:p>
          </table:table-cell>
          <table:table-cell office:value-type="float" office:value="2180.8000000000002" table:formula="of:=4000*[Convert.$A60]" table:style-name="ce1">
            <text:p>2180.8</text:p>
          </table:table-cell>
          <table:table-cell table:number-columns-repeated="7" table:style-name="ce1"/>
          <table:table-cell office:value-type="float" office:value="59" table:formula="of:=1+SUM([.AB59])" table:style-name="ce1">
            <text:p>59</text:p>
          </table:table-cell>
          <table:table-cell office:value-type="float" office:value="3489.0299999999997" table:formula="of:=FORECAST([.AB60];OFFSET([.T60:.T659];MATCH([.AB60];[.S60:.S659];1)-1;0;2); OFFSET([.S60:.S659];MATCH([.AB60];[.S60:.S659];1)-1;0;2))" table:style-name="ce1">
            <text:p>3489.03</text:p>
          </table:table-cell>
          <table:table-cell office:value-type="float" office:value="3489" table:formula="of:=INT([.AC60])" table:style-name="ce6">
            <text:p>348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5228</text:p>
          </table:table-cell>
          <table:table-cell office:value-type="float" office:value="60" table:formula="of:=1+SUM([.B60])" table:style-name="ce1">
            <text:p>60</text:p>
          </table:table-cell>
          <table:table-cell office:value-type="float" office:value="25.6" table:formula="of:=[Convert.$B61]*(256/600)" table:style-name="ce1">
            <text:p>25.6</text:p>
          </table:table-cell>
          <table:table-cell table:number-columns-repeated="8" table:style-name="ce1"/>
          <table:table-cell office:value-type="float" office:value="60" table:formula="of:=1+SUM([.L60])" table:style-name="ce1">
            <text:p>60</text:p>
          </table:table-cell>
          <table:table-cell office:value-type="float" office:value="0" table:formula="of:=FORECAST([.L61];[Convert.$C$2:.$C$601];[Convert.$A$2:.$A$601])" table:style-name="ce1">
            <text:p>#DIV/0!</text:p>
          </table:table-cell>
          <table:table-cell office:value-type="float" office:value="0" table:formula="of:=FORECAST.LINEAR([.L61];[Convert.$A$2:.$A$601];[Convert.$C$2:.$C$601])" table:style-name="ce1">
            <text:p>#DIV/0!</text:p>
          </table:table-cell>
          <table:table-cell office:value-type="float" office:value="0" table:formula="of:=FORECAST.LINEAR([.L61]; [.A61:.A659];[.C61:.C659])" table:style-name="ce1">
            <text:p>#DIV/0!</text:p>
          </table:table-cell>
          <table:table-cell table:number-columns-repeated="3" table:style-name="ce1"/>
          <table:table-cell office:value-type="float" office:value="25.6" table:formula="of:=[Convert.$B61]*(256/600)" table:style-name="ce1">
            <text:p>25.6</text:p>
          </table:table-cell>
          <table:table-cell office:value-type="float" office:value="2209.12" table:formula="of:=4000*[Convert.$A61]" table:style-name="ce1">
            <text:p>2209.12</text:p>
          </table:table-cell>
          <table:table-cell table:number-columns-repeated="7" table:style-name="ce1"/>
          <table:table-cell office:value-type="float" office:value="60" table:formula="of:=1+SUM([.AB60])" table:style-name="ce1">
            <text:p>60</text:p>
          </table:table-cell>
          <table:table-cell office:value-type="float" office:value="3505.0550000000003" table:formula="of:=FORECAST([.AB61];OFFSET([.T61:.T660];MATCH([.AB61];[.S61:.S660];1)-1;0;2); OFFSET([.S61:.S660];MATCH([.AB61];[.S61:.S660];1)-1;0;2))" table:style-name="ce1">
            <text:p>3505.055</text:p>
          </table:table-cell>
          <table:table-cell office:value-type="float" office:value="3505" table:formula="of:=INT([.AC61])" table:style-name="ce6">
            <text:p>350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5948</text:p>
          </table:table-cell>
          <table:table-cell office:value-type="float" office:value="61" table:formula="of:=1+SUM([.B61])" table:style-name="ce1">
            <text:p>61</text:p>
          </table:table-cell>
          <table:table-cell office:value-type="float" office:value="26.026666666666667" table:formula="of:=[Convert.$B62]*(256/600)" table:style-name="ce1">
            <text:p>26.02666667</text:p>
          </table:table-cell>
          <table:table-cell table:number-columns-repeated="8" table:style-name="ce1"/>
          <table:table-cell office:value-type="float" office:value="61" table:formula="of:=1+SUM([.L61])" table:style-name="ce1">
            <text:p>61</text:p>
          </table:table-cell>
          <table:table-cell office:value-type="float" office:value="0" table:formula="of:=FORECAST([.L62];[Convert.$C$2:.$C$601];[Convert.$A$2:.$A$601])" table:style-name="ce1">
            <text:p>#DIV/0!</text:p>
          </table:table-cell>
          <table:table-cell office:value-type="float" office:value="0" table:formula="of:=FORECAST.LINEAR([.L62];[Convert.$A$2:.$A$601];[Convert.$C$2:.$C$601])" table:style-name="ce1">
            <text:p>#DIV/0!</text:p>
          </table:table-cell>
          <table:table-cell office:value-type="float" office:value="0" table:formula="of:=FORECAST.LINEAR([.L62]; [.A62:.A660];[.C62:.C660])" table:style-name="ce1">
            <text:p>#DIV/0!</text:p>
          </table:table-cell>
          <table:table-cell table:number-columns-repeated="3" table:style-name="ce1"/>
          <table:table-cell office:value-type="float" office:value="26.026666666666667" table:formula="of:=[Convert.$B62]*(256/600)" table:style-name="ce1">
            <text:p>26.02666667</text:p>
          </table:table-cell>
          <table:table-cell office:value-type="float" office:value="2237.92" table:formula="of:=4000*[Convert.$A62]" table:style-name="ce1">
            <text:p>2237.92</text:p>
          </table:table-cell>
          <table:table-cell table:number-columns-repeated="7" table:style-name="ce1"/>
          <table:table-cell office:value-type="float" office:value="61" table:formula="of:=1+SUM([.AB61])" table:style-name="ce1">
            <text:p>61</text:p>
          </table:table-cell>
          <table:table-cell office:value-type="float" office:value="3519.6" table:formula="of:=FORECAST([.AB62];OFFSET([.T62:.T661];MATCH([.AB62];[.S62:.S661];1)-1;0;2); OFFSET([.S62:.S661];MATCH([.AB62];[.S62:.S661];1)-1;0;2))" table:style-name="ce1">
            <text:p>3519.6</text:p>
          </table:table-cell>
          <table:table-cell office:value-type="float" office:value="3519" table:formula="of:=INT([.AC62])" table:style-name="ce6">
            <text:p>351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6631</text:p>
          </table:table-cell>
          <table:table-cell office:value-type="float" office:value="62" table:formula="of:=1+SUM([.B62])" table:style-name="ce1">
            <text:p>62</text:p>
          </table:table-cell>
          <table:table-cell office:value-type="float" office:value="26.453333333333337" table:formula="of:=[Convert.$B63]*(256/600)" table:style-name="ce1">
            <text:p>26.45333333</text:p>
          </table:table-cell>
          <table:table-cell table:number-columns-repeated="8" table:style-name="ce1"/>
          <table:table-cell office:value-type="float" office:value="62" table:formula="of:=1+SUM([.L62])" table:style-name="ce1">
            <text:p>62</text:p>
          </table:table-cell>
          <table:table-cell office:value-type="float" office:value="0" table:formula="of:=FORECAST([.L63];[Convert.$C$2:.$C$601];[Convert.$A$2:.$A$601])" table:style-name="ce1">
            <text:p>#DIV/0!</text:p>
          </table:table-cell>
          <table:table-cell office:value-type="float" office:value="0" table:formula="of:=FORECAST.LINEAR([.L63];[Convert.$A$2:.$A$601];[Convert.$C$2:.$C$601])" table:style-name="ce1">
            <text:p>#DIV/0!</text:p>
          </table:table-cell>
          <table:table-cell office:value-type="float" office:value="0" table:formula="of:=FORECAST.LINEAR([.L63]; [.A63:.A661];[.C63:.C661])" table:style-name="ce1">
            <text:p>#DIV/0!</text:p>
          </table:table-cell>
          <table:table-cell table:number-columns-repeated="3" table:style-name="ce1"/>
          <table:table-cell office:value-type="float" office:value="26.453333333333337" table:formula="of:=[Convert.$B63]*(256/600)" table:style-name="ce1">
            <text:p>26.45333333</text:p>
          </table:table-cell>
          <table:table-cell office:value-type="float" office:value="2265.2399999999998" table:formula="of:=4000*[Convert.$A63]" table:style-name="ce1">
            <text:p>2265.24</text:p>
          </table:table-cell>
          <table:table-cell table:number-columns-repeated="7" table:style-name="ce1"/>
          <table:table-cell office:value-type="float" office:value="62" table:formula="of:=1+SUM([.AB62])" table:style-name="ce1">
            <text:p>62</text:p>
          </table:table-cell>
          <table:table-cell office:value-type="float" office:value="3533.5424999999996" table:formula="of:=FORECAST([.AB63];OFFSET([.T63:.T662];MATCH([.AB63];[.S63:.S662];1)-1;0;2); OFFSET([.S63:.S662];MATCH([.AB63];[.S63:.S662];1)-1;0;2))" table:style-name="ce1">
            <text:p>3533.5425</text:p>
          </table:table-cell>
          <table:table-cell office:value-type="float" office:value="3533" table:formula="of:=INT([.AC63])" table:style-name="ce6">
            <text:p>353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7309</text:p>
          </table:table-cell>
          <table:table-cell office:value-type="float" office:value="63" table:formula="of:=1+SUM([.B63])" table:style-name="ce1">
            <text:p>63</text:p>
          </table:table-cell>
          <table:table-cell office:value-type="float" office:value="26.880000000000003" table:formula="of:=[Convert.$B64]*(256/600)" table:style-name="ce1">
            <text:p>26.88</text:p>
          </table:table-cell>
          <table:table-cell table:number-columns-repeated="8" table:style-name="ce1"/>
          <table:table-cell office:value-type="float" office:value="63" table:formula="of:=1+SUM([.L63])" table:style-name="ce1">
            <text:p>63</text:p>
          </table:table-cell>
          <table:table-cell office:value-type="float" office:value="0" table:formula="of:=FORECAST([.L64];[Convert.$C$2:.$C$601];[Convert.$A$2:.$A$601])" table:style-name="ce1">
            <text:p>#DIV/0!</text:p>
          </table:table-cell>
          <table:table-cell office:value-type="float" office:value="0" table:formula="of:=FORECAST.LINEAR([.L64];[Convert.$A$2:.$A$601];[Convert.$C$2:.$C$601])" table:style-name="ce1">
            <text:p>#DIV/0!</text:p>
          </table:table-cell>
          <table:table-cell office:value-type="float" office:value="0" table:formula="of:=FORECAST.LINEAR([.L64]; [.A64:.A662];[.C64:.C662])" table:style-name="ce1">
            <text:p>#DIV/0!</text:p>
          </table:table-cell>
          <table:table-cell table:number-columns-repeated="3" table:style-name="ce1"/>
          <table:table-cell office:value-type="float" office:value="26.880000000000003" table:formula="of:=[Convert.$B64]*(256/600)" table:style-name="ce1">
            <text:p>26.88</text:p>
          </table:table-cell>
          <table:table-cell office:value-type="float" office:value="2292.36" table:formula="of:=4000*[Convert.$A64]" table:style-name="ce1">
            <text:p>2292.36</text:p>
          </table:table-cell>
          <table:table-cell table:number-columns-repeated="7" table:style-name="ce1"/>
          <table:table-cell office:value-type="float" office:value="63" table:formula="of:=1+SUM([.AB63])" table:style-name="ce1">
            <text:p>63</text:p>
          </table:table-cell>
          <table:table-cell office:value-type="float" office:value="3546.4237499999999" table:formula="of:=FORECAST([.AB64];OFFSET([.T64:.T663];MATCH([.AB64];[.S64:.S663];1)-1;0;2); OFFSET([.S64:.S663];MATCH([.AB64];[.S64:.S663];1)-1;0;2))" table:style-name="ce1">
            <text:p>3546.42375</text:p>
          </table:table-cell>
          <table:table-cell office:value-type="float" office:value="3546" table:formula="of:=INT([.AC64])" table:style-name="ce6">
            <text:p>354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8005</text:p>
          </table:table-cell>
          <table:table-cell office:value-type="float" office:value="64" table:formula="of:=1+SUM([.B64])" table:style-name="ce1">
            <text:p>64</text:p>
          </table:table-cell>
          <table:table-cell office:value-type="float" office:value="27.306666666666668" table:formula="of:=[Convert.$B65]*(256/600)" table:style-name="ce1">
            <text:p>27.30666667</text:p>
          </table:table-cell>
          <table:table-cell table:number-columns-repeated="8" table:style-name="ce1"/>
          <table:table-cell office:value-type="float" office:value="64" table:formula="of:=1+SUM([.L64])" table:style-name="ce1">
            <text:p>64</text:p>
          </table:table-cell>
          <table:table-cell office:value-type="float" office:value="0" table:formula="of:=FORECAST([.L65];[Convert.$C$2:.$C$601];[Convert.$A$2:.$A$601])" table:style-name="ce1">
            <text:p>#DIV/0!</text:p>
          </table:table-cell>
          <table:table-cell office:value-type="float" office:value="0" table:formula="of:=FORECAST.LINEAR([.L65];[Convert.$A$2:.$A$601];[Convert.$C$2:.$C$601])" table:style-name="ce1">
            <text:p>#DIV/0!</text:p>
          </table:table-cell>
          <table:table-cell office:value-type="float" office:value="0" table:formula="of:=FORECAST.LINEAR([.L65]; [.A65:.A663];[.C65:.C663])" table:style-name="ce1">
            <text:p>#DIV/0!</text:p>
          </table:table-cell>
          <table:table-cell table:number-columns-repeated="3" table:style-name="ce1"/>
          <table:table-cell office:value-type="float" office:value="27.306666666666668" table:formula="of:=[Convert.$B65]*(256/600)" table:style-name="ce1">
            <text:p>27.30666667</text:p>
          </table:table-cell>
          <table:table-cell office:value-type="float" office:value="2320.1999999999998" table:formula="of:=4000*[Convert.$A65]" table:style-name="ce1">
            <text:p>2320.2</text:p>
          </table:table-cell>
          <table:table-cell table:number-columns-repeated="7" table:style-name="ce1"/>
          <table:table-cell office:value-type="float" office:value="64" table:formula="of:=1+SUM([.AB64])" table:style-name="ce1">
            <text:p>64</text:p>
          </table:table-cell>
          <table:table-cell office:value-type="float" office:value="3557.6000000000004" table:formula="of:=FORECAST([.AB65];OFFSET([.T65:.T664];MATCH([.AB65];[.S65:.S664];1)-1;0;2); OFFSET([.S65:.S664];MATCH([.AB65];[.S65:.S664];1)-1;0;2))" table:style-name="ce1">
            <text:p>3557.6</text:p>
          </table:table-cell>
          <table:table-cell office:value-type="float" office:value="3557" table:formula="of:=INT([.AC65])" table:style-name="ce6">
            <text:p>355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8670</text:p>
          </table:table-cell>
          <table:table-cell office:value-type="float" office:value="65" table:formula="of:=1+SUM([.B65])" table:style-name="ce1">
            <text:p>65</text:p>
          </table:table-cell>
          <table:table-cell office:value-type="float" office:value="27.733333333333334" table:formula="of:=[Convert.$B66]*(256/600)" table:style-name="ce1">
            <text:p>27.73333333</text:p>
          </table:table-cell>
          <table:table-cell table:number-columns-repeated="8" table:style-name="ce1"/>
          <table:table-cell office:value-type="float" office:value="65" table:formula="of:=1+SUM([.L65])" table:style-name="ce1">
            <text:p>65</text:p>
          </table:table-cell>
          <table:table-cell office:value-type="float" office:value="0" table:formula="of:=FORECAST([.L66];[Convert.$C$2:.$C$601];[Convert.$A$2:.$A$601])" table:style-name="ce1">
            <text:p>#DIV/0!</text:p>
          </table:table-cell>
          <table:table-cell office:value-type="float" office:value="0" table:formula="of:=FORECAST.LINEAR([.L66];[Convert.$A$2:.$A$601];[Convert.$C$2:.$C$601])" table:style-name="ce1">
            <text:p>#DIV/0!</text:p>
          </table:table-cell>
          <table:table-cell office:value-type="float" office:value="0" table:formula="of:=FORECAST.LINEAR([.L66]; [.A66:.A664];[.C66:.C664])" table:style-name="ce1">
            <text:p>#DIV/0!</text:p>
          </table:table-cell>
          <table:table-cell table:number-columns-repeated="3" table:style-name="ce1"/>
          <table:table-cell office:value-type="float" office:value="27.733333333333334" table:formula="of:=[Convert.$B66]*(256/600)" table:style-name="ce1">
            <text:p>27.73333333</text:p>
          </table:table-cell>
          <table:table-cell office:value-type="float" office:value="2346.8000000000002" table:formula="of:=4000*[Convert.$A66]" table:style-name="ce1">
            <text:p>2346.8</text:p>
          </table:table-cell>
          <table:table-cell table:number-columns-repeated="7" table:style-name="ce1"/>
          <table:table-cell office:value-type="float" office:value="65" table:formula="of:=1+SUM([.AB65])" table:style-name="ce1">
            <text:p>65</text:p>
          </table:table-cell>
          <table:table-cell office:value-type="float" office:value="3570.5024999999996" table:formula="of:=FORECAST([.AB66];OFFSET([.T66:.T665];MATCH([.AB66];[.S66:.S665];1)-1;0;2); OFFSET([.S66:.S665];MATCH([.AB66];[.S66:.S665];1)-1;0;2))" table:style-name="ce1">
            <text:p>3570.5025</text:p>
          </table:table-cell>
          <table:table-cell office:value-type="float" office:value="3570" table:formula="of:=INT([.AC66])" table:style-name="ce6">
            <text:p>357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9329</text:p>
          </table:table-cell>
          <table:table-cell office:value-type="float" office:value="66" table:formula="of:=1+SUM([.B66])" table:style-name="ce1">
            <text:p>66</text:p>
          </table:table-cell>
          <table:table-cell office:value-type="float" office:value="28.16" table:formula="of:=[Convert.$B67]*(256/600)" table:style-name="ce1">
            <text:p>28.16</text:p>
          </table:table-cell>
          <table:table-cell table:number-columns-repeated="8" table:style-name="ce1"/>
          <table:table-cell office:value-type="float" office:value="66" table:formula="of:=1+SUM([.L66])" table:style-name="ce1">
            <text:p>66</text:p>
          </table:table-cell>
          <table:table-cell office:value-type="float" office:value="0" table:formula="of:=FORECAST([.L67];[Convert.$C$2:.$C$601];[Convert.$A$2:.$A$601])" table:style-name="ce1">
            <text:p>#DIV/0!</text:p>
          </table:table-cell>
          <table:table-cell office:value-type="float" office:value="0" table:formula="of:=FORECAST.LINEAR([.L67];[Convert.$A$2:.$A$601];[Convert.$C$2:.$C$601])" table:style-name="ce1">
            <text:p>#DIV/0!</text:p>
          </table:table-cell>
          <table:table-cell office:value-type="float" office:value="0" table:formula="of:=FORECAST.LINEAR([.L67]; [.A67:.A665];[.C67:.C665])" table:style-name="ce1">
            <text:p>#DIV/0!</text:p>
          </table:table-cell>
          <table:table-cell table:number-columns-repeated="3" table:style-name="ce1"/>
          <table:table-cell office:value-type="float" office:value="28.16" table:formula="of:=[Convert.$B67]*(256/600)" table:style-name="ce1">
            <text:p>28.16</text:p>
          </table:table-cell>
          <table:table-cell office:value-type="float" office:value="2373.16" table:formula="of:=4000*[Convert.$A67]" table:style-name="ce1">
            <text:p>2373.16</text:p>
          </table:table-cell>
          <table:table-cell table:number-columns-repeated="7" table:style-name="ce1"/>
          <table:table-cell office:value-type="float" office:value="66" table:formula="of:=1+SUM([.AB66])" table:style-name="ce1">
            <text:p>66</text:p>
          </table:table-cell>
          <table:table-cell office:value-type="float" office:value="3579.0350000000003" table:formula="of:=FORECAST([.AB67];OFFSET([.T67:.T666];MATCH([.AB67];[.S67:.S666];1)-1;0;2); OFFSET([.S67:.S666];MATCH([.AB67];[.S67:.S666];1)-1;0;2))" table:style-name="ce1">
            <text:p>3579.035</text:p>
          </table:table-cell>
          <table:table-cell office:value-type="float" office:value="3579" table:formula="of:=INT([.AC67])" table:style-name="ce6">
            <text:p>357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59998</text:p>
          </table:table-cell>
          <table:table-cell office:value-type="float" office:value="67" table:formula="of:=1+SUM([.B67])" table:style-name="ce1">
            <text:p>67</text:p>
          </table:table-cell>
          <table:table-cell office:value-type="float" office:value="28.58666666666667" table:formula="of:=[Convert.$B68]*(256/600)" table:style-name="ce1">
            <text:p>28.58666667</text:p>
          </table:table-cell>
          <table:table-cell table:number-columns-repeated="8" table:style-name="ce1"/>
          <table:table-cell office:value-type="float" office:value="67" table:formula="of:=1+SUM([.L67])" table:style-name="ce1">
            <text:p>67</text:p>
          </table:table-cell>
          <table:table-cell office:value-type="float" office:value="0" table:formula="of:=FORECAST([.L68];[Convert.$C$2:.$C$601];[Convert.$A$2:.$A$601])" table:style-name="ce1">
            <text:p>#DIV/0!</text:p>
          </table:table-cell>
          <table:table-cell office:value-type="float" office:value="0" table:formula="of:=FORECAST.LINEAR([.L68];[Convert.$A$2:.$A$601];[Convert.$C$2:.$C$601])" table:style-name="ce1">
            <text:p>#DIV/0!</text:p>
          </table:table-cell>
          <table:table-cell office:value-type="float" office:value="0" table:formula="of:=FORECAST.LINEAR([.L68]; [.A68:.A666];[.C68:.C666])" table:style-name="ce1">
            <text:p>#DIV/0!</text:p>
          </table:table-cell>
          <table:table-cell table:number-columns-repeated="3" table:style-name="ce1"/>
          <table:table-cell office:value-type="float" office:value="28.58666666666667" table:formula="of:=[Convert.$B68]*(256/600)" table:style-name="ce1">
            <text:p>28.58666667</text:p>
          </table:table-cell>
          <table:table-cell office:value-type="float" office:value="2399.9199999999996" table:formula="of:=4000*[Convert.$A68]" table:style-name="ce1">
            <text:p>2399.92</text:p>
          </table:table-cell>
          <table:table-cell table:number-columns-repeated="7" table:style-name="ce1"/>
          <table:table-cell office:value-type="float" office:value="67" table:formula="of:=1+SUM([.AB67])" table:style-name="ce1">
            <text:p>67</text:p>
          </table:table-cell>
          <table:table-cell office:value-type="float" office:value="3590.9237500000004" table:formula="of:=FORECAST([.AB68];OFFSET([.T68:.T667];MATCH([.AB68];[.S68:.S667];1)-1;0;2); OFFSET([.S68:.S667];MATCH([.AB68];[.S68:.S667];1)-1;0;2))" table:style-name="ce1">
            <text:p>3590.92375</text:p>
          </table:table-cell>
          <table:table-cell office:value-type="float" office:value="3590" table:formula="of:=INT([.AC68])" table:style-name="ce6">
            <text:p>359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0632</text:p>
          </table:table-cell>
          <table:table-cell office:value-type="float" office:value="68" table:formula="of:=1+SUM([.B68])" table:style-name="ce1">
            <text:p>68</text:p>
          </table:table-cell>
          <table:table-cell office:value-type="float" office:value="29.013333333333335" table:formula="of:=[Convert.$B69]*(256/600)" table:style-name="ce1">
            <text:p>29.01333333</text:p>
          </table:table-cell>
          <table:table-cell table:number-columns-repeated="8" table:style-name="ce1"/>
          <table:table-cell office:value-type="float" office:value="68" table:formula="of:=1+SUM([.L68])" table:style-name="ce1">
            <text:p>68</text:p>
          </table:table-cell>
          <table:table-cell office:value-type="float" office:value="0" table:formula="of:=FORECAST([.L69];[Convert.$C$2:.$C$601];[Convert.$A$2:.$A$601])" table:style-name="ce1">
            <text:p>#DIV/0!</text:p>
          </table:table-cell>
          <table:table-cell office:value-type="float" office:value="0" table:formula="of:=FORECAST.LINEAR([.L69];[Convert.$A$2:.$A$601];[Convert.$C$2:.$C$601])" table:style-name="ce1">
            <text:p>#DIV/0!</text:p>
          </table:table-cell>
          <table:table-cell office:value-type="float" office:value="0" table:formula="of:=FORECAST.LINEAR([.L69]; [.A69:.A667];[.C69:.C667])" table:style-name="ce1">
            <text:p>#DIV/0!</text:p>
          </table:table-cell>
          <table:table-cell table:number-columns-repeated="3" table:style-name="ce1"/>
          <table:table-cell office:value-type="float" office:value="29.013333333333335" table:formula="of:=[Convert.$B69]*(256/600)" table:style-name="ce1">
            <text:p>29.01333333</text:p>
          </table:table-cell>
          <table:table-cell office:value-type="float" office:value="2425.2799999999997" table:formula="of:=4000*[Convert.$A69]" table:style-name="ce1">
            <text:p>2425.28</text:p>
          </table:table-cell>
          <table:table-cell table:number-columns-repeated="7" table:style-name="ce1"/>
          <table:table-cell office:value-type="float" office:value="68" table:formula="of:=1+SUM([.AB68])" table:style-name="ce1">
            <text:p>68</text:p>
          </table:table-cell>
          <table:table-cell office:value-type="float" office:value="3597.1299999999997" table:formula="of:=FORECAST([.AB69];OFFSET([.T69:.T668];MATCH([.AB69];[.S69:.S668];1)-1;0;2); OFFSET([.S69:.S668];MATCH([.AB69];[.S69:.S668];1)-1;0;2))" table:style-name="ce1">
            <text:p>3597.13</text:p>
          </table:table-cell>
          <table:table-cell office:value-type="float" office:value="3597" table:formula="of:=INT([.AC69])" table:style-name="ce6">
            <text:p>359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1255</text:p>
          </table:table-cell>
          <table:table-cell office:value-type="float" office:value="69" table:formula="of:=1+SUM([.B69])" table:style-name="ce1">
            <text:p>69</text:p>
          </table:table-cell>
          <table:table-cell office:value-type="float" office:value="29.44" table:formula="of:=[Convert.$B70]*(256/600)" table:style-name="ce1">
            <text:p>29.44</text:p>
          </table:table-cell>
          <table:table-cell table:number-columns-repeated="8" table:style-name="ce1"/>
          <table:table-cell office:value-type="float" office:value="69" table:formula="of:=1+SUM([.L69])" table:style-name="ce1">
            <text:p>69</text:p>
          </table:table-cell>
          <table:table-cell office:value-type="float" office:value="0" table:formula="of:=FORECAST([.L70];[Convert.$C$2:.$C$601];[Convert.$A$2:.$A$601])" table:style-name="ce1">
            <text:p>#DIV/0!</text:p>
          </table:table-cell>
          <table:table-cell office:value-type="float" office:value="0" table:formula="of:=FORECAST.LINEAR([.L70];[Convert.$A$2:.$A$601];[Convert.$C$2:.$C$601])" table:style-name="ce1">
            <text:p>#DIV/0!</text:p>
          </table:table-cell>
          <table:table-cell office:value-type="float" office:value="0" table:formula="of:=FORECAST.LINEAR([.L70]; [.A70:.A668];[.C70:.C668])" table:style-name="ce1">
            <text:p>#DIV/0!</text:p>
          </table:table-cell>
          <table:table-cell table:number-columns-repeated="3" table:style-name="ce1"/>
          <table:table-cell office:value-type="float" office:value="29.44" table:formula="of:=[Convert.$B70]*(256/600)" table:style-name="ce1">
            <text:p>29.44</text:p>
          </table:table-cell>
          <table:table-cell office:value-type="float" office:value="2450.2000000000003" table:formula="of:=4000*[Convert.$A70]" table:style-name="ce1">
            <text:p>2450.2</text:p>
          </table:table-cell>
          <table:table-cell table:number-columns-repeated="7" table:style-name="ce1"/>
          <table:table-cell office:value-type="float" office:value="69" table:formula="of:=1+SUM([.AB69])" table:style-name="ce1">
            <text:p>69</text:p>
          </table:table-cell>
          <table:table-cell office:value-type="float" office:value="3607.5900000000006" table:formula="of:=FORECAST([.AB70];OFFSET([.T70:.T669];MATCH([.AB70];[.S70:.S669];1)-1;0;2); OFFSET([.S70:.S669];MATCH([.AB70];[.S70:.S669];1)-1;0;2))" table:style-name="ce1">
            <text:p>3607.59</text:p>
          </table:table-cell>
          <table:table-cell office:value-type="float" office:value="3607" table:formula="of:=INT([.AC70])" table:style-name="ce6">
            <text:p>360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1896</text:p>
          </table:table-cell>
          <table:table-cell office:value-type="float" office:value="70" table:formula="of:=1+SUM([.B70])" table:style-name="ce1">
            <text:p>70</text:p>
          </table:table-cell>
          <table:table-cell office:value-type="float" office:value="29.866666666666667" table:formula="of:=[Convert.$B71]*(256/600)" table:style-name="ce1">
            <text:p>29.86666667</text:p>
          </table:table-cell>
          <table:table-cell table:number-columns-repeated="8" table:style-name="ce1"/>
          <table:table-cell office:value-type="float" office:value="70" table:formula="of:=1+SUM([.L70])" table:style-name="ce1">
            <text:p>70</text:p>
          </table:table-cell>
          <table:table-cell office:value-type="float" office:value="0" table:formula="of:=FORECAST([.L71];[Convert.$C$2:.$C$601];[Convert.$A$2:.$A$601])" table:style-name="ce1">
            <text:p>#DIV/0!</text:p>
          </table:table-cell>
          <table:table-cell office:value-type="float" office:value="0" table:formula="of:=FORECAST.LINEAR([.L71];[Convert.$A$2:.$A$601];[Convert.$C$2:.$C$601])" table:style-name="ce1">
            <text:p>#DIV/0!</text:p>
          </table:table-cell>
          <table:table-cell office:value-type="float" office:value="0" table:formula="of:=FORECAST.LINEAR([.L71]; [.A71:.A669];[.C71:.C669])" table:style-name="ce1">
            <text:p>#DIV/0!</text:p>
          </table:table-cell>
          <table:table-cell table:number-columns-repeated="3" table:style-name="ce1"/>
          <table:table-cell office:value-type="float" office:value="29.866666666666667" table:formula="of:=[Convert.$B71]*(256/600)" table:style-name="ce1">
            <text:p>29.86666667</text:p>
          </table:table-cell>
          <table:table-cell office:value-type="float" office:value="2475.8399999999997" table:formula="of:=4000*[Convert.$A71]" table:style-name="ce1">
            <text:p>2475.84</text:p>
          </table:table-cell>
          <table:table-cell table:number-columns-repeated="7" table:style-name="ce1"/>
          <table:table-cell office:value-type="float" office:value="70" table:formula="of:=1+SUM([.AB70])" table:style-name="ce1">
            <text:p>70</text:p>
          </table:table-cell>
          <table:table-cell office:value-type="float" office:value="3612.3975" table:formula="of:=FORECAST([.AB71];OFFSET([.T71:.T670];MATCH([.AB71];[.S71:.S670];1)-1;0;2); OFFSET([.S71:.S670];MATCH([.AB71];[.S71:.S670];1)-1;0;2))" table:style-name="ce1">
            <text:p>3612.3975</text:p>
          </table:table-cell>
          <table:table-cell office:value-type="float" office:value="3612" table:formula="of:=INT([.AC71])" table:style-name="ce6">
            <text:p>361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2506</text:p>
          </table:table-cell>
          <table:table-cell office:value-type="float" office:value="71" table:formula="of:=1+SUM([.B71])" table:style-name="ce1">
            <text:p>71</text:p>
          </table:table-cell>
          <table:table-cell office:value-type="float" office:value="30.293333333333337" table:formula="of:=[Convert.$B72]*(256/600)" table:style-name="ce1">
            <text:p>30.29333333</text:p>
          </table:table-cell>
          <table:table-cell table:number-columns-repeated="8" table:style-name="ce1"/>
          <table:table-cell office:value-type="float" office:value="71" table:formula="of:=1+SUM([.L71])" table:style-name="ce1">
            <text:p>71</text:p>
          </table:table-cell>
          <table:table-cell office:value-type="float" office:value="0" table:formula="of:=FORECAST([.L72];[Convert.$C$2:.$C$601];[Convert.$A$2:.$A$601])" table:style-name="ce1">
            <text:p>#DIV/0!</text:p>
          </table:table-cell>
          <table:table-cell office:value-type="float" office:value="0" table:formula="of:=FORECAST.LINEAR([.L72];[Convert.$A$2:.$A$601];[Convert.$C$2:.$C$601])" table:style-name="ce1">
            <text:p>#DIV/0!</text:p>
          </table:table-cell>
          <table:table-cell office:value-type="float" office:value="0" table:formula="of:=FORECAST.LINEAR([.L72]; [.A72:.A670];[.C72:.C670])" table:style-name="ce1">
            <text:p>#DIV/0!</text:p>
          </table:table-cell>
          <table:table-cell table:number-columns-repeated="3" table:style-name="ce1"/>
          <table:table-cell office:value-type="float" office:value="30.293333333333337" table:formula="of:=[Convert.$B72]*(256/600)" table:style-name="ce1">
            <text:p>30.29333333</text:p>
          </table:table-cell>
          <table:table-cell office:value-type="float" office:value="2500.2399999999998" table:formula="of:=4000*[Convert.$A72]" table:style-name="ce1">
            <text:p>2500.24</text:p>
          </table:table-cell>
          <table:table-cell table:number-columns-repeated="7" table:style-name="ce1"/>
          <table:table-cell office:value-type="float" office:value="71" table:formula="of:=1+SUM([.AB71])" table:style-name="ce1">
            <text:p>71</text:p>
          </table:table-cell>
          <table:table-cell office:value-type="float" office:value="3621.23875" table:formula="of:=FORECAST([.AB72];OFFSET([.T72:.T671];MATCH([.AB72];[.S72:.S671];1)-1;0;2); OFFSET([.S72:.S671];MATCH([.AB72];[.S72:.S671];1)-1;0;2))" table:style-name="ce1">
            <text:p>3621.23875</text:p>
          </table:table-cell>
          <table:table-cell office:value-type="float" office:value="3621" table:formula="of:=INT([.AC72])" table:style-name="ce6">
            <text:p>362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3104</text:p>
          </table:table-cell>
          <table:table-cell office:value-type="float" office:value="72" table:formula="of:=1+SUM([.B72])" table:style-name="ce1">
            <text:p>72</text:p>
          </table:table-cell>
          <table:table-cell office:value-type="float" office:value="30.720000000000002" table:formula="of:=[Convert.$B73]*(256/600)" table:style-name="ce1">
            <text:p>30.72</text:p>
          </table:table-cell>
          <table:table-cell table:number-columns-repeated="8" table:style-name="ce1"/>
          <table:table-cell office:value-type="float" office:value="72" table:formula="of:=1+SUM([.L72])" table:style-name="ce1">
            <text:p>72</text:p>
          </table:table-cell>
          <table:table-cell office:value-type="float" office:value="0" table:formula="of:=FORECAST([.L73];[Convert.$C$2:.$C$601];[Convert.$A$2:.$A$601])" table:style-name="ce1">
            <text:p>#DIV/0!</text:p>
          </table:table-cell>
          <table:table-cell office:value-type="float" office:value="0" table:formula="of:=FORECAST.LINEAR([.L73];[Convert.$A$2:.$A$601];[Convert.$C$2:.$C$601])" table:style-name="ce1">
            <text:p>#DIV/0!</text:p>
          </table:table-cell>
          <table:table-cell office:value-type="float" office:value="0" table:formula="of:=FORECAST.LINEAR([.L73]; [.A73:.A671];[.C73:.C671])" table:style-name="ce1">
            <text:p>#DIV/0!</text:p>
          </table:table-cell>
          <table:table-cell table:number-columns-repeated="3" table:style-name="ce1"/>
          <table:table-cell office:value-type="float" office:value="30.720000000000002" table:formula="of:=[Convert.$B73]*(256/600)" table:style-name="ce1">
            <text:p>30.72</text:p>
          </table:table-cell>
          <table:table-cell office:value-type="float" office:value="2524.1600000000003" table:formula="of:=4000*[Convert.$A73]" table:style-name="ce1">
            <text:p>2524.16</text:p>
          </table:table-cell>
          <table:table-cell table:number-columns-repeated="7" table:style-name="ce1"/>
          <table:table-cell office:value-type="float" office:value="72" table:formula="of:=1+SUM([.AB72])" table:style-name="ce1">
            <text:p>72</text:p>
          </table:table-cell>
          <table:table-cell office:value-type="float" office:value="3625.4199999999996" table:formula="of:=FORECAST([.AB73];OFFSET([.T73:.T672];MATCH([.AB73];[.S73:.S672];1)-1;0;2); OFFSET([.S73:.S672];MATCH([.AB73];[.S73:.S672];1)-1;0;2))" table:style-name="ce1">
            <text:p>3625.42</text:p>
          </table:table-cell>
          <table:table-cell office:value-type="float" office:value="3625" table:formula="of:=INT([.AC73])" table:style-name="ce6">
            <text:p>362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3696</text:p>
          </table:table-cell>
          <table:table-cell office:value-type="float" office:value="73" table:formula="of:=1+SUM([.B73])" table:style-name="ce1">
            <text:p>73</text:p>
          </table:table-cell>
          <table:table-cell office:value-type="float" office:value="31.146666666666668" table:formula="of:=[Convert.$B74]*(256/600)" table:style-name="ce1">
            <text:p>31.14666667</text:p>
          </table:table-cell>
          <table:table-cell table:number-columns-repeated="8" table:style-name="ce1"/>
          <table:table-cell office:value-type="float" office:value="73" table:formula="of:=1+SUM([.L73])" table:style-name="ce1">
            <text:p>73</text:p>
          </table:table-cell>
          <table:table-cell office:value-type="float" office:value="0" table:formula="of:=FORECAST([.L74];[Convert.$C$2:.$C$601];[Convert.$A$2:.$A$601])" table:style-name="ce1">
            <text:p>#DIV/0!</text:p>
          </table:table-cell>
          <table:table-cell office:value-type="float" office:value="0" table:formula="of:=FORECAST.LINEAR([.L74];[Convert.$A$2:.$A$601];[Convert.$C$2:.$C$601])" table:style-name="ce1">
            <text:p>#DIV/0!</text:p>
          </table:table-cell>
          <table:table-cell office:value-type="float" office:value="0" table:formula="of:=FORECAST.LINEAR([.L74]; [.A74:.A672];[.C74:.C672])" table:style-name="ce1">
            <text:p>#DIV/0!</text:p>
          </table:table-cell>
          <table:table-cell table:number-columns-repeated="3" table:style-name="ce1"/>
          <table:table-cell office:value-type="float" office:value="31.146666666666668" table:formula="of:=[Convert.$B74]*(256/600)" table:style-name="ce1">
            <text:p>31.14666667</text:p>
          </table:table-cell>
          <table:table-cell office:value-type="float" office:value="2547.8399999999997" table:formula="of:=4000*[Convert.$A74]" table:style-name="ce1">
            <text:p>2547.84</text:p>
          </table:table-cell>
          <table:table-cell table:number-columns-repeated="7" table:style-name="ce1"/>
          <table:table-cell office:value-type="float" office:value="73" table:formula="of:=1+SUM([.AB73])" table:style-name="ce1">
            <text:p>73</text:p>
          </table:table-cell>
          <table:table-cell office:value-type="float" office:value="3632.2562499999995" table:formula="of:=FORECAST([.AB74];OFFSET([.T74:.T673];MATCH([.AB74];[.S74:.S673];1)-1;0;2); OFFSET([.S74:.S673];MATCH([.AB74];[.S74:.S673];1)-1;0;2))" table:style-name="ce1">
            <text:p>3632.25625</text:p>
          </table:table-cell>
          <table:table-cell office:value-type="float" office:value="3632" table:formula="of:=INT([.AC74])" table:style-name="ce6">
            <text:p>363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4307</text:p>
          </table:table-cell>
          <table:table-cell office:value-type="float" office:value="74" table:formula="of:=1+SUM([.B74])" table:style-name="ce1">
            <text:p>74</text:p>
          </table:table-cell>
          <table:table-cell office:value-type="float" office:value="31.573333333333334" table:formula="of:=[Convert.$B75]*(256/600)" table:style-name="ce1">
            <text:p>31.57333333</text:p>
          </table:table-cell>
          <table:table-cell table:number-columns-repeated="8" table:style-name="ce1"/>
          <table:table-cell office:value-type="float" office:value="74" table:formula="of:=1+SUM([.L74])" table:style-name="ce1">
            <text:p>74</text:p>
          </table:table-cell>
          <table:table-cell office:value-type="float" office:value="0" table:formula="of:=FORECAST([.L75];[Convert.$C$2:.$C$601];[Convert.$A$2:.$A$601])" table:style-name="ce1">
            <text:p>#DIV/0!</text:p>
          </table:table-cell>
          <table:table-cell office:value-type="float" office:value="0" table:formula="of:=FORECAST.LINEAR([.L75];[Convert.$A$2:.$A$601];[Convert.$C$2:.$C$601])" table:style-name="ce1">
            <text:p>#DIV/0!</text:p>
          </table:table-cell>
          <table:table-cell office:value-type="float" office:value="0" table:formula="of:=FORECAST.LINEAR([.L75]; [.A75:.A673];[.C75:.C673])" table:style-name="ce1">
            <text:p>#DIV/0!</text:p>
          </table:table-cell>
          <table:table-cell table:number-columns-repeated="3" table:style-name="ce1"/>
          <table:table-cell office:value-type="float" office:value="31.573333333333334" table:formula="of:=[Convert.$B75]*(256/600)" table:style-name="ce1">
            <text:p>31.57333333</text:p>
          </table:table-cell>
          <table:table-cell office:value-type="float" office:value="2572.2800000000002" table:formula="of:=4000*[Convert.$A75]" table:style-name="ce1">
            <text:p>2572.28</text:p>
          </table:table-cell>
          <table:table-cell table:number-columns-repeated="7" table:style-name="ce1"/>
          <table:table-cell office:value-type="float" office:value="74" table:formula="of:=1+SUM([.AB74])" table:style-name="ce1">
            <text:p>74</text:p>
          </table:table-cell>
          <table:table-cell office:value-type="float" office:value="3636.12" table:formula="of:=FORECAST([.AB75];OFFSET([.T75:.T674];MATCH([.AB75];[.S75:.S674];1)-1;0;2); OFFSET([.S75:.S674];MATCH([.AB75];[.S75:.S674];1)-1;0;2))" table:style-name="ce1">
            <text:p>3636.12</text:p>
          </table:table-cell>
          <table:table-cell office:value-type="float" office:value="3636" table:formula="of:=INT([.AC75])" table:style-name="ce6">
            <text:p>363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4880</text:p>
          </table:table-cell>
          <table:table-cell office:value-type="float" office:value="75" table:formula="of:=1+SUM([.B75])" table:style-name="ce1">
            <text:p>75</text:p>
          </table:table-cell>
          <table:table-cell office:value-type="float" office:value="32" table:formula="of:=[Convert.$B76]*(256/600)" table:style-name="ce1">
            <text:p>32</text:p>
          </table:table-cell>
          <table:table-cell table:number-columns-repeated="8" table:style-name="ce1"/>
          <table:table-cell office:value-type="float" office:value="75" table:formula="of:=1+SUM([.L75])" table:style-name="ce1">
            <text:p>75</text:p>
          </table:table-cell>
          <table:table-cell office:value-type="float" office:value="0" table:formula="of:=FORECAST([.L76];[Convert.$C$2:.$C$601];[Convert.$A$2:.$A$601])" table:style-name="ce1">
            <text:p>#DIV/0!</text:p>
          </table:table-cell>
          <table:table-cell office:value-type="float" office:value="0" table:formula="of:=FORECAST.LINEAR([.L76];[Convert.$A$2:.$A$601];[Convert.$C$2:.$C$601])" table:style-name="ce1">
            <text:p>#DIV/0!</text:p>
          </table:table-cell>
          <table:table-cell office:value-type="float" office:value="0" table:formula="of:=FORECAST.LINEAR([.L76]; [.A76:.A674];[.C76:.C674])" table:style-name="ce1">
            <text:p>#DIV/0!</text:p>
          </table:table-cell>
          <table:table-cell table:number-columns-repeated="3" table:style-name="ce1"/>
          <table:table-cell office:value-type="float" office:value="32" table:formula="of:=[Convert.$B76]*(256/600)" table:style-name="ce1">
            <text:p>32</text:p>
          </table:table-cell>
          <table:table-cell office:value-type="float" office:value="2595.2000000000003" table:formula="of:=4000*[Convert.$A76]" table:style-name="ce1">
            <text:p>2595.2</text:p>
          </table:table-cell>
          <table:table-cell table:number-columns-repeated="7" table:style-name="ce1"/>
          <table:table-cell office:value-type="float" office:value="75" table:formula="of:=1+SUM([.AB75])" table:style-name="ce1">
            <text:p>75</text:p>
          </table:table-cell>
          <table:table-cell office:value-type="float" office:value="3640.2474999999995" table:formula="of:=FORECAST([.AB76];OFFSET([.T76:.T675];MATCH([.AB76];[.S76:.S675];1)-1;0;2); OFFSET([.S76:.S675];MATCH([.AB76];[.S76:.S675];1)-1;0;2))" table:style-name="ce1">
            <text:p>3640.2475</text:p>
          </table:table-cell>
          <table:table-cell office:value-type="float" office:value="3640" table:formula="of:=INT([.AC76])" table:style-name="ce6">
            <text:p>364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5448</text:p>
          </table:table-cell>
          <table:table-cell office:value-type="float" office:value="76" table:formula="of:=1+SUM([.B76])" table:style-name="ce1">
            <text:p>76</text:p>
          </table:table-cell>
          <table:table-cell office:value-type="float" office:value="32.426666666666669" table:formula="of:=[Convert.$B77]*(256/600)" table:style-name="ce1">
            <text:p>32.42666667</text:p>
          </table:table-cell>
          <table:table-cell table:number-columns-repeated="8" table:style-name="ce1"/>
          <table:table-cell office:value-type="float" office:value="76" table:formula="of:=1+SUM([.L76])" table:style-name="ce1">
            <text:p>76</text:p>
          </table:table-cell>
          <table:table-cell office:value-type="float" office:value="0" table:formula="of:=FORECAST([.L77];[Convert.$C$2:.$C$601];[Convert.$A$2:.$A$601])" table:style-name="ce1">
            <text:p>#DIV/0!</text:p>
          </table:table-cell>
          <table:table-cell office:value-type="float" office:value="0" table:formula="of:=FORECAST.LINEAR([.L77];[Convert.$A$2:.$A$601];[Convert.$C$2:.$C$601])" table:style-name="ce1">
            <text:p>#DIV/0!</text:p>
          </table:table-cell>
          <table:table-cell office:value-type="float" office:value="0" table:formula="of:=FORECAST.LINEAR([.L77]; [.A77:.A675];[.C77:.C675])" table:style-name="ce1">
            <text:p>#DIV/0!</text:p>
          </table:table-cell>
          <table:table-cell table:number-columns-repeated="3" table:style-name="ce1"/>
          <table:table-cell office:value-type="float" office:value="32.426666666666669" table:formula="of:=[Convert.$B77]*(256/600)" table:style-name="ce1">
            <text:p>32.42666667</text:p>
          </table:table-cell>
          <table:table-cell office:value-type="float" office:value="2617.9199999999996" table:formula="of:=4000*[Convert.$A77]" table:style-name="ce1">
            <text:p>2617.92</text:p>
          </table:table-cell>
          <table:table-cell table:number-columns-repeated="7" table:style-name="ce1"/>
          <table:table-cell office:value-type="float" office:value="76" table:formula="of:=1+SUM([.AB76])" table:style-name="ce1">
            <text:p>76</text:p>
          </table:table-cell>
          <table:table-cell office:value-type="float" office:value="3644.0699999999997" table:formula="of:=FORECAST([.AB77];OFFSET([.T77:.T676];MATCH([.AB77];[.S77:.S676];1)-1;0;2); OFFSET([.S77:.S676];MATCH([.AB77];[.S77:.S676];1)-1;0;2))" table:style-name="ce1">
            <text:p>3644.07</text:p>
          </table:table-cell>
          <table:table-cell office:value-type="float" office:value="3644" table:formula="of:=INT([.AC77])" table:style-name="ce6">
            <text:p>364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6022</text:p>
          </table:table-cell>
          <table:table-cell office:value-type="float" office:value="77" table:formula="of:=1+SUM([.B77])" table:style-name="ce1">
            <text:p>77</text:p>
          </table:table-cell>
          <table:table-cell office:value-type="float" office:value="32.853333333333339" table:formula="of:=[Convert.$B78]*(256/600)" table:style-name="ce1">
            <text:p>32.85333333</text:p>
          </table:table-cell>
          <table:table-cell table:number-columns-repeated="8" table:style-name="ce1"/>
          <table:table-cell office:value-type="float" office:value="77" table:formula="of:=1+SUM([.L77])" table:style-name="ce1">
            <text:p>77</text:p>
          </table:table-cell>
          <table:table-cell office:value-type="float" office:value="0" table:formula="of:=FORECAST([.L78];[Convert.$C$2:.$C$601];[Convert.$A$2:.$A$601])" table:style-name="ce1">
            <text:p>#DIV/0!</text:p>
          </table:table-cell>
          <table:table-cell office:value-type="float" office:value="0" table:formula="of:=FORECAST.LINEAR([.L78];[Convert.$A$2:.$A$601];[Convert.$C$2:.$C$601])" table:style-name="ce1">
            <text:p>#DIV/0!</text:p>
          </table:table-cell>
          <table:table-cell office:value-type="float" office:value="0" table:formula="of:=FORECAST.LINEAR([.L78]; [.A78:.A676];[.C78:.C676])" table:style-name="ce1">
            <text:p>#DIV/0!</text:p>
          </table:table-cell>
          <table:table-cell table:number-columns-repeated="3" table:style-name="ce1"/>
          <table:table-cell office:value-type="float" office:value="32.853333333333339" table:formula="of:=[Convert.$B78]*(256/600)" table:style-name="ce1">
            <text:p>32.85333333</text:p>
          </table:table-cell>
          <table:table-cell office:value-type="float" office:value="2640.88" table:formula="of:=4000*[Convert.$A78]" table:style-name="ce1">
            <text:p>2640.88</text:p>
          </table:table-cell>
          <table:table-cell table:number-columns-repeated="7" table:style-name="ce1"/>
          <table:table-cell office:value-type="float" office:value="77" table:formula="of:=1+SUM([.AB77])" table:style-name="ce1">
            <text:p>77</text:p>
          </table:table-cell>
          <table:table-cell office:value-type="float" office:value="3645.6412499999992" table:formula="of:=FORECAST([.AB78];OFFSET([.T78:.T677];MATCH([.AB78];[.S78:.S677];1)-1;0;2); OFFSET([.S78:.S677];MATCH([.AB78];[.S78:.S677];1)-1;0;2))" table:style-name="ce1">
            <text:p>3645.64125</text:p>
          </table:table-cell>
          <table:table-cell office:value-type="float" office:value="3645" table:formula="of:=INT([.AC78])" table:style-name="ce6">
            <text:p>364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6577</text:p>
          </table:table-cell>
          <table:table-cell office:value-type="float" office:value="78" table:formula="of:=1+SUM([.B78])" table:style-name="ce1">
            <text:p>78</text:p>
          </table:table-cell>
          <table:table-cell office:value-type="float" office:value="33.28" table:formula="of:=[Convert.$B79]*(256/600)" table:style-name="ce1">
            <text:p>33.28</text:p>
          </table:table-cell>
          <table:table-cell table:number-columns-repeated="8" table:style-name="ce1"/>
          <table:table-cell office:value-type="float" office:value="78" table:formula="of:=1+SUM([.L78])" table:style-name="ce1">
            <text:p>78</text:p>
          </table:table-cell>
          <table:table-cell office:value-type="float" office:value="0" table:formula="of:=FORECAST([.L79];[Convert.$C$2:.$C$601];[Convert.$A$2:.$A$601])" table:style-name="ce1">
            <text:p>#DIV/0!</text:p>
          </table:table-cell>
          <table:table-cell office:value-type="float" office:value="0" table:formula="of:=FORECAST.LINEAR([.L79];[Convert.$A$2:.$A$601];[Convert.$C$2:.$C$601])" table:style-name="ce1">
            <text:p>#DIV/0!</text:p>
          </table:table-cell>
          <table:table-cell office:value-type="float" office:value="0" table:formula="of:=FORECAST.LINEAR([.L79]; [.A79:.A677];[.C79:.C677])" table:style-name="ce1">
            <text:p>#DIV/0!</text:p>
          </table:table-cell>
          <table:table-cell table:number-columns-repeated="3" table:style-name="ce1"/>
          <table:table-cell office:value-type="float" office:value="33.28" table:formula="of:=[Convert.$B79]*(256/600)" table:style-name="ce1">
            <text:p>33.28</text:p>
          </table:table-cell>
          <table:table-cell office:value-type="float" office:value="2663.08" table:formula="of:=4000*[Convert.$A79]" table:style-name="ce1">
            <text:p>2663.08</text:p>
          </table:table-cell>
          <table:table-cell table:number-columns-repeated="7" table:style-name="ce1"/>
          <table:table-cell office:value-type="float" office:value="78" table:formula="of:=1+SUM([.AB78])" table:style-name="ce1">
            <text:p>78</text:p>
          </table:table-cell>
          <table:table-cell office:value-type="float" office:value="3650.04" table:formula="of:=FORECAST([.AB79];OFFSET([.T79:.T678];MATCH([.AB79];[.S79:.S678];1)-1;0;2); OFFSET([.S79:.S678];MATCH([.AB79];[.S79:.S678];1)-1;0;2))" table:style-name="ce1">
            <text:p>3650.04</text:p>
          </table:table-cell>
          <table:table-cell office:value-type="float" office:value="3650" table:formula="of:=INT([.AC79])" table:style-name="ce6">
            <text:p>365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7120</text:p>
          </table:table-cell>
          <table:table-cell office:value-type="float" office:value="79" table:formula="of:=1+SUM([.B79])" table:style-name="ce1">
            <text:p>79</text:p>
          </table:table-cell>
          <table:table-cell office:value-type="float" office:value="33.706666666666671" table:formula="of:=[Convert.$B80]*(256/600)" table:style-name="ce1">
            <text:p>33.70666667</text:p>
          </table:table-cell>
          <table:table-cell table:number-columns-repeated="8" table:style-name="ce1"/>
          <table:table-cell office:value-type="float" office:value="79" table:formula="of:=1+SUM([.L79])" table:style-name="ce1">
            <text:p>79</text:p>
          </table:table-cell>
          <table:table-cell office:value-type="float" office:value="0" table:formula="of:=FORECAST([.L80];[Convert.$C$2:.$C$601];[Convert.$A$2:.$A$601])" table:style-name="ce1">
            <text:p>#DIV/0!</text:p>
          </table:table-cell>
          <table:table-cell office:value-type="float" office:value="0" table:formula="of:=FORECAST.LINEAR([.L80];[Convert.$A$2:.$A$601];[Convert.$C$2:.$C$601])" table:style-name="ce1">
            <text:p>#DIV/0!</text:p>
          </table:table-cell>
          <table:table-cell office:value-type="float" office:value="0" table:formula="of:=FORECAST.LINEAR([.L80]; [.A80:.A678];[.C80:.C678])" table:style-name="ce1">
            <text:p>#DIV/0!</text:p>
          </table:table-cell>
          <table:table-cell table:number-columns-repeated="3" table:style-name="ce1"/>
          <table:table-cell office:value-type="float" office:value="33.706666666666671" table:formula="of:=[Convert.$B80]*(256/600)" table:style-name="ce1">
            <text:p>33.70666667</text:p>
          </table:table-cell>
          <table:table-cell office:value-type="float" office:value="2684.8" table:formula="of:=4000*[Convert.$A80]" table:style-name="ce1">
            <text:p>2684.8</text:p>
          </table:table-cell>
          <table:table-cell table:number-columns-repeated="7" table:style-name="ce1"/>
          <table:table-cell office:value-type="float" office:value="79" table:formula="of:=1+SUM([.AB79])" table:style-name="ce1">
            <text:p>79</text:p>
          </table:table-cell>
          <table:table-cell office:value-type="float" office:value="3648.7012499999996" table:formula="of:=FORECAST([.AB80];OFFSET([.T80:.T679];MATCH([.AB80];[.S80:.S679];1)-1;0;2); OFFSET([.S80:.S679];MATCH([.AB80];[.S80:.S679];1)-1;0;2))" table:style-name="ce1">
            <text:p>3648.70125</text:p>
          </table:table-cell>
          <table:table-cell office:value-type="float" office:value="3648" table:formula="of:=INT([.AC80])" table:style-name="ce6">
            <text:p>364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7676</text:p>
          </table:table-cell>
          <table:table-cell office:value-type="float" office:value="80" table:formula="of:=1+SUM([.B80])" table:style-name="ce1">
            <text:p>80</text:p>
          </table:table-cell>
          <table:table-cell office:value-type="float" office:value="34.133333333333333" table:formula="of:=[Convert.$B81]*(256/600)" table:style-name="ce1">
            <text:p>34.13333333</text:p>
          </table:table-cell>
          <table:table-cell table:number-columns-repeated="8" table:style-name="ce1"/>
          <table:table-cell office:value-type="float" office:value="80" table:formula="of:=1+SUM([.L80])" table:style-name="ce1">
            <text:p>80</text:p>
          </table:table-cell>
          <table:table-cell office:value-type="float" office:value="0" table:formula="of:=FORECAST([.L81];[Convert.$C$2:.$C$601];[Convert.$A$2:.$A$601])" table:style-name="ce1">
            <text:p>#DIV/0!</text:p>
          </table:table-cell>
          <table:table-cell office:value-type="float" office:value="0" table:formula="of:=FORECAST.LINEAR([.L81];[Convert.$A$2:.$A$601];[Convert.$C$2:.$C$601])" table:style-name="ce1">
            <text:p>#DIV/0!</text:p>
          </table:table-cell>
          <table:table-cell office:value-type="float" office:value="0" table:formula="of:=FORECAST.LINEAR([.L81]; [.A81:.A679];[.C81:.C679])" table:style-name="ce1">
            <text:p>#DIV/0!</text:p>
          </table:table-cell>
          <table:table-cell table:number-columns-repeated="3" table:style-name="ce1"/>
          <table:table-cell office:value-type="float" office:value="34.133333333333333" table:formula="of:=[Convert.$B81]*(256/600)" table:style-name="ce1">
            <text:p>34.13333333</text:p>
          </table:table-cell>
          <table:table-cell office:value-type="float" office:value="2707.04" table:formula="of:=4000*[Convert.$A81]" table:style-name="ce1">
            <text:p>2707.04</text:p>
          </table:table-cell>
          <table:table-cell table:number-columns-repeated="7" table:style-name="ce1"/>
          <table:table-cell office:value-type="float" office:value="80" table:formula="of:=1+SUM([.AB80])" table:style-name="ce1">
            <text:p>80</text:p>
          </table:table-cell>
          <table:table-cell office:value-type="float" office:value="3652.84" table:formula="of:=FORECAST([.AB81];OFFSET([.T81:.T680];MATCH([.AB81];[.S81:.S680];1)-1;0;2); OFFSET([.S81:.S680];MATCH([.AB81];[.S81:.S680];1)-1;0;2))" table:style-name="ce1">
            <text:p>3652.84</text:p>
          </table:table-cell>
          <table:table-cell office:value-type="float" office:value="3652" table:formula="of:=INT([.AC81])" table:style-name="ce6">
            <text:p>365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8207</text:p>
          </table:table-cell>
          <table:table-cell office:value-type="float" office:value="81" table:formula="of:=1+SUM([.B81])" table:style-name="ce1">
            <text:p>81</text:p>
          </table:table-cell>
          <table:table-cell office:value-type="float" office:value="34.56" table:formula="of:=[Convert.$B82]*(256/600)" table:style-name="ce1">
            <text:p>34.56</text:p>
          </table:table-cell>
          <table:table-cell table:number-columns-repeated="8" table:style-name="ce1"/>
          <table:table-cell office:value-type="float" office:value="81" table:formula="of:=1+SUM([.L81])" table:style-name="ce1">
            <text:p>81</text:p>
          </table:table-cell>
          <table:table-cell office:value-type="float" office:value="0" table:formula="of:=FORECAST([.L82];[Convert.$C$2:.$C$601];[Convert.$A$2:.$A$601])" table:style-name="ce1">
            <text:p>#DIV/0!</text:p>
          </table:table-cell>
          <table:table-cell office:value-type="float" office:value="0" table:formula="of:=FORECAST.LINEAR([.L82];[Convert.$A$2:.$A$601];[Convert.$C$2:.$C$601])" table:style-name="ce1">
            <text:p>#DIV/0!</text:p>
          </table:table-cell>
          <table:table-cell office:value-type="float" office:value="0" table:formula="of:=FORECAST.LINEAR([.L82]; [.A82:.A680];[.C82:.C680])" table:style-name="ce1">
            <text:p>#DIV/0!</text:p>
          </table:table-cell>
          <table:table-cell table:number-columns-repeated="3" table:style-name="ce1"/>
          <table:table-cell office:value-type="float" office:value="34.56" table:formula="of:=[Convert.$B82]*(256/600)" table:style-name="ce1">
            <text:p>34.56</text:p>
          </table:table-cell>
          <table:table-cell office:value-type="float" office:value="2728.2799999999997" table:formula="of:=4000*[Convert.$A82]" table:style-name="ce1">
            <text:p>2728.28</text:p>
          </table:table-cell>
          <table:table-cell table:number-columns-repeated="7" table:style-name="ce1"/>
          <table:table-cell office:value-type="float" office:value="81" table:formula="of:=1+SUM([.AB81])" table:style-name="ce1">
            <text:p>81</text:p>
          </table:table-cell>
          <table:table-cell office:value-type="float" office:value="3650.1149999999998" table:formula="of:=FORECAST([.AB82];OFFSET([.T82:.T681];MATCH([.AB82];[.S82:.S681];1)-1;0;2); OFFSET([.S82:.S681];MATCH([.AB82];[.S82:.S681];1)-1;0;2))" table:style-name="ce1">
            <text:p>3650.115</text:p>
          </table:table-cell>
          <table:table-cell office:value-type="float" office:value="3650" table:formula="of:=INT([.AC82])" table:style-name="ce6">
            <text:p>365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8719</text:p>
          </table:table-cell>
          <table:table-cell office:value-type="float" office:value="82" table:formula="of:=1+SUM([.B82])" table:style-name="ce1">
            <text:p>82</text:p>
          </table:table-cell>
          <table:table-cell office:value-type="float" office:value="34.986666666666672" table:formula="of:=[Convert.$B83]*(256/600)" table:style-name="ce1">
            <text:p>34.98666667</text:p>
          </table:table-cell>
          <table:table-cell table:number-columns-repeated="8" table:style-name="ce1"/>
          <table:table-cell office:value-type="float" office:value="82" table:formula="of:=1+SUM([.L82])" table:style-name="ce1">
            <text:p>82</text:p>
          </table:table-cell>
          <table:table-cell office:value-type="float" office:value="0" table:formula="of:=FORECAST([.L83];[Convert.$C$2:.$C$601];[Convert.$A$2:.$A$601])" table:style-name="ce1">
            <text:p>#DIV/0!</text:p>
          </table:table-cell>
          <table:table-cell office:value-type="float" office:value="0" table:formula="of:=FORECAST.LINEAR([.L83];[Convert.$A$2:.$A$601];[Convert.$C$2:.$C$601])" table:style-name="ce1">
            <text:p>#DIV/0!</text:p>
          </table:table-cell>
          <table:table-cell office:value-type="float" office:value="0" table:formula="of:=FORECAST.LINEAR([.L83]; [.A83:.A681];[.C83:.C681])" table:style-name="ce1">
            <text:p>#DIV/0!</text:p>
          </table:table-cell>
          <table:table-cell table:number-columns-repeated="3" table:style-name="ce1"/>
          <table:table-cell office:value-type="float" office:value="34.986666666666672" table:formula="of:=[Convert.$B83]*(256/600)" table:style-name="ce1">
            <text:p>34.98666667</text:p>
          </table:table-cell>
          <table:table-cell office:value-type="float" office:value="2748.7599999999998" table:formula="of:=4000*[Convert.$A83]" table:style-name="ce1">
            <text:p>2748.76</text:p>
          </table:table-cell>
          <table:table-cell table:number-columns-repeated="7" table:style-name="ce1"/>
          <table:table-cell office:value-type="float" office:value="82" table:formula="of:=1+SUM([.AB82])" table:style-name="ce1">
            <text:p>82</text:p>
          </table:table-cell>
          <table:table-cell office:value-type="float" office:value="3653.98" table:formula="of:=FORECAST([.AB83];OFFSET([.T83:.T682];MATCH([.AB83];[.S83:.S682];1)-1;0;2); OFFSET([.S83:.S682];MATCH([.AB83];[.S83:.S682];1)-1;0;2))" table:style-name="ce1">
            <text:p>3653.98</text:p>
          </table:table-cell>
          <table:table-cell office:value-type="float" office:value="3653" table:formula="of:=INT([.AC83])" table:style-name="ce6">
            <text:p>365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9226</text:p>
          </table:table-cell>
          <table:table-cell office:value-type="float" office:value="83" table:formula="of:=1+SUM([.B83])" table:style-name="ce1">
            <text:p>83</text:p>
          </table:table-cell>
          <table:table-cell office:value-type="float" office:value="35.413333333333334" table:formula="of:=[Convert.$B84]*(256/600)" table:style-name="ce1">
            <text:p>35.41333333</text:p>
          </table:table-cell>
          <table:table-cell table:number-columns-repeated="8" table:style-name="ce1"/>
          <table:table-cell office:value-type="float" office:value="83" table:formula="of:=1+SUM([.L83])" table:style-name="ce1">
            <text:p>83</text:p>
          </table:table-cell>
          <table:table-cell office:value-type="float" office:value="0" table:formula="of:=FORECAST([.L84];[Convert.$C$2:.$C$601];[Convert.$A$2:.$A$601])" table:style-name="ce1">
            <text:p>#DIV/0!</text:p>
          </table:table-cell>
          <table:table-cell office:value-type="float" office:value="0" table:formula="of:=FORECAST.LINEAR([.L84];[Convert.$A$2:.$A$601];[Convert.$C$2:.$C$601])" table:style-name="ce1">
            <text:p>#DIV/0!</text:p>
          </table:table-cell>
          <table:table-cell office:value-type="float" office:value="0" table:formula="of:=FORECAST.LINEAR([.L84]; [.A84:.A682];[.C84:.C682])" table:style-name="ce1">
            <text:p>#DIV/0!</text:p>
          </table:table-cell>
          <table:table-cell table:number-columns-repeated="3" table:style-name="ce1"/>
          <table:table-cell office:value-type="float" office:value="35.413333333333334" table:formula="of:=[Convert.$B84]*(256/600)" table:style-name="ce1">
            <text:p>35.41333333</text:p>
          </table:table-cell>
          <table:table-cell office:value-type="float" office:value="2769.04" table:formula="of:=4000*[Convert.$A84]" table:style-name="ce1">
            <text:p>2769.04</text:p>
          </table:table-cell>
          <table:table-cell table:number-columns-repeated="7" table:style-name="ce1"/>
          <table:table-cell office:value-type="float" office:value="83" table:formula="of:=1+SUM([.AB83])" table:style-name="ce1">
            <text:p>83</text:p>
          </table:table-cell>
          <table:table-cell office:value-type="float" office:value="3649.4937499999996" table:formula="of:=FORECAST([.AB84];OFFSET([.T84:.T683];MATCH([.AB84];[.S84:.S683];1)-1;0;2); OFFSET([.S84:.S683];MATCH([.AB84];[.S84:.S683];1)-1;0;2))" table:style-name="ce1">
            <text:p>3649.49375</text:p>
          </table:table-cell>
          <table:table-cell office:value-type="float" office:value="3649" table:formula="of:=INT([.AC84])" table:style-name="ce6">
            <text:p>364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69751</text:p>
          </table:table-cell>
          <table:table-cell office:value-type="float" office:value="84" table:formula="of:=1+SUM([.B84])" table:style-name="ce1">
            <text:p>84</text:p>
          </table:table-cell>
          <table:table-cell office:value-type="float" office:value="35.840000000000003" table:formula="of:=[Convert.$B85]*(256/600)" table:style-name="ce1">
            <text:p>35.84</text:p>
          </table:table-cell>
          <table:table-cell table:number-columns-repeated="8" table:style-name="ce1"/>
          <table:table-cell office:value-type="float" office:value="84" table:formula="of:=1+SUM([.L84])" table:style-name="ce1">
            <text:p>84</text:p>
          </table:table-cell>
          <table:table-cell office:value-type="float" office:value="0" table:formula="of:=FORECAST([.L85];[Convert.$C$2:.$C$601];[Convert.$A$2:.$A$601])" table:style-name="ce1">
            <text:p>#DIV/0!</text:p>
          </table:table-cell>
          <table:table-cell office:value-type="float" office:value="0" table:formula="of:=FORECAST.LINEAR([.L85];[Convert.$A$2:.$A$601];[Convert.$C$2:.$C$601])" table:style-name="ce1">
            <text:p>#DIV/0!</text:p>
          </table:table-cell>
          <table:table-cell office:value-type="float" office:value="0" table:formula="of:=FORECAST.LINEAR([.L85]; [.A85:.A683];[.C85:.C683])" table:style-name="ce1">
            <text:p>#DIV/0!</text:p>
          </table:table-cell>
          <table:table-cell table:number-columns-repeated="3" table:style-name="ce1"/>
          <table:table-cell office:value-type="float" office:value="35.840000000000003" table:formula="of:=[Convert.$B85]*(256/600)" table:style-name="ce1">
            <text:p>35.84</text:p>
          </table:table-cell>
          <table:table-cell office:value-type="float" office:value="2790.04" table:formula="of:=4000*[Convert.$A85]" table:style-name="ce1">
            <text:p>2790.04</text:p>
          </table:table-cell>
          <table:table-cell table:number-columns-repeated="7" table:style-name="ce1"/>
          <table:table-cell office:value-type="float" office:value="84" table:formula="of:=1+SUM([.AB84])" table:style-name="ce1">
            <text:p>84</text:p>
          </table:table-cell>
          <table:table-cell office:value-type="float" office:value="3652.6849999999999" table:formula="of:=FORECAST([.AB85];OFFSET([.T85:.T684];MATCH([.AB85];[.S85:.S684];1)-1;0;2); OFFSET([.S85:.S684];MATCH([.AB85];[.S85:.S684];1)-1;0;2))" table:style-name="ce1">
            <text:p>3652.685</text:p>
          </table:table-cell>
          <table:table-cell office:value-type="float" office:value="3652" table:formula="of:=INT([.AC85])" table:style-name="ce6">
            <text:p>365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0255</text:p>
          </table:table-cell>
          <table:table-cell office:value-type="float" office:value="85" table:formula="of:=1+SUM([.B85])" table:style-name="ce1">
            <text:p>85</text:p>
          </table:table-cell>
          <table:table-cell office:value-type="float" office:value="36.266666666666666" table:formula="of:=[Convert.$B86]*(256/600)" table:style-name="ce1">
            <text:p>36.26666667</text:p>
          </table:table-cell>
          <table:table-cell table:number-columns-repeated="8" table:style-name="ce1"/>
          <table:table-cell office:value-type="float" office:value="85" table:formula="of:=1+SUM([.L85])" table:style-name="ce1">
            <text:p>85</text:p>
          </table:table-cell>
          <table:table-cell office:value-type="float" office:value="0" table:formula="of:=FORECAST([.L86];[Convert.$C$2:.$C$601];[Convert.$A$2:.$A$601])" table:style-name="ce1">
            <text:p>#DIV/0!</text:p>
          </table:table-cell>
          <table:table-cell office:value-type="float" office:value="0" table:formula="of:=FORECAST.LINEAR([.L86];[Convert.$A$2:.$A$601];[Convert.$C$2:.$C$601])" table:style-name="ce1">
            <text:p>#DIV/0!</text:p>
          </table:table-cell>
          <table:table-cell office:value-type="float" office:value="0" table:formula="of:=FORECAST.LINEAR([.L86]; [.A86:.A684];[.C86:.C684])" table:style-name="ce1">
            <text:p>#DIV/0!</text:p>
          </table:table-cell>
          <table:table-cell table:number-columns-repeated="3" table:style-name="ce1"/>
          <table:table-cell office:value-type="float" office:value="36.266666666666666" table:formula="of:=[Convert.$B86]*(256/600)" table:style-name="ce1">
            <text:p>36.26666667</text:p>
          </table:table-cell>
          <table:table-cell office:value-type="float" office:value="2810.2" table:formula="of:=4000*[Convert.$A86]" table:style-name="ce1">
            <text:p>2810.2</text:p>
          </table:table-cell>
          <table:table-cell table:number-columns-repeated="7" table:style-name="ce1"/>
          <table:table-cell office:value-type="float" office:value="85" table:formula="of:=1+SUM([.AB85])" table:style-name="ce1">
            <text:p>85</text:p>
          </table:table-cell>
          <table:table-cell office:value-type="float" office:value="3647.5987500000006" table:formula="of:=FORECAST([.AB86];OFFSET([.T86:.T685];MATCH([.AB86];[.S86:.S685];1)-1;0;2); OFFSET([.S86:.S685];MATCH([.AB86];[.S86:.S685];1)-1;0;2))" table:style-name="ce1">
            <text:p>3647.59875</text:p>
          </table:table-cell>
          <table:table-cell office:value-type="float" office:value="3647" table:formula="of:=INT([.AC86])" table:style-name="ce6">
            <text:p>364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0743</text:p>
          </table:table-cell>
          <table:table-cell office:value-type="float" office:value="86" table:formula="of:=1+SUM([.B86])" table:style-name="ce1">
            <text:p>86</text:p>
          </table:table-cell>
          <table:table-cell office:value-type="float" office:value="36.693333333333335" table:formula="of:=[Convert.$B87]*(256/600)" table:style-name="ce1">
            <text:p>36.69333333</text:p>
          </table:table-cell>
          <table:table-cell table:number-columns-repeated="8" table:style-name="ce1"/>
          <table:table-cell office:value-type="float" office:value="86" table:formula="of:=1+SUM([.L86])" table:style-name="ce1">
            <text:p>86</text:p>
          </table:table-cell>
          <table:table-cell office:value-type="float" office:value="0" table:formula="of:=FORECAST([.L87];[Convert.$C$2:.$C$601];[Convert.$A$2:.$A$601])" table:style-name="ce1">
            <text:p>#DIV/0!</text:p>
          </table:table-cell>
          <table:table-cell office:value-type="float" office:value="0" table:formula="of:=FORECAST.LINEAR([.L87];[Convert.$A$2:.$A$601];[Convert.$C$2:.$C$601])" table:style-name="ce1">
            <text:p>#DIV/0!</text:p>
          </table:table-cell>
          <table:table-cell office:value-type="float" office:value="0" table:formula="of:=FORECAST.LINEAR([.L87]; [.A87:.A685];[.C87:.C685])" table:style-name="ce1">
            <text:p>#DIV/0!</text:p>
          </table:table-cell>
          <table:table-cell table:number-columns-repeated="3" table:style-name="ce1"/>
          <table:table-cell office:value-type="float" office:value="36.693333333333335" table:formula="of:=[Convert.$B87]*(256/600)" table:style-name="ce1">
            <text:p>36.69333333</text:p>
          </table:table-cell>
          <table:table-cell office:value-type="float" office:value="2829.72" table:formula="of:=4000*[Convert.$A87]" table:style-name="ce1">
            <text:p>2829.72</text:p>
          </table:table-cell>
          <table:table-cell table:number-columns-repeated="7" table:style-name="ce1"/>
          <table:table-cell office:value-type="float" office:value="86" table:formula="of:=1+SUM([.AB86])" table:style-name="ce1">
            <text:p>86</text:p>
          </table:table-cell>
          <table:table-cell office:value-type="float" office:value="3648.0475000000001" table:formula="of:=FORECAST([.AB87];OFFSET([.T87:.T686];MATCH([.AB87];[.S87:.S686];1)-1;0;2); OFFSET([.S87:.S686];MATCH([.AB87];[.S87:.S686];1)-1;0;2))" table:style-name="ce1">
            <text:p>3648.0475</text:p>
          </table:table-cell>
          <table:table-cell office:value-type="float" office:value="3648" table:formula="of:=INT([.AC87])" table:style-name="ce6">
            <text:p>364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1237</text:p>
          </table:table-cell>
          <table:table-cell office:value-type="float" office:value="87" table:formula="of:=1+SUM([.B87])" table:style-name="ce1">
            <text:p>87</text:p>
          </table:table-cell>
          <table:table-cell office:value-type="float" office:value="37.120000000000005" table:formula="of:=[Convert.$B88]*(256/600)" table:style-name="ce1">
            <text:p>37.12</text:p>
          </table:table-cell>
          <table:table-cell table:number-columns-repeated="8" table:style-name="ce1"/>
          <table:table-cell office:value-type="float" office:value="87" table:formula="of:=1+SUM([.L87])" table:style-name="ce1">
            <text:p>87</text:p>
          </table:table-cell>
          <table:table-cell office:value-type="float" office:value="0" table:formula="of:=FORECAST([.L88];[Convert.$C$2:.$C$601];[Convert.$A$2:.$A$601])" table:style-name="ce1">
            <text:p>#DIV/0!</text:p>
          </table:table-cell>
          <table:table-cell office:value-type="float" office:value="0" table:formula="of:=FORECAST.LINEAR([.L88];[Convert.$A$2:.$A$601];[Convert.$C$2:.$C$601])" table:style-name="ce1">
            <text:p>#DIV/0!</text:p>
          </table:table-cell>
          <table:table-cell office:value-type="float" office:value="0" table:formula="of:=FORECAST.LINEAR([.L88]; [.A88:.A686];[.C88:.C686])" table:style-name="ce1">
            <text:p>#DIV/0!</text:p>
          </table:table-cell>
          <table:table-cell table:number-columns-repeated="3" table:style-name="ce1"/>
          <table:table-cell office:value-type="float" office:value="37.120000000000005" table:formula="of:=[Convert.$B88]*(256/600)" table:style-name="ce1">
            <text:p>37.12</text:p>
          </table:table-cell>
          <table:table-cell office:value-type="float" office:value="2849.4799999999996" table:formula="of:=4000*[Convert.$A88]" table:style-name="ce1">
            <text:p>2849.48</text:p>
          </table:table-cell>
          <table:table-cell table:number-columns-repeated="7" table:style-name="ce1"/>
          <table:table-cell office:value-type="float" office:value="87" table:formula="of:=1+SUM([.AB87])" table:style-name="ce1">
            <text:p>87</text:p>
          </table:table-cell>
          <table:table-cell office:value-type="float" office:value="3643.8300000000004" table:formula="of:=FORECAST([.AB88];OFFSET([.T88:.T687];MATCH([.AB88];[.S88:.S687];1)-1;0;2); OFFSET([.S88:.S687];MATCH([.AB88];[.S88:.S687];1)-1;0;2))" table:style-name="ce1">
            <text:p>3643.83</text:p>
          </table:table-cell>
          <table:table-cell office:value-type="float" office:value="3643" table:formula="of:=INT([.AC88])" table:style-name="ce6">
            <text:p>364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1707</text:p>
          </table:table-cell>
          <table:table-cell office:value-type="float" office:value="88" table:formula="of:=1+SUM([.B88])" table:style-name="ce1">
            <text:p>88</text:p>
          </table:table-cell>
          <table:table-cell office:value-type="float" office:value="37.546666666666667" table:formula="of:=[Convert.$B89]*(256/600)" table:style-name="ce1">
            <text:p>37.54666667</text:p>
          </table:table-cell>
          <table:table-cell table:number-columns-repeated="8" table:style-name="ce1"/>
          <table:table-cell office:value-type="float" office:value="88" table:formula="of:=1+SUM([.L88])" table:style-name="ce1">
            <text:p>88</text:p>
          </table:table-cell>
          <table:table-cell office:value-type="float" office:value="0" table:formula="of:=FORECAST([.L89];[Convert.$C$2:.$C$601];[Convert.$A$2:.$A$601])" table:style-name="ce1">
            <text:p>#DIV/0!</text:p>
          </table:table-cell>
          <table:table-cell office:value-type="float" office:value="0" table:formula="of:=FORECAST.LINEAR([.L89];[Convert.$A$2:.$A$601];[Convert.$C$2:.$C$601])" table:style-name="ce1">
            <text:p>#DIV/0!</text:p>
          </table:table-cell>
          <table:table-cell office:value-type="float" office:value="0" table:formula="of:=FORECAST.LINEAR([.L89]; [.A89:.A687];[.C89:.C687])" table:style-name="ce1">
            <text:p>#DIV/0!</text:p>
          </table:table-cell>
          <table:table-cell table:number-columns-repeated="3" table:style-name="ce1"/>
          <table:table-cell office:value-type="float" office:value="37.546666666666667" table:formula="of:=[Convert.$B89]*(256/600)" table:style-name="ce1">
            <text:p>37.54666667</text:p>
          </table:table-cell>
          <table:table-cell office:value-type="float" office:value="2868.2799999999997" table:formula="of:=4000*[Convert.$A89]" table:style-name="ce1">
            <text:p>2868.28</text:p>
          </table:table-cell>
          <table:table-cell table:number-columns-repeated="7" table:style-name="ce1"/>
          <table:table-cell office:value-type="float" office:value="88" table:formula="of:=1+SUM([.AB88])" table:style-name="ce1">
            <text:p>88</text:p>
          </table:table-cell>
          <table:table-cell office:value-type="float" office:value="3641.9700000000003" table:formula="of:=FORECAST([.AB89];OFFSET([.T89:.T688];MATCH([.AB89];[.S89:.S688];1)-1;0;2); OFFSET([.S89:.S688];MATCH([.AB89];[.S89:.S688];1)-1;0;2))" table:style-name="ce1">
            <text:p>3641.97</text:p>
          </table:table-cell>
          <table:table-cell office:value-type="float" office:value="3641" table:formula="of:=INT([.AC89])" table:style-name="ce6">
            <text:p>364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2171</text:p>
          </table:table-cell>
          <table:table-cell office:value-type="float" office:value="89" table:formula="of:=1+SUM([.B89])" table:style-name="ce1">
            <text:p>89</text:p>
          </table:table-cell>
          <table:table-cell office:value-type="float" office:value="37.973333333333336" table:formula="of:=[Convert.$B90]*(256/600)" table:style-name="ce1">
            <text:p>37.97333333</text:p>
          </table:table-cell>
          <table:table-cell table:number-columns-repeated="8" table:style-name="ce1"/>
          <table:table-cell office:value-type="float" office:value="89" table:formula="of:=1+SUM([.L89])" table:style-name="ce1">
            <text:p>89</text:p>
          </table:table-cell>
          <table:table-cell office:value-type="float" office:value="0" table:formula="of:=FORECAST([.L90];[Convert.$C$2:.$C$601];[Convert.$A$2:.$A$601])" table:style-name="ce1">
            <text:p>#DIV/0!</text:p>
          </table:table-cell>
          <table:table-cell office:value-type="float" office:value="0" table:formula="of:=FORECAST.LINEAR([.L90];[Convert.$A$2:.$A$601];[Convert.$C$2:.$C$601])" table:style-name="ce1">
            <text:p>#DIV/0!</text:p>
          </table:table-cell>
          <table:table-cell office:value-type="float" office:value="0" table:formula="of:=FORECAST.LINEAR([.L90]; [.A90:.A688];[.C90:.C688])" table:style-name="ce1">
            <text:p>#DIV/0!</text:p>
          </table:table-cell>
          <table:table-cell table:number-columns-repeated="3" table:style-name="ce1"/>
          <table:table-cell office:value-type="float" office:value="37.973333333333336" table:formula="of:=[Convert.$B90]*(256/600)" table:style-name="ce1">
            <text:p>37.97333333</text:p>
          </table:table-cell>
          <table:table-cell office:value-type="float" office:value="2886.8399999999997" table:formula="of:=4000*[Convert.$A90]" table:style-name="ce1">
            <text:p>2886.84</text:p>
          </table:table-cell>
          <table:table-cell table:number-columns-repeated="7" table:style-name="ce1"/>
          <table:table-cell office:value-type="float" office:value="89" table:formula="of:=1+SUM([.AB89])" table:style-name="ce1">
            <text:p>89</text:p>
          </table:table-cell>
          <table:table-cell office:value-type="float" office:value="3639.2049999999999" table:formula="of:=FORECAST([.AB90];OFFSET([.T90:.T689];MATCH([.AB90];[.S90:.S689];1)-1;0;2); OFFSET([.S90:.S689];MATCH([.AB90];[.S90:.S689];1)-1;0;2))" table:style-name="ce1">
            <text:p>3639.205</text:p>
          </table:table-cell>
          <table:table-cell office:value-type="float" office:value="3639" table:formula="of:=INT([.AC90])" table:style-name="ce6">
            <text:p>363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2653</text:p>
          </table:table-cell>
          <table:table-cell office:value-type="float" office:value="90" table:formula="of:=1+SUM([.B90])" table:style-name="ce1">
            <text:p>90</text:p>
          </table:table-cell>
          <table:table-cell office:value-type="float" office:value="38.400000000000006" table:formula="of:=[Convert.$B91]*(256/600)" table:style-name="ce1">
            <text:p>38.4</text:p>
          </table:table-cell>
          <table:table-cell table:number-columns-repeated="8" table:style-name="ce1"/>
          <table:table-cell office:value-type="float" office:value="90" table:formula="of:=1+SUM([.L90])" table:style-name="ce1">
            <text:p>90</text:p>
          </table:table-cell>
          <table:table-cell office:value-type="float" office:value="0" table:formula="of:=FORECAST([.L91];[Convert.$C$2:.$C$601];[Convert.$A$2:.$A$601])" table:style-name="ce1">
            <text:p>#DIV/0!</text:p>
          </table:table-cell>
          <table:table-cell office:value-type="float" office:value="0" table:formula="of:=FORECAST.LINEAR([.L91];[Convert.$A$2:.$A$601];[Convert.$C$2:.$C$601])" table:style-name="ce1">
            <text:p>#DIV/0!</text:p>
          </table:table-cell>
          <table:table-cell office:value-type="float" office:value="0" table:formula="of:=FORECAST.LINEAR([.L91]; [.A91:.A689];[.C91:.C689])" table:style-name="ce1">
            <text:p>#DIV/0!</text:p>
          </table:table-cell>
          <table:table-cell table:number-columns-repeated="3" table:style-name="ce1"/>
          <table:table-cell office:value-type="float" office:value="38.400000000000006" table:formula="of:=[Convert.$B91]*(256/600)" table:style-name="ce1">
            <text:p>38.4</text:p>
          </table:table-cell>
          <table:table-cell office:value-type="float" office:value="2906.12" table:formula="of:=4000*[Convert.$A91]" table:style-name="ce1">
            <text:p>2906.12</text:p>
          </table:table-cell>
          <table:table-cell table:number-columns-repeated="7" table:style-name="ce1"/>
          <table:table-cell office:value-type="float" office:value="90" table:formula="of:=1+SUM([.AB90])" table:style-name="ce1">
            <text:p>90</text:p>
          </table:table-cell>
          <table:table-cell office:value-type="float" office:value="3633.9049999999997" table:formula="of:=FORECAST([.AB91];OFFSET([.T91:.T690];MATCH([.AB91];[.S91:.S690];1)-1;0;2); OFFSET([.S91:.S690];MATCH([.AB91];[.S91:.S690];1)-1;0;2))" table:style-name="ce1">
            <text:p>3633.905</text:p>
          </table:table-cell>
          <table:table-cell office:value-type="float" office:value="3633" table:formula="of:=INT([.AC91])" table:style-name="ce6">
            <text:p>363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3105</text:p>
          </table:table-cell>
          <table:table-cell office:value-type="float" office:value="91" table:formula="of:=1+SUM([.B91])" table:style-name="ce1">
            <text:p>91</text:p>
          </table:table-cell>
          <table:table-cell office:value-type="float" office:value="38.826666666666668" table:formula="of:=[Convert.$B92]*(256/600)" table:style-name="ce1">
            <text:p>38.82666667</text:p>
          </table:table-cell>
          <table:table-cell table:number-columns-repeated="8" table:style-name="ce1"/>
          <table:table-cell office:value-type="float" office:value="91" table:formula="of:=1+SUM([.L91])" table:style-name="ce1">
            <text:p>91</text:p>
          </table:table-cell>
          <table:table-cell office:value-type="float" office:value="0" table:formula="of:=FORECAST([.L92];[Convert.$C$2:.$C$601];[Convert.$A$2:.$A$601])" table:style-name="ce1">
            <text:p>#DIV/0!</text:p>
          </table:table-cell>
          <table:table-cell office:value-type="float" office:value="0" table:formula="of:=FORECAST.LINEAR([.L92];[Convert.$A$2:.$A$601];[Convert.$C$2:.$C$601])" table:style-name="ce1">
            <text:p>#DIV/0!</text:p>
          </table:table-cell>
          <table:table-cell office:value-type="float" office:value="0" table:formula="of:=FORECAST.LINEAR([.L92]; [.A92:.A690];[.C92:.C690])" table:style-name="ce1">
            <text:p>#DIV/0!</text:p>
          </table:table-cell>
          <table:table-cell table:number-columns-repeated="3" table:style-name="ce1"/>
          <table:table-cell office:value-type="float" office:value="38.826666666666668" table:formula="of:=[Convert.$B92]*(256/600)" table:style-name="ce1">
            <text:p>38.82666667</text:p>
          </table:table-cell>
          <table:table-cell office:value-type="float" office:value="2924.2" table:formula="of:=4000*[Convert.$A92]" table:style-name="ce1">
            <text:p>2924.2</text:p>
          </table:table-cell>
          <table:table-cell table:number-columns-repeated="7" table:style-name="ce1"/>
          <table:table-cell office:value-type="float" office:value="91" table:formula="of:=1+SUM([.AB91])" table:style-name="ce1">
            <text:p>91</text:p>
          </table:table-cell>
          <table:table-cell office:value-type="float" office:value="3632.6525000000001" table:formula="of:=FORECAST([.AB92];OFFSET([.T92:.T691];MATCH([.AB92];[.S92:.S691];1)-1;0;2); OFFSET([.S92:.S691];MATCH([.AB92];[.S92:.S691];1)-1;0;2))" table:style-name="ce1">
            <text:p>3632.6525</text:p>
          </table:table-cell>
          <table:table-cell office:value-type="float" office:value="3632" table:formula="of:=INT([.AC92])" table:style-name="ce6">
            <text:p>363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3538</text:p>
          </table:table-cell>
          <table:table-cell office:value-type="float" office:value="92" table:formula="of:=1+SUM([.B92])" table:style-name="ce1">
            <text:p>92</text:p>
          </table:table-cell>
          <table:table-cell office:value-type="float" office:value="39.253333333333337" table:formula="of:=[Convert.$B93]*(256/600)" table:style-name="ce1">
            <text:p>39.25333333</text:p>
          </table:table-cell>
          <table:table-cell table:number-columns-repeated="8" table:style-name="ce1"/>
          <table:table-cell office:value-type="float" office:value="92" table:formula="of:=1+SUM([.L92])" table:style-name="ce1">
            <text:p>92</text:p>
          </table:table-cell>
          <table:table-cell office:value-type="float" office:value="0" table:formula="of:=FORECAST([.L93];[Convert.$C$2:.$C$601];[Convert.$A$2:.$A$601])" table:style-name="ce1">
            <text:p>#DIV/0!</text:p>
          </table:table-cell>
          <table:table-cell office:value-type="float" office:value="0" table:formula="of:=FORECAST.LINEAR([.L93];[Convert.$A$2:.$A$601];[Convert.$C$2:.$C$601])" table:style-name="ce1">
            <text:p>#DIV/0!</text:p>
          </table:table-cell>
          <table:table-cell office:value-type="float" office:value="0" table:formula="of:=FORECAST.LINEAR([.L93]; [.A93:.A691];[.C93:.C691])" table:style-name="ce1">
            <text:p>#DIV/0!</text:p>
          </table:table-cell>
          <table:table-cell table:number-columns-repeated="3" table:style-name="ce1"/>
          <table:table-cell office:value-type="float" office:value="39.253333333333337" table:formula="of:=[Convert.$B93]*(256/600)" table:style-name="ce1">
            <text:p>39.25333333</text:p>
          </table:table-cell>
          <table:table-cell office:value-type="float" office:value="2941.52" table:formula="of:=4000*[Convert.$A93]" table:style-name="ce1">
            <text:p>2941.52</text:p>
          </table:table-cell>
          <table:table-cell table:number-columns-repeated="7" table:style-name="ce1"/>
          <table:table-cell office:value-type="float" office:value="92" table:formula="of:=1+SUM([.AB92])" table:style-name="ce1">
            <text:p>92</text:p>
          </table:table-cell>
          <table:table-cell office:value-type="float" office:value="3624.49" table:formula="of:=FORECAST([.AB93];OFFSET([.T93:.T692];MATCH([.AB93];[.S93:.S692];1)-1;0;2); OFFSET([.S93:.S692];MATCH([.AB93];[.S93:.S692];1)-1;0;2))" table:style-name="ce1">
            <text:p>3624.49</text:p>
          </table:table-cell>
          <table:table-cell office:value-type="float" office:value="3624" table:formula="of:=INT([.AC93])" table:style-name="ce6">
            <text:p>362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3984</text:p>
          </table:table-cell>
          <table:table-cell office:value-type="float" office:value="93" table:formula="of:=1+SUM([.B93])" table:style-name="ce1">
            <text:p>93</text:p>
          </table:table-cell>
          <table:table-cell office:value-type="float" office:value="39.68" table:formula="of:=[Convert.$B94]*(256/600)" table:style-name="ce1">
            <text:p>39.68</text:p>
          </table:table-cell>
          <table:table-cell table:number-columns-repeated="8" table:style-name="ce1"/>
          <table:table-cell office:value-type="float" office:value="93" table:formula="of:=1+SUM([.L93])" table:style-name="ce1">
            <text:p>93</text:p>
          </table:table-cell>
          <table:table-cell office:value-type="float" office:value="0" table:formula="of:=FORECAST([.L94];[Convert.$C$2:.$C$601];[Convert.$A$2:.$A$601])" table:style-name="ce1">
            <text:p>#DIV/0!</text:p>
          </table:table-cell>
          <table:table-cell office:value-type="float" office:value="0" table:formula="of:=FORECAST.LINEAR([.L94];[Convert.$A$2:.$A$601];[Convert.$C$2:.$C$601])" table:style-name="ce1">
            <text:p>#DIV/0!</text:p>
          </table:table-cell>
          <table:table-cell office:value-type="float" office:value="0" table:formula="of:=FORECAST.LINEAR([.L94]; [.A94:.A692];[.C94:.C692])" table:style-name="ce1">
            <text:p>#DIV/0!</text:p>
          </table:table-cell>
          <table:table-cell table:number-columns-repeated="3" table:style-name="ce1"/>
          <table:table-cell office:value-type="float" office:value="39.68" table:formula="of:=[Convert.$B94]*(256/600)" table:style-name="ce1">
            <text:p>39.68</text:p>
          </table:table-cell>
          <table:table-cell office:value-type="float" office:value="2959.36" table:formula="of:=4000*[Convert.$A94]" table:style-name="ce1">
            <text:p>2959.36</text:p>
          </table:table-cell>
          <table:table-cell table:number-columns-repeated="7" table:style-name="ce1"/>
          <table:table-cell office:value-type="float" office:value="93" table:formula="of:=1+SUM([.AB93])" table:style-name="ce1">
            <text:p>93</text:p>
          </table:table-cell>
          <table:table-cell office:value-type="float" office:value="3624.6849999999999" table:formula="of:=FORECAST([.AB94];OFFSET([.T94:.T693];MATCH([.AB94];[.S94:.S693];1)-1;0;2); OFFSET([.S94:.S693];MATCH([.AB94];[.S94:.S693];1)-1;0;2))" table:style-name="ce1">
            <text:p>3624.685</text:p>
          </table:table-cell>
          <table:table-cell office:value-type="float" office:value="3624" table:formula="of:=INT([.AC94])" table:style-name="ce6">
            <text:p>362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4411</text:p>
          </table:table-cell>
          <table:table-cell office:value-type="float" office:value="94" table:formula="of:=1+SUM([.B94])" table:style-name="ce1">
            <text:p>94</text:p>
          </table:table-cell>
          <table:table-cell office:value-type="float" office:value="40.106666666666669" table:formula="of:=[Convert.$B95]*(256/600)" table:style-name="ce1">
            <text:p>40.10666667</text:p>
          </table:table-cell>
          <table:table-cell table:number-columns-repeated="8" table:style-name="ce1"/>
          <table:table-cell office:value-type="float" office:value="94" table:formula="of:=1+SUM([.L94])" table:style-name="ce1">
            <text:p>94</text:p>
          </table:table-cell>
          <table:table-cell office:value-type="float" office:value="0" table:formula="of:=FORECAST([.L95];[Convert.$C$2:.$C$601];[Convert.$A$2:.$A$601])" table:style-name="ce1">
            <text:p>#DIV/0!</text:p>
          </table:table-cell>
          <table:table-cell office:value-type="float" office:value="0" table:formula="of:=FORECAST.LINEAR([.L95];[Convert.$A$2:.$A$601];[Convert.$C$2:.$C$601])" table:style-name="ce1">
            <text:p>#DIV/0!</text:p>
          </table:table-cell>
          <table:table-cell office:value-type="float" office:value="0" table:formula="of:=FORECAST.LINEAR([.L95]; [.A95:.A693];[.C95:.C693])" table:style-name="ce1">
            <text:p>#DIV/0!</text:p>
          </table:table-cell>
          <table:table-cell table:number-columns-repeated="3" table:style-name="ce1"/>
          <table:table-cell office:value-type="float" office:value="40.106666666666669" table:formula="of:=[Convert.$B95]*(256/600)" table:style-name="ce1">
            <text:p>40.10666667</text:p>
          </table:table-cell>
          <table:table-cell office:value-type="float" office:value="2976.44" table:formula="of:=4000*[Convert.$A95]" table:style-name="ce1">
            <text:p>2976.44</text:p>
          </table:table-cell>
          <table:table-cell table:number-columns-repeated="7" table:style-name="ce1"/>
          <table:table-cell office:value-type="float" office:value="94" table:formula="of:=1+SUM([.AB94])" table:style-name="ce1">
            <text:p>94</text:p>
          </table:table-cell>
          <table:table-cell office:value-type="float" office:value="3613.4900000000007" table:formula="of:=FORECAST([.AB95];OFFSET([.T95:.T694];MATCH([.AB95];[.S95:.S694];1)-1;0;2); OFFSET([.S95:.S694];MATCH([.AB95];[.S95:.S694];1)-1;0;2))" table:style-name="ce1">
            <text:p>3613.49</text:p>
          </table:table-cell>
          <table:table-cell office:value-type="float" office:value="3613" table:formula="of:=INT([.AC95])" table:style-name="ce6">
            <text:p>361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4838</text:p>
          </table:table-cell>
          <table:table-cell office:value-type="float" office:value="95" table:formula="of:=1+SUM([.B95])" table:style-name="ce1">
            <text:p>95</text:p>
          </table:table-cell>
          <table:table-cell office:value-type="float" office:value="40.533333333333339" table:formula="of:=[Convert.$B96]*(256/600)" table:style-name="ce1">
            <text:p>40.53333333</text:p>
          </table:table-cell>
          <table:table-cell table:number-columns-repeated="8" table:style-name="ce1"/>
          <table:table-cell office:value-type="float" office:value="95" table:formula="of:=1+SUM([.L95])" table:style-name="ce1">
            <text:p>95</text:p>
          </table:table-cell>
          <table:table-cell office:value-type="float" office:value="0" table:formula="of:=FORECAST([.L96];[Convert.$C$2:.$C$601];[Convert.$A$2:.$A$601])" table:style-name="ce1">
            <text:p>#DIV/0!</text:p>
          </table:table-cell>
          <table:table-cell office:value-type="float" office:value="0" table:formula="of:=FORECAST.LINEAR([.L96];[Convert.$A$2:.$A$601];[Convert.$C$2:.$C$601])" table:style-name="ce1">
            <text:p>#DIV/0!</text:p>
          </table:table-cell>
          <table:table-cell office:value-type="float" office:value="0" table:formula="of:=FORECAST.LINEAR([.L96]; [.A96:.A694];[.C96:.C694])" table:style-name="ce1">
            <text:p>#DIV/0!</text:p>
          </table:table-cell>
          <table:table-cell table:number-columns-repeated="3" table:style-name="ce1"/>
          <table:table-cell office:value-type="float" office:value="40.533333333333339" table:formula="of:=[Convert.$B96]*(256/600)" table:style-name="ce1">
            <text:p>40.53333333</text:p>
          </table:table-cell>
          <table:table-cell office:value-type="float" office:value="2993.52" table:formula="of:=4000*[Convert.$A96]" table:style-name="ce1">
            <text:p>2993.52</text:p>
          </table:table-cell>
          <table:table-cell table:number-columns-repeated="7" table:style-name="ce1"/>
          <table:table-cell office:value-type="float" office:value="95" table:formula="of:=1+SUM([.AB95])" table:style-name="ce1">
            <text:p>95</text:p>
          </table:table-cell>
          <table:table-cell office:value-type="float" office:value="3613.6687499999998" table:formula="of:=FORECAST([.AB96];OFFSET([.T96:.T695];MATCH([.AB96];[.S96:.S695];1)-1;0;2); OFFSET([.S96:.S695];MATCH([.AB96];[.S96:.S695];1)-1;0;2))" table:style-name="ce1">
            <text:p>3613.66875</text:p>
          </table:table-cell>
          <table:table-cell office:value-type="float" office:value="3613" table:formula="of:=INT([.AC96])" table:style-name="ce6">
            <text:p>361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5259</text:p>
          </table:table-cell>
          <table:table-cell office:value-type="float" office:value="96" table:formula="of:=1+SUM([.B96])" table:style-name="ce1">
            <text:p>96</text:p>
          </table:table-cell>
          <table:table-cell office:value-type="float" office:value="40.96" table:formula="of:=[Convert.$B97]*(256/600)" table:style-name="ce1">
            <text:p>40.96</text:p>
          </table:table-cell>
          <table:table-cell table:number-columns-repeated="8" table:style-name="ce1"/>
          <table:table-cell office:value-type="float" office:value="96" table:formula="of:=1+SUM([.L96])" table:style-name="ce1">
            <text:p>96</text:p>
          </table:table-cell>
          <table:table-cell office:value-type="float" office:value="0" table:formula="of:=FORECAST([.L97];[Convert.$C$2:.$C$601];[Convert.$A$2:.$A$601])" table:style-name="ce1">
            <text:p>#DIV/0!</text:p>
          </table:table-cell>
          <table:table-cell office:value-type="float" office:value="0" table:formula="of:=FORECAST.LINEAR([.L97];[Convert.$A$2:.$A$601];[Convert.$C$2:.$C$601])" table:style-name="ce1">
            <text:p>#DIV/0!</text:p>
          </table:table-cell>
          <table:table-cell office:value-type="float" office:value="0" table:formula="of:=FORECAST.LINEAR([.L97]; [.A97:.A695];[.C97:.C695])" table:style-name="ce1">
            <text:p>#DIV/0!</text:p>
          </table:table-cell>
          <table:table-cell table:number-columns-repeated="3" table:style-name="ce1"/>
          <table:table-cell office:value-type="float" office:value="40.96" table:formula="of:=[Convert.$B97]*(256/600)" table:style-name="ce1">
            <text:p>40.96</text:p>
          </table:table-cell>
          <table:table-cell office:value-type="float" office:value="3010.36" table:formula="of:=4000*[Convert.$A97]" table:style-name="ce1">
            <text:p>3010.36</text:p>
          </table:table-cell>
          <table:table-cell table:number-columns-repeated="7" table:style-name="ce1"/>
          <table:table-cell office:value-type="float" office:value="96" table:formula="of:=1+SUM([.AB96])" table:style-name="ce1">
            <text:p>96</text:p>
          </table:table-cell>
          <table:table-cell office:value-type="float" office:value="3601.44" table:formula="of:=FORECAST([.AB97];OFFSET([.T97:.T696];MATCH([.AB97];[.S97:.S696];1)-1;0;2); OFFSET([.S97:.S696];MATCH([.AB97];[.S97:.S696];1)-1;0;2))" table:style-name="ce1">
            <text:p>3601.44</text:p>
          </table:table-cell>
          <table:table-cell office:value-type="float" office:value="3601" table:formula="of:=INT([.AC97])" table:style-name="ce6">
            <text:p>360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5674</text:p>
          </table:table-cell>
          <table:table-cell office:value-type="float" office:value="97" table:formula="of:=1+SUM([.B97])" table:style-name="ce1">
            <text:p>97</text:p>
          </table:table-cell>
          <table:table-cell office:value-type="float" office:value="41.38666666666667" table:formula="of:=[Convert.$B98]*(256/600)" table:style-name="ce1">
            <text:p>41.38666667</text:p>
          </table:table-cell>
          <table:table-cell table:number-columns-repeated="8" table:style-name="ce1"/>
          <table:table-cell office:value-type="float" office:value="97" table:formula="of:=1+SUM([.L97])" table:style-name="ce1">
            <text:p>97</text:p>
          </table:table-cell>
          <table:table-cell office:value-type="float" office:value="0" table:formula="of:=FORECAST([.L98];[Convert.$C$2:.$C$601];[Convert.$A$2:.$A$601])" table:style-name="ce1">
            <text:p>#DIV/0!</text:p>
          </table:table-cell>
          <table:table-cell office:value-type="float" office:value="0" table:formula="of:=FORECAST.LINEAR([.L98];[Convert.$A$2:.$A$601];[Convert.$C$2:.$C$601])" table:style-name="ce1">
            <text:p>#DIV/0!</text:p>
          </table:table-cell>
          <table:table-cell office:value-type="float" office:value="0" table:formula="of:=FORECAST.LINEAR([.L98]; [.A98:.A696];[.C98:.C696])" table:style-name="ce1">
            <text:p>#DIV/0!</text:p>
          </table:table-cell>
          <table:table-cell table:number-columns-repeated="3" table:style-name="ce1"/>
          <table:table-cell office:value-type="float" office:value="41.38666666666667" table:formula="of:=[Convert.$B98]*(256/600)" table:style-name="ce1">
            <text:p>41.38666667</text:p>
          </table:table-cell>
          <table:table-cell office:value-type="float" office:value="3026.96" table:formula="of:=4000*[Convert.$A98]" table:style-name="ce1">
            <text:p>3026.96</text:p>
          </table:table-cell>
          <table:table-cell table:number-columns-repeated="7" table:style-name="ce1"/>
          <table:table-cell office:value-type="float" office:value="97" table:formula="of:=1+SUM([.AB97])" table:style-name="ce1">
            <text:p>97</text:p>
          </table:table-cell>
          <table:table-cell office:value-type="float" office:value="3601.665" table:formula="of:=FORECAST([.AB98];OFFSET([.T98:.T697];MATCH([.AB98];[.S98:.S697];1)-1;0;2); OFFSET([.S98:.S697];MATCH([.AB98];[.S98:.S697];1)-1;0;2))" table:style-name="ce1">
            <text:p>3601.665</text:p>
          </table:table-cell>
          <table:table-cell office:value-type="float" office:value="3601" table:formula="of:=INT([.AC98])" table:style-name="ce6">
            <text:p>360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6065</text:p>
          </table:table-cell>
          <table:table-cell office:value-type="float" office:value="98" table:formula="of:=1+SUM([.B98])" table:style-name="ce1">
            <text:p>98</text:p>
          </table:table-cell>
          <table:table-cell office:value-type="float" office:value="41.813333333333333" table:formula="of:=[Convert.$B99]*(256/600)" table:style-name="ce1">
            <text:p>41.81333333</text:p>
          </table:table-cell>
          <table:table-cell table:number-columns-repeated="8" table:style-name="ce1"/>
          <table:table-cell office:value-type="float" office:value="98" table:formula="of:=1+SUM([.L98])" table:style-name="ce1">
            <text:p>98</text:p>
          </table:table-cell>
          <table:table-cell office:value-type="float" office:value="0" table:formula="of:=FORECAST([.L99];[Convert.$C$2:.$C$601];[Convert.$A$2:.$A$601])" table:style-name="ce1">
            <text:p>#DIV/0!</text:p>
          </table:table-cell>
          <table:table-cell office:value-type="float" office:value="0" table:formula="of:=FORECAST.LINEAR([.L99];[Convert.$A$2:.$A$601];[Convert.$C$2:.$C$601])" table:style-name="ce1">
            <text:p>#DIV/0!</text:p>
          </table:table-cell>
          <table:table-cell office:value-type="float" office:value="0" table:formula="of:=FORECAST.LINEAR([.L99]; [.A99:.A697];[.C99:.C697])" table:style-name="ce1">
            <text:p>#DIV/0!</text:p>
          </table:table-cell>
          <table:table-cell table:number-columns-repeated="3" table:style-name="ce1"/>
          <table:table-cell office:value-type="float" office:value="41.813333333333333" table:formula="of:=[Convert.$B99]*(256/600)" table:style-name="ce1">
            <text:p>41.81333333</text:p>
          </table:table-cell>
          <table:table-cell office:value-type="float" office:value="3042.6000000000004" table:formula="of:=4000*[Convert.$A99]" table:style-name="ce1">
            <text:p>3042.6</text:p>
          </table:table-cell>
          <table:table-cell table:number-columns-repeated="7" table:style-name="ce1"/>
          <table:table-cell office:value-type="float" office:value="98" table:formula="of:=1+SUM([.AB98])" table:style-name="ce1">
            <text:p>98</text:p>
          </table:table-cell>
          <table:table-cell office:value-type="float" office:value="3589.2975000000006" table:formula="of:=FORECAST([.AB99];OFFSET([.T99:.T698];MATCH([.AB99];[.S99:.S698];1)-1;0;2); OFFSET([.S99:.S698];MATCH([.AB99];[.S99:.S698];1)-1;0;2))" table:style-name="ce1">
            <text:p>3589.2975</text:p>
          </table:table-cell>
          <table:table-cell office:value-type="float" office:value="3589" table:formula="of:=INT([.AC99])" table:style-name="ce6">
            <text:p>358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6456</text:p>
          </table:table-cell>
          <table:table-cell office:value-type="float" office:value="99" table:formula="of:=1+SUM([.B99])" table:style-name="ce1">
            <text:p>99</text:p>
          </table:table-cell>
          <table:table-cell office:value-type="float" office:value="42.24" table:formula="of:=[Convert.$B100]*(256/600)" table:style-name="ce1">
            <text:p>42.24</text:p>
          </table:table-cell>
          <table:table-cell table:number-columns-repeated="8" table:style-name="ce1"/>
          <table:table-cell office:value-type="float" office:value="99" table:formula="of:=1+SUM([.L99])" table:style-name="ce1">
            <text:p>99</text:p>
          </table:table-cell>
          <table:table-cell office:value-type="float" office:value="0" table:formula="of:=FORECAST([.L100];[Convert.$C$2:.$C$601];[Convert.$A$2:.$A$601])" table:style-name="ce1">
            <text:p>#DIV/0!</text:p>
          </table:table-cell>
          <table:table-cell office:value-type="float" office:value="0" table:formula="of:=FORECAST.LINEAR([.L100];[Convert.$A$2:.$A$601];[Convert.$C$2:.$C$601])" table:style-name="ce1">
            <text:p>#DIV/0!</text:p>
          </table:table-cell>
          <table:table-cell office:value-type="float" office:value="0" table:formula="of:=FORECAST.LINEAR([.L100]; [.A100:.A698];[.C100:.C698])" table:style-name="ce1">
            <text:p>#DIV/0!</text:p>
          </table:table-cell>
          <table:table-cell table:number-columns-repeated="3" table:style-name="ce1"/>
          <table:table-cell office:value-type="float" office:value="42.24" table:formula="of:=[Convert.$B100]*(256/600)" table:style-name="ce1">
            <text:p>42.24</text:p>
          </table:table-cell>
          <table:table-cell office:value-type="float" office:value="3058.2400000000002" table:formula="of:=4000*[Convert.$A100]" table:style-name="ce1">
            <text:p>3058.24</text:p>
          </table:table-cell>
          <table:table-cell table:number-columns-repeated="7" table:style-name="ce1"/>
          <table:table-cell office:value-type="float" office:value="99" table:formula="of:=1+SUM([.AB99])" table:style-name="ce1">
            <text:p>99</text:p>
          </table:table-cell>
          <table:table-cell office:value-type="float" office:value="3587.11375" table:formula="of:=FORECAST([.AB100];OFFSET([.T100:.T699];MATCH([.AB100];[.S100:.S699];1)-1;0;2); OFFSET([.S100:.S699];MATCH([.AB100];[.S100:.S699];1)-1;0;2))" table:style-name="ce1">
            <text:p>3587.11375</text:p>
          </table:table-cell>
          <table:table-cell office:value-type="float" office:value="3587" table:formula="of:=INT([.AC100])" table:style-name="ce6">
            <text:p>358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6865</text:p>
          </table:table-cell>
          <table:table-cell office:value-type="float" office:value="100" table:formula="of:=1+SUM([.B100])" table:style-name="ce1">
            <text:p>100</text:p>
          </table:table-cell>
          <table:table-cell office:value-type="float" office:value="42.666666666666671" table:formula="of:=[Convert.$B101]*(256/600)" table:style-name="ce1">
            <text:p>42.66666667</text:p>
          </table:table-cell>
          <table:table-cell table:number-columns-repeated="8" table:style-name="ce1"/>
          <table:table-cell office:value-type="float" office:value="100" table:formula="of:=1+SUM([.L100])" table:style-name="ce1">
            <text:p>100</text:p>
          </table:table-cell>
          <table:table-cell office:value-type="float" office:value="0" table:formula="of:=FORECAST([.L101];[Convert.$C$2:.$C$601];[Convert.$A$2:.$A$601])" table:style-name="ce1">
            <text:p>#DIV/0!</text:p>
          </table:table-cell>
          <table:table-cell office:value-type="float" office:value="0" table:formula="of:=FORECAST.LINEAR([.L101];[Convert.$A$2:.$A$601];[Convert.$C$2:.$C$601])" table:style-name="ce1">
            <text:p>#DIV/0!</text:p>
          </table:table-cell>
          <table:table-cell office:value-type="float" office:value="0" table:formula="of:=FORECAST.LINEAR([.L101]; [.A101:.A699];[.C101:.C699])" table:style-name="ce1">
            <text:p>#DIV/0!</text:p>
          </table:table-cell>
          <table:table-cell table:number-columns-repeated="3" table:style-name="ce1"/>
          <table:table-cell office:value-type="float" office:value="42.666666666666671" table:formula="of:=[Convert.$B101]*(256/600)" table:style-name="ce1">
            <text:p>42.66666667</text:p>
          </table:table-cell>
          <table:table-cell office:value-type="float" office:value="3074.6000000000004" table:formula="of:=4000*[Convert.$A101]" table:style-name="ce1">
            <text:p>3074.6</text:p>
          </table:table-cell>
          <table:table-cell table:number-columns-repeated="7" table:style-name="ce1"/>
          <table:table-cell office:value-type="float" office:value="100" table:formula="of:=1+SUM([.AB100])" table:style-name="ce1">
            <text:p>100</text:p>
          </table:table-cell>
          <table:table-cell office:value-type="float" office:value="3576.0050000000001" table:formula="of:=FORECAST([.AB101];OFFSET([.T101:.T700];MATCH([.AB101];[.S101:.S700];1)-1;0;2); OFFSET([.S101:.S700];MATCH([.AB101];[.S101:.S700];1)-1;0;2))" table:style-name="ce1">
            <text:p>3576.005</text:p>
          </table:table-cell>
          <table:table-cell office:value-type="float" office:value="3576" table:formula="of:=INT([.AC101])" table:style-name="ce6">
            <text:p>357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7255</text:p>
          </table:table-cell>
          <table:table-cell office:value-type="float" office:value="101" table:formula="of:=1+SUM([.B101])" table:style-name="ce1">
            <text:p>101</text:p>
          </table:table-cell>
          <table:table-cell office:value-type="float" office:value="43.093333333333334" table:formula="of:=[Convert.$B102]*(256/600)" table:style-name="ce1">
            <text:p>43.09333333</text:p>
          </table:table-cell>
          <table:table-cell table:number-columns-repeated="8" table:style-name="ce1"/>
          <table:table-cell office:value-type="float" office:value="101" table:formula="of:=1+SUM([.L101])" table:style-name="ce1">
            <text:p>101</text:p>
          </table:table-cell>
          <table:table-cell office:value-type="float" office:value="0" table:formula="of:=FORECAST([.L102];[Convert.$C$2:.$C$601];[Convert.$A$2:.$A$601])" table:style-name="ce1">
            <text:p>#DIV/0!</text:p>
          </table:table-cell>
          <table:table-cell office:value-type="float" office:value="0" table:formula="of:=FORECAST.LINEAR([.L102];[Convert.$A$2:.$A$601];[Convert.$C$2:.$C$601])" table:style-name="ce1">
            <text:p>#DIV/0!</text:p>
          </table:table-cell>
          <table:table-cell office:value-type="float" office:value="0" table:formula="of:=FORECAST.LINEAR([.L102]; [.A102:.A700];[.C102:.C700])" table:style-name="ce1">
            <text:p>#DIV/0!</text:p>
          </table:table-cell>
          <table:table-cell table:number-columns-repeated="3" table:style-name="ce1"/>
          <table:table-cell office:value-type="float" office:value="43.093333333333334" table:formula="of:=[Convert.$B102]*(256/600)" table:style-name="ce1">
            <text:p>43.09333333</text:p>
          </table:table-cell>
          <table:table-cell office:value-type="float" office:value="3090.2" table:formula="of:=4000*[Convert.$A102]" table:style-name="ce1">
            <text:p>3090.2</text:p>
          </table:table-cell>
          <table:table-cell table:number-columns-repeated="7" table:style-name="ce1"/>
          <table:table-cell office:value-type="float" office:value="101" table:formula="of:=1+SUM([.AB101])" table:style-name="ce1">
            <text:p>101</text:p>
          </table:table-cell>
          <table:table-cell office:value-type="float" office:value="3570.48875" table:formula="of:=FORECAST([.AB102];OFFSET([.T102:.T701];MATCH([.AB102];[.S102:.S701];1)-1;0;2); OFFSET([.S102:.S701];MATCH([.AB102];[.S102:.S701];1)-1;0;2))" table:style-name="ce1">
            <text:p>3570.48875</text:p>
          </table:table-cell>
          <table:table-cell office:value-type="float" office:value="3570" table:formula="of:=INT([.AC102])" table:style-name="ce6">
            <text:p>357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7621</text:p>
          </table:table-cell>
          <table:table-cell office:value-type="float" office:value="102" table:formula="of:=1+SUM([.B102])" table:style-name="ce1">
            <text:p>102</text:p>
          </table:table-cell>
          <table:table-cell office:value-type="float" office:value="43.52" table:formula="of:=[Convert.$B103]*(256/600)" table:style-name="ce1">
            <text:p>43.52</text:p>
          </table:table-cell>
          <table:table-cell table:number-columns-repeated="8" table:style-name="ce1"/>
          <table:table-cell office:value-type="float" office:value="102" table:formula="of:=1+SUM([.L102])" table:style-name="ce1">
            <text:p>102</text:p>
          </table:table-cell>
          <table:table-cell office:value-type="float" office:value="0" table:formula="of:=FORECAST([.L103];[Convert.$C$2:.$C$601];[Convert.$A$2:.$A$601])" table:style-name="ce1">
            <text:p>#DIV/0!</text:p>
          </table:table-cell>
          <table:table-cell office:value-type="float" office:value="0" table:formula="of:=FORECAST.LINEAR([.L103];[Convert.$A$2:.$A$601];[Convert.$C$2:.$C$601])" table:style-name="ce1">
            <text:p>#DIV/0!</text:p>
          </table:table-cell>
          <table:table-cell office:value-type="float" office:value="0" table:formula="of:=FORECAST.LINEAR([.L103]; [.A103:.A701];[.C103:.C701])" table:style-name="ce1">
            <text:p>#DIV/0!</text:p>
          </table:table-cell>
          <table:table-cell table:number-columns-repeated="3" table:style-name="ce1"/>
          <table:table-cell office:value-type="float" office:value="43.52" table:formula="of:=[Convert.$B103]*(256/600)" table:style-name="ce1">
            <text:p>43.52</text:p>
          </table:table-cell>
          <table:table-cell office:value-type="float" office:value="3104.8399999999997" table:formula="of:=4000*[Convert.$A103]" table:style-name="ce1">
            <text:p>3104.84</text:p>
          </table:table-cell>
          <table:table-cell table:number-columns-repeated="7" table:style-name="ce1"/>
          <table:table-cell office:value-type="float" office:value="102" table:formula="of:=1+SUM([.AB102])" table:style-name="ce1">
            <text:p>102</text:p>
          </table:table-cell>
          <table:table-cell office:value-type="float" office:value="3562.4499999999994" table:formula="of:=FORECAST([.AB103];OFFSET([.T103:.T702];MATCH([.AB103];[.S103:.S702];1)-1;0;2); OFFSET([.S103:.S702];MATCH([.AB103];[.S103:.S702];1)-1;0;2))" table:style-name="ce1">
            <text:p>3562.45</text:p>
          </table:table-cell>
          <table:table-cell office:value-type="float" office:value="3562" table:formula="of:=INT([.AC103])" table:style-name="ce6">
            <text:p>356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7982</text:p>
          </table:table-cell>
          <table:table-cell office:value-type="float" office:value="103" table:formula="of:=1+SUM([.B103])" table:style-name="ce1">
            <text:p>103</text:p>
          </table:table-cell>
          <table:table-cell office:value-type="float" office:value="43.946666666666673" table:formula="of:=[Convert.$B104]*(256/600)" table:style-name="ce1">
            <text:p>43.94666667</text:p>
          </table:table-cell>
          <table:table-cell table:number-columns-repeated="8" table:style-name="ce1"/>
          <table:table-cell office:value-type="float" office:value="103" table:formula="of:=1+SUM([.L103])" table:style-name="ce1">
            <text:p>103</text:p>
          </table:table-cell>
          <table:table-cell office:value-type="float" office:value="0" table:formula="of:=FORECAST([.L104];[Convert.$C$2:.$C$601];[Convert.$A$2:.$A$601])" table:style-name="ce1">
            <text:p>#DIV/0!</text:p>
          </table:table-cell>
          <table:table-cell office:value-type="float" office:value="0" table:formula="of:=FORECAST.LINEAR([.L104];[Convert.$A$2:.$A$601];[Convert.$C$2:.$C$601])" table:style-name="ce1">
            <text:p>#DIV/0!</text:p>
          </table:table-cell>
          <table:table-cell office:value-type="float" office:value="0" table:formula="of:=FORECAST.LINEAR([.L104]; [.A104:.A702];[.C104:.C702])" table:style-name="ce1">
            <text:p>#DIV/0!</text:p>
          </table:table-cell>
          <table:table-cell table:number-columns-repeated="3" table:style-name="ce1"/>
          <table:table-cell office:value-type="float" office:value="43.946666666666673" table:formula="of:=[Convert.$B104]*(256/600)" table:style-name="ce1">
            <text:p>43.94666667</text:p>
          </table:table-cell>
          <table:table-cell office:value-type="float" office:value="3119.2799999999997" table:formula="of:=4000*[Convert.$A104]" table:style-name="ce1">
            <text:p>3119.28</text:p>
          </table:table-cell>
          <table:table-cell table:number-columns-repeated="7" table:style-name="ce1"/>
          <table:table-cell office:value-type="float" office:value="103" table:formula="of:=1+SUM([.AB103])" table:style-name="ce1">
            <text:p>103</text:p>
          </table:table-cell>
          <table:table-cell office:value-type="float" office:value="3552.4137499999997" table:formula="of:=FORECAST([.AB104];OFFSET([.T104:.T703];MATCH([.AB104];[.S104:.S703];1)-1;0;2); OFFSET([.S104:.S703];MATCH([.AB104];[.S104:.S703];1)-1;0;2))" table:style-name="ce1">
            <text:p>3552.41375</text:p>
          </table:table-cell>
          <table:table-cell office:value-type="float" office:value="3552" table:formula="of:=INT([.AC104])" table:style-name="ce6">
            <text:p>355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8336</text:p>
          </table:table-cell>
          <table:table-cell office:value-type="float" office:value="104" table:formula="of:=1+SUM([.B104])" table:style-name="ce1">
            <text:p>104</text:p>
          </table:table-cell>
          <table:table-cell office:value-type="float" office:value="44.373333333333335" table:formula="of:=[Convert.$B105]*(256/600)" table:style-name="ce1">
            <text:p>44.37333333</text:p>
          </table:table-cell>
          <table:table-cell table:number-columns-repeated="8" table:style-name="ce1"/>
          <table:table-cell office:value-type="float" office:value="104" table:formula="of:=1+SUM([.L104])" table:style-name="ce1">
            <text:p>104</text:p>
          </table:table-cell>
          <table:table-cell office:value-type="float" office:value="0" table:formula="of:=FORECAST([.L105];[Convert.$C$2:.$C$601];[Convert.$A$2:.$A$601])" table:style-name="ce1">
            <text:p>#DIV/0!</text:p>
          </table:table-cell>
          <table:table-cell office:value-type="float" office:value="0" table:formula="of:=FORECAST.LINEAR([.L105];[Convert.$A$2:.$A$601];[Convert.$C$2:.$C$601])" table:style-name="ce1">
            <text:p>#DIV/0!</text:p>
          </table:table-cell>
          <table:table-cell office:value-type="float" office:value="0" table:formula="of:=FORECAST.LINEAR([.L105]; [.A105:.A703];[.C105:.C703])" table:style-name="ce1">
            <text:p>#DIV/0!</text:p>
          </table:table-cell>
          <table:table-cell table:number-columns-repeated="3" table:style-name="ce1"/>
          <table:table-cell office:value-type="float" office:value="44.373333333333335" table:formula="of:=[Convert.$B105]*(256/600)" table:style-name="ce1">
            <text:p>44.37333333</text:p>
          </table:table-cell>
          <table:table-cell office:value-type="float" office:value="3133.4399999999996" table:formula="of:=4000*[Convert.$A105]" table:style-name="ce1">
            <text:p>3133.44</text:p>
          </table:table-cell>
          <table:table-cell table:number-columns-repeated="7" table:style-name="ce1"/>
          <table:table-cell office:value-type="float" office:value="104" table:formula="of:=1+SUM([.AB104])" table:style-name="ce1">
            <text:p>104</text:p>
          </table:table-cell>
          <table:table-cell office:value-type="float" office:value="3547.5400000000009" table:formula="of:=FORECAST([.AB105];OFFSET([.T105:.T704];MATCH([.AB105];[.S105:.S704];1)-1;0;2); OFFSET([.S105:.S704];MATCH([.AB105];[.S105:.S704];1)-1;0;2))" table:style-name="ce1">
            <text:p>3547.54</text:p>
          </table:table-cell>
          <table:table-cell office:value-type="float" office:value="3547" table:formula="of:=INT([.AC105])" table:style-name="ce6">
            <text:p>354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8696</text:p>
          </table:table-cell>
          <table:table-cell office:value-type="float" office:value="105" table:formula="of:=1+SUM([.B105])" table:style-name="ce1">
            <text:p>105</text:p>
          </table:table-cell>
          <table:table-cell office:value-type="float" office:value="44.800000000000004" table:formula="of:=[Convert.$B106]*(256/600)" table:style-name="ce1">
            <text:p>44.8</text:p>
          </table:table-cell>
          <table:table-cell table:number-columns-repeated="8" table:style-name="ce1"/>
          <table:table-cell office:value-type="float" office:value="105" table:formula="of:=1+SUM([.L105])" table:style-name="ce1">
            <text:p>105</text:p>
          </table:table-cell>
          <table:table-cell office:value-type="float" office:value="0" table:formula="of:=FORECAST([.L106];[Convert.$C$2:.$C$601];[Convert.$A$2:.$A$601])" table:style-name="ce1">
            <text:p>#DIV/0!</text:p>
          </table:table-cell>
          <table:table-cell office:value-type="float" office:value="0" table:formula="of:=FORECAST.LINEAR([.L106];[Convert.$A$2:.$A$601];[Convert.$C$2:.$C$601])" table:style-name="ce1">
            <text:p>#DIV/0!</text:p>
          </table:table-cell>
          <table:table-cell office:value-type="float" office:value="0" table:formula="of:=FORECAST.LINEAR([.L106]; [.A106:.A704];[.C106:.C704])" table:style-name="ce1">
            <text:p>#DIV/0!</text:p>
          </table:table-cell>
          <table:table-cell table:number-columns-repeated="3" table:style-name="ce1"/>
          <table:table-cell office:value-type="float" office:value="44.800000000000004" table:formula="of:=[Convert.$B106]*(256/600)" table:style-name="ce1">
            <text:p>44.8</text:p>
          </table:table-cell>
          <table:table-cell office:value-type="float" office:value="3147.84" table:formula="of:=4000*[Convert.$A106]" table:style-name="ce1">
            <text:p>3147.84</text:p>
          </table:table-cell>
          <table:table-cell table:number-columns-repeated="7" table:style-name="ce1"/>
          <table:table-cell office:value-type="float" office:value="105" table:formula="of:=1+SUM([.AB105])" table:style-name="ce1">
            <text:p>105</text:p>
          </table:table-cell>
          <table:table-cell office:value-type="float" office:value="3532.9487499999996" table:formula="of:=FORECAST([.AB106];OFFSET([.T106:.T705];MATCH([.AB106];[.S106:.S705];1)-1;0;2); OFFSET([.S106:.S705];MATCH([.AB106];[.S106:.S705];1)-1;0;2))" table:style-name="ce1">
            <text:p>3532.94875</text:p>
          </table:table-cell>
          <table:table-cell office:value-type="float" office:value="3532" table:formula="of:=INT([.AC106])" table:style-name="ce6">
            <text:p>353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9062</text:p>
          </table:table-cell>
          <table:table-cell office:value-type="float" office:value="106" table:formula="of:=1+SUM([.B106])" table:style-name="ce1">
            <text:p>106</text:p>
          </table:table-cell>
          <table:table-cell office:value-type="float" office:value="45.226666666666667" table:formula="of:=[Convert.$B107]*(256/600)" table:style-name="ce1">
            <text:p>45.22666667</text:p>
          </table:table-cell>
          <table:table-cell table:number-columns-repeated="8" table:style-name="ce1"/>
          <table:table-cell office:value-type="float" office:value="106" table:formula="of:=1+SUM([.L106])" table:style-name="ce1">
            <text:p>106</text:p>
          </table:table-cell>
          <table:table-cell office:value-type="float" office:value="0" table:formula="of:=FORECAST([.L107];[Convert.$C$2:.$C$601];[Convert.$A$2:.$A$601])" table:style-name="ce1">
            <text:p>#DIV/0!</text:p>
          </table:table-cell>
          <table:table-cell office:value-type="float" office:value="0" table:formula="of:=FORECAST.LINEAR([.L107];[Convert.$A$2:.$A$601];[Convert.$C$2:.$C$601])" table:style-name="ce1">
            <text:p>#DIV/0!</text:p>
          </table:table-cell>
          <table:table-cell office:value-type="float" office:value="0" table:formula="of:=FORECAST.LINEAR([.L107]; [.A107:.A705];[.C107:.C705])" table:style-name="ce1">
            <text:p>#DIV/0!</text:p>
          </table:table-cell>
          <table:table-cell table:number-columns-repeated="3" table:style-name="ce1"/>
          <table:table-cell office:value-type="float" office:value="45.226666666666667" table:formula="of:=[Convert.$B107]*(256/600)" table:style-name="ce1">
            <text:p>45.22666667</text:p>
          </table:table-cell>
          <table:table-cell office:value-type="float" office:value="3162.48" table:formula="of:=4000*[Convert.$A107]" table:style-name="ce1">
            <text:p>3162.48</text:p>
          </table:table-cell>
          <table:table-cell table:number-columns-repeated="7" table:style-name="ce1"/>
          <table:table-cell office:value-type="float" office:value="106" table:formula="of:=1+SUM([.AB106])" table:style-name="ce1">
            <text:p>106</text:p>
          </table:table-cell>
          <table:table-cell office:value-type="float" office:value="3531.625" table:formula="of:=FORECAST([.AB107];OFFSET([.T107:.T706];MATCH([.AB107];[.S107:.S706];1)-1;0;2); OFFSET([.S107:.S706];MATCH([.AB107];[.S107:.S706];1)-1;0;2))" table:style-name="ce1">
            <text:p>3531.625</text:p>
          </table:table-cell>
          <table:table-cell office:value-type="float" office:value="3531" table:formula="of:=INT([.AC107])" table:style-name="ce6">
            <text:p>353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9398</text:p>
          </table:table-cell>
          <table:table-cell office:value-type="float" office:value="107" table:formula="of:=1+SUM([.B107])" table:style-name="ce1">
            <text:p>107</text:p>
          </table:table-cell>
          <table:table-cell office:value-type="float" office:value="45.653333333333336" table:formula="of:=[Convert.$B108]*(256/600)" table:style-name="ce1">
            <text:p>45.65333333</text:p>
          </table:table-cell>
          <table:table-cell table:number-columns-repeated="8" table:style-name="ce1"/>
          <table:table-cell office:value-type="float" office:value="107" table:formula="of:=1+SUM([.L107])" table:style-name="ce1">
            <text:p>107</text:p>
          </table:table-cell>
          <table:table-cell office:value-type="float" office:value="0" table:formula="of:=FORECAST([.L108];[Convert.$C$2:.$C$601];[Convert.$A$2:.$A$601])" table:style-name="ce1">
            <text:p>#DIV/0!</text:p>
          </table:table-cell>
          <table:table-cell office:value-type="float" office:value="0" table:formula="of:=FORECAST.LINEAR([.L108];[Convert.$A$2:.$A$601];[Convert.$C$2:.$C$601])" table:style-name="ce1">
            <text:p>#DIV/0!</text:p>
          </table:table-cell>
          <table:table-cell office:value-type="float" office:value="0" table:formula="of:=FORECAST.LINEAR([.L108]; [.A108:.A706];[.C108:.C706])" table:style-name="ce1">
            <text:p>#DIV/0!</text:p>
          </table:table-cell>
          <table:table-cell table:number-columns-repeated="3" table:style-name="ce1"/>
          <table:table-cell office:value-type="float" office:value="45.653333333333336" table:formula="of:=[Convert.$B108]*(256/600)" table:style-name="ce1">
            <text:p>45.65333333</text:p>
          </table:table-cell>
          <table:table-cell office:value-type="float" office:value="3175.92" table:formula="of:=4000*[Convert.$A108]" table:style-name="ce1">
            <text:p>3175.92</text:p>
          </table:table-cell>
          <table:table-cell table:number-columns-repeated="7" table:style-name="ce1"/>
          <table:table-cell office:value-type="float" office:value="107" table:formula="of:=1+SUM([.AB107])" table:style-name="ce1">
            <text:p>107</text:p>
          </table:table-cell>
          <table:table-cell office:value-type="float" office:value="3512.8700000000003" table:formula="of:=FORECAST([.AB108];OFFSET([.T108:.T707];MATCH([.AB108];[.S108:.S707];1)-1;0;2); OFFSET([.S108:.S707];MATCH([.AB108];[.S108:.S707];1)-1;0;2))" table:style-name="ce1">
            <text:p>3512.87</text:p>
          </table:table-cell>
          <table:table-cell office:value-type="float" office:value="3512" table:formula="of:=INT([.AC108])" table:style-name="ce6">
            <text:p>351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79721</text:p>
          </table:table-cell>
          <table:table-cell office:value-type="float" office:value="108" table:formula="of:=1+SUM([.B108])" table:style-name="ce1">
            <text:p>108</text:p>
          </table:table-cell>
          <table:table-cell office:value-type="float" office:value="46.080000000000005" table:formula="of:=[Convert.$B109]*(256/600)" table:style-name="ce1">
            <text:p>46.08</text:p>
          </table:table-cell>
          <table:table-cell table:number-columns-repeated="8" table:style-name="ce1"/>
          <table:table-cell office:value-type="float" office:value="108" table:formula="of:=1+SUM([.L108])" table:style-name="ce1">
            <text:p>108</text:p>
          </table:table-cell>
          <table:table-cell office:value-type="float" office:value="0" table:formula="of:=FORECAST([.L109];[Convert.$C$2:.$C$601];[Convert.$A$2:.$A$601])" table:style-name="ce1">
            <text:p>#DIV/0!</text:p>
          </table:table-cell>
          <table:table-cell office:value-type="float" office:value="0" table:formula="of:=FORECAST.LINEAR([.L109];[Convert.$A$2:.$A$601];[Convert.$C$2:.$C$601])" table:style-name="ce1">
            <text:p>#DIV/0!</text:p>
          </table:table-cell>
          <table:table-cell office:value-type="float" office:value="0" table:formula="of:=FORECAST.LINEAR([.L109]; [.A109:.A707];[.C109:.C707])" table:style-name="ce1">
            <text:p>#DIV/0!</text:p>
          </table:table-cell>
          <table:table-cell table:number-columns-repeated="3" table:style-name="ce1"/>
          <table:table-cell office:value-type="float" office:value="46.080000000000005" table:formula="of:=[Convert.$B109]*(256/600)" table:style-name="ce1">
            <text:p>46.08</text:p>
          </table:table-cell>
          <table:table-cell office:value-type="float" office:value="3188.8399999999997" table:formula="of:=4000*[Convert.$A109]" table:style-name="ce1">
            <text:p>3188.84</text:p>
          </table:table-cell>
          <table:table-cell table:number-columns-repeated="7" table:style-name="ce1"/>
          <table:table-cell office:value-type="float" office:value="108" table:formula="of:=1+SUM([.AB108])" table:style-name="ce1">
            <text:p>108</text:p>
          </table:table-cell>
          <table:table-cell office:value-type="float" office:value="3514.5699999999993" table:formula="of:=FORECAST([.AB109];OFFSET([.T109:.T708];MATCH([.AB109];[.S109:.S708];1)-1;0;2); OFFSET([.S109:.S708];MATCH([.AB109];[.S109:.S708];1)-1;0;2))" table:style-name="ce1">
            <text:p>3514.57</text:p>
          </table:table-cell>
          <table:table-cell office:value-type="float" office:value="3514" table:formula="of:=INT([.AC109])" table:style-name="ce6">
            <text:p>351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0048</text:p>
          </table:table-cell>
          <table:table-cell office:value-type="float" office:value="109" table:formula="of:=1+SUM([.B109])" table:style-name="ce1">
            <text:p>109</text:p>
          </table:table-cell>
          <table:table-cell office:value-type="float" office:value="46.506666666666668" table:formula="of:=[Convert.$B110]*(256/600)" table:style-name="ce1">
            <text:p>46.50666667</text:p>
          </table:table-cell>
          <table:table-cell table:number-columns-repeated="8" table:style-name="ce1"/>
          <table:table-cell office:value-type="float" office:value="109" table:formula="of:=1+SUM([.L109])" table:style-name="ce1">
            <text:p>109</text:p>
          </table:table-cell>
          <table:table-cell office:value-type="float" office:value="0" table:formula="of:=FORECAST([.L110];[Convert.$C$2:.$C$601];[Convert.$A$2:.$A$601])" table:style-name="ce1">
            <text:p>#DIV/0!</text:p>
          </table:table-cell>
          <table:table-cell office:value-type="float" office:value="0" table:formula="of:=FORECAST.LINEAR([.L110];[Convert.$A$2:.$A$601];[Convert.$C$2:.$C$601])" table:style-name="ce1">
            <text:p>#DIV/0!</text:p>
          </table:table-cell>
          <table:table-cell office:value-type="float" office:value="0" table:formula="of:=FORECAST.LINEAR([.L110]; [.A110:.A708];[.C110:.C708])" table:style-name="ce1">
            <text:p>#DIV/0!</text:p>
          </table:table-cell>
          <table:table-cell table:number-columns-repeated="3" table:style-name="ce1"/>
          <table:table-cell office:value-type="float" office:value="46.506666666666668" table:formula="of:=[Convert.$B110]*(256/600)" table:style-name="ce1">
            <text:p>46.50666667</text:p>
          </table:table-cell>
          <table:table-cell office:value-type="float" office:value="3201.92" table:formula="of:=4000*[Convert.$A110]" table:style-name="ce1">
            <text:p>3201.92</text:p>
          </table:table-cell>
          <table:table-cell table:number-columns-repeated="7" table:style-name="ce1"/>
          <table:table-cell office:value-type="float" office:value="109" table:formula="of:=1+SUM([.AB109])" table:style-name="ce1">
            <text:p>109</text:p>
          </table:table-cell>
          <table:table-cell office:value-type="float" office:value="3492.4799999999996" table:formula="of:=FORECAST([.AB110];OFFSET([.T110:.T709];MATCH([.AB110];[.S110:.S709];1)-1;0;2); OFFSET([.S110:.S709];MATCH([.AB110];[.S110:.S709];1)-1;0;2))" table:style-name="ce1">
            <text:p>3492.48</text:p>
          </table:table-cell>
          <table:table-cell office:value-type="float" office:value="3492" table:formula="of:=INT([.AC110])" table:style-name="ce6">
            <text:p>349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0389</text:p>
          </table:table-cell>
          <table:table-cell office:value-type="float" office:value="110" table:formula="of:=1+SUM([.B110])" table:style-name="ce1">
            <text:p>110</text:p>
          </table:table-cell>
          <table:table-cell office:value-type="float" office:value="46.933333333333337" table:formula="of:=[Convert.$B111]*(256/600)" table:style-name="ce1">
            <text:p>46.93333333</text:p>
          </table:table-cell>
          <table:table-cell table:number-columns-repeated="8" table:style-name="ce1"/>
          <table:table-cell office:value-type="float" office:value="110" table:formula="of:=1+SUM([.L110])" table:style-name="ce1">
            <text:p>110</text:p>
          </table:table-cell>
          <table:table-cell office:value-type="float" office:value="0" table:formula="of:=FORECAST([.L111];[Convert.$C$2:.$C$601];[Convert.$A$2:.$A$601])" table:style-name="ce1">
            <text:p>#DIV/0!</text:p>
          </table:table-cell>
          <table:table-cell office:value-type="float" office:value="0" table:formula="of:=FORECAST.LINEAR([.L111];[Convert.$A$2:.$A$601];[Convert.$C$2:.$C$601])" table:style-name="ce1">
            <text:p>#DIV/0!</text:p>
          </table:table-cell>
          <table:table-cell office:value-type="float" office:value="0" table:formula="of:=FORECAST.LINEAR([.L111]; [.A111:.A709];[.C111:.C709])" table:style-name="ce1">
            <text:p>#DIV/0!</text:p>
          </table:table-cell>
          <table:table-cell table:number-columns-repeated="3" table:style-name="ce1"/>
          <table:table-cell office:value-type="float" office:value="46.933333333333337" table:formula="of:=[Convert.$B111]*(256/600)" table:style-name="ce1">
            <text:p>46.93333333</text:p>
          </table:table-cell>
          <table:table-cell office:value-type="float" office:value="3215.56" table:formula="of:=4000*[Convert.$A111]" table:style-name="ce1">
            <text:p>3215.56</text:p>
          </table:table-cell>
          <table:table-cell table:number-columns-repeated="7" table:style-name="ce1"/>
          <table:table-cell office:value-type="float" office:value="110" table:formula="of:=1+SUM([.AB110])" table:style-name="ce1">
            <text:p>110</text:p>
          </table:table-cell>
          <table:table-cell office:value-type="float" office:value="3495.4274999999998" table:formula="of:=FORECAST([.AB111];OFFSET([.T111:.T710];MATCH([.AB111];[.S111:.S710];1)-1;0;2); OFFSET([.S111:.S710];MATCH([.AB111];[.S111:.S710];1)-1;0;2))" table:style-name="ce1">
            <text:p>3495.4275</text:p>
          </table:table-cell>
          <table:table-cell office:value-type="float" office:value="3495" table:formula="of:=INT([.AC111])" table:style-name="ce6">
            <text:p>349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0713</text:p>
          </table:table-cell>
          <table:table-cell office:value-type="float" office:value="111" table:formula="of:=1+SUM([.B111])" table:style-name="ce1">
            <text:p>111</text:p>
          </table:table-cell>
          <table:table-cell office:value-type="float" office:value="47.360000000000007" table:formula="of:=[Convert.$B112]*(256/600)" table:style-name="ce1">
            <text:p>47.36</text:p>
          </table:table-cell>
          <table:table-cell table:number-columns-repeated="8" table:style-name="ce1"/>
          <table:table-cell office:value-type="float" office:value="111" table:formula="of:=1+SUM([.L111])" table:style-name="ce1">
            <text:p>111</text:p>
          </table:table-cell>
          <table:table-cell office:value-type="float" office:value="0" table:formula="of:=FORECAST([.L112];[Convert.$C$2:.$C$601];[Convert.$A$2:.$A$601])" table:style-name="ce1">
            <text:p>#DIV/0!</text:p>
          </table:table-cell>
          <table:table-cell office:value-type="float" office:value="0" table:formula="of:=FORECAST.LINEAR([.L112];[Convert.$A$2:.$A$601];[Convert.$C$2:.$C$601])" table:style-name="ce1">
            <text:p>#DIV/0!</text:p>
          </table:table-cell>
          <table:table-cell office:value-type="float" office:value="0" table:formula="of:=FORECAST.LINEAR([.L112]; [.A112:.A710];[.C112:.C710])" table:style-name="ce1">
            <text:p>#DIV/0!</text:p>
          </table:table-cell>
          <table:table-cell table:number-columns-repeated="3" table:style-name="ce1"/>
          <table:table-cell office:value-type="float" office:value="47.360000000000007" table:formula="of:=[Convert.$B112]*(256/600)" table:style-name="ce1">
            <text:p>47.36</text:p>
          </table:table-cell>
          <table:table-cell office:value-type="float" office:value="3228.52" table:formula="of:=4000*[Convert.$A112]" table:style-name="ce1">
            <text:p>3228.52</text:p>
          </table:table-cell>
          <table:table-cell table:number-columns-repeated="7" table:style-name="ce1"/>
          <table:table-cell office:value-type="float" office:value="111" table:formula="of:=1+SUM([.AB111])" table:style-name="ce1">
            <text:p>111</text:p>
          </table:table-cell>
          <table:table-cell office:value-type="float" office:value="3471.21" table:formula="of:=FORECAST([.AB112];OFFSET([.T112:.T711];MATCH([.AB112];[.S112:.S711];1)-1;0;2); OFFSET([.S112:.S711];MATCH([.AB112];[.S112:.S711];1)-1;0;2))" table:style-name="ce1">
            <text:p>3471.21</text:p>
          </table:table-cell>
          <table:table-cell office:value-type="float" office:value="3471" table:formula="of:=INT([.AC112])" table:style-name="ce6">
            <text:p>347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1018</text:p>
          </table:table-cell>
          <table:table-cell office:value-type="float" office:value="112" table:formula="of:=1+SUM([.B112])" table:style-name="ce1">
            <text:p>112</text:p>
          </table:table-cell>
          <table:table-cell office:value-type="float" office:value="47.786666666666669" table:formula="of:=[Convert.$B113]*(256/600)" table:style-name="ce1">
            <text:p>47.78666667</text:p>
          </table:table-cell>
          <table:table-cell table:number-columns-repeated="8" table:style-name="ce1"/>
          <table:table-cell office:value-type="float" office:value="112" table:formula="of:=1+SUM([.L112])" table:style-name="ce1">
            <text:p>112</text:p>
          </table:table-cell>
          <table:table-cell office:value-type="float" office:value="0" table:formula="of:=FORECAST([.L113];[Convert.$C$2:.$C$601];[Convert.$A$2:.$A$601])" table:style-name="ce1">
            <text:p>#DIV/0!</text:p>
          </table:table-cell>
          <table:table-cell office:value-type="float" office:value="0" table:formula="of:=FORECAST.LINEAR([.L113];[Convert.$A$2:.$A$601];[Convert.$C$2:.$C$601])" table:style-name="ce1">
            <text:p>#DIV/0!</text:p>
          </table:table-cell>
          <table:table-cell office:value-type="float" office:value="0" table:formula="of:=FORECAST.LINEAR([.L113]; [.A113:.A711];[.C113:.C711])" table:style-name="ce1">
            <text:p>#DIV/0!</text:p>
          </table:table-cell>
          <table:table-cell table:number-columns-repeated="3" table:style-name="ce1"/>
          <table:table-cell office:value-type="float" office:value="47.786666666666669" table:formula="of:=[Convert.$B113]*(256/600)" table:style-name="ce1">
            <text:p>47.78666667</text:p>
          </table:table-cell>
          <table:table-cell office:value-type="float" office:value="3240.7200000000003" table:formula="of:=4000*[Convert.$A113]" table:style-name="ce1">
            <text:p>3240.72</text:p>
          </table:table-cell>
          <table:table-cell table:number-columns-repeated="7" table:style-name="ce1"/>
          <table:table-cell office:value-type="float" office:value="112" table:formula="of:=1+SUM([.AB112])" table:style-name="ce1">
            <text:p>112</text:p>
          </table:table-cell>
          <table:table-cell office:value-type="float" office:value="3473.0200000000004" table:formula="of:=FORECAST([.AB113];OFFSET([.T113:.T712];MATCH([.AB113];[.S113:.S712];1)-1;0;2); OFFSET([.S113:.S712];MATCH([.AB113];[.S113:.S712];1)-1;0;2))" table:style-name="ce1">
            <text:p>3473.02</text:p>
          </table:table-cell>
          <table:table-cell office:value-type="float" office:value="3473" table:formula="of:=INT([.AC113])" table:style-name="ce6">
            <text:p>347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1317</text:p>
          </table:table-cell>
          <table:table-cell office:value-type="float" office:value="113" table:formula="of:=1+SUM([.B113])" table:style-name="ce1">
            <text:p>113</text:p>
          </table:table-cell>
          <table:table-cell office:value-type="float" office:value="48.213333333333338" table:formula="of:=[Convert.$B114]*(256/600)" table:style-name="ce1">
            <text:p>48.21333333</text:p>
          </table:table-cell>
          <table:table-cell table:number-columns-repeated="8" table:style-name="ce1"/>
          <table:table-cell office:value-type="float" office:value="113" table:formula="of:=1+SUM([.L113])" table:style-name="ce1">
            <text:p>113</text:p>
          </table:table-cell>
          <table:table-cell office:value-type="float" office:value="0" table:formula="of:=FORECAST([.L114];[Convert.$C$2:.$C$601];[Convert.$A$2:.$A$601])" table:style-name="ce1">
            <text:p>#DIV/0!</text:p>
          </table:table-cell>
          <table:table-cell office:value-type="float" office:value="0" table:formula="of:=FORECAST.LINEAR([.L114];[Convert.$A$2:.$A$601];[Convert.$C$2:.$C$601])" table:style-name="ce1">
            <text:p>#DIV/0!</text:p>
          </table:table-cell>
          <table:table-cell office:value-type="float" office:value="0" table:formula="of:=FORECAST.LINEAR([.L114]; [.A114:.A712];[.C114:.C712])" table:style-name="ce1">
            <text:p>#DIV/0!</text:p>
          </table:table-cell>
          <table:table-cell table:number-columns-repeated="3" table:style-name="ce1"/>
          <table:table-cell office:value-type="float" office:value="48.213333333333338" table:formula="of:=[Convert.$B114]*(256/600)" table:style-name="ce1">
            <text:p>48.21333333</text:p>
          </table:table-cell>
          <table:table-cell office:value-type="float" office:value="3252.68" table:formula="of:=4000*[Convert.$A114]" table:style-name="ce1">
            <text:p>3252.68</text:p>
          </table:table-cell>
          <table:table-cell table:number-columns-repeated="7" table:style-name="ce1"/>
          <table:table-cell office:value-type="float" office:value="113" table:formula="of:=1+SUM([.AB113])" table:style-name="ce1">
            <text:p>113</text:p>
          </table:table-cell>
          <table:table-cell office:value-type="float" office:value="3450.8712500000001" table:formula="of:=FORECAST([.AB114];OFFSET([.T114:.T713];MATCH([.AB114];[.S114:.S713];1)-1;0;2); OFFSET([.S114:.S713];MATCH([.AB114];[.S114:.S713];1)-1;0;2))" table:style-name="ce1">
            <text:p>3450.87125</text:p>
          </table:table-cell>
          <table:table-cell office:value-type="float" office:value="3450" table:formula="of:=INT([.AC114])" table:style-name="ce6">
            <text:p>345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1610</text:p>
          </table:table-cell>
          <table:table-cell office:value-type="float" office:value="114" table:formula="of:=1+SUM([.B114])" table:style-name="ce1">
            <text:p>114</text:p>
          </table:table-cell>
          <table:table-cell office:value-type="float" office:value="48.64" table:formula="of:=[Convert.$B115]*(256/600)" table:style-name="ce1">
            <text:p>48.64</text:p>
          </table:table-cell>
          <table:table-cell table:number-columns-repeated="8" table:style-name="ce1"/>
          <table:table-cell office:value-type="float" office:value="114" table:formula="of:=1+SUM([.L114])" table:style-name="ce1">
            <text:p>114</text:p>
          </table:table-cell>
          <table:table-cell office:value-type="float" office:value="0" table:formula="of:=FORECAST([.L115];[Convert.$C$2:.$C$601];[Convert.$A$2:.$A$601])" table:style-name="ce1">
            <text:p>#DIV/0!</text:p>
          </table:table-cell>
          <table:table-cell office:value-type="float" office:value="0" table:formula="of:=FORECAST.LINEAR([.L115];[Convert.$A$2:.$A$601];[Convert.$C$2:.$C$601])" table:style-name="ce1">
            <text:p>#DIV/0!</text:p>
          </table:table-cell>
          <table:table-cell office:value-type="float" office:value="0" table:formula="of:=FORECAST.LINEAR([.L115]; [.A115:.A713];[.C115:.C713])" table:style-name="ce1">
            <text:p>#DIV/0!</text:p>
          </table:table-cell>
          <table:table-cell table:number-columns-repeated="3" table:style-name="ce1"/>
          <table:table-cell office:value-type="float" office:value="48.64" table:formula="of:=[Convert.$B115]*(256/600)" table:style-name="ce1">
            <text:p>48.64</text:p>
          </table:table-cell>
          <table:table-cell office:value-type="float" office:value="3264.4" table:formula="of:=4000*[Convert.$A115]" table:style-name="ce1">
            <text:p>3264.4</text:p>
          </table:table-cell>
          <table:table-cell table:number-columns-repeated="7" table:style-name="ce1"/>
          <table:table-cell office:value-type="float" office:value="114" table:formula="of:=1+SUM([.AB114])" table:style-name="ce1">
            <text:p>114</text:p>
          </table:table-cell>
          <table:table-cell office:value-type="float" office:value="3449.1925000000001" table:formula="of:=FORECAST([.AB115];OFFSET([.T115:.T714];MATCH([.AB115];[.S115:.S714];1)-1;0;2); OFFSET([.S115:.S714];MATCH([.AB115];[.S115:.S714];1)-1;0;2))" table:style-name="ce1">
            <text:p>3449.1925</text:p>
          </table:table-cell>
          <table:table-cell office:value-type="float" office:value="3449" table:formula="of:=INT([.AC115])" table:style-name="ce6">
            <text:p>344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1909</text:p>
          </table:table-cell>
          <table:table-cell office:value-type="float" office:value="115" table:formula="of:=1+SUM([.B115])" table:style-name="ce1">
            <text:p>115</text:p>
          </table:table-cell>
          <table:table-cell office:value-type="float" office:value="49.06666666666667" table:formula="of:=[Convert.$B116]*(256/600)" table:style-name="ce1">
            <text:p>49.06666667</text:p>
          </table:table-cell>
          <table:table-cell table:number-columns-repeated="8" table:style-name="ce1"/>
          <table:table-cell office:value-type="float" office:value="115" table:formula="of:=1+SUM([.L115])" table:style-name="ce1">
            <text:p>115</text:p>
          </table:table-cell>
          <table:table-cell office:value-type="float" office:value="0" table:formula="of:=FORECAST([.L116];[Convert.$C$2:.$C$601];[Convert.$A$2:.$A$601])" table:style-name="ce1">
            <text:p>#DIV/0!</text:p>
          </table:table-cell>
          <table:table-cell office:value-type="float" office:value="0" table:formula="of:=FORECAST.LINEAR([.L116];[Convert.$A$2:.$A$601];[Convert.$C$2:.$C$601])" table:style-name="ce1">
            <text:p>#DIV/0!</text:p>
          </table:table-cell>
          <table:table-cell office:value-type="float" office:value="0" table:formula="of:=FORECAST.LINEAR([.L116]; [.A116:.A714];[.C116:.C714])" table:style-name="ce1">
            <text:p>#DIV/0!</text:p>
          </table:table-cell>
          <table:table-cell table:number-columns-repeated="3" table:style-name="ce1"/>
          <table:table-cell office:value-type="float" office:value="49.06666666666667" table:formula="of:=[Convert.$B116]*(256/600)" table:style-name="ce1">
            <text:p>49.06666667</text:p>
          </table:table-cell>
          <table:table-cell office:value-type="float" office:value="3276.36" table:formula="of:=4000*[Convert.$A116]" table:style-name="ce1">
            <text:p>3276.36</text:p>
          </table:table-cell>
          <table:table-cell table:number-columns-repeated="7" table:style-name="ce1"/>
          <table:table-cell office:value-type="float" office:value="115" table:formula="of:=1+SUM([.AB115])" table:style-name="ce1">
            <text:p>115</text:p>
          </table:table-cell>
          <table:table-cell office:value-type="float" office:value="3431.5812500000002" table:formula="of:=FORECAST([.AB116];OFFSET([.T116:.T715];MATCH([.AB116];[.S116:.S715];1)-1;0;2); OFFSET([.S116:.S715];MATCH([.AB116];[.S116:.S715];1)-1;0;2))" table:style-name="ce1">
            <text:p>3431.58125</text:p>
          </table:table-cell>
          <table:table-cell office:value-type="float" office:value="3431" table:formula="of:=INT([.AC116])" table:style-name="ce6">
            <text:p>343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2214</text:p>
          </table:table-cell>
          <table:table-cell office:value-type="float" office:value="116" table:formula="of:=1+SUM([.B116])" table:style-name="ce1">
            <text:p>116</text:p>
          </table:table-cell>
          <table:table-cell office:value-type="float" office:value="49.493333333333339" table:formula="of:=[Convert.$B117]*(256/600)" table:style-name="ce1">
            <text:p>49.49333333</text:p>
          </table:table-cell>
          <table:table-cell table:number-columns-repeated="8" table:style-name="ce1"/>
          <table:table-cell office:value-type="float" office:value="116" table:formula="of:=1+SUM([.L116])" table:style-name="ce1">
            <text:p>116</text:p>
          </table:table-cell>
          <table:table-cell office:value-type="float" office:value="0" table:formula="of:=FORECAST([.L117];[Convert.$C$2:.$C$601];[Convert.$A$2:.$A$601])" table:style-name="ce1">
            <text:p>#DIV/0!</text:p>
          </table:table-cell>
          <table:table-cell office:value-type="float" office:value="0" table:formula="of:=FORECAST.LINEAR([.L117];[Convert.$A$2:.$A$601];[Convert.$C$2:.$C$601])" table:style-name="ce1">
            <text:p>#DIV/0!</text:p>
          </table:table-cell>
          <table:table-cell office:value-type="float" office:value="0" table:formula="of:=FORECAST.LINEAR([.L117]; [.A117:.A715];[.C117:.C715])" table:style-name="ce1">
            <text:p>#DIV/0!</text:p>
          </table:table-cell>
          <table:table-cell table:number-columns-repeated="3" table:style-name="ce1"/>
          <table:table-cell office:value-type="float" office:value="49.493333333333339" table:formula="of:=[Convert.$B117]*(256/600)" table:style-name="ce1">
            <text:p>49.49333333</text:p>
          </table:table-cell>
          <table:table-cell office:value-type="float" office:value="3288.56" table:formula="of:=4000*[Convert.$A117]" table:style-name="ce1">
            <text:p>3288.56</text:p>
          </table:table-cell>
          <table:table-cell table:number-columns-repeated="7" table:style-name="ce1"/>
          <table:table-cell office:value-type="float" office:value="116" table:formula="of:=1+SUM([.AB116])" table:style-name="ce1">
            <text:p>116</text:p>
          </table:table-cell>
          <table:table-cell office:value-type="float" office:value="3422.1049999999996" table:formula="of:=FORECAST([.AB117];OFFSET([.T117:.T716];MATCH([.AB117];[.S117:.S716];1)-1;0;2); OFFSET([.S117:.S716];MATCH([.AB117];[.S117:.S716];1)-1;0;2))" table:style-name="ce1">
            <text:p>3422.105</text:p>
          </table:table-cell>
          <table:table-cell office:value-type="float" office:value="3422" table:formula="of:=INT([.AC117])" table:style-name="ce6">
            <text:p>342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2489</text:p>
          </table:table-cell>
          <table:table-cell office:value-type="float" office:value="117" table:formula="of:=1+SUM([.B117])" table:style-name="ce1">
            <text:p>117</text:p>
          </table:table-cell>
          <table:table-cell office:value-type="float" office:value="49.92" table:formula="of:=[Convert.$B118]*(256/600)" table:style-name="ce1">
            <text:p>49.92</text:p>
          </table:table-cell>
          <table:table-cell table:number-columns-repeated="8" table:style-name="ce1"/>
          <table:table-cell office:value-type="float" office:value="117" table:formula="of:=1+SUM([.L117])" table:style-name="ce1">
            <text:p>117</text:p>
          </table:table-cell>
          <table:table-cell office:value-type="float" office:value="0" table:formula="of:=FORECAST([.L118];[Convert.$C$2:.$C$601];[Convert.$A$2:.$A$601])" table:style-name="ce1">
            <text:p>#DIV/0!</text:p>
          </table:table-cell>
          <table:table-cell office:value-type="float" office:value="0" table:formula="of:=FORECAST.LINEAR([.L118];[Convert.$A$2:.$A$601];[Convert.$C$2:.$C$601])" table:style-name="ce1">
            <text:p>#DIV/0!</text:p>
          </table:table-cell>
          <table:table-cell office:value-type="float" office:value="0" table:formula="of:=FORECAST.LINEAR([.L118]; [.A118:.A716];[.C118:.C716])" table:style-name="ce1">
            <text:p>#DIV/0!</text:p>
          </table:table-cell>
          <table:table-cell table:number-columns-repeated="3" table:style-name="ce1"/>
          <table:table-cell office:value-type="float" office:value="49.92" table:formula="of:=[Convert.$B118]*(256/600)" table:style-name="ce1">
            <text:p>49.92</text:p>
          </table:table-cell>
          <table:table-cell office:value-type="float" office:value="3299.56" table:formula="of:=4000*[Convert.$A118]" table:style-name="ce1">
            <text:p>3299.56</text:p>
          </table:table-cell>
          <table:table-cell table:number-columns-repeated="7" table:style-name="ce1"/>
          <table:table-cell office:value-type="float" office:value="117" table:formula="of:=1+SUM([.AB117])" table:style-name="ce1">
            <text:p>117</text:p>
          </table:table-cell>
          <table:table-cell office:value-type="float" office:value="3415.2562500000004" table:formula="of:=FORECAST([.AB118];OFFSET([.T118:.T717];MATCH([.AB118];[.S118:.S717];1)-1;0;2); OFFSET([.S118:.S717];MATCH([.AB118];[.S118:.S717];1)-1;0;2))" table:style-name="ce1">
            <text:p>3415.25625</text:p>
          </table:table-cell>
          <table:table-cell office:value-type="float" office:value="3415" table:formula="of:=INT([.AC118])" table:style-name="ce6">
            <text:p>341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2745</text:p>
          </table:table-cell>
          <table:table-cell office:value-type="float" office:value="118" table:formula="of:=1+SUM([.B118])" table:style-name="ce1">
            <text:p>118</text:p>
          </table:table-cell>
          <table:table-cell office:value-type="float" office:value="50.346666666666671" table:formula="of:=[Convert.$B119]*(256/600)" table:style-name="ce1">
            <text:p>50.34666667</text:p>
          </table:table-cell>
          <table:table-cell table:number-columns-repeated="8" table:style-name="ce1"/>
          <table:table-cell office:value-type="float" office:value="118" table:formula="of:=1+SUM([.L118])" table:style-name="ce1">
            <text:p>118</text:p>
          </table:table-cell>
          <table:table-cell office:value-type="float" office:value="0" table:formula="of:=FORECAST([.L119];[Convert.$C$2:.$C$601];[Convert.$A$2:.$A$601])" table:style-name="ce1">
            <text:p>#DIV/0!</text:p>
          </table:table-cell>
          <table:table-cell office:value-type="float" office:value="0" table:formula="of:=FORECAST.LINEAR([.L119];[Convert.$A$2:.$A$601];[Convert.$C$2:.$C$601])" table:style-name="ce1">
            <text:p>#DIV/0!</text:p>
          </table:table-cell>
          <table:table-cell office:value-type="float" office:value="0" table:formula="of:=FORECAST.LINEAR([.L119]; [.A119:.A717];[.C119:.C717])" table:style-name="ce1">
            <text:p>#DIV/0!</text:p>
          </table:table-cell>
          <table:table-cell table:number-columns-repeated="3" table:style-name="ce1"/>
          <table:table-cell office:value-type="float" office:value="50.346666666666671" table:formula="of:=[Convert.$B119]*(256/600)" table:style-name="ce1">
            <text:p>50.34666667</text:p>
          </table:table-cell>
          <table:table-cell office:value-type="float" office:value="3309.8" table:formula="of:=4000*[Convert.$A119]" table:style-name="ce1">
            <text:p>3309.8</text:p>
          </table:table-cell>
          <table:table-cell table:number-columns-repeated="7" table:style-name="ce1"/>
          <table:table-cell office:value-type="float" office:value="118" table:formula="of:=1+SUM([.AB118])" table:style-name="ce1">
            <text:p>118</text:p>
          </table:table-cell>
          <table:table-cell office:value-type="float" office:value="3390.5650000000005" table:formula="of:=FORECAST([.AB119];OFFSET([.T119:.T718];MATCH([.AB119];[.S119:.S718];1)-1;0;2); OFFSET([.S119:.S718];MATCH([.AB119];[.S119:.S718];1)-1;0;2))" table:style-name="ce1">
            <text:p>3390.565</text:p>
          </table:table-cell>
          <table:table-cell office:value-type="float" office:value="3390" table:formula="of:=INT([.AC119])" table:style-name="ce6">
            <text:p>339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3020</text:p>
          </table:table-cell>
          <table:table-cell office:value-type="float" office:value="119" table:formula="of:=1+SUM([.B119])" table:style-name="ce1">
            <text:p>119</text:p>
          </table:table-cell>
          <table:table-cell office:value-type="float" office:value="50.773333333333333" table:formula="of:=[Convert.$B120]*(256/600)" table:style-name="ce1">
            <text:p>50.77333333</text:p>
          </table:table-cell>
          <table:table-cell table:number-columns-repeated="8" table:style-name="ce1"/>
          <table:table-cell office:value-type="float" office:value="119" table:formula="of:=1+SUM([.L119])" table:style-name="ce1">
            <text:p>119</text:p>
          </table:table-cell>
          <table:table-cell office:value-type="float" office:value="0" table:formula="of:=FORECAST([.L120];[Convert.$C$2:.$C$601];[Convert.$A$2:.$A$601])" table:style-name="ce1">
            <text:p>#DIV/0!</text:p>
          </table:table-cell>
          <table:table-cell office:value-type="float" office:value="0" table:formula="of:=FORECAST.LINEAR([.L120];[Convert.$A$2:.$A$601];[Convert.$C$2:.$C$601])" table:style-name="ce1">
            <text:p>#DIV/0!</text:p>
          </table:table-cell>
          <table:table-cell office:value-type="float" office:value="0" table:formula="of:=FORECAST.LINEAR([.L120]; [.A120:.A718];[.C120:.C718])" table:style-name="ce1">
            <text:p>#DIV/0!</text:p>
          </table:table-cell>
          <table:table-cell table:number-columns-repeated="3" table:style-name="ce1"/>
          <table:table-cell office:value-type="float" office:value="50.773333333333333" table:formula="of:=[Convert.$B120]*(256/600)" table:style-name="ce1">
            <text:p>50.77333333</text:p>
          </table:table-cell>
          <table:table-cell office:value-type="float" office:value="3320.8" table:formula="of:=4000*[Convert.$A120]" table:style-name="ce1">
            <text:p>3320.8</text:p>
          </table:table-cell>
          <table:table-cell table:number-columns-repeated="7" table:style-name="ce1"/>
          <table:table-cell office:value-type="float" office:value="119" table:formula="of:=1+SUM([.AB119])" table:style-name="ce1">
            <text:p>119</text:p>
          </table:table-cell>
          <table:table-cell office:value-type="float" office:value="3403.0100000000011" table:formula="of:=FORECAST([.AB120];OFFSET([.T120:.T719];MATCH([.AB120];[.S120:.S719];1)-1;0;2); OFFSET([.S120:.S719];MATCH([.AB120];[.S120:.S719];1)-1;0;2))" table:style-name="ce1">
            <text:p>3403.01</text:p>
          </table:table-cell>
          <table:table-cell office:value-type="float" office:value="3403" table:formula="of:=INT([.AC120])" table:style-name="ce6">
            <text:p>340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3295</text:p>
          </table:table-cell>
          <table:table-cell office:value-type="float" office:value="120" table:formula="of:=1+SUM([.B120])" table:style-name="ce1">
            <text:p>120</text:p>
          </table:table-cell>
          <table:table-cell office:value-type="float" office:value="51.2" table:formula="of:=[Convert.$B121]*(256/600)" table:style-name="ce1">
            <text:p>51.2</text:p>
          </table:table-cell>
          <table:table-cell table:number-columns-repeated="8" table:style-name="ce1"/>
          <table:table-cell office:value-type="float" office:value="120" table:formula="of:=1+SUM([.L120])" table:style-name="ce1">
            <text:p>120</text:p>
          </table:table-cell>
          <table:table-cell office:value-type="float" office:value="0" table:formula="of:=FORECAST([.L121];[Convert.$C$2:.$C$601];[Convert.$A$2:.$A$601])" table:style-name="ce1">
            <text:p>#DIV/0!</text:p>
          </table:table-cell>
          <table:table-cell office:value-type="float" office:value="0" table:formula="of:=FORECAST.LINEAR([.L121];[Convert.$A$2:.$A$601];[Convert.$C$2:.$C$601])" table:style-name="ce1">
            <text:p>#DIV/0!</text:p>
          </table:table-cell>
          <table:table-cell office:value-type="float" office:value="0" table:formula="of:=FORECAST.LINEAR([.L121]; [.A121:.A719];[.C121:.C719])" table:style-name="ce1">
            <text:p>#DIV/0!</text:p>
          </table:table-cell>
          <table:table-cell table:number-columns-repeated="3" table:style-name="ce1"/>
          <table:table-cell office:value-type="float" office:value="51.2" table:formula="of:=[Convert.$B121]*(256/600)" table:style-name="ce1">
            <text:p>51.2</text:p>
          </table:table-cell>
          <table:table-cell office:value-type="float" office:value="3331.7999999999997" table:formula="of:=4000*[Convert.$A121]" table:style-name="ce1">
            <text:p>3331.8</text:p>
          </table:table-cell>
          <table:table-cell table:number-columns-repeated="7" table:style-name="ce1"/>
          <table:table-cell office:value-type="float" office:value="120" table:formula="of:=1+SUM([.AB120])" table:style-name="ce1">
            <text:p>120</text:p>
          </table:table-cell>
          <table:table-cell office:value-type="float" office:value="3342.9699999999993" table:formula="of:=FORECAST([.AB121];OFFSET([.T121:.T720];MATCH([.AB121];[.S121:.S720];1)-1;0;2); OFFSET([.S121:.S720];MATCH([.AB121];[.S121:.S720];1)-1;0;2))" table:style-name="ce1">
            <text:p>3342.97</text:p>
          </table:table-cell>
          <table:table-cell office:value-type="float" office:value="3342" table:formula="of:=INT([.AC121])" table:style-name="ce6">
            <text:p>334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3563</text:p>
          </table:table-cell>
          <table:table-cell office:value-type="float" office:value="121" table:formula="of:=1+SUM([.B121])" table:style-name="ce1">
            <text:p>121</text:p>
          </table:table-cell>
          <table:table-cell office:value-type="float" office:value="51.626666666666672" table:formula="of:=[Convert.$B122]*(256/600)" table:style-name="ce1">
            <text:p>51.62666667</text:p>
          </table:table-cell>
          <table:table-cell table:number-columns-repeated="8" table:style-name="ce1"/>
          <table:table-cell office:value-type="float" office:value="121" table:formula="of:=1+SUM([.L121])" table:style-name="ce1">
            <text:p>121</text:p>
          </table:table-cell>
          <table:table-cell office:value-type="float" office:value="0" table:formula="of:=FORECAST([.L122];[Convert.$C$2:.$C$601];[Convert.$A$2:.$A$601])" table:style-name="ce1">
            <text:p>#DIV/0!</text:p>
          </table:table-cell>
          <table:table-cell office:value-type="float" office:value="0" table:formula="of:=FORECAST.LINEAR([.L122];[Convert.$A$2:.$A$601];[Convert.$C$2:.$C$601])" table:style-name="ce1">
            <text:p>#DIV/0!</text:p>
          </table:table-cell>
          <table:table-cell office:value-type="float" office:value="0" table:formula="of:=FORECAST.LINEAR([.L122]; [.A122:.A720];[.C122:.C720])" table:style-name="ce1">
            <text:p>#DIV/0!</text:p>
          </table:table-cell>
          <table:table-cell table:number-columns-repeated="3" table:style-name="ce1"/>
          <table:table-cell office:value-type="float" office:value="51.626666666666672" table:formula="of:=[Convert.$B122]*(256/600)" table:style-name="ce1">
            <text:p>51.62666667</text:p>
          </table:table-cell>
          <table:table-cell office:value-type="float" office:value="3342.52" table:formula="of:=4000*[Convert.$A122]" table:style-name="ce1">
            <text:p>3342.52</text:p>
          </table:table-cell>
          <table:table-cell table:number-columns-repeated="7" table:style-name="ce1"/>
          <table:table-cell office:value-type="float" office:value="121" table:formula="of:=1+SUM([.AB121])" table:style-name="ce1">
            <text:p>121</text:p>
          </table:table-cell>
          <table:table-cell office:value-type="float" office:value="3444.0075000000006" table:formula="of:=FORECAST([.AB122];OFFSET([.T122:.T721];MATCH([.AB122];[.S122:.S721];1)-1;0;2); OFFSET([.S122:.S721];MATCH([.AB122];[.S122:.S721];1)-1;0;2))" table:style-name="ce1">
            <text:p>3444.0075</text:p>
          </table:table-cell>
          <table:table-cell office:value-type="float" office:value="3444" table:formula="of:=INT([.AC122])" table:style-name="ce6">
            <text:p>344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3813</text:p>
          </table:table-cell>
          <table:table-cell office:value-type="float" office:value="122" table:formula="of:=1+SUM([.B122])" table:style-name="ce1">
            <text:p>122</text:p>
          </table:table-cell>
          <table:table-cell office:value-type="float" office:value="52.053333333333335" table:formula="of:=[Convert.$B123]*(256/600)" table:style-name="ce1">
            <text:p>52.05333333</text:p>
          </table:table-cell>
          <table:table-cell table:number-columns-repeated="8" table:style-name="ce1"/>
          <table:table-cell office:value-type="float" office:value="122" table:formula="of:=1+SUM([.L122])" table:style-name="ce1">
            <text:p>122</text:p>
          </table:table-cell>
          <table:table-cell office:value-type="float" office:value="0" table:formula="of:=FORECAST([.L123];[Convert.$C$2:.$C$601];[Convert.$A$2:.$A$601])" table:style-name="ce1">
            <text:p>#DIV/0!</text:p>
          </table:table-cell>
          <table:table-cell office:value-type="float" office:value="0" table:formula="of:=FORECAST.LINEAR([.L123];[Convert.$A$2:.$A$601];[Convert.$C$2:.$C$601])" table:style-name="ce1">
            <text:p>#DIV/0!</text:p>
          </table:table-cell>
          <table:table-cell office:value-type="float" office:value="0" table:formula="of:=FORECAST.LINEAR([.L123]; [.A123:.A721];[.C123:.C721])" table:style-name="ce1">
            <text:p>#DIV/0!</text:p>
          </table:table-cell>
          <table:table-cell table:number-columns-repeated="3" table:style-name="ce1"/>
          <table:table-cell office:value-type="float" office:value="52.053333333333335" table:formula="of:=[Convert.$B123]*(256/600)" table:style-name="ce1">
            <text:p>52.05333333</text:p>
          </table:table-cell>
          <table:table-cell office:value-type="float" office:value="3352.52" table:formula="of:=4000*[Convert.$A123]" table:style-name="ce1">
            <text:p>3352.52</text:p>
          </table:table-cell>
          <table:table-cell table:number-columns-repeated="7" table:style-name="ce1"/>
          <table:table-cell office:value-type="float" office:value="122" table:formula="of:=1+SUM([.AB122])" table:style-name="ce1">
            <text:p>122</text:p>
          </table:table-cell>
          <table:table-cell office:value-type="float" office:value="3001.8099999999977" table:formula="of:=FORECAST([.AB123];OFFSET([.T123:.T722];MATCH([.AB123];[.S123:.S722];1)-1;0;2); OFFSET([.S123:.S722];MATCH([.AB123];[.S123:.S722];1)-1;0;2))" table:style-name="ce1">
            <text:p>3001.81</text:p>
          </table:table-cell>
          <table:table-cell office:value-type="float" office:value="3001" table:formula="of:=INT([.AC123])" table:style-name="ce6">
            <text:p>300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4045</text:p>
          </table:table-cell>
          <table:table-cell office:value-type="float" office:value="123" table:formula="of:=1+SUM([.B123])" table:style-name="ce1">
            <text:p>123</text:p>
          </table:table-cell>
          <table:table-cell office:value-type="float" office:value="52.480000000000004" table:formula="of:=[Convert.$B124]*(256/600)" table:style-name="ce1">
            <text:p>52.48</text:p>
          </table:table-cell>
          <table:table-cell table:number-columns-repeated="8" table:style-name="ce1"/>
          <table:table-cell office:value-type="float" office:value="123" table:formula="of:=1+SUM([.L123])" table:style-name="ce1">
            <text:p>123</text:p>
          </table:table-cell>
          <table:table-cell office:value-type="float" office:value="0" table:formula="of:=FORECAST([.L124];[Convert.$C$2:.$C$601];[Convert.$A$2:.$A$601])" table:style-name="ce1">
            <text:p>#DIV/0!</text:p>
          </table:table-cell>
          <table:table-cell office:value-type="float" office:value="0" table:formula="of:=FORECAST.LINEAR([.L124];[Convert.$A$2:.$A$601];[Convert.$C$2:.$C$601])" table:style-name="ce1">
            <text:p>#DIV/0!</text:p>
          </table:table-cell>
          <table:table-cell office:value-type="float" office:value="0" table:formula="of:=FORECAST.LINEAR([.L124]; [.A124:.A722];[.C124:.C722])" table:style-name="ce1">
            <text:p>#DIV/0!</text:p>
          </table:table-cell>
          <table:table-cell table:number-columns-repeated="3" table:style-name="ce1"/>
          <table:table-cell office:value-type="float" office:value="52.480000000000004" table:formula="of:=[Convert.$B124]*(256/600)" table:style-name="ce1">
            <text:p>52.48</text:p>
          </table:table-cell>
          <table:table-cell office:value-type="float" office:value="3361.8" table:formula="of:=4000*[Convert.$A124]" table:style-name="ce1">
            <text:p>3361.8</text:p>
          </table:table-cell>
          <table:table-cell table:number-columns-repeated="7" table:style-name="ce1"/>
          <table:table-cell office:value-type="float" office:value="123" table:formula="of:=1+SUM([.AB123])" table:style-name="ce1">
            <text:p>123</text:p>
          </table:table-cell>
          <table:table-cell office:value-type="float" office:value="1621.0437499999971" table:formula="of:=FORECAST([.AB124];OFFSET([.T124:.T723];MATCH([.AB124];[.S124:.S723];1)-1;0;2); OFFSET([.S124:.S723];MATCH([.AB124];[.S124:.S723];1)-1;0;2))" table:style-name="ce1">
            <text:p>1621.04375</text:p>
          </table:table-cell>
          <table:table-cell office:value-type="float" office:value="1621" table:formula="of:=INT([.AC124])" table:style-name="ce6">
            <text:p>162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4277</text:p>
          </table:table-cell>
          <table:table-cell office:value-type="float" office:value="124" table:formula="of:=1+SUM([.B124])" table:style-name="ce1">
            <text:p>124</text:p>
          </table:table-cell>
          <table:table-cell office:value-type="float" office:value="52.906666666666673" table:formula="of:=[Convert.$B125]*(256/600)" table:style-name="ce1">
            <text:p>52.90666667</text:p>
          </table:table-cell>
          <table:table-cell table:number-columns-repeated="8" table:style-name="ce1"/>
          <table:table-cell office:value-type="float" office:value="124" table:formula="of:=1+SUM([.L124])" table:style-name="ce1">
            <text:p>124</text:p>
          </table:table-cell>
          <table:table-cell office:value-type="float" office:value="0" table:formula="of:=FORECAST([.L125];[Convert.$C$2:.$C$601];[Convert.$A$2:.$A$601])" table:style-name="ce1">
            <text:p>#DIV/0!</text:p>
          </table:table-cell>
          <table:table-cell office:value-type="float" office:value="0" table:formula="of:=FORECAST.LINEAR([.L125];[Convert.$A$2:.$A$601];[Convert.$C$2:.$C$601])" table:style-name="ce1">
            <text:p>#DIV/0!</text:p>
          </table:table-cell>
          <table:table-cell office:value-type="float" office:value="0" table:formula="of:=FORECAST.LINEAR([.L125]; [.A125:.A723];[.C125:.C723])" table:style-name="ce1">
            <text:p>#DIV/0!</text:p>
          </table:table-cell>
          <table:table-cell table:number-columns-repeated="3" table:style-name="ce1"/>
          <table:table-cell office:value-type="float" office:value="52.906666666666673" table:formula="of:=[Convert.$B125]*(256/600)" table:style-name="ce1">
            <text:p>52.90666667</text:p>
          </table:table-cell>
          <table:table-cell office:value-type="float" office:value="3371.08" table:formula="of:=4000*[Convert.$A125]" table:style-name="ce1">
            <text:p>3371.08</text:p>
          </table:table-cell>
          <table:table-cell table:number-columns-repeated="7" table:style-name="ce1"/>
          <table:table-cell office:value-type="float" office:value="124" table:formula="of:=1+SUM([.AB124])" table:style-name="ce1">
            <text:p>124</text:p>
          </table:table-cell>
          <table:table-cell office:value-type="float" office:value="1566.9399999999951" table:formula="of:=FORECAST([.AB125];OFFSET([.T125:.T724];MATCH([.AB125];[.S125:.S724];1)-1;0;2); OFFSET([.S125:.S724];MATCH([.AB125];[.S125:.S724];1)-1;0;2))" table:style-name="ce1">
            <text:p>1566.94</text:p>
          </table:table-cell>
          <table:table-cell office:value-type="float" office:value="1566" table:formula="of:=INT([.AC125])" table:style-name="ce6">
            <text:p>156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4534</text:p>
          </table:table-cell>
          <table:table-cell office:value-type="float" office:value="125" table:formula="of:=1+SUM([.B125])" table:style-name="ce1">
            <text:p>125</text:p>
          </table:table-cell>
          <table:table-cell office:value-type="float" office:value="53.333333333333336" table:formula="of:=[Convert.$B126]*(256/600)" table:style-name="ce1">
            <text:p>53.33333333</text:p>
          </table:table-cell>
          <table:table-cell table:number-columns-repeated="8" table:style-name="ce1"/>
          <table:table-cell office:value-type="float" office:value="125" table:formula="of:=1+SUM([.L125])" table:style-name="ce1">
            <text:p>125</text:p>
          </table:table-cell>
          <table:table-cell office:value-type="float" office:value="0" table:formula="of:=FORECAST([.L126];[Convert.$C$2:.$C$601];[Convert.$A$2:.$A$601])" table:style-name="ce1">
            <text:p>#DIV/0!</text:p>
          </table:table-cell>
          <table:table-cell office:value-type="float" office:value="0" table:formula="of:=FORECAST.LINEAR([.L126];[Convert.$A$2:.$A$601];[Convert.$C$2:.$C$601])" table:style-name="ce1">
            <text:p>#DIV/0!</text:p>
          </table:table-cell>
          <table:table-cell office:value-type="float" office:value="0" table:formula="of:=FORECAST.LINEAR([.L126]; [.A126:.A724];[.C126:.C724])" table:style-name="ce1">
            <text:p>#DIV/0!</text:p>
          </table:table-cell>
          <table:table-cell table:number-columns-repeated="3" table:style-name="ce1"/>
          <table:table-cell office:value-type="float" office:value="53.333333333333336" table:formula="of:=[Convert.$B126]*(256/600)" table:style-name="ce1">
            <text:p>53.33333333</text:p>
          </table:table-cell>
          <table:table-cell office:value-type="float" office:value="3381.36" table:formula="of:=4000*[Convert.$A126]" table:style-name="ce1">
            <text:p>3381.36</text:p>
          </table:table-cell>
          <table:table-cell table:number-columns-repeated="7" table:style-name="ce1"/>
          <table:table-cell office:value-type="float" office:value="125" table:formula="of:=1+SUM([.AB125])" table:style-name="ce1">
            <text:p>125</text:p>
          </table:table-cell>
          <table:table-cell office:value-type="float" office:value="1561.9837499999994" table:formula="of:=FORECAST([.AB126];OFFSET([.T126:.T725];MATCH([.AB126];[.S126:.S725];1)-1;0;2); OFFSET([.S126:.S725];MATCH([.AB126];[.S126:.S725];1)-1;0;2))" table:style-name="ce1">
            <text:p>1561.98375</text:p>
          </table:table-cell>
          <table:table-cell office:value-type="float" office:value="1561" table:formula="of:=INT([.AC126])" table:style-name="ce6">
            <text:p>156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4796</text:p>
          </table:table-cell>
          <table:table-cell office:value-type="float" office:value="126" table:formula="of:=1+SUM([.B126])" table:style-name="ce1">
            <text:p>126</text:p>
          </table:table-cell>
          <table:table-cell office:value-type="float" office:value="53.760000000000005" table:formula="of:=[Convert.$B127]*(256/600)" table:style-name="ce1">
            <text:p>53.76</text:p>
          </table:table-cell>
          <table:table-cell table:number-columns-repeated="8" table:style-name="ce1"/>
          <table:table-cell office:value-type="float" office:value="126" table:formula="of:=1+SUM([.L126])" table:style-name="ce1">
            <text:p>126</text:p>
          </table:table-cell>
          <table:table-cell office:value-type="float" office:value="0" table:formula="of:=FORECAST([.L127];[Convert.$C$2:.$C$601];[Convert.$A$2:.$A$601])" table:style-name="ce1">
            <text:p>#DIV/0!</text:p>
          </table:table-cell>
          <table:table-cell office:value-type="float" office:value="0" table:formula="of:=FORECAST.LINEAR([.L127];[Convert.$A$2:.$A$601];[Convert.$C$2:.$C$601])" table:style-name="ce1">
            <text:p>#DIV/0!</text:p>
          </table:table-cell>
          <table:table-cell office:value-type="float" office:value="0" table:formula="of:=FORECAST.LINEAR([.L127]; [.A127:.A725];[.C127:.C725])" table:style-name="ce1">
            <text:p>#DIV/0!</text:p>
          </table:table-cell>
          <table:table-cell table:number-columns-repeated="3" table:style-name="ce1"/>
          <table:table-cell office:value-type="float" office:value="53.760000000000005" table:formula="of:=[Convert.$B127]*(256/600)" table:style-name="ce1">
            <text:p>53.76</text:p>
          </table:table-cell>
          <table:table-cell office:value-type="float" office:value="3391.84" table:formula="of:=4000*[Convert.$A127]" table:style-name="ce1">
            <text:p>3391.84</text:p>
          </table:table-cell>
          <table:table-cell table:number-columns-repeated="7" table:style-name="ce1"/>
          <table:table-cell office:value-type="float" office:value="126" table:formula="of:=1+SUM([.AB126])" table:style-name="ce1">
            <text:p>126</text:p>
          </table:table-cell>
          <table:table-cell office:value-type="float" office:value="1597.9599999999973" table:formula="of:=FORECAST([.AB127];OFFSET([.T127:.T726];MATCH([.AB127];[.S127:.S726];1)-1;0;2); OFFSET([.S127:.S726];MATCH([.AB127];[.S127:.S726];1)-1;0;2))" table:style-name="ce1">
            <text:p>1597.96</text:p>
          </table:table-cell>
          <table:table-cell office:value-type="float" office:value="1597" table:formula="of:=INT([.AC127])" table:style-name="ce6">
            <text:p>159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5022</text:p>
          </table:table-cell>
          <table:table-cell office:value-type="float" office:value="127" table:formula="of:=1+SUM([.B127])" table:style-name="ce1">
            <text:p>127</text:p>
          </table:table-cell>
          <table:table-cell office:value-type="float" office:value="54.186666666666667" table:formula="of:=[Convert.$B128]*(256/600)" table:style-name="ce1">
            <text:p>54.18666667</text:p>
          </table:table-cell>
          <table:table-cell table:number-columns-repeated="8" table:style-name="ce1"/>
          <table:table-cell office:value-type="float" office:value="127" table:formula="of:=1+SUM([.L127])" table:style-name="ce1">
            <text:p>127</text:p>
          </table:table-cell>
          <table:table-cell office:value-type="float" office:value="0" table:formula="of:=FORECAST([.L128];[Convert.$C$2:.$C$601];[Convert.$A$2:.$A$601])" table:style-name="ce1">
            <text:p>#DIV/0!</text:p>
          </table:table-cell>
          <table:table-cell office:value-type="float" office:value="0" table:formula="of:=FORECAST.LINEAR([.L128];[Convert.$A$2:.$A$601];[Convert.$C$2:.$C$601])" table:style-name="ce1">
            <text:p>#DIV/0!</text:p>
          </table:table-cell>
          <table:table-cell office:value-type="float" office:value="0" table:formula="of:=FORECAST.LINEAR([.L128]; [.A128:.A726];[.C128:.C726])" table:style-name="ce1">
            <text:p>#DIV/0!</text:p>
          </table:table-cell>
          <table:table-cell table:number-columns-repeated="3" table:style-name="ce1"/>
          <table:table-cell office:value-type="float" office:value="54.186666666666667" table:formula="of:=[Convert.$B128]*(256/600)" table:style-name="ce1">
            <text:p>54.18666667</text:p>
          </table:table-cell>
          <table:table-cell office:value-type="float" office:value="3400.88" table:formula="of:=4000*[Convert.$A128]" table:style-name="ce1">
            <text:p>3400.88</text:p>
          </table:table-cell>
          <table:table-cell table:number-columns-repeated="7" table:style-name="ce1"/>
          <table:table-cell office:value-type="float" office:value="127" table:formula="of:=1+SUM([.AB127])" table:style-name="ce1">
            <text:p>127</text:p>
          </table:table-cell>
          <table:table-cell office:value-type="float" office:value="1589.3037499999991" table:formula="of:=FORECAST([.AB128];OFFSET([.T128:.T727];MATCH([.AB128];[.S128:.S727];1)-1;0;2); OFFSET([.S128:.S727];MATCH([.AB128];[.S128:.S727];1)-1;0;2))" table:style-name="ce1">
            <text:p>1589.30375</text:p>
          </table:table-cell>
          <table:table-cell office:value-type="float" office:value="1589" table:formula="of:=INT([.AC128])" table:style-name="ce6">
            <text:p>158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5217</text:p>
          </table:table-cell>
          <table:table-cell office:value-type="float" office:value="128" table:formula="of:=1+SUM([.B128])" table:style-name="ce1">
            <text:p>128</text:p>
          </table:table-cell>
          <table:table-cell office:value-type="float" office:value="54.613333333333337" table:formula="of:=[Convert.$B129]*(256/600)" table:style-name="ce1">
            <text:p>54.61333333</text:p>
          </table:table-cell>
          <table:table-cell table:number-columns-repeated="8" table:style-name="ce1"/>
          <table:table-cell office:value-type="float" office:value="128" table:formula="of:=1+SUM([.L128])" table:style-name="ce1">
            <text:p>128</text:p>
          </table:table-cell>
          <table:table-cell office:value-type="float" office:value="0" table:formula="of:=FORECAST([.L129];[Convert.$C$2:.$C$601];[Convert.$A$2:.$A$601])" table:style-name="ce1">
            <text:p>#DIV/0!</text:p>
          </table:table-cell>
          <table:table-cell office:value-type="float" office:value="0" table:formula="of:=FORECAST.LINEAR([.L129];[Convert.$A$2:.$A$601];[Convert.$C$2:.$C$601])" table:style-name="ce1">
            <text:p>#DIV/0!</text:p>
          </table:table-cell>
          <table:table-cell office:value-type="float" office:value="0" table:formula="of:=FORECAST.LINEAR([.L129]; [.A129:.A727];[.C129:.C727])" table:style-name="ce1">
            <text:p>#DIV/0!</text:p>
          </table:table-cell>
          <table:table-cell table:number-columns-repeated="3" table:style-name="ce1"/>
          <table:table-cell office:value-type="float" office:value="54.613333333333337" table:formula="of:=[Convert.$B129]*(256/600)" table:style-name="ce1">
            <text:p>54.61333333</text:p>
          </table:table-cell>
          <table:table-cell office:value-type="float" office:value="3408.68" table:formula="of:=4000*[Convert.$A129]" table:style-name="ce1">
            <text:p>3408.68</text:p>
          </table:table-cell>
          <table:table-cell table:number-columns-repeated="7" table:style-name="ce1"/>
          <table:table-cell office:value-type="float" office:value="128" table:formula="of:=1+SUM([.AB128])" table:style-name="ce1">
            <text:p>128</text:p>
          </table:table-cell>
          <table:table-cell office:value-type="float" office:value="1603.7599999999993" table:formula="of:=FORECAST([.AB129];OFFSET([.T129:.T728];MATCH([.AB129];[.S129:.S728];1)-1;0;2); OFFSET([.S129:.S728];MATCH([.AB129];[.S129:.S728];1)-1;0;2))" table:style-name="ce1">
            <text:p>1603.76</text:p>
          </table:table-cell>
          <table:table-cell office:value-type="float" office:value="1603" table:formula="of:=INT([.AC129])" table:style-name="ce6">
            <text:p>160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5425</text:p>
          </table:table-cell>
          <table:table-cell office:value-type="float" office:value="129" table:formula="of:=1+SUM([.B129])" table:style-name="ce1">
            <text:p>129</text:p>
          </table:table-cell>
          <table:table-cell office:value-type="float" office:value="55.040000000000006" table:formula="of:=[Convert.$B130]*(256/600)" table:style-name="ce1">
            <text:p>55.04</text:p>
          </table:table-cell>
          <table:table-cell table:number-columns-repeated="8" table:style-name="ce1"/>
          <table:table-cell office:value-type="float" office:value="129" table:formula="of:=1+SUM([.L129])" table:style-name="ce1">
            <text:p>129</text:p>
          </table:table-cell>
          <table:table-cell office:value-type="float" office:value="0" table:formula="of:=FORECAST([.L130];[Convert.$C$2:.$C$601];[Convert.$A$2:.$A$601])" table:style-name="ce1">
            <text:p>#DIV/0!</text:p>
          </table:table-cell>
          <table:table-cell office:value-type="float" office:value="0" table:formula="of:=FORECAST.LINEAR([.L130];[Convert.$A$2:.$A$601];[Convert.$C$2:.$C$601])" table:style-name="ce1">
            <text:p>#DIV/0!</text:p>
          </table:table-cell>
          <table:table-cell office:value-type="float" office:value="0" table:formula="of:=FORECAST.LINEAR([.L130]; [.A130:.A728];[.C130:.C728])" table:style-name="ce1">
            <text:p>#DIV/0!</text:p>
          </table:table-cell>
          <table:table-cell table:number-columns-repeated="3" table:style-name="ce1"/>
          <table:table-cell office:value-type="float" office:value="55.040000000000006" table:formula="of:=[Convert.$B130]*(256/600)" table:style-name="ce1">
            <text:p>55.04</text:p>
          </table:table-cell>
          <table:table-cell office:value-type="float" office:value="3417" table:formula="of:=4000*[Convert.$A130]" table:style-name="ce1">
            <text:p>3417</text:p>
          </table:table-cell>
          <table:table-cell table:number-columns-repeated="7" table:style-name="ce1"/>
          <table:table-cell office:value-type="float" office:value="129" table:formula="of:=1+SUM([.AB129])" table:style-name="ce1">
            <text:p>129</text:p>
          </table:table-cell>
          <table:table-cell office:value-type="float" office:value="1615.3137499999993" table:formula="of:=FORECAST([.AB130];OFFSET([.T130:.T729];MATCH([.AB130];[.S130:.S729];1)-1;0;2); OFFSET([.S130:.S729];MATCH([.AB130];[.S130:.S729];1)-1;0;2))" table:style-name="ce1">
            <text:p>1615.31375</text:p>
          </table:table-cell>
          <table:table-cell office:value-type="float" office:value="1615" table:formula="of:=INT([.AC130])" table:style-name="ce6">
            <text:p>161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5645</text:p>
          </table:table-cell>
          <table:table-cell office:value-type="float" office:value="130" table:formula="of:=1+SUM([.B130])" table:style-name="ce1">
            <text:p>130</text:p>
          </table:table-cell>
          <table:table-cell office:value-type="float" office:value="55.466666666666669" table:formula="of:=[Convert.$B131]*(256/600)" table:style-name="ce1">
            <text:p>55.46666667</text:p>
          </table:table-cell>
          <table:table-cell table:number-columns-repeated="8" table:style-name="ce1"/>
          <table:table-cell office:value-type="float" office:value="130" table:formula="of:=1+SUM([.L130])" table:style-name="ce1">
            <text:p>130</text:p>
          </table:table-cell>
          <table:table-cell office:value-type="float" office:value="0" table:formula="of:=FORECAST([.L131];[Convert.$C$2:.$C$601];[Convert.$A$2:.$A$601])" table:style-name="ce1">
            <text:p>#DIV/0!</text:p>
          </table:table-cell>
          <table:table-cell office:value-type="float" office:value="0" table:formula="of:=FORECAST.LINEAR([.L131];[Convert.$A$2:.$A$601];[Convert.$C$2:.$C$601])" table:style-name="ce1">
            <text:p>#DIV/0!</text:p>
          </table:table-cell>
          <table:table-cell office:value-type="float" office:value="0" table:formula="of:=FORECAST.LINEAR([.L131]; [.A131:.A729];[.C131:.C729])" table:style-name="ce1">
            <text:p>#DIV/0!</text:p>
          </table:table-cell>
          <table:table-cell table:number-columns-repeated="3" table:style-name="ce1"/>
          <table:table-cell office:value-type="float" office:value="55.466666666666669" table:formula="of:=[Convert.$B131]*(256/600)" table:style-name="ce1">
            <text:p>55.46666667</text:p>
          </table:table-cell>
          <table:table-cell office:value-type="float" office:value="3425.8" table:formula="of:=4000*[Convert.$A131]" table:style-name="ce1">
            <text:p>3425.8</text:p>
          </table:table-cell>
          <table:table-cell table:number-columns-repeated="7" table:style-name="ce1"/>
          <table:table-cell office:value-type="float" office:value="130" table:formula="of:=1+SUM([.AB130])" table:style-name="ce1">
            <text:p>130</text:p>
          </table:table-cell>
          <table:table-cell office:value-type="float" office:value="1611.2474999999995" table:formula="of:=FORECAST([.AB131];OFFSET([.T131:.T730];MATCH([.AB131];[.S131:.S730];1)-1;0;2); OFFSET([.S131:.S730];MATCH([.AB131];[.S131:.S730];1)-1;0;2))" table:style-name="ce1">
            <text:p>1611.2475</text:p>
          </table:table-cell>
          <table:table-cell office:value-type="float" office:value="1611" table:formula="of:=INT([.AC131])" table:style-name="ce6">
            <text:p>161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5876</text:p>
          </table:table-cell>
          <table:table-cell office:value-type="float" office:value="131" table:formula="of:=1+SUM([.B131])" table:style-name="ce1">
            <text:p>131</text:p>
          </table:table-cell>
          <table:table-cell office:value-type="float" office:value="55.893333333333338" table:formula="of:=[Convert.$B132]*(256/600)" table:style-name="ce1">
            <text:p>55.89333333</text:p>
          </table:table-cell>
          <table:table-cell table:number-columns-repeated="8" table:style-name="ce1"/>
          <table:table-cell office:value-type="float" office:value="131" table:formula="of:=1+SUM([.L131])" table:style-name="ce1">
            <text:p>131</text:p>
          </table:table-cell>
          <table:table-cell office:value-type="float" office:value="0" table:formula="of:=FORECAST([.L132];[Convert.$C$2:.$C$601];[Convert.$A$2:.$A$601])" table:style-name="ce1">
            <text:p>#DIV/0!</text:p>
          </table:table-cell>
          <table:table-cell office:value-type="float" office:value="0" table:formula="of:=FORECAST.LINEAR([.L132];[Convert.$A$2:.$A$601];[Convert.$C$2:.$C$601])" table:style-name="ce1">
            <text:p>#DIV/0!</text:p>
          </table:table-cell>
          <table:table-cell office:value-type="float" office:value="0" table:formula="of:=FORECAST.LINEAR([.L132]; [.A132:.A730];[.C132:.C730])" table:style-name="ce1">
            <text:p>#DIV/0!</text:p>
          </table:table-cell>
          <table:table-cell table:number-columns-repeated="3" table:style-name="ce1"/>
          <table:table-cell office:value-type="float" office:value="55.893333333333338" table:formula="of:=[Convert.$B132]*(256/600)" table:style-name="ce1">
            <text:p>55.89333333</text:p>
          </table:table-cell>
          <table:table-cell office:value-type="float" office:value="3435.04" table:formula="of:=4000*[Convert.$A132]" table:style-name="ce1">
            <text:p>3435.04</text:p>
          </table:table-cell>
          <table:table-cell table:number-columns-repeated="7" table:style-name="ce1"/>
          <table:table-cell office:value-type="float" office:value="131" table:formula="of:=1+SUM([.AB131])" table:style-name="ce1">
            <text:p>131</text:p>
          </table:table-cell>
          <table:table-cell office:value-type="float" office:value="1640.505000000001" table:formula="of:=FORECAST([.AB132];OFFSET([.T132:.T731];MATCH([.AB132];[.S132:.S731];1)-1;0;2); OFFSET([.S132:.S731];MATCH([.AB132];[.S132:.S731];1)-1;0;2))" table:style-name="ce1">
            <text:p>1640.505</text:p>
          </table:table-cell>
          <table:table-cell office:value-type="float" office:value="1640" table:formula="of:=INT([.AC132])" table:style-name="ce6">
            <text:p>164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6084</text:p>
          </table:table-cell>
          <table:table-cell office:value-type="float" office:value="132" table:formula="of:=1+SUM([.B132])" table:style-name="ce1">
            <text:p>132</text:p>
          </table:table-cell>
          <table:table-cell office:value-type="float" office:value="56.32" table:formula="of:=[Convert.$B133]*(256/600)" table:style-name="ce1">
            <text:p>56.32</text:p>
          </table:table-cell>
          <table:table-cell table:number-columns-repeated="8" table:style-name="ce1"/>
          <table:table-cell office:value-type="float" office:value="132" table:formula="of:=1+SUM([.L132])" table:style-name="ce1">
            <text:p>132</text:p>
          </table:table-cell>
          <table:table-cell office:value-type="float" office:value="0" table:formula="of:=FORECAST([.L133];[Convert.$C$2:.$C$601];[Convert.$A$2:.$A$601])" table:style-name="ce1">
            <text:p>#DIV/0!</text:p>
          </table:table-cell>
          <table:table-cell office:value-type="float" office:value="0" table:formula="of:=FORECAST.LINEAR([.L133];[Convert.$A$2:.$A$601];[Convert.$C$2:.$C$601])" table:style-name="ce1">
            <text:p>#DIV/0!</text:p>
          </table:table-cell>
          <table:table-cell office:value-type="float" office:value="0" table:formula="of:=FORECAST.LINEAR([.L133]; [.A133:.A731];[.C133:.C731])" table:style-name="ce1">
            <text:p>#DIV/0!</text:p>
          </table:table-cell>
          <table:table-cell table:number-columns-repeated="3" table:style-name="ce1"/>
          <table:table-cell office:value-type="float" office:value="56.32" table:formula="of:=[Convert.$B133]*(256/600)" table:style-name="ce1">
            <text:p>56.32</text:p>
          </table:table-cell>
          <table:table-cell office:value-type="float" office:value="3443.36" table:formula="of:=4000*[Convert.$A133]" table:style-name="ce1">
            <text:p>3443.36</text:p>
          </table:table-cell>
          <table:table-cell table:number-columns-repeated="7" table:style-name="ce1"/>
          <table:table-cell office:value-type="float" office:value="132" table:formula="of:=1+SUM([.AB132])" table:style-name="ce1">
            <text:p>132</text:p>
          </table:table-cell>
          <table:table-cell office:value-type="float" office:value="1616.0849999999991" table:formula="of:=FORECAST([.AB133];OFFSET([.T133:.T732];MATCH([.AB133];[.S133:.S732];1)-1;0;2); OFFSET([.S133:.S732];MATCH([.AB133];[.S133:.S732];1)-1;0;2))" table:style-name="ce1">
            <text:p>1616.085</text:p>
          </table:table-cell>
          <table:table-cell office:value-type="float" office:value="1616" table:formula="of:=INT([.AC133])" table:style-name="ce6">
            <text:p>161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6261</text:p>
          </table:table-cell>
          <table:table-cell office:value-type="float" office:value="133" table:formula="of:=1+SUM([.B133])" table:style-name="ce1">
            <text:p>133</text:p>
          </table:table-cell>
          <table:table-cell office:value-type="float" office:value="56.74666666666667" table:formula="of:=[Convert.$B134]*(256/600)" table:style-name="ce1">
            <text:p>56.74666667</text:p>
          </table:table-cell>
          <table:table-cell table:number-columns-repeated="8" table:style-name="ce1"/>
          <table:table-cell office:value-type="float" office:value="133" table:formula="of:=1+SUM([.L133])" table:style-name="ce1">
            <text:p>133</text:p>
          </table:table-cell>
          <table:table-cell office:value-type="float" office:value="0" table:formula="of:=FORECAST([.L134];[Convert.$C$2:.$C$601];[Convert.$A$2:.$A$601])" table:style-name="ce1">
            <text:p>#DIV/0!</text:p>
          </table:table-cell>
          <table:table-cell office:value-type="float" office:value="0" table:formula="of:=FORECAST.LINEAR([.L134];[Convert.$A$2:.$A$601];[Convert.$C$2:.$C$601])" table:style-name="ce1">
            <text:p>#DIV/0!</text:p>
          </table:table-cell>
          <table:table-cell office:value-type="float" office:value="0" table:formula="of:=FORECAST.LINEAR([.L134]; [.A134:.A732];[.C134:.C732])" table:style-name="ce1">
            <text:p>#DIV/0!</text:p>
          </table:table-cell>
          <table:table-cell table:number-columns-repeated="3" table:style-name="ce1"/>
          <table:table-cell office:value-type="float" office:value="56.74666666666667" table:formula="of:=[Convert.$B134]*(256/600)" table:style-name="ce1">
            <text:p>56.74666667</text:p>
          </table:table-cell>
          <table:table-cell office:value-type="float" office:value="3450.44" table:formula="of:=4000*[Convert.$A134]" table:style-name="ce1">
            <text:p>3450.44</text:p>
          </table:table-cell>
          <table:table-cell table:number-columns-repeated="7" table:style-name="ce1"/>
          <table:table-cell office:value-type="float" office:value="133" table:formula="of:=1+SUM([.AB133])" table:style-name="ce1">
            <text:p>133</text:p>
          </table:table-cell>
          <table:table-cell office:value-type="float" office:value="1648.6712500000003" table:formula="of:=FORECAST([.AB134];OFFSET([.T134:.T733];MATCH([.AB134];[.S134:.S733];1)-1;0;2); OFFSET([.S134:.S733];MATCH([.AB134];[.S134:.S733];1)-1;0;2))" table:style-name="ce1">
            <text:p>1648.67125</text:p>
          </table:table-cell>
          <table:table-cell office:value-type="float" office:value="1648" table:formula="of:=INT([.AC134])" table:style-name="ce6">
            <text:p>164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6438</text:p>
          </table:table-cell>
          <table:table-cell office:value-type="float" office:value="134" table:formula="of:=1+SUM([.B134])" table:style-name="ce1">
            <text:p>134</text:p>
          </table:table-cell>
          <table:table-cell office:value-type="float" office:value="57.173333333333339" table:formula="of:=[Convert.$B135]*(256/600)" table:style-name="ce1">
            <text:p>57.17333333</text:p>
          </table:table-cell>
          <table:table-cell table:number-columns-repeated="8" table:style-name="ce1"/>
          <table:table-cell office:value-type="float" office:value="134" table:formula="of:=1+SUM([.L134])" table:style-name="ce1">
            <text:p>134</text:p>
          </table:table-cell>
          <table:table-cell office:value-type="float" office:value="0" table:formula="of:=FORECAST([.L135];[Convert.$C$2:.$C$601];[Convert.$A$2:.$A$601])" table:style-name="ce1">
            <text:p>#DIV/0!</text:p>
          </table:table-cell>
          <table:table-cell office:value-type="float" office:value="0" table:formula="of:=FORECAST.LINEAR([.L135];[Convert.$A$2:.$A$601];[Convert.$C$2:.$C$601])" table:style-name="ce1">
            <text:p>#DIV/0!</text:p>
          </table:table-cell>
          <table:table-cell office:value-type="float" office:value="0" table:formula="of:=FORECAST.LINEAR([.L135]; [.A135:.A733];[.C135:.C733])" table:style-name="ce1">
            <text:p>#DIV/0!</text:p>
          </table:table-cell>
          <table:table-cell table:number-columns-repeated="3" table:style-name="ce1"/>
          <table:table-cell office:value-type="float" office:value="57.173333333333339" table:formula="of:=[Convert.$B135]*(256/600)" table:style-name="ce1">
            <text:p>57.17333333</text:p>
          </table:table-cell>
          <table:table-cell office:value-type="float" office:value="3457.52" table:formula="of:=4000*[Convert.$A135]" table:style-name="ce1">
            <text:p>3457.52</text:p>
          </table:table-cell>
          <table:table-cell table:number-columns-repeated="7" table:style-name="ce1"/>
          <table:table-cell office:value-type="float" office:value="134" table:formula="of:=1+SUM([.AB134])" table:style-name="ce1">
            <text:p>134</text:p>
          </table:table-cell>
          <table:table-cell office:value-type="float" office:value="1670.984999999986" table:formula="of:=FORECAST([.AB135];OFFSET([.T135:.T734];MATCH([.AB135];[.S135:.S734];1)-1;0;2); OFFSET([.S135:.S734];MATCH([.AB135];[.S135:.S734];1)-1;0;2))" table:style-name="ce1">
            <text:p>1670.985</text:p>
          </table:table-cell>
          <table:table-cell office:value-type="float" office:value="1670" table:formula="of:=INT([.AC135])" table:style-name="ce6">
            <text:p>167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6639</text:p>
          </table:table-cell>
          <table:table-cell office:value-type="float" office:value="135" table:formula="of:=1+SUM([.B135])" table:style-name="ce1">
            <text:p>135</text:p>
          </table:table-cell>
          <table:table-cell office:value-type="float" office:value="57.6" table:formula="of:=[Convert.$B136]*(256/600)" table:style-name="ce1">
            <text:p>57.6</text:p>
          </table:table-cell>
          <table:table-cell table:number-columns-repeated="8" table:style-name="ce1"/>
          <table:table-cell office:value-type="float" office:value="135" table:formula="of:=1+SUM([.L135])" table:style-name="ce1">
            <text:p>135</text:p>
          </table:table-cell>
          <table:table-cell office:value-type="float" office:value="0" table:formula="of:=FORECAST([.L136];[Convert.$C$2:.$C$601];[Convert.$A$2:.$A$601])" table:style-name="ce1">
            <text:p>#DIV/0!</text:p>
          </table:table-cell>
          <table:table-cell office:value-type="float" office:value="0" table:formula="of:=FORECAST.LINEAR([.L136];[Convert.$A$2:.$A$601];[Convert.$C$2:.$C$601])" table:style-name="ce1">
            <text:p>#DIV/0!</text:p>
          </table:table-cell>
          <table:table-cell office:value-type="float" office:value="0" table:formula="of:=FORECAST.LINEAR([.L136]; [.A136:.A734];[.C136:.C734])" table:style-name="ce1">
            <text:p>#DIV/0!</text:p>
          </table:table-cell>
          <table:table-cell table:number-columns-repeated="3" table:style-name="ce1"/>
          <table:table-cell office:value-type="float" office:value="57.6" table:formula="of:=[Convert.$B136]*(256/600)" table:style-name="ce1">
            <text:p>57.6</text:p>
          </table:table-cell>
          <table:table-cell office:value-type="float" office:value="3465.56" table:formula="of:=4000*[Convert.$A136]" table:style-name="ce1">
            <text:p>3465.56</text:p>
          </table:table-cell>
          <table:table-cell table:number-columns-repeated="7" table:style-name="ce1"/>
          <table:table-cell office:value-type="float" office:value="135" table:formula="of:=1+SUM([.AB135])" table:style-name="ce1">
            <text:p>135</text:p>
          </table:table-cell>
          <table:table-cell office:value-type="float" office:value="1375.3812500000931" table:formula="of:=FORECAST([.AB136];OFFSET([.T136:.T735];MATCH([.AB136];[.S136:.S735];1)-1;0;2); OFFSET([.S136:.S735];MATCH([.AB136];[.S136:.S735];1)-1;0;2))" table:style-name="ce1">
            <text:p>1375.38125</text:p>
          </table:table-cell>
          <table:table-cell office:value-type="float" office:value="1375" table:formula="of:=INT([.AC136])" table:style-name="ce6">
            <text:p>137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6853</text:p>
          </table:table-cell>
          <table:table-cell office:value-type="float" office:value="136" table:formula="of:=1+SUM([.B136])" table:style-name="ce1">
            <text:p>136</text:p>
          </table:table-cell>
          <table:table-cell office:value-type="float" office:value="58.026666666666671" table:formula="of:=[Convert.$B137]*(256/600)" table:style-name="ce1">
            <text:p>58.02666667</text:p>
          </table:table-cell>
          <table:table-cell table:number-columns-repeated="8" table:style-name="ce1"/>
          <table:table-cell office:value-type="float" office:value="136" table:formula="of:=1+SUM([.L136])" table:style-name="ce1">
            <text:p>136</text:p>
          </table:table-cell>
          <table:table-cell office:value-type="float" office:value="0" table:formula="of:=FORECAST([.L137];[Convert.$C$2:.$C$601];[Convert.$A$2:.$A$601])" table:style-name="ce1">
            <text:p>#DIV/0!</text:p>
          </table:table-cell>
          <table:table-cell office:value-type="float" office:value="0" table:formula="of:=FORECAST.LINEAR([.L137];[Convert.$A$2:.$A$601];[Convert.$C$2:.$C$601])" table:style-name="ce1">
            <text:p>#DIV/0!</text:p>
          </table:table-cell>
          <table:table-cell office:value-type="float" office:value="0" table:formula="of:=FORECAST.LINEAR([.L137]; [.A137:.A735];[.C137:.C735])" table:style-name="ce1">
            <text:p>#DIV/0!</text:p>
          </table:table-cell>
          <table:table-cell table:number-columns-repeated="3" table:style-name="ce1"/>
          <table:table-cell office:value-type="float" office:value="58.026666666666671" table:formula="of:=[Convert.$B137]*(256/600)" table:style-name="ce1">
            <text:p>58.02666667</text:p>
          </table:table-cell>
          <table:table-cell office:value-type="float" office:value="3474.12" table:formula="of:=4000*[Convert.$A137]" table:style-name="ce1">
            <text:p>3474.12</text:p>
          </table:table-cell>
          <table:table-cell table:number-columns-repeated="7" table:style-name="ce1"/>
          <table:table-cell office:value-type="float" office:value="136" table:formula="of:=1+SUM([.AB136])" table:style-name="ce1">
            <text:p>136</text:p>
          </table:table-cell>
          <table:table-cell office:value-type="float" office:value="-2628.1699999999837" table:formula="of:=FORECAST([.AB137];OFFSET([.T137:.T736];MATCH([.AB137];[.S137:.S736];1)-1;0;2); OFFSET([.S137:.S736];MATCH([.AB137];[.S137:.S736];1)-1;0;2))" table:style-name="ce1">
            <text:p>-2628.17</text:p>
          </table:table-cell>
          <table:table-cell office:value-type="float" office:value="-2629" table:formula="of:=INT([.AC137])" table:style-name="ce6">
            <text:p>-262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036</text:p>
          </table:table-cell>
          <table:table-cell office:value-type="float" office:value="137" table:formula="of:=1+SUM([.B137])" table:style-name="ce1">
            <text:p>137</text:p>
          </table:table-cell>
          <table:table-cell office:value-type="float" office:value="58.45333333333334" table:formula="of:=[Convert.$B138]*(256/600)" table:style-name="ce1">
            <text:p>58.45333333</text:p>
          </table:table-cell>
          <table:table-cell table:number-columns-repeated="8" table:style-name="ce1"/>
          <table:table-cell office:value-type="float" office:value="137" table:formula="of:=1+SUM([.L137])" table:style-name="ce1">
            <text:p>137</text:p>
          </table:table-cell>
          <table:table-cell office:value-type="float" office:value="0" table:formula="of:=FORECAST([.L138];[Convert.$C$2:.$C$601];[Convert.$A$2:.$A$601])" table:style-name="ce1">
            <text:p>#DIV/0!</text:p>
          </table:table-cell>
          <table:table-cell office:value-type="float" office:value="0" table:formula="of:=FORECAST.LINEAR([.L138];[Convert.$A$2:.$A$601];[Convert.$C$2:.$C$601])" table:style-name="ce1">
            <text:p>#DIV/0!</text:p>
          </table:table-cell>
          <table:table-cell office:value-type="float" office:value="0" table:formula="of:=FORECAST.LINEAR([.L138]; [.A138:.A736];[.C138:.C736])" table:style-name="ce1">
            <text:p>#DIV/0!</text:p>
          </table:table-cell>
          <table:table-cell table:number-columns-repeated="3" table:style-name="ce1"/>
          <table:table-cell office:value-type="float" office:value="58.45333333333334" table:formula="of:=[Convert.$B138]*(256/600)" table:style-name="ce1">
            <text:p>58.45333333</text:p>
          </table:table-cell>
          <table:table-cell office:value-type="float" office:value="3481.44" table:formula="of:=4000*[Convert.$A138]" table:style-name="ce1">
            <text:p>3481.44</text:p>
          </table:table-cell>
          <table:table-cell table:number-columns-repeated="7" table:style-name="ce1"/>
          <table:table-cell office:value-type="float" office:value="137" table:formula="of:=1+SUM([.AB137])" table:style-name="ce1">
            <text:p>137</text:p>
          </table:table-cell>
          <table:table-cell office:value-type="float" office:value="-3563.1200000000026" table:formula="of:=FORECAST([.AB138];OFFSET([.T138:.T737];MATCH([.AB138];[.S138:.S737];1)-1;0;2); OFFSET([.S138:.S737];MATCH([.AB138];[.S138:.S737];1)-1;0;2))" table:style-name="ce1">
            <text:p>-3563.12</text:p>
          </table:table-cell>
          <table:table-cell office:value-type="float" office:value="-3564" table:formula="of:=INT([.AC138])" table:style-name="ce6">
            <text:p>-356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183</text:p>
          </table:table-cell>
          <table:table-cell office:value-type="float" office:value="138" table:formula="of:=1+SUM([.B138])" table:style-name="ce1">
            <text:p>138</text:p>
          </table:table-cell>
          <table:table-cell office:value-type="float" office:value="58.88" table:formula="of:=[Convert.$B139]*(256/600)" table:style-name="ce1">
            <text:p>58.88</text:p>
          </table:table-cell>
          <table:table-cell table:number-columns-repeated="8" table:style-name="ce1"/>
          <table:table-cell office:value-type="float" office:value="138" table:formula="of:=1+SUM([.L138])" table:style-name="ce1">
            <text:p>138</text:p>
          </table:table-cell>
          <table:table-cell office:value-type="float" office:value="0" table:formula="of:=FORECAST([.L139];[Convert.$C$2:.$C$601];[Convert.$A$2:.$A$601])" table:style-name="ce1">
            <text:p>#DIV/0!</text:p>
          </table:table-cell>
          <table:table-cell office:value-type="float" office:value="0" table:formula="of:=FORECAST.LINEAR([.L139];[Convert.$A$2:.$A$601];[Convert.$C$2:.$C$601])" table:style-name="ce1">
            <text:p>#DIV/0!</text:p>
          </table:table-cell>
          <table:table-cell office:value-type="float" office:value="0" table:formula="of:=FORECAST.LINEAR([.L139]; [.A139:.A737];[.C139:.C737])" table:style-name="ce1">
            <text:p>#DIV/0!</text:p>
          </table:table-cell>
          <table:table-cell table:number-columns-repeated="3" table:style-name="ce1"/>
          <table:table-cell office:value-type="float" office:value="58.88" table:formula="of:=[Convert.$B139]*(256/600)" table:style-name="ce1">
            <text:p>58.88</text:p>
          </table:table-cell>
          <table:table-cell office:value-type="float" office:value="3487.32" table:formula="of:=4000*[Convert.$A139]" table:style-name="ce1">
            <text:p>3487.32</text:p>
          </table:table-cell>
          <table:table-cell table:number-columns-repeated="7" table:style-name="ce1"/>
          <table:table-cell office:value-type="float" office:value="138" table:formula="of:=1+SUM([.AB138])" table:style-name="ce1">
            <text:p>138</text:p>
          </table:table-cell>
          <table:table-cell office:value-type="float" office:value="-3397.7125000000015" table:formula="of:=FORECAST([.AB139];OFFSET([.T139:.T738];MATCH([.AB139];[.S139:.S738];1)-1;0;2); OFFSET([.S139:.S738];MATCH([.AB139];[.S139:.S738];1)-1;0;2))" table:style-name="ce1">
            <text:p>-3397.7125</text:p>
          </table:table-cell>
          <table:table-cell office:value-type="float" office:value="-3398" table:formula="of:=INT([.AC139])" table:style-name="ce6">
            <text:p>-339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335</text:p>
          </table:table-cell>
          <table:table-cell office:value-type="float" office:value="139" table:formula="of:=1+SUM([.B139])" table:style-name="ce1">
            <text:p>139</text:p>
          </table:table-cell>
          <table:table-cell office:value-type="float" office:value="59.306666666666672" table:formula="of:=[Convert.$B140]*(256/600)" table:style-name="ce1">
            <text:p>59.30666667</text:p>
          </table:table-cell>
          <table:table-cell table:number-columns-repeated="8" table:style-name="ce1"/>
          <table:table-cell office:value-type="float" office:value="139" table:formula="of:=1+SUM([.L139])" table:style-name="ce1">
            <text:p>139</text:p>
          </table:table-cell>
          <table:table-cell office:value-type="float" office:value="0" table:formula="of:=FORECAST([.L140];[Convert.$C$2:.$C$601];[Convert.$A$2:.$A$601])" table:style-name="ce1">
            <text:p>#DIV/0!</text:p>
          </table:table-cell>
          <table:table-cell office:value-type="float" office:value="0" table:formula="of:=FORECAST.LINEAR([.L140];[Convert.$A$2:.$A$601];[Convert.$C$2:.$C$601])" table:style-name="ce1">
            <text:p>#DIV/0!</text:p>
          </table:table-cell>
          <table:table-cell office:value-type="float" office:value="0" table:formula="of:=FORECAST.LINEAR([.L140]; [.A140:.A738];[.C140:.C738])" table:style-name="ce1">
            <text:p>#DIV/0!</text:p>
          </table:table-cell>
          <table:table-cell table:number-columns-repeated="3" table:style-name="ce1"/>
          <table:table-cell office:value-type="float" office:value="59.306666666666672" table:formula="of:=[Convert.$B140]*(256/600)" table:style-name="ce1">
            <text:p>59.30666667</text:p>
          </table:table-cell>
          <table:table-cell office:value-type="float" office:value="3493.3999999999996" table:formula="of:=4000*[Convert.$A140]" table:style-name="ce1">
            <text:p>3493.4</text:p>
          </table:table-cell>
          <table:table-cell table:number-columns-repeated="7" table:style-name="ce1"/>
          <table:table-cell office:value-type="float" office:value="139" table:formula="of:=1+SUM([.AB139])" table:style-name="ce1">
            <text:p>139</text:p>
          </table:table-cell>
          <table:table-cell office:value-type="float" office:value="-3442.9124999999985" table:formula="of:=FORECAST([.AB140];OFFSET([.T140:.T739];MATCH([.AB140];[.S140:.S739];1)-1;0;2); OFFSET([.S140:.S739];MATCH([.AB140];[.S140:.S739];1)-1;0;2))" table:style-name="ce1">
            <text:p>-3442.9125</text:p>
          </table:table-cell>
          <table:table-cell office:value-type="float" office:value="-3443" table:formula="of:=INT([.AC140])" table:style-name="ce6">
            <text:p>-344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512</text:p>
          </table:table-cell>
          <table:table-cell office:value-type="float" office:value="140" table:formula="of:=1+SUM([.B140])" table:style-name="ce1">
            <text:p>140</text:p>
          </table:table-cell>
          <table:table-cell office:value-type="float" office:value="59.733333333333334" table:formula="of:=[Convert.$B141]*(256/600)" table:style-name="ce1">
            <text:p>59.73333333</text:p>
          </table:table-cell>
          <table:table-cell table:number-columns-repeated="8" table:style-name="ce1"/>
          <table:table-cell office:value-type="float" office:value="140" table:formula="of:=1+SUM([.L140])" table:style-name="ce1">
            <text:p>140</text:p>
          </table:table-cell>
          <table:table-cell office:value-type="float" office:value="0" table:formula="of:=FORECAST([.L141];[Convert.$C$2:.$C$601];[Convert.$A$2:.$A$601])" table:style-name="ce1">
            <text:p>#DIV/0!</text:p>
          </table:table-cell>
          <table:table-cell office:value-type="float" office:value="0" table:formula="of:=FORECAST.LINEAR([.L141];[Convert.$A$2:.$A$601];[Convert.$C$2:.$C$601])" table:style-name="ce1">
            <text:p>#DIV/0!</text:p>
          </table:table-cell>
          <table:table-cell office:value-type="float" office:value="0" table:formula="of:=FORECAST.LINEAR([.L141]; [.A141:.A739];[.C141:.C739])" table:style-name="ce1">
            <text:p>#DIV/0!</text:p>
          </table:table-cell>
          <table:table-cell table:number-columns-repeated="3" table:style-name="ce1"/>
          <table:table-cell office:value-type="float" office:value="59.733333333333334" table:formula="of:=[Convert.$B141]*(256/600)" table:style-name="ce1">
            <text:p>59.73333333</text:p>
          </table:table-cell>
          <table:table-cell office:value-type="float" office:value="3500.48" table:formula="of:=4000*[Convert.$A141]" table:style-name="ce1">
            <text:p>3500.48</text:p>
          </table:table-cell>
          <table:table-cell table:number-columns-repeated="7" table:style-name="ce1"/>
          <table:table-cell office:value-type="float" office:value="140" table:formula="of:=1+SUM([.AB140])" table:style-name="ce1">
            <text:p>140</text:p>
          </table:table-cell>
          <table:table-cell office:value-type="float" office:value="-3445.9750000000004" table:formula="of:=FORECAST([.AB141];OFFSET([.T141:.T740];MATCH([.AB141];[.S141:.S740];1)-1;0;2); OFFSET([.S141:.S740];MATCH([.AB141];[.S141:.S740];1)-1;0;2))" table:style-name="ce1">
            <text:p>-3445.975</text:p>
          </table:table-cell>
          <table:table-cell office:value-type="float" office:value="-3446" table:formula="of:=INT([.AC141])" table:style-name="ce6">
            <text:p>-344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695</text:p>
          </table:table-cell>
          <table:table-cell office:value-type="float" office:value="141" table:formula="of:=1+SUM([.B141])" table:style-name="ce1">
            <text:p>141</text:p>
          </table:table-cell>
          <table:table-cell office:value-type="float" office:value="60.160000000000004" table:formula="of:=[Convert.$B142]*(256/600)" table:style-name="ce1">
            <text:p>60.16</text:p>
          </table:table-cell>
          <table:table-cell table:number-columns-repeated="8" table:style-name="ce1"/>
          <table:table-cell office:value-type="float" office:value="141" table:formula="of:=1+SUM([.L141])" table:style-name="ce1">
            <text:p>141</text:p>
          </table:table-cell>
          <table:table-cell office:value-type="float" office:value="0" table:formula="of:=FORECAST([.L142];[Convert.$C$2:.$C$601];[Convert.$A$2:.$A$601])" table:style-name="ce1">
            <text:p>#DIV/0!</text:p>
          </table:table-cell>
          <table:table-cell office:value-type="float" office:value="0" table:formula="of:=FORECAST.LINEAR([.L142];[Convert.$A$2:.$A$601];[Convert.$C$2:.$C$601])" table:style-name="ce1">
            <text:p>#DIV/0!</text:p>
          </table:table-cell>
          <table:table-cell office:value-type="float" office:value="0" table:formula="of:=FORECAST.LINEAR([.L142]; [.A142:.A740];[.C142:.C740])" table:style-name="ce1">
            <text:p>#DIV/0!</text:p>
          </table:table-cell>
          <table:table-cell table:number-columns-repeated="3" table:style-name="ce1"/>
          <table:table-cell office:value-type="float" office:value="60.160000000000004" table:formula="of:=[Convert.$B142]*(256/600)" table:style-name="ce1">
            <text:p>60.16</text:p>
          </table:table-cell>
          <table:table-cell office:value-type="float" office:value="3507.8" table:formula="of:=4000*[Convert.$A142]" table:style-name="ce1">
            <text:p>3507.8</text:p>
          </table:table-cell>
          <table:table-cell table:number-columns-repeated="7" table:style-name="ce1"/>
          <table:table-cell office:value-type="float" office:value="141" table:formula="of:=1+SUM([.AB141])" table:style-name="ce1">
            <text:p>141</text:p>
          </table:table-cell>
          <table:table-cell office:value-type="float" office:value="-3457.1562499999982" table:formula="of:=FORECAST([.AB142];OFFSET([.T142:.T741];MATCH([.AB142];[.S142:.S741];1)-1;0;2); OFFSET([.S142:.S741];MATCH([.AB142];[.S142:.S741];1)-1;0;2))" table:style-name="ce1">
            <text:p>-3457.15625</text:p>
          </table:table-cell>
          <table:table-cell office:value-type="float" office:value="-3458" table:formula="of:=INT([.AC142])" table:style-name="ce6">
            <text:p>-345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866</text:p>
          </table:table-cell>
          <table:table-cell office:value-type="float" office:value="142" table:formula="of:=1+SUM([.B142])" table:style-name="ce1">
            <text:p>142</text:p>
          </table:table-cell>
          <table:table-cell office:value-type="float" office:value="60.586666666666673" table:formula="of:=[Convert.$B143]*(256/600)" table:style-name="ce1">
            <text:p>60.58666667</text:p>
          </table:table-cell>
          <table:table-cell table:number-columns-repeated="8" table:style-name="ce1"/>
          <table:table-cell office:value-type="float" office:value="142" table:formula="of:=1+SUM([.L142])" table:style-name="ce1">
            <text:p>142</text:p>
          </table:table-cell>
          <table:table-cell office:value-type="float" office:value="0" table:formula="of:=FORECAST([.L143];[Convert.$C$2:.$C$601];[Convert.$A$2:.$A$601])" table:style-name="ce1">
            <text:p>#DIV/0!</text:p>
          </table:table-cell>
          <table:table-cell office:value-type="float" office:value="0" table:formula="of:=FORECAST.LINEAR([.L143];[Convert.$A$2:.$A$601];[Convert.$C$2:.$C$601])" table:style-name="ce1">
            <text:p>#DIV/0!</text:p>
          </table:table-cell>
          <table:table-cell office:value-type="float" office:value="0" table:formula="of:=FORECAST.LINEAR([.L143]; [.A143:.A741];[.C143:.C741])" table:style-name="ce1">
            <text:p>#DIV/0!</text:p>
          </table:table-cell>
          <table:table-cell table:number-columns-repeated="3" table:style-name="ce1"/>
          <table:table-cell office:value-type="float" office:value="60.586666666666673" table:formula="of:=[Convert.$B143]*(256/600)" table:style-name="ce1">
            <text:p>60.58666667</text:p>
          </table:table-cell>
          <table:table-cell office:value-type="float" office:value="3514.64" table:formula="of:=4000*[Convert.$A143]" table:style-name="ce1">
            <text:p>3514.64</text:p>
          </table:table-cell>
          <table:table-cell table:number-columns-repeated="7" table:style-name="ce1"/>
          <table:table-cell office:value-type="float" office:value="142" table:formula="of:=1+SUM([.AB142])" table:style-name="ce1">
            <text:p>142</text:p>
          </table:table-cell>
          <table:table-cell office:value-type="float" office:value="-3473.5775000000003" table:formula="of:=FORECAST([.AB143];OFFSET([.T143:.T742];MATCH([.AB143];[.S143:.S742];1)-1;0;2); OFFSET([.S143:.S742];MATCH([.AB143];[.S143:.S742];1)-1;0;2))" table:style-name="ce1">
            <text:p>-3473.5775</text:p>
          </table:table-cell>
          <table:table-cell office:value-type="float" office:value="-3474" table:formula="of:=INT([.AC143])" table:style-name="ce6">
            <text:p>-347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994</text:p>
          </table:table-cell>
          <table:table-cell office:value-type="float" office:value="143" table:formula="of:=1+SUM([.B143])" table:style-name="ce1">
            <text:p>143</text:p>
          </table:table-cell>
          <table:table-cell office:value-type="float" office:value="61.013333333333335" table:formula="of:=[Convert.$B144]*(256/600)" table:style-name="ce1">
            <text:p>61.01333333</text:p>
          </table:table-cell>
          <table:table-cell table:number-columns-repeated="8" table:style-name="ce1"/>
          <table:table-cell office:value-type="float" office:value="143" table:formula="of:=1+SUM([.L143])" table:style-name="ce1">
            <text:p>143</text:p>
          </table:table-cell>
          <table:table-cell office:value-type="float" office:value="0" table:formula="of:=FORECAST([.L144];[Convert.$C$2:.$C$601];[Convert.$A$2:.$A$601])" table:style-name="ce1">
            <text:p>#DIV/0!</text:p>
          </table:table-cell>
          <table:table-cell office:value-type="float" office:value="0" table:formula="of:=FORECAST.LINEAR([.L144];[Convert.$A$2:.$A$601];[Convert.$C$2:.$C$601])" table:style-name="ce1">
            <text:p>#DIV/0!</text:p>
          </table:table-cell>
          <table:table-cell office:value-type="float" office:value="0" table:formula="of:=FORECAST.LINEAR([.L144]; [.A144:.A742];[.C144:.C742])" table:style-name="ce1">
            <text:p>#DIV/0!</text:p>
          </table:table-cell>
          <table:table-cell table:number-columns-repeated="3" table:style-name="ce1"/>
          <table:table-cell office:value-type="float" office:value="61.013333333333335" table:formula="of:=[Convert.$B144]*(256/600)" table:style-name="ce1">
            <text:p>61.01333333</text:p>
          </table:table-cell>
          <table:table-cell office:value-type="float" office:value="3519.76" table:formula="of:=4000*[Convert.$A144]" table:style-name="ce1">
            <text:p>3519.76</text:p>
          </table:table-cell>
          <table:table-cell table:number-columns-repeated="7" table:style-name="ce1"/>
          <table:table-cell office:value-type="float" office:value="143" table:formula="of:=1+SUM([.AB143])" table:style-name="ce1">
            <text:p>143</text:p>
          </table:table-cell>
          <table:table-cell office:value-type="float" office:value="-3474.6025" table:formula="of:=FORECAST([.AB144];OFFSET([.T144:.T743];MATCH([.AB144];[.S144:.S743];1)-1;0;2); OFFSET([.S144:.S743];MATCH([.AB144];[.S144:.S743];1)-1;0;2))" table:style-name="ce1">
            <text:p>-3474.6025</text:p>
          </table:table-cell>
          <table:table-cell office:value-type="float" office:value="-3475" table:formula="of:=INT([.AC144])" table:style-name="ce6">
            <text:p>-347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123</text:p>
          </table:table-cell>
          <table:table-cell office:value-type="float" office:value="144" table:formula="of:=1+SUM([.B144])" table:style-name="ce1">
            <text:p>144</text:p>
          </table:table-cell>
          <table:table-cell office:value-type="float" office:value="61.440000000000005" table:formula="of:=[Convert.$B145]*(256/600)" table:style-name="ce1">
            <text:p>61.44</text:p>
          </table:table-cell>
          <table:table-cell table:number-columns-repeated="8" table:style-name="ce1"/>
          <table:table-cell office:value-type="float" office:value="144" table:formula="of:=1+SUM([.L144])" table:style-name="ce1">
            <text:p>144</text:p>
          </table:table-cell>
          <table:table-cell office:value-type="float" office:value="0" table:formula="of:=FORECAST([.L145];[Convert.$C$2:.$C$601];[Convert.$A$2:.$A$601])" table:style-name="ce1">
            <text:p>#DIV/0!</text:p>
          </table:table-cell>
          <table:table-cell office:value-type="float" office:value="0" table:formula="of:=FORECAST.LINEAR([.L145];[Convert.$A$2:.$A$601];[Convert.$C$2:.$C$601])" table:style-name="ce1">
            <text:p>#DIV/0!</text:p>
          </table:table-cell>
          <table:table-cell office:value-type="float" office:value="0" table:formula="of:=FORECAST.LINEAR([.L145]; [.A145:.A743];[.C145:.C743])" table:style-name="ce1">
            <text:p>#DIV/0!</text:p>
          </table:table-cell>
          <table:table-cell table:number-columns-repeated="3" table:style-name="ce1"/>
          <table:table-cell office:value-type="float" office:value="61.440000000000005" table:formula="of:=[Convert.$B145]*(256/600)" table:style-name="ce1">
            <text:p>61.44</text:p>
          </table:table-cell>
          <table:table-cell office:value-type="float" office:value="3524.9199999999996" table:formula="of:=4000*[Convert.$A145]" table:style-name="ce1">
            <text:p>3524.92</text:p>
          </table:table-cell>
          <table:table-cell table:number-columns-repeated="7" table:style-name="ce1"/>
          <table:table-cell office:value-type="float" office:value="144" table:formula="of:=1+SUM([.AB144])" table:style-name="ce1">
            <text:p>144</text:p>
          </table:table-cell>
          <table:table-cell office:value-type="float" office:value="-3496.8199999999997" table:formula="of:=FORECAST([.AB145];OFFSET([.T145:.T744];MATCH([.AB145];[.S145:.S744];1)-1;0;2); OFFSET([.S145:.S744];MATCH([.AB145];[.S145:.S744];1)-1;0;2))" table:style-name="ce1">
            <text:p>-3496.82</text:p>
          </table:table-cell>
          <table:table-cell office:value-type="float" office:value="-3497" table:formula="of:=INT([.AC145])" table:style-name="ce6">
            <text:p>-349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287</text:p>
          </table:table-cell>
          <table:table-cell office:value-type="float" office:value="145" table:formula="of:=1+SUM([.B145])" table:style-name="ce1">
            <text:p>145</text:p>
          </table:table-cell>
          <table:table-cell office:value-type="float" office:value="61.866666666666667" table:formula="of:=[Convert.$B146]*(256/600)" table:style-name="ce1">
            <text:p>61.86666667</text:p>
          </table:table-cell>
          <table:table-cell table:number-columns-repeated="8" table:style-name="ce1"/>
          <table:table-cell office:value-type="float" office:value="145" table:formula="of:=1+SUM([.L145])" table:style-name="ce1">
            <text:p>145</text:p>
          </table:table-cell>
          <table:table-cell office:value-type="float" office:value="0" table:formula="of:=FORECAST([.L146];[Convert.$C$2:.$C$601];[Convert.$A$2:.$A$601])" table:style-name="ce1">
            <text:p>#DIV/0!</text:p>
          </table:table-cell>
          <table:table-cell office:value-type="float" office:value="0" table:formula="of:=FORECAST.LINEAR([.L146];[Convert.$A$2:.$A$601];[Convert.$C$2:.$C$601])" table:style-name="ce1">
            <text:p>#DIV/0!</text:p>
          </table:table-cell>
          <table:table-cell office:value-type="float" office:value="0" table:formula="of:=FORECAST.LINEAR([.L146]; [.A146:.A744];[.C146:.C744])" table:style-name="ce1">
            <text:p>#DIV/0!</text:p>
          </table:table-cell>
          <table:table-cell table:number-columns-repeated="3" table:style-name="ce1"/>
          <table:table-cell office:value-type="float" office:value="61.866666666666667" table:formula="of:=[Convert.$B146]*(256/600)" table:style-name="ce1">
            <text:p>61.86666667</text:p>
          </table:table-cell>
          <table:table-cell office:value-type="float" office:value="3531.48" table:formula="of:=4000*[Convert.$A146]" table:style-name="ce1">
            <text:p>3531.48</text:p>
          </table:table-cell>
          <table:table-cell table:number-columns-repeated="7" table:style-name="ce1"/>
          <table:table-cell office:value-type="float" office:value="145" table:formula="of:=1+SUM([.AB145])" table:style-name="ce1">
            <text:p>145</text:p>
          </table:table-cell>
          <table:table-cell office:value-type="float" office:value="-3493.86375" table:formula="of:=FORECAST([.AB146];OFFSET([.T146:.T745];MATCH([.AB146];[.S146:.S745];1)-1;0;2); OFFSET([.S146:.S745];MATCH([.AB146];[.S146:.S745];1)-1;0;2))" table:style-name="ce1">
            <text:p>-3493.86375</text:p>
          </table:table-cell>
          <table:table-cell office:value-type="float" office:value="-3494" table:formula="of:=INT([.AC146])" table:style-name="ce6">
            <text:p>-349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452</text:p>
          </table:table-cell>
          <table:table-cell office:value-type="float" office:value="146" table:formula="of:=1+SUM([.B146])" table:style-name="ce1">
            <text:p>146</text:p>
          </table:table-cell>
          <table:table-cell office:value-type="float" office:value="62.293333333333337" table:formula="of:=[Convert.$B147]*(256/600)" table:style-name="ce1">
            <text:p>62.29333333</text:p>
          </table:table-cell>
          <table:table-cell table:number-columns-repeated="8" table:style-name="ce1"/>
          <table:table-cell office:value-type="float" office:value="146" table:formula="of:=1+SUM([.L146])" table:style-name="ce1">
            <text:p>146</text:p>
          </table:table-cell>
          <table:table-cell office:value-type="float" office:value="0" table:formula="of:=FORECAST([.L147];[Convert.$C$2:.$C$601];[Convert.$A$2:.$A$601])" table:style-name="ce1">
            <text:p>#DIV/0!</text:p>
          </table:table-cell>
          <table:table-cell office:value-type="float" office:value="0" table:formula="of:=FORECAST.LINEAR([.L147];[Convert.$A$2:.$A$601];[Convert.$C$2:.$C$601])" table:style-name="ce1">
            <text:p>#DIV/0!</text:p>
          </table:table-cell>
          <table:table-cell office:value-type="float" office:value="0" table:formula="of:=FORECAST.LINEAR([.L147]; [.A147:.A745];[.C147:.C745])" table:style-name="ce1">
            <text:p>#DIV/0!</text:p>
          </table:table-cell>
          <table:table-cell table:number-columns-repeated="3" table:style-name="ce1"/>
          <table:table-cell office:value-type="float" office:value="62.293333333333337" table:formula="of:=[Convert.$B147]*(256/600)" table:style-name="ce1">
            <text:p>62.29333333</text:p>
          </table:table-cell>
          <table:table-cell office:value-type="float" office:value="3538.08" table:formula="of:=4000*[Convert.$A147]" table:style-name="ce1">
            <text:p>3538.08</text:p>
          </table:table-cell>
          <table:table-cell table:number-columns-repeated="7" table:style-name="ce1"/>
          <table:table-cell office:value-type="float" office:value="146" table:formula="of:=1+SUM([.AB146])" table:style-name="ce1">
            <text:p>146</text:p>
          </table:table-cell>
          <table:table-cell office:value-type="float" office:value="-3518.5525000000007" table:formula="of:=FORECAST([.AB147];OFFSET([.T147:.T746];MATCH([.AB147];[.S147:.S746];1)-1;0;2); OFFSET([.S147:.S746];MATCH([.AB147];[.S147:.S746];1)-1;0;2))" table:style-name="ce1">
            <text:p>-3518.5525</text:p>
          </table:table-cell>
          <table:table-cell office:value-type="float" office:value="-3519" table:formula="of:=INT([.AC147])" table:style-name="ce6">
            <text:p>-351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593</text:p>
          </table:table-cell>
          <table:table-cell office:value-type="float" office:value="147" table:formula="of:=1+SUM([.B147])" table:style-name="ce1">
            <text:p>147</text:p>
          </table:table-cell>
          <table:table-cell office:value-type="float" office:value="62.720000000000006" table:formula="of:=[Convert.$B148]*(256/600)" table:style-name="ce1">
            <text:p>62.72</text:p>
          </table:table-cell>
          <table:table-cell table:number-columns-repeated="8" table:style-name="ce1"/>
          <table:table-cell office:value-type="float" office:value="147" table:formula="of:=1+SUM([.L147])" table:style-name="ce1">
            <text:p>147</text:p>
          </table:table-cell>
          <table:table-cell office:value-type="float" office:value="0" table:formula="of:=FORECAST([.L148];[Convert.$C$2:.$C$601];[Convert.$A$2:.$A$601])" table:style-name="ce1">
            <text:p>#DIV/0!</text:p>
          </table:table-cell>
          <table:table-cell office:value-type="float" office:value="0" table:formula="of:=FORECAST.LINEAR([.L148];[Convert.$A$2:.$A$601];[Convert.$C$2:.$C$601])" table:style-name="ce1">
            <text:p>#DIV/0!</text:p>
          </table:table-cell>
          <table:table-cell office:value-type="float" office:value="0" table:formula="of:=FORECAST.LINEAR([.L148]; [.A148:.A746];[.C148:.C746])" table:style-name="ce1">
            <text:p>#DIV/0!</text:p>
          </table:table-cell>
          <table:table-cell table:number-columns-repeated="3" table:style-name="ce1"/>
          <table:table-cell office:value-type="float" office:value="62.720000000000006" table:formula="of:=[Convert.$B148]*(256/600)" table:style-name="ce1">
            <text:p>62.72</text:p>
          </table:table-cell>
          <table:table-cell office:value-type="float" office:value="3543.72" table:formula="of:=4000*[Convert.$A148]" table:style-name="ce1">
            <text:p>3543.72</text:p>
          </table:table-cell>
          <table:table-cell table:number-columns-repeated="7" table:style-name="ce1"/>
          <table:table-cell office:value-type="float" office:value="147" table:formula="of:=1+SUM([.AB147])" table:style-name="ce1">
            <text:p>147</text:p>
          </table:table-cell>
          <table:table-cell office:value-type="float" office:value="-3514.3574999999996" table:formula="of:=FORECAST([.AB148];OFFSET([.T148:.T747];MATCH([.AB148];[.S148:.S747];1)-1;0;2); OFFSET([.S148:.S747];MATCH([.AB148];[.S148:.S747];1)-1;0;2))" table:style-name="ce1">
            <text:p>-3514.3575</text:p>
          </table:table-cell>
          <table:table-cell office:value-type="float" office:value="-3515" table:formula="of:=INT([.AC148])" table:style-name="ce6">
            <text:p>-351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696</text:p>
          </table:table-cell>
          <table:table-cell office:value-type="float" office:value="148" table:formula="of:=1+SUM([.B148])" table:style-name="ce1">
            <text:p>148</text:p>
          </table:table-cell>
          <table:table-cell office:value-type="float" office:value="63.146666666666668" table:formula="of:=[Convert.$B149]*(256/600)" table:style-name="ce1">
            <text:p>63.14666667</text:p>
          </table:table-cell>
          <table:table-cell table:number-columns-repeated="8" table:style-name="ce1"/>
          <table:table-cell office:value-type="float" office:value="148" table:formula="of:=1+SUM([.L148])" table:style-name="ce1">
            <text:p>148</text:p>
          </table:table-cell>
          <table:table-cell office:value-type="float" office:value="0" table:formula="of:=FORECAST([.L149];[Convert.$C$2:.$C$601];[Convert.$A$2:.$A$601])" table:style-name="ce1">
            <text:p>#DIV/0!</text:p>
          </table:table-cell>
          <table:table-cell office:value-type="float" office:value="0" table:formula="of:=FORECAST.LINEAR([.L149];[Convert.$A$2:.$A$601];[Convert.$C$2:.$C$601])" table:style-name="ce1">
            <text:p>#DIV/0!</text:p>
          </table:table-cell>
          <table:table-cell office:value-type="float" office:value="0" table:formula="of:=FORECAST.LINEAR([.L149]; [.A149:.A747];[.C149:.C747])" table:style-name="ce1">
            <text:p>#DIV/0!</text:p>
          </table:table-cell>
          <table:table-cell table:number-columns-repeated="3" table:style-name="ce1"/>
          <table:table-cell office:value-type="float" office:value="63.146666666666668" table:formula="of:=[Convert.$B149]*(256/600)" table:style-name="ce1">
            <text:p>63.14666667</text:p>
          </table:table-cell>
          <table:table-cell office:value-type="float" office:value="3547.8399999999997" table:formula="of:=4000*[Convert.$A149]" table:style-name="ce1">
            <text:p>3547.84</text:p>
          </table:table-cell>
          <table:table-cell table:number-columns-repeated="7" table:style-name="ce1"/>
          <table:table-cell office:value-type="float" office:value="148" table:formula="of:=1+SUM([.AB148])" table:style-name="ce1">
            <text:p>148</text:p>
          </table:table-cell>
          <table:table-cell office:value-type="float" office:value="-3536.8349999999996" table:formula="of:=FORECAST([.AB149];OFFSET([.T149:.T748];MATCH([.AB149];[.S149:.S748];1)-1;0;2); OFFSET([.S149:.S748];MATCH([.AB149];[.S149:.S748];1)-1;0;2))" table:style-name="ce1">
            <text:p>-3536.835</text:p>
          </table:table-cell>
          <table:table-cell office:value-type="float" office:value="-3537" table:formula="of:=INT([.AC149])" table:style-name="ce6">
            <text:p>-353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806</text:p>
          </table:table-cell>
          <table:table-cell office:value-type="float" office:value="149" table:formula="of:=1+SUM([.B149])" table:style-name="ce1">
            <text:p>149</text:p>
          </table:table-cell>
          <table:table-cell office:value-type="float" office:value="63.573333333333338" table:formula="of:=[Convert.$B150]*(256/600)" table:style-name="ce1">
            <text:p>63.57333333</text:p>
          </table:table-cell>
          <table:table-cell table:number-columns-repeated="8" table:style-name="ce1"/>
          <table:table-cell office:value-type="float" office:value="149" table:formula="of:=1+SUM([.L149])" table:style-name="ce1">
            <text:p>149</text:p>
          </table:table-cell>
          <table:table-cell office:value-type="float" office:value="0" table:formula="of:=FORECAST([.L150];[Convert.$C$2:.$C$601];[Convert.$A$2:.$A$601])" table:style-name="ce1">
            <text:p>#DIV/0!</text:p>
          </table:table-cell>
          <table:table-cell office:value-type="float" office:value="0" table:formula="of:=FORECAST.LINEAR([.L150];[Convert.$A$2:.$A$601];[Convert.$C$2:.$C$601])" table:style-name="ce1">
            <text:p>#DIV/0!</text:p>
          </table:table-cell>
          <table:table-cell office:value-type="float" office:value="0" table:formula="of:=FORECAST.LINEAR([.L150]; [.A150:.A748];[.C150:.C748])" table:style-name="ce1">
            <text:p>#DIV/0!</text:p>
          </table:table-cell>
          <table:table-cell table:number-columns-repeated="3" table:style-name="ce1"/>
          <table:table-cell office:value-type="float" office:value="63.573333333333338" table:formula="of:=[Convert.$B150]*(256/600)" table:style-name="ce1">
            <text:p>63.57333333</text:p>
          </table:table-cell>
          <table:table-cell office:value-type="float" office:value="3552.24" table:formula="of:=4000*[Convert.$A150]" table:style-name="ce1">
            <text:p>3552.24</text:p>
          </table:table-cell>
          <table:table-cell table:number-columns-repeated="7" table:style-name="ce1"/>
          <table:table-cell office:value-type="float" office:value="149" table:formula="of:=1+SUM([.AB149])" table:style-name="ce1">
            <text:p>149</text:p>
          </table:table-cell>
          <table:table-cell office:value-type="float" office:value="-3541.25875" table:formula="of:=FORECAST([.AB150];OFFSET([.T150:.T749];MATCH([.AB150];[.S150:.S749];1)-1;0;2); OFFSET([.S150:.S749];MATCH([.AB150];[.S150:.S749];1)-1;0;2))" table:style-name="ce1">
            <text:p>-3541.25875</text:p>
          </table:table-cell>
          <table:table-cell office:value-type="float" office:value="-3542" table:formula="of:=INT([.AC150])" table:style-name="ce6">
            <text:p>-354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940</text:p>
          </table:table-cell>
          <table:table-cell office:value-type="float" office:value="150" table:formula="of:=1+SUM([.B150])" table:style-name="ce1">
            <text:p>150</text:p>
          </table:table-cell>
          <table:table-cell office:value-type="float" office:value="64" table:formula="of:=[Convert.$B151]*(256/600)" table:style-name="ce1">
            <text:p>64</text:p>
          </table:table-cell>
          <table:table-cell table:number-columns-repeated="8" table:style-name="ce1"/>
          <table:table-cell office:value-type="float" office:value="150" table:formula="of:=1+SUM([.L150])" table:style-name="ce1">
            <text:p>150</text:p>
          </table:table-cell>
          <table:table-cell office:value-type="float" office:value="0" table:formula="of:=FORECAST([.L151];[Convert.$C$2:.$C$601];[Convert.$A$2:.$A$601])" table:style-name="ce1">
            <text:p>#DIV/0!</text:p>
          </table:table-cell>
          <table:table-cell office:value-type="float" office:value="0" table:formula="of:=FORECAST.LINEAR([.L151];[Convert.$A$2:.$A$601];[Convert.$C$2:.$C$601])" table:style-name="ce1">
            <text:p>#DIV/0!</text:p>
          </table:table-cell>
          <table:table-cell office:value-type="float" office:value="0" table:formula="of:=FORECAST.LINEAR([.L151]; [.A151:.A749];[.C151:.C749])" table:style-name="ce1">
            <text:p>#DIV/0!</text:p>
          </table:table-cell>
          <table:table-cell table:number-columns-repeated="3" table:style-name="ce1"/>
          <table:table-cell office:value-type="float" office:value="64" table:formula="of:=[Convert.$B151]*(256/600)" table:style-name="ce1">
            <text:p>64</text:p>
          </table:table-cell>
          <table:table-cell office:value-type="float" office:value="3557.6" table:formula="of:=4000*[Convert.$A151]" table:style-name="ce1">
            <text:p>3557.6</text:p>
          </table:table-cell>
          <table:table-cell table:number-columns-repeated="7" table:style-name="ce1"/>
          <table:table-cell office:value-type="float" office:value="150" table:formula="of:=1+SUM([.AB150])" table:style-name="ce1">
            <text:p>150</text:p>
          </table:table-cell>
          <table:table-cell office:value-type="float" office:value="-3575.8374999999992" table:formula="of:=FORECAST([.AB151];OFFSET([.T151:.T750];MATCH([.AB151];[.S151:.S750];1)-1;0;2); OFFSET([.S151:.S750];MATCH([.AB151];[.S151:.S750];1)-1;0;2))" table:style-name="ce1">
            <text:p>-3575.8375</text:p>
          </table:table-cell>
          <table:table-cell office:value-type="float" office:value="-3576" table:formula="of:=INT([.AC151])" table:style-name="ce6">
            <text:p>-357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099</text:p>
          </table:table-cell>
          <table:table-cell office:value-type="float" office:value="151" table:formula="of:=1+SUM([.B151])" table:style-name="ce1">
            <text:p>151</text:p>
          </table:table-cell>
          <table:table-cell office:value-type="float" office:value="64.426666666666677" table:formula="of:=[Convert.$B152]*(256/600)" table:style-name="ce1">
            <text:p>64.42666667</text:p>
          </table:table-cell>
          <table:table-cell table:number-columns-repeated="8" table:style-name="ce1"/>
          <table:table-cell office:value-type="float" office:value="151" table:formula="of:=1+SUM([.L151])" table:style-name="ce1">
            <text:p>151</text:p>
          </table:table-cell>
          <table:table-cell office:value-type="float" office:value="0" table:formula="of:=FORECAST([.L152];[Convert.$C$2:.$C$601];[Convert.$A$2:.$A$601])" table:style-name="ce1">
            <text:p>#DIV/0!</text:p>
          </table:table-cell>
          <table:table-cell office:value-type="float" office:value="0" table:formula="of:=FORECAST.LINEAR([.L152];[Convert.$A$2:.$A$601];[Convert.$C$2:.$C$601])" table:style-name="ce1">
            <text:p>#DIV/0!</text:p>
          </table:table-cell>
          <table:table-cell office:value-type="float" office:value="0" table:formula="of:=FORECAST.LINEAR([.L152]; [.A152:.A750];[.C152:.C750])" table:style-name="ce1">
            <text:p>#DIV/0!</text:p>
          </table:table-cell>
          <table:table-cell table:number-columns-repeated="3" table:style-name="ce1"/>
          <table:table-cell office:value-type="float" office:value="64.426666666666677" table:formula="of:=[Convert.$B152]*(256/600)" table:style-name="ce1">
            <text:p>64.42666667</text:p>
          </table:table-cell>
          <table:table-cell office:value-type="float" office:value="3563.9599999999996" table:formula="of:=4000*[Convert.$A152]" table:style-name="ce1">
            <text:p>3563.96</text:p>
          </table:table-cell>
          <table:table-cell table:number-columns-repeated="7" table:style-name="ce1"/>
          <table:table-cell office:value-type="float" office:value="151" table:formula="of:=1+SUM([.AB151])" table:style-name="ce1">
            <text:p>151</text:p>
          </table:table-cell>
          <table:table-cell office:value-type="float" office:value="-3583.9512500000001" table:formula="of:=FORECAST([.AB152];OFFSET([.T152:.T751];MATCH([.AB152];[.S152:.S751];1)-1;0;2); OFFSET([.S152:.S751];MATCH([.AB152];[.S152:.S751];1)-1;0;2))" table:style-name="ce1">
            <text:p>-3583.95125</text:p>
          </table:table-cell>
          <table:table-cell office:value-type="float" office:value="-3584" table:formula="of:=INT([.AC152])" table:style-name="ce6">
            <text:p>-358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233</text:p>
          </table:table-cell>
          <table:table-cell office:value-type="float" office:value="152" table:formula="of:=1+SUM([.B152])" table:style-name="ce1">
            <text:p>152</text:p>
          </table:table-cell>
          <table:table-cell office:value-type="float" office:value="64.853333333333339" table:formula="of:=[Convert.$B153]*(256/600)" table:style-name="ce1">
            <text:p>64.85333333</text:p>
          </table:table-cell>
          <table:table-cell table:number-columns-repeated="8" table:style-name="ce1"/>
          <table:table-cell office:value-type="float" office:value="152" table:formula="of:=1+SUM([.L152])" table:style-name="ce1">
            <text:p>152</text:p>
          </table:table-cell>
          <table:table-cell office:value-type="float" office:value="0" table:formula="of:=FORECAST([.L153];[Convert.$C$2:.$C$601];[Convert.$A$2:.$A$601])" table:style-name="ce1">
            <text:p>#DIV/0!</text:p>
          </table:table-cell>
          <table:table-cell office:value-type="float" office:value="0" table:formula="of:=FORECAST.LINEAR([.L153];[Convert.$A$2:.$A$601];[Convert.$C$2:.$C$601])" table:style-name="ce1">
            <text:p>#DIV/0!</text:p>
          </table:table-cell>
          <table:table-cell office:value-type="float" office:value="0" table:formula="of:=FORECAST.LINEAR([.L153]; [.A153:.A751];[.C153:.C751])" table:style-name="ce1">
            <text:p>#DIV/0!</text:p>
          </table:table-cell>
          <table:table-cell table:number-columns-repeated="3" table:style-name="ce1"/>
          <table:table-cell office:value-type="float" office:value="64.853333333333339" table:formula="of:=[Convert.$B153]*(256/600)" table:style-name="ce1">
            <text:p>64.85333333</text:p>
          </table:table-cell>
          <table:table-cell office:value-type="float" office:value="3569.3199999999997" table:formula="of:=4000*[Convert.$A153]" table:style-name="ce1">
            <text:p>3569.32</text:p>
          </table:table-cell>
          <table:table-cell table:number-columns-repeated="7" table:style-name="ce1"/>
          <table:table-cell office:value-type="float" office:value="152" table:formula="of:=1+SUM([.AB152])" table:style-name="ce1">
            <text:p>152</text:p>
          </table:table-cell>
          <table:table-cell office:value-type="float" office:value="-3612.2899999999991" table:formula="of:=FORECAST([.AB153];OFFSET([.T153:.T752];MATCH([.AB153];[.S153:.S752];1)-1;0;2); OFFSET([.S153:.S752];MATCH([.AB153];[.S153:.S752];1)-1;0;2))" table:style-name="ce1">
            <text:p>-3612.29</text:p>
          </table:table-cell>
          <table:table-cell office:value-type="float" office:value="-3613" table:formula="of:=INT([.AC153])" table:style-name="ce6">
            <text:p>-361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319</text:p>
          </table:table-cell>
          <table:table-cell office:value-type="float" office:value="153" table:formula="of:=1+SUM([.B153])" table:style-name="ce1">
            <text:p>153</text:p>
          </table:table-cell>
          <table:table-cell office:value-type="float" office:value="65.28" table:formula="of:=[Convert.$B154]*(256/600)" table:style-name="ce1">
            <text:p>65.28</text:p>
          </table:table-cell>
          <table:table-cell table:number-columns-repeated="8" table:style-name="ce1"/>
          <table:table-cell office:value-type="float" office:value="153" table:formula="of:=1+SUM([.L153])" table:style-name="ce1">
            <text:p>153</text:p>
          </table:table-cell>
          <table:table-cell office:value-type="float" office:value="0" table:formula="of:=FORECAST([.L154];[Convert.$C$2:.$C$601];[Convert.$A$2:.$A$601])" table:style-name="ce1">
            <text:p>#DIV/0!</text:p>
          </table:table-cell>
          <table:table-cell office:value-type="float" office:value="0" table:formula="of:=FORECAST.LINEAR([.L154];[Convert.$A$2:.$A$601];[Convert.$C$2:.$C$601])" table:style-name="ce1">
            <text:p>#DIV/0!</text:p>
          </table:table-cell>
          <table:table-cell office:value-type="float" office:value="0" table:formula="of:=FORECAST.LINEAR([.L154]; [.A154:.A752];[.C154:.C752])" table:style-name="ce1">
            <text:p>#DIV/0!</text:p>
          </table:table-cell>
          <table:table-cell table:number-columns-repeated="3" table:style-name="ce1"/>
          <table:table-cell office:value-type="float" office:value="65.28" table:formula="of:=[Convert.$B154]*(256/600)" table:style-name="ce1">
            <text:p>65.28</text:p>
          </table:table-cell>
          <table:table-cell office:value-type="float" office:value="3572.76" table:formula="of:=4000*[Convert.$A154]" table:style-name="ce1">
            <text:p>3572.76</text:p>
          </table:table-cell>
          <table:table-cell table:number-columns-repeated="7" table:style-name="ce1"/>
          <table:table-cell office:value-type="float" office:value="153" table:formula="of:=1+SUM([.AB153])" table:style-name="ce1">
            <text:p>153</text:p>
          </table:table-cell>
          <table:table-cell office:value-type="float" office:value="-3625.3524999999995" table:formula="of:=FORECAST([.AB154];OFFSET([.T154:.T753];MATCH([.AB154];[.S154:.S753];1)-1;0;2); OFFSET([.S154:.S753];MATCH([.AB154];[.S154:.S753];1)-1;0;2))" table:style-name="ce1">
            <text:p>-3625.3525</text:p>
          </table:table-cell>
          <table:table-cell office:value-type="float" office:value="-3626" table:formula="of:=INT([.AC154])" table:style-name="ce6">
            <text:p>-362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392</text:p>
          </table:table-cell>
          <table:table-cell office:value-type="float" office:value="154" table:formula="of:=1+SUM([.B154])" table:style-name="ce1">
            <text:p>154</text:p>
          </table:table-cell>
          <table:table-cell office:value-type="float" office:value="65.706666666666678" table:formula="of:=[Convert.$B155]*(256/600)" table:style-name="ce1">
            <text:p>65.70666667</text:p>
          </table:table-cell>
          <table:table-cell table:number-columns-repeated="8" table:style-name="ce1"/>
          <table:table-cell office:value-type="float" office:value="154" table:formula="of:=1+SUM([.L154])" table:style-name="ce1">
            <text:p>154</text:p>
          </table:table-cell>
          <table:table-cell office:value-type="float" office:value="0" table:formula="of:=FORECAST([.L155];[Convert.$C$2:.$C$601];[Convert.$A$2:.$A$601])" table:style-name="ce1">
            <text:p>#DIV/0!</text:p>
          </table:table-cell>
          <table:table-cell office:value-type="float" office:value="0" table:formula="of:=FORECAST.LINEAR([.L155];[Convert.$A$2:.$A$601];[Convert.$C$2:.$C$601])" table:style-name="ce1">
            <text:p>#DIV/0!</text:p>
          </table:table-cell>
          <table:table-cell office:value-type="float" office:value="0" table:formula="of:=FORECAST.LINEAR([.L155]; [.A155:.A753];[.C155:.C753])" table:style-name="ce1">
            <text:p>#DIV/0!</text:p>
          </table:table-cell>
          <table:table-cell table:number-columns-repeated="3" table:style-name="ce1"/>
          <table:table-cell office:value-type="float" office:value="65.706666666666678" table:formula="of:=[Convert.$B155]*(256/600)" table:style-name="ce1">
            <text:p>65.70666667</text:p>
          </table:table-cell>
          <table:table-cell office:value-type="float" office:value="3575.6800000000003" table:formula="of:=4000*[Convert.$A155]" table:style-name="ce1">
            <text:p>3575.68</text:p>
          </table:table-cell>
          <table:table-cell table:number-columns-repeated="7" table:style-name="ce1"/>
          <table:table-cell office:value-type="float" office:value="154" table:formula="of:=1+SUM([.AB154])" table:style-name="ce1">
            <text:p>154</text:p>
          </table:table-cell>
          <table:table-cell office:value-type="float" office:value="-3647.9150000000009" table:formula="of:=FORECAST([.AB155];OFFSET([.T155:.T754];MATCH([.AB155];[.S155:.S754];1)-1;0;2); OFFSET([.S155:.S754];MATCH([.AB155];[.S155:.S754];1)-1;0;2))" table:style-name="ce1">
            <text:p>-3647.915</text:p>
          </table:table-cell>
          <table:table-cell office:value-type="float" office:value="-3648" table:formula="of:=INT([.AC155])" table:style-name="ce6">
            <text:p>-364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514</text:p>
          </table:table-cell>
          <table:table-cell office:value-type="float" office:value="155" table:formula="of:=1+SUM([.B155])" table:style-name="ce1">
            <text:p>155</text:p>
          </table:table-cell>
          <table:table-cell office:value-type="float" office:value="66.13333333333334" table:formula="of:=[Convert.$B156]*(256/600)" table:style-name="ce1">
            <text:p>66.13333333</text:p>
          </table:table-cell>
          <table:table-cell table:number-columns-repeated="8" table:style-name="ce1"/>
          <table:table-cell office:value-type="float" office:value="155" table:formula="of:=1+SUM([.L155])" table:style-name="ce1">
            <text:p>155</text:p>
          </table:table-cell>
          <table:table-cell office:value-type="float" office:value="0" table:formula="of:=FORECAST([.L156];[Convert.$C$2:.$C$601];[Convert.$A$2:.$A$601])" table:style-name="ce1">
            <text:p>#DIV/0!</text:p>
          </table:table-cell>
          <table:table-cell office:value-type="float" office:value="0" table:formula="of:=FORECAST.LINEAR([.L156];[Convert.$A$2:.$A$601];[Convert.$C$2:.$C$601])" table:style-name="ce1">
            <text:p>#DIV/0!</text:p>
          </table:table-cell>
          <table:table-cell office:value-type="float" office:value="0" table:formula="of:=FORECAST.LINEAR([.L156]; [.A156:.A754];[.C156:.C754])" table:style-name="ce1">
            <text:p>#DIV/0!</text:p>
          </table:table-cell>
          <table:table-cell table:number-columns-repeated="3" table:style-name="ce1"/>
          <table:table-cell office:value-type="float" office:value="66.13333333333334" table:formula="of:=[Convert.$B156]*(256/600)" table:style-name="ce1">
            <text:p>66.13333333</text:p>
          </table:table-cell>
          <table:table-cell office:value-type="float" office:value="3580.5600000000004" table:formula="of:=4000*[Convert.$A156]" table:style-name="ce1">
            <text:p>3580.56</text:p>
          </table:table-cell>
          <table:table-cell table:number-columns-repeated="7" table:style-name="ce1"/>
          <table:table-cell office:value-type="float" office:value="155" table:formula="of:=1+SUM([.AB155])" table:style-name="ce1">
            <text:p>155</text:p>
          </table:table-cell>
          <table:table-cell office:value-type="float" office:value="-3664.6724999999997" table:formula="of:=FORECAST([.AB156];OFFSET([.T156:.T755];MATCH([.AB156];[.S156:.S755];1)-1;0;2); OFFSET([.S156:.S755];MATCH([.AB156];[.S156:.S755];1)-1;0;2))" table:style-name="ce1">
            <text:p>-3664.6725</text:p>
          </table:table-cell>
          <table:table-cell office:value-type="float" office:value="-3665" table:formula="of:=INT([.AC156])" table:style-name="ce6">
            <text:p>-366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655</text:p>
          </table:table-cell>
          <table:table-cell office:value-type="float" office:value="156" table:formula="of:=1+SUM([.B156])" table:style-name="ce1">
            <text:p>156</text:p>
          </table:table-cell>
          <table:table-cell office:value-type="float" office:value="66.56" table:formula="of:=[Convert.$B157]*(256/600)" table:style-name="ce1">
            <text:p>66.56</text:p>
          </table:table-cell>
          <table:table-cell table:number-columns-repeated="8" table:style-name="ce1"/>
          <table:table-cell office:value-type="float" office:value="156" table:formula="of:=1+SUM([.L156])" table:style-name="ce1">
            <text:p>156</text:p>
          </table:table-cell>
          <table:table-cell office:value-type="float" office:value="0" table:formula="of:=FORECAST([.L157];[Convert.$C$2:.$C$601];[Convert.$A$2:.$A$601])" table:style-name="ce1">
            <text:p>#DIV/0!</text:p>
          </table:table-cell>
          <table:table-cell office:value-type="float" office:value="0" table:formula="of:=FORECAST.LINEAR([.L157];[Convert.$A$2:.$A$601];[Convert.$C$2:.$C$601])" table:style-name="ce1">
            <text:p>#DIV/0!</text:p>
          </table:table-cell>
          <table:table-cell office:value-type="float" office:value="0" table:formula="of:=FORECAST.LINEAR([.L157]; [.A157:.A755];[.C157:.C755])" table:style-name="ce1">
            <text:p>#DIV/0!</text:p>
          </table:table-cell>
          <table:table-cell table:number-columns-repeated="3" table:style-name="ce1"/>
          <table:table-cell office:value-type="float" office:value="66.56" table:formula="of:=[Convert.$B157]*(256/600)" table:style-name="ce1">
            <text:p>66.56</text:p>
          </table:table-cell>
          <table:table-cell office:value-type="float" office:value="3586.2" table:formula="of:=4000*[Convert.$A157]" table:style-name="ce1">
            <text:p>3586.2</text:p>
          </table:table-cell>
          <table:table-cell table:number-columns-repeated="7" table:style-name="ce1"/>
          <table:table-cell office:value-type="float" office:value="156" table:formula="of:=1+SUM([.AB156])" table:style-name="ce1">
            <text:p>156</text:p>
          </table:table-cell>
          <table:table-cell office:value-type="float" office:value="-3682.0950000000003" table:formula="of:=FORECAST([.AB157];OFFSET([.T157:.T756];MATCH([.AB157];[.S157:.S756];1)-1;0;2); OFFSET([.S157:.S756];MATCH([.AB157];[.S157:.S756];1)-1;0;2))" table:style-name="ce1">
            <text:p>-3682.095</text:p>
          </table:table-cell>
          <table:table-cell office:value-type="float" office:value="-3683" table:formula="of:=INT([.AC157])" table:style-name="ce6">
            <text:p>-368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771</text:p>
          </table:table-cell>
          <table:table-cell office:value-type="float" office:value="157" table:formula="of:=1+SUM([.B157])" table:style-name="ce1">
            <text:p>157</text:p>
          </table:table-cell>
          <table:table-cell office:value-type="float" office:value="66.986666666666665" table:formula="of:=[Convert.$B158]*(256/600)" table:style-name="ce1">
            <text:p>66.98666667</text:p>
          </table:table-cell>
          <table:table-cell table:number-columns-repeated="8" table:style-name="ce1"/>
          <table:table-cell office:value-type="float" office:value="157" table:formula="of:=1+SUM([.L157])" table:style-name="ce1">
            <text:p>157</text:p>
          </table:table-cell>
          <table:table-cell office:value-type="float" office:value="0" table:formula="of:=FORECAST([.L158];[Convert.$C$2:.$C$601];[Convert.$A$2:.$A$601])" table:style-name="ce1">
            <text:p>#DIV/0!</text:p>
          </table:table-cell>
          <table:table-cell office:value-type="float" office:value="0" table:formula="of:=FORECAST.LINEAR([.L158];[Convert.$A$2:.$A$601];[Convert.$C$2:.$C$601])" table:style-name="ce1">
            <text:p>#DIV/0!</text:p>
          </table:table-cell>
          <table:table-cell office:value-type="float" office:value="0" table:formula="of:=FORECAST.LINEAR([.L158]; [.A158:.A756];[.C158:.C756])" table:style-name="ce1">
            <text:p>#DIV/0!</text:p>
          </table:table-cell>
          <table:table-cell table:number-columns-repeated="3" table:style-name="ce1"/>
          <table:table-cell office:value-type="float" office:value="66.986666666666665" table:formula="of:=[Convert.$B158]*(256/600)" table:style-name="ce1">
            <text:p>66.98666667</text:p>
          </table:table-cell>
          <table:table-cell office:value-type="float" office:value="3590.84" table:formula="of:=4000*[Convert.$A158]" table:style-name="ce1">
            <text:p>3590.84</text:p>
          </table:table-cell>
          <table:table-cell table:number-columns-repeated="7" table:style-name="ce1"/>
          <table:table-cell office:value-type="float" office:value="157" table:formula="of:=1+SUM([.AB157])" table:style-name="ce1">
            <text:p>157</text:p>
          </table:table-cell>
          <table:table-cell office:value-type="float" office:value="-3703.1025" table:formula="of:=FORECAST([.AB158];OFFSET([.T158:.T757];MATCH([.AB158];[.S158:.S757];1)-1;0;2); OFFSET([.S158:.S757];MATCH([.AB158];[.S158:.S757];1)-1;0;2))" table:style-name="ce1">
            <text:p>-3703.1025</text:p>
          </table:table-cell>
          <table:table-cell office:value-type="float" office:value="-3704" table:formula="of:=INT([.AC158])" table:style-name="ce6">
            <text:p>-370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838</text:p>
          </table:table-cell>
          <table:table-cell office:value-type="float" office:value="158" table:formula="of:=1+SUM([.B158])" table:style-name="ce1">
            <text:p>158</text:p>
          </table:table-cell>
          <table:table-cell office:value-type="float" office:value="67.413333333333341" table:formula="of:=[Convert.$B159]*(256/600)" table:style-name="ce1">
            <text:p>67.41333333</text:p>
          </table:table-cell>
          <table:table-cell table:number-columns-repeated="8" table:style-name="ce1"/>
          <table:table-cell office:value-type="float" office:value="158" table:formula="of:=1+SUM([.L158])" table:style-name="ce1">
            <text:p>158</text:p>
          </table:table-cell>
          <table:table-cell office:value-type="float" office:value="0" table:formula="of:=FORECAST([.L159];[Convert.$C$2:.$C$601];[Convert.$A$2:.$A$601])" table:style-name="ce1">
            <text:p>#DIV/0!</text:p>
          </table:table-cell>
          <table:table-cell office:value-type="float" office:value="0" table:formula="of:=FORECAST.LINEAR([.L159];[Convert.$A$2:.$A$601];[Convert.$C$2:.$C$601])" table:style-name="ce1">
            <text:p>#DIV/0!</text:p>
          </table:table-cell>
          <table:table-cell office:value-type="float" office:value="0" table:formula="of:=FORECAST.LINEAR([.L159]; [.A159:.A757];[.C159:.C757])" table:style-name="ce1">
            <text:p>#DIV/0!</text:p>
          </table:table-cell>
          <table:table-cell table:number-columns-repeated="3" table:style-name="ce1"/>
          <table:table-cell office:value-type="float" office:value="67.413333333333341" table:formula="of:=[Convert.$B159]*(256/600)" table:style-name="ce1">
            <text:p>67.41333333</text:p>
          </table:table-cell>
          <table:table-cell office:value-type="float" office:value="3593.52" table:formula="of:=4000*[Convert.$A159]" table:style-name="ce1">
            <text:p>3593.52</text:p>
          </table:table-cell>
          <table:table-cell table:number-columns-repeated="7" table:style-name="ce1"/>
          <table:table-cell office:value-type="float" office:value="158" table:formula="of:=1+SUM([.AB158])" table:style-name="ce1">
            <text:p>158</text:p>
          </table:table-cell>
          <table:table-cell office:value-type="float" office:value="-3716.4824999999996" table:formula="of:=FORECAST([.AB159];OFFSET([.T159:.T758];MATCH([.AB159];[.S159:.S758];1)-1;0;2); OFFSET([.S159:.S758];MATCH([.AB159];[.S159:.S758];1)-1;0;2))" table:style-name="ce1">
            <text:p>-3716.4825</text:p>
          </table:table-cell>
          <table:table-cell office:value-type="float" office:value="-3717" table:formula="of:=INT([.AC159])" table:style-name="ce6">
            <text:p>-371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893</text:p>
          </table:table-cell>
          <table:table-cell office:value-type="float" office:value="159" table:formula="of:=1+SUM([.B159])" table:style-name="ce1">
            <text:p>159</text:p>
          </table:table-cell>
          <table:table-cell office:value-type="float" office:value="67.84" table:formula="of:=[Convert.$B160]*(256/600)" table:style-name="ce1">
            <text:p>67.84</text:p>
          </table:table-cell>
          <table:table-cell table:number-columns-repeated="8" table:style-name="ce1"/>
          <table:table-cell office:value-type="float" office:value="159" table:formula="of:=1+SUM([.L159])" table:style-name="ce1">
            <text:p>159</text:p>
          </table:table-cell>
          <table:table-cell office:value-type="float" office:value="0" table:formula="of:=FORECAST([.L160];[Convert.$C$2:.$C$601];[Convert.$A$2:.$A$601])" table:style-name="ce1">
            <text:p>#DIV/0!</text:p>
          </table:table-cell>
          <table:table-cell office:value-type="float" office:value="0" table:formula="of:=FORECAST.LINEAR([.L160];[Convert.$A$2:.$A$601];[Convert.$C$2:.$C$601])" table:style-name="ce1">
            <text:p>#DIV/0!</text:p>
          </table:table-cell>
          <table:table-cell office:value-type="float" office:value="0" table:formula="of:=FORECAST.LINEAR([.L160]; [.A160:.A758];[.C160:.C758])" table:style-name="ce1">
            <text:p>#DIV/0!</text:p>
          </table:table-cell>
          <table:table-cell table:number-columns-repeated="3" table:style-name="ce1"/>
          <table:table-cell office:value-type="float" office:value="67.84" table:formula="of:=[Convert.$B160]*(256/600)" table:style-name="ce1">
            <text:p>67.84</text:p>
          </table:table-cell>
          <table:table-cell office:value-type="float" office:value="3595.7200000000003" table:formula="of:=4000*[Convert.$A160]" table:style-name="ce1">
            <text:p>3595.72</text:p>
          </table:table-cell>
          <table:table-cell table:number-columns-repeated="7" table:style-name="ce1"/>
          <table:table-cell office:value-type="float" office:value="159" table:formula="of:=1+SUM([.AB159])" table:style-name="ce1">
            <text:p>159</text:p>
          </table:table-cell>
          <table:table-cell office:value-type="float" office:value="-3739.2450000000003" table:formula="of:=FORECAST([.AB160];OFFSET([.T160:.T759];MATCH([.AB160];[.S160:.S759];1)-1;0;2); OFFSET([.S160:.S759];MATCH([.AB160];[.S160:.S759];1)-1;0;2))" table:style-name="ce1">
            <text:p>-3739.245</text:p>
          </table:table-cell>
          <table:table-cell office:value-type="float" office:value="-3740" table:formula="of:=INT([.AC160])" table:style-name="ce6">
            <text:p>-374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987</text:p>
          </table:table-cell>
          <table:table-cell office:value-type="float" office:value="160" table:formula="of:=1+SUM([.B160])" table:style-name="ce1">
            <text:p>160</text:p>
          </table:table-cell>
          <table:table-cell office:value-type="float" office:value="68.266666666666666" table:formula="of:=[Convert.$B161]*(256/600)" table:style-name="ce1">
            <text:p>68.26666667</text:p>
          </table:table-cell>
          <table:table-cell table:number-columns-repeated="8" table:style-name="ce1"/>
          <table:table-cell office:value-type="float" office:value="160" table:formula="of:=1+SUM([.L160])" table:style-name="ce1">
            <text:p>160</text:p>
          </table:table-cell>
          <table:table-cell office:value-type="float" office:value="0" table:formula="of:=FORECAST([.L161];[Convert.$C$2:.$C$601];[Convert.$A$2:.$A$601])" table:style-name="ce1">
            <text:p>#DIV/0!</text:p>
          </table:table-cell>
          <table:table-cell office:value-type="float" office:value="0" table:formula="of:=FORECAST.LINEAR([.L161];[Convert.$A$2:.$A$601];[Convert.$C$2:.$C$601])" table:style-name="ce1">
            <text:p>#DIV/0!</text:p>
          </table:table-cell>
          <table:table-cell office:value-type="float" office:value="0" table:formula="of:=FORECAST.LINEAR([.L161]; [.A161:.A759];[.C161:.C759])" table:style-name="ce1">
            <text:p>#DIV/0!</text:p>
          </table:table-cell>
          <table:table-cell table:number-columns-repeated="3" table:style-name="ce1"/>
          <table:table-cell office:value-type="float" office:value="68.266666666666666" table:formula="of:=[Convert.$B161]*(256/600)" table:style-name="ce1">
            <text:p>68.26666667</text:p>
          </table:table-cell>
          <table:table-cell office:value-type="float" office:value="3599.4799999999996" table:formula="of:=4000*[Convert.$A161]" table:style-name="ce1">
            <text:p>3599.48</text:p>
          </table:table-cell>
          <table:table-cell table:number-columns-repeated="7" table:style-name="ce1"/>
          <table:table-cell office:value-type="float" office:value="160" table:formula="of:=1+SUM([.AB160])" table:style-name="ce1">
            <text:p>160</text:p>
          </table:table-cell>
          <table:table-cell office:value-type="float" office:value="-3749.4" table:formula="of:=FORECAST([.AB161];OFFSET([.T161:.T760];MATCH([.AB161];[.S161:.S760];1)-1;0;2); OFFSET([.S161:.S760];MATCH([.AB161];[.S161:.S760];1)-1;0;2))" table:style-name="ce1">
            <text:p>-3749.4</text:p>
          </table:table-cell>
          <table:table-cell office:value-type="float" office:value="-3750" table:formula="of:=INT([.AC161])" table:style-name="ce6">
            <text:p>-375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115</text:p>
          </table:table-cell>
          <table:table-cell office:value-type="float" office:value="161" table:formula="of:=1+SUM([.B161])" table:style-name="ce1">
            <text:p>161</text:p>
          </table:table-cell>
          <table:table-cell office:value-type="float" office:value="68.693333333333342" table:formula="of:=[Convert.$B162]*(256/600)" table:style-name="ce1">
            <text:p>68.69333333</text:p>
          </table:table-cell>
          <table:table-cell table:number-columns-repeated="8" table:style-name="ce1"/>
          <table:table-cell office:value-type="float" office:value="161" table:formula="of:=1+SUM([.L161])" table:style-name="ce1">
            <text:p>161</text:p>
          </table:table-cell>
          <table:table-cell office:value-type="float" office:value="0" table:formula="of:=FORECAST([.L162];[Convert.$C$2:.$C$601];[Convert.$A$2:.$A$601])" table:style-name="ce1">
            <text:p>#DIV/0!</text:p>
          </table:table-cell>
          <table:table-cell office:value-type="float" office:value="0" table:formula="of:=FORECAST.LINEAR([.L162];[Convert.$A$2:.$A$601];[Convert.$C$2:.$C$601])" table:style-name="ce1">
            <text:p>#DIV/0!</text:p>
          </table:table-cell>
          <table:table-cell office:value-type="float" office:value="0" table:formula="of:=FORECAST.LINEAR([.L162]; [.A162:.A760];[.C162:.C760])" table:style-name="ce1">
            <text:p>#DIV/0!</text:p>
          </table:table-cell>
          <table:table-cell table:number-columns-repeated="3" table:style-name="ce1"/>
          <table:table-cell office:value-type="float" office:value="68.693333333333342" table:formula="of:=[Convert.$B162]*(256/600)" table:style-name="ce1">
            <text:p>68.69333333</text:p>
          </table:table-cell>
          <table:table-cell office:value-type="float" office:value="3604.6" table:formula="of:=4000*[Convert.$A162]" table:style-name="ce1">
            <text:p>3604.6</text:p>
          </table:table-cell>
          <table:table-cell table:number-columns-repeated="7" table:style-name="ce1"/>
          <table:table-cell office:value-type="float" office:value="161" table:formula="of:=1+SUM([.AB161])" table:style-name="ce1">
            <text:p>161</text:p>
          </table:table-cell>
          <table:table-cell office:value-type="float" office:value="-3773.7574999999997" table:formula="of:=FORECAST([.AB162];OFFSET([.T162:.T761];MATCH([.AB162];[.S162:.S761];1)-1;0;2); OFFSET([.S162:.S761];MATCH([.AB162];[.S162:.S761];1)-1;0;2))" table:style-name="ce1">
            <text:p>-3773.7575</text:p>
          </table:table-cell>
          <table:table-cell office:value-type="float" office:value="-3774" table:formula="of:=INT([.AC162])" table:style-name="ce6">
            <text:p>-377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219</text:p>
          </table:table-cell>
          <table:table-cell office:value-type="float" office:value="162" table:formula="of:=1+SUM([.B162])" table:style-name="ce1">
            <text:p>162</text:p>
          </table:table-cell>
          <table:table-cell office:value-type="float" office:value="69.12" table:formula="of:=[Convert.$B163]*(256/600)" table:style-name="ce1">
            <text:p>69.12</text:p>
          </table:table-cell>
          <table:table-cell table:number-columns-repeated="8" table:style-name="ce1"/>
          <table:table-cell office:value-type="float" office:value="162" table:formula="of:=1+SUM([.L162])" table:style-name="ce1">
            <text:p>162</text:p>
          </table:table-cell>
          <table:table-cell office:value-type="float" office:value="0" table:formula="of:=FORECAST([.L163];[Convert.$C$2:.$C$601];[Convert.$A$2:.$A$601])" table:style-name="ce1">
            <text:p>#DIV/0!</text:p>
          </table:table-cell>
          <table:table-cell office:value-type="float" office:value="0" table:formula="of:=FORECAST.LINEAR([.L163];[Convert.$A$2:.$A$601];[Convert.$C$2:.$C$601])" table:style-name="ce1">
            <text:p>#DIV/0!</text:p>
          </table:table-cell>
          <table:table-cell office:value-type="float" office:value="0" table:formula="of:=FORECAST.LINEAR([.L163]; [.A163:.A761];[.C163:.C761])" table:style-name="ce1">
            <text:p>#DIV/0!</text:p>
          </table:table-cell>
          <table:table-cell table:number-columns-repeated="3" table:style-name="ce1"/>
          <table:table-cell office:value-type="float" office:value="69.12" table:formula="of:=[Convert.$B163]*(256/600)" table:style-name="ce1">
            <text:p>69.12</text:p>
          </table:table-cell>
          <table:table-cell office:value-type="float" office:value="3608.76" table:formula="of:=4000*[Convert.$A163]" table:style-name="ce1">
            <text:p>3608.76</text:p>
          </table:table-cell>
          <table:table-cell table:number-columns-repeated="7" table:style-name="ce1"/>
          <table:table-cell office:value-type="float" office:value="162" table:formula="of:=1+SUM([.AB162])" table:style-name="ce1">
            <text:p>162</text:p>
          </table:table-cell>
          <table:table-cell office:value-type="float" office:value="-3783.3675000000003" table:formula="of:=FORECAST([.AB163];OFFSET([.T163:.T762];MATCH([.AB163];[.S163:.S762];1)-1;0;2); OFFSET([.S163:.S762];MATCH([.AB163];[.S163:.S762];1)-1;0;2))" table:style-name="ce1">
            <text:p>-3783.3675</text:p>
          </table:table-cell>
          <table:table-cell office:value-type="float" office:value="-3784" table:formula="of:=INT([.AC163])" table:style-name="ce6">
            <text:p>-378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268</text:p>
          </table:table-cell>
          <table:table-cell office:value-type="float" office:value="163" table:formula="of:=1+SUM([.B163])" table:style-name="ce1">
            <text:p>163</text:p>
          </table:table-cell>
          <table:table-cell office:value-type="float" office:value="69.546666666666667" table:formula="of:=[Convert.$B164]*(256/600)" table:style-name="ce1">
            <text:p>69.54666667</text:p>
          </table:table-cell>
          <table:table-cell table:number-columns-repeated="8" table:style-name="ce1"/>
          <table:table-cell office:value-type="float" office:value="163" table:formula="of:=1+SUM([.L163])" table:style-name="ce1">
            <text:p>163</text:p>
          </table:table-cell>
          <table:table-cell office:value-type="float" office:value="0" table:formula="of:=FORECAST([.L164];[Convert.$C$2:.$C$601];[Convert.$A$2:.$A$601])" table:style-name="ce1">
            <text:p>#DIV/0!</text:p>
          </table:table-cell>
          <table:table-cell office:value-type="float" office:value="0" table:formula="of:=FORECAST.LINEAR([.L164];[Convert.$A$2:.$A$601];[Convert.$C$2:.$C$601])" table:style-name="ce1">
            <text:p>#DIV/0!</text:p>
          </table:table-cell>
          <table:table-cell office:value-type="float" office:value="0" table:formula="of:=FORECAST.LINEAR([.L164]; [.A164:.A762];[.C164:.C762])" table:style-name="ce1">
            <text:p>#DIV/0!</text:p>
          </table:table-cell>
          <table:table-cell table:number-columns-repeated="3" table:style-name="ce1"/>
          <table:table-cell office:value-type="float" office:value="69.546666666666667" table:formula="of:=[Convert.$B164]*(256/600)" table:style-name="ce1">
            <text:p>69.54666667</text:p>
          </table:table-cell>
          <table:table-cell office:value-type="float" office:value="3610.7200000000003" table:formula="of:=4000*[Convert.$A164]" table:style-name="ce1">
            <text:p>3610.72</text:p>
          </table:table-cell>
          <table:table-cell table:number-columns-repeated="7" table:style-name="ce1"/>
          <table:table-cell office:value-type="float" office:value="163" table:formula="of:=1+SUM([.AB163])" table:style-name="ce1">
            <text:p>163</text:p>
          </table:table-cell>
          <table:table-cell office:value-type="float" office:value="-3806.44" table:formula="of:=FORECAST([.AB164];OFFSET([.T164:.T763];MATCH([.AB164];[.S164:.S763];1)-1;0;2); OFFSET([.S164:.S763];MATCH([.AB164];[.S164:.S763];1)-1;0;2))" table:style-name="ce1">
            <text:p>-3806.44</text:p>
          </table:table-cell>
          <table:table-cell office:value-type="float" office:value="-3807" table:formula="of:=INT([.AC164])" table:style-name="ce6">
            <text:p>-380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305</text:p>
          </table:table-cell>
          <table:table-cell office:value-type="float" office:value="164" table:formula="of:=1+SUM([.B164])" table:style-name="ce1">
            <text:p>164</text:p>
          </table:table-cell>
          <table:table-cell office:value-type="float" office:value="69.973333333333343" table:formula="of:=[Convert.$B165]*(256/600)" table:style-name="ce1">
            <text:p>69.97333333</text:p>
          </table:table-cell>
          <table:table-cell table:number-columns-repeated="8" table:style-name="ce1"/>
          <table:table-cell office:value-type="float" office:value="164" table:formula="of:=1+SUM([.L164])" table:style-name="ce1">
            <text:p>164</text:p>
          </table:table-cell>
          <table:table-cell office:value-type="float" office:value="0" table:formula="of:=FORECAST([.L165];[Convert.$C$2:.$C$601];[Convert.$A$2:.$A$601])" table:style-name="ce1">
            <text:p>#DIV/0!</text:p>
          </table:table-cell>
          <table:table-cell office:value-type="float" office:value="0" table:formula="of:=FORECAST.LINEAR([.L165];[Convert.$A$2:.$A$601];[Convert.$C$2:.$C$601])" table:style-name="ce1">
            <text:p>#DIV/0!</text:p>
          </table:table-cell>
          <table:table-cell office:value-type="float" office:value="0" table:formula="of:=FORECAST.LINEAR([.L165]; [.A165:.A763];[.C165:.C763])" table:style-name="ce1">
            <text:p>#DIV/0!</text:p>
          </table:table-cell>
          <table:table-cell table:number-columns-repeated="3" table:style-name="ce1"/>
          <table:table-cell office:value-type="float" office:value="69.973333333333343" table:formula="of:=[Convert.$B165]*(256/600)" table:style-name="ce1">
            <text:p>69.97333333</text:p>
          </table:table-cell>
          <table:table-cell office:value-type="float" office:value="3612.2000000000003" table:formula="of:=4000*[Convert.$A165]" table:style-name="ce1">
            <text:p>3612.2</text:p>
          </table:table-cell>
          <table:table-cell table:number-columns-repeated="7" table:style-name="ce1"/>
          <table:table-cell office:value-type="float" office:value="164" table:formula="of:=1+SUM([.AB164])" table:style-name="ce1">
            <text:p>164</text:p>
          </table:table-cell>
          <table:table-cell office:value-type="float" office:value="-3815.7599999999993" table:formula="of:=FORECAST([.AB165];OFFSET([.T165:.T764];MATCH([.AB165];[.S165:.S764];1)-1;0;2); OFFSET([.S165:.S764];MATCH([.AB165];[.S165:.S764];1)-1;0;2))" table:style-name="ce1">
            <text:p>-3815.76</text:p>
          </table:table-cell>
          <table:table-cell office:value-type="float" office:value="-3816" table:formula="of:=INT([.AC165])" table:style-name="ce6">
            <text:p>-381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384</text:p>
          </table:table-cell>
          <table:table-cell office:value-type="float" office:value="165" table:formula="of:=1+SUM([.B165])" table:style-name="ce1">
            <text:p>165</text:p>
          </table:table-cell>
          <table:table-cell office:value-type="float" office:value="70.400000000000006" table:formula="of:=[Convert.$B166]*(256/600)" table:style-name="ce1">
            <text:p>70.4</text:p>
          </table:table-cell>
          <table:table-cell table:number-columns-repeated="8" table:style-name="ce1"/>
          <table:table-cell office:value-type="float" office:value="165" table:formula="of:=1+SUM([.L165])" table:style-name="ce1">
            <text:p>165</text:p>
          </table:table-cell>
          <table:table-cell office:value-type="float" office:value="0" table:formula="of:=FORECAST([.L166];[Convert.$C$2:.$C$601];[Convert.$A$2:.$A$601])" table:style-name="ce1">
            <text:p>#DIV/0!</text:p>
          </table:table-cell>
          <table:table-cell office:value-type="float" office:value="0" table:formula="of:=FORECAST.LINEAR([.L166];[Convert.$A$2:.$A$601];[Convert.$C$2:.$C$601])" table:style-name="ce1">
            <text:p>#DIV/0!</text:p>
          </table:table-cell>
          <table:table-cell office:value-type="float" office:value="0" table:formula="of:=FORECAST.LINEAR([.L166]; [.A166:.A764];[.C166:.C764])" table:style-name="ce1">
            <text:p>#DIV/0!</text:p>
          </table:table-cell>
          <table:table-cell table:number-columns-repeated="3" table:style-name="ce1"/>
          <table:table-cell office:value-type="float" office:value="70.400000000000006" table:formula="of:=[Convert.$B166]*(256/600)" table:style-name="ce1">
            <text:p>70.4</text:p>
          </table:table-cell>
          <table:table-cell office:value-type="float" office:value="3615.36" table:formula="of:=4000*[Convert.$A166]" table:style-name="ce1">
            <text:p>3615.36</text:p>
          </table:table-cell>
          <table:table-cell table:number-columns-repeated="7" table:style-name="ce1"/>
          <table:table-cell office:value-type="float" office:value="165" table:formula="of:=1+SUM([.AB165])" table:style-name="ce1">
            <text:p>165</text:p>
          </table:table-cell>
          <table:table-cell office:value-type="float" office:value="-3836.9074999999993" table:formula="of:=FORECAST([.AB166];OFFSET([.T166:.T765];MATCH([.AB166];[.S166:.S765];1)-1;0;2); OFFSET([.S166:.S765];MATCH([.AB166];[.S166:.S765];1)-1;0;2))" table:style-name="ce1">
            <text:p>-3836.9075</text:p>
          </table:table-cell>
          <table:table-cell office:value-type="float" office:value="-3837" table:formula="of:=INT([.AC166])" table:style-name="ce6">
            <text:p>-383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494</text:p>
          </table:table-cell>
          <table:table-cell office:value-type="float" office:value="166" table:formula="of:=1+SUM([.B166])" table:style-name="ce1">
            <text:p>166</text:p>
          </table:table-cell>
          <table:table-cell office:value-type="float" office:value="70.826666666666668" table:formula="of:=[Convert.$B167]*(256/600)" table:style-name="ce1">
            <text:p>70.82666667</text:p>
          </table:table-cell>
          <table:table-cell table:number-columns-repeated="8" table:style-name="ce1"/>
          <table:table-cell office:value-type="float" office:value="166" table:formula="of:=1+SUM([.L166])" table:style-name="ce1">
            <text:p>166</text:p>
          </table:table-cell>
          <table:table-cell office:value-type="float" office:value="0" table:formula="of:=FORECAST([.L167];[Convert.$C$2:.$C$601];[Convert.$A$2:.$A$601])" table:style-name="ce1">
            <text:p>#DIV/0!</text:p>
          </table:table-cell>
          <table:table-cell office:value-type="float" office:value="0" table:formula="of:=FORECAST.LINEAR([.L167];[Convert.$A$2:.$A$601];[Convert.$C$2:.$C$601])" table:style-name="ce1">
            <text:p>#DIV/0!</text:p>
          </table:table-cell>
          <table:table-cell office:value-type="float" office:value="0" table:formula="of:=FORECAST.LINEAR([.L167]; [.A167:.A765];[.C167:.C765])" table:style-name="ce1">
            <text:p>#DIV/0!</text:p>
          </table:table-cell>
          <table:table-cell table:number-columns-repeated="3" table:style-name="ce1"/>
          <table:table-cell office:value-type="float" office:value="70.826666666666668" table:formula="of:=[Convert.$B167]*(256/600)" table:style-name="ce1">
            <text:p>70.82666667</text:p>
          </table:table-cell>
          <table:table-cell office:value-type="float" office:value="3619.7599999999998" table:formula="of:=4000*[Convert.$A167]" table:style-name="ce1">
            <text:p>3619.76</text:p>
          </table:table-cell>
          <table:table-cell table:number-columns-repeated="7" table:style-name="ce1"/>
          <table:table-cell office:value-type="float" office:value="166" table:formula="of:=1+SUM([.AB166])" table:style-name="ce1">
            <text:p>166</text:p>
          </table:table-cell>
          <table:table-cell office:value-type="float" office:value="-3847.3449999999993" table:formula="of:=FORECAST([.AB167];OFFSET([.T167:.T766];MATCH([.AB167];[.S167:.S766];1)-1;0;2); OFFSET([.S167:.S766];MATCH([.AB167];[.S167:.S766];1)-1;0;2))" table:style-name="ce1">
            <text:p>-3847.345</text:p>
          </table:table-cell>
          <table:table-cell office:value-type="float" office:value="-3848" table:formula="of:=INT([.AC167])" table:style-name="ce6">
            <text:p>-384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585</text:p>
          </table:table-cell>
          <table:table-cell office:value-type="float" office:value="167" table:formula="of:=1+SUM([.B167])" table:style-name="ce1">
            <text:p>167</text:p>
          </table:table-cell>
          <table:table-cell office:value-type="float" office:value="71.253333333333345" table:formula="of:=[Convert.$B168]*(256/600)" table:style-name="ce1">
            <text:p>71.25333333</text:p>
          </table:table-cell>
          <table:table-cell table:number-columns-repeated="8" table:style-name="ce1"/>
          <table:table-cell office:value-type="float" office:value="167" table:formula="of:=1+SUM([.L167])" table:style-name="ce1">
            <text:p>167</text:p>
          </table:table-cell>
          <table:table-cell office:value-type="float" office:value="0" table:formula="of:=FORECAST([.L168];[Convert.$C$2:.$C$601];[Convert.$A$2:.$A$601])" table:style-name="ce1">
            <text:p>#DIV/0!</text:p>
          </table:table-cell>
          <table:table-cell office:value-type="float" office:value="0" table:formula="of:=FORECAST.LINEAR([.L168];[Convert.$A$2:.$A$601];[Convert.$C$2:.$C$601])" table:style-name="ce1">
            <text:p>#DIV/0!</text:p>
          </table:table-cell>
          <table:table-cell office:value-type="float" office:value="0" table:formula="of:=FORECAST.LINEAR([.L168]; [.A168:.A766];[.C168:.C766])" table:style-name="ce1">
            <text:p>#DIV/0!</text:p>
          </table:table-cell>
          <table:table-cell table:number-columns-repeated="3" table:style-name="ce1"/>
          <table:table-cell office:value-type="float" office:value="71.253333333333345" table:formula="of:=[Convert.$B168]*(256/600)" table:style-name="ce1">
            <text:p>71.25333333</text:p>
          </table:table-cell>
          <table:table-cell office:value-type="float" office:value="3623.4" table:formula="of:=4000*[Convert.$A168]" table:style-name="ce1">
            <text:p>3623.4</text:p>
          </table:table-cell>
          <table:table-cell table:number-columns-repeated="7" table:style-name="ce1"/>
          <table:table-cell office:value-type="float" office:value="167" table:formula="of:=1+SUM([.AB167])" table:style-name="ce1">
            <text:p>167</text:p>
          </table:table-cell>
          <table:table-cell office:value-type="float" office:value="-3865.0674999999992" table:formula="of:=FORECAST([.AB168];OFFSET([.T168:.T767];MATCH([.AB168];[.S168:.S767];1)-1;0;2); OFFSET([.S168:.S767];MATCH([.AB168];[.S168:.S767];1)-1;0;2))" table:style-name="ce1">
            <text:p>-3865.0675</text:p>
          </table:table-cell>
          <table:table-cell office:value-type="float" office:value="-3866" table:formula="of:=INT([.AC168])" table:style-name="ce6">
            <text:p>-386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622</text:p>
          </table:table-cell>
          <table:table-cell office:value-type="float" office:value="168" table:formula="of:=1+SUM([.B168])" table:style-name="ce1">
            <text:p>168</text:p>
          </table:table-cell>
          <table:table-cell office:value-type="float" office:value="71.680000000000007" table:formula="of:=[Convert.$B169]*(256/600)" table:style-name="ce1">
            <text:p>71.68</text:p>
          </table:table-cell>
          <table:table-cell table:number-columns-repeated="8" table:style-name="ce1"/>
          <table:table-cell office:value-type="float" office:value="168" table:formula="of:=1+SUM([.L168])" table:style-name="ce1">
            <text:p>168</text:p>
          </table:table-cell>
          <table:table-cell office:value-type="float" office:value="0" table:formula="of:=FORECAST([.L169];[Convert.$C$2:.$C$601];[Convert.$A$2:.$A$601])" table:style-name="ce1">
            <text:p>#DIV/0!</text:p>
          </table:table-cell>
          <table:table-cell office:value-type="float" office:value="0" table:formula="of:=FORECAST.LINEAR([.L169];[Convert.$A$2:.$A$601];[Convert.$C$2:.$C$601])" table:style-name="ce1">
            <text:p>#DIV/0!</text:p>
          </table:table-cell>
          <table:table-cell office:value-type="float" office:value="0" table:formula="of:=FORECAST.LINEAR([.L169]; [.A169:.A767];[.C169:.C767])" table:style-name="ce1">
            <text:p>#DIV/0!</text:p>
          </table:table-cell>
          <table:table-cell table:number-columns-repeated="3" table:style-name="ce1"/>
          <table:table-cell office:value-type="float" office:value="71.680000000000007" table:formula="of:=[Convert.$B169]*(256/600)" table:style-name="ce1">
            <text:p>71.68</text:p>
          </table:table-cell>
          <table:table-cell office:value-type="float" office:value="3624.88" table:formula="of:=4000*[Convert.$A169]" table:style-name="ce1">
            <text:p>3624.88</text:p>
          </table:table-cell>
          <table:table-cell table:number-columns-repeated="7" table:style-name="ce1"/>
          <table:table-cell office:value-type="float" office:value="168" table:formula="of:=1+SUM([.AB168])" table:style-name="ce1">
            <text:p>168</text:p>
          </table:table-cell>
          <table:table-cell office:value-type="float" office:value="-3877.8" table:formula="of:=FORECAST([.AB169];OFFSET([.T169:.T768];MATCH([.AB169];[.S169:.S768];1)-1;0;2); OFFSET([.S169:.S768];MATCH([.AB169];[.S169:.S768];1)-1;0;2))" table:style-name="ce1">
            <text:p>-3877.8</text:p>
          </table:table-cell>
          <table:table-cell office:value-type="float" office:value="-3878" table:formula="of:=INT([.AC169])" table:style-name="ce6">
            <text:p>-387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640</text:p>
          </table:table-cell>
          <table:table-cell office:value-type="float" office:value="169" table:formula="of:=1+SUM([.B169])" table:style-name="ce1">
            <text:p>169</text:p>
          </table:table-cell>
          <table:table-cell office:value-type="float" office:value="72.106666666666669" table:formula="of:=[Convert.$B170]*(256/600)" table:style-name="ce1">
            <text:p>72.10666667</text:p>
          </table:table-cell>
          <table:table-cell table:number-columns-repeated="8" table:style-name="ce1"/>
          <table:table-cell office:value-type="float" office:value="169" table:formula="of:=1+SUM([.L169])" table:style-name="ce1">
            <text:p>169</text:p>
          </table:table-cell>
          <table:table-cell office:value-type="float" office:value="0" table:formula="of:=FORECAST([.L170];[Convert.$C$2:.$C$601];[Convert.$A$2:.$A$601])" table:style-name="ce1">
            <text:p>#DIV/0!</text:p>
          </table:table-cell>
          <table:table-cell office:value-type="float" office:value="0" table:formula="of:=FORECAST.LINEAR([.L170];[Convert.$A$2:.$A$601];[Convert.$C$2:.$C$601])" table:style-name="ce1">
            <text:p>#DIV/0!</text:p>
          </table:table-cell>
          <table:table-cell office:value-type="float" office:value="0" table:formula="of:=FORECAST.LINEAR([.L170]; [.A170:.A768];[.C170:.C768])" table:style-name="ce1">
            <text:p>#DIV/0!</text:p>
          </table:table-cell>
          <table:table-cell table:number-columns-repeated="3" table:style-name="ce1"/>
          <table:table-cell office:value-type="float" office:value="72.106666666666669" table:formula="of:=[Convert.$B170]*(256/600)" table:style-name="ce1">
            <text:p>72.10666667</text:p>
          </table:table-cell>
          <table:table-cell office:value-type="float" office:value="3625.6" table:formula="of:=4000*[Convert.$A170]" table:style-name="ce1">
            <text:p>3625.6</text:p>
          </table:table-cell>
          <table:table-cell table:number-columns-repeated="7" table:style-name="ce1"/>
          <table:table-cell office:value-type="float" office:value="169" table:formula="of:=1+SUM([.AB169])" table:style-name="ce1">
            <text:p>169</text:p>
          </table:table-cell>
          <table:table-cell office:value-type="float" office:value="-3892.1099999999997" table:formula="of:=FORECAST([.AB170];OFFSET([.T170:.T769];MATCH([.AB170];[.S170:.S769];1)-1;0;2); OFFSET([.S170:.S769];MATCH([.AB170];[.S170:.S769];1)-1;0;2))" table:style-name="ce1">
            <text:p>-3892.11</text:p>
          </table:table-cell>
          <table:table-cell office:value-type="float" office:value="-3893" table:formula="of:=INT([.AC170])" table:style-name="ce6">
            <text:p>-389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695</text:p>
          </table:table-cell>
          <table:table-cell office:value-type="float" office:value="170" table:formula="of:=1+SUM([.B170])" table:style-name="ce1">
            <text:p>170</text:p>
          </table:table-cell>
          <table:table-cell office:value-type="float" office:value="72.533333333333331" table:formula="of:=[Convert.$B171]*(256/600)" table:style-name="ce1">
            <text:p>72.53333333</text:p>
          </table:table-cell>
          <table:table-cell table:number-columns-repeated="8" table:style-name="ce1"/>
          <table:table-cell office:value-type="float" office:value="170" table:formula="of:=1+SUM([.L170])" table:style-name="ce1">
            <text:p>170</text:p>
          </table:table-cell>
          <table:table-cell office:value-type="float" office:value="0" table:formula="of:=FORECAST([.L171];[Convert.$C$2:.$C$601];[Convert.$A$2:.$A$601])" table:style-name="ce1">
            <text:p>#DIV/0!</text:p>
          </table:table-cell>
          <table:table-cell office:value-type="float" office:value="0" table:formula="of:=FORECAST.LINEAR([.L171];[Convert.$A$2:.$A$601];[Convert.$C$2:.$C$601])" table:style-name="ce1">
            <text:p>#DIV/0!</text:p>
          </table:table-cell>
          <table:table-cell office:value-type="float" office:value="0" table:formula="of:=FORECAST.LINEAR([.L171]; [.A171:.A769];[.C171:.C769])" table:style-name="ce1">
            <text:p>#DIV/0!</text:p>
          </table:table-cell>
          <table:table-cell table:number-columns-repeated="3" table:style-name="ce1"/>
          <table:table-cell office:value-type="float" office:value="72.533333333333331" table:formula="of:=[Convert.$B171]*(256/600)" table:style-name="ce1">
            <text:p>72.53333333</text:p>
          </table:table-cell>
          <table:table-cell office:value-type="float" office:value="3627.8" table:formula="of:=4000*[Convert.$A171]" table:style-name="ce1">
            <text:p>3627.8</text:p>
          </table:table-cell>
          <table:table-cell table:number-columns-repeated="7" table:style-name="ce1"/>
          <table:table-cell office:value-type="float" office:value="170" table:formula="of:=1+SUM([.AB170])" table:style-name="ce1">
            <text:p>170</text:p>
          </table:table-cell>
          <table:table-cell office:value-type="float" office:value="-3906.6025" table:formula="of:=FORECAST([.AB171];OFFSET([.T171:.T770];MATCH([.AB171];[.S171:.S770];1)-1;0;2); OFFSET([.S171:.S770];MATCH([.AB171];[.S171:.S770];1)-1;0;2))" table:style-name="ce1">
            <text:p>-3906.6025</text:p>
          </table:table-cell>
          <table:table-cell office:value-type="float" office:value="-3907" table:formula="of:=INT([.AC171])" table:style-name="ce6">
            <text:p>-390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799</text:p>
          </table:table-cell>
          <table:table-cell office:value-type="float" office:value="171" table:formula="of:=1+SUM([.B171])" table:style-name="ce1">
            <text:p>171</text:p>
          </table:table-cell>
          <table:table-cell office:value-type="float" office:value="72.960000000000008" table:formula="of:=[Convert.$B172]*(256/600)" table:style-name="ce1">
            <text:p>72.96</text:p>
          </table:table-cell>
          <table:table-cell table:number-columns-repeated="8" table:style-name="ce1"/>
          <table:table-cell office:value-type="float" office:value="171" table:formula="of:=1+SUM([.L171])" table:style-name="ce1">
            <text:p>171</text:p>
          </table:table-cell>
          <table:table-cell office:value-type="float" office:value="0" table:formula="of:=FORECAST([.L172];[Convert.$C$2:.$C$601];[Convert.$A$2:.$A$601])" table:style-name="ce1">
            <text:p>#DIV/0!</text:p>
          </table:table-cell>
          <table:table-cell office:value-type="float" office:value="0" table:formula="of:=FORECAST.LINEAR([.L172];[Convert.$A$2:.$A$601];[Convert.$C$2:.$C$601])" table:style-name="ce1">
            <text:p>#DIV/0!</text:p>
          </table:table-cell>
          <table:table-cell office:value-type="float" office:value="0" table:formula="of:=FORECAST.LINEAR([.L172]; [.A172:.A770];[.C172:.C770])" table:style-name="ce1">
            <text:p>#DIV/0!</text:p>
          </table:table-cell>
          <table:table-cell table:number-columns-repeated="3" table:style-name="ce1"/>
          <table:table-cell office:value-type="float" office:value="72.960000000000008" table:formula="of:=[Convert.$B172]*(256/600)" table:style-name="ce1">
            <text:p>72.96</text:p>
          </table:table-cell>
          <table:table-cell office:value-type="float" office:value="3631.96" table:formula="of:=4000*[Convert.$A172]" table:style-name="ce1">
            <text:p>3631.96</text:p>
          </table:table-cell>
          <table:table-cell table:number-columns-repeated="7" table:style-name="ce1"/>
          <table:table-cell office:value-type="float" office:value="171" table:formula="of:=1+SUM([.AB171])" table:style-name="ce1">
            <text:p>171</text:p>
          </table:table-cell>
          <table:table-cell office:value-type="float" office:value="-3917.605" table:formula="of:=FORECAST([.AB172];OFFSET([.T172:.T771];MATCH([.AB172];[.S172:.S771];1)-1;0;2); OFFSET([.S172:.S771];MATCH([.AB172];[.S172:.S771];1)-1;0;2))" table:style-name="ce1">
            <text:p>-3917.605</text:p>
          </table:table-cell>
          <table:table-cell office:value-type="float" office:value="-3918" table:formula="of:=INT([.AC172])" table:style-name="ce6">
            <text:p>-391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878</text:p>
          </table:table-cell>
          <table:table-cell office:value-type="float" office:value="172" table:formula="of:=1+SUM([.B172])" table:style-name="ce1">
            <text:p>172</text:p>
          </table:table-cell>
          <table:table-cell office:value-type="float" office:value="73.38666666666667" table:formula="of:=[Convert.$B173]*(256/600)" table:style-name="ce1">
            <text:p>73.38666667</text:p>
          </table:table-cell>
          <table:table-cell table:number-columns-repeated="8" table:style-name="ce1"/>
          <table:table-cell office:value-type="float" office:value="172" table:formula="of:=1+SUM([.L172])" table:style-name="ce1">
            <text:p>172</text:p>
          </table:table-cell>
          <table:table-cell office:value-type="float" office:value="0" table:formula="of:=FORECAST([.L173];[Convert.$C$2:.$C$601];[Convert.$A$2:.$A$601])" table:style-name="ce1">
            <text:p>#DIV/0!</text:p>
          </table:table-cell>
          <table:table-cell office:value-type="float" office:value="0" table:formula="of:=FORECAST.LINEAR([.L173];[Convert.$A$2:.$A$601];[Convert.$C$2:.$C$601])" table:style-name="ce1">
            <text:p>#DIV/0!</text:p>
          </table:table-cell>
          <table:table-cell office:value-type="float" office:value="0" table:formula="of:=FORECAST.LINEAR([.L173]; [.A173:.A771];[.C173:.C771])" table:style-name="ce1">
            <text:p>#DIV/0!</text:p>
          </table:table-cell>
          <table:table-cell table:number-columns-repeated="3" table:style-name="ce1"/>
          <table:table-cell office:value-type="float" office:value="73.38666666666667" table:formula="of:=[Convert.$B173]*(256/600)" table:style-name="ce1">
            <text:p>73.38666667</text:p>
          </table:table-cell>
          <table:table-cell office:value-type="float" office:value="3635.1200000000003" table:formula="of:=4000*[Convert.$A173]" table:style-name="ce1">
            <text:p>3635.12</text:p>
          </table:table-cell>
          <table:table-cell table:number-columns-repeated="7" table:style-name="ce1"/>
          <table:table-cell office:value-type="float" office:value="172" table:formula="of:=1+SUM([.AB172])" table:style-name="ce1">
            <text:p>172</text:p>
          </table:table-cell>
          <table:table-cell office:value-type="float" office:value="-3933.6950000000002" table:formula="of:=FORECAST([.AB173];OFFSET([.T173:.T772];MATCH([.AB173];[.S173:.S772];1)-1;0;2); OFFSET([.S173:.S772];MATCH([.AB173];[.S173:.S772];1)-1;0;2))" table:style-name="ce1">
            <text:p>-3933.695</text:p>
          </table:table-cell>
          <table:table-cell office:value-type="float" office:value="-3934" table:formula="of:=INT([.AC173])" table:style-name="ce6">
            <text:p>-393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903</text:p>
          </table:table-cell>
          <table:table-cell office:value-type="float" office:value="173" table:formula="of:=1+SUM([.B173])" table:style-name="ce1">
            <text:p>173</text:p>
          </table:table-cell>
          <table:table-cell office:value-type="float" office:value="73.813333333333333" table:formula="of:=[Convert.$B174]*(256/600)" table:style-name="ce1">
            <text:p>73.81333333</text:p>
          </table:table-cell>
          <table:table-cell table:number-columns-repeated="8" table:style-name="ce1"/>
          <table:table-cell office:value-type="float" office:value="173" table:formula="of:=1+SUM([.L173])" table:style-name="ce1">
            <text:p>173</text:p>
          </table:table-cell>
          <table:table-cell office:value-type="float" office:value="0" table:formula="of:=FORECAST([.L174];[Convert.$C$2:.$C$601];[Convert.$A$2:.$A$601])" table:style-name="ce1">
            <text:p>#DIV/0!</text:p>
          </table:table-cell>
          <table:table-cell office:value-type="float" office:value="0" table:formula="of:=FORECAST.LINEAR([.L174];[Convert.$A$2:.$A$601];[Convert.$C$2:.$C$601])" table:style-name="ce1">
            <text:p>#DIV/0!</text:p>
          </table:table-cell>
          <table:table-cell office:value-type="float" office:value="0" table:formula="of:=FORECAST.LINEAR([.L174]; [.A174:.A772];[.C174:.C772])" table:style-name="ce1">
            <text:p>#DIV/0!</text:p>
          </table:table-cell>
          <table:table-cell table:number-columns-repeated="3" table:style-name="ce1"/>
          <table:table-cell office:value-type="float" office:value="73.813333333333333" table:formula="of:=[Convert.$B174]*(256/600)" table:style-name="ce1">
            <text:p>73.81333333</text:p>
          </table:table-cell>
          <table:table-cell office:value-type="float" office:value="3636.12" table:formula="of:=4000*[Convert.$A174]" table:style-name="ce1">
            <text:p>3636.12</text:p>
          </table:table-cell>
          <table:table-cell table:number-columns-repeated="7" table:style-name="ce1"/>
          <table:table-cell office:value-type="float" office:value="173" table:formula="of:=1+SUM([.AB173])" table:style-name="ce1">
            <text:p>173</text:p>
          </table:table-cell>
          <table:table-cell office:value-type="float" office:value="-3941.5512499999995" table:formula="of:=FORECAST([.AB174];OFFSET([.T174:.T773];MATCH([.AB174];[.S174:.S773];1)-1;0;2); OFFSET([.S174:.S773];MATCH([.AB174];[.S174:.S773];1)-1;0;2))" table:style-name="ce1">
            <text:p>-3941.55125</text:p>
          </table:table-cell>
          <table:table-cell office:value-type="float" office:value="-3942" table:formula="of:=INT([.AC174])" table:style-name="ce6">
            <text:p>-394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903</text:p>
          </table:table-cell>
          <table:table-cell office:value-type="float" office:value="174" table:formula="of:=1+SUM([.B174])" table:style-name="ce1">
            <text:p>174</text:p>
          </table:table-cell>
          <table:table-cell office:value-type="float" office:value="74.240000000000009" table:formula="of:=[Convert.$B175]*(256/600)" table:style-name="ce1">
            <text:p>74.24</text:p>
          </table:table-cell>
          <table:table-cell table:number-columns-repeated="8" table:style-name="ce1"/>
          <table:table-cell office:value-type="float" office:value="174" table:formula="of:=1+SUM([.L174])" table:style-name="ce1">
            <text:p>174</text:p>
          </table:table-cell>
          <table:table-cell office:value-type="float" office:value="0" table:formula="of:=FORECAST([.L175];[Convert.$C$2:.$C$601];[Convert.$A$2:.$A$601])" table:style-name="ce1">
            <text:p>#DIV/0!</text:p>
          </table:table-cell>
          <table:table-cell office:value-type="float" office:value="0" table:formula="of:=FORECAST.LINEAR([.L175];[Convert.$A$2:.$A$601];[Convert.$C$2:.$C$601])" table:style-name="ce1">
            <text:p>#DIV/0!</text:p>
          </table:table-cell>
          <table:table-cell office:value-type="float" office:value="0" table:formula="of:=FORECAST.LINEAR([.L175]; [.A175:.A773];[.C175:.C773])" table:style-name="ce1">
            <text:p>#DIV/0!</text:p>
          </table:table-cell>
          <table:table-cell table:number-columns-repeated="3" table:style-name="ce1"/>
          <table:table-cell office:value-type="float" office:value="74.240000000000009" table:formula="of:=[Convert.$B175]*(256/600)" table:style-name="ce1">
            <text:p>74.24</text:p>
          </table:table-cell>
          <table:table-cell office:value-type="float" office:value="3636.12" table:formula="of:=4000*[Convert.$A175]" table:style-name="ce1">
            <text:p>3636.12</text:p>
          </table:table-cell>
          <table:table-cell table:number-columns-repeated="7" table:style-name="ce1"/>
          <table:table-cell office:value-type="float" office:value="174" table:formula="of:=1+SUM([.AB174])" table:style-name="ce1">
            <text:p>174</text:p>
          </table:table-cell>
          <table:table-cell office:value-type="float" office:value="-3957.4449999999997" table:formula="of:=FORECAST([.AB175];OFFSET([.T175:.T774];MATCH([.AB175];[.S175:.S774];1)-1;0;2); OFFSET([.S175:.S774];MATCH([.AB175];[.S175:.S774];1)-1;0;2))" table:style-name="ce1">
            <text:p>-3957.445</text:p>
          </table:table-cell>
          <table:table-cell office:value-type="float" office:value="-3958" table:formula="of:=INT([.AC175])" table:style-name="ce6">
            <text:p>-395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939</text:p>
          </table:table-cell>
          <table:table-cell office:value-type="float" office:value="175" table:formula="of:=1+SUM([.B175])" table:style-name="ce1">
            <text:p>175</text:p>
          </table:table-cell>
          <table:table-cell office:value-type="float" office:value="74.666666666666671" table:formula="of:=[Convert.$B176]*(256/600)" table:style-name="ce1">
            <text:p>74.66666667</text:p>
          </table:table-cell>
          <table:table-cell table:number-columns-repeated="8" table:style-name="ce1"/>
          <table:table-cell office:value-type="float" office:value="175" table:formula="of:=1+SUM([.L175])" table:style-name="ce1">
            <text:p>175</text:p>
          </table:table-cell>
          <table:table-cell office:value-type="float" office:value="0" table:formula="of:=FORECAST([.L176];[Convert.$C$2:.$C$601];[Convert.$A$2:.$A$601])" table:style-name="ce1">
            <text:p>#DIV/0!</text:p>
          </table:table-cell>
          <table:table-cell office:value-type="float" office:value="0" table:formula="of:=FORECAST.LINEAR([.L176];[Convert.$A$2:.$A$601];[Convert.$C$2:.$C$601])" table:style-name="ce1">
            <text:p>#DIV/0!</text:p>
          </table:table-cell>
          <table:table-cell office:value-type="float" office:value="0" table:formula="of:=FORECAST.LINEAR([.L176]; [.A176:.A774];[.C176:.C774])" table:style-name="ce1">
            <text:p>#DIV/0!</text:p>
          </table:table-cell>
          <table:table-cell table:number-columns-repeated="3" table:style-name="ce1"/>
          <table:table-cell office:value-type="float" office:value="74.666666666666671" table:formula="of:=[Convert.$B176]*(256/600)" table:style-name="ce1">
            <text:p>74.66666667</text:p>
          </table:table-cell>
          <table:table-cell office:value-type="float" office:value="3637.56" table:formula="of:=4000*[Convert.$A176]" table:style-name="ce1">
            <text:p>3637.56</text:p>
          </table:table-cell>
          <table:table-cell table:number-columns-repeated="7" table:style-name="ce1"/>
          <table:table-cell office:value-type="float" office:value="175" table:formula="of:=1+SUM([.AB175])" table:style-name="ce1">
            <text:p>175</text:p>
          </table:table-cell>
          <table:table-cell office:value-type="float" office:value="-3963.9562500000002" table:formula="of:=FORECAST([.AB176];OFFSET([.T176:.T775];MATCH([.AB176];[.S176:.S775];1)-1;0;2); OFFSET([.S176:.S775];MATCH([.AB176];[.S176:.S775];1)-1;0;2))" table:style-name="ce1">
            <text:p>-3963.95625</text:p>
          </table:table-cell>
          <table:table-cell office:value-type="float" office:value="-3964" table:formula="of:=INT([.AC176])" table:style-name="ce6">
            <text:p>-396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25</text:p>
          </table:table-cell>
          <table:table-cell office:value-type="float" office:value="176" table:formula="of:=1+SUM([.B176])" table:style-name="ce1">
            <text:p>176</text:p>
          </table:table-cell>
          <table:table-cell office:value-type="float" office:value="75.093333333333334" table:formula="of:=[Convert.$B177]*(256/600)" table:style-name="ce1">
            <text:p>75.09333333</text:p>
          </table:table-cell>
          <table:table-cell table:number-columns-repeated="8" table:style-name="ce1"/>
          <table:table-cell office:value-type="float" office:value="176" table:formula="of:=1+SUM([.L176])" table:style-name="ce1">
            <text:p>176</text:p>
          </table:table-cell>
          <table:table-cell office:value-type="float" office:value="0" table:formula="of:=FORECAST([.L177];[Convert.$C$2:.$C$601];[Convert.$A$2:.$A$601])" table:style-name="ce1">
            <text:p>#DIV/0!</text:p>
          </table:table-cell>
          <table:table-cell office:value-type="float" office:value="0" table:formula="of:=FORECAST.LINEAR([.L177];[Convert.$A$2:.$A$601];[Convert.$C$2:.$C$601])" table:style-name="ce1">
            <text:p>#DIV/0!</text:p>
          </table:table-cell>
          <table:table-cell office:value-type="float" office:value="0" table:formula="of:=FORECAST.LINEAR([.L177]; [.A177:.A775];[.C177:.C775])" table:style-name="ce1">
            <text:p>#DIV/0!</text:p>
          </table:table-cell>
          <table:table-cell table:number-columns-repeated="3" table:style-name="ce1"/>
          <table:table-cell office:value-type="float" office:value="75.093333333333334" table:formula="of:=[Convert.$B177]*(256/600)" table:style-name="ce1">
            <text:p>75.09333333</text:p>
          </table:table-cell>
          <table:table-cell office:value-type="float" office:value="3641" table:formula="of:=4000*[Convert.$A177]" table:style-name="ce1">
            <text:p>3641</text:p>
          </table:table-cell>
          <table:table-cell table:number-columns-repeated="7" table:style-name="ce1"/>
          <table:table-cell office:value-type="float" office:value="176" table:formula="of:=1+SUM([.AB176])" table:style-name="ce1">
            <text:p>176</text:p>
          </table:table-cell>
          <table:table-cell office:value-type="float" office:value="-3979.12" table:formula="of:=FORECAST([.AB177];OFFSET([.T177:.T776];MATCH([.AB177];[.S177:.S776];1)-1;0;2); OFFSET([.S177:.S776];MATCH([.AB177];[.S177:.S776];1)-1;0;2))" table:style-name="ce1">
            <text:p>-3979.12</text:p>
          </table:table-cell>
          <table:table-cell office:value-type="float" office:value="-3980" table:formula="of:=INT([.AC177])" table:style-name="ce6">
            <text:p>-398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98</text:p>
          </table:table-cell>
          <table:table-cell office:value-type="float" office:value="177" table:formula="of:=1+SUM([.B177])" table:style-name="ce1">
            <text:p>177</text:p>
          </table:table-cell>
          <table:table-cell office:value-type="float" office:value="75.52000000000001" table:formula="of:=[Convert.$B178]*(256/600)" table:style-name="ce1">
            <text:p>75.52</text:p>
          </table:table-cell>
          <table:table-cell table:number-columns-repeated="8" table:style-name="ce1"/>
          <table:table-cell office:value-type="float" office:value="177" table:formula="of:=1+SUM([.L177])" table:style-name="ce1">
            <text:p>177</text:p>
          </table:table-cell>
          <table:table-cell office:value-type="float" office:value="0" table:formula="of:=FORECAST([.L178];[Convert.$C$2:.$C$601];[Convert.$A$2:.$A$601])" table:style-name="ce1">
            <text:p>#DIV/0!</text:p>
          </table:table-cell>
          <table:table-cell office:value-type="float" office:value="0" table:formula="of:=FORECAST.LINEAR([.L178];[Convert.$A$2:.$A$601];[Convert.$C$2:.$C$601])" table:style-name="ce1">
            <text:p>#DIV/0!</text:p>
          </table:table-cell>
          <table:table-cell office:value-type="float" office:value="0" table:formula="of:=FORECAST.LINEAR([.L178]; [.A178:.A776];[.C178:.C776])" table:style-name="ce1">
            <text:p>#DIV/0!</text:p>
          </table:table-cell>
          <table:table-cell table:number-columns-repeated="3" table:style-name="ce1"/>
          <table:table-cell office:value-type="float" office:value="75.52000000000001" table:formula="of:=[Convert.$B178]*(256/600)" table:style-name="ce1">
            <text:p>75.52</text:p>
          </table:table-cell>
          <table:table-cell office:value-type="float" office:value="3643.92" table:formula="of:=4000*[Convert.$A178]" table:style-name="ce1">
            <text:p>3643.92</text:p>
          </table:table-cell>
          <table:table-cell table:number-columns-repeated="7" table:style-name="ce1"/>
          <table:table-cell office:value-type="float" office:value="177" table:formula="of:=1+SUM([.AB177])" table:style-name="ce1">
            <text:p>177</text:p>
          </table:table-cell>
          <table:table-cell office:value-type="float" office:value="-3984.65625" table:formula="of:=FORECAST([.AB178];OFFSET([.T178:.T777];MATCH([.AB178];[.S178:.S777];1)-1;0;2); OFFSET([.S178:.S777];MATCH([.AB178];[.S178:.S777];1)-1;0;2))" table:style-name="ce1">
            <text:p>-3984.65625</text:p>
          </table:table-cell>
          <table:table-cell office:value-type="float" office:value="-3985" table:formula="of:=INT([.AC178])" table:style-name="ce6">
            <text:p>-398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104</text:p>
          </table:table-cell>
          <table:table-cell office:value-type="float" office:value="178" table:formula="of:=1+SUM([.B178])" table:style-name="ce1">
            <text:p>178</text:p>
          </table:table-cell>
          <table:table-cell office:value-type="float" office:value="75.946666666666673" table:formula="of:=[Convert.$B179]*(256/600)" table:style-name="ce1">
            <text:p>75.94666667</text:p>
          </table:table-cell>
          <table:table-cell table:number-columns-repeated="8" table:style-name="ce1"/>
          <table:table-cell office:value-type="float" office:value="178" table:formula="of:=1+SUM([.L178])" table:style-name="ce1">
            <text:p>178</text:p>
          </table:table-cell>
          <table:table-cell office:value-type="float" office:value="0" table:formula="of:=FORECAST([.L179];[Convert.$C$2:.$C$601];[Convert.$A$2:.$A$601])" table:style-name="ce1">
            <text:p>#DIV/0!</text:p>
          </table:table-cell>
          <table:table-cell office:value-type="float" office:value="0" table:formula="of:=FORECAST.LINEAR([.L179];[Convert.$A$2:.$A$601];[Convert.$C$2:.$C$601])" table:style-name="ce1">
            <text:p>#DIV/0!</text:p>
          </table:table-cell>
          <table:table-cell office:value-type="float" office:value="0" table:formula="of:=FORECAST.LINEAR([.L179]; [.A179:.A777];[.C179:.C777])" table:style-name="ce1">
            <text:p>#DIV/0!</text:p>
          </table:table-cell>
          <table:table-cell table:number-columns-repeated="3" table:style-name="ce1"/>
          <table:table-cell office:value-type="float" office:value="75.946666666666673" table:formula="of:=[Convert.$B179]*(256/600)" table:style-name="ce1">
            <text:p>75.94666667</text:p>
          </table:table-cell>
          <table:table-cell office:value-type="float" office:value="3644.16" table:formula="of:=4000*[Convert.$A179]" table:style-name="ce1">
            <text:p>3644.16</text:p>
          </table:table-cell>
          <table:table-cell table:number-columns-repeated="7" table:style-name="ce1"/>
          <table:table-cell office:value-type="float" office:value="178" table:formula="of:=1+SUM([.AB178])" table:style-name="ce1">
            <text:p>178</text:p>
          </table:table-cell>
          <table:table-cell office:value-type="float" office:value="-3999.7825000000003" table:formula="of:=FORECAST([.AB179];OFFSET([.T179:.T778];MATCH([.AB179];[.S179:.S778];1)-1;0;2); OFFSET([.S179:.S778];MATCH([.AB179];[.S179:.S778];1)-1;0;2))" table:style-name="ce1">
            <text:p>-3999.7825</text:p>
          </table:table-cell>
          <table:table-cell office:value-type="float" office:value="-4000" table:formula="of:=INT([.AC179])" table:style-name="ce6">
            <text:p>-400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86</text:p>
          </table:table-cell>
          <table:table-cell office:value-type="float" office:value="179" table:formula="of:=1+SUM([.B179])" table:style-name="ce1">
            <text:p>179</text:p>
          </table:table-cell>
          <table:table-cell office:value-type="float" office:value="76.373333333333335" table:formula="of:=[Convert.$B180]*(256/600)" table:style-name="ce1">
            <text:p>76.37333333</text:p>
          </table:table-cell>
          <table:table-cell table:number-columns-repeated="8" table:style-name="ce1"/>
          <table:table-cell office:value-type="float" office:value="179" table:formula="of:=1+SUM([.L179])" table:style-name="ce1">
            <text:p>179</text:p>
          </table:table-cell>
          <table:table-cell office:value-type="float" office:value="0" table:formula="of:=FORECAST([.L180];[Convert.$C$2:.$C$601];[Convert.$A$2:.$A$601])" table:style-name="ce1">
            <text:p>#DIV/0!</text:p>
          </table:table-cell>
          <table:table-cell office:value-type="float" office:value="0" table:formula="of:=FORECAST.LINEAR([.L180];[Convert.$A$2:.$A$601];[Convert.$C$2:.$C$601])" table:style-name="ce1">
            <text:p>#DIV/0!</text:p>
          </table:table-cell>
          <table:table-cell office:value-type="float" office:value="0" table:formula="of:=FORECAST.LINEAR([.L180]; [.A180:.A778];[.C180:.C778])" table:style-name="ce1">
            <text:p>#DIV/0!</text:p>
          </table:table-cell>
          <table:table-cell table:number-columns-repeated="3" table:style-name="ce1"/>
          <table:table-cell office:value-type="float" office:value="76.373333333333335" table:formula="of:=[Convert.$B180]*(256/600)" table:style-name="ce1">
            <text:p>76.37333333</text:p>
          </table:table-cell>
          <table:table-cell office:value-type="float" office:value="3643.44" table:formula="of:=4000*[Convert.$A180]" table:style-name="ce1">
            <text:p>3643.44</text:p>
          </table:table-cell>
          <table:table-cell table:number-columns-repeated="7" table:style-name="ce1"/>
          <table:table-cell office:value-type="float" office:value="179" table:formula="of:=1+SUM([.AB179])" table:style-name="ce1">
            <text:p>179</text:p>
          </table:table-cell>
          <table:table-cell office:value-type="float" office:value="-3986.1350000000002" table:formula="of:=FORECAST([.AB180];OFFSET([.T180:.T779];MATCH([.AB180];[.S180:.S779];1)-1;0;2); OFFSET([.S180:.S779];MATCH([.AB180];[.S180:.S779];1)-1;0;2))" table:style-name="ce1">
            <text:p>-3986.135</text:p>
          </table:table-cell>
          <table:table-cell office:value-type="float" office:value="-3987" table:formula="of:=INT([.AC180])" table:style-name="ce6">
            <text:p>-398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104</text:p>
          </table:table-cell>
          <table:table-cell office:value-type="float" office:value="180" table:formula="of:=1+SUM([.B180])" table:style-name="ce1">
            <text:p>180</text:p>
          </table:table-cell>
          <table:table-cell office:value-type="float" office:value="76.800000000000011" table:formula="of:=[Convert.$B181]*(256/600)" table:style-name="ce1">
            <text:p>76.8</text:p>
          </table:table-cell>
          <table:table-cell table:number-columns-repeated="8" table:style-name="ce1"/>
          <table:table-cell office:value-type="float" office:value="180" table:formula="of:=1+SUM([.L180])" table:style-name="ce1">
            <text:p>180</text:p>
          </table:table-cell>
          <table:table-cell office:value-type="float" office:value="0" table:formula="of:=FORECAST([.L181];[Convert.$C$2:.$C$601];[Convert.$A$2:.$A$601])" table:style-name="ce1">
            <text:p>#DIV/0!</text:p>
          </table:table-cell>
          <table:table-cell office:value-type="float" office:value="0" table:formula="of:=FORECAST.LINEAR([.L181];[Convert.$A$2:.$A$601];[Convert.$C$2:.$C$601])" table:style-name="ce1">
            <text:p>#DIV/0!</text:p>
          </table:table-cell>
          <table:table-cell office:value-type="float" office:value="0" table:formula="of:=FORECAST.LINEAR([.L181]; [.A181:.A779];[.C181:.C779])" table:style-name="ce1">
            <text:p>#DIV/0!</text:p>
          </table:table-cell>
          <table:table-cell table:number-columns-repeated="3" table:style-name="ce1"/>
          <table:table-cell office:value-type="float" office:value="76.800000000000011" table:formula="of:=[Convert.$B181]*(256/600)" table:style-name="ce1">
            <text:p>76.8</text:p>
          </table:table-cell>
          <table:table-cell office:value-type="float" office:value="3644.16" table:formula="of:=4000*[Convert.$A181]" table:style-name="ce1">
            <text:p>3644.16</text:p>
          </table:table-cell>
          <table:table-cell table:number-columns-repeated="7" table:style-name="ce1"/>
          <table:table-cell office:value-type="float" office:value="180" table:formula="of:=1+SUM([.AB180])" table:style-name="ce1">
            <text:p>180</text:p>
          </table:table-cell>
          <table:table-cell office:value-type="float" office:value="-3972.74" table:formula="of:=FORECAST([.AB181];OFFSET([.T181:.T780];MATCH([.AB181];[.S181:.S780];1)-1;0;2); OFFSET([.S181:.S780];MATCH([.AB181];[.S181:.S780];1)-1;0;2))" table:style-name="ce1">
            <text:p>-3972.74</text:p>
          </table:table-cell>
          <table:table-cell office:value-type="float" office:value="-3973" table:formula="of:=INT([.AC181])" table:style-name="ce6">
            <text:p>-397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183</text:p>
          </table:table-cell>
          <table:table-cell office:value-type="float" office:value="181" table:formula="of:=1+SUM([.B181])" table:style-name="ce1">
            <text:p>181</text:p>
          </table:table-cell>
          <table:table-cell office:value-type="float" office:value="77.226666666666674" table:formula="of:=[Convert.$B182]*(256/600)" table:style-name="ce1">
            <text:p>77.22666667</text:p>
          </table:table-cell>
          <table:table-cell table:number-columns-repeated="8" table:style-name="ce1"/>
          <table:table-cell office:value-type="float" office:value="181" table:formula="of:=1+SUM([.L181])" table:style-name="ce1">
            <text:p>181</text:p>
          </table:table-cell>
          <table:table-cell office:value-type="float" office:value="0" table:formula="of:=FORECAST([.L182];[Convert.$C$2:.$C$601];[Convert.$A$2:.$A$601])" table:style-name="ce1">
            <text:p>#DIV/0!</text:p>
          </table:table-cell>
          <table:table-cell office:value-type="float" office:value="0" table:formula="of:=FORECAST.LINEAR([.L182];[Convert.$A$2:.$A$601];[Convert.$C$2:.$C$601])" table:style-name="ce1">
            <text:p>#DIV/0!</text:p>
          </table:table-cell>
          <table:table-cell office:value-type="float" office:value="0" table:formula="of:=FORECAST.LINEAR([.L182]; [.A182:.A780];[.C182:.C780])" table:style-name="ce1">
            <text:p>#DIV/0!</text:p>
          </table:table-cell>
          <table:table-cell table:number-columns-repeated="3" table:style-name="ce1"/>
          <table:table-cell office:value-type="float" office:value="77.226666666666674" table:formula="of:=[Convert.$B182]*(256/600)" table:style-name="ce1">
            <text:p>77.22666667</text:p>
          </table:table-cell>
          <table:table-cell office:value-type="float" office:value="3647.32" table:formula="of:=4000*[Convert.$A182]" table:style-name="ce1">
            <text:p>3647.32</text:p>
          </table:table-cell>
          <table:table-cell table:number-columns-repeated="7" table:style-name="ce1"/>
          <table:table-cell office:value-type="float" office:value="181" table:formula="of:=1+SUM([.AB181])" table:style-name="ce1">
            <text:p>181</text:p>
          </table:table-cell>
          <table:table-cell office:value-type="float" office:value="-3956.1425000000004" table:formula="of:=FORECAST([.AB182];OFFSET([.T182:.T781];MATCH([.AB182];[.S182:.S781];1)-1;0;2); OFFSET([.S182:.S781];MATCH([.AB182];[.S182:.S781];1)-1;0;2))" table:style-name="ce1">
            <text:p>-3956.1425</text:p>
          </table:table-cell>
          <table:table-cell office:value-type="float" office:value="-3957" table:formula="of:=INT([.AC182])" table:style-name="ce6">
            <text:p>-395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51</text:p>
          </table:table-cell>
          <table:table-cell office:value-type="float" office:value="182" table:formula="of:=1+SUM([.B182])" table:style-name="ce1">
            <text:p>182</text:p>
          </table:table-cell>
          <table:table-cell office:value-type="float" office:value="77.653333333333336" table:formula="of:=[Convert.$B183]*(256/600)" table:style-name="ce1">
            <text:p>77.65333333</text:p>
          </table:table-cell>
          <table:table-cell table:number-columns-repeated="8" table:style-name="ce1"/>
          <table:table-cell office:value-type="float" office:value="182" table:formula="of:=1+SUM([.L182])" table:style-name="ce1">
            <text:p>182</text:p>
          </table:table-cell>
          <table:table-cell office:value-type="float" office:value="0" table:formula="of:=FORECAST([.L183];[Convert.$C$2:.$C$601];[Convert.$A$2:.$A$601])" table:style-name="ce1">
            <text:p>#DIV/0!</text:p>
          </table:table-cell>
          <table:table-cell office:value-type="float" office:value="0" table:formula="of:=FORECAST.LINEAR([.L183];[Convert.$A$2:.$A$601];[Convert.$C$2:.$C$601])" table:style-name="ce1">
            <text:p>#DIV/0!</text:p>
          </table:table-cell>
          <table:table-cell office:value-type="float" office:value="0" table:formula="of:=FORECAST.LINEAR([.L183]; [.A183:.A781];[.C183:.C781])" table:style-name="ce1">
            <text:p>#DIV/0!</text:p>
          </table:table-cell>
          <table:table-cell table:number-columns-repeated="3" table:style-name="ce1"/>
          <table:table-cell office:value-type="float" office:value="77.653333333333336" table:formula="of:=[Convert.$B183]*(256/600)" table:style-name="ce1">
            <text:p>77.65333333</text:p>
          </table:table-cell>
          <table:table-cell office:value-type="float" office:value="3650.04" table:formula="of:=4000*[Convert.$A183]" table:style-name="ce1">
            <text:p>3650.04</text:p>
          </table:table-cell>
          <table:table-cell table:number-columns-repeated="7" table:style-name="ce1"/>
          <table:table-cell office:value-type="float" office:value="182" table:formula="of:=1+SUM([.AB182])" table:style-name="ce1">
            <text:p>182</text:p>
          </table:table-cell>
          <table:table-cell office:value-type="float" office:value="-3940.5250000000005" table:formula="of:=FORECAST([.AB183];OFFSET([.T183:.T782];MATCH([.AB183];[.S183:.S782];1)-1;0;2); OFFSET([.S183:.S782];MATCH([.AB183];[.S183:.S782];1)-1;0;2))" table:style-name="ce1">
            <text:p>-3940.525</text:p>
          </table:table-cell>
          <table:table-cell office:value-type="float" office:value="-3941" table:formula="of:=INT([.AC183])" table:style-name="ce6">
            <text:p>-394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51</text:p>
          </table:table-cell>
          <table:table-cell office:value-type="float" office:value="183" table:formula="of:=1+SUM([.B183])" table:style-name="ce1">
            <text:p>183</text:p>
          </table:table-cell>
          <table:table-cell office:value-type="float" office:value="78.08" table:formula="of:=[Convert.$B184]*(256/600)" table:style-name="ce1">
            <text:p>78.08</text:p>
          </table:table-cell>
          <table:table-cell table:number-columns-repeated="8" table:style-name="ce1"/>
          <table:table-cell office:value-type="float" office:value="183" table:formula="of:=1+SUM([.L183])" table:style-name="ce1">
            <text:p>183</text:p>
          </table:table-cell>
          <table:table-cell office:value-type="float" office:value="0" table:formula="of:=FORECAST([.L184];[Convert.$C$2:.$C$601];[Convert.$A$2:.$A$601])" table:style-name="ce1">
            <text:p>#DIV/0!</text:p>
          </table:table-cell>
          <table:table-cell office:value-type="float" office:value="0" table:formula="of:=FORECAST.LINEAR([.L184];[Convert.$A$2:.$A$601];[Convert.$C$2:.$C$601])" table:style-name="ce1">
            <text:p>#DIV/0!</text:p>
          </table:table-cell>
          <table:table-cell office:value-type="float" office:value="0" table:formula="of:=FORECAST.LINEAR([.L184]; [.A184:.A782];[.C184:.C782])" table:style-name="ce1">
            <text:p>#DIV/0!</text:p>
          </table:table-cell>
          <table:table-cell table:number-columns-repeated="3" table:style-name="ce1"/>
          <table:table-cell office:value-type="float" office:value="78.08" table:formula="of:=[Convert.$B184]*(256/600)" table:style-name="ce1">
            <text:p>78.08</text:p>
          </table:table-cell>
          <table:table-cell office:value-type="float" office:value="3650.04" table:formula="of:=4000*[Convert.$A184]" table:style-name="ce1">
            <text:p>3650.04</text:p>
          </table:table-cell>
          <table:table-cell table:number-columns-repeated="7" table:style-name="ce1"/>
          <table:table-cell office:value-type="float" office:value="183" table:formula="of:=1+SUM([.AB183])" table:style-name="ce1">
            <text:p>183</text:p>
          </table:table-cell>
          <table:table-cell office:value-type="float" office:value="-3924.346250000001" table:formula="of:=FORECAST([.AB184];OFFSET([.T184:.T783];MATCH([.AB184];[.S184:.S783];1)-1;0;2); OFFSET([.S184:.S783];MATCH([.AB184];[.S184:.S783];1)-1;0;2))" table:style-name="ce1">
            <text:p>-3924.34625</text:p>
          </table:table-cell>
          <table:table-cell office:value-type="float" office:value="-3925" table:formula="of:=INT([.AC184])" table:style-name="ce6">
            <text:p>-392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08</text:p>
          </table:table-cell>
          <table:table-cell office:value-type="float" office:value="184" table:formula="of:=1+SUM([.B184])" table:style-name="ce1">
            <text:p>184</text:p>
          </table:table-cell>
          <table:table-cell office:value-type="float" office:value="78.506666666666675" table:formula="of:=[Convert.$B185]*(256/600)" table:style-name="ce1">
            <text:p>78.50666667</text:p>
          </table:table-cell>
          <table:table-cell table:number-columns-repeated="8" table:style-name="ce1"/>
          <table:table-cell office:value-type="float" office:value="184" table:formula="of:=1+SUM([.L184])" table:style-name="ce1">
            <text:p>184</text:p>
          </table:table-cell>
          <table:table-cell office:value-type="float" office:value="0" table:formula="of:=FORECAST([.L185];[Convert.$C$2:.$C$601];[Convert.$A$2:.$A$601])" table:style-name="ce1">
            <text:p>#DIV/0!</text:p>
          </table:table-cell>
          <table:table-cell office:value-type="float" office:value="0" table:formula="of:=FORECAST.LINEAR([.L185];[Convert.$A$2:.$A$601];[Convert.$C$2:.$C$601])" table:style-name="ce1">
            <text:p>#DIV/0!</text:p>
          </table:table-cell>
          <table:table-cell office:value-type="float" office:value="0" table:formula="of:=FORECAST.LINEAR([.L185]; [.A185:.A783];[.C185:.C783])" table:style-name="ce1">
            <text:p>#DIV/0!</text:p>
          </table:table-cell>
          <table:table-cell table:number-columns-repeated="3" table:style-name="ce1"/>
          <table:table-cell office:value-type="float" office:value="78.506666666666675" table:formula="of:=[Convert.$B185]*(256/600)" table:style-name="ce1">
            <text:p>78.50666667</text:p>
          </table:table-cell>
          <table:table-cell office:value-type="float" office:value="3648.32" table:formula="of:=4000*[Convert.$A185]" table:style-name="ce1">
            <text:p>3648.32</text:p>
          </table:table-cell>
          <table:table-cell table:number-columns-repeated="7" table:style-name="ce1"/>
          <table:table-cell office:value-type="float" office:value="184" table:formula="of:=1+SUM([.AB184])" table:style-name="ce1">
            <text:p>184</text:p>
          </table:table-cell>
          <table:table-cell office:value-type="float" office:value="-3906.0100000000007" table:formula="of:=FORECAST([.AB185];OFFSET([.T185:.T784];MATCH([.AB185];[.S185:.S784];1)-1;0;2); OFFSET([.S185:.S784];MATCH([.AB185];[.S185:.S784];1)-1;0;2))" table:style-name="ce1">
            <text:p>-3906.01</text:p>
          </table:table-cell>
          <table:table-cell office:value-type="float" office:value="-3907" table:formula="of:=INT([.AC185])" table:style-name="ce6">
            <text:p>-390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08</text:p>
          </table:table-cell>
          <table:table-cell office:value-type="float" office:value="185" table:formula="of:=1+SUM([.B185])" table:style-name="ce1">
            <text:p>185</text:p>
          </table:table-cell>
          <table:table-cell office:value-type="float" office:value="78.933333333333337" table:formula="of:=[Convert.$B186]*(256/600)" table:style-name="ce1">
            <text:p>78.93333333</text:p>
          </table:table-cell>
          <table:table-cell table:number-columns-repeated="8" table:style-name="ce1"/>
          <table:table-cell office:value-type="float" office:value="185" table:formula="of:=1+SUM([.L185])" table:style-name="ce1">
            <text:p>185</text:p>
          </table:table-cell>
          <table:table-cell office:value-type="float" office:value="0" table:formula="of:=FORECAST([.L186];[Convert.$C$2:.$C$601];[Convert.$A$2:.$A$601])" table:style-name="ce1">
            <text:p>#DIV/0!</text:p>
          </table:table-cell>
          <table:table-cell office:value-type="float" office:value="0" table:formula="of:=FORECAST.LINEAR([.L186];[Convert.$A$2:.$A$601];[Convert.$C$2:.$C$601])" table:style-name="ce1">
            <text:p>#DIV/0!</text:p>
          </table:table-cell>
          <table:table-cell office:value-type="float" office:value="0" table:formula="of:=FORECAST.LINEAR([.L186]; [.A186:.A784];[.C186:.C784])" table:style-name="ce1">
            <text:p>#DIV/0!</text:p>
          </table:table-cell>
          <table:table-cell table:number-columns-repeated="3" table:style-name="ce1"/>
          <table:table-cell office:value-type="float" office:value="78.933333333333337" table:formula="of:=[Convert.$B186]*(256/600)" table:style-name="ce1">
            <text:p>78.93333333</text:p>
          </table:table-cell>
          <table:table-cell office:value-type="float" office:value="3648.32" table:formula="of:=4000*[Convert.$A186]" table:style-name="ce1">
            <text:p>3648.32</text:p>
          </table:table-cell>
          <table:table-cell table:number-columns-repeated="7" table:style-name="ce1"/>
          <table:table-cell office:value-type="float" office:value="185" table:formula="of:=1+SUM([.AB185])" table:style-name="ce1">
            <text:p>185</text:p>
          </table:table-cell>
          <table:table-cell office:value-type="float" office:value="-3890.1299999999997" table:formula="of:=FORECAST([.AB186];OFFSET([.T186:.T785];MATCH([.AB186];[.S186:.S785];1)-1;0;2); OFFSET([.S186:.S785];MATCH([.AB186];[.S186:.S785];1)-1;0;2))" table:style-name="ce1">
            <text:p>-3890.13</text:p>
          </table:table-cell>
          <table:table-cell office:value-type="float" office:value="-3891" table:formula="of:=INT([.AC186])" table:style-name="ce6">
            <text:p>-389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69</text:p>
          </table:table-cell>
          <table:table-cell office:value-type="float" office:value="186" table:formula="of:=1+SUM([.B186])" table:style-name="ce1">
            <text:p>186</text:p>
          </table:table-cell>
          <table:table-cell office:value-type="float" office:value="79.36" table:formula="of:=[Convert.$B187]*(256/600)" table:style-name="ce1">
            <text:p>79.36</text:p>
          </table:table-cell>
          <table:table-cell table:number-columns-repeated="8" table:style-name="ce1"/>
          <table:table-cell office:value-type="float" office:value="186" table:formula="of:=1+SUM([.L186])" table:style-name="ce1">
            <text:p>186</text:p>
          </table:table-cell>
          <table:table-cell office:value-type="float" office:value="0" table:formula="of:=FORECAST([.L187];[Convert.$C$2:.$C$601];[Convert.$A$2:.$A$601])" table:style-name="ce1">
            <text:p>#DIV/0!</text:p>
          </table:table-cell>
          <table:table-cell office:value-type="float" office:value="0" table:formula="of:=FORECAST.LINEAR([.L187];[Convert.$A$2:.$A$601];[Convert.$C$2:.$C$601])" table:style-name="ce1">
            <text:p>#DIV/0!</text:p>
          </table:table-cell>
          <table:table-cell office:value-type="float" office:value="0" table:formula="of:=FORECAST.LINEAR([.L187]; [.A187:.A785];[.C187:.C785])" table:style-name="ce1">
            <text:p>#DIV/0!</text:p>
          </table:table-cell>
          <table:table-cell table:number-columns-repeated="3" table:style-name="ce1"/>
          <table:table-cell office:value-type="float" office:value="79.36" table:formula="of:=[Convert.$B187]*(256/600)" table:style-name="ce1">
            <text:p>79.36</text:p>
          </table:table-cell>
          <table:table-cell office:value-type="float" office:value="3650.76" table:formula="of:=4000*[Convert.$A187]" table:style-name="ce1">
            <text:p>3650.76</text:p>
          </table:table-cell>
          <table:table-cell table:number-columns-repeated="7" table:style-name="ce1"/>
          <table:table-cell office:value-type="float" office:value="186" table:formula="of:=1+SUM([.AB186])" table:style-name="ce1">
            <text:p>186</text:p>
          </table:table-cell>
          <table:table-cell office:value-type="float" office:value="-3868.9924999999998" table:formula="of:=FORECAST([.AB187];OFFSET([.T187:.T786];MATCH([.AB187];[.S187:.S786];1)-1;0;2); OFFSET([.S187:.S786];MATCH([.AB187];[.S187:.S786];1)-1;0;2))" table:style-name="ce1">
            <text:p>-3868.9925</text:p>
          </table:table-cell>
          <table:table-cell office:value-type="float" office:value="-3869" table:formula="of:=INT([.AC187])" table:style-name="ce6">
            <text:p>-386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324</text:p>
          </table:table-cell>
          <table:table-cell office:value-type="float" office:value="187" table:formula="of:=1+SUM([.B187])" table:style-name="ce1">
            <text:p>187</text:p>
          </table:table-cell>
          <table:table-cell office:value-type="float" office:value="79.786666666666676" table:formula="of:=[Convert.$B188]*(256/600)" table:style-name="ce1">
            <text:p>79.78666667</text:p>
          </table:table-cell>
          <table:table-cell table:number-columns-repeated="8" table:style-name="ce1"/>
          <table:table-cell office:value-type="float" office:value="187" table:formula="of:=1+SUM([.L187])" table:style-name="ce1">
            <text:p>187</text:p>
          </table:table-cell>
          <table:table-cell office:value-type="float" office:value="0" table:formula="of:=FORECAST([.L188];[Convert.$C$2:.$C$601];[Convert.$A$2:.$A$601])" table:style-name="ce1">
            <text:p>#DIV/0!</text:p>
          </table:table-cell>
          <table:table-cell office:value-type="float" office:value="0" table:formula="of:=FORECAST.LINEAR([.L188];[Convert.$A$2:.$A$601];[Convert.$C$2:.$C$601])" table:style-name="ce1">
            <text:p>#DIV/0!</text:p>
          </table:table-cell>
          <table:table-cell office:value-type="float" office:value="0" table:formula="of:=FORECAST.LINEAR([.L188]; [.A188:.A786];[.C188:.C786])" table:style-name="ce1">
            <text:p>#DIV/0!</text:p>
          </table:table-cell>
          <table:table-cell table:number-columns-repeated="3" table:style-name="ce1"/>
          <table:table-cell office:value-type="float" office:value="79.786666666666676" table:formula="of:=[Convert.$B188]*(256/600)" table:style-name="ce1">
            <text:p>79.78666667</text:p>
          </table:table-cell>
          <table:table-cell office:value-type="float" office:value="3652.96" table:formula="of:=4000*[Convert.$A188]" table:style-name="ce1">
            <text:p>3652.96</text:p>
          </table:table-cell>
          <table:table-cell table:number-columns-repeated="7" table:style-name="ce1"/>
          <table:table-cell office:value-type="float" office:value="187" table:formula="of:=1+SUM([.AB187])" table:style-name="ce1">
            <text:p>187</text:p>
          </table:table-cell>
          <table:table-cell office:value-type="float" office:value="-3852.6149999999998" table:formula="of:=FORECAST([.AB188];OFFSET([.T188:.T787];MATCH([.AB188];[.S188:.S787];1)-1;0;2); OFFSET([.S188:.S787];MATCH([.AB188];[.S188:.S787];1)-1;0;2))" table:style-name="ce1">
            <text:p>-3852.615</text:p>
          </table:table-cell>
          <table:table-cell office:value-type="float" office:value="-3853" table:formula="of:=INT([.AC188])" table:style-name="ce6">
            <text:p>-385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318</text:p>
          </table:table-cell>
          <table:table-cell office:value-type="float" office:value="188" table:formula="of:=1+SUM([.B188])" table:style-name="ce1">
            <text:p>188</text:p>
          </table:table-cell>
          <table:table-cell office:value-type="float" office:value="80.213333333333338" table:formula="of:=[Convert.$B189]*(256/600)" table:style-name="ce1">
            <text:p>80.21333333</text:p>
          </table:table-cell>
          <table:table-cell table:number-columns-repeated="8" table:style-name="ce1"/>
          <table:table-cell office:value-type="float" office:value="188" table:formula="of:=1+SUM([.L188])" table:style-name="ce1">
            <text:p>188</text:p>
          </table:table-cell>
          <table:table-cell office:value-type="float" office:value="0" table:formula="of:=FORECAST([.L189];[Convert.$C$2:.$C$601];[Convert.$A$2:.$A$601])" table:style-name="ce1">
            <text:p>#DIV/0!</text:p>
          </table:table-cell>
          <table:table-cell office:value-type="float" office:value="0" table:formula="of:=FORECAST.LINEAR([.L189];[Convert.$A$2:.$A$601];[Convert.$C$2:.$C$601])" table:style-name="ce1">
            <text:p>#DIV/0!</text:p>
          </table:table-cell>
          <table:table-cell office:value-type="float" office:value="0" table:formula="of:=FORECAST.LINEAR([.L189]; [.A189:.A787];[.C189:.C787])" table:style-name="ce1">
            <text:p>#DIV/0!</text:p>
          </table:table-cell>
          <table:table-cell table:number-columns-repeated="3" table:style-name="ce1"/>
          <table:table-cell office:value-type="float" office:value="80.213333333333338" table:formula="of:=[Convert.$B189]*(256/600)" table:style-name="ce1">
            <text:p>80.21333333</text:p>
          </table:table-cell>
          <table:table-cell office:value-type="float" office:value="3652.72" table:formula="of:=4000*[Convert.$A189]" table:style-name="ce1">
            <text:p>3652.72</text:p>
          </table:table-cell>
          <table:table-cell table:number-columns-repeated="7" table:style-name="ce1"/>
          <table:table-cell office:value-type="float" office:value="188" table:formula="of:=1+SUM([.AB188])" table:style-name="ce1">
            <text:p>188</text:p>
          </table:table-cell>
          <table:table-cell office:value-type="float" office:value="-3830.1450000000013" table:formula="of:=FORECAST([.AB189];OFFSET([.T189:.T788];MATCH([.AB189];[.S189:.S788];1)-1;0;2); OFFSET([.S189:.S788];MATCH([.AB189];[.S189:.S788];1)-1;0;2))" table:style-name="ce1">
            <text:p>-3830.145</text:p>
          </table:table-cell>
          <table:table-cell office:value-type="float" office:value="-3831" table:formula="of:=INT([.AC189])" table:style-name="ce6">
            <text:p>-383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63</text:p>
          </table:table-cell>
          <table:table-cell office:value-type="float" office:value="189" table:formula="of:=1+SUM([.B189])" table:style-name="ce1">
            <text:p>189</text:p>
          </table:table-cell>
          <table:table-cell office:value-type="float" office:value="80.64" table:formula="of:=[Convert.$B190]*(256/600)" table:style-name="ce1">
            <text:p>80.64</text:p>
          </table:table-cell>
          <table:table-cell table:number-columns-repeated="8" table:style-name="ce1"/>
          <table:table-cell office:value-type="float" office:value="189" table:formula="of:=1+SUM([.L189])" table:style-name="ce1">
            <text:p>189</text:p>
          </table:table-cell>
          <table:table-cell office:value-type="float" office:value="0" table:formula="of:=FORECAST([.L190];[Convert.$C$2:.$C$601];[Convert.$A$2:.$A$601])" table:style-name="ce1">
            <text:p>#DIV/0!</text:p>
          </table:table-cell>
          <table:table-cell office:value-type="float" office:value="0" table:formula="of:=FORECAST.LINEAR([.L190];[Convert.$A$2:.$A$601];[Convert.$C$2:.$C$601])" table:style-name="ce1">
            <text:p>#DIV/0!</text:p>
          </table:table-cell>
          <table:table-cell office:value-type="float" office:value="0" table:formula="of:=FORECAST.LINEAR([.L190]; [.A190:.A788];[.C190:.C788])" table:style-name="ce1">
            <text:p>#DIV/0!</text:p>
          </table:table-cell>
          <table:table-cell table:number-columns-repeated="3" table:style-name="ce1"/>
          <table:table-cell office:value-type="float" office:value="80.64" table:formula="of:=[Convert.$B190]*(256/600)" table:style-name="ce1">
            <text:p>80.64</text:p>
          </table:table-cell>
          <table:table-cell office:value-type="float" office:value="3650.5200000000004" table:formula="of:=4000*[Convert.$A190]" table:style-name="ce1">
            <text:p>3650.52</text:p>
          </table:table-cell>
          <table:table-cell table:number-columns-repeated="7" table:style-name="ce1"/>
          <table:table-cell office:value-type="float" office:value="189" table:formula="of:=1+SUM([.AB189])" table:style-name="ce1">
            <text:p>189</text:p>
          </table:table-cell>
          <table:table-cell office:value-type="float" office:value="-3812.8762500000003" table:formula="of:=FORECAST([.AB190];OFFSET([.T190:.T789];MATCH([.AB190];[.S190:.S789];1)-1;0;2); OFFSET([.S190:.S789];MATCH([.AB190];[.S190:.S789];1)-1;0;2))" table:style-name="ce1">
            <text:p>-3812.87625</text:p>
          </table:table-cell>
          <table:table-cell office:value-type="float" office:value="-3813" table:formula="of:=INT([.AC190])" table:style-name="ce6">
            <text:p>-381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51</text:p>
          </table:table-cell>
          <table:table-cell office:value-type="float" office:value="190" table:formula="of:=1+SUM([.B190])" table:style-name="ce1">
            <text:p>190</text:p>
          </table:table-cell>
          <table:table-cell office:value-type="float" office:value="81.066666666666677" table:formula="of:=[Convert.$B191]*(256/600)" table:style-name="ce1">
            <text:p>81.06666667</text:p>
          </table:table-cell>
          <table:table-cell table:number-columns-repeated="8" table:style-name="ce1"/>
          <table:table-cell office:value-type="float" office:value="190" table:formula="of:=1+SUM([.L190])" table:style-name="ce1">
            <text:p>190</text:p>
          </table:table-cell>
          <table:table-cell office:value-type="float" office:value="0" table:formula="of:=FORECAST([.L191];[Convert.$C$2:.$C$601];[Convert.$A$2:.$A$601])" table:style-name="ce1">
            <text:p>#DIV/0!</text:p>
          </table:table-cell>
          <table:table-cell office:value-type="float" office:value="0" table:formula="of:=FORECAST.LINEAR([.L191];[Convert.$A$2:.$A$601];[Convert.$C$2:.$C$601])" table:style-name="ce1">
            <text:p>#DIV/0!</text:p>
          </table:table-cell>
          <table:table-cell office:value-type="float" office:value="0" table:formula="of:=FORECAST.LINEAR([.L191]; [.A191:.A789];[.C191:.C789])" table:style-name="ce1">
            <text:p>#DIV/0!</text:p>
          </table:table-cell>
          <table:table-cell table:number-columns-repeated="3" table:style-name="ce1"/>
          <table:table-cell office:value-type="float" office:value="81.066666666666677" table:formula="of:=[Convert.$B191]*(256/600)" table:style-name="ce1">
            <text:p>81.06666667</text:p>
          </table:table-cell>
          <table:table-cell office:value-type="float" office:value="3650.04" table:formula="of:=4000*[Convert.$A191]" table:style-name="ce1">
            <text:p>3650.04</text:p>
          </table:table-cell>
          <table:table-cell table:number-columns-repeated="7" table:style-name="ce1"/>
          <table:table-cell office:value-type="float" office:value="190" table:formula="of:=1+SUM([.AB190])" table:style-name="ce1">
            <text:p>190</text:p>
          </table:table-cell>
          <table:table-cell office:value-type="float" office:value="-3788.5750000000007" table:formula="of:=FORECAST([.AB191];OFFSET([.T191:.T790];MATCH([.AB191];[.S191:.S790];1)-1;0;2); OFFSET([.S191:.S790];MATCH([.AB191];[.S191:.S790];1)-1;0;2))" table:style-name="ce1">
            <text:p>-3788.575</text:p>
          </table:table-cell>
          <table:table-cell office:value-type="float" office:value="-3789" table:formula="of:=INT([.AC191])" table:style-name="ce6">
            <text:p>-378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99</text:p>
          </table:table-cell>
          <table:table-cell office:value-type="float" office:value="191" table:formula="of:=1+SUM([.B191])" table:style-name="ce1">
            <text:p>191</text:p>
          </table:table-cell>
          <table:table-cell office:value-type="float" office:value="81.493333333333339" table:formula="of:=[Convert.$B192]*(256/600)" table:style-name="ce1">
            <text:p>81.49333333</text:p>
          </table:table-cell>
          <table:table-cell table:number-columns-repeated="8" table:style-name="ce1"/>
          <table:table-cell office:value-type="float" office:value="191" table:formula="of:=1+SUM([.L191])" table:style-name="ce1">
            <text:p>191</text:p>
          </table:table-cell>
          <table:table-cell office:value-type="float" office:value="0" table:formula="of:=FORECAST([.L192];[Convert.$C$2:.$C$601];[Convert.$A$2:.$A$601])" table:style-name="ce1">
            <text:p>#DIV/0!</text:p>
          </table:table-cell>
          <table:table-cell office:value-type="float" office:value="0" table:formula="of:=FORECAST.LINEAR([.L192];[Convert.$A$2:.$A$601];[Convert.$C$2:.$C$601])" table:style-name="ce1">
            <text:p>#DIV/0!</text:p>
          </table:table-cell>
          <table:table-cell office:value-type="float" office:value="0" table:formula="of:=FORECAST.LINEAR([.L192]; [.A192:.A790];[.C192:.C790])" table:style-name="ce1">
            <text:p>#DIV/0!</text:p>
          </table:table-cell>
          <table:table-cell table:number-columns-repeated="3" table:style-name="ce1"/>
          <table:table-cell office:value-type="float" office:value="81.493333333333339" table:formula="of:=[Convert.$B192]*(256/600)" table:style-name="ce1">
            <text:p>81.49333333</text:p>
          </table:table-cell>
          <table:table-cell office:value-type="float" office:value="3651.96" table:formula="of:=4000*[Convert.$A192]" table:style-name="ce1">
            <text:p>3651.96</text:p>
          </table:table-cell>
          <table:table-cell table:number-columns-repeated="7" table:style-name="ce1"/>
          <table:table-cell office:value-type="float" office:value="191" table:formula="of:=1+SUM([.AB191])" table:style-name="ce1">
            <text:p>191</text:p>
          </table:table-cell>
          <table:table-cell office:value-type="float" office:value="-3769.4225000000001" table:formula="of:=FORECAST([.AB192];OFFSET([.T192:.T791];MATCH([.AB192];[.S192:.S791];1)-1;0;2); OFFSET([.S192:.S791];MATCH([.AB192];[.S192:.S791];1)-1;0;2))" table:style-name="ce1">
            <text:p>-3769.4225</text:p>
          </table:table-cell>
          <table:table-cell office:value-type="float" office:value="-3770" table:formula="of:=INT([.AC192])" table:style-name="ce6">
            <text:p>-377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354</text:p>
          </table:table-cell>
          <table:table-cell office:value-type="float" office:value="192" table:formula="of:=1+SUM([.B192])" table:style-name="ce1">
            <text:p>192</text:p>
          </table:table-cell>
          <table:table-cell office:value-type="float" office:value="81.92" table:formula="of:=[Convert.$B193]*(256/600)" table:style-name="ce1">
            <text:p>81.92</text:p>
          </table:table-cell>
          <table:table-cell table:number-columns-repeated="8" table:style-name="ce1"/>
          <table:table-cell office:value-type="float" office:value="192" table:formula="of:=1+SUM([.L192])" table:style-name="ce1">
            <text:p>192</text:p>
          </table:table-cell>
          <table:table-cell office:value-type="float" office:value="0" table:formula="of:=FORECAST([.L193];[Convert.$C$2:.$C$601];[Convert.$A$2:.$A$601])" table:style-name="ce1">
            <text:p>#DIV/0!</text:p>
          </table:table-cell>
          <table:table-cell office:value-type="float" office:value="0" table:formula="of:=FORECAST.LINEAR([.L193];[Convert.$A$2:.$A$601];[Convert.$C$2:.$C$601])" table:style-name="ce1">
            <text:p>#DIV/0!</text:p>
          </table:table-cell>
          <table:table-cell office:value-type="float" office:value="0" table:formula="of:=FORECAST.LINEAR([.L193]; [.A193:.A791];[.C193:.C791])" table:style-name="ce1">
            <text:p>#DIV/0!</text:p>
          </table:table-cell>
          <table:table-cell table:number-columns-repeated="3" table:style-name="ce1"/>
          <table:table-cell office:value-type="float" office:value="81.92" table:formula="of:=[Convert.$B193]*(256/600)" table:style-name="ce1">
            <text:p>81.92</text:p>
          </table:table-cell>
          <table:table-cell office:value-type="float" office:value="3654.16" table:formula="of:=4000*[Convert.$A193]" table:style-name="ce1">
            <text:p>3654.16</text:p>
          </table:table-cell>
          <table:table-cell table:number-columns-repeated="7" table:style-name="ce1"/>
          <table:table-cell office:value-type="float" office:value="192" table:formula="of:=1+SUM([.AB192])" table:style-name="ce1">
            <text:p>192</text:p>
          </table:table-cell>
          <table:table-cell office:value-type="float" office:value="-3744.2800000000007" table:formula="of:=FORECAST([.AB193];OFFSET([.T193:.T792];MATCH([.AB193];[.S193:.S792];1)-1;0;2); OFFSET([.S193:.S792];MATCH([.AB193];[.S193:.S792];1)-1;0;2))" table:style-name="ce1">
            <text:p>-3744.28</text:p>
          </table:table-cell>
          <table:table-cell office:value-type="float" office:value="-3745" table:formula="of:=INT([.AC193])" table:style-name="ce6">
            <text:p>-374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330</text:p>
          </table:table-cell>
          <table:table-cell office:value-type="float" office:value="193" table:formula="of:=1+SUM([.B193])" table:style-name="ce1">
            <text:p>193</text:p>
          </table:table-cell>
          <table:table-cell office:value-type="float" office:value="82.346666666666678" table:formula="of:=[Convert.$B194]*(256/600)" table:style-name="ce1">
            <text:p>82.34666667</text:p>
          </table:table-cell>
          <table:table-cell table:number-columns-repeated="8" table:style-name="ce1"/>
          <table:table-cell office:value-type="float" office:value="193" table:formula="of:=1+SUM([.L193])" table:style-name="ce1">
            <text:p>193</text:p>
          </table:table-cell>
          <table:table-cell office:value-type="float" office:value="0" table:formula="of:=FORECAST([.L194];[Convert.$C$2:.$C$601];[Convert.$A$2:.$A$601])" table:style-name="ce1">
            <text:p>#DIV/0!</text:p>
          </table:table-cell>
          <table:table-cell office:value-type="float" office:value="0" table:formula="of:=FORECAST.LINEAR([.L194];[Convert.$A$2:.$A$601];[Convert.$C$2:.$C$601])" table:style-name="ce1">
            <text:p>#DIV/0!</text:p>
          </table:table-cell>
          <table:table-cell office:value-type="float" office:value="0" table:formula="of:=FORECAST.LINEAR([.L194]; [.A194:.A792];[.C194:.C792])" table:style-name="ce1">
            <text:p>#DIV/0!</text:p>
          </table:table-cell>
          <table:table-cell table:number-columns-repeated="3" table:style-name="ce1"/>
          <table:table-cell office:value-type="float" office:value="82.346666666666678" table:formula="of:=[Convert.$B194]*(256/600)" table:style-name="ce1">
            <text:p>82.34666667</text:p>
          </table:table-cell>
          <table:table-cell office:value-type="float" office:value="3653.2" table:formula="of:=4000*[Convert.$A194]" table:style-name="ce1">
            <text:p>3653.2</text:p>
          </table:table-cell>
          <table:table-cell table:number-columns-repeated="7" table:style-name="ce1"/>
          <table:table-cell office:value-type="float" office:value="193" table:formula="of:=1+SUM([.AB193])" table:style-name="ce1">
            <text:p>193</text:p>
          </table:table-cell>
          <table:table-cell office:value-type="float" office:value="-3723.0174999999995" table:formula="of:=FORECAST([.AB194];OFFSET([.T194:.T793];MATCH([.AB194];[.S194:.S793];1)-1;0;2); OFFSET([.S194:.S793];MATCH([.AB194];[.S194:.S793];1)-1;0;2))" table:style-name="ce1">
            <text:p>-3723.0175</text:p>
          </table:table-cell>
          <table:table-cell office:value-type="float" office:value="-3724" table:formula="of:=INT([.AC194])" table:style-name="ce6">
            <text:p>-372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57</text:p>
          </table:table-cell>
          <table:table-cell office:value-type="float" office:value="194" table:formula="of:=1+SUM([.B194])" table:style-name="ce1">
            <text:p>194</text:p>
          </table:table-cell>
          <table:table-cell office:value-type="float" office:value="82.773333333333341" table:formula="of:=[Convert.$B195]*(256/600)" table:style-name="ce1">
            <text:p>82.77333333</text:p>
          </table:table-cell>
          <table:table-cell table:number-columns-repeated="8" table:style-name="ce1"/>
          <table:table-cell office:value-type="float" office:value="194" table:formula="of:=1+SUM([.L194])" table:style-name="ce1">
            <text:p>194</text:p>
          </table:table-cell>
          <table:table-cell office:value-type="float" office:value="0" table:formula="of:=FORECAST([.L195];[Convert.$C$2:.$C$601];[Convert.$A$2:.$A$601])" table:style-name="ce1">
            <text:p>#DIV/0!</text:p>
          </table:table-cell>
          <table:table-cell office:value-type="float" office:value="0" table:formula="of:=FORECAST.LINEAR([.L195];[Convert.$A$2:.$A$601];[Convert.$C$2:.$C$601])" table:style-name="ce1">
            <text:p>#DIV/0!</text:p>
          </table:table-cell>
          <table:table-cell office:value-type="float" office:value="0" table:formula="of:=FORECAST.LINEAR([.L195]; [.A195:.A793];[.C195:.C793])" table:style-name="ce1">
            <text:p>#DIV/0!</text:p>
          </table:table-cell>
          <table:table-cell table:number-columns-repeated="3" table:style-name="ce1"/>
          <table:table-cell office:value-type="float" office:value="82.773333333333341" table:formula="of:=[Convert.$B195]*(256/600)" table:style-name="ce1">
            <text:p>82.77333333</text:p>
          </table:table-cell>
          <table:table-cell office:value-type="float" office:value="3650.2799999999997" table:formula="of:=4000*[Convert.$A195]" table:style-name="ce1">
            <text:p>3650.28</text:p>
          </table:table-cell>
          <table:table-cell table:number-columns-repeated="7" table:style-name="ce1"/>
          <table:table-cell office:value-type="float" office:value="194" table:formula="of:=1+SUM([.AB194])" table:style-name="ce1">
            <text:p>194</text:p>
          </table:table-cell>
          <table:table-cell office:value-type="float" office:value="-3697.8599999999997" table:formula="of:=FORECAST([.AB195];OFFSET([.T195:.T794];MATCH([.AB195];[.S195:.S794];1)-1;0;2); OFFSET([.S195:.S794];MATCH([.AB195];[.S195:.S794];1)-1;0;2))" table:style-name="ce1">
            <text:p>-3697.86</text:p>
          </table:table-cell>
          <table:table-cell office:value-type="float" office:value="-3698" table:formula="of:=INT([.AC195])" table:style-name="ce6">
            <text:p>-369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20</text:p>
          </table:table-cell>
          <table:table-cell office:value-type="float" office:value="195" table:formula="of:=1+SUM([.B195])" table:style-name="ce1">
            <text:p>195</text:p>
          </table:table-cell>
          <table:table-cell office:value-type="float" office:value="83.2" table:formula="of:=[Convert.$B196]*(256/600)" table:style-name="ce1">
            <text:p>83.2</text:p>
          </table:table-cell>
          <table:table-cell table:number-columns-repeated="8" table:style-name="ce1"/>
          <table:table-cell office:value-type="float" office:value="195" table:formula="of:=1+SUM([.L195])" table:style-name="ce1">
            <text:p>195</text:p>
          </table:table-cell>
          <table:table-cell office:value-type="float" office:value="0" table:formula="of:=FORECAST([.L196];[Convert.$C$2:.$C$601];[Convert.$A$2:.$A$601])" table:style-name="ce1">
            <text:p>#DIV/0!</text:p>
          </table:table-cell>
          <table:table-cell office:value-type="float" office:value="0" table:formula="of:=FORECAST.LINEAR([.L196];[Convert.$A$2:.$A$601];[Convert.$C$2:.$C$601])" table:style-name="ce1">
            <text:p>#DIV/0!</text:p>
          </table:table-cell>
          <table:table-cell office:value-type="float" office:value="0" table:formula="of:=FORECAST.LINEAR([.L196]; [.A196:.A794];[.C196:.C794])" table:style-name="ce1">
            <text:p>#DIV/0!</text:p>
          </table:table-cell>
          <table:table-cell table:number-columns-repeated="3" table:style-name="ce1"/>
          <table:table-cell office:value-type="float" office:value="83.2" table:formula="of:=[Convert.$B196]*(256/600)" table:style-name="ce1">
            <text:p>83.2</text:p>
          </table:table-cell>
          <table:table-cell office:value-type="float" office:value="3648.8" table:formula="of:=4000*[Convert.$A196]" table:style-name="ce1">
            <text:p>3648.8</text:p>
          </table:table-cell>
          <table:table-cell table:number-columns-repeated="7" table:style-name="ce1"/>
          <table:table-cell office:value-type="float" office:value="195" table:formula="of:=1+SUM([.AB195])" table:style-name="ce1">
            <text:p>195</text:p>
          </table:table-cell>
          <table:table-cell office:value-type="float" office:value="-3673.6549999999997" table:formula="of:=FORECAST([.AB196];OFFSET([.T196:.T795];MATCH([.AB196];[.S196:.S795];1)-1;0;2); OFFSET([.S196:.S795];MATCH([.AB196];[.S196:.S795];1)-1;0;2))" table:style-name="ce1">
            <text:p>-3673.655</text:p>
          </table:table-cell>
          <table:table-cell office:value-type="float" office:value="-3674" table:formula="of:=INT([.AC196])" table:style-name="ce6">
            <text:p>-367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69</text:p>
          </table:table-cell>
          <table:table-cell office:value-type="float" office:value="196" table:formula="of:=1+SUM([.B196])" table:style-name="ce1">
            <text:p>196</text:p>
          </table:table-cell>
          <table:table-cell office:value-type="float" office:value="83.626666666666665" table:formula="of:=[Convert.$B197]*(256/600)" table:style-name="ce1">
            <text:p>83.62666667</text:p>
          </table:table-cell>
          <table:table-cell table:number-columns-repeated="8" table:style-name="ce1"/>
          <table:table-cell office:value-type="float" office:value="196" table:formula="of:=1+SUM([.L196])" table:style-name="ce1">
            <text:p>196</text:p>
          </table:table-cell>
          <table:table-cell office:value-type="float" office:value="0" table:formula="of:=FORECAST([.L197];[Convert.$C$2:.$C$601];[Convert.$A$2:.$A$601])" table:style-name="ce1">
            <text:p>#DIV/0!</text:p>
          </table:table-cell>
          <table:table-cell office:value-type="float" office:value="0" table:formula="of:=FORECAST.LINEAR([.L197];[Convert.$A$2:.$A$601];[Convert.$C$2:.$C$601])" table:style-name="ce1">
            <text:p>#DIV/0!</text:p>
          </table:table-cell>
          <table:table-cell office:value-type="float" office:value="0" table:formula="of:=FORECAST.LINEAR([.L197]; [.A197:.A795];[.C197:.C795])" table:style-name="ce1">
            <text:p>#DIV/0!</text:p>
          </table:table-cell>
          <table:table-cell table:number-columns-repeated="3" table:style-name="ce1"/>
          <table:table-cell office:value-type="float" office:value="83.626666666666665" table:formula="of:=[Convert.$B197]*(256/600)" table:style-name="ce1">
            <text:p>83.62666667</text:p>
          </table:table-cell>
          <table:table-cell office:value-type="float" office:value="3650.76" table:formula="of:=4000*[Convert.$A197]" table:style-name="ce1">
            <text:p>3650.76</text:p>
          </table:table-cell>
          <table:table-cell table:number-columns-repeated="7" table:style-name="ce1"/>
          <table:table-cell office:value-type="float" office:value="196" table:formula="of:=1+SUM([.AB196])" table:style-name="ce1">
            <text:p>196</text:p>
          </table:table-cell>
          <table:table-cell office:value-type="float" office:value="-3648.295000000001" table:formula="of:=FORECAST([.AB197];OFFSET([.T197:.T796];MATCH([.AB197];[.S197:.S796];1)-1;0;2); OFFSET([.S197:.S796];MATCH([.AB197];[.S197:.S796];1)-1;0;2))" table:style-name="ce1">
            <text:p>-3648.295</text:p>
          </table:table-cell>
          <table:table-cell office:value-type="float" office:value="-3649" table:formula="of:=INT([.AC197])" table:style-name="ce6">
            <text:p>-364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324</text:p>
          </table:table-cell>
          <table:table-cell office:value-type="float" office:value="197" table:formula="of:=1+SUM([.B197])" table:style-name="ce1">
            <text:p>197</text:p>
          </table:table-cell>
          <table:table-cell office:value-type="float" office:value="84.053333333333342" table:formula="of:=[Convert.$B198]*(256/600)" table:style-name="ce1">
            <text:p>84.05333333</text:p>
          </table:table-cell>
          <table:table-cell table:number-columns-repeated="8" table:style-name="ce1"/>
          <table:table-cell office:value-type="float" office:value="197" table:formula="of:=1+SUM([.L197])" table:style-name="ce1">
            <text:p>197</text:p>
          </table:table-cell>
          <table:table-cell office:value-type="float" office:value="0" table:formula="of:=FORECAST([.L198];[Convert.$C$2:.$C$601];[Convert.$A$2:.$A$601])" table:style-name="ce1">
            <text:p>#DIV/0!</text:p>
          </table:table-cell>
          <table:table-cell office:value-type="float" office:value="0" table:formula="of:=FORECAST.LINEAR([.L198];[Convert.$A$2:.$A$601];[Convert.$C$2:.$C$601])" table:style-name="ce1">
            <text:p>#DIV/0!</text:p>
          </table:table-cell>
          <table:table-cell office:value-type="float" office:value="0" table:formula="of:=FORECAST.LINEAR([.L198]; [.A198:.A796];[.C198:.C796])" table:style-name="ce1">
            <text:p>#DIV/0!</text:p>
          </table:table-cell>
          <table:table-cell table:number-columns-repeated="3" table:style-name="ce1"/>
          <table:table-cell office:value-type="float" office:value="84.053333333333342" table:formula="of:=[Convert.$B198]*(256/600)" table:style-name="ce1">
            <text:p>84.05333333</text:p>
          </table:table-cell>
          <table:table-cell office:value-type="float" office:value="3652.96" table:formula="of:=4000*[Convert.$A198]" table:style-name="ce1">
            <text:p>3652.96</text:p>
          </table:table-cell>
          <table:table-cell table:number-columns-repeated="7" table:style-name="ce1"/>
          <table:table-cell office:value-type="float" office:value="197" table:formula="of:=1+SUM([.AB197])" table:style-name="ce1">
            <text:p>197</text:p>
          </table:table-cell>
          <table:table-cell office:value-type="float" office:value="-3621.3437500000009" table:formula="of:=FORECAST([.AB198];OFFSET([.T198:.T797];MATCH([.AB198];[.S198:.S797];1)-1;0;2); OFFSET([.S198:.S797];MATCH([.AB198];[.S198:.S797];1)-1;0;2))" table:style-name="ce1">
            <text:p>-3621.34375</text:p>
          </table:table-cell>
          <table:table-cell office:value-type="float" office:value="-3622" table:formula="of:=INT([.AC198])" table:style-name="ce6">
            <text:p>-362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93</text:p>
          </table:table-cell>
          <table:table-cell office:value-type="float" office:value="198" table:formula="of:=1+SUM([.B198])" table:style-name="ce1">
            <text:p>198</text:p>
          </table:table-cell>
          <table:table-cell office:value-type="float" office:value="84.48" table:formula="of:=[Convert.$B199]*(256/600)" table:style-name="ce1">
            <text:p>84.48</text:p>
          </table:table-cell>
          <table:table-cell table:number-columns-repeated="8" table:style-name="ce1"/>
          <table:table-cell office:value-type="float" office:value="198" table:formula="of:=1+SUM([.L198])" table:style-name="ce1">
            <text:p>198</text:p>
          </table:table-cell>
          <table:table-cell office:value-type="float" office:value="0" table:formula="of:=FORECAST([.L199];[Convert.$C$2:.$C$601];[Convert.$A$2:.$A$601])" table:style-name="ce1">
            <text:p>#DIV/0!</text:p>
          </table:table-cell>
          <table:table-cell office:value-type="float" office:value="0" table:formula="of:=FORECAST.LINEAR([.L199];[Convert.$A$2:.$A$601];[Convert.$C$2:.$C$601])" table:style-name="ce1">
            <text:p>#DIV/0!</text:p>
          </table:table-cell>
          <table:table-cell office:value-type="float" office:value="0" table:formula="of:=FORECAST.LINEAR([.L199]; [.A199:.A797];[.C199:.C797])" table:style-name="ce1">
            <text:p>#DIV/0!</text:p>
          </table:table-cell>
          <table:table-cell table:number-columns-repeated="3" table:style-name="ce1"/>
          <table:table-cell office:value-type="float" office:value="84.48" table:formula="of:=[Convert.$B199]*(256/600)" table:style-name="ce1">
            <text:p>84.48</text:p>
          </table:table-cell>
          <table:table-cell office:value-type="float" office:value="3651.7200000000003" table:formula="of:=4000*[Convert.$A199]" table:style-name="ce1">
            <text:p>3651.72</text:p>
          </table:table-cell>
          <table:table-cell table:number-columns-repeated="7" table:style-name="ce1"/>
          <table:table-cell office:value-type="float" office:value="198" table:formula="of:=1+SUM([.AB198])" table:style-name="ce1">
            <text:p>198</text:p>
          </table:table-cell>
          <table:table-cell office:value-type="float" office:value="-3595.3600000000006" table:formula="of:=FORECAST([.AB199];OFFSET([.T199:.T798];MATCH([.AB199];[.S199:.S798];1)-1;0;2); OFFSET([.S199:.S798];MATCH([.AB199];[.S199:.S798];1)-1;0;2))" table:style-name="ce1">
            <text:p>-3595.36</text:p>
          </table:table-cell>
          <table:table-cell office:value-type="float" office:value="-3596" table:formula="of:=INT([.AC199])" table:style-name="ce6">
            <text:p>-359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02</text:p>
          </table:table-cell>
          <table:table-cell office:value-type="float" office:value="199" table:formula="of:=1+SUM([.B199])" table:style-name="ce1">
            <text:p>199</text:p>
          </table:table-cell>
          <table:table-cell office:value-type="float" office:value="84.906666666666666" table:formula="of:=[Convert.$B200]*(256/600)" table:style-name="ce1">
            <text:p>84.90666667</text:p>
          </table:table-cell>
          <table:table-cell table:number-columns-repeated="8" table:style-name="ce1"/>
          <table:table-cell office:value-type="float" office:value="199" table:formula="of:=1+SUM([.L199])" table:style-name="ce1">
            <text:p>199</text:p>
          </table:table-cell>
          <table:table-cell office:value-type="float" office:value="0" table:formula="of:=FORECAST([.L200];[Convert.$C$2:.$C$601];[Convert.$A$2:.$A$601])" table:style-name="ce1">
            <text:p>#DIV/0!</text:p>
          </table:table-cell>
          <table:table-cell office:value-type="float" office:value="0" table:formula="of:=FORECAST.LINEAR([.L200];[Convert.$A$2:.$A$601];[Convert.$C$2:.$C$601])" table:style-name="ce1">
            <text:p>#DIV/0!</text:p>
          </table:table-cell>
          <table:table-cell office:value-type="float" office:value="0" table:formula="of:=FORECAST.LINEAR([.L200]; [.A200:.A798];[.C200:.C798])" table:style-name="ce1">
            <text:p>#DIV/0!</text:p>
          </table:table-cell>
          <table:table-cell table:number-columns-repeated="3" table:style-name="ce1"/>
          <table:table-cell office:value-type="float" office:value="84.906666666666666" table:formula="of:=[Convert.$B200]*(256/600)" table:style-name="ce1">
            <text:p>84.90666667</text:p>
          </table:table-cell>
          <table:table-cell office:value-type="float" office:value="3648.0800000000004" table:formula="of:=4000*[Convert.$A200]" table:style-name="ce1">
            <text:p>3648.08</text:p>
          </table:table-cell>
          <table:table-cell table:number-columns-repeated="7" table:style-name="ce1"/>
          <table:table-cell office:value-type="float" office:value="199" table:formula="of:=1+SUM([.AB199])" table:style-name="ce1">
            <text:p>199</text:p>
          </table:table-cell>
          <table:table-cell office:value-type="float" office:value="-3566.1887500000021" table:formula="of:=FORECAST([.AB200];OFFSET([.T200:.T799];MATCH([.AB200];[.S200:.S799];1)-1;0;2); OFFSET([.S200:.S799];MATCH([.AB200];[.S200:.S799];1)-1;0;2))" table:style-name="ce1">
            <text:p>-3566.18875</text:p>
          </table:table-cell>
          <table:table-cell office:value-type="float" office:value="-3567" table:formula="of:=INT([.AC200])" table:style-name="ce6">
            <text:p>-356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147</text:p>
          </table:table-cell>
          <table:table-cell office:value-type="float" office:value="200" table:formula="of:=1+SUM([.B200])" table:style-name="ce1">
            <text:p>200</text:p>
          </table:table-cell>
          <table:table-cell office:value-type="float" office:value="85.333333333333343" table:formula="of:=[Convert.$B201]*(256/600)" table:style-name="ce1">
            <text:p>85.33333333</text:p>
          </table:table-cell>
          <table:table-cell table:number-columns-repeated="8" table:style-name="ce1"/>
          <table:table-cell office:value-type="float" office:value="200" table:formula="of:=1+SUM([.L200])" table:style-name="ce1">
            <text:p>200</text:p>
          </table:table-cell>
          <table:table-cell office:value-type="float" office:value="0" table:formula="of:=FORECAST([.L201];[Convert.$C$2:.$C$601];[Convert.$A$2:.$A$601])" table:style-name="ce1">
            <text:p>#DIV/0!</text:p>
          </table:table-cell>
          <table:table-cell office:value-type="float" office:value="0" table:formula="of:=FORECAST.LINEAR([.L201];[Convert.$A$2:.$A$601];[Convert.$C$2:.$C$601])" table:style-name="ce1">
            <text:p>#DIV/0!</text:p>
          </table:table-cell>
          <table:table-cell office:value-type="float" office:value="0" table:formula="of:=FORECAST.LINEAR([.L201]; [.A201:.A799];[.C201:.C799])" table:style-name="ce1">
            <text:p>#DIV/0!</text:p>
          </table:table-cell>
          <table:table-cell table:number-columns-repeated="3" table:style-name="ce1"/>
          <table:table-cell office:value-type="float" office:value="85.333333333333343" table:formula="of:=[Convert.$B201]*(256/600)" table:style-name="ce1">
            <text:p>85.33333333</text:p>
          </table:table-cell>
          <table:table-cell office:value-type="float" office:value="3645.88" table:formula="of:=4000*[Convert.$A201]" table:style-name="ce1">
            <text:p>3645.88</text:p>
          </table:table-cell>
          <table:table-cell table:number-columns-repeated="7" table:style-name="ce1"/>
          <table:table-cell office:value-type="float" office:value="200" table:formula="of:=1+SUM([.AB200])" table:style-name="ce1">
            <text:p>200</text:p>
          </table:table-cell>
          <table:table-cell office:value-type="float" office:value="-3538.8100000000004" table:formula="of:=FORECAST([.AB201];OFFSET([.T201:.T800];MATCH([.AB201];[.S201:.S800];1)-1;0;2); OFFSET([.S201:.S800];MATCH([.AB201];[.S201:.S800];1)-1;0;2))" table:style-name="ce1">
            <text:p>-3538.81</text:p>
          </table:table-cell>
          <table:table-cell office:value-type="float" office:value="-3539" table:formula="of:=INT([.AC201])" table:style-name="ce6">
            <text:p>-353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177</text:p>
          </table:table-cell>
          <table:table-cell office:value-type="float" office:value="201" table:formula="of:=1+SUM([.B201])" table:style-name="ce1">
            <text:p>201</text:p>
          </table:table-cell>
          <table:table-cell office:value-type="float" office:value="85.76" table:formula="of:=[Convert.$B202]*(256/600)" table:style-name="ce1">
            <text:p>85.76</text:p>
          </table:table-cell>
          <table:table-cell table:number-columns-repeated="8" table:style-name="ce1"/>
          <table:table-cell office:value-type="float" office:value="201" table:formula="of:=1+SUM([.L201])" table:style-name="ce1">
            <text:p>201</text:p>
          </table:table-cell>
          <table:table-cell office:value-type="float" office:value="0" table:formula="of:=FORECAST([.L202];[Convert.$C$2:.$C$601];[Convert.$A$2:.$A$601])" table:style-name="ce1">
            <text:p>#DIV/0!</text:p>
          </table:table-cell>
          <table:table-cell office:value-type="float" office:value="0" table:formula="of:=FORECAST.LINEAR([.L202];[Convert.$A$2:.$A$601];[Convert.$C$2:.$C$601])" table:style-name="ce1">
            <text:p>#DIV/0!</text:p>
          </table:table-cell>
          <table:table-cell office:value-type="float" office:value="0" table:formula="of:=FORECAST.LINEAR([.L202]; [.A202:.A800];[.C202:.C800])" table:style-name="ce1">
            <text:p>#DIV/0!</text:p>
          </table:table-cell>
          <table:table-cell table:number-columns-repeated="3" table:style-name="ce1"/>
          <table:table-cell office:value-type="float" office:value="85.76" table:formula="of:=[Convert.$B202]*(256/600)" table:style-name="ce1">
            <text:p>85.76</text:p>
          </table:table-cell>
          <table:table-cell office:value-type="float" office:value="3647.08" table:formula="of:=4000*[Convert.$A202]" table:style-name="ce1">
            <text:p>3647.08</text:p>
          </table:table-cell>
          <table:table-cell table:number-columns-repeated="7" table:style-name="ce1"/>
          <table:table-cell office:value-type="float" office:value="201" table:formula="of:=1+SUM([.AB201])" table:style-name="ce1">
            <text:p>201</text:p>
          </table:table-cell>
          <table:table-cell office:value-type="float" office:value="-3507.1949999999997" table:formula="of:=FORECAST([.AB202];OFFSET([.T202:.T801];MATCH([.AB202];[.S202:.S801];1)-1;0;2); OFFSET([.S202:.S801];MATCH([.AB202];[.S202:.S801];1)-1;0;2))" table:style-name="ce1">
            <text:p>-3507.195</text:p>
          </table:table-cell>
          <table:table-cell office:value-type="float" office:value="-3508" table:formula="of:=INT([.AC202])" table:style-name="ce6">
            <text:p>-350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220</text:p>
          </table:table-cell>
          <table:table-cell office:value-type="float" office:value="202" table:formula="of:=1+SUM([.B202])" table:style-name="ce1">
            <text:p>202</text:p>
          </table:table-cell>
          <table:table-cell office:value-type="float" office:value="86.186666666666667" table:formula="of:=[Convert.$B203]*(256/600)" table:style-name="ce1">
            <text:p>86.18666667</text:p>
          </table:table-cell>
          <table:table-cell table:number-columns-repeated="8" table:style-name="ce1"/>
          <table:table-cell office:value-type="float" office:value="202" table:formula="of:=1+SUM([.L202])" table:style-name="ce1">
            <text:p>202</text:p>
          </table:table-cell>
          <table:table-cell office:value-type="float" office:value="0" table:formula="of:=FORECAST([.L203];[Convert.$C$2:.$C$601];[Convert.$A$2:.$A$601])" table:style-name="ce1">
            <text:p>#DIV/0!</text:p>
          </table:table-cell>
          <table:table-cell office:value-type="float" office:value="0" table:formula="of:=FORECAST.LINEAR([.L203];[Convert.$A$2:.$A$601];[Convert.$C$2:.$C$601])" table:style-name="ce1">
            <text:p>#DIV/0!</text:p>
          </table:table-cell>
          <table:table-cell office:value-type="float" office:value="0" table:formula="of:=FORECAST.LINEAR([.L203]; [.A203:.A801];[.C203:.C801])" table:style-name="ce1">
            <text:p>#DIV/0!</text:p>
          </table:table-cell>
          <table:table-cell table:number-columns-repeated="3" table:style-name="ce1"/>
          <table:table-cell office:value-type="float" office:value="86.186666666666667" table:formula="of:=[Convert.$B203]*(256/600)" table:style-name="ce1">
            <text:p>86.18666667</text:p>
          </table:table-cell>
          <table:table-cell office:value-type="float" office:value="3648.8" table:formula="of:=4000*[Convert.$A203]" table:style-name="ce1">
            <text:p>3648.8</text:p>
          </table:table-cell>
          <table:table-cell table:number-columns-repeated="7" table:style-name="ce1"/>
          <table:table-cell office:value-type="float" office:value="202" table:formula="of:=1+SUM([.AB202])" table:style-name="ce1">
            <text:p>202</text:p>
          </table:table-cell>
          <table:table-cell office:value-type="float" office:value="-3478.6324999999997" table:formula="of:=FORECAST([.AB203];OFFSET([.T203:.T802];MATCH([.AB203];[.S203:.S802];1)-1;0;2); OFFSET([.S203:.S802];MATCH([.AB203];[.S203:.S802];1)-1;0;2))" table:style-name="ce1">
            <text:p>-3478.6325</text:p>
          </table:table-cell>
          <table:table-cell office:value-type="float" office:value="-3479" table:formula="of:=INT([.AC203])" table:style-name="ce6">
            <text:p>-347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190</text:p>
          </table:table-cell>
          <table:table-cell office:value-type="float" office:value="203" table:formula="of:=1+SUM([.B203])" table:style-name="ce1">
            <text:p>203</text:p>
          </table:table-cell>
          <table:table-cell office:value-type="float" office:value="86.613333333333344" table:formula="of:=[Convert.$B204]*(256/600)" table:style-name="ce1">
            <text:p>86.61333333</text:p>
          </table:table-cell>
          <table:table-cell table:number-columns-repeated="8" table:style-name="ce1"/>
          <table:table-cell office:value-type="float" office:value="203" table:formula="of:=1+SUM([.L203])" table:style-name="ce1">
            <text:p>203</text:p>
          </table:table-cell>
          <table:table-cell office:value-type="float" office:value="0" table:formula="of:=FORECAST([.L204];[Convert.$C$2:.$C$601];[Convert.$A$2:.$A$601])" table:style-name="ce1">
            <text:p>#DIV/0!</text:p>
          </table:table-cell>
          <table:table-cell office:value-type="float" office:value="0" table:formula="of:=FORECAST.LINEAR([.L204];[Convert.$A$2:.$A$601];[Convert.$C$2:.$C$601])" table:style-name="ce1">
            <text:p>#DIV/0!</text:p>
          </table:table-cell>
          <table:table-cell office:value-type="float" office:value="0" table:formula="of:=FORECAST.LINEAR([.L204]; [.A204:.A802];[.C204:.C802])" table:style-name="ce1">
            <text:p>#DIV/0!</text:p>
          </table:table-cell>
          <table:table-cell table:number-columns-repeated="3" table:style-name="ce1"/>
          <table:table-cell office:value-type="float" office:value="86.613333333333344" table:formula="of:=[Convert.$B204]*(256/600)" table:style-name="ce1">
            <text:p>86.61333333</text:p>
          </table:table-cell>
          <table:table-cell office:value-type="float" office:value="3647.6000000000004" table:formula="of:=4000*[Convert.$A204]" table:style-name="ce1">
            <text:p>3647.6</text:p>
          </table:table-cell>
          <table:table-cell table:number-columns-repeated="7" table:style-name="ce1"/>
          <table:table-cell office:value-type="float" office:value="203" table:formula="of:=1+SUM([.AB203])" table:style-name="ce1">
            <text:p>203</text:p>
          </table:table-cell>
          <table:table-cell office:value-type="float" office:value="-3445.9250000000002" table:formula="of:=FORECAST([.AB204];OFFSET([.T204:.T803];MATCH([.AB204];[.S204:.S803];1)-1;0;2); OFFSET([.S204:.S803];MATCH([.AB204];[.S204:.S803];1)-1;0;2))" table:style-name="ce1">
            <text:p>-3445.925</text:p>
          </table:table-cell>
          <table:table-cell office:value-type="float" office:value="-3446" table:formula="of:=INT([.AC204])" table:style-name="ce6">
            <text:p>-344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86</text:p>
          </table:table-cell>
          <table:table-cell office:value-type="float" office:value="204" table:formula="of:=1+SUM([.B204])" table:style-name="ce1">
            <text:p>204</text:p>
          </table:table-cell>
          <table:table-cell office:value-type="float" office:value="87.04" table:formula="of:=[Convert.$B205]*(256/600)" table:style-name="ce1">
            <text:p>87.04</text:p>
          </table:table-cell>
          <table:table-cell table:number-columns-repeated="8" table:style-name="ce1"/>
          <table:table-cell office:value-type="float" office:value="204" table:formula="of:=1+SUM([.L204])" table:style-name="ce1">
            <text:p>204</text:p>
          </table:table-cell>
          <table:table-cell office:value-type="float" office:value="0" table:formula="of:=FORECAST([.L205];[Convert.$C$2:.$C$601];[Convert.$A$2:.$A$601])" table:style-name="ce1">
            <text:p>#DIV/0!</text:p>
          </table:table-cell>
          <table:table-cell office:value-type="float" office:value="0" table:formula="of:=FORECAST.LINEAR([.L205];[Convert.$A$2:.$A$601];[Convert.$C$2:.$C$601])" table:style-name="ce1">
            <text:p>#DIV/0!</text:p>
          </table:table-cell>
          <table:table-cell office:value-type="float" office:value="0" table:formula="of:=FORECAST.LINEAR([.L205]; [.A205:.A803];[.C205:.C803])" table:style-name="ce1">
            <text:p>#DIV/0!</text:p>
          </table:table-cell>
          <table:table-cell table:number-columns-repeated="3" table:style-name="ce1"/>
          <table:table-cell office:value-type="float" office:value="87.04" table:formula="of:=[Convert.$B205]*(256/600)" table:style-name="ce1">
            <text:p>87.04</text:p>
          </table:table-cell>
          <table:table-cell office:value-type="float" office:value="3643.44" table:formula="of:=4000*[Convert.$A205]" table:style-name="ce1">
            <text:p>3643.44</text:p>
          </table:table-cell>
          <table:table-cell table:number-columns-repeated="7" table:style-name="ce1"/>
          <table:table-cell office:value-type="float" office:value="204" table:formula="of:=1+SUM([.AB204])" table:style-name="ce1">
            <text:p>204</text:p>
          </table:table-cell>
          <table:table-cell office:value-type="float" office:value="-3415.2600000000011" table:formula="of:=FORECAST([.AB205];OFFSET([.T205:.T804];MATCH([.AB205];[.S205:.S804];1)-1;0;2); OFFSET([.S205:.S804];MATCH([.AB205];[.S205:.S804];1)-1;0;2))" table:style-name="ce1">
            <text:p>-3415.26</text:p>
          </table:table-cell>
          <table:table-cell office:value-type="float" office:value="-3416" table:formula="of:=INT([.AC205])" table:style-name="ce6">
            <text:p>-341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13</text:p>
          </table:table-cell>
          <table:table-cell office:value-type="float" office:value="205" table:formula="of:=1+SUM([.B205])" table:style-name="ce1">
            <text:p>205</text:p>
          </table:table-cell>
          <table:table-cell office:value-type="float" office:value="87.466666666666669" table:formula="of:=[Convert.$B206]*(256/600)" table:style-name="ce1">
            <text:p>87.46666667</text:p>
          </table:table-cell>
          <table:table-cell table:number-columns-repeated="8" table:style-name="ce1"/>
          <table:table-cell office:value-type="float" office:value="205" table:formula="of:=1+SUM([.L205])" table:style-name="ce1">
            <text:p>205</text:p>
          </table:table-cell>
          <table:table-cell office:value-type="float" office:value="0" table:formula="of:=FORECAST([.L206];[Convert.$C$2:.$C$601];[Convert.$A$2:.$A$601])" table:style-name="ce1">
            <text:p>#DIV/0!</text:p>
          </table:table-cell>
          <table:table-cell office:value-type="float" office:value="0" table:formula="of:=FORECAST.LINEAR([.L206];[Convert.$A$2:.$A$601];[Convert.$C$2:.$C$601])" table:style-name="ce1">
            <text:p>#DIV/0!</text:p>
          </table:table-cell>
          <table:table-cell office:value-type="float" office:value="0" table:formula="of:=FORECAST.LINEAR([.L206]; [.A206:.A804];[.C206:.C804])" table:style-name="ce1">
            <text:p>#DIV/0!</text:p>
          </table:table-cell>
          <table:table-cell table:number-columns-repeated="3" table:style-name="ce1"/>
          <table:table-cell office:value-type="float" office:value="87.466666666666669" table:formula="of:=[Convert.$B206]*(256/600)" table:style-name="ce1">
            <text:p>87.46666667</text:p>
          </table:table-cell>
          <table:table-cell office:value-type="float" office:value="3640.52" table:formula="of:=4000*[Convert.$A206]" table:style-name="ce1">
            <text:p>3640.52</text:p>
          </table:table-cell>
          <table:table-cell table:number-columns-repeated="7" table:style-name="ce1"/>
          <table:table-cell office:value-type="float" office:value="205" table:formula="of:=1+SUM([.AB205])" table:style-name="ce1">
            <text:p>205</text:p>
          </table:table-cell>
          <table:table-cell office:value-type="float" office:value="-3380.8324999999995" table:formula="of:=FORECAST([.AB206];OFFSET([.T206:.T805];MATCH([.AB206];[.S206:.S805];1)-1;0;2); OFFSET([.S206:.S805];MATCH([.AB206];[.S206:.S805];1)-1;0;2))" table:style-name="ce1">
            <text:p>-3380.8325</text:p>
          </table:table-cell>
          <table:table-cell office:value-type="float" office:value="-3381" table:formula="of:=INT([.AC206])" table:style-name="ce6">
            <text:p>-338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37</text:p>
          </table:table-cell>
          <table:table-cell office:value-type="float" office:value="206" table:formula="of:=1+SUM([.B206])" table:style-name="ce1">
            <text:p>206</text:p>
          </table:table-cell>
          <table:table-cell office:value-type="float" office:value="87.893333333333345" table:formula="of:=[Convert.$B207]*(256/600)" table:style-name="ce1">
            <text:p>87.89333333</text:p>
          </table:table-cell>
          <table:table-cell table:number-columns-repeated="8" table:style-name="ce1"/>
          <table:table-cell office:value-type="float" office:value="206" table:formula="of:=1+SUM([.L206])" table:style-name="ce1">
            <text:p>206</text:p>
          </table:table-cell>
          <table:table-cell office:value-type="float" office:value="0" table:formula="of:=FORECAST([.L207];[Convert.$C$2:.$C$601];[Convert.$A$2:.$A$601])" table:style-name="ce1">
            <text:p>#DIV/0!</text:p>
          </table:table-cell>
          <table:table-cell office:value-type="float" office:value="0" table:formula="of:=FORECAST.LINEAR([.L207];[Convert.$A$2:.$A$601];[Convert.$C$2:.$C$601])" table:style-name="ce1">
            <text:p>#DIV/0!</text:p>
          </table:table-cell>
          <table:table-cell office:value-type="float" office:value="0" table:formula="of:=FORECAST.LINEAR([.L207]; [.A207:.A805];[.C207:.C805])" table:style-name="ce1">
            <text:p>#DIV/0!</text:p>
          </table:table-cell>
          <table:table-cell table:number-columns-repeated="3" table:style-name="ce1"/>
          <table:table-cell office:value-type="float" office:value="87.893333333333345" table:formula="of:=[Convert.$B207]*(256/600)" table:style-name="ce1">
            <text:p>87.89333333</text:p>
          </table:table-cell>
          <table:table-cell office:value-type="float" office:value="3641.48" table:formula="of:=4000*[Convert.$A207]" table:style-name="ce1">
            <text:p>3641.48</text:p>
          </table:table-cell>
          <table:table-cell table:number-columns-repeated="7" table:style-name="ce1"/>
          <table:table-cell office:value-type="float" office:value="206" table:formula="of:=1+SUM([.AB206])" table:style-name="ce1">
            <text:p>206</text:p>
          </table:table-cell>
          <table:table-cell office:value-type="float" office:value="-3348.96" table:formula="of:=FORECAST([.AB207];OFFSET([.T207:.T806];MATCH([.AB207];[.S207:.S806];1)-1;0;2); OFFSET([.S207:.S806];MATCH([.AB207];[.S207:.S806];1)-1;0;2))" table:style-name="ce1">
            <text:p>-3348.96</text:p>
          </table:table-cell>
          <table:table-cell office:value-type="float" office:value="-3349" table:formula="of:=INT([.AC207])" table:style-name="ce6">
            <text:p>-334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86</text:p>
          </table:table-cell>
          <table:table-cell office:value-type="float" office:value="207" table:formula="of:=1+SUM([.B207])" table:style-name="ce1">
            <text:p>207</text:p>
          </table:table-cell>
          <table:table-cell office:value-type="float" office:value="88.320000000000007" table:formula="of:=[Convert.$B208]*(256/600)" table:style-name="ce1">
            <text:p>88.32</text:p>
          </table:table-cell>
          <table:table-cell table:number-columns-repeated="8" table:style-name="ce1"/>
          <table:table-cell office:value-type="float" office:value="207" table:formula="of:=1+SUM([.L207])" table:style-name="ce1">
            <text:p>207</text:p>
          </table:table-cell>
          <table:table-cell office:value-type="float" office:value="0" table:formula="of:=FORECAST([.L208];[Convert.$C$2:.$C$601];[Convert.$A$2:.$A$601])" table:style-name="ce1">
            <text:p>#DIV/0!</text:p>
          </table:table-cell>
          <table:table-cell office:value-type="float" office:value="0" table:formula="of:=FORECAST.LINEAR([.L208];[Convert.$A$2:.$A$601];[Convert.$C$2:.$C$601])" table:style-name="ce1">
            <text:p>#DIV/0!</text:p>
          </table:table-cell>
          <table:table-cell office:value-type="float" office:value="0" table:formula="of:=FORECAST.LINEAR([.L208]; [.A208:.A806];[.C208:.C806])" table:style-name="ce1">
            <text:p>#DIV/0!</text:p>
          </table:table-cell>
          <table:table-cell table:number-columns-repeated="3" table:style-name="ce1"/>
          <table:table-cell office:value-type="float" office:value="88.320000000000007" table:formula="of:=[Convert.$B208]*(256/600)" table:style-name="ce1">
            <text:p>88.32</text:p>
          </table:table-cell>
          <table:table-cell office:value-type="float" office:value="3643.44" table:formula="of:=4000*[Convert.$A208]" table:style-name="ce1">
            <text:p>3643.44</text:p>
          </table:table-cell>
          <table:table-cell table:number-columns-repeated="7" table:style-name="ce1"/>
          <table:table-cell office:value-type="float" office:value="207" table:formula="of:=1+SUM([.AB207])" table:style-name="ce1">
            <text:p>207</text:p>
          </table:table-cell>
          <table:table-cell office:value-type="float" office:value="-3305.4974999999995" table:formula="of:=FORECAST([.AB208];OFFSET([.T208:.T807];MATCH([.AB208];[.S208:.S807];1)-1;0;2); OFFSET([.S208:.S807];MATCH([.AB208];[.S208:.S807];1)-1;0;2))" table:style-name="ce1">
            <text:p>-3305.4975</text:p>
          </table:table-cell>
          <table:table-cell office:value-type="float" office:value="-3306" table:formula="of:=INT([.AC208])" table:style-name="ce6">
            <text:p>-330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1049</text:p>
          </table:table-cell>
          <table:table-cell office:value-type="float" office:value="208" table:formula="of:=1+SUM([.B208])" table:style-name="ce1">
            <text:p>208</text:p>
          </table:table-cell>
          <table:table-cell office:value-type="float" office:value="88.74666666666667" table:formula="of:=[Convert.$B209]*(256/600)" table:style-name="ce1">
            <text:p>88.74666667</text:p>
          </table:table-cell>
          <table:table-cell table:number-columns-repeated="8" table:style-name="ce1"/>
          <table:table-cell office:value-type="float" office:value="208" table:formula="of:=1+SUM([.L208])" table:style-name="ce1">
            <text:p>208</text:p>
          </table:table-cell>
          <table:table-cell office:value-type="float" office:value="0" table:formula="of:=FORECAST([.L209];[Convert.$C$2:.$C$601];[Convert.$A$2:.$A$601])" table:style-name="ce1">
            <text:p>#DIV/0!</text:p>
          </table:table-cell>
          <table:table-cell office:value-type="float" office:value="0" table:formula="of:=FORECAST.LINEAR([.L209];[Convert.$A$2:.$A$601];[Convert.$C$2:.$C$601])" table:style-name="ce1">
            <text:p>#DIV/0!</text:p>
          </table:table-cell>
          <table:table-cell office:value-type="float" office:value="0" table:formula="of:=FORECAST.LINEAR([.L209]; [.A209:.A807];[.C209:.C807])" table:style-name="ce1">
            <text:p>#DIV/0!</text:p>
          </table:table-cell>
          <table:table-cell table:number-columns-repeated="3" table:style-name="ce1"/>
          <table:table-cell office:value-type="float" office:value="88.74666666666667" table:formula="of:=[Convert.$B209]*(256/600)" table:style-name="ce1">
            <text:p>88.74666667</text:p>
          </table:table-cell>
          <table:table-cell office:value-type="float" office:value="3641.96" table:formula="of:=4000*[Convert.$A209]" table:style-name="ce1">
            <text:p>3641.96</text:p>
          </table:table-cell>
          <table:table-cell table:number-columns-repeated="7" table:style-name="ce1"/>
          <table:table-cell office:value-type="float" office:value="208" table:formula="of:=1+SUM([.AB208])" table:style-name="ce1">
            <text:p>208</text:p>
          </table:table-cell>
          <table:table-cell office:value-type="float" office:value="-3272.08" table:formula="of:=FORECAST([.AB209];OFFSET([.T209:.T808];MATCH([.AB209];[.S209:.S808];1)-1;0;2); OFFSET([.S209:.S808];MATCH([.AB209];[.S209:.S808];1)-1;0;2))" table:style-name="ce1">
            <text:p>-3272.08</text:p>
          </table:table-cell>
          <table:table-cell office:value-type="float" office:value="-3273" table:formula="of:=INT([.AC209])" table:style-name="ce6">
            <text:p>-327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933</text:p>
          </table:table-cell>
          <table:table-cell office:value-type="float" office:value="209" table:formula="of:=1+SUM([.B209])" table:style-name="ce1">
            <text:p>209</text:p>
          </table:table-cell>
          <table:table-cell office:value-type="float" office:value="89.173333333333332" table:formula="of:=[Convert.$B210]*(256/600)" table:style-name="ce1">
            <text:p>89.17333333</text:p>
          </table:table-cell>
          <table:table-cell table:number-columns-repeated="8" table:style-name="ce1"/>
          <table:table-cell office:value-type="float" office:value="209" table:formula="of:=1+SUM([.L209])" table:style-name="ce1">
            <text:p>209</text:p>
          </table:table-cell>
          <table:table-cell office:value-type="float" office:value="0" table:formula="of:=FORECAST([.L210];[Convert.$C$2:.$C$601];[Convert.$A$2:.$A$601])" table:style-name="ce1">
            <text:p>#DIV/0!</text:p>
          </table:table-cell>
          <table:table-cell office:value-type="float" office:value="0" table:formula="of:=FORECAST.LINEAR([.L210];[Convert.$A$2:.$A$601];[Convert.$C$2:.$C$601])" table:style-name="ce1">
            <text:p>#DIV/0!</text:p>
          </table:table-cell>
          <table:table-cell office:value-type="float" office:value="0" table:formula="of:=FORECAST.LINEAR([.L210]; [.A210:.A808];[.C210:.C808])" table:style-name="ce1">
            <text:p>#DIV/0!</text:p>
          </table:table-cell>
          <table:table-cell table:number-columns-repeated="3" table:style-name="ce1"/>
          <table:table-cell office:value-type="float" office:value="89.173333333333332" table:formula="of:=[Convert.$B210]*(256/600)" table:style-name="ce1">
            <text:p>89.17333333</text:p>
          </table:table-cell>
          <table:table-cell office:value-type="float" office:value="3637.3199999999997" table:formula="of:=4000*[Convert.$A210]" table:style-name="ce1">
            <text:p>3637.32</text:p>
          </table:table-cell>
          <table:table-cell table:number-columns-repeated="7" table:style-name="ce1"/>
          <table:table-cell office:value-type="float" office:value="209" table:formula="of:=1+SUM([.AB209])" table:style-name="ce1">
            <text:p>209</text:p>
          </table:table-cell>
          <table:table-cell office:value-type="float" office:value="-3244.982500000001" table:formula="of:=FORECAST([.AB210];OFFSET([.T210:.T809];MATCH([.AB210];[.S210:.S809];1)-1;0;2); OFFSET([.S210:.S809];MATCH([.AB210];[.S210:.S809];1)-1;0;2))" table:style-name="ce1">
            <text:p>-3244.9825</text:p>
          </table:table-cell>
          <table:table-cell office:value-type="float" office:value="-3245" table:formula="of:=INT([.AC210])" table:style-name="ce6">
            <text:p>-324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842</text:p>
          </table:table-cell>
          <table:table-cell office:value-type="float" office:value="210" table:formula="of:=1+SUM([.B210])" table:style-name="ce1">
            <text:p>210</text:p>
          </table:table-cell>
          <table:table-cell office:value-type="float" office:value="89.600000000000009" table:formula="of:=[Convert.$B211]*(256/600)" table:style-name="ce1">
            <text:p>89.6</text:p>
          </table:table-cell>
          <table:table-cell table:number-columns-repeated="8" table:style-name="ce1"/>
          <table:table-cell office:value-type="float" office:value="210" table:formula="of:=1+SUM([.L210])" table:style-name="ce1">
            <text:p>210</text:p>
          </table:table-cell>
          <table:table-cell office:value-type="float" office:value="0" table:formula="of:=FORECAST([.L211];[Convert.$C$2:.$C$601];[Convert.$A$2:.$A$601])" table:style-name="ce1">
            <text:p>#DIV/0!</text:p>
          </table:table-cell>
          <table:table-cell office:value-type="float" office:value="0" table:formula="of:=FORECAST.LINEAR([.L211];[Convert.$A$2:.$A$601];[Convert.$C$2:.$C$601])" table:style-name="ce1">
            <text:p>#DIV/0!</text:p>
          </table:table-cell>
          <table:table-cell office:value-type="float" office:value="0" table:formula="of:=FORECAST.LINEAR([.L211]; [.A211:.A809];[.C211:.C809])" table:style-name="ce1">
            <text:p>#DIV/0!</text:p>
          </table:table-cell>
          <table:table-cell table:number-columns-repeated="3" table:style-name="ce1"/>
          <table:table-cell office:value-type="float" office:value="89.600000000000009" table:formula="of:=[Convert.$B211]*(256/600)" table:style-name="ce1">
            <text:p>89.6</text:p>
          </table:table-cell>
          <table:table-cell office:value-type="float" office:value="3633.68" table:formula="of:=4000*[Convert.$A211]" table:style-name="ce1">
            <text:p>3633.68</text:p>
          </table:table-cell>
          <table:table-cell table:number-columns-repeated="7" table:style-name="ce1"/>
          <table:table-cell office:value-type="float" office:value="210" table:formula="of:=1+SUM([.AB210])" table:style-name="ce1">
            <text:p>210</text:p>
          </table:table-cell>
          <table:table-cell office:value-type="float" office:value="-3214.7524999999996" table:formula="of:=FORECAST([.AB211];OFFSET([.T211:.T810];MATCH([.AB211];[.S211:.S810];1)-1;0;2); OFFSET([.S211:.S810];MATCH([.AB211];[.S211:.S810];1)-1;0;2))" table:style-name="ce1">
            <text:p>-3214.7525</text:p>
          </table:table-cell>
          <table:table-cell office:value-type="float" office:value="-3215" table:formula="of:=INT([.AC211])" table:style-name="ce6">
            <text:p>-321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848</text:p>
          </table:table-cell>
          <table:table-cell office:value-type="float" office:value="211" table:formula="of:=1+SUM([.B211])" table:style-name="ce1">
            <text:p>211</text:p>
          </table:table-cell>
          <table:table-cell office:value-type="float" office:value="90.026666666666671" table:formula="of:=[Convert.$B212]*(256/600)" table:style-name="ce1">
            <text:p>90.02666667</text:p>
          </table:table-cell>
          <table:table-cell table:number-columns-repeated="8" table:style-name="ce1"/>
          <table:table-cell office:value-type="float" office:value="211" table:formula="of:=1+SUM([.L211])" table:style-name="ce1">
            <text:p>211</text:p>
          </table:table-cell>
          <table:table-cell office:value-type="float" office:value="0" table:formula="of:=FORECAST([.L212];[Convert.$C$2:.$C$601];[Convert.$A$2:.$A$601])" table:style-name="ce1">
            <text:p>#DIV/0!</text:p>
          </table:table-cell>
          <table:table-cell office:value-type="float" office:value="0" table:formula="of:=FORECAST.LINEAR([.L212];[Convert.$A$2:.$A$601];[Convert.$C$2:.$C$601])" table:style-name="ce1">
            <text:p>#DIV/0!</text:p>
          </table:table-cell>
          <table:table-cell office:value-type="float" office:value="0" table:formula="of:=FORECAST.LINEAR([.L212]; [.A212:.A810];[.C212:.C810])" table:style-name="ce1">
            <text:p>#DIV/0!</text:p>
          </table:table-cell>
          <table:table-cell table:number-columns-repeated="3" table:style-name="ce1"/>
          <table:table-cell office:value-type="float" office:value="90.026666666666671" table:formula="of:=[Convert.$B212]*(256/600)" table:style-name="ce1">
            <text:p>90.02666667</text:p>
          </table:table-cell>
          <table:table-cell office:value-type="float" office:value="3633.9199999999996" table:formula="of:=4000*[Convert.$A212]" table:style-name="ce1">
            <text:p>3633.92</text:p>
          </table:table-cell>
          <table:table-cell table:number-columns-repeated="7" table:style-name="ce1"/>
          <table:table-cell office:value-type="float" office:value="211" table:formula="of:=1+SUM([.AB211])" table:style-name="ce1">
            <text:p>211</text:p>
          </table:table-cell>
          <table:table-cell office:value-type="float" office:value="-3183.7575000000006" table:formula="of:=FORECAST([.AB212];OFFSET([.T212:.T811];MATCH([.AB212];[.S212:.S811];1)-1;0;2); OFFSET([.S212:.S811];MATCH([.AB212];[.S212:.S811];1)-1;0;2))" table:style-name="ce1">
            <text:p>-3183.7575</text:p>
          </table:table-cell>
          <table:table-cell office:value-type="float" office:value="-3184" table:formula="of:=INT([.AC212])" table:style-name="ce6">
            <text:p>-318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891</text:p>
          </table:table-cell>
          <table:table-cell office:value-type="float" office:value="212" table:formula="of:=1+SUM([.B212])" table:style-name="ce1">
            <text:p>212</text:p>
          </table:table-cell>
          <table:table-cell office:value-type="float" office:value="90.453333333333333" table:formula="of:=[Convert.$B213]*(256/600)" table:style-name="ce1">
            <text:p>90.45333333</text:p>
          </table:table-cell>
          <table:table-cell table:number-columns-repeated="8" table:style-name="ce1"/>
          <table:table-cell office:value-type="float" office:value="212" table:formula="of:=1+SUM([.L212])" table:style-name="ce1">
            <text:p>212</text:p>
          </table:table-cell>
          <table:table-cell office:value-type="float" office:value="0" table:formula="of:=FORECAST([.L213];[Convert.$C$2:.$C$601];[Convert.$A$2:.$A$601])" table:style-name="ce1">
            <text:p>#DIV/0!</text:p>
          </table:table-cell>
          <table:table-cell office:value-type="float" office:value="0" table:formula="of:=FORECAST.LINEAR([.L213];[Convert.$A$2:.$A$601];[Convert.$C$2:.$C$601])" table:style-name="ce1">
            <text:p>#DIV/0!</text:p>
          </table:table-cell>
          <table:table-cell office:value-type="float" office:value="0" table:formula="of:=FORECAST.LINEAR([.L213]; [.A213:.A811];[.C213:.C811])" table:style-name="ce1">
            <text:p>#DIV/0!</text:p>
          </table:table-cell>
          <table:table-cell table:number-columns-repeated="3" table:style-name="ce1"/>
          <table:table-cell office:value-type="float" office:value="90.453333333333333" table:formula="of:=[Convert.$B213]*(256/600)" table:style-name="ce1">
            <text:p>90.45333333</text:p>
          </table:table-cell>
          <table:table-cell office:value-type="float" office:value="3635.64" table:formula="of:=4000*[Convert.$A213]" table:style-name="ce1">
            <text:p>3635.64</text:p>
          </table:table-cell>
          <table:table-cell table:number-columns-repeated="7" table:style-name="ce1"/>
          <table:table-cell office:value-type="float" office:value="212" table:formula="of:=1+SUM([.AB212])" table:style-name="ce1">
            <text:p>212</text:p>
          </table:table-cell>
          <table:table-cell office:value-type="float" office:value="-3150.3300000000008" table:formula="of:=FORECAST([.AB213];OFFSET([.T213:.T812];MATCH([.AB213];[.S213:.S812];1)-1;0;2); OFFSET([.S213:.S812];MATCH([.AB213];[.S213:.S812];1)-1;0;2))" table:style-name="ce1">
            <text:p>-3150.33</text:p>
          </table:table-cell>
          <table:table-cell office:value-type="float" office:value="-3151" table:formula="of:=INT([.AC213])" table:style-name="ce6">
            <text:p>-315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854</text:p>
          </table:table-cell>
          <table:table-cell office:value-type="float" office:value="213" table:formula="of:=1+SUM([.B213])" table:style-name="ce1">
            <text:p>213</text:p>
          </table:table-cell>
          <table:table-cell office:value-type="float" office:value="90.88000000000001" table:formula="of:=[Convert.$B214]*(256/600)" table:style-name="ce1">
            <text:p>90.88</text:p>
          </table:table-cell>
          <table:table-cell table:number-columns-repeated="8" table:style-name="ce1"/>
          <table:table-cell office:value-type="float" office:value="213" table:formula="of:=1+SUM([.L213])" table:style-name="ce1">
            <text:p>213</text:p>
          </table:table-cell>
          <table:table-cell office:value-type="float" office:value="0" table:formula="of:=FORECAST([.L214];[Convert.$C$2:.$C$601];[Convert.$A$2:.$A$601])" table:style-name="ce1">
            <text:p>#DIV/0!</text:p>
          </table:table-cell>
          <table:table-cell office:value-type="float" office:value="0" table:formula="of:=FORECAST.LINEAR([.L214];[Convert.$A$2:.$A$601];[Convert.$C$2:.$C$601])" table:style-name="ce1">
            <text:p>#DIV/0!</text:p>
          </table:table-cell>
          <table:table-cell office:value-type="float" office:value="0" table:formula="of:=FORECAST.LINEAR([.L214]; [.A214:.A812];[.C214:.C812])" table:style-name="ce1">
            <text:p>#DIV/0!</text:p>
          </table:table-cell>
          <table:table-cell table:number-columns-repeated="3" table:style-name="ce1"/>
          <table:table-cell office:value-type="float" office:value="90.88000000000001" table:formula="of:=[Convert.$B214]*(256/600)" table:style-name="ce1">
            <text:p>90.88</text:p>
          </table:table-cell>
          <table:table-cell office:value-type="float" office:value="3634.16" table:formula="of:=4000*[Convert.$A214]" table:style-name="ce1">
            <text:p>3634.16</text:p>
          </table:table-cell>
          <table:table-cell table:number-columns-repeated="7" table:style-name="ce1"/>
          <table:table-cell office:value-type="float" office:value="213" table:formula="of:=1+SUM([.AB213])" table:style-name="ce1">
            <text:p>213</text:p>
          </table:table-cell>
          <table:table-cell office:value-type="float" office:value="-3116.8187500000004" table:formula="of:=FORECAST([.AB214];OFFSET([.T214:.T813];MATCH([.AB214];[.S214:.S813];1)-1;0;2); OFFSET([.S214:.S813];MATCH([.AB214];[.S214:.S813];1)-1;0;2))" table:style-name="ce1">
            <text:p>-3116.81875</text:p>
          </table:table-cell>
          <table:table-cell office:value-type="float" office:value="-3117" table:formula="of:=INT([.AC214])" table:style-name="ce6">
            <text:p>-311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720</text:p>
          </table:table-cell>
          <table:table-cell office:value-type="float" office:value="214" table:formula="of:=1+SUM([.B214])" table:style-name="ce1">
            <text:p>214</text:p>
          </table:table-cell>
          <table:table-cell office:value-type="float" office:value="91.306666666666672" table:formula="of:=[Convert.$B215]*(256/600)" table:style-name="ce1">
            <text:p>91.30666667</text:p>
          </table:table-cell>
          <table:table-cell table:number-columns-repeated="8" table:style-name="ce1"/>
          <table:table-cell office:value-type="float" office:value="214" table:formula="of:=1+SUM([.L214])" table:style-name="ce1">
            <text:p>214</text:p>
          </table:table-cell>
          <table:table-cell office:value-type="float" office:value="0" table:formula="of:=FORECAST([.L215];[Convert.$C$2:.$C$601];[Convert.$A$2:.$A$601])" table:style-name="ce1">
            <text:p>#DIV/0!</text:p>
          </table:table-cell>
          <table:table-cell office:value-type="float" office:value="0" table:formula="of:=FORECAST.LINEAR([.L215];[Convert.$A$2:.$A$601];[Convert.$C$2:.$C$601])" table:style-name="ce1">
            <text:p>#DIV/0!</text:p>
          </table:table-cell>
          <table:table-cell office:value-type="float" office:value="0" table:formula="of:=FORECAST.LINEAR([.L215]; [.A215:.A813];[.C215:.C813])" table:style-name="ce1">
            <text:p>#DIV/0!</text:p>
          </table:table-cell>
          <table:table-cell table:number-columns-repeated="3" table:style-name="ce1"/>
          <table:table-cell office:value-type="float" office:value="91.306666666666672" table:formula="of:=[Convert.$B215]*(256/600)" table:style-name="ce1">
            <text:p>91.30666667</text:p>
          </table:table-cell>
          <table:table-cell office:value-type="float" office:value="3628.8" table:formula="of:=4000*[Convert.$A215]" table:style-name="ce1">
            <text:p>3628.8</text:p>
          </table:table-cell>
          <table:table-cell table:number-columns-repeated="7" table:style-name="ce1"/>
          <table:table-cell office:value-type="float" office:value="214" table:formula="of:=1+SUM([.AB214])" table:style-name="ce1">
            <text:p>214</text:p>
          </table:table-cell>
          <table:table-cell office:value-type="float" office:value="-3080.4725000000008" table:formula="of:=FORECAST([.AB215];OFFSET([.T215:.T814];MATCH([.AB215];[.S215:.S814];1)-1;0;2); OFFSET([.S215:.S814];MATCH([.AB215];[.S215:.S814];1)-1;0;2))" table:style-name="ce1">
            <text:p>-3080.4725</text:p>
          </table:table-cell>
          <table:table-cell office:value-type="float" office:value="-3081" table:formula="of:=INT([.AC215])" table:style-name="ce6">
            <text:p>-308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616</text:p>
          </table:table-cell>
          <table:table-cell office:value-type="float" office:value="215" table:formula="of:=1+SUM([.B215])" table:style-name="ce1">
            <text:p>215</text:p>
          </table:table-cell>
          <table:table-cell office:value-type="float" office:value="91.733333333333334" table:formula="of:=[Convert.$B216]*(256/600)" table:style-name="ce1">
            <text:p>91.73333333</text:p>
          </table:table-cell>
          <table:table-cell table:number-columns-repeated="8" table:style-name="ce1"/>
          <table:table-cell office:value-type="float" office:value="215" table:formula="of:=1+SUM([.L215])" table:style-name="ce1">
            <text:p>215</text:p>
          </table:table-cell>
          <table:table-cell office:value-type="float" office:value="0" table:formula="of:=FORECAST([.L216];[Convert.$C$2:.$C$601];[Convert.$A$2:.$A$601])" table:style-name="ce1">
            <text:p>#DIV/0!</text:p>
          </table:table-cell>
          <table:table-cell office:value-type="float" office:value="0" table:formula="of:=FORECAST.LINEAR([.L216];[Convert.$A$2:.$A$601];[Convert.$C$2:.$C$601])" table:style-name="ce1">
            <text:p>#DIV/0!</text:p>
          </table:table-cell>
          <table:table-cell office:value-type="float" office:value="0" table:formula="of:=FORECAST.LINEAR([.L216]; [.A216:.A814];[.C216:.C814])" table:style-name="ce1">
            <text:p>#DIV/0!</text:p>
          </table:table-cell>
          <table:table-cell table:number-columns-repeated="3" table:style-name="ce1"/>
          <table:table-cell office:value-type="float" office:value="91.733333333333334" table:formula="of:=[Convert.$B216]*(256/600)" table:style-name="ce1">
            <text:p>91.73333333</text:p>
          </table:table-cell>
          <table:table-cell office:value-type="float" office:value="3624.64" table:formula="of:=4000*[Convert.$A216]" table:style-name="ce1">
            <text:p>3624.64</text:p>
          </table:table-cell>
          <table:table-cell table:number-columns-repeated="7" table:style-name="ce1"/>
          <table:table-cell office:value-type="float" office:value="215" table:formula="of:=1+SUM([.AB215])" table:style-name="ce1">
            <text:p>215</text:p>
          </table:table-cell>
          <table:table-cell office:value-type="float" office:value="-3043.9162500000002" table:formula="of:=FORECAST([.AB216];OFFSET([.T216:.T815];MATCH([.AB216];[.S216:.S815];1)-1;0;2); OFFSET([.S216:.S815];MATCH([.AB216];[.S216:.S815];1)-1;0;2))" table:style-name="ce1">
            <text:p>-3043.91625</text:p>
          </table:table-cell>
          <table:table-cell office:value-type="float" office:value="-3044" table:formula="of:=INT([.AC216])" table:style-name="ce6">
            <text:p>-304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610</text:p>
          </table:table-cell>
          <table:table-cell office:value-type="float" office:value="216" table:formula="of:=1+SUM([.B216])" table:style-name="ce1">
            <text:p>216</text:p>
          </table:table-cell>
          <table:table-cell office:value-type="float" office:value="92.160000000000011" table:formula="of:=[Convert.$B217]*(256/600)" table:style-name="ce1">
            <text:p>92.16</text:p>
          </table:table-cell>
          <table:table-cell table:number-columns-repeated="8" table:style-name="ce1"/>
          <table:table-cell office:value-type="float" office:value="216" table:formula="of:=1+SUM([.L216])" table:style-name="ce1">
            <text:p>216</text:p>
          </table:table-cell>
          <table:table-cell office:value-type="float" office:value="0" table:formula="of:=FORECAST([.L217];[Convert.$C$2:.$C$601];[Convert.$A$2:.$A$601])" table:style-name="ce1">
            <text:p>#DIV/0!</text:p>
          </table:table-cell>
          <table:table-cell office:value-type="float" office:value="0" table:formula="of:=FORECAST.LINEAR([.L217];[Convert.$A$2:.$A$601];[Convert.$C$2:.$C$601])" table:style-name="ce1">
            <text:p>#DIV/0!</text:p>
          </table:table-cell>
          <table:table-cell office:value-type="float" office:value="0" table:formula="of:=FORECAST.LINEAR([.L217]; [.A217:.A815];[.C217:.C815])" table:style-name="ce1">
            <text:p>#DIV/0!</text:p>
          </table:table-cell>
          <table:table-cell table:number-columns-repeated="3" table:style-name="ce1"/>
          <table:table-cell office:value-type="float" office:value="92.160000000000011" table:formula="of:=[Convert.$B217]*(256/600)" table:style-name="ce1">
            <text:p>92.16</text:p>
          </table:table-cell>
          <table:table-cell office:value-type="float" office:value="3624.4" table:formula="of:=4000*[Convert.$A217]" table:style-name="ce1">
            <text:p>3624.4</text:p>
          </table:table-cell>
          <table:table-cell table:number-columns-repeated="7" table:style-name="ce1"/>
          <table:table-cell office:value-type="float" office:value="216" table:formula="of:=1+SUM([.AB216])" table:style-name="ce1">
            <text:p>216</text:p>
          </table:table-cell>
          <table:table-cell office:value-type="float" office:value="-3004.34" table:formula="of:=FORECAST([.AB217];OFFSET([.T217:.T816];MATCH([.AB217];[.S217:.S816];1)-1;0;2); OFFSET([.S217:.S816];MATCH([.AB217];[.S217:.S816];1)-1;0;2))" table:style-name="ce1">
            <text:p>-3004.34</text:p>
          </table:table-cell>
          <table:table-cell office:value-type="float" office:value="-3005" table:formula="of:=INT([.AC217])" table:style-name="ce6">
            <text:p>-300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652</text:p>
          </table:table-cell>
          <table:table-cell office:value-type="float" office:value="217" table:formula="of:=1+SUM([.B217])" table:style-name="ce1">
            <text:p>217</text:p>
          </table:table-cell>
          <table:table-cell office:value-type="float" office:value="92.586666666666673" table:formula="of:=[Convert.$B218]*(256/600)" table:style-name="ce1">
            <text:p>92.58666667</text:p>
          </table:table-cell>
          <table:table-cell table:number-columns-repeated="8" table:style-name="ce1"/>
          <table:table-cell office:value-type="float" office:value="217" table:formula="of:=1+SUM([.L217])" table:style-name="ce1">
            <text:p>217</text:p>
          </table:table-cell>
          <table:table-cell office:value-type="float" office:value="0" table:formula="of:=FORECAST([.L218];[Convert.$C$2:.$C$601];[Convert.$A$2:.$A$601])" table:style-name="ce1">
            <text:p>#DIV/0!</text:p>
          </table:table-cell>
          <table:table-cell office:value-type="float" office:value="0" table:formula="of:=FORECAST.LINEAR([.L218];[Convert.$A$2:.$A$601];[Convert.$C$2:.$C$601])" table:style-name="ce1">
            <text:p>#DIV/0!</text:p>
          </table:table-cell>
          <table:table-cell office:value-type="float" office:value="0" table:formula="of:=FORECAST.LINEAR([.L218]; [.A218:.A816];[.C218:.C816])" table:style-name="ce1">
            <text:p>#DIV/0!</text:p>
          </table:table-cell>
          <table:table-cell table:number-columns-repeated="3" table:style-name="ce1"/>
          <table:table-cell office:value-type="float" office:value="92.586666666666673" table:formula="of:=[Convert.$B218]*(256/600)" table:style-name="ce1">
            <text:p>92.58666667</text:p>
          </table:table-cell>
          <table:table-cell office:value-type="float" office:value="3626.08" table:formula="of:=4000*[Convert.$A218]" table:style-name="ce1">
            <text:p>3626.08</text:p>
          </table:table-cell>
          <table:table-cell table:number-columns-repeated="7" table:style-name="ce1"/>
          <table:table-cell office:value-type="float" office:value="217" table:formula="of:=1+SUM([.AB217])" table:style-name="ce1">
            <text:p>217</text:p>
          </table:table-cell>
          <table:table-cell office:value-type="float" office:value="-2964.8187500000004" table:formula="of:=FORECAST([.AB218];OFFSET([.T218:.T817];MATCH([.AB218];[.S218:.S817];1)-1;0;2); OFFSET([.S218:.S817];MATCH([.AB218];[.S218:.S817];1)-1;0;2))" table:style-name="ce1">
            <text:p>-2964.81875</text:p>
          </table:table-cell>
          <table:table-cell office:value-type="float" office:value="-2965" table:formula="of:=INT([.AC218])" table:style-name="ce6">
            <text:p>-296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616</text:p>
          </table:table-cell>
          <table:table-cell office:value-type="float" office:value="218" table:formula="of:=1+SUM([.B218])" table:style-name="ce1">
            <text:p>218</text:p>
          </table:table-cell>
          <table:table-cell office:value-type="float" office:value="93.013333333333335" table:formula="of:=[Convert.$B219]*(256/600)" table:style-name="ce1">
            <text:p>93.01333333</text:p>
          </table:table-cell>
          <table:table-cell table:number-columns-repeated="8" table:style-name="ce1"/>
          <table:table-cell office:value-type="float" office:value="218" table:formula="of:=1+SUM([.L218])" table:style-name="ce1">
            <text:p>218</text:p>
          </table:table-cell>
          <table:table-cell office:value-type="float" office:value="0" table:formula="of:=FORECAST([.L219];[Convert.$C$2:.$C$601];[Convert.$A$2:.$A$601])" table:style-name="ce1">
            <text:p>#DIV/0!</text:p>
          </table:table-cell>
          <table:table-cell office:value-type="float" office:value="0" table:formula="of:=FORECAST.LINEAR([.L219];[Convert.$A$2:.$A$601];[Convert.$C$2:.$C$601])" table:style-name="ce1">
            <text:p>#DIV/0!</text:p>
          </table:table-cell>
          <table:table-cell office:value-type="float" office:value="0" table:formula="of:=FORECAST.LINEAR([.L219]; [.A219:.A817];[.C219:.C817])" table:style-name="ce1">
            <text:p>#DIV/0!</text:p>
          </table:table-cell>
          <table:table-cell table:number-columns-repeated="3" table:style-name="ce1"/>
          <table:table-cell office:value-type="float" office:value="93.013333333333335" table:formula="of:=[Convert.$B219]*(256/600)" table:style-name="ce1">
            <text:p>93.01333333</text:p>
          </table:table-cell>
          <table:table-cell office:value-type="float" office:value="3624.64" table:formula="of:=4000*[Convert.$A219]" table:style-name="ce1">
            <text:p>3624.64</text:p>
          </table:table-cell>
          <table:table-cell table:number-columns-repeated="7" table:style-name="ce1"/>
          <table:table-cell office:value-type="float" office:value="218" table:formula="of:=1+SUM([.AB218])" table:style-name="ce1">
            <text:p>218</text:p>
          </table:table-cell>
          <table:table-cell office:value-type="float" office:value="-2921.9050000000007" table:formula="of:=FORECAST([.AB219];OFFSET([.T219:.T818];MATCH([.AB219];[.S219:.S818];1)-1;0;2); OFFSET([.S219:.S818];MATCH([.AB219];[.S219:.S818];1)-1;0;2))" table:style-name="ce1">
            <text:p>-2921.905</text:p>
          </table:table-cell>
          <table:table-cell office:value-type="float" office:value="-2922" table:formula="of:=INT([.AC219])" table:style-name="ce6">
            <text:p>-292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475</text:p>
          </table:table-cell>
          <table:table-cell office:value-type="float" office:value="219" table:formula="of:=1+SUM([.B219])" table:style-name="ce1">
            <text:p>219</text:p>
          </table:table-cell>
          <table:table-cell office:value-type="float" office:value="93.440000000000012" table:formula="of:=[Convert.$B220]*(256/600)" table:style-name="ce1">
            <text:p>93.44</text:p>
          </table:table-cell>
          <table:table-cell table:number-columns-repeated="8" table:style-name="ce1"/>
          <table:table-cell office:value-type="float" office:value="219" table:formula="of:=1+SUM([.L219])" table:style-name="ce1">
            <text:p>219</text:p>
          </table:table-cell>
          <table:table-cell office:value-type="float" office:value="0" table:formula="of:=FORECAST([.L220];[Convert.$C$2:.$C$601];[Convert.$A$2:.$A$601])" table:style-name="ce1">
            <text:p>#DIV/0!</text:p>
          </table:table-cell>
          <table:table-cell office:value-type="float" office:value="0" table:formula="of:=FORECAST.LINEAR([.L220];[Convert.$A$2:.$A$601];[Convert.$C$2:.$C$601])" table:style-name="ce1">
            <text:p>#DIV/0!</text:p>
          </table:table-cell>
          <table:table-cell office:value-type="float" office:value="0" table:formula="of:=FORECAST.LINEAR([.L220]; [.A220:.A818];[.C220:.C818])" table:style-name="ce1">
            <text:p>#DIV/0!</text:p>
          </table:table-cell>
          <table:table-cell table:number-columns-repeated="3" table:style-name="ce1"/>
          <table:table-cell office:value-type="float" office:value="93.440000000000012" table:formula="of:=[Convert.$B220]*(256/600)" table:style-name="ce1">
            <text:p>93.44</text:p>
          </table:table-cell>
          <table:table-cell office:value-type="float" office:value="3619" table:formula="of:=4000*[Convert.$A220]" table:style-name="ce1">
            <text:p>3619</text:p>
          </table:table-cell>
          <table:table-cell table:number-columns-repeated="7" table:style-name="ce1"/>
          <table:table-cell office:value-type="float" office:value="219" table:formula="of:=1+SUM([.AB219])" table:style-name="ce1">
            <text:p>219</text:p>
          </table:table-cell>
          <table:table-cell office:value-type="float" office:value="-2878.7000000000007" table:formula="of:=FORECAST([.AB220];OFFSET([.T220:.T819];MATCH([.AB220];[.S220:.S819];1)-1;0;2); OFFSET([.S220:.S819];MATCH([.AB220];[.S220:.S819];1)-1;0;2))" table:style-name="ce1">
            <text:p>-2878.7</text:p>
          </table:table-cell>
          <table:table-cell office:value-type="float" office:value="-2879" table:formula="of:=INT([.AC220])" table:style-name="ce6">
            <text:p>-287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341</text:p>
          </table:table-cell>
          <table:table-cell office:value-type="float" office:value="220" table:formula="of:=1+SUM([.B220])" table:style-name="ce1">
            <text:p>220</text:p>
          </table:table-cell>
          <table:table-cell office:value-type="float" office:value="93.866666666666674" table:formula="of:=[Convert.$B221]*(256/600)" table:style-name="ce1">
            <text:p>93.86666667</text:p>
          </table:table-cell>
          <table:table-cell table:number-columns-repeated="8" table:style-name="ce1"/>
          <table:table-cell office:value-type="float" office:value="220" table:formula="of:=1+SUM([.L220])" table:style-name="ce1">
            <text:p>220</text:p>
          </table:table-cell>
          <table:table-cell office:value-type="float" office:value="0" table:formula="of:=FORECAST([.L221];[Convert.$C$2:.$C$601];[Convert.$A$2:.$A$601])" table:style-name="ce1">
            <text:p>#DIV/0!</text:p>
          </table:table-cell>
          <table:table-cell office:value-type="float" office:value="0" table:formula="of:=FORECAST.LINEAR([.L221];[Convert.$A$2:.$A$601];[Convert.$C$2:.$C$601])" table:style-name="ce1">
            <text:p>#DIV/0!</text:p>
          </table:table-cell>
          <table:table-cell office:value-type="float" office:value="0" table:formula="of:=FORECAST.LINEAR([.L221]; [.A221:.A819];[.C221:.C819])" table:style-name="ce1">
            <text:p>#DIV/0!</text:p>
          </table:table-cell>
          <table:table-cell table:number-columns-repeated="3" table:style-name="ce1"/>
          <table:table-cell office:value-type="float" office:value="93.866666666666674" table:formula="of:=[Convert.$B221]*(256/600)" table:style-name="ce1">
            <text:p>93.86666667</text:p>
          </table:table-cell>
          <table:table-cell office:value-type="float" office:value="3613.6400000000003" table:formula="of:=4000*[Convert.$A221]" table:style-name="ce1">
            <text:p>3613.64</text:p>
          </table:table-cell>
          <table:table-cell table:number-columns-repeated="7" table:style-name="ce1"/>
          <table:table-cell office:value-type="float" office:value="220" table:formula="of:=1+SUM([.AB220])" table:style-name="ce1">
            <text:p>220</text:p>
          </table:table-cell>
          <table:table-cell office:value-type="float" office:value="-2833.465000000002" table:formula="of:=FORECAST([.AB221];OFFSET([.T221:.T820];MATCH([.AB221];[.S221:.S820];1)-1;0;2); OFFSET([.S221:.S820];MATCH([.AB221];[.S221:.S820];1)-1;0;2))" table:style-name="ce1">
            <text:p>-2833.465</text:p>
          </table:table-cell>
          <table:table-cell office:value-type="float" office:value="-2834" table:formula="of:=INT([.AC221])" table:style-name="ce6">
            <text:p>-283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329</text:p>
          </table:table-cell>
          <table:table-cell office:value-type="float" office:value="221" table:formula="of:=1+SUM([.B221])" table:style-name="ce1">
            <text:p>221</text:p>
          </table:table-cell>
          <table:table-cell office:value-type="float" office:value="94.293333333333337" table:formula="of:=[Convert.$B222]*(256/600)" table:style-name="ce1">
            <text:p>94.29333333</text:p>
          </table:table-cell>
          <table:table-cell table:number-columns-repeated="8" table:style-name="ce1"/>
          <table:table-cell office:value-type="float" office:value="221" table:formula="of:=1+SUM([.L221])" table:style-name="ce1">
            <text:p>221</text:p>
          </table:table-cell>
          <table:table-cell office:value-type="float" office:value="0" table:formula="of:=FORECAST([.L222];[Convert.$C$2:.$C$601];[Convert.$A$2:.$A$601])" table:style-name="ce1">
            <text:p>#DIV/0!</text:p>
          </table:table-cell>
          <table:table-cell office:value-type="float" office:value="0" table:formula="of:=FORECAST.LINEAR([.L222];[Convert.$A$2:.$A$601];[Convert.$C$2:.$C$601])" table:style-name="ce1">
            <text:p>#DIV/0!</text:p>
          </table:table-cell>
          <table:table-cell office:value-type="float" office:value="0" table:formula="of:=FORECAST.LINEAR([.L222]; [.A222:.A820];[.C222:.C820])" table:style-name="ce1">
            <text:p>#DIV/0!</text:p>
          </table:table-cell>
          <table:table-cell table:number-columns-repeated="3" table:style-name="ce1"/>
          <table:table-cell office:value-type="float" office:value="94.293333333333337" table:formula="of:=[Convert.$B222]*(256/600)" table:style-name="ce1">
            <text:p>94.29333333</text:p>
          </table:table-cell>
          <table:table-cell office:value-type="float" office:value="3613.1600000000003" table:formula="of:=4000*[Convert.$A222]" table:style-name="ce1">
            <text:p>3613.16</text:p>
          </table:table-cell>
          <table:table-cell table:number-columns-repeated="7" table:style-name="ce1"/>
          <table:table-cell office:value-type="float" office:value="221" table:formula="of:=1+SUM([.AB221])" table:style-name="ce1">
            <text:p>221</text:p>
          </table:table-cell>
          <table:table-cell office:value-type="float" office:value="-2786.0212499999998" table:formula="of:=FORECAST([.AB222];OFFSET([.T222:.T821];MATCH([.AB222];[.S222:.S821];1)-1;0;2); OFFSET([.S222:.S821];MATCH([.AB222];[.S222:.S821];1)-1;0;2))" table:style-name="ce1">
            <text:p>-2786.02125</text:p>
          </table:table-cell>
          <table:table-cell office:value-type="float" office:value="-2787" table:formula="of:=INT([.AC222])" table:style-name="ce6">
            <text:p>-278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366</text:p>
          </table:table-cell>
          <table:table-cell office:value-type="float" office:value="222" table:formula="of:=1+SUM([.B222])" table:style-name="ce1">
            <text:p>222</text:p>
          </table:table-cell>
          <table:table-cell office:value-type="float" office:value="94.720000000000013" table:formula="of:=[Convert.$B223]*(256/600)" table:style-name="ce1">
            <text:p>94.72</text:p>
          </table:table-cell>
          <table:table-cell table:number-columns-repeated="8" table:style-name="ce1"/>
          <table:table-cell office:value-type="float" office:value="222" table:formula="of:=1+SUM([.L222])" table:style-name="ce1">
            <text:p>222</text:p>
          </table:table-cell>
          <table:table-cell office:value-type="float" office:value="0" table:formula="of:=FORECAST([.L223];[Convert.$C$2:.$C$601];[Convert.$A$2:.$A$601])" table:style-name="ce1">
            <text:p>#DIV/0!</text:p>
          </table:table-cell>
          <table:table-cell office:value-type="float" office:value="0" table:formula="of:=FORECAST.LINEAR([.L223];[Convert.$A$2:.$A$601];[Convert.$C$2:.$C$601])" table:style-name="ce1">
            <text:p>#DIV/0!</text:p>
          </table:table-cell>
          <table:table-cell office:value-type="float" office:value="0" table:formula="of:=FORECAST.LINEAR([.L223]; [.A223:.A821];[.C223:.C821])" table:style-name="ce1">
            <text:p>#DIV/0!</text:p>
          </table:table-cell>
          <table:table-cell table:number-columns-repeated="3" table:style-name="ce1"/>
          <table:table-cell office:value-type="float" office:value="94.720000000000013" table:formula="of:=[Convert.$B223]*(256/600)" table:style-name="ce1">
            <text:p>94.72</text:p>
          </table:table-cell>
          <table:table-cell office:value-type="float" office:value="3614.64" table:formula="of:=4000*[Convert.$A223]" table:style-name="ce1">
            <text:p>3614.64</text:p>
          </table:table-cell>
          <table:table-cell table:number-columns-repeated="7" table:style-name="ce1"/>
          <table:table-cell office:value-type="float" office:value="222" table:formula="of:=1+SUM([.AB222])" table:style-name="ce1">
            <text:p>222</text:p>
          </table:table-cell>
          <table:table-cell office:value-type="float" office:value="-2736.6875" table:formula="of:=FORECAST([.AB223];OFFSET([.T223:.T822];MATCH([.AB223];[.S223:.S822];1)-1;0;2); OFFSET([.S223:.S822];MATCH([.AB223];[.S223:.S822];1)-1;0;2))" table:style-name="ce1">
            <text:p>-2736.6875</text:p>
          </table:table-cell>
          <table:table-cell office:value-type="float" office:value="-2737" table:formula="of:=INT([.AC223])" table:style-name="ce6">
            <text:p>-273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329</text:p>
          </table:table-cell>
          <table:table-cell office:value-type="float" office:value="223" table:formula="of:=1+SUM([.B223])" table:style-name="ce1">
            <text:p>223</text:p>
          </table:table-cell>
          <table:table-cell office:value-type="float" office:value="95.146666666666675" table:formula="of:=[Convert.$B224]*(256/600)" table:style-name="ce1">
            <text:p>95.14666667</text:p>
          </table:table-cell>
          <table:table-cell table:number-columns-repeated="8" table:style-name="ce1"/>
          <table:table-cell office:value-type="float" office:value="223" table:formula="of:=1+SUM([.L223])" table:style-name="ce1">
            <text:p>223</text:p>
          </table:table-cell>
          <table:table-cell office:value-type="float" office:value="0" table:formula="of:=FORECAST([.L224];[Convert.$C$2:.$C$601];[Convert.$A$2:.$A$601])" table:style-name="ce1">
            <text:p>#DIV/0!</text:p>
          </table:table-cell>
          <table:table-cell office:value-type="float" office:value="0" table:formula="of:=FORECAST.LINEAR([.L224];[Convert.$A$2:.$A$601];[Convert.$C$2:.$C$601])" table:style-name="ce1">
            <text:p>#DIV/0!</text:p>
          </table:table-cell>
          <table:table-cell office:value-type="float" office:value="0" table:formula="of:=FORECAST.LINEAR([.L224]; [.A224:.A822];[.C224:.C822])" table:style-name="ce1">
            <text:p>#DIV/0!</text:p>
          </table:table-cell>
          <table:table-cell table:number-columns-repeated="3" table:style-name="ce1"/>
          <table:table-cell office:value-type="float" office:value="95.146666666666675" table:formula="of:=[Convert.$B224]*(256/600)" table:style-name="ce1">
            <text:p>95.14666667</text:p>
          </table:table-cell>
          <table:table-cell office:value-type="float" office:value="3613.1600000000003" table:formula="of:=4000*[Convert.$A224]" table:style-name="ce1">
            <text:p>3613.16</text:p>
          </table:table-cell>
          <table:table-cell table:number-columns-repeated="7" table:style-name="ce1"/>
          <table:table-cell office:value-type="float" office:value="223" table:formula="of:=1+SUM([.AB223])" table:style-name="ce1">
            <text:p>223</text:p>
          </table:table-cell>
          <table:table-cell office:value-type="float" office:value="-2685.8712500000001" table:formula="of:=FORECAST([.AB224];OFFSET([.T224:.T823];MATCH([.AB224];[.S224:.S823];1)-1;0;2); OFFSET([.S224:.S823];MATCH([.AB224];[.S224:.S823];1)-1;0;2))" table:style-name="ce1">
            <text:p>-2685.87125</text:p>
          </table:table-cell>
          <table:table-cell office:value-type="float" office:value="-2686" table:formula="of:=INT([.AC224])" table:style-name="ce6">
            <text:p>-268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176</text:p>
          </table:table-cell>
          <table:table-cell office:value-type="float" office:value="224" table:formula="of:=1+SUM([.B224])" table:style-name="ce1">
            <text:p>224</text:p>
          </table:table-cell>
          <table:table-cell office:value-type="float" office:value="95.573333333333338" table:formula="of:=[Convert.$B225]*(256/600)" table:style-name="ce1">
            <text:p>95.57333333</text:p>
          </table:table-cell>
          <table:table-cell table:number-columns-repeated="8" table:style-name="ce1"/>
          <table:table-cell office:value-type="float" office:value="224" table:formula="of:=1+SUM([.L224])" table:style-name="ce1">
            <text:p>224</text:p>
          </table:table-cell>
          <table:table-cell office:value-type="float" office:value="0" table:formula="of:=FORECAST([.L225];[Convert.$C$2:.$C$601];[Convert.$A$2:.$A$601])" table:style-name="ce1">
            <text:p>#DIV/0!</text:p>
          </table:table-cell>
          <table:table-cell office:value-type="float" office:value="0" table:formula="of:=FORECAST.LINEAR([.L225];[Convert.$A$2:.$A$601];[Convert.$C$2:.$C$601])" table:style-name="ce1">
            <text:p>#DIV/0!</text:p>
          </table:table-cell>
          <table:table-cell office:value-type="float" office:value="0" table:formula="of:=FORECAST.LINEAR([.L225]; [.A225:.A823];[.C225:.C823])" table:style-name="ce1">
            <text:p>#DIV/0!</text:p>
          </table:table-cell>
          <table:table-cell table:number-columns-repeated="3" table:style-name="ce1"/>
          <table:table-cell office:value-type="float" office:value="95.573333333333338" table:formula="of:=[Convert.$B225]*(256/600)" table:style-name="ce1">
            <text:p>95.57333333</text:p>
          </table:table-cell>
          <table:table-cell office:value-type="float" office:value="3607.04" table:formula="of:=4000*[Convert.$A225]" table:style-name="ce1">
            <text:p>3607.04</text:p>
          </table:table-cell>
          <table:table-cell table:number-columns-repeated="7" table:style-name="ce1"/>
          <table:table-cell office:value-type="float" office:value="224" table:formula="of:=1+SUM([.AB224])" table:style-name="ce1">
            <text:p>224</text:p>
          </table:table-cell>
          <table:table-cell office:value-type="float" office:value="-2633.7999999999993" table:formula="of:=FORECAST([.AB225];OFFSET([.T225:.T824];MATCH([.AB225];[.S225:.S824];1)-1;0;2); OFFSET([.S225:.S824];MATCH([.AB225];[.S225:.S824];1)-1;0;2))" table:style-name="ce1">
            <text:p>-2633.8</text:p>
          </table:table-cell>
          <table:table-cell office:value-type="float" office:value="-2634" table:formula="of:=INT([.AC225])" table:style-name="ce6">
            <text:p>-263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036</text:p>
          </table:table-cell>
          <table:table-cell office:value-type="float" office:value="225" table:formula="of:=1+SUM([.B225])" table:style-name="ce1">
            <text:p>225</text:p>
          </table:table-cell>
          <table:table-cell office:value-type="float" office:value="96" table:formula="of:=[Convert.$B226]*(256/600)" table:style-name="ce1">
            <text:p>96</text:p>
          </table:table-cell>
          <table:table-cell table:number-columns-repeated="8" table:style-name="ce1"/>
          <table:table-cell office:value-type="float" office:value="225" table:formula="of:=1+SUM([.L225])" table:style-name="ce1">
            <text:p>225</text:p>
          </table:table-cell>
          <table:table-cell office:value-type="float" office:value="0" table:formula="of:=FORECAST([.L226];[Convert.$C$2:.$C$601];[Convert.$A$2:.$A$601])" table:style-name="ce1">
            <text:p>#DIV/0!</text:p>
          </table:table-cell>
          <table:table-cell office:value-type="float" office:value="0" table:formula="of:=FORECAST.LINEAR([.L226];[Convert.$A$2:.$A$601];[Convert.$C$2:.$C$601])" table:style-name="ce1">
            <text:p>#DIV/0!</text:p>
          </table:table-cell>
          <table:table-cell office:value-type="float" office:value="0" table:formula="of:=FORECAST.LINEAR([.L226]; [.A226:.A824];[.C226:.C824])" table:style-name="ce1">
            <text:p>#DIV/0!</text:p>
          </table:table-cell>
          <table:table-cell table:number-columns-repeated="3" table:style-name="ce1"/>
          <table:table-cell office:value-type="float" office:value="96" table:formula="of:=[Convert.$B226]*(256/600)" table:style-name="ce1">
            <text:p>96</text:p>
          </table:table-cell>
          <table:table-cell office:value-type="float" office:value="3601.44" table:formula="of:=4000*[Convert.$A226]" table:style-name="ce1">
            <text:p>3601.44</text:p>
          </table:table-cell>
          <table:table-cell table:number-columns-repeated="7" table:style-name="ce1"/>
          <table:table-cell office:value-type="float" office:value="225" table:formula="of:=1+SUM([.AB225])" table:style-name="ce1">
            <text:p>225</text:p>
          </table:table-cell>
          <table:table-cell office:value-type="float" office:value="-2578.5475000000006" table:formula="of:=FORECAST([.AB226];OFFSET([.T226:.T825];MATCH([.AB226];[.S226:.S825];1)-1;0;2); OFFSET([.S226:.S825];MATCH([.AB226];[.S226:.S825];1)-1;0;2))" table:style-name="ce1">
            <text:p>-2578.5475</text:p>
          </table:table-cell>
          <table:table-cell office:value-type="float" office:value="-2579" table:formula="of:=INT([.AC226])" table:style-name="ce6">
            <text:p>-257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005</text:p>
          </table:table-cell>
          <table:table-cell office:value-type="float" office:value="226" table:formula="of:=1+SUM([.B226])" table:style-name="ce1">
            <text:p>226</text:p>
          </table:table-cell>
          <table:table-cell office:value-type="float" office:value="96.426666666666677" table:formula="of:=[Convert.$B227]*(256/600)" table:style-name="ce1">
            <text:p>96.42666667</text:p>
          </table:table-cell>
          <table:table-cell table:number-columns-repeated="8" table:style-name="ce1"/>
          <table:table-cell office:value-type="float" office:value="226" table:formula="of:=1+SUM([.L226])" table:style-name="ce1">
            <text:p>226</text:p>
          </table:table-cell>
          <table:table-cell office:value-type="float" office:value="0" table:formula="of:=FORECAST([.L227];[Convert.$C$2:.$C$601];[Convert.$A$2:.$A$601])" table:style-name="ce1">
            <text:p>#DIV/0!</text:p>
          </table:table-cell>
          <table:table-cell office:value-type="float" office:value="0" table:formula="of:=FORECAST.LINEAR([.L227];[Convert.$A$2:.$A$601];[Convert.$C$2:.$C$601])" table:style-name="ce1">
            <text:p>#DIV/0!</text:p>
          </table:table-cell>
          <table:table-cell office:value-type="float" office:value="0" table:formula="of:=FORECAST.LINEAR([.L227]; [.A227:.A825];[.C227:.C825])" table:style-name="ce1">
            <text:p>#DIV/0!</text:p>
          </table:table-cell>
          <table:table-cell table:number-columns-repeated="3" table:style-name="ce1"/>
          <table:table-cell office:value-type="float" office:value="96.426666666666677" table:formula="of:=[Convert.$B227]*(256/600)" table:style-name="ce1">
            <text:p>96.42666667</text:p>
          </table:table-cell>
          <table:table-cell office:value-type="float" office:value="3600.2000000000003" table:formula="of:=4000*[Convert.$A227]" table:style-name="ce1">
            <text:p>3600.2</text:p>
          </table:table-cell>
          <table:table-cell table:number-columns-repeated="7" table:style-name="ce1"/>
          <table:table-cell office:value-type="float" office:value="226" table:formula="of:=1+SUM([.AB226])" table:style-name="ce1">
            <text:p>226</text:p>
          </table:table-cell>
          <table:table-cell office:value-type="float" office:value="-2522.5025000000005" table:formula="of:=FORECAST([.AB227];OFFSET([.T227:.T826];MATCH([.AB227];[.S227:.S826];1)-1;0;2); OFFSET([.S227:.S826];MATCH([.AB227];[.S227:.S826];1)-1;0;2))" table:style-name="ce1">
            <text:p>-2522.5025</text:p>
          </table:table-cell>
          <table:table-cell office:value-type="float" office:value="-2523" table:formula="of:=INT([.AC227])" table:style-name="ce6">
            <text:p>-252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054</text:p>
          </table:table-cell>
          <table:table-cell office:value-type="float" office:value="227" table:formula="of:=1+SUM([.B227])" table:style-name="ce1">
            <text:p>227</text:p>
          </table:table-cell>
          <table:table-cell office:value-type="float" office:value="96.853333333333339" table:formula="of:=[Convert.$B228]*(256/600)" table:style-name="ce1">
            <text:p>96.85333333</text:p>
          </table:table-cell>
          <table:table-cell table:number-columns-repeated="8" table:style-name="ce1"/>
          <table:table-cell office:value-type="float" office:value="227" table:formula="of:=1+SUM([.L227])" table:style-name="ce1">
            <text:p>227</text:p>
          </table:table-cell>
          <table:table-cell office:value-type="float" office:value="0" table:formula="of:=FORECAST([.L228];[Convert.$C$2:.$C$601];[Convert.$A$2:.$A$601])" table:style-name="ce1">
            <text:p>#DIV/0!</text:p>
          </table:table-cell>
          <table:table-cell office:value-type="float" office:value="0" table:formula="of:=FORECAST.LINEAR([.L228];[Convert.$A$2:.$A$601];[Convert.$C$2:.$C$601])" table:style-name="ce1">
            <text:p>#DIV/0!</text:p>
          </table:table-cell>
          <table:table-cell office:value-type="float" office:value="0" table:formula="of:=FORECAST.LINEAR([.L228]; [.A228:.A826];[.C228:.C826])" table:style-name="ce1">
            <text:p>#DIV/0!</text:p>
          </table:table-cell>
          <table:table-cell table:number-columns-repeated="3" table:style-name="ce1"/>
          <table:table-cell office:value-type="float" office:value="96.853333333333339" table:formula="of:=[Convert.$B228]*(256/600)" table:style-name="ce1">
            <text:p>96.85333333</text:p>
          </table:table-cell>
          <table:table-cell office:value-type="float" office:value="3602.16" table:formula="of:=4000*[Convert.$A228]" table:style-name="ce1">
            <text:p>3602.16</text:p>
          </table:table-cell>
          <table:table-cell table:number-columns-repeated="7" table:style-name="ce1"/>
          <table:table-cell office:value-type="float" office:value="227" table:formula="of:=1+SUM([.AB227])" table:style-name="ce1">
            <text:p>227</text:p>
          </table:table-cell>
          <table:table-cell office:value-type="float" office:value="-2464.0387500000015" table:formula="of:=FORECAST([.AB228];OFFSET([.T228:.T827];MATCH([.AB228];[.S228:.S827];1)-1;0;2); OFFSET([.S228:.S827];MATCH([.AB228];[.S228:.S827];1)-1;0;2))" table:style-name="ce1">
            <text:p>-2464.03875</text:p>
          </table:table-cell>
          <table:table-cell office:value-type="float" office:value="-2465" table:formula="of:=INT([.AC228])" table:style-name="ce6">
            <text:p>-246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90018</text:p>
          </table:table-cell>
          <table:table-cell office:value-type="float" office:value="228" table:formula="of:=1+SUM([.B228])" table:style-name="ce1">
            <text:p>228</text:p>
          </table:table-cell>
          <table:table-cell office:value-type="float" office:value="97.28" table:formula="of:=[Convert.$B229]*(256/600)" table:style-name="ce1">
            <text:p>97.28</text:p>
          </table:table-cell>
          <table:table-cell table:number-columns-repeated="8" table:style-name="ce1"/>
          <table:table-cell office:value-type="float" office:value="228" table:formula="of:=1+SUM([.L228])" table:style-name="ce1">
            <text:p>228</text:p>
          </table:table-cell>
          <table:table-cell office:value-type="float" office:value="0" table:formula="of:=FORECAST([.L229];[Convert.$C$2:.$C$601];[Convert.$A$2:.$A$601])" table:style-name="ce1">
            <text:p>#DIV/0!</text:p>
          </table:table-cell>
          <table:table-cell office:value-type="float" office:value="0" table:formula="of:=FORECAST.LINEAR([.L229];[Convert.$A$2:.$A$601];[Convert.$C$2:.$C$601])" table:style-name="ce1">
            <text:p>#DIV/0!</text:p>
          </table:table-cell>
          <table:table-cell office:value-type="float" office:value="0" table:formula="of:=FORECAST.LINEAR([.L229]; [.A229:.A827];[.C229:.C827])" table:style-name="ce1">
            <text:p>#DIV/0!</text:p>
          </table:table-cell>
          <table:table-cell table:number-columns-repeated="3" table:style-name="ce1"/>
          <table:table-cell office:value-type="float" office:value="97.28" table:formula="of:=[Convert.$B229]*(256/600)" table:style-name="ce1">
            <text:p>97.28</text:p>
          </table:table-cell>
          <table:table-cell office:value-type="float" office:value="3600.72" table:formula="of:=4000*[Convert.$A229]" table:style-name="ce1">
            <text:p>3600.72</text:p>
          </table:table-cell>
          <table:table-cell table:number-columns-repeated="7" table:style-name="ce1"/>
          <table:table-cell office:value-type="float" office:value="228" table:formula="of:=1+SUM([.AB228])" table:style-name="ce1">
            <text:p>228</text:p>
          </table:table-cell>
          <table:table-cell office:value-type="float" office:value="-2403.9600000000028" table:formula="of:=FORECAST([.AB229];OFFSET([.T229:.T828];MATCH([.AB229];[.S229:.S828];1)-1;0;2); OFFSET([.S229:.S828];MATCH([.AB229];[.S229:.S828];1)-1;0;2))" table:style-name="ce1">
            <text:p>-2403.96</text:p>
          </table:table-cell>
          <table:table-cell office:value-type="float" office:value="-2404" table:formula="of:=INT([.AC229])" table:style-name="ce6">
            <text:p>-240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850</text:p>
          </table:table-cell>
          <table:table-cell office:value-type="float" office:value="229" table:formula="of:=1+SUM([.B229])" table:style-name="ce1">
            <text:p>229</text:p>
          </table:table-cell>
          <table:table-cell office:value-type="float" office:value="97.706666666666678" table:formula="of:=[Convert.$B230]*(256/600)" table:style-name="ce1">
            <text:p>97.70666667</text:p>
          </table:table-cell>
          <table:table-cell table:number-columns-repeated="8" table:style-name="ce1"/>
          <table:table-cell office:value-type="float" office:value="229" table:formula="of:=1+SUM([.L229])" table:style-name="ce1">
            <text:p>229</text:p>
          </table:table-cell>
          <table:table-cell office:value-type="float" office:value="0" table:formula="of:=FORECAST([.L230];[Convert.$C$2:.$C$601];[Convert.$A$2:.$A$601])" table:style-name="ce1">
            <text:p>#DIV/0!</text:p>
          </table:table-cell>
          <table:table-cell office:value-type="float" office:value="0" table:formula="of:=FORECAST.LINEAR([.L230];[Convert.$A$2:.$A$601];[Convert.$C$2:.$C$601])" table:style-name="ce1">
            <text:p>#DIV/0!</text:p>
          </table:table-cell>
          <table:table-cell office:value-type="float" office:value="0" table:formula="of:=FORECAST.LINEAR([.L230]; [.A230:.A828];[.C230:.C828])" table:style-name="ce1">
            <text:p>#DIV/0!</text:p>
          </table:table-cell>
          <table:table-cell table:number-columns-repeated="3" table:style-name="ce1"/>
          <table:table-cell office:value-type="float" office:value="97.706666666666678" table:formula="of:=[Convert.$B230]*(256/600)" table:style-name="ce1">
            <text:p>97.70666667</text:p>
          </table:table-cell>
          <table:table-cell office:value-type="float" office:value="3594" table:formula="of:=4000*[Convert.$A230]" table:style-name="ce1">
            <text:p>3594</text:p>
          </table:table-cell>
          <table:table-cell table:number-columns-repeated="7" table:style-name="ce1"/>
          <table:table-cell office:value-type="float" office:value="229" table:formula="of:=1+SUM([.AB229])" table:style-name="ce1">
            <text:p>229</text:p>
          </table:table-cell>
          <table:table-cell office:value-type="float" office:value="-2341.0925000000025" table:formula="of:=FORECAST([.AB230];OFFSET([.T230:.T829];MATCH([.AB230];[.S230:.S829];1)-1;0;2); OFFSET([.S230:.S829];MATCH([.AB230];[.S230:.S829];1)-1;0;2))" table:style-name="ce1">
            <text:p>-2341.0925</text:p>
          </table:table-cell>
          <table:table-cell office:value-type="float" office:value="-2342" table:formula="of:=INT([.AC230])" table:style-name="ce6">
            <text:p>-234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679</text:p>
          </table:table-cell>
          <table:table-cell office:value-type="float" office:value="230" table:formula="of:=1+SUM([.B230])" table:style-name="ce1">
            <text:p>230</text:p>
          </table:table-cell>
          <table:table-cell office:value-type="float" office:value="98.13333333333334" table:formula="of:=[Convert.$B231]*(256/600)" table:style-name="ce1">
            <text:p>98.13333333</text:p>
          </table:table-cell>
          <table:table-cell table:number-columns-repeated="8" table:style-name="ce1"/>
          <table:table-cell office:value-type="float" office:value="230" table:formula="of:=1+SUM([.L230])" table:style-name="ce1">
            <text:p>230</text:p>
          </table:table-cell>
          <table:table-cell office:value-type="float" office:value="0" table:formula="of:=FORECAST([.L231];[Convert.$C$2:.$C$601];[Convert.$A$2:.$A$601])" table:style-name="ce1">
            <text:p>#DIV/0!</text:p>
          </table:table-cell>
          <table:table-cell office:value-type="float" office:value="0" table:formula="of:=FORECAST.LINEAR([.L231];[Convert.$A$2:.$A$601];[Convert.$C$2:.$C$601])" table:style-name="ce1">
            <text:p>#DIV/0!</text:p>
          </table:table-cell>
          <table:table-cell office:value-type="float" office:value="0" table:formula="of:=FORECAST.LINEAR([.L231]; [.A231:.A829];[.C231:.C829])" table:style-name="ce1">
            <text:p>#DIV/0!</text:p>
          </table:table-cell>
          <table:table-cell table:number-columns-repeated="3" table:style-name="ce1"/>
          <table:table-cell office:value-type="float" office:value="98.13333333333334" table:formula="of:=[Convert.$B231]*(256/600)" table:style-name="ce1">
            <text:p>98.13333333</text:p>
          </table:table-cell>
          <table:table-cell office:value-type="float" office:value="3587.16" table:formula="of:=4000*[Convert.$A231]" table:style-name="ce1">
            <text:p>3587.16</text:p>
          </table:table-cell>
          <table:table-cell table:number-columns-repeated="7" table:style-name="ce1"/>
          <table:table-cell office:value-type="float" office:value="230" table:formula="of:=1+SUM([.AB230])" table:style-name="ce1">
            <text:p>230</text:p>
          </table:table-cell>
          <table:table-cell office:value-type="float" office:value="-2276.9400000000023" table:formula="of:=FORECAST([.AB231];OFFSET([.T231:.T830];MATCH([.AB231];[.S231:.S830];1)-1;0;2); OFFSET([.S231:.S830];MATCH([.AB231];[.S231:.S830];1)-1;0;2))" table:style-name="ce1">
            <text:p>-2276.94</text:p>
          </table:table-cell>
          <table:table-cell office:value-type="float" office:value="-2277" table:formula="of:=INT([.AC231])" table:style-name="ce6">
            <text:p>-227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636</text:p>
          </table:table-cell>
          <table:table-cell office:value-type="float" office:value="231" table:formula="of:=1+SUM([.B231])" table:style-name="ce1">
            <text:p>231</text:p>
          </table:table-cell>
          <table:table-cell office:value-type="float" office:value="98.56" table:formula="of:=[Convert.$B232]*(256/600)" table:style-name="ce1">
            <text:p>98.56</text:p>
          </table:table-cell>
          <table:table-cell table:number-columns-repeated="8" table:style-name="ce1"/>
          <table:table-cell office:value-type="float" office:value="231" table:formula="of:=1+SUM([.L231])" table:style-name="ce1">
            <text:p>231</text:p>
          </table:table-cell>
          <table:table-cell office:value-type="float" office:value="0" table:formula="of:=FORECAST([.L232];[Convert.$C$2:.$C$601];[Convert.$A$2:.$A$601])" table:style-name="ce1">
            <text:p>#DIV/0!</text:p>
          </table:table-cell>
          <table:table-cell office:value-type="float" office:value="0" table:formula="of:=FORECAST.LINEAR([.L232];[Convert.$A$2:.$A$601];[Convert.$C$2:.$C$601])" table:style-name="ce1">
            <text:p>#DIV/0!</text:p>
          </table:table-cell>
          <table:table-cell office:value-type="float" office:value="0" table:formula="of:=FORECAST.LINEAR([.L232]; [.A232:.A830];[.C232:.C830])" table:style-name="ce1">
            <text:p>#DIV/0!</text:p>
          </table:table-cell>
          <table:table-cell table:number-columns-repeated="3" table:style-name="ce1"/>
          <table:table-cell office:value-type="float" office:value="98.56" table:formula="of:=[Convert.$B232]*(256/600)" table:style-name="ce1">
            <text:p>98.56</text:p>
          </table:table-cell>
          <table:table-cell office:value-type="float" office:value="3585.44" table:formula="of:=4000*[Convert.$A232]" table:style-name="ce1">
            <text:p>3585.44</text:p>
          </table:table-cell>
          <table:table-cell table:number-columns-repeated="7" table:style-name="ce1"/>
          <table:table-cell office:value-type="float" office:value="231" table:formula="of:=1+SUM([.AB231])" table:style-name="ce1">
            <text:p>231</text:p>
          </table:table-cell>
          <table:table-cell office:value-type="float" office:value="-2211.1575000000012" table:formula="of:=FORECAST([.AB232];OFFSET([.T232:.T831];MATCH([.AB232];[.S232:.S831];1)-1;0;2); OFFSET([.S232:.S831];MATCH([.AB232];[.S232:.S831];1)-1;0;2))" table:style-name="ce1">
            <text:p>-2211.1575</text:p>
          </table:table-cell>
          <table:table-cell office:value-type="float" office:value="-2212" table:formula="of:=INT([.AC232])" table:style-name="ce6">
            <text:p>-221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679</text:p>
          </table:table-cell>
          <table:table-cell office:value-type="float" office:value="232" table:formula="of:=1+SUM([.B232])" table:style-name="ce1">
            <text:p>232</text:p>
          </table:table-cell>
          <table:table-cell office:value-type="float" office:value="98.986666666666679" table:formula="of:=[Convert.$B233]*(256/600)" table:style-name="ce1">
            <text:p>98.98666667</text:p>
          </table:table-cell>
          <table:table-cell table:number-columns-repeated="8" table:style-name="ce1"/>
          <table:table-cell office:value-type="float" office:value="232" table:formula="of:=1+SUM([.L232])" table:style-name="ce1">
            <text:p>232</text:p>
          </table:table-cell>
          <table:table-cell office:value-type="float" office:value="0" table:formula="of:=FORECAST([.L233];[Convert.$C$2:.$C$601];[Convert.$A$2:.$A$601])" table:style-name="ce1">
            <text:p>#DIV/0!</text:p>
          </table:table-cell>
          <table:table-cell office:value-type="float" office:value="0" table:formula="of:=FORECAST.LINEAR([.L233];[Convert.$A$2:.$A$601];[Convert.$C$2:.$C$601])" table:style-name="ce1">
            <text:p>#DIV/0!</text:p>
          </table:table-cell>
          <table:table-cell office:value-type="float" office:value="0" table:formula="of:=FORECAST.LINEAR([.L233]; [.A233:.A831];[.C233:.C831])" table:style-name="ce1">
            <text:p>#DIV/0!</text:p>
          </table:table-cell>
          <table:table-cell table:number-columns-repeated="3" table:style-name="ce1"/>
          <table:table-cell office:value-type="float" office:value="98.986666666666679" table:formula="of:=[Convert.$B233]*(256/600)" table:style-name="ce1">
            <text:p>98.98666667</text:p>
          </table:table-cell>
          <table:table-cell office:value-type="float" office:value="3587.16" table:formula="of:=4000*[Convert.$A233]" table:style-name="ce1">
            <text:p>3587.16</text:p>
          </table:table-cell>
          <table:table-cell table:number-columns-repeated="7" table:style-name="ce1"/>
          <table:table-cell office:value-type="float" office:value="232" table:formula="of:=1+SUM([.AB232])" table:style-name="ce1">
            <text:p>232</text:p>
          </table:table-cell>
          <table:table-cell office:value-type="float" office:value="-2142.4500000000007" table:formula="of:=FORECAST([.AB233];OFFSET([.T233:.T832];MATCH([.AB233];[.S233:.S832];1)-1;0;2); OFFSET([.S233:.S832];MATCH([.AB233];[.S233:.S832];1)-1;0;2))" table:style-name="ce1">
            <text:p>-2142.45</text:p>
          </table:table-cell>
          <table:table-cell office:value-type="float" office:value="-2143" table:formula="of:=INT([.AC233])" table:style-name="ce6">
            <text:p>-214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642</text:p>
          </table:table-cell>
          <table:table-cell office:value-type="float" office:value="233" table:formula="of:=1+SUM([.B233])" table:style-name="ce1">
            <text:p>233</text:p>
          </table:table-cell>
          <table:table-cell office:value-type="float" office:value="99.413333333333341" table:formula="of:=[Convert.$B234]*(256/600)" table:style-name="ce1">
            <text:p>99.41333333</text:p>
          </table:table-cell>
          <table:table-cell table:number-columns-repeated="8" table:style-name="ce1"/>
          <table:table-cell office:value-type="float" office:value="233" table:formula="of:=1+SUM([.L233])" table:style-name="ce1">
            <text:p>233</text:p>
          </table:table-cell>
          <table:table-cell office:value-type="float" office:value="0" table:formula="of:=FORECAST([.L234];[Convert.$C$2:.$C$601];[Convert.$A$2:.$A$601])" table:style-name="ce1">
            <text:p>#DIV/0!</text:p>
          </table:table-cell>
          <table:table-cell office:value-type="float" office:value="0" table:formula="of:=FORECAST.LINEAR([.L234];[Convert.$A$2:.$A$601];[Convert.$C$2:.$C$601])" table:style-name="ce1">
            <text:p>#DIV/0!</text:p>
          </table:table-cell>
          <table:table-cell office:value-type="float" office:value="0" table:formula="of:=FORECAST.LINEAR([.L234]; [.A234:.A832];[.C234:.C832])" table:style-name="ce1">
            <text:p>#DIV/0!</text:p>
          </table:table-cell>
          <table:table-cell table:number-columns-repeated="3" table:style-name="ce1"/>
          <table:table-cell office:value-type="float" office:value="99.413333333333341" table:formula="of:=[Convert.$B234]*(256/600)" table:style-name="ce1">
            <text:p>99.41333333</text:p>
          </table:table-cell>
          <table:table-cell office:value-type="float" office:value="3585.68" table:formula="of:=4000*[Convert.$A234]" table:style-name="ce1">
            <text:p>3585.68</text:p>
          </table:table-cell>
          <table:table-cell table:number-columns-repeated="7" table:style-name="ce1"/>
          <table:table-cell office:value-type="float" office:value="233" table:formula="of:=1+SUM([.AB233])" table:style-name="ce1">
            <text:p>233</text:p>
          </table:table-cell>
          <table:table-cell office:value-type="float" office:value="-2072.0012500000012" table:formula="of:=FORECAST([.AB234];OFFSET([.T234:.T833];MATCH([.AB234];[.S234:.S833];1)-1;0;2); OFFSET([.S234:.S833];MATCH([.AB234];[.S234:.S833];1)-1;0;2))" table:style-name="ce1">
            <text:p>-2072.00125</text:p>
          </table:table-cell>
          <table:table-cell office:value-type="float" office:value="-2073" table:formula="of:=INT([.AC234])" table:style-name="ce6">
            <text:p>-207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471</text:p>
          </table:table-cell>
          <table:table-cell office:value-type="float" office:value="234" table:formula="of:=1+SUM([.B234])" table:style-name="ce1">
            <text:p>234</text:p>
          </table:table-cell>
          <table:table-cell office:value-type="float" office:value="99.84" table:formula="of:=[Convert.$B235]*(256/600)" table:style-name="ce1">
            <text:p>99.84</text:p>
          </table:table-cell>
          <table:table-cell table:number-columns-repeated="8" table:style-name="ce1"/>
          <table:table-cell office:value-type="float" office:value="234" table:formula="of:=1+SUM([.L234])" table:style-name="ce1">
            <text:p>234</text:p>
          </table:table-cell>
          <table:table-cell office:value-type="float" office:value="0" table:formula="of:=FORECAST([.L235];[Convert.$C$2:.$C$601];[Convert.$A$2:.$A$601])" table:style-name="ce1">
            <text:p>#DIV/0!</text:p>
          </table:table-cell>
          <table:table-cell office:value-type="float" office:value="0" table:formula="of:=FORECAST.LINEAR([.L235];[Convert.$A$2:.$A$601];[Convert.$C$2:.$C$601])" table:style-name="ce1">
            <text:p>#DIV/0!</text:p>
          </table:table-cell>
          <table:table-cell office:value-type="float" office:value="0" table:formula="of:=FORECAST.LINEAR([.L235]; [.A235:.A833];[.C235:.C833])" table:style-name="ce1">
            <text:p>#DIV/0!</text:p>
          </table:table-cell>
          <table:table-cell table:number-columns-repeated="3" table:style-name="ce1"/>
          <table:table-cell office:value-type="float" office:value="99.84" table:formula="of:=[Convert.$B235]*(256/600)" table:style-name="ce1">
            <text:p>99.84</text:p>
          </table:table-cell>
          <table:table-cell office:value-type="float" office:value="3578.84" table:formula="of:=4000*[Convert.$A235]" table:style-name="ce1">
            <text:p>3578.84</text:p>
          </table:table-cell>
          <table:table-cell table:number-columns-repeated="7" table:style-name="ce1"/>
          <table:table-cell office:value-type="float" office:value="234" table:formula="of:=1+SUM([.AB234])" table:style-name="ce1">
            <text:p>234</text:p>
          </table:table-cell>
          <table:table-cell office:value-type="float" office:value="-1999.9874999999993" table:formula="of:=FORECAST([.AB235];OFFSET([.T235:.T834];MATCH([.AB235];[.S235:.S834];1)-1;0;2); OFFSET([.S235:.S834];MATCH([.AB235];[.S235:.S834];1)-1;0;2))" table:style-name="ce1">
            <text:p>-1999.9875</text:p>
          </table:table-cell>
          <table:table-cell office:value-type="float" office:value="-2000" table:formula="of:=INT([.AC235])" table:style-name="ce6">
            <text:p>-200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282</text:p>
          </table:table-cell>
          <table:table-cell office:value-type="float" office:value="235" table:formula="of:=1+SUM([.B235])" table:style-name="ce1">
            <text:p>235</text:p>
          </table:table-cell>
          <table:table-cell office:value-type="float" office:value="100.26666666666668" table:formula="of:=[Convert.$B236]*(256/600)" table:style-name="ce1">
            <text:p>100.2666667</text:p>
          </table:table-cell>
          <table:table-cell table:number-columns-repeated="8" table:style-name="ce1"/>
          <table:table-cell office:value-type="float" office:value="235" table:formula="of:=1+SUM([.L235])" table:style-name="ce1">
            <text:p>235</text:p>
          </table:table-cell>
          <table:table-cell office:value-type="float" office:value="0" table:formula="of:=FORECAST([.L236];[Convert.$C$2:.$C$601];[Convert.$A$2:.$A$601])" table:style-name="ce1">
            <text:p>#DIV/0!</text:p>
          </table:table-cell>
          <table:table-cell office:value-type="float" office:value="0" table:formula="of:=FORECAST.LINEAR([.L236];[Convert.$A$2:.$A$601];[Convert.$C$2:.$C$601])" table:style-name="ce1">
            <text:p>#DIV/0!</text:p>
          </table:table-cell>
          <table:table-cell office:value-type="float" office:value="0" table:formula="of:=FORECAST.LINEAR([.L236]; [.A236:.A834];[.C236:.C834])" table:style-name="ce1">
            <text:p>#DIV/0!</text:p>
          </table:table-cell>
          <table:table-cell table:number-columns-repeated="3" table:style-name="ce1"/>
          <table:table-cell office:value-type="float" office:value="100.26666666666668" table:formula="of:=[Convert.$B236]*(256/600)" table:style-name="ce1">
            <text:p>100.2666667</text:p>
          </table:table-cell>
          <table:table-cell office:value-type="float" office:value="3571.2799999999997" table:formula="of:=4000*[Convert.$A236]" table:style-name="ce1">
            <text:p>3571.28</text:p>
          </table:table-cell>
          <table:table-cell table:number-columns-repeated="7" table:style-name="ce1"/>
          <table:table-cell office:value-type="float" office:value="235" table:formula="of:=1+SUM([.AB235])" table:style-name="ce1">
            <text:p>235</text:p>
          </table:table-cell>
          <table:table-cell office:value-type="float" office:value="-1926.0862500000003" table:formula="of:=FORECAST([.AB236];OFFSET([.T236:.T835];MATCH([.AB236];[.S236:.S835];1)-1;0;2); OFFSET([.S236:.S835];MATCH([.AB236];[.S236:.S835];1)-1;0;2))" table:style-name="ce1">
            <text:p>-1926.08625</text:p>
          </table:table-cell>
          <table:table-cell office:value-type="float" office:value="-1927" table:formula="of:=INT([.AC236])" table:style-name="ce6">
            <text:p>-192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227</text:p>
          </table:table-cell>
          <table:table-cell office:value-type="float" office:value="236" table:formula="of:=1+SUM([.B236])" table:style-name="ce1">
            <text:p>236</text:p>
          </table:table-cell>
          <table:table-cell office:value-type="float" office:value="100.69333333333334" table:formula="of:=[Convert.$B237]*(256/600)" table:style-name="ce1">
            <text:p>100.6933333</text:p>
          </table:table-cell>
          <table:table-cell table:number-columns-repeated="8" table:style-name="ce1"/>
          <table:table-cell office:value-type="float" office:value="236" table:formula="of:=1+SUM([.L236])" table:style-name="ce1">
            <text:p>236</text:p>
          </table:table-cell>
          <table:table-cell office:value-type="float" office:value="0" table:formula="of:=FORECAST([.L237];[Convert.$C$2:.$C$601];[Convert.$A$2:.$A$601])" table:style-name="ce1">
            <text:p>#DIV/0!</text:p>
          </table:table-cell>
          <table:table-cell office:value-type="float" office:value="0" table:formula="of:=FORECAST.LINEAR([.L237];[Convert.$A$2:.$A$601];[Convert.$C$2:.$C$601])" table:style-name="ce1">
            <text:p>#DIV/0!</text:p>
          </table:table-cell>
          <table:table-cell office:value-type="float" office:value="0" table:formula="of:=FORECAST.LINEAR([.L237]; [.A237:.A835];[.C237:.C835])" table:style-name="ce1">
            <text:p>#DIV/0!</text:p>
          </table:table-cell>
          <table:table-cell table:number-columns-repeated="3" table:style-name="ce1"/>
          <table:table-cell office:value-type="float" office:value="100.69333333333334" table:formula="of:=[Convert.$B237]*(256/600)" table:style-name="ce1">
            <text:p>100.6933333</text:p>
          </table:table-cell>
          <table:table-cell office:value-type="float" office:value="3569.08" table:formula="of:=4000*[Convert.$A237]" table:style-name="ce1">
            <text:p>3569.08</text:p>
          </table:table-cell>
          <table:table-cell table:number-columns-repeated="7" table:style-name="ce1"/>
          <table:table-cell office:value-type="float" office:value="236" table:formula="of:=1+SUM([.AB236])" table:style-name="ce1">
            <text:p>236</text:p>
          </table:table-cell>
          <table:table-cell office:value-type="float" office:value="-1849.6700000000055" table:formula="of:=FORECAST([.AB237];OFFSET([.T237:.T836];MATCH([.AB237];[.S237:.S836];1)-1;0;2); OFFSET([.S237:.S836];MATCH([.AB237];[.S237:.S836];1)-1;0;2))" table:style-name="ce1">
            <text:p>-1849.67</text:p>
          </table:table-cell>
          <table:table-cell office:value-type="float" office:value="-1850" table:formula="of:=INT([.AC237])" table:style-name="ce6">
            <text:p>-185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276</text:p>
          </table:table-cell>
          <table:table-cell office:value-type="float" office:value="237" table:formula="of:=1+SUM([.B237])" table:style-name="ce1">
            <text:p>237</text:p>
          </table:table-cell>
          <table:table-cell office:value-type="float" office:value="101.12" table:formula="of:=[Convert.$B238]*(256/600)" table:style-name="ce1">
            <text:p>101.12</text:p>
          </table:table-cell>
          <table:table-cell table:number-columns-repeated="8" table:style-name="ce1"/>
          <table:table-cell office:value-type="float" office:value="237" table:formula="of:=1+SUM([.L237])" table:style-name="ce1">
            <text:p>237</text:p>
          </table:table-cell>
          <table:table-cell office:value-type="float" office:value="0" table:formula="of:=FORECAST([.L238];[Convert.$C$2:.$C$601];[Convert.$A$2:.$A$601])" table:style-name="ce1">
            <text:p>#DIV/0!</text:p>
          </table:table-cell>
          <table:table-cell office:value-type="float" office:value="0" table:formula="of:=FORECAST.LINEAR([.L238];[Convert.$A$2:.$A$601];[Convert.$C$2:.$C$601])" table:style-name="ce1">
            <text:p>#DIV/0!</text:p>
          </table:table-cell>
          <table:table-cell office:value-type="float" office:value="0" table:formula="of:=FORECAST.LINEAR([.L238]; [.A238:.A836];[.C238:.C836])" table:style-name="ce1">
            <text:p>#DIV/0!</text:p>
          </table:table-cell>
          <table:table-cell table:number-columns-repeated="3" table:style-name="ce1"/>
          <table:table-cell office:value-type="float" office:value="101.12" table:formula="of:=[Convert.$B238]*(256/600)" table:style-name="ce1">
            <text:p>101.12</text:p>
          </table:table-cell>
          <table:table-cell office:value-type="float" office:value="3571.04" table:formula="of:=4000*[Convert.$A238]" table:style-name="ce1">
            <text:p>3571.04</text:p>
          </table:table-cell>
          <table:table-cell table:number-columns-repeated="7" table:style-name="ce1"/>
          <table:table-cell office:value-type="float" office:value="237" table:formula="of:=1+SUM([.AB237])" table:style-name="ce1">
            <text:p>237</text:p>
          </table:table-cell>
          <table:table-cell office:value-type="float" office:value="-1771.9550000000017" table:formula="of:=FORECAST([.AB238];OFFSET([.T238:.T837];MATCH([.AB238];[.S238:.S837];1)-1;0;2); OFFSET([.S238:.S837];MATCH([.AB238];[.S238:.S837];1)-1;0;2))" table:style-name="ce1">
            <text:p>-1771.955</text:p>
          </table:table-cell>
          <table:table-cell office:value-type="float" office:value="-1772" table:formula="of:=INT([.AC238])" table:style-name="ce6">
            <text:p>-1772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258</text:p>
          </table:table-cell>
          <table:table-cell office:value-type="float" office:value="238" table:formula="of:=1+SUM([.B238])" table:style-name="ce1">
            <text:p>238</text:p>
          </table:table-cell>
          <table:table-cell office:value-type="float" office:value="101.54666666666667" table:formula="of:=[Convert.$B239]*(256/600)" table:style-name="ce1">
            <text:p>101.5466667</text:p>
          </table:table-cell>
          <table:table-cell table:number-columns-repeated="8" table:style-name="ce1"/>
          <table:table-cell office:value-type="float" office:value="238" table:formula="of:=1+SUM([.L238])" table:style-name="ce1">
            <text:p>238</text:p>
          </table:table-cell>
          <table:table-cell office:value-type="float" office:value="0" table:formula="of:=FORECAST([.L239];[Convert.$C$2:.$C$601];[Convert.$A$2:.$A$601])" table:style-name="ce1">
            <text:p>#DIV/0!</text:p>
          </table:table-cell>
          <table:table-cell office:value-type="float" office:value="0" table:formula="of:=FORECAST.LINEAR([.L239];[Convert.$A$2:.$A$601];[Convert.$C$2:.$C$601])" table:style-name="ce1">
            <text:p>#DIV/0!</text:p>
          </table:table-cell>
          <table:table-cell office:value-type="float" office:value="0" table:formula="of:=FORECAST.LINEAR([.L239]; [.A239:.A837];[.C239:.C837])" table:style-name="ce1">
            <text:p>#DIV/0!</text:p>
          </table:table-cell>
          <table:table-cell table:number-columns-repeated="3" table:style-name="ce1"/>
          <table:table-cell office:value-type="float" office:value="101.54666666666667" table:formula="of:=[Convert.$B239]*(256/600)" table:style-name="ce1">
            <text:p>101.5466667</text:p>
          </table:table-cell>
          <table:table-cell office:value-type="float" office:value="3570.32" table:formula="of:=4000*[Convert.$A239]" table:style-name="ce1">
            <text:p>3570.32</text:p>
          </table:table-cell>
          <table:table-cell table:number-columns-repeated="7" table:style-name="ce1"/>
          <table:table-cell office:value-type="float" office:value="238" table:formula="of:=1+SUM([.AB238])" table:style-name="ce1">
            <text:p>238</text:p>
          </table:table-cell>
          <table:table-cell office:value-type="float" office:value="-1692.4449999999997" table:formula="of:=FORECAST([.AB239];OFFSET([.T239:.T838];MATCH([.AB239];[.S239:.S838];1)-1;0;2); OFFSET([.S239:.S838];MATCH([.AB239];[.S239:.S838];1)-1;0;2))" table:style-name="ce1">
            <text:p>-1692.445</text:p>
          </table:table-cell>
          <table:table-cell office:value-type="float" office:value="-1693" table:formula="of:=INT([.AC239])" table:style-name="ce6">
            <text:p>-169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9075</text:p>
          </table:table-cell>
          <table:table-cell office:value-type="float" office:value="239" table:formula="of:=1+SUM([.B239])" table:style-name="ce1">
            <text:p>239</text:p>
          </table:table-cell>
          <table:table-cell office:value-type="float" office:value="101.97333333333334" table:formula="of:=[Convert.$B240]*(256/600)" table:style-name="ce1">
            <text:p>101.9733333</text:p>
          </table:table-cell>
          <table:table-cell table:number-columns-repeated="8" table:style-name="ce1"/>
          <table:table-cell office:value-type="float" office:value="239" table:formula="of:=1+SUM([.L239])" table:style-name="ce1">
            <text:p>239</text:p>
          </table:table-cell>
          <table:table-cell office:value-type="float" office:value="0" table:formula="of:=FORECAST([.L240];[Convert.$C$2:.$C$601];[Convert.$A$2:.$A$601])" table:style-name="ce1">
            <text:p>#DIV/0!</text:p>
          </table:table-cell>
          <table:table-cell office:value-type="float" office:value="0" table:formula="of:=FORECAST.LINEAR([.L240];[Convert.$A$2:.$A$601];[Convert.$C$2:.$C$601])" table:style-name="ce1">
            <text:p>#DIV/0!</text:p>
          </table:table-cell>
          <table:table-cell office:value-type="float" office:value="0" table:formula="of:=FORECAST.LINEAR([.L240]; [.A240:.A838];[.C240:.C838])" table:style-name="ce1">
            <text:p>#DIV/0!</text:p>
          </table:table-cell>
          <table:table-cell table:number-columns-repeated="3" table:style-name="ce1"/>
          <table:table-cell office:value-type="float" office:value="101.97333333333334" table:formula="of:=[Convert.$B240]*(256/600)" table:style-name="ce1">
            <text:p>101.9733333</text:p>
          </table:table-cell>
          <table:table-cell office:value-type="float" office:value="3563" table:formula="of:=4000*[Convert.$A240]" table:style-name="ce1">
            <text:p>3563</text:p>
          </table:table-cell>
          <table:table-cell table:number-columns-repeated="7" table:style-name="ce1"/>
          <table:table-cell office:value-type="float" office:value="239" table:formula="of:=1+SUM([.AB239])" table:style-name="ce1">
            <text:p>239</text:p>
          </table:table-cell>
          <table:table-cell office:value-type="float" office:value="-1610.0425000000032" table:formula="of:=FORECAST([.AB240];OFFSET([.T240:.T839];MATCH([.AB240];[.S240:.S839];1)-1;0;2); OFFSET([.S240:.S839];MATCH([.AB240];[.S240:.S839];1)-1;0;2))" table:style-name="ce1">
            <text:p>-1610.0425</text:p>
          </table:table-cell>
          <table:table-cell office:value-type="float" office:value="-1611" table:formula="of:=INT([.AC240])" table:style-name="ce6">
            <text:p>-161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855</text:p>
          </table:table-cell>
          <table:table-cell office:value-type="float" office:value="240" table:formula="of:=1+SUM([.B240])" table:style-name="ce1">
            <text:p>240</text:p>
          </table:table-cell>
          <table:table-cell office:value-type="float" office:value="102.4" table:formula="of:=[Convert.$B241]*(256/600)" table:style-name="ce1">
            <text:p>102.4</text:p>
          </table:table-cell>
          <table:table-cell table:number-columns-repeated="8" table:style-name="ce1"/>
          <table:table-cell office:value-type="float" office:value="240" table:formula="of:=1+SUM([.L240])" table:style-name="ce1">
            <text:p>240</text:p>
          </table:table-cell>
          <table:table-cell office:value-type="float" office:value="0" table:formula="of:=FORECAST([.L241];[Convert.$C$2:.$C$601];[Convert.$A$2:.$A$601])" table:style-name="ce1">
            <text:p>#DIV/0!</text:p>
          </table:table-cell>
          <table:table-cell office:value-type="float" office:value="0" table:formula="of:=FORECAST.LINEAR([.L241];[Convert.$A$2:.$A$601];[Convert.$C$2:.$C$601])" table:style-name="ce1">
            <text:p>#DIV/0!</text:p>
          </table:table-cell>
          <table:table-cell office:value-type="float" office:value="0" table:formula="of:=FORECAST.LINEAR([.L241]; [.A241:.A839];[.C241:.C839])" table:style-name="ce1">
            <text:p>#DIV/0!</text:p>
          </table:table-cell>
          <table:table-cell table:number-columns-repeated="3" table:style-name="ce1"/>
          <table:table-cell office:value-type="float" office:value="102.4" table:formula="of:=[Convert.$B241]*(256/600)" table:style-name="ce1">
            <text:p>102.4</text:p>
          </table:table-cell>
          <table:table-cell office:value-type="float" office:value="3554.2" table:formula="of:=4000*[Convert.$A241]" table:style-name="ce1">
            <text:p>3554.2</text:p>
          </table:table-cell>
          <table:table-cell table:number-columns-repeated="7" table:style-name="ce1"/>
          <table:table-cell office:value-type="float" office:value="240" table:formula="of:=1+SUM([.AB240])" table:style-name="ce1">
            <text:p>240</text:p>
          </table:table-cell>
          <table:table-cell office:value-type="float" office:value="-1526.2599999999984" table:formula="of:=FORECAST([.AB241];OFFSET([.T241:.T840];MATCH([.AB241];[.S241:.S840];1)-1;0;2); OFFSET([.S241:.S840];MATCH([.AB241];[.S241:.S840];1)-1;0;2))" table:style-name="ce1">
            <text:p>-1526.26</text:p>
          </table:table-cell>
          <table:table-cell office:value-type="float" office:value="-1527" table:formula="of:=INT([.AC241])" table:style-name="ce6">
            <text:p>-152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788</text:p>
          </table:table-cell>
          <table:table-cell office:value-type="float" office:value="241" table:formula="of:=1+SUM([.B241])" table:style-name="ce1">
            <text:p>241</text:p>
          </table:table-cell>
          <table:table-cell office:value-type="float" office:value="102.82666666666667" table:formula="of:=[Convert.$B242]*(256/600)" table:style-name="ce1">
            <text:p>102.8266667</text:p>
          </table:table-cell>
          <table:table-cell table:number-columns-repeated="8" table:style-name="ce1"/>
          <table:table-cell office:value-type="float" office:value="241" table:formula="of:=1+SUM([.L241])" table:style-name="ce1">
            <text:p>241</text:p>
          </table:table-cell>
          <table:table-cell office:value-type="float" office:value="0" table:formula="of:=FORECAST([.L242];[Convert.$C$2:.$C$601];[Convert.$A$2:.$A$601])" table:style-name="ce1">
            <text:p>#DIV/0!</text:p>
          </table:table-cell>
          <table:table-cell office:value-type="float" office:value="0" table:formula="of:=FORECAST.LINEAR([.L242];[Convert.$A$2:.$A$601];[Convert.$C$2:.$C$601])" table:style-name="ce1">
            <text:p>#DIV/0!</text:p>
          </table:table-cell>
          <table:table-cell office:value-type="float" office:value="0" table:formula="of:=FORECAST.LINEAR([.L242]; [.A242:.A840];[.C242:.C840])" table:style-name="ce1">
            <text:p>#DIV/0!</text:p>
          </table:table-cell>
          <table:table-cell table:number-columns-repeated="3" table:style-name="ce1"/>
          <table:table-cell office:value-type="float" office:value="102.82666666666667" table:formula="of:=[Convert.$B242]*(256/600)" table:style-name="ce1">
            <text:p>102.8266667</text:p>
          </table:table-cell>
          <table:table-cell office:value-type="float" office:value="3551.52" table:formula="of:=4000*[Convert.$A242]" table:style-name="ce1">
            <text:p>3551.52</text:p>
          </table:table-cell>
          <table:table-cell table:number-columns-repeated="7" table:style-name="ce1"/>
          <table:table-cell office:value-type="float" office:value="241" table:formula="of:=1+SUM([.AB241])" table:style-name="ce1">
            <text:p>241</text:p>
          </table:table-cell>
          <table:table-cell office:value-type="float" office:value="-1440.7950000000055" table:formula="of:=FORECAST([.AB242];OFFSET([.T242:.T841];MATCH([.AB242];[.S242:.S841];1)-1;0;2); OFFSET([.S242:.S841];MATCH([.AB242];[.S242:.S841];1)-1;0;2))" table:style-name="ce1">
            <text:p>-1440.795</text:p>
          </table:table-cell>
          <table:table-cell office:value-type="float" office:value="-1441" table:formula="of:=INT([.AC242])" table:style-name="ce6">
            <text:p>-144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843</text:p>
          </table:table-cell>
          <table:table-cell office:value-type="float" office:value="242" table:formula="of:=1+SUM([.B242])" table:style-name="ce1">
            <text:p>242</text:p>
          </table:table-cell>
          <table:table-cell office:value-type="float" office:value="103.25333333333334" table:formula="of:=[Convert.$B243]*(256/600)" table:style-name="ce1">
            <text:p>103.2533333</text:p>
          </table:table-cell>
          <table:table-cell table:number-columns-repeated="8" table:style-name="ce1"/>
          <table:table-cell office:value-type="float" office:value="242" table:formula="of:=1+SUM([.L242])" table:style-name="ce1">
            <text:p>242</text:p>
          </table:table-cell>
          <table:table-cell office:value-type="float" office:value="0" table:formula="of:=FORECAST([.L243];[Convert.$C$2:.$C$601];[Convert.$A$2:.$A$601])" table:style-name="ce1">
            <text:p>#DIV/0!</text:p>
          </table:table-cell>
          <table:table-cell office:value-type="float" office:value="0" table:formula="of:=FORECAST.LINEAR([.L243];[Convert.$A$2:.$A$601];[Convert.$C$2:.$C$601])" table:style-name="ce1">
            <text:p>#DIV/0!</text:p>
          </table:table-cell>
          <table:table-cell office:value-type="float" office:value="0" table:formula="of:=FORECAST.LINEAR([.L243]; [.A243:.A841];[.C243:.C841])" table:style-name="ce1">
            <text:p>#DIV/0!</text:p>
          </table:table-cell>
          <table:table-cell table:number-columns-repeated="3" table:style-name="ce1"/>
          <table:table-cell office:value-type="float" office:value="103.25333333333334" table:formula="of:=[Convert.$B243]*(256/600)" table:style-name="ce1">
            <text:p>103.2533333</text:p>
          </table:table-cell>
          <table:table-cell office:value-type="float" office:value="3553.7200000000003" table:formula="of:=4000*[Convert.$A243]" table:style-name="ce1">
            <text:p>3553.72</text:p>
          </table:table-cell>
          <table:table-cell table:number-columns-repeated="7" table:style-name="ce1"/>
          <table:table-cell office:value-type="float" office:value="242" table:formula="of:=1+SUM([.AB242])" table:style-name="ce1">
            <text:p>242</text:p>
          </table:table-cell>
          <table:table-cell office:value-type="float" office:value="-1354.7725000000028" table:formula="of:=FORECAST([.AB243];OFFSET([.T243:.T842];MATCH([.AB243];[.S243:.S842];1)-1;0;2); OFFSET([.S243:.S842];MATCH([.AB243];[.S243:.S842];1)-1;0;2))" table:style-name="ce1">
            <text:p>-1354.7725</text:p>
          </table:table-cell>
          <table:table-cell office:value-type="float" office:value="-1355" table:formula="of:=INT([.AC243])" table:style-name="ce6">
            <text:p>-135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831</text:p>
          </table:table-cell>
          <table:table-cell office:value-type="float" office:value="243" table:formula="of:=1+SUM([.B243])" table:style-name="ce1">
            <text:p>243</text:p>
          </table:table-cell>
          <table:table-cell office:value-type="float" office:value="103.68" table:formula="of:=[Convert.$B244]*(256/600)" table:style-name="ce1">
            <text:p>103.68</text:p>
          </table:table-cell>
          <table:table-cell table:number-columns-repeated="8" table:style-name="ce1"/>
          <table:table-cell office:value-type="float" office:value="243" table:formula="of:=1+SUM([.L243])" table:style-name="ce1">
            <text:p>243</text:p>
          </table:table-cell>
          <table:table-cell office:value-type="float" office:value="0" table:formula="of:=FORECAST([.L244];[Convert.$C$2:.$C$601];[Convert.$A$2:.$A$601])" table:style-name="ce1">
            <text:p>#DIV/0!</text:p>
          </table:table-cell>
          <table:table-cell office:value-type="float" office:value="0" table:formula="of:=FORECAST.LINEAR([.L244];[Convert.$A$2:.$A$601];[Convert.$C$2:.$C$601])" table:style-name="ce1">
            <text:p>#DIV/0!</text:p>
          </table:table-cell>
          <table:table-cell office:value-type="float" office:value="0" table:formula="of:=FORECAST.LINEAR([.L244]; [.A244:.A842];[.C244:.C842])" table:style-name="ce1">
            <text:p>#DIV/0!</text:p>
          </table:table-cell>
          <table:table-cell table:number-columns-repeated="3" table:style-name="ce1"/>
          <table:table-cell office:value-type="float" office:value="103.68" table:formula="of:=[Convert.$B244]*(256/600)" table:style-name="ce1">
            <text:p>103.68</text:p>
          </table:table-cell>
          <table:table-cell office:value-type="float" office:value="3553.2400000000002" table:formula="of:=4000*[Convert.$A244]" table:style-name="ce1">
            <text:p>3553.24</text:p>
          </table:table-cell>
          <table:table-cell table:number-columns-repeated="7" table:style-name="ce1"/>
          <table:table-cell office:value-type="float" office:value="243" table:formula="of:=1+SUM([.AB243])" table:style-name="ce1">
            <text:p>243</text:p>
          </table:table-cell>
          <table:table-cell office:value-type="float" office:value="-1266.1375000000007" table:formula="of:=FORECAST([.AB244];OFFSET([.T244:.T843];MATCH([.AB244];[.S244:.S843];1)-1;0;2); OFFSET([.S244:.S843];MATCH([.AB244];[.S244:.S843];1)-1;0;2))" table:style-name="ce1">
            <text:p>-1266.1375</text:p>
          </table:table-cell>
          <table:table-cell office:value-type="float" office:value="-1267" table:formula="of:=INT([.AC244])" table:style-name="ce6">
            <text:p>-126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641</text:p>
          </table:table-cell>
          <table:table-cell office:value-type="float" office:value="244" table:formula="of:=1+SUM([.B244])" table:style-name="ce1">
            <text:p>244</text:p>
          </table:table-cell>
          <table:table-cell office:value-type="float" office:value="104.10666666666667" table:formula="of:=[Convert.$B245]*(256/600)" table:style-name="ce1">
            <text:p>104.1066667</text:p>
          </table:table-cell>
          <table:table-cell table:number-columns-repeated="8" table:style-name="ce1"/>
          <table:table-cell office:value-type="float" office:value="244" table:formula="of:=1+SUM([.L244])" table:style-name="ce1">
            <text:p>244</text:p>
          </table:table-cell>
          <table:table-cell office:value-type="float" office:value="0" table:formula="of:=FORECAST([.L245];[Convert.$C$2:.$C$601];[Convert.$A$2:.$A$601])" table:style-name="ce1">
            <text:p>#DIV/0!</text:p>
          </table:table-cell>
          <table:table-cell office:value-type="float" office:value="0" table:formula="of:=FORECAST.LINEAR([.L245];[Convert.$A$2:.$A$601];[Convert.$C$2:.$C$601])" table:style-name="ce1">
            <text:p>#DIV/0!</text:p>
          </table:table-cell>
          <table:table-cell office:value-type="float" office:value="0" table:formula="of:=FORECAST.LINEAR([.L245]; [.A245:.A843];[.C245:.C843])" table:style-name="ce1">
            <text:p>#DIV/0!</text:p>
          </table:table-cell>
          <table:table-cell table:number-columns-repeated="3" table:style-name="ce1"/>
          <table:table-cell office:value-type="float" office:value="104.10666666666667" table:formula="of:=[Convert.$B245]*(256/600)" table:style-name="ce1">
            <text:p>104.1066667</text:p>
          </table:table-cell>
          <table:table-cell office:value-type="float" office:value="3545.6400000000003" table:formula="of:=4000*[Convert.$A245]" table:style-name="ce1">
            <text:p>3545.64</text:p>
          </table:table-cell>
          <table:table-cell table:number-columns-repeated="7" table:style-name="ce1"/>
          <table:table-cell office:value-type="float" office:value="244" table:formula="of:=1+SUM([.AB244])" table:style-name="ce1">
            <text:p>244</text:p>
          </table:table-cell>
          <table:table-cell office:value-type="float" office:value="-1175.630000000001" table:formula="of:=FORECAST([.AB245];OFFSET([.T245:.T844];MATCH([.AB245];[.S245:.S844];1)-1;0;2); OFFSET([.S245:.S844];MATCH([.AB245];[.S245:.S844];1)-1;0;2))" table:style-name="ce1">
            <text:p>-1175.63</text:p>
          </table:table-cell>
          <table:table-cell office:value-type="float" office:value="-1176" table:formula="of:=INT([.AC245])" table:style-name="ce6">
            <text:p>-117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403</text:p>
          </table:table-cell>
          <table:table-cell office:value-type="float" office:value="245" table:formula="of:=1+SUM([.B245])" table:style-name="ce1">
            <text:p>245</text:p>
          </table:table-cell>
          <table:table-cell office:value-type="float" office:value="104.53333333333335" table:formula="of:=[Convert.$B246]*(256/600)" table:style-name="ce1">
            <text:p>104.5333333</text:p>
          </table:table-cell>
          <table:table-cell table:number-columns-repeated="8" table:style-name="ce1"/>
          <table:table-cell office:value-type="float" office:value="245" table:formula="of:=1+SUM([.L245])" table:style-name="ce1">
            <text:p>245</text:p>
          </table:table-cell>
          <table:table-cell office:value-type="float" office:value="0" table:formula="of:=FORECAST([.L246];[Convert.$C$2:.$C$601];[Convert.$A$2:.$A$601])" table:style-name="ce1">
            <text:p>#DIV/0!</text:p>
          </table:table-cell>
          <table:table-cell office:value-type="float" office:value="0" table:formula="of:=FORECAST.LINEAR([.L246];[Convert.$A$2:.$A$601];[Convert.$C$2:.$C$601])" table:style-name="ce1">
            <text:p>#DIV/0!</text:p>
          </table:table-cell>
          <table:table-cell office:value-type="float" office:value="0" table:formula="of:=FORECAST.LINEAR([.L246]; [.A246:.A844];[.C246:.C844])" table:style-name="ce1">
            <text:p>#DIV/0!</text:p>
          </table:table-cell>
          <table:table-cell table:number-columns-repeated="3" table:style-name="ce1"/>
          <table:table-cell office:value-type="float" office:value="104.53333333333335" table:formula="of:=[Convert.$B246]*(256/600)" table:style-name="ce1">
            <text:p>104.5333333</text:p>
          </table:table-cell>
          <table:table-cell office:value-type="float" office:value="3536.12" table:formula="of:=4000*[Convert.$A246]" table:style-name="ce1">
            <text:p>3536.12</text:p>
          </table:table-cell>
          <table:table-cell table:number-columns-repeated="7" table:style-name="ce1"/>
          <table:table-cell office:value-type="float" office:value="245" table:formula="of:=1+SUM([.AB245])" table:style-name="ce1">
            <text:p>245</text:p>
          </table:table-cell>
          <table:table-cell office:value-type="float" office:value="-1084.9487499999996" table:formula="of:=FORECAST([.AB246];OFFSET([.T246:.T845];MATCH([.AB246];[.S246:.S845];1)-1;0;2); OFFSET([.S246:.S845];MATCH([.AB246];[.S246:.S845];1)-1;0;2))" table:style-name="ce1">
            <text:p>-1084.94875</text:p>
          </table:table-cell>
          <table:table-cell office:value-type="float" office:value="-1085" table:formula="of:=INT([.AC246])" table:style-name="ce6">
            <text:p>-1085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318</text:p>
          </table:table-cell>
          <table:table-cell office:value-type="float" office:value="246" table:formula="of:=1+SUM([.B246])" table:style-name="ce1">
            <text:p>246</text:p>
          </table:table-cell>
          <table:table-cell office:value-type="float" office:value="104.96000000000001" table:formula="of:=[Convert.$B247]*(256/600)" table:style-name="ce1">
            <text:p>104.96</text:p>
          </table:table-cell>
          <table:table-cell table:number-columns-repeated="8" table:style-name="ce1"/>
          <table:table-cell office:value-type="float" office:value="246" table:formula="of:=1+SUM([.L246])" table:style-name="ce1">
            <text:p>246</text:p>
          </table:table-cell>
          <table:table-cell office:value-type="float" office:value="0" table:formula="of:=FORECAST([.L247];[Convert.$C$2:.$C$601];[Convert.$A$2:.$A$601])" table:style-name="ce1">
            <text:p>#DIV/0!</text:p>
          </table:table-cell>
          <table:table-cell office:value-type="float" office:value="0" table:formula="of:=FORECAST.LINEAR([.L247];[Convert.$A$2:.$A$601];[Convert.$C$2:.$C$601])" table:style-name="ce1">
            <text:p>#DIV/0!</text:p>
          </table:table-cell>
          <table:table-cell office:value-type="float" office:value="0" table:formula="of:=FORECAST.LINEAR([.L247]; [.A247:.A845];[.C247:.C845])" table:style-name="ce1">
            <text:p>#DIV/0!</text:p>
          </table:table-cell>
          <table:table-cell table:number-columns-repeated="3" table:style-name="ce1"/>
          <table:table-cell office:value-type="float" office:value="104.96000000000001" table:formula="of:=[Convert.$B247]*(256/600)" table:style-name="ce1">
            <text:p>104.96</text:p>
          </table:table-cell>
          <table:table-cell office:value-type="float" office:value="3532.72" table:formula="of:=4000*[Convert.$A247]" table:style-name="ce1">
            <text:p>3532.72</text:p>
          </table:table-cell>
          <table:table-cell table:number-columns-repeated="7" table:style-name="ce1"/>
          <table:table-cell office:value-type="float" office:value="246" table:formula="of:=1+SUM([.AB246])" table:style-name="ce1">
            <text:p>246</text:p>
          </table:table-cell>
          <table:table-cell office:value-type="float" office:value="-992.28250000000116" table:formula="of:=FORECAST([.AB247];OFFSET([.T247:.T846];MATCH([.AB247];[.S247:.S846];1)-1;0;2); OFFSET([.S247:.S846];MATCH([.AB247];[.S247:.S846];1)-1;0;2))" table:style-name="ce1">
            <text:p>-992.2825</text:p>
          </table:table-cell>
          <table:table-cell office:value-type="float" office:value="-993" table:formula="of:=INT([.AC247])" table:style-name="ce6">
            <text:p>-99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379</text:p>
          </table:table-cell>
          <table:table-cell office:value-type="float" office:value="247" table:formula="of:=1+SUM([.B247])" table:style-name="ce1">
            <text:p>247</text:p>
          </table:table-cell>
          <table:table-cell office:value-type="float" office:value="105.38666666666667" table:formula="of:=[Convert.$B248]*(256/600)" table:style-name="ce1">
            <text:p>105.3866667</text:p>
          </table:table-cell>
          <table:table-cell table:number-columns-repeated="8" table:style-name="ce1"/>
          <table:table-cell office:value-type="float" office:value="247" table:formula="of:=1+SUM([.L247])" table:style-name="ce1">
            <text:p>247</text:p>
          </table:table-cell>
          <table:table-cell office:value-type="float" office:value="0" table:formula="of:=FORECAST([.L248];[Convert.$C$2:.$C$601];[Convert.$A$2:.$A$601])" table:style-name="ce1">
            <text:p>#DIV/0!</text:p>
          </table:table-cell>
          <table:table-cell office:value-type="float" office:value="0" table:formula="of:=FORECAST.LINEAR([.L248];[Convert.$A$2:.$A$601];[Convert.$C$2:.$C$601])" table:style-name="ce1">
            <text:p>#DIV/0!</text:p>
          </table:table-cell>
          <table:table-cell office:value-type="float" office:value="0" table:formula="of:=FORECAST.LINEAR([.L248]; [.A248:.A846];[.C248:.C846])" table:style-name="ce1">
            <text:p>#DIV/0!</text:p>
          </table:table-cell>
          <table:table-cell table:number-columns-repeated="3" table:style-name="ce1"/>
          <table:table-cell office:value-type="float" office:value="105.38666666666667" table:formula="of:=[Convert.$B248]*(256/600)" table:style-name="ce1">
            <text:p>105.3866667</text:p>
          </table:table-cell>
          <table:table-cell office:value-type="float" office:value="3535.16" table:formula="of:=4000*[Convert.$A248]" table:style-name="ce1">
            <text:p>3535.16</text:p>
          </table:table-cell>
          <table:table-cell table:number-columns-repeated="7" table:style-name="ce1"/>
          <table:table-cell office:value-type="float" office:value="247" table:formula="of:=1+SUM([.AB247])" table:style-name="ce1">
            <text:p>247</text:p>
          </table:table-cell>
          <table:table-cell office:value-type="float" office:value="-898.14999999999782" table:formula="of:=FORECAST([.AB248];OFFSET([.T248:.T847];MATCH([.AB248];[.S248:.S847];1)-1;0;2); OFFSET([.S248:.S847];MATCH([.AB248];[.S248:.S847];1)-1;0;2))" table:style-name="ce1">
            <text:p>-898.15</text:p>
          </table:table-cell>
          <table:table-cell office:value-type="float" office:value="-899" table:formula="of:=INT([.AC248])" table:style-name="ce6">
            <text:p>-899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379</text:p>
          </table:table-cell>
          <table:table-cell office:value-type="float" office:value="248" table:formula="of:=1+SUM([.B248])" table:style-name="ce1">
            <text:p>248</text:p>
          </table:table-cell>
          <table:table-cell office:value-type="float" office:value="105.81333333333335" table:formula="of:=[Convert.$B249]*(256/600)" table:style-name="ce1">
            <text:p>105.8133333</text:p>
          </table:table-cell>
          <table:table-cell table:number-columns-repeated="8" table:style-name="ce1"/>
          <table:table-cell office:value-type="float" office:value="248" table:formula="of:=1+SUM([.L248])" table:style-name="ce1">
            <text:p>248</text:p>
          </table:table-cell>
          <table:table-cell office:value-type="float" office:value="0" table:formula="of:=FORECAST([.L249];[Convert.$C$2:.$C$601];[Convert.$A$2:.$A$601])" table:style-name="ce1">
            <text:p>#DIV/0!</text:p>
          </table:table-cell>
          <table:table-cell office:value-type="float" office:value="0" table:formula="of:=FORECAST.LINEAR([.L249];[Convert.$A$2:.$A$601];[Convert.$C$2:.$C$601])" table:style-name="ce1">
            <text:p>#DIV/0!</text:p>
          </table:table-cell>
          <table:table-cell office:value-type="float" office:value="0" table:formula="of:=FORECAST.LINEAR([.L249]; [.A249:.A847];[.C249:.C847])" table:style-name="ce1">
            <text:p>#DIV/0!</text:p>
          </table:table-cell>
          <table:table-cell table:number-columns-repeated="3" table:style-name="ce1"/>
          <table:table-cell office:value-type="float" office:value="105.81333333333335" table:formula="of:=[Convert.$B249]*(256/600)" table:style-name="ce1">
            <text:p>105.8133333</text:p>
          </table:table-cell>
          <table:table-cell office:value-type="float" office:value="3535.16" table:formula="of:=4000*[Convert.$A249]" table:style-name="ce1">
            <text:p>3535.16</text:p>
          </table:table-cell>
          <table:table-cell table:number-columns-repeated="7" table:style-name="ce1"/>
          <table:table-cell office:value-type="float" office:value="248" table:formula="of:=1+SUM([.AB248])" table:style-name="ce1">
            <text:p>248</text:p>
          </table:table-cell>
          <table:table-cell office:value-type="float" office:value="-803.67000000000189" table:formula="of:=FORECAST([.AB249];OFFSET([.T249:.T848];MATCH([.AB249];[.S249:.S848];1)-1;0;2); OFFSET([.S249:.S848];MATCH([.AB249];[.S249:.S848];1)-1;0;2))" table:style-name="ce1">
            <text:p>-803.67</text:p>
          </table:table-cell>
          <table:table-cell office:value-type="float" office:value="-804" table:formula="of:=INT([.AC249])" table:style-name="ce6">
            <text:p>-804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8177</text:p>
          </table:table-cell>
          <table:table-cell office:value-type="float" office:value="249" table:formula="of:=1+SUM([.B249])" table:style-name="ce1">
            <text:p>249</text:p>
          </table:table-cell>
          <table:table-cell office:value-type="float" office:value="106.24000000000001" table:formula="of:=[Convert.$B250]*(256/600)" table:style-name="ce1">
            <text:p>106.24</text:p>
          </table:table-cell>
          <table:table-cell table:number-columns-repeated="8" table:style-name="ce1"/>
          <table:table-cell office:value-type="float" office:value="249" table:formula="of:=1+SUM([.L249])" table:style-name="ce1">
            <text:p>249</text:p>
          </table:table-cell>
          <table:table-cell office:value-type="float" office:value="0" table:formula="of:=FORECAST([.L250];[Convert.$C$2:.$C$601];[Convert.$A$2:.$A$601])" table:style-name="ce1">
            <text:p>#DIV/0!</text:p>
          </table:table-cell>
          <table:table-cell office:value-type="float" office:value="0" table:formula="of:=FORECAST.LINEAR([.L250];[Convert.$A$2:.$A$601];[Convert.$C$2:.$C$601])" table:style-name="ce1">
            <text:p>#DIV/0!</text:p>
          </table:table-cell>
          <table:table-cell office:value-type="float" office:value="0" table:formula="of:=FORECAST.LINEAR([.L250]; [.A250:.A848];[.C250:.C848])" table:style-name="ce1">
            <text:p>#DIV/0!</text:p>
          </table:table-cell>
          <table:table-cell table:number-columns-repeated="3" table:style-name="ce1"/>
          <table:table-cell office:value-type="float" office:value="106.24000000000001" table:formula="of:=[Convert.$B250]*(256/600)" table:style-name="ce1">
            <text:p>106.24</text:p>
          </table:table-cell>
          <table:table-cell office:value-type="float" office:value="3527.0800000000004" table:formula="of:=4000*[Convert.$A250]" table:style-name="ce1">
            <text:p>3527.08</text:p>
          </table:table-cell>
          <table:table-cell table:number-columns-repeated="7" table:style-name="ce1"/>
          <table:table-cell office:value-type="float" office:value="249" table:formula="of:=1+SUM([.AB249])" table:style-name="ce1">
            <text:p>249</text:p>
          </table:table-cell>
          <table:table-cell office:value-type="float" office:value="-707.50125000000116" table:formula="of:=FORECAST([.AB250];OFFSET([.T250:.T849];MATCH([.AB250];[.S250:.S849];1)-1;0;2); OFFSET([.S250:.S849];MATCH([.AB250];[.S250:.S849];1)-1;0;2))" table:style-name="ce1">
            <text:p>-707.50125</text:p>
          </table:table-cell>
          <table:table-cell office:value-type="float" office:value="-708" table:formula="of:=INT([.AC250])" table:style-name="ce6">
            <text:p>-70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903</text:p>
          </table:table-cell>
          <table:table-cell office:value-type="float" office:value="250" table:formula="of:=1+SUM([.B250])" table:style-name="ce1">
            <text:p>250</text:p>
          </table:table-cell>
          <table:table-cell office:value-type="float" office:value="106.66666666666667" table:formula="of:=[Convert.$B251]*(256/600)" table:style-name="ce1">
            <text:p>106.6666667</text:p>
          </table:table-cell>
          <table:table-cell table:number-columns-repeated="8" table:style-name="ce1"/>
          <table:table-cell office:value-type="float" office:value="250" table:formula="of:=1+SUM([.L250])" table:style-name="ce1">
            <text:p>250</text:p>
          </table:table-cell>
          <table:table-cell office:value-type="float" office:value="0" table:formula="of:=FORECAST([.L251];[Convert.$C$2:.$C$601];[Convert.$A$2:.$A$601])" table:style-name="ce1">
            <text:p>#DIV/0!</text:p>
          </table:table-cell>
          <table:table-cell office:value-type="float" office:value="0" table:formula="of:=FORECAST.LINEAR([.L251];[Convert.$A$2:.$A$601];[Convert.$C$2:.$C$601])" table:style-name="ce1">
            <text:p>#DIV/0!</text:p>
          </table:table-cell>
          <table:table-cell office:value-type="float" office:value="0" table:formula="of:=FORECAST.LINEAR([.L251]; [.A251:.A849];[.C251:.C849])" table:style-name="ce1">
            <text:p>#DIV/0!</text:p>
          </table:table-cell>
          <table:table-cell table:number-columns-repeated="3" table:style-name="ce1"/>
          <table:table-cell office:value-type="float" office:value="106.66666666666667" table:formula="of:=[Convert.$B251]*(256/600)" table:style-name="ce1">
            <text:p>106.6666667</text:p>
          </table:table-cell>
          <table:table-cell office:value-type="float" office:value="3516.12" table:formula="of:=4000*[Convert.$A251]" table:style-name="ce1">
            <text:p>3516.12</text:p>
          </table:table-cell>
          <table:table-cell table:number-columns-repeated="7" table:style-name="ce1"/>
          <table:table-cell office:value-type="float" office:value="250" table:formula="of:=1+SUM([.AB250])" table:style-name="ce1">
            <text:p>250</text:p>
          </table:table-cell>
          <table:table-cell office:value-type="float" office:value="-610.36249999999563" table:formula="of:=FORECAST([.AB251];OFFSET([.T251:.T850];MATCH([.AB251];[.S251:.S850];1)-1;0;2); OFFSET([.S251:.S850];MATCH([.AB251];[.S251:.S850];1)-1;0;2))" table:style-name="ce1">
            <text:p>-610.3625</text:p>
          </table:table-cell>
          <table:table-cell office:value-type="float" office:value="-611" table:formula="of:=INT([.AC251])" table:style-name="ce6">
            <text:p>-611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799</text:p>
          </table:table-cell>
          <table:table-cell office:value-type="float" office:value="251" table:formula="of:=1+SUM([.B251])" table:style-name="ce1">
            <text:p>251</text:p>
          </table:table-cell>
          <table:table-cell office:value-type="float" office:value="107.09333333333333" table:formula="of:=[Convert.$B252]*(256/600)" table:style-name="ce1">
            <text:p>107.0933333</text:p>
          </table:table-cell>
          <table:table-cell table:number-columns-repeated="8" table:style-name="ce1"/>
          <table:table-cell office:value-type="float" office:value="251" table:formula="of:=1+SUM([.L251])" table:style-name="ce1">
            <text:p>251</text:p>
          </table:table-cell>
          <table:table-cell office:value-type="float" office:value="0" table:formula="of:=FORECAST([.L252];[Convert.$C$2:.$C$601];[Convert.$A$2:.$A$601])" table:style-name="ce1">
            <text:p>#DIV/0!</text:p>
          </table:table-cell>
          <table:table-cell office:value-type="float" office:value="0" table:formula="of:=FORECAST.LINEAR([.L252];[Convert.$A$2:.$A$601];[Convert.$C$2:.$C$601])" table:style-name="ce1">
            <text:p>#DIV/0!</text:p>
          </table:table-cell>
          <table:table-cell office:value-type="float" office:value="0" table:formula="of:=FORECAST.LINEAR([.L252]; [.A252:.A850];[.C252:.C850])" table:style-name="ce1">
            <text:p>#DIV/0!</text:p>
          </table:table-cell>
          <table:table-cell table:number-columns-repeated="3" table:style-name="ce1"/>
          <table:table-cell office:value-type="float" office:value="107.09333333333333" table:formula="of:=[Convert.$B252]*(256/600)" table:style-name="ce1">
            <text:p>107.0933333</text:p>
          </table:table-cell>
          <table:table-cell office:value-type="float" office:value="3511.96" table:formula="of:=4000*[Convert.$A252]" table:style-name="ce1">
            <text:p>3511.96</text:p>
          </table:table-cell>
          <table:table-cell table:number-columns-repeated="7" table:style-name="ce1"/>
          <table:table-cell office:value-type="float" office:value="251" table:formula="of:=1+SUM([.AB251])" table:style-name="ce1">
            <text:p>251</text:p>
          </table:table-cell>
          <table:table-cell office:value-type="float" office:value="-512.44125000000349" table:formula="of:=FORECAST([.AB252];OFFSET([.T252:.T851];MATCH([.AB252];[.S252:.S851];1)-1;0;2); OFFSET([.S252:.S851];MATCH([.AB252];[.S252:.S851];1)-1;0;2))" table:style-name="ce1">
            <text:p>-512.44125</text:p>
          </table:table-cell>
          <table:table-cell office:value-type="float" office:value="-513" table:formula="of:=INT([.AC252])" table:style-name="ce6">
            <text:p>-513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872</text:p>
          </table:table-cell>
          <table:table-cell office:value-type="float" office:value="252" table:formula="of:=1+SUM([.B252])" table:style-name="ce1">
            <text:p>252</text:p>
          </table:table-cell>
          <table:table-cell office:value-type="float" office:value="107.52000000000001" table:formula="of:=[Convert.$B253]*(256/600)" table:style-name="ce1">
            <text:p>107.52</text:p>
          </table:table-cell>
          <table:table-cell table:number-columns-repeated="8" table:style-name="ce1"/>
          <table:table-cell office:value-type="float" office:value="252" table:formula="of:=1+SUM([.L252])" table:style-name="ce1">
            <text:p>252</text:p>
          </table:table-cell>
          <table:table-cell office:value-type="float" office:value="0" table:formula="of:=FORECAST([.L253];[Convert.$C$2:.$C$601];[Convert.$A$2:.$A$601])" table:style-name="ce1">
            <text:p>#DIV/0!</text:p>
          </table:table-cell>
          <table:table-cell office:value-type="float" office:value="0" table:formula="of:=FORECAST.LINEAR([.L253];[Convert.$A$2:.$A$601];[Convert.$C$2:.$C$601])" table:style-name="ce1">
            <text:p>#DIV/0!</text:p>
          </table:table-cell>
          <table:table-cell office:value-type="float" office:value="0" table:formula="of:=FORECAST.LINEAR([.L253]; [.A253:.A851];[.C253:.C851])" table:style-name="ce1">
            <text:p>#DIV/0!</text:p>
          </table:table-cell>
          <table:table-cell table:number-columns-repeated="3" table:style-name="ce1"/>
          <table:table-cell office:value-type="float" office:value="107.52000000000001" table:formula="of:=[Convert.$B253]*(256/600)" table:style-name="ce1">
            <text:p>107.52</text:p>
          </table:table-cell>
          <table:table-cell office:value-type="float" office:value="3514.8799999999997" table:formula="of:=4000*[Convert.$A253]" table:style-name="ce1">
            <text:p>3514.88</text:p>
          </table:table-cell>
          <table:table-cell table:number-columns-repeated="7" table:style-name="ce1"/>
          <table:table-cell office:value-type="float" office:value="252" table:formula="of:=1+SUM([.AB252])" table:style-name="ce1">
            <text:p>252</text:p>
          </table:table-cell>
          <table:table-cell office:value-type="float" office:value="-415.3550000000032" table:formula="of:=FORECAST([.AB253];OFFSET([.T253:.T852];MATCH([.AB253];[.S253:.S852];1)-1;0;2); OFFSET([.S253:.S852];MATCH([.AB253];[.S253:.S852];1)-1;0;2))" table:style-name="ce1">
            <text:p>-415.355</text:p>
          </table:table-cell>
          <table:table-cell office:value-type="float" office:value="-416" table:formula="of:=INT([.AC253])" table:style-name="ce6">
            <text:p>-41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891</text:p>
          </table:table-cell>
          <table:table-cell office:value-type="float" office:value="253" table:formula="of:=1+SUM([.B253])" table:style-name="ce1">
            <text:p>253</text:p>
          </table:table-cell>
          <table:table-cell office:value-type="float" office:value="107.94666666666667" table:formula="of:=[Convert.$B254]*(256/600)" table:style-name="ce1">
            <text:p>107.9466667</text:p>
          </table:table-cell>
          <table:table-cell table:number-columns-repeated="8" table:style-name="ce1"/>
          <table:table-cell office:value-type="float" office:value="253" table:formula="of:=1+SUM([.L253])" table:style-name="ce1">
            <text:p>253</text:p>
          </table:table-cell>
          <table:table-cell office:value-type="float" office:value="0" table:formula="of:=FORECAST([.L254];[Convert.$C$2:.$C$601];[Convert.$A$2:.$A$601])" table:style-name="ce1">
            <text:p>#DIV/0!</text:p>
          </table:table-cell>
          <table:table-cell office:value-type="float" office:value="0" table:formula="of:=FORECAST.LINEAR([.L254];[Convert.$A$2:.$A$601];[Convert.$C$2:.$C$601])" table:style-name="ce1">
            <text:p>#DIV/0!</text:p>
          </table:table-cell>
          <table:table-cell office:value-type="float" office:value="0" table:formula="of:=FORECAST.LINEAR([.L254]; [.A254:.A852];[.C254:.C852])" table:style-name="ce1">
            <text:p>#DIV/0!</text:p>
          </table:table-cell>
          <table:table-cell table:number-columns-repeated="3" table:style-name="ce1"/>
          <table:table-cell office:value-type="float" office:value="107.94666666666667" table:formula="of:=[Convert.$B254]*(256/600)" table:style-name="ce1">
            <text:p>107.9466667</text:p>
          </table:table-cell>
          <table:table-cell office:value-type="float" office:value="3515.64" table:formula="of:=4000*[Convert.$A254]" table:style-name="ce1">
            <text:p>3515.64</text:p>
          </table:table-cell>
          <table:table-cell table:number-columns-repeated="7" table:style-name="ce1"/>
          <table:table-cell office:value-type="float" office:value="253" table:formula="of:=1+SUM([.AB253])" table:style-name="ce1">
            <text:p>253</text:p>
          </table:table-cell>
          <table:table-cell office:value-type="float" office:value="-315.97750000000087" table:formula="of:=FORECAST([.AB254];OFFSET([.T254:.T853];MATCH([.AB254];[.S254:.S853];1)-1;0;2); OFFSET([.S254:.S853];MATCH([.AB254];[.S254:.S853];1)-1;0;2))" table:style-name="ce1">
            <text:p>-315.9775</text:p>
          </table:table-cell>
          <table:table-cell office:value-type="float" office:value="-316" table:formula="of:=INT([.AC254])" table:style-name="ce6">
            <text:p>-316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677</text:p>
          </table:table-cell>
          <table:table-cell office:value-type="float" office:value="254" table:formula="of:=1+SUM([.B254])" table:style-name="ce1">
            <text:p>254</text:p>
          </table:table-cell>
          <table:table-cell office:value-type="float" office:value="108.37333333333333" table:formula="of:=[Convert.$B255]*(256/600)" table:style-name="ce1">
            <text:p>108.3733333</text:p>
          </table:table-cell>
          <table:table-cell table:number-columns-repeated="8" table:style-name="ce1"/>
          <table:table-cell office:value-type="float" office:value="254" table:formula="of:=1+SUM([.L254])" table:style-name="ce1">
            <text:p>254</text:p>
          </table:table-cell>
          <table:table-cell office:value-type="float" office:value="0" table:formula="of:=FORECAST([.L255];[Convert.$C$2:.$C$601];[Convert.$A$2:.$A$601])" table:style-name="ce1">
            <text:p>#DIV/0!</text:p>
          </table:table-cell>
          <table:table-cell office:value-type="float" office:value="0" table:formula="of:=FORECAST.LINEAR([.L255];[Convert.$A$2:.$A$601];[Convert.$C$2:.$C$601])" table:style-name="ce1">
            <text:p>#DIV/0!</text:p>
          </table:table-cell>
          <table:table-cell office:value-type="float" office:value="0" table:formula="of:=FORECAST.LINEAR([.L255]; [.A255:.A853];[.C255:.C853])" table:style-name="ce1">
            <text:p>#DIV/0!</text:p>
          </table:table-cell>
          <table:table-cell table:number-columns-repeated="3" table:style-name="ce1"/>
          <table:table-cell office:value-type="float" office:value="108.37333333333333" table:formula="of:=[Convert.$B255]*(256/600)" table:style-name="ce1">
            <text:p>108.3733333</text:p>
          </table:table-cell>
          <table:table-cell office:value-type="float" office:value="3507.0800000000004" table:formula="of:=4000*[Convert.$A255]" table:style-name="ce1">
            <text:p>3507.08</text:p>
          </table:table-cell>
          <table:table-cell table:number-columns-repeated="7" table:style-name="ce1"/>
          <table:table-cell office:value-type="float" office:value="254" table:formula="of:=1+SUM([.AB254])" table:style-name="ce1">
            <text:p>254</text:p>
          </table:table-cell>
          <table:table-cell office:value-type="float" office:value="-216.60750000000189" table:formula="of:=FORECAST([.AB255];OFFSET([.T255:.T854];MATCH([.AB255];[.S255:.S854];1)-1;0;2); OFFSET([.S255:.S854];MATCH([.AB255];[.S255:.S854];1)-1;0;2))" table:style-name="ce1">
            <text:p>-216.6075</text:p>
          </table:table-cell>
          <table:table-cell office:value-type="float" office:value="-217" table:formula="of:=INT([.AC255])" table:style-name="ce6">
            <text:p>-217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372</text:p>
          </table:table-cell>
          <table:table-cell office:value-type="float" office:value="255" table:formula="of:=1+SUM([.B255])" table:style-name="ce1">
            <text:p>255</text:p>
          </table:table-cell>
          <table:table-cell office:value-type="float" office:value="108.80000000000001" table:formula="of:=[Convert.$B256]*(256/600)" table:style-name="ce1">
            <text:p>108.8</text:p>
          </table:table-cell>
          <table:table-cell table:number-columns-repeated="8" table:style-name="ce1"/>
          <table:table-cell office:value-type="float" office:value="255" table:formula="of:=1+SUM([.L255])" table:style-name="ce1">
            <text:p>255</text:p>
          </table:table-cell>
          <table:table-cell office:value-type="float" office:value="0" table:formula="of:=FORECAST([.L256];[Convert.$C$2:.$C$601];[Convert.$A$2:.$A$601])" table:style-name="ce1">
            <text:p>#DIV/0!</text:p>
          </table:table-cell>
          <table:table-cell office:value-type="float" office:value="0" table:formula="of:=FORECAST.LINEAR([.L256];[Convert.$A$2:.$A$601];[Convert.$C$2:.$C$601])" table:style-name="ce1">
            <text:p>#DIV/0!</text:p>
          </table:table-cell>
          <table:table-cell office:value-type="float" office:value="0" table:formula="of:=FORECAST.LINEAR([.L256]; [.A256:.A854];[.C256:.C854])" table:style-name="ce1">
            <text:p>#DIV/0!</text:p>
          </table:table-cell>
          <table:table-cell table:number-columns-repeated="3" table:style-name="ce1"/>
          <table:table-cell office:value-type="float" office:value="108.80000000000001" table:formula="of:=[Convert.$B256]*(256/600)" table:style-name="ce1">
            <text:p>108.8</text:p>
          </table:table-cell>
          <table:table-cell office:value-type="float" office:value="3494.88" table:formula="of:=4000*[Convert.$A256]" table:style-name="ce1">
            <text:p>3494.88</text:p>
          </table:table-cell>
          <table:table-cell table:number-columns-repeated="7" table:style-name="ce1"/>
          <table:table-cell office:value-type="float" office:value="255" table:formula="of:=1+SUM([.AB255])" table:style-name="ce1">
            <text:p>255</text:p>
          </table:table-cell>
          <table:table-cell office:value-type="float" office:value="-117.22624999999971" table:formula="of:=FORECAST([.AB256];OFFSET([.T256:.T855];MATCH([.AB256];[.S256:.S855];1)-1;0;2); OFFSET([.S256:.S855];MATCH([.AB256];[.S256:.S855];1)-1;0;2))" table:style-name="ce1">
            <text:p>-117.22625</text:p>
          </table:table-cell>
          <table:table-cell office:value-type="float" office:value="-118" table:formula="of:=INT([.AC256])" table:style-name="ce6">
            <text:p>-118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244</text:p>
          </table:table-cell>
          <table:table-cell office:value-type="float" office:value="256" table:formula="of:=1+SUM([.B256])" table:style-name="ce1">
            <text:p>256</text:p>
          </table:table-cell>
          <table:table-cell office:value-type="float" office:value="109.22666666666667" table:formula="of:=[Convert.$B257]*(256/600)" table:style-name="ce1">
            <text:p>109.2266667</text:p>
          </table:table-cell>
          <table:table-cell table:number-columns-repeated="8" table:style-name="ce1"/>
          <table:table-cell office:value-type="float" office:value="256" table:formula="of:=1+SUM([.L256])" table:style-name="ce1">
            <text:p>256</text:p>
          </table:table-cell>
          <table:table-cell office:value-type="float" office:value="0" table:formula="of:=FORECAST([.L257];[Convert.$C$2:.$C$601];[Convert.$A$2:.$A$601])" table:style-name="ce1">
            <text:p>#DIV/0!</text:p>
          </table:table-cell>
          <table:table-cell office:value-type="float" office:value="0" table:formula="of:=FORECAST.LINEAR([.L257];[Convert.$A$2:.$A$601];[Convert.$C$2:.$C$601])" table:style-name="ce1">
            <text:p>#DIV/0!</text:p>
          </table:table-cell>
          <table:table-cell office:value-type="float" office:value="0" table:formula="of:=FORECAST.LINEAR([.L257]; [.A257:.A855];[.C257:.C855])" table:style-name="ce1">
            <text:p>#DIV/0!</text:p>
          </table:table-cell>
          <table:table-cell table:number-columns-repeated="3" table:style-name="ce1"/>
          <table:table-cell office:value-type="float" office:value="109.22666666666667" table:formula="of:=[Convert.$B257]*(256/600)" table:style-name="ce1">
            <text:p>109.2266667</text:p>
          </table:table-cell>
          <table:table-cell office:value-type="float" office:value="3489.7599999999998" table:formula="of:=4000*[Convert.$A257]" table:style-name="ce1">
            <text:p>3489.76</text:p>
          </table:table-cell>
          <table:table-cell table:number-columns-repeated="7" table:style-name="ce1"/>
          <table:table-cell office:value-type="float" office:value="256" table:formula="of:=1+SUM([.AB256])" table:style-name="ce1">
            <text:p>256</text:p>
          </table:table-cell>
          <table:table-cell table:style-name="ce1"/>
          <table:table-cell office:value-type="float" office:value="0" table:formula="of:=INT([.AC257])" table:style-name="ce6">
            <text:p>0</text:p>
          </table:table-cell>
          <table:table-cell table:number-columns-repeated="16354"/>
        </table:table-row>
        <table:table-row table:style-name="ro1">
          <table:table-cell office:value-type="string" table:style-name="ce5">
            <text:p>0.87341</text:p>
          </table:table-cell>
          <table:table-cell office:value-type="float" office:value="257" table:formula="of:=1+SUM([.B257])" table:style-name="ce1">
            <text:p>257</text:p>
          </table:table-cell>
          <table:table-cell office:value-type="float" office:value="109.65333333333334" table:formula="of:=[Convert.$B258]*(256/600)" table:style-name="ce1">
            <text:p>109.6533333</text:p>
          </table:table-cell>
          <table:table-cell table:number-columns-repeated="15" table:style-name="ce1"/>
          <table:table-cell office:value-type="float" office:value="109.65333333333334" table:formula="of:=[Convert.$B258]*(256/600)" table:style-name="ce1">
            <text:p>109.6533333</text:p>
          </table:table-cell>
          <table:table-cell office:value-type="float" office:value="3493.64" table:formula="of:=4000*[Convert.$A258]" table:style-name="ce1">
            <text:p>3493.64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7396</text:p>
          </table:table-cell>
          <table:table-cell office:value-type="float" office:value="258" table:formula="of:=1+SUM([.B258])" table:style-name="ce1">
            <text:p>258</text:p>
          </table:table-cell>
          <table:table-cell office:value-type="float" office:value="110.08000000000001" table:formula="of:=[Convert.$B259]*(256/600)" table:style-name="ce1">
            <text:p>110.08</text:p>
          </table:table-cell>
          <table:table-cell table:number-columns-repeated="15" table:style-name="ce1"/>
          <table:table-cell office:value-type="float" office:value="110.08000000000001" table:formula="of:=[Convert.$B259]*(256/600)" table:style-name="ce1">
            <text:p>110.08</text:p>
          </table:table-cell>
          <table:table-cell office:value-type="float" office:value="3495.8399999999997" table:formula="of:=4000*[Convert.$A259]" table:style-name="ce1">
            <text:p>3495.84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7158</text:p>
          </table:table-cell>
          <table:table-cell office:value-type="float" office:value="259" table:formula="of:=1+SUM([.B259])" table:style-name="ce1">
            <text:p>259</text:p>
          </table:table-cell>
          <table:table-cell office:value-type="float" office:value="110.50666666666667" table:formula="of:=[Convert.$B260]*(256/600)" table:style-name="ce1">
            <text:p>110.5066667</text:p>
          </table:table-cell>
          <table:table-cell table:number-columns-repeated="15" table:style-name="ce1"/>
          <table:table-cell office:value-type="float" office:value="110.50666666666667" table:formula="of:=[Convert.$B260]*(256/600)" table:style-name="ce1">
            <text:p>110.5066667</text:p>
          </table:table-cell>
          <table:table-cell office:value-type="float" office:value="3486.32" table:formula="of:=4000*[Convert.$A260]" table:style-name="ce1">
            <text:p>3486.32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804</text:p>
          </table:table-cell>
          <table:table-cell office:value-type="float" office:value="260" table:formula="of:=1+SUM([.B260])" table:style-name="ce1">
            <text:p>260</text:p>
          </table:table-cell>
          <table:table-cell office:value-type="float" office:value="110.93333333333334" table:formula="of:=[Convert.$B261]*(256/600)" table:style-name="ce1">
            <text:p>110.9333333</text:p>
          </table:table-cell>
          <table:table-cell table:number-columns-repeated="15" table:style-name="ce1"/>
          <table:table-cell office:value-type="float" office:value="110.93333333333334" table:formula="of:=[Convert.$B261]*(256/600)" table:style-name="ce1">
            <text:p>110.9333333</text:p>
          </table:table-cell>
          <table:table-cell office:value-type="float" office:value="3472.1600000000003" table:formula="of:=4000*[Convert.$A261]" table:style-name="ce1">
            <text:p>3472.16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652</text:p>
          </table:table-cell>
          <table:table-cell office:value-type="float" office:value="261" table:formula="of:=1+SUM([.B261])" table:style-name="ce1">
            <text:p>261</text:p>
          </table:table-cell>
          <table:table-cell office:value-type="float" office:value="111.36000000000001" table:formula="of:=[Convert.$B262]*(256/600)" table:style-name="ce1">
            <text:p>111.36</text:p>
          </table:table-cell>
          <table:table-cell table:number-columns-repeated="15" table:style-name="ce1"/>
          <table:table-cell office:value-type="float" office:value="111.36000000000001" table:formula="of:=[Convert.$B262]*(256/600)" table:style-name="ce1">
            <text:p>111.36</text:p>
          </table:table-cell>
          <table:table-cell office:value-type="float" office:value="3466.08" table:formula="of:=4000*[Convert.$A262]" table:style-name="ce1">
            <text:p>3466.08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780</text:p>
          </table:table-cell>
          <table:table-cell office:value-type="float" office:value="262" table:formula="of:=1+SUM([.B262])" table:style-name="ce1">
            <text:p>262</text:p>
          </table:table-cell>
          <table:table-cell office:value-type="float" office:value="111.78666666666668" table:formula="of:=[Convert.$B263]*(256/600)" table:style-name="ce1">
            <text:p>111.7866667</text:p>
          </table:table-cell>
          <table:table-cell table:number-columns-repeated="15" table:style-name="ce1"/>
          <table:table-cell office:value-type="float" office:value="111.78666666666668" table:formula="of:=[Convert.$B263]*(256/600)" table:style-name="ce1">
            <text:p>111.7866667</text:p>
          </table:table-cell>
          <table:table-cell office:value-type="float" office:value="3471.2000000000003" table:formula="of:=4000*[Convert.$A263]" table:style-name="ce1">
            <text:p>3471.2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871</text:p>
          </table:table-cell>
          <table:table-cell office:value-type="float" office:value="263" table:formula="of:=1+SUM([.B263])" table:style-name="ce1">
            <text:p>263</text:p>
          </table:table-cell>
          <table:table-cell office:value-type="float" office:value="112.21333333333334" table:formula="of:=[Convert.$B264]*(256/600)" table:style-name="ce1">
            <text:p>112.2133333</text:p>
          </table:table-cell>
          <table:table-cell table:number-columns-repeated="15" table:style-name="ce1"/>
          <table:table-cell office:value-type="float" office:value="112.21333333333334" table:formula="of:=[Convert.$B264]*(256/600)" table:style-name="ce1">
            <text:p>112.2133333</text:p>
          </table:table-cell>
          <table:table-cell office:value-type="float" office:value="3474.84" table:formula="of:=4000*[Convert.$A264]" table:style-name="ce1">
            <text:p>3474.84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627</text:p>
          </table:table-cell>
          <table:table-cell office:value-type="float" office:value="264" table:formula="of:=1+SUM([.B264])" table:style-name="ce1">
            <text:p>264</text:p>
          </table:table-cell>
          <table:table-cell office:value-type="float" office:value="112.64" table:formula="of:=[Convert.$B265]*(256/600)" table:style-name="ce1">
            <text:p>112.64</text:p>
          </table:table-cell>
          <table:table-cell table:number-columns-repeated="15" table:style-name="ce1"/>
          <table:table-cell office:value-type="float" office:value="112.64" table:formula="of:=[Convert.$B265]*(256/600)" table:style-name="ce1">
            <text:p>112.64</text:p>
          </table:table-cell>
          <table:table-cell office:value-type="float" office:value="3465.08" table:formula="of:=4000*[Convert.$A265]" table:style-name="ce1">
            <text:p>3465.08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206</text:p>
          </table:table-cell>
          <table:table-cell office:value-type="float" office:value="265" table:formula="of:=1+SUM([.B265])" table:style-name="ce1">
            <text:p>265</text:p>
          </table:table-cell>
          <table:table-cell office:value-type="float" office:value="113.06666666666668" table:formula="of:=[Convert.$B266]*(256/600)" table:style-name="ce1">
            <text:p>113.0666667</text:p>
          </table:table-cell>
          <table:table-cell table:number-columns-repeated="15" table:style-name="ce1"/>
          <table:table-cell office:value-type="float" office:value="113.06666666666668" table:formula="of:=[Convert.$B266]*(256/600)" table:style-name="ce1">
            <text:p>113.0666667</text:p>
          </table:table-cell>
          <table:table-cell office:value-type="float" office:value="3448.2400000000002" table:formula="of:=4000*[Convert.$A266]" table:style-name="ce1">
            <text:p>3448.24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011</text:p>
          </table:table-cell>
          <table:table-cell office:value-type="float" office:value="266" table:formula="of:=1+SUM([.B266])" table:style-name="ce1">
            <text:p>266</text:p>
          </table:table-cell>
          <table:table-cell office:value-type="float" office:value="113.49333333333334" table:formula="of:=[Convert.$B267]*(256/600)" table:style-name="ce1">
            <text:p>113.4933333</text:p>
          </table:table-cell>
          <table:table-cell table:number-columns-repeated="15" table:style-name="ce1"/>
          <table:table-cell office:value-type="float" office:value="113.49333333333334" table:formula="of:=[Convert.$B267]*(256/600)" table:style-name="ce1">
            <text:p>113.4933333</text:p>
          </table:table-cell>
          <table:table-cell office:value-type="float" office:value="3440.44" table:formula="of:=4000*[Convert.$A267]" table:style-name="ce1">
            <text:p>3440.44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200</text:p>
          </table:table-cell>
          <table:table-cell office:value-type="float" office:value="267" table:formula="of:=1+SUM([.B267])" table:style-name="ce1">
            <text:p>267</text:p>
          </table:table-cell>
          <table:table-cell office:value-type="float" office:value="113.92" table:formula="of:=[Convert.$B268]*(256/600)" table:style-name="ce1">
            <text:p>113.92</text:p>
          </table:table-cell>
          <table:table-cell table:number-columns-repeated="15" table:style-name="ce1"/>
          <table:table-cell office:value-type="float" office:value="113.92" table:formula="of:=[Convert.$B268]*(256/600)" table:style-name="ce1">
            <text:p>113.92</text:p>
          </table:table-cell>
          <table:table-cell office:value-type="float" office:value="3448" table:formula="of:=4000*[Convert.$A268]" table:style-name="ce1">
            <text:p>3448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359</text:p>
          </table:table-cell>
          <table:table-cell office:value-type="float" office:value="268" table:formula="of:=1+SUM([.B268])" table:style-name="ce1">
            <text:p>268</text:p>
          </table:table-cell>
          <table:table-cell office:value-type="float" office:value="114.34666666666668" table:formula="of:=[Convert.$B269]*(256/600)" table:style-name="ce1">
            <text:p>114.3466667</text:p>
          </table:table-cell>
          <table:table-cell table:number-columns-repeated="15" table:style-name="ce1"/>
          <table:table-cell office:value-type="float" office:value="114.34666666666668" table:formula="of:=[Convert.$B269]*(256/600)" table:style-name="ce1">
            <text:p>114.3466667</text:p>
          </table:table-cell>
          <table:table-cell office:value-type="float" office:value="3454.3599999999997" table:formula="of:=4000*[Convert.$A269]" table:style-name="ce1">
            <text:p>3454.36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6078</text:p>
          </table:table-cell>
          <table:table-cell office:value-type="float" office:value="269" table:formula="of:=1+SUM([.B269])" table:style-name="ce1">
            <text:p>269</text:p>
          </table:table-cell>
          <table:table-cell office:value-type="float" office:value="114.77333333333334" table:formula="of:=[Convert.$B270]*(256/600)" table:style-name="ce1">
            <text:p>114.7733333</text:p>
          </table:table-cell>
          <table:table-cell table:number-columns-repeated="15" table:style-name="ce1"/>
          <table:table-cell office:value-type="float" office:value="114.77333333333334" table:formula="of:=[Convert.$B270]*(256/600)" table:style-name="ce1">
            <text:p>114.7733333</text:p>
          </table:table-cell>
          <table:table-cell office:value-type="float" office:value="3443.12" table:formula="of:=4000*[Convert.$A270]" table:style-name="ce1">
            <text:p>3443.12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5535</text:p>
          </table:table-cell>
          <table:table-cell office:value-type="float" office:value="270" table:formula="of:=1+SUM([.B270])" table:style-name="ce1">
            <text:p>270</text:p>
          </table:table-cell>
          <table:table-cell office:value-type="float" office:value="115.2" table:formula="of:=[Convert.$B271]*(256/600)" table:style-name="ce1">
            <text:p>115.2</text:p>
          </table:table-cell>
          <table:table-cell table:number-columns-repeated="15" table:style-name="ce1"/>
          <table:table-cell office:value-type="float" office:value="115.2" table:formula="of:=[Convert.$B271]*(256/600)" table:style-name="ce1">
            <text:p>115.2</text:p>
          </table:table-cell>
          <table:table-cell office:value-type="float" office:value="3421.4" table:formula="of:=4000*[Convert.$A271]" table:style-name="ce1">
            <text:p>3421.4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5291</text:p>
          </table:table-cell>
          <table:table-cell office:value-type="float" office:value="271" table:formula="of:=1+SUM([.B271])" table:style-name="ce1">
            <text:p>271</text:p>
          </table:table-cell>
          <table:table-cell office:value-type="float" office:value="115.62666666666668" table:formula="of:=[Convert.$B272]*(256/600)" table:style-name="ce1">
            <text:p>115.6266667</text:p>
          </table:table-cell>
          <table:table-cell table:number-columns-repeated="15" table:style-name="ce1"/>
          <table:table-cell office:value-type="float" office:value="115.62666666666668" table:formula="of:=[Convert.$B272]*(256/600)" table:style-name="ce1">
            <text:p>115.6266667</text:p>
          </table:table-cell>
          <table:table-cell office:value-type="float" office:value="3411.64" table:formula="of:=4000*[Convert.$A272]" table:style-name="ce1">
            <text:p>3411.64</text:p>
          </table:table-cell>
          <table:table-cell table:number-columns-repeated="9" table:style-name="ce1"/>
          <table:table-cell table:style-name="ce6"/>
          <table:table-cell table:number-columns-repeated="16354"/>
        </table:table-row>
        <table:table-row table:style-name="ro1">
          <table:table-cell office:value-type="string" table:style-name="ce5">
            <text:p>0.85590</text:p>
          </table:table-cell>
          <table:table-cell office:value-type="float" office:value="272" table:formula="of:=1+SUM([.B272])" table:style-name="ce1">
            <text:p>272</text:p>
          </table:table-cell>
          <table:table-cell office:value-type="float" office:value="116.05333333333334" table:formula="of:=[Convert.$B273]*(256/600)" table:style-name="ce1">
            <text:p>116.0533333</text:p>
          </table:table-cell>
          <table:table-cell table:number-columns-repeated="15" table:style-name="ce1"/>
          <table:table-cell office:value-type="float" office:value="116.05333333333334" table:formula="of:=[Convert.$B273]*(256/600)" table:style-name="ce1">
            <text:p>116.0533333</text:p>
          </table:table-cell>
          <table:table-cell office:value-type="float" office:value="3423.6" table:formula="of:=4000*[Convert.$A273]" table:style-name="ce1">
            <text:p>3423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5876</text:p>
          </table:table-cell>
          <table:table-cell office:value-type="float" office:value="273" table:formula="of:=1+SUM([.B273])" table:style-name="ce1">
            <text:p>273</text:p>
          </table:table-cell>
          <table:table-cell office:value-type="float" office:value="116.48" table:formula="of:=[Convert.$B274]*(256/600)" table:style-name="ce1">
            <text:p>116.48</text:p>
          </table:table-cell>
          <table:table-cell table:number-columns-repeated="15" table:style-name="ce1"/>
          <table:table-cell office:value-type="float" office:value="116.48" table:formula="of:=[Convert.$B274]*(256/600)" table:style-name="ce1">
            <text:p>116.48</text:p>
          </table:table-cell>
          <table:table-cell office:value-type="float" office:value="3435.04" table:formula="of:=4000*[Convert.$A274]" table:style-name="ce1">
            <text:p>3435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5547</text:p>
          </table:table-cell>
          <table:table-cell office:value-type="float" office:value="274" table:formula="of:=1+SUM([.B274])" table:style-name="ce1">
            <text:p>274</text:p>
          </table:table-cell>
          <table:table-cell office:value-type="float" office:value="116.90666666666668" table:formula="of:=[Convert.$B275]*(256/600)" table:style-name="ce1">
            <text:p>116.9066667</text:p>
          </table:table-cell>
          <table:table-cell table:number-columns-repeated="15" table:style-name="ce1"/>
          <table:table-cell office:value-type="float" office:value="116.90666666666668" table:formula="of:=[Convert.$B275]*(256/600)" table:style-name="ce1">
            <text:p>116.9066667</text:p>
          </table:table-cell>
          <table:table-cell office:value-type="float" office:value="3421.8799999999997" table:formula="of:=4000*[Convert.$A275]" table:style-name="ce1">
            <text:p>3421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4790</text:p>
          </table:table-cell>
          <table:table-cell office:value-type="float" office:value="275" table:formula="of:=1+SUM([.B275])" table:style-name="ce1">
            <text:p>275</text:p>
          </table:table-cell>
          <table:table-cell office:value-type="float" office:value="117.33333333333334" table:formula="of:=[Convert.$B276]*(256/600)" table:style-name="ce1">
            <text:p>117.3333333</text:p>
          </table:table-cell>
          <table:table-cell table:number-columns-repeated="15" table:style-name="ce1"/>
          <table:table-cell office:value-type="float" office:value="117.33333333333334" table:formula="of:=[Convert.$B276]*(256/600)" table:style-name="ce1">
            <text:p>117.3333333</text:p>
          </table:table-cell>
          <table:table-cell office:value-type="float" office:value="3391.6" table:formula="of:=4000*[Convert.$A276]" table:style-name="ce1">
            <text:p>3391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4448</text:p>
          </table:table-cell>
          <table:table-cell office:value-type="float" office:value="276" table:formula="of:=1+SUM([.B276])" table:style-name="ce1">
            <text:p>276</text:p>
          </table:table-cell>
          <table:table-cell office:value-type="float" office:value="117.76" table:formula="of:=[Convert.$B277]*(256/600)" table:style-name="ce1">
            <text:p>117.76</text:p>
          </table:table-cell>
          <table:table-cell table:number-columns-repeated="15" table:style-name="ce1"/>
          <table:table-cell office:value-type="float" office:value="117.76" table:formula="of:=[Convert.$B277]*(256/600)" table:style-name="ce1">
            <text:p>117.76</text:p>
          </table:table-cell>
          <table:table-cell office:value-type="float" office:value="3377.92" table:formula="of:=4000*[Convert.$A277]" table:style-name="ce1">
            <text:p>3377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5010</text:p>
          </table:table-cell>
          <table:table-cell office:value-type="float" office:value="277" table:formula="of:=1+SUM([.B277])" table:style-name="ce1">
            <text:p>277</text:p>
          </table:table-cell>
          <table:table-cell office:value-type="float" office:value="118.18666666666667" table:formula="of:=[Convert.$B278]*(256/600)" table:style-name="ce1">
            <text:p>118.1866667</text:p>
          </table:table-cell>
          <table:table-cell table:number-columns-repeated="15" table:style-name="ce1"/>
          <table:table-cell office:value-type="float" office:value="118.18666666666667" table:formula="of:=[Convert.$B278]*(256/600)" table:style-name="ce1">
            <text:p>118.1866667</text:p>
          </table:table-cell>
          <table:table-cell office:value-type="float" office:value="3400.4" table:formula="of:=4000*[Convert.$A278]" table:style-name="ce1">
            <text:p>3400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5590</text:p>
          </table:table-cell>
          <table:table-cell office:value-type="float" office:value="278" table:formula="of:=1+SUM([.B278])" table:style-name="ce1">
            <text:p>278</text:p>
          </table:table-cell>
          <table:table-cell office:value-type="float" office:value="118.61333333333334" table:formula="of:=[Convert.$B279]*(256/600)" table:style-name="ce1">
            <text:p>118.6133333</text:p>
          </table:table-cell>
          <table:table-cell table:number-columns-repeated="15" table:style-name="ce1"/>
          <table:table-cell office:value-type="float" office:value="118.61333333333334" table:formula="of:=[Convert.$B279]*(256/600)" table:style-name="ce1">
            <text:p>118.6133333</text:p>
          </table:table-cell>
          <table:table-cell office:value-type="float" office:value="3423.6" table:formula="of:=4000*[Convert.$A279]" table:style-name="ce1">
            <text:p>3423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5022</text:p>
          </table:table-cell>
          <table:table-cell office:value-type="float" office:value="279" table:formula="of:=1+SUM([.B279])" table:style-name="ce1">
            <text:p>279</text:p>
          </table:table-cell>
          <table:table-cell office:value-type="float" office:value="119.04" table:formula="of:=[Convert.$B280]*(256/600)" table:style-name="ce1">
            <text:p>119.04</text:p>
          </table:table-cell>
          <table:table-cell table:number-columns-repeated="15" table:style-name="ce1"/>
          <table:table-cell office:value-type="float" office:value="119.04" table:formula="of:=[Convert.$B280]*(256/600)" table:style-name="ce1">
            <text:p>119.04</text:p>
          </table:table-cell>
          <table:table-cell office:value-type="float" office:value="3400.88" table:formula="of:=4000*[Convert.$A280]" table:style-name="ce1">
            <text:p>3400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3569</text:p>
          </table:table-cell>
          <table:table-cell office:value-type="float" office:value="280" table:formula="of:=1+SUM([.B280])" table:style-name="ce1">
            <text:p>280</text:p>
          </table:table-cell>
          <table:table-cell office:value-type="float" office:value="119.46666666666667" table:formula="of:=[Convert.$B281]*(256/600)" table:style-name="ce1">
            <text:p>119.4666667</text:p>
          </table:table-cell>
          <table:table-cell table:number-columns-repeated="15" table:style-name="ce1"/>
          <table:table-cell office:value-type="float" office:value="119.46666666666667" table:formula="of:=[Convert.$B281]*(256/600)" table:style-name="ce1">
            <text:p>119.4666667</text:p>
          </table:table-cell>
          <table:table-cell office:value-type="float" office:value="3342.76" table:formula="of:=4000*[Convert.$A281]" table:style-name="ce1">
            <text:p>3342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3179</text:p>
          </table:table-cell>
          <table:table-cell office:value-type="float" office:value="281" table:formula="of:=1+SUM([.B281])" table:style-name="ce1">
            <text:p>281</text:p>
          </table:table-cell>
          <table:table-cell office:value-type="float" office:value="119.89333333333335" table:formula="of:=[Convert.$B282]*(256/600)" table:style-name="ce1">
            <text:p>119.8933333</text:p>
          </table:table-cell>
          <table:table-cell table:number-columns-repeated="15" table:style-name="ce1"/>
          <table:table-cell office:value-type="float" office:value="119.89333333333335" table:formula="of:=[Convert.$B282]*(256/600)" table:style-name="ce1">
            <text:p>119.8933333</text:p>
          </table:table-cell>
          <table:table-cell office:value-type="float" office:value="3327.1600000000003" table:formula="of:=4000*[Convert.$A282]" table:style-name="ce1">
            <text:p>3327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4760</text:p>
          </table:table-cell>
          <table:table-cell office:value-type="float" office:value="282" table:formula="of:=1+SUM([.B282])" table:style-name="ce1">
            <text:p>282</text:p>
          </table:table-cell>
          <table:table-cell office:value-type="float" office:value="120.32000000000001" table:formula="of:=[Convert.$B283]*(256/600)" table:style-name="ce1">
            <text:p>120.32</text:p>
          </table:table-cell>
          <table:table-cell table:number-columns-repeated="15" table:style-name="ce1"/>
          <table:table-cell office:value-type="float" office:value="120.32000000000001" table:formula="of:=[Convert.$B283]*(256/600)" table:style-name="ce1">
            <text:p>120.32</text:p>
          </table:table-cell>
          <table:table-cell office:value-type="float" office:value="3390.4" table:formula="of:=4000*[Convert.$A283]" table:style-name="ce1">
            <text:p>3390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6365</text:p>
          </table:table-cell>
          <table:table-cell office:value-type="float" office:value="283" table:formula="of:=1+SUM([.B283])" table:style-name="ce1">
            <text:p>283</text:p>
          </table:table-cell>
          <table:table-cell office:value-type="float" office:value="120.74666666666667" table:formula="of:=[Convert.$B284]*(256/600)" table:style-name="ce1">
            <text:p>120.7466667</text:p>
          </table:table-cell>
          <table:table-cell table:number-columns-repeated="15" table:style-name="ce1"/>
          <table:table-cell office:value-type="float" office:value="120.74666666666667" table:formula="of:=[Convert.$B284]*(256/600)" table:style-name="ce1">
            <text:p>120.7466667</text:p>
          </table:table-cell>
          <table:table-cell office:value-type="float" office:value="3454.6" table:formula="of:=4000*[Convert.$A284]" table:style-name="ce1">
            <text:p>3454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5919</text:p>
          </table:table-cell>
          <table:table-cell office:value-type="float" office:value="284" table:formula="of:=1+SUM([.B284])" table:style-name="ce1">
            <text:p>284</text:p>
          </table:table-cell>
          <table:table-cell office:value-type="float" office:value="121.17333333333335" table:formula="of:=[Convert.$B285]*(256/600)" table:style-name="ce1">
            <text:p>121.1733333</text:p>
          </table:table-cell>
          <table:table-cell table:number-columns-repeated="15" table:style-name="ce1"/>
          <table:table-cell office:value-type="float" office:value="121.17333333333335" table:formula="of:=[Convert.$B285]*(256/600)" table:style-name="ce1">
            <text:p>121.1733333</text:p>
          </table:table-cell>
          <table:table-cell office:value-type="float" office:value="3436.76" table:formula="of:=4000*[Convert.$A285]" table:style-name="ce1">
            <text:p>3436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82819</text:p>
          </table:table-cell>
          <table:table-cell office:value-type="float" office:value="285" table:formula="of:=1+SUM([.B285])" table:style-name="ce1">
            <text:p>285</text:p>
          </table:table-cell>
          <table:table-cell office:value-type="float" office:value="121.60000000000001" table:formula="of:=[Convert.$B286]*(256/600)" table:style-name="ce1">
            <text:p>121.6</text:p>
          </table:table-cell>
          <table:table-cell table:number-columns-repeated="15" table:style-name="ce1"/>
          <table:table-cell office:value-type="float" office:value="121.60000000000001" table:formula="of:=[Convert.$B286]*(256/600)" table:style-name="ce1">
            <text:p>121.6</text:p>
          </table:table-cell>
          <table:table-cell office:value-type="float" office:value="3312.7599999999998" table:formula="of:=4000*[Convert.$A286]" table:style-name="ce1">
            <text:p>3312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74527</text:p>
          </table:table-cell>
          <table:table-cell office:value-type="float" office:value="286" table:formula="of:=1+SUM([.B286])" table:style-name="ce1">
            <text:p>286</text:p>
          </table:table-cell>
          <table:table-cell office:value-type="float" office:value="122.02666666666667" table:formula="of:=[Convert.$B287]*(256/600)" table:style-name="ce1">
            <text:p>122.0266667</text:p>
          </table:table-cell>
          <table:table-cell table:number-columns-repeated="15" table:style-name="ce1"/>
          <table:table-cell office:value-type="float" office:value="122.02666666666667" table:formula="of:=[Convert.$B287]*(256/600)" table:style-name="ce1">
            <text:p>122.0266667</text:p>
          </table:table-cell>
          <table:table-cell office:value-type="float" office:value="2981.08" table:formula="of:=4000*[Convert.$A287]" table:style-name="ce1">
            <text:p>2981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59171</text:p>
          </table:table-cell>
          <table:table-cell office:value-type="float" office:value="287" table:formula="of:=1+SUM([.B287])" table:style-name="ce1">
            <text:p>287</text:p>
          </table:table-cell>
          <table:table-cell office:value-type="float" office:value="122.45333333333335" table:formula="of:=[Convert.$B288]*(256/600)" table:style-name="ce1">
            <text:p>122.4533333</text:p>
          </table:table-cell>
          <table:table-cell table:number-columns-repeated="15" table:style-name="ce1"/>
          <table:table-cell office:value-type="float" office:value="122.45333333333335" table:formula="of:=[Convert.$B288]*(256/600)" table:style-name="ce1">
            <text:p>122.4533333</text:p>
          </table:table-cell>
          <table:table-cell office:value-type="float" office:value="2366.8399999999997" table:formula="of:=4000*[Convert.$A288]" table:style-name="ce1">
            <text:p>2366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2755</text:p>
          </table:table-cell>
          <table:table-cell office:value-type="float" office:value="288" table:formula="of:=1+SUM([.B288])" table:style-name="ce1">
            <text:p>288</text:p>
          </table:table-cell>
          <table:table-cell office:value-type="float" office:value="122.88000000000001" table:formula="of:=[Convert.$B289]*(256/600)" table:style-name="ce1">
            <text:p>122.88</text:p>
          </table:table-cell>
          <table:table-cell table:number-columns-repeated="15" table:style-name="ce1"/>
          <table:table-cell office:value-type="float" office:value="122.88000000000001" table:formula="of:=[Convert.$B289]*(256/600)" table:style-name="ce1">
            <text:p>122.88</text:p>
          </table:table-cell>
          <table:table-cell office:value-type="float" office:value="1710.2" table:formula="of:=4000*[Convert.$A289]" table:style-name="ce1">
            <text:p>1710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4830</text:p>
          </table:table-cell>
          <table:table-cell office:value-type="float" office:value="289" table:formula="of:=1+SUM([.B289])" table:style-name="ce1">
            <text:p>289</text:p>
          </table:table-cell>
          <table:table-cell office:value-type="float" office:value="123.30666666666667" table:formula="of:=[Convert.$B290]*(256/600)" table:style-name="ce1">
            <text:p>123.3066667</text:p>
          </table:table-cell>
          <table:table-cell table:number-columns-repeated="15" table:style-name="ce1"/>
          <table:table-cell office:value-type="float" office:value="123.30666666666667" table:formula="of:=[Convert.$B290]*(256/600)" table:style-name="ce1">
            <text:p>123.3066667</text:p>
          </table:table-cell>
          <table:table-cell office:value-type="float" office:value="1393.2" table:formula="of:=4000*[Convert.$A290]" table:style-name="ce1">
            <text:p>1393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6826</text:p>
          </table:table-cell>
          <table:table-cell office:value-type="float" office:value="290" table:formula="of:=1+SUM([.B290])" table:style-name="ce1">
            <text:p>290</text:p>
          </table:table-cell>
          <table:table-cell office:value-type="float" office:value="123.73333333333333" table:formula="of:=[Convert.$B291]*(256/600)" table:style-name="ce1">
            <text:p>123.7333333</text:p>
          </table:table-cell>
          <table:table-cell table:number-columns-repeated="15" table:style-name="ce1"/>
          <table:table-cell office:value-type="float" office:value="123.73333333333333" table:formula="of:=[Convert.$B291]*(256/600)" table:style-name="ce1">
            <text:p>123.7333333</text:p>
          </table:table-cell>
          <table:table-cell office:value-type="float" office:value="1473.04" table:formula="of:=4000*[Convert.$A291]" table:style-name="ce1">
            <text:p>1473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582</text:p>
          </table:table-cell>
          <table:table-cell office:value-type="float" office:value="291" table:formula="of:=1+SUM([.B291])" table:style-name="ce1">
            <text:p>291</text:p>
          </table:table-cell>
          <table:table-cell office:value-type="float" office:value="124.16000000000001" table:formula="of:=[Convert.$B292]*(256/600)" table:style-name="ce1">
            <text:p>124.16</text:p>
          </table:table-cell>
          <table:table-cell table:number-columns-repeated="15" table:style-name="ce1"/>
          <table:table-cell office:value-type="float" office:value="124.16000000000001" table:formula="of:=[Convert.$B292]*(256/600)" table:style-name="ce1">
            <text:p>124.16</text:p>
          </table:table-cell>
          <table:table-cell office:value-type="float" office:value="1623.28" table:formula="of:=4000*[Convert.$A292]" table:style-name="ce1">
            <text:p>1623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649</text:p>
          </table:table-cell>
          <table:table-cell office:value-type="float" office:value="292" table:formula="of:=1+SUM([.B292])" table:style-name="ce1">
            <text:p>292</text:p>
          </table:table-cell>
          <table:table-cell office:value-type="float" office:value="124.58666666666667" table:formula="of:=[Convert.$B293]*(256/600)" table:style-name="ce1">
            <text:p>124.5866667</text:p>
          </table:table-cell>
          <table:table-cell table:number-columns-repeated="15" table:style-name="ce1"/>
          <table:table-cell office:value-type="float" office:value="124.58666666666667" table:formula="of:=[Convert.$B293]*(256/600)" table:style-name="ce1">
            <text:p>124.5866667</text:p>
          </table:table-cell>
          <table:table-cell office:value-type="float" office:value="1625.96" table:formula="of:=4000*[Convert.$A293]" table:style-name="ce1">
            <text:p>1625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8998</text:p>
          </table:table-cell>
          <table:table-cell office:value-type="float" office:value="293" table:formula="of:=1+SUM([.B293])" table:style-name="ce1">
            <text:p>293</text:p>
          </table:table-cell>
          <table:table-cell office:value-type="float" office:value="125.01333333333334" table:formula="of:=[Convert.$B294]*(256/600)" table:style-name="ce1">
            <text:p>125.0133333</text:p>
          </table:table-cell>
          <table:table-cell table:number-columns-repeated="15" table:style-name="ce1"/>
          <table:table-cell office:value-type="float" office:value="125.01333333333334" table:formula="of:=[Convert.$B294]*(256/600)" table:style-name="ce1">
            <text:p>125.0133333</text:p>
          </table:table-cell>
          <table:table-cell office:value-type="float" office:value="1559.92" table:formula="of:=4000*[Convert.$A294]" table:style-name="ce1">
            <text:p>1559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8602</text:p>
          </table:table-cell>
          <table:table-cell office:value-type="float" office:value="294" table:formula="of:=1+SUM([.B294])" table:style-name="ce1">
            <text:p>294</text:p>
          </table:table-cell>
          <table:table-cell office:value-type="float" office:value="125.44000000000001" table:formula="of:=[Convert.$B295]*(256/600)" table:style-name="ce1">
            <text:p>125.44</text:p>
          </table:table-cell>
          <table:table-cell table:number-columns-repeated="15" table:style-name="ce1"/>
          <table:table-cell office:value-type="float" office:value="125.44000000000001" table:formula="of:=[Convert.$B295]*(256/600)" table:style-name="ce1">
            <text:p>125.44</text:p>
          </table:table-cell>
          <table:table-cell office:value-type="float" office:value="1544.08" table:formula="of:=4000*[Convert.$A295]" table:style-name="ce1">
            <text:p>1544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9664</text:p>
          </table:table-cell>
          <table:table-cell office:value-type="float" office:value="295" table:formula="of:=1+SUM([.B295])" table:style-name="ce1">
            <text:p>295</text:p>
          </table:table-cell>
          <table:table-cell office:value-type="float" office:value="125.86666666666667" table:formula="of:=[Convert.$B296]*(256/600)" table:style-name="ce1">
            <text:p>125.8666667</text:p>
          </table:table-cell>
          <table:table-cell table:number-columns-repeated="15" table:style-name="ce1"/>
          <table:table-cell office:value-type="float" office:value="125.86666666666667" table:formula="of:=[Convert.$B296]*(256/600)" table:style-name="ce1">
            <text:p>125.8666667</text:p>
          </table:table-cell>
          <table:table-cell office:value-type="float" office:value="1586.56" table:formula="of:=4000*[Convert.$A296]" table:style-name="ce1">
            <text:p>1586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576</text:p>
          </table:table-cell>
          <table:table-cell office:value-type="float" office:value="296" table:formula="of:=1+SUM([.B296])" table:style-name="ce1">
            <text:p>296</text:p>
          </table:table-cell>
          <table:table-cell office:value-type="float" office:value="126.29333333333334" table:formula="of:=[Convert.$B297]*(256/600)" table:style-name="ce1">
            <text:p>126.2933333</text:p>
          </table:table-cell>
          <table:table-cell table:number-columns-repeated="15" table:style-name="ce1"/>
          <table:table-cell office:value-type="float" office:value="126.29333333333334" table:formula="of:=[Convert.$B297]*(256/600)" table:style-name="ce1">
            <text:p>126.2933333</text:p>
          </table:table-cell>
          <table:table-cell office:value-type="float" office:value="1623.04" table:formula="of:=4000*[Convert.$A297]" table:style-name="ce1">
            <text:p>1623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295</text:p>
          </table:table-cell>
          <table:table-cell office:value-type="float" office:value="297" table:formula="of:=1+SUM([.B297])" table:style-name="ce1">
            <text:p>297</text:p>
          </table:table-cell>
          <table:table-cell office:value-type="float" office:value="126.72000000000001" table:formula="of:=[Convert.$B298]*(256/600)" table:style-name="ce1">
            <text:p>126.72</text:p>
          </table:table-cell>
          <table:table-cell table:number-columns-repeated="15" table:style-name="ce1"/>
          <table:table-cell office:value-type="float" office:value="126.72000000000001" table:formula="of:=[Convert.$B298]*(256/600)" table:style-name="ce1">
            <text:p>126.72</text:p>
          </table:table-cell>
          <table:table-cell office:value-type="float" office:value="1611.8" table:formula="of:=4000*[Convert.$A298]" table:style-name="ce1">
            <text:p>1611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9438</text:p>
          </table:table-cell>
          <table:table-cell office:value-type="float" office:value="298" table:formula="of:=1+SUM([.B298])" table:style-name="ce1">
            <text:p>298</text:p>
          </table:table-cell>
          <table:table-cell office:value-type="float" office:value="127.14666666666668" table:formula="of:=[Convert.$B299]*(256/600)" table:style-name="ce1">
            <text:p>127.1466667</text:p>
          </table:table-cell>
          <table:table-cell table:number-columns-repeated="15" table:style-name="ce1"/>
          <table:table-cell office:value-type="float" office:value="127.14666666666668" table:formula="of:=[Convert.$B299]*(256/600)" table:style-name="ce1">
            <text:p>127.1466667</text:p>
          </table:table-cell>
          <table:table-cell office:value-type="float" office:value="1577.52" table:formula="of:=4000*[Convert.$A299]" table:style-name="ce1">
            <text:p>1577.5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9304</text:p>
          </table:table-cell>
          <table:table-cell office:value-type="float" office:value="299" table:formula="of:=1+SUM([.B299])" table:style-name="ce1">
            <text:p>299</text:p>
          </table:table-cell>
          <table:table-cell office:value-type="float" office:value="127.57333333333334" table:formula="of:=[Convert.$B300]*(256/600)" table:style-name="ce1">
            <text:p>127.5733333</text:p>
          </table:table-cell>
          <table:table-cell table:number-columns-repeated="15" table:style-name="ce1"/>
          <table:table-cell office:value-type="float" office:value="127.57333333333334" table:formula="of:=[Convert.$B300]*(256/600)" table:style-name="ce1">
            <text:p>127.5733333</text:p>
          </table:table-cell>
          <table:table-cell office:value-type="float" office:value="1572.16" table:formula="of:=4000*[Convert.$A300]" table:style-name="ce1">
            <text:p>1572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094</text:p>
          </table:table-cell>
          <table:table-cell office:value-type="float" office:value="300" table:formula="of:=1+SUM([.B300])" table:style-name="ce1">
            <text:p>300</text:p>
          </table:table-cell>
          <table:table-cell office:value-type="float" office:value="128" table:formula="of:=[Convert.$B301]*(256/600)" table:style-name="ce1">
            <text:p>128</text:p>
          </table:table-cell>
          <table:table-cell table:number-columns-repeated="15" table:style-name="ce1"/>
          <table:table-cell office:value-type="float" office:value="128" table:formula="of:=[Convert.$B301]*(256/600)" table:style-name="ce1">
            <text:p>128</text:p>
          </table:table-cell>
          <table:table-cell office:value-type="float" office:value="1603.76" table:formula="of:=4000*[Convert.$A301]" table:style-name="ce1">
            <text:p>1603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820</text:p>
          </table:table-cell>
          <table:table-cell office:value-type="float" office:value="301" table:formula="of:=1+SUM([.B301])" table:style-name="ce1">
            <text:p>301</text:p>
          </table:table-cell>
          <table:table-cell office:value-type="float" office:value="128.42666666666668" table:formula="of:=[Convert.$B302]*(256/600)" table:style-name="ce1">
            <text:p>128.4266667</text:p>
          </table:table-cell>
          <table:table-cell table:number-columns-repeated="15" table:style-name="ce1"/>
          <table:table-cell office:value-type="float" office:value="128.42666666666668" table:formula="of:=[Convert.$B302]*(256/600)" table:style-name="ce1">
            <text:p>128.4266667</text:p>
          </table:table-cell>
          <table:table-cell office:value-type="float" office:value="1632.8" table:formula="of:=4000*[Convert.$A302]" table:style-name="ce1">
            <text:p>1632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619</text:p>
          </table:table-cell>
          <table:table-cell office:value-type="float" office:value="302" table:formula="of:=1+SUM([.B302])" table:style-name="ce1">
            <text:p>302</text:p>
          </table:table-cell>
          <table:table-cell office:value-type="float" office:value="128.85333333333335" table:formula="of:=[Convert.$B303]*(256/600)" table:style-name="ce1">
            <text:p>128.8533333</text:p>
          </table:table-cell>
          <table:table-cell table:number-columns-repeated="15" table:style-name="ce1"/>
          <table:table-cell office:value-type="float" office:value="128.85333333333335" table:formula="of:=[Convert.$B303]*(256/600)" table:style-name="ce1">
            <text:p>128.8533333</text:p>
          </table:table-cell>
          <table:table-cell office:value-type="float" office:value="1624.76" table:formula="of:=4000*[Convert.$A303]" table:style-name="ce1">
            <text:p>1624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9932</text:p>
          </table:table-cell>
          <table:table-cell office:value-type="float" office:value="303" table:formula="of:=1+SUM([.B303])" table:style-name="ce1">
            <text:p>303</text:p>
          </table:table-cell>
          <table:table-cell office:value-type="float" office:value="129.28" table:formula="of:=[Convert.$B304]*(256/600)" table:style-name="ce1">
            <text:p>129.28</text:p>
          </table:table-cell>
          <table:table-cell table:number-columns-repeated="15" table:style-name="ce1"/>
          <table:table-cell office:value-type="float" office:value="129.28" table:formula="of:=[Convert.$B304]*(256/600)" table:style-name="ce1">
            <text:p>129.28</text:p>
          </table:table-cell>
          <table:table-cell office:value-type="float" office:value="1597.28" table:formula="of:=4000*[Convert.$A304]" table:style-name="ce1">
            <text:p>1597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9780</text:p>
          </table:table-cell>
          <table:table-cell office:value-type="float" office:value="304" table:formula="of:=1+SUM([.B304])" table:style-name="ce1">
            <text:p>304</text:p>
          </table:table-cell>
          <table:table-cell office:value-type="float" office:value="129.70666666666668" table:formula="of:=[Convert.$B305]*(256/600)" table:style-name="ce1">
            <text:p>129.7066667</text:p>
          </table:table-cell>
          <table:table-cell table:number-columns-repeated="15" table:style-name="ce1"/>
          <table:table-cell office:value-type="float" office:value="129.70666666666668" table:formula="of:=[Convert.$B305]*(256/600)" table:style-name="ce1">
            <text:p>129.7066667</text:p>
          </table:table-cell>
          <table:table-cell office:value-type="float" office:value="1591.2" table:formula="of:=4000*[Convert.$A305]" table:style-name="ce1">
            <text:p>1591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509</text:p>
          </table:table-cell>
          <table:table-cell office:value-type="float" office:value="305" table:formula="of:=1+SUM([.B305])" table:style-name="ce1">
            <text:p>305</text:p>
          </table:table-cell>
          <table:table-cell office:value-type="float" office:value="130.13333333333335" table:formula="of:=[Convert.$B306]*(256/600)" table:style-name="ce1">
            <text:p>130.1333333</text:p>
          </table:table-cell>
          <table:table-cell table:number-columns-repeated="15" table:style-name="ce1"/>
          <table:table-cell office:value-type="float" office:value="130.13333333333335" table:formula="of:=[Convert.$B306]*(256/600)" table:style-name="ce1">
            <text:p>130.1333333</text:p>
          </table:table-cell>
          <table:table-cell office:value-type="float" office:value="1620.3600000000001" table:formula="of:=4000*[Convert.$A306]" table:style-name="ce1">
            <text:p>1620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1187</text:p>
          </table:table-cell>
          <table:table-cell office:value-type="float" office:value="306" table:formula="of:=1+SUM([.B306])" table:style-name="ce1">
            <text:p>306</text:p>
          </table:table-cell>
          <table:table-cell office:value-type="float" office:value="130.56" table:formula="of:=[Convert.$B307]*(256/600)" table:style-name="ce1">
            <text:p>130.56</text:p>
          </table:table-cell>
          <table:table-cell table:number-columns-repeated="15" table:style-name="ce1"/>
          <table:table-cell office:value-type="float" office:value="130.56" table:formula="of:=[Convert.$B307]*(256/600)" table:style-name="ce1">
            <text:p>130.56</text:p>
          </table:table-cell>
          <table:table-cell office:value-type="float" office:value="1647.48" table:formula="of:=4000*[Convert.$A307]" table:style-name="ce1">
            <text:p>1647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1034</text:p>
          </table:table-cell>
          <table:table-cell office:value-type="float" office:value="307" table:formula="of:=1+SUM([.B307])" table:style-name="ce1">
            <text:p>307</text:p>
          </table:table-cell>
          <table:table-cell office:value-type="float" office:value="130.98666666666668" table:formula="of:=[Convert.$B308]*(256/600)" table:style-name="ce1">
            <text:p>130.9866667</text:p>
          </table:table-cell>
          <table:table-cell table:number-columns-repeated="15" table:style-name="ce1"/>
          <table:table-cell office:value-type="float" office:value="130.98666666666668" table:formula="of:=[Convert.$B308]*(256/600)" table:style-name="ce1">
            <text:p>130.9866667</text:p>
          </table:table-cell>
          <table:table-cell office:value-type="float" office:value="1641.36" table:formula="of:=4000*[Convert.$A308]" table:style-name="ce1">
            <text:p>1641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350</text:p>
          </table:table-cell>
          <table:table-cell office:value-type="float" office:value="308" table:formula="of:=1+SUM([.B308])" table:style-name="ce1">
            <text:p>308</text:p>
          </table:table-cell>
          <table:table-cell office:value-type="float" office:value="131.41333333333336" table:formula="of:=[Convert.$B309]*(256/600)" table:style-name="ce1">
            <text:p>131.4133333</text:p>
          </table:table-cell>
          <table:table-cell table:number-columns-repeated="15" table:style-name="ce1"/>
          <table:table-cell office:value-type="float" office:value="131.41333333333336" table:formula="of:=[Convert.$B309]*(256/600)" table:style-name="ce1">
            <text:p>131.4133333</text:p>
          </table:table-cell>
          <table:table-cell office:value-type="float" office:value="1614" table:formula="of:=4000*[Convert.$A309]" table:style-name="ce1">
            <text:p>161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173</text:p>
          </table:table-cell>
          <table:table-cell office:value-type="float" office:value="309" table:formula="of:=1+SUM([.B309])" table:style-name="ce1">
            <text:p>309</text:p>
          </table:table-cell>
          <table:table-cell office:value-type="float" office:value="131.84" table:formula="of:=[Convert.$B310]*(256/600)" table:style-name="ce1">
            <text:p>131.84</text:p>
          </table:table-cell>
          <table:table-cell table:number-columns-repeated="15" table:style-name="ce1"/>
          <table:table-cell office:value-type="float" office:value="131.84" table:formula="of:=[Convert.$B310]*(256/600)" table:style-name="ce1">
            <text:p>131.84</text:p>
          </table:table-cell>
          <table:table-cell office:value-type="float" office:value="1606.9199999999998" table:formula="of:=4000*[Convert.$A310]" table:style-name="ce1">
            <text:p>1606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0784</text:p>
          </table:table-cell>
          <table:table-cell office:value-type="float" office:value="310" table:formula="of:=1+SUM([.B310])" table:style-name="ce1">
            <text:p>310</text:p>
          </table:table-cell>
          <table:table-cell office:value-type="float" office:value="132.26666666666668" table:formula="of:=[Convert.$B311]*(256/600)" table:style-name="ce1">
            <text:p>132.2666667</text:p>
          </table:table-cell>
          <table:table-cell table:number-columns-repeated="15" table:style-name="ce1"/>
          <table:table-cell office:value-type="float" office:value="132.26666666666668" table:formula="of:=[Convert.$B311]*(256/600)" table:style-name="ce1">
            <text:p>132.2666667</text:p>
          </table:table-cell>
          <table:table-cell office:value-type="float" office:value="1631.36" table:formula="of:=4000*[Convert.$A311]" table:style-name="ce1">
            <text:p>1631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1528</text:p>
          </table:table-cell>
          <table:table-cell office:value-type="float" office:value="311" table:formula="of:=1+SUM([.B311])" table:style-name="ce1">
            <text:p>311</text:p>
          </table:table-cell>
          <table:table-cell office:value-type="float" office:value="132.69333333333333" table:formula="of:=[Convert.$B312]*(256/600)" table:style-name="ce1">
            <text:p>132.6933333</text:p>
          </table:table-cell>
          <table:table-cell table:number-columns-repeated="15" table:style-name="ce1"/>
          <table:table-cell office:value-type="float" office:value="132.69333333333333" table:formula="of:=[Convert.$B312]*(256/600)" table:style-name="ce1">
            <text:p>132.6933333</text:p>
          </table:table-cell>
          <table:table-cell office:value-type="float" office:value="1661.12" table:formula="of:=4000*[Convert.$A312]" table:style-name="ce1">
            <text:p>1661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1095</text:p>
          </table:table-cell>
          <table:table-cell office:value-type="float" office:value="312" table:formula="of:=1+SUM([.B312])" table:style-name="ce1">
            <text:p>312</text:p>
          </table:table-cell>
          <table:table-cell office:value-type="float" office:value="133.12" table:formula="of:=[Convert.$B313]*(256/600)" table:style-name="ce1">
            <text:p>133.12</text:p>
          </table:table-cell>
          <table:table-cell table:number-columns-repeated="15" table:style-name="ce1"/>
          <table:table-cell office:value-type="float" office:value="133.12" table:formula="of:=[Convert.$B313]*(256/600)" table:style-name="ce1">
            <text:p>133.12</text:p>
          </table:table-cell>
          <table:table-cell office:value-type="float" office:value="1643.8" table:formula="of:=4000*[Convert.$A313]" table:style-name="ce1">
            <text:p>1643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39749</text:p>
          </table:table-cell>
          <table:table-cell office:value-type="float" office:value="313" table:formula="of:=1+SUM([.B313])" table:style-name="ce1">
            <text:p>313</text:p>
          </table:table-cell>
          <table:table-cell office:value-type="float" office:value="133.54666666666668" table:formula="of:=[Convert.$B314]*(256/600)" table:style-name="ce1">
            <text:p>133.5466667</text:p>
          </table:table-cell>
          <table:table-cell table:number-columns-repeated="15" table:style-name="ce1"/>
          <table:table-cell office:value-type="float" office:value="133.54666666666668" table:formula="of:=[Convert.$B314]*(256/600)" table:style-name="ce1">
            <text:p>133.5466667</text:p>
          </table:table-cell>
          <table:table-cell office:value-type="float" office:value="1589.96" table:formula="of:=4000*[Convert.$A314]" table:style-name="ce1">
            <text:p>1589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1315</text:p>
          </table:table-cell>
          <table:table-cell office:value-type="float" office:value="314" table:formula="of:=1+SUM([.B314])" table:style-name="ce1">
            <text:p>314</text:p>
          </table:table-cell>
          <table:table-cell office:value-type="float" office:value="133.97333333333333" table:formula="of:=[Convert.$B315]*(256/600)" table:style-name="ce1">
            <text:p>133.9733333</text:p>
          </table:table-cell>
          <table:table-cell table:number-columns-repeated="15" table:style-name="ce1"/>
          <table:table-cell office:value-type="float" office:value="133.97333333333333" table:formula="of:=[Convert.$B315]*(256/600)" table:style-name="ce1">
            <text:p>133.9733333</text:p>
          </table:table-cell>
          <table:table-cell office:value-type="float" office:value="1652.6000000000001" table:formula="of:=4000*[Convert.$A315]" table:style-name="ce1">
            <text:p>1652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8669</text:p>
          </table:table-cell>
          <table:table-cell office:value-type="float" office:value="315" table:formula="of:=1+SUM([.B315])" table:style-name="ce1">
            <text:p>315</text:p>
          </table:table-cell>
          <table:table-cell office:value-type="float" office:value="134.4" table:formula="of:=[Convert.$B316]*(256/600)" table:style-name="ce1">
            <text:p>134.4</text:p>
          </table:table-cell>
          <table:table-cell table:number-columns-repeated="15" table:style-name="ce1"/>
          <table:table-cell office:value-type="float" office:value="134.4" table:formula="of:=[Convert.$B316]*(256/600)" table:style-name="ce1">
            <text:p>134.4</text:p>
          </table:table-cell>
          <table:table-cell office:value-type="float" office:value="1946.76" table:formula="of:=4000*[Convert.$A316]" table:style-name="ce1">
            <text:p>1946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46362</text:p>
          </table:table-cell>
          <table:table-cell office:value-type="float" office:value="316" table:formula="of:=1+SUM([.B316])" table:style-name="ce1">
            <text:p>316</text:p>
          </table:table-cell>
          <table:table-cell office:value-type="float" office:value="134.82666666666668" table:formula="of:=[Convert.$B317]*(256/600)" table:style-name="ce1">
            <text:p>134.8266667</text:p>
          </table:table-cell>
          <table:table-cell table:number-columns-repeated="15" table:style-name="ce1"/>
          <table:table-cell office:value-type="float" office:value="134.82666666666668" table:formula="of:=[Convert.$B317]*(256/600)" table:style-name="ce1">
            <text:p>134.8266667</text:p>
          </table:table-cell>
          <table:table-cell office:value-type="float" office:value="1854.48" table:formula="of:=4000*[Convert.$A317]" table:style-name="ce1">
            <text:p>1854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0.16879</text:p>
          </table:table-cell>
          <table:table-cell office:value-type="float" office:value="317" table:formula="of:=1+SUM([.B317])" table:style-name="ce1">
            <text:p>317</text:p>
          </table:table-cell>
          <table:table-cell office:value-type="float" office:value="135.25333333333333" table:formula="of:=[Convert.$B318]*(256/600)" table:style-name="ce1">
            <text:p>135.2533333</text:p>
          </table:table-cell>
          <table:table-cell table:number-columns-repeated="15" table:style-name="ce1"/>
          <table:table-cell office:value-type="float" office:value="135.25333333333333" table:formula="of:=[Convert.$B318]*(256/600)" table:style-name="ce1">
            <text:p>135.2533333</text:p>
          </table:table-cell>
          <table:table-cell office:value-type="float" office:value="675.16" table:formula="of:=4000*[Convert.$A318]" table:style-name="ce1">
            <text:p>675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5519</text:p>
          </table:table-cell>
          <table:table-cell office:value-type="float" office:value="318" table:formula="of:=1+SUM([.B318])" table:style-name="ce1">
            <text:p>318</text:p>
          </table:table-cell>
          <table:table-cell office:value-type="float" office:value="135.68" table:formula="of:=[Convert.$B319]*(256/600)" table:style-name="ce1">
            <text:p>135.68</text:p>
          </table:table-cell>
          <table:table-cell table:number-columns-repeated="15" table:style-name="ce1"/>
          <table:table-cell office:value-type="float" office:value="135.68" table:formula="of:=[Convert.$B319]*(256/600)" table:style-name="ce1">
            <text:p>135.68</text:p>
          </table:table-cell>
          <table:table-cell office:value-type="float" office:value="-1420.76" table:formula="of:=4000*[Convert.$A319]" table:style-name="ce1">
            <text:p>-1420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5766</text:p>
          </table:table-cell>
          <table:table-cell office:value-type="float" office:value="319" table:formula="of:=1+SUM([.B319])" table:style-name="ce1">
            <text:p>319</text:p>
          </table:table-cell>
          <table:table-cell office:value-type="float" office:value="136.10666666666668" table:formula="of:=[Convert.$B320]*(256/600)" table:style-name="ce1">
            <text:p>136.1066667</text:p>
          </table:table-cell>
          <table:table-cell table:number-columns-repeated="15" table:style-name="ce1"/>
          <table:table-cell office:value-type="float" office:value="136.10666666666668" table:formula="of:=[Convert.$B320]*(256/600)" table:style-name="ce1">
            <text:p>136.1066667</text:p>
          </table:table-cell>
          <table:table-cell office:value-type="float" office:value="-3030.64" table:formula="of:=4000*[Convert.$A320]" table:style-name="ce1">
            <text:p>-3030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140</text:p>
          </table:table-cell>
          <table:table-cell office:value-type="float" office:value="320" table:formula="of:=1+SUM([.B320])" table:style-name="ce1">
            <text:p>320</text:p>
          </table:table-cell>
          <table:table-cell office:value-type="float" office:value="136.53333333333333" table:formula="of:=[Convert.$B321]*(256/600)" table:style-name="ce1">
            <text:p>136.5333333</text:p>
          </table:table-cell>
          <table:table-cell table:number-columns-repeated="15" table:style-name="ce1"/>
          <table:table-cell office:value-type="float" office:value="136.53333333333333" table:formula="of:=[Convert.$B321]*(256/600)" table:style-name="ce1">
            <text:p>136.5333333</text:p>
          </table:table-cell>
          <table:table-cell office:value-type="float" office:value="-3605.6" table:formula="of:=4000*[Convert.$A321]" table:style-name="ce1">
            <text:p>-3605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252</text:p>
          </table:table-cell>
          <table:table-cell office:value-type="float" office:value="321" table:formula="of:=1+SUM([.B321])" table:style-name="ce1">
            <text:p>321</text:p>
          </table:table-cell>
          <table:table-cell office:value-type="float" office:value="136.96" table:formula="of:=[Convert.$B322]*(256/600)" table:style-name="ce1">
            <text:p>136.96</text:p>
          </table:table-cell>
          <table:table-cell table:number-columns-repeated="15" table:style-name="ce1"/>
          <table:table-cell office:value-type="float" office:value="136.96" table:formula="of:=[Convert.$B322]*(256/600)" table:style-name="ce1">
            <text:p>136.96</text:p>
          </table:table-cell>
          <table:table-cell office:value-type="float" office:value="-3570.08" table:formula="of:=4000*[Convert.$A322]" table:style-name="ce1">
            <text:p>-3570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396</text:p>
          </table:table-cell>
          <table:table-cell office:value-type="float" office:value="322" table:formula="of:=1+SUM([.B322])" table:style-name="ce1">
            <text:p>322</text:p>
          </table:table-cell>
          <table:table-cell office:value-type="float" office:value="137.38666666666668" table:formula="of:=[Convert.$B323]*(256/600)" table:style-name="ce1">
            <text:p>137.3866667</text:p>
          </table:table-cell>
          <table:table-cell table:number-columns-repeated="15" table:style-name="ce1"/>
          <table:table-cell office:value-type="float" office:value="137.38666666666668" table:formula="of:=[Convert.$B323]*(256/600)" table:style-name="ce1">
            <text:p>137.3866667</text:p>
          </table:table-cell>
          <table:table-cell office:value-type="float" office:value="-3495.8399999999997" table:formula="of:=4000*[Convert.$A323]" table:style-name="ce1">
            <text:p>-3495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5498</text:p>
          </table:table-cell>
          <table:table-cell office:value-type="float" office:value="323" table:formula="of:=1+SUM([.B323])" table:style-name="ce1">
            <text:p>323</text:p>
          </table:table-cell>
          <table:table-cell office:value-type="float" office:value="137.81333333333333" table:formula="of:=[Convert.$B324]*(256/600)" table:style-name="ce1">
            <text:p>137.8133333</text:p>
          </table:table-cell>
          <table:table-cell table:number-columns-repeated="15" table:style-name="ce1"/>
          <table:table-cell office:value-type="float" office:value="137.81333333333333" table:formula="of:=[Convert.$B324]*(256/600)" table:style-name="ce1">
            <text:p>137.8133333</text:p>
          </table:table-cell>
          <table:table-cell office:value-type="float" office:value="-3419.92" table:formula="of:=4000*[Convert.$A324]" table:style-name="ce1">
            <text:p>-3419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4229</text:p>
          </table:table-cell>
          <table:table-cell office:value-type="float" office:value="324" table:formula="of:=1+SUM([.B324])" table:style-name="ce1">
            <text:p>324</text:p>
          </table:table-cell>
          <table:table-cell office:value-type="float" office:value="138.24" table:formula="of:=[Convert.$B325]*(256/600)" table:style-name="ce1">
            <text:p>138.24</text:p>
          </table:table-cell>
          <table:table-cell table:number-columns-repeated="15" table:style-name="ce1"/>
          <table:table-cell office:value-type="float" office:value="138.24" table:formula="of:=[Convert.$B325]*(256/600)" table:style-name="ce1">
            <text:p>138.24</text:p>
          </table:table-cell>
          <table:table-cell office:value-type="float" office:value="-3369.16" table:formula="of:=4000*[Convert.$A325]" table:style-name="ce1">
            <text:p>-3369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4790</text:p>
          </table:table-cell>
          <table:table-cell office:value-type="float" office:value="325" table:formula="of:=1+SUM([.B325])" table:style-name="ce1">
            <text:p>325</text:p>
          </table:table-cell>
          <table:table-cell office:value-type="float" office:value="138.66666666666669" table:formula="of:=[Convert.$B326]*(256/600)" table:style-name="ce1">
            <text:p>138.6666667</text:p>
          </table:table-cell>
          <table:table-cell table:number-columns-repeated="15" table:style-name="ce1"/>
          <table:table-cell office:value-type="float" office:value="138.66666666666669" table:formula="of:=[Convert.$B326]*(256/600)" table:style-name="ce1">
            <text:p>138.6666667</text:p>
          </table:table-cell>
          <table:table-cell office:value-type="float" office:value="-3391.6" table:formula="of:=4000*[Convert.$A326]" table:style-name="ce1">
            <text:p>-3391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432</text:p>
          </table:table-cell>
          <table:table-cell office:value-type="float" office:value="326" table:formula="of:=1+SUM([.B326])" table:style-name="ce1">
            <text:p>326</text:p>
          </table:table-cell>
          <table:table-cell office:value-type="float" office:value="139.09333333333333" table:formula="of:=[Convert.$B327]*(256/600)" table:style-name="ce1">
            <text:p>139.0933333</text:p>
          </table:table-cell>
          <table:table-cell table:number-columns-repeated="15" table:style-name="ce1"/>
          <table:table-cell office:value-type="float" office:value="139.09333333333333" table:formula="of:=[Convert.$B327]*(256/600)" table:style-name="ce1">
            <text:p>139.0933333</text:p>
          </table:table-cell>
          <table:table-cell office:value-type="float" office:value="-3457.2799999999997" table:formula="of:=4000*[Convert.$A327]" table:style-name="ce1">
            <text:p>-3457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926</text:p>
          </table:table-cell>
          <table:table-cell office:value-type="float" office:value="327" table:formula="of:=1+SUM([.B327])" table:style-name="ce1">
            <text:p>327</text:p>
          </table:table-cell>
          <table:table-cell office:value-type="float" office:value="139.52000000000001" table:formula="of:=[Convert.$B328]*(256/600)" table:style-name="ce1">
            <text:p>139.52</text:p>
          </table:table-cell>
          <table:table-cell table:number-columns-repeated="15" table:style-name="ce1"/>
          <table:table-cell office:value-type="float" office:value="139.52000000000001" table:formula="of:=[Convert.$B328]*(256/600)" table:style-name="ce1">
            <text:p>139.52</text:p>
          </table:table-cell>
          <table:table-cell office:value-type="float" office:value="-3477.04" table:formula="of:=4000*[Convert.$A328]" table:style-name="ce1">
            <text:p>-3477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218</text:p>
          </table:table-cell>
          <table:table-cell office:value-type="float" office:value="328" table:formula="of:=1+SUM([.B328])" table:style-name="ce1">
            <text:p>328</text:p>
          </table:table-cell>
          <table:table-cell office:value-type="float" office:value="139.94666666666669" table:formula="of:=[Convert.$B329]*(256/600)" table:style-name="ce1">
            <text:p>139.9466667</text:p>
          </table:table-cell>
          <table:table-cell table:number-columns-repeated="15" table:style-name="ce1"/>
          <table:table-cell office:value-type="float" office:value="139.94666666666669" table:formula="of:=[Convert.$B329]*(256/600)" table:style-name="ce1">
            <text:p>139.9466667</text:p>
          </table:table-cell>
          <table:table-cell office:value-type="float" office:value="-3448.72" table:formula="of:=4000*[Convert.$A329]" table:style-name="ce1">
            <text:p>-3448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5669</text:p>
          </table:table-cell>
          <table:table-cell office:value-type="float" office:value="329" table:formula="of:=1+SUM([.B329])" table:style-name="ce1">
            <text:p>329</text:p>
          </table:table-cell>
          <table:table-cell office:value-type="float" office:value="140.37333333333333" table:formula="of:=[Convert.$B330]*(256/600)" table:style-name="ce1">
            <text:p>140.3733333</text:p>
          </table:table-cell>
          <table:table-cell table:number-columns-repeated="15" table:style-name="ce1"/>
          <table:table-cell office:value-type="float" office:value="140.37333333333333" table:formula="of:=[Convert.$B330]*(256/600)" table:style-name="ce1">
            <text:p>140.3733333</text:p>
          </table:table-cell>
          <table:table-cell office:value-type="float" office:value="-3426.7599999999998" table:formula="of:=4000*[Convert.$A330]" table:style-name="ce1">
            <text:p>-3426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060</text:p>
          </table:table-cell>
          <table:table-cell office:value-type="float" office:value="330" table:formula="of:=1+SUM([.B330])" table:style-name="ce1">
            <text:p>330</text:p>
          </table:table-cell>
          <table:table-cell office:value-type="float" office:value="140.80000000000001" table:formula="of:=[Convert.$B331]*(256/600)" table:style-name="ce1">
            <text:p>140.8</text:p>
          </table:table-cell>
          <table:table-cell table:number-columns-repeated="15" table:style-name="ce1"/>
          <table:table-cell office:value-type="float" office:value="140.80000000000001" table:formula="of:=[Convert.$B331]*(256/600)" table:style-name="ce1">
            <text:p>140.8</text:p>
          </table:table-cell>
          <table:table-cell office:value-type="float" office:value="-3442.4" table:formula="of:=4000*[Convert.$A331]" table:style-name="ce1">
            <text:p>-3442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847</text:p>
          </table:table-cell>
          <table:table-cell office:value-type="float" office:value="331" table:formula="of:=1+SUM([.B331])" table:style-name="ce1">
            <text:p>331</text:p>
          </table:table-cell>
          <table:table-cell office:value-type="float" office:value="141.22666666666669" table:formula="of:=[Convert.$B332]*(256/600)" table:style-name="ce1">
            <text:p>141.2266667</text:p>
          </table:table-cell>
          <table:table-cell table:number-columns-repeated="15" table:style-name="ce1"/>
          <table:table-cell office:value-type="float" office:value="141.22666666666669" table:formula="of:=[Convert.$B332]*(256/600)" table:style-name="ce1">
            <text:p>141.2266667</text:p>
          </table:table-cell>
          <table:table-cell office:value-type="float" office:value="-3473.8799999999997" table:formula="of:=4000*[Convert.$A332]" table:style-name="ce1">
            <text:p>-3473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097</text:p>
          </table:table-cell>
          <table:table-cell office:value-type="float" office:value="332" table:formula="of:=1+SUM([.B332])" table:style-name="ce1">
            <text:p>332</text:p>
          </table:table-cell>
          <table:table-cell office:value-type="float" office:value="141.65333333333334" table:formula="of:=[Convert.$B333]*(256/600)" table:style-name="ce1">
            <text:p>141.6533333</text:p>
          </table:table-cell>
          <table:table-cell table:number-columns-repeated="15" table:style-name="ce1"/>
          <table:table-cell office:value-type="float" office:value="141.65333333333334" table:formula="of:=[Convert.$B333]*(256/600)" table:style-name="ce1">
            <text:p>141.6533333</text:p>
          </table:table-cell>
          <table:table-cell office:value-type="float" office:value="-3483.88" table:formula="of:=4000*[Convert.$A333]" table:style-name="ce1">
            <text:p>-3483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780</text:p>
          </table:table-cell>
          <table:table-cell office:value-type="float" office:value="333" table:formula="of:=1+SUM([.B333])" table:style-name="ce1">
            <text:p>333</text:p>
          </table:table-cell>
          <table:table-cell office:value-type="float" office:value="142.08000000000001" table:formula="of:=[Convert.$B334]*(256/600)" table:style-name="ce1">
            <text:p>142.08</text:p>
          </table:table-cell>
          <table:table-cell table:number-columns-repeated="15" table:style-name="ce1"/>
          <table:table-cell office:value-type="float" office:value="142.08000000000001" table:formula="of:=[Convert.$B334]*(256/600)" table:style-name="ce1">
            <text:p>142.08</text:p>
          </table:table-cell>
          <table:table-cell office:value-type="float" office:value="-3471.2000000000003" table:formula="of:=4000*[Convert.$A334]" table:style-name="ce1">
            <text:p>-3471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511</text:p>
          </table:table-cell>
          <table:table-cell office:value-type="float" office:value="334" table:formula="of:=1+SUM([.B334])" table:style-name="ce1">
            <text:p>334</text:p>
          </table:table-cell>
          <table:table-cell office:value-type="float" office:value="142.50666666666669" table:formula="of:=[Convert.$B335]*(256/600)" table:style-name="ce1">
            <text:p>142.5066667</text:p>
          </table:table-cell>
          <table:table-cell table:number-columns-repeated="15" table:style-name="ce1"/>
          <table:table-cell office:value-type="float" office:value="142.50666666666669" table:formula="of:=[Convert.$B335]*(256/600)" table:style-name="ce1">
            <text:p>142.5066667</text:p>
          </table:table-cell>
          <table:table-cell office:value-type="float" office:value="-3460.44" table:formula="of:=4000*[Convert.$A335]" table:style-name="ce1">
            <text:p>-3460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786</text:p>
          </table:table-cell>
          <table:table-cell office:value-type="float" office:value="335" table:formula="of:=1+SUM([.B335])" table:style-name="ce1">
            <text:p>335</text:p>
          </table:table-cell>
          <table:table-cell office:value-type="float" office:value="142.93333333333334" table:formula="of:=[Convert.$B336]*(256/600)" table:style-name="ce1">
            <text:p>142.9333333</text:p>
          </table:table-cell>
          <table:table-cell table:number-columns-repeated="15" table:style-name="ce1"/>
          <table:table-cell office:value-type="float" office:value="142.93333333333334" table:formula="of:=[Convert.$B336]*(256/600)" table:style-name="ce1">
            <text:p>142.9333333</text:p>
          </table:table-cell>
          <table:table-cell office:value-type="float" office:value="-3471.44" table:formula="of:=4000*[Convert.$A336]" table:style-name="ce1">
            <text:p>-3471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292</text:p>
          </table:table-cell>
          <table:table-cell office:value-type="float" office:value="336" table:formula="of:=1+SUM([.B336])" table:style-name="ce1">
            <text:p>336</text:p>
          </table:table-cell>
          <table:table-cell office:value-type="float" office:value="143.36000000000001" table:formula="of:=[Convert.$B337]*(256/600)" table:style-name="ce1">
            <text:p>143.36</text:p>
          </table:table-cell>
          <table:table-cell table:number-columns-repeated="15" table:style-name="ce1"/>
          <table:table-cell office:value-type="float" office:value="143.36000000000001" table:formula="of:=[Convert.$B337]*(256/600)" table:style-name="ce1">
            <text:p>143.36</text:p>
          </table:table-cell>
          <table:table-cell office:value-type="float" office:value="-3491.6800000000003" table:formula="of:=4000*[Convert.$A337]" table:style-name="ce1">
            <text:p>-3491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512</text:p>
          </table:table-cell>
          <table:table-cell office:value-type="float" office:value="337" table:formula="of:=1+SUM([.B337])" table:style-name="ce1">
            <text:p>337</text:p>
          </table:table-cell>
          <table:table-cell office:value-type="float" office:value="143.78666666666666" table:formula="of:=[Convert.$B338]*(256/600)" table:style-name="ce1">
            <text:p>143.7866667</text:p>
          </table:table-cell>
          <table:table-cell table:number-columns-repeated="15" table:style-name="ce1"/>
          <table:table-cell office:value-type="float" office:value="143.78666666666666" table:formula="of:=[Convert.$B338]*(256/600)" table:style-name="ce1">
            <text:p>143.7866667</text:p>
          </table:table-cell>
          <table:table-cell office:value-type="float" office:value="-3500.48" table:formula="of:=4000*[Convert.$A338]" table:style-name="ce1">
            <text:p>-3500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329</text:p>
          </table:table-cell>
          <table:table-cell office:value-type="float" office:value="338" table:formula="of:=1+SUM([.B338])" table:style-name="ce1">
            <text:p>338</text:p>
          </table:table-cell>
          <table:table-cell office:value-type="float" office:value="144.21333333333334" table:formula="of:=[Convert.$B339]*(256/600)" table:style-name="ce1">
            <text:p>144.2133333</text:p>
          </table:table-cell>
          <table:table-cell table:number-columns-repeated="15" table:style-name="ce1"/>
          <table:table-cell office:value-type="float" office:value="144.21333333333334" table:formula="of:=[Convert.$B339]*(256/600)" table:style-name="ce1">
            <text:p>144.2133333</text:p>
          </table:table-cell>
          <table:table-cell office:value-type="float" office:value="-3493.16" table:formula="of:=4000*[Convert.$A339]" table:style-name="ce1">
            <text:p>-3493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177</text:p>
          </table:table-cell>
          <table:table-cell office:value-type="float" office:value="339" table:formula="of:=1+SUM([.B339])" table:style-name="ce1">
            <text:p>339</text:p>
          </table:table-cell>
          <table:table-cell office:value-type="float" office:value="144.64000000000001" table:formula="of:=[Convert.$B340]*(256/600)" table:style-name="ce1">
            <text:p>144.64</text:p>
          </table:table-cell>
          <table:table-cell table:number-columns-repeated="15" table:style-name="ce1"/>
          <table:table-cell office:value-type="float" office:value="144.64000000000001" table:formula="of:=[Convert.$B340]*(256/600)" table:style-name="ce1">
            <text:p>144.64</text:p>
          </table:table-cell>
          <table:table-cell office:value-type="float" office:value="-3487.0800000000004" table:formula="of:=4000*[Convert.$A340]" table:style-name="ce1">
            <text:p>-3487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378</text:p>
          </table:table-cell>
          <table:table-cell office:value-type="float" office:value="340" table:formula="of:=1+SUM([.B340])" table:style-name="ce1">
            <text:p>340</text:p>
          </table:table-cell>
          <table:table-cell office:value-type="float" office:value="145.06666666666666" table:formula="of:=[Convert.$B341]*(256/600)" table:style-name="ce1">
            <text:p>145.0666667</text:p>
          </table:table-cell>
          <table:table-cell table:number-columns-repeated="15" table:style-name="ce1"/>
          <table:table-cell office:value-type="float" office:value="145.06666666666666" table:formula="of:=[Convert.$B341]*(256/600)" table:style-name="ce1">
            <text:p>145.0666667</text:p>
          </table:table-cell>
          <table:table-cell office:value-type="float" office:value="-3495.12" table:formula="of:=4000*[Convert.$A341]" table:style-name="ce1">
            <text:p>-3495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787</text:p>
          </table:table-cell>
          <table:table-cell office:value-type="float" office:value="341" table:formula="of:=1+SUM([.B341])" table:style-name="ce1">
            <text:p>341</text:p>
          </table:table-cell>
          <table:table-cell office:value-type="float" office:value="145.49333333333334" table:formula="of:=[Convert.$B342]*(256/600)" table:style-name="ce1">
            <text:p>145.4933333</text:p>
          </table:table-cell>
          <table:table-cell table:number-columns-repeated="15" table:style-name="ce1"/>
          <table:table-cell office:value-type="float" office:value="145.49333333333334" table:formula="of:=[Convert.$B342]*(256/600)" table:style-name="ce1">
            <text:p>145.4933333</text:p>
          </table:table-cell>
          <table:table-cell office:value-type="float" office:value="-3511.48" table:formula="of:=4000*[Convert.$A342]" table:style-name="ce1">
            <text:p>-3511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982</text:p>
          </table:table-cell>
          <table:table-cell office:value-type="float" office:value="342" table:formula="of:=1+SUM([.B342])" table:style-name="ce1">
            <text:p>342</text:p>
          </table:table-cell>
          <table:table-cell office:value-type="float" office:value="145.92000000000002" table:formula="of:=[Convert.$B343]*(256/600)" table:style-name="ce1">
            <text:p>145.92</text:p>
          </table:table-cell>
          <table:table-cell table:number-columns-repeated="15" table:style-name="ce1"/>
          <table:table-cell office:value-type="float" office:value="145.92000000000002" table:formula="of:=[Convert.$B343]*(256/600)" table:style-name="ce1">
            <text:p>145.92</text:p>
          </table:table-cell>
          <table:table-cell office:value-type="float" office:value="-3519.28" table:formula="of:=4000*[Convert.$A343]" table:style-name="ce1">
            <text:p>-3519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885</text:p>
          </table:table-cell>
          <table:table-cell office:value-type="float" office:value="343" table:formula="of:=1+SUM([.B343])" table:style-name="ce1">
            <text:p>343</text:p>
          </table:table-cell>
          <table:table-cell office:value-type="float" office:value="146.34666666666666" table:formula="of:=[Convert.$B344]*(256/600)" table:style-name="ce1">
            <text:p>146.3466667</text:p>
          </table:table-cell>
          <table:table-cell table:number-columns-repeated="15" table:style-name="ce1"/>
          <table:table-cell office:value-type="float" office:value="146.34666666666666" table:formula="of:=[Convert.$B344]*(256/600)" table:style-name="ce1">
            <text:p>146.3466667</text:p>
          </table:table-cell>
          <table:table-cell office:value-type="float" office:value="-3515.4" table:formula="of:=4000*[Convert.$A344]" table:style-name="ce1">
            <text:p>-3515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775</text:p>
          </table:table-cell>
          <table:table-cell office:value-type="float" office:value="344" table:formula="of:=1+SUM([.B344])" table:style-name="ce1">
            <text:p>344</text:p>
          </table:table-cell>
          <table:table-cell office:value-type="float" office:value="146.77333333333334" table:formula="of:=[Convert.$B345]*(256/600)" table:style-name="ce1">
            <text:p>146.7733333</text:p>
          </table:table-cell>
          <table:table-cell table:number-columns-repeated="15" table:style-name="ce1"/>
          <table:table-cell office:value-type="float" office:value="146.77333333333334" table:formula="of:=[Convert.$B345]*(256/600)" table:style-name="ce1">
            <text:p>146.7733333</text:p>
          </table:table-cell>
          <table:table-cell office:value-type="float" office:value="-3511" table:formula="of:=4000*[Convert.$A345]" table:style-name="ce1">
            <text:p>-3511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933</text:p>
          </table:table-cell>
          <table:table-cell office:value-type="float" office:value="345" table:formula="of:=1+SUM([.B345])" table:style-name="ce1">
            <text:p>345</text:p>
          </table:table-cell>
          <table:table-cell office:value-type="float" office:value="147.20000000000002" table:formula="of:=[Convert.$B346]*(256/600)" table:style-name="ce1">
            <text:p>147.2</text:p>
          </table:table-cell>
          <table:table-cell table:number-columns-repeated="15" table:style-name="ce1"/>
          <table:table-cell office:value-type="float" office:value="147.20000000000002" table:formula="of:=[Convert.$B346]*(256/600)" table:style-name="ce1">
            <text:p>147.2</text:p>
          </table:table-cell>
          <table:table-cell office:value-type="float" office:value="-3517.3199999999997" table:formula="of:=4000*[Convert.$A346]" table:style-name="ce1">
            <text:p>-3517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245</text:p>
          </table:table-cell>
          <table:table-cell office:value-type="float" office:value="346" table:formula="of:=1+SUM([.B346])" table:style-name="ce1">
            <text:p>346</text:p>
          </table:table-cell>
          <table:table-cell office:value-type="float" office:value="147.62666666666667" table:formula="of:=[Convert.$B347]*(256/600)" table:style-name="ce1">
            <text:p>147.6266667</text:p>
          </table:table-cell>
          <table:table-cell table:number-columns-repeated="15" table:style-name="ce1"/>
          <table:table-cell office:value-type="float" office:value="147.62666666666667" table:formula="of:=[Convert.$B347]*(256/600)" table:style-name="ce1">
            <text:p>147.6266667</text:p>
          </table:table-cell>
          <table:table-cell office:value-type="float" office:value="-3529.7999999999997" table:formula="of:=4000*[Convert.$A347]" table:style-name="ce1">
            <text:p>-3529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446</text:p>
          </table:table-cell>
          <table:table-cell office:value-type="float" office:value="347" table:formula="of:=1+SUM([.B347])" table:style-name="ce1">
            <text:p>347</text:p>
          </table:table-cell>
          <table:table-cell office:value-type="float" office:value="148.05333333333334" table:formula="of:=[Convert.$B348]*(256/600)" table:style-name="ce1">
            <text:p>148.0533333</text:p>
          </table:table-cell>
          <table:table-cell table:number-columns-repeated="15" table:style-name="ce1"/>
          <table:table-cell office:value-type="float" office:value="148.05333333333334" table:formula="of:=[Convert.$B348]*(256/600)" table:style-name="ce1">
            <text:p>148.0533333</text:p>
          </table:table-cell>
          <table:table-cell office:value-type="float" office:value="-3537.84" table:formula="of:=4000*[Convert.$A348]" table:style-name="ce1">
            <text:p>-3537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446</text:p>
          </table:table-cell>
          <table:table-cell office:value-type="float" office:value="348" table:formula="of:=1+SUM([.B348])" table:style-name="ce1">
            <text:p>348</text:p>
          </table:table-cell>
          <table:table-cell office:value-type="float" office:value="148.48000000000002" table:formula="of:=[Convert.$B349]*(256/600)" table:style-name="ce1">
            <text:p>148.48</text:p>
          </table:table-cell>
          <table:table-cell table:number-columns-repeated="15" table:style-name="ce1"/>
          <table:table-cell office:value-type="float" office:value="148.48000000000002" table:formula="of:=[Convert.$B349]*(256/600)" table:style-name="ce1">
            <text:p>148.48</text:p>
          </table:table-cell>
          <table:table-cell office:value-type="float" office:value="-3537.84" table:formula="of:=4000*[Convert.$A349]" table:style-name="ce1">
            <text:p>-3537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470</text:p>
          </table:table-cell>
          <table:table-cell office:value-type="float" office:value="349" table:formula="of:=1+SUM([.B349])" table:style-name="ce1">
            <text:p>349</text:p>
          </table:table-cell>
          <table:table-cell office:value-type="float" office:value="148.90666666666667" table:formula="of:=[Convert.$B350]*(256/600)" table:style-name="ce1">
            <text:p>148.9066667</text:p>
          </table:table-cell>
          <table:table-cell table:number-columns-repeated="15" table:style-name="ce1"/>
          <table:table-cell office:value-type="float" office:value="148.90666666666667" table:formula="of:=[Convert.$B350]*(256/600)" table:style-name="ce1">
            <text:p>148.9066667</text:p>
          </table:table-cell>
          <table:table-cell office:value-type="float" office:value="-3538.8" table:formula="of:=4000*[Convert.$A350]" table:style-name="ce1">
            <text:p>-3538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751</text:p>
          </table:table-cell>
          <table:table-cell office:value-type="float" office:value="350" table:formula="of:=1+SUM([.B350])" table:style-name="ce1">
            <text:p>350</text:p>
          </table:table-cell>
          <table:table-cell office:value-type="float" office:value="149.33333333333334" table:formula="of:=[Convert.$B351]*(256/600)" table:style-name="ce1">
            <text:p>149.3333333</text:p>
          </table:table-cell>
          <table:table-cell table:number-columns-repeated="15" table:style-name="ce1"/>
          <table:table-cell office:value-type="float" office:value="149.33333333333334" table:formula="of:=[Convert.$B351]*(256/600)" table:style-name="ce1">
            <text:p>149.3333333</text:p>
          </table:table-cell>
          <table:table-cell office:value-type="float" office:value="-3550.04" table:formula="of:=4000*[Convert.$A351]" table:style-name="ce1">
            <text:p>-3550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221</text:p>
          </table:table-cell>
          <table:table-cell office:value-type="float" office:value="351" table:formula="of:=1+SUM([.B351])" table:style-name="ce1">
            <text:p>351</text:p>
          </table:table-cell>
          <table:table-cell office:value-type="float" office:value="149.76000000000002" table:formula="of:=[Convert.$B352]*(256/600)" table:style-name="ce1">
            <text:p>149.76</text:p>
          </table:table-cell>
          <table:table-cell table:number-columns-repeated="15" table:style-name="ce1"/>
          <table:table-cell office:value-type="float" office:value="149.76000000000002" table:formula="of:=[Convert.$B352]*(256/600)" table:style-name="ce1">
            <text:p>149.76</text:p>
          </table:table-cell>
          <table:table-cell office:value-type="float" office:value="-3568.8399999999997" table:formula="of:=4000*[Convert.$A352]" table:style-name="ce1">
            <text:p>-3568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532</text:p>
          </table:table-cell>
          <table:table-cell office:value-type="float" office:value="352" table:formula="of:=1+SUM([.B352])" table:style-name="ce1">
            <text:p>352</text:p>
          </table:table-cell>
          <table:table-cell office:value-type="float" office:value="150.18666666666667" table:formula="of:=[Convert.$B353]*(256/600)" table:style-name="ce1">
            <text:p>150.1866667</text:p>
          </table:table-cell>
          <table:table-cell table:number-columns-repeated="15" table:style-name="ce1"/>
          <table:table-cell office:value-type="float" office:value="150.18666666666667" table:formula="of:=[Convert.$B353]*(256/600)" table:style-name="ce1">
            <text:p>150.1866667</text:p>
          </table:table-cell>
          <table:table-cell office:value-type="float" office:value="-3581.28" table:formula="of:=4000*[Convert.$A353]" table:style-name="ce1">
            <text:p>-3581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587</text:p>
          </table:table-cell>
          <table:table-cell office:value-type="float" office:value="353" table:formula="of:=1+SUM([.B353])" table:style-name="ce1">
            <text:p>353</text:p>
          </table:table-cell>
          <table:table-cell office:value-type="float" office:value="150.61333333333334" table:formula="of:=[Convert.$B354]*(256/600)" table:style-name="ce1">
            <text:p>150.6133333</text:p>
          </table:table-cell>
          <table:table-cell table:number-columns-repeated="15" table:style-name="ce1"/>
          <table:table-cell office:value-type="float" office:value="150.61333333333334" table:formula="of:=[Convert.$B354]*(256/600)" table:style-name="ce1">
            <text:p>150.6133333</text:p>
          </table:table-cell>
          <table:table-cell office:value-type="float" office:value="-3583.48" table:formula="of:=4000*[Convert.$A354]" table:style-name="ce1">
            <text:p>-3583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600</text:p>
          </table:table-cell>
          <table:table-cell office:value-type="float" office:value="354" table:formula="of:=1+SUM([.B354])" table:style-name="ce1">
            <text:p>354</text:p>
          </table:table-cell>
          <table:table-cell office:value-type="float" office:value="151.04000000000002" table:formula="of:=[Convert.$B355]*(256/600)" table:style-name="ce1">
            <text:p>151.04</text:p>
          </table:table-cell>
          <table:table-cell table:number-columns-repeated="15" table:style-name="ce1"/>
          <table:table-cell office:value-type="float" office:value="151.04000000000002" table:formula="of:=[Convert.$B355]*(256/600)" table:style-name="ce1">
            <text:p>151.04</text:p>
          </table:table-cell>
          <table:table-cell office:value-type="float" office:value="-3584" table:formula="of:=4000*[Convert.$A355]" table:style-name="ce1">
            <text:p>-35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832</text:p>
          </table:table-cell>
          <table:table-cell office:value-type="float" office:value="355" table:formula="of:=1+SUM([.B355])" table:style-name="ce1">
            <text:p>355</text:p>
          </table:table-cell>
          <table:table-cell office:value-type="float" office:value="151.46666666666667" table:formula="of:=[Convert.$B356]*(256/600)" table:style-name="ce1">
            <text:p>151.4666667</text:p>
          </table:table-cell>
          <table:table-cell table:number-columns-repeated="15" table:style-name="ce1"/>
          <table:table-cell office:value-type="float" office:value="151.46666666666667" table:formula="of:=[Convert.$B356]*(256/600)" table:style-name="ce1">
            <text:p>151.4666667</text:p>
          </table:table-cell>
          <table:table-cell office:value-type="float" office:value="-3593.28" table:formula="of:=4000*[Convert.$A356]" table:style-name="ce1">
            <text:p>-3593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231</text:p>
          </table:table-cell>
          <table:table-cell office:value-type="float" office:value="356" table:formula="of:=1+SUM([.B356])" table:style-name="ce1">
            <text:p>356</text:p>
          </table:table-cell>
          <table:table-cell office:value-type="float" office:value="151.89333333333335" table:formula="of:=[Convert.$B357]*(256/600)" table:style-name="ce1">
            <text:p>151.8933333</text:p>
          </table:table-cell>
          <table:table-cell table:number-columns-repeated="15" table:style-name="ce1"/>
          <table:table-cell office:value-type="float" office:value="151.89333333333335" table:formula="of:=[Convert.$B357]*(256/600)" table:style-name="ce1">
            <text:p>151.8933333</text:p>
          </table:table-cell>
          <table:table-cell office:value-type="float" office:value="-3609.24" table:formula="of:=4000*[Convert.$A357]" table:style-name="ce1">
            <text:p>-3609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536</text:p>
          </table:table-cell>
          <table:table-cell office:value-type="float" office:value="357" table:formula="of:=1+SUM([.B357])" table:style-name="ce1">
            <text:p>357</text:p>
          </table:table-cell>
          <table:table-cell office:value-type="float" office:value="152.32000000000002" table:formula="of:=[Convert.$B358]*(256/600)" table:style-name="ce1">
            <text:p>152.32</text:p>
          </table:table-cell>
          <table:table-cell table:number-columns-repeated="15" table:style-name="ce1"/>
          <table:table-cell office:value-type="float" office:value="152.32000000000002" table:formula="of:=[Convert.$B358]*(256/600)" table:style-name="ce1">
            <text:p>152.32</text:p>
          </table:table-cell>
          <table:table-cell office:value-type="float" office:value="-3621.44" table:formula="of:=4000*[Convert.$A358]" table:style-name="ce1">
            <text:p>-3621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616</text:p>
          </table:table-cell>
          <table:table-cell office:value-type="float" office:value="358" table:formula="of:=1+SUM([.B358])" table:style-name="ce1">
            <text:p>358</text:p>
          </table:table-cell>
          <table:table-cell office:value-type="float" office:value="152.74666666666667" table:formula="of:=[Convert.$B359]*(256/600)" table:style-name="ce1">
            <text:p>152.7466667</text:p>
          </table:table-cell>
          <table:table-cell table:number-columns-repeated="15" table:style-name="ce1"/>
          <table:table-cell office:value-type="float" office:value="152.74666666666667" table:formula="of:=[Convert.$B359]*(256/600)" table:style-name="ce1">
            <text:p>152.7466667</text:p>
          </table:table-cell>
          <table:table-cell office:value-type="float" office:value="-3624.64" table:formula="of:=4000*[Convert.$A359]" table:style-name="ce1">
            <text:p>-3624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646</text:p>
          </table:table-cell>
          <table:table-cell office:value-type="float" office:value="359" table:formula="of:=1+SUM([.B359])" table:style-name="ce1">
            <text:p>359</text:p>
          </table:table-cell>
          <table:table-cell office:value-type="float" office:value="153.17333333333335" table:formula="of:=[Convert.$B360]*(256/600)" table:style-name="ce1">
            <text:p>153.1733333</text:p>
          </table:table-cell>
          <table:table-cell table:number-columns-repeated="15" table:style-name="ce1"/>
          <table:table-cell office:value-type="float" office:value="153.17333333333335" table:formula="of:=[Convert.$B360]*(256/600)" table:style-name="ce1">
            <text:p>153.1733333</text:p>
          </table:table-cell>
          <table:table-cell office:value-type="float" office:value="-3625.84" table:formula="of:=4000*[Convert.$A360]" table:style-name="ce1">
            <text:p>-3625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866</text:p>
          </table:table-cell>
          <table:table-cell office:value-type="float" office:value="360" table:formula="of:=1+SUM([.B360])" table:style-name="ce1">
            <text:p>360</text:p>
          </table:table-cell>
          <table:table-cell office:value-type="float" office:value="153.60000000000002" table:formula="of:=[Convert.$B361]*(256/600)" table:style-name="ce1">
            <text:p>153.6</text:p>
          </table:table-cell>
          <table:table-cell table:number-columns-repeated="15" table:style-name="ce1"/>
          <table:table-cell office:value-type="float" office:value="153.60000000000002" table:formula="of:=[Convert.$B361]*(256/600)" table:style-name="ce1">
            <text:p>153.6</text:p>
          </table:table-cell>
          <table:table-cell office:value-type="float" office:value="-3634.64" table:formula="of:=4000*[Convert.$A361]" table:style-name="ce1">
            <text:p>-3634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220</text:p>
          </table:table-cell>
          <table:table-cell office:value-type="float" office:value="361" table:formula="of:=1+SUM([.B361])" table:style-name="ce1">
            <text:p>361</text:p>
          </table:table-cell>
          <table:table-cell office:value-type="float" office:value="154.02666666666667" table:formula="of:=[Convert.$B362]*(256/600)" table:style-name="ce1">
            <text:p>154.0266667</text:p>
          </table:table-cell>
          <table:table-cell table:number-columns-repeated="15" table:style-name="ce1"/>
          <table:table-cell office:value-type="float" office:value="154.02666666666667" table:formula="of:=[Convert.$B362]*(256/600)" table:style-name="ce1">
            <text:p>154.0266667</text:p>
          </table:table-cell>
          <table:table-cell office:value-type="float" office:value="-3648.8" table:formula="of:=4000*[Convert.$A362]" table:style-name="ce1">
            <text:p>-3648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507</text:p>
          </table:table-cell>
          <table:table-cell office:value-type="float" office:value="362" table:formula="of:=1+SUM([.B362])" table:style-name="ce1">
            <text:p>362</text:p>
          </table:table-cell>
          <table:table-cell office:value-type="float" office:value="154.45333333333335" table:formula="of:=[Convert.$B363]*(256/600)" table:style-name="ce1">
            <text:p>154.4533333</text:p>
          </table:table-cell>
          <table:table-cell table:number-columns-repeated="15" table:style-name="ce1"/>
          <table:table-cell office:value-type="float" office:value="154.45333333333335" table:formula="of:=[Convert.$B363]*(256/600)" table:style-name="ce1">
            <text:p>154.4533333</text:p>
          </table:table-cell>
          <table:table-cell office:value-type="float" office:value="-3660.28" table:formula="of:=4000*[Convert.$A363]" table:style-name="ce1">
            <text:p>-3660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605</text:p>
          </table:table-cell>
          <table:table-cell office:value-type="float" office:value="363" table:formula="of:=1+SUM([.B363])" table:style-name="ce1">
            <text:p>363</text:p>
          </table:table-cell>
          <table:table-cell office:value-type="float" office:value="154.88000000000002" table:formula="of:=[Convert.$B364]*(256/600)" table:style-name="ce1">
            <text:p>154.88</text:p>
          </table:table-cell>
          <table:table-cell table:number-columns-repeated="15" table:style-name="ce1"/>
          <table:table-cell office:value-type="float" office:value="154.88000000000002" table:formula="of:=[Convert.$B364]*(256/600)" table:style-name="ce1">
            <text:p>154.88</text:p>
          </table:table-cell>
          <table:table-cell office:value-type="float" office:value="-3664.2000000000003" table:formula="of:=4000*[Convert.$A364]" table:style-name="ce1">
            <text:p>-3664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647</text:p>
          </table:table-cell>
          <table:table-cell office:value-type="float" office:value="364" table:formula="of:=1+SUM([.B364])" table:style-name="ce1">
            <text:p>364</text:p>
          </table:table-cell>
          <table:table-cell office:value-type="float" office:value="155.30666666666667" table:formula="of:=[Convert.$B365]*(256/600)" table:style-name="ce1">
            <text:p>155.3066667</text:p>
          </table:table-cell>
          <table:table-cell table:number-columns-repeated="15" table:style-name="ce1"/>
          <table:table-cell office:value-type="float" office:value="155.30666666666667" table:formula="of:=[Convert.$B365]*(256/600)" table:style-name="ce1">
            <text:p>155.3066667</text:p>
          </table:table-cell>
          <table:table-cell office:value-type="float" office:value="-3665.88" table:formula="of:=4000*[Convert.$A365]" table:style-name="ce1">
            <text:p>-3665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843</text:p>
          </table:table-cell>
          <table:table-cell office:value-type="float" office:value="365" table:formula="of:=1+SUM([.B365])" table:style-name="ce1">
            <text:p>365</text:p>
          </table:table-cell>
          <table:table-cell office:value-type="float" office:value="155.73333333333335" table:formula="of:=[Convert.$B366]*(256/600)" table:style-name="ce1">
            <text:p>155.7333333</text:p>
          </table:table-cell>
          <table:table-cell table:number-columns-repeated="15" table:style-name="ce1"/>
          <table:table-cell office:value-type="float" office:value="155.73333333333335" table:formula="of:=[Convert.$B366]*(256/600)" table:style-name="ce1">
            <text:p>155.7333333</text:p>
          </table:table-cell>
          <table:table-cell office:value-type="float" office:value="-3673.72" table:formula="of:=4000*[Convert.$A366]" table:style-name="ce1">
            <text:p>-3673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178</text:p>
          </table:table-cell>
          <table:table-cell office:value-type="float" office:value="366" table:formula="of:=1+SUM([.B366])" table:style-name="ce1">
            <text:p>366</text:p>
          </table:table-cell>
          <table:table-cell office:value-type="float" office:value="156.16" table:formula="of:=[Convert.$B367]*(256/600)" table:style-name="ce1">
            <text:p>156.16</text:p>
          </table:table-cell>
          <table:table-cell table:number-columns-repeated="15" table:style-name="ce1"/>
          <table:table-cell office:value-type="float" office:value="156.16" table:formula="of:=[Convert.$B367]*(256/600)" table:style-name="ce1">
            <text:p>156.16</text:p>
          </table:table-cell>
          <table:table-cell office:value-type="float" office:value="-3687.1200000000003" table:formula="of:=4000*[Convert.$A367]" table:style-name="ce1">
            <text:p>-3687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471</text:p>
          </table:table-cell>
          <table:table-cell office:value-type="float" office:value="367" table:formula="of:=1+SUM([.B367])" table:style-name="ce1">
            <text:p>367</text:p>
          </table:table-cell>
          <table:table-cell office:value-type="float" office:value="156.58666666666667" table:formula="of:=[Convert.$B368]*(256/600)" table:style-name="ce1">
            <text:p>156.5866667</text:p>
          </table:table-cell>
          <table:table-cell table:number-columns-repeated="15" table:style-name="ce1"/>
          <table:table-cell office:value-type="float" office:value="156.58666666666667" table:formula="of:=[Convert.$B368]*(256/600)" table:style-name="ce1">
            <text:p>156.5866667</text:p>
          </table:table-cell>
          <table:table-cell office:value-type="float" office:value="-3698.84" table:formula="of:=4000*[Convert.$A368]" table:style-name="ce1">
            <text:p>-3698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581</text:p>
          </table:table-cell>
          <table:table-cell office:value-type="float" office:value="368" table:formula="of:=1+SUM([.B368])" table:style-name="ce1">
            <text:p>368</text:p>
          </table:table-cell>
          <table:table-cell office:value-type="float" office:value="157.01333333333335" table:formula="of:=[Convert.$B369]*(256/600)" table:style-name="ce1">
            <text:p>157.0133333</text:p>
          </table:table-cell>
          <table:table-cell table:number-columns-repeated="15" table:style-name="ce1"/>
          <table:table-cell office:value-type="float" office:value="157.01333333333335" table:formula="of:=[Convert.$B369]*(256/600)" table:style-name="ce1">
            <text:p>157.0133333</text:p>
          </table:table-cell>
          <table:table-cell office:value-type="float" office:value="-3703.2400000000002" table:formula="of:=4000*[Convert.$A369]" table:style-name="ce1">
            <text:p>-3703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630</text:p>
          </table:table-cell>
          <table:table-cell office:value-type="float" office:value="369" table:formula="of:=1+SUM([.B369])" table:style-name="ce1">
            <text:p>369</text:p>
          </table:table-cell>
          <table:table-cell office:value-type="float" office:value="157.44" table:formula="of:=[Convert.$B370]*(256/600)" table:style-name="ce1">
            <text:p>157.44</text:p>
          </table:table-cell>
          <table:table-cell table:number-columns-repeated="15" table:style-name="ce1"/>
          <table:table-cell office:value-type="float" office:value="157.44" table:formula="of:=[Convert.$B370]*(256/600)" table:style-name="ce1">
            <text:p>157.44</text:p>
          </table:table-cell>
          <table:table-cell office:value-type="float" office:value="-3705.2000000000003" table:formula="of:=4000*[Convert.$A370]" table:style-name="ce1">
            <text:p>-3705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813</text:p>
          </table:table-cell>
          <table:table-cell office:value-type="float" office:value="370" table:formula="of:=1+SUM([.B370])" table:style-name="ce1">
            <text:p>370</text:p>
          </table:table-cell>
          <table:table-cell office:value-type="float" office:value="157.86666666666667" table:formula="of:=[Convert.$B371]*(256/600)" table:style-name="ce1">
            <text:p>157.8666667</text:p>
          </table:table-cell>
          <table:table-cell table:number-columns-repeated="15" table:style-name="ce1"/>
          <table:table-cell office:value-type="float" office:value="157.86666666666667" table:formula="of:=[Convert.$B371]*(256/600)" table:style-name="ce1">
            <text:p>157.8666667</text:p>
          </table:table-cell>
          <table:table-cell office:value-type="float" office:value="-3712.52" table:formula="of:=4000*[Convert.$A371]" table:style-name="ce1">
            <text:p>-3712.5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130</text:p>
          </table:table-cell>
          <table:table-cell office:value-type="float" office:value="371" table:formula="of:=1+SUM([.B371])" table:style-name="ce1">
            <text:p>371</text:p>
          </table:table-cell>
          <table:table-cell office:value-type="float" office:value="158.29333333333335" table:formula="of:=[Convert.$B372]*(256/600)" table:style-name="ce1">
            <text:p>158.2933333</text:p>
          </table:table-cell>
          <table:table-cell table:number-columns-repeated="15" table:style-name="ce1"/>
          <table:table-cell office:value-type="float" office:value="158.29333333333335" table:formula="of:=[Convert.$B372]*(256/600)" table:style-name="ce1">
            <text:p>158.2933333</text:p>
          </table:table-cell>
          <table:table-cell office:value-type="float" office:value="-3725.2000000000003" table:formula="of:=4000*[Convert.$A372]" table:style-name="ce1">
            <text:p>-3725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405</text:p>
          </table:table-cell>
          <table:table-cell office:value-type="float" office:value="372" table:formula="of:=1+SUM([.B372])" table:style-name="ce1">
            <text:p>372</text:p>
          </table:table-cell>
          <table:table-cell office:value-type="float" office:value="158.72" table:formula="of:=[Convert.$B373]*(256/600)" table:style-name="ce1">
            <text:p>158.72</text:p>
          </table:table-cell>
          <table:table-cell table:number-columns-repeated="15" table:style-name="ce1"/>
          <table:table-cell office:value-type="float" office:value="158.72" table:formula="of:=[Convert.$B373]*(256/600)" table:style-name="ce1">
            <text:p>158.72</text:p>
          </table:table-cell>
          <table:table-cell office:value-type="float" office:value="-3736.2000000000003" table:formula="of:=4000*[Convert.$A373]" table:style-name="ce1">
            <text:p>-3736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521</text:p>
          </table:table-cell>
          <table:table-cell office:value-type="float" office:value="373" table:formula="of:=1+SUM([.B373])" table:style-name="ce1">
            <text:p>373</text:p>
          </table:table-cell>
          <table:table-cell office:value-type="float" office:value="159.14666666666668" table:formula="of:=[Convert.$B374]*(256/600)" table:style-name="ce1">
            <text:p>159.1466667</text:p>
          </table:table-cell>
          <table:table-cell table:number-columns-repeated="15" table:style-name="ce1"/>
          <table:table-cell office:value-type="float" office:value="159.14666666666668" table:formula="of:=[Convert.$B374]*(256/600)" table:style-name="ce1">
            <text:p>159.1466667</text:p>
          </table:table-cell>
          <table:table-cell office:value-type="float" office:value="-3740.84" table:formula="of:=4000*[Convert.$A374]" table:style-name="ce1">
            <text:p>-3740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570</text:p>
          </table:table-cell>
          <table:table-cell office:value-type="float" office:value="374" table:formula="of:=1+SUM([.B374])" table:style-name="ce1">
            <text:p>374</text:p>
          </table:table-cell>
          <table:table-cell office:value-type="float" office:value="159.57333333333335" table:formula="of:=[Convert.$B375]*(256/600)" table:style-name="ce1">
            <text:p>159.5733333</text:p>
          </table:table-cell>
          <table:table-cell table:number-columns-repeated="15" table:style-name="ce1"/>
          <table:table-cell office:value-type="float" office:value="159.57333333333335" table:formula="of:=[Convert.$B375]*(256/600)" table:style-name="ce1">
            <text:p>159.5733333</text:p>
          </table:table-cell>
          <table:table-cell office:value-type="float" office:value="-3742.7999999999997" table:formula="of:=4000*[Convert.$A375]" table:style-name="ce1">
            <text:p>-3742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735</text:p>
          </table:table-cell>
          <table:table-cell office:value-type="float" office:value="375" table:formula="of:=1+SUM([.B375])" table:style-name="ce1">
            <text:p>375</text:p>
          </table:table-cell>
          <table:table-cell office:value-type="float" office:value="160" table:formula="of:=[Convert.$B376]*(256/600)" table:style-name="ce1">
            <text:p>160</text:p>
          </table:table-cell>
          <table:table-cell table:number-columns-repeated="15" table:style-name="ce1"/>
          <table:table-cell office:value-type="float" office:value="160" table:formula="of:=[Convert.$B376]*(256/600)" table:style-name="ce1">
            <text:p>160</text:p>
          </table:table-cell>
          <table:table-cell office:value-type="float" office:value="-3749.4" table:formula="of:=4000*[Convert.$A376]" table:style-name="ce1">
            <text:p>-3749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022</text:p>
          </table:table-cell>
          <table:table-cell office:value-type="float" office:value="376" table:formula="of:=1+SUM([.B376])" table:style-name="ce1">
            <text:p>376</text:p>
          </table:table-cell>
          <table:table-cell office:value-type="float" office:value="160.42666666666668" table:formula="of:=[Convert.$B377]*(256/600)" table:style-name="ce1">
            <text:p>160.4266667</text:p>
          </table:table-cell>
          <table:table-cell table:number-columns-repeated="15" table:style-name="ce1"/>
          <table:table-cell office:value-type="float" office:value="160.42666666666668" table:formula="of:=[Convert.$B377]*(256/600)" table:style-name="ce1">
            <text:p>160.4266667</text:p>
          </table:table-cell>
          <table:table-cell office:value-type="float" office:value="-3760.8799999999997" table:formula="of:=4000*[Convert.$A377]" table:style-name="ce1">
            <text:p>-3760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302</text:p>
          </table:table-cell>
          <table:table-cell office:value-type="float" office:value="377" table:formula="of:=1+SUM([.B377])" table:style-name="ce1">
            <text:p>377</text:p>
          </table:table-cell>
          <table:table-cell office:value-type="float" office:value="160.85333333333335" table:formula="of:=[Convert.$B378]*(256/600)" table:style-name="ce1">
            <text:p>160.8533333</text:p>
          </table:table-cell>
          <table:table-cell table:number-columns-repeated="15" table:style-name="ce1"/>
          <table:table-cell office:value-type="float" office:value="160.85333333333335" table:formula="of:=[Convert.$B378]*(256/600)" table:style-name="ce1">
            <text:p>160.8533333</text:p>
          </table:table-cell>
          <table:table-cell office:value-type="float" office:value="-3772.08" table:formula="of:=4000*[Convert.$A378]" table:style-name="ce1">
            <text:p>-3772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424</text:p>
          </table:table-cell>
          <table:table-cell office:value-type="float" office:value="378" table:formula="of:=1+SUM([.B378])" table:style-name="ce1">
            <text:p>378</text:p>
          </table:table-cell>
          <table:table-cell office:value-type="float" office:value="161.28" table:formula="of:=[Convert.$B379]*(256/600)" table:style-name="ce1">
            <text:p>161.28</text:p>
          </table:table-cell>
          <table:table-cell table:number-columns-repeated="15" table:style-name="ce1"/>
          <table:table-cell office:value-type="float" office:value="161.28" table:formula="of:=[Convert.$B379]*(256/600)" table:style-name="ce1">
            <text:p>161.28</text:p>
          </table:table-cell>
          <table:table-cell office:value-type="float" office:value="-3776.96" table:formula="of:=4000*[Convert.$A379]" table:style-name="ce1">
            <text:p>-3776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479</text:p>
          </table:table-cell>
          <table:table-cell office:value-type="float" office:value="379" table:formula="of:=1+SUM([.B379])" table:style-name="ce1">
            <text:p>379</text:p>
          </table:table-cell>
          <table:table-cell office:value-type="float" office:value="161.70666666666668" table:formula="of:=[Convert.$B380]*(256/600)" table:style-name="ce1">
            <text:p>161.7066667</text:p>
          </table:table-cell>
          <table:table-cell table:number-columns-repeated="15" table:style-name="ce1"/>
          <table:table-cell office:value-type="float" office:value="161.70666666666668" table:formula="of:=[Convert.$B380]*(256/600)" table:style-name="ce1">
            <text:p>161.7066667</text:p>
          </table:table-cell>
          <table:table-cell office:value-type="float" office:value="-3779.16" table:formula="of:=4000*[Convert.$A380]" table:style-name="ce1">
            <text:p>-3779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632</text:p>
          </table:table-cell>
          <table:table-cell office:value-type="float" office:value="380" table:formula="of:=1+SUM([.B380])" table:style-name="ce1">
            <text:p>380</text:p>
          </table:table-cell>
          <table:table-cell office:value-type="float" office:value="162.13333333333335" table:formula="of:=[Convert.$B381]*(256/600)" table:style-name="ce1">
            <text:p>162.1333333</text:p>
          </table:table-cell>
          <table:table-cell table:number-columns-repeated="15" table:style-name="ce1"/>
          <table:table-cell office:value-type="float" office:value="162.13333333333335" table:formula="of:=[Convert.$B381]*(256/600)" table:style-name="ce1">
            <text:p>162.1333333</text:p>
          </table:table-cell>
          <table:table-cell office:value-type="float" office:value="-3785.28" table:formula="of:=4000*[Convert.$A381]" table:style-name="ce1">
            <text:p>-3785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901</text:p>
          </table:table-cell>
          <table:table-cell office:value-type="float" office:value="381" table:formula="of:=1+SUM([.B381])" table:style-name="ce1">
            <text:p>381</text:p>
          </table:table-cell>
          <table:table-cell office:value-type="float" office:value="162.56" table:formula="of:=[Convert.$B382]*(256/600)" table:style-name="ce1">
            <text:p>162.56</text:p>
          </table:table-cell>
          <table:table-cell table:number-columns-repeated="15" table:style-name="ce1"/>
          <table:table-cell office:value-type="float" office:value="162.56" table:formula="of:=[Convert.$B382]*(256/600)" table:style-name="ce1">
            <text:p>162.56</text:p>
          </table:table-cell>
          <table:table-cell office:value-type="float" office:value="-3796.04" table:formula="of:=4000*[Convert.$A382]" table:style-name="ce1">
            <text:p>-3796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157</text:p>
          </table:table-cell>
          <table:table-cell office:value-type="float" office:value="382" table:formula="of:=1+SUM([.B382])" table:style-name="ce1">
            <text:p>382</text:p>
          </table:table-cell>
          <table:table-cell office:value-type="float" office:value="162.98666666666668" table:formula="of:=[Convert.$B383]*(256/600)" table:style-name="ce1">
            <text:p>162.9866667</text:p>
          </table:table-cell>
          <table:table-cell table:number-columns-repeated="15" table:style-name="ce1"/>
          <table:table-cell office:value-type="float" office:value="162.98666666666668" table:formula="of:=[Convert.$B383]*(256/600)" table:style-name="ce1">
            <text:p>162.9866667</text:p>
          </table:table-cell>
          <table:table-cell office:value-type="float" office:value="-3806.28" table:formula="of:=4000*[Convert.$A383]" table:style-name="ce1">
            <text:p>-3806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285</text:p>
          </table:table-cell>
          <table:table-cell office:value-type="float" office:value="383" table:formula="of:=1+SUM([.B383])" table:style-name="ce1">
            <text:p>383</text:p>
          </table:table-cell>
          <table:table-cell office:value-type="float" office:value="163.41333333333336" table:formula="of:=[Convert.$B384]*(256/600)" table:style-name="ce1">
            <text:p>163.4133333</text:p>
          </table:table-cell>
          <table:table-cell table:number-columns-repeated="15" table:style-name="ce1"/>
          <table:table-cell office:value-type="float" office:value="163.41333333333336" table:formula="of:=[Convert.$B384]*(256/600)" table:style-name="ce1">
            <text:p>163.4133333</text:p>
          </table:table-cell>
          <table:table-cell office:value-type="float" office:value="-3811.4" table:formula="of:=4000*[Convert.$A384]" table:style-name="ce1">
            <text:p>-3811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346</text:p>
          </table:table-cell>
          <table:table-cell office:value-type="float" office:value="384" table:formula="of:=1+SUM([.B384])" table:style-name="ce1">
            <text:p>384</text:p>
          </table:table-cell>
          <table:table-cell office:value-type="float" office:value="163.84" table:formula="of:=[Convert.$B385]*(256/600)" table:style-name="ce1">
            <text:p>163.84</text:p>
          </table:table-cell>
          <table:table-cell table:number-columns-repeated="15" table:style-name="ce1"/>
          <table:table-cell office:value-type="float" office:value="163.84" table:formula="of:=[Convert.$B385]*(256/600)" table:style-name="ce1">
            <text:p>163.84</text:p>
          </table:table-cell>
          <table:table-cell office:value-type="float" office:value="-3813.8399999999997" table:formula="of:=4000*[Convert.$A385]" table:style-name="ce1">
            <text:p>-3813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474</text:p>
          </table:table-cell>
          <table:table-cell office:value-type="float" office:value="385" table:formula="of:=1+SUM([.B385])" table:style-name="ce1">
            <text:p>385</text:p>
          </table:table-cell>
          <table:table-cell office:value-type="float" office:value="164.26666666666668" table:formula="of:=[Convert.$B386]*(256/600)" table:style-name="ce1">
            <text:p>164.2666667</text:p>
          </table:table-cell>
          <table:table-cell table:number-columns-repeated="15" table:style-name="ce1"/>
          <table:table-cell office:value-type="float" office:value="164.26666666666668" table:formula="of:=[Convert.$B386]*(256/600)" table:style-name="ce1">
            <text:p>164.2666667</text:p>
          </table:table-cell>
          <table:table-cell office:value-type="float" office:value="-3818.96" table:formula="of:=4000*[Convert.$A386]" table:style-name="ce1">
            <text:p>-3818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743</text:p>
          </table:table-cell>
          <table:table-cell office:value-type="float" office:value="386" table:formula="of:=1+SUM([.B386])" table:style-name="ce1">
            <text:p>386</text:p>
          </table:table-cell>
          <table:table-cell office:value-type="float" office:value="164.69333333333336" table:formula="of:=[Convert.$B387]*(256/600)" table:style-name="ce1">
            <text:p>164.6933333</text:p>
          </table:table-cell>
          <table:table-cell table:number-columns-repeated="15" table:style-name="ce1"/>
          <table:table-cell office:value-type="float" office:value="164.69333333333336" table:formula="of:=[Convert.$B387]*(256/600)" table:style-name="ce1">
            <text:p>164.6933333</text:p>
          </table:table-cell>
          <table:table-cell office:value-type="float" office:value="-3829.72" table:formula="of:=4000*[Convert.$A387]" table:style-name="ce1">
            <text:p>-3829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993</text:p>
          </table:table-cell>
          <table:table-cell office:value-type="float" office:value="387" table:formula="of:=1+SUM([.B387])" table:style-name="ce1">
            <text:p>387</text:p>
          </table:table-cell>
          <table:table-cell office:value-type="float" office:value="165.12" table:formula="of:=[Convert.$B388]*(256/600)" table:style-name="ce1">
            <text:p>165.12</text:p>
          </table:table-cell>
          <table:table-cell table:number-columns-repeated="15" table:style-name="ce1"/>
          <table:table-cell office:value-type="float" office:value="165.12" table:formula="of:=[Convert.$B388]*(256/600)" table:style-name="ce1">
            <text:p>165.12</text:p>
          </table:table-cell>
          <table:table-cell office:value-type="float" office:value="-3839.72" table:formula="of:=4000*[Convert.$A388]" table:style-name="ce1">
            <text:p>-3839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121</text:p>
          </table:table-cell>
          <table:table-cell office:value-type="float" office:value="388" table:formula="of:=1+SUM([.B388])" table:style-name="ce1">
            <text:p>388</text:p>
          </table:table-cell>
          <table:table-cell office:value-type="float" office:value="165.54666666666668" table:formula="of:=[Convert.$B389]*(256/600)" table:style-name="ce1">
            <text:p>165.5466667</text:p>
          </table:table-cell>
          <table:table-cell table:number-columns-repeated="15" table:style-name="ce1"/>
          <table:table-cell office:value-type="float" office:value="165.54666666666668" table:formula="of:=[Convert.$B389]*(256/600)" table:style-name="ce1">
            <text:p>165.5466667</text:p>
          </table:table-cell>
          <table:table-cell office:value-type="float" office:value="-3844.84" table:formula="of:=4000*[Convert.$A389]" table:style-name="ce1">
            <text:p>-3844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176</text:p>
          </table:table-cell>
          <table:table-cell office:value-type="float" office:value="389" table:formula="of:=1+SUM([.B389])" table:style-name="ce1">
            <text:p>389</text:p>
          </table:table-cell>
          <table:table-cell office:value-type="float" office:value="165.97333333333336" table:formula="of:=[Convert.$B390]*(256/600)" table:style-name="ce1">
            <text:p>165.9733333</text:p>
          </table:table-cell>
          <table:table-cell table:number-columns-repeated="15" table:style-name="ce1"/>
          <table:table-cell office:value-type="float" office:value="165.97333333333336" table:formula="of:=[Convert.$B390]*(256/600)" table:style-name="ce1">
            <text:p>165.9733333</text:p>
          </table:table-cell>
          <table:table-cell office:value-type="float" office:value="-3847.04" table:formula="of:=4000*[Convert.$A390]" table:style-name="ce1">
            <text:p>-3847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298</text:p>
          </table:table-cell>
          <table:table-cell office:value-type="float" office:value="390" table:formula="of:=1+SUM([.B390])" table:style-name="ce1">
            <text:p>390</text:p>
          </table:table-cell>
          <table:table-cell office:value-type="float" office:value="166.4" table:formula="of:=[Convert.$B391]*(256/600)" table:style-name="ce1">
            <text:p>166.4</text:p>
          </table:table-cell>
          <table:table-cell table:number-columns-repeated="15" table:style-name="ce1"/>
          <table:table-cell office:value-type="float" office:value="166.4" table:formula="of:=[Convert.$B391]*(256/600)" table:style-name="ce1">
            <text:p>166.4</text:p>
          </table:table-cell>
          <table:table-cell office:value-type="float" office:value="-3851.9199999999996" table:formula="of:=4000*[Convert.$A391]" table:style-name="ce1">
            <text:p>-3851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530</text:p>
          </table:table-cell>
          <table:table-cell office:value-type="float" office:value="391" table:formula="of:=1+SUM([.B391])" table:style-name="ce1">
            <text:p>391</text:p>
          </table:table-cell>
          <table:table-cell office:value-type="float" office:value="166.82666666666668" table:formula="of:=[Convert.$B392]*(256/600)" table:style-name="ce1">
            <text:p>166.8266667</text:p>
          </table:table-cell>
          <table:table-cell table:number-columns-repeated="15" table:style-name="ce1"/>
          <table:table-cell office:value-type="float" office:value="166.82666666666668" table:formula="of:=[Convert.$B392]*(256/600)" table:style-name="ce1">
            <text:p>166.8266667</text:p>
          </table:table-cell>
          <table:table-cell office:value-type="float" office:value="-3861.2000000000003" table:formula="of:=4000*[Convert.$A392]" table:style-name="ce1">
            <text:p>-3861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768</text:p>
          </table:table-cell>
          <table:table-cell office:value-type="float" office:value="392" table:formula="of:=1+SUM([.B392])" table:style-name="ce1">
            <text:p>392</text:p>
          </table:table-cell>
          <table:table-cell office:value-type="float" office:value="167.25333333333333" table:formula="of:=[Convert.$B393]*(256/600)" table:style-name="ce1">
            <text:p>167.2533333</text:p>
          </table:table-cell>
          <table:table-cell table:number-columns-repeated="15" table:style-name="ce1"/>
          <table:table-cell office:value-type="float" office:value="167.25333333333333" table:formula="of:=[Convert.$B393]*(256/600)" table:style-name="ce1">
            <text:p>167.2533333</text:p>
          </table:table-cell>
          <table:table-cell office:value-type="float" office:value="-3870.72" table:formula="of:=4000*[Convert.$A393]" table:style-name="ce1">
            <text:p>-3870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909</text:p>
          </table:table-cell>
          <table:table-cell office:value-type="float" office:value="393" table:formula="of:=1+SUM([.B393])" table:style-name="ce1">
            <text:p>393</text:p>
          </table:table-cell>
          <table:table-cell office:value-type="float" office:value="167.68" table:formula="of:=[Convert.$B394]*(256/600)" table:style-name="ce1">
            <text:p>167.68</text:p>
          </table:table-cell>
          <table:table-cell table:number-columns-repeated="15" table:style-name="ce1"/>
          <table:table-cell office:value-type="float" office:value="167.68" table:formula="of:=[Convert.$B394]*(256/600)" table:style-name="ce1">
            <text:p>167.68</text:p>
          </table:table-cell>
          <table:table-cell office:value-type="float" office:value="-3876.36" table:formula="of:=4000*[Convert.$A394]" table:style-name="ce1">
            <text:p>-3876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957</text:p>
          </table:table-cell>
          <table:table-cell office:value-type="float" office:value="394" table:formula="of:=1+SUM([.B394])" table:style-name="ce1">
            <text:p>394</text:p>
          </table:table-cell>
          <table:table-cell office:value-type="float" office:value="168.10666666666668" table:formula="of:=[Convert.$B395]*(256/600)" table:style-name="ce1">
            <text:p>168.1066667</text:p>
          </table:table-cell>
          <table:table-cell table:number-columns-repeated="15" table:style-name="ce1"/>
          <table:table-cell office:value-type="float" office:value="168.10666666666668" table:formula="of:=[Convert.$B395]*(256/600)" table:style-name="ce1">
            <text:p>168.1066667</text:p>
          </table:table-cell>
          <table:table-cell office:value-type="float" office:value="-3878.28" table:formula="of:=4000*[Convert.$A395]" table:style-name="ce1">
            <text:p>-3878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061</text:p>
          </table:table-cell>
          <table:table-cell office:value-type="float" office:value="395" table:formula="of:=1+SUM([.B395])" table:style-name="ce1">
            <text:p>395</text:p>
          </table:table-cell>
          <table:table-cell office:value-type="float" office:value="168.53333333333333" table:formula="of:=[Convert.$B396]*(256/600)" table:style-name="ce1">
            <text:p>168.5333333</text:p>
          </table:table-cell>
          <table:table-cell table:number-columns-repeated="15" table:style-name="ce1"/>
          <table:table-cell office:value-type="float" office:value="168.53333333333333" table:formula="of:=[Convert.$B396]*(256/600)" table:style-name="ce1">
            <text:p>168.5333333</text:p>
          </table:table-cell>
          <table:table-cell office:value-type="float" office:value="-3882.44" table:formula="of:=4000*[Convert.$A396]" table:style-name="ce1">
            <text:p>-3882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281</text:p>
          </table:table-cell>
          <table:table-cell office:value-type="float" office:value="396" table:formula="of:=1+SUM([.B396])" table:style-name="ce1">
            <text:p>396</text:p>
          </table:table-cell>
          <table:table-cell office:value-type="float" office:value="168.96" table:formula="of:=[Convert.$B397]*(256/600)" table:style-name="ce1">
            <text:p>168.96</text:p>
          </table:table-cell>
          <table:table-cell table:number-columns-repeated="15" table:style-name="ce1"/>
          <table:table-cell office:value-type="float" office:value="168.96" table:formula="of:=[Convert.$B397]*(256/600)" table:style-name="ce1">
            <text:p>168.96</text:p>
          </table:table-cell>
          <table:table-cell office:value-type="float" office:value="-3891.24" table:formula="of:=4000*[Convert.$A397]" table:style-name="ce1">
            <text:p>-3891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513</text:p>
          </table:table-cell>
          <table:table-cell office:value-type="float" office:value="397" table:formula="of:=1+SUM([.B397])" table:style-name="ce1">
            <text:p>397</text:p>
          </table:table-cell>
          <table:table-cell office:value-type="float" office:value="169.38666666666668" table:formula="of:=[Convert.$B398]*(256/600)" table:style-name="ce1">
            <text:p>169.3866667</text:p>
          </table:table-cell>
          <table:table-cell table:number-columns-repeated="15" table:style-name="ce1"/>
          <table:table-cell office:value-type="float" office:value="169.38666666666668" table:formula="of:=[Convert.$B398]*(256/600)" table:style-name="ce1">
            <text:p>169.3866667</text:p>
          </table:table-cell>
          <table:table-cell office:value-type="float" office:value="-3900.5200000000004" table:formula="of:=4000*[Convert.$A398]" table:style-name="ce1">
            <text:p>-3900.5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641</text:p>
          </table:table-cell>
          <table:table-cell office:value-type="float" office:value="398" table:formula="of:=1+SUM([.B398])" table:style-name="ce1">
            <text:p>398</text:p>
          </table:table-cell>
          <table:table-cell office:value-type="float" office:value="169.81333333333333" table:formula="of:=[Convert.$B399]*(256/600)" table:style-name="ce1">
            <text:p>169.8133333</text:p>
          </table:table-cell>
          <table:table-cell table:number-columns-repeated="15" table:style-name="ce1"/>
          <table:table-cell office:value-type="float" office:value="169.81333333333333" table:formula="of:=[Convert.$B399]*(256/600)" table:style-name="ce1">
            <text:p>169.8133333</text:p>
          </table:table-cell>
          <table:table-cell office:value-type="float" office:value="-3905.64" table:formula="of:=4000*[Convert.$A399]" table:style-name="ce1">
            <text:p>-3905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696</text:p>
          </table:table-cell>
          <table:table-cell office:value-type="float" office:value="399" table:formula="of:=1+SUM([.B399])" table:style-name="ce1">
            <text:p>399</text:p>
          </table:table-cell>
          <table:table-cell office:value-type="float" office:value="170.24" table:formula="of:=[Convert.$B400]*(256/600)" table:style-name="ce1">
            <text:p>170.24</text:p>
          </table:table-cell>
          <table:table-cell table:number-columns-repeated="15" table:style-name="ce1"/>
          <table:table-cell office:value-type="float" office:value="170.24" table:formula="of:=[Convert.$B400]*(256/600)" table:style-name="ce1">
            <text:p>170.24</text:p>
          </table:table-cell>
          <table:table-cell office:value-type="float" office:value="-3907.84" table:formula="of:=4000*[Convert.$A400]" table:style-name="ce1">
            <text:p>-3907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787</text:p>
          </table:table-cell>
          <table:table-cell office:value-type="float" office:value="400" table:formula="of:=1+SUM([.B400])" table:style-name="ce1">
            <text:p>400</text:p>
          </table:table-cell>
          <table:table-cell office:value-type="float" office:value="170.66666666666669" table:formula="of:=[Convert.$B401]*(256/600)" table:style-name="ce1">
            <text:p>170.6666667</text:p>
          </table:table-cell>
          <table:table-cell table:number-columns-repeated="15" table:style-name="ce1"/>
          <table:table-cell office:value-type="float" office:value="170.66666666666669" table:formula="of:=[Convert.$B401]*(256/600)" table:style-name="ce1">
            <text:p>170.6666667</text:p>
          </table:table-cell>
          <table:table-cell office:value-type="float" office:value="-3911.48" table:formula="of:=4000*[Convert.$A401]" table:style-name="ce1">
            <text:p>-3911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983</text:p>
          </table:table-cell>
          <table:table-cell office:value-type="float" office:value="401" table:formula="of:=1+SUM([.B401])" table:style-name="ce1">
            <text:p>401</text:p>
          </table:table-cell>
          <table:table-cell office:value-type="float" office:value="171.09333333333333" table:formula="of:=[Convert.$B402]*(256/600)" table:style-name="ce1">
            <text:p>171.0933333</text:p>
          </table:table-cell>
          <table:table-cell table:number-columns-repeated="15" table:style-name="ce1"/>
          <table:table-cell office:value-type="float" office:value="171.09333333333333" table:formula="of:=[Convert.$B402]*(256/600)" table:style-name="ce1">
            <text:p>171.0933333</text:p>
          </table:table-cell>
          <table:table-cell office:value-type="float" office:value="-3919.3199999999997" table:formula="of:=4000*[Convert.$A402]" table:style-name="ce1">
            <text:p>-3919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203</text:p>
          </table:table-cell>
          <table:table-cell office:value-type="float" office:value="402" table:formula="of:=1+SUM([.B402])" table:style-name="ce1">
            <text:p>402</text:p>
          </table:table-cell>
          <table:table-cell office:value-type="float" office:value="171.52" table:formula="of:=[Convert.$B403]*(256/600)" table:style-name="ce1">
            <text:p>171.52</text:p>
          </table:table-cell>
          <table:table-cell table:number-columns-repeated="15" table:style-name="ce1"/>
          <table:table-cell office:value-type="float" office:value="171.52" table:formula="of:=[Convert.$B403]*(256/600)" table:style-name="ce1">
            <text:p>171.52</text:p>
          </table:table-cell>
          <table:table-cell office:value-type="float" office:value="-3928.12" table:formula="of:=4000*[Convert.$A403]" table:style-name="ce1">
            <text:p>-3928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337</text:p>
          </table:table-cell>
          <table:table-cell office:value-type="float" office:value="403" table:formula="of:=1+SUM([.B403])" table:style-name="ce1">
            <text:p>403</text:p>
          </table:table-cell>
          <table:table-cell office:value-type="float" office:value="171.94666666666669" table:formula="of:=[Convert.$B404]*(256/600)" table:style-name="ce1">
            <text:p>171.9466667</text:p>
          </table:table-cell>
          <table:table-cell table:number-columns-repeated="15" table:style-name="ce1"/>
          <table:table-cell office:value-type="float" office:value="171.94666666666669" table:formula="of:=[Convert.$B404]*(256/600)" table:style-name="ce1">
            <text:p>171.9466667</text:p>
          </table:table-cell>
          <table:table-cell office:value-type="float" office:value="-3933.48" table:formula="of:=4000*[Convert.$A404]" table:style-name="ce1">
            <text:p>-3933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380</text:p>
          </table:table-cell>
          <table:table-cell office:value-type="float" office:value="404" table:formula="of:=1+SUM([.B404])" table:style-name="ce1">
            <text:p>404</text:p>
          </table:table-cell>
          <table:table-cell office:value-type="float" office:value="172.37333333333333" table:formula="of:=[Convert.$B405]*(256/600)" table:style-name="ce1">
            <text:p>172.3733333</text:p>
          </table:table-cell>
          <table:table-cell table:number-columns-repeated="15" table:style-name="ce1"/>
          <table:table-cell office:value-type="float" office:value="172.37333333333333" table:formula="of:=[Convert.$B405]*(256/600)" table:style-name="ce1">
            <text:p>172.3733333</text:p>
          </table:table-cell>
          <table:table-cell office:value-type="float" office:value="-3935.2" table:formula="of:=4000*[Convert.$A405]" table:style-name="ce1">
            <text:p>-3935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453</text:p>
          </table:table-cell>
          <table:table-cell office:value-type="float" office:value="405" table:formula="of:=1+SUM([.B405])" table:style-name="ce1">
            <text:p>405</text:p>
          </table:table-cell>
          <table:table-cell office:value-type="float" office:value="172.8" table:formula="of:=[Convert.$B406]*(256/600)" table:style-name="ce1">
            <text:p>172.8</text:p>
          </table:table-cell>
          <table:table-cell table:number-columns-repeated="15" table:style-name="ce1"/>
          <table:table-cell office:value-type="float" office:value="172.8" table:formula="of:=[Convert.$B406]*(256/600)" table:style-name="ce1">
            <text:p>172.8</text:p>
          </table:table-cell>
          <table:table-cell office:value-type="float" office:value="-3938.12" table:formula="of:=4000*[Convert.$A406]" table:style-name="ce1">
            <text:p>-3938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636</text:p>
          </table:table-cell>
          <table:table-cell office:value-type="float" office:value="406" table:formula="of:=1+SUM([.B406])" table:style-name="ce1">
            <text:p>406</text:p>
          </table:table-cell>
          <table:table-cell office:value-type="float" office:value="173.22666666666669" table:formula="of:=[Convert.$B407]*(256/600)" table:style-name="ce1">
            <text:p>173.2266667</text:p>
          </table:table-cell>
          <table:table-cell table:number-columns-repeated="15" table:style-name="ce1"/>
          <table:table-cell office:value-type="float" office:value="173.22666666666669" table:formula="of:=[Convert.$B407]*(256/600)" table:style-name="ce1">
            <text:p>173.2266667</text:p>
          </table:table-cell>
          <table:table-cell office:value-type="float" office:value="-3945.44" table:formula="of:=4000*[Convert.$A407]" table:style-name="ce1">
            <text:p>-3945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837</text:p>
          </table:table-cell>
          <table:table-cell office:value-type="float" office:value="407" table:formula="of:=1+SUM([.B407])" table:style-name="ce1">
            <text:p>407</text:p>
          </table:table-cell>
          <table:table-cell office:value-type="float" office:value="173.65333333333334" table:formula="of:=[Convert.$B408]*(256/600)" table:style-name="ce1">
            <text:p>173.6533333</text:p>
          </table:table-cell>
          <table:table-cell table:number-columns-repeated="15" table:style-name="ce1"/>
          <table:table-cell office:value-type="float" office:value="173.65333333333334" table:formula="of:=[Convert.$B408]*(256/600)" table:style-name="ce1">
            <text:p>173.6533333</text:p>
          </table:table-cell>
          <table:table-cell office:value-type="float" office:value="-3953.48" table:formula="of:=4000*[Convert.$A408]" table:style-name="ce1">
            <text:p>-3953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959</text:p>
          </table:table-cell>
          <table:table-cell office:value-type="float" office:value="408" table:formula="of:=1+SUM([.B408])" table:style-name="ce1">
            <text:p>408</text:p>
          </table:table-cell>
          <table:table-cell office:value-type="float" office:value="174.08" table:formula="of:=[Convert.$B409]*(256/600)" table:style-name="ce1">
            <text:p>174.08</text:p>
          </table:table-cell>
          <table:table-cell table:number-columns-repeated="15" table:style-name="ce1"/>
          <table:table-cell office:value-type="float" office:value="174.08" table:formula="of:=[Convert.$B409]*(256/600)" table:style-name="ce1">
            <text:p>174.08</text:p>
          </table:table-cell>
          <table:table-cell office:value-type="float" office:value="-3958.3599999999997" table:formula="of:=4000*[Convert.$A409]" table:style-name="ce1">
            <text:p>-3958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008</text:p>
          </table:table-cell>
          <table:table-cell office:value-type="float" office:value="409" table:formula="of:=1+SUM([.B409])" table:style-name="ce1">
            <text:p>409</text:p>
          </table:table-cell>
          <table:table-cell office:value-type="float" office:value="174.50666666666669" table:formula="of:=[Convert.$B410]*(256/600)" table:style-name="ce1">
            <text:p>174.5066667</text:p>
          </table:table-cell>
          <table:table-cell table:number-columns-repeated="15" table:style-name="ce1"/>
          <table:table-cell office:value-type="float" office:value="174.50666666666669" table:formula="of:=[Convert.$B410]*(256/600)" table:style-name="ce1">
            <text:p>174.5066667</text:p>
          </table:table-cell>
          <table:table-cell office:value-type="float" office:value="-3960.3199999999997" table:formula="of:=4000*[Convert.$A410]" table:style-name="ce1">
            <text:p>-3960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075</text:p>
          </table:table-cell>
          <table:table-cell office:value-type="float" office:value="410" table:formula="of:=1+SUM([.B410])" table:style-name="ce1">
            <text:p>410</text:p>
          </table:table-cell>
          <table:table-cell office:value-type="float" office:value="174.93333333333334" table:formula="of:=[Convert.$B411]*(256/600)" table:style-name="ce1">
            <text:p>174.9333333</text:p>
          </table:table-cell>
          <table:table-cell table:number-columns-repeated="15" table:style-name="ce1"/>
          <table:table-cell office:value-type="float" office:value="174.93333333333334" table:formula="of:=[Convert.$B411]*(256/600)" table:style-name="ce1">
            <text:p>174.9333333</text:p>
          </table:table-cell>
          <table:table-cell office:value-type="float" office:value="-3963" table:formula="of:=4000*[Convert.$A411]" table:style-name="ce1">
            <text:p>-3963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228</text:p>
          </table:table-cell>
          <table:table-cell office:value-type="float" office:value="411" table:formula="of:=1+SUM([.B411])" table:style-name="ce1">
            <text:p>411</text:p>
          </table:table-cell>
          <table:table-cell office:value-type="float" office:value="175.36" table:formula="of:=[Convert.$B412]*(256/600)" table:style-name="ce1">
            <text:p>175.36</text:p>
          </table:table-cell>
          <table:table-cell table:number-columns-repeated="15" table:style-name="ce1"/>
          <table:table-cell office:value-type="float" office:value="175.36" table:formula="of:=[Convert.$B412]*(256/600)" table:style-name="ce1">
            <text:p>175.36</text:p>
          </table:table-cell>
          <table:table-cell office:value-type="float" office:value="-3969.1200000000003" table:formula="of:=4000*[Convert.$A412]" table:style-name="ce1">
            <text:p>-3969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423</text:p>
          </table:table-cell>
          <table:table-cell office:value-type="float" office:value="412" table:formula="of:=1+SUM([.B412])" table:style-name="ce1">
            <text:p>412</text:p>
          </table:table-cell>
          <table:table-cell office:value-type="float" office:value="175.78666666666669" table:formula="of:=[Convert.$B413]*(256/600)" table:style-name="ce1">
            <text:p>175.7866667</text:p>
          </table:table-cell>
          <table:table-cell table:number-columns-repeated="15" table:style-name="ce1"/>
          <table:table-cell office:value-type="float" office:value="175.78666666666669" table:formula="of:=[Convert.$B413]*(256/600)" table:style-name="ce1">
            <text:p>175.7866667</text:p>
          </table:table-cell>
          <table:table-cell office:value-type="float" office:value="-3976.9199999999996" table:formula="of:=4000*[Convert.$A413]" table:style-name="ce1">
            <text:p>-3976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533</text:p>
          </table:table-cell>
          <table:table-cell office:value-type="float" office:value="413" table:formula="of:=1+SUM([.B413])" table:style-name="ce1">
            <text:p>413</text:p>
          </table:table-cell>
          <table:table-cell office:value-type="float" office:value="176.21333333333334" table:formula="of:=[Convert.$B414]*(256/600)" table:style-name="ce1">
            <text:p>176.2133333</text:p>
          </table:table-cell>
          <table:table-cell table:number-columns-repeated="15" table:style-name="ce1"/>
          <table:table-cell office:value-type="float" office:value="176.21333333333334" table:formula="of:=[Convert.$B414]*(256/600)" table:style-name="ce1">
            <text:p>176.2133333</text:p>
          </table:table-cell>
          <table:table-cell office:value-type="float" office:value="-3981.32" table:formula="of:=4000*[Convert.$A414]" table:style-name="ce1">
            <text:p>-3981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570</text:p>
          </table:table-cell>
          <table:table-cell office:value-type="float" office:value="414" table:formula="of:=1+SUM([.B414])" table:style-name="ce1">
            <text:p>414</text:p>
          </table:table-cell>
          <table:table-cell office:value-type="float" office:value="176.64000000000001" table:formula="of:=[Convert.$B415]*(256/600)" table:style-name="ce1">
            <text:p>176.64</text:p>
          </table:table-cell>
          <table:table-cell table:number-columns-repeated="15" table:style-name="ce1"/>
          <table:table-cell office:value-type="float" office:value="176.64000000000001" table:formula="of:=[Convert.$B415]*(256/600)" table:style-name="ce1">
            <text:p>176.64</text:p>
          </table:table-cell>
          <table:table-cell office:value-type="float" office:value="-3982.8" table:formula="of:=4000*[Convert.$A415]" table:style-name="ce1">
            <text:p>-3982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625</text:p>
          </table:table-cell>
          <table:table-cell office:value-type="float" office:value="415" table:formula="of:=1+SUM([.B415])" table:style-name="ce1">
            <text:p>415</text:p>
          </table:table-cell>
          <table:table-cell office:value-type="float" office:value="177.06666666666669" table:formula="of:=[Convert.$B416]*(256/600)" table:style-name="ce1">
            <text:p>177.0666667</text:p>
          </table:table-cell>
          <table:table-cell table:number-columns-repeated="15" table:style-name="ce1"/>
          <table:table-cell office:value-type="float" office:value="177.06666666666669" table:formula="of:=[Convert.$B416]*(256/600)" table:style-name="ce1">
            <text:p>177.0666667</text:p>
          </table:table-cell>
          <table:table-cell office:value-type="float" office:value="-3985" table:formula="of:=4000*[Convert.$A416]" table:style-name="ce1">
            <text:p>-3985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802</text:p>
          </table:table-cell>
          <table:table-cell office:value-type="float" office:value="416" table:formula="of:=1+SUM([.B416])" table:style-name="ce1">
            <text:p>416</text:p>
          </table:table-cell>
          <table:table-cell office:value-type="float" office:value="177.49333333333334" table:formula="of:=[Convert.$B417]*(256/600)" table:style-name="ce1">
            <text:p>177.4933333</text:p>
          </table:table-cell>
          <table:table-cell table:number-columns-repeated="15" table:style-name="ce1"/>
          <table:table-cell office:value-type="float" office:value="177.49333333333334" table:formula="of:=[Convert.$B417]*(256/600)" table:style-name="ce1">
            <text:p>177.4933333</text:p>
          </table:table-cell>
          <table:table-cell office:value-type="float" office:value="-3992.08" table:formula="of:=4000*[Convert.$A417]" table:style-name="ce1">
            <text:p>-3992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994</text:p>
          </table:table-cell>
          <table:table-cell office:value-type="float" office:value="417" table:formula="of:=1+SUM([.B417])" table:style-name="ce1">
            <text:p>417</text:p>
          </table:table-cell>
          <table:table-cell office:value-type="float" office:value="177.92000000000002" table:formula="of:=[Convert.$B418]*(256/600)" table:style-name="ce1">
            <text:p>177.92</text:p>
          </table:table-cell>
          <table:table-cell table:number-columns-repeated="15" table:style-name="ce1"/>
          <table:table-cell office:value-type="float" office:value="177.92000000000002" table:formula="of:=[Convert.$B418]*(256/600)" table:style-name="ce1">
            <text:p>177.92</text:p>
          </table:table-cell>
          <table:table-cell office:value-type="float" office:value="-3999.76" table:formula="of:=4000*[Convert.$A418]" table:style-name="ce1">
            <text:p>-3999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997</text:p>
          </table:table-cell>
          <table:table-cell office:value-type="float" office:value="418" table:formula="of:=1+SUM([.B418])" table:style-name="ce1">
            <text:p>418</text:p>
          </table:table-cell>
          <table:table-cell office:value-type="float" office:value="178.34666666666666" table:formula="of:=[Convert.$B419]*(256/600)" table:style-name="ce1">
            <text:p>178.3466667</text:p>
          </table:table-cell>
          <table:table-cell table:number-columns-repeated="15" table:style-name="ce1"/>
          <table:table-cell office:value-type="float" office:value="178.34666666666666" table:formula="of:=[Convert.$B419]*(256/600)" table:style-name="ce1">
            <text:p>178.3466667</text:p>
          </table:table-cell>
          <table:table-cell office:value-type="float" office:value="-3999.88" table:formula="of:=4000*[Convert.$A419]" table:style-name="ce1">
            <text:p>-3999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783</text:p>
          </table:table-cell>
          <table:table-cell office:value-type="float" office:value="419" table:formula="of:=1+SUM([.B419])" table:style-name="ce1">
            <text:p>419</text:p>
          </table:table-cell>
          <table:table-cell office:value-type="float" office:value="178.77333333333334" table:formula="of:=[Convert.$B420]*(256/600)" table:style-name="ce1">
            <text:p>178.7733333</text:p>
          </table:table-cell>
          <table:table-cell table:number-columns-repeated="15" table:style-name="ce1"/>
          <table:table-cell office:value-type="float" office:value="178.77333333333334" table:formula="of:=[Convert.$B420]*(256/600)" table:style-name="ce1">
            <text:p>178.7733333</text:p>
          </table:table-cell>
          <table:table-cell office:value-type="float" office:value="-3991.32" table:formula="of:=4000*[Convert.$A420]" table:style-name="ce1">
            <text:p>-3991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539</text:p>
          </table:table-cell>
          <table:table-cell office:value-type="float" office:value="420" table:formula="of:=1+SUM([.B420])" table:style-name="ce1">
            <text:p>420</text:p>
          </table:table-cell>
          <table:table-cell office:value-type="float" office:value="179.20000000000002" table:formula="of:=[Convert.$B421]*(256/600)" table:style-name="ce1">
            <text:p>179.2</text:p>
          </table:table-cell>
          <table:table-cell table:number-columns-repeated="15" table:style-name="ce1"/>
          <table:table-cell office:value-type="float" office:value="179.20000000000002" table:formula="of:=[Convert.$B421]*(256/600)" table:style-name="ce1">
            <text:p>179.2</text:p>
          </table:table-cell>
          <table:table-cell office:value-type="float" office:value="-3981.56" table:formula="of:=4000*[Convert.$A421]" table:style-name="ce1">
            <text:p>-3981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399</text:p>
          </table:table-cell>
          <table:table-cell office:value-type="float" office:value="421" table:formula="of:=1+SUM([.B421])" table:style-name="ce1">
            <text:p>421</text:p>
          </table:table-cell>
          <table:table-cell office:value-type="float" office:value="179.62666666666667" table:formula="of:=[Convert.$B422]*(256/600)" table:style-name="ce1">
            <text:p>179.6266667</text:p>
          </table:table-cell>
          <table:table-cell table:number-columns-repeated="15" table:style-name="ce1"/>
          <table:table-cell office:value-type="float" office:value="179.62666666666667" table:formula="of:=[Convert.$B422]*(256/600)" table:style-name="ce1">
            <text:p>179.6266667</text:p>
          </table:table-cell>
          <table:table-cell office:value-type="float" office:value="-3975.96" table:formula="of:=4000*[Convert.$A422]" table:style-name="ce1">
            <text:p>-3975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307</text:p>
          </table:table-cell>
          <table:table-cell office:value-type="float" office:value="422" table:formula="of:=1+SUM([.B422])" table:style-name="ce1">
            <text:p>422</text:p>
          </table:table-cell>
          <table:table-cell office:value-type="float" office:value="180.05333333333334" table:formula="of:=[Convert.$B423]*(256/600)" table:style-name="ce1">
            <text:p>180.0533333</text:p>
          </table:table-cell>
          <table:table-cell table:number-columns-repeated="15" table:style-name="ce1"/>
          <table:table-cell office:value-type="float" office:value="180.05333333333334" table:formula="of:=[Convert.$B423]*(256/600)" table:style-name="ce1">
            <text:p>180.0533333</text:p>
          </table:table-cell>
          <table:table-cell office:value-type="float" office:value="-3972.28" table:formula="of:=4000*[Convert.$A423]" table:style-name="ce1">
            <text:p>-3972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9173</text:p>
          </table:table-cell>
          <table:table-cell office:value-type="float" office:value="423" table:formula="of:=1+SUM([.B423])" table:style-name="ce1">
            <text:p>423</text:p>
          </table:table-cell>
          <table:table-cell office:value-type="float" office:value="180.48000000000002" table:formula="of:=[Convert.$B424]*(256/600)" table:style-name="ce1">
            <text:p>180.48</text:p>
          </table:table-cell>
          <table:table-cell table:number-columns-repeated="15" table:style-name="ce1"/>
          <table:table-cell office:value-type="float" office:value="180.48000000000002" table:formula="of:=[Convert.$B424]*(256/600)" table:style-name="ce1">
            <text:p>180.48</text:p>
          </table:table-cell>
          <table:table-cell office:value-type="float" office:value="-3966.92" table:formula="of:=4000*[Convert.$A424]" table:style-name="ce1">
            <text:p>-3966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953</text:p>
          </table:table-cell>
          <table:table-cell office:value-type="float" office:value="424" table:formula="of:=1+SUM([.B424])" table:style-name="ce1">
            <text:p>424</text:p>
          </table:table-cell>
          <table:table-cell office:value-type="float" office:value="180.90666666666667" table:formula="of:=[Convert.$B425]*(256/600)" table:style-name="ce1">
            <text:p>180.9066667</text:p>
          </table:table-cell>
          <table:table-cell table:number-columns-repeated="15" table:style-name="ce1"/>
          <table:table-cell office:value-type="float" office:value="180.90666666666667" table:formula="of:=[Convert.$B425]*(256/600)" table:style-name="ce1">
            <text:p>180.9066667</text:p>
          </table:table-cell>
          <table:table-cell office:value-type="float" office:value="-3958.12" table:formula="of:=4000*[Convert.$A425]" table:style-name="ce1">
            <text:p>-3958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727</text:p>
          </table:table-cell>
          <table:table-cell office:value-type="float" office:value="425" table:formula="of:=1+SUM([.B425])" table:style-name="ce1">
            <text:p>425</text:p>
          </table:table-cell>
          <table:table-cell office:value-type="float" office:value="181.33333333333334" table:formula="of:=[Convert.$B426]*(256/600)" table:style-name="ce1">
            <text:p>181.3333333</text:p>
          </table:table-cell>
          <table:table-cell table:number-columns-repeated="15" table:style-name="ce1"/>
          <table:table-cell office:value-type="float" office:value="181.33333333333334" table:formula="of:=[Convert.$B426]*(256/600)" table:style-name="ce1">
            <text:p>181.3333333</text:p>
          </table:table-cell>
          <table:table-cell office:value-type="float" office:value="-3949.08" table:formula="of:=4000*[Convert.$A426]" table:style-name="ce1">
            <text:p>-3949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575</text:p>
          </table:table-cell>
          <table:table-cell office:value-type="float" office:value="426" table:formula="of:=1+SUM([.B426])" table:style-name="ce1">
            <text:p>426</text:p>
          </table:table-cell>
          <table:table-cell office:value-type="float" office:value="181.76000000000002" table:formula="of:=[Convert.$B427]*(256/600)" table:style-name="ce1">
            <text:p>181.76</text:p>
          </table:table-cell>
          <table:table-cell table:number-columns-repeated="15" table:style-name="ce1"/>
          <table:table-cell office:value-type="float" office:value="181.76000000000002" table:formula="of:=[Convert.$B427]*(256/600)" table:style-name="ce1">
            <text:p>181.76</text:p>
          </table:table-cell>
          <table:table-cell office:value-type="float" office:value="-3943" table:formula="of:=4000*[Convert.$A427]" table:style-name="ce1">
            <text:p>-3943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465</text:p>
          </table:table-cell>
          <table:table-cell office:value-type="float" office:value="427" table:formula="of:=1+SUM([.B427])" table:style-name="ce1">
            <text:p>427</text:p>
          </table:table-cell>
          <table:table-cell office:value-type="float" office:value="182.18666666666667" table:formula="of:=[Convert.$B428]*(256/600)" table:style-name="ce1">
            <text:p>182.1866667</text:p>
          </table:table-cell>
          <table:table-cell table:number-columns-repeated="15" table:style-name="ce1"/>
          <table:table-cell office:value-type="float" office:value="182.18666666666667" table:formula="of:=[Convert.$B428]*(256/600)" table:style-name="ce1">
            <text:p>182.1866667</text:p>
          </table:table-cell>
          <table:table-cell office:value-type="float" office:value="-3938.6" table:formula="of:=4000*[Convert.$A428]" table:style-name="ce1">
            <text:p>-3938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318</text:p>
          </table:table-cell>
          <table:table-cell office:value-type="float" office:value="428" table:formula="of:=1+SUM([.B428])" table:style-name="ce1">
            <text:p>428</text:p>
          </table:table-cell>
          <table:table-cell office:value-type="float" office:value="182.61333333333334" table:formula="of:=[Convert.$B429]*(256/600)" table:style-name="ce1">
            <text:p>182.6133333</text:p>
          </table:table-cell>
          <table:table-cell table:number-columns-repeated="15" table:style-name="ce1"/>
          <table:table-cell office:value-type="float" office:value="182.61333333333334" table:formula="of:=[Convert.$B429]*(256/600)" table:style-name="ce1">
            <text:p>182.6133333</text:p>
          </table:table-cell>
          <table:table-cell office:value-type="float" office:value="-3932.7200000000003" table:formula="of:=4000*[Convert.$A429]" table:style-name="ce1">
            <text:p>-3932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8087</text:p>
          </table:table-cell>
          <table:table-cell office:value-type="float" office:value="429" table:formula="of:=1+SUM([.B429])" table:style-name="ce1">
            <text:p>429</text:p>
          </table:table-cell>
          <table:table-cell office:value-type="float" office:value="183.04000000000002" table:formula="of:=[Convert.$B430]*(256/600)" table:style-name="ce1">
            <text:p>183.04</text:p>
          </table:table-cell>
          <table:table-cell table:number-columns-repeated="15" table:style-name="ce1"/>
          <table:table-cell office:value-type="float" office:value="183.04000000000002" table:formula="of:=[Convert.$B430]*(256/600)" table:style-name="ce1">
            <text:p>183.04</text:p>
          </table:table-cell>
          <table:table-cell office:value-type="float" office:value="-3923.48" table:formula="of:=4000*[Convert.$A430]" table:style-name="ce1">
            <text:p>-3923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855</text:p>
          </table:table-cell>
          <table:table-cell office:value-type="float" office:value="430" table:formula="of:=1+SUM([.B430])" table:style-name="ce1">
            <text:p>430</text:p>
          </table:table-cell>
          <table:table-cell office:value-type="float" office:value="183.46666666666667" table:formula="of:=[Convert.$B431]*(256/600)" table:style-name="ce1">
            <text:p>183.4666667</text:p>
          </table:table-cell>
          <table:table-cell table:number-columns-repeated="15" table:style-name="ce1"/>
          <table:table-cell office:value-type="float" office:value="183.46666666666667" table:formula="of:=[Convert.$B431]*(256/600)" table:style-name="ce1">
            <text:p>183.4666667</text:p>
          </table:table-cell>
          <table:table-cell office:value-type="float" office:value="-3914.2000000000003" table:formula="of:=4000*[Convert.$A431]" table:style-name="ce1">
            <text:p>-3914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684</text:p>
          </table:table-cell>
          <table:table-cell office:value-type="float" office:value="431" table:formula="of:=1+SUM([.B431])" table:style-name="ce1">
            <text:p>431</text:p>
          </table:table-cell>
          <table:table-cell office:value-type="float" office:value="183.89333333333335" table:formula="of:=[Convert.$B432]*(256/600)" table:style-name="ce1">
            <text:p>183.8933333</text:p>
          </table:table-cell>
          <table:table-cell table:number-columns-repeated="15" table:style-name="ce1"/>
          <table:table-cell office:value-type="float" office:value="183.89333333333335" table:formula="of:=[Convert.$B432]*(256/600)" table:style-name="ce1">
            <text:p>183.8933333</text:p>
          </table:table-cell>
          <table:table-cell office:value-type="float" office:value="-3907.36" table:formula="of:=4000*[Convert.$A432]" table:style-name="ce1">
            <text:p>-3907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549</text:p>
          </table:table-cell>
          <table:table-cell office:value-type="float" office:value="432" table:formula="of:=1+SUM([.B432])" table:style-name="ce1">
            <text:p>432</text:p>
          </table:table-cell>
          <table:table-cell office:value-type="float" office:value="184.32000000000002" table:formula="of:=[Convert.$B433]*(256/600)" table:style-name="ce1">
            <text:p>184.32</text:p>
          </table:table-cell>
          <table:table-cell table:number-columns-repeated="15" table:style-name="ce1"/>
          <table:table-cell office:value-type="float" office:value="184.32000000000002" table:formula="of:=[Convert.$B433]*(256/600)" table:style-name="ce1">
            <text:p>184.32</text:p>
          </table:table-cell>
          <table:table-cell office:value-type="float" office:value="-3901.96" table:formula="of:=4000*[Convert.$A433]" table:style-name="ce1">
            <text:p>-3901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391</text:p>
          </table:table-cell>
          <table:table-cell office:value-type="float" office:value="433" table:formula="of:=1+SUM([.B433])" table:style-name="ce1">
            <text:p>433</text:p>
          </table:table-cell>
          <table:table-cell office:value-type="float" office:value="184.74666666666667" table:formula="of:=[Convert.$B434]*(256/600)" table:style-name="ce1">
            <text:p>184.7466667</text:p>
          </table:table-cell>
          <table:table-cell table:number-columns-repeated="15" table:style-name="ce1"/>
          <table:table-cell office:value-type="float" office:value="184.74666666666667" table:formula="of:=[Convert.$B434]*(256/600)" table:style-name="ce1">
            <text:p>184.7466667</text:p>
          </table:table-cell>
          <table:table-cell office:value-type="float" office:value="-3895.6400000000003" table:formula="of:=4000*[Convert.$A434]" table:style-name="ce1">
            <text:p>-3895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7159</text:p>
          </table:table-cell>
          <table:table-cell office:value-type="float" office:value="434" table:formula="of:=1+SUM([.B434])" table:style-name="ce1">
            <text:p>434</text:p>
          </table:table-cell>
          <table:table-cell office:value-type="float" office:value="185.17333333333335" table:formula="of:=[Convert.$B435]*(256/600)" table:style-name="ce1">
            <text:p>185.1733333</text:p>
          </table:table-cell>
          <table:table-cell table:number-columns-repeated="15" table:style-name="ce1"/>
          <table:table-cell office:value-type="float" office:value="185.17333333333335" table:formula="of:=[Convert.$B435]*(256/600)" table:style-name="ce1">
            <text:p>185.1733333</text:p>
          </table:table-cell>
          <table:table-cell office:value-type="float" office:value="-3886.3599999999997" table:formula="of:=4000*[Convert.$A435]" table:style-name="ce1">
            <text:p>-3886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902</text:p>
          </table:table-cell>
          <table:table-cell office:value-type="float" office:value="435" table:formula="of:=1+SUM([.B435])" table:style-name="ce1">
            <text:p>435</text:p>
          </table:table-cell>
          <table:table-cell office:value-type="float" office:value="185.60000000000002" table:formula="of:=[Convert.$B436]*(256/600)" table:style-name="ce1">
            <text:p>185.6</text:p>
          </table:table-cell>
          <table:table-cell table:number-columns-repeated="15" table:style-name="ce1"/>
          <table:table-cell office:value-type="float" office:value="185.60000000000002" table:formula="of:=[Convert.$B436]*(256/600)" table:style-name="ce1">
            <text:p>185.6</text:p>
          </table:table-cell>
          <table:table-cell office:value-type="float" office:value="-3876.08" table:formula="of:=4000*[Convert.$A436]" table:style-name="ce1">
            <text:p>-3876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713</text:p>
          </table:table-cell>
          <table:table-cell office:value-type="float" office:value="436" table:formula="of:=1+SUM([.B436])" table:style-name="ce1">
            <text:p>436</text:p>
          </table:table-cell>
          <table:table-cell office:value-type="float" office:value="186.02666666666667" table:formula="of:=[Convert.$B437]*(256/600)" table:style-name="ce1">
            <text:p>186.0266667</text:p>
          </table:table-cell>
          <table:table-cell table:number-columns-repeated="15" table:style-name="ce1"/>
          <table:table-cell office:value-type="float" office:value="186.02666666666667" table:formula="of:=[Convert.$B437]*(256/600)" table:style-name="ce1">
            <text:p>186.0266667</text:p>
          </table:table-cell>
          <table:table-cell office:value-type="float" office:value="-3868.52" table:formula="of:=4000*[Convert.$A437]" table:style-name="ce1">
            <text:p>-3868.5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567</text:p>
          </table:table-cell>
          <table:table-cell office:value-type="float" office:value="437" table:formula="of:=1+SUM([.B437])" table:style-name="ce1">
            <text:p>437</text:p>
          </table:table-cell>
          <table:table-cell office:value-type="float" office:value="186.45333333333335" table:formula="of:=[Convert.$B438]*(256/600)" table:style-name="ce1">
            <text:p>186.4533333</text:p>
          </table:table-cell>
          <table:table-cell table:number-columns-repeated="15" table:style-name="ce1"/>
          <table:table-cell office:value-type="float" office:value="186.45333333333335" table:formula="of:=[Convert.$B438]*(256/600)" table:style-name="ce1">
            <text:p>186.4533333</text:p>
          </table:table-cell>
          <table:table-cell office:value-type="float" office:value="-3862.6800000000003" table:formula="of:=4000*[Convert.$A438]" table:style-name="ce1">
            <text:p>-3862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384</text:p>
          </table:table-cell>
          <table:table-cell office:value-type="float" office:value="438" table:formula="of:=1+SUM([.B438])" table:style-name="ce1">
            <text:p>438</text:p>
          </table:table-cell>
          <table:table-cell office:value-type="float" office:value="186.88000000000002" table:formula="of:=[Convert.$B439]*(256/600)" table:style-name="ce1">
            <text:p>186.88</text:p>
          </table:table-cell>
          <table:table-cell table:number-columns-repeated="15" table:style-name="ce1"/>
          <table:table-cell office:value-type="float" office:value="186.88000000000002" table:formula="of:=[Convert.$B439]*(256/600)" table:style-name="ce1">
            <text:p>186.88</text:p>
          </table:table-cell>
          <table:table-cell office:value-type="float" office:value="-3855.36" table:formula="of:=4000*[Convert.$A439]" table:style-name="ce1">
            <text:p>-3855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6140</text:p>
          </table:table-cell>
          <table:table-cell office:value-type="float" office:value="439" table:formula="of:=1+SUM([.B439])" table:style-name="ce1">
            <text:p>439</text:p>
          </table:table-cell>
          <table:table-cell office:value-type="float" office:value="187.30666666666667" table:formula="of:=[Convert.$B440]*(256/600)" table:style-name="ce1">
            <text:p>187.3066667</text:p>
          </table:table-cell>
          <table:table-cell table:number-columns-repeated="15" table:style-name="ce1"/>
          <table:table-cell office:value-type="float" office:value="187.30666666666667" table:formula="of:=[Convert.$B440]*(256/600)" table:style-name="ce1">
            <text:p>187.3066667</text:p>
          </table:table-cell>
          <table:table-cell office:value-type="float" office:value="-3845.6" table:formula="of:=4000*[Convert.$A440]" table:style-name="ce1">
            <text:p>-3845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883</text:p>
          </table:table-cell>
          <table:table-cell office:value-type="float" office:value="440" table:formula="of:=1+SUM([.B440])" table:style-name="ce1">
            <text:p>440</text:p>
          </table:table-cell>
          <table:table-cell office:value-type="float" office:value="187.73333333333335" table:formula="of:=[Convert.$B441]*(256/600)" table:style-name="ce1">
            <text:p>187.7333333</text:p>
          </table:table-cell>
          <table:table-cell table:number-columns-repeated="15" table:style-name="ce1"/>
          <table:table-cell office:value-type="float" office:value="187.73333333333335" table:formula="of:=[Convert.$B441]*(256/600)" table:style-name="ce1">
            <text:p>187.7333333</text:p>
          </table:table-cell>
          <table:table-cell office:value-type="float" office:value="-3835.3199999999997" table:formula="of:=4000*[Convert.$A441]" table:style-name="ce1">
            <text:p>-3835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676</text:p>
          </table:table-cell>
          <table:table-cell office:value-type="float" office:value="441" table:formula="of:=1+SUM([.B441])" table:style-name="ce1">
            <text:p>441</text:p>
          </table:table-cell>
          <table:table-cell office:value-type="float" office:value="188.16000000000003" table:formula="of:=[Convert.$B442]*(256/600)" table:style-name="ce1">
            <text:p>188.16</text:p>
          </table:table-cell>
          <table:table-cell table:number-columns-repeated="15" table:style-name="ce1"/>
          <table:table-cell office:value-type="float" office:value="188.16000000000003" table:formula="of:=[Convert.$B442]*(256/600)" table:style-name="ce1">
            <text:p>188.16</text:p>
          </table:table-cell>
          <table:table-cell office:value-type="float" office:value="-3827.0400000000004" table:formula="of:=4000*[Convert.$A442]" table:style-name="ce1">
            <text:p>-3827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505</text:p>
          </table:table-cell>
          <table:table-cell office:value-type="float" office:value="442" table:formula="of:=1+SUM([.B442])" table:style-name="ce1">
            <text:p>442</text:p>
          </table:table-cell>
          <table:table-cell office:value-type="float" office:value="188.58666666666667" table:formula="of:=[Convert.$B443]*(256/600)" table:style-name="ce1">
            <text:p>188.5866667</text:p>
          </table:table-cell>
          <table:table-cell table:number-columns-repeated="15" table:style-name="ce1"/>
          <table:table-cell office:value-type="float" office:value="188.58666666666667" table:formula="of:=[Convert.$B443]*(256/600)" table:style-name="ce1">
            <text:p>188.5866667</text:p>
          </table:table-cell>
          <table:table-cell office:value-type="float" office:value="-3820.2" table:formula="of:=4000*[Convert.$A443]" table:style-name="ce1">
            <text:p>-3820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316</text:p>
          </table:table-cell>
          <table:table-cell office:value-type="float" office:value="443" table:formula="of:=1+SUM([.B443])" table:style-name="ce1">
            <text:p>443</text:p>
          </table:table-cell>
          <table:table-cell office:value-type="float" office:value="189.01333333333335" table:formula="of:=[Convert.$B444]*(256/600)" table:style-name="ce1">
            <text:p>189.0133333</text:p>
          </table:table-cell>
          <table:table-cell table:number-columns-repeated="15" table:style-name="ce1"/>
          <table:table-cell office:value-type="float" office:value="189.01333333333335" table:formula="of:=[Convert.$B444]*(256/600)" table:style-name="ce1">
            <text:p>189.0133333</text:p>
          </table:table-cell>
          <table:table-cell office:value-type="float" office:value="-3812.64" table:formula="of:=4000*[Convert.$A444]" table:style-name="ce1">
            <text:p>-3812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5065</text:p>
          </table:table-cell>
          <table:table-cell office:value-type="float" office:value="444" table:formula="of:=1+SUM([.B444])" table:style-name="ce1">
            <text:p>444</text:p>
          </table:table-cell>
          <table:table-cell office:value-type="float" office:value="189.44000000000003" table:formula="of:=[Convert.$B445]*(256/600)" table:style-name="ce1">
            <text:p>189.44</text:p>
          </table:table-cell>
          <table:table-cell table:number-columns-repeated="15" table:style-name="ce1"/>
          <table:table-cell office:value-type="float" office:value="189.44000000000003" table:formula="of:=[Convert.$B445]*(256/600)" table:style-name="ce1">
            <text:p>189.44</text:p>
          </table:table-cell>
          <table:table-cell office:value-type="float" office:value="-3802.6" table:formula="of:=4000*[Convert.$A445]" table:style-name="ce1">
            <text:p>-3802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785</text:p>
          </table:table-cell>
          <table:table-cell office:value-type="float" office:value="445" table:formula="of:=1+SUM([.B445])" table:style-name="ce1">
            <text:p>445</text:p>
          </table:table-cell>
          <table:table-cell office:value-type="float" office:value="189.86666666666667" table:formula="of:=[Convert.$B446]*(256/600)" table:style-name="ce1">
            <text:p>189.8666667</text:p>
          </table:table-cell>
          <table:table-cell table:number-columns-repeated="15" table:style-name="ce1"/>
          <table:table-cell office:value-type="float" office:value="189.86666666666667" table:formula="of:=[Convert.$B446]*(256/600)" table:style-name="ce1">
            <text:p>189.8666667</text:p>
          </table:table-cell>
          <table:table-cell office:value-type="float" office:value="-3791.4" table:formula="of:=4000*[Convert.$A446]" table:style-name="ce1">
            <text:p>-3791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559</text:p>
          </table:table-cell>
          <table:table-cell office:value-type="float" office:value="446" table:formula="of:=1+SUM([.B446])" table:style-name="ce1">
            <text:p>446</text:p>
          </table:table-cell>
          <table:table-cell office:value-type="float" office:value="190.29333333333335" table:formula="of:=[Convert.$B447]*(256/600)" table:style-name="ce1">
            <text:p>190.2933333</text:p>
          </table:table-cell>
          <table:table-cell table:number-columns-repeated="15" table:style-name="ce1"/>
          <table:table-cell office:value-type="float" office:value="190.29333333333335" table:formula="of:=[Convert.$B447]*(256/600)" table:style-name="ce1">
            <text:p>190.2933333</text:p>
          </table:table-cell>
          <table:table-cell office:value-type="float" office:value="-3782.36" table:formula="of:=4000*[Convert.$A447]" table:style-name="ce1">
            <text:p>-3782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376</text:p>
          </table:table-cell>
          <table:table-cell office:value-type="float" office:value="447" table:formula="of:=1+SUM([.B447])" table:style-name="ce1">
            <text:p>447</text:p>
          </table:table-cell>
          <table:table-cell office:value-type="float" office:value="190.72" table:formula="of:=[Convert.$B448]*(256/600)" table:style-name="ce1">
            <text:p>190.72</text:p>
          </table:table-cell>
          <table:table-cell table:number-columns-repeated="15" table:style-name="ce1"/>
          <table:table-cell office:value-type="float" office:value="190.72" table:formula="of:=[Convert.$B448]*(256/600)" table:style-name="ce1">
            <text:p>190.72</text:p>
          </table:table-cell>
          <table:table-cell office:value-type="float" office:value="-3775.04" table:formula="of:=4000*[Convert.$A448]" table:style-name="ce1">
            <text:p>-3775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4162</text:p>
          </table:table-cell>
          <table:table-cell office:value-type="float" office:value="448" table:formula="of:=1+SUM([.B448])" table:style-name="ce1">
            <text:p>448</text:p>
          </table:table-cell>
          <table:table-cell office:value-type="float" office:value="191.14666666666668" table:formula="of:=[Convert.$B449]*(256/600)" table:style-name="ce1">
            <text:p>191.1466667</text:p>
          </table:table-cell>
          <table:table-cell table:number-columns-repeated="15" table:style-name="ce1"/>
          <table:table-cell office:value-type="float" office:value="191.14666666666668" table:formula="of:=[Convert.$B449]*(256/600)" table:style-name="ce1">
            <text:p>191.1466667</text:p>
          </table:table-cell>
          <table:table-cell office:value-type="float" office:value="-3766.48" table:formula="of:=4000*[Convert.$A449]" table:style-name="ce1">
            <text:p>-3766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900</text:p>
          </table:table-cell>
          <table:table-cell office:value-type="float" office:value="449" table:formula="of:=1+SUM([.B449])" table:style-name="ce1">
            <text:p>449</text:p>
          </table:table-cell>
          <table:table-cell office:value-type="float" office:value="191.57333333333335" table:formula="of:=[Convert.$B450]*(256/600)" table:style-name="ce1">
            <text:p>191.5733333</text:p>
          </table:table-cell>
          <table:table-cell table:number-columns-repeated="15" table:style-name="ce1"/>
          <table:table-cell office:value-type="float" office:value="191.57333333333335" table:formula="of:=[Convert.$B450]*(256/600)" table:style-name="ce1">
            <text:p>191.5733333</text:p>
          </table:table-cell>
          <table:table-cell office:value-type="float" office:value="-3756" table:formula="of:=4000*[Convert.$A450]" table:style-name="ce1">
            <text:p>-37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607</text:p>
          </table:table-cell>
          <table:table-cell office:value-type="float" office:value="450" table:formula="of:=1+SUM([.B450])" table:style-name="ce1">
            <text:p>450</text:p>
          </table:table-cell>
          <table:table-cell office:value-type="float" office:value="192" table:formula="of:=[Convert.$B451]*(256/600)" table:style-name="ce1">
            <text:p>192</text:p>
          </table:table-cell>
          <table:table-cell table:number-columns-repeated="15" table:style-name="ce1"/>
          <table:table-cell office:value-type="float" office:value="192" table:formula="of:=[Convert.$B451]*(256/600)" table:style-name="ce1">
            <text:p>192</text:p>
          </table:table-cell>
          <table:table-cell office:value-type="float" office:value="-3744.2799999999997" table:formula="of:=4000*[Convert.$A451]" table:style-name="ce1">
            <text:p>-3744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362</text:p>
          </table:table-cell>
          <table:table-cell office:value-type="float" office:value="451" table:formula="of:=1+SUM([.B451])" table:style-name="ce1">
            <text:p>451</text:p>
          </table:table-cell>
          <table:table-cell office:value-type="float" office:value="192.42666666666668" table:formula="of:=[Convert.$B452]*(256/600)" table:style-name="ce1">
            <text:p>192.4266667</text:p>
          </table:table-cell>
          <table:table-cell table:number-columns-repeated="15" table:style-name="ce1"/>
          <table:table-cell office:value-type="float" office:value="192.42666666666668" table:formula="of:=[Convert.$B452]*(256/600)" table:style-name="ce1">
            <text:p>192.4266667</text:p>
          </table:table-cell>
          <table:table-cell office:value-type="float" office:value="-3734.48" table:formula="of:=4000*[Convert.$A452]" table:style-name="ce1">
            <text:p>-3734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3149</text:p>
          </table:table-cell>
          <table:table-cell office:value-type="float" office:value="452" table:formula="of:=1+SUM([.B452])" table:style-name="ce1">
            <text:p>452</text:p>
          </table:table-cell>
          <table:table-cell office:value-type="float" office:value="192.85333333333335" table:formula="of:=[Convert.$B453]*(256/600)" table:style-name="ce1">
            <text:p>192.8533333</text:p>
          </table:table-cell>
          <table:table-cell table:number-columns-repeated="15" table:style-name="ce1"/>
          <table:table-cell office:value-type="float" office:value="192.85333333333335" table:formula="of:=[Convert.$B453]*(256/600)" table:style-name="ce1">
            <text:p>192.8533333</text:p>
          </table:table-cell>
          <table:table-cell office:value-type="float" office:value="-3725.96" table:formula="of:=4000*[Convert.$A453]" table:style-name="ce1">
            <text:p>-3725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935</text:p>
          </table:table-cell>
          <table:table-cell office:value-type="float" office:value="453" table:formula="of:=1+SUM([.B453])" table:style-name="ce1">
            <text:p>453</text:p>
          </table:table-cell>
          <table:table-cell office:value-type="float" office:value="193.28" table:formula="of:=[Convert.$B454]*(256/600)" table:style-name="ce1">
            <text:p>193.28</text:p>
          </table:table-cell>
          <table:table-cell table:number-columns-repeated="15" table:style-name="ce1"/>
          <table:table-cell office:value-type="float" office:value="193.28" table:formula="of:=[Convert.$B454]*(256/600)" table:style-name="ce1">
            <text:p>193.28</text:p>
          </table:table-cell>
          <table:table-cell office:value-type="float" office:value="-3717.4" table:formula="of:=4000*[Convert.$A454]" table:style-name="ce1">
            <text:p>-3717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661</text:p>
          </table:table-cell>
          <table:table-cell office:value-type="float" office:value="454" table:formula="of:=1+SUM([.B454])" table:style-name="ce1">
            <text:p>454</text:p>
          </table:table-cell>
          <table:table-cell office:value-type="float" office:value="193.70666666666668" table:formula="of:=[Convert.$B455]*(256/600)" table:style-name="ce1">
            <text:p>193.7066667</text:p>
          </table:table-cell>
          <table:table-cell table:number-columns-repeated="15" table:style-name="ce1"/>
          <table:table-cell office:value-type="float" office:value="193.70666666666668" table:formula="of:=[Convert.$B455]*(256/600)" table:style-name="ce1">
            <text:p>193.7066667</text:p>
          </table:table-cell>
          <table:table-cell office:value-type="float" office:value="-3706.44" table:formula="of:=4000*[Convert.$A455]" table:style-name="ce1">
            <text:p>-3706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349</text:p>
          </table:table-cell>
          <table:table-cell office:value-type="float" office:value="455" table:formula="of:=1+SUM([.B455])" table:style-name="ce1">
            <text:p>455</text:p>
          </table:table-cell>
          <table:table-cell office:value-type="float" office:value="194.13333333333335" table:formula="of:=[Convert.$B456]*(256/600)" table:style-name="ce1">
            <text:p>194.1333333</text:p>
          </table:table-cell>
          <table:table-cell table:number-columns-repeated="15" table:style-name="ce1"/>
          <table:table-cell office:value-type="float" office:value="194.13333333333335" table:formula="of:=[Convert.$B456]*(256/600)" table:style-name="ce1">
            <text:p>194.1333333</text:p>
          </table:table-cell>
          <table:table-cell office:value-type="float" office:value="-3693.96" table:formula="of:=4000*[Convert.$A456]" table:style-name="ce1">
            <text:p>-3693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2081</text:p>
          </table:table-cell>
          <table:table-cell office:value-type="float" office:value="456" table:formula="of:=1+SUM([.B456])" table:style-name="ce1">
            <text:p>456</text:p>
          </table:table-cell>
          <table:table-cell office:value-type="float" office:value="194.56" table:formula="of:=[Convert.$B457]*(256/600)" table:style-name="ce1">
            <text:p>194.56</text:p>
          </table:table-cell>
          <table:table-cell table:number-columns-repeated="15" table:style-name="ce1"/>
          <table:table-cell office:value-type="float" office:value="194.56" table:formula="of:=[Convert.$B457]*(256/600)" table:style-name="ce1">
            <text:p>194.56</text:p>
          </table:table-cell>
          <table:table-cell office:value-type="float" office:value="-3683.2400000000002" table:formula="of:=4000*[Convert.$A457]" table:style-name="ce1">
            <text:p>-3683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849</text:p>
          </table:table-cell>
          <table:table-cell office:value-type="float" office:value="457" table:formula="of:=1+SUM([.B457])" table:style-name="ce1">
            <text:p>457</text:p>
          </table:table-cell>
          <table:table-cell office:value-type="float" office:value="194.98666666666668" table:formula="of:=[Convert.$B458]*(256/600)" table:style-name="ce1">
            <text:p>194.9866667</text:p>
          </table:table-cell>
          <table:table-cell table:number-columns-repeated="15" table:style-name="ce1"/>
          <table:table-cell office:value-type="float" office:value="194.98666666666668" table:formula="of:=[Convert.$B458]*(256/600)" table:style-name="ce1">
            <text:p>194.9866667</text:p>
          </table:table-cell>
          <table:table-cell office:value-type="float" office:value="-3673.96" table:formula="of:=4000*[Convert.$A458]" table:style-name="ce1">
            <text:p>-3673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605</text:p>
          </table:table-cell>
          <table:table-cell office:value-type="float" office:value="458" table:formula="of:=1+SUM([.B458])" table:style-name="ce1">
            <text:p>458</text:p>
          </table:table-cell>
          <table:table-cell office:value-type="float" office:value="195.41333333333336" table:formula="of:=[Convert.$B459]*(256/600)" table:style-name="ce1">
            <text:p>195.4133333</text:p>
          </table:table-cell>
          <table:table-cell table:number-columns-repeated="15" table:style-name="ce1"/>
          <table:table-cell office:value-type="float" office:value="195.41333333333336" table:formula="of:=[Convert.$B459]*(256/600)" table:style-name="ce1">
            <text:p>195.4133333</text:p>
          </table:table-cell>
          <table:table-cell office:value-type="float" office:value="-3664.2000000000003" table:formula="of:=4000*[Convert.$A459]" table:style-name="ce1">
            <text:p>-3664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324</text:p>
          </table:table-cell>
          <table:table-cell office:value-type="float" office:value="459" table:formula="of:=1+SUM([.B459])" table:style-name="ce1">
            <text:p>459</text:p>
          </table:table-cell>
          <table:table-cell office:value-type="float" office:value="195.84" table:formula="of:=[Convert.$B460]*(256/600)" table:style-name="ce1">
            <text:p>195.84</text:p>
          </table:table-cell>
          <table:table-cell table:number-columns-repeated="15" table:style-name="ce1"/>
          <table:table-cell office:value-type="float" office:value="195.84" table:formula="of:=[Convert.$B460]*(256/600)" table:style-name="ce1">
            <text:p>195.84</text:p>
          </table:table-cell>
          <table:table-cell office:value-type="float" office:value="-3652.96" table:formula="of:=4000*[Convert.$A460]" table:style-name="ce1">
            <text:p>-3652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1013</text:p>
          </table:table-cell>
          <table:table-cell office:value-type="float" office:value="460" table:formula="of:=1+SUM([.B460])" table:style-name="ce1">
            <text:p>460</text:p>
          </table:table-cell>
          <table:table-cell office:value-type="float" office:value="196.26666666666668" table:formula="of:=[Convert.$B461]*(256/600)" table:style-name="ce1">
            <text:p>196.2666667</text:p>
          </table:table-cell>
          <table:table-cell table:number-columns-repeated="15" table:style-name="ce1"/>
          <table:table-cell office:value-type="float" office:value="196.26666666666668" table:formula="of:=[Convert.$B461]*(256/600)" table:style-name="ce1">
            <text:p>196.2666667</text:p>
          </table:table-cell>
          <table:table-cell office:value-type="float" office:value="-3640.52" table:formula="of:=4000*[Convert.$A461]" table:style-name="ce1">
            <text:p>-3640.5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714</text:p>
          </table:table-cell>
          <table:table-cell office:value-type="float" office:value="461" table:formula="of:=1+SUM([.B461])" table:style-name="ce1">
            <text:p>461</text:p>
          </table:table-cell>
          <table:table-cell office:value-type="float" office:value="196.69333333333336" table:formula="of:=[Convert.$B462]*(256/600)" table:style-name="ce1">
            <text:p>196.6933333</text:p>
          </table:table-cell>
          <table:table-cell table:number-columns-repeated="15" table:style-name="ce1"/>
          <table:table-cell office:value-type="float" office:value="196.69333333333336" table:formula="of:=[Convert.$B462]*(256/600)" table:style-name="ce1">
            <text:p>196.6933333</text:p>
          </table:table-cell>
          <table:table-cell office:value-type="float" office:value="-3628.56" table:formula="of:=4000*[Convert.$A462]" table:style-name="ce1">
            <text:p>-3628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463</text:p>
          </table:table-cell>
          <table:table-cell office:value-type="float" office:value="462" table:formula="of:=1+SUM([.B462])" table:style-name="ce1">
            <text:p>462</text:p>
          </table:table-cell>
          <table:table-cell office:value-type="float" office:value="197.12" table:formula="of:=[Convert.$B463]*(256/600)" table:style-name="ce1">
            <text:p>197.12</text:p>
          </table:table-cell>
          <table:table-cell table:number-columns-repeated="15" table:style-name="ce1"/>
          <table:table-cell office:value-type="float" office:value="197.12" table:formula="of:=[Convert.$B463]*(256/600)" table:style-name="ce1">
            <text:p>197.12</text:p>
          </table:table-cell>
          <table:table-cell office:value-type="float" office:value="-3618.52" table:formula="of:=4000*[Convert.$A463]" table:style-name="ce1">
            <text:p>-3618.5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90207</text:p>
          </table:table-cell>
          <table:table-cell office:value-type="float" office:value="463" table:formula="of:=1+SUM([.B463])" table:style-name="ce1">
            <text:p>463</text:p>
          </table:table-cell>
          <table:table-cell office:value-type="float" office:value="197.54666666666668" table:formula="of:=[Convert.$B464]*(256/600)" table:style-name="ce1">
            <text:p>197.5466667</text:p>
          </table:table-cell>
          <table:table-cell table:number-columns-repeated="15" table:style-name="ce1"/>
          <table:table-cell office:value-type="float" office:value="197.54666666666668" table:formula="of:=[Convert.$B464]*(256/600)" table:style-name="ce1">
            <text:p>197.5466667</text:p>
          </table:table-cell>
          <table:table-cell office:value-type="float" office:value="-3608.28" table:formula="of:=4000*[Convert.$A464]" table:style-name="ce1">
            <text:p>-3608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905</text:p>
          </table:table-cell>
          <table:table-cell office:value-type="float" office:value="464" table:formula="of:=1+SUM([.B464])" table:style-name="ce1">
            <text:p>464</text:p>
          </table:table-cell>
          <table:table-cell office:value-type="float" office:value="197.97333333333336" table:formula="of:=[Convert.$B465]*(256/600)" table:style-name="ce1">
            <text:p>197.9733333</text:p>
          </table:table-cell>
          <table:table-cell table:number-columns-repeated="15" table:style-name="ce1"/>
          <table:table-cell office:value-type="float" office:value="197.97333333333336" table:formula="of:=[Convert.$B465]*(256/600)" table:style-name="ce1">
            <text:p>197.9733333</text:p>
          </table:table-cell>
          <table:table-cell office:value-type="float" office:value="-3596.2000000000003" table:formula="of:=4000*[Convert.$A465]" table:style-name="ce1">
            <text:p>-3596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569</text:p>
          </table:table-cell>
          <table:table-cell office:value-type="float" office:value="465" table:formula="of:=1+SUM([.B465])" table:style-name="ce1">
            <text:p>465</text:p>
          </table:table-cell>
          <table:table-cell office:value-type="float" office:value="198.4" table:formula="of:=[Convert.$B466]*(256/600)" table:style-name="ce1">
            <text:p>198.4</text:p>
          </table:table-cell>
          <table:table-cell table:number-columns-repeated="15" table:style-name="ce1"/>
          <table:table-cell office:value-type="float" office:value="198.4" table:formula="of:=[Convert.$B466]*(256/600)" table:style-name="ce1">
            <text:p>198.4</text:p>
          </table:table-cell>
          <table:table-cell office:value-type="float" office:value="-3582.7599999999998" table:formula="of:=4000*[Convert.$A466]" table:style-name="ce1">
            <text:p>-3582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9264</text:p>
          </table:table-cell>
          <table:table-cell office:value-type="float" office:value="466" table:formula="of:=1+SUM([.B466])" table:style-name="ce1">
            <text:p>466</text:p>
          </table:table-cell>
          <table:table-cell office:value-type="float" office:value="198.82666666666668" table:formula="of:=[Convert.$B467]*(256/600)" table:style-name="ce1">
            <text:p>198.8266667</text:p>
          </table:table-cell>
          <table:table-cell table:number-columns-repeated="15" table:style-name="ce1"/>
          <table:table-cell office:value-type="float" office:value="198.82666666666668" table:formula="of:=[Convert.$B467]*(256/600)" table:style-name="ce1">
            <text:p>198.8266667</text:p>
          </table:table-cell>
          <table:table-cell office:value-type="float" office:value="-3570.56" table:formula="of:=4000*[Convert.$A467]" table:style-name="ce1">
            <text:p>-3570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995</text:p>
          </table:table-cell>
          <table:table-cell office:value-type="float" office:value="467" table:formula="of:=1+SUM([.B467])" table:style-name="ce1">
            <text:p>467</text:p>
          </table:table-cell>
          <table:table-cell office:value-type="float" office:value="199.25333333333336" table:formula="of:=[Convert.$B468]*(256/600)" table:style-name="ce1">
            <text:p>199.2533333</text:p>
          </table:table-cell>
          <table:table-cell table:number-columns-repeated="15" table:style-name="ce1"/>
          <table:table-cell office:value-type="float" office:value="199.25333333333336" table:formula="of:=[Convert.$B468]*(256/600)" table:style-name="ce1">
            <text:p>199.2533333</text:p>
          </table:table-cell>
          <table:table-cell office:value-type="float" office:value="-3559.8" table:formula="of:=4000*[Convert.$A468]" table:style-name="ce1">
            <text:p>-3559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708</text:p>
          </table:table-cell>
          <table:table-cell office:value-type="float" office:value="468" table:formula="of:=1+SUM([.B468])" table:style-name="ce1">
            <text:p>468</text:p>
          </table:table-cell>
          <table:table-cell office:value-type="float" office:value="199.68" table:formula="of:=[Convert.$B469]*(256/600)" table:style-name="ce1">
            <text:p>199.68</text:p>
          </table:table-cell>
          <table:table-cell table:number-columns-repeated="15" table:style-name="ce1"/>
          <table:table-cell office:value-type="float" office:value="199.68" table:formula="of:=[Convert.$B469]*(256/600)" table:style-name="ce1">
            <text:p>199.68</text:p>
          </table:table-cell>
          <table:table-cell office:value-type="float" office:value="-3548.3199999999997" table:formula="of:=4000*[Convert.$A469]" table:style-name="ce1">
            <text:p>-3548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391</text:p>
          </table:table-cell>
          <table:table-cell office:value-type="float" office:value="469" table:formula="of:=1+SUM([.B469])" table:style-name="ce1">
            <text:p>469</text:p>
          </table:table-cell>
          <table:table-cell office:value-type="float" office:value="200.10666666666668" table:formula="of:=[Convert.$B470]*(256/600)" table:style-name="ce1">
            <text:p>200.1066667</text:p>
          </table:table-cell>
          <table:table-cell table:number-columns-repeated="15" table:style-name="ce1"/>
          <table:table-cell office:value-type="float" office:value="200.10666666666668" table:formula="of:=[Convert.$B470]*(256/600)" table:style-name="ce1">
            <text:p>200.1066667</text:p>
          </table:table-cell>
          <table:table-cell office:value-type="float" office:value="-3535.64" table:formula="of:=4000*[Convert.$A470]" table:style-name="ce1">
            <text:p>-3535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8049</text:p>
          </table:table-cell>
          <table:table-cell office:value-type="float" office:value="470" table:formula="of:=1+SUM([.B470])" table:style-name="ce1">
            <text:p>470</text:p>
          </table:table-cell>
          <table:table-cell office:value-type="float" office:value="200.53333333333336" table:formula="of:=[Convert.$B471]*(256/600)" table:style-name="ce1">
            <text:p>200.5333333</text:p>
          </table:table-cell>
          <table:table-cell table:number-columns-repeated="15" table:style-name="ce1"/>
          <table:table-cell office:value-type="float" office:value="200.53333333333336" table:formula="of:=[Convert.$B471]*(256/600)" table:style-name="ce1">
            <text:p>200.5333333</text:p>
          </table:table-cell>
          <table:table-cell office:value-type="float" office:value="-3521.96" table:formula="of:=4000*[Convert.$A471]" table:style-name="ce1">
            <text:p>-3521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708</text:p>
          </table:table-cell>
          <table:table-cell office:value-type="float" office:value="471" table:formula="of:=1+SUM([.B471])" table:style-name="ce1">
            <text:p>471</text:p>
          </table:table-cell>
          <table:table-cell office:value-type="float" office:value="200.96" table:formula="of:=[Convert.$B472]*(256/600)" table:style-name="ce1">
            <text:p>200.96</text:p>
          </table:table-cell>
          <table:table-cell table:number-columns-repeated="15" table:style-name="ce1"/>
          <table:table-cell office:value-type="float" office:value="200.96" table:formula="of:=[Convert.$B472]*(256/600)" table:style-name="ce1">
            <text:p>200.96</text:p>
          </table:table-cell>
          <table:table-cell office:value-type="float" office:value="-3508.3199999999997" table:formula="of:=4000*[Convert.$A472]" table:style-name="ce1">
            <text:p>-3508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408</text:p>
          </table:table-cell>
          <table:table-cell office:value-type="float" office:value="472" table:formula="of:=1+SUM([.B472])" table:style-name="ce1">
            <text:p>472</text:p>
          </table:table-cell>
          <table:table-cell office:value-type="float" office:value="201.38666666666668" table:formula="of:=[Convert.$B473]*(256/600)" table:style-name="ce1">
            <text:p>201.3866667</text:p>
          </table:table-cell>
          <table:table-cell table:number-columns-repeated="15" table:style-name="ce1"/>
          <table:table-cell office:value-type="float" office:value="201.38666666666668" table:formula="of:=[Convert.$B473]*(256/600)" table:style-name="ce1">
            <text:p>201.3866667</text:p>
          </table:table-cell>
          <table:table-cell office:value-type="float" office:value="-3496.3199999999997" table:formula="of:=4000*[Convert.$A473]" table:style-name="ce1">
            <text:p>-3496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7115</text:p>
          </table:table-cell>
          <table:table-cell office:value-type="float" office:value="473" table:formula="of:=1+SUM([.B473])" table:style-name="ce1">
            <text:p>473</text:p>
          </table:table-cell>
          <table:table-cell office:value-type="float" office:value="201.81333333333333" table:formula="of:=[Convert.$B474]*(256/600)" table:style-name="ce1">
            <text:p>201.8133333</text:p>
          </table:table-cell>
          <table:table-cell table:number-columns-repeated="15" table:style-name="ce1"/>
          <table:table-cell office:value-type="float" office:value="201.81333333333333" table:formula="of:=[Convert.$B474]*(256/600)" table:style-name="ce1">
            <text:p>201.8133333</text:p>
          </table:table-cell>
          <table:table-cell office:value-type="float" office:value="-3484.6" table:formula="of:=4000*[Convert.$A474]" table:style-name="ce1">
            <text:p>-3484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774</text:p>
          </table:table-cell>
          <table:table-cell office:value-type="float" office:value="474" table:formula="of:=1+SUM([.B474])" table:style-name="ce1">
            <text:p>474</text:p>
          </table:table-cell>
          <table:table-cell office:value-type="float" office:value="202.24" table:formula="of:=[Convert.$B475]*(256/600)" table:style-name="ce1">
            <text:p>202.24</text:p>
          </table:table-cell>
          <table:table-cell table:number-columns-repeated="15" table:style-name="ce1"/>
          <table:table-cell office:value-type="float" office:value="202.24" table:formula="of:=[Convert.$B475]*(256/600)" table:style-name="ce1">
            <text:p>202.24</text:p>
          </table:table-cell>
          <table:table-cell office:value-type="float" office:value="-3470.96" table:formula="of:=4000*[Convert.$A475]" table:style-name="ce1">
            <text:p>-3470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420</text:p>
          </table:table-cell>
          <table:table-cell office:value-type="float" office:value="475" table:formula="of:=1+SUM([.B475])" table:style-name="ce1">
            <text:p>475</text:p>
          </table:table-cell>
          <table:table-cell office:value-type="float" office:value="202.66666666666669" table:formula="of:=[Convert.$B476]*(256/600)" table:style-name="ce1">
            <text:p>202.6666667</text:p>
          </table:table-cell>
          <table:table-cell table:number-columns-repeated="15" table:style-name="ce1"/>
          <table:table-cell office:value-type="float" office:value="202.66666666666669" table:formula="of:=[Convert.$B476]*(256/600)" table:style-name="ce1">
            <text:p>202.6666667</text:p>
          </table:table-cell>
          <table:table-cell office:value-type="float" office:value="-3456.7999999999997" table:formula="of:=4000*[Convert.$A476]" table:style-name="ce1">
            <text:p>-3456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6072</text:p>
          </table:table-cell>
          <table:table-cell office:value-type="float" office:value="476" table:formula="of:=1+SUM([.B476])" table:style-name="ce1">
            <text:p>476</text:p>
          </table:table-cell>
          <table:table-cell office:value-type="float" office:value="203.09333333333333" table:formula="of:=[Convert.$B477]*(256/600)" table:style-name="ce1">
            <text:p>203.0933333</text:p>
          </table:table-cell>
          <table:table-cell table:number-columns-repeated="15" table:style-name="ce1"/>
          <table:table-cell office:value-type="float" office:value="203.09333333333333" table:formula="of:=[Convert.$B477]*(256/600)" table:style-name="ce1">
            <text:p>203.0933333</text:p>
          </table:table-cell>
          <table:table-cell office:value-type="float" office:value="-3442.88" table:formula="of:=4000*[Convert.$A477]" table:style-name="ce1">
            <text:p>-3442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5754</text:p>
          </table:table-cell>
          <table:table-cell office:value-type="float" office:value="477" table:formula="of:=1+SUM([.B477])" table:style-name="ce1">
            <text:p>477</text:p>
          </table:table-cell>
          <table:table-cell office:value-type="float" office:value="203.52" table:formula="of:=[Convert.$B478]*(256/600)" table:style-name="ce1">
            <text:p>203.52</text:p>
          </table:table-cell>
          <table:table-cell table:number-columns-repeated="15" table:style-name="ce1"/>
          <table:table-cell office:value-type="float" office:value="203.52" table:formula="of:=[Convert.$B478]*(256/600)" table:style-name="ce1">
            <text:p>203.52</text:p>
          </table:table-cell>
          <table:table-cell office:value-type="float" office:value="-3430.16" table:formula="of:=4000*[Convert.$A478]" table:style-name="ce1">
            <text:p>-3430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5425</text:p>
          </table:table-cell>
          <table:table-cell office:value-type="float" office:value="478" table:formula="of:=1+SUM([.B478])" table:style-name="ce1">
            <text:p>478</text:p>
          </table:table-cell>
          <table:table-cell office:value-type="float" office:value="203.94666666666669" table:formula="of:=[Convert.$B479]*(256/600)" table:style-name="ce1">
            <text:p>203.9466667</text:p>
          </table:table-cell>
          <table:table-cell table:number-columns-repeated="15" table:style-name="ce1"/>
          <table:table-cell office:value-type="float" office:value="203.94666666666669" table:formula="of:=[Convert.$B479]*(256/600)" table:style-name="ce1">
            <text:p>203.9466667</text:p>
          </table:table-cell>
          <table:table-cell office:value-type="float" office:value="-3417" table:formula="of:=4000*[Convert.$A479]" table:style-name="ce1">
            <text:p>-3417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5077</text:p>
          </table:table-cell>
          <table:table-cell office:value-type="float" office:value="479" table:formula="of:=1+SUM([.B479])" table:style-name="ce1">
            <text:p>479</text:p>
          </table:table-cell>
          <table:table-cell office:value-type="float" office:value="204.37333333333333" table:formula="of:=[Convert.$B480]*(256/600)" table:style-name="ce1">
            <text:p>204.3733333</text:p>
          </table:table-cell>
          <table:table-cell table:number-columns-repeated="15" table:style-name="ce1"/>
          <table:table-cell office:value-type="float" office:value="204.37333333333333" table:formula="of:=[Convert.$B480]*(256/600)" table:style-name="ce1">
            <text:p>204.3733333</text:p>
          </table:table-cell>
          <table:table-cell office:value-type="float" office:value="-3403.08" table:formula="of:=4000*[Convert.$A480]" table:style-name="ce1">
            <text:p>-3403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4698</text:p>
          </table:table-cell>
          <table:table-cell office:value-type="float" office:value="480" table:formula="of:=1+SUM([.B480])" table:style-name="ce1">
            <text:p>480</text:p>
          </table:table-cell>
          <table:table-cell office:value-type="float" office:value="204.8" table:formula="of:=[Convert.$B481]*(256/600)" table:style-name="ce1">
            <text:p>204.8</text:p>
          </table:table-cell>
          <table:table-cell table:number-columns-repeated="15" table:style-name="ce1"/>
          <table:table-cell office:value-type="float" office:value="204.8" table:formula="of:=[Convert.$B481]*(256/600)" table:style-name="ce1">
            <text:p>204.8</text:p>
          </table:table-cell>
          <table:table-cell office:value-type="float" office:value="-3387.9199999999996" table:formula="of:=4000*[Convert.$A481]" table:style-name="ce1">
            <text:p>-3387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4320</text:p>
          </table:table-cell>
          <table:table-cell office:value-type="float" office:value="481" table:formula="of:=1+SUM([.B481])" table:style-name="ce1">
            <text:p>481</text:p>
          </table:table-cell>
          <table:table-cell office:value-type="float" office:value="205.22666666666669" table:formula="of:=[Convert.$B482]*(256/600)" table:style-name="ce1">
            <text:p>205.2266667</text:p>
          </table:table-cell>
          <table:table-cell table:number-columns-repeated="15" table:style-name="ce1"/>
          <table:table-cell office:value-type="float" office:value="205.22666666666669" table:formula="of:=[Convert.$B482]*(256/600)" table:style-name="ce1">
            <text:p>205.2266667</text:p>
          </table:table-cell>
          <table:table-cell office:value-type="float" office:value="-3372.7999999999997" table:formula="of:=4000*[Convert.$A482]" table:style-name="ce1">
            <text:p>-3372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3997</text:p>
          </table:table-cell>
          <table:table-cell office:value-type="float" office:value="482" table:formula="of:=1+SUM([.B482])" table:style-name="ce1">
            <text:p>482</text:p>
          </table:table-cell>
          <table:table-cell office:value-type="float" office:value="205.65333333333334" table:formula="of:=[Convert.$B483]*(256/600)" table:style-name="ce1">
            <text:p>205.6533333</text:p>
          </table:table-cell>
          <table:table-cell table:number-columns-repeated="15" table:style-name="ce1"/>
          <table:table-cell office:value-type="float" office:value="205.65333333333334" table:formula="of:=[Convert.$B483]*(256/600)" table:style-name="ce1">
            <text:p>205.6533333</text:p>
          </table:table-cell>
          <table:table-cell office:value-type="float" office:value="-3359.88" table:formula="of:=4000*[Convert.$A483]" table:style-name="ce1">
            <text:p>-3359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3661</text:p>
          </table:table-cell>
          <table:table-cell office:value-type="float" office:value="483" table:formula="of:=1+SUM([.B483])" table:style-name="ce1">
            <text:p>483</text:p>
          </table:table-cell>
          <table:table-cell office:value-type="float" office:value="206.08" table:formula="of:=[Convert.$B484]*(256/600)" table:style-name="ce1">
            <text:p>206.08</text:p>
          </table:table-cell>
          <table:table-cell table:number-columns-repeated="15" table:style-name="ce1"/>
          <table:table-cell office:value-type="float" office:value="206.08" table:formula="of:=[Convert.$B484]*(256/600)" table:style-name="ce1">
            <text:p>206.08</text:p>
          </table:table-cell>
          <table:table-cell office:value-type="float" office:value="-3346.44" table:formula="of:=4000*[Convert.$A484]" table:style-name="ce1">
            <text:p>-3346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3215</text:p>
          </table:table-cell>
          <table:table-cell office:value-type="float" office:value="484" table:formula="of:=1+SUM([.B484])" table:style-name="ce1">
            <text:p>484</text:p>
          </table:table-cell>
          <table:table-cell office:value-type="float" office:value="206.50666666666669" table:formula="of:=[Convert.$B485]*(256/600)" table:style-name="ce1">
            <text:p>206.5066667</text:p>
          </table:table-cell>
          <table:table-cell table:number-columns-repeated="15" table:style-name="ce1"/>
          <table:table-cell office:value-type="float" office:value="206.50666666666669" table:formula="of:=[Convert.$B485]*(256/600)" table:style-name="ce1">
            <text:p>206.5066667</text:p>
          </table:table-cell>
          <table:table-cell office:value-type="float" office:value="-3328.6" table:formula="of:=4000*[Convert.$A485]" table:style-name="ce1">
            <text:p>-3328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2709</text:p>
          </table:table-cell>
          <table:table-cell office:value-type="float" office:value="485" table:formula="of:=1+SUM([.B485])" table:style-name="ce1">
            <text:p>485</text:p>
          </table:table-cell>
          <table:table-cell office:value-type="float" office:value="206.93333333333334" table:formula="of:=[Convert.$B486]*(256/600)" table:style-name="ce1">
            <text:p>206.9333333</text:p>
          </table:table-cell>
          <table:table-cell table:number-columns-repeated="15" table:style-name="ce1"/>
          <table:table-cell office:value-type="float" office:value="206.93333333333334" table:formula="of:=[Convert.$B486]*(256/600)" table:style-name="ce1">
            <text:p>206.9333333</text:p>
          </table:table-cell>
          <table:table-cell office:value-type="float" office:value="-3308.36" table:formula="of:=4000*[Convert.$A486]" table:style-name="ce1">
            <text:p>-3308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2251</text:p>
          </table:table-cell>
          <table:table-cell office:value-type="float" office:value="486" table:formula="of:=1+SUM([.B486])" table:style-name="ce1">
            <text:p>486</text:p>
          </table:table-cell>
          <table:table-cell office:value-type="float" office:value="207.36" table:formula="of:=[Convert.$B487]*(256/600)" table:style-name="ce1">
            <text:p>207.36</text:p>
          </table:table-cell>
          <table:table-cell table:number-columns-repeated="15" table:style-name="ce1"/>
          <table:table-cell office:value-type="float" office:value="207.36" table:formula="of:=[Convert.$B487]*(256/600)" table:style-name="ce1">
            <text:p>207.36</text:p>
          </table:table-cell>
          <table:table-cell office:value-type="float" office:value="-3290.04" table:formula="of:=4000*[Convert.$A487]" table:style-name="ce1">
            <text:p>-3290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1927</text:p>
          </table:table-cell>
          <table:table-cell office:value-type="float" office:value="487" table:formula="of:=1+SUM([.B487])" table:style-name="ce1">
            <text:p>487</text:p>
          </table:table-cell>
          <table:table-cell office:value-type="float" office:value="207.78666666666669" table:formula="of:=[Convert.$B488]*(256/600)" table:style-name="ce1">
            <text:p>207.7866667</text:p>
          </table:table-cell>
          <table:table-cell table:number-columns-repeated="15" table:style-name="ce1"/>
          <table:table-cell office:value-type="float" office:value="207.78666666666669" table:formula="of:=[Convert.$B488]*(256/600)" table:style-name="ce1">
            <text:p>207.7866667</text:p>
          </table:table-cell>
          <table:table-cell office:value-type="float" office:value="-3277.0800000000004" table:formula="of:=4000*[Convert.$A488]" table:style-name="ce1">
            <text:p>-3277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1677</text:p>
          </table:table-cell>
          <table:table-cell office:value-type="float" office:value="488" table:formula="of:=1+SUM([.B488])" table:style-name="ce1">
            <text:p>488</text:p>
          </table:table-cell>
          <table:table-cell office:value-type="float" office:value="208.21333333333334" table:formula="of:=[Convert.$B489]*(256/600)" table:style-name="ce1">
            <text:p>208.2133333</text:p>
          </table:table-cell>
          <table:table-cell table:number-columns-repeated="15" table:style-name="ce1"/>
          <table:table-cell office:value-type="float" office:value="208.21333333333334" table:formula="of:=[Convert.$B489]*(256/600)" table:style-name="ce1">
            <text:p>208.2133333</text:p>
          </table:table-cell>
          <table:table-cell office:value-type="float" office:value="-3267.08" table:formula="of:=4000*[Convert.$A489]" table:style-name="ce1">
            <text:p>-3267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1403</text:p>
          </table:table-cell>
          <table:table-cell office:value-type="float" office:value="489" table:formula="of:=1+SUM([.B489])" table:style-name="ce1">
            <text:p>489</text:p>
          </table:table-cell>
          <table:table-cell office:value-type="float" office:value="208.64000000000001" table:formula="of:=[Convert.$B490]*(256/600)" table:style-name="ce1">
            <text:p>208.64</text:p>
          </table:table-cell>
          <table:table-cell table:number-columns-repeated="15" table:style-name="ce1"/>
          <table:table-cell office:value-type="float" office:value="208.64000000000001" table:formula="of:=[Convert.$B490]*(256/600)" table:style-name="ce1">
            <text:p>208.64</text:p>
          </table:table-cell>
          <table:table-cell office:value-type="float" office:value="-3256.1200000000003" table:formula="of:=4000*[Convert.$A490]" table:style-name="ce1">
            <text:p>-3256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1073</text:p>
          </table:table-cell>
          <table:table-cell office:value-type="float" office:value="490" table:formula="of:=1+SUM([.B490])" table:style-name="ce1">
            <text:p>490</text:p>
          </table:table-cell>
          <table:table-cell office:value-type="float" office:value="209.06666666666669" table:formula="of:=[Convert.$B491]*(256/600)" table:style-name="ce1">
            <text:p>209.0666667</text:p>
          </table:table-cell>
          <table:table-cell table:number-columns-repeated="15" table:style-name="ce1"/>
          <table:table-cell office:value-type="float" office:value="209.06666666666669" table:formula="of:=[Convert.$B491]*(256/600)" table:style-name="ce1">
            <text:p>209.0666667</text:p>
          </table:table-cell>
          <table:table-cell office:value-type="float" office:value="-3242.9199999999996" table:formula="of:=4000*[Convert.$A491]" table:style-name="ce1">
            <text:p>-3242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0731</text:p>
          </table:table-cell>
          <table:table-cell office:value-type="float" office:value="491" table:formula="of:=1+SUM([.B491])" table:style-name="ce1">
            <text:p>491</text:p>
          </table:table-cell>
          <table:table-cell office:value-type="float" office:value="209.49333333333334" table:formula="of:=[Convert.$B492]*(256/600)" table:style-name="ce1">
            <text:p>209.4933333</text:p>
          </table:table-cell>
          <table:table-cell table:number-columns-repeated="15" table:style-name="ce1"/>
          <table:table-cell office:value-type="float" office:value="209.49333333333334" table:formula="of:=[Convert.$B492]*(256/600)" table:style-name="ce1">
            <text:p>209.4933333</text:p>
          </table:table-cell>
          <table:table-cell office:value-type="float" office:value="-3229.24" table:formula="of:=4000*[Convert.$A492]" table:style-name="ce1">
            <text:p>-3229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0426</text:p>
          </table:table-cell>
          <table:table-cell office:value-type="float" office:value="492" table:formula="of:=1+SUM([.B492])" table:style-name="ce1">
            <text:p>492</text:p>
          </table:table-cell>
          <table:table-cell office:value-type="float" office:value="209.92000000000002" table:formula="of:=[Convert.$B493]*(256/600)" table:style-name="ce1">
            <text:p>209.92</text:p>
          </table:table-cell>
          <table:table-cell table:number-columns-repeated="15" table:style-name="ce1"/>
          <table:table-cell office:value-type="float" office:value="209.92000000000002" table:formula="of:=[Convert.$B493]*(256/600)" table:style-name="ce1">
            <text:p>209.92</text:p>
          </table:table-cell>
          <table:table-cell office:value-type="float" office:value="-3217.04" table:formula="of:=4000*[Convert.$A493]" table:style-name="ce1">
            <text:p>-3217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80121</text:p>
          </table:table-cell>
          <table:table-cell office:value-type="float" office:value="493" table:formula="of:=1+SUM([.B493])" table:style-name="ce1">
            <text:p>493</text:p>
          </table:table-cell>
          <table:table-cell office:value-type="float" office:value="210.34666666666669" table:formula="of:=[Convert.$B494]*(256/600)" table:style-name="ce1">
            <text:p>210.3466667</text:p>
          </table:table-cell>
          <table:table-cell table:number-columns-repeated="15" table:style-name="ce1"/>
          <table:table-cell office:value-type="float" office:value="210.34666666666669" table:formula="of:=[Convert.$B494]*(256/600)" table:style-name="ce1">
            <text:p>210.3466667</text:p>
          </table:table-cell>
          <table:table-cell office:value-type="float" office:value="-3204.8399999999997" table:formula="of:=4000*[Convert.$A494]" table:style-name="ce1">
            <text:p>-3204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9782</text:p>
          </table:table-cell>
          <table:table-cell office:value-type="float" office:value="494" table:formula="of:=1+SUM([.B494])" table:style-name="ce1">
            <text:p>494</text:p>
          </table:table-cell>
          <table:table-cell office:value-type="float" office:value="210.77333333333334" table:formula="of:=[Convert.$B495]*(256/600)" table:style-name="ce1">
            <text:p>210.7733333</text:p>
          </table:table-cell>
          <table:table-cell table:number-columns-repeated="15" table:style-name="ce1"/>
          <table:table-cell office:value-type="float" office:value="210.77333333333334" table:formula="of:=[Convert.$B495]*(256/600)" table:style-name="ce1">
            <text:p>210.7733333</text:p>
          </table:table-cell>
          <table:table-cell office:value-type="float" office:value="-3191.2799999999997" table:formula="of:=4000*[Convert.$A495]" table:style-name="ce1">
            <text:p>-3191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9428</text:p>
          </table:table-cell>
          <table:table-cell office:value-type="float" office:value="495" table:formula="of:=1+SUM([.B495])" table:style-name="ce1">
            <text:p>495</text:p>
          </table:table-cell>
          <table:table-cell office:value-type="float" office:value="211.20000000000002" table:formula="of:=[Convert.$B496]*(256/600)" table:style-name="ce1">
            <text:p>211.2</text:p>
          </table:table-cell>
          <table:table-cell table:number-columns-repeated="15" table:style-name="ce1"/>
          <table:table-cell office:value-type="float" office:value="211.20000000000002" table:formula="of:=[Convert.$B496]*(256/600)" table:style-name="ce1">
            <text:p>211.2</text:p>
          </table:table-cell>
          <table:table-cell office:value-type="float" office:value="-3177.12" table:formula="of:=4000*[Convert.$A496]" table:style-name="ce1">
            <text:p>-3177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9068</text:p>
          </table:table-cell>
          <table:table-cell office:value-type="float" office:value="496" table:formula="of:=1+SUM([.B496])" table:style-name="ce1">
            <text:p>496</text:p>
          </table:table-cell>
          <table:table-cell office:value-type="float" office:value="211.62666666666669" table:formula="of:=[Convert.$B497]*(256/600)" table:style-name="ce1">
            <text:p>211.6266667</text:p>
          </table:table-cell>
          <table:table-cell table:number-columns-repeated="15" table:style-name="ce1"/>
          <table:table-cell office:value-type="float" office:value="211.62666666666669" table:formula="of:=[Convert.$B497]*(256/600)" table:style-name="ce1">
            <text:p>211.6266667</text:p>
          </table:table-cell>
          <table:table-cell office:value-type="float" office:value="-3162.7200000000003" table:formula="of:=4000*[Convert.$A497]" table:style-name="ce1">
            <text:p>-3162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8714</text:p>
          </table:table-cell>
          <table:table-cell office:value-type="float" office:value="497" table:formula="of:=1+SUM([.B497])" table:style-name="ce1">
            <text:p>497</text:p>
          </table:table-cell>
          <table:table-cell office:value-type="float" office:value="212.05333333333334" table:formula="of:=[Convert.$B498]*(256/600)" table:style-name="ce1">
            <text:p>212.0533333</text:p>
          </table:table-cell>
          <table:table-cell table:number-columns-repeated="15" table:style-name="ce1"/>
          <table:table-cell office:value-type="float" office:value="212.05333333333334" table:formula="of:=[Convert.$B498]*(256/600)" table:style-name="ce1">
            <text:p>212.0533333</text:p>
          </table:table-cell>
          <table:table-cell office:value-type="float" office:value="-3148.56" table:formula="of:=4000*[Convert.$A498]" table:style-name="ce1">
            <text:p>-3148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8366</text:p>
          </table:table-cell>
          <table:table-cell office:value-type="float" office:value="498" table:formula="of:=1+SUM([.B498])" table:style-name="ce1">
            <text:p>498</text:p>
          </table:table-cell>
          <table:table-cell office:value-type="float" office:value="212.48000000000002" table:formula="of:=[Convert.$B499]*(256/600)" table:style-name="ce1">
            <text:p>212.48</text:p>
          </table:table-cell>
          <table:table-cell table:number-columns-repeated="15" table:style-name="ce1"/>
          <table:table-cell office:value-type="float" office:value="212.48000000000002" table:formula="of:=[Convert.$B499]*(256/600)" table:style-name="ce1">
            <text:p>212.48</text:p>
          </table:table-cell>
          <table:table-cell office:value-type="float" office:value="-3134.64" table:formula="of:=4000*[Convert.$A499]" table:style-name="ce1">
            <text:p>-3134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8006</text:p>
          </table:table-cell>
          <table:table-cell office:value-type="float" office:value="499" table:formula="of:=1+SUM([.B499])" table:style-name="ce1">
            <text:p>499</text:p>
          </table:table-cell>
          <table:table-cell office:value-type="float" office:value="212.90666666666667" table:formula="of:=[Convert.$B500]*(256/600)" table:style-name="ce1">
            <text:p>212.9066667</text:p>
          </table:table-cell>
          <table:table-cell table:number-columns-repeated="15" table:style-name="ce1"/>
          <table:table-cell office:value-type="float" office:value="212.90666666666667" table:formula="of:=[Convert.$B500]*(256/600)" table:style-name="ce1">
            <text:p>212.9066667</text:p>
          </table:table-cell>
          <table:table-cell office:value-type="float" office:value="-3120.24" table:formula="of:=4000*[Convert.$A500]" table:style-name="ce1">
            <text:p>-3120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7615</text:p>
          </table:table-cell>
          <table:table-cell office:value-type="float" office:value="500" table:formula="of:=1+SUM([.B500])" table:style-name="ce1">
            <text:p>500</text:p>
          </table:table-cell>
          <table:table-cell office:value-type="float" office:value="213.33333333333334" table:formula="of:=[Convert.$B501]*(256/600)" table:style-name="ce1">
            <text:p>213.3333333</text:p>
          </table:table-cell>
          <table:table-cell table:number-columns-repeated="15" table:style-name="ce1"/>
          <table:table-cell office:value-type="float" office:value="213.33333333333334" table:formula="of:=[Convert.$B501]*(256/600)" table:style-name="ce1">
            <text:p>213.3333333</text:p>
          </table:table-cell>
          <table:table-cell office:value-type="float" office:value="-3104.6" table:formula="of:=4000*[Convert.$A501]" table:style-name="ce1">
            <text:p>-3104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7225</text:p>
          </table:table-cell>
          <table:table-cell office:value-type="float" office:value="501" table:formula="of:=1+SUM([.B501])" table:style-name="ce1">
            <text:p>501</text:p>
          </table:table-cell>
          <table:table-cell office:value-type="float" office:value="213.76000000000002" table:formula="of:=[Convert.$B502]*(256/600)" table:style-name="ce1">
            <text:p>213.76</text:p>
          </table:table-cell>
          <table:table-cell table:number-columns-repeated="15" table:style-name="ce1"/>
          <table:table-cell office:value-type="float" office:value="213.76000000000002" table:formula="of:=[Convert.$B502]*(256/600)" table:style-name="ce1">
            <text:p>213.76</text:p>
          </table:table-cell>
          <table:table-cell office:value-type="float" office:value="-3089" table:formula="of:=4000*[Convert.$A502]" table:style-name="ce1">
            <text:p>-3089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6846</text:p>
          </table:table-cell>
          <table:table-cell office:value-type="float" office:value="502" table:formula="of:=1+SUM([.B502])" table:style-name="ce1">
            <text:p>502</text:p>
          </table:table-cell>
          <table:table-cell office:value-type="float" office:value="214.18666666666667" table:formula="of:=[Convert.$B503]*(256/600)" table:style-name="ce1">
            <text:p>214.1866667</text:p>
          </table:table-cell>
          <table:table-cell table:number-columns-repeated="15" table:style-name="ce1"/>
          <table:table-cell office:value-type="float" office:value="214.18666666666667" table:formula="of:=[Convert.$B503]*(256/600)" table:style-name="ce1">
            <text:p>214.1866667</text:p>
          </table:table-cell>
          <table:table-cell office:value-type="float" office:value="-3073.84" table:formula="of:=4000*[Convert.$A503]" table:style-name="ce1">
            <text:p>-3073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6474</text:p>
          </table:table-cell>
          <table:table-cell office:value-type="float" office:value="503" table:formula="of:=1+SUM([.B503])" table:style-name="ce1">
            <text:p>503</text:p>
          </table:table-cell>
          <table:table-cell office:value-type="float" office:value="214.61333333333334" table:formula="of:=[Convert.$B504]*(256/600)" table:style-name="ce1">
            <text:p>214.6133333</text:p>
          </table:table-cell>
          <table:table-cell table:number-columns-repeated="15" table:style-name="ce1"/>
          <table:table-cell office:value-type="float" office:value="214.61333333333334" table:formula="of:=[Convert.$B504]*(256/600)" table:style-name="ce1">
            <text:p>214.6133333</text:p>
          </table:table-cell>
          <table:table-cell office:value-type="float" office:value="-3058.96" table:formula="of:=4000*[Convert.$A504]" table:style-name="ce1">
            <text:p>-3058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6059</text:p>
          </table:table-cell>
          <table:table-cell office:value-type="float" office:value="504" table:formula="of:=1+SUM([.B504])" table:style-name="ce1">
            <text:p>504</text:p>
          </table:table-cell>
          <table:table-cell office:value-type="float" office:value="215.04000000000002" table:formula="of:=[Convert.$B505]*(256/600)" table:style-name="ce1">
            <text:p>215.04</text:p>
          </table:table-cell>
          <table:table-cell table:number-columns-repeated="15" table:style-name="ce1"/>
          <table:table-cell office:value-type="float" office:value="215.04000000000002" table:formula="of:=[Convert.$B505]*(256/600)" table:style-name="ce1">
            <text:p>215.04</text:p>
          </table:table-cell>
          <table:table-cell office:value-type="float" office:value="-3042.36" table:formula="of:=4000*[Convert.$A505]" table:style-name="ce1">
            <text:p>-3042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5644</text:p>
          </table:table-cell>
          <table:table-cell office:value-type="float" office:value="505" table:formula="of:=1+SUM([.B505])" table:style-name="ce1">
            <text:p>505</text:p>
          </table:table-cell>
          <table:table-cell office:value-type="float" office:value="215.46666666666667" table:formula="of:=[Convert.$B506]*(256/600)" table:style-name="ce1">
            <text:p>215.4666667</text:p>
          </table:table-cell>
          <table:table-cell table:number-columns-repeated="15" table:style-name="ce1"/>
          <table:table-cell office:value-type="float" office:value="215.46666666666667" table:formula="of:=[Convert.$B506]*(256/600)" table:style-name="ce1">
            <text:p>215.4666667</text:p>
          </table:table-cell>
          <table:table-cell office:value-type="float" office:value="-3025.76" table:formula="of:=4000*[Convert.$A506]" table:style-name="ce1">
            <text:p>-3025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5217</text:p>
          </table:table-cell>
          <table:table-cell office:value-type="float" office:value="506" table:formula="of:=1+SUM([.B506])" table:style-name="ce1">
            <text:p>506</text:p>
          </table:table-cell>
          <table:table-cell office:value-type="float" office:value="215.89333333333335" table:formula="of:=[Convert.$B507]*(256/600)" table:style-name="ce1">
            <text:p>215.8933333</text:p>
          </table:table-cell>
          <table:table-cell table:number-columns-repeated="15" table:style-name="ce1"/>
          <table:table-cell office:value-type="float" office:value="215.89333333333335" table:formula="of:=[Convert.$B507]*(256/600)" table:style-name="ce1">
            <text:p>215.8933333</text:p>
          </table:table-cell>
          <table:table-cell office:value-type="float" office:value="-3008.68" table:formula="of:=4000*[Convert.$A507]" table:style-name="ce1">
            <text:p>-3008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4783</text:p>
          </table:table-cell>
          <table:table-cell office:value-type="float" office:value="507" table:formula="of:=1+SUM([.B507])" table:style-name="ce1">
            <text:p>507</text:p>
          </table:table-cell>
          <table:table-cell office:value-type="float" office:value="216.32000000000002" table:formula="of:=[Convert.$B508]*(256/600)" table:style-name="ce1">
            <text:p>216.32</text:p>
          </table:table-cell>
          <table:table-cell table:number-columns-repeated="15" table:style-name="ce1"/>
          <table:table-cell office:value-type="float" office:value="216.32000000000002" table:formula="of:=[Convert.$B508]*(256/600)" table:style-name="ce1">
            <text:p>216.32</text:p>
          </table:table-cell>
          <table:table-cell office:value-type="float" office:value="-2991.32" table:formula="of:=4000*[Convert.$A508]" table:style-name="ce1">
            <text:p>-2991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4374</text:p>
          </table:table-cell>
          <table:table-cell office:value-type="float" office:value="508" table:formula="of:=1+SUM([.B508])" table:style-name="ce1">
            <text:p>508</text:p>
          </table:table-cell>
          <table:table-cell office:value-type="float" office:value="216.74666666666667" table:formula="of:=[Convert.$B509]*(256/600)" table:style-name="ce1">
            <text:p>216.7466667</text:p>
          </table:table-cell>
          <table:table-cell table:number-columns-repeated="15" table:style-name="ce1"/>
          <table:table-cell office:value-type="float" office:value="216.74666666666667" table:formula="of:=[Convert.$B509]*(256/600)" table:style-name="ce1">
            <text:p>216.7466667</text:p>
          </table:table-cell>
          <table:table-cell office:value-type="float" office:value="-2974.96" table:formula="of:=4000*[Convert.$A509]" table:style-name="ce1">
            <text:p>-2974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3947</text:p>
          </table:table-cell>
          <table:table-cell office:value-type="float" office:value="509" table:formula="of:=1+SUM([.B509])" table:style-name="ce1">
            <text:p>509</text:p>
          </table:table-cell>
          <table:table-cell office:value-type="float" office:value="217.17333333333335" table:formula="of:=[Convert.$B510]*(256/600)" table:style-name="ce1">
            <text:p>217.1733333</text:p>
          </table:table-cell>
          <table:table-cell table:number-columns-repeated="15" table:style-name="ce1"/>
          <table:table-cell office:value-type="float" office:value="217.17333333333335" table:formula="of:=[Convert.$B510]*(256/600)" table:style-name="ce1">
            <text:p>217.1733333</text:p>
          </table:table-cell>
          <table:table-cell office:value-type="float" office:value="-2957.8799999999997" table:formula="of:=4000*[Convert.$A510]" table:style-name="ce1">
            <text:p>-2957.8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3477</text:p>
          </table:table-cell>
          <table:table-cell office:value-type="float" office:value="510" table:formula="of:=1+SUM([.B510])" table:style-name="ce1">
            <text:p>510</text:p>
          </table:table-cell>
          <table:table-cell office:value-type="float" office:value="217.60000000000002" table:formula="of:=[Convert.$B511]*(256/600)" table:style-name="ce1">
            <text:p>217.6</text:p>
          </table:table-cell>
          <table:table-cell table:number-columns-repeated="15" table:style-name="ce1"/>
          <table:table-cell office:value-type="float" office:value="217.60000000000002" table:formula="of:=[Convert.$B511]*(256/600)" table:style-name="ce1">
            <text:p>217.6</text:p>
          </table:table-cell>
          <table:table-cell office:value-type="float" office:value="-2939.08" table:formula="of:=4000*[Convert.$A511]" table:style-name="ce1">
            <text:p>-2939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3019</text:p>
          </table:table-cell>
          <table:table-cell office:value-type="float" office:value="511" table:formula="of:=1+SUM([.B511])" table:style-name="ce1">
            <text:p>511</text:p>
          </table:table-cell>
          <table:table-cell office:value-type="float" office:value="218.02666666666667" table:formula="of:=[Convert.$B512]*(256/600)" table:style-name="ce1">
            <text:p>218.0266667</text:p>
          </table:table-cell>
          <table:table-cell table:number-columns-repeated="15" table:style-name="ce1"/>
          <table:table-cell office:value-type="float" office:value="218.02666666666667" table:formula="of:=[Convert.$B512]*(256/600)" table:style-name="ce1">
            <text:p>218.0266667</text:p>
          </table:table-cell>
          <table:table-cell office:value-type="float" office:value="-2920.76" table:formula="of:=4000*[Convert.$A512]" table:style-name="ce1">
            <text:p>-2920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2568</text:p>
          </table:table-cell>
          <table:table-cell office:value-type="float" office:value="512" table:formula="of:=1+SUM([.B512])" table:style-name="ce1">
            <text:p>512</text:p>
          </table:table-cell>
          <table:table-cell office:value-type="float" office:value="218.45333333333335" table:formula="of:=[Convert.$B513]*(256/600)" table:style-name="ce1">
            <text:p>218.4533333</text:p>
          </table:table-cell>
          <table:table-cell table:number-columns-repeated="15" table:style-name="ce1"/>
          <table:table-cell office:value-type="float" office:value="218.45333333333335" table:formula="of:=[Convert.$B513]*(256/600)" table:style-name="ce1">
            <text:p>218.4533333</text:p>
          </table:table-cell>
          <table:table-cell office:value-type="float" office:value="-2902.72" table:formula="of:=4000*[Convert.$A513]" table:style-name="ce1">
            <text:p>-2902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2098</text:p>
          </table:table-cell>
          <table:table-cell office:value-type="float" office:value="513" table:formula="of:=1+SUM([.B513])" table:style-name="ce1">
            <text:p>513</text:p>
          </table:table-cell>
          <table:table-cell office:value-type="float" office:value="218.88000000000002" table:formula="of:=[Convert.$B514]*(256/600)" table:style-name="ce1">
            <text:p>218.88</text:p>
          </table:table-cell>
          <table:table-cell table:number-columns-repeated="15" table:style-name="ce1"/>
          <table:table-cell office:value-type="float" office:value="218.88000000000002" table:formula="of:=[Convert.$B514]*(256/600)" table:style-name="ce1">
            <text:p>218.88</text:p>
          </table:table-cell>
          <table:table-cell office:value-type="float" office:value="-2883.9199999999996" table:formula="of:=4000*[Convert.$A514]" table:style-name="ce1">
            <text:p>-2883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1634</text:p>
          </table:table-cell>
          <table:table-cell office:value-type="float" office:value="514" table:formula="of:=1+SUM([.B514])" table:style-name="ce1">
            <text:p>514</text:p>
          </table:table-cell>
          <table:table-cell office:value-type="float" office:value="219.30666666666667" table:formula="of:=[Convert.$B515]*(256/600)" table:style-name="ce1">
            <text:p>219.3066667</text:p>
          </table:table-cell>
          <table:table-cell table:number-columns-repeated="15" table:style-name="ce1"/>
          <table:table-cell office:value-type="float" office:value="219.30666666666667" table:formula="of:=[Convert.$B515]*(256/600)" table:style-name="ce1">
            <text:p>219.3066667</text:p>
          </table:table-cell>
          <table:table-cell office:value-type="float" office:value="-2865.36" table:formula="of:=4000*[Convert.$A515]" table:style-name="ce1">
            <text:p>-2865.3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1146</text:p>
          </table:table-cell>
          <table:table-cell office:value-type="float" office:value="515" table:formula="of:=1+SUM([.B515])" table:style-name="ce1">
            <text:p>515</text:p>
          </table:table-cell>
          <table:table-cell office:value-type="float" office:value="219.73333333333335" table:formula="of:=[Convert.$B516]*(256/600)" table:style-name="ce1">
            <text:p>219.7333333</text:p>
          </table:table-cell>
          <table:table-cell table:number-columns-repeated="15" table:style-name="ce1"/>
          <table:table-cell office:value-type="float" office:value="219.73333333333335" table:formula="of:=[Convert.$B516]*(256/600)" table:style-name="ce1">
            <text:p>219.7333333</text:p>
          </table:table-cell>
          <table:table-cell office:value-type="float" office:value="-2845.84" table:formula="of:=4000*[Convert.$A516]" table:style-name="ce1">
            <text:p>-2845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0651</text:p>
          </table:table-cell>
          <table:table-cell office:value-type="float" office:value="516" table:formula="of:=1+SUM([.B516])" table:style-name="ce1">
            <text:p>516</text:p>
          </table:table-cell>
          <table:table-cell office:value-type="float" office:value="220.16000000000003" table:formula="of:=[Convert.$B517]*(256/600)" table:style-name="ce1">
            <text:p>220.16</text:p>
          </table:table-cell>
          <table:table-cell table:number-columns-repeated="15" table:style-name="ce1"/>
          <table:table-cell office:value-type="float" office:value="220.16000000000003" table:formula="of:=[Convert.$B517]*(256/600)" table:style-name="ce1">
            <text:p>220.16</text:p>
          </table:table-cell>
          <table:table-cell office:value-type="float" office:value="-2826.04" table:formula="of:=4000*[Convert.$A517]" table:style-name="ce1">
            <text:p>-2826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70132</text:p>
          </table:table-cell>
          <table:table-cell office:value-type="float" office:value="517" table:formula="of:=1+SUM([.B517])" table:style-name="ce1">
            <text:p>517</text:p>
          </table:table-cell>
          <table:table-cell office:value-type="float" office:value="220.58666666666667" table:formula="of:=[Convert.$B518]*(256/600)" table:style-name="ce1">
            <text:p>220.5866667</text:p>
          </table:table-cell>
          <table:table-cell table:number-columns-repeated="15" table:style-name="ce1"/>
          <table:table-cell office:value-type="float" office:value="220.58666666666667" table:formula="of:=[Convert.$B518]*(256/600)" table:style-name="ce1">
            <text:p>220.5866667</text:p>
          </table:table-cell>
          <table:table-cell office:value-type="float" office:value="-2805.28" table:formula="of:=4000*[Convert.$A518]" table:style-name="ce1">
            <text:p>-2805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9635</text:p>
          </table:table-cell>
          <table:table-cell office:value-type="float" office:value="518" table:formula="of:=1+SUM([.B518])" table:style-name="ce1">
            <text:p>518</text:p>
          </table:table-cell>
          <table:table-cell office:value-type="float" office:value="221.01333333333335" table:formula="of:=[Convert.$B519]*(256/600)" table:style-name="ce1">
            <text:p>221.0133333</text:p>
          </table:table-cell>
          <table:table-cell table:number-columns-repeated="15" table:style-name="ce1"/>
          <table:table-cell office:value-type="float" office:value="221.01333333333335" table:formula="of:=[Convert.$B519]*(256/600)" table:style-name="ce1">
            <text:p>221.0133333</text:p>
          </table:table-cell>
          <table:table-cell office:value-type="float" office:value="-2785.4" table:formula="of:=4000*[Convert.$A519]" table:style-name="ce1">
            <text:p>-2785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9135</text:p>
          </table:table-cell>
          <table:table-cell office:value-type="float" office:value="519" table:formula="of:=1+SUM([.B519])" table:style-name="ce1">
            <text:p>519</text:p>
          </table:table-cell>
          <table:table-cell office:value-type="float" office:value="221.44000000000003" table:formula="of:=[Convert.$B520]*(256/600)" table:style-name="ce1">
            <text:p>221.44</text:p>
          </table:table-cell>
          <table:table-cell table:number-columns-repeated="15" table:style-name="ce1"/>
          <table:table-cell office:value-type="float" office:value="221.44000000000003" table:formula="of:=[Convert.$B520]*(256/600)" table:style-name="ce1">
            <text:p>221.44</text:p>
          </table:table-cell>
          <table:table-cell office:value-type="float" office:value="-2765.4" table:formula="of:=4000*[Convert.$A520]" table:style-name="ce1">
            <text:p>-2765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8585</text:p>
          </table:table-cell>
          <table:table-cell office:value-type="float" office:value="520" table:formula="of:=1+SUM([.B520])" table:style-name="ce1">
            <text:p>520</text:p>
          </table:table-cell>
          <table:table-cell office:value-type="float" office:value="221.86666666666667" table:formula="of:=[Convert.$B521]*(256/600)" table:style-name="ce1">
            <text:p>221.8666667</text:p>
          </table:table-cell>
          <table:table-cell table:number-columns-repeated="15" table:style-name="ce1"/>
          <table:table-cell office:value-type="float" office:value="221.86666666666667" table:formula="of:=[Convert.$B521]*(256/600)" table:style-name="ce1">
            <text:p>221.8666667</text:p>
          </table:table-cell>
          <table:table-cell office:value-type="float" office:value="-2743.3999999999996" table:formula="of:=4000*[Convert.$A521]" table:style-name="ce1">
            <text:p>-2743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8048</text:p>
          </table:table-cell>
          <table:table-cell office:value-type="float" office:value="521" table:formula="of:=1+SUM([.B521])" table:style-name="ce1">
            <text:p>521</text:p>
          </table:table-cell>
          <table:table-cell office:value-type="float" office:value="222.29333333333335" table:formula="of:=[Convert.$B522]*(256/600)" table:style-name="ce1">
            <text:p>222.2933333</text:p>
          </table:table-cell>
          <table:table-cell table:number-columns-repeated="15" table:style-name="ce1"/>
          <table:table-cell office:value-type="float" office:value="222.29333333333335" table:formula="of:=[Convert.$B522]*(256/600)" table:style-name="ce1">
            <text:p>222.2933333</text:p>
          </table:table-cell>
          <table:table-cell office:value-type="float" office:value="-2721.92" table:formula="of:=4000*[Convert.$A522]" table:style-name="ce1">
            <text:p>-2721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7511</text:p>
          </table:table-cell>
          <table:table-cell office:value-type="float" office:value="522" table:formula="of:=1+SUM([.B522])" table:style-name="ce1">
            <text:p>522</text:p>
          </table:table-cell>
          <table:table-cell office:value-type="float" office:value="222.72000000000003" table:formula="of:=[Convert.$B523]*(256/600)" table:style-name="ce1">
            <text:p>222.72</text:p>
          </table:table-cell>
          <table:table-cell table:number-columns-repeated="15" table:style-name="ce1"/>
          <table:table-cell office:value-type="float" office:value="222.72000000000003" table:formula="of:=[Convert.$B523]*(256/600)" table:style-name="ce1">
            <text:p>222.72</text:p>
          </table:table-cell>
          <table:table-cell office:value-type="float" office:value="-2700.44" table:formula="of:=4000*[Convert.$A523]" table:style-name="ce1">
            <text:p>-2700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6956</text:p>
          </table:table-cell>
          <table:table-cell office:value-type="float" office:value="523" table:formula="of:=1+SUM([.B523])" table:style-name="ce1">
            <text:p>523</text:p>
          </table:table-cell>
          <table:table-cell office:value-type="float" office:value="223.14666666666668" table:formula="of:=[Convert.$B524]*(256/600)" table:style-name="ce1">
            <text:p>223.1466667</text:p>
          </table:table-cell>
          <table:table-cell table:number-columns-repeated="15" table:style-name="ce1"/>
          <table:table-cell office:value-type="float" office:value="223.14666666666668" table:formula="of:=[Convert.$B524]*(256/600)" table:style-name="ce1">
            <text:p>223.1466667</text:p>
          </table:table-cell>
          <table:table-cell office:value-type="float" office:value="-2678.2400000000002" table:formula="of:=4000*[Convert.$A524]" table:style-name="ce1">
            <text:p>-2678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6412</text:p>
          </table:table-cell>
          <table:table-cell office:value-type="float" office:value="524" table:formula="of:=1+SUM([.B524])" table:style-name="ce1">
            <text:p>524</text:p>
          </table:table-cell>
          <table:table-cell office:value-type="float" office:value="223.57333333333335" table:formula="of:=[Convert.$B525]*(256/600)" table:style-name="ce1">
            <text:p>223.5733333</text:p>
          </table:table-cell>
          <table:table-cell table:number-columns-repeated="15" table:style-name="ce1"/>
          <table:table-cell office:value-type="float" office:value="223.57333333333335" table:formula="of:=[Convert.$B525]*(256/600)" table:style-name="ce1">
            <text:p>223.5733333</text:p>
          </table:table-cell>
          <table:table-cell office:value-type="float" office:value="-2656.48" table:formula="of:=4000*[Convert.$A525]" table:style-name="ce1">
            <text:p>-2656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5845</text:p>
          </table:table-cell>
          <table:table-cell office:value-type="float" office:value="525" table:formula="of:=1+SUM([.B525])" table:style-name="ce1">
            <text:p>525</text:p>
          </table:table-cell>
          <table:table-cell office:value-type="float" office:value="224.00000000000003" table:formula="of:=[Convert.$B526]*(256/600)" table:style-name="ce1">
            <text:p>224</text:p>
          </table:table-cell>
          <table:table-cell table:number-columns-repeated="15" table:style-name="ce1"/>
          <table:table-cell office:value-type="float" office:value="224.00000000000003" table:formula="of:=[Convert.$B526]*(256/600)" table:style-name="ce1">
            <text:p>224</text:p>
          </table:table-cell>
          <table:table-cell office:value-type="float" office:value="-2633.7999999999997" table:formula="of:=4000*[Convert.$A526]" table:style-name="ce1">
            <text:p>-2633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5240</text:p>
          </table:table-cell>
          <table:table-cell office:value-type="float" office:value="526" table:formula="of:=1+SUM([.B526])" table:style-name="ce1">
            <text:p>526</text:p>
          </table:table-cell>
          <table:table-cell office:value-type="float" office:value="224.42666666666668" table:formula="of:=[Convert.$B527]*(256/600)" table:style-name="ce1">
            <text:p>224.4266667</text:p>
          </table:table-cell>
          <table:table-cell table:number-columns-repeated="15" table:style-name="ce1"/>
          <table:table-cell office:value-type="float" office:value="224.42666666666668" table:formula="of:=[Convert.$B527]*(256/600)" table:style-name="ce1">
            <text:p>224.4266667</text:p>
          </table:table-cell>
          <table:table-cell office:value-type="float" office:value="-2609.6" table:formula="of:=4000*[Convert.$A527]" table:style-name="ce1">
            <text:p>-2609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4661</text:p>
          </table:table-cell>
          <table:table-cell office:value-type="float" office:value="527" table:formula="of:=1+SUM([.B527])" table:style-name="ce1">
            <text:p>527</text:p>
          </table:table-cell>
          <table:table-cell office:value-type="float" office:value="224.85333333333335" table:formula="of:=[Convert.$B528]*(256/600)" table:style-name="ce1">
            <text:p>224.8533333</text:p>
          </table:table-cell>
          <table:table-cell table:number-columns-repeated="15" table:style-name="ce1"/>
          <table:table-cell office:value-type="float" office:value="224.85333333333335" table:formula="of:=[Convert.$B528]*(256/600)" table:style-name="ce1">
            <text:p>224.8533333</text:p>
          </table:table-cell>
          <table:table-cell office:value-type="float" office:value="-2586.44" table:formula="of:=4000*[Convert.$A528]" table:style-name="ce1">
            <text:p>-2586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4087</text:p>
          </table:table-cell>
          <table:table-cell office:value-type="float" office:value="528" table:formula="of:=1+SUM([.B528])" table:style-name="ce1">
            <text:p>528</text:p>
          </table:table-cell>
          <table:table-cell office:value-type="float" office:value="225.28" table:formula="of:=[Convert.$B529]*(256/600)" table:style-name="ce1">
            <text:p>225.28</text:p>
          </table:table-cell>
          <table:table-cell table:number-columns-repeated="15" table:style-name="ce1"/>
          <table:table-cell office:value-type="float" office:value="225.28" table:formula="of:=[Convert.$B529]*(256/600)" table:style-name="ce1">
            <text:p>225.28</text:p>
          </table:table-cell>
          <table:table-cell office:value-type="float" office:value="-2563.48" table:formula="of:=4000*[Convert.$A529]" table:style-name="ce1">
            <text:p>-2563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3495</text:p>
          </table:table-cell>
          <table:table-cell office:value-type="float" office:value="529" table:formula="of:=1+SUM([.B529])" table:style-name="ce1">
            <text:p>529</text:p>
          </table:table-cell>
          <table:table-cell office:value-type="float" office:value="225.70666666666668" table:formula="of:=[Convert.$B530]*(256/600)" table:style-name="ce1">
            <text:p>225.7066667</text:p>
          </table:table-cell>
          <table:table-cell table:number-columns-repeated="15" table:style-name="ce1"/>
          <table:table-cell office:value-type="float" office:value="225.70666666666668" table:formula="of:=[Convert.$B530]*(256/600)" table:style-name="ce1">
            <text:p>225.7066667</text:p>
          </table:table-cell>
          <table:table-cell office:value-type="float" office:value="-2539.8000000000002" table:formula="of:=4000*[Convert.$A530]" table:style-name="ce1">
            <text:p>-2539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2866</text:p>
          </table:table-cell>
          <table:table-cell office:value-type="float" office:value="530" table:formula="of:=1+SUM([.B530])" table:style-name="ce1">
            <text:p>530</text:p>
          </table:table-cell>
          <table:table-cell office:value-type="float" office:value="226.13333333333335" table:formula="of:=[Convert.$B531]*(256/600)" table:style-name="ce1">
            <text:p>226.1333333</text:p>
          </table:table-cell>
          <table:table-cell table:number-columns-repeated="15" table:style-name="ce1"/>
          <table:table-cell office:value-type="float" office:value="226.13333333333335" table:formula="of:=[Convert.$B531]*(256/600)" table:style-name="ce1">
            <text:p>226.1333333</text:p>
          </table:table-cell>
          <table:table-cell office:value-type="float" office:value="-2514.64" table:formula="of:=4000*[Convert.$A531]" table:style-name="ce1">
            <text:p>-2514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2244</text:p>
          </table:table-cell>
          <table:table-cell office:value-type="float" office:value="531" table:formula="of:=1+SUM([.B531])" table:style-name="ce1">
            <text:p>531</text:p>
          </table:table-cell>
          <table:table-cell office:value-type="float" office:value="226.56" table:formula="of:=[Convert.$B532]*(256/600)" table:style-name="ce1">
            <text:p>226.56</text:p>
          </table:table-cell>
          <table:table-cell table:number-columns-repeated="15" table:style-name="ce1"/>
          <table:table-cell office:value-type="float" office:value="226.56" table:formula="of:=[Convert.$B532]*(256/600)" table:style-name="ce1">
            <text:p>226.56</text:p>
          </table:table-cell>
          <table:table-cell office:value-type="float" office:value="-2489.7599999999998" table:formula="of:=4000*[Convert.$A532]" table:style-name="ce1">
            <text:p>-2489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1621</text:p>
          </table:table-cell>
          <table:table-cell office:value-type="float" office:value="532" table:formula="of:=1+SUM([.B532])" table:style-name="ce1">
            <text:p>532</text:p>
          </table:table-cell>
          <table:table-cell office:value-type="float" office:value="226.98666666666668" table:formula="of:=[Convert.$B533]*(256/600)" table:style-name="ce1">
            <text:p>226.9866667</text:p>
          </table:table-cell>
          <table:table-cell table:number-columns-repeated="15" table:style-name="ce1"/>
          <table:table-cell office:value-type="float" office:value="226.98666666666668" table:formula="of:=[Convert.$B533]*(256/600)" table:style-name="ce1">
            <text:p>226.9866667</text:p>
          </table:table-cell>
          <table:table-cell office:value-type="float" office:value="-2464.84" table:formula="of:=4000*[Convert.$A533]" table:style-name="ce1">
            <text:p>-2464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0980</text:p>
          </table:table-cell>
          <table:table-cell office:value-type="float" office:value="533" table:formula="of:=1+SUM([.B533])" table:style-name="ce1">
            <text:p>533</text:p>
          </table:table-cell>
          <table:table-cell office:value-type="float" office:value="227.41333333333336" table:formula="of:=[Convert.$B534]*(256/600)" table:style-name="ce1">
            <text:p>227.4133333</text:p>
          </table:table-cell>
          <table:table-cell table:number-columns-repeated="15" table:style-name="ce1"/>
          <table:table-cell office:value-type="float" office:value="227.41333333333336" table:formula="of:=[Convert.$B534]*(256/600)" table:style-name="ce1">
            <text:p>227.4133333</text:p>
          </table:table-cell>
          <table:table-cell office:value-type="float" office:value="-2439.1999999999998" table:formula="of:=4000*[Convert.$A534]" table:style-name="ce1">
            <text:p>-2439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60345</text:p>
          </table:table-cell>
          <table:table-cell office:value-type="float" office:value="534" table:formula="of:=1+SUM([.B534])" table:style-name="ce1">
            <text:p>534</text:p>
          </table:table-cell>
          <table:table-cell office:value-type="float" office:value="227.84" table:formula="of:=[Convert.$B535]*(256/600)" table:style-name="ce1">
            <text:p>227.84</text:p>
          </table:table-cell>
          <table:table-cell table:number-columns-repeated="15" table:style-name="ce1"/>
          <table:table-cell office:value-type="float" office:value="227.84" table:formula="of:=[Convert.$B535]*(256/600)" table:style-name="ce1">
            <text:p>227.84</text:p>
          </table:table-cell>
          <table:table-cell office:value-type="float" office:value="-2413.8000000000002" table:formula="of:=4000*[Convert.$A535]" table:style-name="ce1">
            <text:p>-2413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9689</text:p>
          </table:table-cell>
          <table:table-cell office:value-type="float" office:value="535" table:formula="of:=1+SUM([.B535])" table:style-name="ce1">
            <text:p>535</text:p>
          </table:table-cell>
          <table:table-cell office:value-type="float" office:value="228.26666666666668" table:formula="of:=[Convert.$B536]*(256/600)" table:style-name="ce1">
            <text:p>228.2666667</text:p>
          </table:table-cell>
          <table:table-cell table:number-columns-repeated="15" table:style-name="ce1"/>
          <table:table-cell office:value-type="float" office:value="228.26666666666668" table:formula="of:=[Convert.$B536]*(256/600)" table:style-name="ce1">
            <text:p>228.2666667</text:p>
          </table:table-cell>
          <table:table-cell office:value-type="float" office:value="-2387.56" table:formula="of:=4000*[Convert.$A536]" table:style-name="ce1">
            <text:p>-2387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9006</text:p>
          </table:table-cell>
          <table:table-cell office:value-type="float" office:value="536" table:formula="of:=1+SUM([.B536])" table:style-name="ce1">
            <text:p>536</text:p>
          </table:table-cell>
          <table:table-cell office:value-type="float" office:value="228.69333333333336" table:formula="of:=[Convert.$B537]*(256/600)" table:style-name="ce1">
            <text:p>228.6933333</text:p>
          </table:table-cell>
          <table:table-cell table:number-columns-repeated="15" table:style-name="ce1"/>
          <table:table-cell office:value-type="float" office:value="228.69333333333336" table:formula="of:=[Convert.$B537]*(256/600)" table:style-name="ce1">
            <text:p>228.6933333</text:p>
          </table:table-cell>
          <table:table-cell office:value-type="float" office:value="-2360.2400000000002" table:formula="of:=4000*[Convert.$A537]" table:style-name="ce1">
            <text:p>-2360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8340</text:p>
          </table:table-cell>
          <table:table-cell office:value-type="float" office:value="537" table:formula="of:=1+SUM([.B537])" table:style-name="ce1">
            <text:p>537</text:p>
          </table:table-cell>
          <table:table-cell office:value-type="float" office:value="229.12" table:formula="of:=[Convert.$B538]*(256/600)" table:style-name="ce1">
            <text:p>229.12</text:p>
          </table:table-cell>
          <table:table-cell table:number-columns-repeated="15" table:style-name="ce1"/>
          <table:table-cell office:value-type="float" office:value="229.12" table:formula="of:=[Convert.$B538]*(256/600)" table:style-name="ce1">
            <text:p>229.12</text:p>
          </table:table-cell>
          <table:table-cell office:value-type="float" office:value="-2333.6" table:formula="of:=4000*[Convert.$A538]" table:style-name="ce1">
            <text:p>-2333.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7669</text:p>
          </table:table-cell>
          <table:table-cell office:value-type="float" office:value="538" table:formula="of:=1+SUM([.B538])" table:style-name="ce1">
            <text:p>538</text:p>
          </table:table-cell>
          <table:table-cell office:value-type="float" office:value="229.54666666666668" table:formula="of:=[Convert.$B539]*(256/600)" table:style-name="ce1">
            <text:p>229.5466667</text:p>
          </table:table-cell>
          <table:table-cell table:number-columns-repeated="15" table:style-name="ce1"/>
          <table:table-cell office:value-type="float" office:value="229.54666666666668" table:formula="of:=[Convert.$B539]*(256/600)" table:style-name="ce1">
            <text:p>229.5466667</text:p>
          </table:table-cell>
          <table:table-cell office:value-type="float" office:value="-2306.7600000000002" table:formula="of:=4000*[Convert.$A539]" table:style-name="ce1">
            <text:p>-2306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6967</text:p>
          </table:table-cell>
          <table:table-cell office:value-type="float" office:value="539" table:formula="of:=1+SUM([.B539])" table:style-name="ce1">
            <text:p>539</text:p>
          </table:table-cell>
          <table:table-cell office:value-type="float" office:value="229.97333333333336" table:formula="of:=[Convert.$B540]*(256/600)" table:style-name="ce1">
            <text:p>229.9733333</text:p>
          </table:table-cell>
          <table:table-cell table:number-columns-repeated="15" table:style-name="ce1"/>
          <table:table-cell office:value-type="float" office:value="229.97333333333336" table:formula="of:=[Convert.$B540]*(256/600)" table:style-name="ce1">
            <text:p>229.9733333</text:p>
          </table:table-cell>
          <table:table-cell office:value-type="float" office:value="-2278.6799999999998" table:formula="of:=4000*[Convert.$A540]" table:style-name="ce1">
            <text:p>-2278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6271</text:p>
          </table:table-cell>
          <table:table-cell office:value-type="float" office:value="540" table:formula="of:=1+SUM([.B540])" table:style-name="ce1">
            <text:p>540</text:p>
          </table:table-cell>
          <table:table-cell office:value-type="float" office:value="230.4" table:formula="of:=[Convert.$B541]*(256/600)" table:style-name="ce1">
            <text:p>230.4</text:p>
          </table:table-cell>
          <table:table-cell table:number-columns-repeated="15" table:style-name="ce1"/>
          <table:table-cell office:value-type="float" office:value="230.4" table:formula="of:=[Convert.$B541]*(256/600)" table:style-name="ce1">
            <text:p>230.4</text:p>
          </table:table-cell>
          <table:table-cell office:value-type="float" office:value="-2250.84" table:formula="of:=4000*[Convert.$A541]" table:style-name="ce1">
            <text:p>-2250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5569</text:p>
          </table:table-cell>
          <table:table-cell office:value-type="float" office:value="541" table:formula="of:=1+SUM([.B541])" table:style-name="ce1">
            <text:p>541</text:p>
          </table:table-cell>
          <table:table-cell office:value-type="float" office:value="230.82666666666668" table:formula="of:=[Convert.$B542]*(256/600)" table:style-name="ce1">
            <text:p>230.8266667</text:p>
          </table:table-cell>
          <table:table-cell table:number-columns-repeated="15" table:style-name="ce1"/>
          <table:table-cell office:value-type="float" office:value="230.82666666666668" table:formula="of:=[Convert.$B542]*(256/600)" table:style-name="ce1">
            <text:p>230.8266667</text:p>
          </table:table-cell>
          <table:table-cell office:value-type="float" office:value="-2222.7600000000002" table:formula="of:=4000*[Convert.$A542]" table:style-name="ce1">
            <text:p>-2222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4855</text:p>
          </table:table-cell>
          <table:table-cell office:value-type="float" office:value="542" table:formula="of:=1+SUM([.B542])" table:style-name="ce1">
            <text:p>542</text:p>
          </table:table-cell>
          <table:table-cell office:value-type="float" office:value="231.25333333333336" table:formula="of:=[Convert.$B543]*(256/600)" table:style-name="ce1">
            <text:p>231.2533333</text:p>
          </table:table-cell>
          <table:table-cell table:number-columns-repeated="15" table:style-name="ce1"/>
          <table:table-cell office:value-type="float" office:value="231.25333333333336" table:formula="of:=[Convert.$B543]*(256/600)" table:style-name="ce1">
            <text:p>231.2533333</text:p>
          </table:table-cell>
          <table:table-cell office:value-type="float" office:value="-2194.1999999999998" table:formula="of:=4000*[Convert.$A543]" table:style-name="ce1">
            <text:p>-2194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4111</text:p>
          </table:table-cell>
          <table:table-cell office:value-type="float" office:value="543" table:formula="of:=1+SUM([.B543])" table:style-name="ce1">
            <text:p>543</text:p>
          </table:table-cell>
          <table:table-cell office:value-type="float" office:value="231.68" table:formula="of:=[Convert.$B544]*(256/600)" table:style-name="ce1">
            <text:p>231.68</text:p>
          </table:table-cell>
          <table:table-cell table:number-columns-repeated="15" table:style-name="ce1"/>
          <table:table-cell office:value-type="float" office:value="231.68" table:formula="of:=[Convert.$B544]*(256/600)" table:style-name="ce1">
            <text:p>231.68</text:p>
          </table:table-cell>
          <table:table-cell office:value-type="float" office:value="-2164.44" table:formula="of:=4000*[Convert.$A544]" table:style-name="ce1">
            <text:p>-2164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3378</text:p>
          </table:table-cell>
          <table:table-cell office:value-type="float" office:value="544" table:formula="of:=1+SUM([.B544])" table:style-name="ce1">
            <text:p>544</text:p>
          </table:table-cell>
          <table:table-cell office:value-type="float" office:value="232.10666666666668" table:formula="of:=[Convert.$B545]*(256/600)" table:style-name="ce1">
            <text:p>232.1066667</text:p>
          </table:table-cell>
          <table:table-cell table:number-columns-repeated="15" table:style-name="ce1"/>
          <table:table-cell office:value-type="float" office:value="232.10666666666668" table:formula="of:=[Convert.$B545]*(256/600)" table:style-name="ce1">
            <text:p>232.1066667</text:p>
          </table:table-cell>
          <table:table-cell office:value-type="float" office:value="-2135.1200000000003" table:formula="of:=4000*[Convert.$A545]" table:style-name="ce1">
            <text:p>-2135.1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2646</text:p>
          </table:table-cell>
          <table:table-cell office:value-type="float" office:value="545" table:formula="of:=1+SUM([.B545])" table:style-name="ce1">
            <text:p>545</text:p>
          </table:table-cell>
          <table:table-cell office:value-type="float" office:value="232.53333333333336" table:formula="of:=[Convert.$B546]*(256/600)" table:style-name="ce1">
            <text:p>232.5333333</text:p>
          </table:table-cell>
          <table:table-cell table:number-columns-repeated="15" table:style-name="ce1"/>
          <table:table-cell office:value-type="float" office:value="232.53333333333336" table:formula="of:=[Convert.$B546]*(256/600)" table:style-name="ce1">
            <text:p>232.5333333</text:p>
          </table:table-cell>
          <table:table-cell office:value-type="float" office:value="-2105.84" table:formula="of:=4000*[Convert.$A546]" table:style-name="ce1">
            <text:p>-2105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1871</text:p>
          </table:table-cell>
          <table:table-cell office:value-type="float" office:value="546" table:formula="of:=1+SUM([.B546])" table:style-name="ce1">
            <text:p>546</text:p>
          </table:table-cell>
          <table:table-cell office:value-type="float" office:value="232.96" table:formula="of:=[Convert.$B547]*(256/600)" table:style-name="ce1">
            <text:p>232.96</text:p>
          </table:table-cell>
          <table:table-cell table:number-columns-repeated="15" table:style-name="ce1"/>
          <table:table-cell office:value-type="float" office:value="232.96" table:formula="of:=[Convert.$B547]*(256/600)" table:style-name="ce1">
            <text:p>232.96</text:p>
          </table:table-cell>
          <table:table-cell office:value-type="float" office:value="-2074.84" table:formula="of:=4000*[Convert.$A547]" table:style-name="ce1">
            <text:p>-2074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1114</text:p>
          </table:table-cell>
          <table:table-cell office:value-type="float" office:value="547" table:formula="of:=1+SUM([.B547])" table:style-name="ce1">
            <text:p>547</text:p>
          </table:table-cell>
          <table:table-cell office:value-type="float" office:value="233.38666666666668" table:formula="of:=[Convert.$B548]*(256/600)" table:style-name="ce1">
            <text:p>233.3866667</text:p>
          </table:table-cell>
          <table:table-cell table:number-columns-repeated="15" table:style-name="ce1"/>
          <table:table-cell office:value-type="float" office:value="233.38666666666668" table:formula="of:=[Convert.$B548]*(256/600)" table:style-name="ce1">
            <text:p>233.3866667</text:p>
          </table:table-cell>
          <table:table-cell office:value-type="float" office:value="-2044.5600000000002" table:formula="of:=4000*[Convert.$A548]" table:style-name="ce1">
            <text:p>-2044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50351</text:p>
          </table:table-cell>
          <table:table-cell office:value-type="float" office:value="548" table:formula="of:=1+SUM([.B548])" table:style-name="ce1">
            <text:p>548</text:p>
          </table:table-cell>
          <table:table-cell office:value-type="float" office:value="233.81333333333336" table:formula="of:=[Convert.$B549]*(256/600)" table:style-name="ce1">
            <text:p>233.8133333</text:p>
          </table:table-cell>
          <table:table-cell table:number-columns-repeated="15" table:style-name="ce1"/>
          <table:table-cell office:value-type="float" office:value="233.81333333333336" table:formula="of:=[Convert.$B549]*(256/600)" table:style-name="ce1">
            <text:p>233.8133333</text:p>
          </table:table-cell>
          <table:table-cell office:value-type="float" office:value="-2014.04" table:formula="of:=4000*[Convert.$A549]" table:style-name="ce1">
            <text:p>-2014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9548</text:p>
          </table:table-cell>
          <table:table-cell office:value-type="float" office:value="549" table:formula="of:=1+SUM([.B549])" table:style-name="ce1">
            <text:p>549</text:p>
          </table:table-cell>
          <table:table-cell office:value-type="float" office:value="234.24" table:formula="of:=[Convert.$B550]*(256/600)" table:style-name="ce1">
            <text:p>234.24</text:p>
          </table:table-cell>
          <table:table-cell table:number-columns-repeated="15" table:style-name="ce1"/>
          <table:table-cell office:value-type="float" office:value="234.24" table:formula="of:=[Convert.$B550]*(256/600)" table:style-name="ce1">
            <text:p>234.24</text:p>
          </table:table-cell>
          <table:table-cell office:value-type="float" office:value="-1981.9199999999998" table:formula="of:=4000*[Convert.$A550]" table:style-name="ce1">
            <text:p>-1981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8767</text:p>
          </table:table-cell>
          <table:table-cell office:value-type="float" office:value="550" table:formula="of:=1+SUM([.B550])" table:style-name="ce1">
            <text:p>550</text:p>
          </table:table-cell>
          <table:table-cell office:value-type="float" office:value="234.66666666666669" table:formula="of:=[Convert.$B551]*(256/600)" table:style-name="ce1">
            <text:p>234.6666667</text:p>
          </table:table-cell>
          <table:table-cell table:number-columns-repeated="15" table:style-name="ce1"/>
          <table:table-cell office:value-type="float" office:value="234.66666666666669" table:formula="of:=[Convert.$B551]*(256/600)" table:style-name="ce1">
            <text:p>234.6666667</text:p>
          </table:table-cell>
          <table:table-cell office:value-type="float" office:value="-1950.68" table:formula="of:=4000*[Convert.$A551]" table:style-name="ce1">
            <text:p>-1950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7980</text:p>
          </table:table-cell>
          <table:table-cell office:value-type="float" office:value="551" table:formula="of:=1+SUM([.B551])" table:style-name="ce1">
            <text:p>551</text:p>
          </table:table-cell>
          <table:table-cell office:value-type="float" office:value="235.09333333333336" table:formula="of:=[Convert.$B552]*(256/600)" table:style-name="ce1">
            <text:p>235.0933333</text:p>
          </table:table-cell>
          <table:table-cell table:number-columns-repeated="15" table:style-name="ce1"/>
          <table:table-cell office:value-type="float" office:value="235.09333333333336" table:formula="of:=[Convert.$B552]*(256/600)" table:style-name="ce1">
            <text:p>235.0933333</text:p>
          </table:table-cell>
          <table:table-cell office:value-type="float" office:value="-1919.2" table:formula="of:=4000*[Convert.$A552]" table:style-name="ce1">
            <text:p>-1919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7150</text:p>
          </table:table-cell>
          <table:table-cell office:value-type="float" office:value="552" table:formula="of:=1+SUM([.B552])" table:style-name="ce1">
            <text:p>552</text:p>
          </table:table-cell>
          <table:table-cell office:value-type="float" office:value="235.52" table:formula="of:=[Convert.$B553]*(256/600)" table:style-name="ce1">
            <text:p>235.52</text:p>
          </table:table-cell>
          <table:table-cell table:number-columns-repeated="15" table:style-name="ce1"/>
          <table:table-cell office:value-type="float" office:value="235.52" table:formula="of:=[Convert.$B553]*(256/600)" table:style-name="ce1">
            <text:p>235.52</text:p>
          </table:table-cell>
          <table:table-cell office:value-type="float" office:value="-1886" table:formula="of:=4000*[Convert.$A553]" table:style-name="ce1">
            <text:p>-188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6344</text:p>
          </table:table-cell>
          <table:table-cell office:value-type="float" office:value="553" table:formula="of:=1+SUM([.B553])" table:style-name="ce1">
            <text:p>553</text:p>
          </table:table-cell>
          <table:table-cell office:value-type="float" office:value="235.94666666666669" table:formula="of:=[Convert.$B554]*(256/600)" table:style-name="ce1">
            <text:p>235.9466667</text:p>
          </table:table-cell>
          <table:table-cell table:number-columns-repeated="15" table:style-name="ce1"/>
          <table:table-cell office:value-type="float" office:value="235.94666666666669" table:formula="of:=[Convert.$B554]*(256/600)" table:style-name="ce1">
            <text:p>235.9466667</text:p>
          </table:table-cell>
          <table:table-cell office:value-type="float" office:value="-1853.76" table:formula="of:=4000*[Convert.$A554]" table:style-name="ce1">
            <text:p>-1853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5526</text:p>
          </table:table-cell>
          <table:table-cell office:value-type="float" office:value="554" table:formula="of:=1+SUM([.B554])" table:style-name="ce1">
            <text:p>554</text:p>
          </table:table-cell>
          <table:table-cell office:value-type="float" office:value="236.37333333333333" table:formula="of:=[Convert.$B555]*(256/600)" table:style-name="ce1">
            <text:p>236.3733333</text:p>
          </table:table-cell>
          <table:table-cell table:number-columns-repeated="15" table:style-name="ce1"/>
          <table:table-cell office:value-type="float" office:value="236.37333333333333" table:formula="of:=[Convert.$B555]*(256/600)" table:style-name="ce1">
            <text:p>236.3733333</text:p>
          </table:table-cell>
          <table:table-cell office:value-type="float" office:value="-1821.04" table:formula="of:=4000*[Convert.$A555]" table:style-name="ce1">
            <text:p>-1821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4702</text:p>
          </table:table-cell>
          <table:table-cell office:value-type="float" office:value="555" table:formula="of:=1+SUM([.B555])" table:style-name="ce1">
            <text:p>555</text:p>
          </table:table-cell>
          <table:table-cell office:value-type="float" office:value="236.8" table:formula="of:=[Convert.$B556]*(256/600)" table:style-name="ce1">
            <text:p>236.8</text:p>
          </table:table-cell>
          <table:table-cell table:number-columns-repeated="15" table:style-name="ce1"/>
          <table:table-cell office:value-type="float" office:value="236.8" table:formula="of:=[Convert.$B556]*(256/600)" table:style-name="ce1">
            <text:p>236.8</text:p>
          </table:table-cell>
          <table:table-cell office:value-type="float" office:value="-1788.08" table:formula="of:=4000*[Convert.$A556]" table:style-name="ce1">
            <text:p>-1788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3842</text:p>
          </table:table-cell>
          <table:table-cell office:value-type="float" office:value="556" table:formula="of:=1+SUM([.B556])" table:style-name="ce1">
            <text:p>556</text:p>
          </table:table-cell>
          <table:table-cell office:value-type="float" office:value="237.22666666666669" table:formula="of:=[Convert.$B557]*(256/600)" table:style-name="ce1">
            <text:p>237.2266667</text:p>
          </table:table-cell>
          <table:table-cell table:number-columns-repeated="15" table:style-name="ce1"/>
          <table:table-cell office:value-type="float" office:value="237.22666666666669" table:formula="of:=[Convert.$B557]*(256/600)" table:style-name="ce1">
            <text:p>237.2266667</text:p>
          </table:table-cell>
          <table:table-cell office:value-type="float" office:value="-1753.6799999999998" table:formula="of:=4000*[Convert.$A557]" table:style-name="ce1">
            <text:p>-1753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3005</text:p>
          </table:table-cell>
          <table:table-cell office:value-type="float" office:value="557" table:formula="of:=1+SUM([.B557])" table:style-name="ce1">
            <text:p>557</text:p>
          </table:table-cell>
          <table:table-cell office:value-type="float" office:value="237.65333333333334" table:formula="of:=[Convert.$B558]*(256/600)" table:style-name="ce1">
            <text:p>237.6533333</text:p>
          </table:table-cell>
          <table:table-cell table:number-columns-repeated="15" table:style-name="ce1"/>
          <table:table-cell office:value-type="float" office:value="237.65333333333334" table:formula="of:=[Convert.$B558]*(256/600)" table:style-name="ce1">
            <text:p>237.6533333</text:p>
          </table:table-cell>
          <table:table-cell office:value-type="float" office:value="-1720.2" table:formula="of:=4000*[Convert.$A558]" table:style-name="ce1">
            <text:p>-1720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2151</text:p>
          </table:table-cell>
          <table:table-cell office:value-type="float" office:value="558" table:formula="of:=1+SUM([.B558])" table:style-name="ce1">
            <text:p>558</text:p>
          </table:table-cell>
          <table:table-cell office:value-type="float" office:value="238.08" table:formula="of:=[Convert.$B559]*(256/600)" table:style-name="ce1">
            <text:p>238.08</text:p>
          </table:table-cell>
          <table:table-cell table:number-columns-repeated="15" table:style-name="ce1"/>
          <table:table-cell office:value-type="float" office:value="238.08" table:formula="of:=[Convert.$B559]*(256/600)" table:style-name="ce1">
            <text:p>238.08</text:p>
          </table:table-cell>
          <table:table-cell office:value-type="float" office:value="-1686.04" table:formula="of:=4000*[Convert.$A559]" table:style-name="ce1">
            <text:p>-1686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1254</text:p>
          </table:table-cell>
          <table:table-cell office:value-type="float" office:value="559" table:formula="of:=1+SUM([.B559])" table:style-name="ce1">
            <text:p>559</text:p>
          </table:table-cell>
          <table:table-cell office:value-type="float" office:value="238.50666666666669" table:formula="of:=[Convert.$B560]*(256/600)" table:style-name="ce1">
            <text:p>238.5066667</text:p>
          </table:table-cell>
          <table:table-cell table:number-columns-repeated="15" table:style-name="ce1"/>
          <table:table-cell office:value-type="float" office:value="238.50666666666669" table:formula="of:=[Convert.$B560]*(256/600)" table:style-name="ce1">
            <text:p>238.5066667</text:p>
          </table:table-cell>
          <table:table-cell office:value-type="float" office:value="-1650.16" table:formula="of:=4000*[Convert.$A560]" table:style-name="ce1">
            <text:p>-1650.1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40387</text:p>
          </table:table-cell>
          <table:table-cell office:value-type="float" office:value="560" table:formula="of:=1+SUM([.B560])" table:style-name="ce1">
            <text:p>560</text:p>
          </table:table-cell>
          <table:table-cell office:value-type="float" office:value="238.93333333333334" table:formula="of:=[Convert.$B561]*(256/600)" table:style-name="ce1">
            <text:p>238.9333333</text:p>
          </table:table-cell>
          <table:table-cell table:number-columns-repeated="15" table:style-name="ce1"/>
          <table:table-cell office:value-type="float" office:value="238.93333333333334" table:formula="of:=[Convert.$B561]*(256/600)" table:style-name="ce1">
            <text:p>238.9333333</text:p>
          </table:table-cell>
          <table:table-cell office:value-type="float" office:value="-1615.48" table:formula="of:=4000*[Convert.$A561]" table:style-name="ce1">
            <text:p>-1615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9517</text:p>
          </table:table-cell>
          <table:table-cell office:value-type="float" office:value="561" table:formula="of:=1+SUM([.B561])" table:style-name="ce1">
            <text:p>561</text:p>
          </table:table-cell>
          <table:table-cell office:value-type="float" office:value="239.36" table:formula="of:=[Convert.$B562]*(256/600)" table:style-name="ce1">
            <text:p>239.36</text:p>
          </table:table-cell>
          <table:table-cell table:number-columns-repeated="15" table:style-name="ce1"/>
          <table:table-cell office:value-type="float" office:value="239.36" table:formula="of:=[Convert.$B562]*(256/600)" table:style-name="ce1">
            <text:p>239.36</text:p>
          </table:table-cell>
          <table:table-cell office:value-type="float" office:value="-1580.68" table:formula="of:=4000*[Convert.$A562]" table:style-name="ce1">
            <text:p>-1580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8602</text:p>
          </table:table-cell>
          <table:table-cell office:value-type="float" office:value="562" table:formula="of:=1+SUM([.B562])" table:style-name="ce1">
            <text:p>562</text:p>
          </table:table-cell>
          <table:table-cell office:value-type="float" office:value="239.78666666666669" table:formula="of:=[Convert.$B563]*(256/600)" table:style-name="ce1">
            <text:p>239.7866667</text:p>
          </table:table-cell>
          <table:table-cell table:number-columns-repeated="15" table:style-name="ce1"/>
          <table:table-cell office:value-type="float" office:value="239.78666666666669" table:formula="of:=[Convert.$B563]*(256/600)" table:style-name="ce1">
            <text:p>239.7866667</text:p>
          </table:table-cell>
          <table:table-cell office:value-type="float" office:value="-1544.08" table:formula="of:=4000*[Convert.$A563]" table:style-name="ce1">
            <text:p>-1544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7711</text:p>
          </table:table-cell>
          <table:table-cell office:value-type="float" office:value="563" table:formula="of:=1+SUM([.B563])" table:style-name="ce1">
            <text:p>563</text:p>
          </table:table-cell>
          <table:table-cell office:value-type="float" office:value="240.21333333333334" table:formula="of:=[Convert.$B564]*(256/600)" table:style-name="ce1">
            <text:p>240.2133333</text:p>
          </table:table-cell>
          <table:table-cell table:number-columns-repeated="15" table:style-name="ce1"/>
          <table:table-cell office:value-type="float" office:value="240.21333333333334" table:formula="of:=[Convert.$B564]*(256/600)" table:style-name="ce1">
            <text:p>240.2133333</text:p>
          </table:table-cell>
          <table:table-cell office:value-type="float" office:value="-1508.44" table:formula="of:=4000*[Convert.$A564]" table:style-name="ce1">
            <text:p>-1508.4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6813</text:p>
          </table:table-cell>
          <table:table-cell office:value-type="float" office:value="564" table:formula="of:=1+SUM([.B564])" table:style-name="ce1">
            <text:p>564</text:p>
          </table:table-cell>
          <table:table-cell office:value-type="float" office:value="240.64000000000001" table:formula="of:=[Convert.$B565]*(256/600)" table:style-name="ce1">
            <text:p>240.64</text:p>
          </table:table-cell>
          <table:table-cell table:number-columns-repeated="15" table:style-name="ce1"/>
          <table:table-cell office:value-type="float" office:value="240.64000000000001" table:formula="of:=[Convert.$B565]*(256/600)" table:style-name="ce1">
            <text:p>240.64</text:p>
          </table:table-cell>
          <table:table-cell office:value-type="float" office:value="-1472.52" table:formula="of:=4000*[Convert.$A565]" table:style-name="ce1">
            <text:p>-1472.5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5873</text:p>
          </table:table-cell>
          <table:table-cell office:value-type="float" office:value="565" table:formula="of:=1+SUM([.B565])" table:style-name="ce1">
            <text:p>565</text:p>
          </table:table-cell>
          <table:table-cell office:value-type="float" office:value="241.06666666666669" table:formula="of:=[Convert.$B566]*(256/600)" table:style-name="ce1">
            <text:p>241.0666667</text:p>
          </table:table-cell>
          <table:table-cell table:number-columns-repeated="15" table:style-name="ce1"/>
          <table:table-cell office:value-type="float" office:value="241.06666666666669" table:formula="of:=[Convert.$B566]*(256/600)" table:style-name="ce1">
            <text:p>241.0666667</text:p>
          </table:table-cell>
          <table:table-cell office:value-type="float" office:value="-1434.92" table:formula="of:=4000*[Convert.$A566]" table:style-name="ce1">
            <text:p>-1434.9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4964</text:p>
          </table:table-cell>
          <table:table-cell office:value-type="float" office:value="566" table:formula="of:=1+SUM([.B566])" table:style-name="ce1">
            <text:p>566</text:p>
          </table:table-cell>
          <table:table-cell office:value-type="float" office:value="241.49333333333334" table:formula="of:=[Convert.$B567]*(256/600)" table:style-name="ce1">
            <text:p>241.4933333</text:p>
          </table:table-cell>
          <table:table-cell table:number-columns-repeated="15" table:style-name="ce1"/>
          <table:table-cell office:value-type="float" office:value="241.49333333333334" table:formula="of:=[Convert.$B567]*(256/600)" table:style-name="ce1">
            <text:p>241.4933333</text:p>
          </table:table-cell>
          <table:table-cell office:value-type="float" office:value="-1398.56" table:formula="of:=4000*[Convert.$A567]" table:style-name="ce1">
            <text:p>-1398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4042</text:p>
          </table:table-cell>
          <table:table-cell office:value-type="float" office:value="567" table:formula="of:=1+SUM([.B567])" table:style-name="ce1">
            <text:p>567</text:p>
          </table:table-cell>
          <table:table-cell office:value-type="float" office:value="241.92000000000002" table:formula="of:=[Convert.$B568]*(256/600)" table:style-name="ce1">
            <text:p>241.92</text:p>
          </table:table-cell>
          <table:table-cell table:number-columns-repeated="15" table:style-name="ce1"/>
          <table:table-cell office:value-type="float" office:value="241.92000000000002" table:formula="of:=[Convert.$B568]*(256/600)" table:style-name="ce1">
            <text:p>241.92</text:p>
          </table:table-cell>
          <table:table-cell office:value-type="float" office:value="-1361.68" table:formula="of:=4000*[Convert.$A568]" table:style-name="ce1">
            <text:p>-1361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3121</text:p>
          </table:table-cell>
          <table:table-cell office:value-type="float" office:value="568" table:formula="of:=1+SUM([.B568])" table:style-name="ce1">
            <text:p>568</text:p>
          </table:table-cell>
          <table:table-cell office:value-type="float" office:value="242.34666666666669" table:formula="of:=[Convert.$B569]*(256/600)" table:style-name="ce1">
            <text:p>242.3466667</text:p>
          </table:table-cell>
          <table:table-cell table:number-columns-repeated="15" table:style-name="ce1"/>
          <table:table-cell office:value-type="float" office:value="242.34666666666669" table:formula="of:=[Convert.$B569]*(256/600)" table:style-name="ce1">
            <text:p>242.3466667</text:p>
          </table:table-cell>
          <table:table-cell office:value-type="float" office:value="-1324.84" table:formula="of:=4000*[Convert.$A569]" table:style-name="ce1">
            <text:p>-1324.8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2156</text:p>
          </table:table-cell>
          <table:table-cell office:value-type="float" office:value="569" table:formula="of:=1+SUM([.B569])" table:style-name="ce1">
            <text:p>569</text:p>
          </table:table-cell>
          <table:table-cell office:value-type="float" office:value="242.77333333333334" table:formula="of:=[Convert.$B570]*(256/600)" table:style-name="ce1">
            <text:p>242.7733333</text:p>
          </table:table-cell>
          <table:table-cell table:number-columns-repeated="15" table:style-name="ce1"/>
          <table:table-cell office:value-type="float" office:value="242.77333333333334" table:formula="of:=[Convert.$B570]*(256/600)" table:style-name="ce1">
            <text:p>242.7733333</text:p>
          </table:table-cell>
          <table:table-cell office:value-type="float" office:value="-1286.24" table:formula="of:=4000*[Convert.$A570]" table:style-name="ce1">
            <text:p>-1286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1210</text:p>
          </table:table-cell>
          <table:table-cell office:value-type="float" office:value="570" table:formula="of:=1+SUM([.B570])" table:style-name="ce1">
            <text:p>570</text:p>
          </table:table-cell>
          <table:table-cell office:value-type="float" office:value="243.20000000000002" table:formula="of:=[Convert.$B571]*(256/600)" table:style-name="ce1">
            <text:p>243.2</text:p>
          </table:table-cell>
          <table:table-cell table:number-columns-repeated="15" table:style-name="ce1"/>
          <table:table-cell office:value-type="float" office:value="243.20000000000002" table:formula="of:=[Convert.$B571]*(256/600)" table:style-name="ce1">
            <text:p>243.2</text:p>
          </table:table-cell>
          <table:table-cell office:value-type="float" office:value="-1248.3999999999999" table:formula="of:=4000*[Convert.$A571]" table:style-name="ce1">
            <text:p>-1248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30264</text:p>
          </table:table-cell>
          <table:table-cell office:value-type="float" office:value="571" table:formula="of:=1+SUM([.B571])" table:style-name="ce1">
            <text:p>571</text:p>
          </table:table-cell>
          <table:table-cell office:value-type="float" office:value="243.62666666666669" table:formula="of:=[Convert.$B572]*(256/600)" table:style-name="ce1">
            <text:p>243.6266667</text:p>
          </table:table-cell>
          <table:table-cell table:number-columns-repeated="15" table:style-name="ce1"/>
          <table:table-cell office:value-type="float" office:value="243.62666666666669" table:formula="of:=[Convert.$B572]*(256/600)" table:style-name="ce1">
            <text:p>243.6266667</text:p>
          </table:table-cell>
          <table:table-cell office:value-type="float" office:value="-1210.5600000000002" table:formula="of:=4000*[Convert.$A572]" table:style-name="ce1">
            <text:p>-1210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9266</text:p>
          </table:table-cell>
          <table:table-cell office:value-type="float" office:value="572" table:formula="of:=1+SUM([.B572])" table:style-name="ce1">
            <text:p>572</text:p>
          </table:table-cell>
          <table:table-cell office:value-type="float" office:value="244.05333333333334" table:formula="of:=[Convert.$B573]*(256/600)" table:style-name="ce1">
            <text:p>244.0533333</text:p>
          </table:table-cell>
          <table:table-cell table:number-columns-repeated="15" table:style-name="ce1"/>
          <table:table-cell office:value-type="float" office:value="244.05333333333334" table:formula="of:=[Convert.$B573]*(256/600)" table:style-name="ce1">
            <text:p>244.0533333</text:p>
          </table:table-cell>
          <table:table-cell office:value-type="float" office:value="-1170.6399999999999" table:formula="of:=4000*[Convert.$A573]" table:style-name="ce1">
            <text:p>-1170.6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8308</text:p>
          </table:table-cell>
          <table:table-cell office:value-type="float" office:value="573" table:formula="of:=1+SUM([.B573])" table:style-name="ce1">
            <text:p>573</text:p>
          </table:table-cell>
          <table:table-cell office:value-type="float" office:value="244.48000000000002" table:formula="of:=[Convert.$B574]*(256/600)" table:style-name="ce1">
            <text:p>244.48</text:p>
          </table:table-cell>
          <table:table-cell table:number-columns-repeated="15" table:style-name="ce1"/>
          <table:table-cell office:value-type="float" office:value="244.48000000000002" table:formula="of:=[Convert.$B574]*(256/600)" table:style-name="ce1">
            <text:p>244.48</text:p>
          </table:table-cell>
          <table:table-cell office:value-type="float" office:value="-1132.32" table:formula="of:=4000*[Convert.$A574]" table:style-name="ce1">
            <text:p>-1132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7344</text:p>
          </table:table-cell>
          <table:table-cell office:value-type="float" office:value="574" table:formula="of:=1+SUM([.B574])" table:style-name="ce1">
            <text:p>574</text:p>
          </table:table-cell>
          <table:table-cell office:value-type="float" office:value="244.90666666666669" table:formula="of:=[Convert.$B575]*(256/600)" table:style-name="ce1">
            <text:p>244.9066667</text:p>
          </table:table-cell>
          <table:table-cell table:number-columns-repeated="15" table:style-name="ce1"/>
          <table:table-cell office:value-type="float" office:value="244.90666666666669" table:formula="of:=[Convert.$B575]*(256/600)" table:style-name="ce1">
            <text:p>244.9066667</text:p>
          </table:table-cell>
          <table:table-cell office:value-type="float" office:value="-1093.76" table:formula="of:=4000*[Convert.$A575]" table:style-name="ce1">
            <text:p>-1093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6337</text:p>
          </table:table-cell>
          <table:table-cell office:value-type="float" office:value="575" table:formula="of:=1+SUM([.B575])" table:style-name="ce1">
            <text:p>575</text:p>
          </table:table-cell>
          <table:table-cell office:value-type="float" office:value="245.33333333333334" table:formula="of:=[Convert.$B576]*(256/600)" table:style-name="ce1">
            <text:p>245.3333333</text:p>
          </table:table-cell>
          <table:table-cell table:number-columns-repeated="15" table:style-name="ce1"/>
          <table:table-cell office:value-type="float" office:value="245.33333333333334" table:formula="of:=[Convert.$B576]*(256/600)" table:style-name="ce1">
            <text:p>245.3333333</text:p>
          </table:table-cell>
          <table:table-cell office:value-type="float" office:value="-1053.48" table:formula="of:=4000*[Convert.$A576]" table:style-name="ce1">
            <text:p>-1053.4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5360</text:p>
          </table:table-cell>
          <table:table-cell office:value-type="float" office:value="576" table:formula="of:=1+SUM([.B576])" table:style-name="ce1">
            <text:p>576</text:p>
          </table:table-cell>
          <table:table-cell office:value-type="float" office:value="245.76000000000002" table:formula="of:=[Convert.$B577]*(256/600)" table:style-name="ce1">
            <text:p>245.76</text:p>
          </table:table-cell>
          <table:table-cell table:number-columns-repeated="15" table:style-name="ce1"/>
          <table:table-cell office:value-type="float" office:value="245.76000000000002" table:formula="of:=[Convert.$B577]*(256/600)" table:style-name="ce1">
            <text:p>245.76</text:p>
          </table:table-cell>
          <table:table-cell office:value-type="float" office:value="-1014.4" table:formula="of:=4000*[Convert.$A577]" table:style-name="ce1">
            <text:p>-1014.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4377</text:p>
          </table:table-cell>
          <table:table-cell office:value-type="float" office:value="577" table:formula="of:=1+SUM([.B577])" table:style-name="ce1">
            <text:p>577</text:p>
          </table:table-cell>
          <table:table-cell office:value-type="float" office:value="246.1866666666667" table:formula="of:=[Convert.$B578]*(256/600)" table:style-name="ce1">
            <text:p>246.1866667</text:p>
          </table:table-cell>
          <table:table-cell table:number-columns-repeated="15" table:style-name="ce1"/>
          <table:table-cell office:value-type="float" office:value="246.1866666666667" table:formula="of:=[Convert.$B578]*(256/600)" table:style-name="ce1">
            <text:p>246.1866667</text:p>
          </table:table-cell>
          <table:table-cell office:value-type="float" office:value="-975.07999999999993" table:formula="of:=4000*[Convert.$A578]" table:style-name="ce1">
            <text:p>-975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3389</text:p>
          </table:table-cell>
          <table:table-cell office:value-type="float" office:value="578" table:formula="of:=1+SUM([.B578])" table:style-name="ce1">
            <text:p>578</text:p>
          </table:table-cell>
          <table:table-cell office:value-type="float" office:value="246.61333333333334" table:formula="of:=[Convert.$B579]*(256/600)" table:style-name="ce1">
            <text:p>246.6133333</text:p>
          </table:table-cell>
          <table:table-cell table:number-columns-repeated="15" table:style-name="ce1"/>
          <table:table-cell office:value-type="float" office:value="246.61333333333334" table:formula="of:=[Convert.$B579]*(256/600)" table:style-name="ce1">
            <text:p>246.6133333</text:p>
          </table:table-cell>
          <table:table-cell office:value-type="float" office:value="-935.56" table:formula="of:=4000*[Convert.$A579]" table:style-name="ce1">
            <text:p>-935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2357</text:p>
          </table:table-cell>
          <table:table-cell office:value-type="float" office:value="579" table:formula="of:=1+SUM([.B579])" table:style-name="ce1">
            <text:p>579</text:p>
          </table:table-cell>
          <table:table-cell office:value-type="float" office:value="247.04000000000002" table:formula="of:=[Convert.$B580]*(256/600)" table:style-name="ce1">
            <text:p>247.04</text:p>
          </table:table-cell>
          <table:table-cell table:number-columns-repeated="15" table:style-name="ce1"/>
          <table:table-cell office:value-type="float" office:value="247.04000000000002" table:formula="of:=[Convert.$B580]*(256/600)" table:style-name="ce1">
            <text:p>247.04</text:p>
          </table:table-cell>
          <table:table-cell office:value-type="float" office:value="-894.28" table:formula="of:=4000*[Convert.$A580]" table:style-name="ce1">
            <text:p>-894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1356</text:p>
          </table:table-cell>
          <table:table-cell office:value-type="float" office:value="580" table:formula="of:=1+SUM([.B580])" table:style-name="ce1">
            <text:p>580</text:p>
          </table:table-cell>
          <table:table-cell office:value-type="float" office:value="247.46666666666667" table:formula="of:=[Convert.$B581]*(256/600)" table:style-name="ce1">
            <text:p>247.4666667</text:p>
          </table:table-cell>
          <table:table-cell table:number-columns-repeated="15" table:style-name="ce1"/>
          <table:table-cell office:value-type="float" office:value="247.46666666666667" table:formula="of:=[Convert.$B581]*(256/600)" table:style-name="ce1">
            <text:p>247.4666667</text:p>
          </table:table-cell>
          <table:table-cell office:value-type="float" office:value="-854.24" table:formula="of:=4000*[Convert.$A581]" table:style-name="ce1">
            <text:p>-854.2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20355</text:p>
          </table:table-cell>
          <table:table-cell office:value-type="float" office:value="581" table:formula="of:=1+SUM([.B581])" table:style-name="ce1">
            <text:p>581</text:p>
          </table:table-cell>
          <table:table-cell office:value-type="float" office:value="247.89333333333335" table:formula="of:=[Convert.$B582]*(256/600)" table:style-name="ce1">
            <text:p>247.8933333</text:p>
          </table:table-cell>
          <table:table-cell table:number-columns-repeated="15" table:style-name="ce1"/>
          <table:table-cell office:value-type="float" office:value="247.89333333333335" table:formula="of:=[Convert.$B582]*(256/600)" table:style-name="ce1">
            <text:p>247.8933333</text:p>
          </table:table-cell>
          <table:table-cell office:value-type="float" office:value="-814.2" table:formula="of:=4000*[Convert.$A582]" table:style-name="ce1">
            <text:p>-814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9302</text:p>
          </table:table-cell>
          <table:table-cell office:value-type="float" office:value="582" table:formula="of:=1+SUM([.B582])" table:style-name="ce1">
            <text:p>582</text:p>
          </table:table-cell>
          <table:table-cell office:value-type="float" office:value="248.32000000000002" table:formula="of:=[Convert.$B583]*(256/600)" table:style-name="ce1">
            <text:p>248.32</text:p>
          </table:table-cell>
          <table:table-cell table:number-columns-repeated="15" table:style-name="ce1"/>
          <table:table-cell office:value-type="float" office:value="248.32000000000002" table:formula="of:=[Convert.$B583]*(256/600)" table:style-name="ce1">
            <text:p>248.32</text:p>
          </table:table-cell>
          <table:table-cell office:value-type="float" office:value="-772.08" table:formula="of:=4000*[Convert.$A583]" table:style-name="ce1">
            <text:p>-772.0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8289</text:p>
          </table:table-cell>
          <table:table-cell office:value-type="float" office:value="583" table:formula="of:=1+SUM([.B583])" table:style-name="ce1">
            <text:p>583</text:p>
          </table:table-cell>
          <table:table-cell office:value-type="float" office:value="248.74666666666667" table:formula="of:=[Convert.$B584]*(256/600)" table:style-name="ce1">
            <text:p>248.7466667</text:p>
          </table:table-cell>
          <table:table-cell table:number-columns-repeated="15" table:style-name="ce1"/>
          <table:table-cell office:value-type="float" office:value="248.74666666666667" table:formula="of:=[Convert.$B584]*(256/600)" table:style-name="ce1">
            <text:p>248.7466667</text:p>
          </table:table-cell>
          <table:table-cell office:value-type="float" office:value="-731.56" table:formula="of:=4000*[Convert.$A584]" table:style-name="ce1">
            <text:p>-731.5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7276</text:p>
          </table:table-cell>
          <table:table-cell office:value-type="float" office:value="584" table:formula="of:=1+SUM([.B584])" table:style-name="ce1">
            <text:p>584</text:p>
          </table:table-cell>
          <table:table-cell office:value-type="float" office:value="249.17333333333335" table:formula="of:=[Convert.$B585]*(256/600)" table:style-name="ce1">
            <text:p>249.1733333</text:p>
          </table:table-cell>
          <table:table-cell table:number-columns-repeated="15" table:style-name="ce1"/>
          <table:table-cell office:value-type="float" office:value="249.17333333333335" table:formula="of:=[Convert.$B585]*(256/600)" table:style-name="ce1">
            <text:p>249.1733333</text:p>
          </table:table-cell>
          <table:table-cell office:value-type="float" office:value="-691.04" table:formula="of:=4000*[Convert.$A585]" table:style-name="ce1">
            <text:p>-691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6220</text:p>
          </table:table-cell>
          <table:table-cell office:value-type="float" office:value="585" table:formula="of:=1+SUM([.B585])" table:style-name="ce1">
            <text:p>585</text:p>
          </table:table-cell>
          <table:table-cell office:value-type="float" office:value="249.60000000000002" table:formula="of:=[Convert.$B586]*(256/600)" table:style-name="ce1">
            <text:p>249.6</text:p>
          </table:table-cell>
          <table:table-cell table:number-columns-repeated="15" table:style-name="ce1"/>
          <table:table-cell office:value-type="float" office:value="249.60000000000002" table:formula="of:=[Convert.$B586]*(256/600)" table:style-name="ce1">
            <text:p>249.6</text:p>
          </table:table-cell>
          <table:table-cell office:value-type="float" office:value="-648.80000000000007" table:formula="of:=4000*[Convert.$A586]" table:style-name="ce1">
            <text:p>-648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5195</text:p>
          </table:table-cell>
          <table:table-cell office:value-type="float" office:value="586" table:formula="of:=1+SUM([.B586])" table:style-name="ce1">
            <text:p>586</text:p>
          </table:table-cell>
          <table:table-cell office:value-type="float" office:value="250.02666666666667" table:formula="of:=[Convert.$B587]*(256/600)" table:style-name="ce1">
            <text:p>250.0266667</text:p>
          </table:table-cell>
          <table:table-cell table:number-columns-repeated="15" table:style-name="ce1"/>
          <table:table-cell office:value-type="float" office:value="250.02666666666667" table:formula="of:=[Convert.$B587]*(256/600)" table:style-name="ce1">
            <text:p>250.0266667</text:p>
          </table:table-cell>
          <table:table-cell office:value-type="float" office:value="-607.79999999999995" table:formula="of:=4000*[Convert.$A587]" table:style-name="ce1">
            <text:p>-607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4169</text:p>
          </table:table-cell>
          <table:table-cell office:value-type="float" office:value="587" table:formula="of:=1+SUM([.B587])" table:style-name="ce1">
            <text:p>587</text:p>
          </table:table-cell>
          <table:table-cell office:value-type="float" office:value="250.45333333333335" table:formula="of:=[Convert.$B588]*(256/600)" table:style-name="ce1">
            <text:p>250.4533333</text:p>
          </table:table-cell>
          <table:table-cell table:number-columns-repeated="15" table:style-name="ce1"/>
          <table:table-cell office:value-type="float" office:value="250.45333333333335" table:formula="of:=[Convert.$B588]*(256/600)" table:style-name="ce1">
            <text:p>250.4533333</text:p>
          </table:table-cell>
          <table:table-cell office:value-type="float" office:value="-566.76" table:formula="of:=4000*[Convert.$A588]" table:style-name="ce1">
            <text:p>-566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3101</text:p>
          </table:table-cell>
          <table:table-cell office:value-type="float" office:value="588" table:formula="of:=1+SUM([.B588])" table:style-name="ce1">
            <text:p>588</text:p>
          </table:table-cell>
          <table:table-cell office:value-type="float" office:value="250.88000000000002" table:formula="of:=[Convert.$B589]*(256/600)" table:style-name="ce1">
            <text:p>250.88</text:p>
          </table:table-cell>
          <table:table-cell table:number-columns-repeated="15" table:style-name="ce1"/>
          <table:table-cell office:value-type="float" office:value="250.88000000000002" table:formula="of:=[Convert.$B589]*(256/600)" table:style-name="ce1">
            <text:p>250.88</text:p>
          </table:table-cell>
          <table:table-cell office:value-type="float" office:value="-524.04" table:formula="of:=4000*[Convert.$A589]" table:style-name="ce1">
            <text:p>-524.04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2070</text:p>
          </table:table-cell>
          <table:table-cell office:value-type="float" office:value="589" table:formula="of:=1+SUM([.B589])" table:style-name="ce1">
            <text:p>589</text:p>
          </table:table-cell>
          <table:table-cell office:value-type="float" office:value="251.30666666666667" table:formula="of:=[Convert.$B590]*(256/600)" table:style-name="ce1">
            <text:p>251.3066667</text:p>
          </table:table-cell>
          <table:table-cell table:number-columns-repeated="15" table:style-name="ce1"/>
          <table:table-cell office:value-type="float" office:value="251.30666666666667" table:formula="of:=[Convert.$B590]*(256/600)" table:style-name="ce1">
            <text:p>251.3066667</text:p>
          </table:table-cell>
          <table:table-cell office:value-type="float" office:value="-482.8" table:formula="of:=4000*[Convert.$A590]" table:style-name="ce1">
            <text:p>-482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11032</text:p>
          </table:table-cell>
          <table:table-cell office:value-type="float" office:value="590" table:formula="of:=1+SUM([.B590])" table:style-name="ce1">
            <text:p>590</text:p>
          </table:table-cell>
          <table:table-cell office:value-type="float" office:value="251.73333333333335" table:formula="of:=[Convert.$B591]*(256/600)" table:style-name="ce1">
            <text:p>251.7333333</text:p>
          </table:table-cell>
          <table:table-cell table:number-columns-repeated="15" table:style-name="ce1"/>
          <table:table-cell office:value-type="float" office:value="251.73333333333335" table:formula="of:=[Convert.$B591]*(256/600)" table:style-name="ce1">
            <text:p>251.7333333</text:p>
          </table:table-cell>
          <table:table-cell office:value-type="float" office:value="-441.28000000000003" table:formula="of:=4000*[Convert.$A591]" table:style-name="ce1">
            <text:p>-441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9995</text:p>
          </table:table-cell>
          <table:table-cell office:value-type="float" office:value="591" table:formula="of:=1+SUM([.B591])" table:style-name="ce1">
            <text:p>591</text:p>
          </table:table-cell>
          <table:table-cell office:value-type="float" office:value="252.16000000000003" table:formula="of:=[Convert.$B592]*(256/600)" table:style-name="ce1">
            <text:p>252.16</text:p>
          </table:table-cell>
          <table:table-cell table:number-columns-repeated="15" table:style-name="ce1"/>
          <table:table-cell office:value-type="float" office:value="252.16000000000003" table:formula="of:=[Convert.$B592]*(256/600)" table:style-name="ce1">
            <text:p>252.16</text:p>
          </table:table-cell>
          <table:table-cell office:value-type="float" office:value="-399.8" table:formula="of:=4000*[Convert.$A592]" table:style-name="ce1">
            <text:p>-399.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8905</text:p>
          </table:table-cell>
          <table:table-cell office:value-type="float" office:value="592" table:formula="of:=1+SUM([.B592])" table:style-name="ce1">
            <text:p>592</text:p>
          </table:table-cell>
          <table:table-cell office:value-type="float" office:value="252.58666666666667" table:formula="of:=[Convert.$B593]*(256/600)" table:style-name="ce1">
            <text:p>252.5866667</text:p>
          </table:table-cell>
          <table:table-cell table:number-columns-repeated="15" table:style-name="ce1"/>
          <table:table-cell office:value-type="float" office:value="252.58666666666667" table:formula="of:=[Convert.$B593]*(256/600)" table:style-name="ce1">
            <text:p>252.5866667</text:p>
          </table:table-cell>
          <table:table-cell office:value-type="float" office:value="-356.2" table:formula="of:=4000*[Convert.$A593]" table:style-name="ce1">
            <text:p>-356.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7867</text:p>
          </table:table-cell>
          <table:table-cell office:value-type="float" office:value="593" table:formula="of:=1+SUM([.B593])" table:style-name="ce1">
            <text:p>593</text:p>
          </table:table-cell>
          <table:table-cell office:value-type="float" office:value="253.01333333333335" table:formula="of:=[Convert.$B594]*(256/600)" table:style-name="ce1">
            <text:p>253.0133333</text:p>
          </table:table-cell>
          <table:table-cell table:number-columns-repeated="15" table:style-name="ce1"/>
          <table:table-cell office:value-type="float" office:value="253.01333333333335" table:formula="of:=[Convert.$B594]*(256/600)" table:style-name="ce1">
            <text:p>253.0133333</text:p>
          </table:table-cell>
          <table:table-cell office:value-type="float" office:value="-314.68" table:formula="of:=4000*[Convert.$A594]" table:style-name="ce1">
            <text:p>-314.6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6824</text:p>
          </table:table-cell>
          <table:table-cell office:value-type="float" office:value="594" table:formula="of:=1+SUM([.B594])" table:style-name="ce1">
            <text:p>594</text:p>
          </table:table-cell>
          <table:table-cell office:value-type="float" office:value="253.44000000000003" table:formula="of:=[Convert.$B595]*(256/600)" table:style-name="ce1">
            <text:p>253.44</text:p>
          </table:table-cell>
          <table:table-cell table:number-columns-repeated="15" table:style-name="ce1"/>
          <table:table-cell office:value-type="float" office:value="253.44000000000003" table:formula="of:=[Convert.$B595]*(256/600)" table:style-name="ce1">
            <text:p>253.44</text:p>
          </table:table-cell>
          <table:table-cell office:value-type="float" office:value="-272.95999999999998" table:formula="of:=4000*[Convert.$A595]" table:style-name="ce1">
            <text:p>-272.9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5743</text:p>
          </table:table-cell>
          <table:table-cell office:value-type="float" office:value="595" table:formula="of:=1+SUM([.B595])" table:style-name="ce1">
            <text:p>595</text:p>
          </table:table-cell>
          <table:table-cell office:value-type="float" office:value="253.86666666666667" table:formula="of:=[Convert.$B596]*(256/600)" table:style-name="ce1">
            <text:p>253.8666667</text:p>
          </table:table-cell>
          <table:table-cell table:number-columns-repeated="15" table:style-name="ce1"/>
          <table:table-cell office:value-type="float" office:value="253.86666666666667" table:formula="of:=[Convert.$B596]*(256/600)" table:style-name="ce1">
            <text:p>253.8666667</text:p>
          </table:table-cell>
          <table:table-cell office:value-type="float" office:value="-229.72" table:formula="of:=4000*[Convert.$A596]" table:style-name="ce1">
            <text:p>-229.7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4694</text:p>
          </table:table-cell>
          <table:table-cell office:value-type="float" office:value="596" table:formula="of:=1+SUM([.B596])" table:style-name="ce1">
            <text:p>596</text:p>
          </table:table-cell>
          <table:table-cell office:value-type="float" office:value="254.29333333333335" table:formula="of:=[Convert.$B597]*(256/600)" table:style-name="ce1">
            <text:p>254.2933333</text:p>
          </table:table-cell>
          <table:table-cell table:number-columns-repeated="15" table:style-name="ce1"/>
          <table:table-cell office:value-type="float" office:value="254.29333333333335" table:formula="of:=[Convert.$B597]*(256/600)" table:style-name="ce1">
            <text:p>254.2933333</text:p>
          </table:table-cell>
          <table:table-cell office:value-type="float" office:value="-187.76000000000002" table:formula="of:=4000*[Convert.$A597]" table:style-name="ce1">
            <text:p>-187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3644</text:p>
          </table:table-cell>
          <table:table-cell office:value-type="float" office:value="597" table:formula="of:=1+SUM([.B597])" table:style-name="ce1">
            <text:p>597</text:p>
          </table:table-cell>
          <table:table-cell office:value-type="float" office:value="254.72000000000003" table:formula="of:=[Convert.$B598]*(256/600)" table:style-name="ce1">
            <text:p>254.72</text:p>
          </table:table-cell>
          <table:table-cell table:number-columns-repeated="15" table:style-name="ce1"/>
          <table:table-cell office:value-type="float" office:value="254.72000000000003" table:formula="of:=[Convert.$B598]*(256/600)" table:style-name="ce1">
            <text:p>254.72</text:p>
          </table:table-cell>
          <table:table-cell office:value-type="float" office:value="-145.76" table:formula="of:=4000*[Convert.$A598]" table:style-name="ce1">
            <text:p>-145.76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2557</text:p>
          </table:table-cell>
          <table:table-cell office:value-type="float" office:value="598" table:formula="of:=1+SUM([.B598])" table:style-name="ce1">
            <text:p>598</text:p>
          </table:table-cell>
          <table:table-cell office:value-type="float" office:value="255.14666666666668" table:formula="of:=[Convert.$B599]*(256/600)" table:style-name="ce1">
            <text:p>255.1466667</text:p>
          </table:table-cell>
          <table:table-cell table:number-columns-repeated="15" table:style-name="ce1"/>
          <table:table-cell office:value-type="float" office:value="255.14666666666668" table:formula="of:=[Convert.$B599]*(256/600)" table:style-name="ce1">
            <text:p>255.1466667</text:p>
          </table:table-cell>
          <table:table-cell office:value-type="float" office:value="-102.28" table:formula="of:=4000*[Convert.$A599]" table:style-name="ce1">
            <text:p>-102.28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1508</text:p>
          </table:table-cell>
          <table:table-cell office:value-type="float" office:value="599" table:formula="of:=1+SUM([.B599])" table:style-name="ce1">
            <text:p>599</text:p>
          </table:table-cell>
          <table:table-cell office:value-type="float" office:value="255.57333333333335" table:formula="of:=[Convert.$B600]*(256/600)" table:style-name="ce1">
            <text:p>255.5733333</text:p>
          </table:table-cell>
          <table:table-cell table:number-columns-repeated="15" table:style-name="ce1"/>
          <table:table-cell office:value-type="float" office:value="255.57333333333335" table:formula="of:=[Convert.$B600]*(256/600)" table:style-name="ce1">
            <text:p>255.5733333</text:p>
          </table:table-cell>
          <table:table-cell office:value-type="float" office:value="-60.32" table:formula="of:=4000*[Convert.$A600]" table:style-name="ce1">
            <text:p>-60.32</text:p>
          </table:table-cell>
          <table:table-cell table:number-columns-repeated="16364"/>
        </table:table-row>
        <table:table-row table:style-name="ro1">
          <table:table-cell office:value-type="string" table:style-name="ce5">
            <text:p>-0.00464</text:p>
          </table:table-cell>
          <table:table-cell office:value-type="float" office:value="600" table:formula="of:=1+SUM([.B600])" table:style-name="ce1">
            <text:p>600</text:p>
          </table:table-cell>
          <table:table-cell office:value-type="float" office:value="256" table:formula="of:=[Convert.$B601]*(256/600)" table:style-name="ce1">
            <text:p>256</text:p>
          </table:table-cell>
          <table:table-cell table:number-columns-repeated="15" table:style-name="ce1"/>
          <table:table-cell office:value-type="float" office:value="256" table:formula="of:=[Convert.$B601]*(256/600)" table:style-name="ce1">
            <text:p>256</text:p>
          </table:table-cell>
          <table:table-cell office:value-type="float" office:value="-18.559999999999999" table:formula="of:=4000*[Convert.$A601]" table:style-name="ce1">
            <text:p>-18.56</text:p>
          </table:table-cell>
          <table:table-cell table:number-columns-repeated="16364"/>
        </table:table-row>
        <table:table-row table:number-rows-repeated="1047975" table:style-name="ro1">
          <table:table-cell table:number-columns-repeated="16384"/>
        </table:table-row>
      </table:table>
      <table:table table:name="BLEND18convert" table:style-name="ta3">
        <table:table-column table:style-name="co1" table:default-cell-style-name="ce3"/>
        <table:table-column table:style-name="co1" table:number-columns-repeated="28" table:default-cell-style-name="ce1"/>
        <table:table-column table:style-name="co1" table:default-cell-style-name="ce4"/>
        <table:table-column table:style-name="co1" table:number-columns-repeated="16354" table:default-cell-style-name="ce1"/>
        <table:table-row table:style-name="ro1">
          <table:table-cell office:value-type="string" table:style-name="ce3">
            <text:p>Column1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table:number-columns-repeated="15" table:style-name="ce1"/>
          <table:table-cell office:value-type="string" table:style-name="ce1">
            <text:p>Column4</text:p>
          </table:table-cell>
          <table:table-cell office:value-type="string" table:style-name="ce1">
            <text:p>Column2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2">
          <table:table-cell office:value-type="string" table:style-name="ce3">
            <text:p>0.00232</text:p>
          </table:table-cell>
          <table:table-cell office:value-type="float" office:value="1" table:formula="of:=1+SUM([.B1])" table:style-name="ce1">
            <text:p>1</text:p>
          </table:table-cell>
          <table:table-cell office:value-type="float" office:value="0.42666666666666669" table:formula="of:=[BLEND18convert.$B2]*(256/600)" table:style-name="ce1">
            <text:p>0.426666667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0" table:formula="of:=FORECAST([.L2];[BLEND18convert.$C$2:.$C$601];[BLEND18convert.$A$2:.$A$601])" table:style-name="ce1">
            <text:p>#DIV/0!</text:p>
          </table:table-cell>
          <table:table-cell office:value-type="float" office:value="0" table:formula="of:=FORECAST.LINEAR([.L2];[BLEND18convert.$A$2:.$A$601];[BLEND18convert.$C$2:.$C$601])" table:style-name="ce1">
            <text:p>#DIV/0!</text:p>
          </table:table-cell>
          <table:table-cell office:value-type="float" office:value="0" table:formula="of:=FORECAST.LINEAR([.L2]; ([.$A$2:.$A$601]);([.$C$2:.$C601]))" table:style-name="ce1">
            <text:p>#DIV/0!</text:p>
          </table:table-cell>
          <table:table-cell table:number-columns-repeated="3" table:style-name="ce1"/>
          <table:table-cell office:value-type="float" office:value="0.42666666666666669" table:formula="of:=[BLEND18convert.$B2]*(256/600)" table:style-name="ce1">
            <text:p>0.426666667</text:p>
          </table:table-cell>
          <table:table-cell office:value-type="float" office:value="9.2799999999999994" table:formula="of:=4000*[BLEND18convert.$A2]" table:style-name="ce1">
            <text:p>9.28</text:p>
          </table:table-cell>
          <table:table-cell table:style-name="ce1"/>
          <table:table-cell office:value-type="string" table:style-name="ce2">
            <text:p>FORECAST(<text:span text:style-name="T2">NewX</text:span>,OFFSET(<text:span text:style-name="T2">KnownY</text:span>,MATCH(<text:span text:style-name="T2">NewX</text:span>,<text:span text:style-name="T2">KnownX</text:span>,1)-1,0,2), OFFSET(<text:span text:style-name="T2">KnownX</text:span>,MATCH(<text:span text:style-name="T2">NewX</text:span>,<text:span text:style-name="T2">KnownX</text:span>,1)-1,0,2))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845.91375000000005" table:formula="of:=FORECAST([.AB2];OFFSET([.T2:.T601];MATCH([.AB2];[.S2:.S601];1)-1;0;2); OFFSET([.S2:.S601];MATCH([.AB2];[.S2:.S601];1)-1;0;2))" table:style-name="ce1">
            <text:p>845.91375</text:p>
          </table:table-cell>
          <table:table-cell office:value-type="float" office:value="845" table:formula="of:=INT([.AC2])" table:style-name="ce4">
            <text:p>84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0724</text:p>
          </table:table-cell>
          <table:table-cell office:value-type="float" office:value="2" table:formula="of:=1+SUM([.B2])" table:style-name="ce1">
            <text:p>2</text:p>
          </table:table-cell>
          <table:table-cell office:value-type="float" office:value="0.85333333333333339" table:formula="of:=[BLEND18convert.$B3]*(256/600)" table:style-name="ce1">
            <text:p>0.853333333</text:p>
          </table:table-cell>
          <table:table-cell table:number-columns-repeated="8" table:style-name="ce1"/>
          <table:table-cell office:value-type="float" office:value="2" table:formula="of:=1+SUM([.L2])" table:style-name="ce1">
            <text:p>2</text:p>
          </table:table-cell>
          <table:table-cell office:value-type="float" office:value="0" table:formula="of:=FORECAST([.L3];[BLEND18convert.$C$2:.$C$601];[BLEND18convert.$A$2:.$A$601])" table:style-name="ce1">
            <text:p>#DIV/0!</text:p>
          </table:table-cell>
          <table:table-cell office:value-type="float" office:value="0" table:formula="of:=FORECAST.LINEAR([.L3];[BLEND18convert.$A$2:.$A$601];[BLEND18convert.$C$2:.$C$601])" table:style-name="ce1">
            <text:p>#DIV/0!</text:p>
          </table:table-cell>
          <table:table-cell office:value-type="float" office:value="0" table:formula="of:=FORECAST.LINEAR([.L3];[.A2:.A601];[.C2:.C601])" table:style-name="ce1">
            <text:p>#DIV/0!</text:p>
          </table:table-cell>
          <table:table-cell table:number-columns-repeated="3" table:style-name="ce1"/>
          <table:table-cell office:value-type="float" office:value="0.85333333333333339" table:formula="of:=[BLEND18convert.$B3]*(256/600)" table:style-name="ce1">
            <text:p>0.853333333</text:p>
          </table:table-cell>
          <table:table-cell office:value-type="float" office:value="828.96" table:formula="of:=4000*[BLEND18convert.$A3]" table:style-name="ce1">
            <text:p>828.96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961.26749999999993" table:formula="of:=FORECAST([.AB3];OFFSET([.T3:.T602];MATCH([.AB3];[.S3:.S602];1)-1;0;2); OFFSET([.S3:.S602];MATCH([.AB3];[.S3:.S602];1)-1;0;2))" table:style-name="ce1">
            <text:p>961.2675</text:p>
          </table:table-cell>
          <table:table-cell office:value-type="float" office:value="961" table:formula="of:=INT([.AC3])" table:style-name="ce4">
            <text:p>96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1957</text:p>
          </table:table-cell>
          <table:table-cell office:value-type="float" office:value="3" table:formula="of:=1+SUM([.B3])" table:style-name="ce1">
            <text:p>3</text:p>
          </table:table-cell>
          <table:table-cell office:value-type="float" office:value="1.28" table:formula="of:=[BLEND18convert.$B4]*(256/600)" table:style-name="ce1">
            <text:p>1.28</text:p>
          </table:table-cell>
          <table:table-cell table:number-columns-repeated="8" table:style-name="ce1"/>
          <table:table-cell office:value-type="float" office:value="3" table:formula="of:=1+SUM([.L3])" table:style-name="ce1">
            <text:p>3</text:p>
          </table:table-cell>
          <table:table-cell office:value-type="float" office:value="0" table:formula="of:=FORECAST([.L4];[BLEND18convert.$C$2:.$C$601];[BLEND18convert.$A$2:.$A$601])" table:style-name="ce1">
            <text:p>#DIV/0!</text:p>
          </table:table-cell>
          <table:table-cell office:value-type="float" office:value="0" table:formula="of:=FORECAST.LINEAR([.L4];[BLEND18convert.$A$2:.$A$601];[BLEND18convert.$C$2:.$C$601])" table:style-name="ce1">
            <text:p>#DIV/0!</text:p>
          </table:table-cell>
          <table:table-cell office:value-type="float" office:value="0" table:formula="of:=FORECAST.LINEAR([.L4];[.A3:.A602];[.C3:.C602])" table:style-name="ce1">
            <text:p>#DIV/0!</text:p>
          </table:table-cell>
          <table:table-cell table:number-columns-repeated="3" table:style-name="ce1"/>
          <table:table-cell office:value-type="float" office:value="1.28" table:formula="of:=[BLEND18convert.$B4]*(256/600)" table:style-name="ce1">
            <text:p>1.28</text:p>
          </table:table-cell>
          <table:table-cell office:value-type="float" office:value="878.28" table:formula="of:=4000*[BLEND18convert.$A4]" table:style-name="ce1">
            <text:p>878.28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1076.3812499999999" table:formula="of:=FORECAST([.AB4];OFFSET([.T4:.T603];MATCH([.AB4];[.S4:.S603];1)-1;0;2); OFFSET([.S4:.S603];MATCH([.AB4];[.S4:.S603];1)-1;0;2))" table:style-name="ce1">
            <text:p>1076.38125</text:p>
          </table:table-cell>
          <table:table-cell office:value-type="float" office:value="1076" table:formula="of:=INT([.AC4])" table:style-name="ce4">
            <text:p>107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3184</text:p>
          </table:table-cell>
          <table:table-cell office:value-type="float" office:value="4" table:formula="of:=1+SUM([.B4])" table:style-name="ce1">
            <text:p>4</text:p>
          </table:table-cell>
          <table:table-cell office:value-type="float" office:value="1.7066666666666668" table:formula="of:=[BLEND18convert.$B5]*(256/600)" table:style-name="ce1">
            <text:p>1.706666667</text:p>
          </table:table-cell>
          <table:table-cell table:number-columns-repeated="8" table:style-name="ce1"/>
          <table:table-cell office:value-type="float" office:value="4" table:formula="of:=1+SUM([.L4])" table:style-name="ce1">
            <text:p>4</text:p>
          </table:table-cell>
          <table:table-cell office:value-type="float" office:value="0" table:formula="of:=FORECAST([.L5];[BLEND18convert.$C$2:.$C$601];[BLEND18convert.$A$2:.$A$601])" table:style-name="ce1">
            <text:p>#DIV/0!</text:p>
          </table:table-cell>
          <table:table-cell office:value-type="float" office:value="0" table:formula="of:=FORECAST.LINEAR([.L5];[BLEND18convert.$A$2:.$A$601];[BLEND18convert.$C$2:.$C$601])" table:style-name="ce1">
            <text:p>#DIV/0!</text:p>
          </table:table-cell>
          <table:table-cell office:value-type="float" office:value="0" table:formula="of:=FORECAST.LINEAR([.L5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1.7066666666666668" table:formula="of:=[BLEND18convert.$B5]*(256/600)" table:style-name="ce1">
            <text:p>1.706666667</text:p>
          </table:table-cell>
          <table:table-cell office:value-type="float" office:value="927.36" table:formula="of:=4000*[BLEND18convert.$A5]" table:style-name="ce1">
            <text:p>927.36</text:p>
          </table:table-cell>
          <table:table-cell table:number-columns-repeated="7" table:style-name="ce1"/>
          <table:table-cell office:value-type="float" office:value="4" table:formula="of:=1+SUM([.AB4])" table:style-name="ce1">
            <text:p>4</text:p>
          </table:table-cell>
          <table:table-cell office:value-type="float" office:value="1191.6950000000002" table:formula="of:=FORECAST([.AB5];OFFSET([.T5:.T604];MATCH([.AB5];[.S5:.S604];1)-1;0;2); OFFSET([.S5:.S604];MATCH([.AB5];[.S5:.S604];1)-1;0;2))" table:style-name="ce1">
            <text:p>1191.695</text:p>
          </table:table-cell>
          <table:table-cell office:value-type="float" office:value="1191" table:formula="of:=INT([.AC5])" table:style-name="ce4">
            <text:p>1191</text:p>
          </table:table-cell>
          <table:table-cell table:number-columns-repeated="2"/>
          <table:table-cell table:style-name="ce1">
            <draw:frame draw:z-index="5" draw:id="id11" draw:style-name="a11" draw:name="Chart 5" svg:x="0.26562in" svg:y="0.02083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51"/>
        </table:table-row>
        <table:table-row table:style-name="ro1">
          <table:table-cell office:value-type="string" table:style-name="ce3">
            <text:p>0.24417</text:p>
          </table:table-cell>
          <table:table-cell office:value-type="float" office:value="5" table:formula="of:=1+SUM([.B5])" table:style-name="ce1">
            <text:p>5</text:p>
          </table:table-cell>
          <table:table-cell office:value-type="float" office:value="2.1333333333333333" table:formula="of:=[BLEND18convert.$B6]*(256/600)" table:style-name="ce1">
            <text:p>2.133333333</text:p>
          </table:table-cell>
          <table:table-cell table:style-name="ce1">
            <draw:frame draw:z-index="1" draw:id="id7" draw:style-name="a7" draw:name="Chart 1" svg:x="0.41667in" svg:y="0.11458in" svg:width="4.84896in" svg:height="2.93229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5" table:formula="of:=1+SUM([.L5])" table:style-name="ce1">
            <text:p>5</text:p>
          </table:table-cell>
          <table:table-cell office:value-type="float" office:value="0" table:formula="of:=FORECAST([.L6];[BLEND18convert.$C$2:.$C$601];[BLEND18convert.$A$2:.$A$601])" table:style-name="ce1">
            <text:p>#DIV/0!</text:p>
          </table:table-cell>
          <table:table-cell office:value-type="float" office:value="0" table:formula="of:=FORECAST.LINEAR([.L6];[BLEND18convert.$A$2:.$A$601];[BLEND18convert.$C$2:.$C$601])" table:style-name="ce1">
            <text:p>#DIV/0!</text:p>
          </table:table-cell>
          <table:table-cell office:value-type="float" office:value="0" table:formula="of:=FORECAST.LINEAR([.L6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2.1333333333333333" table:formula="of:=[BLEND18convert.$B6]*(256/600)" table:style-name="ce1">
            <text:p>2.133333333</text:p>
          </table:table-cell>
          <table:table-cell office:value-type="float" office:value="976.68" table:formula="of:=4000*[BLEND18convert.$A6]" table:style-name="ce1">
            <text:p>976.68</text:p>
          </table:table-cell>
          <table:table-cell table:number-columns-repeated="7" table:style-name="ce1"/>
          <table:table-cell office:value-type="float" office:value="5" table:formula="of:=1+SUM([.AB5])" table:style-name="ce1">
            <text:p>5</text:p>
          </table:table-cell>
          <table:table-cell office:value-type="float" office:value="1306.8762500000003" table:formula="of:=FORECAST([.AB6];OFFSET([.T6:.T605];MATCH([.AB6];[.S6:.S605];1)-1;0;2); OFFSET([.S6:.S605];MATCH([.AB6];[.S6:.S605];1)-1;0;2))" table:style-name="ce1">
            <text:p>1306.87625</text:p>
          </table:table-cell>
          <table:table-cell office:value-type="float" office:value="1306" table:formula="of:=INT([.AC6])" table:style-name="ce4">
            <text:p>130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5644</text:p>
          </table:table-cell>
          <table:table-cell office:value-type="float" office:value="6" table:formula="of:=1+SUM([.B6])" table:style-name="ce1">
            <text:p>6</text:p>
          </table:table-cell>
          <table:table-cell office:value-type="float" office:value="2.56" table:formula="of:=[BLEND18convert.$B7]*(256/600)" table:style-name="ce1">
            <text:p>2.56</text:p>
          </table:table-cell>
          <table:table-cell table:number-columns-repeated="8" table:style-name="ce1"/>
          <table:table-cell office:value-type="float" office:value="6" table:formula="of:=1+SUM([.L6])" table:style-name="ce1">
            <text:p>6</text:p>
          </table:table-cell>
          <table:table-cell office:value-type="float" office:value="0" table:formula="of:=FORECAST([.L7];[BLEND18convert.$C$2:.$C$601];[BLEND18convert.$A$2:.$A$601])" table:style-name="ce1">
            <text:p>#DIV/0!</text:p>
          </table:table-cell>
          <table:table-cell office:value-type="float" office:value="0" table:formula="of:=FORECAST.LINEAR([.L7];[BLEND18convert.$A$2:.$A$601];[BLEND18convert.$C$2:.$C$601])" table:style-name="ce1">
            <text:p>#DIV/0!</text:p>
          </table:table-cell>
          <table:table-cell office:value-type="float" office:value="0" table:formula="of:=FORECAST.LINEAR([.L7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2.56" table:formula="of:=[BLEND18convert.$B7]*(256/600)" table:style-name="ce1">
            <text:p>2.56</text:p>
          </table:table-cell>
          <table:table-cell office:value-type="float" office:value="1025.76" table:formula="of:=4000*[BLEND18convert.$A7]" table:style-name="ce1">
            <text:p>1025.76</text:p>
          </table:table-cell>
          <table:table-cell table:style-name="ce1">
            <draw:frame draw:z-index="4" draw:id="id10" draw:style-name="a10" draw:name="Chart 4" svg:x="0.20312in" svg:y="0.04167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style-name="ce1">
            <draw:frame draw:z-index="3" draw:id="id9" draw:style-name="a9" draw:name="Chart 3" svg:x="0.23437in" svg:y="0.15625in" svg:width="3.18229in" svg:height="2.53125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6" table:formula="of:=1+SUM([.AB6])" table:style-name="ce1">
            <text:p>6</text:p>
          </table:table-cell>
          <table:table-cell office:value-type="float" office:value="1422.1549999999997" table:formula="of:=FORECAST([.AB7];OFFSET([.T7:.T606];MATCH([.AB7];[.S7:.S606];1)-1;0;2); OFFSET([.S7:.S606];MATCH([.AB7];[.S7:.S606];1)-1;0;2))" table:style-name="ce1">
            <text:p>1422.155</text:p>
          </table:table-cell>
          <table:table-cell office:value-type="float" office:value="1422" table:formula="of:=INT([.AC7])" table:style-name="ce4">
            <text:p>142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6871</text:p>
          </table:table-cell>
          <table:table-cell office:value-type="float" office:value="7" table:formula="of:=1+SUM([.B7])" table:style-name="ce1">
            <text:p>7</text:p>
          </table:table-cell>
          <table:table-cell office:value-type="float" office:value="2.9866666666666668" table:formula="of:=[BLEND18convert.$B8]*(256/600)" table:style-name="ce1">
            <text:p>2.986666667</text:p>
          </table:table-cell>
          <table:table-cell table:number-columns-repeated="8" table:style-name="ce1"/>
          <table:table-cell office:value-type="float" office:value="7" table:formula="of:=1+SUM([.L7])" table:style-name="ce1">
            <text:p>7</text:p>
          </table:table-cell>
          <table:table-cell office:value-type="float" office:value="0" table:formula="of:=FORECAST([.L8];[BLEND18convert.$C$2:.$C$601];[BLEND18convert.$A$2:.$A$601])" table:style-name="ce1">
            <text:p>#DIV/0!</text:p>
          </table:table-cell>
          <table:table-cell office:value-type="float" office:value="0" table:formula="of:=FORECAST.LINEAR([.L8];[BLEND18convert.$A$2:.$A$601];[BLEND18convert.$C$2:.$C$601])" table:style-name="ce1">
            <text:p>#DIV/0!</text:p>
          </table:table-cell>
          <table:table-cell office:value-type="float" office:value="0" table:formula="of:=FORECAST.LINEAR([.L8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2.9866666666666668" table:formula="of:=[BLEND18convert.$B8]*(256/600)" table:style-name="ce1">
            <text:p>2.986666667</text:p>
          </table:table-cell>
          <table:table-cell office:value-type="float" office:value="1074.8399999999999" table:formula="of:=4000*[BLEND18convert.$A8]" table:style-name="ce1">
            <text:p>1074.84</text:p>
          </table:table-cell>
          <table:table-cell table:number-columns-repeated="7" table:style-name="ce1"/>
          <table:table-cell office:value-type="float" office:value="7" table:formula="of:=1+SUM([.AB7])" table:style-name="ce1">
            <text:p>7</text:p>
          </table:table-cell>
          <table:table-cell office:value-type="float" office:value="1537.3562499999998" table:formula="of:=FORECAST([.AB8];OFFSET([.T8:.T607];MATCH([.AB8];[.S8:.S607];1)-1;0;2); OFFSET([.S8:.S607];MATCH([.AB8];[.S8:.S607];1)-1;0;2))" table:style-name="ce1">
            <text:p>1537.35625</text:p>
          </table:table-cell>
          <table:table-cell office:value-type="float" office:value="1537" table:formula="of:=INT([.AC8])" table:style-name="ce4">
            <text:p>153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8104</text:p>
          </table:table-cell>
          <table:table-cell office:value-type="float" office:value="8" table:formula="of:=1+SUM([.B8])" table:style-name="ce1">
            <text:p>8</text:p>
          </table:table-cell>
          <table:table-cell office:value-type="float" office:value="3.4133333333333336" table:formula="of:=[BLEND18convert.$B9]*(256/600)" table:style-name="ce1">
            <text:p>3.413333333</text:p>
          </table:table-cell>
          <table:table-cell table:number-columns-repeated="8" table:style-name="ce1"/>
          <table:table-cell office:value-type="float" office:value="8" table:formula="of:=1+SUM([.L8])" table:style-name="ce1">
            <text:p>8</text:p>
          </table:table-cell>
          <table:table-cell office:value-type="float" office:value="0" table:formula="of:=FORECAST([.L9];[BLEND18convert.$C$2:.$C$601];[BLEND18convert.$A$2:.$A$601])" table:style-name="ce1">
            <text:p>#DIV/0!</text:p>
          </table:table-cell>
          <table:table-cell office:value-type="float" office:value="0" table:formula="of:=FORECAST.LINEAR([.L9];[BLEND18convert.$A$2:.$A$601];[BLEND18convert.$C$2:.$C$601])" table:style-name="ce1">
            <text:p>#DIV/0!</text:p>
          </table:table-cell>
          <table:table-cell office:value-type="float" office:value="0" table:formula="of:=FORECAST.LINEAR([.L9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3.4133333333333336" table:formula="of:=[BLEND18convert.$B9]*(256/600)" table:style-name="ce1">
            <text:p>3.413333333</text:p>
          </table:table-cell>
          <table:table-cell office:value-type="float" office:value="1124.1600000000001" table:formula="of:=4000*[BLEND18convert.$A9]" table:style-name="ce1">
            <text:p>1124.16</text:p>
          </table:table-cell>
          <table:table-cell table:number-columns-repeated="7" table:style-name="ce1"/>
          <table:table-cell office:value-type="float" office:value="8" table:formula="of:=1+SUM([.AB8])" table:style-name="ce1">
            <text:p>8</text:p>
          </table:table-cell>
          <table:table-cell office:value-type="float" office:value="1652.5299999999997" table:formula="of:=FORECAST([.AB9];OFFSET([.T9:.T608];MATCH([.AB9];[.S9:.S608];1)-1;0;2); OFFSET([.S9:.S608];MATCH([.AB9];[.S9:.S608];1)-1;0;2))" table:style-name="ce1">
            <text:p>1652.53</text:p>
          </table:table-cell>
          <table:table-cell office:value-type="float" office:value="1652" table:formula="of:=INT([.AC9])" table:style-name="ce4">
            <text:p>165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9330</text:p>
          </table:table-cell>
          <table:table-cell office:value-type="float" office:value="9" table:formula="of:=1+SUM([.B9])" table:style-name="ce1">
            <text:p>9</text:p>
          </table:table-cell>
          <table:table-cell office:value-type="float" office:value="3.8400000000000003" table:formula="of:=[BLEND18convert.$B10]*(256/600)" table:style-name="ce1">
            <text:p>3.84</text:p>
          </table:table-cell>
          <table:table-cell table:number-columns-repeated="8" table:style-name="ce1"/>
          <table:table-cell office:value-type="float" office:value="9" table:formula="of:=1+SUM([.L9])" table:style-name="ce1">
            <text:p>9</text:p>
          </table:table-cell>
          <table:table-cell office:value-type="float" office:value="0" table:formula="of:=FORECAST([.L10];[BLEND18convert.$C$2:.$C$601];[BLEND18convert.$A$2:.$A$601])" table:style-name="ce1">
            <text:p>#DIV/0!</text:p>
          </table:table-cell>
          <table:table-cell office:value-type="float" office:value="0" table:formula="of:=FORECAST.LINEAR([.L10];[BLEND18convert.$A$2:.$A$601];[BLEND18convert.$C$2:.$C$601])" table:style-name="ce1">
            <text:p>#DIV/0!</text:p>
          </table:table-cell>
          <table:table-cell office:value-type="float" office:value="0" table:formula="of:=FORECAST.LINEAR([.L10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3.8400000000000003" table:formula="of:=[BLEND18convert.$B10]*(256/600)" table:style-name="ce1">
            <text:p>3.84</text:p>
          </table:table-cell>
          <table:table-cell office:value-type="float" office:value="1173.2" table:formula="of:=4000*[BLEND18convert.$A10]" table:style-name="ce1">
            <text:p>1173.2</text:p>
          </table:table-cell>
          <table:table-cell table:number-columns-repeated="7" table:style-name="ce1"/>
          <table:table-cell office:value-type="float" office:value="9" table:formula="of:=1+SUM([.AB9])" table:style-name="ce1">
            <text:p>9</text:p>
          </table:table-cell>
          <table:table-cell office:value-type="float" office:value="1767.52125" table:formula="of:=FORECAST([.AB10];OFFSET([.T10:.T609];MATCH([.AB10];[.S10:.S609];1)-1;0;2); OFFSET([.S10:.S609];MATCH([.AB10];[.S10:.S609];1)-1;0;2))" table:style-name="ce1">
            <text:p>1767.52125</text:p>
          </table:table-cell>
          <table:table-cell office:value-type="float" office:value="1767" table:formula="of:=INT([.AC10])" table:style-name="ce4">
            <text:p>176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0563</text:p>
          </table:table-cell>
          <table:table-cell office:value-type="float" office:value="10" table:formula="of:=1+SUM([.B10])" table:style-name="ce1">
            <text:p>10</text:p>
          </table:table-cell>
          <table:table-cell office:value-type="float" office:value="4.2666666666666666" table:formula="of:=[BLEND18convert.$B11]*(256/600)" table:style-name="ce1">
            <text:p>4.266666667</text:p>
          </table:table-cell>
          <table:table-cell table:number-columns-repeated="8" table:style-name="ce1"/>
          <table:table-cell office:value-type="float" office:value="10" table:formula="of:=1+SUM([.L10])" table:style-name="ce1">
            <text:p>10</text:p>
          </table:table-cell>
          <table:table-cell office:value-type="float" office:value="0" table:formula="of:=FORECAST([.L11];[BLEND18convert.$C$2:.$C$601];[BLEND18convert.$A$2:.$A$601])" table:style-name="ce1">
            <text:p>#DIV/0!</text:p>
          </table:table-cell>
          <table:table-cell office:value-type="float" office:value="0" table:formula="of:=FORECAST.LINEAR([.L11];[BLEND18convert.$A$2:.$A$601];[BLEND18convert.$C$2:.$C$601])" table:style-name="ce1">
            <text:p>#DIV/0!</text:p>
          </table:table-cell>
          <table:table-cell office:value-type="float" office:value="0" table:formula="of:=FORECAST.LINEAR([.L11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4.2666666666666666" table:formula="of:=[BLEND18convert.$B11]*(256/600)" table:style-name="ce1">
            <text:p>4.266666667</text:p>
          </table:table-cell>
          <table:table-cell office:value-type="float" office:value="1222.52" table:formula="of:=4000*[BLEND18convert.$A11]" table:style-name="ce1">
            <text:p>1222.52</text:p>
          </table:table-cell>
          <table:table-cell table:number-columns-repeated="7" table:style-name="ce1"/>
          <table:table-cell office:value-type="float" office:value="10" table:formula="of:=1+SUM([.AB10])" table:style-name="ce1">
            <text:p>10</text:p>
          </table:table-cell>
          <table:table-cell office:value-type="float" office:value="1882.365" table:formula="of:=FORECAST([.AB11];OFFSET([.T11:.T610];MATCH([.AB11];[.S11:.S610];1)-1;0;2); OFFSET([.S11:.S610];MATCH([.AB11];[.S11:.S610];1)-1;0;2))" table:style-name="ce1">
            <text:p>1882.365</text:p>
          </table:table-cell>
          <table:table-cell office:value-type="float" office:value="1882" table:formula="of:=INT([.AC11])" table:style-name="ce4">
            <text:p>188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1790</text:p>
          </table:table-cell>
          <table:table-cell office:value-type="float" office:value="11" table:formula="of:=1+SUM([.B11])" table:style-name="ce1">
            <text:p>11</text:p>
          </table:table-cell>
          <table:table-cell office:value-type="float" office:value="4.6933333333333334" table:formula="of:=[BLEND18convert.$B12]*(256/600)" table:style-name="ce1">
            <text:p>4.693333333</text:p>
          </table:table-cell>
          <table:table-cell table:number-columns-repeated="8" table:style-name="ce1"/>
          <table:table-cell office:value-type="float" office:value="11" table:formula="of:=1+SUM([.L11])" table:style-name="ce1">
            <text:p>11</text:p>
          </table:table-cell>
          <table:table-cell office:value-type="float" office:value="0" table:formula="of:=FORECAST([.L12];[BLEND18convert.$C$2:.$C$601];[BLEND18convert.$A$2:.$A$601])" table:style-name="ce1">
            <text:p>#DIV/0!</text:p>
          </table:table-cell>
          <table:table-cell office:value-type="float" office:value="0" table:formula="of:=FORECAST.LINEAR([.L12];[BLEND18convert.$A$2:.$A$601];[BLEND18convert.$C$2:.$C$601])" table:style-name="ce1">
            <text:p>#DIV/0!</text:p>
          </table:table-cell>
          <table:table-cell office:value-type="float" office:value="0" table:formula="of:=FORECAST.LINEAR([.L12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4.6933333333333334" table:formula="of:=[BLEND18convert.$B12]*(256/600)" table:style-name="ce1">
            <text:p>4.693333333</text:p>
          </table:table-cell>
          <table:table-cell office:value-type="float" office:value="1271.6000000000001" table:formula="of:=4000*[BLEND18convert.$A12]" table:style-name="ce1">
            <text:p>1271.6</text:p>
          </table:table-cell>
          <table:table-cell table:number-columns-repeated="7" table:style-name="ce1"/>
          <table:table-cell office:value-type="float" office:value="11" table:formula="of:=1+SUM([.AB11])" table:style-name="ce1">
            <text:p>11</text:p>
          </table:table-cell>
          <table:table-cell office:value-type="float" office:value="1997.4324999999999" table:formula="of:=FORECAST([.AB12];OFFSET([.T12:.T611];MATCH([.AB12];[.S12:.S611];1)-1;0;2); OFFSET([.S12:.S611];MATCH([.AB12];[.S12:.S611];1)-1;0;2))" table:style-name="ce1">
            <text:p>1997.4325</text:p>
          </table:table-cell>
          <table:table-cell office:value-type="float" office:value="1997" table:formula="of:=INT([.AC12])" table:style-name="ce4">
            <text:p>199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3017</text:p>
          </table:table-cell>
          <table:table-cell office:value-type="float" office:value="12" table:formula="of:=1+SUM([.B12])" table:style-name="ce1">
            <text:p>12</text:p>
          </table:table-cell>
          <table:table-cell office:value-type="float" office:value="5.12" table:formula="of:=[BLEND18convert.$B13]*(256/600)" table:style-name="ce1">
            <text:p>5.12</text:p>
          </table:table-cell>
          <table:table-cell table:number-columns-repeated="8" table:style-name="ce1"/>
          <table:table-cell office:value-type="float" office:value="12" table:formula="of:=1+SUM([.L12])" table:style-name="ce1">
            <text:p>12</text:p>
          </table:table-cell>
          <table:table-cell office:value-type="float" office:value="0" table:formula="of:=FORECAST([.L13];[BLEND18convert.$C$2:.$C$601];[BLEND18convert.$A$2:.$A$601])" table:style-name="ce1">
            <text:p>#DIV/0!</text:p>
          </table:table-cell>
          <table:table-cell office:value-type="float" office:value="0" table:formula="of:=FORECAST.LINEAR([.L13];[BLEND18convert.$A$2:.$A$601];[BLEND18convert.$C$2:.$C$601])" table:style-name="ce1">
            <text:p>#DIV/0!</text:p>
          </table:table-cell>
          <table:table-cell office:value-type="float" office:value="0" table:formula="of:=FORECAST.LINEAR([.L13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5.12" table:formula="of:=[BLEND18convert.$B13]*(256/600)" table:style-name="ce1">
            <text:p>5.12</text:p>
          </table:table-cell>
          <table:table-cell office:value-type="float" office:value="1320.68" table:formula="of:=4000*[BLEND18convert.$A13]" table:style-name="ce1">
            <text:p>1320.68</text:p>
          </table:table-cell>
          <table:table-cell table:number-columns-repeated="7" table:style-name="ce1"/>
          <table:table-cell office:value-type="float" office:value="12" table:formula="of:=1+SUM([.AB12])" table:style-name="ce1">
            <text:p>12</text:p>
          </table:table-cell>
          <table:table-cell office:value-type="float" office:value="2112.1999999999998" table:formula="of:=FORECAST([.AB13];OFFSET([.T13:.T612];MATCH([.AB13];[.S13:.S612];1)-1;0;2); OFFSET([.S13:.S612];MATCH([.AB13];[.S13:.S612];1)-1;0;2))" table:style-name="ce1">
            <text:p>2112.2</text:p>
          </table:table-cell>
          <table:table-cell office:value-type="float" office:value="2112" table:formula="of:=INT([.AC13])" table:style-name="ce4">
            <text:p>211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4250</text:p>
          </table:table-cell>
          <table:table-cell office:value-type="float" office:value="13" table:formula="of:=1+SUM([.B13])" table:style-name="ce1">
            <text:p>13</text:p>
          </table:table-cell>
          <table:table-cell office:value-type="float" office:value="5.5466666666666669" table:formula="of:=[BLEND18convert.$B14]*(256/600)" table:style-name="ce1">
            <text:p>5.546666667</text:p>
          </table:table-cell>
          <table:table-cell table:number-columns-repeated="8" table:style-name="ce1"/>
          <table:table-cell office:value-type="float" office:value="13" table:formula="of:=1+SUM([.L13])" table:style-name="ce1">
            <text:p>13</text:p>
          </table:table-cell>
          <table:table-cell office:value-type="float" office:value="0" table:formula="of:=FORECAST([.L14];[BLEND18convert.$C$2:.$C$601];[BLEND18convert.$A$2:.$A$601])" table:style-name="ce1">
            <text:p>#DIV/0!</text:p>
          </table:table-cell>
          <table:table-cell office:value-type="float" office:value="0" table:formula="of:=FORECAST.LINEAR([.L14];[BLEND18convert.$A$2:.$A$601];[BLEND18convert.$C$2:.$C$601])" table:style-name="ce1">
            <text:p>#DIV/0!</text:p>
          </table:table-cell>
          <table:table-cell office:value-type="float" office:value="0" table:formula="of:=FORECAST.LINEAR([.L14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5.5466666666666669" table:formula="of:=[BLEND18convert.$B14]*(256/600)" table:style-name="ce1">
            <text:p>5.546666667</text:p>
          </table:table-cell>
          <table:table-cell office:value-type="float" office:value="1370" table:formula="of:=4000*[BLEND18convert.$A14]" table:style-name="ce1">
            <text:p>1370</text:p>
          </table:table-cell>
          <table:table-cell table:number-columns-repeated="7" table:style-name="ce1"/>
          <table:table-cell office:value-type="float" office:value="13" table:formula="of:=1+SUM([.AB13])" table:style-name="ce1">
            <text:p>13</text:p>
          </table:table-cell>
          <table:table-cell office:value-type="float" office:value="2226.9949999999999" table:formula="of:=FORECAST([.AB14];OFFSET([.T14:.T613];MATCH([.AB14];[.S14:.S613];1)-1;0;2); OFFSET([.S14:.S613];MATCH([.AB14];[.S14:.S613];1)-1;0;2))" table:style-name="ce1">
            <text:p>2226.995</text:p>
          </table:table-cell>
          <table:table-cell office:value-type="float" office:value="2226" table:formula="of:=INT([.AC14])" table:style-name="ce4">
            <text:p>222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5477</text:p>
          </table:table-cell>
          <table:table-cell office:value-type="float" office:value="14" table:formula="of:=1+SUM([.B14])" table:style-name="ce1">
            <text:p>14</text:p>
          </table:table-cell>
          <table:table-cell office:value-type="float" office:value="5.9733333333333336" table:formula="of:=[BLEND18convert.$B15]*(256/600)" table:style-name="ce1">
            <text:p>5.973333333</text:p>
          </table:table-cell>
          <table:table-cell table:number-columns-repeated="8" table:style-name="ce1"/>
          <table:table-cell office:value-type="float" office:value="14" table:formula="of:=1+SUM([.L14])" table:style-name="ce1">
            <text:p>14</text:p>
          </table:table-cell>
          <table:table-cell office:value-type="float" office:value="0" table:formula="of:=FORECAST([.L15];[BLEND18convert.$C$2:.$C$601];[BLEND18convert.$A$2:.$A$601])" table:style-name="ce1">
            <text:p>#DIV/0!</text:p>
          </table:table-cell>
          <table:table-cell office:value-type="float" office:value="0" table:formula="of:=FORECAST.LINEAR([.L15];[BLEND18convert.$A$2:.$A$601];[BLEND18convert.$C$2:.$C$601])" table:style-name="ce1">
            <text:p>#DIV/0!</text:p>
          </table:table-cell>
          <table:table-cell office:value-type="float" office:value="0" table:formula="of:=FORECAST.LINEAR([.L15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5.9733333333333336" table:formula="of:=[BLEND18convert.$B15]*(256/600)" table:style-name="ce1">
            <text:p>5.973333333</text:p>
          </table:table-cell>
          <table:table-cell office:value-type="float" office:value="1419.08" table:formula="of:=4000*[BLEND18convert.$A15]" table:style-name="ce1">
            <text:p>1419.08</text:p>
          </table:table-cell>
          <table:table-cell table:number-columns-repeated="7" table:style-name="ce1"/>
          <table:table-cell office:value-type="float" office:value="14" table:formula="of:=1+SUM([.AB14])" table:style-name="ce1">
            <text:p>14</text:p>
          </table:table-cell>
          <table:table-cell office:value-type="float" office:value="2341.5849999999996" table:formula="of:=FORECAST([.AB15];OFFSET([.T15:.T614];MATCH([.AB15];[.S15:.S614];1)-1;0;2); OFFSET([.S15:.S614];MATCH([.AB15];[.S15:.S614];1)-1;0;2))" table:style-name="ce1">
            <text:p>2341.585</text:p>
          </table:table-cell>
          <table:table-cell office:value-type="float" office:value="2341" table:formula="of:=INT([.AC15])" table:style-name="ce4">
            <text:p>234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6707</text:p>
          </table:table-cell>
          <table:table-cell office:value-type="float" office:value="15" table:formula="of:=1+SUM([.B15])" table:style-name="ce1">
            <text:p>15</text:p>
          </table:table-cell>
          <table:table-cell office:value-type="float" office:value="6.4" table:formula="of:=[BLEND18convert.$B16]*(256/600)" table:style-name="ce1">
            <text:p>6.4</text:p>
          </table:table-cell>
          <table:table-cell table:number-columns-repeated="8" table:style-name="ce1"/>
          <table:table-cell office:value-type="float" office:value="15" table:formula="of:=1+SUM([.L15])" table:style-name="ce1">
            <text:p>15</text:p>
          </table:table-cell>
          <table:table-cell office:value-type="float" office:value="0" table:formula="of:=FORECAST([.L16];[BLEND18convert.$C$2:.$C$601];[BLEND18convert.$A$2:.$A$601])" table:style-name="ce1">
            <text:p>#DIV/0!</text:p>
          </table:table-cell>
          <table:table-cell office:value-type="float" office:value="0" table:formula="of:=FORECAST.LINEAR([.L16];[BLEND18convert.$A$2:.$A$601];[BLEND18convert.$C$2:.$C$601])" table:style-name="ce1">
            <text:p>#DIV/0!</text:p>
          </table:table-cell>
          <table:table-cell office:value-type="float" office:value="0" table:formula="of:=FORECAST.LINEAR([.L16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6.4" table:formula="of:=[BLEND18convert.$B16]*(256/600)" table:style-name="ce1">
            <text:p>6.4</text:p>
          </table:table-cell>
          <table:table-cell office:value-type="float" office:value="1468.28" table:formula="of:=4000*[BLEND18convert.$A16]" table:style-name="ce1">
            <text:p>1468.28</text:p>
          </table:table-cell>
          <table:table-cell table:number-columns-repeated="7" table:style-name="ce1"/>
          <table:table-cell office:value-type="float" office:value="15" table:formula="of:=1+SUM([.AB15])" table:style-name="ce1">
            <text:p>15</text:p>
          </table:table-cell>
          <table:table-cell office:value-type="float" office:value="2456.1037500000002" table:formula="of:=FORECAST([.AB16];OFFSET([.T16:.T615];MATCH([.AB16];[.S16:.S615];1)-1;0;2); OFFSET([.S16:.S615];MATCH([.AB16];[.S16:.S615];1)-1;0;2))" table:style-name="ce1">
            <text:p>2456.10375</text:p>
          </table:table-cell>
          <table:table-cell office:value-type="float" office:value="2456" table:formula="of:=INT([.AC16])" table:style-name="ce4">
            <text:p>245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7933</text:p>
          </table:table-cell>
          <table:table-cell office:value-type="float" office:value="16" table:formula="of:=1+SUM([.B16])" table:style-name="ce1">
            <text:p>16</text:p>
          </table:table-cell>
          <table:table-cell office:value-type="float" office:value="6.8266666666666671" table:formula="of:=[BLEND18convert.$B17]*(256/600)" table:style-name="ce1">
            <text:p>6.826666667</text:p>
          </table:table-cell>
          <table:table-cell table:number-columns-repeated="8" table:style-name="ce1"/>
          <table:table-cell office:value-type="float" office:value="16" table:formula="of:=1+SUM([.L16])" table:style-name="ce1">
            <text:p>16</text:p>
          </table:table-cell>
          <table:table-cell office:value-type="float" office:value="0" table:formula="of:=FORECAST([.L17];[BLEND18convert.$C$2:.$C$601];[BLEND18convert.$A$2:.$A$601])" table:style-name="ce1">
            <text:p>#DIV/0!</text:p>
          </table:table-cell>
          <table:table-cell office:value-type="float" office:value="0" table:formula="of:=FORECAST.LINEAR([.L17];[BLEND18convert.$A$2:.$A$601];[BLEND18convert.$C$2:.$C$601])" table:style-name="ce1">
            <text:p>#DIV/0!</text:p>
          </table:table-cell>
          <table:table-cell office:value-type="float" office:value="0" table:formula="of:=FORECAST.LINEAR([.L17];[.$A$2:.$A$602];[.$C$2:.$C$602])" table:style-name="ce1">
            <text:p>#DIV/0!</text:p>
          </table:table-cell>
          <table:table-cell table:number-columns-repeated="3" table:style-name="ce1"/>
          <table:table-cell office:value-type="float" office:value="6.8266666666666671" table:formula="of:=[BLEND18convert.$B17]*(256/600)" table:style-name="ce1">
            <text:p>6.826666667</text:p>
          </table:table-cell>
          <table:table-cell office:value-type="float" office:value="1517.32" table:formula="of:=4000*[BLEND18convert.$A17]" table:style-name="ce1">
            <text:p>1517.32</text:p>
          </table:table-cell>
          <table:table-cell table:number-columns-repeated="7" table:style-name="ce1"/>
          <table:table-cell office:value-type="float" office:value="16" table:formula="of:=1+SUM([.AB16])" table:style-name="ce1">
            <text:p>16</text:p>
          </table:table-cell>
          <table:table-cell office:value-type="float" office:value="2570.36" table:formula="of:=FORECAST([.AB17];OFFSET([.T17:.T616];MATCH([.AB17];[.S17:.S616];1)-1;0;2); OFFSET([.S17:.S616];MATCH([.AB17];[.S17:.S616];1)-1;0;2))" table:style-name="ce1">
            <text:p>2570.36</text:p>
          </table:table-cell>
          <table:table-cell office:value-type="float" office:value="2570" table:formula="of:=INT([.AC17])" table:style-name="ce4">
            <text:p>257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9166</text:p>
          </table:table-cell>
          <table:table-cell office:value-type="float" office:value="17" table:formula="of:=1+SUM([.B17])" table:style-name="ce1">
            <text:p>17</text:p>
          </table:table-cell>
          <table:table-cell office:value-type="float" office:value="7.2533333333333339" table:formula="of:=[BLEND18convert.$B18]*(256/600)" table:style-name="ce1">
            <text:p>7.253333333</text:p>
          </table:table-cell>
          <table:table-cell table:number-columns-repeated="8" table:style-name="ce1"/>
          <table:table-cell office:value-type="float" office:value="17" table:formula="of:=1+SUM([.L17])" table:style-name="ce1">
            <text:p>17</text:p>
          </table:table-cell>
          <table:table-cell office:value-type="float" office:value="0" table:formula="of:=FORECAST([.L18];[BLEND18convert.$C$2:.$C$601];[BLEND18convert.$A$2:.$A$601])" table:style-name="ce1">
            <text:p>#DIV/0!</text:p>
          </table:table-cell>
          <table:table-cell office:value-type="float" office:value="0" table:formula="of:=FORECAST.LINEAR([.L18];[BLEND18convert.$A$2:.$A$601];[BLEND18convert.$C$2:.$C$601])" table:style-name="ce1">
            <text:p>#DIV/0!</text:p>
          </table:table-cell>
          <table:table-cell office:value-type="float" office:value="0" table:formula="of:=FORECAST.LINEAR([.L18];[.A8:.A607];[.C8:.C607])" table:style-name="ce1">
            <text:p>#DIV/0!</text:p>
          </table:table-cell>
          <table:table-cell table:number-columns-repeated="3" table:style-name="ce1"/>
          <table:table-cell office:value-type="float" office:value="7.2533333333333339" table:formula="of:=[BLEND18convert.$B18]*(256/600)" table:style-name="ce1">
            <text:p>7.253333333</text:p>
          </table:table-cell>
          <table:table-cell office:value-type="float" office:value="1566.64" table:formula="of:=4000*[BLEND18convert.$A18]" table:style-name="ce1">
            <text:p>1566.64</text:p>
          </table:table-cell>
          <table:table-cell table:number-columns-repeated="7" table:style-name="ce1"/>
          <table:table-cell office:value-type="float" office:value="17" table:formula="of:=1+SUM([.AB17])" table:style-name="ce1">
            <text:p>17</text:p>
          </table:table-cell>
          <table:table-cell office:value-type="float" office:value="2567.6087499999999" table:formula="of:=FORECAST([.AB18];OFFSET([.T18:.T617];MATCH([.AB18];[.S18:.S617];1)-1;0;2); OFFSET([.S18:.S617];MATCH([.AB18];[.S18:.S617];1)-1;0;2))" table:style-name="ce1">
            <text:p>2567.60875</text:p>
          </table:table-cell>
          <table:table-cell office:value-type="float" office:value="2567" table:formula="of:=INT([.AC18])" table:style-name="ce4">
            <text:p>256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0393</text:p>
          </table:table-cell>
          <table:table-cell office:value-type="float" office:value="18" table:formula="of:=1+SUM([.B18])" table:style-name="ce1">
            <text:p>18</text:p>
          </table:table-cell>
          <table:table-cell office:value-type="float" office:value="7.6800000000000006" table:formula="of:=[BLEND18convert.$B19]*(256/600)" table:style-name="ce1">
            <text:p>7.68</text:p>
          </table:table-cell>
          <table:table-cell table:number-columns-repeated="8" table:style-name="ce1"/>
          <table:table-cell office:value-type="float" office:value="18" table:formula="of:=1+SUM([.L18])" table:style-name="ce1">
            <text:p>18</text:p>
          </table:table-cell>
          <table:table-cell office:value-type="float" office:value="0" table:formula="of:=FORECAST([.L19];[BLEND18convert.$C$2:.$C$601];[BLEND18convert.$A$2:.$A$601])" table:style-name="ce1">
            <text:p>#DIV/0!</text:p>
          </table:table-cell>
          <table:table-cell office:value-type="float" office:value="0" table:formula="of:=FORECAST.LINEAR([.L19];[BLEND18convert.$A$2:.$A$601];[BLEND18convert.$C$2:.$C$601])" table:style-name="ce1">
            <text:p>#DIV/0!</text:p>
          </table:table-cell>
          <table:table-cell office:value-type="float" office:value="0" table:formula="of:=FORECAST.LINEAR([.L19];[.A9:.A608];[.C9:.C608])" table:style-name="ce1">
            <text:p>#DIV/0!</text:p>
          </table:table-cell>
          <table:table-cell table:number-columns-repeated="3" table:style-name="ce1"/>
          <table:table-cell office:value-type="float" office:value="7.6800000000000006" table:formula="of:=[BLEND18convert.$B19]*(256/600)" table:style-name="ce1">
            <text:p>7.68</text:p>
          </table:table-cell>
          <table:table-cell office:value-type="float" office:value="1615.72" table:formula="of:=4000*[BLEND18convert.$A19]" table:style-name="ce1">
            <text:p>1615.72</text:p>
          </table:table-cell>
          <table:table-cell table:number-columns-repeated="7" table:style-name="ce1"/>
          <table:table-cell office:value-type="float" office:value="18" table:formula="of:=1+SUM([.AB18])" table:style-name="ce1">
            <text:p>18</text:p>
          </table:table-cell>
          <table:table-cell office:value-type="float" office:value="2510.1324999999997" table:formula="of:=FORECAST([.AB19];OFFSET([.T19:.T618];MATCH([.AB19];[.S19:.S618];1)-1;0;2); OFFSET([.S19:.S618];MATCH([.AB19];[.S19:.S618];1)-1;0;2))" table:style-name="ce1">
            <text:p>2510.1325</text:p>
          </table:table-cell>
          <table:table-cell office:value-type="float" office:value="2510" table:formula="of:=INT([.AC19])" table:style-name="ce4">
            <text:p>251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1620</text:p>
          </table:table-cell>
          <table:table-cell office:value-type="float" office:value="19" table:formula="of:=1+SUM([.B19])" table:style-name="ce1">
            <text:p>19</text:p>
          </table:table-cell>
          <table:table-cell office:value-type="float" office:value="8.1066666666666674" table:formula="of:=[BLEND18convert.$B20]*(256/600)" table:style-name="ce1">
            <text:p>8.106666667</text:p>
          </table:table-cell>
          <table:table-cell table:number-columns-repeated="8" table:style-name="ce1"/>
          <table:table-cell office:value-type="float" office:value="19" table:formula="of:=1+SUM([.L19])" table:style-name="ce1">
            <text:p>19</text:p>
          </table:table-cell>
          <table:table-cell office:value-type="float" office:value="0" table:formula="of:=FORECAST([.L20];[BLEND18convert.$C$2:.$C$601];[BLEND18convert.$A$2:.$A$601])" table:style-name="ce1">
            <text:p>#DIV/0!</text:p>
          </table:table-cell>
          <table:table-cell office:value-type="float" office:value="0" table:formula="of:=FORECAST.LINEAR([.L20];[BLEND18convert.$A$2:.$A$601];[BLEND18convert.$C$2:.$C$601])" table:style-name="ce1">
            <text:p>#DIV/0!</text:p>
          </table:table-cell>
          <table:table-cell office:value-type="float" office:value="0" table:formula="of:=FORECAST.LINEAR([.L20];[.A10:.A609];[.C10:.C609])" table:style-name="ce1">
            <text:p>#DIV/0!</text:p>
          </table:table-cell>
          <table:table-cell table:number-columns-repeated="3" table:style-name="ce1"/>
          <table:table-cell office:value-type="float" office:value="8.1066666666666674" table:formula="of:=[BLEND18convert.$B20]*(256/600)" table:style-name="ce1">
            <text:p>8.106666667</text:p>
          </table:table-cell>
          <table:table-cell office:value-type="float" office:value="1664.8" table:formula="of:=4000*[BLEND18convert.$A20]" table:style-name="ce1">
            <text:p>1664.8</text:p>
          </table:table-cell>
          <table:table-cell table:number-columns-repeated="7" table:style-name="ce1"/>
          <table:table-cell office:value-type="float" office:value="19" table:formula="of:=1+SUM([.AB19])" table:style-name="ce1">
            <text:p>19</text:p>
          </table:table-cell>
          <table:table-cell office:value-type="float" office:value="2452.605" table:formula="of:=FORECAST([.AB20];OFFSET([.T20:.T619];MATCH([.AB20];[.S20:.S619];1)-1;0;2); OFFSET([.S20:.S619];MATCH([.AB20];[.S20:.S619];1)-1;0;2))" table:style-name="ce1">
            <text:p>2452.605</text:p>
          </table:table-cell>
          <table:table-cell office:value-type="float" office:value="2452" table:formula="of:=INT([.AC20])" table:style-name="ce4">
            <text:p>245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2847</text:p>
          </table:table-cell>
          <table:table-cell office:value-type="float" office:value="20" table:formula="of:=1+SUM([.B20])" table:style-name="ce1">
            <text:p>20</text:p>
          </table:table-cell>
          <table:table-cell office:value-type="float" office:value="8.5333333333333332" table:formula="of:=[BLEND18convert.$B21]*(256/600)" table:style-name="ce1">
            <text:p>8.533333333</text:p>
          </table:table-cell>
          <table:table-cell table:style-name="ce1">
            <draw:frame draw:z-index="2" draw:id="id8" draw:style-name="a8" draw:name="Chart 2" svg:x="0.60937in" svg:y="0.03125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20" table:formula="of:=1+SUM([.L20])" table:style-name="ce1">
            <text:p>20</text:p>
          </table:table-cell>
          <table:table-cell office:value-type="float" office:value="0" table:formula="of:=FORECAST([.L21];[BLEND18convert.$C$2:.$C$601];[BLEND18convert.$A$2:.$A$601])" table:style-name="ce1">
            <text:p>#DIV/0!</text:p>
          </table:table-cell>
          <table:table-cell office:value-type="float" office:value="0" table:formula="of:=FORECAST.LINEAR([.L21];[BLEND18convert.$A$2:.$A$601];[BLEND18convert.$C$2:.$C$601])" table:style-name="ce1">
            <text:p>#DIV/0!</text:p>
          </table:table-cell>
          <table:table-cell office:value-type="float" office:value="0" table:formula="of:=FORECAST.LINEAR([.L21]; [.A21:.A619];[.C21:.C619])" table:style-name="ce1">
            <text:p>#DIV/0!</text:p>
          </table:table-cell>
          <table:table-cell table:number-columns-repeated="3" table:style-name="ce1"/>
          <table:table-cell office:value-type="float" office:value="8.5333333333333332" table:formula="of:=[BLEND18convert.$B21]*(256/600)" table:style-name="ce1">
            <text:p>8.533333333</text:p>
          </table:table-cell>
          <table:table-cell office:value-type="float" office:value="1713.88" table:formula="of:=4000*[BLEND18convert.$A21]" table:style-name="ce1">
            <text:p>1713.88</text:p>
          </table:table-cell>
          <table:table-cell table:number-columns-repeated="7" table:style-name="ce1"/>
          <table:table-cell office:value-type="float" office:value="20" table:formula="of:=1+SUM([.AB20])" table:style-name="ce1">
            <text:p>20</text:p>
          </table:table-cell>
          <table:table-cell office:value-type="float" office:value="2394.6799999999998" table:formula="of:=FORECAST([.AB21];OFFSET([.T21:.T620];MATCH([.AB21];[.S21:.S620];1)-1;0;2); OFFSET([.S21:.S620];MATCH([.AB21];[.S21:.S620];1)-1;0;2))" table:style-name="ce1">
            <text:p>2394.68</text:p>
          </table:table-cell>
          <table:table-cell office:value-type="float" office:value="2394" table:formula="of:=INT([.AC21])" table:style-name="ce4">
            <text:p>239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4073</text:p>
          </table:table-cell>
          <table:table-cell office:value-type="float" office:value="21" table:formula="of:=1+SUM([.B21])" table:style-name="ce1">
            <text:p>21</text:p>
          </table:table-cell>
          <table:table-cell office:value-type="float" office:value="8.9600000000000009" table:formula="of:=[BLEND18convert.$B22]*(256/600)" table:style-name="ce1">
            <text:p>8.96</text:p>
          </table:table-cell>
          <table:table-cell table:number-columns-repeated="8" table:style-name="ce1"/>
          <table:table-cell office:value-type="float" office:value="21" table:formula="of:=1+SUM([.L21])" table:style-name="ce1">
            <text:p>21</text:p>
          </table:table-cell>
          <table:table-cell office:value-type="float" office:value="0" table:formula="of:=FORECAST([.L22];[BLEND18convert.$C$2:.$C$601];[BLEND18convert.$A$2:.$A$601])" table:style-name="ce1">
            <text:p>#DIV/0!</text:p>
          </table:table-cell>
          <table:table-cell office:value-type="float" office:value="0" table:formula="of:=FORECAST.LINEAR([.L22];[BLEND18convert.$A$2:.$A$601];[BLEND18convert.$C$2:.$C$601])" table:style-name="ce1">
            <text:p>#DIV/0!</text:p>
          </table:table-cell>
          <table:table-cell office:value-type="float" office:value="0" table:formula="of:=FORECAST.LINEAR([.L22]; [.A22:.A620];[.C22:.C620])" table:style-name="ce1">
            <text:p>#DIV/0!</text:p>
          </table:table-cell>
          <table:table-cell table:number-columns-repeated="3" table:style-name="ce1"/>
          <table:table-cell office:value-type="float" office:value="8.9600000000000009" table:formula="of:=[BLEND18convert.$B22]*(256/600)" table:style-name="ce1">
            <text:p>8.96</text:p>
          </table:table-cell>
          <table:table-cell office:value-type="float" office:value="1762.92" table:formula="of:=4000*[BLEND18convert.$A22]" table:style-name="ce1">
            <text:p>1762.92</text:p>
          </table:table-cell>
          <table:table-cell table:number-columns-repeated="7" table:style-name="ce1"/>
          <table:table-cell office:value-type="float" office:value="21" table:formula="of:=1+SUM([.AB21])" table:style-name="ce1">
            <text:p>21</text:p>
          </table:table-cell>
          <table:table-cell office:value-type="float" office:value="2336.5887499999999" table:formula="of:=FORECAST([.AB22];OFFSET([.T22:.T621];MATCH([.AB22];[.S22:.S621];1)-1;0;2); OFFSET([.S22:.S621];MATCH([.AB22];[.S22:.S621];1)-1;0;2))" table:style-name="ce1">
            <text:p>2336.58875</text:p>
          </table:table-cell>
          <table:table-cell office:value-type="float" office:value="2336" table:formula="of:=INT([.AC22])" table:style-name="ce4">
            <text:p>233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5300</text:p>
          </table:table-cell>
          <table:table-cell office:value-type="float" office:value="22" table:formula="of:=1+SUM([.B22])" table:style-name="ce1">
            <text:p>22</text:p>
          </table:table-cell>
          <table:table-cell office:value-type="float" office:value="9.3866666666666667" table:formula="of:=[BLEND18convert.$B23]*(256/600)" table:style-name="ce1">
            <text:p>9.386666667</text:p>
          </table:table-cell>
          <table:table-cell table:number-columns-repeated="8" table:style-name="ce1"/>
          <table:table-cell office:value-type="float" office:value="22" table:formula="of:=1+SUM([.L22])" table:style-name="ce1">
            <text:p>22</text:p>
          </table:table-cell>
          <table:table-cell office:value-type="float" office:value="0" table:formula="of:=FORECAST([.L23];[BLEND18convert.$C$2:.$C$601];[BLEND18convert.$A$2:.$A$601])" table:style-name="ce1">
            <text:p>#DIV/0!</text:p>
          </table:table-cell>
          <table:table-cell office:value-type="float" office:value="0" table:formula="of:=FORECAST.LINEAR([.L23];[BLEND18convert.$A$2:.$A$601];[BLEND18convert.$C$2:.$C$601])" table:style-name="ce1">
            <text:p>#DIV/0!</text:p>
          </table:table-cell>
          <table:table-cell office:value-type="float" office:value="0" table:formula="of:=FORECAST.LINEAR([.L23]; [.A23:.A621];[.C23:.C621])" table:style-name="ce1">
            <text:p>#DIV/0!</text:p>
          </table:table-cell>
          <table:table-cell table:number-columns-repeated="3" table:style-name="ce1"/>
          <table:table-cell office:value-type="float" office:value="9.3866666666666667" table:formula="of:=[BLEND18convert.$B23]*(256/600)" table:style-name="ce1">
            <text:p>9.386666667</text:p>
          </table:table-cell>
          <table:table-cell office:value-type="float" office:value="1812" table:formula="of:=4000*[BLEND18convert.$A23]" table:style-name="ce1">
            <text:p>1812</text:p>
          </table:table-cell>
          <table:table-cell table:number-columns-repeated="7" table:style-name="ce1"/>
          <table:table-cell office:value-type="float" office:value="22" table:formula="of:=1+SUM([.AB22])" table:style-name="ce1">
            <text:p>22</text:p>
          </table:table-cell>
          <table:table-cell office:value-type="float" office:value="2278.29" table:formula="of:=FORECAST([.AB23];OFFSET([.T23:.T622];MATCH([.AB23];[.S23:.S622];1)-1;0;2); OFFSET([.S23:.S622];MATCH([.AB23];[.S23:.S622];1)-1;0;2))" table:style-name="ce1">
            <text:p>2278.29</text:p>
          </table:table-cell>
          <table:table-cell office:value-type="float" office:value="2278" table:formula="of:=INT([.AC23])" table:style-name="ce4">
            <text:p>227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6521</text:p>
          </table:table-cell>
          <table:table-cell office:value-type="float" office:value="23" table:formula="of:=1+SUM([.B23])" table:style-name="ce1">
            <text:p>23</text:p>
          </table:table-cell>
          <table:table-cell office:value-type="float" office:value="9.8133333333333344" table:formula="of:=[BLEND18convert.$B24]*(256/600)" table:style-name="ce1">
            <text:p>9.813333333</text:p>
          </table:table-cell>
          <table:table-cell table:number-columns-repeated="8" table:style-name="ce1"/>
          <table:table-cell office:value-type="float" office:value="23" table:formula="of:=1+SUM([.L23])" table:style-name="ce1">
            <text:p>23</text:p>
          </table:table-cell>
          <table:table-cell office:value-type="float" office:value="0" table:formula="of:=FORECAST([.L24];[BLEND18convert.$C$2:.$C$601];[BLEND18convert.$A$2:.$A$601])" table:style-name="ce1">
            <text:p>#DIV/0!</text:p>
          </table:table-cell>
          <table:table-cell office:value-type="float" office:value="0" table:formula="of:=FORECAST.LINEAR([.L24];[BLEND18convert.$A$2:.$A$601];[BLEND18convert.$C$2:.$C$601])" table:style-name="ce1">
            <text:p>#DIV/0!</text:p>
          </table:table-cell>
          <table:table-cell office:value-type="float" office:value="0" table:formula="of:=FORECAST.LINEAR([.L24]; [.A24:.A622];[.C24:.C622])" table:style-name="ce1">
            <text:p>#DIV/0!</text:p>
          </table:table-cell>
          <table:table-cell table:number-columns-repeated="3" table:style-name="ce1"/>
          <table:table-cell office:value-type="float" office:value="9.8133333333333344" table:formula="of:=[BLEND18convert.$B24]*(256/600)" table:style-name="ce1">
            <text:p>9.813333333</text:p>
          </table:table-cell>
          <table:table-cell office:value-type="float" office:value="1860.8400000000001" table:formula="of:=4000*[BLEND18convert.$A24]" table:style-name="ce1">
            <text:p>1860.84</text:p>
          </table:table-cell>
          <table:table-cell table:number-columns-repeated="7" table:style-name="ce1"/>
          <table:table-cell office:value-type="float" office:value="23" table:formula="of:=1+SUM([.AB23])" table:style-name="ce1">
            <text:p>23</text:p>
          </table:table-cell>
          <table:table-cell office:value-type="float" office:value="2219.9762499999997" table:formula="of:=FORECAST([.AB24];OFFSET([.T24:.T623];MATCH([.AB24];[.S24:.S623];1)-1;0;2); OFFSET([.S24:.S623];MATCH([.AB24];[.S24:.S623];1)-1;0;2))" table:style-name="ce1">
            <text:p>2219.97625</text:p>
          </table:table-cell>
          <table:table-cell office:value-type="float" office:value="2219" table:formula="of:=INT([.AC24])" table:style-name="ce4">
            <text:p>221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7751</text:p>
          </table:table-cell>
          <table:table-cell office:value-type="float" office:value="24" table:formula="of:=1+SUM([.B24])" table:style-name="ce1">
            <text:p>24</text:p>
          </table:table-cell>
          <table:table-cell office:value-type="float" office:value="10.24" table:formula="of:=[BLEND18convert.$B25]*(256/600)" table:style-name="ce1">
            <text:p>10.24</text:p>
          </table:table-cell>
          <table:table-cell table:number-columns-repeated="8" table:style-name="ce1"/>
          <table:table-cell office:value-type="float" office:value="24" table:formula="of:=1+SUM([.L24])" table:style-name="ce1">
            <text:p>24</text:p>
          </table:table-cell>
          <table:table-cell office:value-type="float" office:value="0" table:formula="of:=FORECAST([.L25];[BLEND18convert.$C$2:.$C$601];[BLEND18convert.$A$2:.$A$601])" table:style-name="ce1">
            <text:p>#DIV/0!</text:p>
          </table:table-cell>
          <table:table-cell office:value-type="float" office:value="0" table:formula="of:=FORECAST.LINEAR([.L25];[BLEND18convert.$A$2:.$A$601];[BLEND18convert.$C$2:.$C$601])" table:style-name="ce1">
            <text:p>#DIV/0!</text:p>
          </table:table-cell>
          <table:table-cell office:value-type="float" office:value="0" table:formula="of:=FORECAST.LINEAR([.L25]; [.A25:.A623];[.C25:.C623])" table:style-name="ce1">
            <text:p>#DIV/0!</text:p>
          </table:table-cell>
          <table:table-cell table:number-columns-repeated="3" table:style-name="ce1"/>
          <table:table-cell office:value-type="float" office:value="10.24" table:formula="of:=[BLEND18convert.$B25]*(256/600)" table:style-name="ce1">
            <text:p>10.24</text:p>
          </table:table-cell>
          <table:table-cell office:value-type="float" office:value="1910.04" table:formula="of:=4000*[BLEND18convert.$A25]" table:style-name="ce1">
            <text:p>1910.04</text:p>
          </table:table-cell>
          <table:table-cell table:number-columns-repeated="7" table:style-name="ce1"/>
          <table:table-cell office:value-type="float" office:value="24" table:formula="of:=1+SUM([.AB24])" table:style-name="ce1">
            <text:p>24</text:p>
          </table:table-cell>
          <table:table-cell office:value-type="float" office:value="2161.5000000000005" table:formula="of:=FORECAST([.AB25];OFFSET([.T25:.T624];MATCH([.AB25];[.S25:.S624];1)-1;0;2); OFFSET([.S25:.S624];MATCH([.AB25];[.S25:.S624];1)-1;0;2))" table:style-name="ce1">
            <text:p>2161.5</text:p>
          </table:table-cell>
          <table:table-cell office:value-type="float" office:value="2161" table:formula="of:=INT([.AC25])" table:style-name="ce4">
            <text:p>216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8978</text:p>
          </table:table-cell>
          <table:table-cell office:value-type="float" office:value="25" table:formula="of:=1+SUM([.B25])" table:style-name="ce1">
            <text:p>25</text:p>
          </table:table-cell>
          <table:table-cell office:value-type="float" office:value="10.666666666666668" table:formula="of:=[BLEND18convert.$B26]*(256/600)" table:style-name="ce1">
            <text:p>10.66666667</text:p>
          </table:table-cell>
          <table:table-cell table:number-columns-repeated="8" table:style-name="ce1"/>
          <table:table-cell office:value-type="float" office:value="25" table:formula="of:=1+SUM([.L25])" table:style-name="ce1">
            <text:p>25</text:p>
          </table:table-cell>
          <table:table-cell office:value-type="float" office:value="0" table:formula="of:=FORECAST([.L26];[BLEND18convert.$C$2:.$C$601];[BLEND18convert.$A$2:.$A$601])" table:style-name="ce1">
            <text:p>#DIV/0!</text:p>
          </table:table-cell>
          <table:table-cell office:value-type="float" office:value="0" table:formula="of:=FORECAST.LINEAR([.L26];[BLEND18convert.$A$2:.$A$601];[BLEND18convert.$C$2:.$C$601])" table:style-name="ce1">
            <text:p>#DIV/0!</text:p>
          </table:table-cell>
          <table:table-cell office:value-type="float" office:value="0" table:formula="of:=FORECAST.LINEAR([.L26]; [.A26:.A624];[.C26:.C624])" table:style-name="ce1">
            <text:p>#DIV/0!</text:p>
          </table:table-cell>
          <table:table-cell table:number-columns-repeated="3" table:style-name="ce1"/>
          <table:table-cell office:value-type="float" office:value="10.666666666666668" table:formula="of:=[BLEND18convert.$B26]*(256/600)" table:style-name="ce1">
            <text:p>10.66666667</text:p>
          </table:table-cell>
          <table:table-cell office:value-type="float" office:value="1959.12" table:formula="of:=4000*[BLEND18convert.$A26]" table:style-name="ce1">
            <text:p>1959.12</text:p>
          </table:table-cell>
          <table:table-cell table:number-columns-repeated="7" table:style-name="ce1"/>
          <table:table-cell office:value-type="float" office:value="25" table:formula="of:=1+SUM([.AB25])" table:style-name="ce1">
            <text:p>25</text:p>
          </table:table-cell>
          <table:table-cell office:value-type="float" office:value="2102.8612499999999" table:formula="of:=FORECAST([.AB26];OFFSET([.T26:.T625];MATCH([.AB26];[.S26:.S625];1)-1;0;2); OFFSET([.S26:.S625];MATCH([.AB26];[.S26:.S625];1)-1;0;2))" table:style-name="ce1">
            <text:p>2102.86125</text:p>
          </table:table-cell>
          <table:table-cell office:value-type="float" office:value="2102" table:formula="of:=INT([.AC26])" table:style-name="ce4">
            <text:p>210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0204</text:p>
          </table:table-cell>
          <table:table-cell office:value-type="float" office:value="26" table:formula="of:=1+SUM([.B26])" table:style-name="ce1">
            <text:p>26</text:p>
          </table:table-cell>
          <table:table-cell office:value-type="float" office:value="11.093333333333334" table:formula="of:=[BLEND18convert.$B27]*(256/600)" table:style-name="ce1">
            <text:p>11.09333333</text:p>
          </table:table-cell>
          <table:table-cell table:number-columns-repeated="8" table:style-name="ce1"/>
          <table:table-cell office:value-type="float" office:value="26" table:formula="of:=1+SUM([.L26])" table:style-name="ce1">
            <text:p>26</text:p>
          </table:table-cell>
          <table:table-cell office:value-type="float" office:value="0" table:formula="of:=FORECAST([.L27];[BLEND18convert.$C$2:.$C$601];[BLEND18convert.$A$2:.$A$601])" table:style-name="ce1">
            <text:p>#DIV/0!</text:p>
          </table:table-cell>
          <table:table-cell office:value-type="float" office:value="0" table:formula="of:=FORECAST.LINEAR([.L27];[BLEND18convert.$A$2:.$A$601];[BLEND18convert.$C$2:.$C$601])" table:style-name="ce1">
            <text:p>#DIV/0!</text:p>
          </table:table-cell>
          <table:table-cell office:value-type="float" office:value="0" table:formula="of:=FORECAST.LINEAR([.L27]; [.A27:.A625];[.C27:.C625])" table:style-name="ce1">
            <text:p>#DIV/0!</text:p>
          </table:table-cell>
          <table:table-cell table:number-columns-repeated="3" table:style-name="ce1"/>
          <table:table-cell office:value-type="float" office:value="11.093333333333334" table:formula="of:=[BLEND18convert.$B27]*(256/600)" table:style-name="ce1">
            <text:p>11.09333333</text:p>
          </table:table-cell>
          <table:table-cell office:value-type="float" office:value="2008.16" table:formula="of:=4000*[BLEND18convert.$A27]" table:style-name="ce1">
            <text:p>2008.16</text:p>
          </table:table-cell>
          <table:table-cell table:number-columns-repeated="7" table:style-name="ce1"/>
          <table:table-cell office:value-type="float" office:value="26" table:formula="of:=1+SUM([.AB26])" table:style-name="ce1">
            <text:p>26</text:p>
          </table:table-cell>
          <table:table-cell office:value-type="float" office:value="2044.0525" table:formula="of:=FORECAST([.AB27];OFFSET([.T27:.T626];MATCH([.AB27];[.S27:.S626];1)-1;0;2); OFFSET([.S27:.S626];MATCH([.AB27];[.S27:.S626];1)-1;0;2))" table:style-name="ce1">
            <text:p>2044.0525</text:p>
          </table:table-cell>
          <table:table-cell office:value-type="float" office:value="2044" table:formula="of:=INT([.AC27])" table:style-name="ce4">
            <text:p>204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1425</text:p>
          </table:table-cell>
          <table:table-cell office:value-type="float" office:value="27" table:formula="of:=1+SUM([.B27])" table:style-name="ce1">
            <text:p>27</text:p>
          </table:table-cell>
          <table:table-cell office:value-type="float" office:value="11.520000000000001" table:formula="of:=[BLEND18convert.$B28]*(256/600)" table:style-name="ce1">
            <text:p>11.52</text:p>
          </table:table-cell>
          <table:table-cell table:number-columns-repeated="8" table:style-name="ce1"/>
          <table:table-cell office:value-type="float" office:value="27" table:formula="of:=1+SUM([.L27])" table:style-name="ce1">
            <text:p>27</text:p>
          </table:table-cell>
          <table:table-cell office:value-type="float" office:value="0" table:formula="of:=FORECAST([.L28];[BLEND18convert.$C$2:.$C$601];[BLEND18convert.$A$2:.$A$601])" table:style-name="ce1">
            <text:p>#DIV/0!</text:p>
          </table:table-cell>
          <table:table-cell office:value-type="float" office:value="0" table:formula="of:=FORECAST.LINEAR([.L28];[BLEND18convert.$A$2:.$A$601];[BLEND18convert.$C$2:.$C$601])" table:style-name="ce1">
            <text:p>#DIV/0!</text:p>
          </table:table-cell>
          <table:table-cell office:value-type="float" office:value="0" table:formula="of:=FORECAST.LINEAR([.L28]; [.A28:.A626];[.C28:.C626])" table:style-name="ce1">
            <text:p>#DIV/0!</text:p>
          </table:table-cell>
          <table:table-cell table:number-columns-repeated="3" table:style-name="ce1"/>
          <table:table-cell office:value-type="float" office:value="11.520000000000001" table:formula="of:=[BLEND18convert.$B28]*(256/600)" table:style-name="ce1">
            <text:p>11.52</text:p>
          </table:table-cell>
          <table:table-cell office:value-type="float" office:value="2057" table:formula="of:=4000*[BLEND18convert.$A28]" table:style-name="ce1">
            <text:p>2057</text:p>
          </table:table-cell>
          <table:table-cell table:number-columns-repeated="7" table:style-name="ce1"/>
          <table:table-cell office:value-type="float" office:value="27" table:formula="of:=1+SUM([.AB27])" table:style-name="ce1">
            <text:p>27</text:p>
          </table:table-cell>
          <table:table-cell office:value-type="float" office:value="1985.1237499999997" table:formula="of:=FORECAST([.AB28];OFFSET([.T28:.T627];MATCH([.AB28];[.S28:.S627];1)-1;0;2); OFFSET([.S28:.S627];MATCH([.AB28];[.S28:.S627];1)-1;0;2))" table:style-name="ce1">
            <text:p>1985.12375</text:p>
          </table:table-cell>
          <table:table-cell office:value-type="float" office:value="1985" table:formula="of:=INT([.AC28])" table:style-name="ce4">
            <text:p>198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2652</text:p>
          </table:table-cell>
          <table:table-cell office:value-type="float" office:value="28" table:formula="of:=1+SUM([.B28])" table:style-name="ce1">
            <text:p>28</text:p>
          </table:table-cell>
          <table:table-cell office:value-type="float" office:value="11.946666666666667" table:formula="of:=[BLEND18convert.$B29]*(256/600)" table:style-name="ce1">
            <text:p>11.94666667</text:p>
          </table:table-cell>
          <table:table-cell table:number-columns-repeated="8" table:style-name="ce1"/>
          <table:table-cell office:value-type="float" office:value="28" table:formula="of:=1+SUM([.L28])" table:style-name="ce1">
            <text:p>28</text:p>
          </table:table-cell>
          <table:table-cell office:value-type="float" office:value="0" table:formula="of:=FORECAST([.L29];[BLEND18convert.$C$2:.$C$601];[BLEND18convert.$A$2:.$A$601])" table:style-name="ce1">
            <text:p>#DIV/0!</text:p>
          </table:table-cell>
          <table:table-cell office:value-type="float" office:value="0" table:formula="of:=FORECAST.LINEAR([.L29];[BLEND18convert.$A$2:.$A$601];[BLEND18convert.$C$2:.$C$601])" table:style-name="ce1">
            <text:p>#DIV/0!</text:p>
          </table:table-cell>
          <table:table-cell office:value-type="float" office:value="0" table:formula="of:=FORECAST.LINEAR([.L29]; [.A29:.A627];[.C29:.C627])" table:style-name="ce1">
            <text:p>#DIV/0!</text:p>
          </table:table-cell>
          <table:table-cell table:number-columns-repeated="3" table:style-name="ce1"/>
          <table:table-cell office:value-type="float" office:value="11.946666666666667" table:formula="of:=[BLEND18convert.$B29]*(256/600)" table:style-name="ce1">
            <text:p>11.94666667</text:p>
          </table:table-cell>
          <table:table-cell office:value-type="float" office:value="2106.08" table:formula="of:=4000*[BLEND18convert.$A29]" table:style-name="ce1">
            <text:p>2106.08</text:p>
          </table:table-cell>
          <table:table-cell table:number-columns-repeated="7" table:style-name="ce1"/>
          <table:table-cell office:value-type="float" office:value="28" table:formula="of:=1+SUM([.AB28])" table:style-name="ce1">
            <text:p>28</text:p>
          </table:table-cell>
          <table:table-cell office:value-type="float" office:value="1925.9849999999997" table:formula="of:=FORECAST([.AB29];OFFSET([.T29:.T628];MATCH([.AB29];[.S29:.S628];1)-1;0;2); OFFSET([.S29:.S628];MATCH([.AB29];[.S29:.S628];1)-1;0;2))" table:style-name="ce1">
            <text:p>1925.985</text:p>
          </table:table-cell>
          <table:table-cell office:value-type="float" office:value="1925" table:formula="of:=INT([.AC29])" table:style-name="ce4">
            <text:p>192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3876</text:p>
          </table:table-cell>
          <table:table-cell office:value-type="float" office:value="29" table:formula="of:=1+SUM([.B29])" table:style-name="ce1">
            <text:p>29</text:p>
          </table:table-cell>
          <table:table-cell office:value-type="float" office:value="12.373333333333335" table:formula="of:=[BLEND18convert.$B30]*(256/600)" table:style-name="ce1">
            <text:p>12.37333333</text:p>
          </table:table-cell>
          <table:table-cell table:number-columns-repeated="8" table:style-name="ce1"/>
          <table:table-cell office:value-type="float" office:value="29" table:formula="of:=1+SUM([.L29])" table:style-name="ce1">
            <text:p>29</text:p>
          </table:table-cell>
          <table:table-cell office:value-type="float" office:value="0" table:formula="of:=FORECAST([.L30];[BLEND18convert.$C$2:.$C$601];[BLEND18convert.$A$2:.$A$601])" table:style-name="ce1">
            <text:p>#DIV/0!</text:p>
          </table:table-cell>
          <table:table-cell office:value-type="float" office:value="0" table:formula="of:=FORECAST.LINEAR([.L30];[BLEND18convert.$A$2:.$A$601];[BLEND18convert.$C$2:.$C$601])" table:style-name="ce1">
            <text:p>#DIV/0!</text:p>
          </table:table-cell>
          <table:table-cell office:value-type="float" office:value="0" table:formula="of:=FORECAST.LINEAR([.L30]; [.A30:.A628];[.C30:.C628])" table:style-name="ce1">
            <text:p>#DIV/0!</text:p>
          </table:table-cell>
          <table:table-cell table:number-columns-repeated="3" table:style-name="ce1"/>
          <table:table-cell office:value-type="float" office:value="12.373333333333335" table:formula="of:=[BLEND18convert.$B30]*(256/600)" table:style-name="ce1">
            <text:p>12.37333333</text:p>
          </table:table-cell>
          <table:table-cell office:value-type="float" office:value="2155.04" table:formula="of:=4000*[BLEND18convert.$A30]" table:style-name="ce1">
            <text:p>2155.04</text:p>
          </table:table-cell>
          <table:table-cell table:number-columns-repeated="7" table:style-name="ce1"/>
          <table:table-cell office:value-type="float" office:value="29" table:formula="of:=1+SUM([.AB29])" table:style-name="ce1">
            <text:p>29</text:p>
          </table:table-cell>
          <table:table-cell office:value-type="float" office:value="1866.6300000000006" table:formula="of:=FORECAST([.AB30];OFFSET([.T30:.T629];MATCH([.AB30];[.S30:.S629];1)-1;0;2); OFFSET([.S30:.S629];MATCH([.AB30];[.S30:.S629];1)-1;0;2))" table:style-name="ce1">
            <text:p>1866.63</text:p>
          </table:table-cell>
          <table:table-cell office:value-type="float" office:value="1866" table:formula="of:=INT([.AC30])" table:style-name="ce4">
            <text:p>186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5103</text:p>
          </table:table-cell>
          <table:table-cell office:value-type="float" office:value="30" table:formula="of:=1+SUM([.B30])" table:style-name="ce1">
            <text:p>30</text:p>
          </table:table-cell>
          <table:table-cell office:value-type="float" office:value="12.8" table:formula="of:=[BLEND18convert.$B31]*(256/600)" table:style-name="ce1">
            <text:p>12.8</text:p>
          </table:table-cell>
          <table:table-cell table:number-columns-repeated="8" table:style-name="ce1"/>
          <table:table-cell office:value-type="float" office:value="30" table:formula="of:=1+SUM([.L30])" table:style-name="ce1">
            <text:p>30</text:p>
          </table:table-cell>
          <table:table-cell office:value-type="float" office:value="0" table:formula="of:=FORECAST([.L31];[BLEND18convert.$C$2:.$C$601];[BLEND18convert.$A$2:.$A$601])" table:style-name="ce1">
            <text:p>#DIV/0!</text:p>
          </table:table-cell>
          <table:table-cell office:value-type="float" office:value="0" table:formula="of:=FORECAST.LINEAR([.L31];[BLEND18convert.$A$2:.$A$601];[BLEND18convert.$C$2:.$C$601])" table:style-name="ce1">
            <text:p>#DIV/0!</text:p>
          </table:table-cell>
          <table:table-cell office:value-type="float" office:value="0" table:formula="of:=FORECAST.LINEAR([.L31]; [.A31:.A629];[.C31:.C629])" table:style-name="ce1">
            <text:p>#DIV/0!</text:p>
          </table:table-cell>
          <table:table-cell table:number-columns-repeated="3" table:style-name="ce1"/>
          <table:table-cell office:value-type="float" office:value="12.8" table:formula="of:=[BLEND18convert.$B31]*(256/600)" table:style-name="ce1">
            <text:p>12.8</text:p>
          </table:table-cell>
          <table:table-cell office:value-type="float" office:value="2204.12" table:formula="of:=4000*[BLEND18convert.$A31]" table:style-name="ce1">
            <text:p>2204.12</text:p>
          </table:table-cell>
          <table:table-cell table:number-columns-repeated="7" table:style-name="ce1"/>
          <table:table-cell office:value-type="float" office:value="30" table:formula="of:=1+SUM([.AB30])" table:style-name="ce1">
            <text:p>30</text:p>
          </table:table-cell>
          <table:table-cell office:value-type="float" office:value="1807.1799999999998" table:formula="of:=FORECAST([.AB31];OFFSET([.T31:.T630];MATCH([.AB31];[.S31:.S630];1)-1;0;2); OFFSET([.S31:.S630];MATCH([.AB31];[.S31:.S630];1)-1;0;2))" table:style-name="ce1">
            <text:p>1807.18</text:p>
          </table:table-cell>
          <table:table-cell office:value-type="float" office:value="1807" table:formula="of:=INT([.AC31])" table:style-name="ce4">
            <text:p>180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6323</text:p>
          </table:table-cell>
          <table:table-cell office:value-type="float" office:value="31" table:formula="of:=1+SUM([.B31])" table:style-name="ce1">
            <text:p>31</text:p>
          </table:table-cell>
          <table:table-cell office:value-type="float" office:value="13.226666666666668" table:formula="of:=[BLEND18convert.$B32]*(256/600)" table:style-name="ce1">
            <text:p>13.22666667</text:p>
          </table:table-cell>
          <table:table-cell table:number-columns-repeated="8" table:style-name="ce1"/>
          <table:table-cell office:value-type="float" office:value="31" table:formula="of:=1+SUM([.L31])" table:style-name="ce1">
            <text:p>31</text:p>
          </table:table-cell>
          <table:table-cell office:value-type="float" office:value="0" table:formula="of:=FORECAST([.L32];[BLEND18convert.$C$2:.$C$601];[BLEND18convert.$A$2:.$A$601])" table:style-name="ce1">
            <text:p>#DIV/0!</text:p>
          </table:table-cell>
          <table:table-cell office:value-type="float" office:value="0" table:formula="of:=FORECAST.LINEAR([.L32];[BLEND18convert.$A$2:.$A$601];[BLEND18convert.$C$2:.$C$601])" table:style-name="ce1">
            <text:p>#DIV/0!</text:p>
          </table:table-cell>
          <table:table-cell office:value-type="float" office:value="0" table:formula="of:=FORECAST.LINEAR([.L32]; [.A32:.A630];[.C32:.C630])" table:style-name="ce1">
            <text:p>#DIV/0!</text:p>
          </table:table-cell>
          <table:table-cell table:number-columns-repeated="3" table:style-name="ce1"/>
          <table:table-cell office:value-type="float" office:value="13.226666666666668" table:formula="of:=[BLEND18convert.$B32]*(256/600)" table:style-name="ce1">
            <text:p>13.22666667</text:p>
          </table:table-cell>
          <table:table-cell office:value-type="float" office:value="2252.92" table:formula="of:=4000*[BLEND18convert.$A32]" table:style-name="ce1">
            <text:p>2252.92</text:p>
          </table:table-cell>
          <table:table-cell table:number-columns-repeated="7" table:style-name="ce1"/>
          <table:table-cell office:value-type="float" office:value="31" table:formula="of:=1+SUM([.AB31])" table:style-name="ce1">
            <text:p>31</text:p>
          </table:table-cell>
          <table:table-cell office:value-type="float" office:value="1747.5324999999998" table:formula="of:=FORECAST([.AB32];OFFSET([.T32:.T631];MATCH([.AB32];[.S32:.S631];1)-1;0;2); OFFSET([.S32:.S631];MATCH([.AB32];[.S32:.S631];1)-1;0;2))" table:style-name="ce1">
            <text:p>1747.5325</text:p>
          </table:table-cell>
          <table:table-cell office:value-type="float" office:value="1747" table:formula="of:=INT([.AC32])" table:style-name="ce4">
            <text:p>174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7550</text:p>
          </table:table-cell>
          <table:table-cell office:value-type="float" office:value="32" table:formula="of:=1+SUM([.B32])" table:style-name="ce1">
            <text:p>32</text:p>
          </table:table-cell>
          <table:table-cell office:value-type="float" office:value="13.653333333333334" table:formula="of:=[BLEND18convert.$B33]*(256/600)" table:style-name="ce1">
            <text:p>13.65333333</text:p>
          </table:table-cell>
          <table:table-cell table:number-columns-repeated="8" table:style-name="ce1"/>
          <table:table-cell office:value-type="float" office:value="32" table:formula="of:=1+SUM([.L32])" table:style-name="ce1">
            <text:p>32</text:p>
          </table:table-cell>
          <table:table-cell office:value-type="float" office:value="0" table:formula="of:=FORECAST([.L33];[BLEND18convert.$C$2:.$C$601];[BLEND18convert.$A$2:.$A$601])" table:style-name="ce1">
            <text:p>#DIV/0!</text:p>
          </table:table-cell>
          <table:table-cell office:value-type="float" office:value="0" table:formula="of:=FORECAST.LINEAR([.L33];[BLEND18convert.$A$2:.$A$601];[BLEND18convert.$C$2:.$C$601])" table:style-name="ce1">
            <text:p>#DIV/0!</text:p>
          </table:table-cell>
          <table:table-cell office:value-type="float" office:value="0" table:formula="of:=FORECAST.LINEAR([.L33]; [.A33:.A631];[.C33:.C631])" table:style-name="ce1">
            <text:p>#DIV/0!</text:p>
          </table:table-cell>
          <table:table-cell table:number-columns-repeated="3" table:style-name="ce1"/>
          <table:table-cell office:value-type="float" office:value="13.653333333333334" table:formula="of:=[BLEND18convert.$B33]*(256/600)" table:style-name="ce1">
            <text:p>13.65333333</text:p>
          </table:table-cell>
          <table:table-cell office:value-type="float" office:value="2302" table:formula="of:=4000*[BLEND18convert.$A33]" table:style-name="ce1">
            <text:p>2302</text:p>
          </table:table-cell>
          <table:table-cell table:number-columns-repeated="7" table:style-name="ce1"/>
          <table:table-cell office:value-type="float" office:value="32" table:formula="of:=1+SUM([.AB32])" table:style-name="ce1">
            <text:p>32</text:p>
          </table:table-cell>
          <table:table-cell office:value-type="float" office:value="1687.7600000000002" table:formula="of:=FORECAST([.AB33];OFFSET([.T33:.T632];MATCH([.AB33];[.S33:.S632];1)-1;0;2); OFFSET([.S33:.S632];MATCH([.AB33];[.S33:.S632];1)-1;0;2))" table:style-name="ce1">
            <text:p>1687.76</text:p>
          </table:table-cell>
          <table:table-cell office:value-type="float" office:value="1687" table:formula="of:=INT([.AC33])" table:style-name="ce4">
            <text:p>168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8768</text:p>
          </table:table-cell>
          <table:table-cell office:value-type="float" office:value="33" table:formula="of:=1+SUM([.B33])" table:style-name="ce1">
            <text:p>33</text:p>
          </table:table-cell>
          <table:table-cell office:value-type="float" office:value="14.08" table:formula="of:=[BLEND18convert.$B34]*(256/600)" table:style-name="ce1">
            <text:p>14.08</text:p>
          </table:table-cell>
          <table:table-cell table:number-columns-repeated="8" table:style-name="ce1"/>
          <table:table-cell office:value-type="float" office:value="33" table:formula="of:=1+SUM([.L33])" table:style-name="ce1">
            <text:p>33</text:p>
          </table:table-cell>
          <table:table-cell office:value-type="float" office:value="0" table:formula="of:=FORECAST([.L34];[BLEND18convert.$C$2:.$C$601];[BLEND18convert.$A$2:.$A$601])" table:style-name="ce1">
            <text:p>#DIV/0!</text:p>
          </table:table-cell>
          <table:table-cell office:value-type="float" office:value="0" table:formula="of:=FORECAST.LINEAR([.L34];[BLEND18convert.$A$2:.$A$601];[BLEND18convert.$C$2:.$C$601])" table:style-name="ce1">
            <text:p>#DIV/0!</text:p>
          </table:table-cell>
          <table:table-cell office:value-type="float" office:value="0" table:formula="of:=FORECAST.LINEAR([.L34]; [.A34:.A632];[.C34:.C632])" table:style-name="ce1">
            <text:p>#DIV/0!</text:p>
          </table:table-cell>
          <table:table-cell table:number-columns-repeated="3" table:style-name="ce1"/>
          <table:table-cell office:value-type="float" office:value="14.08" table:formula="of:=[BLEND18convert.$B34]*(256/600)" table:style-name="ce1">
            <text:p>14.08</text:p>
          </table:table-cell>
          <table:table-cell office:value-type="float" office:value="2350.7199999999998" table:formula="of:=4000*[BLEND18convert.$A34]" table:style-name="ce1">
            <text:p>2350.72</text:p>
          </table:table-cell>
          <table:table-cell table:number-columns-repeated="7" table:style-name="ce1"/>
          <table:table-cell office:value-type="float" office:value="33" table:formula="of:=1+SUM([.AB33])" table:style-name="ce1">
            <text:p>33</text:p>
          </table:table-cell>
          <table:table-cell office:value-type="float" office:value="1627.625" table:formula="of:=FORECAST([.AB34];OFFSET([.T34:.T633];MATCH([.AB34];[.S34:.S633];1)-1;0;2); OFFSET([.S34:.S633];MATCH([.AB34];[.S34:.S633];1)-1;0;2))" table:style-name="ce1">
            <text:p>1627.625</text:p>
          </table:table-cell>
          <table:table-cell office:value-type="float" office:value="1627" table:formula="of:=INT([.AC34])" table:style-name="ce4">
            <text:p>162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0001</text:p>
          </table:table-cell>
          <table:table-cell office:value-type="float" office:value="34" table:formula="of:=1+SUM([.B34])" table:style-name="ce1">
            <text:p>34</text:p>
          </table:table-cell>
          <table:table-cell office:value-type="float" office:value="14.506666666666668" table:formula="of:=[BLEND18convert.$B35]*(256/600)" table:style-name="ce1">
            <text:p>14.50666667</text:p>
          </table:table-cell>
          <table:table-cell table:number-columns-repeated="8" table:style-name="ce1"/>
          <table:table-cell office:value-type="float" office:value="34" table:formula="of:=1+SUM([.L34])" table:style-name="ce1">
            <text:p>34</text:p>
          </table:table-cell>
          <table:table-cell office:value-type="float" office:value="0" table:formula="of:=FORECAST([.L35];[BLEND18convert.$C$2:.$C$601];[BLEND18convert.$A$2:.$A$601])" table:style-name="ce1">
            <text:p>#DIV/0!</text:p>
          </table:table-cell>
          <table:table-cell office:value-type="float" office:value="0" table:formula="of:=FORECAST.LINEAR([.L35];[BLEND18convert.$A$2:.$A$601];[BLEND18convert.$C$2:.$C$601])" table:style-name="ce1">
            <text:p>#DIV/0!</text:p>
          </table:table-cell>
          <table:table-cell office:value-type="float" office:value="0" table:formula="of:=FORECAST.LINEAR([.L35]; [.A35:.A633];[.C35:.C633])" table:style-name="ce1">
            <text:p>#DIV/0!</text:p>
          </table:table-cell>
          <table:table-cell table:number-columns-repeated="3" table:style-name="ce1"/>
          <table:table-cell office:value-type="float" office:value="14.506666666666668" table:formula="of:=[BLEND18convert.$B35]*(256/600)" table:style-name="ce1">
            <text:p>14.50666667</text:p>
          </table:table-cell>
          <table:table-cell office:value-type="float" office:value="2400.04" table:formula="of:=4000*[BLEND18convert.$A35]" table:style-name="ce1">
            <text:p>2400.04</text:p>
          </table:table-cell>
          <table:table-cell table:number-columns-repeated="7" table:style-name="ce1"/>
          <table:table-cell office:value-type="float" office:value="34" table:formula="of:=1+SUM([.AB34])" table:style-name="ce1">
            <text:p>34</text:p>
          </table:table-cell>
          <table:table-cell office:value-type="float" office:value="1567.25" table:formula="of:=FORECAST([.AB35];OFFSET([.T35:.T634];MATCH([.AB35];[.S35:.S634];1)-1;0;2); OFFSET([.S35:.S634];MATCH([.AB35];[.S35:.S634];1)-1;0;2))" table:style-name="ce1">
            <text:p>1567.25</text:p>
          </table:table-cell>
          <table:table-cell office:value-type="float" office:value="1567" table:formula="of:=INT([.AC35])" table:style-name="ce4">
            <text:p>156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1209</text:p>
          </table:table-cell>
          <table:table-cell office:value-type="float" office:value="35" table:formula="of:=1+SUM([.B35])" table:style-name="ce1">
            <text:p>35</text:p>
          </table:table-cell>
          <table:table-cell office:value-type="float" office:value="14.933333333333334" table:formula="of:=[BLEND18convert.$B36]*(256/600)" table:style-name="ce1">
            <text:p>14.93333333</text:p>
          </table:table-cell>
          <table:table-cell table:number-columns-repeated="8" table:style-name="ce1"/>
          <table:table-cell office:value-type="float" office:value="35" table:formula="of:=1+SUM([.L35])" table:style-name="ce1">
            <text:p>35</text:p>
          </table:table-cell>
          <table:table-cell office:value-type="float" office:value="0" table:formula="of:=FORECAST([.L36];[BLEND18convert.$C$2:.$C$601];[BLEND18convert.$A$2:.$A$601])" table:style-name="ce1">
            <text:p>#DIV/0!</text:p>
          </table:table-cell>
          <table:table-cell office:value-type="float" office:value="0" table:formula="of:=FORECAST.LINEAR([.L36];[BLEND18convert.$A$2:.$A$601];[BLEND18convert.$C$2:.$C$601])" table:style-name="ce1">
            <text:p>#DIV/0!</text:p>
          </table:table-cell>
          <table:table-cell office:value-type="float" office:value="0" table:formula="of:=FORECAST.LINEAR([.L36]; [.A36:.A634];[.C36:.C634])" table:style-name="ce1">
            <text:p>#DIV/0!</text:p>
          </table:table-cell>
          <table:table-cell table:number-columns-repeated="3" table:style-name="ce1"/>
          <table:table-cell office:value-type="float" office:value="14.933333333333334" table:formula="of:=[BLEND18convert.$B36]*(256/600)" table:style-name="ce1">
            <text:p>14.93333333</text:p>
          </table:table-cell>
          <table:table-cell office:value-type="float" office:value="2448.36" table:formula="of:=4000*[BLEND18convert.$A36]" table:style-name="ce1">
            <text:p>2448.36</text:p>
          </table:table-cell>
          <table:table-cell table:number-columns-repeated="7" table:style-name="ce1"/>
          <table:table-cell office:value-type="float" office:value="35" table:formula="of:=1+SUM([.AB35])" table:style-name="ce1">
            <text:p>35</text:p>
          </table:table-cell>
          <table:table-cell office:value-type="float" office:value="1506.7550000000001" table:formula="of:=FORECAST([.AB36];OFFSET([.T36:.T635];MATCH([.AB36];[.S36:.S635];1)-1;0;2); OFFSET([.S36:.S635];MATCH([.AB36];[.S36:.S635];1)-1;0;2))" table:style-name="ce1">
            <text:p>1506.755</text:p>
          </table:table-cell>
          <table:table-cell office:value-type="float" office:value="1506" table:formula="of:=INT([.AC36])" table:style-name="ce4">
            <text:p>150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2448</text:p>
          </table:table-cell>
          <table:table-cell office:value-type="float" office:value="36" table:formula="of:=1+SUM([.B36])" table:style-name="ce1">
            <text:p>36</text:p>
          </table:table-cell>
          <table:table-cell office:value-type="float" office:value="15.360000000000001" table:formula="of:=[BLEND18convert.$B37]*(256/600)" table:style-name="ce1">
            <text:p>15.36</text:p>
          </table:table-cell>
          <table:table-cell table:number-columns-repeated="8" table:style-name="ce1"/>
          <table:table-cell office:value-type="float" office:value="36" table:formula="of:=1+SUM([.L36])" table:style-name="ce1">
            <text:p>36</text:p>
          </table:table-cell>
          <table:table-cell office:value-type="float" office:value="0" table:formula="of:=FORECAST([.L37];[BLEND18convert.$C$2:.$C$601];[BLEND18convert.$A$2:.$A$601])" table:style-name="ce1">
            <text:p>#DIV/0!</text:p>
          </table:table-cell>
          <table:table-cell office:value-type="float" office:value="0" table:formula="of:=FORECAST.LINEAR([.L37];[BLEND18convert.$A$2:.$A$601];[BLEND18convert.$C$2:.$C$601])" table:style-name="ce1">
            <text:p>#DIV/0!</text:p>
          </table:table-cell>
          <table:table-cell office:value-type="float" office:value="0" table:formula="of:=FORECAST.LINEAR([.L37]; [.A37:.A635];[.C37:.C635])" table:style-name="ce1">
            <text:p>#DIV/0!</text:p>
          </table:table-cell>
          <table:table-cell table:number-columns-repeated="3" table:style-name="ce1"/>
          <table:table-cell office:value-type="float" office:value="15.360000000000001" table:formula="of:=[BLEND18convert.$B37]*(256/600)" table:style-name="ce1">
            <text:p>15.36</text:p>
          </table:table-cell>
          <table:table-cell office:value-type="float" office:value="2497.92" table:formula="of:=4000*[BLEND18convert.$A37]" table:style-name="ce1">
            <text:p>2497.92</text:p>
          </table:table-cell>
          <table:table-cell table:number-columns-repeated="7" table:style-name="ce1"/>
          <table:table-cell office:value-type="float" office:value="36" table:formula="of:=1+SUM([.AB36])" table:style-name="ce1">
            <text:p>36</text:p>
          </table:table-cell>
          <table:table-cell office:value-type="float" office:value="1446.17" table:formula="of:=FORECAST([.AB37];OFFSET([.T37:.T636];MATCH([.AB37];[.S37:.S636];1)-1;0;2); OFFSET([.S37:.S636];MATCH([.AB37];[.S37:.S636];1)-1;0;2))" table:style-name="ce1">
            <text:p>1446.17</text:p>
          </table:table-cell>
          <table:table-cell office:value-type="float" office:value="1446" table:formula="of:=INT([.AC37])" table:style-name="ce4">
            <text:p>144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3644</text:p>
          </table:table-cell>
          <table:table-cell office:value-type="float" office:value="37" table:formula="of:=1+SUM([.B37])" table:style-name="ce1">
            <text:p>37</text:p>
          </table:table-cell>
          <table:table-cell office:value-type="float" office:value="15.786666666666667" table:formula="of:=[BLEND18convert.$B38]*(256/600)" table:style-name="ce1">
            <text:p>15.78666667</text:p>
          </table:table-cell>
          <table:table-cell table:number-columns-repeated="8" table:style-name="ce1"/>
          <table:table-cell office:value-type="float" office:value="37" table:formula="of:=1+SUM([.L37])" table:style-name="ce1">
            <text:p>37</text:p>
          </table:table-cell>
          <table:table-cell office:value-type="float" office:value="0" table:formula="of:=FORECAST([.L38];[BLEND18convert.$C$2:.$C$601];[BLEND18convert.$A$2:.$A$601])" table:style-name="ce1">
            <text:p>#DIV/0!</text:p>
          </table:table-cell>
          <table:table-cell office:value-type="float" office:value="0" table:formula="of:=FORECAST.LINEAR([.L38];[BLEND18convert.$A$2:.$A$601];[BLEND18convert.$C$2:.$C$601])" table:style-name="ce1">
            <text:p>#DIV/0!</text:p>
          </table:table-cell>
          <table:table-cell office:value-type="float" office:value="0" table:formula="of:=FORECAST.LINEAR([.L38]; [.A38:.A636];[.C38:.C636])" table:style-name="ce1">
            <text:p>#DIV/0!</text:p>
          </table:table-cell>
          <table:table-cell table:number-columns-repeated="3" table:style-name="ce1"/>
          <table:table-cell office:value-type="float" office:value="15.786666666666667" table:formula="of:=[BLEND18convert.$B38]*(256/600)" table:style-name="ce1">
            <text:p>15.78666667</text:p>
          </table:table-cell>
          <table:table-cell office:value-type="float" office:value="2545.7600000000002" table:formula="of:=4000*[BLEND18convert.$A38]" table:style-name="ce1">
            <text:p>2545.76</text:p>
          </table:table-cell>
          <table:table-cell table:number-columns-repeated="7" table:style-name="ce1"/>
          <table:table-cell office:value-type="float" office:value="37" table:formula="of:=1+SUM([.AB37])" table:style-name="ce1">
            <text:p>37</text:p>
          </table:table-cell>
          <table:table-cell office:value-type="float" office:value="1385.3187500000004" table:formula="of:=FORECAST([.AB38];OFFSET([.T38:.T637];MATCH([.AB38];[.S38:.S637];1)-1;0;2); OFFSET([.S38:.S637];MATCH([.AB38];[.S38:.S637];1)-1;0;2))" table:style-name="ce1">
            <text:p>1385.31875</text:p>
          </table:table-cell>
          <table:table-cell office:value-type="float" office:value="1385" table:formula="of:=INT([.AC38])" table:style-name="ce4">
            <text:p>138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4874</text:p>
          </table:table-cell>
          <table:table-cell office:value-type="float" office:value="38" table:formula="of:=1+SUM([.B38])" table:style-name="ce1">
            <text:p>38</text:p>
          </table:table-cell>
          <table:table-cell office:value-type="float" office:value="16.213333333333335" table:formula="of:=[BLEND18convert.$B39]*(256/600)" table:style-name="ce1">
            <text:p>16.21333333</text:p>
          </table:table-cell>
          <table:table-cell table:number-columns-repeated="8" table:style-name="ce1"/>
          <table:table-cell office:value-type="float" office:value="38" table:formula="of:=1+SUM([.L38])" table:style-name="ce1">
            <text:p>38</text:p>
          </table:table-cell>
          <table:table-cell office:value-type="float" office:value="0" table:formula="of:=FORECAST([.L39];[BLEND18convert.$C$2:.$C$601];[BLEND18convert.$A$2:.$A$601])" table:style-name="ce1">
            <text:p>#DIV/0!</text:p>
          </table:table-cell>
          <table:table-cell office:value-type="float" office:value="0" table:formula="of:=FORECAST.LINEAR([.L39];[BLEND18convert.$A$2:.$A$601];[BLEND18convert.$C$2:.$C$601])" table:style-name="ce1">
            <text:p>#DIV/0!</text:p>
          </table:table-cell>
          <table:table-cell office:value-type="float" office:value="0" table:formula="of:=FORECAST.LINEAR([.L39]; [.A39:.A637];[.C39:.C637])" table:style-name="ce1">
            <text:p>#DIV/0!</text:p>
          </table:table-cell>
          <table:table-cell table:number-columns-repeated="3" table:style-name="ce1"/>
          <table:table-cell office:value-type="float" office:value="16.213333333333335" table:formula="of:=[BLEND18convert.$B39]*(256/600)" table:style-name="ce1">
            <text:p>16.21333333</text:p>
          </table:table-cell>
          <table:table-cell office:value-type="float" office:value="2594.96" table:formula="of:=4000*[BLEND18convert.$A39]" table:style-name="ce1">
            <text:p>2594.96</text:p>
          </table:table-cell>
          <table:table-cell table:number-columns-repeated="7" table:style-name="ce1"/>
          <table:table-cell office:value-type="float" office:value="38" table:formula="of:=1+SUM([.AB38])" table:style-name="ce1">
            <text:p>38</text:p>
          </table:table-cell>
          <table:table-cell office:value-type="float" office:value="1324.2875000000004" table:formula="of:=FORECAST([.AB39];OFFSET([.T39:.T638];MATCH([.AB39];[.S39:.S638];1)-1;0;2); OFFSET([.S39:.S638];MATCH([.AB39];[.S39:.S638];1)-1;0;2))" table:style-name="ce1">
            <text:p>1324.2875</text:p>
          </table:table-cell>
          <table:table-cell office:value-type="float" office:value="1324" table:formula="of:=INT([.AC39])" table:style-name="ce4">
            <text:p>132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4780</text:p>
          </table:table-cell>
          <table:table-cell office:value-type="float" office:value="39" table:formula="of:=1+SUM([.B39])" table:style-name="ce1">
            <text:p>39</text:p>
          </table:table-cell>
          <table:table-cell office:value-type="float" office:value="16.64" table:formula="of:=[BLEND18convert.$B40]*(256/600)" table:style-name="ce1">
            <text:p>16.64</text:p>
          </table:table-cell>
          <table:table-cell table:number-columns-repeated="8" table:style-name="ce1"/>
          <table:table-cell office:value-type="float" office:value="39" table:formula="of:=1+SUM([.L39])" table:style-name="ce1">
            <text:p>39</text:p>
          </table:table-cell>
          <table:table-cell office:value-type="float" office:value="0" table:formula="of:=FORECAST([.L40];[BLEND18convert.$C$2:.$C$601];[BLEND18convert.$A$2:.$A$601])" table:style-name="ce1">
            <text:p>#DIV/0!</text:p>
          </table:table-cell>
          <table:table-cell office:value-type="float" office:value="0" table:formula="of:=FORECAST.LINEAR([.L40];[BLEND18convert.$A$2:.$A$601];[BLEND18convert.$C$2:.$C$601])" table:style-name="ce1">
            <text:p>#DIV/0!</text:p>
          </table:table-cell>
          <table:table-cell office:value-type="float" office:value="0" table:formula="of:=FORECAST.LINEAR([.L40]; [.A40:.A638];[.C40:.C638])" table:style-name="ce1">
            <text:p>#DIV/0!</text:p>
          </table:table-cell>
          <table:table-cell table:number-columns-repeated="3" table:style-name="ce1"/>
          <table:table-cell office:value-type="float" office:value="16.64" table:formula="of:=[BLEND18convert.$B40]*(256/600)" table:style-name="ce1">
            <text:p>16.64</text:p>
          </table:table-cell>
          <table:table-cell office:value-type="float" office:value="2591.2000000000003" table:formula="of:=4000*[BLEND18convert.$A40]" table:style-name="ce1">
            <text:p>2591.2</text:p>
          </table:table-cell>
          <table:table-cell table:number-columns-repeated="7" table:style-name="ce1"/>
          <table:table-cell office:value-type="float" office:value="39" table:formula="of:=1+SUM([.AB39])" table:style-name="ce1">
            <text:p>39</text:p>
          </table:table-cell>
          <table:table-cell office:value-type="float" office:value="1262.7087500000002" table:formula="of:=FORECAST([.AB40];OFFSET([.T40:.T639];MATCH([.AB40];[.S40:.S639];1)-1;0;2); OFFSET([.S40:.S639];MATCH([.AB40];[.S40:.S639];1)-1;0;2))" table:style-name="ce1">
            <text:p>1262.70875</text:p>
          </table:table-cell>
          <table:table-cell office:value-type="float" office:value="1262" table:formula="of:=INT([.AC40])" table:style-name="ce4">
            <text:p>126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4081</text:p>
          </table:table-cell>
          <table:table-cell office:value-type="float" office:value="40" table:formula="of:=1+SUM([.B40])" table:style-name="ce1">
            <text:p>40</text:p>
          </table:table-cell>
          <table:table-cell office:value-type="float" office:value="17.066666666666666" table:formula="of:=[BLEND18convert.$B41]*(256/600)" table:style-name="ce1">
            <text:p>17.06666667</text:p>
          </table:table-cell>
          <table:table-cell table:number-columns-repeated="8" table:style-name="ce1"/>
          <table:table-cell office:value-type="float" office:value="40" table:formula="of:=1+SUM([.L40])" table:style-name="ce1">
            <text:p>40</text:p>
          </table:table-cell>
          <table:table-cell office:value-type="float" office:value="0" table:formula="of:=FORECAST([.L41];[BLEND18convert.$C$2:.$C$601];[BLEND18convert.$A$2:.$A$601])" table:style-name="ce1">
            <text:p>#DIV/0!</text:p>
          </table:table-cell>
          <table:table-cell office:value-type="float" office:value="0" table:formula="of:=FORECAST.LINEAR([.L41];[BLEND18convert.$A$2:.$A$601];[BLEND18convert.$C$2:.$C$601])" table:style-name="ce1">
            <text:p>#DIV/0!</text:p>
          </table:table-cell>
          <table:table-cell office:value-type="float" office:value="0" table:formula="of:=FORECAST.LINEAR([.L41]; [.A41:.A639];[.C41:.C639])" table:style-name="ce1">
            <text:p>#DIV/0!</text:p>
          </table:table-cell>
          <table:table-cell table:number-columns-repeated="3" table:style-name="ce1"/>
          <table:table-cell office:value-type="float" office:value="17.066666666666666" table:formula="of:=[BLEND18convert.$B41]*(256/600)" table:style-name="ce1">
            <text:p>17.06666667</text:p>
          </table:table-cell>
          <table:table-cell office:value-type="float" office:value="2563.2399999999998" table:formula="of:=4000*[BLEND18convert.$A41]" table:style-name="ce1">
            <text:p>2563.24</text:p>
          </table:table-cell>
          <table:table-cell table:number-columns-repeated="7" table:style-name="ce1"/>
          <table:table-cell office:value-type="float" office:value="40" table:formula="of:=1+SUM([.AB40])" table:style-name="ce1">
            <text:p>40</text:p>
          </table:table-cell>
          <table:table-cell office:value-type="float" office:value="1201.3100000000004" table:formula="of:=FORECAST([.AB41];OFFSET([.T41:.T640];MATCH([.AB41];[.S41:.S640];1)-1;0;2); OFFSET([.S41:.S640];MATCH([.AB41];[.S41:.S640];1)-1;0;2))" table:style-name="ce1">
            <text:p>1201.31</text:p>
          </table:table-cell>
          <table:table-cell office:value-type="float" office:value="1201" table:formula="of:=INT([.AC41])" table:style-name="ce4">
            <text:p>120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3507</text:p>
          </table:table-cell>
          <table:table-cell office:value-type="float" office:value="41" table:formula="of:=1+SUM([.B41])" table:style-name="ce1">
            <text:p>41</text:p>
          </table:table-cell>
          <table:table-cell office:value-type="float" office:value="17.493333333333336" table:formula="of:=[BLEND18convert.$B42]*(256/600)" table:style-name="ce1">
            <text:p>17.49333333</text:p>
          </table:table-cell>
          <table:table-cell table:number-columns-repeated="8" table:style-name="ce1"/>
          <table:table-cell office:value-type="float" office:value="41" table:formula="of:=1+SUM([.L41])" table:style-name="ce1">
            <text:p>41</text:p>
          </table:table-cell>
          <table:table-cell office:value-type="float" office:value="0" table:formula="of:=FORECAST([.L42];[BLEND18convert.$C$2:.$C$601];[BLEND18convert.$A$2:.$A$601])" table:style-name="ce1">
            <text:p>#DIV/0!</text:p>
          </table:table-cell>
          <table:table-cell office:value-type="float" office:value="0" table:formula="of:=FORECAST.LINEAR([.L42];[BLEND18convert.$A$2:.$A$601];[BLEND18convert.$C$2:.$C$601])" table:style-name="ce1">
            <text:p>#DIV/0!</text:p>
          </table:table-cell>
          <table:table-cell office:value-type="float" office:value="0" table:formula="of:=FORECAST.LINEAR([.L42]; [.A42:.A640];[.C42:.C640])" table:style-name="ce1">
            <text:p>#DIV/0!</text:p>
          </table:table-cell>
          <table:table-cell table:number-columns-repeated="3" table:style-name="ce1"/>
          <table:table-cell office:value-type="float" office:value="17.493333333333336" table:formula="of:=[BLEND18convert.$B42]*(256/600)" table:style-name="ce1">
            <text:p>17.49333333</text:p>
          </table:table-cell>
          <table:table-cell office:value-type="float" office:value="2540.2800000000002" table:formula="of:=4000*[BLEND18convert.$A42]" table:style-name="ce1">
            <text:p>2540.28</text:p>
          </table:table-cell>
          <table:table-cell table:number-columns-repeated="7" table:style-name="ce1"/>
          <table:table-cell office:value-type="float" office:value="41" table:formula="of:=1+SUM([.AB41])" table:style-name="ce1">
            <text:p>41</text:p>
          </table:table-cell>
          <table:table-cell office:value-type="float" office:value="1139.3687499999996" table:formula="of:=FORECAST([.AB42];OFFSET([.T42:.T641];MATCH([.AB42];[.S42:.S641];1)-1;0;2); OFFSET([.S42:.S641];MATCH([.AB42];[.S42:.S641];1)-1;0;2))" table:style-name="ce1">
            <text:p>1139.36875</text:p>
          </table:table-cell>
          <table:table-cell office:value-type="float" office:value="1139" table:formula="of:=INT([.AC42])" table:style-name="ce4">
            <text:p>113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2866</text:p>
          </table:table-cell>
          <table:table-cell office:value-type="float" office:value="42" table:formula="of:=1+SUM([.B42])" table:style-name="ce1">
            <text:p>42</text:p>
          </table:table-cell>
          <table:table-cell office:value-type="float" office:value="17.920000000000002" table:formula="of:=[BLEND18convert.$B43]*(256/600)" table:style-name="ce1">
            <text:p>17.92</text:p>
          </table:table-cell>
          <table:table-cell table:number-columns-repeated="8" table:style-name="ce1"/>
          <table:table-cell office:value-type="float" office:value="42" table:formula="of:=1+SUM([.L42])" table:style-name="ce1">
            <text:p>42</text:p>
          </table:table-cell>
          <table:table-cell office:value-type="float" office:value="0" table:formula="of:=FORECAST([.L43];[BLEND18convert.$C$2:.$C$601];[BLEND18convert.$A$2:.$A$601])" table:style-name="ce1">
            <text:p>#DIV/0!</text:p>
          </table:table-cell>
          <table:table-cell office:value-type="float" office:value="0" table:formula="of:=FORECAST.LINEAR([.L43];[BLEND18convert.$A$2:.$A$601];[BLEND18convert.$C$2:.$C$601])" table:style-name="ce1">
            <text:p>#DIV/0!</text:p>
          </table:table-cell>
          <table:table-cell office:value-type="float" office:value="0" table:formula="of:=FORECAST.LINEAR([.L43]; [.A43:.A641];[.C43:.C641])" table:style-name="ce1">
            <text:p>#DIV/0!</text:p>
          </table:table-cell>
          <table:table-cell table:number-columns-repeated="3" table:style-name="ce1"/>
          <table:table-cell office:value-type="float" office:value="17.920000000000002" table:formula="of:=[BLEND18convert.$B43]*(256/600)" table:style-name="ce1">
            <text:p>17.92</text:p>
          </table:table-cell>
          <table:table-cell office:value-type="float" office:value="2514.64" table:formula="of:=4000*[BLEND18convert.$A43]" table:style-name="ce1">
            <text:p>2514.64</text:p>
          </table:table-cell>
          <table:table-cell table:number-columns-repeated="7" table:style-name="ce1"/>
          <table:table-cell office:value-type="float" office:value="42" table:formula="of:=1+SUM([.AB42])" table:style-name="ce1">
            <text:p>42</text:p>
          </table:table-cell>
          <table:table-cell office:value-type="float" office:value="1077.4825000000005" table:formula="of:=FORECAST([.AB43];OFFSET([.T43:.T642];MATCH([.AB43];[.S43:.S642];1)-1;0;2); OFFSET([.S43:.S642];MATCH([.AB43];[.S43:.S642];1)-1;0;2))" table:style-name="ce1">
            <text:p>1077.4825</text:p>
          </table:table-cell>
          <table:table-cell office:value-type="float" office:value="1077" table:formula="of:=INT([.AC43])" table:style-name="ce4">
            <text:p>107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2265</text:p>
          </table:table-cell>
          <table:table-cell office:value-type="float" office:value="43" table:formula="of:=1+SUM([.B43])" table:style-name="ce1">
            <text:p>43</text:p>
          </table:table-cell>
          <table:table-cell office:value-type="float" office:value="18.346666666666668" table:formula="of:=[BLEND18convert.$B44]*(256/600)" table:style-name="ce1">
            <text:p>18.34666667</text:p>
          </table:table-cell>
          <table:table-cell table:number-columns-repeated="8" table:style-name="ce1"/>
          <table:table-cell office:value-type="float" office:value="43" table:formula="of:=1+SUM([.L43])" table:style-name="ce1">
            <text:p>43</text:p>
          </table:table-cell>
          <table:table-cell office:value-type="float" office:value="0" table:formula="of:=FORECAST([.L44];[BLEND18convert.$C$2:.$C$601];[BLEND18convert.$A$2:.$A$601])" table:style-name="ce1">
            <text:p>#DIV/0!</text:p>
          </table:table-cell>
          <table:table-cell office:value-type="float" office:value="0" table:formula="of:=FORECAST.LINEAR([.L44];[BLEND18convert.$A$2:.$A$601];[BLEND18convert.$C$2:.$C$601])" table:style-name="ce1">
            <text:p>#DIV/0!</text:p>
          </table:table-cell>
          <table:table-cell office:value-type="float" office:value="0" table:formula="of:=FORECAST.LINEAR([.L44]; [.A44:.A642];[.C44:.C642])" table:style-name="ce1">
            <text:p>#DIV/0!</text:p>
          </table:table-cell>
          <table:table-cell table:number-columns-repeated="3" table:style-name="ce1"/>
          <table:table-cell office:value-type="float" office:value="18.346666666666668" table:formula="of:=[BLEND18convert.$B44]*(256/600)" table:style-name="ce1">
            <text:p>18.34666667</text:p>
          </table:table-cell>
          <table:table-cell office:value-type="float" office:value="2490.6000000000004" table:formula="of:=4000*[BLEND18convert.$A44]" table:style-name="ce1">
            <text:p>2490.6</text:p>
          </table:table-cell>
          <table:table-cell table:number-columns-repeated="7" table:style-name="ce1"/>
          <table:table-cell office:value-type="float" office:value="43" table:formula="of:=1+SUM([.AB43])" table:style-name="ce1">
            <text:p>43</text:p>
          </table:table-cell>
          <table:table-cell office:value-type="float" office:value="1015.1925000000001" table:formula="of:=FORECAST([.AB44];OFFSET([.T44:.T643];MATCH([.AB44];[.S44:.S643];1)-1;0;2); OFFSET([.S44:.S643];MATCH([.AB44];[.S44:.S643];1)-1;0;2))" table:style-name="ce1">
            <text:p>1015.1925</text:p>
          </table:table-cell>
          <table:table-cell office:value-type="float" office:value="1015" table:formula="of:=INT([.AC44])" table:style-name="ce4">
            <text:p>101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1636</text:p>
          </table:table-cell>
          <table:table-cell office:value-type="float" office:value="44" table:formula="of:=1+SUM([.B44])" table:style-name="ce1">
            <text:p>44</text:p>
          </table:table-cell>
          <table:table-cell office:value-type="float" office:value="18.773333333333333" table:formula="of:=[BLEND18convert.$B45]*(256/600)" table:style-name="ce1">
            <text:p>18.77333333</text:p>
          </table:table-cell>
          <table:table-cell table:number-columns-repeated="8" table:style-name="ce1"/>
          <table:table-cell office:value-type="float" office:value="44" table:formula="of:=1+SUM([.L44])" table:style-name="ce1">
            <text:p>44</text:p>
          </table:table-cell>
          <table:table-cell office:value-type="float" office:value="0" table:formula="of:=FORECAST([.L45];[BLEND18convert.$C$2:.$C$601];[BLEND18convert.$A$2:.$A$601])" table:style-name="ce1">
            <text:p>#DIV/0!</text:p>
          </table:table-cell>
          <table:table-cell office:value-type="float" office:value="0" table:formula="of:=FORECAST.LINEAR([.L45];[BLEND18convert.$A$2:.$A$601];[BLEND18convert.$C$2:.$C$601])" table:style-name="ce1">
            <text:p>#DIV/0!</text:p>
          </table:table-cell>
          <table:table-cell office:value-type="float" office:value="0" table:formula="of:=FORECAST.LINEAR([.L45]; [.A45:.A643];[.C45:.C643])" table:style-name="ce1">
            <text:p>#DIV/0!</text:p>
          </table:table-cell>
          <table:table-cell table:number-columns-repeated="3" table:style-name="ce1"/>
          <table:table-cell office:value-type="float" office:value="18.773333333333333" table:formula="of:=[BLEND18convert.$B45]*(256/600)" table:style-name="ce1">
            <text:p>18.77333333</text:p>
          </table:table-cell>
          <table:table-cell office:value-type="float" office:value="2465.44" table:formula="of:=4000*[BLEND18convert.$A45]" table:style-name="ce1">
            <text:p>2465.44</text:p>
          </table:table-cell>
          <table:table-cell table:number-columns-repeated="7" table:style-name="ce1"/>
          <table:table-cell office:value-type="float" office:value="44" table:formula="of:=1+SUM([.AB44])" table:style-name="ce1">
            <text:p>44</text:p>
          </table:table-cell>
          <table:table-cell office:value-type="float" office:value="952.59500000000025" table:formula="of:=FORECAST([.AB45];OFFSET([.T45:.T644];MATCH([.AB45];[.S45:.S644];1)-1;0;2); OFFSET([.S45:.S644];MATCH([.AB45];[.S45:.S644];1)-1;0;2))" table:style-name="ce1">
            <text:p>952.595</text:p>
          </table:table-cell>
          <table:table-cell office:value-type="float" office:value="952" table:formula="of:=INT([.AC45])" table:style-name="ce4">
            <text:p>95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1032</text:p>
          </table:table-cell>
          <table:table-cell office:value-type="float" office:value="45" table:formula="of:=1+SUM([.B45])" table:style-name="ce1">
            <text:p>45</text:p>
          </table:table-cell>
          <table:table-cell office:value-type="float" office:value="19.200000000000003" table:formula="of:=[BLEND18convert.$B46]*(256/600)" table:style-name="ce1">
            <text:p>19.2</text:p>
          </table:table-cell>
          <table:table-cell table:number-columns-repeated="8" table:style-name="ce1"/>
          <table:table-cell office:value-type="float" office:value="45" table:formula="of:=1+SUM([.L45])" table:style-name="ce1">
            <text:p>45</text:p>
          </table:table-cell>
          <table:table-cell office:value-type="float" office:value="0" table:formula="of:=FORECAST([.L46];[BLEND18convert.$C$2:.$C$601];[BLEND18convert.$A$2:.$A$601])" table:style-name="ce1">
            <text:p>#DIV/0!</text:p>
          </table:table-cell>
          <table:table-cell office:value-type="float" office:value="0" table:formula="of:=FORECAST.LINEAR([.L46];[BLEND18convert.$A$2:.$A$601];[BLEND18convert.$C$2:.$C$601])" table:style-name="ce1">
            <text:p>#DIV/0!</text:p>
          </table:table-cell>
          <table:table-cell office:value-type="float" office:value="0" table:formula="of:=FORECAST.LINEAR([.L46]; [.A46:.A644];[.C46:.C644])" table:style-name="ce1">
            <text:p>#DIV/0!</text:p>
          </table:table-cell>
          <table:table-cell table:number-columns-repeated="3" table:style-name="ce1"/>
          <table:table-cell office:value-type="float" office:value="19.200000000000003" table:formula="of:=[BLEND18convert.$B46]*(256/600)" table:style-name="ce1">
            <text:p>19.2</text:p>
          </table:table-cell>
          <table:table-cell office:value-type="float" office:value="2441.2799999999997" table:formula="of:=4000*[BLEND18convert.$A46]" table:style-name="ce1">
            <text:p>2441.28</text:p>
          </table:table-cell>
          <table:table-cell table:number-columns-repeated="7" table:style-name="ce1"/>
          <table:table-cell office:value-type="float" office:value="45" table:formula="of:=1+SUM([.AB45])" table:style-name="ce1">
            <text:p>45</text:p>
          </table:table-cell>
          <table:table-cell office:value-type="float" office:value="889.87249999999995" table:formula="of:=FORECAST([.AB46];OFFSET([.T46:.T645];MATCH([.AB46];[.S46:.S645];1)-1;0;2); OFFSET([.S46:.S645];MATCH([.AB46];[.S46:.S645];1)-1;0;2))" table:style-name="ce1">
            <text:p>889.8725</text:p>
          </table:table-cell>
          <table:table-cell office:value-type="float" office:value="889" table:formula="of:=INT([.AC46])" table:style-name="ce4">
            <text:p>88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0406</text:p>
          </table:table-cell>
          <table:table-cell office:value-type="float" office:value="46" table:formula="of:=1+SUM([.B46])" table:style-name="ce1">
            <text:p>46</text:p>
          </table:table-cell>
          <table:table-cell office:value-type="float" office:value="19.626666666666669" table:formula="of:=[BLEND18convert.$B47]*(256/600)" table:style-name="ce1">
            <text:p>19.62666667</text:p>
          </table:table-cell>
          <table:table-cell table:number-columns-repeated="8" table:style-name="ce1"/>
          <table:table-cell office:value-type="float" office:value="46" table:formula="of:=1+SUM([.L46])" table:style-name="ce1">
            <text:p>46</text:p>
          </table:table-cell>
          <table:table-cell office:value-type="float" office:value="0" table:formula="of:=FORECAST([.L47];[BLEND18convert.$C$2:.$C$601];[BLEND18convert.$A$2:.$A$601])" table:style-name="ce1">
            <text:p>#DIV/0!</text:p>
          </table:table-cell>
          <table:table-cell office:value-type="float" office:value="0" table:formula="of:=FORECAST.LINEAR([.L47];[BLEND18convert.$A$2:.$A$601];[BLEND18convert.$C$2:.$C$601])" table:style-name="ce1">
            <text:p>#DIV/0!</text:p>
          </table:table-cell>
          <table:table-cell office:value-type="float" office:value="0" table:formula="of:=FORECAST.LINEAR([.L47]; [.A47:.A645];[.C47:.C645])" table:style-name="ce1">
            <text:p>#DIV/0!</text:p>
          </table:table-cell>
          <table:table-cell table:number-columns-repeated="3" table:style-name="ce1"/>
          <table:table-cell office:value-type="float" office:value="19.626666666666669" table:formula="of:=[BLEND18convert.$B47]*(256/600)" table:style-name="ce1">
            <text:p>19.62666667</text:p>
          </table:table-cell>
          <table:table-cell office:value-type="float" office:value="2416.2400000000002" table:formula="of:=4000*[BLEND18convert.$A47]" table:style-name="ce1">
            <text:p>2416.24</text:p>
          </table:table-cell>
          <table:table-cell table:number-columns-repeated="7" table:style-name="ce1"/>
          <table:table-cell office:value-type="float" office:value="46" table:formula="of:=1+SUM([.AB46])" table:style-name="ce1">
            <text:p>46</text:p>
          </table:table-cell>
          <table:table-cell office:value-type="float" office:value="827.0275000000006" table:formula="of:=FORECAST([.AB47];OFFSET([.T47:.T646];MATCH([.AB47];[.S47:.S646];1)-1;0;2); OFFSET([.S47:.S646];MATCH([.AB47];[.S47:.S646];1)-1;0;2))" table:style-name="ce1">
            <text:p>827.0275</text:p>
          </table:table-cell>
          <table:table-cell office:value-type="float" office:value="827" table:formula="of:=INT([.AC47])" table:style-name="ce4">
            <text:p>82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9790</text:p>
          </table:table-cell>
          <table:table-cell office:value-type="float" office:value="47" table:formula="of:=1+SUM([.B47])" table:style-name="ce1">
            <text:p>47</text:p>
          </table:table-cell>
          <table:table-cell office:value-type="float" office:value="20.053333333333335" table:formula="of:=[BLEND18convert.$B48]*(256/600)" table:style-name="ce1">
            <text:p>20.05333333</text:p>
          </table:table-cell>
          <table:table-cell table:number-columns-repeated="8" table:style-name="ce1"/>
          <table:table-cell office:value-type="float" office:value="47" table:formula="of:=1+SUM([.L47])" table:style-name="ce1">
            <text:p>47</text:p>
          </table:table-cell>
          <table:table-cell office:value-type="float" office:value="0" table:formula="of:=FORECAST([.L48];[BLEND18convert.$C$2:.$C$601];[BLEND18convert.$A$2:.$A$601])" table:style-name="ce1">
            <text:p>#DIV/0!</text:p>
          </table:table-cell>
          <table:table-cell office:value-type="float" office:value="0" table:formula="of:=FORECAST.LINEAR([.L48];[BLEND18convert.$A$2:.$A$601];[BLEND18convert.$C$2:.$C$601])" table:style-name="ce1">
            <text:p>#DIV/0!</text:p>
          </table:table-cell>
          <table:table-cell office:value-type="float" office:value="0" table:formula="of:=FORECAST.LINEAR([.L48]; [.A48:.A646];[.C48:.C646])" table:style-name="ce1">
            <text:p>#DIV/0!</text:p>
          </table:table-cell>
          <table:table-cell table:number-columns-repeated="3" table:style-name="ce1"/>
          <table:table-cell office:value-type="float" office:value="20.053333333333335" table:formula="of:=[BLEND18convert.$B48]*(256/600)" table:style-name="ce1">
            <text:p>20.05333333</text:p>
          </table:table-cell>
          <table:table-cell office:value-type="float" office:value="2391.6" table:formula="of:=4000*[BLEND18convert.$A48]" table:style-name="ce1">
            <text:p>2391.6</text:p>
          </table:table-cell>
          <table:table-cell table:number-columns-repeated="7" table:style-name="ce1"/>
          <table:table-cell office:value-type="float" office:value="47" table:formula="of:=1+SUM([.AB47])" table:style-name="ce1">
            <text:p>47</text:p>
          </table:table-cell>
          <table:table-cell office:value-type="float" office:value="763.85000000000082" table:formula="of:=FORECAST([.AB48];OFFSET([.T48:.T647];MATCH([.AB48];[.S48:.S647];1)-1;0;2); OFFSET([.S48:.S647];MATCH([.AB48];[.S48:.S647];1)-1;0;2))" table:style-name="ce1">
            <text:p>763.85</text:p>
          </table:table-cell>
          <table:table-cell office:value-type="float" office:value="763" table:formula="of:=INT([.AC48])" table:style-name="ce4">
            <text:p>76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9167</text:p>
          </table:table-cell>
          <table:table-cell office:value-type="float" office:value="48" table:formula="of:=1+SUM([.B48])" table:style-name="ce1">
            <text:p>48</text:p>
          </table:table-cell>
          <table:table-cell office:value-type="float" office:value="20.48" table:formula="of:=[BLEND18convert.$B49]*(256/600)" table:style-name="ce1">
            <text:p>20.48</text:p>
          </table:table-cell>
          <table:table-cell table:number-columns-repeated="8" table:style-name="ce1"/>
          <table:table-cell office:value-type="float" office:value="48" table:formula="of:=1+SUM([.L48])" table:style-name="ce1">
            <text:p>48</text:p>
          </table:table-cell>
          <table:table-cell office:value-type="float" office:value="0" table:formula="of:=FORECAST([.L49];[BLEND18convert.$C$2:.$C$601];[BLEND18convert.$A$2:.$A$601])" table:style-name="ce1">
            <text:p>#DIV/0!</text:p>
          </table:table-cell>
          <table:table-cell office:value-type="float" office:value="0" table:formula="of:=FORECAST.LINEAR([.L49];[BLEND18convert.$A$2:.$A$601];[BLEND18convert.$C$2:.$C$601])" table:style-name="ce1">
            <text:p>#DIV/0!</text:p>
          </table:table-cell>
          <table:table-cell office:value-type="float" office:value="0" table:formula="of:=FORECAST.LINEAR([.L49]; [.A49:.A647];[.C49:.C647])" table:style-name="ce1">
            <text:p>#DIV/0!</text:p>
          </table:table-cell>
          <table:table-cell table:number-columns-repeated="3" table:style-name="ce1"/>
          <table:table-cell office:value-type="float" office:value="20.48" table:formula="of:=[BLEND18convert.$B49]*(256/600)" table:style-name="ce1">
            <text:p>20.48</text:p>
          </table:table-cell>
          <table:table-cell office:value-type="float" office:value="2366.6800000000003" table:formula="of:=4000*[BLEND18convert.$A49]" table:style-name="ce1">
            <text:p>2366.68</text:p>
          </table:table-cell>
          <table:table-cell table:number-columns-repeated="7" table:style-name="ce1"/>
          <table:table-cell office:value-type="float" office:value="48" table:formula="of:=1+SUM([.AB48])" table:style-name="ce1">
            <text:p>48</text:p>
          </table:table-cell>
          <table:table-cell office:value-type="float" office:value="700.56" table:formula="of:=FORECAST([.AB49];OFFSET([.T49:.T648];MATCH([.AB49];[.S49:.S648];1)-1;0;2); OFFSET([.S49:.S648];MATCH([.AB49];[.S49:.S648];1)-1;0;2))" table:style-name="ce1">
            <text:p>700.56</text:p>
          </table:table-cell>
          <table:table-cell office:value-type="float" office:value="700" table:formula="of:=INT([.AC49])" table:style-name="ce4">
            <text:p>70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8551</text:p>
          </table:table-cell>
          <table:table-cell office:value-type="float" office:value="49" table:formula="of:=1+SUM([.B49])" table:style-name="ce1">
            <text:p>49</text:p>
          </table:table-cell>
          <table:table-cell office:value-type="float" office:value="20.906666666666666" table:formula="of:=[BLEND18convert.$B50]*(256/600)" table:style-name="ce1">
            <text:p>20.90666667</text:p>
          </table:table-cell>
          <table:table-cell table:number-columns-repeated="8" table:style-name="ce1"/>
          <table:table-cell office:value-type="float" office:value="49" table:formula="of:=1+SUM([.L49])" table:style-name="ce1">
            <text:p>49</text:p>
          </table:table-cell>
          <table:table-cell office:value-type="float" office:value="0" table:formula="of:=FORECAST([.L50];[BLEND18convert.$C$2:.$C$601];[BLEND18convert.$A$2:.$A$601])" table:style-name="ce1">
            <text:p>#DIV/0!</text:p>
          </table:table-cell>
          <table:table-cell office:value-type="float" office:value="0" table:formula="of:=FORECAST.LINEAR([.L50];[BLEND18convert.$A$2:.$A$601];[BLEND18convert.$C$2:.$C$601])" table:style-name="ce1">
            <text:p>#DIV/0!</text:p>
          </table:table-cell>
          <table:table-cell office:value-type="float" office:value="0" table:formula="of:=FORECAST.LINEAR([.L50]; [.A50:.A648];[.C50:.C648])" table:style-name="ce1">
            <text:p>#DIV/0!</text:p>
          </table:table-cell>
          <table:table-cell table:number-columns-repeated="3" table:style-name="ce1"/>
          <table:table-cell office:value-type="float" office:value="20.906666666666666" table:formula="of:=[BLEND18convert.$B50]*(256/600)" table:style-name="ce1">
            <text:p>20.90666667</text:p>
          </table:table-cell>
          <table:table-cell office:value-type="float" office:value="2342.04" table:formula="of:=4000*[BLEND18convert.$A50]" table:style-name="ce1">
            <text:p>2342.04</text:p>
          </table:table-cell>
          <table:table-cell table:number-columns-repeated="7" table:style-name="ce1"/>
          <table:table-cell office:value-type="float" office:value="49" table:formula="of:=1+SUM([.AB49])" table:style-name="ce1">
            <text:p>49</text:p>
          </table:table-cell>
          <table:table-cell office:value-type="float" office:value="753.95749999999953" table:formula="of:=FORECAST([.AB50];OFFSET([.T50:.T649];MATCH([.AB50];[.S50:.S649];1)-1;0;2); OFFSET([.S50:.S649];MATCH([.AB50];[.S50:.S649];1)-1;0;2))" table:style-name="ce1">
            <text:p>753.9575</text:p>
          </table:table-cell>
          <table:table-cell office:value-type="float" office:value="753" table:formula="of:=INT([.AC50])" table:style-name="ce4">
            <text:p>75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7928</text:p>
          </table:table-cell>
          <table:table-cell office:value-type="float" office:value="50" table:formula="of:=1+SUM([.B50])" table:style-name="ce1">
            <text:p>50</text:p>
          </table:table-cell>
          <table:table-cell office:value-type="float" office:value="21.333333333333336" table:formula="of:=[BLEND18convert.$B51]*(256/600)" table:style-name="ce1">
            <text:p>21.33333333</text:p>
          </table:table-cell>
          <table:table-cell table:number-columns-repeated="8" table:style-name="ce1"/>
          <table:table-cell office:value-type="float" office:value="50" table:formula="of:=1+SUM([.L50])" table:style-name="ce1">
            <text:p>50</text:p>
          </table:table-cell>
          <table:table-cell office:value-type="float" office:value="0" table:formula="of:=FORECAST([.L51];[BLEND18convert.$C$2:.$C$601];[BLEND18convert.$A$2:.$A$601])" table:style-name="ce1">
            <text:p>#DIV/0!</text:p>
          </table:table-cell>
          <table:table-cell office:value-type="float" office:value="0" table:formula="of:=FORECAST.LINEAR([.L51];[BLEND18convert.$A$2:.$A$601];[BLEND18convert.$C$2:.$C$601])" table:style-name="ce1">
            <text:p>#DIV/0!</text:p>
          </table:table-cell>
          <table:table-cell office:value-type="float" office:value="0" table:formula="of:=FORECAST.LINEAR([.L51]; [.A51:.A649];[.C51:.C649])" table:style-name="ce1">
            <text:p>#DIV/0!</text:p>
          </table:table-cell>
          <table:table-cell table:number-columns-repeated="3" table:style-name="ce1"/>
          <table:table-cell office:value-type="float" office:value="21.333333333333336" table:formula="of:=[BLEND18convert.$B51]*(256/600)" table:style-name="ce1">
            <text:p>21.33333333</text:p>
          </table:table-cell>
          <table:table-cell office:value-type="float" office:value="2317.12" table:formula="of:=4000*[BLEND18convert.$A51]" table:style-name="ce1">
            <text:p>2317.12</text:p>
          </table:table-cell>
          <table:table-cell table:number-columns-repeated="7" table:style-name="ce1"/>
          <table:table-cell office:value-type="float" office:value="50" table:formula="of:=1+SUM([.AB50])" table:style-name="ce1">
            <text:p>50</text:p>
          </table:table-cell>
          <table:table-cell office:value-type="float" office:value="861.74749999999949" table:formula="of:=FORECAST([.AB51];OFFSET([.T51:.T650];MATCH([.AB51];[.S51:.S650];1)-1;0;2); OFFSET([.S51:.S650];MATCH([.AB51];[.S51:.S650];1)-1;0;2))" table:style-name="ce1">
            <text:p>861.7475</text:p>
          </table:table-cell>
          <table:table-cell office:value-type="float" office:value="861" table:formula="of:=INT([.AC51])" table:style-name="ce4">
            <text:p>86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7306</text:p>
          </table:table-cell>
          <table:table-cell office:value-type="float" office:value="51" table:formula="of:=1+SUM([.B51])" table:style-name="ce1">
            <text:p>51</text:p>
          </table:table-cell>
          <table:table-cell office:value-type="float" office:value="21.76" table:formula="of:=[BLEND18convert.$B52]*(256/600)" table:style-name="ce1">
            <text:p>21.76</text:p>
          </table:table-cell>
          <table:table-cell table:number-columns-repeated="8" table:style-name="ce1"/>
          <table:table-cell office:value-type="float" office:value="51" table:formula="of:=1+SUM([.L51])" table:style-name="ce1">
            <text:p>51</text:p>
          </table:table-cell>
          <table:table-cell office:value-type="float" office:value="0" table:formula="of:=FORECAST([.L52];[BLEND18convert.$C$2:.$C$601];[BLEND18convert.$A$2:.$A$601])" table:style-name="ce1">
            <text:p>#DIV/0!</text:p>
          </table:table-cell>
          <table:table-cell office:value-type="float" office:value="0" table:formula="of:=FORECAST.LINEAR([.L52];[BLEND18convert.$A$2:.$A$601];[BLEND18convert.$C$2:.$C$601])" table:style-name="ce1">
            <text:p>#DIV/0!</text:p>
          </table:table-cell>
          <table:table-cell office:value-type="float" office:value="0" table:formula="of:=FORECAST.LINEAR([.L52]; [.A52:.A650];[.C52:.C650])" table:style-name="ce1">
            <text:p>#DIV/0!</text:p>
          </table:table-cell>
          <table:table-cell table:number-columns-repeated="3" table:style-name="ce1"/>
          <table:table-cell office:value-type="float" office:value="21.76" table:formula="of:=[BLEND18convert.$B52]*(256/600)" table:style-name="ce1">
            <text:p>21.76</text:p>
          </table:table-cell>
          <table:table-cell office:value-type="float" office:value="2292.2400000000002" table:formula="of:=4000*[BLEND18convert.$A52]" table:style-name="ce1">
            <text:p>2292.24</text:p>
          </table:table-cell>
          <table:table-cell table:number-columns-repeated="7" table:style-name="ce1"/>
          <table:table-cell office:value-type="float" office:value="51" table:formula="of:=1+SUM([.AB51])" table:style-name="ce1">
            <text:p>51</text:p>
          </table:table-cell>
          <table:table-cell office:value-type="float" office:value="969.14249999999993" table:formula="of:=FORECAST([.AB52];OFFSET([.T52:.T651];MATCH([.AB52];[.S52:.S651];1)-1;0;2); OFFSET([.S52:.S651];MATCH([.AB52];[.S52:.S651];1)-1;0;2))" table:style-name="ce1">
            <text:p>969.1425</text:p>
          </table:table-cell>
          <table:table-cell office:value-type="float" office:value="969" table:formula="of:=INT([.AC52])" table:style-name="ce4">
            <text:p>96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6686</text:p>
          </table:table-cell>
          <table:table-cell office:value-type="float" office:value="52" table:formula="of:=1+SUM([.B52])" table:style-name="ce1">
            <text:p>52</text:p>
          </table:table-cell>
          <table:table-cell office:value-type="float" office:value="22.186666666666667" table:formula="of:=[BLEND18convert.$B53]*(256/600)" table:style-name="ce1">
            <text:p>22.18666667</text:p>
          </table:table-cell>
          <table:table-cell table:number-columns-repeated="8" table:style-name="ce1"/>
          <table:table-cell office:value-type="float" office:value="52" table:formula="of:=1+SUM([.L52])" table:style-name="ce1">
            <text:p>52</text:p>
          </table:table-cell>
          <table:table-cell office:value-type="float" office:value="0" table:formula="of:=FORECAST([.L53];[BLEND18convert.$C$2:.$C$601];[BLEND18convert.$A$2:.$A$601])" table:style-name="ce1">
            <text:p>#DIV/0!</text:p>
          </table:table-cell>
          <table:table-cell office:value-type="float" office:value="0" table:formula="of:=FORECAST.LINEAR([.L53];[BLEND18convert.$A$2:.$A$601];[BLEND18convert.$C$2:.$C$601])" table:style-name="ce1">
            <text:p>#DIV/0!</text:p>
          </table:table-cell>
          <table:table-cell office:value-type="float" office:value="0" table:formula="of:=FORECAST.LINEAR([.L53]; [.A53:.A651];[.C53:.C651])" table:style-name="ce1">
            <text:p>#DIV/0!</text:p>
          </table:table-cell>
          <table:table-cell table:number-columns-repeated="3" table:style-name="ce1"/>
          <table:table-cell office:value-type="float" office:value="22.186666666666667" table:formula="of:=[BLEND18convert.$B53]*(256/600)" table:style-name="ce1">
            <text:p>22.18666667</text:p>
          </table:table-cell>
          <table:table-cell office:value-type="float" office:value="2267.44" table:formula="of:=4000*[BLEND18convert.$A53]" table:style-name="ce1">
            <text:p>2267.44</text:p>
          </table:table-cell>
          <table:table-cell table:number-columns-repeated="7" table:style-name="ce1"/>
          <table:table-cell office:value-type="float" office:value="52" table:formula="of:=1+SUM([.AB52])" table:style-name="ce1">
            <text:p>52</text:p>
          </table:table-cell>
          <table:table-cell office:value-type="float" office:value="1076.5749999999998" table:formula="of:=FORECAST([.AB53];OFFSET([.T53:.T652];MATCH([.AB53];[.S53:.S652];1)-1;0;2); OFFSET([.S53:.S652];MATCH([.AB53];[.S53:.S652];1)-1;0;2))" table:style-name="ce1">
            <text:p>1076.575</text:p>
          </table:table-cell>
          <table:table-cell office:value-type="float" office:value="1076" table:formula="of:=INT([.AC53])" table:style-name="ce4">
            <text:p>107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6064</text:p>
          </table:table-cell>
          <table:table-cell office:value-type="float" office:value="53" table:formula="of:=1+SUM([.B53])" table:style-name="ce1">
            <text:p>53</text:p>
          </table:table-cell>
          <table:table-cell office:value-type="float" office:value="22.613333333333333" table:formula="of:=[BLEND18convert.$B54]*(256/600)" table:style-name="ce1">
            <text:p>22.61333333</text:p>
          </table:table-cell>
          <table:table-cell table:number-columns-repeated="8" table:style-name="ce1"/>
          <table:table-cell office:value-type="float" office:value="53" table:formula="of:=1+SUM([.L53])" table:style-name="ce1">
            <text:p>53</text:p>
          </table:table-cell>
          <table:table-cell office:value-type="float" office:value="0" table:formula="of:=FORECAST([.L54];[BLEND18convert.$C$2:.$C$601];[BLEND18convert.$A$2:.$A$601])" table:style-name="ce1">
            <text:p>#DIV/0!</text:p>
          </table:table-cell>
          <table:table-cell office:value-type="float" office:value="0" table:formula="of:=FORECAST.LINEAR([.L54];[BLEND18convert.$A$2:.$A$601];[BLEND18convert.$C$2:.$C$601])" table:style-name="ce1">
            <text:p>#DIV/0!</text:p>
          </table:table-cell>
          <table:table-cell office:value-type="float" office:value="0" table:formula="of:=FORECAST.LINEAR([.L54]; [.A54:.A652];[.C54:.C652])" table:style-name="ce1">
            <text:p>#DIV/0!</text:p>
          </table:table-cell>
          <table:table-cell table:number-columns-repeated="3" table:style-name="ce1"/>
          <table:table-cell office:value-type="float" office:value="22.613333333333333" table:formula="of:=[BLEND18convert.$B54]*(256/600)" table:style-name="ce1">
            <text:p>22.61333333</text:p>
          </table:table-cell>
          <table:table-cell office:value-type="float" office:value="2242.56" table:formula="of:=4000*[BLEND18convert.$A54]" table:style-name="ce1">
            <text:p>2242.56</text:p>
          </table:table-cell>
          <table:table-cell table:number-columns-repeated="7" table:style-name="ce1"/>
          <table:table-cell office:value-type="float" office:value="53" table:formula="of:=1+SUM([.AB53])" table:style-name="ce1">
            <text:p>53</text:p>
          </table:table-cell>
          <table:table-cell office:value-type="float" office:value="1183.7037499999997" table:formula="of:=FORECAST([.AB54];OFFSET([.T54:.T653];MATCH([.AB54];[.S54:.S653];1)-1;0;2); OFFSET([.S54:.S653];MATCH([.AB54];[.S54:.S653];1)-1;0;2))" table:style-name="ce1">
            <text:p>1183.70375</text:p>
          </table:table-cell>
          <table:table-cell office:value-type="float" office:value="1183" table:formula="of:=INT([.AC54])" table:style-name="ce4">
            <text:p>118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5441</text:p>
          </table:table-cell>
          <table:table-cell office:value-type="float" office:value="54" table:formula="of:=1+SUM([.B54])" table:style-name="ce1">
            <text:p>54</text:p>
          </table:table-cell>
          <table:table-cell office:value-type="float" office:value="23.040000000000003" table:formula="of:=[BLEND18convert.$B55]*(256/600)" table:style-name="ce1">
            <text:p>23.04</text:p>
          </table:table-cell>
          <table:table-cell table:number-columns-repeated="8" table:style-name="ce1"/>
          <table:table-cell office:value-type="float" office:value="54" table:formula="of:=1+SUM([.L54])" table:style-name="ce1">
            <text:p>54</text:p>
          </table:table-cell>
          <table:table-cell office:value-type="float" office:value="0" table:formula="of:=FORECAST([.L55];[BLEND18convert.$C$2:.$C$601];[BLEND18convert.$A$2:.$A$601])" table:style-name="ce1">
            <text:p>#DIV/0!</text:p>
          </table:table-cell>
          <table:table-cell office:value-type="float" office:value="0" table:formula="of:=FORECAST.LINEAR([.L55];[BLEND18convert.$A$2:.$A$601];[BLEND18convert.$C$2:.$C$601])" table:style-name="ce1">
            <text:p>#DIV/0!</text:p>
          </table:table-cell>
          <table:table-cell office:value-type="float" office:value="0" table:formula="of:=FORECAST.LINEAR([.L55]; [.A55:.A653];[.C55:.C653])" table:style-name="ce1">
            <text:p>#DIV/0!</text:p>
          </table:table-cell>
          <table:table-cell table:number-columns-repeated="3" table:style-name="ce1"/>
          <table:table-cell office:value-type="float" office:value="23.040000000000003" table:formula="of:=[BLEND18convert.$B55]*(256/600)" table:style-name="ce1">
            <text:p>23.04</text:p>
          </table:table-cell>
          <table:table-cell office:value-type="float" office:value="2217.64" table:formula="of:=4000*[BLEND18convert.$A55]" table:style-name="ce1">
            <text:p>2217.64</text:p>
          </table:table-cell>
          <table:table-cell table:number-columns-repeated="7" table:style-name="ce1"/>
          <table:table-cell office:value-type="float" office:value="54" table:formula="of:=1+SUM([.AB54])" table:style-name="ce1">
            <text:p>54</text:p>
          </table:table-cell>
          <table:table-cell office:value-type="float" office:value="1290.5749999999998" table:formula="of:=FORECAST([.AB55];OFFSET([.T55:.T654];MATCH([.AB55];[.S55:.S654];1)-1;0;2); OFFSET([.S55:.S654];MATCH([.AB55];[.S55:.S654];1)-1;0;2))" table:style-name="ce1">
            <text:p>1290.575</text:p>
          </table:table-cell>
          <table:table-cell office:value-type="float" office:value="1290" table:formula="of:=INT([.AC55])" table:style-name="ce4">
            <text:p>129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4822</text:p>
          </table:table-cell>
          <table:table-cell office:value-type="float" office:value="55" table:formula="of:=1+SUM([.B55])" table:style-name="ce1">
            <text:p>55</text:p>
          </table:table-cell>
          <table:table-cell office:value-type="float" office:value="23.466666666666669" table:formula="of:=[BLEND18convert.$B56]*(256/600)" table:style-name="ce1">
            <text:p>23.46666667</text:p>
          </table:table-cell>
          <table:table-cell table:number-columns-repeated="8" table:style-name="ce1"/>
          <table:table-cell office:value-type="float" office:value="55" table:formula="of:=1+SUM([.L55])" table:style-name="ce1">
            <text:p>55</text:p>
          </table:table-cell>
          <table:table-cell office:value-type="float" office:value="0" table:formula="of:=FORECAST([.L56];[BLEND18convert.$C$2:.$C$601];[BLEND18convert.$A$2:.$A$601])" table:style-name="ce1">
            <text:p>#DIV/0!</text:p>
          </table:table-cell>
          <table:table-cell office:value-type="float" office:value="0" table:formula="of:=FORECAST.LINEAR([.L56];[BLEND18convert.$A$2:.$A$601];[BLEND18convert.$C$2:.$C$601])" table:style-name="ce1">
            <text:p>#DIV/0!</text:p>
          </table:table-cell>
          <table:table-cell office:value-type="float" office:value="0" table:formula="of:=FORECAST.LINEAR([.L56]; [.A56:.A654];[.C56:.C654])" table:style-name="ce1">
            <text:p>#DIV/0!</text:p>
          </table:table-cell>
          <table:table-cell table:number-columns-repeated="3" table:style-name="ce1"/>
          <table:table-cell office:value-type="float" office:value="23.466666666666669" table:formula="of:=[BLEND18convert.$B56]*(256/600)" table:style-name="ce1">
            <text:p>23.46666667</text:p>
          </table:table-cell>
          <table:table-cell office:value-type="float" office:value="2192.88" table:formula="of:=4000*[BLEND18convert.$A56]" table:style-name="ce1">
            <text:p>2192.88</text:p>
          </table:table-cell>
          <table:table-cell table:number-columns-repeated="7" table:style-name="ce1"/>
          <table:table-cell office:value-type="float" office:value="55" table:formula="of:=1+SUM([.AB55])" table:style-name="ce1">
            <text:p>55</text:p>
          </table:table-cell>
          <table:table-cell office:value-type="float" office:value="1397.32125" table:formula="of:=FORECAST([.AB56];OFFSET([.T56:.T655];MATCH([.AB56];[.S56:.S655];1)-1;0;2); OFFSET([.S56:.S655];MATCH([.AB56];[.S56:.S655];1)-1;0;2))" table:style-name="ce1">
            <text:p>1397.32125</text:p>
          </table:table-cell>
          <table:table-cell office:value-type="float" office:value="1397" table:formula="of:=INT([.AC56])" table:style-name="ce4">
            <text:p>139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4193</text:p>
          </table:table-cell>
          <table:table-cell office:value-type="float" office:value="56" table:formula="of:=1+SUM([.B56])" table:style-name="ce1">
            <text:p>56</text:p>
          </table:table-cell>
          <table:table-cell office:value-type="float" office:value="23.893333333333334" table:formula="of:=[BLEND18convert.$B57]*(256/600)" table:style-name="ce1">
            <text:p>23.89333333</text:p>
          </table:table-cell>
          <table:table-cell table:number-columns-repeated="8" table:style-name="ce1"/>
          <table:table-cell office:value-type="float" office:value="56" table:formula="of:=1+SUM([.L56])" table:style-name="ce1">
            <text:p>56</text:p>
          </table:table-cell>
          <table:table-cell office:value-type="float" office:value="0" table:formula="of:=FORECAST([.L57];[BLEND18convert.$C$2:.$C$601];[BLEND18convert.$A$2:.$A$601])" table:style-name="ce1">
            <text:p>#DIV/0!</text:p>
          </table:table-cell>
          <table:table-cell office:value-type="float" office:value="0" table:formula="of:=FORECAST.LINEAR([.L57];[BLEND18convert.$A$2:.$A$601];[BLEND18convert.$C$2:.$C$601])" table:style-name="ce1">
            <text:p>#DIV/0!</text:p>
          </table:table-cell>
          <table:table-cell office:value-type="float" office:value="0" table:formula="of:=FORECAST.LINEAR([.L57]; [.A57:.A655];[.C57:.C655])" table:style-name="ce1">
            <text:p>#DIV/0!</text:p>
          </table:table-cell>
          <table:table-cell table:number-columns-repeated="3" table:style-name="ce1"/>
          <table:table-cell office:value-type="float" office:value="23.893333333333334" table:formula="of:=[BLEND18convert.$B57]*(256/600)" table:style-name="ce1">
            <text:p>23.89333333</text:p>
          </table:table-cell>
          <table:table-cell office:value-type="float" office:value="2167.7200000000003" table:formula="of:=4000*[BLEND18convert.$A57]" table:style-name="ce1">
            <text:p>2167.72</text:p>
          </table:table-cell>
          <table:table-cell table:number-columns-repeated="7" table:style-name="ce1"/>
          <table:table-cell office:value-type="float" office:value="56" table:formula="of:=1+SUM([.AB56])" table:style-name="ce1">
            <text:p>56</text:p>
          </table:table-cell>
          <table:table-cell office:value-type="float" office:value="1503.5499999999993" table:formula="of:=FORECAST([.AB57];OFFSET([.T57:.T656];MATCH([.AB57];[.S57:.S656];1)-1;0;2); OFFSET([.S57:.S656];MATCH([.AB57];[.S57:.S656];1)-1;0;2))" table:style-name="ce1">
            <text:p>1503.55</text:p>
          </table:table-cell>
          <table:table-cell office:value-type="float" office:value="1503" table:formula="of:=INT([.AC57])" table:style-name="ce4">
            <text:p>150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3571</text:p>
          </table:table-cell>
          <table:table-cell office:value-type="float" office:value="57" table:formula="of:=1+SUM([.B57])" table:style-name="ce1">
            <text:p>57</text:p>
          </table:table-cell>
          <table:table-cell office:value-type="float" office:value="24.32" table:formula="of:=[BLEND18convert.$B58]*(256/600)" table:style-name="ce1">
            <text:p>24.32</text:p>
          </table:table-cell>
          <table:table-cell table:number-columns-repeated="8" table:style-name="ce1"/>
          <table:table-cell office:value-type="float" office:value="57" table:formula="of:=1+SUM([.L57])" table:style-name="ce1">
            <text:p>57</text:p>
          </table:table-cell>
          <table:table-cell office:value-type="float" office:value="0" table:formula="of:=FORECAST([.L58];[BLEND18convert.$C$2:.$C$601];[BLEND18convert.$A$2:.$A$601])" table:style-name="ce1">
            <text:p>#DIV/0!</text:p>
          </table:table-cell>
          <table:table-cell office:value-type="float" office:value="0" table:formula="of:=FORECAST.LINEAR([.L58];[BLEND18convert.$A$2:.$A$601];[BLEND18convert.$C$2:.$C$601])" table:style-name="ce1">
            <text:p>#DIV/0!</text:p>
          </table:table-cell>
          <table:table-cell office:value-type="float" office:value="0" table:formula="of:=FORECAST.LINEAR([.L58]; [.A58:.A656];[.C58:.C656])" table:style-name="ce1">
            <text:p>#DIV/0!</text:p>
          </table:table-cell>
          <table:table-cell table:number-columns-repeated="3" table:style-name="ce1"/>
          <table:table-cell office:value-type="float" office:value="24.32" table:formula="of:=[BLEND18convert.$B58]*(256/600)" table:style-name="ce1">
            <text:p>24.32</text:p>
          </table:table-cell>
          <table:table-cell office:value-type="float" office:value="2142.84" table:formula="of:=4000*[BLEND18convert.$A58]" table:style-name="ce1">
            <text:p>2142.84</text:p>
          </table:table-cell>
          <table:table-cell table:number-columns-repeated="7" table:style-name="ce1"/>
          <table:table-cell office:value-type="float" office:value="57" table:formula="of:=1+SUM([.AB57])" table:style-name="ce1">
            <text:p>57</text:p>
          </table:table-cell>
          <table:table-cell office:value-type="float" office:value="1609.6449999999986" table:formula="of:=FORECAST([.AB58];OFFSET([.T58:.T657];MATCH([.AB58];[.S58:.S657];1)-1;0;2); OFFSET([.S58:.S657];MATCH([.AB58];[.S58:.S657];1)-1;0;2))" table:style-name="ce1">
            <text:p>1609.645</text:p>
          </table:table-cell>
          <table:table-cell office:value-type="float" office:value="1609" table:formula="of:=INT([.AC58])" table:style-name="ce4">
            <text:p>160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2945</text:p>
          </table:table-cell>
          <table:table-cell office:value-type="float" office:value="58" table:formula="of:=1+SUM([.B58])" table:style-name="ce1">
            <text:p>58</text:p>
          </table:table-cell>
          <table:table-cell office:value-type="float" office:value="24.74666666666667" table:formula="of:=[BLEND18convert.$B59]*(256/600)" table:style-name="ce1">
            <text:p>24.74666667</text:p>
          </table:table-cell>
          <table:table-cell table:number-columns-repeated="8" table:style-name="ce1"/>
          <table:table-cell office:value-type="float" office:value="58" table:formula="of:=1+SUM([.L58])" table:style-name="ce1">
            <text:p>58</text:p>
          </table:table-cell>
          <table:table-cell office:value-type="float" office:value="0" table:formula="of:=FORECAST([.L59];[BLEND18convert.$C$2:.$C$601];[BLEND18convert.$A$2:.$A$601])" table:style-name="ce1">
            <text:p>#DIV/0!</text:p>
          </table:table-cell>
          <table:table-cell office:value-type="float" office:value="0" table:formula="of:=FORECAST.LINEAR([.L59];[BLEND18convert.$A$2:.$A$601];[BLEND18convert.$C$2:.$C$601])" table:style-name="ce1">
            <text:p>#DIV/0!</text:p>
          </table:table-cell>
          <table:table-cell office:value-type="float" office:value="0" table:formula="of:=FORECAST.LINEAR([.L59]; [.A59:.A657];[.C59:.C657])" table:style-name="ce1">
            <text:p>#DIV/0!</text:p>
          </table:table-cell>
          <table:table-cell table:number-columns-repeated="3" table:style-name="ce1"/>
          <table:table-cell office:value-type="float" office:value="24.74666666666667" table:formula="of:=[BLEND18convert.$B59]*(256/600)" table:style-name="ce1">
            <text:p>24.74666667</text:p>
          </table:table-cell>
          <table:table-cell office:value-type="float" office:value="2117.7999999999997" table:formula="of:=4000*[BLEND18convert.$A59]" table:style-name="ce1">
            <text:p>2117.8</text:p>
          </table:table-cell>
          <table:table-cell table:number-columns-repeated="7" table:style-name="ce1"/>
          <table:table-cell office:value-type="float" office:value="58" table:formula="of:=1+SUM([.AB58])" table:style-name="ce1">
            <text:p>58</text:p>
          </table:table-cell>
          <table:table-cell office:value-type="float" office:value="1715.3125" table:formula="of:=FORECAST([.AB59];OFFSET([.T59:.T658];MATCH([.AB59];[.S59:.S658];1)-1;0;2); OFFSET([.S59:.S658];MATCH([.AB59];[.S59:.S658];1)-1;0;2))" table:style-name="ce1">
            <text:p>1715.3125</text:p>
          </table:table-cell>
          <table:table-cell office:value-type="float" office:value="1715" table:formula="of:=INT([.AC59])" table:style-name="ce4">
            <text:p>171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2316</text:p>
          </table:table-cell>
          <table:table-cell office:value-type="float" office:value="59" table:formula="of:=1+SUM([.B59])" table:style-name="ce1">
            <text:p>59</text:p>
          </table:table-cell>
          <table:table-cell office:value-type="float" office:value="25.173333333333336" table:formula="of:=[BLEND18convert.$B60]*(256/600)" table:style-name="ce1">
            <text:p>25.17333333</text:p>
          </table:table-cell>
          <table:table-cell table:number-columns-repeated="8" table:style-name="ce1"/>
          <table:table-cell office:value-type="float" office:value="59" table:formula="of:=1+SUM([.L59])" table:style-name="ce1">
            <text:p>59</text:p>
          </table:table-cell>
          <table:table-cell office:value-type="float" office:value="0" table:formula="of:=FORECAST([.L60];[BLEND18convert.$C$2:.$C$601];[BLEND18convert.$A$2:.$A$601])" table:style-name="ce1">
            <text:p>#DIV/0!</text:p>
          </table:table-cell>
          <table:table-cell office:value-type="float" office:value="0" table:formula="of:=FORECAST.LINEAR([.L60];[BLEND18convert.$A$2:.$A$601];[BLEND18convert.$C$2:.$C$601])" table:style-name="ce1">
            <text:p>#DIV/0!</text:p>
          </table:table-cell>
          <table:table-cell office:value-type="float" office:value="0" table:formula="of:=FORECAST.LINEAR([.L60]; [.A60:.A658];[.C60:.C658])" table:style-name="ce1">
            <text:p>#DIV/0!</text:p>
          </table:table-cell>
          <table:table-cell table:number-columns-repeated="3" table:style-name="ce1"/>
          <table:table-cell office:value-type="float" office:value="25.173333333333336" table:formula="of:=[BLEND18convert.$B60]*(256/600)" table:style-name="ce1">
            <text:p>25.17333333</text:p>
          </table:table-cell>
          <table:table-cell office:value-type="float" office:value="2092.64" table:formula="of:=4000*[BLEND18convert.$A60]" table:style-name="ce1">
            <text:p>2092.64</text:p>
          </table:table-cell>
          <table:table-cell table:number-columns-repeated="7" table:style-name="ce1"/>
          <table:table-cell office:value-type="float" office:value="59" table:formula="of:=1+SUM([.AB59])" table:style-name="ce1">
            <text:p>59</text:p>
          </table:table-cell>
          <table:table-cell office:value-type="float" office:value="1820.9937499999996" table:formula="of:=FORECAST([.AB60];OFFSET([.T60:.T659];MATCH([.AB60];[.S60:.S659];1)-1;0;2); OFFSET([.S60:.S659];MATCH([.AB60];[.S60:.S659];1)-1;0;2))" table:style-name="ce1">
            <text:p>1820.99375</text:p>
          </table:table-cell>
          <table:table-cell office:value-type="float" office:value="1820" table:formula="of:=INT([.AC60])" table:style-name="ce4">
            <text:p>182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1691</text:p>
          </table:table-cell>
          <table:table-cell office:value-type="float" office:value="60" table:formula="of:=1+SUM([.B60])" table:style-name="ce1">
            <text:p>60</text:p>
          </table:table-cell>
          <table:table-cell office:value-type="float" office:value="25.6" table:formula="of:=[BLEND18convert.$B61]*(256/600)" table:style-name="ce1">
            <text:p>25.6</text:p>
          </table:table-cell>
          <table:table-cell table:number-columns-repeated="8" table:style-name="ce1"/>
          <table:table-cell office:value-type="float" office:value="60" table:formula="of:=1+SUM([.L60])" table:style-name="ce1">
            <text:p>60</text:p>
          </table:table-cell>
          <table:table-cell office:value-type="float" office:value="0" table:formula="of:=FORECAST([.L61];[BLEND18convert.$C$2:.$C$601];[BLEND18convert.$A$2:.$A$601])" table:style-name="ce1">
            <text:p>#DIV/0!</text:p>
          </table:table-cell>
          <table:table-cell office:value-type="float" office:value="0" table:formula="of:=FORECAST.LINEAR([.L61];[BLEND18convert.$A$2:.$A$601];[BLEND18convert.$C$2:.$C$601])" table:style-name="ce1">
            <text:p>#DIV/0!</text:p>
          </table:table-cell>
          <table:table-cell office:value-type="float" office:value="0" table:formula="of:=FORECAST.LINEAR([.L61]; [.A61:.A659];[.C61:.C659])" table:style-name="ce1">
            <text:p>#DIV/0!</text:p>
          </table:table-cell>
          <table:table-cell table:number-columns-repeated="3" table:style-name="ce1"/>
          <table:table-cell office:value-type="float" office:value="25.6" table:formula="of:=[BLEND18convert.$B61]*(256/600)" table:style-name="ce1">
            <text:p>25.6</text:p>
          </table:table-cell>
          <table:table-cell office:value-type="float" office:value="2067.64" table:formula="of:=4000*[BLEND18convert.$A61]" table:style-name="ce1">
            <text:p>2067.64</text:p>
          </table:table-cell>
          <table:table-cell table:number-columns-repeated="7" table:style-name="ce1"/>
          <table:table-cell office:value-type="float" office:value="60" table:formula="of:=1+SUM([.AB60])" table:style-name="ce1">
            <text:p>60</text:p>
          </table:table-cell>
          <table:table-cell office:value-type="float" office:value="1926.3199999999979" table:formula="of:=FORECAST([.AB61];OFFSET([.T61:.T660];MATCH([.AB61];[.S61:.S660];1)-1;0;2); OFFSET([.S61:.S660];MATCH([.AB61];[.S61:.S660];1)-1;0;2))" table:style-name="ce1">
            <text:p>1926.32</text:p>
          </table:table-cell>
          <table:table-cell office:value-type="float" office:value="1926" table:formula="of:=INT([.AC61])" table:style-name="ce4">
            <text:p>192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1062</text:p>
          </table:table-cell>
          <table:table-cell office:value-type="float" office:value="61" table:formula="of:=1+SUM([.B61])" table:style-name="ce1">
            <text:p>61</text:p>
          </table:table-cell>
          <table:table-cell office:value-type="float" office:value="26.026666666666667" table:formula="of:=[BLEND18convert.$B62]*(256/600)" table:style-name="ce1">
            <text:p>26.02666667</text:p>
          </table:table-cell>
          <table:table-cell table:number-columns-repeated="8" table:style-name="ce1"/>
          <table:table-cell office:value-type="float" office:value="61" table:formula="of:=1+SUM([.L61])" table:style-name="ce1">
            <text:p>61</text:p>
          </table:table-cell>
          <table:table-cell office:value-type="float" office:value="0" table:formula="of:=FORECAST([.L62];[BLEND18convert.$C$2:.$C$601];[BLEND18convert.$A$2:.$A$601])" table:style-name="ce1">
            <text:p>#DIV/0!</text:p>
          </table:table-cell>
          <table:table-cell office:value-type="float" office:value="0" table:formula="of:=FORECAST.LINEAR([.L62];[BLEND18convert.$A$2:.$A$601];[BLEND18convert.$C$2:.$C$601])" table:style-name="ce1">
            <text:p>#DIV/0!</text:p>
          </table:table-cell>
          <table:table-cell office:value-type="float" office:value="0" table:formula="of:=FORECAST.LINEAR([.L62]; [.A62:.A660];[.C62:.C660])" table:style-name="ce1">
            <text:p>#DIV/0!</text:p>
          </table:table-cell>
          <table:table-cell table:number-columns-repeated="3" table:style-name="ce1"/>
          <table:table-cell office:value-type="float" office:value="26.026666666666667" table:formula="of:=[BLEND18convert.$B62]*(256/600)" table:style-name="ce1">
            <text:p>26.02666667</text:p>
          </table:table-cell>
          <table:table-cell office:value-type="float" office:value="2042.4799999999998" table:formula="of:=4000*[BLEND18convert.$A62]" table:style-name="ce1">
            <text:p>2042.48</text:p>
          </table:table-cell>
          <table:table-cell table:number-columns-repeated="7" table:style-name="ce1"/>
          <table:table-cell office:value-type="float" office:value="61" table:formula="of:=1+SUM([.AB61])" table:style-name="ce1">
            <text:p>61</text:p>
          </table:table-cell>
          <table:table-cell office:value-type="float" office:value="2031.1999999999998" table:formula="of:=FORECAST([.AB62];OFFSET([.T62:.T661];MATCH([.AB62];[.S62:.S661];1)-1;0;2); OFFSET([.S62:.S661];MATCH([.AB62];[.S62:.S661];1)-1;0;2))" table:style-name="ce1">
            <text:p>2031.2</text:p>
          </table:table-cell>
          <table:table-cell office:value-type="float" office:value="2031" table:formula="of:=INT([.AC62])" table:style-name="ce4">
            <text:p>203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0436</text:p>
          </table:table-cell>
          <table:table-cell office:value-type="float" office:value="62" table:formula="of:=1+SUM([.B62])" table:style-name="ce1">
            <text:p>62</text:p>
          </table:table-cell>
          <table:table-cell office:value-type="float" office:value="26.453333333333337" table:formula="of:=[BLEND18convert.$B63]*(256/600)" table:style-name="ce1">
            <text:p>26.45333333</text:p>
          </table:table-cell>
          <table:table-cell table:number-columns-repeated="8" table:style-name="ce1"/>
          <table:table-cell office:value-type="float" office:value="62" table:formula="of:=1+SUM([.L62])" table:style-name="ce1">
            <text:p>62</text:p>
          </table:table-cell>
          <table:table-cell office:value-type="float" office:value="0" table:formula="of:=FORECAST([.L63];[BLEND18convert.$C$2:.$C$601];[BLEND18convert.$A$2:.$A$601])" table:style-name="ce1">
            <text:p>#DIV/0!</text:p>
          </table:table-cell>
          <table:table-cell office:value-type="float" office:value="0" table:formula="of:=FORECAST.LINEAR([.L63];[BLEND18convert.$A$2:.$A$601];[BLEND18convert.$C$2:.$C$601])" table:style-name="ce1">
            <text:p>#DIV/0!</text:p>
          </table:table-cell>
          <table:table-cell office:value-type="float" office:value="0" table:formula="of:=FORECAST.LINEAR([.L63]; [.A63:.A661];[.C63:.C661])" table:style-name="ce1">
            <text:p>#DIV/0!</text:p>
          </table:table-cell>
          <table:table-cell table:number-columns-repeated="3" table:style-name="ce1"/>
          <table:table-cell office:value-type="float" office:value="26.453333333333337" table:formula="of:=[BLEND18convert.$B63]*(256/600)" table:style-name="ce1">
            <text:p>26.45333333</text:p>
          </table:table-cell>
          <table:table-cell office:value-type="float" office:value="2017.44" table:formula="of:=4000*[BLEND18convert.$A63]" table:style-name="ce1">
            <text:p>2017.44</text:p>
          </table:table-cell>
          <table:table-cell table:number-columns-repeated="7" table:style-name="ce1"/>
          <table:table-cell office:value-type="float" office:value="62" table:formula="of:=1+SUM([.AB62])" table:style-name="ce1">
            <text:p>62</text:p>
          </table:table-cell>
          <table:table-cell office:value-type="float" office:value="2135.9225000000006" table:formula="of:=FORECAST([.AB63];OFFSET([.T63:.T662];MATCH([.AB63];[.S63:.S662];1)-1;0;2); OFFSET([.S63:.S662];MATCH([.AB63];[.S63:.S662];1)-1;0;2))" table:style-name="ce1">
            <text:p>2135.9225</text:p>
          </table:table-cell>
          <table:table-cell office:value-type="float" office:value="2135" table:formula="of:=INT([.AC63])" table:style-name="ce4">
            <text:p>213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9805</text:p>
          </table:table-cell>
          <table:table-cell office:value-type="float" office:value="63" table:formula="of:=1+SUM([.B63])" table:style-name="ce1">
            <text:p>63</text:p>
          </table:table-cell>
          <table:table-cell office:value-type="float" office:value="26.880000000000003" table:formula="of:=[BLEND18convert.$B64]*(256/600)" table:style-name="ce1">
            <text:p>26.88</text:p>
          </table:table-cell>
          <table:table-cell table:number-columns-repeated="8" table:style-name="ce1"/>
          <table:table-cell office:value-type="float" office:value="63" table:formula="of:=1+SUM([.L63])" table:style-name="ce1">
            <text:p>63</text:p>
          </table:table-cell>
          <table:table-cell office:value-type="float" office:value="0" table:formula="of:=FORECAST([.L64];[BLEND18convert.$C$2:.$C$601];[BLEND18convert.$A$2:.$A$601])" table:style-name="ce1">
            <text:p>#DIV/0!</text:p>
          </table:table-cell>
          <table:table-cell office:value-type="float" office:value="0" table:formula="of:=FORECAST.LINEAR([.L64];[BLEND18convert.$A$2:.$A$601];[BLEND18convert.$C$2:.$C$601])" table:style-name="ce1">
            <text:p>#DIV/0!</text:p>
          </table:table-cell>
          <table:table-cell office:value-type="float" office:value="0" table:formula="of:=FORECAST.LINEAR([.L64]; [.A64:.A662];[.C64:.C662])" table:style-name="ce1">
            <text:p>#DIV/0!</text:p>
          </table:table-cell>
          <table:table-cell table:number-columns-repeated="3" table:style-name="ce1"/>
          <table:table-cell office:value-type="float" office:value="26.880000000000003" table:formula="of:=[BLEND18convert.$B64]*(256/600)" table:style-name="ce1">
            <text:p>26.88</text:p>
          </table:table-cell>
          <table:table-cell office:value-type="float" office:value="1992.2" table:formula="of:=4000*[BLEND18convert.$A64]" table:style-name="ce1">
            <text:p>1992.2</text:p>
          </table:table-cell>
          <table:table-cell table:number-columns-repeated="7" table:style-name="ce1"/>
          <table:table-cell office:value-type="float" office:value="63" table:formula="of:=1+SUM([.AB63])" table:style-name="ce1">
            <text:p>63</text:p>
          </table:table-cell>
          <table:table-cell office:value-type="float" office:value="2240.4162500000002" table:formula="of:=FORECAST([.AB64];OFFSET([.T64:.T663];MATCH([.AB64];[.S64:.S663];1)-1;0;2); OFFSET([.S64:.S663];MATCH([.AB64];[.S64:.S663];1)-1;0;2))" table:style-name="ce1">
            <text:p>2240.41625</text:p>
          </table:table-cell>
          <table:table-cell office:value-type="float" office:value="2240" table:formula="of:=INT([.AC64])" table:style-name="ce4">
            <text:p>224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9176</text:p>
          </table:table-cell>
          <table:table-cell office:value-type="float" office:value="64" table:formula="of:=1+SUM([.B64])" table:style-name="ce1">
            <text:p>64</text:p>
          </table:table-cell>
          <table:table-cell office:value-type="float" office:value="27.306666666666668" table:formula="of:=[BLEND18convert.$B65]*(256/600)" table:style-name="ce1">
            <text:p>27.30666667</text:p>
          </table:table-cell>
          <table:table-cell table:number-columns-repeated="8" table:style-name="ce1"/>
          <table:table-cell office:value-type="float" office:value="64" table:formula="of:=1+SUM([.L64])" table:style-name="ce1">
            <text:p>64</text:p>
          </table:table-cell>
          <table:table-cell office:value-type="float" office:value="0" table:formula="of:=FORECAST([.L65];[BLEND18convert.$C$2:.$C$601];[BLEND18convert.$A$2:.$A$601])" table:style-name="ce1">
            <text:p>#DIV/0!</text:p>
          </table:table-cell>
          <table:table-cell office:value-type="float" office:value="0" table:formula="of:=FORECAST.LINEAR([.L65];[BLEND18convert.$A$2:.$A$601];[BLEND18convert.$C$2:.$C$601])" table:style-name="ce1">
            <text:p>#DIV/0!</text:p>
          </table:table-cell>
          <table:table-cell office:value-type="float" office:value="0" table:formula="of:=FORECAST.LINEAR([.L65]; [.A65:.A663];[.C65:.C663])" table:style-name="ce1">
            <text:p>#DIV/0!</text:p>
          </table:table-cell>
          <table:table-cell table:number-columns-repeated="3" table:style-name="ce1"/>
          <table:table-cell office:value-type="float" office:value="27.306666666666668" table:formula="of:=[BLEND18convert.$B65]*(256/600)" table:style-name="ce1">
            <text:p>27.30666667</text:p>
          </table:table-cell>
          <table:table-cell office:value-type="float" office:value="1967.04" table:formula="of:=4000*[BLEND18convert.$A65]" table:style-name="ce1">
            <text:p>1967.04</text:p>
          </table:table-cell>
          <table:table-cell table:number-columns-repeated="7" table:style-name="ce1"/>
          <table:table-cell office:value-type="float" office:value="64" table:formula="of:=1+SUM([.AB64])" table:style-name="ce1">
            <text:p>64</text:p>
          </table:table-cell>
          <table:table-cell office:value-type="float" office:value="2344.3600000000006" table:formula="of:=FORECAST([.AB65];OFFSET([.T65:.T664];MATCH([.AB65];[.S65:.S664];1)-1;0;2); OFFSET([.S65:.S664];MATCH([.AB65];[.S65:.S664];1)-1;0;2))" table:style-name="ce1">
            <text:p>2344.36</text:p>
          </table:table-cell>
          <table:table-cell office:value-type="float" office:value="2344" table:formula="of:=INT([.AC65])" table:style-name="ce4">
            <text:p>234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8544</text:p>
          </table:table-cell>
          <table:table-cell office:value-type="float" office:value="65" table:formula="of:=1+SUM([.B65])" table:style-name="ce1">
            <text:p>65</text:p>
          </table:table-cell>
          <table:table-cell office:value-type="float" office:value="27.733333333333334" table:formula="of:=[BLEND18convert.$B66]*(256/600)" table:style-name="ce1">
            <text:p>27.73333333</text:p>
          </table:table-cell>
          <table:table-cell table:number-columns-repeated="8" table:style-name="ce1"/>
          <table:table-cell office:value-type="float" office:value="65" table:formula="of:=1+SUM([.L65])" table:style-name="ce1">
            <text:p>65</text:p>
          </table:table-cell>
          <table:table-cell office:value-type="float" office:value="0" table:formula="of:=FORECAST([.L66];[BLEND18convert.$C$2:.$C$601];[BLEND18convert.$A$2:.$A$601])" table:style-name="ce1">
            <text:p>#DIV/0!</text:p>
          </table:table-cell>
          <table:table-cell office:value-type="float" office:value="0" table:formula="of:=FORECAST.LINEAR([.L66];[BLEND18convert.$A$2:.$A$601];[BLEND18convert.$C$2:.$C$601])" table:style-name="ce1">
            <text:p>#DIV/0!</text:p>
          </table:table-cell>
          <table:table-cell office:value-type="float" office:value="0" table:formula="of:=FORECAST.LINEAR([.L66]; [.A66:.A664];[.C66:.C664])" table:style-name="ce1">
            <text:p>#DIV/0!</text:p>
          </table:table-cell>
          <table:table-cell table:number-columns-repeated="3" table:style-name="ce1"/>
          <table:table-cell office:value-type="float" office:value="27.733333333333334" table:formula="of:=[BLEND18convert.$B66]*(256/600)" table:style-name="ce1">
            <text:p>27.73333333</text:p>
          </table:table-cell>
          <table:table-cell office:value-type="float" office:value="1941.76" table:formula="of:=4000*[BLEND18convert.$A66]" table:style-name="ce1">
            <text:p>1941.76</text:p>
          </table:table-cell>
          <table:table-cell table:number-columns-repeated="7" table:style-name="ce1"/>
          <table:table-cell office:value-type="float" office:value="65" table:formula="of:=1+SUM([.AB65])" table:style-name="ce1">
            <text:p>65</text:p>
          </table:table-cell>
          <table:table-cell office:value-type="float" office:value="2448.3412500000004" table:formula="of:=FORECAST([.AB66];OFFSET([.T66:.T665];MATCH([.AB66];[.S66:.S665];1)-1;0;2); OFFSET([.S66:.S665];MATCH([.AB66];[.S66:.S665];1)-1;0;2))" table:style-name="ce1">
            <text:p>2448.34125</text:p>
          </table:table-cell>
          <table:table-cell office:value-type="float" office:value="2448" table:formula="of:=INT([.AC66])" table:style-name="ce4">
            <text:p>244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7913</text:p>
          </table:table-cell>
          <table:table-cell office:value-type="float" office:value="66" table:formula="of:=1+SUM([.B66])" table:style-name="ce1">
            <text:p>66</text:p>
          </table:table-cell>
          <table:table-cell office:value-type="float" office:value="28.16" table:formula="of:=[BLEND18convert.$B67]*(256/600)" table:style-name="ce1">
            <text:p>28.16</text:p>
          </table:table-cell>
          <table:table-cell table:number-columns-repeated="8" table:style-name="ce1"/>
          <table:table-cell office:value-type="float" office:value="66" table:formula="of:=1+SUM([.L66])" table:style-name="ce1">
            <text:p>66</text:p>
          </table:table-cell>
          <table:table-cell office:value-type="float" office:value="0" table:formula="of:=FORECAST([.L67];[BLEND18convert.$C$2:.$C$601];[BLEND18convert.$A$2:.$A$601])" table:style-name="ce1">
            <text:p>#DIV/0!</text:p>
          </table:table-cell>
          <table:table-cell office:value-type="float" office:value="0" table:formula="of:=FORECAST.LINEAR([.L67];[BLEND18convert.$A$2:.$A$601];[BLEND18convert.$C$2:.$C$601])" table:style-name="ce1">
            <text:p>#DIV/0!</text:p>
          </table:table-cell>
          <table:table-cell office:value-type="float" office:value="0" table:formula="of:=FORECAST.LINEAR([.L67]; [.A67:.A665];[.C67:.C665])" table:style-name="ce1">
            <text:p>#DIV/0!</text:p>
          </table:table-cell>
          <table:table-cell table:number-columns-repeated="3" table:style-name="ce1"/>
          <table:table-cell office:value-type="float" office:value="28.16" table:formula="of:=[BLEND18convert.$B67]*(256/600)" table:style-name="ce1">
            <text:p>28.16</text:p>
          </table:table-cell>
          <table:table-cell office:value-type="float" office:value="1916.52" table:formula="of:=4000*[BLEND18convert.$A67]" table:style-name="ce1">
            <text:p>1916.52</text:p>
          </table:table-cell>
          <table:table-cell table:number-columns-repeated="7" table:style-name="ce1"/>
          <table:table-cell office:value-type="float" office:value="66" table:formula="of:=1+SUM([.AB66])" table:style-name="ce1">
            <text:p>66</text:p>
          </table:table-cell>
          <table:table-cell office:value-type="float" office:value="2551.8674999999976" table:formula="of:=FORECAST([.AB67];OFFSET([.T67:.T666];MATCH([.AB67];[.S67:.S666];1)-1;0;2); OFFSET([.S67:.S666];MATCH([.AB67];[.S67:.S666];1)-1;0;2))" table:style-name="ce1">
            <text:p>2551.8675</text:p>
          </table:table-cell>
          <table:table-cell office:value-type="float" office:value="2551" table:formula="of:=INT([.AC67])" table:style-name="ce4">
            <text:p>255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7278</text:p>
          </table:table-cell>
          <table:table-cell office:value-type="float" office:value="67" table:formula="of:=1+SUM([.B67])" table:style-name="ce1">
            <text:p>67</text:p>
          </table:table-cell>
          <table:table-cell office:value-type="float" office:value="28.58666666666667" table:formula="of:=[BLEND18convert.$B68]*(256/600)" table:style-name="ce1">
            <text:p>28.58666667</text:p>
          </table:table-cell>
          <table:table-cell table:number-columns-repeated="8" table:style-name="ce1"/>
          <table:table-cell office:value-type="float" office:value="67" table:formula="of:=1+SUM([.L67])" table:style-name="ce1">
            <text:p>67</text:p>
          </table:table-cell>
          <table:table-cell office:value-type="float" office:value="0" table:formula="of:=FORECAST([.L68];[BLEND18convert.$C$2:.$C$601];[BLEND18convert.$A$2:.$A$601])" table:style-name="ce1">
            <text:p>#DIV/0!</text:p>
          </table:table-cell>
          <table:table-cell office:value-type="float" office:value="0" table:formula="of:=FORECAST.LINEAR([.L68];[BLEND18convert.$A$2:.$A$601];[BLEND18convert.$C$2:.$C$601])" table:style-name="ce1">
            <text:p>#DIV/0!</text:p>
          </table:table-cell>
          <table:table-cell office:value-type="float" office:value="0" table:formula="of:=FORECAST.LINEAR([.L68]; [.A68:.A666];[.C68:.C666])" table:style-name="ce1">
            <text:p>#DIV/0!</text:p>
          </table:table-cell>
          <table:table-cell table:number-columns-repeated="3" table:style-name="ce1"/>
          <table:table-cell office:value-type="float" office:value="28.58666666666667" table:formula="of:=[BLEND18convert.$B68]*(256/600)" table:style-name="ce1">
            <text:p>28.58666667</text:p>
          </table:table-cell>
          <table:table-cell office:value-type="float" office:value="1891.12" table:formula="of:=4000*[BLEND18convert.$A68]" table:style-name="ce1">
            <text:p>1891.12</text:p>
          </table:table-cell>
          <table:table-cell table:number-columns-repeated="7" table:style-name="ce1"/>
          <table:table-cell office:value-type="float" office:value="67" table:formula="of:=1+SUM([.AB67])" table:style-name="ce1">
            <text:p>67</text:p>
          </table:table-cell>
          <table:table-cell office:value-type="float" office:value="2655.1737499999999" table:formula="of:=FORECAST([.AB68];OFFSET([.T68:.T667];MATCH([.AB68];[.S68:.S667];1)-1;0;2); OFFSET([.S68:.S667];MATCH([.AB68];[.S68:.S667];1)-1;0;2))" table:style-name="ce1">
            <text:p>2655.17375</text:p>
          </table:table-cell>
          <table:table-cell office:value-type="float" office:value="2655" table:formula="of:=INT([.AC68])" table:style-name="ce4">
            <text:p>265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6646</text:p>
          </table:table-cell>
          <table:table-cell office:value-type="float" office:value="68" table:formula="of:=1+SUM([.B68])" table:style-name="ce1">
            <text:p>68</text:p>
          </table:table-cell>
          <table:table-cell office:value-type="float" office:value="29.013333333333335" table:formula="of:=[BLEND18convert.$B69]*(256/600)" table:style-name="ce1">
            <text:p>29.01333333</text:p>
          </table:table-cell>
          <table:table-cell table:number-columns-repeated="8" table:style-name="ce1"/>
          <table:table-cell office:value-type="float" office:value="68" table:formula="of:=1+SUM([.L68])" table:style-name="ce1">
            <text:p>68</text:p>
          </table:table-cell>
          <table:table-cell office:value-type="float" office:value="0" table:formula="of:=FORECAST([.L69];[BLEND18convert.$C$2:.$C$601];[BLEND18convert.$A$2:.$A$601])" table:style-name="ce1">
            <text:p>#DIV/0!</text:p>
          </table:table-cell>
          <table:table-cell office:value-type="float" office:value="0" table:formula="of:=FORECAST.LINEAR([.L69];[BLEND18convert.$A$2:.$A$601];[BLEND18convert.$C$2:.$C$601])" table:style-name="ce1">
            <text:p>#DIV/0!</text:p>
          </table:table-cell>
          <table:table-cell office:value-type="float" office:value="0" table:formula="of:=FORECAST.LINEAR([.L69]; [.A69:.A667];[.C69:.C667])" table:style-name="ce1">
            <text:p>#DIV/0!</text:p>
          </table:table-cell>
          <table:table-cell table:number-columns-repeated="3" table:style-name="ce1"/>
          <table:table-cell office:value-type="float" office:value="29.013333333333335" table:formula="of:=[BLEND18convert.$B69]*(256/600)" table:style-name="ce1">
            <text:p>29.01333333</text:p>
          </table:table-cell>
          <table:table-cell office:value-type="float" office:value="1865.84" table:formula="of:=4000*[BLEND18convert.$A69]" table:style-name="ce1">
            <text:p>1865.84</text:p>
          </table:table-cell>
          <table:table-cell table:number-columns-repeated="7" table:style-name="ce1"/>
          <table:table-cell office:value-type="float" office:value="68" table:formula="of:=1+SUM([.AB68])" table:style-name="ce1">
            <text:p>68</text:p>
          </table:table-cell>
          <table:table-cell office:value-type="float" office:value="2758.2099999999991" table:formula="of:=FORECAST([.AB69];OFFSET([.T69:.T668];MATCH([.AB69];[.S69:.S668];1)-1;0;2); OFFSET([.S69:.S668];MATCH([.AB69];[.S69:.S668];1)-1;0;2))" table:style-name="ce1">
            <text:p>2758.21</text:p>
          </table:table-cell>
          <table:table-cell office:value-type="float" office:value="2758" table:formula="of:=INT([.AC69])" table:style-name="ce4">
            <text:p>275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6014</text:p>
          </table:table-cell>
          <table:table-cell office:value-type="float" office:value="69" table:formula="of:=1+SUM([.B69])" table:style-name="ce1">
            <text:p>69</text:p>
          </table:table-cell>
          <table:table-cell office:value-type="float" office:value="29.44" table:formula="of:=[BLEND18convert.$B70]*(256/600)" table:style-name="ce1">
            <text:p>29.44</text:p>
          </table:table-cell>
          <table:table-cell table:number-columns-repeated="8" table:style-name="ce1"/>
          <table:table-cell office:value-type="float" office:value="69" table:formula="of:=1+SUM([.L69])" table:style-name="ce1">
            <text:p>69</text:p>
          </table:table-cell>
          <table:table-cell office:value-type="float" office:value="0" table:formula="of:=FORECAST([.L70];[BLEND18convert.$C$2:.$C$601];[BLEND18convert.$A$2:.$A$601])" table:style-name="ce1">
            <text:p>#DIV/0!</text:p>
          </table:table-cell>
          <table:table-cell office:value-type="float" office:value="0" table:formula="of:=FORECAST.LINEAR([.L70];[BLEND18convert.$A$2:.$A$601];[BLEND18convert.$C$2:.$C$601])" table:style-name="ce1">
            <text:p>#DIV/0!</text:p>
          </table:table-cell>
          <table:table-cell office:value-type="float" office:value="0" table:formula="of:=FORECAST.LINEAR([.L70]; [.A70:.A668];[.C70:.C668])" table:style-name="ce1">
            <text:p>#DIV/0!</text:p>
          </table:table-cell>
          <table:table-cell table:number-columns-repeated="3" table:style-name="ce1"/>
          <table:table-cell office:value-type="float" office:value="29.44" table:formula="of:=[BLEND18convert.$B70]*(256/600)" table:style-name="ce1">
            <text:p>29.44</text:p>
          </table:table-cell>
          <table:table-cell office:value-type="float" office:value="1840.56" table:formula="of:=4000*[BLEND18convert.$A70]" table:style-name="ce1">
            <text:p>1840.56</text:p>
          </table:table-cell>
          <table:table-cell table:number-columns-repeated="7" table:style-name="ce1"/>
          <table:table-cell office:value-type="float" office:value="69" table:formula="of:=1+SUM([.AB69])" table:style-name="ce1">
            <text:p>69</text:p>
          </table:table-cell>
          <table:table-cell office:value-type="float" office:value="2860.9612500000003" table:formula="of:=FORECAST([.AB70];OFFSET([.T70:.T669];MATCH([.AB70];[.S70:.S669];1)-1;0;2); OFFSET([.S70:.S669];MATCH([.AB70];[.S70:.S669];1)-1;0;2))" table:style-name="ce1">
            <text:p>2860.96125</text:p>
          </table:table-cell>
          <table:table-cell office:value-type="float" office:value="2860" table:formula="of:=INT([.AC70])" table:style-name="ce4">
            <text:p>286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5377</text:p>
          </table:table-cell>
          <table:table-cell office:value-type="float" office:value="70" table:formula="of:=1+SUM([.B70])" table:style-name="ce1">
            <text:p>70</text:p>
          </table:table-cell>
          <table:table-cell office:value-type="float" office:value="29.866666666666667" table:formula="of:=[BLEND18convert.$B71]*(256/600)" table:style-name="ce1">
            <text:p>29.86666667</text:p>
          </table:table-cell>
          <table:table-cell table:number-columns-repeated="8" table:style-name="ce1"/>
          <table:table-cell office:value-type="float" office:value="70" table:formula="of:=1+SUM([.L70])" table:style-name="ce1">
            <text:p>70</text:p>
          </table:table-cell>
          <table:table-cell office:value-type="float" office:value="0" table:formula="of:=FORECAST([.L71];[BLEND18convert.$C$2:.$C$601];[BLEND18convert.$A$2:.$A$601])" table:style-name="ce1">
            <text:p>#DIV/0!</text:p>
          </table:table-cell>
          <table:table-cell office:value-type="float" office:value="0" table:formula="of:=FORECAST.LINEAR([.L71];[BLEND18convert.$A$2:.$A$601];[BLEND18convert.$C$2:.$C$601])" table:style-name="ce1">
            <text:p>#DIV/0!</text:p>
          </table:table-cell>
          <table:table-cell office:value-type="float" office:value="0" table:formula="of:=FORECAST.LINEAR([.L71]; [.A71:.A669];[.C71:.C669])" table:style-name="ce1">
            <text:p>#DIV/0!</text:p>
          </table:table-cell>
          <table:table-cell table:number-columns-repeated="3" table:style-name="ce1"/>
          <table:table-cell office:value-type="float" office:value="29.866666666666667" table:formula="of:=[BLEND18convert.$B71]*(256/600)" table:style-name="ce1">
            <text:p>29.86666667</text:p>
          </table:table-cell>
          <table:table-cell office:value-type="float" office:value="1815.08" table:formula="of:=4000*[BLEND18convert.$A71]" table:style-name="ce1">
            <text:p>1815.08</text:p>
          </table:table-cell>
          <table:table-cell table:number-columns-repeated="7" table:style-name="ce1"/>
          <table:table-cell office:value-type="float" office:value="70" table:formula="of:=1+SUM([.AB70])" table:style-name="ce1">
            <text:p>70</text:p>
          </table:table-cell>
          <table:table-cell office:value-type="float" office:value="2963.4124999999995" table:formula="of:=FORECAST([.AB71];OFFSET([.T71:.T670];MATCH([.AB71];[.S71:.S670];1)-1;0;2); OFFSET([.S71:.S670];MATCH([.AB71];[.S71:.S670];1)-1;0;2))" table:style-name="ce1">
            <text:p>2963.4125</text:p>
          </table:table-cell>
          <table:table-cell office:value-type="float" office:value="2963" table:formula="of:=INT([.AC71])" table:style-name="ce4">
            <text:p>296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4745</text:p>
          </table:table-cell>
          <table:table-cell office:value-type="float" office:value="71" table:formula="of:=1+SUM([.B71])" table:style-name="ce1">
            <text:p>71</text:p>
          </table:table-cell>
          <table:table-cell office:value-type="float" office:value="30.293333333333337" table:formula="of:=[BLEND18convert.$B72]*(256/600)" table:style-name="ce1">
            <text:p>30.29333333</text:p>
          </table:table-cell>
          <table:table-cell table:number-columns-repeated="8" table:style-name="ce1"/>
          <table:table-cell office:value-type="float" office:value="71" table:formula="of:=1+SUM([.L71])" table:style-name="ce1">
            <text:p>71</text:p>
          </table:table-cell>
          <table:table-cell office:value-type="float" office:value="0" table:formula="of:=FORECAST([.L72];[BLEND18convert.$C$2:.$C$601];[BLEND18convert.$A$2:.$A$601])" table:style-name="ce1">
            <text:p>#DIV/0!</text:p>
          </table:table-cell>
          <table:table-cell office:value-type="float" office:value="0" table:formula="of:=FORECAST.LINEAR([.L72];[BLEND18convert.$A$2:.$A$601];[BLEND18convert.$C$2:.$C$601])" table:style-name="ce1">
            <text:p>#DIV/0!</text:p>
          </table:table-cell>
          <table:table-cell office:value-type="float" office:value="0" table:formula="of:=FORECAST.LINEAR([.L72]; [.A72:.A670];[.C72:.C670])" table:style-name="ce1">
            <text:p>#DIV/0!</text:p>
          </table:table-cell>
          <table:table-cell table:number-columns-repeated="3" table:style-name="ce1"/>
          <table:table-cell office:value-type="float" office:value="30.293333333333337" table:formula="of:=[BLEND18convert.$B72]*(256/600)" table:style-name="ce1">
            <text:p>30.29333333</text:p>
          </table:table-cell>
          <table:table-cell office:value-type="float" office:value="1789.8" table:formula="of:=4000*[BLEND18convert.$A72]" table:style-name="ce1">
            <text:p>1789.8</text:p>
          </table:table-cell>
          <table:table-cell table:number-columns-repeated="7" table:style-name="ce1"/>
          <table:table-cell office:value-type="float" office:value="71" table:formula="of:=1+SUM([.AB71])" table:style-name="ce1">
            <text:p>71</text:p>
          </table:table-cell>
          <table:table-cell office:value-type="float" office:value="3065.6012499999988" table:formula="of:=FORECAST([.AB72];OFFSET([.T72:.T671];MATCH([.AB72];[.S72:.S671];1)-1;0;2); OFFSET([.S72:.S671];MATCH([.AB72];[.S72:.S671];1)-1;0;2))" table:style-name="ce1">
            <text:p>3065.60125</text:p>
          </table:table-cell>
          <table:table-cell office:value-type="float" office:value="3065" table:formula="of:=INT([.AC72])" table:style-name="ce4">
            <text:p>306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4107</text:p>
          </table:table-cell>
          <table:table-cell office:value-type="float" office:value="72" table:formula="of:=1+SUM([.B72])" table:style-name="ce1">
            <text:p>72</text:p>
          </table:table-cell>
          <table:table-cell office:value-type="float" office:value="30.720000000000002" table:formula="of:=[BLEND18convert.$B73]*(256/600)" table:style-name="ce1">
            <text:p>30.72</text:p>
          </table:table-cell>
          <table:table-cell table:number-columns-repeated="8" table:style-name="ce1"/>
          <table:table-cell office:value-type="float" office:value="72" table:formula="of:=1+SUM([.L72])" table:style-name="ce1">
            <text:p>72</text:p>
          </table:table-cell>
          <table:table-cell office:value-type="float" office:value="0" table:formula="of:=FORECAST([.L73];[BLEND18convert.$C$2:.$C$601];[BLEND18convert.$A$2:.$A$601])" table:style-name="ce1">
            <text:p>#DIV/0!</text:p>
          </table:table-cell>
          <table:table-cell office:value-type="float" office:value="0" table:formula="of:=FORECAST.LINEAR([.L73];[BLEND18convert.$A$2:.$A$601];[BLEND18convert.$C$2:.$C$601])" table:style-name="ce1">
            <text:p>#DIV/0!</text:p>
          </table:table-cell>
          <table:table-cell office:value-type="float" office:value="0" table:formula="of:=FORECAST.LINEAR([.L73]; [.A73:.A671];[.C73:.C671])" table:style-name="ce1">
            <text:p>#DIV/0!</text:p>
          </table:table-cell>
          <table:table-cell table:number-columns-repeated="3" table:style-name="ce1"/>
          <table:table-cell office:value-type="float" office:value="30.720000000000002" table:formula="of:=[BLEND18convert.$B73]*(256/600)" table:style-name="ce1">
            <text:p>30.72</text:p>
          </table:table-cell>
          <table:table-cell office:value-type="float" office:value="1764.28" table:formula="of:=4000*[BLEND18convert.$A73]" table:style-name="ce1">
            <text:p>1764.28</text:p>
          </table:table-cell>
          <table:table-cell table:number-columns-repeated="7" table:style-name="ce1"/>
          <table:table-cell office:value-type="float" office:value="72" table:formula="of:=1+SUM([.AB72])" table:style-name="ce1">
            <text:p>72</text:p>
          </table:table-cell>
          <table:table-cell office:value-type="float" office:value="3167.6099999999988" table:formula="of:=FORECAST([.AB73];OFFSET([.T73:.T672];MATCH([.AB73];[.S73:.S672];1)-1;0;2); OFFSET([.S73:.S672];MATCH([.AB73];[.S73:.S672];1)-1;0;2))" table:style-name="ce1">
            <text:p>3167.61</text:p>
          </table:table-cell>
          <table:table-cell office:value-type="float" office:value="3167" table:formula="of:=INT([.AC73])" table:style-name="ce4">
            <text:p>316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3469</text:p>
          </table:table-cell>
          <table:table-cell office:value-type="float" office:value="73" table:formula="of:=1+SUM([.B73])" table:style-name="ce1">
            <text:p>73</text:p>
          </table:table-cell>
          <table:table-cell office:value-type="float" office:value="31.146666666666668" table:formula="of:=[BLEND18convert.$B74]*(256/600)" table:style-name="ce1">
            <text:p>31.14666667</text:p>
          </table:table-cell>
          <table:table-cell table:number-columns-repeated="8" table:style-name="ce1"/>
          <table:table-cell office:value-type="float" office:value="73" table:formula="of:=1+SUM([.L73])" table:style-name="ce1">
            <text:p>73</text:p>
          </table:table-cell>
          <table:table-cell office:value-type="float" office:value="0" table:formula="of:=FORECAST([.L74];[BLEND18convert.$C$2:.$C$601];[BLEND18convert.$A$2:.$A$601])" table:style-name="ce1">
            <text:p>#DIV/0!</text:p>
          </table:table-cell>
          <table:table-cell office:value-type="float" office:value="0" table:formula="of:=FORECAST.LINEAR([.L74];[BLEND18convert.$A$2:.$A$601];[BLEND18convert.$C$2:.$C$601])" table:style-name="ce1">
            <text:p>#DIV/0!</text:p>
          </table:table-cell>
          <table:table-cell office:value-type="float" office:value="0" table:formula="of:=FORECAST.LINEAR([.L74]; [.A74:.A672];[.C74:.C672])" table:style-name="ce1">
            <text:p>#DIV/0!</text:p>
          </table:table-cell>
          <table:table-cell table:number-columns-repeated="3" table:style-name="ce1"/>
          <table:table-cell office:value-type="float" office:value="31.146666666666668" table:formula="of:=[BLEND18convert.$B74]*(256/600)" table:style-name="ce1">
            <text:p>31.14666667</text:p>
          </table:table-cell>
          <table:table-cell office:value-type="float" office:value="1738.76" table:formula="of:=4000*[BLEND18convert.$A74]" table:style-name="ce1">
            <text:p>1738.76</text:p>
          </table:table-cell>
          <table:table-cell table:number-columns-repeated="7" table:style-name="ce1"/>
          <table:table-cell office:value-type="float" office:value="73" table:formula="of:=1+SUM([.AB73])" table:style-name="ce1">
            <text:p>73</text:p>
          </table:table-cell>
          <table:table-cell office:value-type="float" office:value="3269.1737499999981" table:formula="of:=FORECAST([.AB74];OFFSET([.T74:.T673];MATCH([.AB74];[.S74:.S673];1)-1;0;2); OFFSET([.S74:.S673];MATCH([.AB74];[.S74:.S673];1)-1;0;2))" table:style-name="ce1">
            <text:p>3269.17375</text:p>
          </table:table-cell>
          <table:table-cell office:value-type="float" office:value="3269" table:formula="of:=INT([.AC74])" table:style-name="ce4">
            <text:p>326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2831</text:p>
          </table:table-cell>
          <table:table-cell office:value-type="float" office:value="74" table:formula="of:=1+SUM([.B74])" table:style-name="ce1">
            <text:p>74</text:p>
          </table:table-cell>
          <table:table-cell office:value-type="float" office:value="31.573333333333334" table:formula="of:=[BLEND18convert.$B75]*(256/600)" table:style-name="ce1">
            <text:p>31.57333333</text:p>
          </table:table-cell>
          <table:table-cell table:number-columns-repeated="8" table:style-name="ce1"/>
          <table:table-cell office:value-type="float" office:value="74" table:formula="of:=1+SUM([.L74])" table:style-name="ce1">
            <text:p>74</text:p>
          </table:table-cell>
          <table:table-cell office:value-type="float" office:value="0" table:formula="of:=FORECAST([.L75];[BLEND18convert.$C$2:.$C$601];[BLEND18convert.$A$2:.$A$601])" table:style-name="ce1">
            <text:p>#DIV/0!</text:p>
          </table:table-cell>
          <table:table-cell office:value-type="float" office:value="0" table:formula="of:=FORECAST.LINEAR([.L75];[BLEND18convert.$A$2:.$A$601];[BLEND18convert.$C$2:.$C$601])" table:style-name="ce1">
            <text:p>#DIV/0!</text:p>
          </table:table-cell>
          <table:table-cell office:value-type="float" office:value="0" table:formula="of:=FORECAST.LINEAR([.L75]; [.A75:.A673];[.C75:.C673])" table:style-name="ce1">
            <text:p>#DIV/0!</text:p>
          </table:table-cell>
          <table:table-cell table:number-columns-repeated="3" table:style-name="ce1"/>
          <table:table-cell office:value-type="float" office:value="31.573333333333334" table:formula="of:=[BLEND18convert.$B75]*(256/600)" table:style-name="ce1">
            <text:p>31.57333333</text:p>
          </table:table-cell>
          <table:table-cell office:value-type="float" office:value="1713.24" table:formula="of:=4000*[BLEND18convert.$A75]" table:style-name="ce1">
            <text:p>1713.24</text:p>
          </table:table-cell>
          <table:table-cell table:number-columns-repeated="7" table:style-name="ce1"/>
          <table:table-cell office:value-type="float" office:value="74" table:formula="of:=1+SUM([.AB74])" table:style-name="ce1">
            <text:p>74</text:p>
          </table:table-cell>
          <table:table-cell office:value-type="float" office:value="3370.579999999999" table:formula="of:=FORECAST([.AB75];OFFSET([.T75:.T674];MATCH([.AB75];[.S75:.S674];1)-1;0;2); OFFSET([.S75:.S674];MATCH([.AB75];[.S75:.S674];1)-1;0;2))" table:style-name="ce1">
            <text:p>3370.58</text:p>
          </table:table-cell>
          <table:table-cell office:value-type="float" office:value="3370" table:formula="of:=INT([.AC75])" table:style-name="ce4">
            <text:p>337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2194</text:p>
          </table:table-cell>
          <table:table-cell office:value-type="float" office:value="75" table:formula="of:=1+SUM([.B75])" table:style-name="ce1">
            <text:p>75</text:p>
          </table:table-cell>
          <table:table-cell office:value-type="float" office:value="32" table:formula="of:=[BLEND18convert.$B76]*(256/600)" table:style-name="ce1">
            <text:p>32</text:p>
          </table:table-cell>
          <table:table-cell table:number-columns-repeated="8" table:style-name="ce1"/>
          <table:table-cell office:value-type="float" office:value="75" table:formula="of:=1+SUM([.L75])" table:style-name="ce1">
            <text:p>75</text:p>
          </table:table-cell>
          <table:table-cell office:value-type="float" office:value="0" table:formula="of:=FORECAST([.L76];[BLEND18convert.$C$2:.$C$601];[BLEND18convert.$A$2:.$A$601])" table:style-name="ce1">
            <text:p>#DIV/0!</text:p>
          </table:table-cell>
          <table:table-cell office:value-type="float" office:value="0" table:formula="of:=FORECAST.LINEAR([.L76];[BLEND18convert.$A$2:.$A$601];[BLEND18convert.$C$2:.$C$601])" table:style-name="ce1">
            <text:p>#DIV/0!</text:p>
          </table:table-cell>
          <table:table-cell office:value-type="float" office:value="0" table:formula="of:=FORECAST.LINEAR([.L76]; [.A76:.A674];[.C76:.C674])" table:style-name="ce1">
            <text:p>#DIV/0!</text:p>
          </table:table-cell>
          <table:table-cell table:number-columns-repeated="3" table:style-name="ce1"/>
          <table:table-cell office:value-type="float" office:value="32" table:formula="of:=[BLEND18convert.$B76]*(256/600)" table:style-name="ce1">
            <text:p>32</text:p>
          </table:table-cell>
          <table:table-cell office:value-type="float" office:value="1687.76" table:formula="of:=4000*[BLEND18convert.$A76]" table:style-name="ce1">
            <text:p>1687.76</text:p>
          </table:table-cell>
          <table:table-cell table:number-columns-repeated="7" table:style-name="ce1"/>
          <table:table-cell office:value-type="float" office:value="75" table:formula="of:=1+SUM([.AB75])" table:style-name="ce1">
            <text:p>75</text:p>
          </table:table-cell>
          <table:table-cell office:value-type="float" office:value="3471.5625000000005" table:formula="of:=FORECAST([.AB76];OFFSET([.T76:.T675];MATCH([.AB76];[.S76:.S675];1)-1;0;2); OFFSET([.S76:.S675];MATCH([.AB76];[.S76:.S675];1)-1;0;2))" table:style-name="ce1">
            <text:p>3471.5625</text:p>
          </table:table-cell>
          <table:table-cell office:value-type="float" office:value="3471" table:formula="of:=INT([.AC76])" table:style-name="ce4">
            <text:p>347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1550</text:p>
          </table:table-cell>
          <table:table-cell office:value-type="float" office:value="76" table:formula="of:=1+SUM([.B76])" table:style-name="ce1">
            <text:p>76</text:p>
          </table:table-cell>
          <table:table-cell office:value-type="float" office:value="32.426666666666669" table:formula="of:=[BLEND18convert.$B77]*(256/600)" table:style-name="ce1">
            <text:p>32.42666667</text:p>
          </table:table-cell>
          <table:table-cell table:number-columns-repeated="8" table:style-name="ce1"/>
          <table:table-cell office:value-type="float" office:value="76" table:formula="of:=1+SUM([.L76])" table:style-name="ce1">
            <text:p>76</text:p>
          </table:table-cell>
          <table:table-cell office:value-type="float" office:value="0" table:formula="of:=FORECAST([.L77];[BLEND18convert.$C$2:.$C$601];[BLEND18convert.$A$2:.$A$601])" table:style-name="ce1">
            <text:p>#DIV/0!</text:p>
          </table:table-cell>
          <table:table-cell office:value-type="float" office:value="0" table:formula="of:=FORECAST.LINEAR([.L77];[BLEND18convert.$A$2:.$A$601];[BLEND18convert.$C$2:.$C$601])" table:style-name="ce1">
            <text:p>#DIV/0!</text:p>
          </table:table-cell>
          <table:table-cell office:value-type="float" office:value="0" table:formula="of:=FORECAST.LINEAR([.L77]; [.A77:.A675];[.C77:.C675])" table:style-name="ce1">
            <text:p>#DIV/0!</text:p>
          </table:table-cell>
          <table:table-cell table:number-columns-repeated="3" table:style-name="ce1"/>
          <table:table-cell office:value-type="float" office:value="32.426666666666669" table:formula="of:=[BLEND18convert.$B77]*(256/600)" table:style-name="ce1">
            <text:p>32.42666667</text:p>
          </table:table-cell>
          <table:table-cell office:value-type="float" office:value="1662" table:formula="of:=4000*[BLEND18convert.$A77]" table:style-name="ce1">
            <text:p>1662</text:p>
          </table:table-cell>
          <table:table-cell table:number-columns-repeated="7" table:style-name="ce1"/>
          <table:table-cell office:value-type="float" office:value="76" table:formula="of:=1+SUM([.AB76])" table:style-name="ce1">
            <text:p>76</text:p>
          </table:table-cell>
          <table:table-cell office:value-type="float" office:value="3572.36" table:formula="of:=FORECAST([.AB77];OFFSET([.T77:.T676];MATCH([.AB77];[.S77:.S676];1)-1;0;2); OFFSET([.S77:.S676];MATCH([.AB77];[.S77:.S676];1)-1;0;2))" table:style-name="ce1">
            <text:p>3572.36</text:p>
          </table:table-cell>
          <table:table-cell office:value-type="float" office:value="3572" table:formula="of:=INT([.AC77])" table:style-name="ce4">
            <text:p>357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0912</text:p>
          </table:table-cell>
          <table:table-cell office:value-type="float" office:value="77" table:formula="of:=1+SUM([.B77])" table:style-name="ce1">
            <text:p>77</text:p>
          </table:table-cell>
          <table:table-cell office:value-type="float" office:value="32.853333333333339" table:formula="of:=[BLEND18convert.$B78]*(256/600)" table:style-name="ce1">
            <text:p>32.85333333</text:p>
          </table:table-cell>
          <table:table-cell table:number-columns-repeated="8" table:style-name="ce1"/>
          <table:table-cell office:value-type="float" office:value="77" table:formula="of:=1+SUM([.L77])" table:style-name="ce1">
            <text:p>77</text:p>
          </table:table-cell>
          <table:table-cell office:value-type="float" office:value="0" table:formula="of:=FORECAST([.L78];[BLEND18convert.$C$2:.$C$601];[BLEND18convert.$A$2:.$A$601])" table:style-name="ce1">
            <text:p>#DIV/0!</text:p>
          </table:table-cell>
          <table:table-cell office:value-type="float" office:value="0" table:formula="of:=FORECAST.LINEAR([.L78];[BLEND18convert.$A$2:.$A$601];[BLEND18convert.$C$2:.$C$601])" table:style-name="ce1">
            <text:p>#DIV/0!</text:p>
          </table:table-cell>
          <table:table-cell office:value-type="float" office:value="0" table:formula="of:=FORECAST.LINEAR([.L78]; [.A78:.A676];[.C78:.C676])" table:style-name="ce1">
            <text:p>#DIV/0!</text:p>
          </table:table-cell>
          <table:table-cell table:number-columns-repeated="3" table:style-name="ce1"/>
          <table:table-cell office:value-type="float" office:value="32.853333333333339" table:formula="of:=[BLEND18convert.$B78]*(256/600)" table:style-name="ce1">
            <text:p>32.85333333</text:p>
          </table:table-cell>
          <table:table-cell office:value-type="float" office:value="1636.48" table:formula="of:=4000*[BLEND18convert.$A78]" table:style-name="ce1">
            <text:p>1636.48</text:p>
          </table:table-cell>
          <table:table-cell table:number-columns-repeated="7" table:style-name="ce1"/>
          <table:table-cell office:value-type="float" office:value="77" table:formula="of:=1+SUM([.AB77])" table:style-name="ce1">
            <text:p>77</text:p>
          </table:table-cell>
          <table:table-cell office:value-type="float" office:value="3672.921249999999" table:formula="of:=FORECAST([.AB78];OFFSET([.T78:.T677];MATCH([.AB78];[.S78:.S677];1)-1;0;2); OFFSET([.S78:.S677];MATCH([.AB78];[.S78:.S677];1)-1;0;2))" table:style-name="ce1">
            <text:p>3672.92125</text:p>
          </table:table-cell>
          <table:table-cell office:value-type="float" office:value="3672" table:formula="of:=INT([.AC78])" table:style-name="ce4">
            <text:p>367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0268</text:p>
          </table:table-cell>
          <table:table-cell office:value-type="float" office:value="78" table:formula="of:=1+SUM([.B78])" table:style-name="ce1">
            <text:p>78</text:p>
          </table:table-cell>
          <table:table-cell office:value-type="float" office:value="33.28" table:formula="of:=[BLEND18convert.$B79]*(256/600)" table:style-name="ce1">
            <text:p>33.28</text:p>
          </table:table-cell>
          <table:table-cell table:number-columns-repeated="8" table:style-name="ce1"/>
          <table:table-cell office:value-type="float" office:value="78" table:formula="of:=1+SUM([.L78])" table:style-name="ce1">
            <text:p>78</text:p>
          </table:table-cell>
          <table:table-cell office:value-type="float" office:value="0" table:formula="of:=FORECAST([.L79];[BLEND18convert.$C$2:.$C$601];[BLEND18convert.$A$2:.$A$601])" table:style-name="ce1">
            <text:p>#DIV/0!</text:p>
          </table:table-cell>
          <table:table-cell office:value-type="float" office:value="0" table:formula="of:=FORECAST.LINEAR([.L79];[BLEND18convert.$A$2:.$A$601];[BLEND18convert.$C$2:.$C$601])" table:style-name="ce1">
            <text:p>#DIV/0!</text:p>
          </table:table-cell>
          <table:table-cell office:value-type="float" office:value="0" table:formula="of:=FORECAST.LINEAR([.L79]; [.A79:.A677];[.C79:.C677])" table:style-name="ce1">
            <text:p>#DIV/0!</text:p>
          </table:table-cell>
          <table:table-cell table:number-columns-repeated="3" table:style-name="ce1"/>
          <table:table-cell office:value-type="float" office:value="33.28" table:formula="of:=[BLEND18convert.$B79]*(256/600)" table:style-name="ce1">
            <text:p>33.28</text:p>
          </table:table-cell>
          <table:table-cell office:value-type="float" office:value="1610.72" table:formula="of:=4000*[BLEND18convert.$A79]" table:style-name="ce1">
            <text:p>1610.72</text:p>
          </table:table-cell>
          <table:table-cell table:number-columns-repeated="7" table:style-name="ce1"/>
          <table:table-cell office:value-type="float" office:value="78" table:formula="of:=1+SUM([.AB78])" table:style-name="ce1">
            <text:p>78</text:p>
          </table:table-cell>
          <table:table-cell office:value-type="float" office:value="3773.1774999999993" table:formula="of:=FORECAST([.AB79];OFFSET([.T79:.T678];MATCH([.AB79];[.S79:.S678];1)-1;0;2); OFFSET([.S79:.S678];MATCH([.AB79];[.S79:.S678];1)-1;0;2))" table:style-name="ce1">
            <text:p>3773.1775</text:p>
          </table:table-cell>
          <table:table-cell office:value-type="float" office:value="3773" table:formula="of:=INT([.AC79])" table:style-name="ce4">
            <text:p>377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9624</text:p>
          </table:table-cell>
          <table:table-cell office:value-type="float" office:value="79" table:formula="of:=1+SUM([.B79])" table:style-name="ce1">
            <text:p>79</text:p>
          </table:table-cell>
          <table:table-cell office:value-type="float" office:value="33.706666666666671" table:formula="of:=[BLEND18convert.$B80]*(256/600)" table:style-name="ce1">
            <text:p>33.70666667</text:p>
          </table:table-cell>
          <table:table-cell table:number-columns-repeated="8" table:style-name="ce1"/>
          <table:table-cell office:value-type="float" office:value="79" table:formula="of:=1+SUM([.L79])" table:style-name="ce1">
            <text:p>79</text:p>
          </table:table-cell>
          <table:table-cell office:value-type="float" office:value="0" table:formula="of:=FORECAST([.L80];[BLEND18convert.$C$2:.$C$601];[BLEND18convert.$A$2:.$A$601])" table:style-name="ce1">
            <text:p>#DIV/0!</text:p>
          </table:table-cell>
          <table:table-cell office:value-type="float" office:value="0" table:formula="of:=FORECAST.LINEAR([.L80];[BLEND18convert.$A$2:.$A$601];[BLEND18convert.$C$2:.$C$601])" table:style-name="ce1">
            <text:p>#DIV/0!</text:p>
          </table:table-cell>
          <table:table-cell office:value-type="float" office:value="0" table:formula="of:=FORECAST.LINEAR([.L80]; [.A80:.A678];[.C80:.C678])" table:style-name="ce1">
            <text:p>#DIV/0!</text:p>
          </table:table-cell>
          <table:table-cell table:number-columns-repeated="3" table:style-name="ce1"/>
          <table:table-cell office:value-type="float" office:value="33.706666666666671" table:formula="of:=[BLEND18convert.$B80]*(256/600)" table:style-name="ce1">
            <text:p>33.70666667</text:p>
          </table:table-cell>
          <table:table-cell office:value-type="float" office:value="1584.96" table:formula="of:=4000*[BLEND18convert.$A80]" table:style-name="ce1">
            <text:p>1584.96</text:p>
          </table:table-cell>
          <table:table-cell table:number-columns-repeated="7" table:style-name="ce1"/>
          <table:table-cell office:value-type="float" office:value="79" table:formula="of:=1+SUM([.AB79])" table:style-name="ce1">
            <text:p>79</text:p>
          </table:table-cell>
          <table:table-cell office:value-type="float" office:value="3873.1137499999995" table:formula="of:=FORECAST([.AB80];OFFSET([.T80:.T679];MATCH([.AB80];[.S80:.S679];1)-1;0;2); OFFSET([.S80:.S679];MATCH([.AB80];[.S80:.S679];1)-1;0;2))" table:style-name="ce1">
            <text:p>3873.11375</text:p>
          </table:table-cell>
          <table:table-cell office:value-type="float" office:value="3873" table:formula="of:=INT([.AC80])" table:style-name="ce4">
            <text:p>387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8980</text:p>
          </table:table-cell>
          <table:table-cell office:value-type="float" office:value="80" table:formula="of:=1+SUM([.B80])" table:style-name="ce1">
            <text:p>80</text:p>
          </table:table-cell>
          <table:table-cell office:value-type="float" office:value="34.133333333333333" table:formula="of:=[BLEND18convert.$B81]*(256/600)" table:style-name="ce1">
            <text:p>34.13333333</text:p>
          </table:table-cell>
          <table:table-cell table:number-columns-repeated="8" table:style-name="ce1"/>
          <table:table-cell office:value-type="float" office:value="80" table:formula="of:=1+SUM([.L80])" table:style-name="ce1">
            <text:p>80</text:p>
          </table:table-cell>
          <table:table-cell office:value-type="float" office:value="0" table:formula="of:=FORECAST([.L81];[BLEND18convert.$C$2:.$C$601];[BLEND18convert.$A$2:.$A$601])" table:style-name="ce1">
            <text:p>#DIV/0!</text:p>
          </table:table-cell>
          <table:table-cell office:value-type="float" office:value="0" table:formula="of:=FORECAST.LINEAR([.L81];[BLEND18convert.$A$2:.$A$601];[BLEND18convert.$C$2:.$C$601])" table:style-name="ce1">
            <text:p>#DIV/0!</text:p>
          </table:table-cell>
          <table:table-cell office:value-type="float" office:value="0" table:formula="of:=FORECAST.LINEAR([.L81]; [.A81:.A679];[.C81:.C679])" table:style-name="ce1">
            <text:p>#DIV/0!</text:p>
          </table:table-cell>
          <table:table-cell table:number-columns-repeated="3" table:style-name="ce1"/>
          <table:table-cell office:value-type="float" office:value="34.133333333333333" table:formula="of:=[BLEND18convert.$B81]*(256/600)" table:style-name="ce1">
            <text:p>34.13333333</text:p>
          </table:table-cell>
          <table:table-cell office:value-type="float" office:value="1559.1999999999998" table:formula="of:=4000*[BLEND18convert.$A81]" table:style-name="ce1">
            <text:p>1559.2</text:p>
          </table:table-cell>
          <table:table-cell table:number-columns-repeated="7" table:style-name="ce1"/>
          <table:table-cell office:value-type="float" office:value="80" table:formula="of:=1+SUM([.AB80])" table:style-name="ce1">
            <text:p>80</text:p>
          </table:table-cell>
          <table:table-cell office:value-type="float" office:value="3972.6000000000004" table:formula="of:=FORECAST([.AB81];OFFSET([.T81:.T680];MATCH([.AB81];[.S81:.S680];1)-1;0;2); OFFSET([.S81:.S680];MATCH([.AB81];[.S81:.S680];1)-1;0;2))" table:style-name="ce1">
            <text:p>3972.6</text:p>
          </table:table-cell>
          <table:table-cell office:value-type="float" office:value="3972" table:formula="of:=INT([.AC81])" table:style-name="ce4">
            <text:p>397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8339</text:p>
          </table:table-cell>
          <table:table-cell office:value-type="float" office:value="81" table:formula="of:=1+SUM([.B81])" table:style-name="ce1">
            <text:p>81</text:p>
          </table:table-cell>
          <table:table-cell office:value-type="float" office:value="34.56" table:formula="of:=[BLEND18convert.$B82]*(256/600)" table:style-name="ce1">
            <text:p>34.56</text:p>
          </table:table-cell>
          <table:table-cell table:number-columns-repeated="8" table:style-name="ce1"/>
          <table:table-cell office:value-type="float" office:value="81" table:formula="of:=1+SUM([.L81])" table:style-name="ce1">
            <text:p>81</text:p>
          </table:table-cell>
          <table:table-cell office:value-type="float" office:value="0" table:formula="of:=FORECAST([.L82];[BLEND18convert.$C$2:.$C$601];[BLEND18convert.$A$2:.$A$601])" table:style-name="ce1">
            <text:p>#DIV/0!</text:p>
          </table:table-cell>
          <table:table-cell office:value-type="float" office:value="0" table:formula="of:=FORECAST.LINEAR([.L82];[BLEND18convert.$A$2:.$A$601];[BLEND18convert.$C$2:.$C$601])" table:style-name="ce1">
            <text:p>#DIV/0!</text:p>
          </table:table-cell>
          <table:table-cell office:value-type="float" office:value="0" table:formula="of:=FORECAST.LINEAR([.L82]; [.A82:.A680];[.C82:.C680])" table:style-name="ce1">
            <text:p>#DIV/0!</text:p>
          </table:table-cell>
          <table:table-cell table:number-columns-repeated="3" table:style-name="ce1"/>
          <table:table-cell office:value-type="float" office:value="34.56" table:formula="of:=[BLEND18convert.$B82]*(256/600)" table:style-name="ce1">
            <text:p>34.56</text:p>
          </table:table-cell>
          <table:table-cell office:value-type="float" office:value="1533.56" table:formula="of:=4000*[BLEND18convert.$A82]" table:style-name="ce1">
            <text:p>1533.56</text:p>
          </table:table-cell>
          <table:table-cell table:number-columns-repeated="7" table:style-name="ce1"/>
          <table:table-cell office:value-type="float" office:value="81" table:formula="of:=1+SUM([.AB81])" table:style-name="ce1">
            <text:p>81</text:p>
          </table:table-cell>
          <table:table-cell office:value-type="float" office:value="3954.9562500000002" table:formula="of:=FORECAST([.AB82];OFFSET([.T82:.T681];MATCH([.AB82];[.S82:.S681];1)-1;0;2); OFFSET([.S82:.S681];MATCH([.AB82];[.S82:.S681];1)-1;0;2))" table:style-name="ce1">
            <text:p>3954.95625</text:p>
          </table:table-cell>
          <table:table-cell office:value-type="float" office:value="3954" table:formula="of:=INT([.AC82])" table:style-name="ce4">
            <text:p>395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7689</text:p>
          </table:table-cell>
          <table:table-cell office:value-type="float" office:value="82" table:formula="of:=1+SUM([.B82])" table:style-name="ce1">
            <text:p>82</text:p>
          </table:table-cell>
          <table:table-cell office:value-type="float" office:value="34.986666666666672" table:formula="of:=[BLEND18convert.$B83]*(256/600)" table:style-name="ce1">
            <text:p>34.98666667</text:p>
          </table:table-cell>
          <table:table-cell table:number-columns-repeated="8" table:style-name="ce1"/>
          <table:table-cell office:value-type="float" office:value="82" table:formula="of:=1+SUM([.L82])" table:style-name="ce1">
            <text:p>82</text:p>
          </table:table-cell>
          <table:table-cell office:value-type="float" office:value="0" table:formula="of:=FORECAST([.L83];[BLEND18convert.$C$2:.$C$601];[BLEND18convert.$A$2:.$A$601])" table:style-name="ce1">
            <text:p>#DIV/0!</text:p>
          </table:table-cell>
          <table:table-cell office:value-type="float" office:value="0" table:formula="of:=FORECAST.LINEAR([.L83];[BLEND18convert.$A$2:.$A$601];[BLEND18convert.$C$2:.$C$601])" table:style-name="ce1">
            <text:p>#DIV/0!</text:p>
          </table:table-cell>
          <table:table-cell office:value-type="float" office:value="0" table:formula="of:=FORECAST.LINEAR([.L83]; [.A83:.A681];[.C83:.C681])" table:style-name="ce1">
            <text:p>#DIV/0!</text:p>
          </table:table-cell>
          <table:table-cell table:number-columns-repeated="3" table:style-name="ce1"/>
          <table:table-cell office:value-type="float" office:value="34.986666666666672" table:formula="of:=[BLEND18convert.$B83]*(256/600)" table:style-name="ce1">
            <text:p>34.98666667</text:p>
          </table:table-cell>
          <table:table-cell office:value-type="float" office:value="1507.56" table:formula="of:=4000*[BLEND18convert.$A83]" table:style-name="ce1">
            <text:p>1507.56</text:p>
          </table:table-cell>
          <table:table-cell table:number-columns-repeated="7" table:style-name="ce1"/>
          <table:table-cell office:value-type="float" office:value="82" table:formula="of:=1+SUM([.AB82])" table:style-name="ce1">
            <text:p>82</text:p>
          </table:table-cell>
          <table:table-cell office:value-type="float" office:value="3882.5225" table:formula="of:=FORECAST([.AB83];OFFSET([.T83:.T682];MATCH([.AB83];[.S83:.S682];1)-1;0;2); OFFSET([.S83:.S682];MATCH([.AB83];[.S83:.S682];1)-1;0;2))" table:style-name="ce1">
            <text:p>3882.5225</text:p>
          </table:table-cell>
          <table:table-cell office:value-type="float" office:value="3882" table:formula="of:=INT([.AC83])" table:style-name="ce4">
            <text:p>388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7045</text:p>
          </table:table-cell>
          <table:table-cell office:value-type="float" office:value="83" table:formula="of:=1+SUM([.B83])" table:style-name="ce1">
            <text:p>83</text:p>
          </table:table-cell>
          <table:table-cell office:value-type="float" office:value="35.413333333333334" table:formula="of:=[BLEND18convert.$B84]*(256/600)" table:style-name="ce1">
            <text:p>35.41333333</text:p>
          </table:table-cell>
          <table:table-cell table:number-columns-repeated="8" table:style-name="ce1"/>
          <table:table-cell office:value-type="float" office:value="83" table:formula="of:=1+SUM([.L83])" table:style-name="ce1">
            <text:p>83</text:p>
          </table:table-cell>
          <table:table-cell office:value-type="float" office:value="0" table:formula="of:=FORECAST([.L84];[BLEND18convert.$C$2:.$C$601];[BLEND18convert.$A$2:.$A$601])" table:style-name="ce1">
            <text:p>#DIV/0!</text:p>
          </table:table-cell>
          <table:table-cell office:value-type="float" office:value="0" table:formula="of:=FORECAST.LINEAR([.L84];[BLEND18convert.$A$2:.$A$601];[BLEND18convert.$C$2:.$C$601])" table:style-name="ce1">
            <text:p>#DIV/0!</text:p>
          </table:table-cell>
          <table:table-cell office:value-type="float" office:value="0" table:formula="of:=FORECAST.LINEAR([.L84]; [.A84:.A682];[.C84:.C682])" table:style-name="ce1">
            <text:p>#DIV/0!</text:p>
          </table:table-cell>
          <table:table-cell table:number-columns-repeated="3" table:style-name="ce1"/>
          <table:table-cell office:value-type="float" office:value="35.413333333333334" table:formula="of:=[BLEND18convert.$B84]*(256/600)" table:style-name="ce1">
            <text:p>35.41333333</text:p>
          </table:table-cell>
          <table:table-cell office:value-type="float" office:value="1481.8" table:formula="of:=4000*[BLEND18convert.$A84]" table:style-name="ce1">
            <text:p>1481.8</text:p>
          </table:table-cell>
          <table:table-cell table:number-columns-repeated="7" table:style-name="ce1"/>
          <table:table-cell office:value-type="float" office:value="83" table:formula="of:=1+SUM([.AB83])" table:style-name="ce1">
            <text:p>83</text:p>
          </table:table-cell>
          <table:table-cell office:value-type="float" office:value="3809.6350000000002" table:formula="of:=FORECAST([.AB84];OFFSET([.T84:.T683];MATCH([.AB84];[.S84:.S683];1)-1;0;2); OFFSET([.S84:.S683];MATCH([.AB84];[.S84:.S683];1)-1;0;2))" table:style-name="ce1">
            <text:p>3809.635</text:p>
          </table:table-cell>
          <table:table-cell office:value-type="float" office:value="3809" table:formula="of:=INT([.AC84])" table:style-name="ce4">
            <text:p>380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6398</text:p>
          </table:table-cell>
          <table:table-cell office:value-type="float" office:value="84" table:formula="of:=1+SUM([.B84])" table:style-name="ce1">
            <text:p>84</text:p>
          </table:table-cell>
          <table:table-cell office:value-type="float" office:value="35.840000000000003" table:formula="of:=[BLEND18convert.$B85]*(256/600)" table:style-name="ce1">
            <text:p>35.84</text:p>
          </table:table-cell>
          <table:table-cell table:number-columns-repeated="8" table:style-name="ce1"/>
          <table:table-cell office:value-type="float" office:value="84" table:formula="of:=1+SUM([.L84])" table:style-name="ce1">
            <text:p>84</text:p>
          </table:table-cell>
          <table:table-cell office:value-type="float" office:value="0" table:formula="of:=FORECAST([.L85];[BLEND18convert.$C$2:.$C$601];[BLEND18convert.$A$2:.$A$601])" table:style-name="ce1">
            <text:p>#DIV/0!</text:p>
          </table:table-cell>
          <table:table-cell office:value-type="float" office:value="0" table:formula="of:=FORECAST.LINEAR([.L85];[BLEND18convert.$A$2:.$A$601];[BLEND18convert.$C$2:.$C$601])" table:style-name="ce1">
            <text:p>#DIV/0!</text:p>
          </table:table-cell>
          <table:table-cell office:value-type="float" office:value="0" table:formula="of:=FORECAST.LINEAR([.L85]; [.A85:.A683];[.C85:.C683])" table:style-name="ce1">
            <text:p>#DIV/0!</text:p>
          </table:table-cell>
          <table:table-cell table:number-columns-repeated="3" table:style-name="ce1"/>
          <table:table-cell office:value-type="float" office:value="35.840000000000003" table:formula="of:=[BLEND18convert.$B85]*(256/600)" table:style-name="ce1">
            <text:p>35.84</text:p>
          </table:table-cell>
          <table:table-cell office:value-type="float" office:value="1455.92" table:formula="of:=4000*[BLEND18convert.$A85]" table:style-name="ce1">
            <text:p>1455.92</text:p>
          </table:table-cell>
          <table:table-cell table:number-columns-repeated="7" table:style-name="ce1"/>
          <table:table-cell office:value-type="float" office:value="84" table:formula="of:=1+SUM([.AB84])" table:style-name="ce1">
            <text:p>84</text:p>
          </table:table-cell>
          <table:table-cell office:value-type="float" office:value="3736.5700000000015" table:formula="of:=FORECAST([.AB85];OFFSET([.T85:.T684];MATCH([.AB85];[.S85:.S684];1)-1;0;2); OFFSET([.S85:.S684];MATCH([.AB85];[.S85:.S684];1)-1;0;2))" table:style-name="ce1">
            <text:p>3736.57</text:p>
          </table:table-cell>
          <table:table-cell office:value-type="float" office:value="3736" table:formula="of:=INT([.AC85])" table:style-name="ce4">
            <text:p>373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5748</text:p>
          </table:table-cell>
          <table:table-cell office:value-type="float" office:value="85" table:formula="of:=1+SUM([.B85])" table:style-name="ce1">
            <text:p>85</text:p>
          </table:table-cell>
          <table:table-cell office:value-type="float" office:value="36.266666666666666" table:formula="of:=[BLEND18convert.$B86]*(256/600)" table:style-name="ce1">
            <text:p>36.26666667</text:p>
          </table:table-cell>
          <table:table-cell table:number-columns-repeated="8" table:style-name="ce1"/>
          <table:table-cell office:value-type="float" office:value="85" table:formula="of:=1+SUM([.L85])" table:style-name="ce1">
            <text:p>85</text:p>
          </table:table-cell>
          <table:table-cell office:value-type="float" office:value="0" table:formula="of:=FORECAST([.L86];[BLEND18convert.$C$2:.$C$601];[BLEND18convert.$A$2:.$A$601])" table:style-name="ce1">
            <text:p>#DIV/0!</text:p>
          </table:table-cell>
          <table:table-cell office:value-type="float" office:value="0" table:formula="of:=FORECAST.LINEAR([.L86];[BLEND18convert.$A$2:.$A$601];[BLEND18convert.$C$2:.$C$601])" table:style-name="ce1">
            <text:p>#DIV/0!</text:p>
          </table:table-cell>
          <table:table-cell office:value-type="float" office:value="0" table:formula="of:=FORECAST.LINEAR([.L86]; [.A86:.A684];[.C86:.C684])" table:style-name="ce1">
            <text:p>#DIV/0!</text:p>
          </table:table-cell>
          <table:table-cell table:number-columns-repeated="3" table:style-name="ce1"/>
          <table:table-cell office:value-type="float" office:value="36.266666666666666" table:formula="of:=[BLEND18convert.$B86]*(256/600)" table:style-name="ce1">
            <text:p>36.26666667</text:p>
          </table:table-cell>
          <table:table-cell office:value-type="float" office:value="1429.92" table:formula="of:=4000*[BLEND18convert.$A86]" table:style-name="ce1">
            <text:p>1429.92</text:p>
          </table:table-cell>
          <table:table-cell table:number-columns-repeated="7" table:style-name="ce1"/>
          <table:table-cell office:value-type="float" office:value="85" table:formula="of:=1+SUM([.AB85])" table:style-name="ce1">
            <text:p>85</text:p>
          </table:table-cell>
          <table:table-cell office:value-type="float" office:value="3663.0337500000014" table:formula="of:=FORECAST([.AB86];OFFSET([.T86:.T685];MATCH([.AB86];[.S86:.S685];1)-1;0;2); OFFSET([.S86:.S685];MATCH([.AB86];[.S86:.S685];1)-1;0;2))" table:style-name="ce1">
            <text:p>3663.03375</text:p>
          </table:table-cell>
          <table:table-cell office:value-type="float" office:value="3663" table:formula="of:=INT([.AC86])" table:style-name="ce4">
            <text:p>366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5098</text:p>
          </table:table-cell>
          <table:table-cell office:value-type="float" office:value="86" table:formula="of:=1+SUM([.B86])" table:style-name="ce1">
            <text:p>86</text:p>
          </table:table-cell>
          <table:table-cell office:value-type="float" office:value="36.693333333333335" table:formula="of:=[BLEND18convert.$B87]*(256/600)" table:style-name="ce1">
            <text:p>36.69333333</text:p>
          </table:table-cell>
          <table:table-cell table:number-columns-repeated="8" table:style-name="ce1"/>
          <table:table-cell office:value-type="float" office:value="86" table:formula="of:=1+SUM([.L86])" table:style-name="ce1">
            <text:p>86</text:p>
          </table:table-cell>
          <table:table-cell office:value-type="float" office:value="0" table:formula="of:=FORECAST([.L87];[BLEND18convert.$C$2:.$C$601];[BLEND18convert.$A$2:.$A$601])" table:style-name="ce1">
            <text:p>#DIV/0!</text:p>
          </table:table-cell>
          <table:table-cell office:value-type="float" office:value="0" table:formula="of:=FORECAST.LINEAR([.L87];[BLEND18convert.$A$2:.$A$601];[BLEND18convert.$C$2:.$C$601])" table:style-name="ce1">
            <text:p>#DIV/0!</text:p>
          </table:table-cell>
          <table:table-cell office:value-type="float" office:value="0" table:formula="of:=FORECAST.LINEAR([.L87]; [.A87:.A685];[.C87:.C685])" table:style-name="ce1">
            <text:p>#DIV/0!</text:p>
          </table:table-cell>
          <table:table-cell table:number-columns-repeated="3" table:style-name="ce1"/>
          <table:table-cell office:value-type="float" office:value="36.693333333333335" table:formula="of:=[BLEND18convert.$B87]*(256/600)" table:style-name="ce1">
            <text:p>36.69333333</text:p>
          </table:table-cell>
          <table:table-cell office:value-type="float" office:value="1403.92" table:formula="of:=4000*[BLEND18convert.$A87]" table:style-name="ce1">
            <text:p>1403.92</text:p>
          </table:table-cell>
          <table:table-cell table:number-columns-repeated="7" table:style-name="ce1"/>
          <table:table-cell office:value-type="float" office:value="86" table:formula="of:=1+SUM([.AB86])" table:style-name="ce1">
            <text:p>86</text:p>
          </table:table-cell>
          <table:table-cell office:value-type="float" office:value="3589.2650000000003" table:formula="of:=FORECAST([.AB87];OFFSET([.T87:.T686];MATCH([.AB87];[.S87:.S686];1)-1;0;2); OFFSET([.S87:.S686];MATCH([.AB87];[.S87:.S686];1)-1;0;2))" table:style-name="ce1">
            <text:p>3589.265</text:p>
          </table:table-cell>
          <table:table-cell office:value-type="float" office:value="3589" table:formula="of:=INT([.AC87])" table:style-name="ce4">
            <text:p>358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4451</text:p>
          </table:table-cell>
          <table:table-cell office:value-type="float" office:value="87" table:formula="of:=1+SUM([.B87])" table:style-name="ce1">
            <text:p>87</text:p>
          </table:table-cell>
          <table:table-cell office:value-type="float" office:value="37.120000000000005" table:formula="of:=[BLEND18convert.$B88]*(256/600)" table:style-name="ce1">
            <text:p>37.12</text:p>
          </table:table-cell>
          <table:table-cell table:number-columns-repeated="8" table:style-name="ce1"/>
          <table:table-cell office:value-type="float" office:value="87" table:formula="of:=1+SUM([.L87])" table:style-name="ce1">
            <text:p>87</text:p>
          </table:table-cell>
          <table:table-cell office:value-type="float" office:value="0" table:formula="of:=FORECAST([.L88];[BLEND18convert.$C$2:.$C$601];[BLEND18convert.$A$2:.$A$601])" table:style-name="ce1">
            <text:p>#DIV/0!</text:p>
          </table:table-cell>
          <table:table-cell office:value-type="float" office:value="0" table:formula="of:=FORECAST.LINEAR([.L88];[BLEND18convert.$A$2:.$A$601];[BLEND18convert.$C$2:.$C$601])" table:style-name="ce1">
            <text:p>#DIV/0!</text:p>
          </table:table-cell>
          <table:table-cell office:value-type="float" office:value="0" table:formula="of:=FORECAST.LINEAR([.L88]; [.A88:.A686];[.C88:.C686])" table:style-name="ce1">
            <text:p>#DIV/0!</text:p>
          </table:table-cell>
          <table:table-cell table:number-columns-repeated="3" table:style-name="ce1"/>
          <table:table-cell office:value-type="float" office:value="37.120000000000005" table:formula="of:=[BLEND18convert.$B88]*(256/600)" table:style-name="ce1">
            <text:p>37.12</text:p>
          </table:table-cell>
          <table:table-cell office:value-type="float" office:value="1378.04" table:formula="of:=4000*[BLEND18convert.$A88]" table:style-name="ce1">
            <text:p>1378.04</text:p>
          </table:table-cell>
          <table:table-cell table:number-columns-repeated="7" table:style-name="ce1"/>
          <table:table-cell office:value-type="float" office:value="87" table:formula="of:=1+SUM([.AB87])" table:style-name="ce1">
            <text:p>87</text:p>
          </table:table-cell>
          <table:table-cell office:value-type="float" office:value="3515.2862500000019" table:formula="of:=FORECAST([.AB88];OFFSET([.T88:.T687];MATCH([.AB88];[.S88:.S687];1)-1;0;2); OFFSET([.S88:.S687];MATCH([.AB88];[.S88:.S687];1)-1;0;2))" table:style-name="ce1">
            <text:p>3515.28625</text:p>
          </table:table-cell>
          <table:table-cell office:value-type="float" office:value="3515" table:formula="of:=INT([.AC88])" table:style-name="ce4">
            <text:p>351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3798</text:p>
          </table:table-cell>
          <table:table-cell office:value-type="float" office:value="88" table:formula="of:=1+SUM([.B88])" table:style-name="ce1">
            <text:p>88</text:p>
          </table:table-cell>
          <table:table-cell office:value-type="float" office:value="37.546666666666667" table:formula="of:=[BLEND18convert.$B89]*(256/600)" table:style-name="ce1">
            <text:p>37.54666667</text:p>
          </table:table-cell>
          <table:table-cell table:number-columns-repeated="8" table:style-name="ce1"/>
          <table:table-cell office:value-type="float" office:value="88" table:formula="of:=1+SUM([.L88])" table:style-name="ce1">
            <text:p>88</text:p>
          </table:table-cell>
          <table:table-cell office:value-type="float" office:value="0" table:formula="of:=FORECAST([.L89];[BLEND18convert.$C$2:.$C$601];[BLEND18convert.$A$2:.$A$601])" table:style-name="ce1">
            <text:p>#DIV/0!</text:p>
          </table:table-cell>
          <table:table-cell office:value-type="float" office:value="0" table:formula="of:=FORECAST.LINEAR([.L89];[BLEND18convert.$A$2:.$A$601];[BLEND18convert.$C$2:.$C$601])" table:style-name="ce1">
            <text:p>#DIV/0!</text:p>
          </table:table-cell>
          <table:table-cell office:value-type="float" office:value="0" table:formula="of:=FORECAST.LINEAR([.L89]; [.A89:.A687];[.C89:.C687])" table:style-name="ce1">
            <text:p>#DIV/0!</text:p>
          </table:table-cell>
          <table:table-cell table:number-columns-repeated="3" table:style-name="ce1"/>
          <table:table-cell office:value-type="float" office:value="37.546666666666667" table:formula="of:=[BLEND18convert.$B89]*(256/600)" table:style-name="ce1">
            <text:p>37.54666667</text:p>
          </table:table-cell>
          <table:table-cell office:value-type="float" office:value="1351.92" table:formula="of:=4000*[BLEND18convert.$A89]" table:style-name="ce1">
            <text:p>1351.92</text:p>
          </table:table-cell>
          <table:table-cell table:number-columns-repeated="7" table:style-name="ce1"/>
          <table:table-cell office:value-type="float" office:value="88" table:formula="of:=1+SUM([.AB88])" table:style-name="ce1">
            <text:p>88</text:p>
          </table:table-cell>
          <table:table-cell office:value-type="float" office:value="3441.0000000000009" table:formula="of:=FORECAST([.AB89];OFFSET([.T89:.T688];MATCH([.AB89];[.S89:.S688];1)-1;0;2); OFFSET([.S89:.S688];MATCH([.AB89];[.S89:.S688];1)-1;0;2))" table:style-name="ce1">
            <text:p>3441</text:p>
          </table:table-cell>
          <table:table-cell office:value-type="float" office:value="3441" table:formula="of:=INT([.AC89])" table:style-name="ce4">
            <text:p>344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3148</text:p>
          </table:table-cell>
          <table:table-cell office:value-type="float" office:value="89" table:formula="of:=1+SUM([.B89])" table:style-name="ce1">
            <text:p>89</text:p>
          </table:table-cell>
          <table:table-cell office:value-type="float" office:value="37.973333333333336" table:formula="of:=[BLEND18convert.$B90]*(256/600)" table:style-name="ce1">
            <text:p>37.97333333</text:p>
          </table:table-cell>
          <table:table-cell table:number-columns-repeated="8" table:style-name="ce1"/>
          <table:table-cell office:value-type="float" office:value="89" table:formula="of:=1+SUM([.L89])" table:style-name="ce1">
            <text:p>89</text:p>
          </table:table-cell>
          <table:table-cell office:value-type="float" office:value="0" table:formula="of:=FORECAST([.L90];[BLEND18convert.$C$2:.$C$601];[BLEND18convert.$A$2:.$A$601])" table:style-name="ce1">
            <text:p>#DIV/0!</text:p>
          </table:table-cell>
          <table:table-cell office:value-type="float" office:value="0" table:formula="of:=FORECAST.LINEAR([.L90];[BLEND18convert.$A$2:.$A$601];[BLEND18convert.$C$2:.$C$601])" table:style-name="ce1">
            <text:p>#DIV/0!</text:p>
          </table:table-cell>
          <table:table-cell office:value-type="float" office:value="0" table:formula="of:=FORECAST.LINEAR([.L90]; [.A90:.A688];[.C90:.C688])" table:style-name="ce1">
            <text:p>#DIV/0!</text:p>
          </table:table-cell>
          <table:table-cell table:number-columns-repeated="3" table:style-name="ce1"/>
          <table:table-cell office:value-type="float" office:value="37.973333333333336" table:formula="of:=[BLEND18convert.$B90]*(256/600)" table:style-name="ce1">
            <text:p>37.97333333</text:p>
          </table:table-cell>
          <table:table-cell office:value-type="float" office:value="1325.92" table:formula="of:=4000*[BLEND18convert.$A90]" table:style-name="ce1">
            <text:p>1325.92</text:p>
          </table:table-cell>
          <table:table-cell table:number-columns-repeated="7" table:style-name="ce1"/>
          <table:table-cell office:value-type="float" office:value="89" table:formula="of:=1+SUM([.AB89])" table:style-name="ce1">
            <text:p>89</text:p>
          </table:table-cell>
          <table:table-cell office:value-type="float" office:value="3366.5262500000008" table:formula="of:=FORECAST([.AB90];OFFSET([.T90:.T689];MATCH([.AB90];[.S90:.S689];1)-1;0;2); OFFSET([.S90:.S689];MATCH([.AB90];[.S90:.S689];1)-1;0;2))" table:style-name="ce1">
            <text:p>3366.52625</text:p>
          </table:table-cell>
          <table:table-cell office:value-type="float" office:value="3366" table:formula="of:=INT([.AC90])" table:style-name="ce4">
            <text:p>336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2495</text:p>
          </table:table-cell>
          <table:table-cell office:value-type="float" office:value="90" table:formula="of:=1+SUM([.B90])" table:style-name="ce1">
            <text:p>90</text:p>
          </table:table-cell>
          <table:table-cell office:value-type="float" office:value="38.400000000000006" table:formula="of:=[BLEND18convert.$B91]*(256/600)" table:style-name="ce1">
            <text:p>38.4</text:p>
          </table:table-cell>
          <table:table-cell table:number-columns-repeated="8" table:style-name="ce1"/>
          <table:table-cell office:value-type="float" office:value="90" table:formula="of:=1+SUM([.L90])" table:style-name="ce1">
            <text:p>90</text:p>
          </table:table-cell>
          <table:table-cell office:value-type="float" office:value="0" table:formula="of:=FORECAST([.L91];[BLEND18convert.$C$2:.$C$601];[BLEND18convert.$A$2:.$A$601])" table:style-name="ce1">
            <text:p>#DIV/0!</text:p>
          </table:table-cell>
          <table:table-cell office:value-type="float" office:value="0" table:formula="of:=FORECAST.LINEAR([.L91];[BLEND18convert.$A$2:.$A$601];[BLEND18convert.$C$2:.$C$601])" table:style-name="ce1">
            <text:p>#DIV/0!</text:p>
          </table:table-cell>
          <table:table-cell office:value-type="float" office:value="0" table:formula="of:=FORECAST.LINEAR([.L91]; [.A91:.A689];[.C91:.C689])" table:style-name="ce1">
            <text:p>#DIV/0!</text:p>
          </table:table-cell>
          <table:table-cell table:number-columns-repeated="3" table:style-name="ce1"/>
          <table:table-cell office:value-type="float" office:value="38.400000000000006" table:formula="of:=[BLEND18convert.$B91]*(256/600)" table:style-name="ce1">
            <text:p>38.4</text:p>
          </table:table-cell>
          <table:table-cell office:value-type="float" office:value="1299.8" table:formula="of:=4000*[BLEND18convert.$A91]" table:style-name="ce1">
            <text:p>1299.8</text:p>
          </table:table-cell>
          <table:table-cell table:number-columns-repeated="7" table:style-name="ce1"/>
          <table:table-cell office:value-type="float" office:value="90" table:formula="of:=1+SUM([.AB90])" table:style-name="ce1">
            <text:p>90</text:p>
          </table:table-cell>
          <table:table-cell office:value-type="float" office:value="3292.0224999999991" table:formula="of:=FORECAST([.AB91];OFFSET([.T91:.T690];MATCH([.AB91];[.S91:.S690];1)-1;0;2); OFFSET([.S91:.S690];MATCH([.AB91];[.S91:.S690];1)-1;0;2))" table:style-name="ce1">
            <text:p>3292.0225</text:p>
          </table:table-cell>
          <table:table-cell office:value-type="float" office:value="3292" table:formula="of:=INT([.AC91])" table:style-name="ce4">
            <text:p>329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1833</text:p>
          </table:table-cell>
          <table:table-cell office:value-type="float" office:value="91" table:formula="of:=1+SUM([.B91])" table:style-name="ce1">
            <text:p>91</text:p>
          </table:table-cell>
          <table:table-cell office:value-type="float" office:value="38.826666666666668" table:formula="of:=[BLEND18convert.$B92]*(256/600)" table:style-name="ce1">
            <text:p>38.82666667</text:p>
          </table:table-cell>
          <table:table-cell table:number-columns-repeated="8" table:style-name="ce1"/>
          <table:table-cell office:value-type="float" office:value="91" table:formula="of:=1+SUM([.L91])" table:style-name="ce1">
            <text:p>91</text:p>
          </table:table-cell>
          <table:table-cell office:value-type="float" office:value="0" table:formula="of:=FORECAST([.L92];[BLEND18convert.$C$2:.$C$601];[BLEND18convert.$A$2:.$A$601])" table:style-name="ce1">
            <text:p>#DIV/0!</text:p>
          </table:table-cell>
          <table:table-cell office:value-type="float" office:value="0" table:formula="of:=FORECAST.LINEAR([.L92];[BLEND18convert.$A$2:.$A$601];[BLEND18convert.$C$2:.$C$601])" table:style-name="ce1">
            <text:p>#DIV/0!</text:p>
          </table:table-cell>
          <table:table-cell office:value-type="float" office:value="0" table:formula="of:=FORECAST.LINEAR([.L92]; [.A92:.A690];[.C92:.C690])" table:style-name="ce1">
            <text:p>#DIV/0!</text:p>
          </table:table-cell>
          <table:table-cell table:number-columns-repeated="3" table:style-name="ce1"/>
          <table:table-cell office:value-type="float" office:value="38.826666666666668" table:formula="of:=[BLEND18convert.$B92]*(256/600)" table:style-name="ce1">
            <text:p>38.82666667</text:p>
          </table:table-cell>
          <table:table-cell office:value-type="float" office:value="1273.32" table:formula="of:=4000*[BLEND18convert.$A92]" table:style-name="ce1">
            <text:p>1273.32</text:p>
          </table:table-cell>
          <table:table-cell table:number-columns-repeated="7" table:style-name="ce1"/>
          <table:table-cell office:value-type="float" office:value="91" table:formula="of:=1+SUM([.AB91])" table:style-name="ce1">
            <text:p>91</text:p>
          </table:table-cell>
          <table:table-cell office:value-type="float" office:value="3217.0462500000003" table:formula="of:=FORECAST([.AB92];OFFSET([.T92:.T691];MATCH([.AB92];[.S92:.S691];1)-1;0;2); OFFSET([.S92:.S691];MATCH([.AB92];[.S92:.S691];1)-1;0;2))" table:style-name="ce1">
            <text:p>3217.04625</text:p>
          </table:table-cell>
          <table:table-cell office:value-type="float" office:value="3217" table:formula="of:=INT([.AC92])" table:style-name="ce4">
            <text:p>321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1180</text:p>
          </table:table-cell>
          <table:table-cell office:value-type="float" office:value="92" table:formula="of:=1+SUM([.B92])" table:style-name="ce1">
            <text:p>92</text:p>
          </table:table-cell>
          <table:table-cell office:value-type="float" office:value="39.253333333333337" table:formula="of:=[BLEND18convert.$B93]*(256/600)" table:style-name="ce1">
            <text:p>39.25333333</text:p>
          </table:table-cell>
          <table:table-cell table:number-columns-repeated="8" table:style-name="ce1"/>
          <table:table-cell office:value-type="float" office:value="92" table:formula="of:=1+SUM([.L92])" table:style-name="ce1">
            <text:p>92</text:p>
          </table:table-cell>
          <table:table-cell office:value-type="float" office:value="0" table:formula="of:=FORECAST([.L93];[BLEND18convert.$C$2:.$C$601];[BLEND18convert.$A$2:.$A$601])" table:style-name="ce1">
            <text:p>#DIV/0!</text:p>
          </table:table-cell>
          <table:table-cell office:value-type="float" office:value="0" table:formula="of:=FORECAST.LINEAR([.L93];[BLEND18convert.$A$2:.$A$601];[BLEND18convert.$C$2:.$C$601])" table:style-name="ce1">
            <text:p>#DIV/0!</text:p>
          </table:table-cell>
          <table:table-cell office:value-type="float" office:value="0" table:formula="of:=FORECAST.LINEAR([.L93]; [.A93:.A691];[.C93:.C691])" table:style-name="ce1">
            <text:p>#DIV/0!</text:p>
          </table:table-cell>
          <table:table-cell table:number-columns-repeated="3" table:style-name="ce1"/>
          <table:table-cell office:value-type="float" office:value="39.253333333333337" table:formula="of:=[BLEND18convert.$B93]*(256/600)" table:style-name="ce1">
            <text:p>39.25333333</text:p>
          </table:table-cell>
          <table:table-cell office:value-type="float" office:value="1247.2" table:formula="of:=4000*[BLEND18convert.$A93]" table:style-name="ce1">
            <text:p>1247.2</text:p>
          </table:table-cell>
          <table:table-cell table:number-columns-repeated="7" table:style-name="ce1"/>
          <table:table-cell office:value-type="float" office:value="92" table:formula="of:=1+SUM([.AB92])" table:style-name="ce1">
            <text:p>92</text:p>
          </table:table-cell>
          <table:table-cell office:value-type="float" office:value="3141.8500000000013" table:formula="of:=FORECAST([.AB93];OFFSET([.T93:.T692];MATCH([.AB93];[.S93:.S692];1)-1;0;2); OFFSET([.S93:.S692];MATCH([.AB93];[.S93:.S692];1)-1;0;2))" table:style-name="ce1">
            <text:p>3141.85</text:p>
          </table:table-cell>
          <table:table-cell office:value-type="float" office:value="3141" table:formula="of:=INT([.AC93])" table:style-name="ce4">
            <text:p>314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0527</text:p>
          </table:table-cell>
          <table:table-cell office:value-type="float" office:value="93" table:formula="of:=1+SUM([.B93])" table:style-name="ce1">
            <text:p>93</text:p>
          </table:table-cell>
          <table:table-cell office:value-type="float" office:value="39.68" table:formula="of:=[BLEND18convert.$B94]*(256/600)" table:style-name="ce1">
            <text:p>39.68</text:p>
          </table:table-cell>
          <table:table-cell table:number-columns-repeated="8" table:style-name="ce1"/>
          <table:table-cell office:value-type="float" office:value="93" table:formula="of:=1+SUM([.L93])" table:style-name="ce1">
            <text:p>93</text:p>
          </table:table-cell>
          <table:table-cell office:value-type="float" office:value="0" table:formula="of:=FORECAST([.L94];[BLEND18convert.$C$2:.$C$601];[BLEND18convert.$A$2:.$A$601])" table:style-name="ce1">
            <text:p>#DIV/0!</text:p>
          </table:table-cell>
          <table:table-cell office:value-type="float" office:value="0" table:formula="of:=FORECAST.LINEAR([.L94];[BLEND18convert.$A$2:.$A$601];[BLEND18convert.$C$2:.$C$601])" table:style-name="ce1">
            <text:p>#DIV/0!</text:p>
          </table:table-cell>
          <table:table-cell office:value-type="float" office:value="0" table:formula="of:=FORECAST.LINEAR([.L94]; [.A94:.A692];[.C94:.C692])" table:style-name="ce1">
            <text:p>#DIV/0!</text:p>
          </table:table-cell>
          <table:table-cell table:number-columns-repeated="3" table:style-name="ce1"/>
          <table:table-cell office:value-type="float" office:value="39.68" table:formula="of:=[BLEND18convert.$B94]*(256/600)" table:style-name="ce1">
            <text:p>39.68</text:p>
          </table:table-cell>
          <table:table-cell office:value-type="float" office:value="1221.08" table:formula="of:=4000*[BLEND18convert.$A94]" table:style-name="ce1">
            <text:p>1221.08</text:p>
          </table:table-cell>
          <table:table-cell table:number-columns-repeated="7" table:style-name="ce1"/>
          <table:table-cell office:value-type="float" office:value="93" table:formula="of:=1+SUM([.AB93])" table:style-name="ce1">
            <text:p>93</text:p>
          </table:table-cell>
          <table:table-cell office:value-type="float" office:value="3066.5587500000011" table:formula="of:=FORECAST([.AB94];OFFSET([.T94:.T693];MATCH([.AB94];[.S94:.S693];1)-1;0;2); OFFSET([.S94:.S693];MATCH([.AB94];[.S94:.S693];1)-1;0;2))" table:style-name="ce1">
            <text:p>3066.55875</text:p>
          </table:table-cell>
          <table:table-cell office:value-type="float" office:value="3066" table:formula="of:=INT([.AC94])" table:style-name="ce4">
            <text:p>306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9868</text:p>
          </table:table-cell>
          <table:table-cell office:value-type="float" office:value="94" table:formula="of:=1+SUM([.B94])" table:style-name="ce1">
            <text:p>94</text:p>
          </table:table-cell>
          <table:table-cell office:value-type="float" office:value="40.106666666666669" table:formula="of:=[BLEND18convert.$B95]*(256/600)" table:style-name="ce1">
            <text:p>40.10666667</text:p>
          </table:table-cell>
          <table:table-cell table:number-columns-repeated="8" table:style-name="ce1"/>
          <table:table-cell office:value-type="float" office:value="94" table:formula="of:=1+SUM([.L94])" table:style-name="ce1">
            <text:p>94</text:p>
          </table:table-cell>
          <table:table-cell office:value-type="float" office:value="0" table:formula="of:=FORECAST([.L95];[BLEND18convert.$C$2:.$C$601];[BLEND18convert.$A$2:.$A$601])" table:style-name="ce1">
            <text:p>#DIV/0!</text:p>
          </table:table-cell>
          <table:table-cell office:value-type="float" office:value="0" table:formula="of:=FORECAST.LINEAR([.L95];[BLEND18convert.$A$2:.$A$601];[BLEND18convert.$C$2:.$C$601])" table:style-name="ce1">
            <text:p>#DIV/0!</text:p>
          </table:table-cell>
          <table:table-cell office:value-type="float" office:value="0" table:formula="of:=FORECAST.LINEAR([.L95]; [.A95:.A693];[.C95:.C693])" table:style-name="ce1">
            <text:p>#DIV/0!</text:p>
          </table:table-cell>
          <table:table-cell table:number-columns-repeated="3" table:style-name="ce1"/>
          <table:table-cell office:value-type="float" office:value="40.106666666666669" table:formula="of:=[BLEND18convert.$B95]*(256/600)" table:style-name="ce1">
            <text:p>40.10666667</text:p>
          </table:table-cell>
          <table:table-cell office:value-type="float" office:value="1194.72" table:formula="of:=4000*[BLEND18convert.$A95]" table:style-name="ce1">
            <text:p>1194.72</text:p>
          </table:table-cell>
          <table:table-cell table:number-columns-repeated="7" table:style-name="ce1"/>
          <table:table-cell office:value-type="float" office:value="94" table:formula="of:=1+SUM([.AB94])" table:style-name="ce1">
            <text:p>94</text:p>
          </table:table-cell>
          <table:table-cell office:value-type="float" office:value="2990.9800000000005" table:formula="of:=FORECAST([.AB95];OFFSET([.T95:.T694];MATCH([.AB95];[.S95:.S694];1)-1;0;2); OFFSET([.S95:.S694];MATCH([.AB95];[.S95:.S694];1)-1;0;2))" table:style-name="ce1">
            <text:p>2990.98</text:p>
          </table:table-cell>
          <table:table-cell office:value-type="float" office:value="2990" table:formula="of:=INT([.AC95])" table:style-name="ce4">
            <text:p>299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9208</text:p>
          </table:table-cell>
          <table:table-cell office:value-type="float" office:value="95" table:formula="of:=1+SUM([.B95])" table:style-name="ce1">
            <text:p>95</text:p>
          </table:table-cell>
          <table:table-cell office:value-type="float" office:value="40.533333333333339" table:formula="of:=[BLEND18convert.$B96]*(256/600)" table:style-name="ce1">
            <text:p>40.53333333</text:p>
          </table:table-cell>
          <table:table-cell table:number-columns-repeated="8" table:style-name="ce1"/>
          <table:table-cell office:value-type="float" office:value="95" table:formula="of:=1+SUM([.L95])" table:style-name="ce1">
            <text:p>95</text:p>
          </table:table-cell>
          <table:table-cell office:value-type="float" office:value="0" table:formula="of:=FORECAST([.L96];[BLEND18convert.$C$2:.$C$601];[BLEND18convert.$A$2:.$A$601])" table:style-name="ce1">
            <text:p>#DIV/0!</text:p>
          </table:table-cell>
          <table:table-cell office:value-type="float" office:value="0" table:formula="of:=FORECAST.LINEAR([.L96];[BLEND18convert.$A$2:.$A$601];[BLEND18convert.$C$2:.$C$601])" table:style-name="ce1">
            <text:p>#DIV/0!</text:p>
          </table:table-cell>
          <table:table-cell office:value-type="float" office:value="0" table:formula="of:=FORECAST.LINEAR([.L96]; [.A96:.A694];[.C96:.C694])" table:style-name="ce1">
            <text:p>#DIV/0!</text:p>
          </table:table-cell>
          <table:table-cell table:number-columns-repeated="3" table:style-name="ce1"/>
          <table:table-cell office:value-type="float" office:value="40.533333333333339" table:formula="of:=[BLEND18convert.$B96]*(256/600)" table:style-name="ce1">
            <text:p>40.53333333</text:p>
          </table:table-cell>
          <table:table-cell office:value-type="float" office:value="1168.32" table:formula="of:=4000*[BLEND18convert.$A96]" table:style-name="ce1">
            <text:p>1168.32</text:p>
          </table:table-cell>
          <table:table-cell table:number-columns-repeated="7" table:style-name="ce1"/>
          <table:table-cell office:value-type="float" office:value="95" table:formula="of:=1+SUM([.AB95])" table:style-name="ce1">
            <text:p>95</text:p>
          </table:table-cell>
          <table:table-cell office:value-type="float" office:value="2915.2049999999999" table:formula="of:=FORECAST([.AB96];OFFSET([.T96:.T695];MATCH([.AB96];[.S96:.S695];1)-1;0;2); OFFSET([.S96:.S695];MATCH([.AB96];[.S96:.S695];1)-1;0;2))" table:style-name="ce1">
            <text:p>2915.205</text:p>
          </table:table-cell>
          <table:table-cell office:value-type="float" office:value="2915" table:formula="of:=INT([.AC96])" table:style-name="ce4">
            <text:p>291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8546</text:p>
          </table:table-cell>
          <table:table-cell office:value-type="float" office:value="96" table:formula="of:=1+SUM([.B96])" table:style-name="ce1">
            <text:p>96</text:p>
          </table:table-cell>
          <table:table-cell office:value-type="float" office:value="40.96" table:formula="of:=[BLEND18convert.$B97]*(256/600)" table:style-name="ce1">
            <text:p>40.96</text:p>
          </table:table-cell>
          <table:table-cell table:number-columns-repeated="8" table:style-name="ce1"/>
          <table:table-cell office:value-type="float" office:value="96" table:formula="of:=1+SUM([.L96])" table:style-name="ce1">
            <text:p>96</text:p>
          </table:table-cell>
          <table:table-cell office:value-type="float" office:value="0" table:formula="of:=FORECAST([.L97];[BLEND18convert.$C$2:.$C$601];[BLEND18convert.$A$2:.$A$601])" table:style-name="ce1">
            <text:p>#DIV/0!</text:p>
          </table:table-cell>
          <table:table-cell office:value-type="float" office:value="0" table:formula="of:=FORECAST.LINEAR([.L97];[BLEND18convert.$A$2:.$A$601];[BLEND18convert.$C$2:.$C$601])" table:style-name="ce1">
            <text:p>#DIV/0!</text:p>
          </table:table-cell>
          <table:table-cell office:value-type="float" office:value="0" table:formula="of:=FORECAST.LINEAR([.L97]; [.A97:.A695];[.C97:.C695])" table:style-name="ce1">
            <text:p>#DIV/0!</text:p>
          </table:table-cell>
          <table:table-cell table:number-columns-repeated="3" table:style-name="ce1"/>
          <table:table-cell office:value-type="float" office:value="40.96" table:formula="of:=[BLEND18convert.$B97]*(256/600)" table:style-name="ce1">
            <text:p>40.96</text:p>
          </table:table-cell>
          <table:table-cell office:value-type="float" office:value="1141.8399999999999" table:formula="of:=4000*[BLEND18convert.$A97]" table:style-name="ce1">
            <text:p>1141.84</text:p>
          </table:table-cell>
          <table:table-cell table:number-columns-repeated="7" table:style-name="ce1"/>
          <table:table-cell office:value-type="float" office:value="96" table:formula="of:=1+SUM([.AB96])" table:style-name="ce1">
            <text:p>96</text:p>
          </table:table-cell>
          <table:table-cell office:value-type="float" office:value="2839.1200000000008" table:formula="of:=FORECAST([.AB97];OFFSET([.T97:.T696];MATCH([.AB97];[.S97:.S696];1)-1;0;2); OFFSET([.S97:.S696];MATCH([.AB97];[.S97:.S696];1)-1;0;2))" table:style-name="ce1">
            <text:p>2839.12</text:p>
          </table:table-cell>
          <table:table-cell office:value-type="float" office:value="2839" table:formula="of:=INT([.AC97])" table:style-name="ce4">
            <text:p>283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7887</text:p>
          </table:table-cell>
          <table:table-cell office:value-type="float" office:value="97" table:formula="of:=1+SUM([.B97])" table:style-name="ce1">
            <text:p>97</text:p>
          </table:table-cell>
          <table:table-cell office:value-type="float" office:value="41.38666666666667" table:formula="of:=[BLEND18convert.$B98]*(256/600)" table:style-name="ce1">
            <text:p>41.38666667</text:p>
          </table:table-cell>
          <table:table-cell table:number-columns-repeated="8" table:style-name="ce1"/>
          <table:table-cell office:value-type="float" office:value="97" table:formula="of:=1+SUM([.L97])" table:style-name="ce1">
            <text:p>97</text:p>
          </table:table-cell>
          <table:table-cell office:value-type="float" office:value="0" table:formula="of:=FORECAST([.L98];[BLEND18convert.$C$2:.$C$601];[BLEND18convert.$A$2:.$A$601])" table:style-name="ce1">
            <text:p>#DIV/0!</text:p>
          </table:table-cell>
          <table:table-cell office:value-type="float" office:value="0" table:formula="of:=FORECAST.LINEAR([.L98];[BLEND18convert.$A$2:.$A$601];[BLEND18convert.$C$2:.$C$601])" table:style-name="ce1">
            <text:p>#DIV/0!</text:p>
          </table:table-cell>
          <table:table-cell office:value-type="float" office:value="0" table:formula="of:=FORECAST.LINEAR([.L98]; [.A98:.A696];[.C98:.C696])" table:style-name="ce1">
            <text:p>#DIV/0!</text:p>
          </table:table-cell>
          <table:table-cell table:number-columns-repeated="3" table:style-name="ce1"/>
          <table:table-cell office:value-type="float" office:value="41.38666666666667" table:formula="of:=[BLEND18convert.$B98]*(256/600)" table:style-name="ce1">
            <text:p>41.38666667</text:p>
          </table:table-cell>
          <table:table-cell office:value-type="float" office:value="1115.48" table:formula="of:=4000*[BLEND18convert.$A98]" table:style-name="ce1">
            <text:p>1115.48</text:p>
          </table:table-cell>
          <table:table-cell table:number-columns-repeated="7" table:style-name="ce1"/>
          <table:table-cell office:value-type="float" office:value="97" table:formula="of:=1+SUM([.AB97])" table:style-name="ce1">
            <text:p>97</text:p>
          </table:table-cell>
          <table:table-cell office:value-type="float" office:value="2763.0737499999987" table:formula="of:=FORECAST([.AB98];OFFSET([.T98:.T697];MATCH([.AB98];[.S98:.S697];1)-1;0;2); OFFSET([.S98:.S697];MATCH([.AB98];[.S98:.S697];1)-1;0;2))" table:style-name="ce1">
            <text:p>2763.07375</text:p>
          </table:table-cell>
          <table:table-cell office:value-type="float" office:value="2763" table:formula="of:=INT([.AC98])" table:style-name="ce4">
            <text:p>276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7228</text:p>
          </table:table-cell>
          <table:table-cell office:value-type="float" office:value="98" table:formula="of:=1+SUM([.B98])" table:style-name="ce1">
            <text:p>98</text:p>
          </table:table-cell>
          <table:table-cell office:value-type="float" office:value="41.813333333333333" table:formula="of:=[BLEND18convert.$B99]*(256/600)" table:style-name="ce1">
            <text:p>41.81333333</text:p>
          </table:table-cell>
          <table:table-cell table:number-columns-repeated="8" table:style-name="ce1"/>
          <table:table-cell office:value-type="float" office:value="98" table:formula="of:=1+SUM([.L98])" table:style-name="ce1">
            <text:p>98</text:p>
          </table:table-cell>
          <table:table-cell office:value-type="float" office:value="0" table:formula="of:=FORECAST([.L99];[BLEND18convert.$C$2:.$C$601];[BLEND18convert.$A$2:.$A$601])" table:style-name="ce1">
            <text:p>#DIV/0!</text:p>
          </table:table-cell>
          <table:table-cell office:value-type="float" office:value="0" table:formula="of:=FORECAST.LINEAR([.L99];[BLEND18convert.$A$2:.$A$601];[BLEND18convert.$C$2:.$C$601])" table:style-name="ce1">
            <text:p>#DIV/0!</text:p>
          </table:table-cell>
          <table:table-cell office:value-type="float" office:value="0" table:formula="of:=FORECAST.LINEAR([.L99]; [.A99:.A697];[.C99:.C697])" table:style-name="ce1">
            <text:p>#DIV/0!</text:p>
          </table:table-cell>
          <table:table-cell table:number-columns-repeated="3" table:style-name="ce1"/>
          <table:table-cell office:value-type="float" office:value="41.813333333333333" table:formula="of:=[BLEND18convert.$B99]*(256/600)" table:style-name="ce1">
            <text:p>41.81333333</text:p>
          </table:table-cell>
          <table:table-cell office:value-type="float" office:value="1089.1200000000001" table:formula="of:=4000*[BLEND18convert.$A99]" table:style-name="ce1">
            <text:p>1089.12</text:p>
          </table:table-cell>
          <table:table-cell table:number-columns-repeated="7" table:style-name="ce1"/>
          <table:table-cell office:value-type="float" office:value="98" table:formula="of:=1+SUM([.AB98])" table:style-name="ce1">
            <text:p>98</text:p>
          </table:table-cell>
          <table:table-cell office:value-type="float" office:value="2686.7450000000008" table:formula="of:=FORECAST([.AB99];OFFSET([.T99:.T698];MATCH([.AB99];[.S99:.S698];1)-1;0;2); OFFSET([.S99:.S698];MATCH([.AB99];[.S99:.S698];1)-1;0;2))" table:style-name="ce1">
            <text:p>2686.745</text:p>
          </table:table-cell>
          <table:table-cell office:value-type="float" office:value="2686" table:formula="of:=INT([.AC99])" table:style-name="ce4">
            <text:p>268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6563</text:p>
          </table:table-cell>
          <table:table-cell office:value-type="float" office:value="99" table:formula="of:=1+SUM([.B99])" table:style-name="ce1">
            <text:p>99</text:p>
          </table:table-cell>
          <table:table-cell office:value-type="float" office:value="42.24" table:formula="of:=[BLEND18convert.$B100]*(256/600)" table:style-name="ce1">
            <text:p>42.24</text:p>
          </table:table-cell>
          <table:table-cell table:number-columns-repeated="8" table:style-name="ce1"/>
          <table:table-cell office:value-type="float" office:value="99" table:formula="of:=1+SUM([.L99])" table:style-name="ce1">
            <text:p>99</text:p>
          </table:table-cell>
          <table:table-cell office:value-type="float" office:value="0" table:formula="of:=FORECAST([.L100];[BLEND18convert.$C$2:.$C$601];[BLEND18convert.$A$2:.$A$601])" table:style-name="ce1">
            <text:p>#DIV/0!</text:p>
          </table:table-cell>
          <table:table-cell office:value-type="float" office:value="0" table:formula="of:=FORECAST.LINEAR([.L100];[BLEND18convert.$A$2:.$A$601];[BLEND18convert.$C$2:.$C$601])" table:style-name="ce1">
            <text:p>#DIV/0!</text:p>
          </table:table-cell>
          <table:table-cell office:value-type="float" office:value="0" table:formula="of:=FORECAST.LINEAR([.L100]; [.A100:.A698];[.C100:.C698])" table:style-name="ce1">
            <text:p>#DIV/0!</text:p>
          </table:table-cell>
          <table:table-cell table:number-columns-repeated="3" table:style-name="ce1"/>
          <table:table-cell office:value-type="float" office:value="42.24" table:formula="of:=[BLEND18convert.$B100]*(256/600)" table:style-name="ce1">
            <text:p>42.24</text:p>
          </table:table-cell>
          <table:table-cell office:value-type="float" office:value="1062.52" table:formula="of:=4000*[BLEND18convert.$A100]" table:style-name="ce1">
            <text:p>1062.52</text:p>
          </table:table-cell>
          <table:table-cell table:number-columns-repeated="7" table:style-name="ce1"/>
          <table:table-cell office:value-type="float" office:value="99" table:formula="of:=1+SUM([.AB99])" table:style-name="ce1">
            <text:p>99</text:p>
          </table:table-cell>
          <table:table-cell office:value-type="float" office:value="2610.1737500000017" table:formula="of:=FORECAST([.AB100];OFFSET([.T100:.T699];MATCH([.AB100];[.S100:.S699];1)-1;0;2); OFFSET([.S100:.S699];MATCH([.AB100];[.S100:.S699];1)-1;0;2))" table:style-name="ce1">
            <text:p>2610.17375</text:p>
          </table:table-cell>
          <table:table-cell office:value-type="float" office:value="2610" table:formula="of:=INT([.AC100])" table:style-name="ce4">
            <text:p>261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5897</text:p>
          </table:table-cell>
          <table:table-cell office:value-type="float" office:value="100" table:formula="of:=1+SUM([.B100])" table:style-name="ce1">
            <text:p>100</text:p>
          </table:table-cell>
          <table:table-cell office:value-type="float" office:value="42.666666666666671" table:formula="of:=[BLEND18convert.$B101]*(256/600)" table:style-name="ce1">
            <text:p>42.66666667</text:p>
          </table:table-cell>
          <table:table-cell table:number-columns-repeated="8" table:style-name="ce1"/>
          <table:table-cell office:value-type="float" office:value="100" table:formula="of:=1+SUM([.L100])" table:style-name="ce1">
            <text:p>100</text:p>
          </table:table-cell>
          <table:table-cell office:value-type="float" office:value="0" table:formula="of:=FORECAST([.L101];[BLEND18convert.$C$2:.$C$601];[BLEND18convert.$A$2:.$A$601])" table:style-name="ce1">
            <text:p>#DIV/0!</text:p>
          </table:table-cell>
          <table:table-cell office:value-type="float" office:value="0" table:formula="of:=FORECAST.LINEAR([.L101];[BLEND18convert.$A$2:.$A$601];[BLEND18convert.$C$2:.$C$601])" table:style-name="ce1">
            <text:p>#DIV/0!</text:p>
          </table:table-cell>
          <table:table-cell office:value-type="float" office:value="0" table:formula="of:=FORECAST.LINEAR([.L101]; [.A101:.A699];[.C101:.C699])" table:style-name="ce1">
            <text:p>#DIV/0!</text:p>
          </table:table-cell>
          <table:table-cell table:number-columns-repeated="3" table:style-name="ce1"/>
          <table:table-cell office:value-type="float" office:value="42.666666666666671" table:formula="of:=[BLEND18convert.$B101]*(256/600)" table:style-name="ce1">
            <text:p>42.66666667</text:p>
          </table:table-cell>
          <table:table-cell office:value-type="float" office:value="1035.8799999999999" table:formula="of:=4000*[BLEND18convert.$A101]" table:style-name="ce1">
            <text:p>1035.88</text:p>
          </table:table-cell>
          <table:table-cell table:number-columns-repeated="7" table:style-name="ce1"/>
          <table:table-cell office:value-type="float" office:value="100" table:formula="of:=1+SUM([.AB100])" table:style-name="ce1">
            <text:p>100</text:p>
          </table:table-cell>
          <table:table-cell office:value-type="float" office:value="2533.3999999999996" table:formula="of:=FORECAST([.AB101];OFFSET([.T101:.T700];MATCH([.AB101];[.S101:.S700];1)-1;0;2); OFFSET([.S101:.S700];MATCH([.AB101];[.S101:.S700];1)-1;0;2))" table:style-name="ce1">
            <text:p>2533.4</text:p>
          </table:table-cell>
          <table:table-cell office:value-type="float" office:value="2533" table:formula="of:=INT([.AC101])" table:style-name="ce4">
            <text:p>253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5235</text:p>
          </table:table-cell>
          <table:table-cell office:value-type="float" office:value="101" table:formula="of:=1+SUM([.B101])" table:style-name="ce1">
            <text:p>101</text:p>
          </table:table-cell>
          <table:table-cell office:value-type="float" office:value="43.093333333333334" table:formula="of:=[BLEND18convert.$B102]*(256/600)" table:style-name="ce1">
            <text:p>43.09333333</text:p>
          </table:table-cell>
          <table:table-cell table:number-columns-repeated="8" table:style-name="ce1"/>
          <table:table-cell office:value-type="float" office:value="101" table:formula="of:=1+SUM([.L101])" table:style-name="ce1">
            <text:p>101</text:p>
          </table:table-cell>
          <table:table-cell office:value-type="float" office:value="0" table:formula="of:=FORECAST([.L102];[BLEND18convert.$C$2:.$C$601];[BLEND18convert.$A$2:.$A$601])" table:style-name="ce1">
            <text:p>#DIV/0!</text:p>
          </table:table-cell>
          <table:table-cell office:value-type="float" office:value="0" table:formula="of:=FORECAST.LINEAR([.L102];[BLEND18convert.$A$2:.$A$601];[BLEND18convert.$C$2:.$C$601])" table:style-name="ce1">
            <text:p>#DIV/0!</text:p>
          </table:table-cell>
          <table:table-cell office:value-type="float" office:value="0" table:formula="of:=FORECAST.LINEAR([.L102]; [.A102:.A700];[.C102:.C700])" table:style-name="ce1">
            <text:p>#DIV/0!</text:p>
          </table:table-cell>
          <table:table-cell table:number-columns-repeated="3" table:style-name="ce1"/>
          <table:table-cell office:value-type="float" office:value="43.093333333333334" table:formula="of:=[BLEND18convert.$B102]*(256/600)" table:style-name="ce1">
            <text:p>43.09333333</text:p>
          </table:table-cell>
          <table:table-cell office:value-type="float" office:value="1009.4000000000001" table:formula="of:=4000*[BLEND18convert.$A102]" table:style-name="ce1">
            <text:p>1009.4</text:p>
          </table:table-cell>
          <table:table-cell table:number-columns-repeated="7" table:style-name="ce1"/>
          <table:table-cell office:value-type="float" office:value="101" table:formula="of:=1+SUM([.AB101])" table:style-name="ce1">
            <text:p>101</text:p>
          </table:table-cell>
          <table:table-cell office:value-type="float" office:value="2456.5687500000004" table:formula="of:=FORECAST([.AB102];OFFSET([.T102:.T701];MATCH([.AB102];[.S102:.S701];1)-1;0;2); OFFSET([.S102:.S701];MATCH([.AB102];[.S102:.S701];1)-1;0;2))" table:style-name="ce1">
            <text:p>2456.56875</text:p>
          </table:table-cell>
          <table:table-cell office:value-type="float" office:value="2456" table:formula="of:=INT([.AC102])" table:style-name="ce4">
            <text:p>245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4570</text:p>
          </table:table-cell>
          <table:table-cell office:value-type="float" office:value="102" table:formula="of:=1+SUM([.B102])" table:style-name="ce1">
            <text:p>102</text:p>
          </table:table-cell>
          <table:table-cell office:value-type="float" office:value="43.52" table:formula="of:=[BLEND18convert.$B103]*(256/600)" table:style-name="ce1">
            <text:p>43.52</text:p>
          </table:table-cell>
          <table:table-cell table:number-columns-repeated="8" table:style-name="ce1"/>
          <table:table-cell office:value-type="float" office:value="102" table:formula="of:=1+SUM([.L102])" table:style-name="ce1">
            <text:p>102</text:p>
          </table:table-cell>
          <table:table-cell office:value-type="float" office:value="0" table:formula="of:=FORECAST([.L103];[BLEND18convert.$C$2:.$C$601];[BLEND18convert.$A$2:.$A$601])" table:style-name="ce1">
            <text:p>#DIV/0!</text:p>
          </table:table-cell>
          <table:table-cell office:value-type="float" office:value="0" table:formula="of:=FORECAST.LINEAR([.L103];[BLEND18convert.$A$2:.$A$601];[BLEND18convert.$C$2:.$C$601])" table:style-name="ce1">
            <text:p>#DIV/0!</text:p>
          </table:table-cell>
          <table:table-cell office:value-type="float" office:value="0" table:formula="of:=FORECAST.LINEAR([.L103]; [.A103:.A701];[.C103:.C701])" table:style-name="ce1">
            <text:p>#DIV/0!</text:p>
          </table:table-cell>
          <table:table-cell table:number-columns-repeated="3" table:style-name="ce1"/>
          <table:table-cell office:value-type="float" office:value="43.52" table:formula="of:=[BLEND18convert.$B103]*(256/600)" table:style-name="ce1">
            <text:p>43.52</text:p>
          </table:table-cell>
          <table:table-cell office:value-type="float" office:value="982.8" table:formula="of:=4000*[BLEND18convert.$A103]" table:style-name="ce1">
            <text:p>982.8</text:p>
          </table:table-cell>
          <table:table-cell table:number-columns-repeated="7" table:style-name="ce1"/>
          <table:table-cell office:value-type="float" office:value="102" table:formula="of:=1+SUM([.AB102])" table:style-name="ce1">
            <text:p>102</text:p>
          </table:table-cell>
          <table:table-cell office:value-type="float" office:value="2379.3075000000008" table:formula="of:=FORECAST([.AB103];OFFSET([.T103:.T702];MATCH([.AB103];[.S103:.S702];1)-1;0;2); OFFSET([.S103:.S702];MATCH([.AB103];[.S103:.S702];1)-1;0;2))" table:style-name="ce1">
            <text:p>2379.3075</text:p>
          </table:table-cell>
          <table:table-cell office:value-type="float" office:value="2379" table:formula="of:=INT([.AC103])" table:style-name="ce4">
            <text:p>237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3898</text:p>
          </table:table-cell>
          <table:table-cell office:value-type="float" office:value="103" table:formula="of:=1+SUM([.B103])" table:style-name="ce1">
            <text:p>103</text:p>
          </table:table-cell>
          <table:table-cell office:value-type="float" office:value="43.946666666666673" table:formula="of:=[BLEND18convert.$B104]*(256/600)" table:style-name="ce1">
            <text:p>43.94666667</text:p>
          </table:table-cell>
          <table:table-cell table:number-columns-repeated="8" table:style-name="ce1"/>
          <table:table-cell office:value-type="float" office:value="103" table:formula="of:=1+SUM([.L103])" table:style-name="ce1">
            <text:p>103</text:p>
          </table:table-cell>
          <table:table-cell office:value-type="float" office:value="0" table:formula="of:=FORECAST([.L104];[BLEND18convert.$C$2:.$C$601];[BLEND18convert.$A$2:.$A$601])" table:style-name="ce1">
            <text:p>#DIV/0!</text:p>
          </table:table-cell>
          <table:table-cell office:value-type="float" office:value="0" table:formula="of:=FORECAST.LINEAR([.L104];[BLEND18convert.$A$2:.$A$601];[BLEND18convert.$C$2:.$C$601])" table:style-name="ce1">
            <text:p>#DIV/0!</text:p>
          </table:table-cell>
          <table:table-cell office:value-type="float" office:value="0" table:formula="of:=FORECAST.LINEAR([.L104]; [.A104:.A702];[.C104:.C702])" table:style-name="ce1">
            <text:p>#DIV/0!</text:p>
          </table:table-cell>
          <table:table-cell table:number-columns-repeated="3" table:style-name="ce1"/>
          <table:table-cell office:value-type="float" office:value="43.946666666666673" table:formula="of:=[BLEND18convert.$B104]*(256/600)" table:style-name="ce1">
            <text:p>43.94666667</text:p>
          </table:table-cell>
          <table:table-cell office:value-type="float" office:value="955.92" table:formula="of:=4000*[BLEND18convert.$A104]" table:style-name="ce1">
            <text:p>955.92</text:p>
          </table:table-cell>
          <table:table-cell table:number-columns-repeated="7" table:style-name="ce1"/>
          <table:table-cell office:value-type="float" office:value="103" table:formula="of:=1+SUM([.AB103])" table:style-name="ce1">
            <text:p>103</text:p>
          </table:table-cell>
          <table:table-cell office:value-type="float" office:value="2302.0987500000001" table:formula="of:=FORECAST([.AB104];OFFSET([.T104:.T703];MATCH([.AB104];[.S104:.S703];1)-1;0;2); OFFSET([.S104:.S703];MATCH([.AB104];[.S104:.S703];1)-1;0;2))" table:style-name="ce1">
            <text:p>2302.09875</text:p>
          </table:table-cell>
          <table:table-cell office:value-type="float" office:value="2302" table:formula="of:=INT([.AC104])" table:style-name="ce4">
            <text:p>230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3233</text:p>
          </table:table-cell>
          <table:table-cell office:value-type="float" office:value="104" table:formula="of:=1+SUM([.B104])" table:style-name="ce1">
            <text:p>104</text:p>
          </table:table-cell>
          <table:table-cell office:value-type="float" office:value="44.373333333333335" table:formula="of:=[BLEND18convert.$B105]*(256/600)" table:style-name="ce1">
            <text:p>44.37333333</text:p>
          </table:table-cell>
          <table:table-cell table:number-columns-repeated="8" table:style-name="ce1"/>
          <table:table-cell office:value-type="float" office:value="104" table:formula="of:=1+SUM([.L104])" table:style-name="ce1">
            <text:p>104</text:p>
          </table:table-cell>
          <table:table-cell office:value-type="float" office:value="0" table:formula="of:=FORECAST([.L105];[BLEND18convert.$C$2:.$C$601];[BLEND18convert.$A$2:.$A$601])" table:style-name="ce1">
            <text:p>#DIV/0!</text:p>
          </table:table-cell>
          <table:table-cell office:value-type="float" office:value="0" table:formula="of:=FORECAST.LINEAR([.L105];[BLEND18convert.$A$2:.$A$601];[BLEND18convert.$C$2:.$C$601])" table:style-name="ce1">
            <text:p>#DIV/0!</text:p>
          </table:table-cell>
          <table:table-cell office:value-type="float" office:value="0" table:formula="of:=FORECAST.LINEAR([.L105]; [.A105:.A703];[.C105:.C703])" table:style-name="ce1">
            <text:p>#DIV/0!</text:p>
          </table:table-cell>
          <table:table-cell table:number-columns-repeated="3" table:style-name="ce1"/>
          <table:table-cell office:value-type="float" office:value="44.373333333333335" table:formula="of:=[BLEND18convert.$B105]*(256/600)" table:style-name="ce1">
            <text:p>44.37333333</text:p>
          </table:table-cell>
          <table:table-cell office:value-type="float" office:value="929.32" table:formula="of:=4000*[BLEND18convert.$A105]" table:style-name="ce1">
            <text:p>929.32</text:p>
          </table:table-cell>
          <table:table-cell table:number-columns-repeated="7" table:style-name="ce1"/>
          <table:table-cell office:value-type="float" office:value="104" table:formula="of:=1+SUM([.AB104])" table:style-name="ce1">
            <text:p>104</text:p>
          </table:table-cell>
          <table:table-cell office:value-type="float" office:value="2224.7100000000009" table:formula="of:=FORECAST([.AB105];OFFSET([.T105:.T704];MATCH([.AB105];[.S105:.S704];1)-1;0;2); OFFSET([.S105:.S704];MATCH([.AB105];[.S105:.S704];1)-1;0;2))" table:style-name="ce1">
            <text:p>2224.71</text:p>
          </table:table-cell>
          <table:table-cell office:value-type="float" office:value="2224" table:formula="of:=INT([.AC105])" table:style-name="ce4">
            <text:p>222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2559</text:p>
          </table:table-cell>
          <table:table-cell office:value-type="float" office:value="105" table:formula="of:=1+SUM([.B105])" table:style-name="ce1">
            <text:p>105</text:p>
          </table:table-cell>
          <table:table-cell office:value-type="float" office:value="44.800000000000004" table:formula="of:=[BLEND18convert.$B106]*(256/600)" table:style-name="ce1">
            <text:p>44.8</text:p>
          </table:table-cell>
          <table:table-cell table:number-columns-repeated="8" table:style-name="ce1"/>
          <table:table-cell office:value-type="float" office:value="105" table:formula="of:=1+SUM([.L105])" table:style-name="ce1">
            <text:p>105</text:p>
          </table:table-cell>
          <table:table-cell office:value-type="float" office:value="0" table:formula="of:=FORECAST([.L106];[BLEND18convert.$C$2:.$C$601];[BLEND18convert.$A$2:.$A$601])" table:style-name="ce1">
            <text:p>#DIV/0!</text:p>
          </table:table-cell>
          <table:table-cell office:value-type="float" office:value="0" table:formula="of:=FORECAST.LINEAR([.L106];[BLEND18convert.$A$2:.$A$601];[BLEND18convert.$C$2:.$C$601])" table:style-name="ce1">
            <text:p>#DIV/0!</text:p>
          </table:table-cell>
          <table:table-cell office:value-type="float" office:value="0" table:formula="of:=FORECAST.LINEAR([.L106]; [.A106:.A704];[.C106:.C704])" table:style-name="ce1">
            <text:p>#DIV/0!</text:p>
          </table:table-cell>
          <table:table-cell table:number-columns-repeated="3" table:style-name="ce1"/>
          <table:table-cell office:value-type="float" office:value="44.800000000000004" table:formula="of:=[BLEND18convert.$B106]*(256/600)" table:style-name="ce1">
            <text:p>44.8</text:p>
          </table:table-cell>
          <table:table-cell office:value-type="float" office:value="902.36" table:formula="of:=4000*[BLEND18convert.$A106]" table:style-name="ce1">
            <text:p>902.36</text:p>
          </table:table-cell>
          <table:table-cell table:number-columns-repeated="7" table:style-name="ce1"/>
          <table:table-cell office:value-type="float" office:value="105" table:formula="of:=1+SUM([.AB105])" table:style-name="ce1">
            <text:p>105</text:p>
          </table:table-cell>
          <table:table-cell office:value-type="float" office:value="2147.17875" table:formula="of:=FORECAST([.AB106];OFFSET([.T106:.T705];MATCH([.AB106];[.S106:.S705];1)-1;0;2); OFFSET([.S106:.S705];MATCH([.AB106];[.S106:.S705];1)-1;0;2))" table:style-name="ce1">
            <text:p>2147.17875</text:p>
          </table:table-cell>
          <table:table-cell office:value-type="float" office:value="2147" table:formula="of:=INT([.AC106])" table:style-name="ce4">
            <text:p>214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1893</text:p>
          </table:table-cell>
          <table:table-cell office:value-type="float" office:value="106" table:formula="of:=1+SUM([.B106])" table:style-name="ce1">
            <text:p>106</text:p>
          </table:table-cell>
          <table:table-cell office:value-type="float" office:value="45.226666666666667" table:formula="of:=[BLEND18convert.$B107]*(256/600)" table:style-name="ce1">
            <text:p>45.22666667</text:p>
          </table:table-cell>
          <table:table-cell table:number-columns-repeated="8" table:style-name="ce1"/>
          <table:table-cell office:value-type="float" office:value="106" table:formula="of:=1+SUM([.L106])" table:style-name="ce1">
            <text:p>106</text:p>
          </table:table-cell>
          <table:table-cell office:value-type="float" office:value="0" table:formula="of:=FORECAST([.L107];[BLEND18convert.$C$2:.$C$601];[BLEND18convert.$A$2:.$A$601])" table:style-name="ce1">
            <text:p>#DIV/0!</text:p>
          </table:table-cell>
          <table:table-cell office:value-type="float" office:value="0" table:formula="of:=FORECAST.LINEAR([.L107];[BLEND18convert.$A$2:.$A$601];[BLEND18convert.$C$2:.$C$601])" table:style-name="ce1">
            <text:p>#DIV/0!</text:p>
          </table:table-cell>
          <table:table-cell office:value-type="float" office:value="0" table:formula="of:=FORECAST.LINEAR([.L107]; [.A107:.A705];[.C107:.C705])" table:style-name="ce1">
            <text:p>#DIV/0!</text:p>
          </table:table-cell>
          <table:table-cell table:number-columns-repeated="3" table:style-name="ce1"/>
          <table:table-cell office:value-type="float" office:value="45.226666666666667" table:formula="of:=[BLEND18convert.$B107]*(256/600)" table:style-name="ce1">
            <text:p>45.22666667</text:p>
          </table:table-cell>
          <table:table-cell office:value-type="float" office:value="875.72" table:formula="of:=4000*[BLEND18convert.$A107]" table:style-name="ce1">
            <text:p>875.72</text:p>
          </table:table-cell>
          <table:table-cell table:number-columns-repeated="7" table:style-name="ce1"/>
          <table:table-cell office:value-type="float" office:value="106" table:formula="of:=1+SUM([.AB106])" table:style-name="ce1">
            <text:p>106</text:p>
          </table:table-cell>
          <table:table-cell office:value-type="float" office:value="2069.2849999999999" table:formula="of:=FORECAST([.AB107];OFFSET([.T107:.T706];MATCH([.AB107];[.S107:.S706];1)-1;0;2); OFFSET([.S107:.S706];MATCH([.AB107];[.S107:.S706];1)-1;0;2))" table:style-name="ce1">
            <text:p>2069.285</text:p>
          </table:table-cell>
          <table:table-cell office:value-type="float" office:value="2069" table:formula="of:=INT([.AC107])" table:style-name="ce4">
            <text:p>206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1216</text:p>
          </table:table-cell>
          <table:table-cell office:value-type="float" office:value="107" table:formula="of:=1+SUM([.B107])" table:style-name="ce1">
            <text:p>107</text:p>
          </table:table-cell>
          <table:table-cell office:value-type="float" office:value="45.653333333333336" table:formula="of:=[BLEND18convert.$B108]*(256/600)" table:style-name="ce1">
            <text:p>45.65333333</text:p>
          </table:table-cell>
          <table:table-cell table:number-columns-repeated="8" table:style-name="ce1"/>
          <table:table-cell office:value-type="float" office:value="107" table:formula="of:=1+SUM([.L107])" table:style-name="ce1">
            <text:p>107</text:p>
          </table:table-cell>
          <table:table-cell office:value-type="float" office:value="0" table:formula="of:=FORECAST([.L108];[BLEND18convert.$C$2:.$C$601];[BLEND18convert.$A$2:.$A$601])" table:style-name="ce1">
            <text:p>#DIV/0!</text:p>
          </table:table-cell>
          <table:table-cell office:value-type="float" office:value="0" table:formula="of:=FORECAST.LINEAR([.L108];[BLEND18convert.$A$2:.$A$601];[BLEND18convert.$C$2:.$C$601])" table:style-name="ce1">
            <text:p>#DIV/0!</text:p>
          </table:table-cell>
          <table:table-cell office:value-type="float" office:value="0" table:formula="of:=FORECAST.LINEAR([.L108]; [.A108:.A706];[.C108:.C706])" table:style-name="ce1">
            <text:p>#DIV/0!</text:p>
          </table:table-cell>
          <table:table-cell table:number-columns-repeated="3" table:style-name="ce1"/>
          <table:table-cell office:value-type="float" office:value="45.653333333333336" table:formula="of:=[BLEND18convert.$B108]*(256/600)" table:style-name="ce1">
            <text:p>45.65333333</text:p>
          </table:table-cell>
          <table:table-cell office:value-type="float" office:value="848.64" table:formula="of:=4000*[BLEND18convert.$A108]" table:style-name="ce1">
            <text:p>848.64</text:p>
          </table:table-cell>
          <table:table-cell table:number-columns-repeated="7" table:style-name="ce1"/>
          <table:table-cell office:value-type="float" office:value="107" table:formula="of:=1+SUM([.AB107])" table:style-name="ce1">
            <text:p>107</text:p>
          </table:table-cell>
          <table:table-cell office:value-type="float" office:value="1991.4087499999987" table:formula="of:=FORECAST([.AB108];OFFSET([.T108:.T707];MATCH([.AB108];[.S108:.S707];1)-1;0;2); OFFSET([.S108:.S707];MATCH([.AB108];[.S108:.S707];1)-1;0;2))" table:style-name="ce1">
            <text:p>1991.40875</text:p>
          </table:table-cell>
          <table:table-cell office:value-type="float" office:value="1991" table:formula="of:=INT([.AC108])" table:style-name="ce4">
            <text:p>199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0551</text:p>
          </table:table-cell>
          <table:table-cell office:value-type="float" office:value="108" table:formula="of:=1+SUM([.B108])" table:style-name="ce1">
            <text:p>108</text:p>
          </table:table-cell>
          <table:table-cell office:value-type="float" office:value="46.080000000000005" table:formula="of:=[BLEND18convert.$B109]*(256/600)" table:style-name="ce1">
            <text:p>46.08</text:p>
          </table:table-cell>
          <table:table-cell table:number-columns-repeated="8" table:style-name="ce1"/>
          <table:table-cell office:value-type="float" office:value="108" table:formula="of:=1+SUM([.L108])" table:style-name="ce1">
            <text:p>108</text:p>
          </table:table-cell>
          <table:table-cell office:value-type="float" office:value="0" table:formula="of:=FORECAST([.L109];[BLEND18convert.$C$2:.$C$601];[BLEND18convert.$A$2:.$A$601])" table:style-name="ce1">
            <text:p>#DIV/0!</text:p>
          </table:table-cell>
          <table:table-cell office:value-type="float" office:value="0" table:formula="of:=FORECAST.LINEAR([.L109];[BLEND18convert.$A$2:.$A$601];[BLEND18convert.$C$2:.$C$601])" table:style-name="ce1">
            <text:p>#DIV/0!</text:p>
          </table:table-cell>
          <table:table-cell office:value-type="float" office:value="0" table:formula="of:=FORECAST.LINEAR([.L109]; [.A109:.A707];[.C109:.C707])" table:style-name="ce1">
            <text:p>#DIV/0!</text:p>
          </table:table-cell>
          <table:table-cell table:number-columns-repeated="3" table:style-name="ce1"/>
          <table:table-cell office:value-type="float" office:value="46.080000000000005" table:formula="of:=[BLEND18convert.$B109]*(256/600)" table:style-name="ce1">
            <text:p>46.08</text:p>
          </table:table-cell>
          <table:table-cell office:value-type="float" office:value="822.04" table:formula="of:=4000*[BLEND18convert.$A109]" table:style-name="ce1">
            <text:p>822.04</text:p>
          </table:table-cell>
          <table:table-cell table:number-columns-repeated="7" table:style-name="ce1"/>
          <table:table-cell office:value-type="float" office:value="108" table:formula="of:=1+SUM([.AB108])" table:style-name="ce1">
            <text:p>108</text:p>
          </table:table-cell>
          <table:table-cell office:value-type="float" office:value="1913.4349999999995" table:formula="of:=FORECAST([.AB109];OFFSET([.T109:.T708];MATCH([.AB109];[.S109:.S708];1)-1;0;2); OFFSET([.S109:.S708];MATCH([.AB109];[.S109:.S708];1)-1;0;2))" table:style-name="ce1">
            <text:p>1913.435</text:p>
          </table:table-cell>
          <table:table-cell office:value-type="float" office:value="1913" table:formula="of:=INT([.AC109])" table:style-name="ce4">
            <text:p>191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19867</text:p>
          </table:table-cell>
          <table:table-cell office:value-type="float" office:value="109" table:formula="of:=1+SUM([.B109])" table:style-name="ce1">
            <text:p>109</text:p>
          </table:table-cell>
          <table:table-cell office:value-type="float" office:value="46.506666666666668" table:formula="of:=[BLEND18convert.$B110]*(256/600)" table:style-name="ce1">
            <text:p>46.50666667</text:p>
          </table:table-cell>
          <table:table-cell table:number-columns-repeated="8" table:style-name="ce1"/>
          <table:table-cell office:value-type="float" office:value="109" table:formula="of:=1+SUM([.L109])" table:style-name="ce1">
            <text:p>109</text:p>
          </table:table-cell>
          <table:table-cell office:value-type="float" office:value="0" table:formula="of:=FORECAST([.L110];[BLEND18convert.$C$2:.$C$601];[BLEND18convert.$A$2:.$A$601])" table:style-name="ce1">
            <text:p>#DIV/0!</text:p>
          </table:table-cell>
          <table:table-cell office:value-type="float" office:value="0" table:formula="of:=FORECAST.LINEAR([.L110];[BLEND18convert.$A$2:.$A$601];[BLEND18convert.$C$2:.$C$601])" table:style-name="ce1">
            <text:p>#DIV/0!</text:p>
          </table:table-cell>
          <table:table-cell office:value-type="float" office:value="0" table:formula="of:=FORECAST.LINEAR([.L110]; [.A110:.A708];[.C110:.C708])" table:style-name="ce1">
            <text:p>#DIV/0!</text:p>
          </table:table-cell>
          <table:table-cell table:number-columns-repeated="3" table:style-name="ce1"/>
          <table:table-cell office:value-type="float" office:value="46.506666666666668" table:formula="of:=[BLEND18convert.$B110]*(256/600)" table:style-name="ce1">
            <text:p>46.50666667</text:p>
          </table:table-cell>
          <table:table-cell office:value-type="float" office:value="794.68000000000006" table:formula="of:=4000*[BLEND18convert.$A110]" table:style-name="ce1">
            <text:p>794.68</text:p>
          </table:table-cell>
          <table:table-cell table:number-columns-repeated="7" table:style-name="ce1"/>
          <table:table-cell office:value-type="float" office:value="109" table:formula="of:=1+SUM([.AB109])" table:style-name="ce1">
            <text:p>109</text:p>
          </table:table-cell>
          <table:table-cell office:value-type="float" office:value="1835.3412499999995" table:formula="of:=FORECAST([.AB110];OFFSET([.T110:.T709];MATCH([.AB110];[.S110:.S709];1)-1;0;2); OFFSET([.S110:.S709];MATCH([.AB110];[.S110:.S709];1)-1;0;2))" table:style-name="ce1">
            <text:p>1835.34125</text:p>
          </table:table-cell>
          <table:table-cell office:value-type="float" office:value="1835" table:formula="of:=INT([.AC110])" table:style-name="ce4">
            <text:p>183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19205</text:p>
          </table:table-cell>
          <table:table-cell office:value-type="float" office:value="110" table:formula="of:=1+SUM([.B110])" table:style-name="ce1">
            <text:p>110</text:p>
          </table:table-cell>
          <table:table-cell office:value-type="float" office:value="46.933333333333337" table:formula="of:=[BLEND18convert.$B111]*(256/600)" table:style-name="ce1">
            <text:p>46.93333333</text:p>
          </table:table-cell>
          <table:table-cell table:number-columns-repeated="8" table:style-name="ce1"/>
          <table:table-cell office:value-type="float" office:value="110" table:formula="of:=1+SUM([.L110])" table:style-name="ce1">
            <text:p>110</text:p>
          </table:table-cell>
          <table:table-cell office:value-type="float" office:value="0" table:formula="of:=FORECAST([.L111];[BLEND18convert.$C$2:.$C$601];[BLEND18convert.$A$2:.$A$601])" table:style-name="ce1">
            <text:p>#DIV/0!</text:p>
          </table:table-cell>
          <table:table-cell office:value-type="float" office:value="0" table:formula="of:=FORECAST.LINEAR([.L111];[BLEND18convert.$A$2:.$A$601];[BLEND18convert.$C$2:.$C$601])" table:style-name="ce1">
            <text:p>#DIV/0!</text:p>
          </table:table-cell>
          <table:table-cell office:value-type="float" office:value="0" table:formula="of:=FORECAST.LINEAR([.L111]; [.A111:.A709];[.C111:.C709])" table:style-name="ce1">
            <text:p>#DIV/0!</text:p>
          </table:table-cell>
          <table:table-cell table:number-columns-repeated="3" table:style-name="ce1"/>
          <table:table-cell office:value-type="float" office:value="46.933333333333337" table:formula="of:=[BLEND18convert.$B111]*(256/600)" table:style-name="ce1">
            <text:p>46.93333333</text:p>
          </table:table-cell>
          <table:table-cell office:value-type="float" office:value="768.2" table:formula="of:=4000*[BLEND18convert.$A111]" table:style-name="ce1">
            <text:p>768.2</text:p>
          </table:table-cell>
          <table:table-cell table:number-columns-repeated="7" table:style-name="ce1"/>
          <table:table-cell office:value-type="float" office:value="110" table:formula="of:=1+SUM([.AB110])" table:style-name="ce1">
            <text:p>110</text:p>
          </table:table-cell>
          <table:table-cell office:value-type="float" office:value="1757.0425000000014" table:formula="of:=FORECAST([.AB111];OFFSET([.T111:.T710];MATCH([.AB111];[.S111:.S710];1)-1;0;2); OFFSET([.S111:.S710];MATCH([.AB111];[.S111:.S710];1)-1;0;2))" table:style-name="ce1">
            <text:p>1757.0425</text:p>
          </table:table-cell>
          <table:table-cell office:value-type="float" office:value="1757" table:formula="of:=INT([.AC111])" table:style-name="ce4">
            <text:p>175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18509</text:p>
          </table:table-cell>
          <table:table-cell office:value-type="float" office:value="111" table:formula="of:=1+SUM([.B111])" table:style-name="ce1">
            <text:p>111</text:p>
          </table:table-cell>
          <table:table-cell office:value-type="float" office:value="47.360000000000007" table:formula="of:=[BLEND18convert.$B112]*(256/600)" table:style-name="ce1">
            <text:p>47.36</text:p>
          </table:table-cell>
          <table:table-cell table:number-columns-repeated="8" table:style-name="ce1"/>
          <table:table-cell office:value-type="float" office:value="111" table:formula="of:=1+SUM([.L111])" table:style-name="ce1">
            <text:p>111</text:p>
          </table:table-cell>
          <table:table-cell office:value-type="float" office:value="0" table:formula="of:=FORECAST([.L112];[BLEND18convert.$C$2:.$C$601];[BLEND18convert.$A$2:.$A$601])" table:style-name="ce1">
            <text:p>#DIV/0!</text:p>
          </table:table-cell>
          <table:table-cell office:value-type="float" office:value="0" table:formula="of:=FORECAST.LINEAR([.L112];[BLEND18convert.$A$2:.$A$601];[BLEND18convert.$C$2:.$C$601])" table:style-name="ce1">
            <text:p>#DIV/0!</text:p>
          </table:table-cell>
          <table:table-cell office:value-type="float" office:value="0" table:formula="of:=FORECAST.LINEAR([.L112]; [.A112:.A710];[.C112:.C710])" table:style-name="ce1">
            <text:p>#DIV/0!</text:p>
          </table:table-cell>
          <table:table-cell table:number-columns-repeated="3" table:style-name="ce1"/>
          <table:table-cell office:value-type="float" office:value="47.360000000000007" table:formula="of:=[BLEND18convert.$B112]*(256/600)" table:style-name="ce1">
            <text:p>47.36</text:p>
          </table:table-cell>
          <table:table-cell office:value-type="float" office:value="740.36" table:formula="of:=4000*[BLEND18convert.$A112]" table:style-name="ce1">
            <text:p>740.36</text:p>
          </table:table-cell>
          <table:table-cell table:number-columns-repeated="7" table:style-name="ce1"/>
          <table:table-cell office:value-type="float" office:value="111" table:formula="of:=1+SUM([.AB111])" table:style-name="ce1">
            <text:p>111</text:p>
          </table:table-cell>
          <table:table-cell office:value-type="float" office:value="1678.84375" table:formula="of:=FORECAST([.AB112];OFFSET([.T112:.T711];MATCH([.AB112];[.S112:.S711];1)-1;0;2); OFFSET([.S112:.S711];MATCH([.AB112];[.S112:.S711];1)-1;0;2))" table:style-name="ce1">
            <text:p>1678.84375</text:p>
          </table:table-cell>
          <table:table-cell office:value-type="float" office:value="1678" table:formula="of:=INT([.AC112])" table:style-name="ce4">
            <text:p>167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17859</text:p>
          </table:table-cell>
          <table:table-cell office:value-type="float" office:value="112" table:formula="of:=1+SUM([.B112])" table:style-name="ce1">
            <text:p>112</text:p>
          </table:table-cell>
          <table:table-cell office:value-type="float" office:value="47.786666666666669" table:formula="of:=[BLEND18convert.$B113]*(256/600)" table:style-name="ce1">
            <text:p>47.78666667</text:p>
          </table:table-cell>
          <table:table-cell table:number-columns-repeated="8" table:style-name="ce1"/>
          <table:table-cell office:value-type="float" office:value="112" table:formula="of:=1+SUM([.L112])" table:style-name="ce1">
            <text:p>112</text:p>
          </table:table-cell>
          <table:table-cell office:value-type="float" office:value="0" table:formula="of:=FORECAST([.L113];[BLEND18convert.$C$2:.$C$601];[BLEND18convert.$A$2:.$A$601])" table:style-name="ce1">
            <text:p>#DIV/0!</text:p>
          </table:table-cell>
          <table:table-cell office:value-type="float" office:value="0" table:formula="of:=FORECAST.LINEAR([.L113];[BLEND18convert.$A$2:.$A$601];[BLEND18convert.$C$2:.$C$601])" table:style-name="ce1">
            <text:p>#DIV/0!</text:p>
          </table:table-cell>
          <table:table-cell office:value-type="float" office:value="0" table:formula="of:=FORECAST.LINEAR([.L113]; [.A113:.A711];[.C113:.C711])" table:style-name="ce1">
            <text:p>#DIV/0!</text:p>
          </table:table-cell>
          <table:table-cell table:number-columns-repeated="3" table:style-name="ce1"/>
          <table:table-cell office:value-type="float" office:value="47.786666666666669" table:formula="of:=[BLEND18convert.$B113]*(256/600)" table:style-name="ce1">
            <text:p>47.78666667</text:p>
          </table:table-cell>
          <table:table-cell office:value-type="float" office:value="714.36" table:formula="of:=4000*[BLEND18convert.$A113]" table:style-name="ce1">
            <text:p>714.36</text:p>
          </table:table-cell>
          <table:table-cell table:number-columns-repeated="7" table:style-name="ce1"/>
          <table:table-cell office:value-type="float" office:value="112" table:formula="of:=1+SUM([.AB112])" table:style-name="ce1">
            <text:p>112</text:p>
          </table:table-cell>
          <table:table-cell office:value-type="float" office:value="1600.4600000000009" table:formula="of:=FORECAST([.AB113];OFFSET([.T113:.T712];MATCH([.AB113];[.S113:.S712];1)-1;0;2); OFFSET([.S113:.S712];MATCH([.AB113];[.S113:.S712];1)-1;0;2))" table:style-name="ce1">
            <text:p>1600.46</text:p>
          </table:table-cell>
          <table:table-cell office:value-type="float" office:value="1600" table:formula="of:=INT([.AC113])" table:style-name="ce4">
            <text:p>160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17169</text:p>
          </table:table-cell>
          <table:table-cell office:value-type="float" office:value="113" table:formula="of:=1+SUM([.B113])" table:style-name="ce1">
            <text:p>113</text:p>
          </table:table-cell>
          <table:table-cell office:value-type="float" office:value="48.213333333333338" table:formula="of:=[BLEND18convert.$B114]*(256/600)" table:style-name="ce1">
            <text:p>48.21333333</text:p>
          </table:table-cell>
          <table:table-cell table:number-columns-repeated="8" table:style-name="ce1"/>
          <table:table-cell office:value-type="float" office:value="113" table:formula="of:=1+SUM([.L113])" table:style-name="ce1">
            <text:p>113</text:p>
          </table:table-cell>
          <table:table-cell office:value-type="float" office:value="0" table:formula="of:=FORECAST([.L114];[BLEND18convert.$C$2:.$C$601];[BLEND18convert.$A$2:.$A$601])" table:style-name="ce1">
            <text:p>#DIV/0!</text:p>
          </table:table-cell>
          <table:table-cell office:value-type="float" office:value="0" table:formula="of:=FORECAST.LINEAR([.L114];[BLEND18convert.$A$2:.$A$601];[BLEND18convert.$C$2:.$C$601])" table:style-name="ce1">
            <text:p>#DIV/0!</text:p>
          </table:table-cell>
          <table:table-cell office:value-type="float" office:value="0" table:formula="of:=FORECAST.LINEAR([.L114]; [.A114:.A712];[.C114:.C712])" table:style-name="ce1">
            <text:p>#DIV/0!</text:p>
          </table:table-cell>
          <table:table-cell table:number-columns-repeated="3" table:style-name="ce1"/>
          <table:table-cell office:value-type="float" office:value="48.213333333333338" table:formula="of:=[BLEND18convert.$B114]*(256/600)" table:style-name="ce1">
            <text:p>48.21333333</text:p>
          </table:table-cell>
          <table:table-cell office:value-type="float" office:value="686.76" table:formula="of:=4000*[BLEND18convert.$A114]" table:style-name="ce1">
            <text:p>686.76</text:p>
          </table:table-cell>
          <table:table-cell table:number-columns-repeated="7" table:style-name="ce1"/>
          <table:table-cell office:value-type="float" office:value="113" table:formula="of:=1+SUM([.AB113])" table:style-name="ce1">
            <text:p>113</text:p>
          </table:table-cell>
          <table:table-cell office:value-type="float" office:value="1639.003749999998" table:formula="of:=FORECAST([.AB114];OFFSET([.T114:.T713];MATCH([.AB114];[.S114:.S713];1)-1;0;2); OFFSET([.S114:.S713];MATCH([.AB114];[.S114:.S713];1)-1;0;2))" table:style-name="ce1">
            <text:p>1639.00375</text:p>
          </table:table-cell>
          <table:table-cell office:value-type="float" office:value="1639" table:formula="of:=INT([.AC114])" table:style-name="ce4">
            <text:p>163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17801</text:p>
          </table:table-cell>
          <table:table-cell office:value-type="float" office:value="114" table:formula="of:=1+SUM([.B114])" table:style-name="ce1">
            <text:p>114</text:p>
          </table:table-cell>
          <table:table-cell office:value-type="float" office:value="48.64" table:formula="of:=[BLEND18convert.$B115]*(256/600)" table:style-name="ce1">
            <text:p>48.64</text:p>
          </table:table-cell>
          <table:table-cell table:number-columns-repeated="8" table:style-name="ce1"/>
          <table:table-cell office:value-type="float" office:value="114" table:formula="of:=1+SUM([.L114])" table:style-name="ce1">
            <text:p>114</text:p>
          </table:table-cell>
          <table:table-cell office:value-type="float" office:value="0" table:formula="of:=FORECAST([.L115];[BLEND18convert.$C$2:.$C$601];[BLEND18convert.$A$2:.$A$601])" table:style-name="ce1">
            <text:p>#DIV/0!</text:p>
          </table:table-cell>
          <table:table-cell office:value-type="float" office:value="0" table:formula="of:=FORECAST.LINEAR([.L115];[BLEND18convert.$A$2:.$A$601];[BLEND18convert.$C$2:.$C$601])" table:style-name="ce1">
            <text:p>#DIV/0!</text:p>
          </table:table-cell>
          <table:table-cell office:value-type="float" office:value="0" table:formula="of:=FORECAST.LINEAR([.L115]; [.A115:.A713];[.C115:.C713])" table:style-name="ce1">
            <text:p>#DIV/0!</text:p>
          </table:table-cell>
          <table:table-cell table:number-columns-repeated="3" table:style-name="ce1"/>
          <table:table-cell office:value-type="float" office:value="48.64" table:formula="of:=[BLEND18convert.$B115]*(256/600)" table:style-name="ce1">
            <text:p>48.64</text:p>
          </table:table-cell>
          <table:table-cell office:value-type="float" office:value="712.04" table:formula="of:=4000*[BLEND18convert.$A115]" table:style-name="ce1">
            <text:p>712.04</text:p>
          </table:table-cell>
          <table:table-cell table:number-columns-repeated="7" table:style-name="ce1"/>
          <table:table-cell office:value-type="float" office:value="114" table:formula="of:=1+SUM([.AB114])" table:style-name="ce1">
            <text:p>114</text:p>
          </table:table-cell>
          <table:table-cell office:value-type="float" office:value="1731.9499999999989" table:formula="of:=FORECAST([.AB115];OFFSET([.T115:.T714];MATCH([.AB115];[.S115:.S714];1)-1;0;2); OFFSET([.S115:.S714];MATCH([.AB115];[.S115:.S714];1)-1;0;2))" table:style-name="ce1">
            <text:p>1731.95</text:p>
          </table:table-cell>
          <table:table-cell office:value-type="float" office:value="1731" table:formula="of:=INT([.AC115])" table:style-name="ce4">
            <text:p>173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19043</text:p>
          </table:table-cell>
          <table:table-cell office:value-type="float" office:value="115" table:formula="of:=1+SUM([.B115])" table:style-name="ce1">
            <text:p>115</text:p>
          </table:table-cell>
          <table:table-cell office:value-type="float" office:value="49.06666666666667" table:formula="of:=[BLEND18convert.$B116]*(256/600)" table:style-name="ce1">
            <text:p>49.06666667</text:p>
          </table:table-cell>
          <table:table-cell table:number-columns-repeated="8" table:style-name="ce1"/>
          <table:table-cell office:value-type="float" office:value="115" table:formula="of:=1+SUM([.L115])" table:style-name="ce1">
            <text:p>115</text:p>
          </table:table-cell>
          <table:table-cell office:value-type="float" office:value="0" table:formula="of:=FORECAST([.L116];[BLEND18convert.$C$2:.$C$601];[BLEND18convert.$A$2:.$A$601])" table:style-name="ce1">
            <text:p>#DIV/0!</text:p>
          </table:table-cell>
          <table:table-cell office:value-type="float" office:value="0" table:formula="of:=FORECAST.LINEAR([.L116];[BLEND18convert.$A$2:.$A$601];[BLEND18convert.$C$2:.$C$601])" table:style-name="ce1">
            <text:p>#DIV/0!</text:p>
          </table:table-cell>
          <table:table-cell office:value-type="float" office:value="0" table:formula="of:=FORECAST.LINEAR([.L116]; [.A116:.A714];[.C116:.C714])" table:style-name="ce1">
            <text:p>#DIV/0!</text:p>
          </table:table-cell>
          <table:table-cell table:number-columns-repeated="3" table:style-name="ce1"/>
          <table:table-cell office:value-type="float" office:value="49.06666666666667" table:formula="of:=[BLEND18convert.$B116]*(256/600)" table:style-name="ce1">
            <text:p>49.06666667</text:p>
          </table:table-cell>
          <table:table-cell office:value-type="float" office:value="761.71999999999991" table:formula="of:=4000*[BLEND18convert.$A116]" table:style-name="ce1">
            <text:p>761.72</text:p>
          </table:table-cell>
          <table:table-cell table:number-columns-repeated="7" table:style-name="ce1"/>
          <table:table-cell office:value-type="float" office:value="115" table:formula="of:=1+SUM([.AB115])" table:style-name="ce1">
            <text:p>115</text:p>
          </table:table-cell>
          <table:table-cell office:value-type="float" office:value="1824.9687499999982" table:formula="of:=FORECAST([.AB116];OFFSET([.T116:.T715];MATCH([.AB116];[.S116:.S715];1)-1;0;2); OFFSET([.S116:.S715];MATCH([.AB116];[.S116:.S715];1)-1;0;2))" table:style-name="ce1">
            <text:p>1824.96875</text:p>
          </table:table-cell>
          <table:table-cell office:value-type="float" office:value="1824" table:formula="of:=INT([.AC116])" table:style-name="ce4">
            <text:p>182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0151</text:p>
          </table:table-cell>
          <table:table-cell office:value-type="float" office:value="116" table:formula="of:=1+SUM([.B116])" table:style-name="ce1">
            <text:p>116</text:p>
          </table:table-cell>
          <table:table-cell office:value-type="float" office:value="49.493333333333339" table:formula="of:=[BLEND18convert.$B117]*(256/600)" table:style-name="ce1">
            <text:p>49.49333333</text:p>
          </table:table-cell>
          <table:table-cell table:number-columns-repeated="8" table:style-name="ce1"/>
          <table:table-cell office:value-type="float" office:value="116" table:formula="of:=1+SUM([.L116])" table:style-name="ce1">
            <text:p>116</text:p>
          </table:table-cell>
          <table:table-cell office:value-type="float" office:value="0" table:formula="of:=FORECAST([.L117];[BLEND18convert.$C$2:.$C$601];[BLEND18convert.$A$2:.$A$601])" table:style-name="ce1">
            <text:p>#DIV/0!</text:p>
          </table:table-cell>
          <table:table-cell office:value-type="float" office:value="0" table:formula="of:=FORECAST.LINEAR([.L117];[BLEND18convert.$A$2:.$A$601];[BLEND18convert.$C$2:.$C$601])" table:style-name="ce1">
            <text:p>#DIV/0!</text:p>
          </table:table-cell>
          <table:table-cell office:value-type="float" office:value="0" table:formula="of:=FORECAST.LINEAR([.L117]; [.A117:.A715];[.C117:.C715])" table:style-name="ce1">
            <text:p>#DIV/0!</text:p>
          </table:table-cell>
          <table:table-cell table:number-columns-repeated="3" table:style-name="ce1"/>
          <table:table-cell office:value-type="float" office:value="49.493333333333339" table:formula="of:=[BLEND18convert.$B117]*(256/600)" table:style-name="ce1">
            <text:p>49.49333333</text:p>
          </table:table-cell>
          <table:table-cell office:value-type="float" office:value="806.04" table:formula="of:=4000*[BLEND18convert.$A117]" table:style-name="ce1">
            <text:p>806.04</text:p>
          </table:table-cell>
          <table:table-cell table:number-columns-repeated="7" table:style-name="ce1"/>
          <table:table-cell office:value-type="float" office:value="116" table:formula="of:=1+SUM([.AB116])" table:style-name="ce1">
            <text:p>116</text:p>
          </table:table-cell>
          <table:table-cell office:value-type="float" office:value="1917.8099999999995" table:formula="of:=FORECAST([.AB117];OFFSET([.T117:.T716];MATCH([.AB117];[.S117:.S716];1)-1;0;2); OFFSET([.S117:.S716];MATCH([.AB117];[.S117:.S716];1)-1;0;2))" table:style-name="ce1">
            <text:p>1917.81</text:p>
          </table:table-cell>
          <table:table-cell office:value-type="float" office:value="1917" table:formula="of:=INT([.AC117])" table:style-name="ce4">
            <text:p>191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1332</text:p>
          </table:table-cell>
          <table:table-cell office:value-type="float" office:value="117" table:formula="of:=1+SUM([.B117])" table:style-name="ce1">
            <text:p>117</text:p>
          </table:table-cell>
          <table:table-cell office:value-type="float" office:value="49.92" table:formula="of:=[BLEND18convert.$B118]*(256/600)" table:style-name="ce1">
            <text:p>49.92</text:p>
          </table:table-cell>
          <table:table-cell table:number-columns-repeated="8" table:style-name="ce1"/>
          <table:table-cell office:value-type="float" office:value="117" table:formula="of:=1+SUM([.L117])" table:style-name="ce1">
            <text:p>117</text:p>
          </table:table-cell>
          <table:table-cell office:value-type="float" office:value="0" table:formula="of:=FORECAST([.L118];[BLEND18convert.$C$2:.$C$601];[BLEND18convert.$A$2:.$A$601])" table:style-name="ce1">
            <text:p>#DIV/0!</text:p>
          </table:table-cell>
          <table:table-cell office:value-type="float" office:value="0" table:formula="of:=FORECAST.LINEAR([.L118];[BLEND18convert.$A$2:.$A$601];[BLEND18convert.$C$2:.$C$601])" table:style-name="ce1">
            <text:p>#DIV/0!</text:p>
          </table:table-cell>
          <table:table-cell office:value-type="float" office:value="0" table:formula="of:=FORECAST.LINEAR([.L118]; [.A118:.A716];[.C118:.C716])" table:style-name="ce1">
            <text:p>#DIV/0!</text:p>
          </table:table-cell>
          <table:table-cell table:number-columns-repeated="3" table:style-name="ce1"/>
          <table:table-cell office:value-type="float" office:value="49.92" table:formula="of:=[BLEND18convert.$B118]*(256/600)" table:style-name="ce1">
            <text:p>49.92</text:p>
          </table:table-cell>
          <table:table-cell office:value-type="float" office:value="853.28000000000009" table:formula="of:=4000*[BLEND18convert.$A118]" table:style-name="ce1">
            <text:p>853.28</text:p>
          </table:table-cell>
          <table:table-cell table:number-columns-repeated="7" table:style-name="ce1"/>
          <table:table-cell office:value-type="float" office:value="117" table:formula="of:=1+SUM([.AB117])" table:style-name="ce1">
            <text:p>117</text:p>
          </table:table-cell>
          <table:table-cell office:value-type="float" office:value="2010.7862499999992" table:formula="of:=FORECAST([.AB118];OFFSET([.T118:.T717];MATCH([.AB118];[.S118:.S717];1)-1;0;2); OFFSET([.S118:.S717];MATCH([.AB118];[.S118:.S717];1)-1;0;2))" table:style-name="ce1">
            <text:p>2010.78625</text:p>
          </table:table-cell>
          <table:table-cell office:value-type="float" office:value="2010" table:formula="of:=INT([.AC118])" table:style-name="ce4">
            <text:p>201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2461</text:p>
          </table:table-cell>
          <table:table-cell office:value-type="float" office:value="118" table:formula="of:=1+SUM([.B118])" table:style-name="ce1">
            <text:p>118</text:p>
          </table:table-cell>
          <table:table-cell office:value-type="float" office:value="50.346666666666671" table:formula="of:=[BLEND18convert.$B119]*(256/600)" table:style-name="ce1">
            <text:p>50.34666667</text:p>
          </table:table-cell>
          <table:table-cell table:number-columns-repeated="8" table:style-name="ce1"/>
          <table:table-cell office:value-type="float" office:value="118" table:formula="of:=1+SUM([.L118])" table:style-name="ce1">
            <text:p>118</text:p>
          </table:table-cell>
          <table:table-cell office:value-type="float" office:value="0" table:formula="of:=FORECAST([.L119];[BLEND18convert.$C$2:.$C$601];[BLEND18convert.$A$2:.$A$601])" table:style-name="ce1">
            <text:p>#DIV/0!</text:p>
          </table:table-cell>
          <table:table-cell office:value-type="float" office:value="0" table:formula="of:=FORECAST.LINEAR([.L119];[BLEND18convert.$A$2:.$A$601];[BLEND18convert.$C$2:.$C$601])" table:style-name="ce1">
            <text:p>#DIV/0!</text:p>
          </table:table-cell>
          <table:table-cell office:value-type="float" office:value="0" table:formula="of:=FORECAST.LINEAR([.L119]; [.A119:.A717];[.C119:.C717])" table:style-name="ce1">
            <text:p>#DIV/0!</text:p>
          </table:table-cell>
          <table:table-cell table:number-columns-repeated="3" table:style-name="ce1"/>
          <table:table-cell office:value-type="float" office:value="50.346666666666671" table:formula="of:=[BLEND18convert.$B119]*(256/600)" table:style-name="ce1">
            <text:p>50.34666667</text:p>
          </table:table-cell>
          <table:table-cell office:value-type="float" office:value="898.44" table:formula="of:=4000*[BLEND18convert.$A119]" table:style-name="ce1">
            <text:p>898.44</text:p>
          </table:table-cell>
          <table:table-cell table:number-columns-repeated="7" table:style-name="ce1"/>
          <table:table-cell office:value-type="float" office:value="118" table:formula="of:=1+SUM([.AB118])" table:style-name="ce1">
            <text:p>118</text:p>
          </table:table-cell>
          <table:table-cell office:value-type="float" office:value="2103.8050000000003" table:formula="of:=FORECAST([.AB119];OFFSET([.T119:.T718];MATCH([.AB119];[.S119:.S718];1)-1;0;2); OFFSET([.S119:.S718];MATCH([.AB119];[.S119:.S718];1)-1;0;2))" table:style-name="ce1">
            <text:p>2103.805</text:p>
          </table:table-cell>
          <table:table-cell office:value-type="float" office:value="2103" table:formula="of:=INT([.AC119])" table:style-name="ce4">
            <text:p>210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3624</text:p>
          </table:table-cell>
          <table:table-cell office:value-type="float" office:value="119" table:formula="of:=1+SUM([.B119])" table:style-name="ce1">
            <text:p>119</text:p>
          </table:table-cell>
          <table:table-cell office:value-type="float" office:value="50.773333333333333" table:formula="of:=[BLEND18convert.$B120]*(256/600)" table:style-name="ce1">
            <text:p>50.77333333</text:p>
          </table:table-cell>
          <table:table-cell table:number-columns-repeated="8" table:style-name="ce1"/>
          <table:table-cell office:value-type="float" office:value="119" table:formula="of:=1+SUM([.L119])" table:style-name="ce1">
            <text:p>119</text:p>
          </table:table-cell>
          <table:table-cell office:value-type="float" office:value="0" table:formula="of:=FORECAST([.L120];[BLEND18convert.$C$2:.$C$601];[BLEND18convert.$A$2:.$A$601])" table:style-name="ce1">
            <text:p>#DIV/0!</text:p>
          </table:table-cell>
          <table:table-cell office:value-type="float" office:value="0" table:formula="of:=FORECAST.LINEAR([.L120];[BLEND18convert.$A$2:.$A$601];[BLEND18convert.$C$2:.$C$601])" table:style-name="ce1">
            <text:p>#DIV/0!</text:p>
          </table:table-cell>
          <table:table-cell office:value-type="float" office:value="0" table:formula="of:=FORECAST.LINEAR([.L120]; [.A120:.A718];[.C120:.C718])" table:style-name="ce1">
            <text:p>#DIV/0!</text:p>
          </table:table-cell>
          <table:table-cell table:number-columns-repeated="3" table:style-name="ce1"/>
          <table:table-cell office:value-type="float" office:value="50.773333333333333" table:formula="of:=[BLEND18convert.$B120]*(256/600)" table:style-name="ce1">
            <text:p>50.77333333</text:p>
          </table:table-cell>
          <table:table-cell office:value-type="float" office:value="944.96" table:formula="of:=4000*[BLEND18convert.$A120]" table:style-name="ce1">
            <text:p>944.96</text:p>
          </table:table-cell>
          <table:table-cell table:number-columns-repeated="7" table:style-name="ce1"/>
          <table:table-cell office:value-type="float" office:value="119" table:formula="of:=1+SUM([.AB119])" table:style-name="ce1">
            <text:p>119</text:p>
          </table:table-cell>
          <table:table-cell office:value-type="float" office:value="2196.7087499999998" table:formula="of:=FORECAST([.AB120];OFFSET([.T120:.T719];MATCH([.AB120];[.S120:.S719];1)-1;0;2); OFFSET([.S120:.S719];MATCH([.AB120];[.S120:.S719];1)-1;0;2))" table:style-name="ce1">
            <text:p>2196.70875</text:p>
          </table:table-cell>
          <table:table-cell office:value-type="float" office:value="2196" table:formula="of:=INT([.AC120])" table:style-name="ce4">
            <text:p>219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4762</text:p>
          </table:table-cell>
          <table:table-cell office:value-type="float" office:value="120" table:formula="of:=1+SUM([.B120])" table:style-name="ce1">
            <text:p>120</text:p>
          </table:table-cell>
          <table:table-cell office:value-type="float" office:value="51.2" table:formula="of:=[BLEND18convert.$B121]*(256/600)" table:style-name="ce1">
            <text:p>51.2</text:p>
          </table:table-cell>
          <table:table-cell table:number-columns-repeated="8" table:style-name="ce1"/>
          <table:table-cell office:value-type="float" office:value="120" table:formula="of:=1+SUM([.L120])" table:style-name="ce1">
            <text:p>120</text:p>
          </table:table-cell>
          <table:table-cell office:value-type="float" office:value="0" table:formula="of:=FORECAST([.L121];[BLEND18convert.$C$2:.$C$601];[BLEND18convert.$A$2:.$A$601])" table:style-name="ce1">
            <text:p>#DIV/0!</text:p>
          </table:table-cell>
          <table:table-cell office:value-type="float" office:value="0" table:formula="of:=FORECAST.LINEAR([.L121];[BLEND18convert.$A$2:.$A$601];[BLEND18convert.$C$2:.$C$601])" table:style-name="ce1">
            <text:p>#DIV/0!</text:p>
          </table:table-cell>
          <table:table-cell office:value-type="float" office:value="0" table:formula="of:=FORECAST.LINEAR([.L121]; [.A121:.A719];[.C121:.C719])" table:style-name="ce1">
            <text:p>#DIV/0!</text:p>
          </table:table-cell>
          <table:table-cell table:number-columns-repeated="3" table:style-name="ce1"/>
          <table:table-cell office:value-type="float" office:value="51.2" table:formula="of:=[BLEND18convert.$B121]*(256/600)" table:style-name="ce1">
            <text:p>51.2</text:p>
          </table:table-cell>
          <table:table-cell office:value-type="float" office:value="990.48" table:formula="of:=4000*[BLEND18convert.$A121]" table:style-name="ce1">
            <text:p>990.48</text:p>
          </table:table-cell>
          <table:table-cell table:number-columns-repeated="7" table:style-name="ce1"/>
          <table:table-cell office:value-type="float" office:value="120" table:formula="of:=1+SUM([.AB120])" table:style-name="ce1">
            <text:p>120</text:p>
          </table:table-cell>
          <table:table-cell office:value-type="float" office:value="2289.4399999999987" table:formula="of:=FORECAST([.AB121];OFFSET([.T121:.T720];MATCH([.AB121];[.S121:.S720];1)-1;0;2); OFFSET([.S121:.S720];MATCH([.AB121];[.S121:.S720];1)-1;0;2))" table:style-name="ce1">
            <text:p>2289.44</text:p>
          </table:table-cell>
          <table:table-cell office:value-type="float" office:value="2289" table:formula="of:=INT([.AC121])" table:style-name="ce4">
            <text:p>228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5916</text:p>
          </table:table-cell>
          <table:table-cell office:value-type="float" office:value="121" table:formula="of:=1+SUM([.B121])" table:style-name="ce1">
            <text:p>121</text:p>
          </table:table-cell>
          <table:table-cell office:value-type="float" office:value="51.626666666666672" table:formula="of:=[BLEND18convert.$B122]*(256/600)" table:style-name="ce1">
            <text:p>51.62666667</text:p>
          </table:table-cell>
          <table:table-cell table:number-columns-repeated="8" table:style-name="ce1"/>
          <table:table-cell office:value-type="float" office:value="121" table:formula="of:=1+SUM([.L121])" table:style-name="ce1">
            <text:p>121</text:p>
          </table:table-cell>
          <table:table-cell office:value-type="float" office:value="0" table:formula="of:=FORECAST([.L122];[BLEND18convert.$C$2:.$C$601];[BLEND18convert.$A$2:.$A$601])" table:style-name="ce1">
            <text:p>#DIV/0!</text:p>
          </table:table-cell>
          <table:table-cell office:value-type="float" office:value="0" table:formula="of:=FORECAST.LINEAR([.L122];[BLEND18convert.$A$2:.$A$601];[BLEND18convert.$C$2:.$C$601])" table:style-name="ce1">
            <text:p>#DIV/0!</text:p>
          </table:table-cell>
          <table:table-cell office:value-type="float" office:value="0" table:formula="of:=FORECAST.LINEAR([.L122]; [.A122:.A720];[.C122:.C720])" table:style-name="ce1">
            <text:p>#DIV/0!</text:p>
          </table:table-cell>
          <table:table-cell table:number-columns-repeated="3" table:style-name="ce1"/>
          <table:table-cell office:value-type="float" office:value="51.626666666666672" table:formula="of:=[BLEND18convert.$B122]*(256/600)" table:style-name="ce1">
            <text:p>51.62666667</text:p>
          </table:table-cell>
          <table:table-cell office:value-type="float" office:value="1036.6400000000001" table:formula="of:=4000*[BLEND18convert.$A122]" table:style-name="ce1">
            <text:p>1036.64</text:p>
          </table:table-cell>
          <table:table-cell table:number-columns-repeated="7" table:style-name="ce1"/>
          <table:table-cell office:value-type="float" office:value="121" table:formula="of:=1+SUM([.AB121])" table:style-name="ce1">
            <text:p>121</text:p>
          </table:table-cell>
          <table:table-cell office:value-type="float" office:value="2382.0087500000009" table:formula="of:=FORECAST([.AB122];OFFSET([.T122:.T721];MATCH([.AB122];[.S122:.S721];1)-1;0;2); OFFSET([.S122:.S721];MATCH([.AB122];[.S122:.S721];1)-1;0;2))" table:style-name="ce1">
            <text:p>2382.00875</text:p>
          </table:table-cell>
          <table:table-cell office:value-type="float" office:value="2382" table:formula="of:=INT([.AC122])" table:style-name="ce4">
            <text:p>238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7057</text:p>
          </table:table-cell>
          <table:table-cell office:value-type="float" office:value="122" table:formula="of:=1+SUM([.B122])" table:style-name="ce1">
            <text:p>122</text:p>
          </table:table-cell>
          <table:table-cell office:value-type="float" office:value="52.053333333333335" table:formula="of:=[BLEND18convert.$B123]*(256/600)" table:style-name="ce1">
            <text:p>52.05333333</text:p>
          </table:table-cell>
          <table:table-cell table:number-columns-repeated="8" table:style-name="ce1"/>
          <table:table-cell office:value-type="float" office:value="122" table:formula="of:=1+SUM([.L122])" table:style-name="ce1">
            <text:p>122</text:p>
          </table:table-cell>
          <table:table-cell office:value-type="float" office:value="0" table:formula="of:=FORECAST([.L123];[BLEND18convert.$C$2:.$C$601];[BLEND18convert.$A$2:.$A$601])" table:style-name="ce1">
            <text:p>#DIV/0!</text:p>
          </table:table-cell>
          <table:table-cell office:value-type="float" office:value="0" table:formula="of:=FORECAST.LINEAR([.L123];[BLEND18convert.$A$2:.$A$601];[BLEND18convert.$C$2:.$C$601])" table:style-name="ce1">
            <text:p>#DIV/0!</text:p>
          </table:table-cell>
          <table:table-cell office:value-type="float" office:value="0" table:formula="of:=FORECAST.LINEAR([.L123]; [.A123:.A721];[.C123:.C721])" table:style-name="ce1">
            <text:p>#DIV/0!</text:p>
          </table:table-cell>
          <table:table-cell table:number-columns-repeated="3" table:style-name="ce1"/>
          <table:table-cell office:value-type="float" office:value="52.053333333333335" table:formula="of:=[BLEND18convert.$B123]*(256/600)" table:style-name="ce1">
            <text:p>52.05333333</text:p>
          </table:table-cell>
          <table:table-cell office:value-type="float" office:value="1082.28" table:formula="of:=4000*[BLEND18convert.$A123]" table:style-name="ce1">
            <text:p>1082.28</text:p>
          </table:table-cell>
          <table:table-cell table:number-columns-repeated="7" table:style-name="ce1"/>
          <table:table-cell office:value-type="float" office:value="122" table:formula="of:=1+SUM([.AB122])" table:style-name="ce1">
            <text:p>122</text:p>
          </table:table-cell>
          <table:table-cell office:value-type="float" office:value="2474.6900000000005" table:formula="of:=FORECAST([.AB123];OFFSET([.T123:.T722];MATCH([.AB123];[.S123:.S722];1)-1;0;2); OFFSET([.S123:.S722];MATCH([.AB123];[.S123:.S722];1)-1;0;2))" table:style-name="ce1">
            <text:p>2474.69</text:p>
          </table:table-cell>
          <table:table-cell office:value-type="float" office:value="2474" table:formula="of:=INT([.AC123])" table:style-name="ce4">
            <text:p>247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8201</text:p>
          </table:table-cell>
          <table:table-cell office:value-type="float" office:value="123" table:formula="of:=1+SUM([.B123])" table:style-name="ce1">
            <text:p>123</text:p>
          </table:table-cell>
          <table:table-cell office:value-type="float" office:value="52.480000000000004" table:formula="of:=[BLEND18convert.$B124]*(256/600)" table:style-name="ce1">
            <text:p>52.48</text:p>
          </table:table-cell>
          <table:table-cell table:number-columns-repeated="8" table:style-name="ce1"/>
          <table:table-cell office:value-type="float" office:value="123" table:formula="of:=1+SUM([.L123])" table:style-name="ce1">
            <text:p>123</text:p>
          </table:table-cell>
          <table:table-cell office:value-type="float" office:value="0" table:formula="of:=FORECAST([.L124];[BLEND18convert.$C$2:.$C$601];[BLEND18convert.$A$2:.$A$601])" table:style-name="ce1">
            <text:p>#DIV/0!</text:p>
          </table:table-cell>
          <table:table-cell office:value-type="float" office:value="0" table:formula="of:=FORECAST.LINEAR([.L124];[BLEND18convert.$A$2:.$A$601];[BLEND18convert.$C$2:.$C$601])" table:style-name="ce1">
            <text:p>#DIV/0!</text:p>
          </table:table-cell>
          <table:table-cell office:value-type="float" office:value="0" table:formula="of:=FORECAST.LINEAR([.L124]; [.A124:.A722];[.C124:.C722])" table:style-name="ce1">
            <text:p>#DIV/0!</text:p>
          </table:table-cell>
          <table:table-cell table:number-columns-repeated="3" table:style-name="ce1"/>
          <table:table-cell office:value-type="float" office:value="52.480000000000004" table:formula="of:=[BLEND18convert.$B124]*(256/600)" table:style-name="ce1">
            <text:p>52.48</text:p>
          </table:table-cell>
          <table:table-cell office:value-type="float" office:value="1128.04" table:formula="of:=4000*[BLEND18convert.$A124]" table:style-name="ce1">
            <text:p>1128.04</text:p>
          </table:table-cell>
          <table:table-cell table:number-columns-repeated="7" table:style-name="ce1"/>
          <table:table-cell office:value-type="float" office:value="123" table:formula="of:=1+SUM([.AB123])" table:style-name="ce1">
            <text:p>123</text:p>
          </table:table-cell>
          <table:table-cell office:value-type="float" office:value="2567.286250000001" table:formula="of:=FORECAST([.AB124];OFFSET([.T124:.T723];MATCH([.AB124];[.S124:.S723];1)-1;0;2); OFFSET([.S124:.S723];MATCH([.AB124];[.S124:.S723];1)-1;0;2))" table:style-name="ce1">
            <text:p>2567.28625</text:p>
          </table:table-cell>
          <table:table-cell office:value-type="float" office:value="2567" table:formula="of:=INT([.AC124])" table:style-name="ce4">
            <text:p>256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29343</text:p>
          </table:table-cell>
          <table:table-cell office:value-type="float" office:value="124" table:formula="of:=1+SUM([.B124])" table:style-name="ce1">
            <text:p>124</text:p>
          </table:table-cell>
          <table:table-cell office:value-type="float" office:value="52.906666666666673" table:formula="of:=[BLEND18convert.$B125]*(256/600)" table:style-name="ce1">
            <text:p>52.90666667</text:p>
          </table:table-cell>
          <table:table-cell table:number-columns-repeated="8" table:style-name="ce1"/>
          <table:table-cell office:value-type="float" office:value="124" table:formula="of:=1+SUM([.L124])" table:style-name="ce1">
            <text:p>124</text:p>
          </table:table-cell>
          <table:table-cell office:value-type="float" office:value="0" table:formula="of:=FORECAST([.L125];[BLEND18convert.$C$2:.$C$601];[BLEND18convert.$A$2:.$A$601])" table:style-name="ce1">
            <text:p>#DIV/0!</text:p>
          </table:table-cell>
          <table:table-cell office:value-type="float" office:value="0" table:formula="of:=FORECAST.LINEAR([.L125];[BLEND18convert.$A$2:.$A$601];[BLEND18convert.$C$2:.$C$601])" table:style-name="ce1">
            <text:p>#DIV/0!</text:p>
          </table:table-cell>
          <table:table-cell office:value-type="float" office:value="0" table:formula="of:=FORECAST.LINEAR([.L125]; [.A125:.A723];[.C125:.C723])" table:style-name="ce1">
            <text:p>#DIV/0!</text:p>
          </table:table-cell>
          <table:table-cell table:number-columns-repeated="3" table:style-name="ce1"/>
          <table:table-cell office:value-type="float" office:value="52.906666666666673" table:formula="of:=[BLEND18convert.$B125]*(256/600)" table:style-name="ce1">
            <text:p>52.90666667</text:p>
          </table:table-cell>
          <table:table-cell office:value-type="float" office:value="1173.72" table:formula="of:=4000*[BLEND18convert.$A125]" table:style-name="ce1">
            <text:p>1173.72</text:p>
          </table:table-cell>
          <table:table-cell table:number-columns-repeated="7" table:style-name="ce1"/>
          <table:table-cell office:value-type="float" office:value="124" table:formula="of:=1+SUM([.AB124])" table:style-name="ce1">
            <text:p>124</text:p>
          </table:table-cell>
          <table:table-cell office:value-type="float" office:value="2659.9649999999983" table:formula="of:=FORECAST([.AB125];OFFSET([.T125:.T724];MATCH([.AB125];[.S125:.S724];1)-1;0;2); OFFSET([.S125:.S724];MATCH([.AB125];[.S125:.S724];1)-1;0;2))" table:style-name="ce1">
            <text:p>2659.965</text:p>
          </table:table-cell>
          <table:table-cell office:value-type="float" office:value="2659" table:formula="of:=INT([.AC125])" table:style-name="ce4">
            <text:p>265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0484</text:p>
          </table:table-cell>
          <table:table-cell office:value-type="float" office:value="125" table:formula="of:=1+SUM([.B125])" table:style-name="ce1">
            <text:p>125</text:p>
          </table:table-cell>
          <table:table-cell office:value-type="float" office:value="53.333333333333336" table:formula="of:=[BLEND18convert.$B126]*(256/600)" table:style-name="ce1">
            <text:p>53.33333333</text:p>
          </table:table-cell>
          <table:table-cell table:number-columns-repeated="8" table:style-name="ce1"/>
          <table:table-cell office:value-type="float" office:value="125" table:formula="of:=1+SUM([.L125])" table:style-name="ce1">
            <text:p>125</text:p>
          </table:table-cell>
          <table:table-cell office:value-type="float" office:value="0" table:formula="of:=FORECAST([.L126];[BLEND18convert.$C$2:.$C$601];[BLEND18convert.$A$2:.$A$601])" table:style-name="ce1">
            <text:p>#DIV/0!</text:p>
          </table:table-cell>
          <table:table-cell office:value-type="float" office:value="0" table:formula="of:=FORECAST.LINEAR([.L126];[BLEND18convert.$A$2:.$A$601];[BLEND18convert.$C$2:.$C$601])" table:style-name="ce1">
            <text:p>#DIV/0!</text:p>
          </table:table-cell>
          <table:table-cell office:value-type="float" office:value="0" table:formula="of:=FORECAST.LINEAR([.L126]; [.A126:.A724];[.C126:.C724])" table:style-name="ce1">
            <text:p>#DIV/0!</text:p>
          </table:table-cell>
          <table:table-cell table:number-columns-repeated="3" table:style-name="ce1"/>
          <table:table-cell office:value-type="float" office:value="53.333333333333336" table:formula="of:=[BLEND18convert.$B126]*(256/600)" table:style-name="ce1">
            <text:p>53.33333333</text:p>
          </table:table-cell>
          <table:table-cell office:value-type="float" office:value="1219.3599999999999" table:formula="of:=4000*[BLEND18convert.$A126]" table:style-name="ce1">
            <text:p>1219.36</text:p>
          </table:table-cell>
          <table:table-cell table:number-columns-repeated="7" table:style-name="ce1"/>
          <table:table-cell office:value-type="float" office:value="125" table:formula="of:=1+SUM([.AB125])" table:style-name="ce1">
            <text:p>125</text:p>
          </table:table-cell>
          <table:table-cell office:value-type="float" office:value="2752.5637499999993" table:formula="of:=FORECAST([.AB126];OFFSET([.T126:.T725];MATCH([.AB126];[.S126:.S725];1)-1;0;2); OFFSET([.S126:.S725];MATCH([.AB126];[.S126:.S725];1)-1;0;2))" table:style-name="ce1">
            <text:p>2752.56375</text:p>
          </table:table-cell>
          <table:table-cell office:value-type="float" office:value="2752" table:formula="of:=INT([.AC126])" table:style-name="ce4">
            <text:p>275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1622</text:p>
          </table:table-cell>
          <table:table-cell office:value-type="float" office:value="126" table:formula="of:=1+SUM([.B126])" table:style-name="ce1">
            <text:p>126</text:p>
          </table:table-cell>
          <table:table-cell office:value-type="float" office:value="53.760000000000005" table:formula="of:=[BLEND18convert.$B127]*(256/600)" table:style-name="ce1">
            <text:p>53.76</text:p>
          </table:table-cell>
          <table:table-cell table:number-columns-repeated="8" table:style-name="ce1"/>
          <table:table-cell office:value-type="float" office:value="126" table:formula="of:=1+SUM([.L126])" table:style-name="ce1">
            <text:p>126</text:p>
          </table:table-cell>
          <table:table-cell office:value-type="float" office:value="0" table:formula="of:=FORECAST([.L127];[BLEND18convert.$C$2:.$C$601];[BLEND18convert.$A$2:.$A$601])" table:style-name="ce1">
            <text:p>#DIV/0!</text:p>
          </table:table-cell>
          <table:table-cell office:value-type="float" office:value="0" table:formula="of:=FORECAST.LINEAR([.L127];[BLEND18convert.$A$2:.$A$601];[BLEND18convert.$C$2:.$C$601])" table:style-name="ce1">
            <text:p>#DIV/0!</text:p>
          </table:table-cell>
          <table:table-cell office:value-type="float" office:value="0" table:formula="of:=FORECAST.LINEAR([.L127]; [.A127:.A725];[.C127:.C725])" table:style-name="ce1">
            <text:p>#DIV/0!</text:p>
          </table:table-cell>
          <table:table-cell table:number-columns-repeated="3" table:style-name="ce1"/>
          <table:table-cell office:value-type="float" office:value="53.760000000000005" table:formula="of:=[BLEND18convert.$B127]*(256/600)" table:style-name="ce1">
            <text:p>53.76</text:p>
          </table:table-cell>
          <table:table-cell office:value-type="float" office:value="1264.8800000000001" table:formula="of:=4000*[BLEND18convert.$A127]" table:style-name="ce1">
            <text:p>1264.88</text:p>
          </table:table-cell>
          <table:table-cell table:number-columns-repeated="7" table:style-name="ce1"/>
          <table:table-cell office:value-type="float" office:value="126" table:formula="of:=1+SUM([.AB126])" table:style-name="ce1">
            <text:p>126</text:p>
          </table:table-cell>
          <table:table-cell office:value-type="float" office:value="2844.9650000000001" table:formula="of:=FORECAST([.AB127];OFFSET([.T127:.T726];MATCH([.AB127];[.S127:.S726];1)-1;0;2); OFFSET([.S127:.S726];MATCH([.AB127];[.S127:.S726];1)-1;0;2))" table:style-name="ce1">
            <text:p>2844.965</text:p>
          </table:table-cell>
          <table:table-cell office:value-type="float" office:value="2844" table:formula="of:=INT([.AC127])" table:style-name="ce4">
            <text:p>284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2764</text:p>
          </table:table-cell>
          <table:table-cell office:value-type="float" office:value="127" table:formula="of:=1+SUM([.B127])" table:style-name="ce1">
            <text:p>127</text:p>
          </table:table-cell>
          <table:table-cell office:value-type="float" office:value="54.186666666666667" table:formula="of:=[BLEND18convert.$B128]*(256/600)" table:style-name="ce1">
            <text:p>54.18666667</text:p>
          </table:table-cell>
          <table:table-cell table:number-columns-repeated="8" table:style-name="ce1"/>
          <table:table-cell office:value-type="float" office:value="127" table:formula="of:=1+SUM([.L127])" table:style-name="ce1">
            <text:p>127</text:p>
          </table:table-cell>
          <table:table-cell office:value-type="float" office:value="0" table:formula="of:=FORECAST([.L128];[BLEND18convert.$C$2:.$C$601];[BLEND18convert.$A$2:.$A$601])" table:style-name="ce1">
            <text:p>#DIV/0!</text:p>
          </table:table-cell>
          <table:table-cell office:value-type="float" office:value="0" table:formula="of:=FORECAST.LINEAR([.L128];[BLEND18convert.$A$2:.$A$601];[BLEND18convert.$C$2:.$C$601])" table:style-name="ce1">
            <text:p>#DIV/0!</text:p>
          </table:table-cell>
          <table:table-cell office:value-type="float" office:value="0" table:formula="of:=FORECAST.LINEAR([.L128]; [.A128:.A726];[.C128:.C726])" table:style-name="ce1">
            <text:p>#DIV/0!</text:p>
          </table:table-cell>
          <table:table-cell table:number-columns-repeated="3" table:style-name="ce1"/>
          <table:table-cell office:value-type="float" office:value="54.186666666666667" table:formula="of:=[BLEND18convert.$B128]*(256/600)" table:style-name="ce1">
            <text:p>54.18666667</text:p>
          </table:table-cell>
          <table:table-cell office:value-type="float" office:value="1310.56" table:formula="of:=4000*[BLEND18convert.$A128]" table:style-name="ce1">
            <text:p>1310.56</text:p>
          </table:table-cell>
          <table:table-cell table:number-columns-repeated="7" table:style-name="ce1"/>
          <table:table-cell office:value-type="float" office:value="127" table:formula="of:=1+SUM([.AB127])" table:style-name="ce1">
            <text:p>127</text:p>
          </table:table-cell>
          <table:table-cell office:value-type="float" office:value="2937.4174999999977" table:formula="of:=FORECAST([.AB128];OFFSET([.T128:.T727];MATCH([.AB128];[.S128:.S727];1)-1;0;2); OFFSET([.S128:.S727];MATCH([.AB128];[.S128:.S727];1)-1;0;2))" table:style-name="ce1">
            <text:p>2937.4175</text:p>
          </table:table-cell>
          <table:table-cell office:value-type="float" office:value="2937" table:formula="of:=INT([.AC128])" table:style-name="ce4">
            <text:p>293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3899</text:p>
          </table:table-cell>
          <table:table-cell office:value-type="float" office:value="128" table:formula="of:=1+SUM([.B128])" table:style-name="ce1">
            <text:p>128</text:p>
          </table:table-cell>
          <table:table-cell office:value-type="float" office:value="54.613333333333337" table:formula="of:=[BLEND18convert.$B129]*(256/600)" table:style-name="ce1">
            <text:p>54.61333333</text:p>
          </table:table-cell>
          <table:table-cell table:number-columns-repeated="8" table:style-name="ce1"/>
          <table:table-cell office:value-type="float" office:value="128" table:formula="of:=1+SUM([.L128])" table:style-name="ce1">
            <text:p>128</text:p>
          </table:table-cell>
          <table:table-cell office:value-type="float" office:value="0" table:formula="of:=FORECAST([.L129];[BLEND18convert.$C$2:.$C$601];[BLEND18convert.$A$2:.$A$601])" table:style-name="ce1">
            <text:p>#DIV/0!</text:p>
          </table:table-cell>
          <table:table-cell office:value-type="float" office:value="0" table:formula="of:=FORECAST.LINEAR([.L129];[BLEND18convert.$A$2:.$A$601];[BLEND18convert.$C$2:.$C$601])" table:style-name="ce1">
            <text:p>#DIV/0!</text:p>
          </table:table-cell>
          <table:table-cell office:value-type="float" office:value="0" table:formula="of:=FORECAST.LINEAR([.L129]; [.A129:.A727];[.C129:.C727])" table:style-name="ce1">
            <text:p>#DIV/0!</text:p>
          </table:table-cell>
          <table:table-cell table:number-columns-repeated="3" table:style-name="ce1"/>
          <table:table-cell office:value-type="float" office:value="54.613333333333337" table:formula="of:=[BLEND18convert.$B129]*(256/600)" table:style-name="ce1">
            <text:p>54.61333333</text:p>
          </table:table-cell>
          <table:table-cell office:value-type="float" office:value="1355.96" table:formula="of:=4000*[BLEND18convert.$A129]" table:style-name="ce1">
            <text:p>1355.96</text:p>
          </table:table-cell>
          <table:table-cell table:number-columns-repeated="7" table:style-name="ce1"/>
          <table:table-cell office:value-type="float" office:value="128" table:formula="of:=1+SUM([.AB128])" table:style-name="ce1">
            <text:p>128</text:p>
          </table:table-cell>
          <table:table-cell office:value-type="float" office:value="3029.9199999999255" table:formula="of:=FORECAST([.AB129];OFFSET([.T129:.T728];MATCH([.AB129];[.S129:.S728];1)-1;0;2); OFFSET([.S129:.S728];MATCH([.AB129];[.S129:.S728];1)-1;0;2))" table:style-name="ce1">
            <text:p>3029.92</text:p>
          </table:table-cell>
          <table:table-cell office:value-type="float" office:value="3029" table:formula="of:=INT([.AC129])" table:style-name="ce4">
            <text:p>302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5040</text:p>
          </table:table-cell>
          <table:table-cell office:value-type="float" office:value="129" table:formula="of:=1+SUM([.B129])" table:style-name="ce1">
            <text:p>129</text:p>
          </table:table-cell>
          <table:table-cell office:value-type="float" office:value="55.040000000000006" table:formula="of:=[BLEND18convert.$B130]*(256/600)" table:style-name="ce1">
            <text:p>55.04</text:p>
          </table:table-cell>
          <table:table-cell table:number-columns-repeated="8" table:style-name="ce1"/>
          <table:table-cell office:value-type="float" office:value="129" table:formula="of:=1+SUM([.L129])" table:style-name="ce1">
            <text:p>129</text:p>
          </table:table-cell>
          <table:table-cell office:value-type="float" office:value="0" table:formula="of:=FORECAST([.L130];[BLEND18convert.$C$2:.$C$601];[BLEND18convert.$A$2:.$A$601])" table:style-name="ce1">
            <text:p>#DIV/0!</text:p>
          </table:table-cell>
          <table:table-cell office:value-type="float" office:value="0" table:formula="of:=FORECAST.LINEAR([.L130];[BLEND18convert.$A$2:.$A$601];[BLEND18convert.$C$2:.$C$601])" table:style-name="ce1">
            <text:p>#DIV/0!</text:p>
          </table:table-cell>
          <table:table-cell office:value-type="float" office:value="0" table:formula="of:=FORECAST.LINEAR([.L130]; [.A130:.A728];[.C130:.C728])" table:style-name="ce1">
            <text:p>#DIV/0!</text:p>
          </table:table-cell>
          <table:table-cell table:number-columns-repeated="3" table:style-name="ce1"/>
          <table:table-cell office:value-type="float" office:value="55.040000000000006" table:formula="of:=[BLEND18convert.$B130]*(256/600)" table:style-name="ce1">
            <text:p>55.04</text:p>
          </table:table-cell>
          <table:table-cell office:value-type="float" office:value="1401.6" table:formula="of:=4000*[BLEND18convert.$A130]" table:style-name="ce1">
            <text:p>1401.6</text:p>
          </table:table-cell>
          <table:table-cell table:number-columns-repeated="7" table:style-name="ce1"/>
          <table:table-cell office:value-type="float" office:value="129" table:formula="of:=1+SUM([.AB129])" table:style-name="ce1">
            <text:p>129</text:p>
          </table:table-cell>
          <table:table-cell office:value-type="float" office:value="-2997.963749999999" table:formula="of:=FORECAST([.AB130];OFFSET([.T130:.T729];MATCH([.AB130];[.S130:.S729];1)-1;0;2); OFFSET([.S130:.S729];MATCH([.AB130];[.S130:.S729];1)-1;0;2))" table:style-name="ce1">
            <text:p>-2997.96375</text:p>
          </table:table-cell>
          <table:table-cell office:value-type="float" office:value="-2998" table:formula="of:=INT([.AC130])" table:style-name="ce4">
            <text:p>-299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6169</text:p>
          </table:table-cell>
          <table:table-cell office:value-type="float" office:value="130" table:formula="of:=1+SUM([.B130])" table:style-name="ce1">
            <text:p>130</text:p>
          </table:table-cell>
          <table:table-cell office:value-type="float" office:value="55.466666666666669" table:formula="of:=[BLEND18convert.$B131]*(256/600)" table:style-name="ce1">
            <text:p>55.46666667</text:p>
          </table:table-cell>
          <table:table-cell table:number-columns-repeated="8" table:style-name="ce1"/>
          <table:table-cell office:value-type="float" office:value="130" table:formula="of:=1+SUM([.L130])" table:style-name="ce1">
            <text:p>130</text:p>
          </table:table-cell>
          <table:table-cell office:value-type="float" office:value="0" table:formula="of:=FORECAST([.L131];[BLEND18convert.$C$2:.$C$601];[BLEND18convert.$A$2:.$A$601])" table:style-name="ce1">
            <text:p>#DIV/0!</text:p>
          </table:table-cell>
          <table:table-cell office:value-type="float" office:value="0" table:formula="of:=FORECAST.LINEAR([.L131];[BLEND18convert.$A$2:.$A$601];[BLEND18convert.$C$2:.$C$601])" table:style-name="ce1">
            <text:p>#DIV/0!</text:p>
          </table:table-cell>
          <table:table-cell office:value-type="float" office:value="0" table:formula="of:=FORECAST.LINEAR([.L131]; [.A131:.A729];[.C131:.C729])" table:style-name="ce1">
            <text:p>#DIV/0!</text:p>
          </table:table-cell>
          <table:table-cell table:number-columns-repeated="3" table:style-name="ce1"/>
          <table:table-cell office:value-type="float" office:value="55.466666666666669" table:formula="of:=[BLEND18convert.$B131]*(256/600)" table:style-name="ce1">
            <text:p>55.46666667</text:p>
          </table:table-cell>
          <table:table-cell office:value-type="float" office:value="1446.76" table:formula="of:=4000*[BLEND18convert.$A131]" table:style-name="ce1">
            <text:p>1446.76</text:p>
          </table:table-cell>
          <table:table-cell table:number-columns-repeated="7" table:style-name="ce1"/>
          <table:table-cell office:value-type="float" office:value="130" table:formula="of:=1+SUM([.AB130])" table:style-name="ce1">
            <text:p>130</text:p>
          </table:table-cell>
          <table:table-cell office:value-type="float" office:value="-2905.4300000000003" table:formula="of:=FORECAST([.AB131];OFFSET([.T131:.T730];MATCH([.AB131];[.S131:.S730];1)-1;0;2); OFFSET([.S131:.S730];MATCH([.AB131];[.S131:.S730];1)-1;0;2))" table:style-name="ce1">
            <text:p>-2905.43</text:p>
          </table:table-cell>
          <table:table-cell office:value-type="float" office:value="-2906" table:formula="of:=INT([.AC131])" table:style-name="ce4">
            <text:p>-290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7305</text:p>
          </table:table-cell>
          <table:table-cell office:value-type="float" office:value="131" table:formula="of:=1+SUM([.B131])" table:style-name="ce1">
            <text:p>131</text:p>
          </table:table-cell>
          <table:table-cell office:value-type="float" office:value="55.893333333333338" table:formula="of:=[BLEND18convert.$B132]*(256/600)" table:style-name="ce1">
            <text:p>55.89333333</text:p>
          </table:table-cell>
          <table:table-cell table:number-columns-repeated="8" table:style-name="ce1"/>
          <table:table-cell office:value-type="float" office:value="131" table:formula="of:=1+SUM([.L131])" table:style-name="ce1">
            <text:p>131</text:p>
          </table:table-cell>
          <table:table-cell office:value-type="float" office:value="0" table:formula="of:=FORECAST([.L132];[BLEND18convert.$C$2:.$C$601];[BLEND18convert.$A$2:.$A$601])" table:style-name="ce1">
            <text:p>#DIV/0!</text:p>
          </table:table-cell>
          <table:table-cell office:value-type="float" office:value="0" table:formula="of:=FORECAST.LINEAR([.L132];[BLEND18convert.$A$2:.$A$601];[BLEND18convert.$C$2:.$C$601])" table:style-name="ce1">
            <text:p>#DIV/0!</text:p>
          </table:table-cell>
          <table:table-cell office:value-type="float" office:value="0" table:formula="of:=FORECAST.LINEAR([.L132]; [.A132:.A730];[.C132:.C730])" table:style-name="ce1">
            <text:p>#DIV/0!</text:p>
          </table:table-cell>
          <table:table-cell table:number-columns-repeated="3" table:style-name="ce1"/>
          <table:table-cell office:value-type="float" office:value="55.893333333333338" table:formula="of:=[BLEND18convert.$B132]*(256/600)" table:style-name="ce1">
            <text:p>55.89333333</text:p>
          </table:table-cell>
          <table:table-cell office:value-type="float" office:value="1492.2" table:formula="of:=4000*[BLEND18convert.$A132]" table:style-name="ce1">
            <text:p>1492.2</text:p>
          </table:table-cell>
          <table:table-cell table:number-columns-repeated="7" table:style-name="ce1"/>
          <table:table-cell office:value-type="float" office:value="131" table:formula="of:=1+SUM([.AB131])" table:style-name="ce1">
            <text:p>131</text:p>
          </table:table-cell>
          <table:table-cell office:value-type="float" office:value="-2812.8525000000027" table:formula="of:=FORECAST([.AB132];OFFSET([.T132:.T731];MATCH([.AB132];[.S132:.S731];1)-1;0;2); OFFSET([.S132:.S731];MATCH([.AB132];[.S132:.S731];1)-1;0;2))" table:style-name="ce1">
            <text:p>-2812.8525</text:p>
          </table:table-cell>
          <table:table-cell office:value-type="float" office:value="-2813" table:formula="of:=INT([.AC132])" table:style-name="ce4">
            <text:p>-281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8440</text:p>
          </table:table-cell>
          <table:table-cell office:value-type="float" office:value="132" table:formula="of:=1+SUM([.B132])" table:style-name="ce1">
            <text:p>132</text:p>
          </table:table-cell>
          <table:table-cell office:value-type="float" office:value="56.32" table:formula="of:=[BLEND18convert.$B133]*(256/600)" table:style-name="ce1">
            <text:p>56.32</text:p>
          </table:table-cell>
          <table:table-cell table:number-columns-repeated="8" table:style-name="ce1"/>
          <table:table-cell office:value-type="float" office:value="132" table:formula="of:=1+SUM([.L132])" table:style-name="ce1">
            <text:p>132</text:p>
          </table:table-cell>
          <table:table-cell office:value-type="float" office:value="0" table:formula="of:=FORECAST([.L133];[BLEND18convert.$C$2:.$C$601];[BLEND18convert.$A$2:.$A$601])" table:style-name="ce1">
            <text:p>#DIV/0!</text:p>
          </table:table-cell>
          <table:table-cell office:value-type="float" office:value="0" table:formula="of:=FORECAST.LINEAR([.L133];[BLEND18convert.$A$2:.$A$601];[BLEND18convert.$C$2:.$C$601])" table:style-name="ce1">
            <text:p>#DIV/0!</text:p>
          </table:table-cell>
          <table:table-cell office:value-type="float" office:value="0" table:formula="of:=FORECAST.LINEAR([.L133]; [.A133:.A731];[.C133:.C731])" table:style-name="ce1">
            <text:p>#DIV/0!</text:p>
          </table:table-cell>
          <table:table-cell table:number-columns-repeated="3" table:style-name="ce1"/>
          <table:table-cell office:value-type="float" office:value="56.32" table:formula="of:=[BLEND18convert.$B133]*(256/600)" table:style-name="ce1">
            <text:p>56.32</text:p>
          </table:table-cell>
          <table:table-cell office:value-type="float" office:value="1537.6000000000001" table:formula="of:=4000*[BLEND18convert.$A133]" table:style-name="ce1">
            <text:p>1537.6</text:p>
          </table:table-cell>
          <table:table-cell table:number-columns-repeated="7" table:style-name="ce1"/>
          <table:table-cell office:value-type="float" office:value="132" table:formula="of:=1+SUM([.AB132])" table:style-name="ce1">
            <text:p>132</text:p>
          </table:table-cell>
          <table:table-cell office:value-type="float" office:value="-2720.375" table:formula="of:=FORECAST([.AB133];OFFSET([.T133:.T732];MATCH([.AB133];[.S133:.S732];1)-1;0;2); OFFSET([.S133:.S732];MATCH([.AB133];[.S133:.S732];1)-1;0;2))" table:style-name="ce1">
            <text:p>-2720.375</text:p>
          </table:table-cell>
          <table:table-cell office:value-type="float" office:value="-2721" table:formula="of:=INT([.AC133])" table:style-name="ce4">
            <text:p>-272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39569</text:p>
          </table:table-cell>
          <table:table-cell office:value-type="float" office:value="133" table:formula="of:=1+SUM([.B133])" table:style-name="ce1">
            <text:p>133</text:p>
          </table:table-cell>
          <table:table-cell office:value-type="float" office:value="56.74666666666667" table:formula="of:=[BLEND18convert.$B134]*(256/600)" table:style-name="ce1">
            <text:p>56.74666667</text:p>
          </table:table-cell>
          <table:table-cell table:number-columns-repeated="8" table:style-name="ce1"/>
          <table:table-cell office:value-type="float" office:value="133" table:formula="of:=1+SUM([.L133])" table:style-name="ce1">
            <text:p>133</text:p>
          </table:table-cell>
          <table:table-cell office:value-type="float" office:value="0" table:formula="of:=FORECAST([.L134];[BLEND18convert.$C$2:.$C$601];[BLEND18convert.$A$2:.$A$601])" table:style-name="ce1">
            <text:p>#DIV/0!</text:p>
          </table:table-cell>
          <table:table-cell office:value-type="float" office:value="0" table:formula="of:=FORECAST.LINEAR([.L134];[BLEND18convert.$A$2:.$A$601];[BLEND18convert.$C$2:.$C$601])" table:style-name="ce1">
            <text:p>#DIV/0!</text:p>
          </table:table-cell>
          <table:table-cell office:value-type="float" office:value="0" table:formula="of:=FORECAST.LINEAR([.L134]; [.A134:.A732];[.C134:.C732])" table:style-name="ce1">
            <text:p>#DIV/0!</text:p>
          </table:table-cell>
          <table:table-cell table:number-columns-repeated="3" table:style-name="ce1"/>
          <table:table-cell office:value-type="float" office:value="56.74666666666667" table:formula="of:=[BLEND18convert.$B134]*(256/600)" table:style-name="ce1">
            <text:p>56.74666667</text:p>
          </table:table-cell>
          <table:table-cell office:value-type="float" office:value="1582.76" table:formula="of:=4000*[BLEND18convert.$A134]" table:style-name="ce1">
            <text:p>1582.76</text:p>
          </table:table-cell>
          <table:table-cell table:number-columns-repeated="7" table:style-name="ce1"/>
          <table:table-cell office:value-type="float" office:value="133" table:formula="of:=1+SUM([.AB133])" table:style-name="ce1">
            <text:p>133</text:p>
          </table:table-cell>
          <table:table-cell office:value-type="float" office:value="-2627.9212499999994" table:formula="of:=FORECAST([.AB134];OFFSET([.T134:.T733];MATCH([.AB134];[.S134:.S733];1)-1;0;2); OFFSET([.S134:.S733];MATCH([.AB134];[.S134:.S733];1)-1;0;2))" table:style-name="ce1">
            <text:p>-2627.92125</text:p>
          </table:table-cell>
          <table:table-cell office:value-type="float" office:value="-2628" table:formula="of:=INT([.AC134])" table:style-name="ce4">
            <text:p>-262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0701</text:p>
          </table:table-cell>
          <table:table-cell office:value-type="float" office:value="134" table:formula="of:=1+SUM([.B134])" table:style-name="ce1">
            <text:p>134</text:p>
          </table:table-cell>
          <table:table-cell office:value-type="float" office:value="57.173333333333339" table:formula="of:=[BLEND18convert.$B135]*(256/600)" table:style-name="ce1">
            <text:p>57.17333333</text:p>
          </table:table-cell>
          <table:table-cell table:number-columns-repeated="8" table:style-name="ce1"/>
          <table:table-cell office:value-type="float" office:value="134" table:formula="of:=1+SUM([.L134])" table:style-name="ce1">
            <text:p>134</text:p>
          </table:table-cell>
          <table:table-cell office:value-type="float" office:value="0" table:formula="of:=FORECAST([.L135];[BLEND18convert.$C$2:.$C$601];[BLEND18convert.$A$2:.$A$601])" table:style-name="ce1">
            <text:p>#DIV/0!</text:p>
          </table:table-cell>
          <table:table-cell office:value-type="float" office:value="0" table:formula="of:=FORECAST.LINEAR([.L135];[BLEND18convert.$A$2:.$A$601];[BLEND18convert.$C$2:.$C$601])" table:style-name="ce1">
            <text:p>#DIV/0!</text:p>
          </table:table-cell>
          <table:table-cell office:value-type="float" office:value="0" table:formula="of:=FORECAST.LINEAR([.L135]; [.A135:.A733];[.C135:.C733])" table:style-name="ce1">
            <text:p>#DIV/0!</text:p>
          </table:table-cell>
          <table:table-cell table:number-columns-repeated="3" table:style-name="ce1"/>
          <table:table-cell office:value-type="float" office:value="57.173333333333339" table:formula="of:=[BLEND18convert.$B135]*(256/600)" table:style-name="ce1">
            <text:p>57.17333333</text:p>
          </table:table-cell>
          <table:table-cell office:value-type="float" office:value="1628.04" table:formula="of:=4000*[BLEND18convert.$A135]" table:style-name="ce1">
            <text:p>1628.04</text:p>
          </table:table-cell>
          <table:table-cell table:number-columns-repeated="7" table:style-name="ce1"/>
          <table:table-cell office:value-type="float" office:value="134" table:formula="of:=1+SUM([.AB134])" table:style-name="ce1">
            <text:p>134</text:p>
          </table:table-cell>
          <table:table-cell office:value-type="float" office:value="-2535.2474999999995" table:formula="of:=FORECAST([.AB135];OFFSET([.T135:.T734];MATCH([.AB135];[.S135:.S734];1)-1;0;2); OFFSET([.S135:.S734];MATCH([.AB135];[.S135:.S734];1)-1;0;2))" table:style-name="ce1">
            <text:p>-2535.2475</text:p>
          </table:table-cell>
          <table:table-cell office:value-type="float" office:value="-2536" table:formula="of:=INT([.AC135])" table:style-name="ce4">
            <text:p>-253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1830</text:p>
          </table:table-cell>
          <table:table-cell office:value-type="float" office:value="135" table:formula="of:=1+SUM([.B135])" table:style-name="ce1">
            <text:p>135</text:p>
          </table:table-cell>
          <table:table-cell office:value-type="float" office:value="57.6" table:formula="of:=[BLEND18convert.$B136]*(256/600)" table:style-name="ce1">
            <text:p>57.6</text:p>
          </table:table-cell>
          <table:table-cell table:number-columns-repeated="8" table:style-name="ce1"/>
          <table:table-cell office:value-type="float" office:value="135" table:formula="of:=1+SUM([.L135])" table:style-name="ce1">
            <text:p>135</text:p>
          </table:table-cell>
          <table:table-cell office:value-type="float" office:value="0" table:formula="of:=FORECAST([.L136];[BLEND18convert.$C$2:.$C$601];[BLEND18convert.$A$2:.$A$601])" table:style-name="ce1">
            <text:p>#DIV/0!</text:p>
          </table:table-cell>
          <table:table-cell office:value-type="float" office:value="0" table:formula="of:=FORECAST.LINEAR([.L136];[BLEND18convert.$A$2:.$A$601];[BLEND18convert.$C$2:.$C$601])" table:style-name="ce1">
            <text:p>#DIV/0!</text:p>
          </table:table-cell>
          <table:table-cell office:value-type="float" office:value="0" table:formula="of:=FORECAST.LINEAR([.L136]; [.A136:.A734];[.C136:.C734])" table:style-name="ce1">
            <text:p>#DIV/0!</text:p>
          </table:table-cell>
          <table:table-cell table:number-columns-repeated="3" table:style-name="ce1"/>
          <table:table-cell office:value-type="float" office:value="57.6" table:formula="of:=[BLEND18convert.$B136]*(256/600)" table:style-name="ce1">
            <text:p>57.6</text:p>
          </table:table-cell>
          <table:table-cell office:value-type="float" office:value="1673.2" table:formula="of:=4000*[BLEND18convert.$A136]" table:style-name="ce1">
            <text:p>1673.2</text:p>
          </table:table-cell>
          <table:table-cell table:number-columns-repeated="7" table:style-name="ce1"/>
          <table:table-cell office:value-type="float" office:value="135" table:formula="of:=1+SUM([.AB135])" table:style-name="ce1">
            <text:p>135</text:p>
          </table:table-cell>
          <table:table-cell office:value-type="float" office:value="-2442.6887500000012" table:formula="of:=FORECAST([.AB136];OFFSET([.T136:.T735];MATCH([.AB136];[.S136:.S735];1)-1;0;2); OFFSET([.S136:.S735];MATCH([.AB136];[.S136:.S735];1)-1;0;2))" table:style-name="ce1">
            <text:p>-2442.68875</text:p>
          </table:table-cell>
          <table:table-cell office:value-type="float" office:value="-2443" table:formula="of:=INT([.AC136])" table:style-name="ce4">
            <text:p>-244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2953</text:p>
          </table:table-cell>
          <table:table-cell office:value-type="float" office:value="136" table:formula="of:=1+SUM([.B136])" table:style-name="ce1">
            <text:p>136</text:p>
          </table:table-cell>
          <table:table-cell office:value-type="float" office:value="58.026666666666671" table:formula="of:=[BLEND18convert.$B137]*(256/600)" table:style-name="ce1">
            <text:p>58.02666667</text:p>
          </table:table-cell>
          <table:table-cell table:number-columns-repeated="8" table:style-name="ce1"/>
          <table:table-cell office:value-type="float" office:value="136" table:formula="of:=1+SUM([.L136])" table:style-name="ce1">
            <text:p>136</text:p>
          </table:table-cell>
          <table:table-cell office:value-type="float" office:value="0" table:formula="of:=FORECAST([.L137];[BLEND18convert.$C$2:.$C$601];[BLEND18convert.$A$2:.$A$601])" table:style-name="ce1">
            <text:p>#DIV/0!</text:p>
          </table:table-cell>
          <table:table-cell office:value-type="float" office:value="0" table:formula="of:=FORECAST.LINEAR([.L137];[BLEND18convert.$A$2:.$A$601];[BLEND18convert.$C$2:.$C$601])" table:style-name="ce1">
            <text:p>#DIV/0!</text:p>
          </table:table-cell>
          <table:table-cell office:value-type="float" office:value="0" table:formula="of:=FORECAST.LINEAR([.L137]; [.A137:.A735];[.C137:.C735])" table:style-name="ce1">
            <text:p>#DIV/0!</text:p>
          </table:table-cell>
          <table:table-cell table:number-columns-repeated="3" table:style-name="ce1"/>
          <table:table-cell office:value-type="float" office:value="58.026666666666671" table:formula="of:=[BLEND18convert.$B137]*(256/600)" table:style-name="ce1">
            <text:p>58.02666667</text:p>
          </table:table-cell>
          <table:table-cell office:value-type="float" office:value="1718.1200000000001" table:formula="of:=4000*[BLEND18convert.$A137]" table:style-name="ce1">
            <text:p>1718.12</text:p>
          </table:table-cell>
          <table:table-cell table:number-columns-repeated="7" table:style-name="ce1"/>
          <table:table-cell office:value-type="float" office:value="136" table:formula="of:=1+SUM([.AB136])" table:style-name="ce1">
            <text:p>136</text:p>
          </table:table-cell>
          <table:table-cell office:value-type="float" office:value="-2349.9700000000012" table:formula="of:=FORECAST([.AB137];OFFSET([.T137:.T736];MATCH([.AB137];[.S137:.S736];1)-1;0;2); OFFSET([.S137:.S736];MATCH([.AB137];[.S137:.S736];1)-1;0;2))" table:style-name="ce1">
            <text:p>-2349.97</text:p>
          </table:table-cell>
          <table:table-cell office:value-type="float" office:value="-2350" table:formula="of:=INT([.AC137])" table:style-name="ce4">
            <text:p>-235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4086</text:p>
          </table:table-cell>
          <table:table-cell office:value-type="float" office:value="137" table:formula="of:=1+SUM([.B137])" table:style-name="ce1">
            <text:p>137</text:p>
          </table:table-cell>
          <table:table-cell office:value-type="float" office:value="58.45333333333334" table:formula="of:=[BLEND18convert.$B138]*(256/600)" table:style-name="ce1">
            <text:p>58.45333333</text:p>
          </table:table-cell>
          <table:table-cell table:number-columns-repeated="8" table:style-name="ce1"/>
          <table:table-cell office:value-type="float" office:value="137" table:formula="of:=1+SUM([.L137])" table:style-name="ce1">
            <text:p>137</text:p>
          </table:table-cell>
          <table:table-cell office:value-type="float" office:value="0" table:formula="of:=FORECAST([.L138];[BLEND18convert.$C$2:.$C$601];[BLEND18convert.$A$2:.$A$601])" table:style-name="ce1">
            <text:p>#DIV/0!</text:p>
          </table:table-cell>
          <table:table-cell office:value-type="float" office:value="0" table:formula="of:=FORECAST.LINEAR([.L138];[BLEND18convert.$A$2:.$A$601];[BLEND18convert.$C$2:.$C$601])" table:style-name="ce1">
            <text:p>#DIV/0!</text:p>
          </table:table-cell>
          <table:table-cell office:value-type="float" office:value="0" table:formula="of:=FORECAST.LINEAR([.L138]; [.A138:.A736];[.C138:.C736])" table:style-name="ce1">
            <text:p>#DIV/0!</text:p>
          </table:table-cell>
          <table:table-cell table:number-columns-repeated="3" table:style-name="ce1"/>
          <table:table-cell office:value-type="float" office:value="58.45333333333334" table:formula="of:=[BLEND18convert.$B138]*(256/600)" table:style-name="ce1">
            <text:p>58.45333333</text:p>
          </table:table-cell>
          <table:table-cell office:value-type="float" office:value="1763.4399999999998" table:formula="of:=4000*[BLEND18convert.$A138]" table:style-name="ce1">
            <text:p>1763.44</text:p>
          </table:table-cell>
          <table:table-cell table:number-columns-repeated="7" table:style-name="ce1"/>
          <table:table-cell office:value-type="float" office:value="137" table:formula="of:=1+SUM([.AB137])" table:style-name="ce1">
            <text:p>137</text:p>
          </table:table-cell>
          <table:table-cell office:value-type="float" office:value="-2257.2800000000007" table:formula="of:=FORECAST([.AB138];OFFSET([.T138:.T737];MATCH([.AB138];[.S138:.S737];1)-1;0;2); OFFSET([.S138:.S737];MATCH([.AB138];[.S138:.S737];1)-1;0;2))" table:style-name="ce1">
            <text:p>-2257.28</text:p>
          </table:table-cell>
          <table:table-cell office:value-type="float" office:value="-2258" table:formula="of:=INT([.AC138])" table:style-name="ce4">
            <text:p>-225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5209</text:p>
          </table:table-cell>
          <table:table-cell office:value-type="float" office:value="138" table:formula="of:=1+SUM([.B138])" table:style-name="ce1">
            <text:p>138</text:p>
          </table:table-cell>
          <table:table-cell office:value-type="float" office:value="58.88" table:formula="of:=[BLEND18convert.$B139]*(256/600)" table:style-name="ce1">
            <text:p>58.88</text:p>
          </table:table-cell>
          <table:table-cell table:number-columns-repeated="8" table:style-name="ce1"/>
          <table:table-cell office:value-type="float" office:value="138" table:formula="of:=1+SUM([.L138])" table:style-name="ce1">
            <text:p>138</text:p>
          </table:table-cell>
          <table:table-cell office:value-type="float" office:value="0" table:formula="of:=FORECAST([.L139];[BLEND18convert.$C$2:.$C$601];[BLEND18convert.$A$2:.$A$601])" table:style-name="ce1">
            <text:p>#DIV/0!</text:p>
          </table:table-cell>
          <table:table-cell office:value-type="float" office:value="0" table:formula="of:=FORECAST.LINEAR([.L139];[BLEND18convert.$A$2:.$A$601];[BLEND18convert.$C$2:.$C$601])" table:style-name="ce1">
            <text:p>#DIV/0!</text:p>
          </table:table-cell>
          <table:table-cell office:value-type="float" office:value="0" table:formula="of:=FORECAST.LINEAR([.L139]; [.A139:.A737];[.C139:.C737])" table:style-name="ce1">
            <text:p>#DIV/0!</text:p>
          </table:table-cell>
          <table:table-cell table:number-columns-repeated="3" table:style-name="ce1"/>
          <table:table-cell office:value-type="float" office:value="58.88" table:formula="of:=[BLEND18convert.$B139]*(256/600)" table:style-name="ce1">
            <text:p>58.88</text:p>
          </table:table-cell>
          <table:table-cell office:value-type="float" office:value="1808.36" table:formula="of:=4000*[BLEND18convert.$A139]" table:style-name="ce1">
            <text:p>1808.36</text:p>
          </table:table-cell>
          <table:table-cell table:number-columns-repeated="7" table:style-name="ce1"/>
          <table:table-cell office:value-type="float" office:value="138" table:formula="of:=1+SUM([.AB138])" table:style-name="ce1">
            <text:p>138</text:p>
          </table:table-cell>
          <table:table-cell office:value-type="float" office:value="-2164.4525000000012" table:formula="of:=FORECAST([.AB139];OFFSET([.T139:.T738];MATCH([.AB139];[.S139:.S738];1)-1;0;2); OFFSET([.S139:.S738];MATCH([.AB139];[.S139:.S738];1)-1;0;2))" table:style-name="ce1">
            <text:p>-2164.4525</text:p>
          </table:table-cell>
          <table:table-cell office:value-type="float" office:value="-2165" table:formula="of:=INT([.AC139])" table:style-name="ce4">
            <text:p>-216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6332</text:p>
          </table:table-cell>
          <table:table-cell office:value-type="float" office:value="139" table:formula="of:=1+SUM([.B139])" table:style-name="ce1">
            <text:p>139</text:p>
          </table:table-cell>
          <table:table-cell office:value-type="float" office:value="59.306666666666672" table:formula="of:=[BLEND18convert.$B140]*(256/600)" table:style-name="ce1">
            <text:p>59.30666667</text:p>
          </table:table-cell>
          <table:table-cell table:number-columns-repeated="8" table:style-name="ce1"/>
          <table:table-cell office:value-type="float" office:value="139" table:formula="of:=1+SUM([.L139])" table:style-name="ce1">
            <text:p>139</text:p>
          </table:table-cell>
          <table:table-cell office:value-type="float" office:value="0" table:formula="of:=FORECAST([.L140];[BLEND18convert.$C$2:.$C$601];[BLEND18convert.$A$2:.$A$601])" table:style-name="ce1">
            <text:p>#DIV/0!</text:p>
          </table:table-cell>
          <table:table-cell office:value-type="float" office:value="0" table:formula="of:=FORECAST.LINEAR([.L140];[BLEND18convert.$A$2:.$A$601];[BLEND18convert.$C$2:.$C$601])" table:style-name="ce1">
            <text:p>#DIV/0!</text:p>
          </table:table-cell>
          <table:table-cell office:value-type="float" office:value="0" table:formula="of:=FORECAST.LINEAR([.L140]; [.A140:.A738];[.C140:.C738])" table:style-name="ce1">
            <text:p>#DIV/0!</text:p>
          </table:table-cell>
          <table:table-cell table:number-columns-repeated="3" table:style-name="ce1"/>
          <table:table-cell office:value-type="float" office:value="59.306666666666672" table:formula="of:=[BLEND18convert.$B140]*(256/600)" table:style-name="ce1">
            <text:p>59.30666667</text:p>
          </table:table-cell>
          <table:table-cell office:value-type="float" office:value="1853.28" table:formula="of:=4000*[BLEND18convert.$A140]" table:style-name="ce1">
            <text:p>1853.28</text:p>
          </table:table-cell>
          <table:table-cell table:number-columns-repeated="7" table:style-name="ce1"/>
          <table:table-cell office:value-type="float" office:value="139" table:formula="of:=1+SUM([.AB139])" table:style-name="ce1">
            <text:p>139</text:p>
          </table:table-cell>
          <table:table-cell office:value-type="float" office:value="-2071.7737499999985" table:formula="of:=FORECAST([.AB140];OFFSET([.T140:.T739];MATCH([.AB140];[.S140:.S739];1)-1;0;2); OFFSET([.S140:.S739];MATCH([.AB140];[.S140:.S739];1)-1;0;2))" table:style-name="ce1">
            <text:p>-2071.77375</text:p>
          </table:table-cell>
          <table:table-cell office:value-type="float" office:value="-2072" table:formula="of:=INT([.AC140])" table:style-name="ce4">
            <text:p>-207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7458</text:p>
          </table:table-cell>
          <table:table-cell office:value-type="float" office:value="140" table:formula="of:=1+SUM([.B140])" table:style-name="ce1">
            <text:p>140</text:p>
          </table:table-cell>
          <table:table-cell office:value-type="float" office:value="59.733333333333334" table:formula="of:=[BLEND18convert.$B141]*(256/600)" table:style-name="ce1">
            <text:p>59.73333333</text:p>
          </table:table-cell>
          <table:table-cell table:number-columns-repeated="8" table:style-name="ce1"/>
          <table:table-cell office:value-type="float" office:value="140" table:formula="of:=1+SUM([.L140])" table:style-name="ce1">
            <text:p>140</text:p>
          </table:table-cell>
          <table:table-cell office:value-type="float" office:value="0" table:formula="of:=FORECAST([.L141];[BLEND18convert.$C$2:.$C$601];[BLEND18convert.$A$2:.$A$601])" table:style-name="ce1">
            <text:p>#DIV/0!</text:p>
          </table:table-cell>
          <table:table-cell office:value-type="float" office:value="0" table:formula="of:=FORECAST.LINEAR([.L141];[BLEND18convert.$A$2:.$A$601];[BLEND18convert.$C$2:.$C$601])" table:style-name="ce1">
            <text:p>#DIV/0!</text:p>
          </table:table-cell>
          <table:table-cell office:value-type="float" office:value="0" table:formula="of:=FORECAST.LINEAR([.L141]; [.A141:.A739];[.C141:.C739])" table:style-name="ce1">
            <text:p>#DIV/0!</text:p>
          </table:table-cell>
          <table:table-cell table:number-columns-repeated="3" table:style-name="ce1"/>
          <table:table-cell office:value-type="float" office:value="59.733333333333334" table:formula="of:=[BLEND18convert.$B141]*(256/600)" table:style-name="ce1">
            <text:p>59.73333333</text:p>
          </table:table-cell>
          <table:table-cell office:value-type="float" office:value="1898.32" table:formula="of:=4000*[BLEND18convert.$A141]" table:style-name="ce1">
            <text:p>1898.32</text:p>
          </table:table-cell>
          <table:table-cell table:number-columns-repeated="7" table:style-name="ce1"/>
          <table:table-cell office:value-type="float" office:value="140" table:formula="of:=1+SUM([.AB140])" table:style-name="ce1">
            <text:p>140</text:p>
          </table:table-cell>
          <table:table-cell office:value-type="float" office:value="-1978.8000000000029" table:formula="of:=FORECAST([.AB141];OFFSET([.T141:.T740];MATCH([.AB141];[.S141:.S740];1)-1;0;2); OFFSET([.S141:.S740];MATCH([.AB141];[.S141:.S740];1)-1;0;2))" table:style-name="ce1">
            <text:p>-1978.8</text:p>
          </table:table-cell>
          <table:table-cell office:value-type="float" office:value="-1979" table:formula="of:=INT([.AC141])" table:style-name="ce4">
            <text:p>-197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8578</text:p>
          </table:table-cell>
          <table:table-cell office:value-type="float" office:value="141" table:formula="of:=1+SUM([.B141])" table:style-name="ce1">
            <text:p>141</text:p>
          </table:table-cell>
          <table:table-cell office:value-type="float" office:value="60.160000000000004" table:formula="of:=[BLEND18convert.$B142]*(256/600)" table:style-name="ce1">
            <text:p>60.16</text:p>
          </table:table-cell>
          <table:table-cell table:number-columns-repeated="8" table:style-name="ce1"/>
          <table:table-cell office:value-type="float" office:value="141" table:formula="of:=1+SUM([.L141])" table:style-name="ce1">
            <text:p>141</text:p>
          </table:table-cell>
          <table:table-cell office:value-type="float" office:value="0" table:formula="of:=FORECAST([.L142];[BLEND18convert.$C$2:.$C$601];[BLEND18convert.$A$2:.$A$601])" table:style-name="ce1">
            <text:p>#DIV/0!</text:p>
          </table:table-cell>
          <table:table-cell office:value-type="float" office:value="0" table:formula="of:=FORECAST.LINEAR([.L142];[BLEND18convert.$A$2:.$A$601];[BLEND18convert.$C$2:.$C$601])" table:style-name="ce1">
            <text:p>#DIV/0!</text:p>
          </table:table-cell>
          <table:table-cell office:value-type="float" office:value="0" table:formula="of:=FORECAST.LINEAR([.L142]; [.A142:.A740];[.C142:.C740])" table:style-name="ce1">
            <text:p>#DIV/0!</text:p>
          </table:table-cell>
          <table:table-cell table:number-columns-repeated="3" table:style-name="ce1"/>
          <table:table-cell office:value-type="float" office:value="60.160000000000004" table:formula="of:=[BLEND18convert.$B142]*(256/600)" table:style-name="ce1">
            <text:p>60.16</text:p>
          </table:table-cell>
          <table:table-cell office:value-type="float" office:value="1943.12" table:formula="of:=4000*[BLEND18convert.$A142]" table:style-name="ce1">
            <text:p>1943.12</text:p>
          </table:table-cell>
          <table:table-cell table:number-columns-repeated="7" table:style-name="ce1"/>
          <table:table-cell office:value-type="float" office:value="141" table:formula="of:=1+SUM([.AB141])" table:style-name="ce1">
            <text:p>141</text:p>
          </table:table-cell>
          <table:table-cell office:value-type="float" office:value="-1885.8187500000022" table:formula="of:=FORECAST([.AB142];OFFSET([.T142:.T741];MATCH([.AB142];[.S142:.S741];1)-1;0;2); OFFSET([.S142:.S741];MATCH([.AB142];[.S142:.S741];1)-1;0;2))" table:style-name="ce1">
            <text:p>-1885.81875</text:p>
          </table:table-cell>
          <table:table-cell office:value-type="float" office:value="-1886" table:formula="of:=INT([.AC142])" table:style-name="ce4">
            <text:p>-188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9695</text:p>
          </table:table-cell>
          <table:table-cell office:value-type="float" office:value="142" table:formula="of:=1+SUM([.B142])" table:style-name="ce1">
            <text:p>142</text:p>
          </table:table-cell>
          <table:table-cell office:value-type="float" office:value="60.586666666666673" table:formula="of:=[BLEND18convert.$B143]*(256/600)" table:style-name="ce1">
            <text:p>60.58666667</text:p>
          </table:table-cell>
          <table:table-cell table:number-columns-repeated="8" table:style-name="ce1"/>
          <table:table-cell office:value-type="float" office:value="142" table:formula="of:=1+SUM([.L142])" table:style-name="ce1">
            <text:p>142</text:p>
          </table:table-cell>
          <table:table-cell office:value-type="float" office:value="0" table:formula="of:=FORECAST([.L143];[BLEND18convert.$C$2:.$C$601];[BLEND18convert.$A$2:.$A$601])" table:style-name="ce1">
            <text:p>#DIV/0!</text:p>
          </table:table-cell>
          <table:table-cell office:value-type="float" office:value="0" table:formula="of:=FORECAST.LINEAR([.L143];[BLEND18convert.$A$2:.$A$601];[BLEND18convert.$C$2:.$C$601])" table:style-name="ce1">
            <text:p>#DIV/0!</text:p>
          </table:table-cell>
          <table:table-cell office:value-type="float" office:value="0" table:formula="of:=FORECAST.LINEAR([.L143]; [.A143:.A741];[.C143:.C741])" table:style-name="ce1">
            <text:p>#DIV/0!</text:p>
          </table:table-cell>
          <table:table-cell table:number-columns-repeated="3" table:style-name="ce1"/>
          <table:table-cell office:value-type="float" office:value="60.586666666666673" table:formula="of:=[BLEND18convert.$B143]*(256/600)" table:style-name="ce1">
            <text:p>60.58666667</text:p>
          </table:table-cell>
          <table:table-cell office:value-type="float" office:value="1987.8" table:formula="of:=4000*[BLEND18convert.$A143]" table:style-name="ce1">
            <text:p>1987.8</text:p>
          </table:table-cell>
          <table:table-cell table:number-columns-repeated="7" table:style-name="ce1"/>
          <table:table-cell office:value-type="float" office:value="142" table:formula="of:=1+SUM([.AB142])" table:style-name="ce1">
            <text:p>142</text:p>
          </table:table-cell>
          <table:table-cell office:value-type="float" office:value="-1792.7950000000001" table:formula="of:=FORECAST([.AB143];OFFSET([.T143:.T742];MATCH([.AB143];[.S143:.S742];1)-1;0;2); OFFSET([.S143:.S742];MATCH([.AB143];[.S143:.S742];1)-1;0;2))" table:style-name="ce1">
            <text:p>-1792.795</text:p>
          </table:table-cell>
          <table:table-cell office:value-type="float" office:value="-1793" table:formula="of:=INT([.AC143])" table:style-name="ce4">
            <text:p>-179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0815</text:p>
          </table:table-cell>
          <table:table-cell office:value-type="float" office:value="143" table:formula="of:=1+SUM([.B143])" table:style-name="ce1">
            <text:p>143</text:p>
          </table:table-cell>
          <table:table-cell office:value-type="float" office:value="61.013333333333335" table:formula="of:=[BLEND18convert.$B144]*(256/600)" table:style-name="ce1">
            <text:p>61.01333333</text:p>
          </table:table-cell>
          <table:table-cell table:number-columns-repeated="8" table:style-name="ce1"/>
          <table:table-cell office:value-type="float" office:value="143" table:formula="of:=1+SUM([.L143])" table:style-name="ce1">
            <text:p>143</text:p>
          </table:table-cell>
          <table:table-cell office:value-type="float" office:value="0" table:formula="of:=FORECAST([.L144];[BLEND18convert.$C$2:.$C$601];[BLEND18convert.$A$2:.$A$601])" table:style-name="ce1">
            <text:p>#DIV/0!</text:p>
          </table:table-cell>
          <table:table-cell office:value-type="float" office:value="0" table:formula="of:=FORECAST.LINEAR([.L144];[BLEND18convert.$A$2:.$A$601];[BLEND18convert.$C$2:.$C$601])" table:style-name="ce1">
            <text:p>#DIV/0!</text:p>
          </table:table-cell>
          <table:table-cell office:value-type="float" office:value="0" table:formula="of:=FORECAST.LINEAR([.L144]; [.A144:.A742];[.C144:.C742])" table:style-name="ce1">
            <text:p>#DIV/0!</text:p>
          </table:table-cell>
          <table:table-cell table:number-columns-repeated="3" table:style-name="ce1"/>
          <table:table-cell office:value-type="float" office:value="61.013333333333335" table:formula="of:=[BLEND18convert.$B144]*(256/600)" table:style-name="ce1">
            <text:p>61.01333333</text:p>
          </table:table-cell>
          <table:table-cell office:value-type="float" office:value="2032.6" table:formula="of:=4000*[BLEND18convert.$A144]" table:style-name="ce1">
            <text:p>2032.6</text:p>
          </table:table-cell>
          <table:table-cell table:number-columns-repeated="7" table:style-name="ce1"/>
          <table:table-cell office:value-type="float" office:value="143" table:formula="of:=1+SUM([.AB143])" table:style-name="ce1">
            <text:p>143</text:p>
          </table:table-cell>
          <table:table-cell office:value-type="float" office:value="-1699.7275000000009" table:formula="of:=FORECAST([.AB144];OFFSET([.T144:.T743];MATCH([.AB144];[.S144:.S743];1)-1;0;2); OFFSET([.S144:.S743];MATCH([.AB144];[.S144:.S743];1)-1;0;2))" table:style-name="ce1">
            <text:p>-1699.7275</text:p>
          </table:table-cell>
          <table:table-cell office:value-type="float" office:value="-1700" table:formula="of:=INT([.AC144])" table:style-name="ce4">
            <text:p>-170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1935</text:p>
          </table:table-cell>
          <table:table-cell office:value-type="float" office:value="144" table:formula="of:=1+SUM([.B144])" table:style-name="ce1">
            <text:p>144</text:p>
          </table:table-cell>
          <table:table-cell office:value-type="float" office:value="61.440000000000005" table:formula="of:=[BLEND18convert.$B145]*(256/600)" table:style-name="ce1">
            <text:p>61.44</text:p>
          </table:table-cell>
          <table:table-cell table:number-columns-repeated="8" table:style-name="ce1"/>
          <table:table-cell office:value-type="float" office:value="144" table:formula="of:=1+SUM([.L144])" table:style-name="ce1">
            <text:p>144</text:p>
          </table:table-cell>
          <table:table-cell office:value-type="float" office:value="0" table:formula="of:=FORECAST([.L145];[BLEND18convert.$C$2:.$C$601];[BLEND18convert.$A$2:.$A$601])" table:style-name="ce1">
            <text:p>#DIV/0!</text:p>
          </table:table-cell>
          <table:table-cell office:value-type="float" office:value="0" table:formula="of:=FORECAST.LINEAR([.L145];[BLEND18convert.$A$2:.$A$601];[BLEND18convert.$C$2:.$C$601])" table:style-name="ce1">
            <text:p>#DIV/0!</text:p>
          </table:table-cell>
          <table:table-cell office:value-type="float" office:value="0" table:formula="of:=FORECAST.LINEAR([.L145]; [.A145:.A743];[.C145:.C743])" table:style-name="ce1">
            <text:p>#DIV/0!</text:p>
          </table:table-cell>
          <table:table-cell table:number-columns-repeated="3" table:style-name="ce1"/>
          <table:table-cell office:value-type="float" office:value="61.440000000000005" table:formula="of:=[BLEND18convert.$B145]*(256/600)" table:style-name="ce1">
            <text:p>61.44</text:p>
          </table:table-cell>
          <table:table-cell office:value-type="float" office:value="2077.4" table:formula="of:=4000*[BLEND18convert.$A145]" table:style-name="ce1">
            <text:p>2077.4</text:p>
          </table:table-cell>
          <table:table-cell table:number-columns-repeated="7" table:style-name="ce1"/>
          <table:table-cell office:value-type="float" office:value="144" table:formula="of:=1+SUM([.AB144])" table:style-name="ce1">
            <text:p>144</text:p>
          </table:table-cell>
          <table:table-cell office:value-type="float" office:value="-1606.8199999999997" table:formula="of:=FORECAST([.AB145];OFFSET([.T145:.T744];MATCH([.AB145];[.S145:.S744];1)-1;0;2); OFFSET([.S145:.S744];MATCH([.AB145];[.S145:.S744];1)-1;0;2))" table:style-name="ce1">
            <text:p>-1606.82</text:p>
          </table:table-cell>
          <table:table-cell office:value-type="float" office:value="-1607" table:formula="of:=INT([.AC145])" table:style-name="ce4">
            <text:p>-160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3049</text:p>
          </table:table-cell>
          <table:table-cell office:value-type="float" office:value="145" table:formula="of:=1+SUM([.B145])" table:style-name="ce1">
            <text:p>145</text:p>
          </table:table-cell>
          <table:table-cell office:value-type="float" office:value="61.866666666666667" table:formula="of:=[BLEND18convert.$B146]*(256/600)" table:style-name="ce1">
            <text:p>61.86666667</text:p>
          </table:table-cell>
          <table:table-cell table:number-columns-repeated="8" table:style-name="ce1"/>
          <table:table-cell office:value-type="float" office:value="145" table:formula="of:=1+SUM([.L145])" table:style-name="ce1">
            <text:p>145</text:p>
          </table:table-cell>
          <table:table-cell office:value-type="float" office:value="0" table:formula="of:=FORECAST([.L146];[BLEND18convert.$C$2:.$C$601];[BLEND18convert.$A$2:.$A$601])" table:style-name="ce1">
            <text:p>#DIV/0!</text:p>
          </table:table-cell>
          <table:table-cell office:value-type="float" office:value="0" table:formula="of:=FORECAST.LINEAR([.L146];[BLEND18convert.$A$2:.$A$601];[BLEND18convert.$C$2:.$C$601])" table:style-name="ce1">
            <text:p>#DIV/0!</text:p>
          </table:table-cell>
          <table:table-cell office:value-type="float" office:value="0" table:formula="of:=FORECAST.LINEAR([.L146]; [.A146:.A744];[.C146:.C744])" table:style-name="ce1">
            <text:p>#DIV/0!</text:p>
          </table:table-cell>
          <table:table-cell table:number-columns-repeated="3" table:style-name="ce1"/>
          <table:table-cell office:value-type="float" office:value="61.866666666666667" table:formula="of:=[BLEND18convert.$B146]*(256/600)" table:style-name="ce1">
            <text:p>61.86666667</text:p>
          </table:table-cell>
          <table:table-cell office:value-type="float" office:value="2121.96" table:formula="of:=4000*[BLEND18convert.$A146]" table:style-name="ce1">
            <text:p>2121.96</text:p>
          </table:table-cell>
          <table:table-cell table:number-columns-repeated="7" table:style-name="ce1"/>
          <table:table-cell office:value-type="float" office:value="145" table:formula="of:=1+SUM([.AB145])" table:style-name="ce1">
            <text:p>145</text:p>
          </table:table-cell>
          <table:table-cell office:value-type="float" office:value="-1630.6987499999977" table:formula="of:=FORECAST([.AB146];OFFSET([.T146:.T745];MATCH([.AB146];[.S146:.S745];1)-1;0;2); OFFSET([.S146:.S745];MATCH([.AB146];[.S146:.S745];1)-1;0;2))" table:style-name="ce1">
            <text:p>-1630.69875</text:p>
          </table:table-cell>
          <table:table-cell office:value-type="float" office:value="-1631" table:formula="of:=INT([.AC146])" table:style-name="ce4">
            <text:p>-163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4166</text:p>
          </table:table-cell>
          <table:table-cell office:value-type="float" office:value="146" table:formula="of:=1+SUM([.B146])" table:style-name="ce1">
            <text:p>146</text:p>
          </table:table-cell>
          <table:table-cell office:value-type="float" office:value="62.293333333333337" table:formula="of:=[BLEND18convert.$B147]*(256/600)" table:style-name="ce1">
            <text:p>62.29333333</text:p>
          </table:table-cell>
          <table:table-cell table:number-columns-repeated="8" table:style-name="ce1"/>
          <table:table-cell office:value-type="float" office:value="146" table:formula="of:=1+SUM([.L146])" table:style-name="ce1">
            <text:p>146</text:p>
          </table:table-cell>
          <table:table-cell office:value-type="float" office:value="0" table:formula="of:=FORECAST([.L147];[BLEND18convert.$C$2:.$C$601];[BLEND18convert.$A$2:.$A$601])" table:style-name="ce1">
            <text:p>#DIV/0!</text:p>
          </table:table-cell>
          <table:table-cell office:value-type="float" office:value="0" table:formula="of:=FORECAST.LINEAR([.L147];[BLEND18convert.$A$2:.$A$601];[BLEND18convert.$C$2:.$C$601])" table:style-name="ce1">
            <text:p>#DIV/0!</text:p>
          </table:table-cell>
          <table:table-cell office:value-type="float" office:value="0" table:formula="of:=FORECAST.LINEAR([.L147]; [.A147:.A745];[.C147:.C745])" table:style-name="ce1">
            <text:p>#DIV/0!</text:p>
          </table:table-cell>
          <table:table-cell table:number-columns-repeated="3" table:style-name="ce1"/>
          <table:table-cell office:value-type="float" office:value="62.293333333333337" table:formula="of:=[BLEND18convert.$B147]*(256/600)" table:style-name="ce1">
            <text:p>62.29333333</text:p>
          </table:table-cell>
          <table:table-cell office:value-type="float" office:value="2166.6400000000003" table:formula="of:=4000*[BLEND18convert.$A147]" table:style-name="ce1">
            <text:p>2166.64</text:p>
          </table:table-cell>
          <table:table-cell table:number-columns-repeated="7" table:style-name="ce1"/>
          <table:table-cell office:value-type="float" office:value="146" table:formula="of:=1+SUM([.AB146])" table:style-name="ce1">
            <text:p>146</text:p>
          </table:table-cell>
          <table:table-cell office:value-type="float" office:value="-1708.9925000000003" table:formula="of:=FORECAST([.AB147];OFFSET([.T147:.T746];MATCH([.AB147];[.S147:.S746];1)-1;0;2); OFFSET([.S147:.S746];MATCH([.AB147];[.S147:.S746];1)-1;0;2))" table:style-name="ce1">
            <text:p>-1708.9925</text:p>
          </table:table-cell>
          <table:table-cell office:value-type="float" office:value="-1709" table:formula="of:=INT([.AC147])" table:style-name="ce4">
            <text:p>-170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5280</text:p>
          </table:table-cell>
          <table:table-cell office:value-type="float" office:value="147" table:formula="of:=1+SUM([.B147])" table:style-name="ce1">
            <text:p>147</text:p>
          </table:table-cell>
          <table:table-cell office:value-type="float" office:value="62.720000000000006" table:formula="of:=[BLEND18convert.$B148]*(256/600)" table:style-name="ce1">
            <text:p>62.72</text:p>
          </table:table-cell>
          <table:table-cell table:number-columns-repeated="8" table:style-name="ce1"/>
          <table:table-cell office:value-type="float" office:value="147" table:formula="of:=1+SUM([.L147])" table:style-name="ce1">
            <text:p>147</text:p>
          </table:table-cell>
          <table:table-cell office:value-type="float" office:value="0" table:formula="of:=FORECAST([.L148];[BLEND18convert.$C$2:.$C$601];[BLEND18convert.$A$2:.$A$601])" table:style-name="ce1">
            <text:p>#DIV/0!</text:p>
          </table:table-cell>
          <table:table-cell office:value-type="float" office:value="0" table:formula="of:=FORECAST.LINEAR([.L148];[BLEND18convert.$A$2:.$A$601];[BLEND18convert.$C$2:.$C$601])" table:style-name="ce1">
            <text:p>#DIV/0!</text:p>
          </table:table-cell>
          <table:table-cell office:value-type="float" office:value="0" table:formula="of:=FORECAST.LINEAR([.L148]; [.A148:.A746];[.C148:.C746])" table:style-name="ce1">
            <text:p>#DIV/0!</text:p>
          </table:table-cell>
          <table:table-cell table:number-columns-repeated="3" table:style-name="ce1"/>
          <table:table-cell office:value-type="float" office:value="62.720000000000006" table:formula="of:=[BLEND18convert.$B148]*(256/600)" table:style-name="ce1">
            <text:p>62.72</text:p>
          </table:table-cell>
          <table:table-cell office:value-type="float" office:value="2211.1999999999998" table:formula="of:=4000*[BLEND18convert.$A148]" table:style-name="ce1">
            <text:p>2211.2</text:p>
          </table:table-cell>
          <table:table-cell table:number-columns-repeated="7" table:style-name="ce1"/>
          <table:table-cell office:value-type="float" office:value="147" table:formula="of:=1+SUM([.AB147])" table:style-name="ce1">
            <text:p>147</text:p>
          </table:table-cell>
          <table:table-cell office:value-type="float" office:value="-1786.973750000001" table:formula="of:=FORECAST([.AB148];OFFSET([.T148:.T747];MATCH([.AB148];[.S148:.S747];1)-1;0;2); OFFSET([.S148:.S747];MATCH([.AB148];[.S148:.S747];1)-1;0;2))" table:style-name="ce1">
            <text:p>-1786.97375</text:p>
          </table:table-cell>
          <table:table-cell office:value-type="float" office:value="-1787" table:formula="of:=INT([.AC148])" table:style-name="ce4">
            <text:p>-178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6393</text:p>
          </table:table-cell>
          <table:table-cell office:value-type="float" office:value="148" table:formula="of:=1+SUM([.B148])" table:style-name="ce1">
            <text:p>148</text:p>
          </table:table-cell>
          <table:table-cell office:value-type="float" office:value="63.146666666666668" table:formula="of:=[BLEND18convert.$B149]*(256/600)" table:style-name="ce1">
            <text:p>63.14666667</text:p>
          </table:table-cell>
          <table:table-cell table:number-columns-repeated="8" table:style-name="ce1"/>
          <table:table-cell office:value-type="float" office:value="148" table:formula="of:=1+SUM([.L148])" table:style-name="ce1">
            <text:p>148</text:p>
          </table:table-cell>
          <table:table-cell office:value-type="float" office:value="0" table:formula="of:=FORECAST([.L149];[BLEND18convert.$C$2:.$C$601];[BLEND18convert.$A$2:.$A$601])" table:style-name="ce1">
            <text:p>#DIV/0!</text:p>
          </table:table-cell>
          <table:table-cell office:value-type="float" office:value="0" table:formula="of:=FORECAST.LINEAR([.L149];[BLEND18convert.$A$2:.$A$601];[BLEND18convert.$C$2:.$C$601])" table:style-name="ce1">
            <text:p>#DIV/0!</text:p>
          </table:table-cell>
          <table:table-cell office:value-type="float" office:value="0" table:formula="of:=FORECAST.LINEAR([.L149]; [.A149:.A747];[.C149:.C747])" table:style-name="ce1">
            <text:p>#DIV/0!</text:p>
          </table:table-cell>
          <table:table-cell table:number-columns-repeated="3" table:style-name="ce1"/>
          <table:table-cell office:value-type="float" office:value="63.146666666666668" table:formula="of:=[BLEND18convert.$B149]*(256/600)" table:style-name="ce1">
            <text:p>63.14666667</text:p>
          </table:table-cell>
          <table:table-cell office:value-type="float" office:value="2255.7200000000003" table:formula="of:=4000*[BLEND18convert.$A149]" table:style-name="ce1">
            <text:p>2255.72</text:p>
          </table:table-cell>
          <table:table-cell table:number-columns-repeated="7" table:style-name="ce1"/>
          <table:table-cell office:value-type="float" office:value="148" table:formula="of:=1+SUM([.AB148])" table:style-name="ce1">
            <text:p>148</text:p>
          </table:table-cell>
          <table:table-cell office:value-type="float" office:value="-1865.2649999999994" table:formula="of:=FORECAST([.AB149];OFFSET([.T149:.T748];MATCH([.AB149];[.S149:.S748];1)-1;0;2); OFFSET([.S149:.S748];MATCH([.AB149];[.S149:.S748];1)-1;0;2))" table:style-name="ce1">
            <text:p>-1865.265</text:p>
          </table:table-cell>
          <table:table-cell office:value-type="float" office:value="-1866" table:formula="of:=INT([.AC149])" table:style-name="ce4">
            <text:p>-186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7501</text:p>
          </table:table-cell>
          <table:table-cell office:value-type="float" office:value="149" table:formula="of:=1+SUM([.B149])" table:style-name="ce1">
            <text:p>149</text:p>
          </table:table-cell>
          <table:table-cell office:value-type="float" office:value="63.573333333333338" table:formula="of:=[BLEND18convert.$B150]*(256/600)" table:style-name="ce1">
            <text:p>63.57333333</text:p>
          </table:table-cell>
          <table:table-cell table:number-columns-repeated="8" table:style-name="ce1"/>
          <table:table-cell office:value-type="float" office:value="149" table:formula="of:=1+SUM([.L149])" table:style-name="ce1">
            <text:p>149</text:p>
          </table:table-cell>
          <table:table-cell office:value-type="float" office:value="0" table:formula="of:=FORECAST([.L150];[BLEND18convert.$C$2:.$C$601];[BLEND18convert.$A$2:.$A$601])" table:style-name="ce1">
            <text:p>#DIV/0!</text:p>
          </table:table-cell>
          <table:table-cell office:value-type="float" office:value="0" table:formula="of:=FORECAST.LINEAR([.L150];[BLEND18convert.$A$2:.$A$601];[BLEND18convert.$C$2:.$C$601])" table:style-name="ce1">
            <text:p>#DIV/0!</text:p>
          </table:table-cell>
          <table:table-cell office:value-type="float" office:value="0" table:formula="of:=FORECAST.LINEAR([.L150]; [.A150:.A748];[.C150:.C748])" table:style-name="ce1">
            <text:p>#DIV/0!</text:p>
          </table:table-cell>
          <table:table-cell table:number-columns-repeated="3" table:style-name="ce1"/>
          <table:table-cell office:value-type="float" office:value="63.573333333333338" table:formula="of:=[BLEND18convert.$B150]*(256/600)" table:style-name="ce1">
            <text:p>63.57333333</text:p>
          </table:table-cell>
          <table:table-cell office:value-type="float" office:value="2300.04" table:formula="of:=4000*[BLEND18convert.$A150]" table:style-name="ce1">
            <text:p>2300.04</text:p>
          </table:table-cell>
          <table:table-cell table:number-columns-repeated="7" table:style-name="ce1"/>
          <table:table-cell office:value-type="float" office:value="149" table:formula="of:=1+SUM([.AB149])" table:style-name="ce1">
            <text:p>149</text:p>
          </table:table-cell>
          <table:table-cell office:value-type="float" office:value="-1943.2612499999996" table:formula="of:=FORECAST([.AB150];OFFSET([.T150:.T749];MATCH([.AB150];[.S150:.S749];1)-1;0;2); OFFSET([.S150:.S749];MATCH([.AB150];[.S150:.S749];1)-1;0;2))" table:style-name="ce1">
            <text:p>-1943.26125</text:p>
          </table:table-cell>
          <table:table-cell office:value-type="float" office:value="-1944" table:formula="of:=INT([.AC150])" table:style-name="ce4">
            <text:p>-194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8609</text:p>
          </table:table-cell>
          <table:table-cell office:value-type="float" office:value="150" table:formula="of:=1+SUM([.B150])" table:style-name="ce1">
            <text:p>150</text:p>
          </table:table-cell>
          <table:table-cell office:value-type="float" office:value="64" table:formula="of:=[BLEND18convert.$B151]*(256/600)" table:style-name="ce1">
            <text:p>64</text:p>
          </table:table-cell>
          <table:table-cell table:number-columns-repeated="8" table:style-name="ce1"/>
          <table:table-cell office:value-type="float" office:value="150" table:formula="of:=1+SUM([.L150])" table:style-name="ce1">
            <text:p>150</text:p>
          </table:table-cell>
          <table:table-cell office:value-type="float" office:value="0" table:formula="of:=FORECAST([.L151];[BLEND18convert.$C$2:.$C$601];[BLEND18convert.$A$2:.$A$601])" table:style-name="ce1">
            <text:p>#DIV/0!</text:p>
          </table:table-cell>
          <table:table-cell office:value-type="float" office:value="0" table:formula="of:=FORECAST.LINEAR([.L151];[BLEND18convert.$A$2:.$A$601];[BLEND18convert.$C$2:.$C$601])" table:style-name="ce1">
            <text:p>#DIV/0!</text:p>
          </table:table-cell>
          <table:table-cell office:value-type="float" office:value="0" table:formula="of:=FORECAST.LINEAR([.L151]; [.A151:.A749];[.C151:.C749])" table:style-name="ce1">
            <text:p>#DIV/0!</text:p>
          </table:table-cell>
          <table:table-cell table:number-columns-repeated="3" table:style-name="ce1"/>
          <table:table-cell office:value-type="float" office:value="64" table:formula="of:=[BLEND18convert.$B151]*(256/600)" table:style-name="ce1">
            <text:p>64</text:p>
          </table:table-cell>
          <table:table-cell office:value-type="float" office:value="2344.36" table:formula="of:=4000*[BLEND18convert.$A151]" table:style-name="ce1">
            <text:p>2344.36</text:p>
          </table:table-cell>
          <table:table-cell table:number-columns-repeated="7" table:style-name="ce1"/>
          <table:table-cell office:value-type="float" office:value="150" table:formula="of:=1+SUM([.AB150])" table:style-name="ce1">
            <text:p>150</text:p>
          </table:table-cell>
          <table:table-cell office:value-type="float" office:value="-2021.302499999998" table:formula="of:=FORECAST([.AB151];OFFSET([.T151:.T750];MATCH([.AB151];[.S151:.S750];1)-1;0;2); OFFSET([.S151:.S750];MATCH([.AB151];[.S151:.S750];1)-1;0;2))" table:style-name="ce1">
            <text:p>-2021.3025</text:p>
          </table:table-cell>
          <table:table-cell office:value-type="float" office:value="-2022" table:formula="of:=INT([.AC151])" table:style-name="ce4">
            <text:p>-202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9720</text:p>
          </table:table-cell>
          <table:table-cell office:value-type="float" office:value="151" table:formula="of:=1+SUM([.B151])" table:style-name="ce1">
            <text:p>151</text:p>
          </table:table-cell>
          <table:table-cell office:value-type="float" office:value="64.426666666666677" table:formula="of:=[BLEND18convert.$B152]*(256/600)" table:style-name="ce1">
            <text:p>64.42666667</text:p>
          </table:table-cell>
          <table:table-cell table:number-columns-repeated="8" table:style-name="ce1"/>
          <table:table-cell office:value-type="float" office:value="151" table:formula="of:=1+SUM([.L151])" table:style-name="ce1">
            <text:p>151</text:p>
          </table:table-cell>
          <table:table-cell office:value-type="float" office:value="0" table:formula="of:=FORECAST([.L152];[BLEND18convert.$C$2:.$C$601];[BLEND18convert.$A$2:.$A$601])" table:style-name="ce1">
            <text:p>#DIV/0!</text:p>
          </table:table-cell>
          <table:table-cell office:value-type="float" office:value="0" table:formula="of:=FORECAST.LINEAR([.L152];[BLEND18convert.$A$2:.$A$601];[BLEND18convert.$C$2:.$C$601])" table:style-name="ce1">
            <text:p>#DIV/0!</text:p>
          </table:table-cell>
          <table:table-cell office:value-type="float" office:value="0" table:formula="of:=FORECAST.LINEAR([.L152]; [.A152:.A750];[.C152:.C750])" table:style-name="ce1">
            <text:p>#DIV/0!</text:p>
          </table:table-cell>
          <table:table-cell table:number-columns-repeated="3" table:style-name="ce1"/>
          <table:table-cell office:value-type="float" office:value="64.426666666666677" table:formula="of:=[BLEND18convert.$B152]*(256/600)" table:style-name="ce1">
            <text:p>64.42666667</text:p>
          </table:table-cell>
          <table:table-cell office:value-type="float" office:value="2388.7999999999997" table:formula="of:=4000*[BLEND18convert.$A152]" table:style-name="ce1">
            <text:p>2388.8</text:p>
          </table:table-cell>
          <table:table-cell table:number-columns-repeated="7" table:style-name="ce1"/>
          <table:table-cell office:value-type="float" office:value="151" table:formula="of:=1+SUM([.AB151])" table:style-name="ce1">
            <text:p>151</text:p>
          </table:table-cell>
          <table:table-cell office:value-type="float" office:value="-2099.276249999999" table:formula="of:=FORECAST([.AB152];OFFSET([.T152:.T751];MATCH([.AB152];[.S152:.S751];1)-1;0;2); OFFSET([.S152:.S751];MATCH([.AB152];[.S152:.S751];1)-1;0;2))" table:style-name="ce1">
            <text:p>-2099.27625</text:p>
          </table:table-cell>
          <table:table-cell office:value-type="float" office:value="-2100" table:formula="of:=INT([.AC152])" table:style-name="ce4">
            <text:p>-210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0828</text:p>
          </table:table-cell>
          <table:table-cell office:value-type="float" office:value="152" table:formula="of:=1+SUM([.B152])" table:style-name="ce1">
            <text:p>152</text:p>
          </table:table-cell>
          <table:table-cell office:value-type="float" office:value="64.853333333333339" table:formula="of:=[BLEND18convert.$B153]*(256/600)" table:style-name="ce1">
            <text:p>64.85333333</text:p>
          </table:table-cell>
          <table:table-cell table:number-columns-repeated="8" table:style-name="ce1"/>
          <table:table-cell office:value-type="float" office:value="152" table:formula="of:=1+SUM([.L152])" table:style-name="ce1">
            <text:p>152</text:p>
          </table:table-cell>
          <table:table-cell office:value-type="float" office:value="0" table:formula="of:=FORECAST([.L153];[BLEND18convert.$C$2:.$C$601];[BLEND18convert.$A$2:.$A$601])" table:style-name="ce1">
            <text:p>#DIV/0!</text:p>
          </table:table-cell>
          <table:table-cell office:value-type="float" office:value="0" table:formula="of:=FORECAST.LINEAR([.L153];[BLEND18convert.$A$2:.$A$601];[BLEND18convert.$C$2:.$C$601])" table:style-name="ce1">
            <text:p>#DIV/0!</text:p>
          </table:table-cell>
          <table:table-cell office:value-type="float" office:value="0" table:formula="of:=FORECAST.LINEAR([.L153]; [.A153:.A751];[.C153:.C751])" table:style-name="ce1">
            <text:p>#DIV/0!</text:p>
          </table:table-cell>
          <table:table-cell table:number-columns-repeated="3" table:style-name="ce1"/>
          <table:table-cell office:value-type="float" office:value="64.853333333333339" table:formula="of:=[BLEND18convert.$B153]*(256/600)" table:style-name="ce1">
            <text:p>64.85333333</text:p>
          </table:table-cell>
          <table:table-cell office:value-type="float" office:value="2433.1200000000003" table:formula="of:=4000*[BLEND18convert.$A153]" table:style-name="ce1">
            <text:p>2433.12</text:p>
          </table:table-cell>
          <table:table-cell table:number-columns-repeated="7" table:style-name="ce1"/>
          <table:table-cell office:value-type="float" office:value="152" table:formula="of:=1+SUM([.AB152])" table:style-name="ce1">
            <text:p>152</text:p>
          </table:table-cell>
          <table:table-cell office:value-type="float" office:value="-2176.84" table:formula="of:=FORECAST([.AB153];OFFSET([.T153:.T752];MATCH([.AB153];[.S153:.S752];1)-1;0;2); OFFSET([.S153:.S752];MATCH([.AB153];[.S153:.S752];1)-1;0;2))" table:style-name="ce1">
            <text:p>-2176.84</text:p>
          </table:table-cell>
          <table:table-cell office:value-type="float" office:value="-2177" table:formula="of:=INT([.AC153])" table:style-name="ce4">
            <text:p>-217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1935</text:p>
          </table:table-cell>
          <table:table-cell office:value-type="float" office:value="153" table:formula="of:=1+SUM([.B153])" table:style-name="ce1">
            <text:p>153</text:p>
          </table:table-cell>
          <table:table-cell office:value-type="float" office:value="65.28" table:formula="of:=[BLEND18convert.$B154]*(256/600)" table:style-name="ce1">
            <text:p>65.28</text:p>
          </table:table-cell>
          <table:table-cell table:number-columns-repeated="8" table:style-name="ce1"/>
          <table:table-cell office:value-type="float" office:value="153" table:formula="of:=1+SUM([.L153])" table:style-name="ce1">
            <text:p>153</text:p>
          </table:table-cell>
          <table:table-cell office:value-type="float" office:value="0" table:formula="of:=FORECAST([.L154];[BLEND18convert.$C$2:.$C$601];[BLEND18convert.$A$2:.$A$601])" table:style-name="ce1">
            <text:p>#DIV/0!</text:p>
          </table:table-cell>
          <table:table-cell office:value-type="float" office:value="0" table:formula="of:=FORECAST.LINEAR([.L154];[BLEND18convert.$A$2:.$A$601];[BLEND18convert.$C$2:.$C$601])" table:style-name="ce1">
            <text:p>#DIV/0!</text:p>
          </table:table-cell>
          <table:table-cell office:value-type="float" office:value="0" table:formula="of:=FORECAST.LINEAR([.L154]; [.A154:.A752];[.C154:.C752])" table:style-name="ce1">
            <text:p>#DIV/0!</text:p>
          </table:table-cell>
          <table:table-cell table:number-columns-repeated="3" table:style-name="ce1"/>
          <table:table-cell office:value-type="float" office:value="65.28" table:formula="of:=[BLEND18convert.$B154]*(256/600)" table:style-name="ce1">
            <text:p>65.28</text:p>
          </table:table-cell>
          <table:table-cell office:value-type="float" office:value="2477.3999999999996" table:formula="of:=4000*[BLEND18convert.$A154]" table:style-name="ce1">
            <text:p>2477.4</text:p>
          </table:table-cell>
          <table:table-cell table:number-columns-repeated="7" table:style-name="ce1"/>
          <table:table-cell office:value-type="float" office:value="153" table:formula="of:=1+SUM([.AB153])" table:style-name="ce1">
            <text:p>153</text:p>
          </table:table-cell>
          <table:table-cell office:value-type="float" office:value="-2254.4012500000008" table:formula="of:=FORECAST([.AB154];OFFSET([.T154:.T753];MATCH([.AB154];[.S154:.S753];1)-1;0;2); OFFSET([.S154:.S753];MATCH([.AB154];[.S154:.S753];1)-1;0;2))" table:style-name="ce1">
            <text:p>-2254.40125</text:p>
          </table:table-cell>
          <table:table-cell office:value-type="float" office:value="-2255" table:formula="of:=INT([.AC154])" table:style-name="ce4">
            <text:p>-225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3037</text:p>
          </table:table-cell>
          <table:table-cell office:value-type="float" office:value="154" table:formula="of:=1+SUM([.B154])" table:style-name="ce1">
            <text:p>154</text:p>
          </table:table-cell>
          <table:table-cell office:value-type="float" office:value="65.706666666666678" table:formula="of:=[BLEND18convert.$B155]*(256/600)" table:style-name="ce1">
            <text:p>65.70666667</text:p>
          </table:table-cell>
          <table:table-cell table:number-columns-repeated="8" table:style-name="ce1"/>
          <table:table-cell office:value-type="float" office:value="154" table:formula="of:=1+SUM([.L154])" table:style-name="ce1">
            <text:p>154</text:p>
          </table:table-cell>
          <table:table-cell office:value-type="float" office:value="0" table:formula="of:=FORECAST([.L155];[BLEND18convert.$C$2:.$C$601];[BLEND18convert.$A$2:.$A$601])" table:style-name="ce1">
            <text:p>#DIV/0!</text:p>
          </table:table-cell>
          <table:table-cell office:value-type="float" office:value="0" table:formula="of:=FORECAST.LINEAR([.L155];[BLEND18convert.$A$2:.$A$601];[BLEND18convert.$C$2:.$C$601])" table:style-name="ce1">
            <text:p>#DIV/0!</text:p>
          </table:table-cell>
          <table:table-cell office:value-type="float" office:value="0" table:formula="of:=FORECAST.LINEAR([.L155]; [.A155:.A753];[.C155:.C753])" table:style-name="ce1">
            <text:p>#DIV/0!</text:p>
          </table:table-cell>
          <table:table-cell table:number-columns-repeated="3" table:style-name="ce1"/>
          <table:table-cell office:value-type="float" office:value="65.706666666666678" table:formula="of:=[BLEND18convert.$B155]*(256/600)" table:style-name="ce1">
            <text:p>65.70666667</text:p>
          </table:table-cell>
          <table:table-cell office:value-type="float" office:value="2521.48" table:formula="of:=4000*[BLEND18convert.$A155]" table:style-name="ce1">
            <text:p>2521.48</text:p>
          </table:table-cell>
          <table:table-cell table:number-columns-repeated="7" table:style-name="ce1"/>
          <table:table-cell office:value-type="float" office:value="154" table:formula="of:=1+SUM([.AB154])" table:style-name="ce1">
            <text:p>154</text:p>
          </table:table-cell>
          <table:table-cell office:value-type="float" office:value="-2331.9325000000008" table:formula="of:=FORECAST([.AB155];OFFSET([.T155:.T754];MATCH([.AB155];[.S155:.S754];1)-1;0;2); OFFSET([.S155:.S754];MATCH([.AB155];[.S155:.S754];1)-1;0;2))" table:style-name="ce1">
            <text:p>-2331.9325</text:p>
          </table:table-cell>
          <table:table-cell office:value-type="float" office:value="-2332" table:formula="of:=INT([.AC155])" table:style-name="ce4">
            <text:p>-233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4142</text:p>
          </table:table-cell>
          <table:table-cell office:value-type="float" office:value="155" table:formula="of:=1+SUM([.B155])" table:style-name="ce1">
            <text:p>155</text:p>
          </table:table-cell>
          <table:table-cell office:value-type="float" office:value="66.13333333333334" table:formula="of:=[BLEND18convert.$B156]*(256/600)" table:style-name="ce1">
            <text:p>66.13333333</text:p>
          </table:table-cell>
          <table:table-cell table:number-columns-repeated="8" table:style-name="ce1"/>
          <table:table-cell office:value-type="float" office:value="155" table:formula="of:=1+SUM([.L155])" table:style-name="ce1">
            <text:p>155</text:p>
          </table:table-cell>
          <table:table-cell office:value-type="float" office:value="0" table:formula="of:=FORECAST([.L156];[BLEND18convert.$C$2:.$C$601];[BLEND18convert.$A$2:.$A$601])" table:style-name="ce1">
            <text:p>#DIV/0!</text:p>
          </table:table-cell>
          <table:table-cell office:value-type="float" office:value="0" table:formula="of:=FORECAST.LINEAR([.L156];[BLEND18convert.$A$2:.$A$601];[BLEND18convert.$C$2:.$C$601])" table:style-name="ce1">
            <text:p>#DIV/0!</text:p>
          </table:table-cell>
          <table:table-cell office:value-type="float" office:value="0" table:formula="of:=FORECAST.LINEAR([.L156]; [.A156:.A754];[.C156:.C754])" table:style-name="ce1">
            <text:p>#DIV/0!</text:p>
          </table:table-cell>
          <table:table-cell table:number-columns-repeated="3" table:style-name="ce1"/>
          <table:table-cell office:value-type="float" office:value="66.13333333333334" table:formula="of:=[BLEND18convert.$B156]*(256/600)" table:style-name="ce1">
            <text:p>66.13333333</text:p>
          </table:table-cell>
          <table:table-cell office:value-type="float" office:value="2565.6799999999998" table:formula="of:=4000*[BLEND18convert.$A156]" table:style-name="ce1">
            <text:p>2565.68</text:p>
          </table:table-cell>
          <table:table-cell table:number-columns-repeated="7" table:style-name="ce1"/>
          <table:table-cell office:value-type="float" office:value="155" table:formula="of:=1+SUM([.AB155])" table:style-name="ce1">
            <text:p>155</text:p>
          </table:table-cell>
          <table:table-cell office:value-type="float" office:value="-2409.276249999999" table:formula="of:=FORECAST([.AB156];OFFSET([.T156:.T755];MATCH([.AB156];[.S156:.S755];1)-1;0;2); OFFSET([.S156:.S755];MATCH([.AB156];[.S156:.S755];1)-1;0;2))" table:style-name="ce1">
            <text:p>-2409.27625</text:p>
          </table:table-cell>
          <table:table-cell office:value-type="float" office:value="-2410" table:formula="of:=INT([.AC156])" table:style-name="ce4">
            <text:p>-241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5244</text:p>
          </table:table-cell>
          <table:table-cell office:value-type="float" office:value="156" table:formula="of:=1+SUM([.B156])" table:style-name="ce1">
            <text:p>156</text:p>
          </table:table-cell>
          <table:table-cell office:value-type="float" office:value="66.56" table:formula="of:=[BLEND18convert.$B157]*(256/600)" table:style-name="ce1">
            <text:p>66.56</text:p>
          </table:table-cell>
          <table:table-cell table:number-columns-repeated="8" table:style-name="ce1"/>
          <table:table-cell office:value-type="float" office:value="156" table:formula="of:=1+SUM([.L156])" table:style-name="ce1">
            <text:p>156</text:p>
          </table:table-cell>
          <table:table-cell office:value-type="float" office:value="0" table:formula="of:=FORECAST([.L157];[BLEND18convert.$C$2:.$C$601];[BLEND18convert.$A$2:.$A$601])" table:style-name="ce1">
            <text:p>#DIV/0!</text:p>
          </table:table-cell>
          <table:table-cell office:value-type="float" office:value="0" table:formula="of:=FORECAST.LINEAR([.L157];[BLEND18convert.$A$2:.$A$601];[BLEND18convert.$C$2:.$C$601])" table:style-name="ce1">
            <text:p>#DIV/0!</text:p>
          </table:table-cell>
          <table:table-cell office:value-type="float" office:value="0" table:formula="of:=FORECAST.LINEAR([.L157]; [.A157:.A755];[.C157:.C755])" table:style-name="ce1">
            <text:p>#DIV/0!</text:p>
          </table:table-cell>
          <table:table-cell table:number-columns-repeated="3" table:style-name="ce1"/>
          <table:table-cell office:value-type="float" office:value="66.56" table:formula="of:=[BLEND18convert.$B157]*(256/600)" table:style-name="ce1">
            <text:p>66.56</text:p>
          </table:table-cell>
          <table:table-cell office:value-type="float" office:value="2609.7600000000002" table:formula="of:=4000*[BLEND18convert.$A157]" table:style-name="ce1">
            <text:p>2609.76</text:p>
          </table:table-cell>
          <table:table-cell table:number-columns-repeated="7" table:style-name="ce1"/>
          <table:table-cell office:value-type="float" office:value="156" table:formula="of:=1+SUM([.AB156])" table:style-name="ce1">
            <text:p>156</text:p>
          </table:table-cell>
          <table:table-cell office:value-type="float" office:value="-2486.2050000000017" table:formula="of:=FORECAST([.AB157];OFFSET([.T157:.T756];MATCH([.AB157];[.S157:.S756];1)-1;0;2); OFFSET([.S157:.S756];MATCH([.AB157];[.S157:.S756];1)-1;0;2))" table:style-name="ce1">
            <text:p>-2486.205</text:p>
          </table:table-cell>
          <table:table-cell office:value-type="float" office:value="-2487" table:formula="of:=INT([.AC157])" table:style-name="ce4">
            <text:p>-248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6345</text:p>
          </table:table-cell>
          <table:table-cell office:value-type="float" office:value="157" table:formula="of:=1+SUM([.B157])" table:style-name="ce1">
            <text:p>157</text:p>
          </table:table-cell>
          <table:table-cell office:value-type="float" office:value="66.986666666666665" table:formula="of:=[BLEND18convert.$B158]*(256/600)" table:style-name="ce1">
            <text:p>66.98666667</text:p>
          </table:table-cell>
          <table:table-cell table:number-columns-repeated="8" table:style-name="ce1"/>
          <table:table-cell office:value-type="float" office:value="157" table:formula="of:=1+SUM([.L157])" table:style-name="ce1">
            <text:p>157</text:p>
          </table:table-cell>
          <table:table-cell office:value-type="float" office:value="0" table:formula="of:=FORECAST([.L158];[BLEND18convert.$C$2:.$C$601];[BLEND18convert.$A$2:.$A$601])" table:style-name="ce1">
            <text:p>#DIV/0!</text:p>
          </table:table-cell>
          <table:table-cell office:value-type="float" office:value="0" table:formula="of:=FORECAST.LINEAR([.L158];[BLEND18convert.$A$2:.$A$601];[BLEND18convert.$C$2:.$C$601])" table:style-name="ce1">
            <text:p>#DIV/0!</text:p>
          </table:table-cell>
          <table:table-cell office:value-type="float" office:value="0" table:formula="of:=FORECAST.LINEAR([.L158]; [.A158:.A756];[.C158:.C756])" table:style-name="ce1">
            <text:p>#DIV/0!</text:p>
          </table:table-cell>
          <table:table-cell table:number-columns-repeated="3" table:style-name="ce1"/>
          <table:table-cell office:value-type="float" office:value="66.986666666666665" table:formula="of:=[BLEND18convert.$B158]*(256/600)" table:style-name="ce1">
            <text:p>66.98666667</text:p>
          </table:table-cell>
          <table:table-cell office:value-type="float" office:value="2653.7999999999997" table:formula="of:=4000*[BLEND18convert.$A158]" table:style-name="ce1">
            <text:p>2653.8</text:p>
          </table:table-cell>
          <table:table-cell table:number-columns-repeated="7" table:style-name="ce1"/>
          <table:table-cell office:value-type="float" office:value="157" table:formula="of:=1+SUM([.AB157])" table:style-name="ce1">
            <text:p>157</text:p>
          </table:table-cell>
          <table:table-cell office:value-type="float" office:value="-2563.0537499999991" table:formula="of:=FORECAST([.AB158];OFFSET([.T158:.T757];MATCH([.AB158];[.S158:.S757];1)-1;0;2); OFFSET([.S158:.S757];MATCH([.AB158];[.S158:.S757];1)-1;0;2))" table:style-name="ce1">
            <text:p>-2563.05375</text:p>
          </table:table-cell>
          <table:table-cell office:value-type="float" office:value="-2564" table:formula="of:=INT([.AC158])" table:style-name="ce4">
            <text:p>-256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7444</text:p>
          </table:table-cell>
          <table:table-cell office:value-type="float" office:value="158" table:formula="of:=1+SUM([.B158])" table:style-name="ce1">
            <text:p>158</text:p>
          </table:table-cell>
          <table:table-cell office:value-type="float" office:value="67.413333333333341" table:formula="of:=[BLEND18convert.$B159]*(256/600)" table:style-name="ce1">
            <text:p>67.41333333</text:p>
          </table:table-cell>
          <table:table-cell table:number-columns-repeated="8" table:style-name="ce1"/>
          <table:table-cell office:value-type="float" office:value="158" table:formula="of:=1+SUM([.L158])" table:style-name="ce1">
            <text:p>158</text:p>
          </table:table-cell>
          <table:table-cell office:value-type="float" office:value="0" table:formula="of:=FORECAST([.L159];[BLEND18convert.$C$2:.$C$601];[BLEND18convert.$A$2:.$A$601])" table:style-name="ce1">
            <text:p>#DIV/0!</text:p>
          </table:table-cell>
          <table:table-cell office:value-type="float" office:value="0" table:formula="of:=FORECAST.LINEAR([.L159];[BLEND18convert.$A$2:.$A$601];[BLEND18convert.$C$2:.$C$601])" table:style-name="ce1">
            <text:p>#DIV/0!</text:p>
          </table:table-cell>
          <table:table-cell office:value-type="float" office:value="0" table:formula="of:=FORECAST.LINEAR([.L159]; [.A159:.A757];[.C159:.C757])" table:style-name="ce1">
            <text:p>#DIV/0!</text:p>
          </table:table-cell>
          <table:table-cell table:number-columns-repeated="3" table:style-name="ce1"/>
          <table:table-cell office:value-type="float" office:value="67.413333333333341" table:formula="of:=[BLEND18convert.$B159]*(256/600)" table:style-name="ce1">
            <text:p>67.41333333</text:p>
          </table:table-cell>
          <table:table-cell office:value-type="float" office:value="2697.76" table:formula="of:=4000*[BLEND18convert.$A159]" table:style-name="ce1">
            <text:p>2697.76</text:p>
          </table:table-cell>
          <table:table-cell table:number-columns-repeated="7" table:style-name="ce1"/>
          <table:table-cell office:value-type="float" office:value="158" table:formula="of:=1+SUM([.AB158])" table:style-name="ce1">
            <text:p>158</text:p>
          </table:table-cell>
          <table:table-cell office:value-type="float" office:value="-2639.8274999999994" table:formula="of:=FORECAST([.AB159];OFFSET([.T159:.T758];MATCH([.AB159];[.S159:.S758];1)-1;0;2); OFFSET([.S159:.S758];MATCH([.AB159];[.S159:.S758];1)-1;0;2))" table:style-name="ce1">
            <text:p>-2639.8275</text:p>
          </table:table-cell>
          <table:table-cell office:value-type="float" office:value="-2640" table:formula="of:=INT([.AC159])" table:style-name="ce4">
            <text:p>-264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8542</text:p>
          </table:table-cell>
          <table:table-cell office:value-type="float" office:value="159" table:formula="of:=1+SUM([.B159])" table:style-name="ce1">
            <text:p>159</text:p>
          </table:table-cell>
          <table:table-cell office:value-type="float" office:value="67.84" table:formula="of:=[BLEND18convert.$B160]*(256/600)" table:style-name="ce1">
            <text:p>67.84</text:p>
          </table:table-cell>
          <table:table-cell table:number-columns-repeated="8" table:style-name="ce1"/>
          <table:table-cell office:value-type="float" office:value="159" table:formula="of:=1+SUM([.L159])" table:style-name="ce1">
            <text:p>159</text:p>
          </table:table-cell>
          <table:table-cell office:value-type="float" office:value="0" table:formula="of:=FORECAST([.L160];[BLEND18convert.$C$2:.$C$601];[BLEND18convert.$A$2:.$A$601])" table:style-name="ce1">
            <text:p>#DIV/0!</text:p>
          </table:table-cell>
          <table:table-cell office:value-type="float" office:value="0" table:formula="of:=FORECAST.LINEAR([.L160];[BLEND18convert.$A$2:.$A$601];[BLEND18convert.$C$2:.$C$601])" table:style-name="ce1">
            <text:p>#DIV/0!</text:p>
          </table:table-cell>
          <table:table-cell office:value-type="float" office:value="0" table:formula="of:=FORECAST.LINEAR([.L160]; [.A160:.A758];[.C160:.C758])" table:style-name="ce1">
            <text:p>#DIV/0!</text:p>
          </table:table-cell>
          <table:table-cell table:number-columns-repeated="3" table:style-name="ce1"/>
          <table:table-cell office:value-type="float" office:value="67.84" table:formula="of:=[BLEND18convert.$B160]*(256/600)" table:style-name="ce1">
            <text:p>67.84</text:p>
          </table:table-cell>
          <table:table-cell office:value-type="float" office:value="2741.6800000000003" table:formula="of:=4000*[BLEND18convert.$A160]" table:style-name="ce1">
            <text:p>2741.68</text:p>
          </table:table-cell>
          <table:table-cell table:number-columns-repeated="7" table:style-name="ce1"/>
          <table:table-cell office:value-type="float" office:value="159" table:formula="of:=1+SUM([.AB159])" table:style-name="ce1">
            <text:p>159</text:p>
          </table:table-cell>
          <table:table-cell office:value-type="float" office:value="-2716.3274999999994" table:formula="of:=FORECAST([.AB160];OFFSET([.T160:.T759];MATCH([.AB160];[.S160:.S759];1)-1;0;2); OFFSET([.S160:.S759];MATCH([.AB160];[.S160:.S759];1)-1;0;2))" table:style-name="ce1">
            <text:p>-2716.3275</text:p>
          </table:table-cell>
          <table:table-cell office:value-type="float" office:value="-2717" table:formula="of:=INT([.AC160])" table:style-name="ce4">
            <text:p>-271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9644</text:p>
          </table:table-cell>
          <table:table-cell office:value-type="float" office:value="160" table:formula="of:=1+SUM([.B160])" table:style-name="ce1">
            <text:p>160</text:p>
          </table:table-cell>
          <table:table-cell office:value-type="float" office:value="68.266666666666666" table:formula="of:=[BLEND18convert.$B161]*(256/600)" table:style-name="ce1">
            <text:p>68.26666667</text:p>
          </table:table-cell>
          <table:table-cell table:number-columns-repeated="8" table:style-name="ce1"/>
          <table:table-cell office:value-type="float" office:value="160" table:formula="of:=1+SUM([.L160])" table:style-name="ce1">
            <text:p>160</text:p>
          </table:table-cell>
          <table:table-cell office:value-type="float" office:value="0" table:formula="of:=FORECAST([.L161];[BLEND18convert.$C$2:.$C$601];[BLEND18convert.$A$2:.$A$601])" table:style-name="ce1">
            <text:p>#DIV/0!</text:p>
          </table:table-cell>
          <table:table-cell office:value-type="float" office:value="0" table:formula="of:=FORECAST.LINEAR([.L161];[BLEND18convert.$A$2:.$A$601];[BLEND18convert.$C$2:.$C$601])" table:style-name="ce1">
            <text:p>#DIV/0!</text:p>
          </table:table-cell>
          <table:table-cell office:value-type="float" office:value="0" table:formula="of:=FORECAST.LINEAR([.L161]; [.A161:.A759];[.C161:.C759])" table:style-name="ce1">
            <text:p>#DIV/0!</text:p>
          </table:table-cell>
          <table:table-cell table:number-columns-repeated="3" table:style-name="ce1"/>
          <table:table-cell office:value-type="float" office:value="68.266666666666666" table:formula="of:=[BLEND18convert.$B161]*(256/600)" table:style-name="ce1">
            <text:p>68.26666667</text:p>
          </table:table-cell>
          <table:table-cell office:value-type="float" office:value="2785.7599999999998" table:formula="of:=4000*[BLEND18convert.$A161]" table:style-name="ce1">
            <text:p>2785.76</text:p>
          </table:table-cell>
          <table:table-cell table:number-columns-repeated="7" table:style-name="ce1"/>
          <table:table-cell office:value-type="float" office:value="160" table:formula="of:=1+SUM([.AB160])" table:style-name="ce1">
            <text:p>160</text:p>
          </table:table-cell>
          <table:table-cell office:value-type="float" office:value="-2792.7199999999993" table:formula="of:=FORECAST([.AB161];OFFSET([.T161:.T760];MATCH([.AB161];[.S161:.S760];1)-1;0;2); OFFSET([.S161:.S760];MATCH([.AB161];[.S161:.S760];1)-1;0;2))" table:style-name="ce1">
            <text:p>-2792.72</text:p>
          </table:table-cell>
          <table:table-cell office:value-type="float" office:value="-2793" table:formula="of:=INT([.AC161])" table:style-name="ce4">
            <text:p>-279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0737</text:p>
          </table:table-cell>
          <table:table-cell office:value-type="float" office:value="161" table:formula="of:=1+SUM([.B161])" table:style-name="ce1">
            <text:p>161</text:p>
          </table:table-cell>
          <table:table-cell office:value-type="float" office:value="68.693333333333342" table:formula="of:=[BLEND18convert.$B162]*(256/600)" table:style-name="ce1">
            <text:p>68.69333333</text:p>
          </table:table-cell>
          <table:table-cell table:number-columns-repeated="8" table:style-name="ce1"/>
          <table:table-cell office:value-type="float" office:value="161" table:formula="of:=1+SUM([.L161])" table:style-name="ce1">
            <text:p>161</text:p>
          </table:table-cell>
          <table:table-cell office:value-type="float" office:value="0" table:formula="of:=FORECAST([.L162];[BLEND18convert.$C$2:.$C$601];[BLEND18convert.$A$2:.$A$601])" table:style-name="ce1">
            <text:p>#DIV/0!</text:p>
          </table:table-cell>
          <table:table-cell office:value-type="float" office:value="0" table:formula="of:=FORECAST.LINEAR([.L162];[BLEND18convert.$A$2:.$A$601];[BLEND18convert.$C$2:.$C$601])" table:style-name="ce1">
            <text:p>#DIV/0!</text:p>
          </table:table-cell>
          <table:table-cell office:value-type="float" office:value="0" table:formula="of:=FORECAST.LINEAR([.L162]; [.A162:.A760];[.C162:.C760])" table:style-name="ce1">
            <text:p>#DIV/0!</text:p>
          </table:table-cell>
          <table:table-cell table:number-columns-repeated="3" table:style-name="ce1"/>
          <table:table-cell office:value-type="float" office:value="68.693333333333342" table:formula="of:=[BLEND18convert.$B162]*(256/600)" table:style-name="ce1">
            <text:p>68.69333333</text:p>
          </table:table-cell>
          <table:table-cell office:value-type="float" office:value="2829.48" table:formula="of:=4000*[BLEND18convert.$A162]" table:style-name="ce1">
            <text:p>2829.48</text:p>
          </table:table-cell>
          <table:table-cell table:number-columns-repeated="7" table:style-name="ce1"/>
          <table:table-cell office:value-type="float" office:value="161" table:formula="of:=1+SUM([.AB161])" table:style-name="ce1">
            <text:p>161</text:p>
          </table:table-cell>
          <table:table-cell office:value-type="float" office:value="-2868.909999999998" table:formula="of:=FORECAST([.AB162];OFFSET([.T162:.T761];MATCH([.AB162];[.S162:.S761];1)-1;0;2); OFFSET([.S162:.S761];MATCH([.AB162];[.S162:.S761];1)-1;0;2))" table:style-name="ce1">
            <text:p>-2868.91</text:p>
          </table:table-cell>
          <table:table-cell office:value-type="float" office:value="-2869" table:formula="of:=INT([.AC162])" table:style-name="ce4">
            <text:p>-286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1832</text:p>
          </table:table-cell>
          <table:table-cell office:value-type="float" office:value="162" table:formula="of:=1+SUM([.B162])" table:style-name="ce1">
            <text:p>162</text:p>
          </table:table-cell>
          <table:table-cell office:value-type="float" office:value="69.12" table:formula="of:=[BLEND18convert.$B163]*(256/600)" table:style-name="ce1">
            <text:p>69.12</text:p>
          </table:table-cell>
          <table:table-cell table:number-columns-repeated="8" table:style-name="ce1"/>
          <table:table-cell office:value-type="float" office:value="162" table:formula="of:=1+SUM([.L162])" table:style-name="ce1">
            <text:p>162</text:p>
          </table:table-cell>
          <table:table-cell office:value-type="float" office:value="0" table:formula="of:=FORECAST([.L163];[BLEND18convert.$C$2:.$C$601];[BLEND18convert.$A$2:.$A$601])" table:style-name="ce1">
            <text:p>#DIV/0!</text:p>
          </table:table-cell>
          <table:table-cell office:value-type="float" office:value="0" table:formula="of:=FORECAST.LINEAR([.L163];[BLEND18convert.$A$2:.$A$601];[BLEND18convert.$C$2:.$C$601])" table:style-name="ce1">
            <text:p>#DIV/0!</text:p>
          </table:table-cell>
          <table:table-cell office:value-type="float" office:value="0" table:formula="of:=FORECAST.LINEAR([.L163]; [.A163:.A761];[.C163:.C761])" table:style-name="ce1">
            <text:p>#DIV/0!</text:p>
          </table:table-cell>
          <table:table-cell table:number-columns-repeated="3" table:style-name="ce1"/>
          <table:table-cell office:value-type="float" office:value="69.12" table:formula="of:=[BLEND18convert.$B163]*(256/600)" table:style-name="ce1">
            <text:p>69.12</text:p>
          </table:table-cell>
          <table:table-cell office:value-type="float" office:value="2873.2799999999997" table:formula="of:=4000*[BLEND18convert.$A163]" table:style-name="ce1">
            <text:p>2873.28</text:p>
          </table:table-cell>
          <table:table-cell table:number-columns-repeated="7" table:style-name="ce1"/>
          <table:table-cell office:value-type="float" office:value="162" table:formula="of:=1+SUM([.AB162])" table:style-name="ce1">
            <text:p>162</text:p>
          </table:table-cell>
          <table:table-cell office:value-type="float" office:value="-2944.7649999999976" table:formula="of:=FORECAST([.AB163];OFFSET([.T163:.T762];MATCH([.AB163];[.S163:.S762];1)-1;0;2); OFFSET([.S163:.S762];MATCH([.AB163];[.S163:.S762];1)-1;0;2))" table:style-name="ce1">
            <text:p>-2944.765</text:p>
          </table:table-cell>
          <table:table-cell office:value-type="float" office:value="-2945" table:formula="of:=INT([.AC163])" table:style-name="ce4">
            <text:p>-294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2925</text:p>
          </table:table-cell>
          <table:table-cell office:value-type="float" office:value="163" table:formula="of:=1+SUM([.B163])" table:style-name="ce1">
            <text:p>163</text:p>
          </table:table-cell>
          <table:table-cell office:value-type="float" office:value="69.546666666666667" table:formula="of:=[BLEND18convert.$B164]*(256/600)" table:style-name="ce1">
            <text:p>69.54666667</text:p>
          </table:table-cell>
          <table:table-cell table:number-columns-repeated="8" table:style-name="ce1"/>
          <table:table-cell office:value-type="float" office:value="163" table:formula="of:=1+SUM([.L163])" table:style-name="ce1">
            <text:p>163</text:p>
          </table:table-cell>
          <table:table-cell office:value-type="float" office:value="0" table:formula="of:=FORECAST([.L164];[BLEND18convert.$C$2:.$C$601];[BLEND18convert.$A$2:.$A$601])" table:style-name="ce1">
            <text:p>#DIV/0!</text:p>
          </table:table-cell>
          <table:table-cell office:value-type="float" office:value="0" table:formula="of:=FORECAST.LINEAR([.L164];[BLEND18convert.$A$2:.$A$601];[BLEND18convert.$C$2:.$C$601])" table:style-name="ce1">
            <text:p>#DIV/0!</text:p>
          </table:table-cell>
          <table:table-cell office:value-type="float" office:value="0" table:formula="of:=FORECAST.LINEAR([.L164]; [.A164:.A762];[.C164:.C762])" table:style-name="ce1">
            <text:p>#DIV/0!</text:p>
          </table:table-cell>
          <table:table-cell table:number-columns-repeated="3" table:style-name="ce1"/>
          <table:table-cell office:value-type="float" office:value="69.546666666666667" table:formula="of:=[BLEND18convert.$B164]*(256/600)" table:style-name="ce1">
            <text:p>69.54666667</text:p>
          </table:table-cell>
          <table:table-cell office:value-type="float" office:value="2917" table:formula="of:=4000*[BLEND18convert.$A164]" table:style-name="ce1">
            <text:p>2917</text:p>
          </table:table-cell>
          <table:table-cell table:number-columns-repeated="7" table:style-name="ce1"/>
          <table:table-cell office:value-type="float" office:value="163" table:formula="of:=1+SUM([.AB163])" table:style-name="ce1">
            <text:p>163</text:p>
          </table:table-cell>
          <table:table-cell office:value-type="float" office:value="-3020.5275000000001" table:formula="of:=FORECAST([.AB164];OFFSET([.T164:.T763];MATCH([.AB164];[.S164:.S763];1)-1;0;2); OFFSET([.S164:.S763];MATCH([.AB164];[.S164:.S763];1)-1;0;2))" table:style-name="ce1">
            <text:p>-3020.5275</text:p>
          </table:table-cell>
          <table:table-cell office:value-type="float" office:value="-3021" table:formula="of:=INT([.AC164])" table:style-name="ce4">
            <text:p>-302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4017</text:p>
          </table:table-cell>
          <table:table-cell office:value-type="float" office:value="164" table:formula="of:=1+SUM([.B164])" table:style-name="ce1">
            <text:p>164</text:p>
          </table:table-cell>
          <table:table-cell office:value-type="float" office:value="69.973333333333343" table:formula="of:=[BLEND18convert.$B165]*(256/600)" table:style-name="ce1">
            <text:p>69.97333333</text:p>
          </table:table-cell>
          <table:table-cell table:number-columns-repeated="8" table:style-name="ce1"/>
          <table:table-cell office:value-type="float" office:value="164" table:formula="of:=1+SUM([.L164])" table:style-name="ce1">
            <text:p>164</text:p>
          </table:table-cell>
          <table:table-cell office:value-type="float" office:value="0" table:formula="of:=FORECAST([.L165];[BLEND18convert.$C$2:.$C$601];[BLEND18convert.$A$2:.$A$601])" table:style-name="ce1">
            <text:p>#DIV/0!</text:p>
          </table:table-cell>
          <table:table-cell office:value-type="float" office:value="0" table:formula="of:=FORECAST.LINEAR([.L165];[BLEND18convert.$A$2:.$A$601];[BLEND18convert.$C$2:.$C$601])" table:style-name="ce1">
            <text:p>#DIV/0!</text:p>
          </table:table-cell>
          <table:table-cell office:value-type="float" office:value="0" table:formula="of:=FORECAST.LINEAR([.L165]; [.A165:.A763];[.C165:.C763])" table:style-name="ce1">
            <text:p>#DIV/0!</text:p>
          </table:table-cell>
          <table:table-cell table:number-columns-repeated="3" table:style-name="ce1"/>
          <table:table-cell office:value-type="float" office:value="69.973333333333343" table:formula="of:=[BLEND18convert.$B165]*(256/600)" table:style-name="ce1">
            <text:p>69.97333333</text:p>
          </table:table-cell>
          <table:table-cell office:value-type="float" office:value="2960.68" table:formula="of:=4000*[BLEND18convert.$A165]" table:style-name="ce1">
            <text:p>2960.68</text:p>
          </table:table-cell>
          <table:table-cell table:number-columns-repeated="7" table:style-name="ce1"/>
          <table:table-cell office:value-type="float" office:value="164" table:formula="of:=1+SUM([.AB164])" table:style-name="ce1">
            <text:p>164</text:p>
          </table:table-cell>
          <table:table-cell office:value-type="float" office:value="-3096.0749999999989" table:formula="of:=FORECAST([.AB165];OFFSET([.T165:.T764];MATCH([.AB165];[.S165:.S764];1)-1;0;2); OFFSET([.S165:.S764];MATCH([.AB165];[.S165:.S764];1)-1;0;2))" table:style-name="ce1">
            <text:p>-3096.075</text:p>
          </table:table-cell>
          <table:table-cell office:value-type="float" office:value="-3097" table:formula="of:=INT([.AC165])" table:style-name="ce4">
            <text:p>-309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5110</text:p>
          </table:table-cell>
          <table:table-cell office:value-type="float" office:value="165" table:formula="of:=1+SUM([.B165])" table:style-name="ce1">
            <text:p>165</text:p>
          </table:table-cell>
          <table:table-cell office:value-type="float" office:value="70.400000000000006" table:formula="of:=[BLEND18convert.$B166]*(256/600)" table:style-name="ce1">
            <text:p>70.4</text:p>
          </table:table-cell>
          <table:table-cell table:number-columns-repeated="8" table:style-name="ce1"/>
          <table:table-cell office:value-type="float" office:value="165" table:formula="of:=1+SUM([.L165])" table:style-name="ce1">
            <text:p>165</text:p>
          </table:table-cell>
          <table:table-cell office:value-type="float" office:value="0" table:formula="of:=FORECAST([.L166];[BLEND18convert.$C$2:.$C$601];[BLEND18convert.$A$2:.$A$601])" table:style-name="ce1">
            <text:p>#DIV/0!</text:p>
          </table:table-cell>
          <table:table-cell office:value-type="float" office:value="0" table:formula="of:=FORECAST.LINEAR([.L166];[BLEND18convert.$A$2:.$A$601];[BLEND18convert.$C$2:.$C$601])" table:style-name="ce1">
            <text:p>#DIV/0!</text:p>
          </table:table-cell>
          <table:table-cell office:value-type="float" office:value="0" table:formula="of:=FORECAST.LINEAR([.L166]; [.A166:.A764];[.C166:.C764])" table:style-name="ce1">
            <text:p>#DIV/0!</text:p>
          </table:table-cell>
          <table:table-cell table:number-columns-repeated="3" table:style-name="ce1"/>
          <table:table-cell office:value-type="float" office:value="70.400000000000006" table:formula="of:=[BLEND18convert.$B166]*(256/600)" table:style-name="ce1">
            <text:p>70.4</text:p>
          </table:table-cell>
          <table:table-cell office:value-type="float" office:value="3004.4" table:formula="of:=4000*[BLEND18convert.$A166]" table:style-name="ce1">
            <text:p>3004.4</text:p>
          </table:table-cell>
          <table:table-cell table:number-columns-repeated="7" table:style-name="ce1"/>
          <table:table-cell office:value-type="float" office:value="165" table:formula="of:=1+SUM([.AB165])" table:style-name="ce1">
            <text:p>165</text:p>
          </table:table-cell>
          <table:table-cell office:value-type="float" office:value="-3171.4112499999992" table:formula="of:=FORECAST([.AB166];OFFSET([.T166:.T765];MATCH([.AB166];[.S166:.S765];1)-1;0;2); OFFSET([.S166:.S765];MATCH([.AB166];[.S166:.S765];1)-1;0;2))" table:style-name="ce1">
            <text:p>-3171.41125</text:p>
          </table:table-cell>
          <table:table-cell office:value-type="float" office:value="-3172" table:formula="of:=INT([.AC166])" table:style-name="ce4">
            <text:p>-317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6196</text:p>
          </table:table-cell>
          <table:table-cell office:value-type="float" office:value="166" table:formula="of:=1+SUM([.B166])" table:style-name="ce1">
            <text:p>166</text:p>
          </table:table-cell>
          <table:table-cell office:value-type="float" office:value="70.826666666666668" table:formula="of:=[BLEND18convert.$B167]*(256/600)" table:style-name="ce1">
            <text:p>70.82666667</text:p>
          </table:table-cell>
          <table:table-cell table:number-columns-repeated="8" table:style-name="ce1"/>
          <table:table-cell office:value-type="float" office:value="166" table:formula="of:=1+SUM([.L166])" table:style-name="ce1">
            <text:p>166</text:p>
          </table:table-cell>
          <table:table-cell office:value-type="float" office:value="0" table:formula="of:=FORECAST([.L167];[BLEND18convert.$C$2:.$C$601];[BLEND18convert.$A$2:.$A$601])" table:style-name="ce1">
            <text:p>#DIV/0!</text:p>
          </table:table-cell>
          <table:table-cell office:value-type="float" office:value="0" table:formula="of:=FORECAST.LINEAR([.L167];[BLEND18convert.$A$2:.$A$601];[BLEND18convert.$C$2:.$C$601])" table:style-name="ce1">
            <text:p>#DIV/0!</text:p>
          </table:table-cell>
          <table:table-cell office:value-type="float" office:value="0" table:formula="of:=FORECAST.LINEAR([.L167]; [.A167:.A765];[.C167:.C765])" table:style-name="ce1">
            <text:p>#DIV/0!</text:p>
          </table:table-cell>
          <table:table-cell table:number-columns-repeated="3" table:style-name="ce1"/>
          <table:table-cell office:value-type="float" office:value="70.826666666666668" table:formula="of:=[BLEND18convert.$B167]*(256/600)" table:style-name="ce1">
            <text:p>70.82666667</text:p>
          </table:table-cell>
          <table:table-cell office:value-type="float" office:value="3047.8399999999997" table:formula="of:=4000*[BLEND18convert.$A167]" table:style-name="ce1">
            <text:p>3047.84</text:p>
          </table:table-cell>
          <table:table-cell table:number-columns-repeated="7" table:style-name="ce1"/>
          <table:table-cell office:value-type="float" office:value="166" table:formula="of:=1+SUM([.AB166])" table:style-name="ce1">
            <text:p>166</text:p>
          </table:table-cell>
          <table:table-cell office:value-type="float" office:value="-3246.3975000000009" table:formula="of:=FORECAST([.AB167];OFFSET([.T167:.T766];MATCH([.AB167];[.S167:.S766];1)-1;0;2); OFFSET([.S167:.S766];MATCH([.AB167];[.S167:.S766];1)-1;0;2))" table:style-name="ce1">
            <text:p>-3246.3975</text:p>
          </table:table-cell>
          <table:table-cell office:value-type="float" office:value="-3247" table:formula="of:=INT([.AC167])" table:style-name="ce4">
            <text:p>-324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7289</text:p>
          </table:table-cell>
          <table:table-cell office:value-type="float" office:value="167" table:formula="of:=1+SUM([.B167])" table:style-name="ce1">
            <text:p>167</text:p>
          </table:table-cell>
          <table:table-cell office:value-type="float" office:value="71.253333333333345" table:formula="of:=[BLEND18convert.$B168]*(256/600)" table:style-name="ce1">
            <text:p>71.25333333</text:p>
          </table:table-cell>
          <table:table-cell table:number-columns-repeated="8" table:style-name="ce1"/>
          <table:table-cell office:value-type="float" office:value="167" table:formula="of:=1+SUM([.L167])" table:style-name="ce1">
            <text:p>167</text:p>
          </table:table-cell>
          <table:table-cell office:value-type="float" office:value="0" table:formula="of:=FORECAST([.L168];[BLEND18convert.$C$2:.$C$601];[BLEND18convert.$A$2:.$A$601])" table:style-name="ce1">
            <text:p>#DIV/0!</text:p>
          </table:table-cell>
          <table:table-cell office:value-type="float" office:value="0" table:formula="of:=FORECAST.LINEAR([.L168];[BLEND18convert.$A$2:.$A$601];[BLEND18convert.$C$2:.$C$601])" table:style-name="ce1">
            <text:p>#DIV/0!</text:p>
          </table:table-cell>
          <table:table-cell office:value-type="float" office:value="0" table:formula="of:=FORECAST.LINEAR([.L168]; [.A168:.A766];[.C168:.C766])" table:style-name="ce1">
            <text:p>#DIV/0!</text:p>
          </table:table-cell>
          <table:table-cell table:number-columns-repeated="3" table:style-name="ce1"/>
          <table:table-cell office:value-type="float" office:value="71.253333333333345" table:formula="of:=[BLEND18convert.$B168]*(256/600)" table:style-name="ce1">
            <text:p>71.25333333</text:p>
          </table:table-cell>
          <table:table-cell office:value-type="float" office:value="3091.56" table:formula="of:=4000*[BLEND18convert.$A168]" table:style-name="ce1">
            <text:p>3091.56</text:p>
          </table:table-cell>
          <table:table-cell table:number-columns-repeated="7" table:style-name="ce1"/>
          <table:table-cell office:value-type="float" office:value="167" table:formula="of:=1+SUM([.AB167])" table:style-name="ce1">
            <text:p>167</text:p>
          </table:table-cell>
          <table:table-cell office:value-type="float" office:value="-3321.2949999999964" table:formula="of:=FORECAST([.AB168];OFFSET([.T168:.T767];MATCH([.AB168];[.S168:.S767];1)-1;0;2); OFFSET([.S168:.S767];MATCH([.AB168];[.S168:.S767];1)-1;0;2))" table:style-name="ce1">
            <text:p>-3321.295</text:p>
          </table:table-cell>
          <table:table-cell office:value-type="float" office:value="-3322" table:formula="of:=INT([.AC168])" table:style-name="ce4">
            <text:p>-332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8375</text:p>
          </table:table-cell>
          <table:table-cell office:value-type="float" office:value="168" table:formula="of:=1+SUM([.B168])" table:style-name="ce1">
            <text:p>168</text:p>
          </table:table-cell>
          <table:table-cell office:value-type="float" office:value="71.680000000000007" table:formula="of:=[BLEND18convert.$B169]*(256/600)" table:style-name="ce1">
            <text:p>71.68</text:p>
          </table:table-cell>
          <table:table-cell table:number-columns-repeated="8" table:style-name="ce1"/>
          <table:table-cell office:value-type="float" office:value="168" table:formula="of:=1+SUM([.L168])" table:style-name="ce1">
            <text:p>168</text:p>
          </table:table-cell>
          <table:table-cell office:value-type="float" office:value="0" table:formula="of:=FORECAST([.L169];[BLEND18convert.$C$2:.$C$601];[BLEND18convert.$A$2:.$A$601])" table:style-name="ce1">
            <text:p>#DIV/0!</text:p>
          </table:table-cell>
          <table:table-cell office:value-type="float" office:value="0" table:formula="of:=FORECAST.LINEAR([.L169];[BLEND18convert.$A$2:.$A$601];[BLEND18convert.$C$2:.$C$601])" table:style-name="ce1">
            <text:p>#DIV/0!</text:p>
          </table:table-cell>
          <table:table-cell office:value-type="float" office:value="0" table:formula="of:=FORECAST.LINEAR([.L169]; [.A169:.A767];[.C169:.C767])" table:style-name="ce1">
            <text:p>#DIV/0!</text:p>
          </table:table-cell>
          <table:table-cell table:number-columns-repeated="3" table:style-name="ce1"/>
          <table:table-cell office:value-type="float" office:value="71.680000000000007" table:formula="of:=[BLEND18convert.$B169]*(256/600)" table:style-name="ce1">
            <text:p>71.68</text:p>
          </table:table-cell>
          <table:table-cell office:value-type="float" office:value="3135" table:formula="of:=4000*[BLEND18convert.$A169]" table:style-name="ce1">
            <text:p>3135</text:p>
          </table:table-cell>
          <table:table-cell table:number-columns-repeated="7" table:style-name="ce1"/>
          <table:table-cell office:value-type="float" office:value="168" table:formula="of:=1+SUM([.AB168])" table:style-name="ce1">
            <text:p>168</text:p>
          </table:table-cell>
          <table:table-cell office:value-type="float" office:value="-3395.989999999998" table:formula="of:=FORECAST([.AB169];OFFSET([.T169:.T768];MATCH([.AB169];[.S169:.S768];1)-1;0;2); OFFSET([.S169:.S768];MATCH([.AB169];[.S169:.S768];1)-1;0;2))" table:style-name="ce1">
            <text:p>-3395.99</text:p>
          </table:table-cell>
          <table:table-cell office:value-type="float" office:value="-3396" table:formula="of:=INT([.AC169])" table:style-name="ce4">
            <text:p>-339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9462</text:p>
          </table:table-cell>
          <table:table-cell office:value-type="float" office:value="169" table:formula="of:=1+SUM([.B169])" table:style-name="ce1">
            <text:p>169</text:p>
          </table:table-cell>
          <table:table-cell office:value-type="float" office:value="72.106666666666669" table:formula="of:=[BLEND18convert.$B170]*(256/600)" table:style-name="ce1">
            <text:p>72.10666667</text:p>
          </table:table-cell>
          <table:table-cell table:number-columns-repeated="8" table:style-name="ce1"/>
          <table:table-cell office:value-type="float" office:value="169" table:formula="of:=1+SUM([.L169])" table:style-name="ce1">
            <text:p>169</text:p>
          </table:table-cell>
          <table:table-cell office:value-type="float" office:value="0" table:formula="of:=FORECAST([.L170];[BLEND18convert.$C$2:.$C$601];[BLEND18convert.$A$2:.$A$601])" table:style-name="ce1">
            <text:p>#DIV/0!</text:p>
          </table:table-cell>
          <table:table-cell office:value-type="float" office:value="0" table:formula="of:=FORECAST.LINEAR([.L170];[BLEND18convert.$A$2:.$A$601];[BLEND18convert.$C$2:.$C$601])" table:style-name="ce1">
            <text:p>#DIV/0!</text:p>
          </table:table-cell>
          <table:table-cell office:value-type="float" office:value="0" table:formula="of:=FORECAST.LINEAR([.L170]; [.A170:.A768];[.C170:.C768])" table:style-name="ce1">
            <text:p>#DIV/0!</text:p>
          </table:table-cell>
          <table:table-cell table:number-columns-repeated="3" table:style-name="ce1"/>
          <table:table-cell office:value-type="float" office:value="72.106666666666669" table:formula="of:=[BLEND18convert.$B170]*(256/600)" table:style-name="ce1">
            <text:p>72.10666667</text:p>
          </table:table-cell>
          <table:table-cell office:value-type="float" office:value="3178.48" table:formula="of:=4000*[BLEND18convert.$A170]" table:style-name="ce1">
            <text:p>3178.48</text:p>
          </table:table-cell>
          <table:table-cell table:number-columns-repeated="7" table:style-name="ce1"/>
          <table:table-cell office:value-type="float" office:value="169" table:formula="of:=1+SUM([.AB169])" table:style-name="ce1">
            <text:p>169</text:p>
          </table:table-cell>
          <table:table-cell office:value-type="float" office:value="-3470.4862499999999" table:formula="of:=FORECAST([.AB170];OFFSET([.T170:.T769];MATCH([.AB170];[.S170:.S769];1)-1;0;2); OFFSET([.S170:.S769];MATCH([.AB170];[.S170:.S769];1)-1;0;2))" table:style-name="ce1">
            <text:p>-3470.48625</text:p>
          </table:table-cell>
          <table:table-cell office:value-type="float" office:value="-3471" table:formula="of:=INT([.AC170])" table:style-name="ce4">
            <text:p>-347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0542</text:p>
          </table:table-cell>
          <table:table-cell office:value-type="float" office:value="170" table:formula="of:=1+SUM([.B170])" table:style-name="ce1">
            <text:p>170</text:p>
          </table:table-cell>
          <table:table-cell office:value-type="float" office:value="72.533333333333331" table:formula="of:=[BLEND18convert.$B171]*(256/600)" table:style-name="ce1">
            <text:p>72.53333333</text:p>
          </table:table-cell>
          <table:table-cell table:number-columns-repeated="8" table:style-name="ce1"/>
          <table:table-cell office:value-type="float" office:value="170" table:formula="of:=1+SUM([.L170])" table:style-name="ce1">
            <text:p>170</text:p>
          </table:table-cell>
          <table:table-cell office:value-type="float" office:value="0" table:formula="of:=FORECAST([.L171];[BLEND18convert.$C$2:.$C$601];[BLEND18convert.$A$2:.$A$601])" table:style-name="ce1">
            <text:p>#DIV/0!</text:p>
          </table:table-cell>
          <table:table-cell office:value-type="float" office:value="0" table:formula="of:=FORECAST.LINEAR([.L171];[BLEND18convert.$A$2:.$A$601];[BLEND18convert.$C$2:.$C$601])" table:style-name="ce1">
            <text:p>#DIV/0!</text:p>
          </table:table-cell>
          <table:table-cell office:value-type="float" office:value="0" table:formula="of:=FORECAST.LINEAR([.L171]; [.A171:.A769];[.C171:.C769])" table:style-name="ce1">
            <text:p>#DIV/0!</text:p>
          </table:table-cell>
          <table:table-cell table:number-columns-repeated="3" table:style-name="ce1"/>
          <table:table-cell office:value-type="float" office:value="72.533333333333331" table:formula="of:=[BLEND18convert.$B171]*(256/600)" table:style-name="ce1">
            <text:p>72.53333333</text:p>
          </table:table-cell>
          <table:table-cell office:value-type="float" office:value="3221.6800000000003" table:formula="of:=4000*[BLEND18convert.$A171]" table:style-name="ce1">
            <text:p>3221.68</text:p>
          </table:table-cell>
          <table:table-cell table:number-columns-repeated="7" table:style-name="ce1"/>
          <table:table-cell office:value-type="float" office:value="170" table:formula="of:=1+SUM([.AB170])" table:style-name="ce1">
            <text:p>170</text:p>
          </table:table-cell>
          <table:table-cell office:value-type="float" office:value="-3544.5874999999996" table:formula="of:=FORECAST([.AB171];OFFSET([.T171:.T770];MATCH([.AB171];[.S171:.S770];1)-1;0;2); OFFSET([.S171:.S770];MATCH([.AB171];[.S171:.S770];1)-1;0;2))" table:style-name="ce1">
            <text:p>-3544.5875</text:p>
          </table:table-cell>
          <table:table-cell office:value-type="float" office:value="-3545" table:formula="of:=INT([.AC171])" table:style-name="ce4">
            <text:p>-354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1628</text:p>
          </table:table-cell>
          <table:table-cell office:value-type="float" office:value="171" table:formula="of:=1+SUM([.B171])" table:style-name="ce1">
            <text:p>171</text:p>
          </table:table-cell>
          <table:table-cell office:value-type="float" office:value="72.960000000000008" table:formula="of:=[BLEND18convert.$B172]*(256/600)" table:style-name="ce1">
            <text:p>72.96</text:p>
          </table:table-cell>
          <table:table-cell table:number-columns-repeated="8" table:style-name="ce1"/>
          <table:table-cell office:value-type="float" office:value="171" table:formula="of:=1+SUM([.L171])" table:style-name="ce1">
            <text:p>171</text:p>
          </table:table-cell>
          <table:table-cell office:value-type="float" office:value="0" table:formula="of:=FORECAST([.L172];[BLEND18convert.$C$2:.$C$601];[BLEND18convert.$A$2:.$A$601])" table:style-name="ce1">
            <text:p>#DIV/0!</text:p>
          </table:table-cell>
          <table:table-cell office:value-type="float" office:value="0" table:formula="of:=FORECAST.LINEAR([.L172];[BLEND18convert.$A$2:.$A$601];[BLEND18convert.$C$2:.$C$601])" table:style-name="ce1">
            <text:p>#DIV/0!</text:p>
          </table:table-cell>
          <table:table-cell office:value-type="float" office:value="0" table:formula="of:=FORECAST.LINEAR([.L172]; [.A172:.A770];[.C172:.C770])" table:style-name="ce1">
            <text:p>#DIV/0!</text:p>
          </table:table-cell>
          <table:table-cell table:number-columns-repeated="3" table:style-name="ce1"/>
          <table:table-cell office:value-type="float" office:value="72.960000000000008" table:formula="of:=[BLEND18convert.$B172]*(256/600)" table:style-name="ce1">
            <text:p>72.96</text:p>
          </table:table-cell>
          <table:table-cell office:value-type="float" office:value="3265.12" table:formula="of:=4000*[BLEND18convert.$A172]" table:style-name="ce1">
            <text:p>3265.12</text:p>
          </table:table-cell>
          <table:table-cell table:number-columns-repeated="7" table:style-name="ce1"/>
          <table:table-cell office:value-type="float" office:value="171" table:formula="of:=1+SUM([.AB171])" table:style-name="ce1">
            <text:p>171</text:p>
          </table:table-cell>
          <table:table-cell office:value-type="float" office:value="-3618.473750000001" table:formula="of:=FORECAST([.AB172];OFFSET([.T172:.T771];MATCH([.AB172];[.S172:.S771];1)-1;0;2); OFFSET([.S172:.S771];MATCH([.AB172];[.S172:.S771];1)-1;0;2))" table:style-name="ce1">
            <text:p>-3618.47375</text:p>
          </table:table-cell>
          <table:table-cell office:value-type="float" office:value="-3619" table:formula="of:=INT([.AC172])" table:style-name="ce4">
            <text:p>-361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2709</text:p>
          </table:table-cell>
          <table:table-cell office:value-type="float" office:value="172" table:formula="of:=1+SUM([.B172])" table:style-name="ce1">
            <text:p>172</text:p>
          </table:table-cell>
          <table:table-cell office:value-type="float" office:value="73.38666666666667" table:formula="of:=[BLEND18convert.$B173]*(256/600)" table:style-name="ce1">
            <text:p>73.38666667</text:p>
          </table:table-cell>
          <table:table-cell table:number-columns-repeated="8" table:style-name="ce1"/>
          <table:table-cell office:value-type="float" office:value="172" table:formula="of:=1+SUM([.L172])" table:style-name="ce1">
            <text:p>172</text:p>
          </table:table-cell>
          <table:table-cell office:value-type="float" office:value="0" table:formula="of:=FORECAST([.L173];[BLEND18convert.$C$2:.$C$601];[BLEND18convert.$A$2:.$A$601])" table:style-name="ce1">
            <text:p>#DIV/0!</text:p>
          </table:table-cell>
          <table:table-cell office:value-type="float" office:value="0" table:formula="of:=FORECAST.LINEAR([.L173];[BLEND18convert.$A$2:.$A$601];[BLEND18convert.$C$2:.$C$601])" table:style-name="ce1">
            <text:p>#DIV/0!</text:p>
          </table:table-cell>
          <table:table-cell office:value-type="float" office:value="0" table:formula="of:=FORECAST.LINEAR([.L173]; [.A173:.A771];[.C173:.C771])" table:style-name="ce1">
            <text:p>#DIV/0!</text:p>
          </table:table-cell>
          <table:table-cell table:number-columns-repeated="3" table:style-name="ce1"/>
          <table:table-cell office:value-type="float" office:value="73.38666666666667" table:formula="of:=[BLEND18convert.$B173]*(256/600)" table:style-name="ce1">
            <text:p>73.38666667</text:p>
          </table:table-cell>
          <table:table-cell office:value-type="float" office:value="3308.36" table:formula="of:=4000*[BLEND18convert.$A173]" table:style-name="ce1">
            <text:p>3308.36</text:p>
          </table:table-cell>
          <table:table-cell table:number-columns-repeated="7" table:style-name="ce1"/>
          <table:table-cell office:value-type="float" office:value="172" table:formula="of:=1+SUM([.AB172])" table:style-name="ce1">
            <text:p>172</text:p>
          </table:table-cell>
          <table:table-cell office:value-type="float" office:value="-3692.279999999997" table:formula="of:=FORECAST([.AB173];OFFSET([.T173:.T772];MATCH([.AB173];[.S173:.S772];1)-1;0;2); OFFSET([.S173:.S772];MATCH([.AB173];[.S173:.S772];1)-1;0;2))" table:style-name="ce1">
            <text:p>-3692.28</text:p>
          </table:table-cell>
          <table:table-cell office:value-type="float" office:value="-3693" table:formula="of:=INT([.AC173])" table:style-name="ce4">
            <text:p>-369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3792</text:p>
          </table:table-cell>
          <table:table-cell office:value-type="float" office:value="173" table:formula="of:=1+SUM([.B173])" table:style-name="ce1">
            <text:p>173</text:p>
          </table:table-cell>
          <table:table-cell office:value-type="float" office:value="73.813333333333333" table:formula="of:=[BLEND18convert.$B174]*(256/600)" table:style-name="ce1">
            <text:p>73.81333333</text:p>
          </table:table-cell>
          <table:table-cell table:number-columns-repeated="8" table:style-name="ce1"/>
          <table:table-cell office:value-type="float" office:value="173" table:formula="of:=1+SUM([.L173])" table:style-name="ce1">
            <text:p>173</text:p>
          </table:table-cell>
          <table:table-cell office:value-type="float" office:value="0" table:formula="of:=FORECAST([.L174];[BLEND18convert.$C$2:.$C$601];[BLEND18convert.$A$2:.$A$601])" table:style-name="ce1">
            <text:p>#DIV/0!</text:p>
          </table:table-cell>
          <table:table-cell office:value-type="float" office:value="0" table:formula="of:=FORECAST.LINEAR([.L174];[BLEND18convert.$A$2:.$A$601];[BLEND18convert.$C$2:.$C$601])" table:style-name="ce1">
            <text:p>#DIV/0!</text:p>
          </table:table-cell>
          <table:table-cell office:value-type="float" office:value="0" table:formula="of:=FORECAST.LINEAR([.L174]; [.A174:.A772];[.C174:.C772])" table:style-name="ce1">
            <text:p>#DIV/0!</text:p>
          </table:table-cell>
          <table:table-cell table:number-columns-repeated="3" table:style-name="ce1"/>
          <table:table-cell office:value-type="float" office:value="73.813333333333333" table:formula="of:=[BLEND18convert.$B174]*(256/600)" table:style-name="ce1">
            <text:p>73.81333333</text:p>
          </table:table-cell>
          <table:table-cell office:value-type="float" office:value="3351.68" table:formula="of:=4000*[BLEND18convert.$A174]" table:style-name="ce1">
            <text:p>3351.68</text:p>
          </table:table-cell>
          <table:table-cell table:number-columns-repeated="7" table:style-name="ce1"/>
          <table:table-cell office:value-type="float" office:value="173" table:formula="of:=1+SUM([.AB173])" table:style-name="ce1">
            <text:p>173</text:p>
          </table:table-cell>
          <table:table-cell office:value-type="float" office:value="-3765.6862499999988" table:formula="of:=FORECAST([.AB174];OFFSET([.T174:.T773];MATCH([.AB174];[.S174:.S773];1)-1;0;2); OFFSET([.S174:.S773];MATCH([.AB174];[.S174:.S773];1)-1;0;2))" table:style-name="ce1">
            <text:p>-3765.68625</text:p>
          </table:table-cell>
          <table:table-cell office:value-type="float" office:value="-3766" table:formula="of:=INT([.AC174])" table:style-name="ce4">
            <text:p>-376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4872</text:p>
          </table:table-cell>
          <table:table-cell office:value-type="float" office:value="174" table:formula="of:=1+SUM([.B174])" table:style-name="ce1">
            <text:p>174</text:p>
          </table:table-cell>
          <table:table-cell office:value-type="float" office:value="74.240000000000009" table:formula="of:=[BLEND18convert.$B175]*(256/600)" table:style-name="ce1">
            <text:p>74.24</text:p>
          </table:table-cell>
          <table:table-cell table:number-columns-repeated="8" table:style-name="ce1"/>
          <table:table-cell office:value-type="float" office:value="174" table:formula="of:=1+SUM([.L174])" table:style-name="ce1">
            <text:p>174</text:p>
          </table:table-cell>
          <table:table-cell office:value-type="float" office:value="0" table:formula="of:=FORECAST([.L175];[BLEND18convert.$C$2:.$C$601];[BLEND18convert.$A$2:.$A$601])" table:style-name="ce1">
            <text:p>#DIV/0!</text:p>
          </table:table-cell>
          <table:table-cell office:value-type="float" office:value="0" table:formula="of:=FORECAST.LINEAR([.L175];[BLEND18convert.$A$2:.$A$601];[BLEND18convert.$C$2:.$C$601])" table:style-name="ce1">
            <text:p>#DIV/0!</text:p>
          </table:table-cell>
          <table:table-cell office:value-type="float" office:value="0" table:formula="of:=FORECAST.LINEAR([.L175]; [.A175:.A773];[.C175:.C773])" table:style-name="ce1">
            <text:p>#DIV/0!</text:p>
          </table:table-cell>
          <table:table-cell table:number-columns-repeated="3" table:style-name="ce1"/>
          <table:table-cell office:value-type="float" office:value="74.240000000000009" table:formula="of:=[BLEND18convert.$B175]*(256/600)" table:style-name="ce1">
            <text:p>74.24</text:p>
          </table:table-cell>
          <table:table-cell office:value-type="float" office:value="3394.88" table:formula="of:=4000*[BLEND18convert.$A175]" table:style-name="ce1">
            <text:p>3394.88</text:p>
          </table:table-cell>
          <table:table-cell table:number-columns-repeated="7" table:style-name="ce1"/>
          <table:table-cell office:value-type="float" office:value="174" table:formula="of:=1+SUM([.AB174])" table:style-name="ce1">
            <text:p>174</text:p>
          </table:table-cell>
          <table:table-cell office:value-type="float" office:value="-3838.7124999999996" table:formula="of:=FORECAST([.AB175];OFFSET([.T175:.T774];MATCH([.AB175];[.S175:.S774];1)-1;0;2); OFFSET([.S175:.S774];MATCH([.AB175];[.S175:.S774];1)-1;0;2))" table:style-name="ce1">
            <text:p>-3838.7125</text:p>
          </table:table-cell>
          <table:table-cell office:value-type="float" office:value="-3839" table:formula="of:=INT([.AC175])" table:style-name="ce4">
            <text:p>-383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5950</text:p>
          </table:table-cell>
          <table:table-cell office:value-type="float" office:value="175" table:formula="of:=1+SUM([.B175])" table:style-name="ce1">
            <text:p>175</text:p>
          </table:table-cell>
          <table:table-cell office:value-type="float" office:value="74.666666666666671" table:formula="of:=[BLEND18convert.$B176]*(256/600)" table:style-name="ce1">
            <text:p>74.66666667</text:p>
          </table:table-cell>
          <table:table-cell table:number-columns-repeated="8" table:style-name="ce1"/>
          <table:table-cell office:value-type="float" office:value="175" table:formula="of:=1+SUM([.L175])" table:style-name="ce1">
            <text:p>175</text:p>
          </table:table-cell>
          <table:table-cell office:value-type="float" office:value="0" table:formula="of:=FORECAST([.L176];[BLEND18convert.$C$2:.$C$601];[BLEND18convert.$A$2:.$A$601])" table:style-name="ce1">
            <text:p>#DIV/0!</text:p>
          </table:table-cell>
          <table:table-cell office:value-type="float" office:value="0" table:formula="of:=FORECAST.LINEAR([.L176];[BLEND18convert.$A$2:.$A$601];[BLEND18convert.$C$2:.$C$601])" table:style-name="ce1">
            <text:p>#DIV/0!</text:p>
          </table:table-cell>
          <table:table-cell office:value-type="float" office:value="0" table:formula="of:=FORECAST.LINEAR([.L176]; [.A176:.A774];[.C176:.C774])" table:style-name="ce1">
            <text:p>#DIV/0!</text:p>
          </table:table-cell>
          <table:table-cell table:number-columns-repeated="3" table:style-name="ce1"/>
          <table:table-cell office:value-type="float" office:value="74.666666666666671" table:formula="of:=[BLEND18convert.$B176]*(256/600)" table:style-name="ce1">
            <text:p>74.66666667</text:p>
          </table:table-cell>
          <table:table-cell office:value-type="float" office:value="3438" table:formula="of:=4000*[BLEND18convert.$A176]" table:style-name="ce1">
            <text:p>3438</text:p>
          </table:table-cell>
          <table:table-cell table:number-columns-repeated="7" table:style-name="ce1"/>
          <table:table-cell office:value-type="float" office:value="175" table:formula="of:=1+SUM([.AB175])" table:style-name="ce1">
            <text:p>175</text:p>
          </table:table-cell>
          <table:table-cell office:value-type="float" office:value="-3911.6825000000008" table:formula="of:=FORECAST([.AB176];OFFSET([.T176:.T775];MATCH([.AB176];[.S176:.S775];1)-1;0;2); OFFSET([.S176:.S775];MATCH([.AB176];[.S176:.S775];1)-1;0;2))" table:style-name="ce1">
            <text:p>-3911.6825</text:p>
          </table:table-cell>
          <table:table-cell office:value-type="float" office:value="-3912" table:formula="of:=INT([.AC176])" table:style-name="ce4">
            <text:p>-391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7024</text:p>
          </table:table-cell>
          <table:table-cell office:value-type="float" office:value="176" table:formula="of:=1+SUM([.B176])" table:style-name="ce1">
            <text:p>176</text:p>
          </table:table-cell>
          <table:table-cell office:value-type="float" office:value="75.093333333333334" table:formula="of:=[BLEND18convert.$B177]*(256/600)" table:style-name="ce1">
            <text:p>75.09333333</text:p>
          </table:table-cell>
          <table:table-cell table:number-columns-repeated="8" table:style-name="ce1"/>
          <table:table-cell office:value-type="float" office:value="176" table:formula="of:=1+SUM([.L176])" table:style-name="ce1">
            <text:p>176</text:p>
          </table:table-cell>
          <table:table-cell office:value-type="float" office:value="0" table:formula="of:=FORECAST([.L177];[BLEND18convert.$C$2:.$C$601];[BLEND18convert.$A$2:.$A$601])" table:style-name="ce1">
            <text:p>#DIV/0!</text:p>
          </table:table-cell>
          <table:table-cell office:value-type="float" office:value="0" table:formula="of:=FORECAST.LINEAR([.L177];[BLEND18convert.$A$2:.$A$601];[BLEND18convert.$C$2:.$C$601])" table:style-name="ce1">
            <text:p>#DIV/0!</text:p>
          </table:table-cell>
          <table:table-cell office:value-type="float" office:value="0" table:formula="of:=FORECAST.LINEAR([.L177]; [.A177:.A775];[.C177:.C775])" table:style-name="ce1">
            <text:p>#DIV/0!</text:p>
          </table:table-cell>
          <table:table-cell table:number-columns-repeated="3" table:style-name="ce1"/>
          <table:table-cell office:value-type="float" office:value="75.093333333333334" table:formula="of:=[BLEND18convert.$B177]*(256/600)" table:style-name="ce1">
            <text:p>75.09333333</text:p>
          </table:table-cell>
          <table:table-cell office:value-type="float" office:value="3480.96" table:formula="of:=4000*[BLEND18convert.$A177]" table:style-name="ce1">
            <text:p>3480.96</text:p>
          </table:table-cell>
          <table:table-cell table:number-columns-repeated="7" table:style-name="ce1"/>
          <table:table-cell office:value-type="float" office:value="176" table:formula="of:=1+SUM([.AB176])" table:style-name="ce1">
            <text:p>176</text:p>
          </table:table-cell>
          <table:table-cell office:value-type="float" office:value="-3984.1400000000012" table:formula="of:=FORECAST([.AB177];OFFSET([.T177:.T776];MATCH([.AB177];[.S177:.S776];1)-1;0;2); OFFSET([.S177:.S776];MATCH([.AB177];[.S177:.S776];1)-1;0;2))" table:style-name="ce1">
            <text:p>-3984.14</text:p>
          </table:table-cell>
          <table:table-cell office:value-type="float" office:value="-3985" table:formula="of:=INT([.AC177])" table:style-name="ce4">
            <text:p>-398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8101</text:p>
          </table:table-cell>
          <table:table-cell office:value-type="float" office:value="177" table:formula="of:=1+SUM([.B177])" table:style-name="ce1">
            <text:p>177</text:p>
          </table:table-cell>
          <table:table-cell office:value-type="float" office:value="75.52000000000001" table:formula="of:=[BLEND18convert.$B178]*(256/600)" table:style-name="ce1">
            <text:p>75.52</text:p>
          </table:table-cell>
          <table:table-cell table:number-columns-repeated="8" table:style-name="ce1"/>
          <table:table-cell office:value-type="float" office:value="177" table:formula="of:=1+SUM([.L177])" table:style-name="ce1">
            <text:p>177</text:p>
          </table:table-cell>
          <table:table-cell office:value-type="float" office:value="0" table:formula="of:=FORECAST([.L178];[BLEND18convert.$C$2:.$C$601];[BLEND18convert.$A$2:.$A$601])" table:style-name="ce1">
            <text:p>#DIV/0!</text:p>
          </table:table-cell>
          <table:table-cell office:value-type="float" office:value="0" table:formula="of:=FORECAST.LINEAR([.L178];[BLEND18convert.$A$2:.$A$601];[BLEND18convert.$C$2:.$C$601])" table:style-name="ce1">
            <text:p>#DIV/0!</text:p>
          </table:table-cell>
          <table:table-cell office:value-type="float" office:value="0" table:formula="of:=FORECAST.LINEAR([.L178]; [.A178:.A776];[.C178:.C776])" table:style-name="ce1">
            <text:p>#DIV/0!</text:p>
          </table:table-cell>
          <table:table-cell table:number-columns-repeated="3" table:style-name="ce1"/>
          <table:table-cell office:value-type="float" office:value="75.52000000000001" table:formula="of:=[BLEND18convert.$B178]*(256/600)" table:style-name="ce1">
            <text:p>75.52</text:p>
          </table:table-cell>
          <table:table-cell office:value-type="float" office:value="3524.04" table:formula="of:=4000*[BLEND18convert.$A178]" table:style-name="ce1">
            <text:p>3524.04</text:p>
          </table:table-cell>
          <table:table-cell table:number-columns-repeated="7" table:style-name="ce1"/>
          <table:table-cell office:value-type="float" office:value="177" table:formula="of:=1+SUM([.AB177])" table:style-name="ce1">
            <text:p>177</text:p>
          </table:table-cell>
          <table:table-cell office:value-type="float" office:value="-3939.4337500000001" table:formula="of:=FORECAST([.AB178];OFFSET([.T178:.T777];MATCH([.AB178];[.S178:.S777];1)-1;0;2); OFFSET([.S178:.S777];MATCH([.AB178];[.S178:.S777];1)-1;0;2))" table:style-name="ce1">
            <text:p>-3939.43375</text:p>
          </table:table-cell>
          <table:table-cell office:value-type="float" office:value="-3940" table:formula="of:=INT([.AC178])" table:style-name="ce4">
            <text:p>-394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9175</text:p>
          </table:table-cell>
          <table:table-cell office:value-type="float" office:value="178" table:formula="of:=1+SUM([.B178])" table:style-name="ce1">
            <text:p>178</text:p>
          </table:table-cell>
          <table:table-cell office:value-type="float" office:value="75.946666666666673" table:formula="of:=[BLEND18convert.$B179]*(256/600)" table:style-name="ce1">
            <text:p>75.94666667</text:p>
          </table:table-cell>
          <table:table-cell table:number-columns-repeated="8" table:style-name="ce1"/>
          <table:table-cell office:value-type="float" office:value="178" table:formula="of:=1+SUM([.L178])" table:style-name="ce1">
            <text:p>178</text:p>
          </table:table-cell>
          <table:table-cell office:value-type="float" office:value="0" table:formula="of:=FORECAST([.L179];[BLEND18convert.$C$2:.$C$601];[BLEND18convert.$A$2:.$A$601])" table:style-name="ce1">
            <text:p>#DIV/0!</text:p>
          </table:table-cell>
          <table:table-cell office:value-type="float" office:value="0" table:formula="of:=FORECAST.LINEAR([.L179];[BLEND18convert.$A$2:.$A$601];[BLEND18convert.$C$2:.$C$601])" table:style-name="ce1">
            <text:p>#DIV/0!</text:p>
          </table:table-cell>
          <table:table-cell office:value-type="float" office:value="0" table:formula="of:=FORECAST.LINEAR([.L179]; [.A179:.A777];[.C179:.C777])" table:style-name="ce1">
            <text:p>#DIV/0!</text:p>
          </table:table-cell>
          <table:table-cell table:number-columns-repeated="3" table:style-name="ce1"/>
          <table:table-cell office:value-type="float" office:value="75.946666666666673" table:formula="of:=[BLEND18convert.$B179]*(256/600)" table:style-name="ce1">
            <text:p>75.94666667</text:p>
          </table:table-cell>
          <table:table-cell office:value-type="float" office:value="3567" table:formula="of:=4000*[BLEND18convert.$A179]" table:style-name="ce1">
            <text:p>3567</text:p>
          </table:table-cell>
          <table:table-cell table:number-columns-repeated="7" table:style-name="ce1"/>
          <table:table-cell office:value-type="float" office:value="178" table:formula="of:=1+SUM([.AB178])" table:style-name="ce1">
            <text:p>178</text:p>
          </table:table-cell>
          <table:table-cell office:value-type="float" office:value="-3839.7950000000019" table:formula="of:=FORECAST([.AB179];OFFSET([.T179:.T778];MATCH([.AB179];[.S179:.S778];1)-1;0;2); OFFSET([.S179:.S778];MATCH([.AB179];[.S179:.S778];1)-1;0;2))" table:style-name="ce1">
            <text:p>-3839.795</text:p>
          </table:table-cell>
          <table:table-cell office:value-type="float" office:value="-3840" table:formula="of:=INT([.AC179])" table:style-name="ce4">
            <text:p>-384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0247</text:p>
          </table:table-cell>
          <table:table-cell office:value-type="float" office:value="179" table:formula="of:=1+SUM([.B179])" table:style-name="ce1">
            <text:p>179</text:p>
          </table:table-cell>
          <table:table-cell office:value-type="float" office:value="76.373333333333335" table:formula="of:=[BLEND18convert.$B180]*(256/600)" table:style-name="ce1">
            <text:p>76.37333333</text:p>
          </table:table-cell>
          <table:table-cell table:number-columns-repeated="8" table:style-name="ce1"/>
          <table:table-cell office:value-type="float" office:value="179" table:formula="of:=1+SUM([.L179])" table:style-name="ce1">
            <text:p>179</text:p>
          </table:table-cell>
          <table:table-cell office:value-type="float" office:value="0" table:formula="of:=FORECAST([.L180];[BLEND18convert.$C$2:.$C$601];[BLEND18convert.$A$2:.$A$601])" table:style-name="ce1">
            <text:p>#DIV/0!</text:p>
          </table:table-cell>
          <table:table-cell office:value-type="float" office:value="0" table:formula="of:=FORECAST.LINEAR([.L180];[BLEND18convert.$A$2:.$A$601];[BLEND18convert.$C$2:.$C$601])" table:style-name="ce1">
            <text:p>#DIV/0!</text:p>
          </table:table-cell>
          <table:table-cell office:value-type="float" office:value="0" table:formula="of:=FORECAST.LINEAR([.L180]; [.A180:.A778];[.C180:.C778])" table:style-name="ce1">
            <text:p>#DIV/0!</text:p>
          </table:table-cell>
          <table:table-cell table:number-columns-repeated="3" table:style-name="ce1"/>
          <table:table-cell office:value-type="float" office:value="76.373333333333335" table:formula="of:=[BLEND18convert.$B180]*(256/600)" table:style-name="ce1">
            <text:p>76.37333333</text:p>
          </table:table-cell>
          <table:table-cell office:value-type="float" office:value="3609.88" table:formula="of:=4000*[BLEND18convert.$A180]" table:style-name="ce1">
            <text:p>3609.88</text:p>
          </table:table-cell>
          <table:table-cell table:number-columns-repeated="7" table:style-name="ce1"/>
          <table:table-cell office:value-type="float" office:value="179" table:formula="of:=1+SUM([.AB179])" table:style-name="ce1">
            <text:p>179</text:p>
          </table:table-cell>
          <table:table-cell office:value-type="float" office:value="-3739.9362499999988" table:formula="of:=FORECAST([.AB180];OFFSET([.T180:.T779];MATCH([.AB180];[.S180:.S779];1)-1;0;2); OFFSET([.S180:.S779];MATCH([.AB180];[.S180:.S779];1)-1;0;2))" table:style-name="ce1">
            <text:p>-3739.93625</text:p>
          </table:table-cell>
          <table:table-cell office:value-type="float" office:value="-3740" table:formula="of:=INT([.AC180])" table:style-name="ce4">
            <text:p>-374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1321</text:p>
          </table:table-cell>
          <table:table-cell office:value-type="float" office:value="180" table:formula="of:=1+SUM([.B180])" table:style-name="ce1">
            <text:p>180</text:p>
          </table:table-cell>
          <table:table-cell office:value-type="float" office:value="76.800000000000011" table:formula="of:=[BLEND18convert.$B181]*(256/600)" table:style-name="ce1">
            <text:p>76.8</text:p>
          </table:table-cell>
          <table:table-cell table:number-columns-repeated="8" table:style-name="ce1"/>
          <table:table-cell office:value-type="float" office:value="180" table:formula="of:=1+SUM([.L180])" table:style-name="ce1">
            <text:p>180</text:p>
          </table:table-cell>
          <table:table-cell office:value-type="float" office:value="0" table:formula="of:=FORECAST([.L181];[BLEND18convert.$C$2:.$C$601];[BLEND18convert.$A$2:.$A$601])" table:style-name="ce1">
            <text:p>#DIV/0!</text:p>
          </table:table-cell>
          <table:table-cell office:value-type="float" office:value="0" table:formula="of:=FORECAST.LINEAR([.L181];[BLEND18convert.$A$2:.$A$601];[BLEND18convert.$C$2:.$C$601])" table:style-name="ce1">
            <text:p>#DIV/0!</text:p>
          </table:table-cell>
          <table:table-cell office:value-type="float" office:value="0" table:formula="of:=FORECAST.LINEAR([.L181]; [.A181:.A779];[.C181:.C779])" table:style-name="ce1">
            <text:p>#DIV/0!</text:p>
          </table:table-cell>
          <table:table-cell table:number-columns-repeated="3" table:style-name="ce1"/>
          <table:table-cell office:value-type="float" office:value="76.800000000000011" table:formula="of:=[BLEND18convert.$B181]*(256/600)" table:style-name="ce1">
            <text:p>76.8</text:p>
          </table:table-cell>
          <table:table-cell office:value-type="float" office:value="3652.8399999999997" table:formula="of:=4000*[BLEND18convert.$A181]" table:style-name="ce1">
            <text:p>3652.84</text:p>
          </table:table-cell>
          <table:table-cell table:number-columns-repeated="7" table:style-name="ce1"/>
          <table:table-cell office:value-type="float" office:value="180" table:formula="of:=1+SUM([.AB180])" table:style-name="ce1">
            <text:p>180</text:p>
          </table:table-cell>
          <table:table-cell office:value-type="float" office:value="-3639.8450000000012" table:formula="of:=FORECAST([.AB181];OFFSET([.T181:.T780];MATCH([.AB181];[.S181:.S780];1)-1;0;2); OFFSET([.S181:.S780];MATCH([.AB181];[.S181:.S780];1)-1;0;2))" table:style-name="ce1">
            <text:p>-3639.845</text:p>
          </table:table-cell>
          <table:table-cell office:value-type="float" office:value="-3640" table:formula="of:=INT([.AC181])" table:style-name="ce4">
            <text:p>-364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2392</text:p>
          </table:table-cell>
          <table:table-cell office:value-type="float" office:value="181" table:formula="of:=1+SUM([.B181])" table:style-name="ce1">
            <text:p>181</text:p>
          </table:table-cell>
          <table:table-cell office:value-type="float" office:value="77.226666666666674" table:formula="of:=[BLEND18convert.$B182]*(256/600)" table:style-name="ce1">
            <text:p>77.22666667</text:p>
          </table:table-cell>
          <table:table-cell table:number-columns-repeated="8" table:style-name="ce1"/>
          <table:table-cell office:value-type="float" office:value="181" table:formula="of:=1+SUM([.L181])" table:style-name="ce1">
            <text:p>181</text:p>
          </table:table-cell>
          <table:table-cell office:value-type="float" office:value="0" table:formula="of:=FORECAST([.L182];[BLEND18convert.$C$2:.$C$601];[BLEND18convert.$A$2:.$A$601])" table:style-name="ce1">
            <text:p>#DIV/0!</text:p>
          </table:table-cell>
          <table:table-cell office:value-type="float" office:value="0" table:formula="of:=FORECAST.LINEAR([.L182];[BLEND18convert.$A$2:.$A$601];[BLEND18convert.$C$2:.$C$601])" table:style-name="ce1">
            <text:p>#DIV/0!</text:p>
          </table:table-cell>
          <table:table-cell office:value-type="float" office:value="0" table:formula="of:=FORECAST.LINEAR([.L182]; [.A182:.A780];[.C182:.C780])" table:style-name="ce1">
            <text:p>#DIV/0!</text:p>
          </table:table-cell>
          <table:table-cell table:number-columns-repeated="3" table:style-name="ce1"/>
          <table:table-cell office:value-type="float" office:value="77.226666666666674" table:formula="of:=[BLEND18convert.$B182]*(256/600)" table:style-name="ce1">
            <text:p>77.22666667</text:p>
          </table:table-cell>
          <table:table-cell office:value-type="float" office:value="3695.68" table:formula="of:=4000*[BLEND18convert.$A182]" table:style-name="ce1">
            <text:p>3695.68</text:p>
          </table:table-cell>
          <table:table-cell table:number-columns-repeated="7" table:style-name="ce1"/>
          <table:table-cell office:value-type="float" office:value="181" table:formula="of:=1+SUM([.AB181])" table:style-name="ce1">
            <text:p>181</text:p>
          </table:table-cell>
          <table:table-cell office:value-type="float" office:value="-3539.2875000000022" table:formula="of:=FORECAST([.AB182];OFFSET([.T182:.T781];MATCH([.AB182];[.S182:.S781];1)-1;0;2); OFFSET([.S182:.S781];MATCH([.AB182];[.S182:.S781];1)-1;0;2))" table:style-name="ce1">
            <text:p>-3539.2875</text:p>
          </table:table-cell>
          <table:table-cell office:value-type="float" office:value="-3540" table:formula="of:=INT([.AC182])" table:style-name="ce4">
            <text:p>-354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3469</text:p>
          </table:table-cell>
          <table:table-cell office:value-type="float" office:value="182" table:formula="of:=1+SUM([.B182])" table:style-name="ce1">
            <text:p>182</text:p>
          </table:table-cell>
          <table:table-cell office:value-type="float" office:value="77.653333333333336" table:formula="of:=[BLEND18convert.$B183]*(256/600)" table:style-name="ce1">
            <text:p>77.65333333</text:p>
          </table:table-cell>
          <table:table-cell table:number-columns-repeated="8" table:style-name="ce1"/>
          <table:table-cell office:value-type="float" office:value="182" table:formula="of:=1+SUM([.L182])" table:style-name="ce1">
            <text:p>182</text:p>
          </table:table-cell>
          <table:table-cell office:value-type="float" office:value="0" table:formula="of:=FORECAST([.L183];[BLEND18convert.$C$2:.$C$601];[BLEND18convert.$A$2:.$A$601])" table:style-name="ce1">
            <text:p>#DIV/0!</text:p>
          </table:table-cell>
          <table:table-cell office:value-type="float" office:value="0" table:formula="of:=FORECAST.LINEAR([.L183];[BLEND18convert.$A$2:.$A$601];[BLEND18convert.$C$2:.$C$601])" table:style-name="ce1">
            <text:p>#DIV/0!</text:p>
          </table:table-cell>
          <table:table-cell office:value-type="float" office:value="0" table:formula="of:=FORECAST.LINEAR([.L183]; [.A183:.A781];[.C183:.C781])" table:style-name="ce1">
            <text:p>#DIV/0!</text:p>
          </table:table-cell>
          <table:table-cell table:number-columns-repeated="3" table:style-name="ce1"/>
          <table:table-cell office:value-type="float" office:value="77.653333333333336" table:formula="of:=[BLEND18convert.$B183]*(256/600)" table:style-name="ce1">
            <text:p>77.65333333</text:p>
          </table:table-cell>
          <table:table-cell office:value-type="float" office:value="3738.76" table:formula="of:=4000*[BLEND18convert.$A183]" table:style-name="ce1">
            <text:p>3738.76</text:p>
          </table:table-cell>
          <table:table-cell table:number-columns-repeated="7" table:style-name="ce1"/>
          <table:table-cell office:value-type="float" office:value="182" table:formula="of:=1+SUM([.AB182])" table:style-name="ce1">
            <text:p>182</text:p>
          </table:table-cell>
          <table:table-cell office:value-type="float" office:value="-3438.3550000000032" table:formula="of:=FORECAST([.AB183];OFFSET([.T183:.T782];MATCH([.AB183];[.S183:.S782];1)-1;0;2); OFFSET([.S183:.S782];MATCH([.AB183];[.S183:.S782];1)-1;0;2))" table:style-name="ce1">
            <text:p>-3438.355</text:p>
          </table:table-cell>
          <table:table-cell office:value-type="float" office:value="-3439" table:formula="of:=INT([.AC183])" table:style-name="ce4">
            <text:p>-343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4528</text:p>
          </table:table-cell>
          <table:table-cell office:value-type="float" office:value="183" table:formula="of:=1+SUM([.B183])" table:style-name="ce1">
            <text:p>183</text:p>
          </table:table-cell>
          <table:table-cell office:value-type="float" office:value="78.08" table:formula="of:=[BLEND18convert.$B184]*(256/600)" table:style-name="ce1">
            <text:p>78.08</text:p>
          </table:table-cell>
          <table:table-cell table:number-columns-repeated="8" table:style-name="ce1"/>
          <table:table-cell office:value-type="float" office:value="183" table:formula="of:=1+SUM([.L183])" table:style-name="ce1">
            <text:p>183</text:p>
          </table:table-cell>
          <table:table-cell office:value-type="float" office:value="0" table:formula="of:=FORECAST([.L184];[BLEND18convert.$C$2:.$C$601];[BLEND18convert.$A$2:.$A$601])" table:style-name="ce1">
            <text:p>#DIV/0!</text:p>
          </table:table-cell>
          <table:table-cell office:value-type="float" office:value="0" table:formula="of:=FORECAST.LINEAR([.L184];[BLEND18convert.$A$2:.$A$601];[BLEND18convert.$C$2:.$C$601])" table:style-name="ce1">
            <text:p>#DIV/0!</text:p>
          </table:table-cell>
          <table:table-cell office:value-type="float" office:value="0" table:formula="of:=FORECAST.LINEAR([.L184]; [.A184:.A782];[.C184:.C782])" table:style-name="ce1">
            <text:p>#DIV/0!</text:p>
          </table:table-cell>
          <table:table-cell table:number-columns-repeated="3" table:style-name="ce1"/>
          <table:table-cell office:value-type="float" office:value="78.08" table:formula="of:=[BLEND18convert.$B184]*(256/600)" table:style-name="ce1">
            <text:p>78.08</text:p>
          </table:table-cell>
          <table:table-cell office:value-type="float" office:value="3781.12" table:formula="of:=4000*[BLEND18convert.$A184]" table:style-name="ce1">
            <text:p>3781.12</text:p>
          </table:table-cell>
          <table:table-cell table:number-columns-repeated="7" table:style-name="ce1"/>
          <table:table-cell office:value-type="float" office:value="183" table:formula="of:=1+SUM([.AB183])" table:style-name="ce1">
            <text:p>183</text:p>
          </table:table-cell>
          <table:table-cell office:value-type="float" office:value="-3337.0650000000023" table:formula="of:=FORECAST([.AB184];OFFSET([.T184:.T783];MATCH([.AB184];[.S184:.S783];1)-1;0;2); OFFSET([.S184:.S783];MATCH([.AB184];[.S184:.S783];1)-1;0;2))" table:style-name="ce1">
            <text:p>-3337.065</text:p>
          </table:table-cell>
          <table:table-cell office:value-type="float" office:value="-3338" table:formula="of:=INT([.AC184])" table:style-name="ce4">
            <text:p>-333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5602</text:p>
          </table:table-cell>
          <table:table-cell office:value-type="float" office:value="184" table:formula="of:=1+SUM([.B184])" table:style-name="ce1">
            <text:p>184</text:p>
          </table:table-cell>
          <table:table-cell office:value-type="float" office:value="78.506666666666675" table:formula="of:=[BLEND18convert.$B185]*(256/600)" table:style-name="ce1">
            <text:p>78.50666667</text:p>
          </table:table-cell>
          <table:table-cell table:number-columns-repeated="8" table:style-name="ce1"/>
          <table:table-cell office:value-type="float" office:value="184" table:formula="of:=1+SUM([.L184])" table:style-name="ce1">
            <text:p>184</text:p>
          </table:table-cell>
          <table:table-cell office:value-type="float" office:value="0" table:formula="of:=FORECAST([.L185];[BLEND18convert.$C$2:.$C$601];[BLEND18convert.$A$2:.$A$601])" table:style-name="ce1">
            <text:p>#DIV/0!</text:p>
          </table:table-cell>
          <table:table-cell office:value-type="float" office:value="0" table:formula="of:=FORECAST.LINEAR([.L185];[BLEND18convert.$A$2:.$A$601];[BLEND18convert.$C$2:.$C$601])" table:style-name="ce1">
            <text:p>#DIV/0!</text:p>
          </table:table-cell>
          <table:table-cell office:value-type="float" office:value="0" table:formula="of:=FORECAST.LINEAR([.L185]; [.A185:.A783];[.C185:.C783])" table:style-name="ce1">
            <text:p>#DIV/0!</text:p>
          </table:table-cell>
          <table:table-cell table:number-columns-repeated="3" table:style-name="ce1"/>
          <table:table-cell office:value-type="float" office:value="78.506666666666675" table:formula="of:=[BLEND18convert.$B185]*(256/600)" table:style-name="ce1">
            <text:p>78.50666667</text:p>
          </table:table-cell>
          <table:table-cell office:value-type="float" office:value="3824.08" table:formula="of:=4000*[BLEND18convert.$A185]" table:style-name="ce1">
            <text:p>3824.08</text:p>
          </table:table-cell>
          <table:table-cell table:number-columns-repeated="7" table:style-name="ce1"/>
          <table:table-cell office:value-type="float" office:value="184" table:formula="of:=1+SUM([.AB184])" table:style-name="ce1">
            <text:p>184</text:p>
          </table:table-cell>
          <table:table-cell office:value-type="float" office:value="-3235.7900000000009" table:formula="of:=FORECAST([.AB185];OFFSET([.T185:.T784];MATCH([.AB185];[.S185:.S784];1)-1;0;2); OFFSET([.S185:.S784];MATCH([.AB185];[.S185:.S784];1)-1;0;2))" table:style-name="ce1">
            <text:p>-3235.79</text:p>
          </table:table-cell>
          <table:table-cell office:value-type="float" office:value="-3236" table:formula="of:=INT([.AC185])" table:style-name="ce4">
            <text:p>-323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6658</text:p>
          </table:table-cell>
          <table:table-cell office:value-type="float" office:value="185" table:formula="of:=1+SUM([.B185])" table:style-name="ce1">
            <text:p>185</text:p>
          </table:table-cell>
          <table:table-cell office:value-type="float" office:value="78.933333333333337" table:formula="of:=[BLEND18convert.$B186]*(256/600)" table:style-name="ce1">
            <text:p>78.93333333</text:p>
          </table:table-cell>
          <table:table-cell table:number-columns-repeated="8" table:style-name="ce1"/>
          <table:table-cell office:value-type="float" office:value="185" table:formula="of:=1+SUM([.L185])" table:style-name="ce1">
            <text:p>185</text:p>
          </table:table-cell>
          <table:table-cell office:value-type="float" office:value="0" table:formula="of:=FORECAST([.L186];[BLEND18convert.$C$2:.$C$601];[BLEND18convert.$A$2:.$A$601])" table:style-name="ce1">
            <text:p>#DIV/0!</text:p>
          </table:table-cell>
          <table:table-cell office:value-type="float" office:value="0" table:formula="of:=FORECAST.LINEAR([.L186];[BLEND18convert.$A$2:.$A$601];[BLEND18convert.$C$2:.$C$601])" table:style-name="ce1">
            <text:p>#DIV/0!</text:p>
          </table:table-cell>
          <table:table-cell office:value-type="float" office:value="0" table:formula="of:=FORECAST.LINEAR([.L186]; [.A186:.A784];[.C186:.C784])" table:style-name="ce1">
            <text:p>#DIV/0!</text:p>
          </table:table-cell>
          <table:table-cell table:number-columns-repeated="3" table:style-name="ce1"/>
          <table:table-cell office:value-type="float" office:value="78.933333333333337" table:formula="of:=[BLEND18convert.$B186]*(256/600)" table:style-name="ce1">
            <text:p>78.93333333</text:p>
          </table:table-cell>
          <table:table-cell office:value-type="float" office:value="3866.32" table:formula="of:=4000*[BLEND18convert.$A186]" table:style-name="ce1">
            <text:p>3866.32</text:p>
          </table:table-cell>
          <table:table-cell table:number-columns-repeated="7" table:style-name="ce1"/>
          <table:table-cell office:value-type="float" office:value="185" table:formula="of:=1+SUM([.AB185])" table:style-name="ce1">
            <text:p>185</text:p>
          </table:table-cell>
          <table:table-cell office:value-type="float" office:value="-3133.9837500000031" table:formula="of:=FORECAST([.AB186];OFFSET([.T186:.T785];MATCH([.AB186];[.S186:.S785];1)-1;0;2); OFFSET([.S186:.S785];MATCH([.AB186];[.S186:.S785];1)-1;0;2))" table:style-name="ce1">
            <text:p>-3133.98375</text:p>
          </table:table-cell>
          <table:table-cell office:value-type="float" office:value="-3134" table:formula="of:=INT([.AC186])" table:style-name="ce4">
            <text:p>-313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7745</text:p>
          </table:table-cell>
          <table:table-cell office:value-type="float" office:value="186" table:formula="of:=1+SUM([.B186])" table:style-name="ce1">
            <text:p>186</text:p>
          </table:table-cell>
          <table:table-cell office:value-type="float" office:value="79.36" table:formula="of:=[BLEND18convert.$B187]*(256/600)" table:style-name="ce1">
            <text:p>79.36</text:p>
          </table:table-cell>
          <table:table-cell table:number-columns-repeated="8" table:style-name="ce1"/>
          <table:table-cell office:value-type="float" office:value="186" table:formula="of:=1+SUM([.L186])" table:style-name="ce1">
            <text:p>186</text:p>
          </table:table-cell>
          <table:table-cell office:value-type="float" office:value="0" table:formula="of:=FORECAST([.L187];[BLEND18convert.$C$2:.$C$601];[BLEND18convert.$A$2:.$A$601])" table:style-name="ce1">
            <text:p>#DIV/0!</text:p>
          </table:table-cell>
          <table:table-cell office:value-type="float" office:value="0" table:formula="of:=FORECAST.LINEAR([.L187];[BLEND18convert.$A$2:.$A$601];[BLEND18convert.$C$2:.$C$601])" table:style-name="ce1">
            <text:p>#DIV/0!</text:p>
          </table:table-cell>
          <table:table-cell office:value-type="float" office:value="0" table:formula="of:=FORECAST.LINEAR([.L187]; [.A187:.A785];[.C187:.C785])" table:style-name="ce1">
            <text:p>#DIV/0!</text:p>
          </table:table-cell>
          <table:table-cell table:number-columns-repeated="3" table:style-name="ce1"/>
          <table:table-cell office:value-type="float" office:value="79.36" table:formula="of:=[BLEND18convert.$B187]*(256/600)" table:style-name="ce1">
            <text:p>79.36</text:p>
          </table:table-cell>
          <table:table-cell office:value-type="float" office:value="3909.8" table:formula="of:=4000*[BLEND18convert.$A187]" table:style-name="ce1">
            <text:p>3909.8</text:p>
          </table:table-cell>
          <table:table-cell table:number-columns-repeated="7" table:style-name="ce1"/>
          <table:table-cell office:value-type="float" office:value="186" table:formula="of:=1+SUM([.AB186])" table:style-name="ce1">
            <text:p>186</text:p>
          </table:table-cell>
          <table:table-cell office:value-type="float" office:value="-3032.1174999999967" table:formula="of:=FORECAST([.AB187];OFFSET([.T187:.T786];MATCH([.AB187];[.S187:.S786];1)-1;0;2); OFFSET([.S187:.S786];MATCH([.AB187];[.S187:.S786];1)-1;0;2))" table:style-name="ce1">
            <text:p>-3032.1175</text:p>
          </table:table-cell>
          <table:table-cell office:value-type="float" office:value="-3033" table:formula="of:=INT([.AC187])" table:style-name="ce4">
            <text:p>-303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8776</text:p>
          </table:table-cell>
          <table:table-cell office:value-type="float" office:value="187" table:formula="of:=1+SUM([.B187])" table:style-name="ce1">
            <text:p>187</text:p>
          </table:table-cell>
          <table:table-cell office:value-type="float" office:value="79.786666666666676" table:formula="of:=[BLEND18convert.$B188]*(256/600)" table:style-name="ce1">
            <text:p>79.78666667</text:p>
          </table:table-cell>
          <table:table-cell table:number-columns-repeated="8" table:style-name="ce1"/>
          <table:table-cell office:value-type="float" office:value="187" table:formula="of:=1+SUM([.L187])" table:style-name="ce1">
            <text:p>187</text:p>
          </table:table-cell>
          <table:table-cell office:value-type="float" office:value="0" table:formula="of:=FORECAST([.L188];[BLEND18convert.$C$2:.$C$601];[BLEND18convert.$A$2:.$A$601])" table:style-name="ce1">
            <text:p>#DIV/0!</text:p>
          </table:table-cell>
          <table:table-cell office:value-type="float" office:value="0" table:formula="of:=FORECAST.LINEAR([.L188];[BLEND18convert.$A$2:.$A$601];[BLEND18convert.$C$2:.$C$601])" table:style-name="ce1">
            <text:p>#DIV/0!</text:p>
          </table:table-cell>
          <table:table-cell office:value-type="float" office:value="0" table:formula="of:=FORECAST.LINEAR([.L188]; [.A188:.A786];[.C188:.C786])" table:style-name="ce1">
            <text:p>#DIV/0!</text:p>
          </table:table-cell>
          <table:table-cell table:number-columns-repeated="3" table:style-name="ce1"/>
          <table:table-cell office:value-type="float" office:value="79.786666666666676" table:formula="of:=[BLEND18convert.$B188]*(256/600)" table:style-name="ce1">
            <text:p>79.78666667</text:p>
          </table:table-cell>
          <table:table-cell office:value-type="float" office:value="3951.04" table:formula="of:=4000*[BLEND18convert.$A188]" table:style-name="ce1">
            <text:p>3951.04</text:p>
          </table:table-cell>
          <table:table-cell table:number-columns-repeated="7" table:style-name="ce1"/>
          <table:table-cell office:value-type="float" office:value="187" table:formula="of:=1+SUM([.AB187])" table:style-name="ce1">
            <text:p>187</text:p>
          </table:table-cell>
          <table:table-cell office:value-type="float" office:value="-2929.9025000000038" table:formula="of:=FORECAST([.AB188];OFFSET([.T188:.T787];MATCH([.AB188];[.S188:.S787];1)-1;0;2); OFFSET([.S188:.S787];MATCH([.AB188];[.S188:.S787];1)-1;0;2))" table:style-name="ce1">
            <text:p>-2929.9025</text:p>
          </table:table-cell>
          <table:table-cell office:value-type="float" office:value="-2930" table:formula="of:=INT([.AC188])" table:style-name="ce4">
            <text:p>-293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9854</text:p>
          </table:table-cell>
          <table:table-cell office:value-type="float" office:value="188" table:formula="of:=1+SUM([.B188])" table:style-name="ce1">
            <text:p>188</text:p>
          </table:table-cell>
          <table:table-cell office:value-type="float" office:value="80.213333333333338" table:formula="of:=[BLEND18convert.$B189]*(256/600)" table:style-name="ce1">
            <text:p>80.21333333</text:p>
          </table:table-cell>
          <table:table-cell table:number-columns-repeated="8" table:style-name="ce1"/>
          <table:table-cell office:value-type="float" office:value="188" table:formula="of:=1+SUM([.L188])" table:style-name="ce1">
            <text:p>188</text:p>
          </table:table-cell>
          <table:table-cell office:value-type="float" office:value="0" table:formula="of:=FORECAST([.L189];[BLEND18convert.$C$2:.$C$601];[BLEND18convert.$A$2:.$A$601])" table:style-name="ce1">
            <text:p>#DIV/0!</text:p>
          </table:table-cell>
          <table:table-cell office:value-type="float" office:value="0" table:formula="of:=FORECAST.LINEAR([.L189];[BLEND18convert.$A$2:.$A$601];[BLEND18convert.$C$2:.$C$601])" table:style-name="ce1">
            <text:p>#DIV/0!</text:p>
          </table:table-cell>
          <table:table-cell office:value-type="float" office:value="0" table:formula="of:=FORECAST.LINEAR([.L189]; [.A189:.A787];[.C189:.C787])" table:style-name="ce1">
            <text:p>#DIV/0!</text:p>
          </table:table-cell>
          <table:table-cell table:number-columns-repeated="3" table:style-name="ce1"/>
          <table:table-cell office:value-type="float" office:value="80.213333333333338" table:formula="of:=[BLEND18convert.$B189]*(256/600)" table:style-name="ce1">
            <text:p>80.21333333</text:p>
          </table:table-cell>
          <table:table-cell office:value-type="float" office:value="3994.16" table:formula="of:=4000*[BLEND18convert.$A189]" table:style-name="ce1">
            <text:p>3994.16</text:p>
          </table:table-cell>
          <table:table-cell table:number-columns-repeated="7" table:style-name="ce1"/>
          <table:table-cell office:value-type="float" office:value="188" table:formula="of:=1+SUM([.AB188])" table:style-name="ce1">
            <text:p>188</text:p>
          </table:table-cell>
          <table:table-cell office:value-type="float" office:value="-2827.4200000000055" table:formula="of:=FORECAST([.AB189];OFFSET([.T189:.T788];MATCH([.AB189];[.S189:.S788];1)-1;0;2); OFFSET([.S189:.S788];MATCH([.AB189];[.S189:.S788];1)-1;0;2))" table:style-name="ce1">
            <text:p>-2827.42</text:p>
          </table:table-cell>
          <table:table-cell office:value-type="float" office:value="-2828" table:formula="of:=INT([.AC189])" table:style-name="ce4">
            <text:p>-282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9597</text:p>
          </table:table-cell>
          <table:table-cell office:value-type="float" office:value="189" table:formula="of:=1+SUM([.B189])" table:style-name="ce1">
            <text:p>189</text:p>
          </table:table-cell>
          <table:table-cell office:value-type="float" office:value="80.64" table:formula="of:=[BLEND18convert.$B190]*(256/600)" table:style-name="ce1">
            <text:p>80.64</text:p>
          </table:table-cell>
          <table:table-cell table:number-columns-repeated="8" table:style-name="ce1"/>
          <table:table-cell office:value-type="float" office:value="189" table:formula="of:=1+SUM([.L189])" table:style-name="ce1">
            <text:p>189</text:p>
          </table:table-cell>
          <table:table-cell office:value-type="float" office:value="0" table:formula="of:=FORECAST([.L190];[BLEND18convert.$C$2:.$C$601];[BLEND18convert.$A$2:.$A$601])" table:style-name="ce1">
            <text:p>#DIV/0!</text:p>
          </table:table-cell>
          <table:table-cell office:value-type="float" office:value="0" table:formula="of:=FORECAST.LINEAR([.L190];[BLEND18convert.$A$2:.$A$601];[BLEND18convert.$C$2:.$C$601])" table:style-name="ce1">
            <text:p>#DIV/0!</text:p>
          </table:table-cell>
          <table:table-cell office:value-type="float" office:value="0" table:formula="of:=FORECAST.LINEAR([.L190]; [.A190:.A788];[.C190:.C788])" table:style-name="ce1">
            <text:p>#DIV/0!</text:p>
          </table:table-cell>
          <table:table-cell table:number-columns-repeated="3" table:style-name="ce1"/>
          <table:table-cell office:value-type="float" office:value="80.64" table:formula="of:=[BLEND18convert.$B190]*(256/600)" table:style-name="ce1">
            <text:p>80.64</text:p>
          </table:table-cell>
          <table:table-cell office:value-type="float" office:value="3983.88" table:formula="of:=4000*[BLEND18convert.$A190]" table:style-name="ce1">
            <text:p>3983.88</text:p>
          </table:table-cell>
          <table:table-cell table:number-columns-repeated="7" table:style-name="ce1"/>
          <table:table-cell office:value-type="float" office:value="189" table:formula="of:=1+SUM([.AB189])" table:style-name="ce1">
            <text:p>189</text:p>
          </table:table-cell>
          <table:table-cell office:value-type="float" office:value="-2724.6525000000001" table:formula="of:=FORECAST([.AB190];OFFSET([.T190:.T789];MATCH([.AB190];[.S190:.S789];1)-1;0;2); OFFSET([.S190:.S789];MATCH([.AB190];[.S190:.S789];1)-1;0;2))" table:style-name="ce1">
            <text:p>-2724.6525</text:p>
          </table:table-cell>
          <table:table-cell office:value-type="float" office:value="-2725" table:formula="of:=INT([.AC190])" table:style-name="ce4">
            <text:p>-272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8740</text:p>
          </table:table-cell>
          <table:table-cell office:value-type="float" office:value="190" table:formula="of:=1+SUM([.B190])" table:style-name="ce1">
            <text:p>190</text:p>
          </table:table-cell>
          <table:table-cell office:value-type="float" office:value="81.066666666666677" table:formula="of:=[BLEND18convert.$B191]*(256/600)" table:style-name="ce1">
            <text:p>81.06666667</text:p>
          </table:table-cell>
          <table:table-cell table:number-columns-repeated="8" table:style-name="ce1"/>
          <table:table-cell office:value-type="float" office:value="190" table:formula="of:=1+SUM([.L190])" table:style-name="ce1">
            <text:p>190</text:p>
          </table:table-cell>
          <table:table-cell office:value-type="float" office:value="0" table:formula="of:=FORECAST([.L191];[BLEND18convert.$C$2:.$C$601];[BLEND18convert.$A$2:.$A$601])" table:style-name="ce1">
            <text:p>#DIV/0!</text:p>
          </table:table-cell>
          <table:table-cell office:value-type="float" office:value="0" table:formula="of:=FORECAST.LINEAR([.L191];[BLEND18convert.$A$2:.$A$601];[BLEND18convert.$C$2:.$C$601])" table:style-name="ce1">
            <text:p>#DIV/0!</text:p>
          </table:table-cell>
          <table:table-cell office:value-type="float" office:value="0" table:formula="of:=FORECAST.LINEAR([.L191]; [.A191:.A789];[.C191:.C789])" table:style-name="ce1">
            <text:p>#DIV/0!</text:p>
          </table:table-cell>
          <table:table-cell table:number-columns-repeated="3" table:style-name="ce1"/>
          <table:table-cell office:value-type="float" office:value="81.066666666666677" table:formula="of:=[BLEND18convert.$B191]*(256/600)" table:style-name="ce1">
            <text:p>81.06666667</text:p>
          </table:table-cell>
          <table:table-cell office:value-type="float" office:value="3949.6000000000004" table:formula="of:=4000*[BLEND18convert.$A191]" table:style-name="ce1">
            <text:p>3949.6</text:p>
          </table:table-cell>
          <table:table-cell table:number-columns-repeated="7" table:style-name="ce1"/>
          <table:table-cell office:value-type="float" office:value="190" table:formula="of:=1+SUM([.AB190])" table:style-name="ce1">
            <text:p>190</text:p>
          </table:table-cell>
          <table:table-cell office:value-type="float" office:value="-2621.5149999999994" table:formula="of:=FORECAST([.AB191];OFFSET([.T191:.T790];MATCH([.AB191];[.S191:.S790];1)-1;0;2); OFFSET([.S191:.S790];MATCH([.AB191];[.S191:.S790];1)-1;0;2))" table:style-name="ce1">
            <text:p>-2621.515</text:p>
          </table:table-cell>
          <table:table-cell office:value-type="float" office:value="-2622" table:formula="of:=INT([.AC191])" table:style-name="ce4">
            <text:p>-262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8010</text:p>
          </table:table-cell>
          <table:table-cell office:value-type="float" office:value="191" table:formula="of:=1+SUM([.B191])" table:style-name="ce1">
            <text:p>191</text:p>
          </table:table-cell>
          <table:table-cell office:value-type="float" office:value="81.493333333333339" table:formula="of:=[BLEND18convert.$B192]*(256/600)" table:style-name="ce1">
            <text:p>81.49333333</text:p>
          </table:table-cell>
          <table:table-cell table:number-columns-repeated="8" table:style-name="ce1"/>
          <table:table-cell office:value-type="float" office:value="191" table:formula="of:=1+SUM([.L191])" table:style-name="ce1">
            <text:p>191</text:p>
          </table:table-cell>
          <table:table-cell office:value-type="float" office:value="0" table:formula="of:=FORECAST([.L192];[BLEND18convert.$C$2:.$C$601];[BLEND18convert.$A$2:.$A$601])" table:style-name="ce1">
            <text:p>#DIV/0!</text:p>
          </table:table-cell>
          <table:table-cell office:value-type="float" office:value="0" table:formula="of:=FORECAST.LINEAR([.L192];[BLEND18convert.$A$2:.$A$601];[BLEND18convert.$C$2:.$C$601])" table:style-name="ce1">
            <text:p>#DIV/0!</text:p>
          </table:table-cell>
          <table:table-cell office:value-type="float" office:value="0" table:formula="of:=FORECAST.LINEAR([.L192]; [.A192:.A790];[.C192:.C790])" table:style-name="ce1">
            <text:p>#DIV/0!</text:p>
          </table:table-cell>
          <table:table-cell table:number-columns-repeated="3" table:style-name="ce1"/>
          <table:table-cell office:value-type="float" office:value="81.493333333333339" table:formula="of:=[BLEND18convert.$B192]*(256/600)" table:style-name="ce1">
            <text:p>81.49333333</text:p>
          </table:table-cell>
          <table:table-cell office:value-type="float" office:value="3920.4" table:formula="of:=4000*[BLEND18convert.$A192]" table:style-name="ce1">
            <text:p>3920.4</text:p>
          </table:table-cell>
          <table:table-cell table:number-columns-repeated="7" table:style-name="ce1"/>
          <table:table-cell office:value-type="float" office:value="191" table:formula="of:=1+SUM([.AB191])" table:style-name="ce1">
            <text:p>191</text:p>
          </table:table-cell>
          <table:table-cell office:value-type="float" office:value="-2518.3125" table:formula="of:=FORECAST([.AB192];OFFSET([.T192:.T791];MATCH([.AB192];[.S192:.S791];1)-1;0;2); OFFSET([.S192:.S791];MATCH([.AB192];[.S192:.S791];1)-1;0;2))" table:style-name="ce1">
            <text:p>-2518.3125</text:p>
          </table:table-cell>
          <table:table-cell office:value-type="float" office:value="-2519" table:formula="of:=INT([.AC192])" table:style-name="ce4">
            <text:p>-251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7205</text:p>
          </table:table-cell>
          <table:table-cell office:value-type="float" office:value="192" table:formula="of:=1+SUM([.B192])" table:style-name="ce1">
            <text:p>192</text:p>
          </table:table-cell>
          <table:table-cell office:value-type="float" office:value="81.92" table:formula="of:=[BLEND18convert.$B193]*(256/600)" table:style-name="ce1">
            <text:p>81.92</text:p>
          </table:table-cell>
          <table:table-cell table:number-columns-repeated="8" table:style-name="ce1"/>
          <table:table-cell office:value-type="float" office:value="192" table:formula="of:=1+SUM([.L192])" table:style-name="ce1">
            <text:p>192</text:p>
          </table:table-cell>
          <table:table-cell office:value-type="float" office:value="0" table:formula="of:=FORECAST([.L193];[BLEND18convert.$C$2:.$C$601];[BLEND18convert.$A$2:.$A$601])" table:style-name="ce1">
            <text:p>#DIV/0!</text:p>
          </table:table-cell>
          <table:table-cell office:value-type="float" office:value="0" table:formula="of:=FORECAST.LINEAR([.L193];[BLEND18convert.$A$2:.$A$601];[BLEND18convert.$C$2:.$C$601])" table:style-name="ce1">
            <text:p>#DIV/0!</text:p>
          </table:table-cell>
          <table:table-cell office:value-type="float" office:value="0" table:formula="of:=FORECAST.LINEAR([.L193]; [.A193:.A791];[.C193:.C791])" table:style-name="ce1">
            <text:p>#DIV/0!</text:p>
          </table:table-cell>
          <table:table-cell table:number-columns-repeated="3" table:style-name="ce1"/>
          <table:table-cell office:value-type="float" office:value="81.92" table:formula="of:=[BLEND18convert.$B193]*(256/600)" table:style-name="ce1">
            <text:p>81.92</text:p>
          </table:table-cell>
          <table:table-cell office:value-type="float" office:value="3888.2" table:formula="of:=4000*[BLEND18convert.$A193]" table:style-name="ce1">
            <text:p>3888.2</text:p>
          </table:table-cell>
          <table:table-cell table:number-columns-repeated="7" table:style-name="ce1"/>
          <table:table-cell office:value-type="float" office:value="192" table:formula="of:=1+SUM([.AB192])" table:style-name="ce1">
            <text:p>192</text:p>
          </table:table-cell>
          <table:table-cell office:value-type="float" office:value="-2414.6800000000003" table:formula="of:=FORECAST([.AB193];OFFSET([.T193:.T792];MATCH([.AB193];[.S193:.S792];1)-1;0;2); OFFSET([.S193:.S792];MATCH([.AB193];[.S193:.S792];1)-1;0;2))" table:style-name="ce1">
            <text:p>-2414.68</text:p>
          </table:table-cell>
          <table:table-cell office:value-type="float" office:value="-2415" table:formula="of:=INT([.AC193])" table:style-name="ce4">
            <text:p>-241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6448</text:p>
          </table:table-cell>
          <table:table-cell office:value-type="float" office:value="193" table:formula="of:=1+SUM([.B193])" table:style-name="ce1">
            <text:p>193</text:p>
          </table:table-cell>
          <table:table-cell office:value-type="float" office:value="82.346666666666678" table:formula="of:=[BLEND18convert.$B194]*(256/600)" table:style-name="ce1">
            <text:p>82.34666667</text:p>
          </table:table-cell>
          <table:table-cell table:number-columns-repeated="8" table:style-name="ce1"/>
          <table:table-cell office:value-type="float" office:value="193" table:formula="of:=1+SUM([.L193])" table:style-name="ce1">
            <text:p>193</text:p>
          </table:table-cell>
          <table:table-cell office:value-type="float" office:value="0" table:formula="of:=FORECAST([.L194];[BLEND18convert.$C$2:.$C$601];[BLEND18convert.$A$2:.$A$601])" table:style-name="ce1">
            <text:p>#DIV/0!</text:p>
          </table:table-cell>
          <table:table-cell office:value-type="float" office:value="0" table:formula="of:=FORECAST.LINEAR([.L194];[BLEND18convert.$A$2:.$A$601];[BLEND18convert.$C$2:.$C$601])" table:style-name="ce1">
            <text:p>#DIV/0!</text:p>
          </table:table-cell>
          <table:table-cell office:value-type="float" office:value="0" table:formula="of:=FORECAST.LINEAR([.L194]; [.A194:.A792];[.C194:.C792])" table:style-name="ce1">
            <text:p>#DIV/0!</text:p>
          </table:table-cell>
          <table:table-cell table:number-columns-repeated="3" table:style-name="ce1"/>
          <table:table-cell office:value-type="float" office:value="82.346666666666678" table:formula="of:=[BLEND18convert.$B194]*(256/600)" table:style-name="ce1">
            <text:p>82.34666667</text:p>
          </table:table-cell>
          <table:table-cell office:value-type="float" office:value="3857.92" table:formula="of:=4000*[BLEND18convert.$A194]" table:style-name="ce1">
            <text:p>3857.92</text:p>
          </table:table-cell>
          <table:table-cell table:number-columns-repeated="7" table:style-name="ce1"/>
          <table:table-cell office:value-type="float" office:value="193" table:formula="of:=1+SUM([.AB193])" table:style-name="ce1">
            <text:p>193</text:p>
          </table:table-cell>
          <table:table-cell office:value-type="float" office:value="-2310.8050000000003" table:formula="of:=FORECAST([.AB194];OFFSET([.T194:.T793];MATCH([.AB194];[.S194:.S793];1)-1;0;2); OFFSET([.S194:.S793];MATCH([.AB194];[.S194:.S793];1)-1;0;2))" table:style-name="ce1">
            <text:p>-2310.805</text:p>
          </table:table-cell>
          <table:table-cell office:value-type="float" office:value="-2311" table:formula="of:=INT([.AC194])" table:style-name="ce4">
            <text:p>-231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5651</text:p>
          </table:table-cell>
          <table:table-cell office:value-type="float" office:value="194" table:formula="of:=1+SUM([.B194])" table:style-name="ce1">
            <text:p>194</text:p>
          </table:table-cell>
          <table:table-cell office:value-type="float" office:value="82.773333333333341" table:formula="of:=[BLEND18convert.$B195]*(256/600)" table:style-name="ce1">
            <text:p>82.77333333</text:p>
          </table:table-cell>
          <table:table-cell table:number-columns-repeated="8" table:style-name="ce1"/>
          <table:table-cell office:value-type="float" office:value="194" table:formula="of:=1+SUM([.L194])" table:style-name="ce1">
            <text:p>194</text:p>
          </table:table-cell>
          <table:table-cell office:value-type="float" office:value="0" table:formula="of:=FORECAST([.L195];[BLEND18convert.$C$2:.$C$601];[BLEND18convert.$A$2:.$A$601])" table:style-name="ce1">
            <text:p>#DIV/0!</text:p>
          </table:table-cell>
          <table:table-cell office:value-type="float" office:value="0" table:formula="of:=FORECAST.LINEAR([.L195];[BLEND18convert.$A$2:.$A$601];[BLEND18convert.$C$2:.$C$601])" table:style-name="ce1">
            <text:p>#DIV/0!</text:p>
          </table:table-cell>
          <table:table-cell office:value-type="float" office:value="0" table:formula="of:=FORECAST.LINEAR([.L195]; [.A195:.A793];[.C195:.C793])" table:style-name="ce1">
            <text:p>#DIV/0!</text:p>
          </table:table-cell>
          <table:table-cell table:number-columns-repeated="3" table:style-name="ce1"/>
          <table:table-cell office:value-type="float" office:value="82.773333333333341" table:formula="of:=[BLEND18convert.$B195]*(256/600)" table:style-name="ce1">
            <text:p>82.77333333</text:p>
          </table:table-cell>
          <table:table-cell office:value-type="float" office:value="3826.04" table:formula="of:=4000*[BLEND18convert.$A195]" table:style-name="ce1">
            <text:p>3826.04</text:p>
          </table:table-cell>
          <table:table-cell table:number-columns-repeated="7" table:style-name="ce1"/>
          <table:table-cell office:value-type="float" office:value="194" table:formula="of:=1+SUM([.AB194])" table:style-name="ce1">
            <text:p>194</text:p>
          </table:table-cell>
          <table:table-cell office:value-type="float" office:value="-2206.565000000006" table:formula="of:=FORECAST([.AB195];OFFSET([.T195:.T794];MATCH([.AB195];[.S195:.S794];1)-1;0;2); OFFSET([.S195:.S794];MATCH([.AB195];[.S195:.S794];1)-1;0;2))" table:style-name="ce1">
            <text:p>-2206.565</text:p>
          </table:table-cell>
          <table:table-cell office:value-type="float" office:value="-2207" table:formula="of:=INT([.AC195])" table:style-name="ce4">
            <text:p>-220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4879</text:p>
          </table:table-cell>
          <table:table-cell office:value-type="float" office:value="195" table:formula="of:=1+SUM([.B195])" table:style-name="ce1">
            <text:p>195</text:p>
          </table:table-cell>
          <table:table-cell office:value-type="float" office:value="83.2" table:formula="of:=[BLEND18convert.$B196]*(256/600)" table:style-name="ce1">
            <text:p>83.2</text:p>
          </table:table-cell>
          <table:table-cell table:number-columns-repeated="8" table:style-name="ce1"/>
          <table:table-cell office:value-type="float" office:value="195" table:formula="of:=1+SUM([.L195])" table:style-name="ce1">
            <text:p>195</text:p>
          </table:table-cell>
          <table:table-cell office:value-type="float" office:value="0" table:formula="of:=FORECAST([.L196];[BLEND18convert.$C$2:.$C$601];[BLEND18convert.$A$2:.$A$601])" table:style-name="ce1">
            <text:p>#DIV/0!</text:p>
          </table:table-cell>
          <table:table-cell office:value-type="float" office:value="0" table:formula="of:=FORECAST.LINEAR([.L196];[BLEND18convert.$A$2:.$A$601];[BLEND18convert.$C$2:.$C$601])" table:style-name="ce1">
            <text:p>#DIV/0!</text:p>
          </table:table-cell>
          <table:table-cell office:value-type="float" office:value="0" table:formula="of:=FORECAST.LINEAR([.L196]; [.A196:.A794];[.C196:.C794])" table:style-name="ce1">
            <text:p>#DIV/0!</text:p>
          </table:table-cell>
          <table:table-cell table:number-columns-repeated="3" table:style-name="ce1"/>
          <table:table-cell office:value-type="float" office:value="83.2" table:formula="of:=[BLEND18convert.$B196]*(256/600)" table:style-name="ce1">
            <text:p>83.2</text:p>
          </table:table-cell>
          <table:table-cell office:value-type="float" office:value="3795.1600000000003" table:formula="of:=4000*[BLEND18convert.$A196]" table:style-name="ce1">
            <text:p>3795.16</text:p>
          </table:table-cell>
          <table:table-cell table:number-columns-repeated="7" table:style-name="ce1"/>
          <table:table-cell office:value-type="float" office:value="195" table:formula="of:=1+SUM([.AB195])" table:style-name="ce1">
            <text:p>195</text:p>
          </table:table-cell>
          <table:table-cell office:value-type="float" office:value="-2102.1274999999987" table:formula="of:=FORECAST([.AB196];OFFSET([.T196:.T795];MATCH([.AB196];[.S196:.S795];1)-1;0;2); OFFSET([.S196:.S795];MATCH([.AB196];[.S196:.S795];1)-1;0;2))" table:style-name="ce1">
            <text:p>-2102.1275</text:p>
          </table:table-cell>
          <table:table-cell office:value-type="float" office:value="-2103" table:formula="of:=INT([.AC196])" table:style-name="ce4">
            <text:p>-210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4095</text:p>
          </table:table-cell>
          <table:table-cell office:value-type="float" office:value="196" table:formula="of:=1+SUM([.B196])" table:style-name="ce1">
            <text:p>196</text:p>
          </table:table-cell>
          <table:table-cell office:value-type="float" office:value="83.626666666666665" table:formula="of:=[BLEND18convert.$B197]*(256/600)" table:style-name="ce1">
            <text:p>83.62666667</text:p>
          </table:table-cell>
          <table:table-cell table:number-columns-repeated="8" table:style-name="ce1"/>
          <table:table-cell office:value-type="float" office:value="196" table:formula="of:=1+SUM([.L196])" table:style-name="ce1">
            <text:p>196</text:p>
          </table:table-cell>
          <table:table-cell office:value-type="float" office:value="0" table:formula="of:=FORECAST([.L197];[BLEND18convert.$C$2:.$C$601];[BLEND18convert.$A$2:.$A$601])" table:style-name="ce1">
            <text:p>#DIV/0!</text:p>
          </table:table-cell>
          <table:table-cell office:value-type="float" office:value="0" table:formula="of:=FORECAST.LINEAR([.L197];[BLEND18convert.$A$2:.$A$601];[BLEND18convert.$C$2:.$C$601])" table:style-name="ce1">
            <text:p>#DIV/0!</text:p>
          </table:table-cell>
          <table:table-cell office:value-type="float" office:value="0" table:formula="of:=FORECAST.LINEAR([.L197]; [.A197:.A795];[.C197:.C795])" table:style-name="ce1">
            <text:p>#DIV/0!</text:p>
          </table:table-cell>
          <table:table-cell table:number-columns-repeated="3" table:style-name="ce1"/>
          <table:table-cell office:value-type="float" office:value="83.626666666666665" table:formula="of:=[BLEND18convert.$B197]*(256/600)" table:style-name="ce1">
            <text:p>83.62666667</text:p>
          </table:table-cell>
          <table:table-cell office:value-type="float" office:value="3763.7999999999997" table:formula="of:=4000*[BLEND18convert.$A197]" table:style-name="ce1">
            <text:p>3763.8</text:p>
          </table:table-cell>
          <table:table-cell table:number-columns-repeated="7" table:style-name="ce1"/>
          <table:table-cell office:value-type="float" office:value="196" table:formula="of:=1+SUM([.AB196])" table:style-name="ce1">
            <text:p>196</text:p>
          </table:table-cell>
          <table:table-cell office:value-type="float" office:value="-1997.4049999999988" table:formula="of:=FORECAST([.AB197];OFFSET([.T197:.T796];MATCH([.AB197];[.S197:.S796];1)-1;0;2); OFFSET([.S197:.S796];MATCH([.AB197];[.S197:.S796];1)-1;0;2))" table:style-name="ce1">
            <text:p>-1997.405</text:p>
          </table:table-cell>
          <table:table-cell office:value-type="float" office:value="-1998" table:formula="of:=INT([.AC197])" table:style-name="ce4">
            <text:p>-199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3317</text:p>
          </table:table-cell>
          <table:table-cell office:value-type="float" office:value="197" table:formula="of:=1+SUM([.B197])" table:style-name="ce1">
            <text:p>197</text:p>
          </table:table-cell>
          <table:table-cell office:value-type="float" office:value="84.053333333333342" table:formula="of:=[BLEND18convert.$B198]*(256/600)" table:style-name="ce1">
            <text:p>84.05333333</text:p>
          </table:table-cell>
          <table:table-cell table:number-columns-repeated="8" table:style-name="ce1"/>
          <table:table-cell office:value-type="float" office:value="197" table:formula="of:=1+SUM([.L197])" table:style-name="ce1">
            <text:p>197</text:p>
          </table:table-cell>
          <table:table-cell office:value-type="float" office:value="0" table:formula="of:=FORECAST([.L198];[BLEND18convert.$C$2:.$C$601];[BLEND18convert.$A$2:.$A$601])" table:style-name="ce1">
            <text:p>#DIV/0!</text:p>
          </table:table-cell>
          <table:table-cell office:value-type="float" office:value="0" table:formula="of:=FORECAST.LINEAR([.L198];[BLEND18convert.$A$2:.$A$601];[BLEND18convert.$C$2:.$C$601])" table:style-name="ce1">
            <text:p>#DIV/0!</text:p>
          </table:table-cell>
          <table:table-cell office:value-type="float" office:value="0" table:formula="of:=FORECAST.LINEAR([.L198]; [.A198:.A796];[.C198:.C796])" table:style-name="ce1">
            <text:p>#DIV/0!</text:p>
          </table:table-cell>
          <table:table-cell table:number-columns-repeated="3" table:style-name="ce1"/>
          <table:table-cell office:value-type="float" office:value="84.053333333333342" table:formula="of:=[BLEND18convert.$B198]*(256/600)" table:style-name="ce1">
            <text:p>84.05333333</text:p>
          </table:table-cell>
          <table:table-cell office:value-type="float" office:value="3732.6800000000003" table:formula="of:=4000*[BLEND18convert.$A198]" table:style-name="ce1">
            <text:p>3732.68</text:p>
          </table:table-cell>
          <table:table-cell table:number-columns-repeated="7" table:style-name="ce1"/>
          <table:table-cell office:value-type="float" office:value="197" table:formula="of:=1+SUM([.AB197])" table:style-name="ce1">
            <text:p>197</text:p>
          </table:table-cell>
          <table:table-cell office:value-type="float" office:value="-1892.3937500000029" table:formula="of:=FORECAST([.AB198];OFFSET([.T198:.T797];MATCH([.AB198];[.S198:.S797];1)-1;0;2); OFFSET([.S198:.S797];MATCH([.AB198];[.S198:.S797];1)-1;0;2))" table:style-name="ce1">
            <text:p>-1892.39375</text:p>
          </table:table-cell>
          <table:table-cell office:value-type="float" office:value="-1893" table:formula="of:=INT([.AC198])" table:style-name="ce4">
            <text:p>-189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2526</text:p>
          </table:table-cell>
          <table:table-cell office:value-type="float" office:value="198" table:formula="of:=1+SUM([.B198])" table:style-name="ce1">
            <text:p>198</text:p>
          </table:table-cell>
          <table:table-cell office:value-type="float" office:value="84.48" table:formula="of:=[BLEND18convert.$B199]*(256/600)" table:style-name="ce1">
            <text:p>84.48</text:p>
          </table:table-cell>
          <table:table-cell table:number-columns-repeated="8" table:style-name="ce1"/>
          <table:table-cell office:value-type="float" office:value="198" table:formula="of:=1+SUM([.L198])" table:style-name="ce1">
            <text:p>198</text:p>
          </table:table-cell>
          <table:table-cell office:value-type="float" office:value="0" table:formula="of:=FORECAST([.L199];[BLEND18convert.$C$2:.$C$601];[BLEND18convert.$A$2:.$A$601])" table:style-name="ce1">
            <text:p>#DIV/0!</text:p>
          </table:table-cell>
          <table:table-cell office:value-type="float" office:value="0" table:formula="of:=FORECAST.LINEAR([.L199];[BLEND18convert.$A$2:.$A$601];[BLEND18convert.$C$2:.$C$601])" table:style-name="ce1">
            <text:p>#DIV/0!</text:p>
          </table:table-cell>
          <table:table-cell office:value-type="float" office:value="0" table:formula="of:=FORECAST.LINEAR([.L199]; [.A199:.A797];[.C199:.C797])" table:style-name="ce1">
            <text:p>#DIV/0!</text:p>
          </table:table-cell>
          <table:table-cell table:number-columns-repeated="3" table:style-name="ce1"/>
          <table:table-cell office:value-type="float" office:value="84.48" table:formula="of:=[BLEND18convert.$B199]*(256/600)" table:style-name="ce1">
            <text:p>84.48</text:p>
          </table:table-cell>
          <table:table-cell office:value-type="float" office:value="3701.04" table:formula="of:=4000*[BLEND18convert.$A199]" table:style-name="ce1">
            <text:p>3701.04</text:p>
          </table:table-cell>
          <table:table-cell table:number-columns-repeated="7" table:style-name="ce1"/>
          <table:table-cell office:value-type="float" office:value="198" table:formula="of:=1+SUM([.AB198])" table:style-name="ce1">
            <text:p>198</text:p>
          </table:table-cell>
          <table:table-cell office:value-type="float" office:value="-1787.0974999999999" table:formula="of:=FORECAST([.AB199];OFFSET([.T199:.T798];MATCH([.AB199];[.S199:.S798];1)-1;0;2); OFFSET([.S199:.S798];MATCH([.AB199];[.S199:.S798];1)-1;0;2))" table:style-name="ce1">
            <text:p>-1787.0975</text:p>
          </table:table-cell>
          <table:table-cell office:value-type="float" office:value="-1788" table:formula="of:=INT([.AC199])" table:style-name="ce4">
            <text:p>-178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1748</text:p>
          </table:table-cell>
          <table:table-cell office:value-type="float" office:value="199" table:formula="of:=1+SUM([.B199])" table:style-name="ce1">
            <text:p>199</text:p>
          </table:table-cell>
          <table:table-cell office:value-type="float" office:value="84.906666666666666" table:formula="of:=[BLEND18convert.$B200]*(256/600)" table:style-name="ce1">
            <text:p>84.90666667</text:p>
          </table:table-cell>
          <table:table-cell table:number-columns-repeated="8" table:style-name="ce1"/>
          <table:table-cell office:value-type="float" office:value="199" table:formula="of:=1+SUM([.L199])" table:style-name="ce1">
            <text:p>199</text:p>
          </table:table-cell>
          <table:table-cell office:value-type="float" office:value="0" table:formula="of:=FORECAST([.L200];[BLEND18convert.$C$2:.$C$601];[BLEND18convert.$A$2:.$A$601])" table:style-name="ce1">
            <text:p>#DIV/0!</text:p>
          </table:table-cell>
          <table:table-cell office:value-type="float" office:value="0" table:formula="of:=FORECAST.LINEAR([.L200];[BLEND18convert.$A$2:.$A$601];[BLEND18convert.$C$2:.$C$601])" table:style-name="ce1">
            <text:p>#DIV/0!</text:p>
          </table:table-cell>
          <table:table-cell office:value-type="float" office:value="0" table:formula="of:=FORECAST.LINEAR([.L200]; [.A200:.A798];[.C200:.C798])" table:style-name="ce1">
            <text:p>#DIV/0!</text:p>
          </table:table-cell>
          <table:table-cell table:number-columns-repeated="3" table:style-name="ce1"/>
          <table:table-cell office:value-type="float" office:value="84.906666666666666" table:formula="of:=[BLEND18convert.$B200]*(256/600)" table:style-name="ce1">
            <text:p>84.90666667</text:p>
          </table:table-cell>
          <table:table-cell office:value-type="float" office:value="3669.92" table:formula="of:=4000*[BLEND18convert.$A200]" table:style-name="ce1">
            <text:p>3669.92</text:p>
          </table:table-cell>
          <table:table-cell table:number-columns-repeated="7" table:style-name="ce1"/>
          <table:table-cell office:value-type="float" office:value="199" table:formula="of:=1+SUM([.AB199])" table:style-name="ce1">
            <text:p>199</text:p>
          </table:table-cell>
          <table:table-cell office:value-type="float" office:value="-1681.5424999999996" table:formula="of:=FORECAST([.AB200];OFFSET([.T200:.T799];MATCH([.AB200];[.S200:.S799];1)-1;0;2); OFFSET([.S200:.S799];MATCH([.AB200];[.S200:.S799];1)-1;0;2))" table:style-name="ce1">
            <text:p>-1681.5425</text:p>
          </table:table-cell>
          <table:table-cell office:value-type="float" office:value="-1682" table:formula="of:=INT([.AC200])" table:style-name="ce4">
            <text:p>-168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0961</text:p>
          </table:table-cell>
          <table:table-cell office:value-type="float" office:value="200" table:formula="of:=1+SUM([.B200])" table:style-name="ce1">
            <text:p>200</text:p>
          </table:table-cell>
          <table:table-cell office:value-type="float" office:value="85.333333333333343" table:formula="of:=[BLEND18convert.$B201]*(256/600)" table:style-name="ce1">
            <text:p>85.33333333</text:p>
          </table:table-cell>
          <table:table-cell table:number-columns-repeated="8" table:style-name="ce1"/>
          <table:table-cell office:value-type="float" office:value="200" table:formula="of:=1+SUM([.L200])" table:style-name="ce1">
            <text:p>200</text:p>
          </table:table-cell>
          <table:table-cell office:value-type="float" office:value="0" table:formula="of:=FORECAST([.L201];[BLEND18convert.$C$2:.$C$601];[BLEND18convert.$A$2:.$A$601])" table:style-name="ce1">
            <text:p>#DIV/0!</text:p>
          </table:table-cell>
          <table:table-cell office:value-type="float" office:value="0" table:formula="of:=FORECAST.LINEAR([.L201];[BLEND18convert.$A$2:.$A$601];[BLEND18convert.$C$2:.$C$601])" table:style-name="ce1">
            <text:p>#DIV/0!</text:p>
          </table:table-cell>
          <table:table-cell office:value-type="float" office:value="0" table:formula="of:=FORECAST.LINEAR([.L201]; [.A201:.A799];[.C201:.C799])" table:style-name="ce1">
            <text:p>#DIV/0!</text:p>
          </table:table-cell>
          <table:table-cell table:number-columns-repeated="3" table:style-name="ce1"/>
          <table:table-cell office:value-type="float" office:value="85.333333333333343" table:formula="of:=[BLEND18convert.$B201]*(256/600)" table:style-name="ce1">
            <text:p>85.33333333</text:p>
          </table:table-cell>
          <table:table-cell office:value-type="float" office:value="3638.44" table:formula="of:=4000*[BLEND18convert.$A201]" table:style-name="ce1">
            <text:p>3638.44</text:p>
          </table:table-cell>
          <table:table-cell table:number-columns-repeated="7" table:style-name="ce1"/>
          <table:table-cell office:value-type="float" office:value="200" table:formula="of:=1+SUM([.AB200])" table:style-name="ce1">
            <text:p>200</text:p>
          </table:table-cell>
          <table:table-cell office:value-type="float" office:value="-1575.5500000000029" table:formula="of:=FORECAST([.AB201];OFFSET([.T201:.T800];MATCH([.AB201];[.S201:.S800];1)-1;0;2); OFFSET([.S201:.S800];MATCH([.AB201];[.S201:.S800];1)-1;0;2))" table:style-name="ce1">
            <text:p>-1575.55</text:p>
          </table:table-cell>
          <table:table-cell office:value-type="float" office:value="-1576" table:formula="of:=INT([.AC201])" table:style-name="ce4">
            <text:p>-157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90176</text:p>
          </table:table-cell>
          <table:table-cell office:value-type="float" office:value="201" table:formula="of:=1+SUM([.B201])" table:style-name="ce1">
            <text:p>201</text:p>
          </table:table-cell>
          <table:table-cell office:value-type="float" office:value="85.76" table:formula="of:=[BLEND18convert.$B202]*(256/600)" table:style-name="ce1">
            <text:p>85.76</text:p>
          </table:table-cell>
          <table:table-cell table:number-columns-repeated="8" table:style-name="ce1"/>
          <table:table-cell office:value-type="float" office:value="201" table:formula="of:=1+SUM([.L201])" table:style-name="ce1">
            <text:p>201</text:p>
          </table:table-cell>
          <table:table-cell office:value-type="float" office:value="0" table:formula="of:=FORECAST([.L202];[BLEND18convert.$C$2:.$C$601];[BLEND18convert.$A$2:.$A$601])" table:style-name="ce1">
            <text:p>#DIV/0!</text:p>
          </table:table-cell>
          <table:table-cell office:value-type="float" office:value="0" table:formula="of:=FORECAST.LINEAR([.L202];[BLEND18convert.$A$2:.$A$601];[BLEND18convert.$C$2:.$C$601])" table:style-name="ce1">
            <text:p>#DIV/0!</text:p>
          </table:table-cell>
          <table:table-cell office:value-type="float" office:value="0" table:formula="of:=FORECAST.LINEAR([.L202]; [.A202:.A800];[.C202:.C800])" table:style-name="ce1">
            <text:p>#DIV/0!</text:p>
          </table:table-cell>
          <table:table-cell table:number-columns-repeated="3" table:style-name="ce1"/>
          <table:table-cell office:value-type="float" office:value="85.76" table:formula="of:=[BLEND18convert.$B202]*(256/600)" table:style-name="ce1">
            <text:p>85.76</text:p>
          </table:table-cell>
          <table:table-cell office:value-type="float" office:value="3607.04" table:formula="of:=4000*[BLEND18convert.$A202]" table:style-name="ce1">
            <text:p>3607.04</text:p>
          </table:table-cell>
          <table:table-cell table:number-columns-repeated="7" table:style-name="ce1"/>
          <table:table-cell office:value-type="float" office:value="201" table:formula="of:=1+SUM([.AB201])" table:style-name="ce1">
            <text:p>201</text:p>
          </table:table-cell>
          <table:table-cell office:value-type="float" office:value="-1469.6237500000025" table:formula="of:=FORECAST([.AB202];OFFSET([.T202:.T801];MATCH([.AB202];[.S202:.S801];1)-1;0;2); OFFSET([.S202:.S801];MATCH([.AB202];[.S202:.S801];1)-1;0;2))" table:style-name="ce1">
            <text:p>-1469.62375</text:p>
          </table:table-cell>
          <table:table-cell office:value-type="float" office:value="-1470" table:formula="of:=INT([.AC202])" table:style-name="ce4">
            <text:p>-147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9386</text:p>
          </table:table-cell>
          <table:table-cell office:value-type="float" office:value="202" table:formula="of:=1+SUM([.B202])" table:style-name="ce1">
            <text:p>202</text:p>
          </table:table-cell>
          <table:table-cell office:value-type="float" office:value="86.186666666666667" table:formula="of:=[BLEND18convert.$B203]*(256/600)" table:style-name="ce1">
            <text:p>86.18666667</text:p>
          </table:table-cell>
          <table:table-cell table:number-columns-repeated="8" table:style-name="ce1"/>
          <table:table-cell office:value-type="float" office:value="202" table:formula="of:=1+SUM([.L202])" table:style-name="ce1">
            <text:p>202</text:p>
          </table:table-cell>
          <table:table-cell office:value-type="float" office:value="0" table:formula="of:=FORECAST([.L203];[BLEND18convert.$C$2:.$C$601];[BLEND18convert.$A$2:.$A$601])" table:style-name="ce1">
            <text:p>#DIV/0!</text:p>
          </table:table-cell>
          <table:table-cell office:value-type="float" office:value="0" table:formula="of:=FORECAST.LINEAR([.L203];[BLEND18convert.$A$2:.$A$601];[BLEND18convert.$C$2:.$C$601])" table:style-name="ce1">
            <text:p>#DIV/0!</text:p>
          </table:table-cell>
          <table:table-cell office:value-type="float" office:value="0" table:formula="of:=FORECAST.LINEAR([.L203]; [.A203:.A801];[.C203:.C801])" table:style-name="ce1">
            <text:p>#DIV/0!</text:p>
          </table:table-cell>
          <table:table-cell table:number-columns-repeated="3" table:style-name="ce1"/>
          <table:table-cell office:value-type="float" office:value="86.186666666666667" table:formula="of:=[BLEND18convert.$B203]*(256/600)" table:style-name="ce1">
            <text:p>86.18666667</text:p>
          </table:table-cell>
          <table:table-cell office:value-type="float" office:value="3575.44" table:formula="of:=4000*[BLEND18convert.$A203]" table:style-name="ce1">
            <text:p>3575.44</text:p>
          </table:table-cell>
          <table:table-cell table:number-columns-repeated="7" table:style-name="ce1"/>
          <table:table-cell office:value-type="float" office:value="202" table:formula="of:=1+SUM([.AB202])" table:style-name="ce1">
            <text:p>202</text:p>
          </table:table-cell>
          <table:table-cell office:value-type="float" office:value="-1363.177499999998" table:formula="of:=FORECAST([.AB203];OFFSET([.T203:.T802];MATCH([.AB203];[.S203:.S802];1)-1;0;2); OFFSET([.S203:.S802];MATCH([.AB203];[.S203:.S802];1)-1;0;2))" table:style-name="ce1">
            <text:p>-1363.1775</text:p>
          </table:table-cell>
          <table:table-cell office:value-type="float" office:value="-1364" table:formula="of:=INT([.AC203])" table:style-name="ce4">
            <text:p>-136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8599</text:p>
          </table:table-cell>
          <table:table-cell office:value-type="float" office:value="203" table:formula="of:=1+SUM([.B203])" table:style-name="ce1">
            <text:p>203</text:p>
          </table:table-cell>
          <table:table-cell office:value-type="float" office:value="86.613333333333344" table:formula="of:=[BLEND18convert.$B204]*(256/600)" table:style-name="ce1">
            <text:p>86.61333333</text:p>
          </table:table-cell>
          <table:table-cell table:number-columns-repeated="8" table:style-name="ce1"/>
          <table:table-cell office:value-type="float" office:value="203" table:formula="of:=1+SUM([.L203])" table:style-name="ce1">
            <text:p>203</text:p>
          </table:table-cell>
          <table:table-cell office:value-type="float" office:value="0" table:formula="of:=FORECAST([.L204];[BLEND18convert.$C$2:.$C$601];[BLEND18convert.$A$2:.$A$601])" table:style-name="ce1">
            <text:p>#DIV/0!</text:p>
          </table:table-cell>
          <table:table-cell office:value-type="float" office:value="0" table:formula="of:=FORECAST.LINEAR([.L204];[BLEND18convert.$A$2:.$A$601];[BLEND18convert.$C$2:.$C$601])" table:style-name="ce1">
            <text:p>#DIV/0!</text:p>
          </table:table-cell>
          <table:table-cell office:value-type="float" office:value="0" table:formula="of:=FORECAST.LINEAR([.L204]; [.A204:.A802];[.C204:.C802])" table:style-name="ce1">
            <text:p>#DIV/0!</text:p>
          </table:table-cell>
          <table:table-cell table:number-columns-repeated="3" table:style-name="ce1"/>
          <table:table-cell office:value-type="float" office:value="86.613333333333344" table:formula="of:=[BLEND18convert.$B204]*(256/600)" table:style-name="ce1">
            <text:p>86.61333333</text:p>
          </table:table-cell>
          <table:table-cell office:value-type="float" office:value="3543.96" table:formula="of:=4000*[BLEND18convert.$A204]" table:style-name="ce1">
            <text:p>3543.96</text:p>
          </table:table-cell>
          <table:table-cell table:number-columns-repeated="7" table:style-name="ce1"/>
          <table:table-cell office:value-type="float" office:value="203" table:formula="of:=1+SUM([.AB203])" table:style-name="ce1">
            <text:p>203</text:p>
          </table:table-cell>
          <table:table-cell office:value-type="float" office:value="-1256.5312499999964" table:formula="of:=FORECAST([.AB204];OFFSET([.T204:.T803];MATCH([.AB204];[.S204:.S803];1)-1;0;2); OFFSET([.S204:.S803];MATCH([.AB204];[.S204:.S803];1)-1;0;2))" table:style-name="ce1">
            <text:p>-1256.53125</text:p>
          </table:table-cell>
          <table:table-cell office:value-type="float" office:value="-1257" table:formula="of:=INT([.AC204])" table:style-name="ce4">
            <text:p>-125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7808</text:p>
          </table:table-cell>
          <table:table-cell office:value-type="float" office:value="204" table:formula="of:=1+SUM([.B204])" table:style-name="ce1">
            <text:p>204</text:p>
          </table:table-cell>
          <table:table-cell office:value-type="float" office:value="87.04" table:formula="of:=[BLEND18convert.$B205]*(256/600)" table:style-name="ce1">
            <text:p>87.04</text:p>
          </table:table-cell>
          <table:table-cell table:number-columns-repeated="8" table:style-name="ce1"/>
          <table:table-cell office:value-type="float" office:value="204" table:formula="of:=1+SUM([.L204])" table:style-name="ce1">
            <text:p>204</text:p>
          </table:table-cell>
          <table:table-cell office:value-type="float" office:value="0" table:formula="of:=FORECAST([.L205];[BLEND18convert.$C$2:.$C$601];[BLEND18convert.$A$2:.$A$601])" table:style-name="ce1">
            <text:p>#DIV/0!</text:p>
          </table:table-cell>
          <table:table-cell office:value-type="float" office:value="0" table:formula="of:=FORECAST.LINEAR([.L205];[BLEND18convert.$A$2:.$A$601];[BLEND18convert.$C$2:.$C$601])" table:style-name="ce1">
            <text:p>#DIV/0!</text:p>
          </table:table-cell>
          <table:table-cell office:value-type="float" office:value="0" table:formula="of:=FORECAST.LINEAR([.L205]; [.A205:.A803];[.C205:.C803])" table:style-name="ce1">
            <text:p>#DIV/0!</text:p>
          </table:table-cell>
          <table:table-cell table:number-columns-repeated="3" table:style-name="ce1"/>
          <table:table-cell office:value-type="float" office:value="87.04" table:formula="of:=[BLEND18convert.$B205]*(256/600)" table:style-name="ce1">
            <text:p>87.04</text:p>
          </table:table-cell>
          <table:table-cell office:value-type="float" office:value="3512.3199999999997" table:formula="of:=4000*[BLEND18convert.$A205]" table:style-name="ce1">
            <text:p>3512.32</text:p>
          </table:table-cell>
          <table:table-cell table:number-columns-repeated="7" table:style-name="ce1"/>
          <table:table-cell office:value-type="float" office:value="204" table:formula="of:=1+SUM([.AB204])" table:style-name="ce1">
            <text:p>204</text:p>
          </table:table-cell>
          <table:table-cell office:value-type="float" office:value="-1149.4850000000042" table:formula="of:=FORECAST([.AB205];OFFSET([.T205:.T804];MATCH([.AB205];[.S205:.S804];1)-1;0;2); OFFSET([.S205:.S804];MATCH([.AB205];[.S205:.S804];1)-1;0;2))" table:style-name="ce1">
            <text:p>-1149.485</text:p>
          </table:table-cell>
          <table:table-cell office:value-type="float" office:value="-1150" table:formula="of:=INT([.AC205])" table:style-name="ce4">
            <text:p>-115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7018</text:p>
          </table:table-cell>
          <table:table-cell office:value-type="float" office:value="205" table:formula="of:=1+SUM([.B205])" table:style-name="ce1">
            <text:p>205</text:p>
          </table:table-cell>
          <table:table-cell office:value-type="float" office:value="87.466666666666669" table:formula="of:=[BLEND18convert.$B206]*(256/600)" table:style-name="ce1">
            <text:p>87.46666667</text:p>
          </table:table-cell>
          <table:table-cell table:number-columns-repeated="8" table:style-name="ce1"/>
          <table:table-cell office:value-type="float" office:value="205" table:formula="of:=1+SUM([.L205])" table:style-name="ce1">
            <text:p>205</text:p>
          </table:table-cell>
          <table:table-cell office:value-type="float" office:value="0" table:formula="of:=FORECAST([.L206];[BLEND18convert.$C$2:.$C$601];[BLEND18convert.$A$2:.$A$601])" table:style-name="ce1">
            <text:p>#DIV/0!</text:p>
          </table:table-cell>
          <table:table-cell office:value-type="float" office:value="0" table:formula="of:=FORECAST.LINEAR([.L206];[BLEND18convert.$A$2:.$A$601];[BLEND18convert.$C$2:.$C$601])" table:style-name="ce1">
            <text:p>#DIV/0!</text:p>
          </table:table-cell>
          <table:table-cell office:value-type="float" office:value="0" table:formula="of:=FORECAST.LINEAR([.L206]; [.A206:.A804];[.C206:.C804])" table:style-name="ce1">
            <text:p>#DIV/0!</text:p>
          </table:table-cell>
          <table:table-cell table:number-columns-repeated="3" table:style-name="ce1"/>
          <table:table-cell office:value-type="float" office:value="87.466666666666669" table:formula="of:=[BLEND18convert.$B206]*(256/600)" table:style-name="ce1">
            <text:p>87.46666667</text:p>
          </table:table-cell>
          <table:table-cell office:value-type="float" office:value="3480.72" table:formula="of:=4000*[BLEND18convert.$A206]" table:style-name="ce1">
            <text:p>3480.72</text:p>
          </table:table-cell>
          <table:table-cell table:number-columns-repeated="7" table:style-name="ce1"/>
          <table:table-cell office:value-type="float" office:value="205" table:formula="of:=1+SUM([.AB205])" table:style-name="ce1">
            <text:p>205</text:p>
          </table:table-cell>
          <table:table-cell office:value-type="float" office:value="-1042.3187500000022" table:formula="of:=FORECAST([.AB206];OFFSET([.T206:.T805];MATCH([.AB206];[.S206:.S805];1)-1;0;2); OFFSET([.S206:.S805];MATCH([.AB206];[.S206:.S805];1)-1;0;2))" table:style-name="ce1">
            <text:p>-1042.31875</text:p>
          </table:table-cell>
          <table:table-cell office:value-type="float" office:value="-1043" table:formula="of:=INT([.AC206])" table:style-name="ce4">
            <text:p>-104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6224</text:p>
          </table:table-cell>
          <table:table-cell office:value-type="float" office:value="206" table:formula="of:=1+SUM([.B206])" table:style-name="ce1">
            <text:p>206</text:p>
          </table:table-cell>
          <table:table-cell office:value-type="float" office:value="87.893333333333345" table:formula="of:=[BLEND18convert.$B207]*(256/600)" table:style-name="ce1">
            <text:p>87.89333333</text:p>
          </table:table-cell>
          <table:table-cell table:number-columns-repeated="8" table:style-name="ce1"/>
          <table:table-cell office:value-type="float" office:value="206" table:formula="of:=1+SUM([.L206])" table:style-name="ce1">
            <text:p>206</text:p>
          </table:table-cell>
          <table:table-cell office:value-type="float" office:value="0" table:formula="of:=FORECAST([.L207];[BLEND18convert.$C$2:.$C$601];[BLEND18convert.$A$2:.$A$601])" table:style-name="ce1">
            <text:p>#DIV/0!</text:p>
          </table:table-cell>
          <table:table-cell office:value-type="float" office:value="0" table:formula="of:=FORECAST.LINEAR([.L207];[BLEND18convert.$A$2:.$A$601];[BLEND18convert.$C$2:.$C$601])" table:style-name="ce1">
            <text:p>#DIV/0!</text:p>
          </table:table-cell>
          <table:table-cell office:value-type="float" office:value="0" table:formula="of:=FORECAST.LINEAR([.L207]; [.A207:.A805];[.C207:.C805])" table:style-name="ce1">
            <text:p>#DIV/0!</text:p>
          </table:table-cell>
          <table:table-cell table:number-columns-repeated="3" table:style-name="ce1"/>
          <table:table-cell office:value-type="float" office:value="87.893333333333345" table:formula="of:=[BLEND18convert.$B207]*(256/600)" table:style-name="ce1">
            <text:p>87.89333333</text:p>
          </table:table-cell>
          <table:table-cell office:value-type="float" office:value="3448.96" table:formula="of:=4000*[BLEND18convert.$A207]" table:style-name="ce1">
            <text:p>3448.96</text:p>
          </table:table-cell>
          <table:table-cell table:number-columns-repeated="7" table:style-name="ce1"/>
          <table:table-cell office:value-type="float" office:value="206" table:formula="of:=1+SUM([.AB206])" table:style-name="ce1">
            <text:p>206</text:p>
          </table:table-cell>
          <table:table-cell office:value-type="float" office:value="-934.83749999999782" table:formula="of:=FORECAST([.AB207];OFFSET([.T207:.T806];MATCH([.AB207];[.S207:.S806];1)-1;0;2); OFFSET([.S207:.S806];MATCH([.AB207];[.S207:.S806];1)-1;0;2))" table:style-name="ce1">
            <text:p>-934.8375</text:p>
          </table:table-cell>
          <table:table-cell office:value-type="float" office:value="-935" table:formula="of:=INT([.AC207])" table:style-name="ce4">
            <text:p>-93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5428</text:p>
          </table:table-cell>
          <table:table-cell office:value-type="float" office:value="207" table:formula="of:=1+SUM([.B207])" table:style-name="ce1">
            <text:p>207</text:p>
          </table:table-cell>
          <table:table-cell office:value-type="float" office:value="88.320000000000007" table:formula="of:=[BLEND18convert.$B208]*(256/600)" table:style-name="ce1">
            <text:p>88.32</text:p>
          </table:table-cell>
          <table:table-cell table:number-columns-repeated="8" table:style-name="ce1"/>
          <table:table-cell office:value-type="float" office:value="207" table:formula="of:=1+SUM([.L207])" table:style-name="ce1">
            <text:p>207</text:p>
          </table:table-cell>
          <table:table-cell office:value-type="float" office:value="0" table:formula="of:=FORECAST([.L208];[BLEND18convert.$C$2:.$C$601];[BLEND18convert.$A$2:.$A$601])" table:style-name="ce1">
            <text:p>#DIV/0!</text:p>
          </table:table-cell>
          <table:table-cell office:value-type="float" office:value="0" table:formula="of:=FORECAST.LINEAR([.L208];[BLEND18convert.$A$2:.$A$601];[BLEND18convert.$C$2:.$C$601])" table:style-name="ce1">
            <text:p>#DIV/0!</text:p>
          </table:table-cell>
          <table:table-cell office:value-type="float" office:value="0" table:formula="of:=FORECAST.LINEAR([.L208]; [.A208:.A806];[.C208:.C806])" table:style-name="ce1">
            <text:p>#DIV/0!</text:p>
          </table:table-cell>
          <table:table-cell table:number-columns-repeated="3" table:style-name="ce1"/>
          <table:table-cell office:value-type="float" office:value="88.320000000000007" table:formula="of:=[BLEND18convert.$B208]*(256/600)" table:style-name="ce1">
            <text:p>88.32</text:p>
          </table:table-cell>
          <table:table-cell office:value-type="float" office:value="3417.1200000000003" table:formula="of:=4000*[BLEND18convert.$A208]" table:style-name="ce1">
            <text:p>3417.12</text:p>
          </table:table-cell>
          <table:table-cell table:number-columns-repeated="7" table:style-name="ce1"/>
          <table:table-cell office:value-type="float" office:value="207" table:formula="of:=1+SUM([.AB207])" table:style-name="ce1">
            <text:p>207</text:p>
          </table:table-cell>
          <table:table-cell office:value-type="float" office:value="-827.31249999999636" table:formula="of:=FORECAST([.AB208];OFFSET([.T208:.T807];MATCH([.AB208];[.S208:.S807];1)-1;0;2); OFFSET([.S208:.S807];MATCH([.AB208];[.S208:.S807];1)-1;0;2))" table:style-name="ce1">
            <text:p>-827.3125</text:p>
          </table:table-cell>
          <table:table-cell office:value-type="float" office:value="-828" table:formula="of:=INT([.AC208])" table:style-name="ce4">
            <text:p>-82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4634</text:p>
          </table:table-cell>
          <table:table-cell office:value-type="float" office:value="208" table:formula="of:=1+SUM([.B208])" table:style-name="ce1">
            <text:p>208</text:p>
          </table:table-cell>
          <table:table-cell office:value-type="float" office:value="88.74666666666667" table:formula="of:=[BLEND18convert.$B209]*(256/600)" table:style-name="ce1">
            <text:p>88.74666667</text:p>
          </table:table-cell>
          <table:table-cell table:number-columns-repeated="8" table:style-name="ce1"/>
          <table:table-cell office:value-type="float" office:value="208" table:formula="of:=1+SUM([.L208])" table:style-name="ce1">
            <text:p>208</text:p>
          </table:table-cell>
          <table:table-cell office:value-type="float" office:value="0" table:formula="of:=FORECAST([.L209];[BLEND18convert.$C$2:.$C$601];[BLEND18convert.$A$2:.$A$601])" table:style-name="ce1">
            <text:p>#DIV/0!</text:p>
          </table:table-cell>
          <table:table-cell office:value-type="float" office:value="0" table:formula="of:=FORECAST.LINEAR([.L209];[BLEND18convert.$A$2:.$A$601];[BLEND18convert.$C$2:.$C$601])" table:style-name="ce1">
            <text:p>#DIV/0!</text:p>
          </table:table-cell>
          <table:table-cell office:value-type="float" office:value="0" table:formula="of:=FORECAST.LINEAR([.L209]; [.A209:.A807];[.C209:.C807])" table:style-name="ce1">
            <text:p>#DIV/0!</text:p>
          </table:table-cell>
          <table:table-cell table:number-columns-repeated="3" table:style-name="ce1"/>
          <table:table-cell office:value-type="float" office:value="88.74666666666667" table:formula="of:=[BLEND18convert.$B209]*(256/600)" table:style-name="ce1">
            <text:p>88.74666667</text:p>
          </table:table-cell>
          <table:table-cell office:value-type="float" office:value="3385.36" table:formula="of:=4000*[BLEND18convert.$A209]" table:style-name="ce1">
            <text:p>3385.36</text:p>
          </table:table-cell>
          <table:table-cell table:number-columns-repeated="7" table:style-name="ce1"/>
          <table:table-cell office:value-type="float" office:value="208" table:formula="of:=1+SUM([.AB208])" table:style-name="ce1">
            <text:p>208</text:p>
          </table:table-cell>
          <table:table-cell office:value-type="float" office:value="-719.47999999999956" table:formula="of:=FORECAST([.AB209];OFFSET([.T209:.T808];MATCH([.AB209];[.S209:.S808];1)-1;0;2); OFFSET([.S209:.S808];MATCH([.AB209];[.S209:.S808];1)-1;0;2))" table:style-name="ce1">
            <text:p>-719.48</text:p>
          </table:table-cell>
          <table:table-cell office:value-type="float" office:value="-720" table:formula="of:=INT([.AC209])" table:style-name="ce4">
            <text:p>-72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3841</text:p>
          </table:table-cell>
          <table:table-cell office:value-type="float" office:value="209" table:formula="of:=1+SUM([.B209])" table:style-name="ce1">
            <text:p>209</text:p>
          </table:table-cell>
          <table:table-cell office:value-type="float" office:value="89.173333333333332" table:formula="of:=[BLEND18convert.$B210]*(256/600)" table:style-name="ce1">
            <text:p>89.17333333</text:p>
          </table:table-cell>
          <table:table-cell table:number-columns-repeated="8" table:style-name="ce1"/>
          <table:table-cell office:value-type="float" office:value="209" table:formula="of:=1+SUM([.L209])" table:style-name="ce1">
            <text:p>209</text:p>
          </table:table-cell>
          <table:table-cell office:value-type="float" office:value="0" table:formula="of:=FORECAST([.L210];[BLEND18convert.$C$2:.$C$601];[BLEND18convert.$A$2:.$A$601])" table:style-name="ce1">
            <text:p>#DIV/0!</text:p>
          </table:table-cell>
          <table:table-cell office:value-type="float" office:value="0" table:formula="of:=FORECAST.LINEAR([.L210];[BLEND18convert.$A$2:.$A$601];[BLEND18convert.$C$2:.$C$601])" table:style-name="ce1">
            <text:p>#DIV/0!</text:p>
          </table:table-cell>
          <table:table-cell office:value-type="float" office:value="0" table:formula="of:=FORECAST.LINEAR([.L210]; [.A210:.A808];[.C210:.C808])" table:style-name="ce1">
            <text:p>#DIV/0!</text:p>
          </table:table-cell>
          <table:table-cell table:number-columns-repeated="3" table:style-name="ce1"/>
          <table:table-cell office:value-type="float" office:value="89.173333333333332" table:formula="of:=[BLEND18convert.$B210]*(256/600)" table:style-name="ce1">
            <text:p>89.17333333</text:p>
          </table:table-cell>
          <table:table-cell office:value-type="float" office:value="3353.64" table:formula="of:=4000*[BLEND18convert.$A210]" table:style-name="ce1">
            <text:p>3353.64</text:p>
          </table:table-cell>
          <table:table-cell table:number-columns-repeated="7" table:style-name="ce1"/>
          <table:table-cell office:value-type="float" office:value="209" table:formula="of:=1+SUM([.AB209])" table:style-name="ce1">
            <text:p>209</text:p>
          </table:table-cell>
          <table:table-cell office:value-type="float" office:value="-728.61249999999927" table:formula="of:=FORECAST([.AB210];OFFSET([.T210:.T809];MATCH([.AB210];[.S210:.S809];1)-1;0;2); OFFSET([.S210:.S809];MATCH([.AB210];[.S210:.S809];1)-1;0;2))" table:style-name="ce1">
            <text:p>-728.6125</text:p>
          </table:table-cell>
          <table:table-cell office:value-type="float" office:value="-729" table:formula="of:=INT([.AC210])" table:style-name="ce4">
            <text:p>-72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3044</text:p>
          </table:table-cell>
          <table:table-cell office:value-type="float" office:value="210" table:formula="of:=1+SUM([.B210])" table:style-name="ce1">
            <text:p>210</text:p>
          </table:table-cell>
          <table:table-cell office:value-type="float" office:value="89.600000000000009" table:formula="of:=[BLEND18convert.$B211]*(256/600)" table:style-name="ce1">
            <text:p>89.6</text:p>
          </table:table-cell>
          <table:table-cell table:number-columns-repeated="8" table:style-name="ce1"/>
          <table:table-cell office:value-type="float" office:value="210" table:formula="of:=1+SUM([.L210])" table:style-name="ce1">
            <text:p>210</text:p>
          </table:table-cell>
          <table:table-cell office:value-type="float" office:value="0" table:formula="of:=FORECAST([.L211];[BLEND18convert.$C$2:.$C$601];[BLEND18convert.$A$2:.$A$601])" table:style-name="ce1">
            <text:p>#DIV/0!</text:p>
          </table:table-cell>
          <table:table-cell office:value-type="float" office:value="0" table:formula="of:=FORECAST.LINEAR([.L211];[BLEND18convert.$A$2:.$A$601];[BLEND18convert.$C$2:.$C$601])" table:style-name="ce1">
            <text:p>#DIV/0!</text:p>
          </table:table-cell>
          <table:table-cell office:value-type="float" office:value="0" table:formula="of:=FORECAST.LINEAR([.L211]; [.A211:.A809];[.C211:.C809])" table:style-name="ce1">
            <text:p>#DIV/0!</text:p>
          </table:table-cell>
          <table:table-cell table:number-columns-repeated="3" table:style-name="ce1"/>
          <table:table-cell office:value-type="float" office:value="89.600000000000009" table:formula="of:=[BLEND18convert.$B211]*(256/600)" table:style-name="ce1">
            <text:p>89.6</text:p>
          </table:table-cell>
          <table:table-cell office:value-type="float" office:value="3321.7599999999998" table:formula="of:=4000*[BLEND18convert.$A211]" table:style-name="ce1">
            <text:p>3321.76</text:p>
          </table:table-cell>
          <table:table-cell table:number-columns-repeated="7" table:style-name="ce1"/>
          <table:table-cell office:value-type="float" office:value="210" table:formula="of:=1+SUM([.AB210])" table:style-name="ce1">
            <text:p>210</text:p>
          </table:table-cell>
          <table:table-cell office:value-type="float" office:value="-791.77750000000015" table:formula="of:=FORECAST([.AB211];OFFSET([.T211:.T810];MATCH([.AB211];[.S211:.S810];1)-1;0;2); OFFSET([.S211:.S810];MATCH([.AB211];[.S211:.S810];1)-1;0;2))" table:style-name="ce1">
            <text:p>-791.7775</text:p>
          </table:table-cell>
          <table:table-cell office:value-type="float" office:value="-792" table:formula="of:=INT([.AC211])" table:style-name="ce4">
            <text:p>-79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2251</text:p>
          </table:table-cell>
          <table:table-cell office:value-type="float" office:value="211" table:formula="of:=1+SUM([.B211])" table:style-name="ce1">
            <text:p>211</text:p>
          </table:table-cell>
          <table:table-cell office:value-type="float" office:value="90.026666666666671" table:formula="of:=[BLEND18convert.$B212]*(256/600)" table:style-name="ce1">
            <text:p>90.02666667</text:p>
          </table:table-cell>
          <table:table-cell table:number-columns-repeated="8" table:style-name="ce1"/>
          <table:table-cell office:value-type="float" office:value="211" table:formula="of:=1+SUM([.L211])" table:style-name="ce1">
            <text:p>211</text:p>
          </table:table-cell>
          <table:table-cell office:value-type="float" office:value="0" table:formula="of:=FORECAST([.L212];[BLEND18convert.$C$2:.$C$601];[BLEND18convert.$A$2:.$A$601])" table:style-name="ce1">
            <text:p>#DIV/0!</text:p>
          </table:table-cell>
          <table:table-cell office:value-type="float" office:value="0" table:formula="of:=FORECAST.LINEAR([.L212];[BLEND18convert.$A$2:.$A$601];[BLEND18convert.$C$2:.$C$601])" table:style-name="ce1">
            <text:p>#DIV/0!</text:p>
          </table:table-cell>
          <table:table-cell office:value-type="float" office:value="0" table:formula="of:=FORECAST.LINEAR([.L212]; [.A212:.A810];[.C212:.C810])" table:style-name="ce1">
            <text:p>#DIV/0!</text:p>
          </table:table-cell>
          <table:table-cell table:number-columns-repeated="3" table:style-name="ce1"/>
          <table:table-cell office:value-type="float" office:value="90.026666666666671" table:formula="of:=[BLEND18convert.$B212]*(256/600)" table:style-name="ce1">
            <text:p>90.02666667</text:p>
          </table:table-cell>
          <table:table-cell office:value-type="float" office:value="3290.04" table:formula="of:=4000*[BLEND18convert.$A212]" table:style-name="ce1">
            <text:p>3290.04</text:p>
          </table:table-cell>
          <table:table-cell table:number-columns-repeated="7" table:style-name="ce1"/>
          <table:table-cell office:value-type="float" office:value="211" table:formula="of:=1+SUM([.AB211])" table:style-name="ce1">
            <text:p>211</text:p>
          </table:table-cell>
          <table:table-cell office:value-type="float" office:value="-854.70499999999993" table:formula="of:=FORECAST([.AB212];OFFSET([.T212:.T811];MATCH([.AB212];[.S212:.S811];1)-1;0;2); OFFSET([.S212:.S811];MATCH([.AB212];[.S212:.S811];1)-1;0;2))" table:style-name="ce1">
            <text:p>-854.705</text:p>
          </table:table-cell>
          <table:table-cell office:value-type="float" office:value="-855" table:formula="of:=INT([.AC212])" table:style-name="ce4">
            <text:p>-85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1451</text:p>
          </table:table-cell>
          <table:table-cell office:value-type="float" office:value="212" table:formula="of:=1+SUM([.B212])" table:style-name="ce1">
            <text:p>212</text:p>
          </table:table-cell>
          <table:table-cell office:value-type="float" office:value="90.453333333333333" table:formula="of:=[BLEND18convert.$B213]*(256/600)" table:style-name="ce1">
            <text:p>90.45333333</text:p>
          </table:table-cell>
          <table:table-cell table:number-columns-repeated="8" table:style-name="ce1"/>
          <table:table-cell office:value-type="float" office:value="212" table:formula="of:=1+SUM([.L212])" table:style-name="ce1">
            <text:p>212</text:p>
          </table:table-cell>
          <table:table-cell office:value-type="float" office:value="0" table:formula="of:=FORECAST([.L213];[BLEND18convert.$C$2:.$C$601];[BLEND18convert.$A$2:.$A$601])" table:style-name="ce1">
            <text:p>#DIV/0!</text:p>
          </table:table-cell>
          <table:table-cell office:value-type="float" office:value="0" table:formula="of:=FORECAST.LINEAR([.L213];[BLEND18convert.$A$2:.$A$601];[BLEND18convert.$C$2:.$C$601])" table:style-name="ce1">
            <text:p>#DIV/0!</text:p>
          </table:table-cell>
          <table:table-cell office:value-type="float" office:value="0" table:formula="of:=FORECAST.LINEAR([.L213]; [.A213:.A811];[.C213:.C811])" table:style-name="ce1">
            <text:p>#DIV/0!</text:p>
          </table:table-cell>
          <table:table-cell table:number-columns-repeated="3" table:style-name="ce1"/>
          <table:table-cell office:value-type="float" office:value="90.453333333333333" table:formula="of:=[BLEND18convert.$B213]*(256/600)" table:style-name="ce1">
            <text:p>90.45333333</text:p>
          </table:table-cell>
          <table:table-cell office:value-type="float" office:value="3258.04" table:formula="of:=4000*[BLEND18convert.$A213]" table:style-name="ce1">
            <text:p>3258.04</text:p>
          </table:table-cell>
          <table:table-cell table:number-columns-repeated="7" table:style-name="ce1"/>
          <table:table-cell office:value-type="float" office:value="212" table:formula="of:=1+SUM([.AB212])" table:style-name="ce1">
            <text:p>212</text:p>
          </table:table-cell>
          <table:table-cell office:value-type="float" office:value="-917.55499999999847" table:formula="of:=FORECAST([.AB213];OFFSET([.T213:.T812];MATCH([.AB213];[.S213:.S812];1)-1;0;2); OFFSET([.S213:.S812];MATCH([.AB213];[.S213:.S812];1)-1;0;2))" table:style-name="ce1">
            <text:p>-917.555</text:p>
          </table:table-cell>
          <table:table-cell office:value-type="float" office:value="-918" table:formula="of:=INT([.AC213])" table:style-name="ce4">
            <text:p>-91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80652</text:p>
          </table:table-cell>
          <table:table-cell office:value-type="float" office:value="213" table:formula="of:=1+SUM([.B213])" table:style-name="ce1">
            <text:p>213</text:p>
          </table:table-cell>
          <table:table-cell office:value-type="float" office:value="90.88000000000001" table:formula="of:=[BLEND18convert.$B214]*(256/600)" table:style-name="ce1">
            <text:p>90.88</text:p>
          </table:table-cell>
          <table:table-cell table:number-columns-repeated="8" table:style-name="ce1"/>
          <table:table-cell office:value-type="float" office:value="213" table:formula="of:=1+SUM([.L213])" table:style-name="ce1">
            <text:p>213</text:p>
          </table:table-cell>
          <table:table-cell office:value-type="float" office:value="0" table:formula="of:=FORECAST([.L214];[BLEND18convert.$C$2:.$C$601];[BLEND18convert.$A$2:.$A$601])" table:style-name="ce1">
            <text:p>#DIV/0!</text:p>
          </table:table-cell>
          <table:table-cell office:value-type="float" office:value="0" table:formula="of:=FORECAST.LINEAR([.L214];[BLEND18convert.$A$2:.$A$601];[BLEND18convert.$C$2:.$C$601])" table:style-name="ce1">
            <text:p>#DIV/0!</text:p>
          </table:table-cell>
          <table:table-cell office:value-type="float" office:value="0" table:formula="of:=FORECAST.LINEAR([.L214]; [.A214:.A812];[.C214:.C812])" table:style-name="ce1">
            <text:p>#DIV/0!</text:p>
          </table:table-cell>
          <table:table-cell table:number-columns-repeated="3" table:style-name="ce1"/>
          <table:table-cell office:value-type="float" office:value="90.88000000000001" table:formula="of:=[BLEND18convert.$B214]*(256/600)" table:style-name="ce1">
            <text:p>90.88</text:p>
          </table:table-cell>
          <table:table-cell office:value-type="float" office:value="3226.08" table:formula="of:=4000*[BLEND18convert.$A214]" table:style-name="ce1">
            <text:p>3226.08</text:p>
          </table:table-cell>
          <table:table-cell table:number-columns-repeated="7" table:style-name="ce1"/>
          <table:table-cell office:value-type="float" office:value="213" table:formula="of:=1+SUM([.AB213])" table:style-name="ce1">
            <text:p>213</text:p>
          </table:table-cell>
          <table:table-cell office:value-type="float" office:value="-980.29874999999993" table:formula="of:=FORECAST([.AB214];OFFSET([.T214:.T813];MATCH([.AB214];[.S214:.S813];1)-1;0;2); OFFSET([.S214:.S813];MATCH([.AB214];[.S214:.S813];1)-1;0;2))" table:style-name="ce1">
            <text:p>-980.29875</text:p>
          </table:table-cell>
          <table:table-cell office:value-type="float" office:value="-981" table:formula="of:=INT([.AC214])" table:style-name="ce4">
            <text:p>-98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9849</text:p>
          </table:table-cell>
          <table:table-cell office:value-type="float" office:value="214" table:formula="of:=1+SUM([.B214])" table:style-name="ce1">
            <text:p>214</text:p>
          </table:table-cell>
          <table:table-cell office:value-type="float" office:value="91.306666666666672" table:formula="of:=[BLEND18convert.$B215]*(256/600)" table:style-name="ce1">
            <text:p>91.30666667</text:p>
          </table:table-cell>
          <table:table-cell table:number-columns-repeated="8" table:style-name="ce1"/>
          <table:table-cell office:value-type="float" office:value="214" table:formula="of:=1+SUM([.L214])" table:style-name="ce1">
            <text:p>214</text:p>
          </table:table-cell>
          <table:table-cell office:value-type="float" office:value="0" table:formula="of:=FORECAST([.L215];[BLEND18convert.$C$2:.$C$601];[BLEND18convert.$A$2:.$A$601])" table:style-name="ce1">
            <text:p>#DIV/0!</text:p>
          </table:table-cell>
          <table:table-cell office:value-type="float" office:value="0" table:formula="of:=FORECAST.LINEAR([.L215];[BLEND18convert.$A$2:.$A$601];[BLEND18convert.$C$2:.$C$601])" table:style-name="ce1">
            <text:p>#DIV/0!</text:p>
          </table:table-cell>
          <table:table-cell office:value-type="float" office:value="0" table:formula="of:=FORECAST.LINEAR([.L215]; [.A215:.A813];[.C215:.C813])" table:style-name="ce1">
            <text:p>#DIV/0!</text:p>
          </table:table-cell>
          <table:table-cell table:number-columns-repeated="3" table:style-name="ce1"/>
          <table:table-cell office:value-type="float" office:value="91.306666666666672" table:formula="of:=[BLEND18convert.$B215]*(256/600)" table:style-name="ce1">
            <text:p>91.30666667</text:p>
          </table:table-cell>
          <table:table-cell office:value-type="float" office:value="3193.96" table:formula="of:=4000*[BLEND18convert.$A215]" table:style-name="ce1">
            <text:p>3193.96</text:p>
          </table:table-cell>
          <table:table-cell table:number-columns-repeated="7" table:style-name="ce1"/>
          <table:table-cell office:value-type="float" office:value="214" table:formula="of:=1+SUM([.AB214])" table:style-name="ce1">
            <text:p>214</text:p>
          </table:table-cell>
          <table:table-cell office:value-type="float" office:value="-1042.682499999999" table:formula="of:=FORECAST([.AB215];OFFSET([.T215:.T814];MATCH([.AB215];[.S215:.S814];1)-1;0;2); OFFSET([.S215:.S814];MATCH([.AB215];[.S215:.S814];1)-1;0;2))" table:style-name="ce1">
            <text:p>-1042.6825</text:p>
          </table:table-cell>
          <table:table-cell office:value-type="float" office:value="-1043" table:formula="of:=INT([.AC215])" table:style-name="ce4">
            <text:p>-104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9050</text:p>
          </table:table-cell>
          <table:table-cell office:value-type="float" office:value="215" table:formula="of:=1+SUM([.B215])" table:style-name="ce1">
            <text:p>215</text:p>
          </table:table-cell>
          <table:table-cell office:value-type="float" office:value="91.733333333333334" table:formula="of:=[BLEND18convert.$B216]*(256/600)" table:style-name="ce1">
            <text:p>91.73333333</text:p>
          </table:table-cell>
          <table:table-cell table:number-columns-repeated="8" table:style-name="ce1"/>
          <table:table-cell office:value-type="float" office:value="215" table:formula="of:=1+SUM([.L215])" table:style-name="ce1">
            <text:p>215</text:p>
          </table:table-cell>
          <table:table-cell office:value-type="float" office:value="0" table:formula="of:=FORECAST([.L216];[BLEND18convert.$C$2:.$C$601];[BLEND18convert.$A$2:.$A$601])" table:style-name="ce1">
            <text:p>#DIV/0!</text:p>
          </table:table-cell>
          <table:table-cell office:value-type="float" office:value="0" table:formula="of:=FORECAST.LINEAR([.L216];[BLEND18convert.$A$2:.$A$601];[BLEND18convert.$C$2:.$C$601])" table:style-name="ce1">
            <text:p>#DIV/0!</text:p>
          </table:table-cell>
          <table:table-cell office:value-type="float" office:value="0" table:formula="of:=FORECAST.LINEAR([.L216]; [.A216:.A814];[.C216:.C814])" table:style-name="ce1">
            <text:p>#DIV/0!</text:p>
          </table:table-cell>
          <table:table-cell table:number-columns-repeated="3" table:style-name="ce1"/>
          <table:table-cell office:value-type="float" office:value="91.733333333333334" table:formula="of:=[BLEND18convert.$B216]*(256/600)" table:style-name="ce1">
            <text:p>91.73333333</text:p>
          </table:table-cell>
          <table:table-cell office:value-type="float" office:value="3162" table:formula="of:=4000*[BLEND18convert.$A216]" table:style-name="ce1">
            <text:p>3162</text:p>
          </table:table-cell>
          <table:table-cell table:number-columns-repeated="7" table:style-name="ce1"/>
          <table:table-cell office:value-type="float" office:value="215" table:formula="of:=1+SUM([.AB215])" table:style-name="ce1">
            <text:p>215</text:p>
          </table:table-cell>
          <table:table-cell office:value-type="float" office:value="-1105.0624999999982" table:formula="of:=FORECAST([.AB216];OFFSET([.T216:.T815];MATCH([.AB216];[.S216:.S815];1)-1;0;2); OFFSET([.S216:.S815];MATCH([.AB216];[.S216:.S815];1)-1;0;2))" table:style-name="ce1">
            <text:p>-1105.0625</text:p>
          </table:table-cell>
          <table:table-cell office:value-type="float" office:value="-1106" table:formula="of:=INT([.AC216])" table:style-name="ce4">
            <text:p>-110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8244</text:p>
          </table:table-cell>
          <table:table-cell office:value-type="float" office:value="216" table:formula="of:=1+SUM([.B216])" table:style-name="ce1">
            <text:p>216</text:p>
          </table:table-cell>
          <table:table-cell office:value-type="float" office:value="92.160000000000011" table:formula="of:=[BLEND18convert.$B217]*(256/600)" table:style-name="ce1">
            <text:p>92.16</text:p>
          </table:table-cell>
          <table:table-cell table:number-columns-repeated="8" table:style-name="ce1"/>
          <table:table-cell office:value-type="float" office:value="216" table:formula="of:=1+SUM([.L216])" table:style-name="ce1">
            <text:p>216</text:p>
          </table:table-cell>
          <table:table-cell office:value-type="float" office:value="0" table:formula="of:=FORECAST([.L217];[BLEND18convert.$C$2:.$C$601];[BLEND18convert.$A$2:.$A$601])" table:style-name="ce1">
            <text:p>#DIV/0!</text:p>
          </table:table-cell>
          <table:table-cell office:value-type="float" office:value="0" table:formula="of:=FORECAST.LINEAR([.L217];[BLEND18convert.$A$2:.$A$601];[BLEND18convert.$C$2:.$C$601])" table:style-name="ce1">
            <text:p>#DIV/0!</text:p>
          </table:table-cell>
          <table:table-cell office:value-type="float" office:value="0" table:formula="of:=FORECAST.LINEAR([.L217]; [.A217:.A815];[.C217:.C815])" table:style-name="ce1">
            <text:p>#DIV/0!</text:p>
          </table:table-cell>
          <table:table-cell table:number-columns-repeated="3" table:style-name="ce1"/>
          <table:table-cell office:value-type="float" office:value="92.160000000000011" table:formula="of:=[BLEND18convert.$B217]*(256/600)" table:style-name="ce1">
            <text:p>92.16</text:p>
          </table:table-cell>
          <table:table-cell office:value-type="float" office:value="3129.76" table:formula="of:=4000*[BLEND18convert.$A217]" table:style-name="ce1">
            <text:p>3129.76</text:p>
          </table:table-cell>
          <table:table-cell table:number-columns-repeated="7" table:style-name="ce1"/>
          <table:table-cell office:value-type="float" office:value="216" table:formula="of:=1+SUM([.AB216])" table:style-name="ce1">
            <text:p>216</text:p>
          </table:table-cell>
          <table:table-cell office:value-type="float" office:value="-1167.1099999999988" table:formula="of:=FORECAST([.AB217];OFFSET([.T217:.T816];MATCH([.AB217];[.S217:.S816];1)-1;0;2); OFFSET([.S217:.S816];MATCH([.AB217];[.S217:.S816];1)-1;0;2))" table:style-name="ce1">
            <text:p>-1167.11</text:p>
          </table:table-cell>
          <table:table-cell office:value-type="float" office:value="-1168" table:formula="of:=INT([.AC217])" table:style-name="ce4">
            <text:p>-116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7438</text:p>
          </table:table-cell>
          <table:table-cell office:value-type="float" office:value="217" table:formula="of:=1+SUM([.B217])" table:style-name="ce1">
            <text:p>217</text:p>
          </table:table-cell>
          <table:table-cell office:value-type="float" office:value="92.586666666666673" table:formula="of:=[BLEND18convert.$B218]*(256/600)" table:style-name="ce1">
            <text:p>92.58666667</text:p>
          </table:table-cell>
          <table:table-cell table:number-columns-repeated="8" table:style-name="ce1"/>
          <table:table-cell office:value-type="float" office:value="217" table:formula="of:=1+SUM([.L217])" table:style-name="ce1">
            <text:p>217</text:p>
          </table:table-cell>
          <table:table-cell office:value-type="float" office:value="0" table:formula="of:=FORECAST([.L218];[BLEND18convert.$C$2:.$C$601];[BLEND18convert.$A$2:.$A$601])" table:style-name="ce1">
            <text:p>#DIV/0!</text:p>
          </table:table-cell>
          <table:table-cell office:value-type="float" office:value="0" table:formula="of:=FORECAST.LINEAR([.L218];[BLEND18convert.$A$2:.$A$601];[BLEND18convert.$C$2:.$C$601])" table:style-name="ce1">
            <text:p>#DIV/0!</text:p>
          </table:table-cell>
          <table:table-cell office:value-type="float" office:value="0" table:formula="of:=FORECAST.LINEAR([.L218]; [.A218:.A816];[.C218:.C816])" table:style-name="ce1">
            <text:p>#DIV/0!</text:p>
          </table:table-cell>
          <table:table-cell table:number-columns-repeated="3" table:style-name="ce1"/>
          <table:table-cell office:value-type="float" office:value="92.586666666666673" table:formula="of:=[BLEND18convert.$B218]*(256/600)" table:style-name="ce1">
            <text:p>92.58666667</text:p>
          </table:table-cell>
          <table:table-cell office:value-type="float" office:value="3097.52" table:formula="of:=4000*[BLEND18convert.$A218]" table:style-name="ce1">
            <text:p>3097.52</text:p>
          </table:table-cell>
          <table:table-cell table:number-columns-repeated="7" table:style-name="ce1"/>
          <table:table-cell office:value-type="float" office:value="217" table:formula="of:=1+SUM([.AB217])" table:style-name="ce1">
            <text:p>217</text:p>
          </table:table-cell>
          <table:table-cell office:value-type="float" office:value="-1228.651249999999" table:formula="of:=FORECAST([.AB218];OFFSET([.T218:.T817];MATCH([.AB218];[.S218:.S817];1)-1;0;2); OFFSET([.S218:.S817];MATCH([.AB218];[.S218:.S817];1)-1;0;2))" table:style-name="ce1">
            <text:p>-1228.65125</text:p>
          </table:table-cell>
          <table:table-cell office:value-type="float" office:value="-1229" table:formula="of:=INT([.AC218])" table:style-name="ce4">
            <text:p>-122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6639</text:p>
          </table:table-cell>
          <table:table-cell office:value-type="float" office:value="218" table:formula="of:=1+SUM([.B218])" table:style-name="ce1">
            <text:p>218</text:p>
          </table:table-cell>
          <table:table-cell office:value-type="float" office:value="93.013333333333335" table:formula="of:=[BLEND18convert.$B219]*(256/600)" table:style-name="ce1">
            <text:p>93.01333333</text:p>
          </table:table-cell>
          <table:table-cell table:number-columns-repeated="8" table:style-name="ce1"/>
          <table:table-cell office:value-type="float" office:value="218" table:formula="of:=1+SUM([.L218])" table:style-name="ce1">
            <text:p>218</text:p>
          </table:table-cell>
          <table:table-cell office:value-type="float" office:value="0" table:formula="of:=FORECAST([.L219];[BLEND18convert.$C$2:.$C$601];[BLEND18convert.$A$2:.$A$601])" table:style-name="ce1">
            <text:p>#DIV/0!</text:p>
          </table:table-cell>
          <table:table-cell office:value-type="float" office:value="0" table:formula="of:=FORECAST.LINEAR([.L219];[BLEND18convert.$A$2:.$A$601];[BLEND18convert.$C$2:.$C$601])" table:style-name="ce1">
            <text:p>#DIV/0!</text:p>
          </table:table-cell>
          <table:table-cell office:value-type="float" office:value="0" table:formula="of:=FORECAST.LINEAR([.L219]; [.A219:.A817];[.C219:.C817])" table:style-name="ce1">
            <text:p>#DIV/0!</text:p>
          </table:table-cell>
          <table:table-cell table:number-columns-repeated="3" table:style-name="ce1"/>
          <table:table-cell office:value-type="float" office:value="93.013333333333335" table:formula="of:=[BLEND18convert.$B219]*(256/600)" table:style-name="ce1">
            <text:p>93.01333333</text:p>
          </table:table-cell>
          <table:table-cell office:value-type="float" office:value="3065.56" table:formula="of:=4000*[BLEND18convert.$A219]" table:style-name="ce1">
            <text:p>3065.56</text:p>
          </table:table-cell>
          <table:table-cell table:number-columns-repeated="7" table:style-name="ce1"/>
          <table:table-cell office:value-type="float" office:value="218" table:formula="of:=1+SUM([.AB218])" table:style-name="ce1">
            <text:p>218</text:p>
          </table:table-cell>
          <table:table-cell office:value-type="float" office:value="-1290.3600000000024" table:formula="of:=FORECAST([.AB219];OFFSET([.T219:.T818];MATCH([.AB219];[.S219:.S818];1)-1;0;2); OFFSET([.S219:.S818];MATCH([.AB219];[.S219:.S818];1)-1;0;2))" table:style-name="ce1">
            <text:p>-1290.36</text:p>
          </table:table-cell>
          <table:table-cell office:value-type="float" office:value="-1291" table:formula="of:=INT([.AC219])" table:style-name="ce4">
            <text:p>-129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5833</text:p>
          </table:table-cell>
          <table:table-cell office:value-type="float" office:value="219" table:formula="of:=1+SUM([.B219])" table:style-name="ce1">
            <text:p>219</text:p>
          </table:table-cell>
          <table:table-cell office:value-type="float" office:value="93.440000000000012" table:formula="of:=[BLEND18convert.$B220]*(256/600)" table:style-name="ce1">
            <text:p>93.44</text:p>
          </table:table-cell>
          <table:table-cell table:number-columns-repeated="8" table:style-name="ce1"/>
          <table:table-cell office:value-type="float" office:value="219" table:formula="of:=1+SUM([.L219])" table:style-name="ce1">
            <text:p>219</text:p>
          </table:table-cell>
          <table:table-cell office:value-type="float" office:value="0" table:formula="of:=FORECAST([.L220];[BLEND18convert.$C$2:.$C$601];[BLEND18convert.$A$2:.$A$601])" table:style-name="ce1">
            <text:p>#DIV/0!</text:p>
          </table:table-cell>
          <table:table-cell office:value-type="float" office:value="0" table:formula="of:=FORECAST.LINEAR([.L220];[BLEND18convert.$A$2:.$A$601];[BLEND18convert.$C$2:.$C$601])" table:style-name="ce1">
            <text:p>#DIV/0!</text:p>
          </table:table-cell>
          <table:table-cell office:value-type="float" office:value="0" table:formula="of:=FORECAST.LINEAR([.L220]; [.A220:.A818];[.C220:.C818])" table:style-name="ce1">
            <text:p>#DIV/0!</text:p>
          </table:table-cell>
          <table:table-cell table:number-columns-repeated="3" table:style-name="ce1"/>
          <table:table-cell office:value-type="float" office:value="93.440000000000012" table:formula="of:=[BLEND18convert.$B220]*(256/600)" table:style-name="ce1">
            <text:p>93.44</text:p>
          </table:table-cell>
          <table:table-cell office:value-type="float" office:value="3033.3199999999997" table:formula="of:=4000*[BLEND18convert.$A220]" table:style-name="ce1">
            <text:p>3033.32</text:p>
          </table:table-cell>
          <table:table-cell table:number-columns-repeated="7" table:style-name="ce1"/>
          <table:table-cell office:value-type="float" office:value="219" table:formula="of:=1+SUM([.AB219])" table:style-name="ce1">
            <text:p>219</text:p>
          </table:table-cell>
          <table:table-cell office:value-type="float" office:value="-1351.6387499999964" table:formula="of:=FORECAST([.AB220];OFFSET([.T220:.T819];MATCH([.AB220];[.S220:.S819];1)-1;0;2); OFFSET([.S220:.S819];MATCH([.AB220];[.S220:.S819];1)-1;0;2))" table:style-name="ce1">
            <text:p>-1351.63875</text:p>
          </table:table-cell>
          <table:table-cell office:value-type="float" office:value="-1352" table:formula="of:=INT([.AC220])" table:style-name="ce4">
            <text:p>-135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5027</text:p>
          </table:table-cell>
          <table:table-cell office:value-type="float" office:value="220" table:formula="of:=1+SUM([.B220])" table:style-name="ce1">
            <text:p>220</text:p>
          </table:table-cell>
          <table:table-cell office:value-type="float" office:value="93.866666666666674" table:formula="of:=[BLEND18convert.$B221]*(256/600)" table:style-name="ce1">
            <text:p>93.86666667</text:p>
          </table:table-cell>
          <table:table-cell table:number-columns-repeated="8" table:style-name="ce1"/>
          <table:table-cell office:value-type="float" office:value="220" table:formula="of:=1+SUM([.L220])" table:style-name="ce1">
            <text:p>220</text:p>
          </table:table-cell>
          <table:table-cell office:value-type="float" office:value="0" table:formula="of:=FORECAST([.L221];[BLEND18convert.$C$2:.$C$601];[BLEND18convert.$A$2:.$A$601])" table:style-name="ce1">
            <text:p>#DIV/0!</text:p>
          </table:table-cell>
          <table:table-cell office:value-type="float" office:value="0" table:formula="of:=FORECAST.LINEAR([.L221];[BLEND18convert.$A$2:.$A$601];[BLEND18convert.$C$2:.$C$601])" table:style-name="ce1">
            <text:p>#DIV/0!</text:p>
          </table:table-cell>
          <table:table-cell office:value-type="float" office:value="0" table:formula="of:=FORECAST.LINEAR([.L221]; [.A221:.A819];[.C221:.C819])" table:style-name="ce1">
            <text:p>#DIV/0!</text:p>
          </table:table-cell>
          <table:table-cell table:number-columns-repeated="3" table:style-name="ce1"/>
          <table:table-cell office:value-type="float" office:value="93.866666666666674" table:formula="of:=[BLEND18convert.$B221]*(256/600)" table:style-name="ce1">
            <text:p>93.86666667</text:p>
          </table:table-cell>
          <table:table-cell office:value-type="float" office:value="3001.08" table:formula="of:=4000*[BLEND18convert.$A221]" table:style-name="ce1">
            <text:p>3001.08</text:p>
          </table:table-cell>
          <table:table-cell table:number-columns-repeated="7" table:style-name="ce1"/>
          <table:table-cell office:value-type="float" office:value="220" table:formula="of:=1+SUM([.AB220])" table:style-name="ce1">
            <text:p>220</text:p>
          </table:table-cell>
          <table:table-cell office:value-type="float" office:value="-1412.6099999999988" table:formula="of:=FORECAST([.AB221];OFFSET([.T221:.T820];MATCH([.AB221];[.S221:.S820];1)-1;0;2); OFFSET([.S221:.S820];MATCH([.AB221];[.S221:.S820];1)-1;0;2))" table:style-name="ce1">
            <text:p>-1412.61</text:p>
          </table:table-cell>
          <table:table-cell office:value-type="float" office:value="-1413" table:formula="of:=INT([.AC221])" table:style-name="ce4">
            <text:p>-141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4219</text:p>
          </table:table-cell>
          <table:table-cell office:value-type="float" office:value="221" table:formula="of:=1+SUM([.B221])" table:style-name="ce1">
            <text:p>221</text:p>
          </table:table-cell>
          <table:table-cell office:value-type="float" office:value="94.293333333333337" table:formula="of:=[BLEND18convert.$B222]*(256/600)" table:style-name="ce1">
            <text:p>94.29333333</text:p>
          </table:table-cell>
          <table:table-cell table:number-columns-repeated="8" table:style-name="ce1"/>
          <table:table-cell office:value-type="float" office:value="221" table:formula="of:=1+SUM([.L221])" table:style-name="ce1">
            <text:p>221</text:p>
          </table:table-cell>
          <table:table-cell office:value-type="float" office:value="0" table:formula="of:=FORECAST([.L222];[BLEND18convert.$C$2:.$C$601];[BLEND18convert.$A$2:.$A$601])" table:style-name="ce1">
            <text:p>#DIV/0!</text:p>
          </table:table-cell>
          <table:table-cell office:value-type="float" office:value="0" table:formula="of:=FORECAST.LINEAR([.L222];[BLEND18convert.$A$2:.$A$601];[BLEND18convert.$C$2:.$C$601])" table:style-name="ce1">
            <text:p>#DIV/0!</text:p>
          </table:table-cell>
          <table:table-cell office:value-type="float" office:value="0" table:formula="of:=FORECAST.LINEAR([.L222]; [.A222:.A820];[.C222:.C820])" table:style-name="ce1">
            <text:p>#DIV/0!</text:p>
          </table:table-cell>
          <table:table-cell table:number-columns-repeated="3" table:style-name="ce1"/>
          <table:table-cell office:value-type="float" office:value="94.293333333333337" table:formula="of:=[BLEND18convert.$B222]*(256/600)" table:style-name="ce1">
            <text:p>94.29333333</text:p>
          </table:table-cell>
          <table:table-cell office:value-type="float" office:value="2968.76" table:formula="of:=4000*[BLEND18convert.$A222]" table:style-name="ce1">
            <text:p>2968.76</text:p>
          </table:table-cell>
          <table:table-cell table:number-columns-repeated="7" table:style-name="ce1"/>
          <table:table-cell office:value-type="float" office:value="221" table:formula="of:=1+SUM([.AB221])" table:style-name="ce1">
            <text:p>221</text:p>
          </table:table-cell>
          <table:table-cell office:value-type="float" office:value="-1473.6674999999977" table:formula="of:=FORECAST([.AB222];OFFSET([.T222:.T821];MATCH([.AB222];[.S222:.S821];1)-1;0;2); OFFSET([.S222:.S821];MATCH([.AB222];[.S222:.S821];1)-1;0;2))" table:style-name="ce1">
            <text:p>-1473.6675</text:p>
          </table:table-cell>
          <table:table-cell office:value-type="float" office:value="-1474" table:formula="of:=INT([.AC222])" table:style-name="ce4">
            <text:p>-147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3413</text:p>
          </table:table-cell>
          <table:table-cell office:value-type="float" office:value="222" table:formula="of:=1+SUM([.B222])" table:style-name="ce1">
            <text:p>222</text:p>
          </table:table-cell>
          <table:table-cell office:value-type="float" office:value="94.720000000000013" table:formula="of:=[BLEND18convert.$B223]*(256/600)" table:style-name="ce1">
            <text:p>94.72</text:p>
          </table:table-cell>
          <table:table-cell table:number-columns-repeated="8" table:style-name="ce1"/>
          <table:table-cell office:value-type="float" office:value="222" table:formula="of:=1+SUM([.L222])" table:style-name="ce1">
            <text:p>222</text:p>
          </table:table-cell>
          <table:table-cell office:value-type="float" office:value="0" table:formula="of:=FORECAST([.L223];[BLEND18convert.$C$2:.$C$601];[BLEND18convert.$A$2:.$A$601])" table:style-name="ce1">
            <text:p>#DIV/0!</text:p>
          </table:table-cell>
          <table:table-cell office:value-type="float" office:value="0" table:formula="of:=FORECAST.LINEAR([.L223];[BLEND18convert.$A$2:.$A$601];[BLEND18convert.$C$2:.$C$601])" table:style-name="ce1">
            <text:p>#DIV/0!</text:p>
          </table:table-cell>
          <table:table-cell office:value-type="float" office:value="0" table:formula="of:=FORECAST.LINEAR([.L223]; [.A223:.A821];[.C223:.C821])" table:style-name="ce1">
            <text:p>#DIV/0!</text:p>
          </table:table-cell>
          <table:table-cell table:number-columns-repeated="3" table:style-name="ce1"/>
          <table:table-cell office:value-type="float" office:value="94.720000000000013" table:formula="of:=[BLEND18convert.$B223]*(256/600)" table:style-name="ce1">
            <text:p>94.72</text:p>
          </table:table-cell>
          <table:table-cell office:value-type="float" office:value="2936.52" table:formula="of:=4000*[BLEND18convert.$A223]" table:style-name="ce1">
            <text:p>2936.52</text:p>
          </table:table-cell>
          <table:table-cell table:number-columns-repeated="7" table:style-name="ce1"/>
          <table:table-cell office:value-type="float" office:value="222" table:formula="of:=1+SUM([.AB222])" table:style-name="ce1">
            <text:p>222</text:p>
          </table:table-cell>
          <table:table-cell office:value-type="float" office:value="-1534.17" table:formula="of:=FORECAST([.AB223];OFFSET([.T223:.T822];MATCH([.AB223];[.S223:.S822];1)-1;0;2); OFFSET([.S223:.S822];MATCH([.AB223];[.S223:.S822];1)-1;0;2))" table:style-name="ce1">
            <text:p>-1534.17</text:p>
          </table:table-cell>
          <table:table-cell office:value-type="float" office:value="-1535" table:formula="of:=INT([.AC223])" table:style-name="ce4">
            <text:p>-153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2601</text:p>
          </table:table-cell>
          <table:table-cell office:value-type="float" office:value="223" table:formula="of:=1+SUM([.B223])" table:style-name="ce1">
            <text:p>223</text:p>
          </table:table-cell>
          <table:table-cell office:value-type="float" office:value="95.146666666666675" table:formula="of:=[BLEND18convert.$B224]*(256/600)" table:style-name="ce1">
            <text:p>95.14666667</text:p>
          </table:table-cell>
          <table:table-cell table:number-columns-repeated="8" table:style-name="ce1"/>
          <table:table-cell office:value-type="float" office:value="223" table:formula="of:=1+SUM([.L223])" table:style-name="ce1">
            <text:p>223</text:p>
          </table:table-cell>
          <table:table-cell office:value-type="float" office:value="0" table:formula="of:=FORECAST([.L224];[BLEND18convert.$C$2:.$C$601];[BLEND18convert.$A$2:.$A$601])" table:style-name="ce1">
            <text:p>#DIV/0!</text:p>
          </table:table-cell>
          <table:table-cell office:value-type="float" office:value="0" table:formula="of:=FORECAST.LINEAR([.L224];[BLEND18convert.$A$2:.$A$601];[BLEND18convert.$C$2:.$C$601])" table:style-name="ce1">
            <text:p>#DIV/0!</text:p>
          </table:table-cell>
          <table:table-cell office:value-type="float" office:value="0" table:formula="of:=FORECAST.LINEAR([.L224]; [.A224:.A822];[.C224:.C822])" table:style-name="ce1">
            <text:p>#DIV/0!</text:p>
          </table:table-cell>
          <table:table-cell table:number-columns-repeated="3" table:style-name="ce1"/>
          <table:table-cell office:value-type="float" office:value="95.146666666666675" table:formula="of:=[BLEND18convert.$B224]*(256/600)" table:style-name="ce1">
            <text:p>95.14666667</text:p>
          </table:table-cell>
          <table:table-cell office:value-type="float" office:value="2904.04" table:formula="of:=4000*[BLEND18convert.$A224]" table:style-name="ce1">
            <text:p>2904.04</text:p>
          </table:table-cell>
          <table:table-cell table:number-columns-repeated="7" table:style-name="ce1"/>
          <table:table-cell office:value-type="float" office:value="223" table:formula="of:=1+SUM([.AB223])" table:style-name="ce1">
            <text:p>223</text:p>
          </table:table-cell>
          <table:table-cell office:value-type="float" office:value="-1594.7062499999993" table:formula="of:=FORECAST([.AB224];OFFSET([.T224:.T823];MATCH([.AB224];[.S224:.S823];1)-1;0;2); OFFSET([.S224:.S823];MATCH([.AB224];[.S224:.S823];1)-1;0;2))" table:style-name="ce1">
            <text:p>-1594.70625</text:p>
          </table:table-cell>
          <table:table-cell office:value-type="float" office:value="-1595" table:formula="of:=INT([.AC224])" table:style-name="ce4">
            <text:p>-159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1790</text:p>
          </table:table-cell>
          <table:table-cell office:value-type="float" office:value="224" table:formula="of:=1+SUM([.B224])" table:style-name="ce1">
            <text:p>224</text:p>
          </table:table-cell>
          <table:table-cell office:value-type="float" office:value="95.573333333333338" table:formula="of:=[BLEND18convert.$B225]*(256/600)" table:style-name="ce1">
            <text:p>95.57333333</text:p>
          </table:table-cell>
          <table:table-cell table:number-columns-repeated="8" table:style-name="ce1"/>
          <table:table-cell office:value-type="float" office:value="224" table:formula="of:=1+SUM([.L224])" table:style-name="ce1">
            <text:p>224</text:p>
          </table:table-cell>
          <table:table-cell office:value-type="float" office:value="0" table:formula="of:=FORECAST([.L225];[BLEND18convert.$C$2:.$C$601];[BLEND18convert.$A$2:.$A$601])" table:style-name="ce1">
            <text:p>#DIV/0!</text:p>
          </table:table-cell>
          <table:table-cell office:value-type="float" office:value="0" table:formula="of:=FORECAST.LINEAR([.L225];[BLEND18convert.$A$2:.$A$601];[BLEND18convert.$C$2:.$C$601])" table:style-name="ce1">
            <text:p>#DIV/0!</text:p>
          </table:table-cell>
          <table:table-cell office:value-type="float" office:value="0" table:formula="of:=FORECAST.LINEAR([.L225]; [.A225:.A823];[.C225:.C823])" table:style-name="ce1">
            <text:p>#DIV/0!</text:p>
          </table:table-cell>
          <table:table-cell table:number-columns-repeated="3" table:style-name="ce1"/>
          <table:table-cell office:value-type="float" office:value="95.573333333333338" table:formula="of:=[BLEND18convert.$B225]*(256/600)" table:style-name="ce1">
            <text:p>95.57333333</text:p>
          </table:table-cell>
          <table:table-cell office:value-type="float" office:value="2871.6" table:formula="of:=4000*[BLEND18convert.$A225]" table:style-name="ce1">
            <text:p>2871.6</text:p>
          </table:table-cell>
          <table:table-cell table:number-columns-repeated="7" table:style-name="ce1"/>
          <table:table-cell office:value-type="float" office:value="224" table:formula="of:=1+SUM([.AB224])" table:style-name="ce1">
            <text:p>224</text:p>
          </table:table-cell>
          <table:table-cell office:value-type="float" office:value="-1654.7999999999993" table:formula="of:=FORECAST([.AB225];OFFSET([.T225:.T824];MATCH([.AB225];[.S225:.S824];1)-1;0;2); OFFSET([.S225:.S824];MATCH([.AB225];[.S225:.S824];1)-1;0;2))" table:style-name="ce1">
            <text:p>-1654.8</text:p>
          </table:table-cell>
          <table:table-cell office:value-type="float" office:value="-1655" table:formula="of:=INT([.AC225])" table:style-name="ce4">
            <text:p>-165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0978</text:p>
          </table:table-cell>
          <table:table-cell office:value-type="float" office:value="225" table:formula="of:=1+SUM([.B225])" table:style-name="ce1">
            <text:p>225</text:p>
          </table:table-cell>
          <table:table-cell office:value-type="float" office:value="96" table:formula="of:=[BLEND18convert.$B226]*(256/600)" table:style-name="ce1">
            <text:p>96</text:p>
          </table:table-cell>
          <table:table-cell table:number-columns-repeated="8" table:style-name="ce1"/>
          <table:table-cell office:value-type="float" office:value="225" table:formula="of:=1+SUM([.L225])" table:style-name="ce1">
            <text:p>225</text:p>
          </table:table-cell>
          <table:table-cell office:value-type="float" office:value="0" table:formula="of:=FORECAST([.L226];[BLEND18convert.$C$2:.$C$601];[BLEND18convert.$A$2:.$A$601])" table:style-name="ce1">
            <text:p>#DIV/0!</text:p>
          </table:table-cell>
          <table:table-cell office:value-type="float" office:value="0" table:formula="of:=FORECAST.LINEAR([.L226];[BLEND18convert.$A$2:.$A$601];[BLEND18convert.$C$2:.$C$601])" table:style-name="ce1">
            <text:p>#DIV/0!</text:p>
          </table:table-cell>
          <table:table-cell office:value-type="float" office:value="0" table:formula="of:=FORECAST.LINEAR([.L226]; [.A226:.A824];[.C226:.C824])" table:style-name="ce1">
            <text:p>#DIV/0!</text:p>
          </table:table-cell>
          <table:table-cell table:number-columns-repeated="3" table:style-name="ce1"/>
          <table:table-cell office:value-type="float" office:value="96" table:formula="of:=[BLEND18convert.$B226]*(256/600)" table:style-name="ce1">
            <text:p>96</text:p>
          </table:table-cell>
          <table:table-cell office:value-type="float" office:value="2839.12" table:formula="of:=4000*[BLEND18convert.$A226]" table:style-name="ce1">
            <text:p>2839.12</text:p>
          </table:table-cell>
          <table:table-cell table:number-columns-repeated="7" table:style-name="ce1"/>
          <table:table-cell office:value-type="float" office:value="225" table:formula="of:=1+SUM([.AB225])" table:style-name="ce1">
            <text:p>225</text:p>
          </table:table-cell>
          <table:table-cell office:value-type="float" office:value="-1714.8124999999982" table:formula="of:=FORECAST([.AB226];OFFSET([.T226:.T825];MATCH([.AB226];[.S226:.S825];1)-1;0;2); OFFSET([.S226:.S825];MATCH([.AB226];[.S226:.S825];1)-1;0;2))" table:style-name="ce1">
            <text:p>-1714.8125</text:p>
          </table:table-cell>
          <table:table-cell office:value-type="float" office:value="-1715" table:formula="of:=INT([.AC226])" table:style-name="ce4">
            <text:p>-171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70169</text:p>
          </table:table-cell>
          <table:table-cell office:value-type="float" office:value="226" table:formula="of:=1+SUM([.B226])" table:style-name="ce1">
            <text:p>226</text:p>
          </table:table-cell>
          <table:table-cell office:value-type="float" office:value="96.426666666666677" table:formula="of:=[BLEND18convert.$B227]*(256/600)" table:style-name="ce1">
            <text:p>96.42666667</text:p>
          </table:table-cell>
          <table:table-cell table:number-columns-repeated="8" table:style-name="ce1"/>
          <table:table-cell office:value-type="float" office:value="226" table:formula="of:=1+SUM([.L226])" table:style-name="ce1">
            <text:p>226</text:p>
          </table:table-cell>
          <table:table-cell office:value-type="float" office:value="0" table:formula="of:=FORECAST([.L227];[BLEND18convert.$C$2:.$C$601];[BLEND18convert.$A$2:.$A$601])" table:style-name="ce1">
            <text:p>#DIV/0!</text:p>
          </table:table-cell>
          <table:table-cell office:value-type="float" office:value="0" table:formula="of:=FORECAST.LINEAR([.L227];[BLEND18convert.$A$2:.$A$601];[BLEND18convert.$C$2:.$C$601])" table:style-name="ce1">
            <text:p>#DIV/0!</text:p>
          </table:table-cell>
          <table:table-cell office:value-type="float" office:value="0" table:formula="of:=FORECAST.LINEAR([.L227]; [.A227:.A825];[.C227:.C825])" table:style-name="ce1">
            <text:p>#DIV/0!</text:p>
          </table:table-cell>
          <table:table-cell table:number-columns-repeated="3" table:style-name="ce1"/>
          <table:table-cell office:value-type="float" office:value="96.426666666666677" table:formula="of:=[BLEND18convert.$B227]*(256/600)" table:style-name="ce1">
            <text:p>96.42666667</text:p>
          </table:table-cell>
          <table:table-cell office:value-type="float" office:value="2806.76" table:formula="of:=4000*[BLEND18convert.$A227]" table:style-name="ce1">
            <text:p>2806.76</text:p>
          </table:table-cell>
          <table:table-cell table:number-columns-repeated="7" table:style-name="ce1"/>
          <table:table-cell office:value-type="float" office:value="226" table:formula="of:=1+SUM([.AB226])" table:style-name="ce1">
            <text:p>226</text:p>
          </table:table-cell>
          <table:table-cell office:value-type="float" office:value="-1774.625" table:formula="of:=FORECAST([.AB227];OFFSET([.T227:.T826];MATCH([.AB227];[.S227:.S826];1)-1;0;2); OFFSET([.S227:.S826];MATCH([.AB227];[.S227:.S826];1)-1;0;2))" table:style-name="ce1">
            <text:p>-1774.625</text:p>
          </table:table-cell>
          <table:table-cell office:value-type="float" office:value="-1775" table:formula="of:=INT([.AC227])" table:style-name="ce4">
            <text:p>-177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9357</text:p>
          </table:table-cell>
          <table:table-cell office:value-type="float" office:value="227" table:formula="of:=1+SUM([.B227])" table:style-name="ce1">
            <text:p>227</text:p>
          </table:table-cell>
          <table:table-cell office:value-type="float" office:value="96.853333333333339" table:formula="of:=[BLEND18convert.$B228]*(256/600)" table:style-name="ce1">
            <text:p>96.85333333</text:p>
          </table:table-cell>
          <table:table-cell table:number-columns-repeated="8" table:style-name="ce1"/>
          <table:table-cell office:value-type="float" office:value="227" table:formula="of:=1+SUM([.L227])" table:style-name="ce1">
            <text:p>227</text:p>
          </table:table-cell>
          <table:table-cell office:value-type="float" office:value="0" table:formula="of:=FORECAST([.L228];[BLEND18convert.$C$2:.$C$601];[BLEND18convert.$A$2:.$A$601])" table:style-name="ce1">
            <text:p>#DIV/0!</text:p>
          </table:table-cell>
          <table:table-cell office:value-type="float" office:value="0" table:formula="of:=FORECAST.LINEAR([.L228];[BLEND18convert.$A$2:.$A$601];[BLEND18convert.$C$2:.$C$601])" table:style-name="ce1">
            <text:p>#DIV/0!</text:p>
          </table:table-cell>
          <table:table-cell office:value-type="float" office:value="0" table:formula="of:=FORECAST.LINEAR([.L228]; [.A228:.A826];[.C228:.C826])" table:style-name="ce1">
            <text:p>#DIV/0!</text:p>
          </table:table-cell>
          <table:table-cell table:number-columns-repeated="3" table:style-name="ce1"/>
          <table:table-cell office:value-type="float" office:value="96.853333333333339" table:formula="of:=[BLEND18convert.$B228]*(256/600)" table:style-name="ce1">
            <text:p>96.85333333</text:p>
          </table:table-cell>
          <table:table-cell office:value-type="float" office:value="2774.28" table:formula="of:=4000*[BLEND18convert.$A228]" table:style-name="ce1">
            <text:p>2774.28</text:p>
          </table:table-cell>
          <table:table-cell table:number-columns-repeated="7" table:style-name="ce1"/>
          <table:table-cell office:value-type="float" office:value="227" table:formula="of:=1+SUM([.AB227])" table:style-name="ce1">
            <text:p>227</text:p>
          </table:table-cell>
          <table:table-cell office:value-type="float" office:value="-1834.3937499999975" table:formula="of:=FORECAST([.AB228];OFFSET([.T228:.T827];MATCH([.AB228];[.S228:.S827];1)-1;0;2); OFFSET([.S228:.S827];MATCH([.AB228];[.S228:.S827];1)-1;0;2))" table:style-name="ce1">
            <text:p>-1834.39375</text:p>
          </table:table-cell>
          <table:table-cell office:value-type="float" office:value="-1835" table:formula="of:=INT([.AC228])" table:style-name="ce4">
            <text:p>-183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8542</text:p>
          </table:table-cell>
          <table:table-cell office:value-type="float" office:value="228" table:formula="of:=1+SUM([.B228])" table:style-name="ce1">
            <text:p>228</text:p>
          </table:table-cell>
          <table:table-cell office:value-type="float" office:value="97.28" table:formula="of:=[BLEND18convert.$B229]*(256/600)" table:style-name="ce1">
            <text:p>97.28</text:p>
          </table:table-cell>
          <table:table-cell table:number-columns-repeated="8" table:style-name="ce1"/>
          <table:table-cell office:value-type="float" office:value="228" table:formula="of:=1+SUM([.L228])" table:style-name="ce1">
            <text:p>228</text:p>
          </table:table-cell>
          <table:table-cell office:value-type="float" office:value="0" table:formula="of:=FORECAST([.L229];[BLEND18convert.$C$2:.$C$601];[BLEND18convert.$A$2:.$A$601])" table:style-name="ce1">
            <text:p>#DIV/0!</text:p>
          </table:table-cell>
          <table:table-cell office:value-type="float" office:value="0" table:formula="of:=FORECAST.LINEAR([.L229];[BLEND18convert.$A$2:.$A$601];[BLEND18convert.$C$2:.$C$601])" table:style-name="ce1">
            <text:p>#DIV/0!</text:p>
          </table:table-cell>
          <table:table-cell office:value-type="float" office:value="0" table:formula="of:=FORECAST.LINEAR([.L229]; [.A229:.A827];[.C229:.C827])" table:style-name="ce1">
            <text:p>#DIV/0!</text:p>
          </table:table-cell>
          <table:table-cell table:number-columns-repeated="3" table:style-name="ce1"/>
          <table:table-cell office:value-type="float" office:value="97.28" table:formula="of:=[BLEND18convert.$B229]*(256/600)" table:style-name="ce1">
            <text:p>97.28</text:p>
          </table:table-cell>
          <table:table-cell office:value-type="float" office:value="2741.6800000000003" table:formula="of:=4000*[BLEND18convert.$A229]" table:style-name="ce1">
            <text:p>2741.68</text:p>
          </table:table-cell>
          <table:table-cell table:number-columns-repeated="7" table:style-name="ce1"/>
          <table:table-cell office:value-type="float" office:value="228" table:formula="of:=1+SUM([.AB228])" table:style-name="ce1">
            <text:p>228</text:p>
          </table:table-cell>
          <table:table-cell office:value-type="float" office:value="-1893.8500000000004" table:formula="of:=FORECAST([.AB229];OFFSET([.T229:.T828];MATCH([.AB229];[.S229:.S828];1)-1;0;2); OFFSET([.S229:.S828];MATCH([.AB229];[.S229:.S828];1)-1;0;2))" table:style-name="ce1">
            <text:p>-1893.85</text:p>
          </table:table-cell>
          <table:table-cell office:value-type="float" office:value="-1894" table:formula="of:=INT([.AC229])" table:style-name="ce4">
            <text:p>-189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7731</text:p>
          </table:table-cell>
          <table:table-cell office:value-type="float" office:value="229" table:formula="of:=1+SUM([.B229])" table:style-name="ce1">
            <text:p>229</text:p>
          </table:table-cell>
          <table:table-cell office:value-type="float" office:value="97.706666666666678" table:formula="of:=[BLEND18convert.$B230]*(256/600)" table:style-name="ce1">
            <text:p>97.70666667</text:p>
          </table:table-cell>
          <table:table-cell table:number-columns-repeated="8" table:style-name="ce1"/>
          <table:table-cell office:value-type="float" office:value="229" table:formula="of:=1+SUM([.L229])" table:style-name="ce1">
            <text:p>229</text:p>
          </table:table-cell>
          <table:table-cell office:value-type="float" office:value="0" table:formula="of:=FORECAST([.L230];[BLEND18convert.$C$2:.$C$601];[BLEND18convert.$A$2:.$A$601])" table:style-name="ce1">
            <text:p>#DIV/0!</text:p>
          </table:table-cell>
          <table:table-cell office:value-type="float" office:value="0" table:formula="of:=FORECAST.LINEAR([.L230];[BLEND18convert.$A$2:.$A$601];[BLEND18convert.$C$2:.$C$601])" table:style-name="ce1">
            <text:p>#DIV/0!</text:p>
          </table:table-cell>
          <table:table-cell office:value-type="float" office:value="0" table:formula="of:=FORECAST.LINEAR([.L230]; [.A230:.A828];[.C230:.C828])" table:style-name="ce1">
            <text:p>#DIV/0!</text:p>
          </table:table-cell>
          <table:table-cell table:number-columns-repeated="3" table:style-name="ce1"/>
          <table:table-cell office:value-type="float" office:value="97.706666666666678" table:formula="of:=[BLEND18convert.$B230]*(256/600)" table:style-name="ce1">
            <text:p>97.70666667</text:p>
          </table:table-cell>
          <table:table-cell office:value-type="float" office:value="2709.24" table:formula="of:=4000*[BLEND18convert.$A230]" table:style-name="ce1">
            <text:p>2709.24</text:p>
          </table:table-cell>
          <table:table-cell table:number-columns-repeated="7" table:style-name="ce1"/>
          <table:table-cell office:value-type="float" office:value="229" table:formula="of:=1+SUM([.AB229])" table:style-name="ce1">
            <text:p>229</text:p>
          </table:table-cell>
          <table:table-cell office:value-type="float" office:value="-1953.1237499999988" table:formula="of:=FORECAST([.AB230];OFFSET([.T230:.T829];MATCH([.AB230];[.S230:.S829];1)-1;0;2); OFFSET([.S230:.S829];MATCH([.AB230];[.S230:.S829];1)-1;0;2))" table:style-name="ce1">
            <text:p>-1953.12375</text:p>
          </table:table-cell>
          <table:table-cell office:value-type="float" office:value="-1954" table:formula="of:=INT([.AC230])" table:style-name="ce4">
            <text:p>-195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6913</text:p>
          </table:table-cell>
          <table:table-cell office:value-type="float" office:value="230" table:formula="of:=1+SUM([.B230])" table:style-name="ce1">
            <text:p>230</text:p>
          </table:table-cell>
          <table:table-cell office:value-type="float" office:value="98.13333333333334" table:formula="of:=[BLEND18convert.$B231]*(256/600)" table:style-name="ce1">
            <text:p>98.13333333</text:p>
          </table:table-cell>
          <table:table-cell table:number-columns-repeated="8" table:style-name="ce1"/>
          <table:table-cell office:value-type="float" office:value="230" table:formula="of:=1+SUM([.L230])" table:style-name="ce1">
            <text:p>230</text:p>
          </table:table-cell>
          <table:table-cell office:value-type="float" office:value="0" table:formula="of:=FORECAST([.L231];[BLEND18convert.$C$2:.$C$601];[BLEND18convert.$A$2:.$A$601])" table:style-name="ce1">
            <text:p>#DIV/0!</text:p>
          </table:table-cell>
          <table:table-cell office:value-type="float" office:value="0" table:formula="of:=FORECAST.LINEAR([.L231];[BLEND18convert.$A$2:.$A$601];[BLEND18convert.$C$2:.$C$601])" table:style-name="ce1">
            <text:p>#DIV/0!</text:p>
          </table:table-cell>
          <table:table-cell office:value-type="float" office:value="0" table:formula="of:=FORECAST.LINEAR([.L231]; [.A231:.A829];[.C231:.C829])" table:style-name="ce1">
            <text:p>#DIV/0!</text:p>
          </table:table-cell>
          <table:table-cell table:number-columns-repeated="3" table:style-name="ce1"/>
          <table:table-cell office:value-type="float" office:value="98.13333333333334" table:formula="of:=[BLEND18convert.$B231]*(256/600)" table:style-name="ce1">
            <text:p>98.13333333</text:p>
          </table:table-cell>
          <table:table-cell office:value-type="float" office:value="2676.52" table:formula="of:=4000*[BLEND18convert.$A231]" table:style-name="ce1">
            <text:p>2676.52</text:p>
          </table:table-cell>
          <table:table-cell table:number-columns-repeated="7" table:style-name="ce1"/>
          <table:table-cell office:value-type="float" office:value="230" table:formula="of:=1+SUM([.AB230])" table:style-name="ce1">
            <text:p>230</text:p>
          </table:table-cell>
          <table:table-cell office:value-type="float" office:value="-2012.3299999999981" table:formula="of:=FORECAST([.AB231];OFFSET([.T231:.T830];MATCH([.AB231];[.S231:.S830];1)-1;0;2); OFFSET([.S231:.S830];MATCH([.AB231];[.S231:.S830];1)-1;0;2))" table:style-name="ce1">
            <text:p>-2012.33</text:p>
          </table:table-cell>
          <table:table-cell office:value-type="float" office:value="-2013" table:formula="of:=INT([.AC231])" table:style-name="ce4">
            <text:p>-201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6098</text:p>
          </table:table-cell>
          <table:table-cell office:value-type="float" office:value="231" table:formula="of:=1+SUM([.B231])" table:style-name="ce1">
            <text:p>231</text:p>
          </table:table-cell>
          <table:table-cell office:value-type="float" office:value="98.56" table:formula="of:=[BLEND18convert.$B232]*(256/600)" table:style-name="ce1">
            <text:p>98.56</text:p>
          </table:table-cell>
          <table:table-cell table:number-columns-repeated="8" table:style-name="ce1"/>
          <table:table-cell office:value-type="float" office:value="231" table:formula="of:=1+SUM([.L231])" table:style-name="ce1">
            <text:p>231</text:p>
          </table:table-cell>
          <table:table-cell office:value-type="float" office:value="0" table:formula="of:=FORECAST([.L232];[BLEND18convert.$C$2:.$C$601];[BLEND18convert.$A$2:.$A$601])" table:style-name="ce1">
            <text:p>#DIV/0!</text:p>
          </table:table-cell>
          <table:table-cell office:value-type="float" office:value="0" table:formula="of:=FORECAST.LINEAR([.L232];[BLEND18convert.$A$2:.$A$601];[BLEND18convert.$C$2:.$C$601])" table:style-name="ce1">
            <text:p>#DIV/0!</text:p>
          </table:table-cell>
          <table:table-cell office:value-type="float" office:value="0" table:formula="of:=FORECAST.LINEAR([.L232]; [.A232:.A830];[.C232:.C830])" table:style-name="ce1">
            <text:p>#DIV/0!</text:p>
          </table:table-cell>
          <table:table-cell table:number-columns-repeated="3" table:style-name="ce1"/>
          <table:table-cell office:value-type="float" office:value="98.56" table:formula="of:=[BLEND18convert.$B232]*(256/600)" table:style-name="ce1">
            <text:p>98.56</text:p>
          </table:table-cell>
          <table:table-cell office:value-type="float" office:value="2643.92" table:formula="of:=4000*[BLEND18convert.$A232]" table:style-name="ce1">
            <text:p>2643.92</text:p>
          </table:table-cell>
          <table:table-cell table:number-columns-repeated="7" table:style-name="ce1"/>
          <table:table-cell office:value-type="float" office:value="231" table:formula="of:=1+SUM([.AB231])" table:style-name="ce1">
            <text:p>231</text:p>
          </table:table-cell>
          <table:table-cell office:value-type="float" office:value="-2071.1249999999982" table:formula="of:=FORECAST([.AB232];OFFSET([.T232:.T831];MATCH([.AB232];[.S232:.S831];1)-1;0;2); OFFSET([.S232:.S831];MATCH([.AB232];[.S232:.S831];1)-1;0;2))" table:style-name="ce1">
            <text:p>-2071.125</text:p>
          </table:table-cell>
          <table:table-cell office:value-type="float" office:value="-2072" table:formula="of:=INT([.AC232])" table:style-name="ce4">
            <text:p>-207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5280</text:p>
          </table:table-cell>
          <table:table-cell office:value-type="float" office:value="232" table:formula="of:=1+SUM([.B232])" table:style-name="ce1">
            <text:p>232</text:p>
          </table:table-cell>
          <table:table-cell office:value-type="float" office:value="98.986666666666679" table:formula="of:=[BLEND18convert.$B233]*(256/600)" table:style-name="ce1">
            <text:p>98.98666667</text:p>
          </table:table-cell>
          <table:table-cell table:number-columns-repeated="8" table:style-name="ce1"/>
          <table:table-cell office:value-type="float" office:value="232" table:formula="of:=1+SUM([.L232])" table:style-name="ce1">
            <text:p>232</text:p>
          </table:table-cell>
          <table:table-cell office:value-type="float" office:value="0" table:formula="of:=FORECAST([.L233];[BLEND18convert.$C$2:.$C$601];[BLEND18convert.$A$2:.$A$601])" table:style-name="ce1">
            <text:p>#DIV/0!</text:p>
          </table:table-cell>
          <table:table-cell office:value-type="float" office:value="0" table:formula="of:=FORECAST.LINEAR([.L233];[BLEND18convert.$A$2:.$A$601];[BLEND18convert.$C$2:.$C$601])" table:style-name="ce1">
            <text:p>#DIV/0!</text:p>
          </table:table-cell>
          <table:table-cell office:value-type="float" office:value="0" table:formula="of:=FORECAST.LINEAR([.L233]; [.A233:.A831];[.C233:.C831])" table:style-name="ce1">
            <text:p>#DIV/0!</text:p>
          </table:table-cell>
          <table:table-cell table:number-columns-repeated="3" table:style-name="ce1"/>
          <table:table-cell office:value-type="float" office:value="98.986666666666679" table:formula="of:=[BLEND18convert.$B233]*(256/600)" table:style-name="ce1">
            <text:p>98.98666667</text:p>
          </table:table-cell>
          <table:table-cell office:value-type="float" office:value="2611.2000000000003" table:formula="of:=4000*[BLEND18convert.$A233]" table:style-name="ce1">
            <text:p>2611.2</text:p>
          </table:table-cell>
          <table:table-cell table:number-columns-repeated="7" table:style-name="ce1"/>
          <table:table-cell office:value-type="float" office:value="232" table:formula="of:=1+SUM([.AB232])" table:style-name="ce1">
            <text:p>232</text:p>
          </table:table-cell>
          <table:table-cell office:value-type="float" office:value="-2130.0099999999984" table:formula="of:=FORECAST([.AB233];OFFSET([.T233:.T832];MATCH([.AB233];[.S233:.S832];1)-1;0;2); OFFSET([.S233:.S832];MATCH([.AB233];[.S233:.S832];1)-1;0;2))" table:style-name="ce1">
            <text:p>-2130.01</text:p>
          </table:table-cell>
          <table:table-cell office:value-type="float" office:value="-2131" table:formula="of:=INT([.AC233])" table:style-name="ce4">
            <text:p>-213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4459</text:p>
          </table:table-cell>
          <table:table-cell office:value-type="float" office:value="233" table:formula="of:=1+SUM([.B233])" table:style-name="ce1">
            <text:p>233</text:p>
          </table:table-cell>
          <table:table-cell office:value-type="float" office:value="99.413333333333341" table:formula="of:=[BLEND18convert.$B234]*(256/600)" table:style-name="ce1">
            <text:p>99.41333333</text:p>
          </table:table-cell>
          <table:table-cell table:number-columns-repeated="8" table:style-name="ce1"/>
          <table:table-cell office:value-type="float" office:value="233" table:formula="of:=1+SUM([.L233])" table:style-name="ce1">
            <text:p>233</text:p>
          </table:table-cell>
          <table:table-cell office:value-type="float" office:value="0" table:formula="of:=FORECAST([.L234];[BLEND18convert.$C$2:.$C$601];[BLEND18convert.$A$2:.$A$601])" table:style-name="ce1">
            <text:p>#DIV/0!</text:p>
          </table:table-cell>
          <table:table-cell office:value-type="float" office:value="0" table:formula="of:=FORECAST.LINEAR([.L234];[BLEND18convert.$A$2:.$A$601];[BLEND18convert.$C$2:.$C$601])" table:style-name="ce1">
            <text:p>#DIV/0!</text:p>
          </table:table-cell>
          <table:table-cell office:value-type="float" office:value="0" table:formula="of:=FORECAST.LINEAR([.L234]; [.A234:.A832];[.C234:.C832])" table:style-name="ce1">
            <text:p>#DIV/0!</text:p>
          </table:table-cell>
          <table:table-cell table:number-columns-repeated="3" table:style-name="ce1"/>
          <table:table-cell office:value-type="float" office:value="99.413333333333341" table:formula="of:=[BLEND18convert.$B234]*(256/600)" table:style-name="ce1">
            <text:p>99.41333333</text:p>
          </table:table-cell>
          <table:table-cell office:value-type="float" office:value="2578.36" table:formula="of:=4000*[BLEND18convert.$A234]" table:style-name="ce1">
            <text:p>2578.36</text:p>
          </table:table-cell>
          <table:table-cell table:number-columns-repeated="7" table:style-name="ce1"/>
          <table:table-cell office:value-type="float" office:value="233" table:formula="of:=1+SUM([.AB233])" table:style-name="ce1">
            <text:p>233</text:p>
          </table:table-cell>
          <table:table-cell office:value-type="float" office:value="-2188.6162499999991" table:formula="of:=FORECAST([.AB234];OFFSET([.T234:.T833];MATCH([.AB234];[.S234:.S833];1)-1;0;2); OFFSET([.S234:.S833];MATCH([.AB234];[.S234:.S833];1)-1;0;2))" table:style-name="ce1">
            <text:p>-2188.61625</text:p>
          </table:table-cell>
          <table:table-cell office:value-type="float" office:value="-2189" table:formula="of:=INT([.AC234])" table:style-name="ce4">
            <text:p>-2189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3644</text:p>
          </table:table-cell>
          <table:table-cell office:value-type="float" office:value="234" table:formula="of:=1+SUM([.B234])" table:style-name="ce1">
            <text:p>234</text:p>
          </table:table-cell>
          <table:table-cell office:value-type="float" office:value="99.84" table:formula="of:=[BLEND18convert.$B235]*(256/600)" table:style-name="ce1">
            <text:p>99.84</text:p>
          </table:table-cell>
          <table:table-cell table:number-columns-repeated="8" table:style-name="ce1"/>
          <table:table-cell office:value-type="float" office:value="234" table:formula="of:=1+SUM([.L234])" table:style-name="ce1">
            <text:p>234</text:p>
          </table:table-cell>
          <table:table-cell office:value-type="float" office:value="0" table:formula="of:=FORECAST([.L235];[BLEND18convert.$C$2:.$C$601];[BLEND18convert.$A$2:.$A$601])" table:style-name="ce1">
            <text:p>#DIV/0!</text:p>
          </table:table-cell>
          <table:table-cell office:value-type="float" office:value="0" table:formula="of:=FORECAST.LINEAR([.L235];[BLEND18convert.$A$2:.$A$601];[BLEND18convert.$C$2:.$C$601])" table:style-name="ce1">
            <text:p>#DIV/0!</text:p>
          </table:table-cell>
          <table:table-cell office:value-type="float" office:value="0" table:formula="of:=FORECAST.LINEAR([.L235]; [.A235:.A833];[.C235:.C833])" table:style-name="ce1">
            <text:p>#DIV/0!</text:p>
          </table:table-cell>
          <table:table-cell table:number-columns-repeated="3" table:style-name="ce1"/>
          <table:table-cell office:value-type="float" office:value="99.84" table:formula="of:=[BLEND18convert.$B235]*(256/600)" table:style-name="ce1">
            <text:p>99.84</text:p>
          </table:table-cell>
          <table:table-cell office:value-type="float" office:value="2545.7600000000002" table:formula="of:=4000*[BLEND18convert.$A235]" table:style-name="ce1">
            <text:p>2545.76</text:p>
          </table:table-cell>
          <table:table-cell table:number-columns-repeated="7" table:style-name="ce1"/>
          <table:table-cell office:value-type="float" office:value="234" table:formula="of:=1+SUM([.AB234])" table:style-name="ce1">
            <text:p>234</text:p>
          </table:table-cell>
          <table:table-cell office:value-type="float" office:value="-2247.034999999998" table:formula="of:=FORECAST([.AB235];OFFSET([.T235:.T834];MATCH([.AB235];[.S235:.S834];1)-1;0;2); OFFSET([.S235:.S834];MATCH([.AB235];[.S235:.S834];1)-1;0;2))" table:style-name="ce1">
            <text:p>-2247.035</text:p>
          </table:table-cell>
          <table:table-cell office:value-type="float" office:value="-2248" table:formula="of:=INT([.AC235])" table:style-name="ce4">
            <text:p>-224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2820</text:p>
          </table:table-cell>
          <table:table-cell office:value-type="float" office:value="235" table:formula="of:=1+SUM([.B235])" table:style-name="ce1">
            <text:p>235</text:p>
          </table:table-cell>
          <table:table-cell office:value-type="float" office:value="100.26666666666668" table:formula="of:=[BLEND18convert.$B236]*(256/600)" table:style-name="ce1">
            <text:p>100.2666667</text:p>
          </table:table-cell>
          <table:table-cell table:number-columns-repeated="8" table:style-name="ce1"/>
          <table:table-cell office:value-type="float" office:value="235" table:formula="of:=1+SUM([.L235])" table:style-name="ce1">
            <text:p>235</text:p>
          </table:table-cell>
          <table:table-cell office:value-type="float" office:value="0" table:formula="of:=FORECAST([.L236];[BLEND18convert.$C$2:.$C$601];[BLEND18convert.$A$2:.$A$601])" table:style-name="ce1">
            <text:p>#DIV/0!</text:p>
          </table:table-cell>
          <table:table-cell office:value-type="float" office:value="0" table:formula="of:=FORECAST.LINEAR([.L236];[BLEND18convert.$A$2:.$A$601];[BLEND18convert.$C$2:.$C$601])" table:style-name="ce1">
            <text:p>#DIV/0!</text:p>
          </table:table-cell>
          <table:table-cell office:value-type="float" office:value="0" table:formula="of:=FORECAST.LINEAR([.L236]; [.A236:.A834];[.C236:.C834])" table:style-name="ce1">
            <text:p>#DIV/0!</text:p>
          </table:table-cell>
          <table:table-cell table:number-columns-repeated="3" table:style-name="ce1"/>
          <table:table-cell office:value-type="float" office:value="100.26666666666668" table:formula="of:=[BLEND18convert.$B236]*(256/600)" table:style-name="ce1">
            <text:p>100.2666667</text:p>
          </table:table-cell>
          <table:table-cell office:value-type="float" office:value="2512.7999999999997" table:formula="of:=4000*[BLEND18convert.$A236]" table:style-name="ce1">
            <text:p>2512.8</text:p>
          </table:table-cell>
          <table:table-cell table:number-columns-repeated="7" table:style-name="ce1"/>
          <table:table-cell office:value-type="float" office:value="235" table:formula="of:=1+SUM([.AB235])" table:style-name="ce1">
            <text:p>235</text:p>
          </table:table-cell>
          <table:table-cell office:value-type="float" office:value="-2305.46875" table:formula="of:=FORECAST([.AB236];OFFSET([.T236:.T835];MATCH([.AB236];[.S236:.S835];1)-1;0;2); OFFSET([.S236:.S835];MATCH([.AB236];[.S236:.S835];1)-1;0;2))" table:style-name="ce1">
            <text:p>-2305.46875</text:p>
          </table:table-cell>
          <table:table-cell office:value-type="float" office:value="-2306" table:formula="of:=INT([.AC236])" table:style-name="ce4">
            <text:p>-230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2000</text:p>
          </table:table-cell>
          <table:table-cell office:value-type="float" office:value="236" table:formula="of:=1+SUM([.B236])" table:style-name="ce1">
            <text:p>236</text:p>
          </table:table-cell>
          <table:table-cell office:value-type="float" office:value="100.69333333333334" table:formula="of:=[BLEND18convert.$B237]*(256/600)" table:style-name="ce1">
            <text:p>100.6933333</text:p>
          </table:table-cell>
          <table:table-cell table:number-columns-repeated="8" table:style-name="ce1"/>
          <table:table-cell office:value-type="float" office:value="236" table:formula="of:=1+SUM([.L236])" table:style-name="ce1">
            <text:p>236</text:p>
          </table:table-cell>
          <table:table-cell office:value-type="float" office:value="0" table:formula="of:=FORECAST([.L237];[BLEND18convert.$C$2:.$C$601];[BLEND18convert.$A$2:.$A$601])" table:style-name="ce1">
            <text:p>#DIV/0!</text:p>
          </table:table-cell>
          <table:table-cell office:value-type="float" office:value="0" table:formula="of:=FORECAST.LINEAR([.L237];[BLEND18convert.$A$2:.$A$601];[BLEND18convert.$C$2:.$C$601])" table:style-name="ce1">
            <text:p>#DIV/0!</text:p>
          </table:table-cell>
          <table:table-cell office:value-type="float" office:value="0" table:formula="of:=FORECAST.LINEAR([.L237]; [.A237:.A835];[.C237:.C835])" table:style-name="ce1">
            <text:p>#DIV/0!</text:p>
          </table:table-cell>
          <table:table-cell table:number-columns-repeated="3" table:style-name="ce1"/>
          <table:table-cell office:value-type="float" office:value="100.69333333333334" table:formula="of:=[BLEND18convert.$B237]*(256/600)" table:style-name="ce1">
            <text:p>100.6933333</text:p>
          </table:table-cell>
          <table:table-cell office:value-type="float" office:value="2480" table:formula="of:=4000*[BLEND18convert.$A237]" table:style-name="ce1">
            <text:p>2480</text:p>
          </table:table-cell>
          <table:table-cell table:number-columns-repeated="7" table:style-name="ce1"/>
          <table:table-cell office:value-type="float" office:value="236" table:formula="of:=1+SUM([.AB236])" table:style-name="ce1">
            <text:p>236</text:p>
          </table:table-cell>
          <table:table-cell office:value-type="float" office:value="-2363.6499999999978" table:formula="of:=FORECAST([.AB237];OFFSET([.T237:.T836];MATCH([.AB237];[.S237:.S836];1)-1;0;2); OFFSET([.S237:.S836];MATCH([.AB237];[.S237:.S836];1)-1;0;2))" table:style-name="ce1">
            <text:p>-2363.65</text:p>
          </table:table-cell>
          <table:table-cell office:value-type="float" office:value="-2364" table:formula="of:=INT([.AC237])" table:style-name="ce4">
            <text:p>-2364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1185</text:p>
          </table:table-cell>
          <table:table-cell office:value-type="float" office:value="237" table:formula="of:=1+SUM([.B237])" table:style-name="ce1">
            <text:p>237</text:p>
          </table:table-cell>
          <table:table-cell office:value-type="float" office:value="101.12" table:formula="of:=[BLEND18convert.$B238]*(256/600)" table:style-name="ce1">
            <text:p>101.12</text:p>
          </table:table-cell>
          <table:table-cell table:number-columns-repeated="8" table:style-name="ce1"/>
          <table:table-cell office:value-type="float" office:value="237" table:formula="of:=1+SUM([.L237])" table:style-name="ce1">
            <text:p>237</text:p>
          </table:table-cell>
          <table:table-cell office:value-type="float" office:value="0" table:formula="of:=FORECAST([.L238];[BLEND18convert.$C$2:.$C$601];[BLEND18convert.$A$2:.$A$601])" table:style-name="ce1">
            <text:p>#DIV/0!</text:p>
          </table:table-cell>
          <table:table-cell office:value-type="float" office:value="0" table:formula="of:=FORECAST.LINEAR([.L238];[BLEND18convert.$A$2:.$A$601];[BLEND18convert.$C$2:.$C$601])" table:style-name="ce1">
            <text:p>#DIV/0!</text:p>
          </table:table-cell>
          <table:table-cell office:value-type="float" office:value="0" table:formula="of:=FORECAST.LINEAR([.L238]; [.A238:.A836];[.C238:.C836])" table:style-name="ce1">
            <text:p>#DIV/0!</text:p>
          </table:table-cell>
          <table:table-cell table:number-columns-repeated="3" table:style-name="ce1"/>
          <table:table-cell office:value-type="float" office:value="101.12" table:formula="of:=[BLEND18convert.$B238]*(256/600)" table:style-name="ce1">
            <text:p>101.12</text:p>
          </table:table-cell>
          <table:table-cell office:value-type="float" office:value="2447.4" table:formula="of:=4000*[BLEND18convert.$A238]" table:style-name="ce1">
            <text:p>2447.4</text:p>
          </table:table-cell>
          <table:table-cell table:number-columns-repeated="7" table:style-name="ce1"/>
          <table:table-cell office:value-type="float" office:value="237" table:formula="of:=1+SUM([.AB237])" table:style-name="ce1">
            <text:p>237</text:p>
          </table:table-cell>
          <table:table-cell office:value-type="float" office:value="-2421.597499999998" table:formula="of:=FORECAST([.AB238];OFFSET([.T238:.T837];MATCH([.AB238];[.S238:.S837];1)-1;0;2); OFFSET([.S238:.S837];MATCH([.AB238];[.S238:.S837];1)-1;0;2))" table:style-name="ce1">
            <text:p>-2421.5975</text:p>
          </table:table-cell>
          <table:table-cell office:value-type="float" office:value="-2422" table:formula="of:=INT([.AC238])" table:style-name="ce4">
            <text:p>-242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60358</text:p>
          </table:table-cell>
          <table:table-cell office:value-type="float" office:value="238" table:formula="of:=1+SUM([.B238])" table:style-name="ce1">
            <text:p>238</text:p>
          </table:table-cell>
          <table:table-cell office:value-type="float" office:value="101.54666666666667" table:formula="of:=[BLEND18convert.$B239]*(256/600)" table:style-name="ce1">
            <text:p>101.5466667</text:p>
          </table:table-cell>
          <table:table-cell table:number-columns-repeated="8" table:style-name="ce1"/>
          <table:table-cell office:value-type="float" office:value="238" table:formula="of:=1+SUM([.L238])" table:style-name="ce1">
            <text:p>238</text:p>
          </table:table-cell>
          <table:table-cell office:value-type="float" office:value="0" table:formula="of:=FORECAST([.L239];[BLEND18convert.$C$2:.$C$601];[BLEND18convert.$A$2:.$A$601])" table:style-name="ce1">
            <text:p>#DIV/0!</text:p>
          </table:table-cell>
          <table:table-cell office:value-type="float" office:value="0" table:formula="of:=FORECAST.LINEAR([.L239];[BLEND18convert.$A$2:.$A$601];[BLEND18convert.$C$2:.$C$601])" table:style-name="ce1">
            <text:p>#DIV/0!</text:p>
          </table:table-cell>
          <table:table-cell office:value-type="float" office:value="0" table:formula="of:=FORECAST.LINEAR([.L239]; [.A239:.A837];[.C239:.C837])" table:style-name="ce1">
            <text:p>#DIV/0!</text:p>
          </table:table-cell>
          <table:table-cell table:number-columns-repeated="3" table:style-name="ce1"/>
          <table:table-cell office:value-type="float" office:value="101.54666666666667" table:formula="of:=[BLEND18convert.$B239]*(256/600)" table:style-name="ce1">
            <text:p>101.5466667</text:p>
          </table:table-cell>
          <table:table-cell office:value-type="float" office:value="2414.3200000000002" table:formula="of:=4000*[BLEND18convert.$A239]" table:style-name="ce1">
            <text:p>2414.32</text:p>
          </table:table-cell>
          <table:table-cell table:number-columns-repeated="7" table:style-name="ce1"/>
          <table:table-cell office:value-type="float" office:value="238" table:formula="of:=1+SUM([.AB238])" table:style-name="ce1">
            <text:p>238</text:p>
          </table:table-cell>
          <table:table-cell office:value-type="float" office:value="-2479.5450000000001" table:formula="of:=FORECAST([.AB239];OFFSET([.T239:.T838];MATCH([.AB239];[.S239:.S838];1)-1;0;2); OFFSET([.S239:.S838];MATCH([.AB239];[.S239:.S838];1)-1;0;2))" table:style-name="ce1">
            <text:p>-2479.545</text:p>
          </table:table-cell>
          <table:table-cell office:value-type="float" office:value="-2480" table:formula="of:=INT([.AC239])" table:style-name="ce4">
            <text:p>-248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9534</text:p>
          </table:table-cell>
          <table:table-cell office:value-type="float" office:value="239" table:formula="of:=1+SUM([.B239])" table:style-name="ce1">
            <text:p>239</text:p>
          </table:table-cell>
          <table:table-cell office:value-type="float" office:value="101.97333333333334" table:formula="of:=[BLEND18convert.$B240]*(256/600)" table:style-name="ce1">
            <text:p>101.9733333</text:p>
          </table:table-cell>
          <table:table-cell table:number-columns-repeated="8" table:style-name="ce1"/>
          <table:table-cell office:value-type="float" office:value="239" table:formula="of:=1+SUM([.L239])" table:style-name="ce1">
            <text:p>239</text:p>
          </table:table-cell>
          <table:table-cell office:value-type="float" office:value="0" table:formula="of:=FORECAST([.L240];[BLEND18convert.$C$2:.$C$601];[BLEND18convert.$A$2:.$A$601])" table:style-name="ce1">
            <text:p>#DIV/0!</text:p>
          </table:table-cell>
          <table:table-cell office:value-type="float" office:value="0" table:formula="of:=FORECAST.LINEAR([.L240];[BLEND18convert.$A$2:.$A$601];[BLEND18convert.$C$2:.$C$601])" table:style-name="ce1">
            <text:p>#DIV/0!</text:p>
          </table:table-cell>
          <table:table-cell office:value-type="float" office:value="0" table:formula="of:=FORECAST.LINEAR([.L240]; [.A240:.A838];[.C240:.C838])" table:style-name="ce1">
            <text:p>#DIV/0!</text:p>
          </table:table-cell>
          <table:table-cell table:number-columns-repeated="3" table:style-name="ce1"/>
          <table:table-cell office:value-type="float" office:value="101.97333333333334" table:formula="of:=[BLEND18convert.$B240]*(256/600)" table:style-name="ce1">
            <text:p>101.9733333</text:p>
          </table:table-cell>
          <table:table-cell office:value-type="float" office:value="2381.36" table:formula="of:=4000*[BLEND18convert.$A240]" table:style-name="ce1">
            <text:p>2381.36</text:p>
          </table:table-cell>
          <table:table-cell table:number-columns-repeated="7" table:style-name="ce1"/>
          <table:table-cell office:value-type="float" office:value="239" table:formula="of:=1+SUM([.AB239])" table:style-name="ce1">
            <text:p>239</text:p>
          </table:table-cell>
          <table:table-cell office:value-type="float" office:value="-2537.1874999999982" table:formula="of:=FORECAST([.AB240];OFFSET([.T240:.T839];MATCH([.AB240];[.S240:.S839];1)-1;0;2); OFFSET([.S240:.S839];MATCH([.AB240];[.S240:.S839];1)-1;0;2))" table:style-name="ce1">
            <text:p>-2537.1875</text:p>
          </table:table-cell>
          <table:table-cell office:value-type="float" office:value="-2538" table:formula="of:=INT([.AC240])" table:style-name="ce4">
            <text:p>-253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8713</text:p>
          </table:table-cell>
          <table:table-cell office:value-type="float" office:value="240" table:formula="of:=1+SUM([.B240])" table:style-name="ce1">
            <text:p>240</text:p>
          </table:table-cell>
          <table:table-cell office:value-type="float" office:value="102.4" table:formula="of:=[BLEND18convert.$B241]*(256/600)" table:style-name="ce1">
            <text:p>102.4</text:p>
          </table:table-cell>
          <table:table-cell table:number-columns-repeated="8" table:style-name="ce1"/>
          <table:table-cell office:value-type="float" office:value="240" table:formula="of:=1+SUM([.L240])" table:style-name="ce1">
            <text:p>240</text:p>
          </table:table-cell>
          <table:table-cell office:value-type="float" office:value="0" table:formula="of:=FORECAST([.L241];[BLEND18convert.$C$2:.$C$601];[BLEND18convert.$A$2:.$A$601])" table:style-name="ce1">
            <text:p>#DIV/0!</text:p>
          </table:table-cell>
          <table:table-cell office:value-type="float" office:value="0" table:formula="of:=FORECAST.LINEAR([.L241];[BLEND18convert.$A$2:.$A$601];[BLEND18convert.$C$2:.$C$601])" table:style-name="ce1">
            <text:p>#DIV/0!</text:p>
          </table:table-cell>
          <table:table-cell office:value-type="float" office:value="0" table:formula="of:=FORECAST.LINEAR([.L241]; [.A241:.A839];[.C241:.C839])" table:style-name="ce1">
            <text:p>#DIV/0!</text:p>
          </table:table-cell>
          <table:table-cell table:number-columns-repeated="3" table:style-name="ce1"/>
          <table:table-cell office:value-type="float" office:value="102.4" table:formula="of:=[BLEND18convert.$B241]*(256/600)" table:style-name="ce1">
            <text:p>102.4</text:p>
          </table:table-cell>
          <table:table-cell office:value-type="float" office:value="2348.52" table:formula="of:=4000*[BLEND18convert.$A241]" table:style-name="ce1">
            <text:p>2348.52</text:p>
          </table:table-cell>
          <table:table-cell table:number-columns-repeated="7" table:style-name="ce1"/>
          <table:table-cell office:value-type="float" office:value="240" table:formula="of:=1+SUM([.AB240])" table:style-name="ce1">
            <text:p>240</text:p>
          </table:table-cell>
          <table:table-cell office:value-type="float" office:value="-2594.6000000000004" table:formula="of:=FORECAST([.AB241];OFFSET([.T241:.T840];MATCH([.AB241];[.S241:.S840];1)-1;0;2); OFFSET([.S241:.S840];MATCH([.AB241];[.S241:.S840];1)-1;0;2))" table:style-name="ce1">
            <text:p>-2594.6</text:p>
          </table:table-cell>
          <table:table-cell office:value-type="float" office:value="-2595" table:formula="of:=INT([.AC241])" table:style-name="ce4">
            <text:p>-259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7886</text:p>
          </table:table-cell>
          <table:table-cell office:value-type="float" office:value="241" table:formula="of:=1+SUM([.B241])" table:style-name="ce1">
            <text:p>241</text:p>
          </table:table-cell>
          <table:table-cell office:value-type="float" office:value="102.82666666666667" table:formula="of:=[BLEND18convert.$B242]*(256/600)" table:style-name="ce1">
            <text:p>102.8266667</text:p>
          </table:table-cell>
          <table:table-cell table:number-columns-repeated="8" table:style-name="ce1"/>
          <table:table-cell office:value-type="float" office:value="241" table:formula="of:=1+SUM([.L241])" table:style-name="ce1">
            <text:p>241</text:p>
          </table:table-cell>
          <table:table-cell office:value-type="float" office:value="0" table:formula="of:=FORECAST([.L242];[BLEND18convert.$C$2:.$C$601];[BLEND18convert.$A$2:.$A$601])" table:style-name="ce1">
            <text:p>#DIV/0!</text:p>
          </table:table-cell>
          <table:table-cell office:value-type="float" office:value="0" table:formula="of:=FORECAST.LINEAR([.L242];[BLEND18convert.$A$2:.$A$601];[BLEND18convert.$C$2:.$C$601])" table:style-name="ce1">
            <text:p>#DIV/0!</text:p>
          </table:table-cell>
          <table:table-cell office:value-type="float" office:value="0" table:formula="of:=FORECAST.LINEAR([.L242]; [.A242:.A840];[.C242:.C840])" table:style-name="ce1">
            <text:p>#DIV/0!</text:p>
          </table:table-cell>
          <table:table-cell table:number-columns-repeated="3" table:style-name="ce1"/>
          <table:table-cell office:value-type="float" office:value="102.82666666666667" table:formula="of:=[BLEND18convert.$B242]*(256/600)" table:style-name="ce1">
            <text:p>102.8266667</text:p>
          </table:table-cell>
          <table:table-cell office:value-type="float" office:value="2315.44" table:formula="of:=4000*[BLEND18convert.$A242]" table:style-name="ce1">
            <text:p>2315.44</text:p>
          </table:table-cell>
          <table:table-cell table:number-columns-repeated="7" table:style-name="ce1"/>
          <table:table-cell office:value-type="float" office:value="241" table:formula="of:=1+SUM([.AB241])" table:style-name="ce1">
            <text:p>241</text:p>
          </table:table-cell>
          <table:table-cell office:value-type="float" office:value="-2534.8825000000033" table:formula="of:=FORECAST([.AB242];OFFSET([.T242:.T841];MATCH([.AB242];[.S242:.S841];1)-1;0;2); OFFSET([.S242:.S841];MATCH([.AB242];[.S242:.S841];1)-1;0;2))" table:style-name="ce1">
            <text:p>-2534.8825</text:p>
          </table:table-cell>
          <table:table-cell office:value-type="float" office:value="-2535" table:formula="of:=INT([.AC242])" table:style-name="ce4">
            <text:p>-2535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7065</text:p>
          </table:table-cell>
          <table:table-cell office:value-type="float" office:value="242" table:formula="of:=1+SUM([.B242])" table:style-name="ce1">
            <text:p>242</text:p>
          </table:table-cell>
          <table:table-cell office:value-type="float" office:value="103.25333333333334" table:formula="of:=[BLEND18convert.$B243]*(256/600)" table:style-name="ce1">
            <text:p>103.2533333</text:p>
          </table:table-cell>
          <table:table-cell table:number-columns-repeated="8" table:style-name="ce1"/>
          <table:table-cell office:value-type="float" office:value="242" table:formula="of:=1+SUM([.L242])" table:style-name="ce1">
            <text:p>242</text:p>
          </table:table-cell>
          <table:table-cell office:value-type="float" office:value="0" table:formula="of:=FORECAST([.L243];[BLEND18convert.$C$2:.$C$601];[BLEND18convert.$A$2:.$A$601])" table:style-name="ce1">
            <text:p>#DIV/0!</text:p>
          </table:table-cell>
          <table:table-cell office:value-type="float" office:value="0" table:formula="of:=FORECAST.LINEAR([.L243];[BLEND18convert.$A$2:.$A$601];[BLEND18convert.$C$2:.$C$601])" table:style-name="ce1">
            <text:p>#DIV/0!</text:p>
          </table:table-cell>
          <table:table-cell office:value-type="float" office:value="0" table:formula="of:=FORECAST.LINEAR([.L243]; [.A243:.A841];[.C243:.C841])" table:style-name="ce1">
            <text:p>#DIV/0!</text:p>
          </table:table-cell>
          <table:table-cell table:number-columns-repeated="3" table:style-name="ce1"/>
          <table:table-cell office:value-type="float" office:value="103.25333333333334" table:formula="of:=[BLEND18convert.$B243]*(256/600)" table:style-name="ce1">
            <text:p>103.2533333</text:p>
          </table:table-cell>
          <table:table-cell office:value-type="float" office:value="2282.6" table:formula="of:=4000*[BLEND18convert.$A243]" table:style-name="ce1">
            <text:p>2282.6</text:p>
          </table:table-cell>
          <table:table-cell table:number-columns-repeated="7" table:style-name="ce1"/>
          <table:table-cell office:value-type="float" office:value="242" table:formula="of:=1+SUM([.AB242])" table:style-name="ce1">
            <text:p>242</text:p>
          </table:table-cell>
          <table:table-cell office:value-type="float" office:value="-2420.7625000000007" table:formula="of:=FORECAST([.AB243];OFFSET([.T243:.T842];MATCH([.AB243];[.S243:.S842];1)-1;0;2); OFFSET([.S243:.S842];MATCH([.AB243];[.S243:.S842];1)-1;0;2))" table:style-name="ce1">
            <text:p>-2420.7625</text:p>
          </table:table-cell>
          <table:table-cell office:value-type="float" office:value="-2421" table:formula="of:=INT([.AC243])" table:style-name="ce4">
            <text:p>-2421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6238</text:p>
          </table:table-cell>
          <table:table-cell office:value-type="float" office:value="243" table:formula="of:=1+SUM([.B243])" table:style-name="ce1">
            <text:p>243</text:p>
          </table:table-cell>
          <table:table-cell office:value-type="float" office:value="103.68" table:formula="of:=[BLEND18convert.$B244]*(256/600)" table:style-name="ce1">
            <text:p>103.68</text:p>
          </table:table-cell>
          <table:table-cell table:number-columns-repeated="8" table:style-name="ce1"/>
          <table:table-cell office:value-type="float" office:value="243" table:formula="of:=1+SUM([.L243])" table:style-name="ce1">
            <text:p>243</text:p>
          </table:table-cell>
          <table:table-cell office:value-type="float" office:value="0" table:formula="of:=FORECAST([.L244];[BLEND18convert.$C$2:.$C$601];[BLEND18convert.$A$2:.$A$601])" table:style-name="ce1">
            <text:p>#DIV/0!</text:p>
          </table:table-cell>
          <table:table-cell office:value-type="float" office:value="0" table:formula="of:=FORECAST.LINEAR([.L244];[BLEND18convert.$A$2:.$A$601];[BLEND18convert.$C$2:.$C$601])" table:style-name="ce1">
            <text:p>#DIV/0!</text:p>
          </table:table-cell>
          <table:table-cell office:value-type="float" office:value="0" table:formula="of:=FORECAST.LINEAR([.L244]; [.A244:.A842];[.C244:.C842])" table:style-name="ce1">
            <text:p>#DIV/0!</text:p>
          </table:table-cell>
          <table:table-cell table:number-columns-repeated="3" table:style-name="ce1"/>
          <table:table-cell office:value-type="float" office:value="103.68" table:formula="of:=[BLEND18convert.$B244]*(256/600)" table:style-name="ce1">
            <text:p>103.68</text:p>
          </table:table-cell>
          <table:table-cell office:value-type="float" office:value="2249.52" table:formula="of:=4000*[BLEND18convert.$A244]" table:style-name="ce1">
            <text:p>2249.52</text:p>
          </table:table-cell>
          <table:table-cell table:number-columns-repeated="7" table:style-name="ce1"/>
          <table:table-cell office:value-type="float" office:value="243" table:formula="of:=1+SUM([.AB243])" table:style-name="ce1">
            <text:p>243</text:p>
          </table:table-cell>
          <table:table-cell office:value-type="float" office:value="-2306.3487500000047" table:formula="of:=FORECAST([.AB244];OFFSET([.T244:.T843];MATCH([.AB244];[.S244:.S843];1)-1;0;2); OFFSET([.S244:.S843];MATCH([.AB244];[.S244:.S843];1)-1;0;2))" table:style-name="ce1">
            <text:p>-2306.34875</text:p>
          </table:table-cell>
          <table:table-cell office:value-type="float" office:value="-2307" table:formula="of:=INT([.AC244])" table:style-name="ce4">
            <text:p>-230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5411</text:p>
          </table:table-cell>
          <table:table-cell office:value-type="float" office:value="244" table:formula="of:=1+SUM([.B244])" table:style-name="ce1">
            <text:p>244</text:p>
          </table:table-cell>
          <table:table-cell office:value-type="float" office:value="104.10666666666667" table:formula="of:=[BLEND18convert.$B245]*(256/600)" table:style-name="ce1">
            <text:p>104.1066667</text:p>
          </table:table-cell>
          <table:table-cell table:number-columns-repeated="8" table:style-name="ce1"/>
          <table:table-cell office:value-type="float" office:value="244" table:formula="of:=1+SUM([.L244])" table:style-name="ce1">
            <text:p>244</text:p>
          </table:table-cell>
          <table:table-cell office:value-type="float" office:value="0" table:formula="of:=FORECAST([.L245];[BLEND18convert.$C$2:.$C$601];[BLEND18convert.$A$2:.$A$601])" table:style-name="ce1">
            <text:p>#DIV/0!</text:p>
          </table:table-cell>
          <table:table-cell office:value-type="float" office:value="0" table:formula="of:=FORECAST.LINEAR([.L245];[BLEND18convert.$A$2:.$A$601];[BLEND18convert.$C$2:.$C$601])" table:style-name="ce1">
            <text:p>#DIV/0!</text:p>
          </table:table-cell>
          <table:table-cell office:value-type="float" office:value="0" table:formula="of:=FORECAST.LINEAR([.L245]; [.A245:.A843];[.C245:.C843])" table:style-name="ce1">
            <text:p>#DIV/0!</text:p>
          </table:table-cell>
          <table:table-cell table:number-columns-repeated="3" table:style-name="ce1"/>
          <table:table-cell office:value-type="float" office:value="104.10666666666667" table:formula="of:=[BLEND18convert.$B245]*(256/600)" table:style-name="ce1">
            <text:p>104.1066667</text:p>
          </table:table-cell>
          <table:table-cell office:value-type="float" office:value="2216.44" table:formula="of:=4000*[BLEND18convert.$A245]" table:style-name="ce1">
            <text:p>2216.44</text:p>
          </table:table-cell>
          <table:table-cell table:number-columns-repeated="7" table:style-name="ce1"/>
          <table:table-cell office:value-type="float" office:value="244" table:formula="of:=1+SUM([.AB244])" table:style-name="ce1">
            <text:p>244</text:p>
          </table:table-cell>
          <table:table-cell office:value-type="float" office:value="-2191.7650000000031" table:formula="of:=FORECAST([.AB245];OFFSET([.T245:.T844];MATCH([.AB245];[.S245:.S844];1)-1;0;2); OFFSET([.S245:.S844];MATCH([.AB245];[.S245:.S844];1)-1;0;2))" table:style-name="ce1">
            <text:p>-2191.765</text:p>
          </table:table-cell>
          <table:table-cell office:value-type="float" office:value="-2192" table:formula="of:=INT([.AC245])" table:style-name="ce4">
            <text:p>-219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4584</text:p>
          </table:table-cell>
          <table:table-cell office:value-type="float" office:value="245" table:formula="of:=1+SUM([.B245])" table:style-name="ce1">
            <text:p>245</text:p>
          </table:table-cell>
          <table:table-cell office:value-type="float" office:value="104.53333333333335" table:formula="of:=[BLEND18convert.$B246]*(256/600)" table:style-name="ce1">
            <text:p>104.5333333</text:p>
          </table:table-cell>
          <table:table-cell table:number-columns-repeated="8" table:style-name="ce1"/>
          <table:table-cell office:value-type="float" office:value="245" table:formula="of:=1+SUM([.L245])" table:style-name="ce1">
            <text:p>245</text:p>
          </table:table-cell>
          <table:table-cell office:value-type="float" office:value="0" table:formula="of:=FORECAST([.L246];[BLEND18convert.$C$2:.$C$601];[BLEND18convert.$A$2:.$A$601])" table:style-name="ce1">
            <text:p>#DIV/0!</text:p>
          </table:table-cell>
          <table:table-cell office:value-type="float" office:value="0" table:formula="of:=FORECAST.LINEAR([.L246];[BLEND18convert.$A$2:.$A$601];[BLEND18convert.$C$2:.$C$601])" table:style-name="ce1">
            <text:p>#DIV/0!</text:p>
          </table:table-cell>
          <table:table-cell office:value-type="float" office:value="0" table:formula="of:=FORECAST.LINEAR([.L246]; [.A246:.A844];[.C246:.C844])" table:style-name="ce1">
            <text:p>#DIV/0!</text:p>
          </table:table-cell>
          <table:table-cell table:number-columns-repeated="3" table:style-name="ce1"/>
          <table:table-cell office:value-type="float" office:value="104.53333333333335" table:formula="of:=[BLEND18convert.$B246]*(256/600)" table:style-name="ce1">
            <text:p>104.5333333</text:p>
          </table:table-cell>
          <table:table-cell office:value-type="float" office:value="2183.36" table:formula="of:=4000*[BLEND18convert.$A246]" table:style-name="ce1">
            <text:p>2183.36</text:p>
          </table:table-cell>
          <table:table-cell table:number-columns-repeated="7" table:style-name="ce1"/>
          <table:table-cell office:value-type="float" office:value="245" table:formula="of:=1+SUM([.AB245])" table:style-name="ce1">
            <text:p>245</text:p>
          </table:table-cell>
          <table:table-cell office:value-type="float" office:value="-2077.0237500000039" table:formula="of:=FORECAST([.AB246];OFFSET([.T246:.T845];MATCH([.AB246];[.S246:.S845];1)-1;0;2); OFFSET([.S246:.S845];MATCH([.AB246];[.S246:.S845];1)-1;0;2))" table:style-name="ce1">
            <text:p>-2077.02375</text:p>
          </table:table-cell>
          <table:table-cell office:value-type="float" office:value="-2078" table:formula="of:=INT([.AC246])" table:style-name="ce4">
            <text:p>-207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3757</text:p>
          </table:table-cell>
          <table:table-cell office:value-type="float" office:value="246" table:formula="of:=1+SUM([.B246])" table:style-name="ce1">
            <text:p>246</text:p>
          </table:table-cell>
          <table:table-cell office:value-type="float" office:value="104.96000000000001" table:formula="of:=[BLEND18convert.$B247]*(256/600)" table:style-name="ce1">
            <text:p>104.96</text:p>
          </table:table-cell>
          <table:table-cell table:number-columns-repeated="8" table:style-name="ce1"/>
          <table:table-cell office:value-type="float" office:value="246" table:formula="of:=1+SUM([.L246])" table:style-name="ce1">
            <text:p>246</text:p>
          </table:table-cell>
          <table:table-cell office:value-type="float" office:value="0" table:formula="of:=FORECAST([.L247];[BLEND18convert.$C$2:.$C$601];[BLEND18convert.$A$2:.$A$601])" table:style-name="ce1">
            <text:p>#DIV/0!</text:p>
          </table:table-cell>
          <table:table-cell office:value-type="float" office:value="0" table:formula="of:=FORECAST.LINEAR([.L247];[BLEND18convert.$A$2:.$A$601];[BLEND18convert.$C$2:.$C$601])" table:style-name="ce1">
            <text:p>#DIV/0!</text:p>
          </table:table-cell>
          <table:table-cell office:value-type="float" office:value="0" table:formula="of:=FORECAST.LINEAR([.L247]; [.A247:.A845];[.C247:.C845])" table:style-name="ce1">
            <text:p>#DIV/0!</text:p>
          </table:table-cell>
          <table:table-cell table:number-columns-repeated="3" table:style-name="ce1"/>
          <table:table-cell office:value-type="float" office:value="104.96000000000001" table:formula="of:=[BLEND18convert.$B247]*(256/600)" table:style-name="ce1">
            <text:p>104.96</text:p>
          </table:table-cell>
          <table:table-cell office:value-type="float" office:value="2150.2799999999997" table:formula="of:=4000*[BLEND18convert.$A247]" table:style-name="ce1">
            <text:p>2150.28</text:p>
          </table:table-cell>
          <table:table-cell table:number-columns-repeated="7" table:style-name="ce1"/>
          <table:table-cell office:value-type="float" office:value="246" table:formula="of:=1+SUM([.AB246])" table:style-name="ce1">
            <text:p>246</text:p>
          </table:table-cell>
          <table:table-cell office:value-type="float" office:value="-1962.0175000000017" table:formula="of:=FORECAST([.AB247];OFFSET([.T247:.T846];MATCH([.AB247];[.S247:.S846];1)-1;0;2); OFFSET([.S247:.S846];MATCH([.AB247];[.S247:.S846];1)-1;0;2))" table:style-name="ce1">
            <text:p>-1962.0175</text:p>
          </table:table-cell>
          <table:table-cell office:value-type="float" office:value="-1963" table:formula="of:=INT([.AC247])" table:style-name="ce4">
            <text:p>-196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2930</text:p>
          </table:table-cell>
          <table:table-cell office:value-type="float" office:value="247" table:formula="of:=1+SUM([.B247])" table:style-name="ce1">
            <text:p>247</text:p>
          </table:table-cell>
          <table:table-cell office:value-type="float" office:value="105.38666666666667" table:formula="of:=[BLEND18convert.$B248]*(256/600)" table:style-name="ce1">
            <text:p>105.3866667</text:p>
          </table:table-cell>
          <table:table-cell table:number-columns-repeated="8" table:style-name="ce1"/>
          <table:table-cell office:value-type="float" office:value="247" table:formula="of:=1+SUM([.L247])" table:style-name="ce1">
            <text:p>247</text:p>
          </table:table-cell>
          <table:table-cell office:value-type="float" office:value="0" table:formula="of:=FORECAST([.L248];[BLEND18convert.$C$2:.$C$601];[BLEND18convert.$A$2:.$A$601])" table:style-name="ce1">
            <text:p>#DIV/0!</text:p>
          </table:table-cell>
          <table:table-cell office:value-type="float" office:value="0" table:formula="of:=FORECAST.LINEAR([.L248];[BLEND18convert.$A$2:.$A$601];[BLEND18convert.$C$2:.$C$601])" table:style-name="ce1">
            <text:p>#DIV/0!</text:p>
          </table:table-cell>
          <table:table-cell office:value-type="float" office:value="0" table:formula="of:=FORECAST.LINEAR([.L248]; [.A248:.A846];[.C248:.C846])" table:style-name="ce1">
            <text:p>#DIV/0!</text:p>
          </table:table-cell>
          <table:table-cell table:number-columns-repeated="3" table:style-name="ce1"/>
          <table:table-cell office:value-type="float" office:value="105.38666666666667" table:formula="of:=[BLEND18convert.$B248]*(256/600)" table:style-name="ce1">
            <text:p>105.3866667</text:p>
          </table:table-cell>
          <table:table-cell office:value-type="float" office:value="2117.1999999999998" table:formula="of:=4000*[BLEND18convert.$A248]" table:style-name="ce1">
            <text:p>2117.2</text:p>
          </table:table-cell>
          <table:table-cell table:number-columns-repeated="7" table:style-name="ce1"/>
          <table:table-cell office:value-type="float" office:value="247" table:formula="of:=1+SUM([.AB247])" table:style-name="ce1">
            <text:p>247</text:p>
          </table:table-cell>
          <table:table-cell office:value-type="float" office:value="-1847.1212500000038" table:formula="of:=FORECAST([.AB248];OFFSET([.T248:.T847];MATCH([.AB248];[.S248:.S847];1)-1;0;2); OFFSET([.S248:.S847];MATCH([.AB248];[.S248:.S847];1)-1;0;2))" table:style-name="ce1">
            <text:p>-1847.12125</text:p>
          </table:table-cell>
          <table:table-cell office:value-type="float" office:value="-1848" table:formula="of:=INT([.AC248])" table:style-name="ce4">
            <text:p>-1848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2097</text:p>
          </table:table-cell>
          <table:table-cell office:value-type="float" office:value="248" table:formula="of:=1+SUM([.B248])" table:style-name="ce1">
            <text:p>248</text:p>
          </table:table-cell>
          <table:table-cell office:value-type="float" office:value="105.81333333333335" table:formula="of:=[BLEND18convert.$B249]*(256/600)" table:style-name="ce1">
            <text:p>105.8133333</text:p>
          </table:table-cell>
          <table:table-cell table:number-columns-repeated="8" table:style-name="ce1"/>
          <table:table-cell office:value-type="float" office:value="248" table:formula="of:=1+SUM([.L248])" table:style-name="ce1">
            <text:p>248</text:p>
          </table:table-cell>
          <table:table-cell office:value-type="float" office:value="0" table:formula="of:=FORECAST([.L249];[BLEND18convert.$C$2:.$C$601];[BLEND18convert.$A$2:.$A$601])" table:style-name="ce1">
            <text:p>#DIV/0!</text:p>
          </table:table-cell>
          <table:table-cell office:value-type="float" office:value="0" table:formula="of:=FORECAST.LINEAR([.L249];[BLEND18convert.$A$2:.$A$601];[BLEND18convert.$C$2:.$C$601])" table:style-name="ce1">
            <text:p>#DIV/0!</text:p>
          </table:table-cell>
          <table:table-cell office:value-type="float" office:value="0" table:formula="of:=FORECAST.LINEAR([.L249]; [.A249:.A847];[.C249:.C847])" table:style-name="ce1">
            <text:p>#DIV/0!</text:p>
          </table:table-cell>
          <table:table-cell table:number-columns-repeated="3" table:style-name="ce1"/>
          <table:table-cell office:value-type="float" office:value="105.81333333333335" table:formula="of:=[BLEND18convert.$B249]*(256/600)" table:style-name="ce1">
            <text:p>105.8133333</text:p>
          </table:table-cell>
          <table:table-cell office:value-type="float" office:value="2083.88" table:formula="of:=4000*[BLEND18convert.$A249]" table:style-name="ce1">
            <text:p>2083.88</text:p>
          </table:table-cell>
          <table:table-cell table:number-columns-repeated="7" table:style-name="ce1"/>
          <table:table-cell office:value-type="float" office:value="248" table:formula="of:=1+SUM([.AB248])" table:style-name="ce1">
            <text:p>248</text:p>
          </table:table-cell>
          <table:table-cell office:value-type="float" office:value="-1732.1300000000047" table:formula="of:=FORECAST([.AB249];OFFSET([.T249:.T848];MATCH([.AB249];[.S249:.S848];1)-1;0;2); OFFSET([.S249:.S848];MATCH([.AB249];[.S249:.S848];1)-1;0;2))" table:style-name="ce1">
            <text:p>-1732.13</text:p>
          </table:table-cell>
          <table:table-cell office:value-type="float" office:value="-1733" table:formula="of:=INT([.AC249])" table:style-name="ce4">
            <text:p>-1733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1263</text:p>
          </table:table-cell>
          <table:table-cell office:value-type="float" office:value="249" table:formula="of:=1+SUM([.B249])" table:style-name="ce1">
            <text:p>249</text:p>
          </table:table-cell>
          <table:table-cell office:value-type="float" office:value="106.24000000000001" table:formula="of:=[BLEND18convert.$B250]*(256/600)" table:style-name="ce1">
            <text:p>106.24</text:p>
          </table:table-cell>
          <table:table-cell table:number-columns-repeated="8" table:style-name="ce1"/>
          <table:table-cell office:value-type="float" office:value="249" table:formula="of:=1+SUM([.L249])" table:style-name="ce1">
            <text:p>249</text:p>
          </table:table-cell>
          <table:table-cell office:value-type="float" office:value="0" table:formula="of:=FORECAST([.L250];[BLEND18convert.$C$2:.$C$601];[BLEND18convert.$A$2:.$A$601])" table:style-name="ce1">
            <text:p>#DIV/0!</text:p>
          </table:table-cell>
          <table:table-cell office:value-type="float" office:value="0" table:formula="of:=FORECAST.LINEAR([.L250];[BLEND18convert.$A$2:.$A$601];[BLEND18convert.$C$2:.$C$601])" table:style-name="ce1">
            <text:p>#DIV/0!</text:p>
          </table:table-cell>
          <table:table-cell office:value-type="float" office:value="0" table:formula="of:=FORECAST.LINEAR([.L250]; [.A250:.A848];[.C250:.C848])" table:style-name="ce1">
            <text:p>#DIV/0!</text:p>
          </table:table-cell>
          <table:table-cell table:number-columns-repeated="3" table:style-name="ce1"/>
          <table:table-cell office:value-type="float" office:value="106.24000000000001" table:formula="of:=[BLEND18convert.$B250]*(256/600)" table:style-name="ce1">
            <text:p>106.24</text:p>
          </table:table-cell>
          <table:table-cell office:value-type="float" office:value="2050.52" table:formula="of:=4000*[BLEND18convert.$A250]" table:style-name="ce1">
            <text:p>2050.52</text:p>
          </table:table-cell>
          <table:table-cell table:number-columns-repeated="7" table:style-name="ce1"/>
          <table:table-cell office:value-type="float" office:value="249" table:formula="of:=1+SUM([.AB249])" table:style-name="ce1">
            <text:p>249</text:p>
          </table:table-cell>
          <table:table-cell office:value-type="float" office:value="-1616.978750000002" table:formula="of:=FORECAST([.AB250];OFFSET([.T250:.T849];MATCH([.AB250];[.S250:.S849];1)-1;0;2); OFFSET([.S250:.S849];MATCH([.AB250];[.S250:.S849];1)-1;0;2))" table:style-name="ce1">
            <text:p>-1616.97875</text:p>
          </table:table-cell>
          <table:table-cell office:value-type="float" office:value="-1617" table:formula="of:=INT([.AC250])" table:style-name="ce4">
            <text:p>-161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50436</text:p>
          </table:table-cell>
          <table:table-cell office:value-type="float" office:value="250" table:formula="of:=1+SUM([.B250])" table:style-name="ce1">
            <text:p>250</text:p>
          </table:table-cell>
          <table:table-cell office:value-type="float" office:value="106.66666666666667" table:formula="of:=[BLEND18convert.$B251]*(256/600)" table:style-name="ce1">
            <text:p>106.6666667</text:p>
          </table:table-cell>
          <table:table-cell table:number-columns-repeated="8" table:style-name="ce1"/>
          <table:table-cell office:value-type="float" office:value="250" table:formula="of:=1+SUM([.L250])" table:style-name="ce1">
            <text:p>250</text:p>
          </table:table-cell>
          <table:table-cell office:value-type="float" office:value="0" table:formula="of:=FORECAST([.L251];[BLEND18convert.$C$2:.$C$601];[BLEND18convert.$A$2:.$A$601])" table:style-name="ce1">
            <text:p>#DIV/0!</text:p>
          </table:table-cell>
          <table:table-cell office:value-type="float" office:value="0" table:formula="of:=FORECAST.LINEAR([.L251];[BLEND18convert.$A$2:.$A$601];[BLEND18convert.$C$2:.$C$601])" table:style-name="ce1">
            <text:p>#DIV/0!</text:p>
          </table:table-cell>
          <table:table-cell office:value-type="float" office:value="0" table:formula="of:=FORECAST.LINEAR([.L251]; [.A251:.A849];[.C251:.C849])" table:style-name="ce1">
            <text:p>#DIV/0!</text:p>
          </table:table-cell>
          <table:table-cell table:number-columns-repeated="3" table:style-name="ce1"/>
          <table:table-cell office:value-type="float" office:value="106.66666666666667" table:formula="of:=[BLEND18convert.$B251]*(256/600)" table:style-name="ce1">
            <text:p>106.6666667</text:p>
          </table:table-cell>
          <table:table-cell office:value-type="float" office:value="2017.44" table:formula="of:=4000*[BLEND18convert.$A251]" table:style-name="ce1">
            <text:p>2017.44</text:p>
          </table:table-cell>
          <table:table-cell table:number-columns-repeated="7" table:style-name="ce1"/>
          <table:table-cell office:value-type="float" office:value="250" table:formula="of:=1+SUM([.AB250])" table:style-name="ce1">
            <text:p>250</text:p>
          </table:table-cell>
          <table:table-cell office:value-type="float" office:value="-1501.9849999999969" table:formula="of:=FORECAST([.AB251];OFFSET([.T251:.T850];MATCH([.AB251];[.S251:.S850];1)-1;0;2); OFFSET([.S251:.S850];MATCH([.AB251];[.S251:.S850];1)-1;0;2))" table:style-name="ce1">
            <text:p>-1501.985</text:p>
          </table:table-cell>
          <table:table-cell office:value-type="float" office:value="-1502" table:formula="of:=INT([.AC251])" table:style-name="ce4">
            <text:p>-150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9603</text:p>
          </table:table-cell>
          <table:table-cell office:value-type="float" office:value="251" table:formula="of:=1+SUM([.B251])" table:style-name="ce1">
            <text:p>251</text:p>
          </table:table-cell>
          <table:table-cell office:value-type="float" office:value="107.09333333333333" table:formula="of:=[BLEND18convert.$B252]*(256/600)" table:style-name="ce1">
            <text:p>107.0933333</text:p>
          </table:table-cell>
          <table:table-cell table:number-columns-repeated="8" table:style-name="ce1"/>
          <table:table-cell office:value-type="float" office:value="251" table:formula="of:=1+SUM([.L251])" table:style-name="ce1">
            <text:p>251</text:p>
          </table:table-cell>
          <table:table-cell office:value-type="float" office:value="0" table:formula="of:=FORECAST([.L252];[BLEND18convert.$C$2:.$C$601];[BLEND18convert.$A$2:.$A$601])" table:style-name="ce1">
            <text:p>#DIV/0!</text:p>
          </table:table-cell>
          <table:table-cell office:value-type="float" office:value="0" table:formula="of:=FORECAST.LINEAR([.L252];[BLEND18convert.$A$2:.$A$601];[BLEND18convert.$C$2:.$C$601])" table:style-name="ce1">
            <text:p>#DIV/0!</text:p>
          </table:table-cell>
          <table:table-cell office:value-type="float" office:value="0" table:formula="of:=FORECAST.LINEAR([.L252]; [.A252:.A850];[.C252:.C850])" table:style-name="ce1">
            <text:p>#DIV/0!</text:p>
          </table:table-cell>
          <table:table-cell table:number-columns-repeated="3" table:style-name="ce1"/>
          <table:table-cell office:value-type="float" office:value="107.09333333333333" table:formula="of:=[BLEND18convert.$B252]*(256/600)" table:style-name="ce1">
            <text:p>107.0933333</text:p>
          </table:table-cell>
          <table:table-cell office:value-type="float" office:value="1984.1200000000001" table:formula="of:=4000*[BLEND18convert.$A252]" table:style-name="ce1">
            <text:p>1984.12</text:p>
          </table:table-cell>
          <table:table-cell table:number-columns-repeated="7" table:style-name="ce1"/>
          <table:table-cell office:value-type="float" office:value="251" table:formula="of:=1+SUM([.AB251])" table:style-name="ce1">
            <text:p>251</text:p>
          </table:table-cell>
          <table:table-cell office:value-type="float" office:value="-1386.7162500000049" table:formula="of:=FORECAST([.AB252];OFFSET([.T252:.T851];MATCH([.AB252];[.S252:.S851];1)-1;0;2); OFFSET([.S252:.S851];MATCH([.AB252];[.S252:.S851];1)-1;0;2))" table:style-name="ce1">
            <text:p>-1386.71625</text:p>
          </table:table-cell>
          <table:table-cell office:value-type="float" office:value="-1387" table:formula="of:=INT([.AC252])" table:style-name="ce4">
            <text:p>-138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8770</text:p>
          </table:table-cell>
          <table:table-cell office:value-type="float" office:value="252" table:formula="of:=1+SUM([.B252])" table:style-name="ce1">
            <text:p>252</text:p>
          </table:table-cell>
          <table:table-cell office:value-type="float" office:value="107.52000000000001" table:formula="of:=[BLEND18convert.$B253]*(256/600)" table:style-name="ce1">
            <text:p>107.52</text:p>
          </table:table-cell>
          <table:table-cell table:number-columns-repeated="8" table:style-name="ce1"/>
          <table:table-cell office:value-type="float" office:value="252" table:formula="of:=1+SUM([.L252])" table:style-name="ce1">
            <text:p>252</text:p>
          </table:table-cell>
          <table:table-cell office:value-type="float" office:value="0" table:formula="of:=FORECAST([.L253];[BLEND18convert.$C$2:.$C$601];[BLEND18convert.$A$2:.$A$601])" table:style-name="ce1">
            <text:p>#DIV/0!</text:p>
          </table:table-cell>
          <table:table-cell office:value-type="float" office:value="0" table:formula="of:=FORECAST.LINEAR([.L253];[BLEND18convert.$A$2:.$A$601];[BLEND18convert.$C$2:.$C$601])" table:style-name="ce1">
            <text:p>#DIV/0!</text:p>
          </table:table-cell>
          <table:table-cell office:value-type="float" office:value="0" table:formula="of:=FORECAST.LINEAR([.L253]; [.A253:.A851];[.C253:.C851])" table:style-name="ce1">
            <text:p>#DIV/0!</text:p>
          </table:table-cell>
          <table:table-cell table:number-columns-repeated="3" table:style-name="ce1"/>
          <table:table-cell office:value-type="float" office:value="107.52000000000001" table:formula="of:=[BLEND18convert.$B253]*(256/600)" table:style-name="ce1">
            <text:p>107.52</text:p>
          </table:table-cell>
          <table:table-cell office:value-type="float" office:value="1950.8000000000002" table:formula="of:=4000*[BLEND18convert.$A253]" table:style-name="ce1">
            <text:p>1950.8</text:p>
          </table:table-cell>
          <table:table-cell table:number-columns-repeated="7" table:style-name="ce1"/>
          <table:table-cell office:value-type="float" office:value="252" table:formula="of:=1+SUM([.AB252])" table:style-name="ce1">
            <text:p>252</text:p>
          </table:table-cell>
          <table:table-cell office:value-type="float" office:value="-1271.6850000000013" table:formula="of:=FORECAST([.AB253];OFFSET([.T253:.T852];MATCH([.AB253];[.S253:.S852];1)-1;0;2); OFFSET([.S253:.S852];MATCH([.AB253];[.S253:.S852];1)-1;0;2))" table:style-name="ce1">
            <text:p>-1271.685</text:p>
          </table:table-cell>
          <table:table-cell office:value-type="float" office:value="-1272" table:formula="of:=INT([.AC253])" table:style-name="ce4">
            <text:p>-127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7940</text:p>
          </table:table-cell>
          <table:table-cell office:value-type="float" office:value="253" table:formula="of:=1+SUM([.B253])" table:style-name="ce1">
            <text:p>253</text:p>
          </table:table-cell>
          <table:table-cell office:value-type="float" office:value="107.94666666666667" table:formula="of:=[BLEND18convert.$B254]*(256/600)" table:style-name="ce1">
            <text:p>107.9466667</text:p>
          </table:table-cell>
          <table:table-cell table:number-columns-repeated="8" table:style-name="ce1"/>
          <table:table-cell office:value-type="float" office:value="253" table:formula="of:=1+SUM([.L253])" table:style-name="ce1">
            <text:p>253</text:p>
          </table:table-cell>
          <table:table-cell office:value-type="float" office:value="0" table:formula="of:=FORECAST([.L254];[BLEND18convert.$C$2:.$C$601];[BLEND18convert.$A$2:.$A$601])" table:style-name="ce1">
            <text:p>#DIV/0!</text:p>
          </table:table-cell>
          <table:table-cell office:value-type="float" office:value="0" table:formula="of:=FORECAST.LINEAR([.L254];[BLEND18convert.$A$2:.$A$601];[BLEND18convert.$C$2:.$C$601])" table:style-name="ce1">
            <text:p>#DIV/0!</text:p>
          </table:table-cell>
          <table:table-cell office:value-type="float" office:value="0" table:formula="of:=FORECAST.LINEAR([.L254]; [.A254:.A852];[.C254:.C852])" table:style-name="ce1">
            <text:p>#DIV/0!</text:p>
          </table:table-cell>
          <table:table-cell table:number-columns-repeated="3" table:style-name="ce1"/>
          <table:table-cell office:value-type="float" office:value="107.94666666666667" table:formula="of:=[BLEND18convert.$B254]*(256/600)" table:style-name="ce1">
            <text:p>107.9466667</text:p>
          </table:table-cell>
          <table:table-cell office:value-type="float" office:value="1917.6" table:formula="of:=4000*[BLEND18convert.$A254]" table:style-name="ce1">
            <text:p>1917.6</text:p>
          </table:table-cell>
          <table:table-cell table:number-columns-repeated="7" table:style-name="ce1"/>
          <table:table-cell office:value-type="float" office:value="253" table:formula="of:=1+SUM([.AB253])" table:style-name="ce1">
            <text:p>253</text:p>
          </table:table-cell>
          <table:table-cell office:value-type="float" office:value="-1156.4525000000031" table:formula="of:=FORECAST([.AB254];OFFSET([.T254:.T853];MATCH([.AB254];[.S254:.S853];1)-1;0;2); OFFSET([.S254:.S853];MATCH([.AB254];[.S254:.S853];1)-1;0;2))" table:style-name="ce1">
            <text:p>-1156.4525</text:p>
          </table:table-cell>
          <table:table-cell office:value-type="float" office:value="-1157" table:formula="of:=INT([.AC254])" table:style-name="ce4">
            <text:p>-1157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7107</text:p>
          </table:table-cell>
          <table:table-cell office:value-type="float" office:value="254" table:formula="of:=1+SUM([.B254])" table:style-name="ce1">
            <text:p>254</text:p>
          </table:table-cell>
          <table:table-cell office:value-type="float" office:value="108.37333333333333" table:formula="of:=[BLEND18convert.$B255]*(256/600)" table:style-name="ce1">
            <text:p>108.3733333</text:p>
          </table:table-cell>
          <table:table-cell table:number-columns-repeated="8" table:style-name="ce1"/>
          <table:table-cell office:value-type="float" office:value="254" table:formula="of:=1+SUM([.L254])" table:style-name="ce1">
            <text:p>254</text:p>
          </table:table-cell>
          <table:table-cell office:value-type="float" office:value="0" table:formula="of:=FORECAST([.L255];[BLEND18convert.$C$2:.$C$601];[BLEND18convert.$A$2:.$A$601])" table:style-name="ce1">
            <text:p>#DIV/0!</text:p>
          </table:table-cell>
          <table:table-cell office:value-type="float" office:value="0" table:formula="of:=FORECAST.LINEAR([.L255];[BLEND18convert.$A$2:.$A$601];[BLEND18convert.$C$2:.$C$601])" table:style-name="ce1">
            <text:p>#DIV/0!</text:p>
          </table:table-cell>
          <table:table-cell office:value-type="float" office:value="0" table:formula="of:=FORECAST.LINEAR([.L255]; [.A255:.A853];[.C255:.C853])" table:style-name="ce1">
            <text:p>#DIV/0!</text:p>
          </table:table-cell>
          <table:table-cell table:number-columns-repeated="3" table:style-name="ce1"/>
          <table:table-cell office:value-type="float" office:value="108.37333333333333" table:formula="of:=[BLEND18convert.$B255]*(256/600)" table:style-name="ce1">
            <text:p>108.3733333</text:p>
          </table:table-cell>
          <table:table-cell office:value-type="float" office:value="1884.28" table:formula="of:=4000*[BLEND18convert.$A255]" table:style-name="ce1">
            <text:p>1884.28</text:p>
          </table:table-cell>
          <table:table-cell table:number-columns-repeated="7" table:style-name="ce1"/>
          <table:table-cell office:value-type="float" office:value="254" table:formula="of:=1+SUM([.AB254])" table:style-name="ce1">
            <text:p>254</text:p>
          </table:table-cell>
          <table:table-cell office:value-type="float" office:value="-1041.1825000000026" table:formula="of:=FORECAST([.AB255];OFFSET([.T255:.T854];MATCH([.AB255];[.S255:.S854];1)-1;0;2); OFFSET([.S255:.S854];MATCH([.AB255];[.S255:.S854];1)-1;0;2))" table:style-name="ce1">
            <text:p>-1041.1825</text:p>
          </table:table-cell>
          <table:table-cell office:value-type="float" office:value="-1042" table:formula="of:=INT([.AC255])" table:style-name="ce4">
            <text:p>-1042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6274</text:p>
          </table:table-cell>
          <table:table-cell office:value-type="float" office:value="255" table:formula="of:=1+SUM([.B255])" table:style-name="ce1">
            <text:p>255</text:p>
          </table:table-cell>
          <table:table-cell office:value-type="float" office:value="108.80000000000001" table:formula="of:=[BLEND18convert.$B256]*(256/600)" table:style-name="ce1">
            <text:p>108.8</text:p>
          </table:table-cell>
          <table:table-cell table:number-columns-repeated="8" table:style-name="ce1"/>
          <table:table-cell office:value-type="float" office:value="255" table:formula="of:=1+SUM([.L255])" table:style-name="ce1">
            <text:p>255</text:p>
          </table:table-cell>
          <table:table-cell office:value-type="float" office:value="0" table:formula="of:=FORECAST([.L256];[BLEND18convert.$C$2:.$C$601];[BLEND18convert.$A$2:.$A$601])" table:style-name="ce1">
            <text:p>#DIV/0!</text:p>
          </table:table-cell>
          <table:table-cell office:value-type="float" office:value="0" table:formula="of:=FORECAST.LINEAR([.L256];[BLEND18convert.$A$2:.$A$601];[BLEND18convert.$C$2:.$C$601])" table:style-name="ce1">
            <text:p>#DIV/0!</text:p>
          </table:table-cell>
          <table:table-cell office:value-type="float" office:value="0" table:formula="of:=FORECAST.LINEAR([.L256]; [.A256:.A854];[.C256:.C854])" table:style-name="ce1">
            <text:p>#DIV/0!</text:p>
          </table:table-cell>
          <table:table-cell table:number-columns-repeated="3" table:style-name="ce1"/>
          <table:table-cell office:value-type="float" office:value="108.80000000000001" table:formula="of:=[BLEND18convert.$B256]*(256/600)" table:style-name="ce1">
            <text:p>108.8</text:p>
          </table:table-cell>
          <table:table-cell office:value-type="float" office:value="1850.96" table:formula="of:=4000*[BLEND18convert.$A256]" table:style-name="ce1">
            <text:p>1850.96</text:p>
          </table:table-cell>
          <table:table-cell table:number-columns-repeated="7" table:style-name="ce1"/>
          <table:table-cell office:value-type="float" office:value="255" table:formula="of:=1+SUM([.AB255])" table:style-name="ce1">
            <text:p>255</text:p>
          </table:table-cell>
          <table:table-cell office:value-type="float" office:value="-925.91124999999738" table:formula="of:=FORECAST([.AB256];OFFSET([.T256:.T855];MATCH([.AB256];[.S256:.S855];1)-1;0;2); OFFSET([.S256:.S855];MATCH([.AB256];[.S256:.S855];1)-1;0;2))" table:style-name="ce1">
            <text:p>-925.91125</text:p>
          </table:table-cell>
          <table:table-cell office:value-type="float" office:value="-926" table:formula="of:=INT([.AC256])" table:style-name="ce4">
            <text:p>-926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5441</text:p>
          </table:table-cell>
          <table:table-cell office:value-type="float" office:value="256" table:formula="of:=1+SUM([.B256])" table:style-name="ce1">
            <text:p>256</text:p>
          </table:table-cell>
          <table:table-cell office:value-type="float" office:value="109.22666666666667" table:formula="of:=[BLEND18convert.$B257]*(256/600)" table:style-name="ce1">
            <text:p>109.2266667</text:p>
          </table:table-cell>
          <table:table-cell table:number-columns-repeated="8" table:style-name="ce1"/>
          <table:table-cell office:value-type="float" office:value="256" table:formula="of:=1+SUM([.L256])" table:style-name="ce1">
            <text:p>256</text:p>
          </table:table-cell>
          <table:table-cell office:value-type="float" office:value="0" table:formula="of:=FORECAST([.L257];[BLEND18convert.$C$2:.$C$601];[BLEND18convert.$A$2:.$A$601])" table:style-name="ce1">
            <text:p>#DIV/0!</text:p>
          </table:table-cell>
          <table:table-cell office:value-type="float" office:value="0" table:formula="of:=FORECAST.LINEAR([.L257];[BLEND18convert.$A$2:.$A$601];[BLEND18convert.$C$2:.$C$601])" table:style-name="ce1">
            <text:p>#DIV/0!</text:p>
          </table:table-cell>
          <table:table-cell office:value-type="float" office:value="0" table:formula="of:=FORECAST.LINEAR([.L257]; [.A257:.A855];[.C257:.C855])" table:style-name="ce1">
            <text:p>#DIV/0!</text:p>
          </table:table-cell>
          <table:table-cell table:number-columns-repeated="3" table:style-name="ce1"/>
          <table:table-cell office:value-type="float" office:value="109.22666666666667" table:formula="of:=[BLEND18convert.$B257]*(256/600)" table:style-name="ce1">
            <text:p>109.2266667</text:p>
          </table:table-cell>
          <table:table-cell office:value-type="float" office:value="1817.6399999999999" table:formula="of:=4000*[BLEND18convert.$A257]" table:style-name="ce1">
            <text:p>1817.64</text:p>
          </table:table-cell>
          <table:table-cell table:number-columns-repeated="7" table:style-name="ce1"/>
          <table:table-cell office:value-type="float" office:value="256" table:formula="of:=1+SUM([.AB256])" table:style-name="ce1">
            <text:p>256</text:p>
          </table:table-cell>
          <table:table-cell table:style-name="ce1"/>
          <table:table-cell office:value-type="float" office:value="0" table:formula="of:=INT([.AC257])" table:style-name="ce4">
            <text:p>0</text:p>
          </table:table-cell>
          <table:table-cell table:number-columns-repeated="16354"/>
        </table:table-row>
        <table:table-row table:style-name="ro1">
          <table:table-cell office:value-type="string" table:style-name="ce3">
            <text:p>0.44598</text:p>
          </table:table-cell>
          <table:table-cell office:value-type="float" office:value="257" table:formula="of:=1+SUM([.B257])" table:style-name="ce1">
            <text:p>257</text:p>
          </table:table-cell>
          <table:table-cell office:value-type="float" office:value="109.65333333333334" table:formula="of:=[BLEND18convert.$B258]*(256/600)" table:style-name="ce1">
            <text:p>109.6533333</text:p>
          </table:table-cell>
          <table:table-cell table:number-columns-repeated="15" table:style-name="ce1"/>
          <table:table-cell office:value-type="float" office:value="109.65333333333334" table:formula="of:=[BLEND18convert.$B258]*(256/600)" table:style-name="ce1">
            <text:p>109.6533333</text:p>
          </table:table-cell>
          <table:table-cell office:value-type="float" office:value="1783.9199999999998" table:formula="of:=4000*[BLEND18convert.$A258]" table:style-name="ce1">
            <text:p>1783.92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3771</text:p>
          </table:table-cell>
          <table:table-cell office:value-type="float" office:value="258" table:formula="of:=1+SUM([.B258])" table:style-name="ce1">
            <text:p>258</text:p>
          </table:table-cell>
          <table:table-cell office:value-type="float" office:value="110.08000000000001" table:formula="of:=[BLEND18convert.$B259]*(256/600)" table:style-name="ce1">
            <text:p>110.08</text:p>
          </table:table-cell>
          <table:table-cell table:number-columns-repeated="15" table:style-name="ce1"/>
          <table:table-cell office:value-type="float" office:value="110.08000000000001" table:formula="of:=[BLEND18convert.$B259]*(256/600)" table:style-name="ce1">
            <text:p>110.08</text:p>
          </table:table-cell>
          <table:table-cell office:value-type="float" office:value="1750.84" table:formula="of:=4000*[BLEND18convert.$A259]" table:style-name="ce1">
            <text:p>1750.84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2926</text:p>
          </table:table-cell>
          <table:table-cell office:value-type="float" office:value="259" table:formula="of:=1+SUM([.B259])" table:style-name="ce1">
            <text:p>259</text:p>
          </table:table-cell>
          <table:table-cell office:value-type="float" office:value="110.50666666666667" table:formula="of:=[BLEND18convert.$B260]*(256/600)" table:style-name="ce1">
            <text:p>110.5066667</text:p>
          </table:table-cell>
          <table:table-cell table:number-columns-repeated="15" table:style-name="ce1"/>
          <table:table-cell office:value-type="float" office:value="110.50666666666667" table:formula="of:=[BLEND18convert.$B260]*(256/600)" table:style-name="ce1">
            <text:p>110.5066667</text:p>
          </table:table-cell>
          <table:table-cell office:value-type="float" office:value="1717.04" table:formula="of:=4000*[BLEND18convert.$A260]" table:style-name="ce1">
            <text:p>1717.04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2105</text:p>
          </table:table-cell>
          <table:table-cell office:value-type="float" office:value="260" table:formula="of:=1+SUM([.B260])" table:style-name="ce1">
            <text:p>260</text:p>
          </table:table-cell>
          <table:table-cell office:value-type="float" office:value="110.93333333333334" table:formula="of:=[BLEND18convert.$B261]*(256/600)" table:style-name="ce1">
            <text:p>110.9333333</text:p>
          </table:table-cell>
          <table:table-cell table:number-columns-repeated="15" table:style-name="ce1"/>
          <table:table-cell office:value-type="float" office:value="110.93333333333334" table:formula="of:=[BLEND18convert.$B261]*(256/600)" table:style-name="ce1">
            <text:p>110.9333333</text:p>
          </table:table-cell>
          <table:table-cell office:value-type="float" office:value="1684.1999999999998" table:formula="of:=4000*[BLEND18convert.$A261]" table:style-name="ce1">
            <text:p>1684.2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1248</text:p>
          </table:table-cell>
          <table:table-cell office:value-type="float" office:value="261" table:formula="of:=1+SUM([.B261])" table:style-name="ce1">
            <text:p>261</text:p>
          </table:table-cell>
          <table:table-cell office:value-type="float" office:value="111.36000000000001" table:formula="of:=[BLEND18convert.$B262]*(256/600)" table:style-name="ce1">
            <text:p>111.36</text:p>
          </table:table-cell>
          <table:table-cell table:number-columns-repeated="15" table:style-name="ce1"/>
          <table:table-cell office:value-type="float" office:value="111.36000000000001" table:formula="of:=[BLEND18convert.$B262]*(256/600)" table:style-name="ce1">
            <text:p>111.36</text:p>
          </table:table-cell>
          <table:table-cell office:value-type="float" office:value="1649.92" table:formula="of:=4000*[BLEND18convert.$A262]" table:style-name="ce1">
            <text:p>1649.92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0436</text:p>
          </table:table-cell>
          <table:table-cell office:value-type="float" office:value="262" table:formula="of:=1+SUM([.B262])" table:style-name="ce1">
            <text:p>262</text:p>
          </table:table-cell>
          <table:table-cell office:value-type="float" office:value="111.78666666666668" table:formula="of:=[BLEND18convert.$B263]*(256/600)" table:style-name="ce1">
            <text:p>111.7866667</text:p>
          </table:table-cell>
          <table:table-cell table:number-columns-repeated="15" table:style-name="ce1"/>
          <table:table-cell office:value-type="float" office:value="111.78666666666668" table:formula="of:=[BLEND18convert.$B263]*(256/600)" table:style-name="ce1">
            <text:p>111.7866667</text:p>
          </table:table-cell>
          <table:table-cell office:value-type="float" office:value="1617.44" table:formula="of:=4000*[BLEND18convert.$A263]" table:style-name="ce1">
            <text:p>1617.44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39587</text:p>
          </table:table-cell>
          <table:table-cell office:value-type="float" office:value="263" table:formula="of:=1+SUM([.B263])" table:style-name="ce1">
            <text:p>263</text:p>
          </table:table-cell>
          <table:table-cell office:value-type="float" office:value="112.21333333333334" table:formula="of:=[BLEND18convert.$B264]*(256/600)" table:style-name="ce1">
            <text:p>112.2133333</text:p>
          </table:table-cell>
          <table:table-cell table:number-columns-repeated="15" table:style-name="ce1"/>
          <table:table-cell office:value-type="float" office:value="112.21333333333334" table:formula="of:=[BLEND18convert.$B264]*(256/600)" table:style-name="ce1">
            <text:p>112.2133333</text:p>
          </table:table-cell>
          <table:table-cell office:value-type="float" office:value="1583.48" table:formula="of:=4000*[BLEND18convert.$A264]" table:style-name="ce1">
            <text:p>1583.48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0063</text:p>
          </table:table-cell>
          <table:table-cell office:value-type="float" office:value="264" table:formula="of:=1+SUM([.B264])" table:style-name="ce1">
            <text:p>264</text:p>
          </table:table-cell>
          <table:table-cell office:value-type="float" office:value="112.64" table:formula="of:=[BLEND18convert.$B265]*(256/600)" table:style-name="ce1">
            <text:p>112.64</text:p>
          </table:table-cell>
          <table:table-cell table:number-columns-repeated="15" table:style-name="ce1"/>
          <table:table-cell office:value-type="float" office:value="112.64" table:formula="of:=[BLEND18convert.$B265]*(256/600)" table:style-name="ce1">
            <text:p>112.64</text:p>
          </table:table-cell>
          <table:table-cell office:value-type="float" office:value="1602.52" table:formula="of:=4000*[BLEND18convert.$A265]" table:style-name="ce1">
            <text:p>1602.52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1144</text:p>
          </table:table-cell>
          <table:table-cell office:value-type="float" office:value="265" table:formula="of:=1+SUM([.B265])" table:style-name="ce1">
            <text:p>265</text:p>
          </table:table-cell>
          <table:table-cell office:value-type="float" office:value="113.06666666666668" table:formula="of:=[BLEND18convert.$B266]*(256/600)" table:style-name="ce1">
            <text:p>113.0666667</text:p>
          </table:table-cell>
          <table:table-cell table:number-columns-repeated="15" table:style-name="ce1"/>
          <table:table-cell office:value-type="float" office:value="113.06666666666668" table:formula="of:=[BLEND18convert.$B266]*(256/600)" table:style-name="ce1">
            <text:p>113.0666667</text:p>
          </table:table-cell>
          <table:table-cell office:value-type="float" office:value="1645.76" table:formula="of:=4000*[BLEND18convert.$A266]" table:style-name="ce1">
            <text:p>1645.76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2096</text:p>
          </table:table-cell>
          <table:table-cell office:value-type="float" office:value="266" table:formula="of:=1+SUM([.B266])" table:style-name="ce1">
            <text:p>266</text:p>
          </table:table-cell>
          <table:table-cell office:value-type="float" office:value="113.49333333333334" table:formula="of:=[BLEND18convert.$B267]*(256/600)" table:style-name="ce1">
            <text:p>113.4933333</text:p>
          </table:table-cell>
          <table:table-cell table:number-columns-repeated="15" table:style-name="ce1"/>
          <table:table-cell office:value-type="float" office:value="113.49333333333334" table:formula="of:=[BLEND18convert.$B267]*(256/600)" table:style-name="ce1">
            <text:p>113.4933333</text:p>
          </table:table-cell>
          <table:table-cell office:value-type="float" office:value="1683.84" table:formula="of:=4000*[BLEND18convert.$A267]" table:style-name="ce1">
            <text:p>1683.84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3115</text:p>
          </table:table-cell>
          <table:table-cell office:value-type="float" office:value="267" table:formula="of:=1+SUM([.B267])" table:style-name="ce1">
            <text:p>267</text:p>
          </table:table-cell>
          <table:table-cell office:value-type="float" office:value="113.92" table:formula="of:=[BLEND18convert.$B268]*(256/600)" table:style-name="ce1">
            <text:p>113.92</text:p>
          </table:table-cell>
          <table:table-cell table:number-columns-repeated="15" table:style-name="ce1"/>
          <table:table-cell office:value-type="float" office:value="113.92" table:formula="of:=[BLEND18convert.$B268]*(256/600)" table:style-name="ce1">
            <text:p>113.92</text:p>
          </table:table-cell>
          <table:table-cell office:value-type="float" office:value="1724.6" table:formula="of:=4000*[BLEND18convert.$A268]" table:style-name="ce1">
            <text:p>1724.6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4095</text:p>
          </table:table-cell>
          <table:table-cell office:value-type="float" office:value="268" table:formula="of:=1+SUM([.B268])" table:style-name="ce1">
            <text:p>268</text:p>
          </table:table-cell>
          <table:table-cell office:value-type="float" office:value="114.34666666666668" table:formula="of:=[BLEND18convert.$B269]*(256/600)" table:style-name="ce1">
            <text:p>114.3466667</text:p>
          </table:table-cell>
          <table:table-cell table:number-columns-repeated="15" table:style-name="ce1"/>
          <table:table-cell office:value-type="float" office:value="114.34666666666668" table:formula="of:=[BLEND18convert.$B269]*(256/600)" table:style-name="ce1">
            <text:p>114.3466667</text:p>
          </table:table-cell>
          <table:table-cell office:value-type="float" office:value="1763.8" table:formula="of:=4000*[BLEND18convert.$A269]" table:style-name="ce1">
            <text:p>1763.8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5102</text:p>
          </table:table-cell>
          <table:table-cell office:value-type="float" office:value="269" table:formula="of:=1+SUM([.B269])" table:style-name="ce1">
            <text:p>269</text:p>
          </table:table-cell>
          <table:table-cell office:value-type="float" office:value="114.77333333333334" table:formula="of:=[BLEND18convert.$B270]*(256/600)" table:style-name="ce1">
            <text:p>114.7733333</text:p>
          </table:table-cell>
          <table:table-cell table:number-columns-repeated="15" table:style-name="ce1"/>
          <table:table-cell office:value-type="float" office:value="114.77333333333334" table:formula="of:=[BLEND18convert.$B270]*(256/600)" table:style-name="ce1">
            <text:p>114.7733333</text:p>
          </table:table-cell>
          <table:table-cell office:value-type="float" office:value="1804.08" table:formula="of:=4000*[BLEND18convert.$A270]" table:style-name="ce1">
            <text:p>1804.08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6085</text:p>
          </table:table-cell>
          <table:table-cell office:value-type="float" office:value="270" table:formula="of:=1+SUM([.B270])" table:style-name="ce1">
            <text:p>270</text:p>
          </table:table-cell>
          <table:table-cell office:value-type="float" office:value="115.2" table:formula="of:=[BLEND18convert.$B271]*(256/600)" table:style-name="ce1">
            <text:p>115.2</text:p>
          </table:table-cell>
          <table:table-cell table:number-columns-repeated="15" table:style-name="ce1"/>
          <table:table-cell office:value-type="float" office:value="115.2" table:formula="of:=[BLEND18convert.$B271]*(256/600)" table:style-name="ce1">
            <text:p>115.2</text:p>
          </table:table-cell>
          <table:table-cell office:value-type="float" office:value="1843.3999999999999" table:formula="of:=4000*[BLEND18convert.$A271]" table:style-name="ce1">
            <text:p>1843.4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7086</text:p>
          </table:table-cell>
          <table:table-cell office:value-type="float" office:value="271" table:formula="of:=1+SUM([.B271])" table:style-name="ce1">
            <text:p>271</text:p>
          </table:table-cell>
          <table:table-cell office:value-type="float" office:value="115.62666666666668" table:formula="of:=[BLEND18convert.$B272]*(256/600)" table:style-name="ce1">
            <text:p>115.6266667</text:p>
          </table:table-cell>
          <table:table-cell table:number-columns-repeated="15" table:style-name="ce1"/>
          <table:table-cell office:value-type="float" office:value="115.62666666666668" table:formula="of:=[BLEND18convert.$B272]*(256/600)" table:style-name="ce1">
            <text:p>115.6266667</text:p>
          </table:table-cell>
          <table:table-cell office:value-type="float" office:value="1883.44" table:formula="of:=4000*[BLEND18convert.$A272]" table:style-name="ce1">
            <text:p>1883.44</text:p>
          </table:table-cell>
          <table:table-cell table:number-columns-repeated="9" table:style-name="ce1"/>
          <table:table-cell table:style-name="ce4"/>
          <table:table-cell table:number-columns-repeated="16354"/>
        </table:table-row>
        <table:table-row table:style-name="ro1">
          <table:table-cell office:value-type="string" table:style-name="ce3">
            <text:p>0.48068</text:p>
          </table:table-cell>
          <table:table-cell office:value-type="float" office:value="272" table:formula="of:=1+SUM([.B272])" table:style-name="ce1">
            <text:p>272</text:p>
          </table:table-cell>
          <table:table-cell office:value-type="float" office:value="116.05333333333334" table:formula="of:=[BLEND18convert.$B273]*(256/600)" table:style-name="ce1">
            <text:p>116.0533333</text:p>
          </table:table-cell>
          <table:table-cell table:number-columns-repeated="15" table:style-name="ce1"/>
          <table:table-cell office:value-type="float" office:value="116.05333333333334" table:formula="of:=[BLEND18convert.$B273]*(256/600)" table:style-name="ce1">
            <text:p>116.0533333</text:p>
          </table:table-cell>
          <table:table-cell office:value-type="float" office:value="1922.72" table:formula="of:=4000*[BLEND18convert.$A273]" table:style-name="ce1">
            <text:p>1922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49069</text:p>
          </table:table-cell>
          <table:table-cell office:value-type="float" office:value="273" table:formula="of:=1+SUM([.B273])" table:style-name="ce1">
            <text:p>273</text:p>
          </table:table-cell>
          <table:table-cell office:value-type="float" office:value="116.48" table:formula="of:=[BLEND18convert.$B274]*(256/600)" table:style-name="ce1">
            <text:p>116.48</text:p>
          </table:table-cell>
          <table:table-cell table:number-columns-repeated="15" table:style-name="ce1"/>
          <table:table-cell office:value-type="float" office:value="116.48" table:formula="of:=[BLEND18convert.$B274]*(256/600)" table:style-name="ce1">
            <text:p>116.48</text:p>
          </table:table-cell>
          <table:table-cell office:value-type="float" office:value="1962.76" table:formula="of:=4000*[BLEND18convert.$A274]" table:style-name="ce1">
            <text:p>1962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0052</text:p>
          </table:table-cell>
          <table:table-cell office:value-type="float" office:value="274" table:formula="of:=1+SUM([.B274])" table:style-name="ce1">
            <text:p>274</text:p>
          </table:table-cell>
          <table:table-cell office:value-type="float" office:value="116.90666666666668" table:formula="of:=[BLEND18convert.$B275]*(256/600)" table:style-name="ce1">
            <text:p>116.9066667</text:p>
          </table:table-cell>
          <table:table-cell table:number-columns-repeated="15" table:style-name="ce1"/>
          <table:table-cell office:value-type="float" office:value="116.90666666666668" table:formula="of:=[BLEND18convert.$B275]*(256/600)" table:style-name="ce1">
            <text:p>116.9066667</text:p>
          </table:table-cell>
          <table:table-cell office:value-type="float" office:value="2002.08" table:formula="of:=4000*[BLEND18convert.$A275]" table:style-name="ce1">
            <text:p>2002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1047</text:p>
          </table:table-cell>
          <table:table-cell office:value-type="float" office:value="275" table:formula="of:=1+SUM([.B275])" table:style-name="ce1">
            <text:p>275</text:p>
          </table:table-cell>
          <table:table-cell office:value-type="float" office:value="117.33333333333334" table:formula="of:=[BLEND18convert.$B276]*(256/600)" table:style-name="ce1">
            <text:p>117.3333333</text:p>
          </table:table-cell>
          <table:table-cell table:number-columns-repeated="15" table:style-name="ce1"/>
          <table:table-cell office:value-type="float" office:value="117.33333333333334" table:formula="of:=[BLEND18convert.$B276]*(256/600)" table:style-name="ce1">
            <text:p>117.3333333</text:p>
          </table:table-cell>
          <table:table-cell office:value-type="float" office:value="2041.8799999999999" table:formula="of:=4000*[BLEND18convert.$A276]" table:style-name="ce1">
            <text:p>2041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2036</text:p>
          </table:table-cell>
          <table:table-cell office:value-type="float" office:value="276" table:formula="of:=1+SUM([.B276])" table:style-name="ce1">
            <text:p>276</text:p>
          </table:table-cell>
          <table:table-cell office:value-type="float" office:value="117.76" table:formula="of:=[BLEND18convert.$B277]*(256/600)" table:style-name="ce1">
            <text:p>117.76</text:p>
          </table:table-cell>
          <table:table-cell table:number-columns-repeated="15" table:style-name="ce1"/>
          <table:table-cell office:value-type="float" office:value="117.76" table:formula="of:=[BLEND18convert.$B277]*(256/600)" table:style-name="ce1">
            <text:p>117.76</text:p>
          </table:table-cell>
          <table:table-cell office:value-type="float" office:value="2081.44" table:formula="of:=4000*[BLEND18convert.$A277]" table:style-name="ce1">
            <text:p>2081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3030</text:p>
          </table:table-cell>
          <table:table-cell office:value-type="float" office:value="277" table:formula="of:=1+SUM([.B277])" table:style-name="ce1">
            <text:p>277</text:p>
          </table:table-cell>
          <table:table-cell office:value-type="float" office:value="118.18666666666667" table:formula="of:=[BLEND18convert.$B278]*(256/600)" table:style-name="ce1">
            <text:p>118.1866667</text:p>
          </table:table-cell>
          <table:table-cell table:number-columns-repeated="15" table:style-name="ce1"/>
          <table:table-cell office:value-type="float" office:value="118.18666666666667" table:formula="of:=[BLEND18convert.$B278]*(256/600)" table:style-name="ce1">
            <text:p>118.1866667</text:p>
          </table:table-cell>
          <table:table-cell office:value-type="float" office:value="2121.1999999999998" table:formula="of:=4000*[BLEND18convert.$A278]" table:style-name="ce1">
            <text:p>2121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4016</text:p>
          </table:table-cell>
          <table:table-cell office:value-type="float" office:value="278" table:formula="of:=1+SUM([.B278])" table:style-name="ce1">
            <text:p>278</text:p>
          </table:table-cell>
          <table:table-cell office:value-type="float" office:value="118.61333333333334" table:formula="of:=[BLEND18convert.$B279]*(256/600)" table:style-name="ce1">
            <text:p>118.6133333</text:p>
          </table:table-cell>
          <table:table-cell table:number-columns-repeated="15" table:style-name="ce1"/>
          <table:table-cell office:value-type="float" office:value="118.61333333333334" table:formula="of:=[BLEND18convert.$B279]*(256/600)" table:style-name="ce1">
            <text:p>118.6133333</text:p>
          </table:table-cell>
          <table:table-cell office:value-type="float" office:value="2160.64" table:formula="of:=4000*[BLEND18convert.$A279]" table:style-name="ce1">
            <text:p>2160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5011</text:p>
          </table:table-cell>
          <table:table-cell office:value-type="float" office:value="279" table:formula="of:=1+SUM([.B279])" table:style-name="ce1">
            <text:p>279</text:p>
          </table:table-cell>
          <table:table-cell office:value-type="float" office:value="119.04" table:formula="of:=[BLEND18convert.$B280]*(256/600)" table:style-name="ce1">
            <text:p>119.04</text:p>
          </table:table-cell>
          <table:table-cell table:number-columns-repeated="15" table:style-name="ce1"/>
          <table:table-cell office:value-type="float" office:value="119.04" table:formula="of:=[BLEND18convert.$B280]*(256/600)" table:style-name="ce1">
            <text:p>119.04</text:p>
          </table:table-cell>
          <table:table-cell office:value-type="float" office:value="2200.44" table:formula="of:=4000*[BLEND18convert.$A280]" table:style-name="ce1">
            <text:p>2200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6000</text:p>
          </table:table-cell>
          <table:table-cell office:value-type="float" office:value="280" table:formula="of:=1+SUM([.B280])" table:style-name="ce1">
            <text:p>280</text:p>
          </table:table-cell>
          <table:table-cell office:value-type="float" office:value="119.46666666666667" table:formula="of:=[BLEND18convert.$B281]*(256/600)" table:style-name="ce1">
            <text:p>119.4666667</text:p>
          </table:table-cell>
          <table:table-cell table:number-columns-repeated="15" table:style-name="ce1"/>
          <table:table-cell office:value-type="float" office:value="119.46666666666667" table:formula="of:=[BLEND18convert.$B281]*(256/600)" table:style-name="ce1">
            <text:p>119.4666667</text:p>
          </table:table-cell>
          <table:table-cell office:value-type="float" office:value="2240" table:formula="of:=4000*[BLEND18convert.$A281]" table:style-name="ce1">
            <text:p>224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6989</text:p>
          </table:table-cell>
          <table:table-cell office:value-type="float" office:value="281" table:formula="of:=1+SUM([.B281])" table:style-name="ce1">
            <text:p>281</text:p>
          </table:table-cell>
          <table:table-cell office:value-type="float" office:value="119.89333333333335" table:formula="of:=[BLEND18convert.$B282]*(256/600)" table:style-name="ce1">
            <text:p>119.8933333</text:p>
          </table:table-cell>
          <table:table-cell table:number-columns-repeated="15" table:style-name="ce1"/>
          <table:table-cell office:value-type="float" office:value="119.89333333333335" table:formula="of:=[BLEND18convert.$B282]*(256/600)" table:style-name="ce1">
            <text:p>119.8933333</text:p>
          </table:table-cell>
          <table:table-cell office:value-type="float" office:value="2279.56" table:formula="of:=4000*[BLEND18convert.$A282]" table:style-name="ce1">
            <text:p>2279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7977</text:p>
          </table:table-cell>
          <table:table-cell office:value-type="float" office:value="282" table:formula="of:=1+SUM([.B282])" table:style-name="ce1">
            <text:p>282</text:p>
          </table:table-cell>
          <table:table-cell office:value-type="float" office:value="120.32000000000001" table:formula="of:=[BLEND18convert.$B283]*(256/600)" table:style-name="ce1">
            <text:p>120.32</text:p>
          </table:table-cell>
          <table:table-cell table:number-columns-repeated="15" table:style-name="ce1"/>
          <table:table-cell office:value-type="float" office:value="120.32000000000001" table:formula="of:=[BLEND18convert.$B283]*(256/600)" table:style-name="ce1">
            <text:p>120.32</text:p>
          </table:table-cell>
          <table:table-cell office:value-type="float" office:value="2319.08" table:formula="of:=4000*[BLEND18convert.$A283]" table:style-name="ce1">
            <text:p>2319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8963</text:p>
          </table:table-cell>
          <table:table-cell office:value-type="float" office:value="283" table:formula="of:=1+SUM([.B283])" table:style-name="ce1">
            <text:p>283</text:p>
          </table:table-cell>
          <table:table-cell office:value-type="float" office:value="120.74666666666667" table:formula="of:=[BLEND18convert.$B284]*(256/600)" table:style-name="ce1">
            <text:p>120.7466667</text:p>
          </table:table-cell>
          <table:table-cell table:number-columns-repeated="15" table:style-name="ce1"/>
          <table:table-cell office:value-type="float" office:value="120.74666666666667" table:formula="of:=[BLEND18convert.$B284]*(256/600)" table:style-name="ce1">
            <text:p>120.7466667</text:p>
          </table:table-cell>
          <table:table-cell office:value-type="float" office:value="2358.52" table:formula="of:=4000*[BLEND18convert.$A284]" table:style-name="ce1">
            <text:p>2358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59952</text:p>
          </table:table-cell>
          <table:table-cell office:value-type="float" office:value="284" table:formula="of:=1+SUM([.B284])" table:style-name="ce1">
            <text:p>284</text:p>
          </table:table-cell>
          <table:table-cell office:value-type="float" office:value="121.17333333333335" table:formula="of:=[BLEND18convert.$B285]*(256/600)" table:style-name="ce1">
            <text:p>121.1733333</text:p>
          </table:table-cell>
          <table:table-cell table:number-columns-repeated="15" table:style-name="ce1"/>
          <table:table-cell office:value-type="float" office:value="121.17333333333335" table:formula="of:=[BLEND18convert.$B285]*(256/600)" table:style-name="ce1">
            <text:p>121.1733333</text:p>
          </table:table-cell>
          <table:table-cell office:value-type="float" office:value="2398.0800000000004" table:formula="of:=4000*[BLEND18convert.$A285]" table:style-name="ce1">
            <text:p>2398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0941</text:p>
          </table:table-cell>
          <table:table-cell office:value-type="float" office:value="285" table:formula="of:=1+SUM([.B285])" table:style-name="ce1">
            <text:p>285</text:p>
          </table:table-cell>
          <table:table-cell office:value-type="float" office:value="121.60000000000001" table:formula="of:=[BLEND18convert.$B286]*(256/600)" table:style-name="ce1">
            <text:p>121.6</text:p>
          </table:table-cell>
          <table:table-cell table:number-columns-repeated="15" table:style-name="ce1"/>
          <table:table-cell office:value-type="float" office:value="121.60000000000001" table:formula="of:=[BLEND18convert.$B286]*(256/600)" table:style-name="ce1">
            <text:p>121.6</text:p>
          </table:table-cell>
          <table:table-cell office:value-type="float" office:value="2437.64" table:formula="of:=4000*[BLEND18convert.$A286]" table:style-name="ce1">
            <text:p>2437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1929</text:p>
          </table:table-cell>
          <table:table-cell office:value-type="float" office:value="286" table:formula="of:=1+SUM([.B286])" table:style-name="ce1">
            <text:p>286</text:p>
          </table:table-cell>
          <table:table-cell office:value-type="float" office:value="122.02666666666667" table:formula="of:=[BLEND18convert.$B287]*(256/600)" table:style-name="ce1">
            <text:p>122.0266667</text:p>
          </table:table-cell>
          <table:table-cell table:number-columns-repeated="15" table:style-name="ce1"/>
          <table:table-cell office:value-type="float" office:value="122.02666666666667" table:formula="of:=[BLEND18convert.$B287]*(256/600)" table:style-name="ce1">
            <text:p>122.0266667</text:p>
          </table:table-cell>
          <table:table-cell office:value-type="float" office:value="2477.16" table:formula="of:=4000*[BLEND18convert.$A287]" table:style-name="ce1">
            <text:p>2477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2918</text:p>
          </table:table-cell>
          <table:table-cell office:value-type="float" office:value="287" table:formula="of:=1+SUM([.B287])" table:style-name="ce1">
            <text:p>287</text:p>
          </table:table-cell>
          <table:table-cell office:value-type="float" office:value="122.45333333333335" table:formula="of:=[BLEND18convert.$B288]*(256/600)" table:style-name="ce1">
            <text:p>122.4533333</text:p>
          </table:table-cell>
          <table:table-cell table:number-columns-repeated="15" table:style-name="ce1"/>
          <table:table-cell office:value-type="float" office:value="122.45333333333335" table:formula="of:=[BLEND18convert.$B288]*(256/600)" table:style-name="ce1">
            <text:p>122.4533333</text:p>
          </table:table-cell>
          <table:table-cell office:value-type="float" office:value="2516.7199999999998" table:formula="of:=4000*[BLEND18convert.$A288]" table:style-name="ce1">
            <text:p>2516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3904</text:p>
          </table:table-cell>
          <table:table-cell office:value-type="float" office:value="288" table:formula="of:=1+SUM([.B288])" table:style-name="ce1">
            <text:p>288</text:p>
          </table:table-cell>
          <table:table-cell office:value-type="float" office:value="122.88000000000001" table:formula="of:=[BLEND18convert.$B289]*(256/600)" table:style-name="ce1">
            <text:p>122.88</text:p>
          </table:table-cell>
          <table:table-cell table:number-columns-repeated="15" table:style-name="ce1"/>
          <table:table-cell office:value-type="float" office:value="122.88000000000001" table:formula="of:=[BLEND18convert.$B289]*(256/600)" table:style-name="ce1">
            <text:p>122.88</text:p>
          </table:table-cell>
          <table:table-cell office:value-type="float" office:value="2556.1600000000003" table:formula="of:=4000*[BLEND18convert.$A289]" table:style-name="ce1">
            <text:p>2556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4893</text:p>
          </table:table-cell>
          <table:table-cell office:value-type="float" office:value="289" table:formula="of:=1+SUM([.B289])" table:style-name="ce1">
            <text:p>289</text:p>
          </table:table-cell>
          <table:table-cell office:value-type="float" office:value="123.30666666666667" table:formula="of:=[BLEND18convert.$B290]*(256/600)" table:style-name="ce1">
            <text:p>123.3066667</text:p>
          </table:table-cell>
          <table:table-cell table:number-columns-repeated="15" table:style-name="ce1"/>
          <table:table-cell office:value-type="float" office:value="123.30666666666667" table:formula="of:=[BLEND18convert.$B290]*(256/600)" table:style-name="ce1">
            <text:p>123.3066667</text:p>
          </table:table-cell>
          <table:table-cell office:value-type="float" office:value="2595.7200000000003" table:formula="of:=4000*[BLEND18convert.$A290]" table:style-name="ce1">
            <text:p>2595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5881</text:p>
          </table:table-cell>
          <table:table-cell office:value-type="float" office:value="290" table:formula="of:=1+SUM([.B290])" table:style-name="ce1">
            <text:p>290</text:p>
          </table:table-cell>
          <table:table-cell office:value-type="float" office:value="123.73333333333333" table:formula="of:=[BLEND18convert.$B291]*(256/600)" table:style-name="ce1">
            <text:p>123.7333333</text:p>
          </table:table-cell>
          <table:table-cell table:number-columns-repeated="15" table:style-name="ce1"/>
          <table:table-cell office:value-type="float" office:value="123.73333333333333" table:formula="of:=[BLEND18convert.$B291]*(256/600)" table:style-name="ce1">
            <text:p>123.7333333</text:p>
          </table:table-cell>
          <table:table-cell office:value-type="float" office:value="2635.2400000000002" table:formula="of:=4000*[BLEND18convert.$A291]" table:style-name="ce1">
            <text:p>2635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6870</text:p>
          </table:table-cell>
          <table:table-cell office:value-type="float" office:value="291" table:formula="of:=1+SUM([.B291])" table:style-name="ce1">
            <text:p>291</text:p>
          </table:table-cell>
          <table:table-cell office:value-type="float" office:value="124.16000000000001" table:formula="of:=[BLEND18convert.$B292]*(256/600)" table:style-name="ce1">
            <text:p>124.16</text:p>
          </table:table-cell>
          <table:table-cell table:number-columns-repeated="15" table:style-name="ce1"/>
          <table:table-cell office:value-type="float" office:value="124.16000000000001" table:formula="of:=[BLEND18convert.$B292]*(256/600)" table:style-name="ce1">
            <text:p>124.16</text:p>
          </table:table-cell>
          <table:table-cell office:value-type="float" office:value="2674.7999999999997" table:formula="of:=4000*[BLEND18convert.$A292]" table:style-name="ce1">
            <text:p>2674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7856</text:p>
          </table:table-cell>
          <table:table-cell office:value-type="float" office:value="292" table:formula="of:=1+SUM([.B292])" table:style-name="ce1">
            <text:p>292</text:p>
          </table:table-cell>
          <table:table-cell office:value-type="float" office:value="124.58666666666667" table:formula="of:=[BLEND18convert.$B293]*(256/600)" table:style-name="ce1">
            <text:p>124.5866667</text:p>
          </table:table-cell>
          <table:table-cell table:number-columns-repeated="15" table:style-name="ce1"/>
          <table:table-cell office:value-type="float" office:value="124.58666666666667" table:formula="of:=[BLEND18convert.$B293]*(256/600)" table:style-name="ce1">
            <text:p>124.5866667</text:p>
          </table:table-cell>
          <table:table-cell office:value-type="float" office:value="2714.2400000000002" table:formula="of:=4000*[BLEND18convert.$A293]" table:style-name="ce1">
            <text:p>2714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8845</text:p>
          </table:table-cell>
          <table:table-cell office:value-type="float" office:value="293" table:formula="of:=1+SUM([.B293])" table:style-name="ce1">
            <text:p>293</text:p>
          </table:table-cell>
          <table:table-cell office:value-type="float" office:value="125.01333333333334" table:formula="of:=[BLEND18convert.$B294]*(256/600)" table:style-name="ce1">
            <text:p>125.0133333</text:p>
          </table:table-cell>
          <table:table-cell table:number-columns-repeated="15" table:style-name="ce1"/>
          <table:table-cell office:value-type="float" office:value="125.01333333333334" table:formula="of:=[BLEND18convert.$B294]*(256/600)" table:style-name="ce1">
            <text:p>125.0133333</text:p>
          </table:table-cell>
          <table:table-cell office:value-type="float" office:value="2753.8" table:formula="of:=4000*[BLEND18convert.$A294]" table:style-name="ce1">
            <text:p>2753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69827</text:p>
          </table:table-cell>
          <table:table-cell office:value-type="float" office:value="294" table:formula="of:=1+SUM([.B294])" table:style-name="ce1">
            <text:p>294</text:p>
          </table:table-cell>
          <table:table-cell office:value-type="float" office:value="125.44000000000001" table:formula="of:=[BLEND18convert.$B295]*(256/600)" table:style-name="ce1">
            <text:p>125.44</text:p>
          </table:table-cell>
          <table:table-cell table:number-columns-repeated="15" table:style-name="ce1"/>
          <table:table-cell office:value-type="float" office:value="125.44000000000001" table:formula="of:=[BLEND18convert.$B295]*(256/600)" table:style-name="ce1">
            <text:p>125.44</text:p>
          </table:table-cell>
          <table:table-cell office:value-type="float" office:value="2793.08" table:formula="of:=4000*[BLEND18convert.$A295]" table:style-name="ce1">
            <text:p>2793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70816</text:p>
          </table:table-cell>
          <table:table-cell office:value-type="float" office:value="295" table:formula="of:=1+SUM([.B295])" table:style-name="ce1">
            <text:p>295</text:p>
          </table:table-cell>
          <table:table-cell office:value-type="float" office:value="125.86666666666667" table:formula="of:=[BLEND18convert.$B296]*(256/600)" table:style-name="ce1">
            <text:p>125.8666667</text:p>
          </table:table-cell>
          <table:table-cell table:number-columns-repeated="15" table:style-name="ce1"/>
          <table:table-cell office:value-type="float" office:value="125.86666666666667" table:formula="of:=[BLEND18convert.$B296]*(256/600)" table:style-name="ce1">
            <text:p>125.8666667</text:p>
          </table:table-cell>
          <table:table-cell office:value-type="float" office:value="2832.64" table:formula="of:=4000*[BLEND18convert.$A296]" table:style-name="ce1">
            <text:p>2832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71802</text:p>
          </table:table-cell>
          <table:table-cell office:value-type="float" office:value="296" table:formula="of:=1+SUM([.B296])" table:style-name="ce1">
            <text:p>296</text:p>
          </table:table-cell>
          <table:table-cell office:value-type="float" office:value="126.29333333333334" table:formula="of:=[BLEND18convert.$B297]*(256/600)" table:style-name="ce1">
            <text:p>126.2933333</text:p>
          </table:table-cell>
          <table:table-cell table:number-columns-repeated="15" table:style-name="ce1"/>
          <table:table-cell office:value-type="float" office:value="126.29333333333334" table:formula="of:=[BLEND18convert.$B297]*(256/600)" table:style-name="ce1">
            <text:p>126.2933333</text:p>
          </table:table-cell>
          <table:table-cell office:value-type="float" office:value="2872.08" table:formula="of:=4000*[BLEND18convert.$A297]" table:style-name="ce1">
            <text:p>2872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72791</text:p>
          </table:table-cell>
          <table:table-cell office:value-type="float" office:value="297" table:formula="of:=1+SUM([.B297])" table:style-name="ce1">
            <text:p>297</text:p>
          </table:table-cell>
          <table:table-cell office:value-type="float" office:value="126.72000000000001" table:formula="of:=[BLEND18convert.$B298]*(256/600)" table:style-name="ce1">
            <text:p>126.72</text:p>
          </table:table-cell>
          <table:table-cell table:number-columns-repeated="15" table:style-name="ce1"/>
          <table:table-cell office:value-type="float" office:value="126.72000000000001" table:formula="of:=[BLEND18convert.$B298]*(256/600)" table:style-name="ce1">
            <text:p>126.72</text:p>
          </table:table-cell>
          <table:table-cell office:value-type="float" office:value="2911.64" table:formula="of:=4000*[BLEND18convert.$A298]" table:style-name="ce1">
            <text:p>2911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73773</text:p>
          </table:table-cell>
          <table:table-cell office:value-type="float" office:value="298" table:formula="of:=1+SUM([.B298])" table:style-name="ce1">
            <text:p>298</text:p>
          </table:table-cell>
          <table:table-cell office:value-type="float" office:value="127.14666666666668" table:formula="of:=[BLEND18convert.$B299]*(256/600)" table:style-name="ce1">
            <text:p>127.1466667</text:p>
          </table:table-cell>
          <table:table-cell table:number-columns-repeated="15" table:style-name="ce1"/>
          <table:table-cell office:value-type="float" office:value="127.14666666666668" table:formula="of:=[BLEND18convert.$B299]*(256/600)" table:style-name="ce1">
            <text:p>127.1466667</text:p>
          </table:table-cell>
          <table:table-cell office:value-type="float" office:value="2950.92" table:formula="of:=4000*[BLEND18convert.$A299]" table:style-name="ce1">
            <text:p>2950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74762</text:p>
          </table:table-cell>
          <table:table-cell office:value-type="float" office:value="299" table:formula="of:=1+SUM([.B299])" table:style-name="ce1">
            <text:p>299</text:p>
          </table:table-cell>
          <table:table-cell office:value-type="float" office:value="127.57333333333334" table:formula="of:=[BLEND18convert.$B300]*(256/600)" table:style-name="ce1">
            <text:p>127.5733333</text:p>
          </table:table-cell>
          <table:table-cell table:number-columns-repeated="15" table:style-name="ce1"/>
          <table:table-cell office:value-type="float" office:value="127.57333333333334" table:formula="of:=[BLEND18convert.$B300]*(256/600)" table:style-name="ce1">
            <text:p>127.5733333</text:p>
          </table:table-cell>
          <table:table-cell office:value-type="float" office:value="2990.48" table:formula="of:=4000*[BLEND18convert.$A300]" table:style-name="ce1">
            <text:p>2990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0.75748</text:p>
          </table:table-cell>
          <table:table-cell office:value-type="float" office:value="300" table:formula="of:=1+SUM([.B300])" table:style-name="ce1">
            <text:p>300</text:p>
          </table:table-cell>
          <table:table-cell office:value-type="float" office:value="128" table:formula="of:=[BLEND18convert.$B301]*(256/600)" table:style-name="ce1">
            <text:p>128</text:p>
          </table:table-cell>
          <table:table-cell table:number-columns-repeated="15" table:style-name="ce1"/>
          <table:table-cell office:value-type="float" office:value="128" table:formula="of:=[BLEND18convert.$B301]*(256/600)" table:style-name="ce1">
            <text:p>128</text:p>
          </table:table-cell>
          <table:table-cell office:value-type="float" office:value="3029.92" table:formula="of:=4000*[BLEND18convert.$A301]" table:style-name="ce1">
            <text:p>3029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7004</text:p>
          </table:table-cell>
          <table:table-cell office:value-type="float" office:value="301" table:formula="of:=1+SUM([.B301])" table:style-name="ce1">
            <text:p>301</text:p>
          </table:table-cell>
          <table:table-cell office:value-type="float" office:value="128.42666666666668" table:formula="of:=[BLEND18convert.$B302]*(256/600)" table:style-name="ce1">
            <text:p>128.4266667</text:p>
          </table:table-cell>
          <table:table-cell table:number-columns-repeated="15" table:style-name="ce1"/>
          <table:table-cell office:value-type="float" office:value="128.42666666666668" table:formula="of:=[BLEND18convert.$B302]*(256/600)" table:style-name="ce1">
            <text:p>128.4266667</text:p>
          </table:table-cell>
          <table:table-cell office:value-type="float" office:value="-2280.16" table:formula="of:=4000*[BLEND18convert.$A302]" table:style-name="ce1">
            <text:p>-2280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5287</text:p>
          </table:table-cell>
          <table:table-cell office:value-type="float" office:value="302" table:formula="of:=1+SUM([.B302])" table:style-name="ce1">
            <text:p>302</text:p>
          </table:table-cell>
          <table:table-cell office:value-type="float" office:value="128.85333333333335" table:formula="of:=[BLEND18convert.$B303]*(256/600)" table:style-name="ce1">
            <text:p>128.8533333</text:p>
          </table:table-cell>
          <table:table-cell table:number-columns-repeated="15" table:style-name="ce1"/>
          <table:table-cell office:value-type="float" office:value="128.85333333333335" table:formula="of:=[BLEND18convert.$B303]*(256/600)" table:style-name="ce1">
            <text:p>128.8533333</text:p>
          </table:table-cell>
          <table:table-cell office:value-type="float" office:value="-3011.48" table:formula="of:=4000*[BLEND18convert.$A303]" table:style-name="ce1">
            <text:p>-3011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4304</text:p>
          </table:table-cell>
          <table:table-cell office:value-type="float" office:value="303" table:formula="of:=1+SUM([.B303])" table:style-name="ce1">
            <text:p>303</text:p>
          </table:table-cell>
          <table:table-cell office:value-type="float" office:value="129.28" table:formula="of:=[BLEND18convert.$B304]*(256/600)" table:style-name="ce1">
            <text:p>129.28</text:p>
          </table:table-cell>
          <table:table-cell table:number-columns-repeated="15" table:style-name="ce1"/>
          <table:table-cell office:value-type="float" office:value="129.28" table:formula="of:=[BLEND18convert.$B304]*(256/600)" table:style-name="ce1">
            <text:p>129.28</text:p>
          </table:table-cell>
          <table:table-cell office:value-type="float" office:value="-2972.1600000000003" table:formula="of:=4000*[BLEND18convert.$A304]" table:style-name="ce1">
            <text:p>-2972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3315</text:p>
          </table:table-cell>
          <table:table-cell office:value-type="float" office:value="304" table:formula="of:=1+SUM([.B304])" table:style-name="ce1">
            <text:p>304</text:p>
          </table:table-cell>
          <table:table-cell office:value-type="float" office:value="129.70666666666668" table:formula="of:=[BLEND18convert.$B305]*(256/600)" table:style-name="ce1">
            <text:p>129.7066667</text:p>
          </table:table-cell>
          <table:table-cell table:number-columns-repeated="15" table:style-name="ce1"/>
          <table:table-cell office:value-type="float" office:value="129.70666666666668" table:formula="of:=[BLEND18convert.$B305]*(256/600)" table:style-name="ce1">
            <text:p>129.7066667</text:p>
          </table:table-cell>
          <table:table-cell office:value-type="float" office:value="-2932.6" table:formula="of:=4000*[BLEND18convert.$A305]" table:style-name="ce1">
            <text:p>-2932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2327</text:p>
          </table:table-cell>
          <table:table-cell office:value-type="float" office:value="305" table:formula="of:=1+SUM([.B305])" table:style-name="ce1">
            <text:p>305</text:p>
          </table:table-cell>
          <table:table-cell office:value-type="float" office:value="130.13333333333335" table:formula="of:=[BLEND18convert.$B306]*(256/600)" table:style-name="ce1">
            <text:p>130.1333333</text:p>
          </table:table-cell>
          <table:table-cell table:number-columns-repeated="15" table:style-name="ce1"/>
          <table:table-cell office:value-type="float" office:value="130.13333333333335" table:formula="of:=[BLEND18convert.$B306]*(256/600)" table:style-name="ce1">
            <text:p>130.1333333</text:p>
          </table:table-cell>
          <table:table-cell office:value-type="float" office:value="-2893.08" table:formula="of:=4000*[BLEND18convert.$A306]" table:style-name="ce1">
            <text:p>-2893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1341</text:p>
          </table:table-cell>
          <table:table-cell office:value-type="float" office:value="306" table:formula="of:=1+SUM([.B306])" table:style-name="ce1">
            <text:p>306</text:p>
          </table:table-cell>
          <table:table-cell office:value-type="float" office:value="130.56" table:formula="of:=[BLEND18convert.$B307]*(256/600)" table:style-name="ce1">
            <text:p>130.56</text:p>
          </table:table-cell>
          <table:table-cell table:number-columns-repeated="15" table:style-name="ce1"/>
          <table:table-cell office:value-type="float" office:value="130.56" table:formula="of:=[BLEND18convert.$B307]*(256/600)" table:style-name="ce1">
            <text:p>130.56</text:p>
          </table:table-cell>
          <table:table-cell office:value-type="float" office:value="-2853.64" table:formula="of:=4000*[BLEND18convert.$A307]" table:style-name="ce1">
            <text:p>-2853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0352</text:p>
          </table:table-cell>
          <table:table-cell office:value-type="float" office:value="307" table:formula="of:=1+SUM([.B307])" table:style-name="ce1">
            <text:p>307</text:p>
          </table:table-cell>
          <table:table-cell office:value-type="float" office:value="130.98666666666668" table:formula="of:=[BLEND18convert.$B308]*(256/600)" table:style-name="ce1">
            <text:p>130.9866667</text:p>
          </table:table-cell>
          <table:table-cell table:number-columns-repeated="15" table:style-name="ce1"/>
          <table:table-cell office:value-type="float" office:value="130.98666666666668" table:formula="of:=[BLEND18convert.$B308]*(256/600)" table:style-name="ce1">
            <text:p>130.9866667</text:p>
          </table:table-cell>
          <table:table-cell office:value-type="float" office:value="-2814.08" table:formula="of:=4000*[BLEND18convert.$A308]" table:style-name="ce1">
            <text:p>-2814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9370</text:p>
          </table:table-cell>
          <table:table-cell office:value-type="float" office:value="308" table:formula="of:=1+SUM([.B308])" table:style-name="ce1">
            <text:p>308</text:p>
          </table:table-cell>
          <table:table-cell office:value-type="float" office:value="131.41333333333336" table:formula="of:=[BLEND18convert.$B309]*(256/600)" table:style-name="ce1">
            <text:p>131.4133333</text:p>
          </table:table-cell>
          <table:table-cell table:number-columns-repeated="15" table:style-name="ce1"/>
          <table:table-cell office:value-type="float" office:value="131.41333333333336" table:formula="of:=[BLEND18convert.$B309]*(256/600)" table:style-name="ce1">
            <text:p>131.4133333</text:p>
          </table:table-cell>
          <table:table-cell office:value-type="float" office:value="-2774.7999999999997" table:formula="of:=4000*[BLEND18convert.$A309]" table:style-name="ce1">
            <text:p>-2774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8378</text:p>
          </table:table-cell>
          <table:table-cell office:value-type="float" office:value="309" table:formula="of:=1+SUM([.B309])" table:style-name="ce1">
            <text:p>309</text:p>
          </table:table-cell>
          <table:table-cell office:value-type="float" office:value="131.84" table:formula="of:=[BLEND18convert.$B310]*(256/600)" table:style-name="ce1">
            <text:p>131.84</text:p>
          </table:table-cell>
          <table:table-cell table:number-columns-repeated="15" table:style-name="ce1"/>
          <table:table-cell office:value-type="float" office:value="131.84" table:formula="of:=[BLEND18convert.$B310]*(256/600)" table:style-name="ce1">
            <text:p>131.84</text:p>
          </table:table-cell>
          <table:table-cell office:value-type="float" office:value="-2735.1200000000003" table:formula="of:=4000*[BLEND18convert.$A310]" table:style-name="ce1">
            <text:p>-2735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7395</text:p>
          </table:table-cell>
          <table:table-cell office:value-type="float" office:value="310" table:formula="of:=1+SUM([.B310])" table:style-name="ce1">
            <text:p>310</text:p>
          </table:table-cell>
          <table:table-cell office:value-type="float" office:value="132.26666666666668" table:formula="of:=[BLEND18convert.$B311]*(256/600)" table:style-name="ce1">
            <text:p>132.2666667</text:p>
          </table:table-cell>
          <table:table-cell table:number-columns-repeated="15" table:style-name="ce1"/>
          <table:table-cell office:value-type="float" office:value="132.26666666666668" table:formula="of:=[BLEND18convert.$B311]*(256/600)" table:style-name="ce1">
            <text:p>132.2666667</text:p>
          </table:table-cell>
          <table:table-cell office:value-type="float" office:value="-2695.8" table:formula="of:=4000*[BLEND18convert.$A311]" table:style-name="ce1">
            <text:p>-2695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6406</text:p>
          </table:table-cell>
          <table:table-cell office:value-type="float" office:value="311" table:formula="of:=1+SUM([.B311])" table:style-name="ce1">
            <text:p>311</text:p>
          </table:table-cell>
          <table:table-cell office:value-type="float" office:value="132.69333333333333" table:formula="of:=[BLEND18convert.$B312]*(256/600)" table:style-name="ce1">
            <text:p>132.6933333</text:p>
          </table:table-cell>
          <table:table-cell table:number-columns-repeated="15" table:style-name="ce1"/>
          <table:table-cell office:value-type="float" office:value="132.69333333333333" table:formula="of:=[BLEND18convert.$B312]*(256/600)" table:style-name="ce1">
            <text:p>132.6933333</text:p>
          </table:table-cell>
          <table:table-cell office:value-type="float" office:value="-2656.24" table:formula="of:=4000*[BLEND18convert.$A312]" table:style-name="ce1">
            <text:p>-2656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5421</text:p>
          </table:table-cell>
          <table:table-cell office:value-type="float" office:value="312" table:formula="of:=1+SUM([.B312])" table:style-name="ce1">
            <text:p>312</text:p>
          </table:table-cell>
          <table:table-cell office:value-type="float" office:value="133.12" table:formula="of:=[BLEND18convert.$B313]*(256/600)" table:style-name="ce1">
            <text:p>133.12</text:p>
          </table:table-cell>
          <table:table-cell table:number-columns-repeated="15" table:style-name="ce1"/>
          <table:table-cell office:value-type="float" office:value="133.12" table:formula="of:=[BLEND18convert.$B313]*(256/600)" table:style-name="ce1">
            <text:p>133.12</text:p>
          </table:table-cell>
          <table:table-cell office:value-type="float" office:value="-2616.8399999999997" table:formula="of:=4000*[BLEND18convert.$A313]" table:style-name="ce1">
            <text:p>-2616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4432</text:p>
          </table:table-cell>
          <table:table-cell office:value-type="float" office:value="313" table:formula="of:=1+SUM([.B313])" table:style-name="ce1">
            <text:p>313</text:p>
          </table:table-cell>
          <table:table-cell office:value-type="float" office:value="133.54666666666668" table:formula="of:=[BLEND18convert.$B314]*(256/600)" table:style-name="ce1">
            <text:p>133.5466667</text:p>
          </table:table-cell>
          <table:table-cell table:number-columns-repeated="15" table:style-name="ce1"/>
          <table:table-cell office:value-type="float" office:value="133.54666666666668" table:formula="of:=[BLEND18convert.$B314]*(256/600)" table:style-name="ce1">
            <text:p>133.5466667</text:p>
          </table:table-cell>
          <table:table-cell office:value-type="float" office:value="-2577.2800000000002" table:formula="of:=4000*[BLEND18convert.$A314]" table:style-name="ce1">
            <text:p>-2577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3443</text:p>
          </table:table-cell>
          <table:table-cell office:value-type="float" office:value="314" table:formula="of:=1+SUM([.B314])" table:style-name="ce1">
            <text:p>314</text:p>
          </table:table-cell>
          <table:table-cell office:value-type="float" office:value="133.97333333333333" table:formula="of:=[BLEND18convert.$B315]*(256/600)" table:style-name="ce1">
            <text:p>133.9733333</text:p>
          </table:table-cell>
          <table:table-cell table:number-columns-repeated="15" table:style-name="ce1"/>
          <table:table-cell office:value-type="float" office:value="133.97333333333333" table:formula="of:=[BLEND18convert.$B315]*(256/600)" table:style-name="ce1">
            <text:p>133.9733333</text:p>
          </table:table-cell>
          <table:table-cell office:value-type="float" office:value="-2537.7200000000003" table:formula="of:=4000*[BLEND18convert.$A315]" table:style-name="ce1">
            <text:p>-2537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2454</text:p>
          </table:table-cell>
          <table:table-cell office:value-type="float" office:value="315" table:formula="of:=1+SUM([.B315])" table:style-name="ce1">
            <text:p>315</text:p>
          </table:table-cell>
          <table:table-cell office:value-type="float" office:value="134.4" table:formula="of:=[BLEND18convert.$B316]*(256/600)" table:style-name="ce1">
            <text:p>134.4</text:p>
          </table:table-cell>
          <table:table-cell table:number-columns-repeated="15" table:style-name="ce1"/>
          <table:table-cell office:value-type="float" office:value="134.4" table:formula="of:=[BLEND18convert.$B316]*(256/600)" table:style-name="ce1">
            <text:p>134.4</text:p>
          </table:table-cell>
          <table:table-cell office:value-type="float" office:value="-2498.16" table:formula="of:=4000*[BLEND18convert.$A316]" table:style-name="ce1">
            <text:p>-2498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1469</text:p>
          </table:table-cell>
          <table:table-cell office:value-type="float" office:value="316" table:formula="of:=1+SUM([.B316])" table:style-name="ce1">
            <text:p>316</text:p>
          </table:table-cell>
          <table:table-cell office:value-type="float" office:value="134.82666666666668" table:formula="of:=[BLEND18convert.$B317]*(256/600)" table:style-name="ce1">
            <text:p>134.8266667</text:p>
          </table:table-cell>
          <table:table-cell table:number-columns-repeated="15" table:style-name="ce1"/>
          <table:table-cell office:value-type="float" office:value="134.82666666666668" table:formula="of:=[BLEND18convert.$B317]*(256/600)" table:style-name="ce1">
            <text:p>134.8266667</text:p>
          </table:table-cell>
          <table:table-cell office:value-type="float" office:value="-2458.7599999999998" table:formula="of:=4000*[BLEND18convert.$A317]" table:style-name="ce1">
            <text:p>-2458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0480</text:p>
          </table:table-cell>
          <table:table-cell office:value-type="float" office:value="317" table:formula="of:=1+SUM([.B317])" table:style-name="ce1">
            <text:p>317</text:p>
          </table:table-cell>
          <table:table-cell office:value-type="float" office:value="135.25333333333333" table:formula="of:=[BLEND18convert.$B318]*(256/600)" table:style-name="ce1">
            <text:p>135.2533333</text:p>
          </table:table-cell>
          <table:table-cell table:number-columns-repeated="15" table:style-name="ce1"/>
          <table:table-cell office:value-type="float" office:value="135.25333333333333" table:formula="of:=[BLEND18convert.$B318]*(256/600)" table:style-name="ce1">
            <text:p>135.2533333</text:p>
          </table:table-cell>
          <table:table-cell office:value-type="float" office:value="-2419.1999999999998" table:formula="of:=4000*[BLEND18convert.$A318]" table:style-name="ce1">
            <text:p>-2419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9491</text:p>
          </table:table-cell>
          <table:table-cell office:value-type="float" office:value="318" table:formula="of:=1+SUM([.B318])" table:style-name="ce1">
            <text:p>318</text:p>
          </table:table-cell>
          <table:table-cell office:value-type="float" office:value="135.68" table:formula="of:=[BLEND18convert.$B319]*(256/600)" table:style-name="ce1">
            <text:p>135.68</text:p>
          </table:table-cell>
          <table:table-cell table:number-columns-repeated="15" table:style-name="ce1"/>
          <table:table-cell office:value-type="float" office:value="135.68" table:formula="of:=[BLEND18convert.$B319]*(256/600)" table:style-name="ce1">
            <text:p>135.68</text:p>
          </table:table-cell>
          <table:table-cell office:value-type="float" office:value="-2379.6400000000003" table:formula="of:=4000*[BLEND18convert.$A319]" table:style-name="ce1">
            <text:p>-2379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8502</text:p>
          </table:table-cell>
          <table:table-cell office:value-type="float" office:value="319" table:formula="of:=1+SUM([.B319])" table:style-name="ce1">
            <text:p>319</text:p>
          </table:table-cell>
          <table:table-cell office:value-type="float" office:value="136.10666666666668" table:formula="of:=[BLEND18convert.$B320]*(256/600)" table:style-name="ce1">
            <text:p>136.1066667</text:p>
          </table:table-cell>
          <table:table-cell table:number-columns-repeated="15" table:style-name="ce1"/>
          <table:table-cell office:value-type="float" office:value="136.10666666666668" table:formula="of:=[BLEND18convert.$B320]*(256/600)" table:style-name="ce1">
            <text:p>136.1066667</text:p>
          </table:table-cell>
          <table:table-cell office:value-type="float" office:value="-2340.08" table:formula="of:=4000*[BLEND18convert.$A320]" table:style-name="ce1">
            <text:p>-2340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7513</text:p>
          </table:table-cell>
          <table:table-cell office:value-type="float" office:value="320" table:formula="of:=1+SUM([.B320])" table:style-name="ce1">
            <text:p>320</text:p>
          </table:table-cell>
          <table:table-cell office:value-type="float" office:value="136.53333333333333" table:formula="of:=[BLEND18convert.$B321]*(256/600)" table:style-name="ce1">
            <text:p>136.5333333</text:p>
          </table:table-cell>
          <table:table-cell table:number-columns-repeated="15" table:style-name="ce1"/>
          <table:table-cell office:value-type="float" office:value="136.53333333333333" table:formula="of:=[BLEND18convert.$B321]*(256/600)" table:style-name="ce1">
            <text:p>136.5333333</text:p>
          </table:table-cell>
          <table:table-cell office:value-type="float" office:value="-2300.52" table:formula="of:=4000*[BLEND18convert.$A321]" table:style-name="ce1">
            <text:p>-2300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6525</text:p>
          </table:table-cell>
          <table:table-cell office:value-type="float" office:value="321" table:formula="of:=1+SUM([.B321])" table:style-name="ce1">
            <text:p>321</text:p>
          </table:table-cell>
          <table:table-cell office:value-type="float" office:value="136.96" table:formula="of:=[BLEND18convert.$B322]*(256/600)" table:style-name="ce1">
            <text:p>136.96</text:p>
          </table:table-cell>
          <table:table-cell table:number-columns-repeated="15" table:style-name="ce1"/>
          <table:table-cell office:value-type="float" office:value="136.96" table:formula="of:=[BLEND18convert.$B322]*(256/600)" table:style-name="ce1">
            <text:p>136.96</text:p>
          </table:table-cell>
          <table:table-cell office:value-type="float" office:value="-2261" table:formula="of:=4000*[BLEND18convert.$A322]" table:style-name="ce1">
            <text:p>-226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5533</text:p>
          </table:table-cell>
          <table:table-cell office:value-type="float" office:value="322" table:formula="of:=1+SUM([.B322])" table:style-name="ce1">
            <text:p>322</text:p>
          </table:table-cell>
          <table:table-cell office:value-type="float" office:value="137.38666666666668" table:formula="of:=[BLEND18convert.$B323]*(256/600)" table:style-name="ce1">
            <text:p>137.3866667</text:p>
          </table:table-cell>
          <table:table-cell table:number-columns-repeated="15" table:style-name="ce1"/>
          <table:table-cell office:value-type="float" office:value="137.38666666666668" table:formula="of:=[BLEND18convert.$B323]*(256/600)" table:style-name="ce1">
            <text:p>137.3866667</text:p>
          </table:table-cell>
          <table:table-cell office:value-type="float" office:value="-2221.3200000000002" table:formula="of:=4000*[BLEND18convert.$A323]" table:style-name="ce1">
            <text:p>-2221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4544</text:p>
          </table:table-cell>
          <table:table-cell office:value-type="float" office:value="323" table:formula="of:=1+SUM([.B323])" table:style-name="ce1">
            <text:p>323</text:p>
          </table:table-cell>
          <table:table-cell office:value-type="float" office:value="137.81333333333333" table:formula="of:=[BLEND18convert.$B324]*(256/600)" table:style-name="ce1">
            <text:p>137.8133333</text:p>
          </table:table-cell>
          <table:table-cell table:number-columns-repeated="15" table:style-name="ce1"/>
          <table:table-cell office:value-type="float" office:value="137.81333333333333" table:formula="of:=[BLEND18convert.$B324]*(256/600)" table:style-name="ce1">
            <text:p>137.8133333</text:p>
          </table:table-cell>
          <table:table-cell office:value-type="float" office:value="-2181.7600000000002" table:formula="of:=4000*[BLEND18convert.$A324]" table:style-name="ce1">
            <text:p>-2181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3555</text:p>
          </table:table-cell>
          <table:table-cell office:value-type="float" office:value="324" table:formula="of:=1+SUM([.B324])" table:style-name="ce1">
            <text:p>324</text:p>
          </table:table-cell>
          <table:table-cell office:value-type="float" office:value="138.24" table:formula="of:=[BLEND18convert.$B325]*(256/600)" table:style-name="ce1">
            <text:p>138.24</text:p>
          </table:table-cell>
          <table:table-cell table:number-columns-repeated="15" table:style-name="ce1"/>
          <table:table-cell office:value-type="float" office:value="138.24" table:formula="of:=[BLEND18convert.$B325]*(256/600)" table:style-name="ce1">
            <text:p>138.24</text:p>
          </table:table-cell>
          <table:table-cell office:value-type="float" office:value="-2142.1999999999998" table:formula="of:=4000*[BLEND18convert.$A325]" table:style-name="ce1">
            <text:p>-2142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2567</text:p>
          </table:table-cell>
          <table:table-cell office:value-type="float" office:value="325" table:formula="of:=1+SUM([.B325])" table:style-name="ce1">
            <text:p>325</text:p>
          </table:table-cell>
          <table:table-cell office:value-type="float" office:value="138.66666666666669" table:formula="of:=[BLEND18convert.$B326]*(256/600)" table:style-name="ce1">
            <text:p>138.6666667</text:p>
          </table:table-cell>
          <table:table-cell table:number-columns-repeated="15" table:style-name="ce1"/>
          <table:table-cell office:value-type="float" office:value="138.66666666666669" table:formula="of:=[BLEND18convert.$B326]*(256/600)" table:style-name="ce1">
            <text:p>138.6666667</text:p>
          </table:table-cell>
          <table:table-cell office:value-type="float" office:value="-2102.6799999999998" table:formula="of:=4000*[BLEND18convert.$A326]" table:style-name="ce1">
            <text:p>-2102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1578</text:p>
          </table:table-cell>
          <table:table-cell office:value-type="float" office:value="326" table:formula="of:=1+SUM([.B326])" table:style-name="ce1">
            <text:p>326</text:p>
          </table:table-cell>
          <table:table-cell office:value-type="float" office:value="139.09333333333333" table:formula="of:=[BLEND18convert.$B327]*(256/600)" table:style-name="ce1">
            <text:p>139.0933333</text:p>
          </table:table-cell>
          <table:table-cell table:number-columns-repeated="15" table:style-name="ce1"/>
          <table:table-cell office:value-type="float" office:value="139.09333333333333" table:formula="of:=[BLEND18convert.$B327]*(256/600)" table:style-name="ce1">
            <text:p>139.0933333</text:p>
          </table:table-cell>
          <table:table-cell office:value-type="float" office:value="-2063.12" table:formula="of:=4000*[BLEND18convert.$A327]" table:style-name="ce1">
            <text:p>-2063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0583</text:p>
          </table:table-cell>
          <table:table-cell office:value-type="float" office:value="327" table:formula="of:=1+SUM([.B327])" table:style-name="ce1">
            <text:p>327</text:p>
          </table:table-cell>
          <table:table-cell office:value-type="float" office:value="139.52000000000001" table:formula="of:=[BLEND18convert.$B328]*(256/600)" table:style-name="ce1">
            <text:p>139.52</text:p>
          </table:table-cell>
          <table:table-cell table:number-columns-repeated="15" table:style-name="ce1"/>
          <table:table-cell office:value-type="float" office:value="139.52000000000001" table:formula="of:=[BLEND18convert.$B328]*(256/600)" table:style-name="ce1">
            <text:p>139.52</text:p>
          </table:table-cell>
          <table:table-cell office:value-type="float" office:value="-2023.32" table:formula="of:=4000*[BLEND18convert.$A328]" table:style-name="ce1">
            <text:p>-2023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9594</text:p>
          </table:table-cell>
          <table:table-cell office:value-type="float" office:value="328" table:formula="of:=1+SUM([.B328])" table:style-name="ce1">
            <text:p>328</text:p>
          </table:table-cell>
          <table:table-cell office:value-type="float" office:value="139.94666666666669" table:formula="of:=[BLEND18convert.$B329]*(256/600)" table:style-name="ce1">
            <text:p>139.9466667</text:p>
          </table:table-cell>
          <table:table-cell table:number-columns-repeated="15" table:style-name="ce1"/>
          <table:table-cell office:value-type="float" office:value="139.94666666666669" table:formula="of:=[BLEND18convert.$B329]*(256/600)" table:style-name="ce1">
            <text:p>139.9466667</text:p>
          </table:table-cell>
          <table:table-cell office:value-type="float" office:value="-1983.76" table:formula="of:=4000*[BLEND18convert.$A329]" table:style-name="ce1">
            <text:p>-1983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8602</text:p>
          </table:table-cell>
          <table:table-cell office:value-type="float" office:value="329" table:formula="of:=1+SUM([.B329])" table:style-name="ce1">
            <text:p>329</text:p>
          </table:table-cell>
          <table:table-cell office:value-type="float" office:value="140.37333333333333" table:formula="of:=[BLEND18convert.$B330]*(256/600)" table:style-name="ce1">
            <text:p>140.3733333</text:p>
          </table:table-cell>
          <table:table-cell table:number-columns-repeated="15" table:style-name="ce1"/>
          <table:table-cell office:value-type="float" office:value="140.37333333333333" table:formula="of:=[BLEND18convert.$B330]*(256/600)" table:style-name="ce1">
            <text:p>140.3733333</text:p>
          </table:table-cell>
          <table:table-cell office:value-type="float" office:value="-1944.08" table:formula="of:=4000*[BLEND18convert.$A330]" table:style-name="ce1">
            <text:p>-1944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7610</text:p>
          </table:table-cell>
          <table:table-cell office:value-type="float" office:value="330" table:formula="of:=1+SUM([.B330])" table:style-name="ce1">
            <text:p>330</text:p>
          </table:table-cell>
          <table:table-cell office:value-type="float" office:value="140.80000000000001" table:formula="of:=[BLEND18convert.$B331]*(256/600)" table:style-name="ce1">
            <text:p>140.8</text:p>
          </table:table-cell>
          <table:table-cell table:number-columns-repeated="15" table:style-name="ce1"/>
          <table:table-cell office:value-type="float" office:value="140.80000000000001" table:formula="of:=[BLEND18convert.$B331]*(256/600)" table:style-name="ce1">
            <text:p>140.8</text:p>
          </table:table-cell>
          <table:table-cell office:value-type="float" office:value="-1904.4" table:formula="of:=4000*[BLEND18convert.$A331]" table:style-name="ce1">
            <text:p>-1904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6619</text:p>
          </table:table-cell>
          <table:table-cell office:value-type="float" office:value="331" table:formula="of:=1+SUM([.B331])" table:style-name="ce1">
            <text:p>331</text:p>
          </table:table-cell>
          <table:table-cell office:value-type="float" office:value="141.22666666666669" table:formula="of:=[BLEND18convert.$B332]*(256/600)" table:style-name="ce1">
            <text:p>141.2266667</text:p>
          </table:table-cell>
          <table:table-cell table:number-columns-repeated="15" table:style-name="ce1"/>
          <table:table-cell office:value-type="float" office:value="141.22666666666669" table:formula="of:=[BLEND18convert.$B332]*(256/600)" table:style-name="ce1">
            <text:p>141.2266667</text:p>
          </table:table-cell>
          <table:table-cell office:value-type="float" office:value="-1864.76" table:formula="of:=4000*[BLEND18convert.$A332]" table:style-name="ce1">
            <text:p>-1864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5621</text:p>
          </table:table-cell>
          <table:table-cell office:value-type="float" office:value="332" table:formula="of:=1+SUM([.B332])" table:style-name="ce1">
            <text:p>332</text:p>
          </table:table-cell>
          <table:table-cell office:value-type="float" office:value="141.65333333333334" table:formula="of:=[BLEND18convert.$B333]*(256/600)" table:style-name="ce1">
            <text:p>141.6533333</text:p>
          </table:table-cell>
          <table:table-cell table:number-columns-repeated="15" table:style-name="ce1"/>
          <table:table-cell office:value-type="float" office:value="141.65333333333334" table:formula="of:=[BLEND18convert.$B333]*(256/600)" table:style-name="ce1">
            <text:p>141.6533333</text:p>
          </table:table-cell>
          <table:table-cell office:value-type="float" office:value="-1824.84" table:formula="of:=4000*[BLEND18convert.$A333]" table:style-name="ce1">
            <text:p>-1824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4635</text:p>
          </table:table-cell>
          <table:table-cell office:value-type="float" office:value="333" table:formula="of:=1+SUM([.B333])" table:style-name="ce1">
            <text:p>333</text:p>
          </table:table-cell>
          <table:table-cell office:value-type="float" office:value="142.08000000000001" table:formula="of:=[BLEND18convert.$B334]*(256/600)" table:style-name="ce1">
            <text:p>142.08</text:p>
          </table:table-cell>
          <table:table-cell table:number-columns-repeated="15" table:style-name="ce1"/>
          <table:table-cell office:value-type="float" office:value="142.08000000000001" table:formula="of:=[BLEND18convert.$B334]*(256/600)" table:style-name="ce1">
            <text:p>142.08</text:p>
          </table:table-cell>
          <table:table-cell office:value-type="float" office:value="-1785.4" table:formula="of:=4000*[BLEND18convert.$A334]" table:style-name="ce1">
            <text:p>-1785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3631</text:p>
          </table:table-cell>
          <table:table-cell office:value-type="float" office:value="334" table:formula="of:=1+SUM([.B334])" table:style-name="ce1">
            <text:p>334</text:p>
          </table:table-cell>
          <table:table-cell office:value-type="float" office:value="142.50666666666669" table:formula="of:=[BLEND18convert.$B335]*(256/600)" table:style-name="ce1">
            <text:p>142.5066667</text:p>
          </table:table-cell>
          <table:table-cell table:number-columns-repeated="15" table:style-name="ce1"/>
          <table:table-cell office:value-type="float" office:value="142.50666666666669" table:formula="of:=[BLEND18convert.$B335]*(256/600)" table:style-name="ce1">
            <text:p>142.5066667</text:p>
          </table:table-cell>
          <table:table-cell office:value-type="float" office:value="-1745.24" table:formula="of:=4000*[BLEND18convert.$A335]" table:style-name="ce1">
            <text:p>-1745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2651</text:p>
          </table:table-cell>
          <table:table-cell office:value-type="float" office:value="335" table:formula="of:=1+SUM([.B335])" table:style-name="ce1">
            <text:p>335</text:p>
          </table:table-cell>
          <table:table-cell office:value-type="float" office:value="142.93333333333334" table:formula="of:=[BLEND18convert.$B336]*(256/600)" table:style-name="ce1">
            <text:p>142.9333333</text:p>
          </table:table-cell>
          <table:table-cell table:number-columns-repeated="15" table:style-name="ce1"/>
          <table:table-cell office:value-type="float" office:value="142.93333333333334" table:formula="of:=[BLEND18convert.$B336]*(256/600)" table:style-name="ce1">
            <text:p>142.9333333</text:p>
          </table:table-cell>
          <table:table-cell office:value-type="float" office:value="-1706.04" table:formula="of:=4000*[BLEND18convert.$A336]" table:style-name="ce1">
            <text:p>-1706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1641</text:p>
          </table:table-cell>
          <table:table-cell office:value-type="float" office:value="336" table:formula="of:=1+SUM([.B336])" table:style-name="ce1">
            <text:p>336</text:p>
          </table:table-cell>
          <table:table-cell office:value-type="float" office:value="143.36000000000001" table:formula="of:=[BLEND18convert.$B337]*(256/600)" table:style-name="ce1">
            <text:p>143.36</text:p>
          </table:table-cell>
          <table:table-cell table:number-columns-repeated="15" table:style-name="ce1"/>
          <table:table-cell office:value-type="float" office:value="143.36000000000001" table:formula="of:=[BLEND18convert.$B337]*(256/600)" table:style-name="ce1">
            <text:p>143.36</text:p>
          </table:table-cell>
          <table:table-cell office:value-type="float" office:value="-1665.64" table:formula="of:=4000*[BLEND18convert.$A337]" table:style-name="ce1">
            <text:p>-1665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0674</text:p>
          </table:table-cell>
          <table:table-cell office:value-type="float" office:value="337" table:formula="of:=1+SUM([.B337])" table:style-name="ce1">
            <text:p>337</text:p>
          </table:table-cell>
          <table:table-cell office:value-type="float" office:value="143.78666666666666" table:formula="of:=[BLEND18convert.$B338]*(256/600)" table:style-name="ce1">
            <text:p>143.7866667</text:p>
          </table:table-cell>
          <table:table-cell table:number-columns-repeated="15" table:style-name="ce1"/>
          <table:table-cell office:value-type="float" office:value="143.78666666666666" table:formula="of:=[BLEND18convert.$B338]*(256/600)" table:style-name="ce1">
            <text:p>143.7866667</text:p>
          </table:table-cell>
          <table:table-cell office:value-type="float" office:value="-1626.96" table:formula="of:=4000*[BLEND18convert.$A338]" table:style-name="ce1">
            <text:p>-1626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9667</text:p>
          </table:table-cell>
          <table:table-cell office:value-type="float" office:value="338" table:formula="of:=1+SUM([.B338])" table:style-name="ce1">
            <text:p>338</text:p>
          </table:table-cell>
          <table:table-cell office:value-type="float" office:value="144.21333333333334" table:formula="of:=[BLEND18convert.$B339]*(256/600)" table:style-name="ce1">
            <text:p>144.2133333</text:p>
          </table:table-cell>
          <table:table-cell table:number-columns-repeated="15" table:style-name="ce1"/>
          <table:table-cell office:value-type="float" office:value="144.21333333333334" table:formula="of:=[BLEND18convert.$B339]*(256/600)" table:style-name="ce1">
            <text:p>144.2133333</text:p>
          </table:table-cell>
          <table:table-cell office:value-type="float" office:value="-1586.68" table:formula="of:=4000*[BLEND18convert.$A339]" table:style-name="ce1">
            <text:p>-1586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9987</text:p>
          </table:table-cell>
          <table:table-cell office:value-type="float" office:value="339" table:formula="of:=1+SUM([.B339])" table:style-name="ce1">
            <text:p>339</text:p>
          </table:table-cell>
          <table:table-cell office:value-type="float" office:value="144.64000000000001" table:formula="of:=[BLEND18convert.$B340]*(256/600)" table:style-name="ce1">
            <text:p>144.64</text:p>
          </table:table-cell>
          <table:table-cell table:number-columns-repeated="15" table:style-name="ce1"/>
          <table:table-cell office:value-type="float" office:value="144.64000000000001" table:formula="of:=[BLEND18convert.$B340]*(256/600)" table:style-name="ce1">
            <text:p>144.64</text:p>
          </table:table-cell>
          <table:table-cell office:value-type="float" office:value="-1599.48" table:formula="of:=4000*[BLEND18convert.$A340]" table:style-name="ce1">
            <text:p>-1599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0912</text:p>
          </table:table-cell>
          <table:table-cell office:value-type="float" office:value="340" table:formula="of:=1+SUM([.B340])" table:style-name="ce1">
            <text:p>340</text:p>
          </table:table-cell>
          <table:table-cell office:value-type="float" office:value="145.06666666666666" table:formula="of:=[BLEND18convert.$B341]*(256/600)" table:style-name="ce1">
            <text:p>145.0666667</text:p>
          </table:table-cell>
          <table:table-cell table:number-columns-repeated="15" table:style-name="ce1"/>
          <table:table-cell office:value-type="float" office:value="145.06666666666666" table:formula="of:=[BLEND18convert.$B341]*(256/600)" table:style-name="ce1">
            <text:p>145.0666667</text:p>
          </table:table-cell>
          <table:table-cell office:value-type="float" office:value="-1636.48" table:formula="of:=4000*[BLEND18convert.$A341]" table:style-name="ce1">
            <text:p>-1636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1699</text:p>
          </table:table-cell>
          <table:table-cell office:value-type="float" office:value="341" table:formula="of:=1+SUM([.B341])" table:style-name="ce1">
            <text:p>341</text:p>
          </table:table-cell>
          <table:table-cell office:value-type="float" office:value="145.49333333333334" table:formula="of:=[BLEND18convert.$B342]*(256/600)" table:style-name="ce1">
            <text:p>145.4933333</text:p>
          </table:table-cell>
          <table:table-cell table:number-columns-repeated="15" table:style-name="ce1"/>
          <table:table-cell office:value-type="float" office:value="145.49333333333334" table:formula="of:=[BLEND18convert.$B342]*(256/600)" table:style-name="ce1">
            <text:p>145.4933333</text:p>
          </table:table-cell>
          <table:table-cell office:value-type="float" office:value="-1667.96" table:formula="of:=4000*[BLEND18convert.$A342]" table:style-name="ce1">
            <text:p>-1667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2572</text:p>
          </table:table-cell>
          <table:table-cell office:value-type="float" office:value="342" table:formula="of:=1+SUM([.B342])" table:style-name="ce1">
            <text:p>342</text:p>
          </table:table-cell>
          <table:table-cell office:value-type="float" office:value="145.92000000000002" table:formula="of:=[BLEND18convert.$B343]*(256/600)" table:style-name="ce1">
            <text:p>145.92</text:p>
          </table:table-cell>
          <table:table-cell table:number-columns-repeated="15" table:style-name="ce1"/>
          <table:table-cell office:value-type="float" office:value="145.92000000000002" table:formula="of:=[BLEND18convert.$B343]*(256/600)" table:style-name="ce1">
            <text:p>145.92</text:p>
          </table:table-cell>
          <table:table-cell office:value-type="float" office:value="-1702.8799999999999" table:formula="of:=4000*[BLEND18convert.$A343]" table:style-name="ce1">
            <text:p>-1702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3387</text:p>
          </table:table-cell>
          <table:table-cell office:value-type="float" office:value="343" table:formula="of:=1+SUM([.B343])" table:style-name="ce1">
            <text:p>343</text:p>
          </table:table-cell>
          <table:table-cell office:value-type="float" office:value="146.34666666666666" table:formula="of:=[BLEND18convert.$B344]*(256/600)" table:style-name="ce1">
            <text:p>146.3466667</text:p>
          </table:table-cell>
          <table:table-cell table:number-columns-repeated="15" table:style-name="ce1"/>
          <table:table-cell office:value-type="float" office:value="146.34666666666666" table:formula="of:=[BLEND18convert.$B344]*(256/600)" table:style-name="ce1">
            <text:p>146.3466667</text:p>
          </table:table-cell>
          <table:table-cell office:value-type="float" office:value="-1735.48" table:formula="of:=4000*[BLEND18convert.$A344]" table:style-name="ce1">
            <text:p>-1735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4235</text:p>
          </table:table-cell>
          <table:table-cell office:value-type="float" office:value="344" table:formula="of:=1+SUM([.B344])" table:style-name="ce1">
            <text:p>344</text:p>
          </table:table-cell>
          <table:table-cell office:value-type="float" office:value="146.77333333333334" table:formula="of:=[BLEND18convert.$B345]*(256/600)" table:style-name="ce1">
            <text:p>146.7733333</text:p>
          </table:table-cell>
          <table:table-cell table:number-columns-repeated="15" table:style-name="ce1"/>
          <table:table-cell office:value-type="float" office:value="146.77333333333334" table:formula="of:=[BLEND18convert.$B345]*(256/600)" table:style-name="ce1">
            <text:p>146.7733333</text:p>
          </table:table-cell>
          <table:table-cell office:value-type="float" office:value="-1769.4" table:formula="of:=4000*[BLEND18convert.$A345]" table:style-name="ce1">
            <text:p>-1769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5062</text:p>
          </table:table-cell>
          <table:table-cell office:value-type="float" office:value="345" table:formula="of:=1+SUM([.B345])" table:style-name="ce1">
            <text:p>345</text:p>
          </table:table-cell>
          <table:table-cell office:value-type="float" office:value="147.20000000000002" table:formula="of:=[BLEND18convert.$B346]*(256/600)" table:style-name="ce1">
            <text:p>147.2</text:p>
          </table:table-cell>
          <table:table-cell table:number-columns-repeated="15" table:style-name="ce1"/>
          <table:table-cell office:value-type="float" office:value="147.20000000000002" table:formula="of:=[BLEND18convert.$B346]*(256/600)" table:style-name="ce1">
            <text:p>147.2</text:p>
          </table:table-cell>
          <table:table-cell office:value-type="float" office:value="-1802.48" table:formula="of:=4000*[BLEND18convert.$A346]" table:style-name="ce1">
            <text:p>-1802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5908</text:p>
          </table:table-cell>
          <table:table-cell office:value-type="float" office:value="346" table:formula="of:=1+SUM([.B346])" table:style-name="ce1">
            <text:p>346</text:p>
          </table:table-cell>
          <table:table-cell office:value-type="float" office:value="147.62666666666667" table:formula="of:=[BLEND18convert.$B347]*(256/600)" table:style-name="ce1">
            <text:p>147.6266667</text:p>
          </table:table-cell>
          <table:table-cell table:number-columns-repeated="15" table:style-name="ce1"/>
          <table:table-cell office:value-type="float" office:value="147.62666666666667" table:formula="of:=[BLEND18convert.$B347]*(256/600)" table:style-name="ce1">
            <text:p>147.6266667</text:p>
          </table:table-cell>
          <table:table-cell office:value-type="float" office:value="-1836.32" table:formula="of:=4000*[BLEND18convert.$A347]" table:style-name="ce1">
            <text:p>-1836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6735</text:p>
          </table:table-cell>
          <table:table-cell office:value-type="float" office:value="347" table:formula="of:=1+SUM([.B347])" table:style-name="ce1">
            <text:p>347</text:p>
          </table:table-cell>
          <table:table-cell office:value-type="float" office:value="148.05333333333334" table:formula="of:=[BLEND18convert.$B348]*(256/600)" table:style-name="ce1">
            <text:p>148.0533333</text:p>
          </table:table-cell>
          <table:table-cell table:number-columns-repeated="15" table:style-name="ce1"/>
          <table:table-cell office:value-type="float" office:value="148.05333333333334" table:formula="of:=[BLEND18convert.$B348]*(256/600)" table:style-name="ce1">
            <text:p>148.0533333</text:p>
          </table:table-cell>
          <table:table-cell office:value-type="float" office:value="-1869.3999999999999" table:formula="of:=4000*[BLEND18convert.$A348]" table:style-name="ce1">
            <text:p>-1869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7571</text:p>
          </table:table-cell>
          <table:table-cell office:value-type="float" office:value="348" table:formula="of:=1+SUM([.B348])" table:style-name="ce1">
            <text:p>348</text:p>
          </table:table-cell>
          <table:table-cell office:value-type="float" office:value="148.48000000000002" table:formula="of:=[BLEND18convert.$B349]*(256/600)" table:style-name="ce1">
            <text:p>148.48</text:p>
          </table:table-cell>
          <table:table-cell table:number-columns-repeated="15" table:style-name="ce1"/>
          <table:table-cell office:value-type="float" office:value="148.48000000000002" table:formula="of:=[BLEND18convert.$B349]*(256/600)" table:style-name="ce1">
            <text:p>148.48</text:p>
          </table:table-cell>
          <table:table-cell office:value-type="float" office:value="-1902.8400000000001" table:formula="of:=4000*[BLEND18convert.$A349]" table:style-name="ce1">
            <text:p>-1902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8398</text:p>
          </table:table-cell>
          <table:table-cell office:value-type="float" office:value="349" table:formula="of:=1+SUM([.B349])" table:style-name="ce1">
            <text:p>349</text:p>
          </table:table-cell>
          <table:table-cell office:value-type="float" office:value="148.90666666666667" table:formula="of:=[BLEND18convert.$B350]*(256/600)" table:style-name="ce1">
            <text:p>148.9066667</text:p>
          </table:table-cell>
          <table:table-cell table:number-columns-repeated="15" table:style-name="ce1"/>
          <table:table-cell office:value-type="float" office:value="148.90666666666667" table:formula="of:=[BLEND18convert.$B350]*(256/600)" table:style-name="ce1">
            <text:p>148.9066667</text:p>
          </table:table-cell>
          <table:table-cell office:value-type="float" office:value="-1935.92" table:formula="of:=4000*[BLEND18convert.$A350]" table:style-name="ce1">
            <text:p>-1935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9237</text:p>
          </table:table-cell>
          <table:table-cell office:value-type="float" office:value="350" table:formula="of:=1+SUM([.B350])" table:style-name="ce1">
            <text:p>350</text:p>
          </table:table-cell>
          <table:table-cell office:value-type="float" office:value="149.33333333333334" table:formula="of:=[BLEND18convert.$B351]*(256/600)" table:style-name="ce1">
            <text:p>149.3333333</text:p>
          </table:table-cell>
          <table:table-cell table:number-columns-repeated="15" table:style-name="ce1"/>
          <table:table-cell office:value-type="float" office:value="149.33333333333334" table:formula="of:=[BLEND18convert.$B351]*(256/600)" table:style-name="ce1">
            <text:p>149.3333333</text:p>
          </table:table-cell>
          <table:table-cell office:value-type="float" office:value="-1969.4799999999998" table:formula="of:=4000*[BLEND18convert.$A351]" table:style-name="ce1">
            <text:p>-1969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0064</text:p>
          </table:table-cell>
          <table:table-cell office:value-type="float" office:value="351" table:formula="of:=1+SUM([.B351])" table:style-name="ce1">
            <text:p>351</text:p>
          </table:table-cell>
          <table:table-cell office:value-type="float" office:value="149.76000000000002" table:formula="of:=[BLEND18convert.$B352]*(256/600)" table:style-name="ce1">
            <text:p>149.76</text:p>
          </table:table-cell>
          <table:table-cell table:number-columns-repeated="15" table:style-name="ce1"/>
          <table:table-cell office:value-type="float" office:value="149.76000000000002" table:formula="of:=[BLEND18convert.$B352]*(256/600)" table:style-name="ce1">
            <text:p>149.76</text:p>
          </table:table-cell>
          <table:table-cell office:value-type="float" office:value="-2002.56" table:formula="of:=4000*[BLEND18convert.$A352]" table:style-name="ce1">
            <text:p>-2002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0897</text:p>
          </table:table-cell>
          <table:table-cell office:value-type="float" office:value="352" table:formula="of:=1+SUM([.B352])" table:style-name="ce1">
            <text:p>352</text:p>
          </table:table-cell>
          <table:table-cell office:value-type="float" office:value="150.18666666666667" table:formula="of:=[BLEND18convert.$B353]*(256/600)" table:style-name="ce1">
            <text:p>150.1866667</text:p>
          </table:table-cell>
          <table:table-cell table:number-columns-repeated="15" table:style-name="ce1"/>
          <table:table-cell office:value-type="float" office:value="150.18666666666667" table:formula="of:=[BLEND18convert.$B353]*(256/600)" table:style-name="ce1">
            <text:p>150.1866667</text:p>
          </table:table-cell>
          <table:table-cell office:value-type="float" office:value="-2035.88" table:formula="of:=4000*[BLEND18convert.$A353]" table:style-name="ce1">
            <text:p>-2035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1727</text:p>
          </table:table-cell>
          <table:table-cell office:value-type="float" office:value="353" table:formula="of:=1+SUM([.B353])" table:style-name="ce1">
            <text:p>353</text:p>
          </table:table-cell>
          <table:table-cell office:value-type="float" office:value="150.61333333333334" table:formula="of:=[BLEND18convert.$B354]*(256/600)" table:style-name="ce1">
            <text:p>150.6133333</text:p>
          </table:table-cell>
          <table:table-cell table:number-columns-repeated="15" table:style-name="ce1"/>
          <table:table-cell office:value-type="float" office:value="150.61333333333334" table:formula="of:=[BLEND18convert.$B354]*(256/600)" table:style-name="ce1">
            <text:p>150.6133333</text:p>
          </table:table-cell>
          <table:table-cell office:value-type="float" office:value="-2069.08" table:formula="of:=4000*[BLEND18convert.$A354]" table:style-name="ce1">
            <text:p>-2069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2560</text:p>
          </table:table-cell>
          <table:table-cell office:value-type="float" office:value="354" table:formula="of:=1+SUM([.B354])" table:style-name="ce1">
            <text:p>354</text:p>
          </table:table-cell>
          <table:table-cell office:value-type="float" office:value="151.04000000000002" table:formula="of:=[BLEND18convert.$B355]*(256/600)" table:style-name="ce1">
            <text:p>151.04</text:p>
          </table:table-cell>
          <table:table-cell table:number-columns-repeated="15" table:style-name="ce1"/>
          <table:table-cell office:value-type="float" office:value="151.04000000000002" table:formula="of:=[BLEND18convert.$B355]*(256/600)" table:style-name="ce1">
            <text:p>151.04</text:p>
          </table:table-cell>
          <table:table-cell office:value-type="float" office:value="-2102.3999999999996" table:formula="of:=4000*[BLEND18convert.$A355]" table:style-name="ce1">
            <text:p>-2102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3387</text:p>
          </table:table-cell>
          <table:table-cell office:value-type="float" office:value="355" table:formula="of:=1+SUM([.B355])" table:style-name="ce1">
            <text:p>355</text:p>
          </table:table-cell>
          <table:table-cell office:value-type="float" office:value="151.46666666666667" table:formula="of:=[BLEND18convert.$B356]*(256/600)" table:style-name="ce1">
            <text:p>151.4666667</text:p>
          </table:table-cell>
          <table:table-cell table:number-columns-repeated="15" table:style-name="ce1"/>
          <table:table-cell office:value-type="float" office:value="151.46666666666667" table:formula="of:=[BLEND18convert.$B356]*(256/600)" table:style-name="ce1">
            <text:p>151.4666667</text:p>
          </table:table-cell>
          <table:table-cell office:value-type="float" office:value="-2135.48" table:formula="of:=4000*[BLEND18convert.$A356]" table:style-name="ce1">
            <text:p>-2135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4214</text:p>
          </table:table-cell>
          <table:table-cell office:value-type="float" office:value="356" table:formula="of:=1+SUM([.B356])" table:style-name="ce1">
            <text:p>356</text:p>
          </table:table-cell>
          <table:table-cell office:value-type="float" office:value="151.89333333333335" table:formula="of:=[BLEND18convert.$B357]*(256/600)" table:style-name="ce1">
            <text:p>151.8933333</text:p>
          </table:table-cell>
          <table:table-cell table:number-columns-repeated="15" table:style-name="ce1"/>
          <table:table-cell office:value-type="float" office:value="151.89333333333335" table:formula="of:=[BLEND18convert.$B357]*(256/600)" table:style-name="ce1">
            <text:p>151.8933333</text:p>
          </table:table-cell>
          <table:table-cell office:value-type="float" office:value="-2168.56" table:formula="of:=4000*[BLEND18convert.$A357]" table:style-name="ce1">
            <text:p>-2168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5042</text:p>
          </table:table-cell>
          <table:table-cell office:value-type="float" office:value="357" table:formula="of:=1+SUM([.B357])" table:style-name="ce1">
            <text:p>357</text:p>
          </table:table-cell>
          <table:table-cell office:value-type="float" office:value="152.32000000000002" table:formula="of:=[BLEND18convert.$B358]*(256/600)" table:style-name="ce1">
            <text:p>152.32</text:p>
          </table:table-cell>
          <table:table-cell table:number-columns-repeated="15" table:style-name="ce1"/>
          <table:table-cell office:value-type="float" office:value="152.32000000000002" table:formula="of:=[BLEND18convert.$B358]*(256/600)" table:style-name="ce1">
            <text:p>152.32</text:p>
          </table:table-cell>
          <table:table-cell office:value-type="float" office:value="-2201.6800000000003" table:formula="of:=4000*[BLEND18convert.$A358]" table:style-name="ce1">
            <text:p>-2201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5869</text:p>
          </table:table-cell>
          <table:table-cell office:value-type="float" office:value="358" table:formula="of:=1+SUM([.B358])" table:style-name="ce1">
            <text:p>358</text:p>
          </table:table-cell>
          <table:table-cell office:value-type="float" office:value="152.74666666666667" table:formula="of:=[BLEND18convert.$B359]*(256/600)" table:style-name="ce1">
            <text:p>152.7466667</text:p>
          </table:table-cell>
          <table:table-cell table:number-columns-repeated="15" table:style-name="ce1"/>
          <table:table-cell office:value-type="float" office:value="152.74666666666667" table:formula="of:=[BLEND18convert.$B359]*(256/600)" table:style-name="ce1">
            <text:p>152.7466667</text:p>
          </table:table-cell>
          <table:table-cell office:value-type="float" office:value="-2234.7600000000002" table:formula="of:=4000*[BLEND18convert.$A359]" table:style-name="ce1">
            <text:p>-2234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6696</text:p>
          </table:table-cell>
          <table:table-cell office:value-type="float" office:value="359" table:formula="of:=1+SUM([.B359])" table:style-name="ce1">
            <text:p>359</text:p>
          </table:table-cell>
          <table:table-cell office:value-type="float" office:value="153.17333333333335" table:formula="of:=[BLEND18convert.$B360]*(256/600)" table:style-name="ce1">
            <text:p>153.1733333</text:p>
          </table:table-cell>
          <table:table-cell table:number-columns-repeated="15" table:style-name="ce1"/>
          <table:table-cell office:value-type="float" office:value="153.17333333333335" table:formula="of:=[BLEND18convert.$B360]*(256/600)" table:style-name="ce1">
            <text:p>153.1733333</text:p>
          </table:table-cell>
          <table:table-cell office:value-type="float" office:value="-2267.84" table:formula="of:=4000*[BLEND18convert.$A360]" table:style-name="ce1">
            <text:p>-2267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7523</text:p>
          </table:table-cell>
          <table:table-cell office:value-type="float" office:value="360" table:formula="of:=1+SUM([.B360])" table:style-name="ce1">
            <text:p>360</text:p>
          </table:table-cell>
          <table:table-cell office:value-type="float" office:value="153.60000000000002" table:formula="of:=[BLEND18convert.$B361]*(256/600)" table:style-name="ce1">
            <text:p>153.6</text:p>
          </table:table-cell>
          <table:table-cell table:number-columns-repeated="15" table:style-name="ce1"/>
          <table:table-cell office:value-type="float" office:value="153.60000000000002" table:formula="of:=[BLEND18convert.$B361]*(256/600)" table:style-name="ce1">
            <text:p>153.6</text:p>
          </table:table-cell>
          <table:table-cell office:value-type="float" office:value="-2300.92" table:formula="of:=4000*[BLEND18convert.$A361]" table:style-name="ce1">
            <text:p>-2300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8350</text:p>
          </table:table-cell>
          <table:table-cell office:value-type="float" office:value="361" table:formula="of:=1+SUM([.B361])" table:style-name="ce1">
            <text:p>361</text:p>
          </table:table-cell>
          <table:table-cell office:value-type="float" office:value="154.02666666666667" table:formula="of:=[BLEND18convert.$B362]*(256/600)" table:style-name="ce1">
            <text:p>154.0266667</text:p>
          </table:table-cell>
          <table:table-cell table:number-columns-repeated="15" table:style-name="ce1"/>
          <table:table-cell office:value-type="float" office:value="154.02666666666667" table:formula="of:=[BLEND18convert.$B362]*(256/600)" table:style-name="ce1">
            <text:p>154.0266667</text:p>
          </table:table-cell>
          <table:table-cell office:value-type="float" office:value="-2334" table:formula="of:=4000*[BLEND18convert.$A362]" table:style-name="ce1">
            <text:p>-233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9174</text:p>
          </table:table-cell>
          <table:table-cell office:value-type="float" office:value="362" table:formula="of:=1+SUM([.B362])" table:style-name="ce1">
            <text:p>362</text:p>
          </table:table-cell>
          <table:table-cell office:value-type="float" office:value="154.45333333333335" table:formula="of:=[BLEND18convert.$B363]*(256/600)" table:style-name="ce1">
            <text:p>154.4533333</text:p>
          </table:table-cell>
          <table:table-cell table:number-columns-repeated="15" table:style-name="ce1"/>
          <table:table-cell office:value-type="float" office:value="154.45333333333335" table:formula="of:=[BLEND18convert.$B363]*(256/600)" table:style-name="ce1">
            <text:p>154.4533333</text:p>
          </table:table-cell>
          <table:table-cell office:value-type="float" office:value="-2366.96" table:formula="of:=4000*[BLEND18convert.$A363]" table:style-name="ce1">
            <text:p>-2366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0001</text:p>
          </table:table-cell>
          <table:table-cell office:value-type="float" office:value="363" table:formula="of:=1+SUM([.B363])" table:style-name="ce1">
            <text:p>363</text:p>
          </table:table-cell>
          <table:table-cell office:value-type="float" office:value="154.88000000000002" table:formula="of:=[BLEND18convert.$B364]*(256/600)" table:style-name="ce1">
            <text:p>154.88</text:p>
          </table:table-cell>
          <table:table-cell table:number-columns-repeated="15" table:style-name="ce1"/>
          <table:table-cell office:value-type="float" office:value="154.88000000000002" table:formula="of:=[BLEND18convert.$B364]*(256/600)" table:style-name="ce1">
            <text:p>154.88</text:p>
          </table:table-cell>
          <table:table-cell office:value-type="float" office:value="-2400.04" table:formula="of:=4000*[BLEND18convert.$A364]" table:style-name="ce1">
            <text:p>-2400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0822</text:p>
          </table:table-cell>
          <table:table-cell office:value-type="float" office:value="364" table:formula="of:=1+SUM([.B364])" table:style-name="ce1">
            <text:p>364</text:p>
          </table:table-cell>
          <table:table-cell office:value-type="float" office:value="155.30666666666667" table:formula="of:=[BLEND18convert.$B365]*(256/600)" table:style-name="ce1">
            <text:p>155.3066667</text:p>
          </table:table-cell>
          <table:table-cell table:number-columns-repeated="15" table:style-name="ce1"/>
          <table:table-cell office:value-type="float" office:value="155.30666666666667" table:formula="of:=[BLEND18convert.$B365]*(256/600)" table:style-name="ce1">
            <text:p>155.3066667</text:p>
          </table:table-cell>
          <table:table-cell office:value-type="float" office:value="-2432.88" table:formula="of:=4000*[BLEND18convert.$A365]" table:style-name="ce1">
            <text:p>-2432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1642</text:p>
          </table:table-cell>
          <table:table-cell office:value-type="float" office:value="365" table:formula="of:=1+SUM([.B365])" table:style-name="ce1">
            <text:p>365</text:p>
          </table:table-cell>
          <table:table-cell office:value-type="float" office:value="155.73333333333335" table:formula="of:=[BLEND18convert.$B366]*(256/600)" table:style-name="ce1">
            <text:p>155.7333333</text:p>
          </table:table-cell>
          <table:table-cell table:number-columns-repeated="15" table:style-name="ce1"/>
          <table:table-cell office:value-type="float" office:value="155.73333333333335" table:formula="of:=[BLEND18convert.$B366]*(256/600)" table:style-name="ce1">
            <text:p>155.7333333</text:p>
          </table:table-cell>
          <table:table-cell office:value-type="float" office:value="-2465.6799999999998" table:formula="of:=4000*[BLEND18convert.$A366]" table:style-name="ce1">
            <text:p>-2465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2463</text:p>
          </table:table-cell>
          <table:table-cell office:value-type="float" office:value="366" table:formula="of:=1+SUM([.B366])" table:style-name="ce1">
            <text:p>366</text:p>
          </table:table-cell>
          <table:table-cell office:value-type="float" office:value="156.16" table:formula="of:=[BLEND18convert.$B367]*(256/600)" table:style-name="ce1">
            <text:p>156.16</text:p>
          </table:table-cell>
          <table:table-cell table:number-columns-repeated="15" table:style-name="ce1"/>
          <table:table-cell office:value-type="float" office:value="156.16" table:formula="of:=[BLEND18convert.$B367]*(256/600)" table:style-name="ce1">
            <text:p>156.16</text:p>
          </table:table-cell>
          <table:table-cell office:value-type="float" office:value="-2498.52" table:formula="of:=4000*[BLEND18convert.$A367]" table:style-name="ce1">
            <text:p>-2498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3281</text:p>
          </table:table-cell>
          <table:table-cell office:value-type="float" office:value="367" table:formula="of:=1+SUM([.B367])" table:style-name="ce1">
            <text:p>367</text:p>
          </table:table-cell>
          <table:table-cell office:value-type="float" office:value="156.58666666666667" table:formula="of:=[BLEND18convert.$B368]*(256/600)" table:style-name="ce1">
            <text:p>156.5866667</text:p>
          </table:table-cell>
          <table:table-cell table:number-columns-repeated="15" table:style-name="ce1"/>
          <table:table-cell office:value-type="float" office:value="156.58666666666667" table:formula="of:=[BLEND18convert.$B368]*(256/600)" table:style-name="ce1">
            <text:p>156.5866667</text:p>
          </table:table-cell>
          <table:table-cell office:value-type="float" office:value="-2531.2399999999998" table:formula="of:=4000*[BLEND18convert.$A368]" table:style-name="ce1">
            <text:p>-2531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4102</text:p>
          </table:table-cell>
          <table:table-cell office:value-type="float" office:value="368" table:formula="of:=1+SUM([.B368])" table:style-name="ce1">
            <text:p>368</text:p>
          </table:table-cell>
          <table:table-cell office:value-type="float" office:value="157.01333333333335" table:formula="of:=[BLEND18convert.$B369]*(256/600)" table:style-name="ce1">
            <text:p>157.0133333</text:p>
          </table:table-cell>
          <table:table-cell table:number-columns-repeated="15" table:style-name="ce1"/>
          <table:table-cell office:value-type="float" office:value="157.01333333333335" table:formula="of:=[BLEND18convert.$B369]*(256/600)" table:style-name="ce1">
            <text:p>157.0133333</text:p>
          </table:table-cell>
          <table:table-cell office:value-type="float" office:value="-2564.08" table:formula="of:=4000*[BLEND18convert.$A369]" table:style-name="ce1">
            <text:p>-2564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4923</text:p>
          </table:table-cell>
          <table:table-cell office:value-type="float" office:value="369" table:formula="of:=1+SUM([.B369])" table:style-name="ce1">
            <text:p>369</text:p>
          </table:table-cell>
          <table:table-cell office:value-type="float" office:value="157.44" table:formula="of:=[BLEND18convert.$B370]*(256/600)" table:style-name="ce1">
            <text:p>157.44</text:p>
          </table:table-cell>
          <table:table-cell table:number-columns-repeated="15" table:style-name="ce1"/>
          <table:table-cell office:value-type="float" office:value="157.44" table:formula="of:=[BLEND18convert.$B370]*(256/600)" table:style-name="ce1">
            <text:p>157.44</text:p>
          </table:table-cell>
          <table:table-cell office:value-type="float" office:value="-2596.92" table:formula="of:=4000*[BLEND18convert.$A370]" table:style-name="ce1">
            <text:p>-2596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5741</text:p>
          </table:table-cell>
          <table:table-cell office:value-type="float" office:value="370" table:formula="of:=1+SUM([.B370])" table:style-name="ce1">
            <text:p>370</text:p>
          </table:table-cell>
          <table:table-cell office:value-type="float" office:value="157.86666666666667" table:formula="of:=[BLEND18convert.$B371]*(256/600)" table:style-name="ce1">
            <text:p>157.8666667</text:p>
          </table:table-cell>
          <table:table-cell table:number-columns-repeated="15" table:style-name="ce1"/>
          <table:table-cell office:value-type="float" office:value="157.86666666666667" table:formula="of:=[BLEND18convert.$B371]*(256/600)" table:style-name="ce1">
            <text:p>157.8666667</text:p>
          </table:table-cell>
          <table:table-cell office:value-type="float" office:value="-2629.6400000000003" table:formula="of:=4000*[BLEND18convert.$A371]" table:style-name="ce1">
            <text:p>-2629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6556</text:p>
          </table:table-cell>
          <table:table-cell office:value-type="float" office:value="371" table:formula="of:=1+SUM([.B371])" table:style-name="ce1">
            <text:p>371</text:p>
          </table:table-cell>
          <table:table-cell office:value-type="float" office:value="158.29333333333335" table:formula="of:=[BLEND18convert.$B372]*(256/600)" table:style-name="ce1">
            <text:p>158.2933333</text:p>
          </table:table-cell>
          <table:table-cell table:number-columns-repeated="15" table:style-name="ce1"/>
          <table:table-cell office:value-type="float" office:value="158.29333333333335" table:formula="of:=[BLEND18convert.$B372]*(256/600)" table:style-name="ce1">
            <text:p>158.2933333</text:p>
          </table:table-cell>
          <table:table-cell office:value-type="float" office:value="-2662.2400000000002" table:formula="of:=4000*[BLEND18convert.$A372]" table:style-name="ce1">
            <text:p>-2662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7374</text:p>
          </table:table-cell>
          <table:table-cell office:value-type="float" office:value="372" table:formula="of:=1+SUM([.B372])" table:style-name="ce1">
            <text:p>372</text:p>
          </table:table-cell>
          <table:table-cell office:value-type="float" office:value="158.72" table:formula="of:=[BLEND18convert.$B373]*(256/600)" table:style-name="ce1">
            <text:p>158.72</text:p>
          </table:table-cell>
          <table:table-cell table:number-columns-repeated="15" table:style-name="ce1"/>
          <table:table-cell office:value-type="float" office:value="158.72" table:formula="of:=[BLEND18convert.$B373]*(256/600)" table:style-name="ce1">
            <text:p>158.72</text:p>
          </table:table-cell>
          <table:table-cell office:value-type="float" office:value="-2694.96" table:formula="of:=4000*[BLEND18convert.$A373]" table:style-name="ce1">
            <text:p>-2694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8188</text:p>
          </table:table-cell>
          <table:table-cell office:value-type="float" office:value="373" table:formula="of:=1+SUM([.B373])" table:style-name="ce1">
            <text:p>373</text:p>
          </table:table-cell>
          <table:table-cell office:value-type="float" office:value="159.14666666666668" table:formula="of:=[BLEND18convert.$B374]*(256/600)" table:style-name="ce1">
            <text:p>159.1466667</text:p>
          </table:table-cell>
          <table:table-cell table:number-columns-repeated="15" table:style-name="ce1"/>
          <table:table-cell office:value-type="float" office:value="159.14666666666668" table:formula="of:=[BLEND18convert.$B374]*(256/600)" table:style-name="ce1">
            <text:p>159.1466667</text:p>
          </table:table-cell>
          <table:table-cell office:value-type="float" office:value="-2727.52" table:formula="of:=4000*[BLEND18convert.$A374]" table:style-name="ce1">
            <text:p>-2727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9006</text:p>
          </table:table-cell>
          <table:table-cell office:value-type="float" office:value="374" table:formula="of:=1+SUM([.B374])" table:style-name="ce1">
            <text:p>374</text:p>
          </table:table-cell>
          <table:table-cell office:value-type="float" office:value="159.57333333333335" table:formula="of:=[BLEND18convert.$B375]*(256/600)" table:style-name="ce1">
            <text:p>159.5733333</text:p>
          </table:table-cell>
          <table:table-cell table:number-columns-repeated="15" table:style-name="ce1"/>
          <table:table-cell office:value-type="float" office:value="159.57333333333335" table:formula="of:=[BLEND18convert.$B375]*(256/600)" table:style-name="ce1">
            <text:p>159.5733333</text:p>
          </table:table-cell>
          <table:table-cell office:value-type="float" office:value="-2760.2400000000002" table:formula="of:=4000*[BLEND18convert.$A375]" table:style-name="ce1">
            <text:p>-2760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9818</text:p>
          </table:table-cell>
          <table:table-cell office:value-type="float" office:value="375" table:formula="of:=1+SUM([.B375])" table:style-name="ce1">
            <text:p>375</text:p>
          </table:table-cell>
          <table:table-cell office:value-type="float" office:value="160" table:formula="of:=[BLEND18convert.$B376]*(256/600)" table:style-name="ce1">
            <text:p>160</text:p>
          </table:table-cell>
          <table:table-cell table:number-columns-repeated="15" table:style-name="ce1"/>
          <table:table-cell office:value-type="float" office:value="160" table:formula="of:=[BLEND18convert.$B376]*(256/600)" table:style-name="ce1">
            <text:p>160</text:p>
          </table:table-cell>
          <table:table-cell office:value-type="float" office:value="-2792.7200000000003" table:formula="of:=4000*[BLEND18convert.$A376]" table:style-name="ce1">
            <text:p>-2792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0627</text:p>
          </table:table-cell>
          <table:table-cell office:value-type="float" office:value="376" table:formula="of:=1+SUM([.B376])" table:style-name="ce1">
            <text:p>376</text:p>
          </table:table-cell>
          <table:table-cell office:value-type="float" office:value="160.42666666666668" table:formula="of:=[BLEND18convert.$B377]*(256/600)" table:style-name="ce1">
            <text:p>160.4266667</text:p>
          </table:table-cell>
          <table:table-cell table:number-columns-repeated="15" table:style-name="ce1"/>
          <table:table-cell office:value-type="float" office:value="160.42666666666668" table:formula="of:=[BLEND18convert.$B377]*(256/600)" table:style-name="ce1">
            <text:p>160.4266667</text:p>
          </table:table-cell>
          <table:table-cell office:value-type="float" office:value="-2825.08" table:formula="of:=4000*[BLEND18convert.$A377]" table:style-name="ce1">
            <text:p>-2825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1445</text:p>
          </table:table-cell>
          <table:table-cell office:value-type="float" office:value="377" table:formula="of:=1+SUM([.B377])" table:style-name="ce1">
            <text:p>377</text:p>
          </table:table-cell>
          <table:table-cell office:value-type="float" office:value="160.85333333333335" table:formula="of:=[BLEND18convert.$B378]*(256/600)" table:style-name="ce1">
            <text:p>160.8533333</text:p>
          </table:table-cell>
          <table:table-cell table:number-columns-repeated="15" table:style-name="ce1"/>
          <table:table-cell office:value-type="float" office:value="160.85333333333335" table:formula="of:=[BLEND18convert.$B378]*(256/600)" table:style-name="ce1">
            <text:p>160.8533333</text:p>
          </table:table-cell>
          <table:table-cell office:value-type="float" office:value="-2857.8" table:formula="of:=4000*[BLEND18convert.$A378]" table:style-name="ce1">
            <text:p>-2857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2253</text:p>
          </table:table-cell>
          <table:table-cell office:value-type="float" office:value="378" table:formula="of:=1+SUM([.B378])" table:style-name="ce1">
            <text:p>378</text:p>
          </table:table-cell>
          <table:table-cell office:value-type="float" office:value="161.28" table:formula="of:=[BLEND18convert.$B379]*(256/600)" table:style-name="ce1">
            <text:p>161.28</text:p>
          </table:table-cell>
          <table:table-cell table:number-columns-repeated="15" table:style-name="ce1"/>
          <table:table-cell office:value-type="float" office:value="161.28" table:formula="of:=[BLEND18convert.$B379]*(256/600)" table:style-name="ce1">
            <text:p>161.28</text:p>
          </table:table-cell>
          <table:table-cell office:value-type="float" office:value="-2890.12" table:formula="of:=4000*[BLEND18convert.$A379]" table:style-name="ce1">
            <text:p>-2890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3065</text:p>
          </table:table-cell>
          <table:table-cell office:value-type="float" office:value="379" table:formula="of:=1+SUM([.B379])" table:style-name="ce1">
            <text:p>379</text:p>
          </table:table-cell>
          <table:table-cell office:value-type="float" office:value="161.70666666666668" table:formula="of:=[BLEND18convert.$B380]*(256/600)" table:style-name="ce1">
            <text:p>161.7066667</text:p>
          </table:table-cell>
          <table:table-cell table:number-columns-repeated="15" table:style-name="ce1"/>
          <table:table-cell office:value-type="float" office:value="161.70666666666668" table:formula="of:=[BLEND18convert.$B380]*(256/600)" table:style-name="ce1">
            <text:p>161.7066667</text:p>
          </table:table-cell>
          <table:table-cell office:value-type="float" office:value="-2922.6" table:formula="of:=4000*[BLEND18convert.$A380]" table:style-name="ce1">
            <text:p>-2922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3871</text:p>
          </table:table-cell>
          <table:table-cell office:value-type="float" office:value="380" table:formula="of:=1+SUM([.B380])" table:style-name="ce1">
            <text:p>380</text:p>
          </table:table-cell>
          <table:table-cell office:value-type="float" office:value="162.13333333333335" table:formula="of:=[BLEND18convert.$B381]*(256/600)" table:style-name="ce1">
            <text:p>162.1333333</text:p>
          </table:table-cell>
          <table:table-cell table:number-columns-repeated="15" table:style-name="ce1"/>
          <table:table-cell office:value-type="float" office:value="162.13333333333335" table:formula="of:=[BLEND18convert.$B381]*(256/600)" table:style-name="ce1">
            <text:p>162.1333333</text:p>
          </table:table-cell>
          <table:table-cell office:value-type="float" office:value="-2954.8399999999997" table:formula="of:=4000*[BLEND18convert.$A381]" table:style-name="ce1">
            <text:p>-2954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4683</text:p>
          </table:table-cell>
          <table:table-cell office:value-type="float" office:value="381" table:formula="of:=1+SUM([.B381])" table:style-name="ce1">
            <text:p>381</text:p>
          </table:table-cell>
          <table:table-cell office:value-type="float" office:value="162.56" table:formula="of:=[BLEND18convert.$B382]*(256/600)" table:style-name="ce1">
            <text:p>162.56</text:p>
          </table:table-cell>
          <table:table-cell table:number-columns-repeated="15" table:style-name="ce1"/>
          <table:table-cell office:value-type="float" office:value="162.56" table:formula="of:=[BLEND18convert.$B382]*(256/600)" table:style-name="ce1">
            <text:p>162.56</text:p>
          </table:table-cell>
          <table:table-cell office:value-type="float" office:value="-2987.32" table:formula="of:=4000*[BLEND18convert.$A382]" table:style-name="ce1">
            <text:p>-2987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5488</text:p>
          </table:table-cell>
          <table:table-cell office:value-type="float" office:value="382" table:formula="of:=1+SUM([.B382])" table:style-name="ce1">
            <text:p>382</text:p>
          </table:table-cell>
          <table:table-cell office:value-type="float" office:value="162.98666666666668" table:formula="of:=[BLEND18convert.$B383]*(256/600)" table:style-name="ce1">
            <text:p>162.9866667</text:p>
          </table:table-cell>
          <table:table-cell table:number-columns-repeated="15" table:style-name="ce1"/>
          <table:table-cell office:value-type="float" office:value="162.98666666666668" table:formula="of:=[BLEND18convert.$B383]*(256/600)" table:style-name="ce1">
            <text:p>162.9866667</text:p>
          </table:table-cell>
          <table:table-cell office:value-type="float" office:value="-3019.52" table:formula="of:=4000*[BLEND18convert.$A383]" table:style-name="ce1">
            <text:p>-3019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6294</text:p>
          </table:table-cell>
          <table:table-cell office:value-type="float" office:value="383" table:formula="of:=1+SUM([.B383])" table:style-name="ce1">
            <text:p>383</text:p>
          </table:table-cell>
          <table:table-cell office:value-type="float" office:value="163.41333333333336" table:formula="of:=[BLEND18convert.$B384]*(256/600)" table:style-name="ce1">
            <text:p>163.4133333</text:p>
          </table:table-cell>
          <table:table-cell table:number-columns-repeated="15" table:style-name="ce1"/>
          <table:table-cell office:value-type="float" office:value="163.41333333333336" table:formula="of:=[BLEND18convert.$B384]*(256/600)" table:style-name="ce1">
            <text:p>163.4133333</text:p>
          </table:table-cell>
          <table:table-cell office:value-type="float" office:value="-3051.7599999999998" table:formula="of:=4000*[BLEND18convert.$A384]" table:style-name="ce1">
            <text:p>-3051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7100</text:p>
          </table:table-cell>
          <table:table-cell office:value-type="float" office:value="384" table:formula="of:=1+SUM([.B384])" table:style-name="ce1">
            <text:p>384</text:p>
          </table:table-cell>
          <table:table-cell office:value-type="float" office:value="163.84" table:formula="of:=[BLEND18convert.$B385]*(256/600)" table:style-name="ce1">
            <text:p>163.84</text:p>
          </table:table-cell>
          <table:table-cell table:number-columns-repeated="15" table:style-name="ce1"/>
          <table:table-cell office:value-type="float" office:value="163.84" table:formula="of:=[BLEND18convert.$B385]*(256/600)" table:style-name="ce1">
            <text:p>163.84</text:p>
          </table:table-cell>
          <table:table-cell office:value-type="float" office:value="-3084" table:formula="of:=4000*[BLEND18convert.$A385]" table:style-name="ce1">
            <text:p>-30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7905</text:p>
          </table:table-cell>
          <table:table-cell office:value-type="float" office:value="385" table:formula="of:=1+SUM([.B385])" table:style-name="ce1">
            <text:p>385</text:p>
          </table:table-cell>
          <table:table-cell office:value-type="float" office:value="164.26666666666668" table:formula="of:=[BLEND18convert.$B386]*(256/600)" table:style-name="ce1">
            <text:p>164.2666667</text:p>
          </table:table-cell>
          <table:table-cell table:number-columns-repeated="15" table:style-name="ce1"/>
          <table:table-cell office:value-type="float" office:value="164.26666666666668" table:formula="of:=[BLEND18convert.$B386]*(256/600)" table:style-name="ce1">
            <text:p>164.2666667</text:p>
          </table:table-cell>
          <table:table-cell office:value-type="float" office:value="-3116.2000000000003" table:formula="of:=4000*[BLEND18convert.$A386]" table:style-name="ce1">
            <text:p>-3116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8711</text:p>
          </table:table-cell>
          <table:table-cell office:value-type="float" office:value="386" table:formula="of:=1+SUM([.B386])" table:style-name="ce1">
            <text:p>386</text:p>
          </table:table-cell>
          <table:table-cell office:value-type="float" office:value="164.69333333333336" table:formula="of:=[BLEND18convert.$B387]*(256/600)" table:style-name="ce1">
            <text:p>164.6933333</text:p>
          </table:table-cell>
          <table:table-cell table:number-columns-repeated="15" table:style-name="ce1"/>
          <table:table-cell office:value-type="float" office:value="164.69333333333336" table:formula="of:=[BLEND18convert.$B387]*(256/600)" table:style-name="ce1">
            <text:p>164.6933333</text:p>
          </table:table-cell>
          <table:table-cell office:value-type="float" office:value="-3148.44" table:formula="of:=4000*[BLEND18convert.$A387]" table:style-name="ce1">
            <text:p>-3148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9510</text:p>
          </table:table-cell>
          <table:table-cell office:value-type="float" office:value="387" table:formula="of:=1+SUM([.B387])" table:style-name="ce1">
            <text:p>387</text:p>
          </table:table-cell>
          <table:table-cell office:value-type="float" office:value="165.12" table:formula="of:=[BLEND18convert.$B388]*(256/600)" table:style-name="ce1">
            <text:p>165.12</text:p>
          </table:table-cell>
          <table:table-cell table:number-columns-repeated="15" table:style-name="ce1"/>
          <table:table-cell office:value-type="float" office:value="165.12" table:formula="of:=[BLEND18convert.$B388]*(256/600)" table:style-name="ce1">
            <text:p>165.12</text:p>
          </table:table-cell>
          <table:table-cell office:value-type="float" office:value="-3180.4" table:formula="of:=4000*[BLEND18convert.$A388]" table:style-name="ce1">
            <text:p>-3180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0316</text:p>
          </table:table-cell>
          <table:table-cell office:value-type="float" office:value="388" table:formula="of:=1+SUM([.B388])" table:style-name="ce1">
            <text:p>388</text:p>
          </table:table-cell>
          <table:table-cell office:value-type="float" office:value="165.54666666666668" table:formula="of:=[BLEND18convert.$B389]*(256/600)" table:style-name="ce1">
            <text:p>165.5466667</text:p>
          </table:table-cell>
          <table:table-cell table:number-columns-repeated="15" table:style-name="ce1"/>
          <table:table-cell office:value-type="float" office:value="165.54666666666668" table:formula="of:=[BLEND18convert.$B389]*(256/600)" table:style-name="ce1">
            <text:p>165.5466667</text:p>
          </table:table-cell>
          <table:table-cell office:value-type="float" office:value="-3212.64" table:formula="of:=4000*[BLEND18convert.$A389]" table:style-name="ce1">
            <text:p>-3212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1110</text:p>
          </table:table-cell>
          <table:table-cell office:value-type="float" office:value="389" table:formula="of:=1+SUM([.B389])" table:style-name="ce1">
            <text:p>389</text:p>
          </table:table-cell>
          <table:table-cell office:value-type="float" office:value="165.97333333333336" table:formula="of:=[BLEND18convert.$B390]*(256/600)" table:style-name="ce1">
            <text:p>165.9733333</text:p>
          </table:table-cell>
          <table:table-cell table:number-columns-repeated="15" table:style-name="ce1"/>
          <table:table-cell office:value-type="float" office:value="165.97333333333336" table:formula="of:=[BLEND18convert.$B390]*(256/600)" table:style-name="ce1">
            <text:p>165.9733333</text:p>
          </table:table-cell>
          <table:table-cell office:value-type="float" office:value="-3244.4" table:formula="of:=4000*[BLEND18convert.$A390]" table:style-name="ce1">
            <text:p>-3244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1909</text:p>
          </table:table-cell>
          <table:table-cell office:value-type="float" office:value="390" table:formula="of:=1+SUM([.B390])" table:style-name="ce1">
            <text:p>390</text:p>
          </table:table-cell>
          <table:table-cell office:value-type="float" office:value="166.4" table:formula="of:=[BLEND18convert.$B391]*(256/600)" table:style-name="ce1">
            <text:p>166.4</text:p>
          </table:table-cell>
          <table:table-cell table:number-columns-repeated="15" table:style-name="ce1"/>
          <table:table-cell office:value-type="float" office:value="166.4" table:formula="of:=[BLEND18convert.$B391]*(256/600)" table:style-name="ce1">
            <text:p>166.4</text:p>
          </table:table-cell>
          <table:table-cell office:value-type="float" office:value="-3276.36" table:formula="of:=4000*[BLEND18convert.$A391]" table:style-name="ce1">
            <text:p>-3276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2709</text:p>
          </table:table-cell>
          <table:table-cell office:value-type="float" office:value="391" table:formula="of:=1+SUM([.B391])" table:style-name="ce1">
            <text:p>391</text:p>
          </table:table-cell>
          <table:table-cell office:value-type="float" office:value="166.82666666666668" table:formula="of:=[BLEND18convert.$B392]*(256/600)" table:style-name="ce1">
            <text:p>166.8266667</text:p>
          </table:table-cell>
          <table:table-cell table:number-columns-repeated="15" table:style-name="ce1"/>
          <table:table-cell office:value-type="float" office:value="166.82666666666668" table:formula="of:=[BLEND18convert.$B392]*(256/600)" table:style-name="ce1">
            <text:p>166.8266667</text:p>
          </table:table-cell>
          <table:table-cell office:value-type="float" office:value="-3308.36" table:formula="of:=4000*[BLEND18convert.$A392]" table:style-name="ce1">
            <text:p>-3308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3505</text:p>
          </table:table-cell>
          <table:table-cell office:value-type="float" office:value="392" table:formula="of:=1+SUM([.B392])" table:style-name="ce1">
            <text:p>392</text:p>
          </table:table-cell>
          <table:table-cell office:value-type="float" office:value="167.25333333333333" table:formula="of:=[BLEND18convert.$B393]*(256/600)" table:style-name="ce1">
            <text:p>167.2533333</text:p>
          </table:table-cell>
          <table:table-cell table:number-columns-repeated="15" table:style-name="ce1"/>
          <table:table-cell office:value-type="float" office:value="167.25333333333333" table:formula="of:=[BLEND18convert.$B393]*(256/600)" table:style-name="ce1">
            <text:p>167.2533333</text:p>
          </table:table-cell>
          <table:table-cell office:value-type="float" office:value="-3340.2" table:formula="of:=4000*[BLEND18convert.$A393]" table:style-name="ce1">
            <text:p>-3340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4305</text:p>
          </table:table-cell>
          <table:table-cell office:value-type="float" office:value="393" table:formula="of:=1+SUM([.B393])" table:style-name="ce1">
            <text:p>393</text:p>
          </table:table-cell>
          <table:table-cell office:value-type="float" office:value="167.68" table:formula="of:=[BLEND18convert.$B394]*(256/600)" table:style-name="ce1">
            <text:p>167.68</text:p>
          </table:table-cell>
          <table:table-cell table:number-columns-repeated="15" table:style-name="ce1"/>
          <table:table-cell office:value-type="float" office:value="167.68" table:formula="of:=[BLEND18convert.$B394]*(256/600)" table:style-name="ce1">
            <text:p>167.68</text:p>
          </table:table-cell>
          <table:table-cell office:value-type="float" office:value="-3372.2" table:formula="of:=4000*[BLEND18convert.$A394]" table:style-name="ce1">
            <text:p>-3372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5098</text:p>
          </table:table-cell>
          <table:table-cell office:value-type="float" office:value="394" table:formula="of:=1+SUM([.B394])" table:style-name="ce1">
            <text:p>394</text:p>
          </table:table-cell>
          <table:table-cell office:value-type="float" office:value="168.10666666666668" table:formula="of:=[BLEND18convert.$B395]*(256/600)" table:style-name="ce1">
            <text:p>168.1066667</text:p>
          </table:table-cell>
          <table:table-cell table:number-columns-repeated="15" table:style-name="ce1"/>
          <table:table-cell office:value-type="float" office:value="168.10666666666668" table:formula="of:=[BLEND18convert.$B395]*(256/600)" table:style-name="ce1">
            <text:p>168.1066667</text:p>
          </table:table-cell>
          <table:table-cell office:value-type="float" office:value="-3403.9199999999996" table:formula="of:=4000*[BLEND18convert.$A395]" table:style-name="ce1">
            <text:p>-3403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5895</text:p>
          </table:table-cell>
          <table:table-cell office:value-type="float" office:value="395" table:formula="of:=1+SUM([.B395])" table:style-name="ce1">
            <text:p>395</text:p>
          </table:table-cell>
          <table:table-cell office:value-type="float" office:value="168.53333333333333" table:formula="of:=[BLEND18convert.$B396]*(256/600)" table:style-name="ce1">
            <text:p>168.5333333</text:p>
          </table:table-cell>
          <table:table-cell table:number-columns-repeated="15" table:style-name="ce1"/>
          <table:table-cell office:value-type="float" office:value="168.53333333333333" table:formula="of:=[BLEND18convert.$B396]*(256/600)" table:style-name="ce1">
            <text:p>168.5333333</text:p>
          </table:table-cell>
          <table:table-cell office:value-type="float" office:value="-3435.8" table:formula="of:=4000*[BLEND18convert.$A396]" table:style-name="ce1">
            <text:p>-3435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6688</text:p>
          </table:table-cell>
          <table:table-cell office:value-type="float" office:value="396" table:formula="of:=1+SUM([.B396])" table:style-name="ce1">
            <text:p>396</text:p>
          </table:table-cell>
          <table:table-cell office:value-type="float" office:value="168.96" table:formula="of:=[BLEND18convert.$B397]*(256/600)" table:style-name="ce1">
            <text:p>168.96</text:p>
          </table:table-cell>
          <table:table-cell table:number-columns-repeated="15" table:style-name="ce1"/>
          <table:table-cell office:value-type="float" office:value="168.96" table:formula="of:=[BLEND18convert.$B397]*(256/600)" table:style-name="ce1">
            <text:p>168.96</text:p>
          </table:table-cell>
          <table:table-cell office:value-type="float" office:value="-3467.52" table:formula="of:=4000*[BLEND18convert.$A397]" table:style-name="ce1">
            <text:p>-3467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7479</text:p>
          </table:table-cell>
          <table:table-cell office:value-type="float" office:value="397" table:formula="of:=1+SUM([.B397])" table:style-name="ce1">
            <text:p>397</text:p>
          </table:table-cell>
          <table:table-cell office:value-type="float" office:value="169.38666666666668" table:formula="of:=[BLEND18convert.$B398]*(256/600)" table:style-name="ce1">
            <text:p>169.3866667</text:p>
          </table:table-cell>
          <table:table-cell table:number-columns-repeated="15" table:style-name="ce1"/>
          <table:table-cell office:value-type="float" office:value="169.38666666666668" table:formula="of:=[BLEND18convert.$B398]*(256/600)" table:style-name="ce1">
            <text:p>169.3866667</text:p>
          </table:table-cell>
          <table:table-cell office:value-type="float" office:value="-3499.16" table:formula="of:=4000*[BLEND18convert.$A398]" table:style-name="ce1">
            <text:p>-3499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8266</text:p>
          </table:table-cell>
          <table:table-cell office:value-type="float" office:value="398" table:formula="of:=1+SUM([.B398])" table:style-name="ce1">
            <text:p>398</text:p>
          </table:table-cell>
          <table:table-cell office:value-type="float" office:value="169.81333333333333" table:formula="of:=[BLEND18convert.$B399]*(256/600)" table:style-name="ce1">
            <text:p>169.8133333</text:p>
          </table:table-cell>
          <table:table-cell table:number-columns-repeated="15" table:style-name="ce1"/>
          <table:table-cell office:value-type="float" office:value="169.81333333333333" table:formula="of:=[BLEND18convert.$B399]*(256/600)" table:style-name="ce1">
            <text:p>169.8133333</text:p>
          </table:table-cell>
          <table:table-cell office:value-type="float" office:value="-3530.64" table:formula="of:=4000*[BLEND18convert.$A399]" table:style-name="ce1">
            <text:p>-3530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9063</text:p>
          </table:table-cell>
          <table:table-cell office:value-type="float" office:value="399" table:formula="of:=1+SUM([.B399])" table:style-name="ce1">
            <text:p>399</text:p>
          </table:table-cell>
          <table:table-cell office:value-type="float" office:value="170.24" table:formula="of:=[BLEND18convert.$B400]*(256/600)" table:style-name="ce1">
            <text:p>170.24</text:p>
          </table:table-cell>
          <table:table-cell table:number-columns-repeated="15" table:style-name="ce1"/>
          <table:table-cell office:value-type="float" office:value="170.24" table:formula="of:=[BLEND18convert.$B400]*(256/600)" table:style-name="ce1">
            <text:p>170.24</text:p>
          </table:table-cell>
          <table:table-cell office:value-type="float" office:value="-3562.52" table:formula="of:=4000*[BLEND18convert.$A400]" table:style-name="ce1">
            <text:p>-3562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9847</text:p>
          </table:table-cell>
          <table:table-cell office:value-type="float" office:value="400" table:formula="of:=1+SUM([.B400])" table:style-name="ce1">
            <text:p>400</text:p>
          </table:table-cell>
          <table:table-cell office:value-type="float" office:value="170.66666666666669" table:formula="of:=[BLEND18convert.$B401]*(256/600)" table:style-name="ce1">
            <text:p>170.6666667</text:p>
          </table:table-cell>
          <table:table-cell table:number-columns-repeated="15" table:style-name="ce1"/>
          <table:table-cell office:value-type="float" office:value="170.66666666666669" table:formula="of:=[BLEND18convert.$B401]*(256/600)" table:style-name="ce1">
            <text:p>170.6666667</text:p>
          </table:table-cell>
          <table:table-cell office:value-type="float" office:value="-3593.88" table:formula="of:=4000*[BLEND18convert.$A401]" table:style-name="ce1">
            <text:p>-3593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0634</text:p>
          </table:table-cell>
          <table:table-cell office:value-type="float" office:value="401" table:formula="of:=1+SUM([.B401])" table:style-name="ce1">
            <text:p>401</text:p>
          </table:table-cell>
          <table:table-cell office:value-type="float" office:value="171.09333333333333" table:formula="of:=[BLEND18convert.$B402]*(256/600)" table:style-name="ce1">
            <text:p>171.0933333</text:p>
          </table:table-cell>
          <table:table-cell table:number-columns-repeated="15" table:style-name="ce1"/>
          <table:table-cell office:value-type="float" office:value="171.09333333333333" table:formula="of:=[BLEND18convert.$B402]*(256/600)" table:style-name="ce1">
            <text:p>171.0933333</text:p>
          </table:table-cell>
          <table:table-cell office:value-type="float" office:value="-3625.36" table:formula="of:=4000*[BLEND18convert.$A402]" table:style-name="ce1">
            <text:p>-3625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1418</text:p>
          </table:table-cell>
          <table:table-cell office:value-type="float" office:value="402" table:formula="of:=1+SUM([.B402])" table:style-name="ce1">
            <text:p>402</text:p>
          </table:table-cell>
          <table:table-cell office:value-type="float" office:value="171.52" table:formula="of:=[BLEND18convert.$B403]*(256/600)" table:style-name="ce1">
            <text:p>171.52</text:p>
          </table:table-cell>
          <table:table-cell table:number-columns-repeated="15" table:style-name="ce1"/>
          <table:table-cell office:value-type="float" office:value="171.52" table:formula="of:=[BLEND18convert.$B403]*(256/600)" table:style-name="ce1">
            <text:p>171.52</text:p>
          </table:table-cell>
          <table:table-cell office:value-type="float" office:value="-3656.72" table:formula="of:=4000*[BLEND18convert.$A403]" table:style-name="ce1">
            <text:p>-3656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2209</text:p>
          </table:table-cell>
          <table:table-cell office:value-type="float" office:value="403" table:formula="of:=1+SUM([.B403])" table:style-name="ce1">
            <text:p>403</text:p>
          </table:table-cell>
          <table:table-cell office:value-type="float" office:value="171.94666666666669" table:formula="of:=[BLEND18convert.$B404]*(256/600)" table:style-name="ce1">
            <text:p>171.9466667</text:p>
          </table:table-cell>
          <table:table-cell table:number-columns-repeated="15" table:style-name="ce1"/>
          <table:table-cell office:value-type="float" office:value="171.94666666666669" table:formula="of:=[BLEND18convert.$B404]*(256/600)" table:style-name="ce1">
            <text:p>171.9466667</text:p>
          </table:table-cell>
          <table:table-cell office:value-type="float" office:value="-3688.3599999999997" table:formula="of:=4000*[BLEND18convert.$A404]" table:style-name="ce1">
            <text:p>-3688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2993</text:p>
          </table:table-cell>
          <table:table-cell office:value-type="float" office:value="404" table:formula="of:=1+SUM([.B404])" table:style-name="ce1">
            <text:p>404</text:p>
          </table:table-cell>
          <table:table-cell office:value-type="float" office:value="172.37333333333333" table:formula="of:=[BLEND18convert.$B405]*(256/600)" table:style-name="ce1">
            <text:p>172.3733333</text:p>
          </table:table-cell>
          <table:table-cell table:number-columns-repeated="15" table:style-name="ce1"/>
          <table:table-cell office:value-type="float" office:value="172.37333333333333" table:formula="of:=[BLEND18convert.$B405]*(256/600)" table:style-name="ce1">
            <text:p>172.3733333</text:p>
          </table:table-cell>
          <table:table-cell office:value-type="float" office:value="-3719.7200000000003" table:formula="of:=4000*[BLEND18convert.$A405]" table:style-name="ce1">
            <text:p>-3719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3777</text:p>
          </table:table-cell>
          <table:table-cell office:value-type="float" office:value="405" table:formula="of:=1+SUM([.B405])" table:style-name="ce1">
            <text:p>405</text:p>
          </table:table-cell>
          <table:table-cell office:value-type="float" office:value="172.8" table:formula="of:=[BLEND18convert.$B406]*(256/600)" table:style-name="ce1">
            <text:p>172.8</text:p>
          </table:table-cell>
          <table:table-cell table:number-columns-repeated="15" table:style-name="ce1"/>
          <table:table-cell office:value-type="float" office:value="172.8" table:formula="of:=[BLEND18convert.$B406]*(256/600)" table:style-name="ce1">
            <text:p>172.8</text:p>
          </table:table-cell>
          <table:table-cell office:value-type="float" office:value="-3751.08" table:formula="of:=4000*[BLEND18convert.$A406]" table:style-name="ce1">
            <text:p>-3751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4556</text:p>
          </table:table-cell>
          <table:table-cell office:value-type="float" office:value="406" table:formula="of:=1+SUM([.B406])" table:style-name="ce1">
            <text:p>406</text:p>
          </table:table-cell>
          <table:table-cell office:value-type="float" office:value="173.22666666666669" table:formula="of:=[BLEND18convert.$B407]*(256/600)" table:style-name="ce1">
            <text:p>173.2266667</text:p>
          </table:table-cell>
          <table:table-cell table:number-columns-repeated="15" table:style-name="ce1"/>
          <table:table-cell office:value-type="float" office:value="173.22666666666669" table:formula="of:=[BLEND18convert.$B407]*(256/600)" table:style-name="ce1">
            <text:p>173.2266667</text:p>
          </table:table-cell>
          <table:table-cell office:value-type="float" office:value="-3782.24" table:formula="of:=4000*[BLEND18convert.$A407]" table:style-name="ce1">
            <text:p>-3782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5343</text:p>
          </table:table-cell>
          <table:table-cell office:value-type="float" office:value="407" table:formula="of:=1+SUM([.B407])" table:style-name="ce1">
            <text:p>407</text:p>
          </table:table-cell>
          <table:table-cell office:value-type="float" office:value="173.65333333333334" table:formula="of:=[BLEND18convert.$B408]*(256/600)" table:style-name="ce1">
            <text:p>173.6533333</text:p>
          </table:table-cell>
          <table:table-cell table:number-columns-repeated="15" table:style-name="ce1"/>
          <table:table-cell office:value-type="float" office:value="173.65333333333334" table:formula="of:=[BLEND18convert.$B408]*(256/600)" table:style-name="ce1">
            <text:p>173.6533333</text:p>
          </table:table-cell>
          <table:table-cell office:value-type="float" office:value="-3813.72" table:formula="of:=4000*[BLEND18convert.$A408]" table:style-name="ce1">
            <text:p>-3813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6112</text:p>
          </table:table-cell>
          <table:table-cell office:value-type="float" office:value="408" table:formula="of:=1+SUM([.B408])" table:style-name="ce1">
            <text:p>408</text:p>
          </table:table-cell>
          <table:table-cell office:value-type="float" office:value="174.08" table:formula="of:=[BLEND18convert.$B409]*(256/600)" table:style-name="ce1">
            <text:p>174.08</text:p>
          </table:table-cell>
          <table:table-cell table:number-columns-repeated="15" table:style-name="ce1"/>
          <table:table-cell office:value-type="float" office:value="174.08" table:formula="of:=[BLEND18convert.$B409]*(256/600)" table:style-name="ce1">
            <text:p>174.08</text:p>
          </table:table-cell>
          <table:table-cell office:value-type="float" office:value="-3844.48" table:formula="of:=4000*[BLEND18convert.$A409]" table:style-name="ce1">
            <text:p>-3844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6906</text:p>
          </table:table-cell>
          <table:table-cell office:value-type="float" office:value="409" table:formula="of:=1+SUM([.B409])" table:style-name="ce1">
            <text:p>409</text:p>
          </table:table-cell>
          <table:table-cell office:value-type="float" office:value="174.50666666666669" table:formula="of:=[BLEND18convert.$B410]*(256/600)" table:style-name="ce1">
            <text:p>174.5066667</text:p>
          </table:table-cell>
          <table:table-cell table:number-columns-repeated="15" table:style-name="ce1"/>
          <table:table-cell office:value-type="float" office:value="174.50666666666669" table:formula="of:=[BLEND18convert.$B410]*(256/600)" table:style-name="ce1">
            <text:p>174.5066667</text:p>
          </table:table-cell>
          <table:table-cell office:value-type="float" office:value="-3876.2400000000002" table:formula="of:=4000*[BLEND18convert.$A410]" table:style-name="ce1">
            <text:p>-3876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7668</text:p>
          </table:table-cell>
          <table:table-cell office:value-type="float" office:value="410" table:formula="of:=1+SUM([.B410])" table:style-name="ce1">
            <text:p>410</text:p>
          </table:table-cell>
          <table:table-cell office:value-type="float" office:value="174.93333333333334" table:formula="of:=[BLEND18convert.$B411]*(256/600)" table:style-name="ce1">
            <text:p>174.9333333</text:p>
          </table:table-cell>
          <table:table-cell table:number-columns-repeated="15" table:style-name="ce1"/>
          <table:table-cell office:value-type="float" office:value="174.93333333333334" table:formula="of:=[BLEND18convert.$B411]*(256/600)" table:style-name="ce1">
            <text:p>174.9333333</text:p>
          </table:table-cell>
          <table:table-cell office:value-type="float" office:value="-3906.72" table:formula="of:=4000*[BLEND18convert.$A411]" table:style-name="ce1">
            <text:p>-3906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8462</text:p>
          </table:table-cell>
          <table:table-cell office:value-type="float" office:value="411" table:formula="of:=1+SUM([.B411])" table:style-name="ce1">
            <text:p>411</text:p>
          </table:table-cell>
          <table:table-cell office:value-type="float" office:value="175.36" table:formula="of:=[BLEND18convert.$B412]*(256/600)" table:style-name="ce1">
            <text:p>175.36</text:p>
          </table:table-cell>
          <table:table-cell table:number-columns-repeated="15" table:style-name="ce1"/>
          <table:table-cell office:value-type="float" office:value="175.36" table:formula="of:=[BLEND18convert.$B412]*(256/600)" table:style-name="ce1">
            <text:p>175.36</text:p>
          </table:table-cell>
          <table:table-cell office:value-type="float" office:value="-3938.48" table:formula="of:=4000*[BLEND18convert.$A412]" table:style-name="ce1">
            <text:p>-3938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9210</text:p>
          </table:table-cell>
          <table:table-cell office:value-type="float" office:value="412" table:formula="of:=1+SUM([.B412])" table:style-name="ce1">
            <text:p>412</text:p>
          </table:table-cell>
          <table:table-cell office:value-type="float" office:value="175.78666666666669" table:formula="of:=[BLEND18convert.$B413]*(256/600)" table:style-name="ce1">
            <text:p>175.7866667</text:p>
          </table:table-cell>
          <table:table-cell table:number-columns-repeated="15" table:style-name="ce1"/>
          <table:table-cell office:value-type="float" office:value="175.78666666666669" table:formula="of:=[BLEND18convert.$B413]*(256/600)" table:style-name="ce1">
            <text:p>175.7866667</text:p>
          </table:table-cell>
          <table:table-cell office:value-type="float" office:value="-3968.4" table:formula="of:=4000*[BLEND18convert.$A413]" table:style-name="ce1">
            <text:p>-3968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9997</text:p>
          </table:table-cell>
          <table:table-cell office:value-type="float" office:value="413" table:formula="of:=1+SUM([.B413])" table:style-name="ce1">
            <text:p>413</text:p>
          </table:table-cell>
          <table:table-cell office:value-type="float" office:value="176.21333333333334" table:formula="of:=[BLEND18convert.$B414]*(256/600)" table:style-name="ce1">
            <text:p>176.2133333</text:p>
          </table:table-cell>
          <table:table-cell table:number-columns-repeated="15" table:style-name="ce1"/>
          <table:table-cell office:value-type="float" office:value="176.21333333333334" table:formula="of:=[BLEND18convert.$B414]*(256/600)" table:style-name="ce1">
            <text:p>176.2133333</text:p>
          </table:table-cell>
          <table:table-cell office:value-type="float" office:value="-3999.88" table:formula="of:=4000*[BLEND18convert.$A414]" table:style-name="ce1">
            <text:p>-3999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9457</text:p>
          </table:table-cell>
          <table:table-cell office:value-type="float" office:value="414" table:formula="of:=1+SUM([.B414])" table:style-name="ce1">
            <text:p>414</text:p>
          </table:table-cell>
          <table:table-cell office:value-type="float" office:value="176.64000000000001" table:formula="of:=[BLEND18convert.$B415]*(256/600)" table:style-name="ce1">
            <text:p>176.64</text:p>
          </table:table-cell>
          <table:table-cell table:number-columns-repeated="15" table:style-name="ce1"/>
          <table:table-cell office:value-type="float" office:value="176.64000000000001" table:formula="of:=[BLEND18convert.$B415]*(256/600)" table:style-name="ce1">
            <text:p>176.64</text:p>
          </table:table-cell>
          <table:table-cell office:value-type="float" office:value="-3978.2799999999997" table:formula="of:=4000*[BLEND18convert.$A415]" table:style-name="ce1">
            <text:p>-3978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8306</text:p>
          </table:table-cell>
          <table:table-cell office:value-type="float" office:value="415" table:formula="of:=1+SUM([.B415])" table:style-name="ce1">
            <text:p>415</text:p>
          </table:table-cell>
          <table:table-cell office:value-type="float" office:value="177.06666666666669" table:formula="of:=[BLEND18convert.$B416]*(256/600)" table:style-name="ce1">
            <text:p>177.0666667</text:p>
          </table:table-cell>
          <table:table-cell table:number-columns-repeated="15" table:style-name="ce1"/>
          <table:table-cell office:value-type="float" office:value="177.06666666666669" table:formula="of:=[BLEND18convert.$B416]*(256/600)" table:style-name="ce1">
            <text:p>177.0666667</text:p>
          </table:table-cell>
          <table:table-cell office:value-type="float" office:value="-3932.2400000000002" table:formula="of:=4000*[BLEND18convert.$A416]" table:style-name="ce1">
            <text:p>-3932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7284</text:p>
          </table:table-cell>
          <table:table-cell office:value-type="float" office:value="416" table:formula="of:=1+SUM([.B416])" table:style-name="ce1">
            <text:p>416</text:p>
          </table:table-cell>
          <table:table-cell office:value-type="float" office:value="177.49333333333334" table:formula="of:=[BLEND18convert.$B417]*(256/600)" table:style-name="ce1">
            <text:p>177.4933333</text:p>
          </table:table-cell>
          <table:table-cell table:number-columns-repeated="15" table:style-name="ce1"/>
          <table:table-cell office:value-type="float" office:value="177.49333333333334" table:formula="of:=[BLEND18convert.$B417]*(256/600)" table:style-name="ce1">
            <text:p>177.4933333</text:p>
          </table:table-cell>
          <table:table-cell office:value-type="float" office:value="-3891.36" table:formula="of:=4000*[BLEND18convert.$A417]" table:style-name="ce1">
            <text:p>-3891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6191</text:p>
          </table:table-cell>
          <table:table-cell office:value-type="float" office:value="417" table:formula="of:=1+SUM([.B417])" table:style-name="ce1">
            <text:p>417</text:p>
          </table:table-cell>
          <table:table-cell office:value-type="float" office:value="177.92000000000002" table:formula="of:=[BLEND18convert.$B418]*(256/600)" table:style-name="ce1">
            <text:p>177.92</text:p>
          </table:table-cell>
          <table:table-cell table:number-columns-repeated="15" table:style-name="ce1"/>
          <table:table-cell office:value-type="float" office:value="177.92000000000002" table:formula="of:=[BLEND18convert.$B418]*(256/600)" table:style-name="ce1">
            <text:p>177.92</text:p>
          </table:table-cell>
          <table:table-cell office:value-type="float" office:value="-3847.6400000000003" table:formula="of:=4000*[BLEND18convert.$A418]" table:style-name="ce1">
            <text:p>-3847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5145</text:p>
          </table:table-cell>
          <table:table-cell office:value-type="float" office:value="418" table:formula="of:=1+SUM([.B418])" table:style-name="ce1">
            <text:p>418</text:p>
          </table:table-cell>
          <table:table-cell office:value-type="float" office:value="178.34666666666666" table:formula="of:=[BLEND18convert.$B419]*(256/600)" table:style-name="ce1">
            <text:p>178.3466667</text:p>
          </table:table-cell>
          <table:table-cell table:number-columns-repeated="15" table:style-name="ce1"/>
          <table:table-cell office:value-type="float" office:value="178.34666666666666" table:formula="of:=[BLEND18convert.$B419]*(256/600)" table:style-name="ce1">
            <text:p>178.3466667</text:p>
          </table:table-cell>
          <table:table-cell office:value-type="float" office:value="-3805.8" table:formula="of:=4000*[BLEND18convert.$A419]" table:style-name="ce1">
            <text:p>-3805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4061</text:p>
          </table:table-cell>
          <table:table-cell office:value-type="float" office:value="419" table:formula="of:=1+SUM([.B419])" table:style-name="ce1">
            <text:p>419</text:p>
          </table:table-cell>
          <table:table-cell office:value-type="float" office:value="178.77333333333334" table:formula="of:=[BLEND18convert.$B420]*(256/600)" table:style-name="ce1">
            <text:p>178.7733333</text:p>
          </table:table-cell>
          <table:table-cell table:number-columns-repeated="15" table:style-name="ce1"/>
          <table:table-cell office:value-type="float" office:value="178.77333333333334" table:formula="of:=[BLEND18convert.$B420]*(256/600)" table:style-name="ce1">
            <text:p>178.7733333</text:p>
          </table:table-cell>
          <table:table-cell office:value-type="float" office:value="-3762.4399999999996" table:formula="of:=4000*[BLEND18convert.$A420]" table:style-name="ce1">
            <text:p>-3762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3002</text:p>
          </table:table-cell>
          <table:table-cell office:value-type="float" office:value="420" table:formula="of:=1+SUM([.B420])" table:style-name="ce1">
            <text:p>420</text:p>
          </table:table-cell>
          <table:table-cell office:value-type="float" office:value="179.20000000000002" table:formula="of:=[BLEND18convert.$B421]*(256/600)" table:style-name="ce1">
            <text:p>179.2</text:p>
          </table:table-cell>
          <table:table-cell table:number-columns-repeated="15" table:style-name="ce1"/>
          <table:table-cell office:value-type="float" office:value="179.20000000000002" table:formula="of:=[BLEND18convert.$B421]*(256/600)" table:style-name="ce1">
            <text:p>179.2</text:p>
          </table:table-cell>
          <table:table-cell office:value-type="float" office:value="-3720.08" table:formula="of:=4000*[BLEND18convert.$A421]" table:style-name="ce1">
            <text:p>-3720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1928</text:p>
          </table:table-cell>
          <table:table-cell office:value-type="float" office:value="421" table:formula="of:=1+SUM([.B421])" table:style-name="ce1">
            <text:p>421</text:p>
          </table:table-cell>
          <table:table-cell office:value-type="float" office:value="179.62666666666667" table:formula="of:=[BLEND18convert.$B422]*(256/600)" table:style-name="ce1">
            <text:p>179.6266667</text:p>
          </table:table-cell>
          <table:table-cell table:number-columns-repeated="15" table:style-name="ce1"/>
          <table:table-cell office:value-type="float" office:value="179.62666666666667" table:formula="of:=[BLEND18convert.$B422]*(256/600)" table:style-name="ce1">
            <text:p>179.6266667</text:p>
          </table:table-cell>
          <table:table-cell office:value-type="float" office:value="-3677.12" table:formula="of:=4000*[BLEND18convert.$A422]" table:style-name="ce1">
            <text:p>-3677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90863</text:p>
          </table:table-cell>
          <table:table-cell office:value-type="float" office:value="422" table:formula="of:=1+SUM([.B422])" table:style-name="ce1">
            <text:p>422</text:p>
          </table:table-cell>
          <table:table-cell office:value-type="float" office:value="180.05333333333334" table:formula="of:=[BLEND18convert.$B423]*(256/600)" table:style-name="ce1">
            <text:p>180.0533333</text:p>
          </table:table-cell>
          <table:table-cell table:number-columns-repeated="15" table:style-name="ce1"/>
          <table:table-cell office:value-type="float" office:value="180.05333333333334" table:formula="of:=[BLEND18convert.$B423]*(256/600)" table:style-name="ce1">
            <text:p>180.0533333</text:p>
          </table:table-cell>
          <table:table-cell office:value-type="float" office:value="-3634.52" table:formula="of:=4000*[BLEND18convert.$A423]" table:style-name="ce1">
            <text:p>-3634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9786</text:p>
          </table:table-cell>
          <table:table-cell office:value-type="float" office:value="423" table:formula="of:=1+SUM([.B423])" table:style-name="ce1">
            <text:p>423</text:p>
          </table:table-cell>
          <table:table-cell office:value-type="float" office:value="180.48000000000002" table:formula="of:=[BLEND18convert.$B424]*(256/600)" table:style-name="ce1">
            <text:p>180.48</text:p>
          </table:table-cell>
          <table:table-cell table:number-columns-repeated="15" table:style-name="ce1"/>
          <table:table-cell office:value-type="float" office:value="180.48000000000002" table:formula="of:=[BLEND18convert.$B424]*(256/600)" table:style-name="ce1">
            <text:p>180.48</text:p>
          </table:table-cell>
          <table:table-cell office:value-type="float" office:value="-3591.44" table:formula="of:=4000*[BLEND18convert.$A424]" table:style-name="ce1">
            <text:p>-3591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8718</text:p>
          </table:table-cell>
          <table:table-cell office:value-type="float" office:value="424" table:formula="of:=1+SUM([.B424])" table:style-name="ce1">
            <text:p>424</text:p>
          </table:table-cell>
          <table:table-cell office:value-type="float" office:value="180.90666666666667" table:formula="of:=[BLEND18convert.$B425]*(256/600)" table:style-name="ce1">
            <text:p>180.9066667</text:p>
          </table:table-cell>
          <table:table-cell table:number-columns-repeated="15" table:style-name="ce1"/>
          <table:table-cell office:value-type="float" office:value="180.90666666666667" table:formula="of:=[BLEND18convert.$B425]*(256/600)" table:style-name="ce1">
            <text:p>180.9066667</text:p>
          </table:table-cell>
          <table:table-cell office:value-type="float" office:value="-3548.72" table:formula="of:=4000*[BLEND18convert.$A425]" table:style-name="ce1">
            <text:p>-3548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7640</text:p>
          </table:table-cell>
          <table:table-cell office:value-type="float" office:value="425" table:formula="of:=1+SUM([.B425])" table:style-name="ce1">
            <text:p>425</text:p>
          </table:table-cell>
          <table:table-cell office:value-type="float" office:value="181.33333333333334" table:formula="of:=[BLEND18convert.$B426]*(256/600)" table:style-name="ce1">
            <text:p>181.3333333</text:p>
          </table:table-cell>
          <table:table-cell table:number-columns-repeated="15" table:style-name="ce1"/>
          <table:table-cell office:value-type="float" office:value="181.33333333333334" table:formula="of:=[BLEND18convert.$B426]*(256/600)" table:style-name="ce1">
            <text:p>181.3333333</text:p>
          </table:table-cell>
          <table:table-cell office:value-type="float" office:value="-3505.6" table:formula="of:=4000*[BLEND18convert.$A426]" table:style-name="ce1">
            <text:p>-3505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6563</text:p>
          </table:table-cell>
          <table:table-cell office:value-type="float" office:value="426" table:formula="of:=1+SUM([.B426])" table:style-name="ce1">
            <text:p>426</text:p>
          </table:table-cell>
          <table:table-cell office:value-type="float" office:value="181.76000000000002" table:formula="of:=[BLEND18convert.$B427]*(256/600)" table:style-name="ce1">
            <text:p>181.76</text:p>
          </table:table-cell>
          <table:table-cell table:number-columns-repeated="15" table:style-name="ce1"/>
          <table:table-cell office:value-type="float" office:value="181.76000000000002" table:formula="of:=[BLEND18convert.$B427]*(256/600)" table:style-name="ce1">
            <text:p>181.76</text:p>
          </table:table-cell>
          <table:table-cell office:value-type="float" office:value="-3462.52" table:formula="of:=4000*[BLEND18convert.$A427]" table:style-name="ce1">
            <text:p>-3462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5489</text:p>
          </table:table-cell>
          <table:table-cell office:value-type="float" office:value="427" table:formula="of:=1+SUM([.B427])" table:style-name="ce1">
            <text:p>427</text:p>
          </table:table-cell>
          <table:table-cell office:value-type="float" office:value="182.18666666666667" table:formula="of:=[BLEND18convert.$B428]*(256/600)" table:style-name="ce1">
            <text:p>182.1866667</text:p>
          </table:table-cell>
          <table:table-cell table:number-columns-repeated="15" table:style-name="ce1"/>
          <table:table-cell office:value-type="float" office:value="182.18666666666667" table:formula="of:=[BLEND18convert.$B428]*(256/600)" table:style-name="ce1">
            <text:p>182.1866667</text:p>
          </table:table-cell>
          <table:table-cell office:value-type="float" office:value="-3419.56" table:formula="of:=4000*[BLEND18convert.$A428]" table:style-name="ce1">
            <text:p>-3419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4409</text:p>
          </table:table-cell>
          <table:table-cell office:value-type="float" office:value="428" table:formula="of:=1+SUM([.B428])" table:style-name="ce1">
            <text:p>428</text:p>
          </table:table-cell>
          <table:table-cell office:value-type="float" office:value="182.61333333333334" table:formula="of:=[BLEND18convert.$B429]*(256/600)" table:style-name="ce1">
            <text:p>182.6133333</text:p>
          </table:table-cell>
          <table:table-cell table:number-columns-repeated="15" table:style-name="ce1"/>
          <table:table-cell office:value-type="float" office:value="182.61333333333334" table:formula="of:=[BLEND18convert.$B429]*(256/600)" table:style-name="ce1">
            <text:p>182.6133333</text:p>
          </table:table-cell>
          <table:table-cell office:value-type="float" office:value="-3376.36" table:formula="of:=4000*[BLEND18convert.$A429]" table:style-name="ce1">
            <text:p>-3376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3325</text:p>
          </table:table-cell>
          <table:table-cell office:value-type="float" office:value="429" table:formula="of:=1+SUM([.B429])" table:style-name="ce1">
            <text:p>429</text:p>
          </table:table-cell>
          <table:table-cell office:value-type="float" office:value="183.04000000000002" table:formula="of:=[BLEND18convert.$B430]*(256/600)" table:style-name="ce1">
            <text:p>183.04</text:p>
          </table:table-cell>
          <table:table-cell table:number-columns-repeated="15" table:style-name="ce1"/>
          <table:table-cell office:value-type="float" office:value="183.04000000000002" table:formula="of:=[BLEND18convert.$B430]*(256/600)" table:style-name="ce1">
            <text:p>183.04</text:p>
          </table:table-cell>
          <table:table-cell office:value-type="float" office:value="-3333" table:formula="of:=4000*[BLEND18convert.$A430]" table:style-name="ce1">
            <text:p>-3333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2245</text:p>
          </table:table-cell>
          <table:table-cell office:value-type="float" office:value="430" table:formula="of:=1+SUM([.B430])" table:style-name="ce1">
            <text:p>430</text:p>
          </table:table-cell>
          <table:table-cell office:value-type="float" office:value="183.46666666666667" table:formula="of:=[BLEND18convert.$B431]*(256/600)" table:style-name="ce1">
            <text:p>183.4666667</text:p>
          </table:table-cell>
          <table:table-cell table:number-columns-repeated="15" table:style-name="ce1"/>
          <table:table-cell office:value-type="float" office:value="183.46666666666667" table:formula="of:=[BLEND18convert.$B431]*(256/600)" table:style-name="ce1">
            <text:p>183.4666667</text:p>
          </table:table-cell>
          <table:table-cell office:value-type="float" office:value="-3289.8" table:formula="of:=4000*[BLEND18convert.$A431]" table:style-name="ce1">
            <text:p>-3289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1165</text:p>
          </table:table-cell>
          <table:table-cell office:value-type="float" office:value="431" table:formula="of:=1+SUM([.B431])" table:style-name="ce1">
            <text:p>431</text:p>
          </table:table-cell>
          <table:table-cell office:value-type="float" office:value="183.89333333333335" table:formula="of:=[BLEND18convert.$B432]*(256/600)" table:style-name="ce1">
            <text:p>183.8933333</text:p>
          </table:table-cell>
          <table:table-cell table:number-columns-repeated="15" table:style-name="ce1"/>
          <table:table-cell office:value-type="float" office:value="183.89333333333335" table:formula="of:=[BLEND18convert.$B432]*(256/600)" table:style-name="ce1">
            <text:p>183.8933333</text:p>
          </table:table-cell>
          <table:table-cell office:value-type="float" office:value="-3246.6" table:formula="of:=4000*[BLEND18convert.$A432]" table:style-name="ce1">
            <text:p>-3246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80084</text:p>
          </table:table-cell>
          <table:table-cell office:value-type="float" office:value="432" table:formula="of:=1+SUM([.B432])" table:style-name="ce1">
            <text:p>432</text:p>
          </table:table-cell>
          <table:table-cell office:value-type="float" office:value="184.32000000000002" table:formula="of:=[BLEND18convert.$B433]*(256/600)" table:style-name="ce1">
            <text:p>184.32</text:p>
          </table:table-cell>
          <table:table-cell table:number-columns-repeated="15" table:style-name="ce1"/>
          <table:table-cell office:value-type="float" office:value="184.32000000000002" table:formula="of:=[BLEND18convert.$B433]*(256/600)" table:style-name="ce1">
            <text:p>184.32</text:p>
          </table:table-cell>
          <table:table-cell office:value-type="float" office:value="-3203.36" table:formula="of:=4000*[BLEND18convert.$A433]" table:style-name="ce1">
            <text:p>-3203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8995</text:p>
          </table:table-cell>
          <table:table-cell office:value-type="float" office:value="433" table:formula="of:=1+SUM([.B433])" table:style-name="ce1">
            <text:p>433</text:p>
          </table:table-cell>
          <table:table-cell office:value-type="float" office:value="184.74666666666667" table:formula="of:=[BLEND18convert.$B434]*(256/600)" table:style-name="ce1">
            <text:p>184.7466667</text:p>
          </table:table-cell>
          <table:table-cell table:number-columns-repeated="15" table:style-name="ce1"/>
          <table:table-cell office:value-type="float" office:value="184.74666666666667" table:formula="of:=[BLEND18convert.$B434]*(256/600)" table:style-name="ce1">
            <text:p>184.7466667</text:p>
          </table:table-cell>
          <table:table-cell office:value-type="float" office:value="-3159.8" table:formula="of:=4000*[BLEND18convert.$A434]" table:style-name="ce1">
            <text:p>-3159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7908</text:p>
          </table:table-cell>
          <table:table-cell office:value-type="float" office:value="434" table:formula="of:=1+SUM([.B434])" table:style-name="ce1">
            <text:p>434</text:p>
          </table:table-cell>
          <table:table-cell office:value-type="float" office:value="185.17333333333335" table:formula="of:=[BLEND18convert.$B435]*(256/600)" table:style-name="ce1">
            <text:p>185.1733333</text:p>
          </table:table-cell>
          <table:table-cell table:number-columns-repeated="15" table:style-name="ce1"/>
          <table:table-cell office:value-type="float" office:value="185.17333333333335" table:formula="of:=[BLEND18convert.$B435]*(256/600)" table:style-name="ce1">
            <text:p>185.1733333</text:p>
          </table:table-cell>
          <table:table-cell office:value-type="float" office:value="-3116.32" table:formula="of:=4000*[BLEND18convert.$A435]" table:style-name="ce1">
            <text:p>-3116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6822</text:p>
          </table:table-cell>
          <table:table-cell office:value-type="float" office:value="435" table:formula="of:=1+SUM([.B435])" table:style-name="ce1">
            <text:p>435</text:p>
          </table:table-cell>
          <table:table-cell office:value-type="float" office:value="185.60000000000002" table:formula="of:=[BLEND18convert.$B436]*(256/600)" table:style-name="ce1">
            <text:p>185.6</text:p>
          </table:table-cell>
          <table:table-cell table:number-columns-repeated="15" table:style-name="ce1"/>
          <table:table-cell office:value-type="float" office:value="185.60000000000002" table:formula="of:=[BLEND18convert.$B436]*(256/600)" table:style-name="ce1">
            <text:p>185.6</text:p>
          </table:table-cell>
          <table:table-cell office:value-type="float" office:value="-3072.88" table:formula="of:=4000*[BLEND18convert.$A436]" table:style-name="ce1">
            <text:p>-3072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5735</text:p>
          </table:table-cell>
          <table:table-cell office:value-type="float" office:value="436" table:formula="of:=1+SUM([.B436])" table:style-name="ce1">
            <text:p>436</text:p>
          </table:table-cell>
          <table:table-cell office:value-type="float" office:value="186.02666666666667" table:formula="of:=[BLEND18convert.$B437]*(256/600)" table:style-name="ce1">
            <text:p>186.0266667</text:p>
          </table:table-cell>
          <table:table-cell table:number-columns-repeated="15" table:style-name="ce1"/>
          <table:table-cell office:value-type="float" office:value="186.02666666666667" table:formula="of:=[BLEND18convert.$B437]*(256/600)" table:style-name="ce1">
            <text:p>186.0266667</text:p>
          </table:table-cell>
          <table:table-cell office:value-type="float" office:value="-3029.4" table:formula="of:=4000*[BLEND18convert.$A437]" table:style-name="ce1">
            <text:p>-3029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4643</text:p>
          </table:table-cell>
          <table:table-cell office:value-type="float" office:value="437" table:formula="of:=1+SUM([.B437])" table:style-name="ce1">
            <text:p>437</text:p>
          </table:table-cell>
          <table:table-cell office:value-type="float" office:value="186.45333333333335" table:formula="of:=[BLEND18convert.$B438]*(256/600)" table:style-name="ce1">
            <text:p>186.4533333</text:p>
          </table:table-cell>
          <table:table-cell table:number-columns-repeated="15" table:style-name="ce1"/>
          <table:table-cell office:value-type="float" office:value="186.45333333333335" table:formula="of:=[BLEND18convert.$B438]*(256/600)" table:style-name="ce1">
            <text:p>186.4533333</text:p>
          </table:table-cell>
          <table:table-cell office:value-type="float" office:value="-2985.7200000000003" table:formula="of:=4000*[BLEND18convert.$A438]" table:style-name="ce1">
            <text:p>-2985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3553</text:p>
          </table:table-cell>
          <table:table-cell office:value-type="float" office:value="438" table:formula="of:=1+SUM([.B438])" table:style-name="ce1">
            <text:p>438</text:p>
          </table:table-cell>
          <table:table-cell office:value-type="float" office:value="186.88000000000002" table:formula="of:=[BLEND18convert.$B439]*(256/600)" table:style-name="ce1">
            <text:p>186.88</text:p>
          </table:table-cell>
          <table:table-cell table:number-columns-repeated="15" table:style-name="ce1"/>
          <table:table-cell office:value-type="float" office:value="186.88000000000002" table:formula="of:=[BLEND18convert.$B439]*(256/600)" table:style-name="ce1">
            <text:p>186.88</text:p>
          </table:table-cell>
          <table:table-cell office:value-type="float" office:value="-2942.12" table:formula="of:=4000*[BLEND18convert.$A439]" table:style-name="ce1">
            <text:p>-2942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2467</text:p>
          </table:table-cell>
          <table:table-cell office:value-type="float" office:value="439" table:formula="of:=1+SUM([.B439])" table:style-name="ce1">
            <text:p>439</text:p>
          </table:table-cell>
          <table:table-cell office:value-type="float" office:value="187.30666666666667" table:formula="of:=[BLEND18convert.$B440]*(256/600)" table:style-name="ce1">
            <text:p>187.3066667</text:p>
          </table:table-cell>
          <table:table-cell table:number-columns-repeated="15" table:style-name="ce1"/>
          <table:table-cell office:value-type="float" office:value="187.30666666666667" table:formula="of:=[BLEND18convert.$B440]*(256/600)" table:style-name="ce1">
            <text:p>187.3066667</text:p>
          </table:table-cell>
          <table:table-cell office:value-type="float" office:value="-2898.6800000000003" table:formula="of:=4000*[BLEND18convert.$A440]" table:style-name="ce1">
            <text:p>-2898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1368</text:p>
          </table:table-cell>
          <table:table-cell office:value-type="float" office:value="440" table:formula="of:=1+SUM([.B440])" table:style-name="ce1">
            <text:p>440</text:p>
          </table:table-cell>
          <table:table-cell office:value-type="float" office:value="187.73333333333335" table:formula="of:=[BLEND18convert.$B441]*(256/600)" table:style-name="ce1">
            <text:p>187.7333333</text:p>
          </table:table-cell>
          <table:table-cell table:number-columns-repeated="15" table:style-name="ce1"/>
          <table:table-cell office:value-type="float" office:value="187.73333333333335" table:formula="of:=[BLEND18convert.$B441]*(256/600)" table:style-name="ce1">
            <text:p>187.7333333</text:p>
          </table:table-cell>
          <table:table-cell office:value-type="float" office:value="-2854.72" table:formula="of:=4000*[BLEND18convert.$A441]" table:style-name="ce1">
            <text:p>-2854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70276</text:p>
          </table:table-cell>
          <table:table-cell office:value-type="float" office:value="441" table:formula="of:=1+SUM([.B441])" table:style-name="ce1">
            <text:p>441</text:p>
          </table:table-cell>
          <table:table-cell office:value-type="float" office:value="188.16000000000003" table:formula="of:=[BLEND18convert.$B442]*(256/600)" table:style-name="ce1">
            <text:p>188.16</text:p>
          </table:table-cell>
          <table:table-cell table:number-columns-repeated="15" table:style-name="ce1"/>
          <table:table-cell office:value-type="float" office:value="188.16000000000003" table:formula="of:=[BLEND18convert.$B442]*(256/600)" table:style-name="ce1">
            <text:p>188.16</text:p>
          </table:table-cell>
          <table:table-cell office:value-type="float" office:value="-2811.0400000000004" table:formula="of:=4000*[BLEND18convert.$A442]" table:style-name="ce1">
            <text:p>-2811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9180</text:p>
          </table:table-cell>
          <table:table-cell office:value-type="float" office:value="442" table:formula="of:=1+SUM([.B442])" table:style-name="ce1">
            <text:p>442</text:p>
          </table:table-cell>
          <table:table-cell office:value-type="float" office:value="188.58666666666667" table:formula="of:=[BLEND18convert.$B443]*(256/600)" table:style-name="ce1">
            <text:p>188.5866667</text:p>
          </table:table-cell>
          <table:table-cell table:number-columns-repeated="15" table:style-name="ce1"/>
          <table:table-cell office:value-type="float" office:value="188.58666666666667" table:formula="of:=[BLEND18convert.$B443]*(256/600)" table:style-name="ce1">
            <text:p>188.5866667</text:p>
          </table:table-cell>
          <table:table-cell office:value-type="float" office:value="-2767.2" table:formula="of:=4000*[BLEND18convert.$A443]" table:style-name="ce1">
            <text:p>-2767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8082</text:p>
          </table:table-cell>
          <table:table-cell office:value-type="float" office:value="443" table:formula="of:=1+SUM([.B443])" table:style-name="ce1">
            <text:p>443</text:p>
          </table:table-cell>
          <table:table-cell office:value-type="float" office:value="189.01333333333335" table:formula="of:=[BLEND18convert.$B444]*(256/600)" table:style-name="ce1">
            <text:p>189.0133333</text:p>
          </table:table-cell>
          <table:table-cell table:number-columns-repeated="15" table:style-name="ce1"/>
          <table:table-cell office:value-type="float" office:value="189.01333333333335" table:formula="of:=[BLEND18convert.$B444]*(256/600)" table:style-name="ce1">
            <text:p>189.0133333</text:p>
          </table:table-cell>
          <table:table-cell office:value-type="float" office:value="-2723.2799999999997" table:formula="of:=4000*[BLEND18convert.$A444]" table:style-name="ce1">
            <text:p>-2723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6983</text:p>
          </table:table-cell>
          <table:table-cell office:value-type="float" office:value="444" table:formula="of:=1+SUM([.B444])" table:style-name="ce1">
            <text:p>444</text:p>
          </table:table-cell>
          <table:table-cell office:value-type="float" office:value="189.44000000000003" table:formula="of:=[BLEND18convert.$B445]*(256/600)" table:style-name="ce1">
            <text:p>189.44</text:p>
          </table:table-cell>
          <table:table-cell table:number-columns-repeated="15" table:style-name="ce1"/>
          <table:table-cell office:value-type="float" office:value="189.44000000000003" table:formula="of:=[BLEND18convert.$B445]*(256/600)" table:style-name="ce1">
            <text:p>189.44</text:p>
          </table:table-cell>
          <table:table-cell office:value-type="float" office:value="-2679.32" table:formula="of:=4000*[BLEND18convert.$A445]" table:style-name="ce1">
            <text:p>-2679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5881</text:p>
          </table:table-cell>
          <table:table-cell office:value-type="float" office:value="445" table:formula="of:=1+SUM([.B445])" table:style-name="ce1">
            <text:p>445</text:p>
          </table:table-cell>
          <table:table-cell office:value-type="float" office:value="189.86666666666667" table:formula="of:=[BLEND18convert.$B446]*(256/600)" table:style-name="ce1">
            <text:p>189.8666667</text:p>
          </table:table-cell>
          <table:table-cell table:number-columns-repeated="15" table:style-name="ce1"/>
          <table:table-cell office:value-type="float" office:value="189.86666666666667" table:formula="of:=[BLEND18convert.$B446]*(256/600)" table:style-name="ce1">
            <text:p>189.8666667</text:p>
          </table:table-cell>
          <table:table-cell office:value-type="float" office:value="-2635.2400000000002" table:formula="of:=4000*[BLEND18convert.$A446]" table:style-name="ce1">
            <text:p>-2635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4783</text:p>
          </table:table-cell>
          <table:table-cell office:value-type="float" office:value="446" table:formula="of:=1+SUM([.B446])" table:style-name="ce1">
            <text:p>446</text:p>
          </table:table-cell>
          <table:table-cell office:value-type="float" office:value="190.29333333333335" table:formula="of:=[BLEND18convert.$B447]*(256/600)" table:style-name="ce1">
            <text:p>190.2933333</text:p>
          </table:table-cell>
          <table:table-cell table:number-columns-repeated="15" table:style-name="ce1"/>
          <table:table-cell office:value-type="float" office:value="190.29333333333335" table:formula="of:=[BLEND18convert.$B447]*(256/600)" table:style-name="ce1">
            <text:p>190.2933333</text:p>
          </table:table-cell>
          <table:table-cell office:value-type="float" office:value="-2591.3200000000002" table:formula="of:=4000*[BLEND18convert.$A447]" table:style-name="ce1">
            <text:p>-2591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3681</text:p>
          </table:table-cell>
          <table:table-cell office:value-type="float" office:value="447" table:formula="of:=1+SUM([.B447])" table:style-name="ce1">
            <text:p>447</text:p>
          </table:table-cell>
          <table:table-cell office:value-type="float" office:value="190.72" table:formula="of:=[BLEND18convert.$B448]*(256/600)" table:style-name="ce1">
            <text:p>190.72</text:p>
          </table:table-cell>
          <table:table-cell table:number-columns-repeated="15" table:style-name="ce1"/>
          <table:table-cell office:value-type="float" office:value="190.72" table:formula="of:=[BLEND18convert.$B448]*(256/600)" table:style-name="ce1">
            <text:p>190.72</text:p>
          </table:table-cell>
          <table:table-cell office:value-type="float" office:value="-2547.2399999999998" table:formula="of:=4000*[BLEND18convert.$A448]" table:style-name="ce1">
            <text:p>-2547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2579</text:p>
          </table:table-cell>
          <table:table-cell office:value-type="float" office:value="448" table:formula="of:=1+SUM([.B448])" table:style-name="ce1">
            <text:p>448</text:p>
          </table:table-cell>
          <table:table-cell office:value-type="float" office:value="191.14666666666668" table:formula="of:=[BLEND18convert.$B449]*(256/600)" table:style-name="ce1">
            <text:p>191.1466667</text:p>
          </table:table-cell>
          <table:table-cell table:number-columns-repeated="15" table:style-name="ce1"/>
          <table:table-cell office:value-type="float" office:value="191.14666666666668" table:formula="of:=[BLEND18convert.$B449]*(256/600)" table:style-name="ce1">
            <text:p>191.1466667</text:p>
          </table:table-cell>
          <table:table-cell office:value-type="float" office:value="-2503.16" table:formula="of:=4000*[BLEND18convert.$A449]" table:style-name="ce1">
            <text:p>-2503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1469</text:p>
          </table:table-cell>
          <table:table-cell office:value-type="float" office:value="449" table:formula="of:=1+SUM([.B449])" table:style-name="ce1">
            <text:p>449</text:p>
          </table:table-cell>
          <table:table-cell office:value-type="float" office:value="191.57333333333335" table:formula="of:=[BLEND18convert.$B450]*(256/600)" table:style-name="ce1">
            <text:p>191.5733333</text:p>
          </table:table-cell>
          <table:table-cell table:number-columns-repeated="15" table:style-name="ce1"/>
          <table:table-cell office:value-type="float" office:value="191.57333333333335" table:formula="of:=[BLEND18convert.$B450]*(256/600)" table:style-name="ce1">
            <text:p>191.5733333</text:p>
          </table:table-cell>
          <table:table-cell office:value-type="float" office:value="-2458.7599999999998" table:formula="of:=4000*[BLEND18convert.$A450]" table:style-name="ce1">
            <text:p>-2458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0367</text:p>
          </table:table-cell>
          <table:table-cell office:value-type="float" office:value="450" table:formula="of:=1+SUM([.B450])" table:style-name="ce1">
            <text:p>450</text:p>
          </table:table-cell>
          <table:table-cell office:value-type="float" office:value="192" table:formula="of:=[BLEND18convert.$B451]*(256/600)" table:style-name="ce1">
            <text:p>192</text:p>
          </table:table-cell>
          <table:table-cell table:number-columns-repeated="15" table:style-name="ce1"/>
          <table:table-cell office:value-type="float" office:value="192" table:formula="of:=[BLEND18convert.$B451]*(256/600)" table:style-name="ce1">
            <text:p>192</text:p>
          </table:table-cell>
          <table:table-cell office:value-type="float" office:value="-2414.6800000000003" table:formula="of:=4000*[BLEND18convert.$A451]" table:style-name="ce1">
            <text:p>-2414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9259</text:p>
          </table:table-cell>
          <table:table-cell office:value-type="float" office:value="451" table:formula="of:=1+SUM([.B451])" table:style-name="ce1">
            <text:p>451</text:p>
          </table:table-cell>
          <table:table-cell office:value-type="float" office:value="192.42666666666668" table:formula="of:=[BLEND18convert.$B452]*(256/600)" table:style-name="ce1">
            <text:p>192.4266667</text:p>
          </table:table-cell>
          <table:table-cell table:number-columns-repeated="15" table:style-name="ce1"/>
          <table:table-cell office:value-type="float" office:value="192.42666666666668" table:formula="of:=[BLEND18convert.$B452]*(256/600)" table:style-name="ce1">
            <text:p>192.4266667</text:p>
          </table:table-cell>
          <table:table-cell office:value-type="float" office:value="-2370.3599999999997" table:formula="of:=4000*[BLEND18convert.$A452]" table:style-name="ce1">
            <text:p>-2370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8151</text:p>
          </table:table-cell>
          <table:table-cell office:value-type="float" office:value="452" table:formula="of:=1+SUM([.B452])" table:style-name="ce1">
            <text:p>452</text:p>
          </table:table-cell>
          <table:table-cell office:value-type="float" office:value="192.85333333333335" table:formula="of:=[BLEND18convert.$B453]*(256/600)" table:style-name="ce1">
            <text:p>192.8533333</text:p>
          </table:table-cell>
          <table:table-cell table:number-columns-repeated="15" table:style-name="ce1"/>
          <table:table-cell office:value-type="float" office:value="192.85333333333335" table:formula="of:=[BLEND18convert.$B453]*(256/600)" table:style-name="ce1">
            <text:p>192.8533333</text:p>
          </table:table-cell>
          <table:table-cell office:value-type="float" office:value="-2326.04" table:formula="of:=4000*[BLEND18convert.$A453]" table:style-name="ce1">
            <text:p>-2326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7043</text:p>
          </table:table-cell>
          <table:table-cell office:value-type="float" office:value="453" table:formula="of:=1+SUM([.B453])" table:style-name="ce1">
            <text:p>453</text:p>
          </table:table-cell>
          <table:table-cell office:value-type="float" office:value="193.28" table:formula="of:=[BLEND18convert.$B454]*(256/600)" table:style-name="ce1">
            <text:p>193.28</text:p>
          </table:table-cell>
          <table:table-cell table:number-columns-repeated="15" table:style-name="ce1"/>
          <table:table-cell office:value-type="float" office:value="193.28" table:formula="of:=[BLEND18convert.$B454]*(256/600)" table:style-name="ce1">
            <text:p>193.28</text:p>
          </table:table-cell>
          <table:table-cell office:value-type="float" office:value="-2281.7199999999998" table:formula="of:=4000*[BLEND18convert.$A454]" table:style-name="ce1">
            <text:p>-2281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5930</text:p>
          </table:table-cell>
          <table:table-cell office:value-type="float" office:value="454" table:formula="of:=1+SUM([.B454])" table:style-name="ce1">
            <text:p>454</text:p>
          </table:table-cell>
          <table:table-cell office:value-type="float" office:value="193.70666666666668" table:formula="of:=[BLEND18convert.$B455]*(256/600)" table:style-name="ce1">
            <text:p>193.7066667</text:p>
          </table:table-cell>
          <table:table-cell table:number-columns-repeated="15" table:style-name="ce1"/>
          <table:table-cell office:value-type="float" office:value="193.70666666666668" table:formula="of:=[BLEND18convert.$B455]*(256/600)" table:style-name="ce1">
            <text:p>193.7066667</text:p>
          </table:table-cell>
          <table:table-cell office:value-type="float" office:value="-2237.2000000000003" table:formula="of:=4000*[BLEND18convert.$A455]" table:style-name="ce1">
            <text:p>-2237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4816</text:p>
          </table:table-cell>
          <table:table-cell office:value-type="float" office:value="455" table:formula="of:=1+SUM([.B455])" table:style-name="ce1">
            <text:p>455</text:p>
          </table:table-cell>
          <table:table-cell office:value-type="float" office:value="194.13333333333335" table:formula="of:=[BLEND18convert.$B456]*(256/600)" table:style-name="ce1">
            <text:p>194.1333333</text:p>
          </table:table-cell>
          <table:table-cell table:number-columns-repeated="15" table:style-name="ce1"/>
          <table:table-cell office:value-type="float" office:value="194.13333333333335" table:formula="of:=[BLEND18convert.$B456]*(256/600)" table:style-name="ce1">
            <text:p>194.1333333</text:p>
          </table:table-cell>
          <table:table-cell office:value-type="float" office:value="-2192.64" table:formula="of:=4000*[BLEND18convert.$A456]" table:style-name="ce1">
            <text:p>-2192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3702</text:p>
          </table:table-cell>
          <table:table-cell office:value-type="float" office:value="456" table:formula="of:=1+SUM([.B456])" table:style-name="ce1">
            <text:p>456</text:p>
          </table:table-cell>
          <table:table-cell office:value-type="float" office:value="194.56" table:formula="of:=[BLEND18convert.$B457]*(256/600)" table:style-name="ce1">
            <text:p>194.56</text:p>
          </table:table-cell>
          <table:table-cell table:number-columns-repeated="15" table:style-name="ce1"/>
          <table:table-cell office:value-type="float" office:value="194.56" table:formula="of:=[BLEND18convert.$B457]*(256/600)" table:style-name="ce1">
            <text:p>194.56</text:p>
          </table:table-cell>
          <table:table-cell office:value-type="float" office:value="-2148.0800000000004" table:formula="of:=4000*[BLEND18convert.$A457]" table:style-name="ce1">
            <text:p>-2148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2588</text:p>
          </table:table-cell>
          <table:table-cell office:value-type="float" office:value="457" table:formula="of:=1+SUM([.B457])" table:style-name="ce1">
            <text:p>457</text:p>
          </table:table-cell>
          <table:table-cell office:value-type="float" office:value="194.98666666666668" table:formula="of:=[BLEND18convert.$B458]*(256/600)" table:style-name="ce1">
            <text:p>194.9866667</text:p>
          </table:table-cell>
          <table:table-cell table:number-columns-repeated="15" table:style-name="ce1"/>
          <table:table-cell office:value-type="float" office:value="194.98666666666668" table:formula="of:=[BLEND18convert.$B458]*(256/600)" table:style-name="ce1">
            <text:p>194.9866667</text:p>
          </table:table-cell>
          <table:table-cell office:value-type="float" office:value="-2103.52" table:formula="of:=4000*[BLEND18convert.$A458]" table:style-name="ce1">
            <text:p>-2103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1474</text:p>
          </table:table-cell>
          <table:table-cell office:value-type="float" office:value="458" table:formula="of:=1+SUM([.B458])" table:style-name="ce1">
            <text:p>458</text:p>
          </table:table-cell>
          <table:table-cell office:value-type="float" office:value="195.41333333333336" table:formula="of:=[BLEND18convert.$B459]*(256/600)" table:style-name="ce1">
            <text:p>195.4133333</text:p>
          </table:table-cell>
          <table:table-cell table:number-columns-repeated="15" table:style-name="ce1"/>
          <table:table-cell office:value-type="float" office:value="195.41333333333336" table:formula="of:=[BLEND18convert.$B459]*(256/600)" table:style-name="ce1">
            <text:p>195.4133333</text:p>
          </table:table-cell>
          <table:table-cell office:value-type="float" office:value="-2058.96" table:formula="of:=4000*[BLEND18convert.$A459]" table:style-name="ce1">
            <text:p>-2058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0354</text:p>
          </table:table-cell>
          <table:table-cell office:value-type="float" office:value="459" table:formula="of:=1+SUM([.B459])" table:style-name="ce1">
            <text:p>459</text:p>
          </table:table-cell>
          <table:table-cell office:value-type="float" office:value="195.84" table:formula="of:=[BLEND18convert.$B460]*(256/600)" table:style-name="ce1">
            <text:p>195.84</text:p>
          </table:table-cell>
          <table:table-cell table:number-columns-repeated="15" table:style-name="ce1"/>
          <table:table-cell office:value-type="float" office:value="195.84" table:formula="of:=[BLEND18convert.$B460]*(256/600)" table:style-name="ce1">
            <text:p>195.84</text:p>
          </table:table-cell>
          <table:table-cell office:value-type="float" office:value="-2014.1599999999999" table:formula="of:=4000*[BLEND18convert.$A460]" table:style-name="ce1">
            <text:p>-2014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9237</text:p>
          </table:table-cell>
          <table:table-cell office:value-type="float" office:value="460" table:formula="of:=1+SUM([.B460])" table:style-name="ce1">
            <text:p>460</text:p>
          </table:table-cell>
          <table:table-cell office:value-type="float" office:value="196.26666666666668" table:formula="of:=[BLEND18convert.$B461]*(256/600)" table:style-name="ce1">
            <text:p>196.2666667</text:p>
          </table:table-cell>
          <table:table-cell table:number-columns-repeated="15" table:style-name="ce1"/>
          <table:table-cell office:value-type="float" office:value="196.26666666666668" table:formula="of:=[BLEND18convert.$B461]*(256/600)" table:style-name="ce1">
            <text:p>196.2666667</text:p>
          </table:table-cell>
          <table:table-cell office:value-type="float" office:value="-1969.4799999999998" table:formula="of:=4000*[BLEND18convert.$A461]" table:style-name="ce1">
            <text:p>-1969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8117</text:p>
          </table:table-cell>
          <table:table-cell office:value-type="float" office:value="461" table:formula="of:=1+SUM([.B461])" table:style-name="ce1">
            <text:p>461</text:p>
          </table:table-cell>
          <table:table-cell office:value-type="float" office:value="196.69333333333336" table:formula="of:=[BLEND18convert.$B462]*(256/600)" table:style-name="ce1">
            <text:p>196.6933333</text:p>
          </table:table-cell>
          <table:table-cell table:number-columns-repeated="15" table:style-name="ce1"/>
          <table:table-cell office:value-type="float" office:value="196.69333333333336" table:formula="of:=[BLEND18convert.$B462]*(256/600)" table:style-name="ce1">
            <text:p>196.6933333</text:p>
          </table:table-cell>
          <table:table-cell office:value-type="float" office:value="-1924.6799999999998" table:formula="of:=4000*[BLEND18convert.$A462]" table:style-name="ce1">
            <text:p>-1924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6994</text:p>
          </table:table-cell>
          <table:table-cell office:value-type="float" office:value="462" table:formula="of:=1+SUM([.B462])" table:style-name="ce1">
            <text:p>462</text:p>
          </table:table-cell>
          <table:table-cell office:value-type="float" office:value="197.12" table:formula="of:=[BLEND18convert.$B463]*(256/600)" table:style-name="ce1">
            <text:p>197.12</text:p>
          </table:table-cell>
          <table:table-cell table:number-columns-repeated="15" table:style-name="ce1"/>
          <table:table-cell office:value-type="float" office:value="197.12" table:formula="of:=[BLEND18convert.$B463]*(256/600)" table:style-name="ce1">
            <text:p>197.12</text:p>
          </table:table-cell>
          <table:table-cell office:value-type="float" office:value="-1879.76" table:formula="of:=4000*[BLEND18convert.$A463]" table:style-name="ce1">
            <text:p>-1879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5874</text:p>
          </table:table-cell>
          <table:table-cell office:value-type="float" office:value="463" table:formula="of:=1+SUM([.B463])" table:style-name="ce1">
            <text:p>463</text:p>
          </table:table-cell>
          <table:table-cell office:value-type="float" office:value="197.54666666666668" table:formula="of:=[BLEND18convert.$B464]*(256/600)" table:style-name="ce1">
            <text:p>197.5466667</text:p>
          </table:table-cell>
          <table:table-cell table:number-columns-repeated="15" table:style-name="ce1"/>
          <table:table-cell office:value-type="float" office:value="197.54666666666668" table:formula="of:=[BLEND18convert.$B464]*(256/600)" table:style-name="ce1">
            <text:p>197.5466667</text:p>
          </table:table-cell>
          <table:table-cell office:value-type="float" office:value="-1834.96" table:formula="of:=4000*[BLEND18convert.$A464]" table:style-name="ce1">
            <text:p>-1834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4748</text:p>
          </table:table-cell>
          <table:table-cell office:value-type="float" office:value="464" table:formula="of:=1+SUM([.B464])" table:style-name="ce1">
            <text:p>464</text:p>
          </table:table-cell>
          <table:table-cell office:value-type="float" office:value="197.97333333333336" table:formula="of:=[BLEND18convert.$B465]*(256/600)" table:style-name="ce1">
            <text:p>197.9733333</text:p>
          </table:table-cell>
          <table:table-cell table:number-columns-repeated="15" table:style-name="ce1"/>
          <table:table-cell office:value-type="float" office:value="197.97333333333336" table:formula="of:=[BLEND18convert.$B465]*(256/600)" table:style-name="ce1">
            <text:p>197.9733333</text:p>
          </table:table-cell>
          <table:table-cell office:value-type="float" office:value="-1789.9199999999998" table:formula="of:=4000*[BLEND18convert.$A465]" table:style-name="ce1">
            <text:p>-1789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3619</text:p>
          </table:table-cell>
          <table:table-cell office:value-type="float" office:value="465" table:formula="of:=1+SUM([.B465])" table:style-name="ce1">
            <text:p>465</text:p>
          </table:table-cell>
          <table:table-cell office:value-type="float" office:value="198.4" table:formula="of:=[BLEND18convert.$B466]*(256/600)" table:style-name="ce1">
            <text:p>198.4</text:p>
          </table:table-cell>
          <table:table-cell table:number-columns-repeated="15" table:style-name="ce1"/>
          <table:table-cell office:value-type="float" office:value="198.4" table:formula="of:=[BLEND18convert.$B466]*(256/600)" table:style-name="ce1">
            <text:p>198.4</text:p>
          </table:table-cell>
          <table:table-cell office:value-type="float" office:value="-1744.76" table:formula="of:=4000*[BLEND18convert.$A466]" table:style-name="ce1">
            <text:p>-1744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2496</text:p>
          </table:table-cell>
          <table:table-cell office:value-type="float" office:value="466" table:formula="of:=1+SUM([.B466])" table:style-name="ce1">
            <text:p>466</text:p>
          </table:table-cell>
          <table:table-cell office:value-type="float" office:value="198.82666666666668" table:formula="of:=[BLEND18convert.$B467]*(256/600)" table:style-name="ce1">
            <text:p>198.8266667</text:p>
          </table:table-cell>
          <table:table-cell table:number-columns-repeated="15" table:style-name="ce1"/>
          <table:table-cell office:value-type="float" office:value="198.82666666666668" table:formula="of:=[BLEND18convert.$B467]*(256/600)" table:style-name="ce1">
            <text:p>198.8266667</text:p>
          </table:table-cell>
          <table:table-cell office:value-type="float" office:value="-1699.84" table:formula="of:=4000*[BLEND18convert.$A467]" table:style-name="ce1">
            <text:p>-1699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1370</text:p>
          </table:table-cell>
          <table:table-cell office:value-type="float" office:value="467" table:formula="of:=1+SUM([.B467])" table:style-name="ce1">
            <text:p>467</text:p>
          </table:table-cell>
          <table:table-cell office:value-type="float" office:value="199.25333333333336" table:formula="of:=[BLEND18convert.$B468]*(256/600)" table:style-name="ce1">
            <text:p>199.2533333</text:p>
          </table:table-cell>
          <table:table-cell table:number-columns-repeated="15" table:style-name="ce1"/>
          <table:table-cell office:value-type="float" office:value="199.25333333333336" table:formula="of:=[BLEND18convert.$B468]*(256/600)" table:style-name="ce1">
            <text:p>199.2533333</text:p>
          </table:table-cell>
          <table:table-cell office:value-type="float" office:value="-1654.8" table:formula="of:=4000*[BLEND18convert.$A468]" table:style-name="ce1">
            <text:p>-1654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0240</text:p>
          </table:table-cell>
          <table:table-cell office:value-type="float" office:value="468" table:formula="of:=1+SUM([.B468])" table:style-name="ce1">
            <text:p>468</text:p>
          </table:table-cell>
          <table:table-cell office:value-type="float" office:value="199.68" table:formula="of:=[BLEND18convert.$B469]*(256/600)" table:style-name="ce1">
            <text:p>199.68</text:p>
          </table:table-cell>
          <table:table-cell table:number-columns-repeated="15" table:style-name="ce1"/>
          <table:table-cell office:value-type="float" office:value="199.68" table:formula="of:=[BLEND18convert.$B469]*(256/600)" table:style-name="ce1">
            <text:p>199.68</text:p>
          </table:table-cell>
          <table:table-cell office:value-type="float" office:value="-1609.6" table:formula="of:=4000*[BLEND18convert.$A469]" table:style-name="ce1">
            <text:p>-1609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9105</text:p>
          </table:table-cell>
          <table:table-cell office:value-type="float" office:value="469" table:formula="of:=1+SUM([.B469])" table:style-name="ce1">
            <text:p>469</text:p>
          </table:table-cell>
          <table:table-cell office:value-type="float" office:value="200.10666666666668" table:formula="of:=[BLEND18convert.$B470]*(256/600)" table:style-name="ce1">
            <text:p>200.1066667</text:p>
          </table:table-cell>
          <table:table-cell table:number-columns-repeated="15" table:style-name="ce1"/>
          <table:table-cell office:value-type="float" office:value="200.10666666666668" table:formula="of:=[BLEND18convert.$B470]*(256/600)" table:style-name="ce1">
            <text:p>200.1066667</text:p>
          </table:table-cell>
          <table:table-cell office:value-type="float" office:value="-1564.2" table:formula="of:=4000*[BLEND18convert.$A470]" table:style-name="ce1">
            <text:p>-1564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7976</text:p>
          </table:table-cell>
          <table:table-cell office:value-type="float" office:value="470" table:formula="of:=1+SUM([.B470])" table:style-name="ce1">
            <text:p>470</text:p>
          </table:table-cell>
          <table:table-cell office:value-type="float" office:value="200.53333333333336" table:formula="of:=[BLEND18convert.$B471]*(256/600)" table:style-name="ce1">
            <text:p>200.5333333</text:p>
          </table:table-cell>
          <table:table-cell table:number-columns-repeated="15" table:style-name="ce1"/>
          <table:table-cell office:value-type="float" office:value="200.53333333333336" table:formula="of:=[BLEND18convert.$B471]*(256/600)" table:style-name="ce1">
            <text:p>200.5333333</text:p>
          </table:table-cell>
          <table:table-cell office:value-type="float" office:value="-1519.04" table:formula="of:=4000*[BLEND18convert.$A471]" table:style-name="ce1">
            <text:p>-1519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6847</text:p>
          </table:table-cell>
          <table:table-cell office:value-type="float" office:value="471" table:formula="of:=1+SUM([.B471])" table:style-name="ce1">
            <text:p>471</text:p>
          </table:table-cell>
          <table:table-cell office:value-type="float" office:value="200.96" table:formula="of:=[BLEND18convert.$B472]*(256/600)" table:style-name="ce1">
            <text:p>200.96</text:p>
          </table:table-cell>
          <table:table-cell table:number-columns-repeated="15" table:style-name="ce1"/>
          <table:table-cell office:value-type="float" office:value="200.96" table:formula="of:=[BLEND18convert.$B472]*(256/600)" table:style-name="ce1">
            <text:p>200.96</text:p>
          </table:table-cell>
          <table:table-cell office:value-type="float" office:value="-1473.88" table:formula="of:=4000*[BLEND18convert.$A472]" table:style-name="ce1">
            <text:p>-1473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5712</text:p>
          </table:table-cell>
          <table:table-cell office:value-type="float" office:value="472" table:formula="of:=1+SUM([.B472])" table:style-name="ce1">
            <text:p>472</text:p>
          </table:table-cell>
          <table:table-cell office:value-type="float" office:value="201.38666666666668" table:formula="of:=[BLEND18convert.$B473]*(256/600)" table:style-name="ce1">
            <text:p>201.3866667</text:p>
          </table:table-cell>
          <table:table-cell table:number-columns-repeated="15" table:style-name="ce1"/>
          <table:table-cell office:value-type="float" office:value="201.38666666666668" table:formula="of:=[BLEND18convert.$B473]*(256/600)" table:style-name="ce1">
            <text:p>201.3866667</text:p>
          </table:table-cell>
          <table:table-cell office:value-type="float" office:value="-1428.48" table:formula="of:=4000*[BLEND18convert.$A473]" table:style-name="ce1">
            <text:p>-1428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4576</text:p>
          </table:table-cell>
          <table:table-cell office:value-type="float" office:value="473" table:formula="of:=1+SUM([.B473])" table:style-name="ce1">
            <text:p>473</text:p>
          </table:table-cell>
          <table:table-cell office:value-type="float" office:value="201.81333333333333" table:formula="of:=[BLEND18convert.$B474]*(256/600)" table:style-name="ce1">
            <text:p>201.8133333</text:p>
          </table:table-cell>
          <table:table-cell table:number-columns-repeated="15" table:style-name="ce1"/>
          <table:table-cell office:value-type="float" office:value="201.81333333333333" table:formula="of:=[BLEND18convert.$B474]*(256/600)" table:style-name="ce1">
            <text:p>201.8133333</text:p>
          </table:table-cell>
          <table:table-cell office:value-type="float" office:value="-1383.04" table:formula="of:=4000*[BLEND18convert.$A474]" table:style-name="ce1">
            <text:p>-1383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3441</text:p>
          </table:table-cell>
          <table:table-cell office:value-type="float" office:value="474" table:formula="of:=1+SUM([.B474])" table:style-name="ce1">
            <text:p>474</text:p>
          </table:table-cell>
          <table:table-cell office:value-type="float" office:value="202.24" table:formula="of:=[BLEND18convert.$B475]*(256/600)" table:style-name="ce1">
            <text:p>202.24</text:p>
          </table:table-cell>
          <table:table-cell table:number-columns-repeated="15" table:style-name="ce1"/>
          <table:table-cell office:value-type="float" office:value="202.24" table:formula="of:=[BLEND18convert.$B475]*(256/600)" table:style-name="ce1">
            <text:p>202.24</text:p>
          </table:table-cell>
          <table:table-cell office:value-type="float" office:value="-1337.6399999999999" table:formula="of:=4000*[BLEND18convert.$A475]" table:style-name="ce1">
            <text:p>-1337.6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2300</text:p>
          </table:table-cell>
          <table:table-cell office:value-type="float" office:value="475" table:formula="of:=1+SUM([.B475])" table:style-name="ce1">
            <text:p>475</text:p>
          </table:table-cell>
          <table:table-cell office:value-type="float" office:value="202.66666666666669" table:formula="of:=[BLEND18convert.$B476]*(256/600)" table:style-name="ce1">
            <text:p>202.6666667</text:p>
          </table:table-cell>
          <table:table-cell table:number-columns-repeated="15" table:style-name="ce1"/>
          <table:table-cell office:value-type="float" office:value="202.66666666666669" table:formula="of:=[BLEND18convert.$B476]*(256/600)" table:style-name="ce1">
            <text:p>202.6666667</text:p>
          </table:table-cell>
          <table:table-cell office:value-type="float" office:value="-1292" table:formula="of:=4000*[BLEND18convert.$A476]" table:style-name="ce1">
            <text:p>-12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1165</text:p>
          </table:table-cell>
          <table:table-cell office:value-type="float" office:value="476" table:formula="of:=1+SUM([.B476])" table:style-name="ce1">
            <text:p>476</text:p>
          </table:table-cell>
          <table:table-cell office:value-type="float" office:value="203.09333333333333" table:formula="of:=[BLEND18convert.$B477]*(256/600)" table:style-name="ce1">
            <text:p>203.0933333</text:p>
          </table:table-cell>
          <table:table-cell table:number-columns-repeated="15" table:style-name="ce1"/>
          <table:table-cell office:value-type="float" office:value="203.09333333333333" table:formula="of:=[BLEND18convert.$B477]*(256/600)" table:style-name="ce1">
            <text:p>203.0933333</text:p>
          </table:table-cell>
          <table:table-cell office:value-type="float" office:value="-1246.5999999999999" table:formula="of:=4000*[BLEND18convert.$A477]" table:style-name="ce1">
            <text:p>-1246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0023</text:p>
          </table:table-cell>
          <table:table-cell office:value-type="float" office:value="477" table:formula="of:=1+SUM([.B477])" table:style-name="ce1">
            <text:p>477</text:p>
          </table:table-cell>
          <table:table-cell office:value-type="float" office:value="203.52" table:formula="of:=[BLEND18convert.$B478]*(256/600)" table:style-name="ce1">
            <text:p>203.52</text:p>
          </table:table-cell>
          <table:table-cell table:number-columns-repeated="15" table:style-name="ce1"/>
          <table:table-cell office:value-type="float" office:value="203.52" table:formula="of:=[BLEND18convert.$B478]*(256/600)" table:style-name="ce1">
            <text:p>203.52</text:p>
          </table:table-cell>
          <table:table-cell office:value-type="float" office:value="-1200.92" table:formula="of:=4000*[BLEND18convert.$A478]" table:style-name="ce1">
            <text:p>-1200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8879</text:p>
          </table:table-cell>
          <table:table-cell office:value-type="float" office:value="478" table:formula="of:=1+SUM([.B478])" table:style-name="ce1">
            <text:p>478</text:p>
          </table:table-cell>
          <table:table-cell office:value-type="float" office:value="203.94666666666669" table:formula="of:=[BLEND18convert.$B479]*(256/600)" table:style-name="ce1">
            <text:p>203.9466667</text:p>
          </table:table-cell>
          <table:table-cell table:number-columns-repeated="15" table:style-name="ce1"/>
          <table:table-cell office:value-type="float" office:value="203.94666666666669" table:formula="of:=[BLEND18convert.$B479]*(256/600)" table:style-name="ce1">
            <text:p>203.9466667</text:p>
          </table:table-cell>
          <table:table-cell office:value-type="float" office:value="-1155.1599999999999" table:formula="of:=4000*[BLEND18convert.$A479]" table:style-name="ce1">
            <text:p>-1155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7744</text:p>
          </table:table-cell>
          <table:table-cell office:value-type="float" office:value="479" table:formula="of:=1+SUM([.B479])" table:style-name="ce1">
            <text:p>479</text:p>
          </table:table-cell>
          <table:table-cell office:value-type="float" office:value="204.37333333333333" table:formula="of:=[BLEND18convert.$B480]*(256/600)" table:style-name="ce1">
            <text:p>204.3733333</text:p>
          </table:table-cell>
          <table:table-cell table:number-columns-repeated="15" table:style-name="ce1"/>
          <table:table-cell office:value-type="float" office:value="204.37333333333333" table:formula="of:=[BLEND18convert.$B480]*(256/600)" table:style-name="ce1">
            <text:p>204.3733333</text:p>
          </table:table-cell>
          <table:table-cell office:value-type="float" office:value="-1109.76" table:formula="of:=4000*[BLEND18convert.$A480]" table:style-name="ce1">
            <text:p>-1109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6590</text:p>
          </table:table-cell>
          <table:table-cell office:value-type="float" office:value="480" table:formula="of:=1+SUM([.B480])" table:style-name="ce1">
            <text:p>480</text:p>
          </table:table-cell>
          <table:table-cell office:value-type="float" office:value="204.8" table:formula="of:=[BLEND18convert.$B481]*(256/600)" table:style-name="ce1">
            <text:p>204.8</text:p>
          </table:table-cell>
          <table:table-cell table:number-columns-repeated="15" table:style-name="ce1"/>
          <table:table-cell office:value-type="float" office:value="204.8" table:formula="of:=[BLEND18convert.$B481]*(256/600)" table:style-name="ce1">
            <text:p>204.8</text:p>
          </table:table-cell>
          <table:table-cell office:value-type="float" office:value="-1063.6000000000001" table:formula="of:=4000*[BLEND18convert.$A481]" table:style-name="ce1">
            <text:p>-1063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5455</text:p>
          </table:table-cell>
          <table:table-cell office:value-type="float" office:value="481" table:formula="of:=1+SUM([.B481])" table:style-name="ce1">
            <text:p>481</text:p>
          </table:table-cell>
          <table:table-cell office:value-type="float" office:value="205.22666666666669" table:formula="of:=[BLEND18convert.$B482]*(256/600)" table:style-name="ce1">
            <text:p>205.2266667</text:p>
          </table:table-cell>
          <table:table-cell table:number-columns-repeated="15" table:style-name="ce1"/>
          <table:table-cell office:value-type="float" office:value="205.22666666666669" table:formula="of:=[BLEND18convert.$B482]*(256/600)" table:style-name="ce1">
            <text:p>205.2266667</text:p>
          </table:table-cell>
          <table:table-cell office:value-type="float" office:value="-1018.2" table:formula="of:=4000*[BLEND18convert.$A482]" table:style-name="ce1">
            <text:p>-1018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4298</text:p>
          </table:table-cell>
          <table:table-cell office:value-type="float" office:value="482" table:formula="of:=1+SUM([.B482])" table:style-name="ce1">
            <text:p>482</text:p>
          </table:table-cell>
          <table:table-cell office:value-type="float" office:value="205.65333333333334" table:formula="of:=[BLEND18convert.$B483]*(256/600)" table:style-name="ce1">
            <text:p>205.6533333</text:p>
          </table:table-cell>
          <table:table-cell table:number-columns-repeated="15" table:style-name="ce1"/>
          <table:table-cell office:value-type="float" office:value="205.65333333333334" table:formula="of:=[BLEND18convert.$B483]*(256/600)" table:style-name="ce1">
            <text:p>205.6533333</text:p>
          </table:table-cell>
          <table:table-cell office:value-type="float" office:value="-971.92" table:formula="of:=4000*[BLEND18convert.$A483]" table:style-name="ce1">
            <text:p>-971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3157</text:p>
          </table:table-cell>
          <table:table-cell office:value-type="float" office:value="483" table:formula="of:=1+SUM([.B483])" table:style-name="ce1">
            <text:p>483</text:p>
          </table:table-cell>
          <table:table-cell office:value-type="float" office:value="206.08" table:formula="of:=[BLEND18convert.$B484]*(256/600)" table:style-name="ce1">
            <text:p>206.08</text:p>
          </table:table-cell>
          <table:table-cell table:number-columns-repeated="15" table:style-name="ce1"/>
          <table:table-cell office:value-type="float" office:value="206.08" table:formula="of:=[BLEND18convert.$B484]*(256/600)" table:style-name="ce1">
            <text:p>206.08</text:p>
          </table:table-cell>
          <table:table-cell office:value-type="float" office:value="-926.28" table:formula="of:=4000*[BLEND18convert.$A484]" table:style-name="ce1">
            <text:p>-926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2000</text:p>
          </table:table-cell>
          <table:table-cell office:value-type="float" office:value="484" table:formula="of:=1+SUM([.B484])" table:style-name="ce1">
            <text:p>484</text:p>
          </table:table-cell>
          <table:table-cell office:value-type="float" office:value="206.50666666666669" table:formula="of:=[BLEND18convert.$B485]*(256/600)" table:style-name="ce1">
            <text:p>206.5066667</text:p>
          </table:table-cell>
          <table:table-cell table:number-columns-repeated="15" table:style-name="ce1"/>
          <table:table-cell office:value-type="float" office:value="206.50666666666669" table:formula="of:=[BLEND18convert.$B485]*(256/600)" table:style-name="ce1">
            <text:p>206.5066667</text:p>
          </table:table-cell>
          <table:table-cell office:value-type="float" office:value="-880" table:formula="of:=4000*[BLEND18convert.$A485]" table:style-name="ce1">
            <text:p>-880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0865</text:p>
          </table:table-cell>
          <table:table-cell office:value-type="float" office:value="485" table:formula="of:=1+SUM([.B485])" table:style-name="ce1">
            <text:p>485</text:p>
          </table:table-cell>
          <table:table-cell office:value-type="float" office:value="206.93333333333334" table:formula="of:=[BLEND18convert.$B486]*(256/600)" table:style-name="ce1">
            <text:p>206.9333333</text:p>
          </table:table-cell>
          <table:table-cell table:number-columns-repeated="15" table:style-name="ce1"/>
          <table:table-cell office:value-type="float" office:value="206.93333333333334" table:formula="of:=[BLEND18convert.$B486]*(256/600)" table:style-name="ce1">
            <text:p>206.9333333</text:p>
          </table:table-cell>
          <table:table-cell office:value-type="float" office:value="-834.6" table:formula="of:=4000*[BLEND18convert.$A486]" table:style-name="ce1">
            <text:p>-834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19699</text:p>
          </table:table-cell>
          <table:table-cell office:value-type="float" office:value="486" table:formula="of:=1+SUM([.B486])" table:style-name="ce1">
            <text:p>486</text:p>
          </table:table-cell>
          <table:table-cell office:value-type="float" office:value="207.36" table:formula="of:=[BLEND18convert.$B487]*(256/600)" table:style-name="ce1">
            <text:p>207.36</text:p>
          </table:table-cell>
          <table:table-cell table:number-columns-repeated="15" table:style-name="ce1"/>
          <table:table-cell office:value-type="float" office:value="207.36" table:formula="of:=[BLEND18convert.$B487]*(256/600)" table:style-name="ce1">
            <text:p>207.36</text:p>
          </table:table-cell>
          <table:table-cell office:value-type="float" office:value="-787.96" table:formula="of:=4000*[BLEND18convert.$A487]" table:style-name="ce1">
            <text:p>-787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18567</text:p>
          </table:table-cell>
          <table:table-cell office:value-type="float" office:value="487" table:formula="of:=1+SUM([.B487])" table:style-name="ce1">
            <text:p>487</text:p>
          </table:table-cell>
          <table:table-cell office:value-type="float" office:value="207.78666666666669" table:formula="of:=[BLEND18convert.$B488]*(256/600)" table:style-name="ce1">
            <text:p>207.7866667</text:p>
          </table:table-cell>
          <table:table-cell table:number-columns-repeated="15" table:style-name="ce1"/>
          <table:table-cell office:value-type="float" office:value="207.78666666666669" table:formula="of:=[BLEND18convert.$B488]*(256/600)" table:style-name="ce1">
            <text:p>207.7866667</text:p>
          </table:table-cell>
          <table:table-cell office:value-type="float" office:value="-742.68000000000006" table:formula="of:=4000*[BLEND18convert.$A488]" table:style-name="ce1">
            <text:p>-742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17407</text:p>
          </table:table-cell>
          <table:table-cell office:value-type="float" office:value="488" table:formula="of:=1+SUM([.B488])" table:style-name="ce1">
            <text:p>488</text:p>
          </table:table-cell>
          <table:table-cell office:value-type="float" office:value="208.21333333333334" table:formula="of:=[BLEND18convert.$B489]*(256/600)" table:style-name="ce1">
            <text:p>208.2133333</text:p>
          </table:table-cell>
          <table:table-cell table:number-columns-repeated="15" table:style-name="ce1"/>
          <table:table-cell office:value-type="float" office:value="208.21333333333334" table:formula="of:=[BLEND18convert.$B489]*(256/600)" table:style-name="ce1">
            <text:p>208.2133333</text:p>
          </table:table-cell>
          <table:table-cell office:value-type="float" office:value="-696.28" table:formula="of:=4000*[BLEND18convert.$A489]" table:style-name="ce1">
            <text:p>-696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17569</text:p>
          </table:table-cell>
          <table:table-cell office:value-type="float" office:value="489" table:formula="of:=1+SUM([.B489])" table:style-name="ce1">
            <text:p>489</text:p>
          </table:table-cell>
          <table:table-cell office:value-type="float" office:value="208.64000000000001" table:formula="of:=[BLEND18convert.$B490]*(256/600)" table:style-name="ce1">
            <text:p>208.64</text:p>
          </table:table-cell>
          <table:table-cell table:number-columns-repeated="15" table:style-name="ce1"/>
          <table:table-cell office:value-type="float" office:value="208.64000000000001" table:formula="of:=[BLEND18convert.$B490]*(256/600)" table:style-name="ce1">
            <text:p>208.64</text:p>
          </table:table-cell>
          <table:table-cell office:value-type="float" office:value="-702.7600000000001" table:formula="of:=4000*[BLEND18convert.$A490]" table:style-name="ce1">
            <text:p>-702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18335</text:p>
          </table:table-cell>
          <table:table-cell office:value-type="float" office:value="490" table:formula="of:=1+SUM([.B490])" table:style-name="ce1">
            <text:p>490</text:p>
          </table:table-cell>
          <table:table-cell office:value-type="float" office:value="209.06666666666669" table:formula="of:=[BLEND18convert.$B491]*(256/600)" table:style-name="ce1">
            <text:p>209.0666667</text:p>
          </table:table-cell>
          <table:table-cell table:number-columns-repeated="15" table:style-name="ce1"/>
          <table:table-cell office:value-type="float" office:value="209.06666666666669" table:formula="of:=[BLEND18convert.$B491]*(256/600)" table:style-name="ce1">
            <text:p>209.0666667</text:p>
          </table:table-cell>
          <table:table-cell office:value-type="float" office:value="-733.40000000000009" table:formula="of:=4000*[BLEND18convert.$A491]" table:style-name="ce1">
            <text:p>-733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18967</text:p>
          </table:table-cell>
          <table:table-cell office:value-type="float" office:value="491" table:formula="of:=1+SUM([.B491])" table:style-name="ce1">
            <text:p>491</text:p>
          </table:table-cell>
          <table:table-cell office:value-type="float" office:value="209.49333333333334" table:formula="of:=[BLEND18convert.$B492]*(256/600)" table:style-name="ce1">
            <text:p>209.4933333</text:p>
          </table:table-cell>
          <table:table-cell table:number-columns-repeated="15" table:style-name="ce1"/>
          <table:table-cell office:value-type="float" office:value="209.49333333333334" table:formula="of:=[BLEND18convert.$B492]*(256/600)" table:style-name="ce1">
            <text:p>209.4933333</text:p>
          </table:table-cell>
          <table:table-cell office:value-type="float" office:value="-758.68000000000006" table:formula="of:=4000*[BLEND18convert.$A492]" table:style-name="ce1">
            <text:p>-758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19672</text:p>
          </table:table-cell>
          <table:table-cell office:value-type="float" office:value="492" table:formula="of:=1+SUM([.B492])" table:style-name="ce1">
            <text:p>492</text:p>
          </table:table-cell>
          <table:table-cell office:value-type="float" office:value="209.92000000000002" table:formula="of:=[BLEND18convert.$B493]*(256/600)" table:style-name="ce1">
            <text:p>209.92</text:p>
          </table:table-cell>
          <table:table-cell table:number-columns-repeated="15" table:style-name="ce1"/>
          <table:table-cell office:value-type="float" office:value="209.92000000000002" table:formula="of:=[BLEND18convert.$B493]*(256/600)" table:style-name="ce1">
            <text:p>209.92</text:p>
          </table:table-cell>
          <table:table-cell office:value-type="float" office:value="-786.88" table:formula="of:=4000*[BLEND18convert.$A493]" table:style-name="ce1">
            <text:p>-786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0325</text:p>
          </table:table-cell>
          <table:table-cell office:value-type="float" office:value="493" table:formula="of:=1+SUM([.B493])" table:style-name="ce1">
            <text:p>493</text:p>
          </table:table-cell>
          <table:table-cell office:value-type="float" office:value="210.34666666666669" table:formula="of:=[BLEND18convert.$B494]*(256/600)" table:style-name="ce1">
            <text:p>210.3466667</text:p>
          </table:table-cell>
          <table:table-cell table:number-columns-repeated="15" table:style-name="ce1"/>
          <table:table-cell office:value-type="float" office:value="210.34666666666669" table:formula="of:=[BLEND18convert.$B494]*(256/600)" table:style-name="ce1">
            <text:p>210.3466667</text:p>
          </table:table-cell>
          <table:table-cell office:value-type="float" office:value="-813" table:formula="of:=4000*[BLEND18convert.$A494]" table:style-name="ce1">
            <text:p>-813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1017</text:p>
          </table:table-cell>
          <table:table-cell office:value-type="float" office:value="494" table:formula="of:=1+SUM([.B494])" table:style-name="ce1">
            <text:p>494</text:p>
          </table:table-cell>
          <table:table-cell office:value-type="float" office:value="210.77333333333334" table:formula="of:=[BLEND18convert.$B495]*(256/600)" table:style-name="ce1">
            <text:p>210.7733333</text:p>
          </table:table-cell>
          <table:table-cell table:number-columns-repeated="15" table:style-name="ce1"/>
          <table:table-cell office:value-type="float" office:value="210.77333333333334" table:formula="of:=[BLEND18convert.$B495]*(256/600)" table:style-name="ce1">
            <text:p>210.7733333</text:p>
          </table:table-cell>
          <table:table-cell office:value-type="float" office:value="-840.68" table:formula="of:=4000*[BLEND18convert.$A495]" table:style-name="ce1">
            <text:p>-840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1677</text:p>
          </table:table-cell>
          <table:table-cell office:value-type="float" office:value="495" table:formula="of:=1+SUM([.B495])" table:style-name="ce1">
            <text:p>495</text:p>
          </table:table-cell>
          <table:table-cell office:value-type="float" office:value="211.20000000000002" table:formula="of:=[BLEND18convert.$B496]*(256/600)" table:style-name="ce1">
            <text:p>211.2</text:p>
          </table:table-cell>
          <table:table-cell table:number-columns-repeated="15" table:style-name="ce1"/>
          <table:table-cell office:value-type="float" office:value="211.20000000000002" table:formula="of:=[BLEND18convert.$B496]*(256/600)" table:style-name="ce1">
            <text:p>211.2</text:p>
          </table:table-cell>
          <table:table-cell office:value-type="float" office:value="-867.07999999999993" table:formula="of:=4000*[BLEND18convert.$A496]" table:style-name="ce1">
            <text:p>-867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2357</text:p>
          </table:table-cell>
          <table:table-cell office:value-type="float" office:value="496" table:formula="of:=1+SUM([.B496])" table:style-name="ce1">
            <text:p>496</text:p>
          </table:table-cell>
          <table:table-cell office:value-type="float" office:value="211.62666666666669" table:formula="of:=[BLEND18convert.$B497]*(256/600)" table:style-name="ce1">
            <text:p>211.6266667</text:p>
          </table:table-cell>
          <table:table-cell table:number-columns-repeated="15" table:style-name="ce1"/>
          <table:table-cell office:value-type="float" office:value="211.62666666666669" table:formula="of:=[BLEND18convert.$B497]*(256/600)" table:style-name="ce1">
            <text:p>211.6266667</text:p>
          </table:table-cell>
          <table:table-cell office:value-type="float" office:value="-894.28" table:formula="of:=4000*[BLEND18convert.$A497]" table:style-name="ce1">
            <text:p>-894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3022</text:p>
          </table:table-cell>
          <table:table-cell office:value-type="float" office:value="497" table:formula="of:=1+SUM([.B497])" table:style-name="ce1">
            <text:p>497</text:p>
          </table:table-cell>
          <table:table-cell office:value-type="float" office:value="212.05333333333334" table:formula="of:=[BLEND18convert.$B498]*(256/600)" table:style-name="ce1">
            <text:p>212.0533333</text:p>
          </table:table-cell>
          <table:table-cell table:number-columns-repeated="15" table:style-name="ce1"/>
          <table:table-cell office:value-type="float" office:value="212.05333333333334" table:formula="of:=[BLEND18convert.$B498]*(256/600)" table:style-name="ce1">
            <text:p>212.0533333</text:p>
          </table:table-cell>
          <table:table-cell office:value-type="float" office:value="-920.88" table:formula="of:=4000*[BLEND18convert.$A498]" table:style-name="ce1">
            <text:p>-920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3694</text:p>
          </table:table-cell>
          <table:table-cell office:value-type="float" office:value="498" table:formula="of:=1+SUM([.B498])" table:style-name="ce1">
            <text:p>498</text:p>
          </table:table-cell>
          <table:table-cell office:value-type="float" office:value="212.48000000000002" table:formula="of:=[BLEND18convert.$B499]*(256/600)" table:style-name="ce1">
            <text:p>212.48</text:p>
          </table:table-cell>
          <table:table-cell table:number-columns-repeated="15" table:style-name="ce1"/>
          <table:table-cell office:value-type="float" office:value="212.48000000000002" table:formula="of:=[BLEND18convert.$B499]*(256/600)" table:style-name="ce1">
            <text:p>212.48</text:p>
          </table:table-cell>
          <table:table-cell office:value-type="float" office:value="-947.76" table:formula="of:=4000*[BLEND18convert.$A499]" table:style-name="ce1">
            <text:p>-947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4362</text:p>
          </table:table-cell>
          <table:table-cell office:value-type="float" office:value="499" table:formula="of:=1+SUM([.B499])" table:style-name="ce1">
            <text:p>499</text:p>
          </table:table-cell>
          <table:table-cell office:value-type="float" office:value="212.90666666666667" table:formula="of:=[BLEND18convert.$B500]*(256/600)" table:style-name="ce1">
            <text:p>212.9066667</text:p>
          </table:table-cell>
          <table:table-cell table:number-columns-repeated="15" table:style-name="ce1"/>
          <table:table-cell office:value-type="float" office:value="212.90666666666667" table:formula="of:=[BLEND18convert.$B500]*(256/600)" table:style-name="ce1">
            <text:p>212.9066667</text:p>
          </table:table-cell>
          <table:table-cell office:value-type="float" office:value="-974.48" table:formula="of:=4000*[BLEND18convert.$A500]" table:style-name="ce1">
            <text:p>-974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5027</text:p>
          </table:table-cell>
          <table:table-cell office:value-type="float" office:value="500" table:formula="of:=1+SUM([.B500])" table:style-name="ce1">
            <text:p>500</text:p>
          </table:table-cell>
          <table:table-cell office:value-type="float" office:value="213.33333333333334" table:formula="of:=[BLEND18convert.$B501]*(256/600)" table:style-name="ce1">
            <text:p>213.3333333</text:p>
          </table:table-cell>
          <table:table-cell table:number-columns-repeated="15" table:style-name="ce1"/>
          <table:table-cell office:value-type="float" office:value="213.33333333333334" table:formula="of:=[BLEND18convert.$B501]*(256/600)" table:style-name="ce1">
            <text:p>213.3333333</text:p>
          </table:table-cell>
          <table:table-cell office:value-type="float" office:value="-1001.0799999999999" table:formula="of:=4000*[BLEND18convert.$A501]" table:style-name="ce1">
            <text:p>-1001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5693</text:p>
          </table:table-cell>
          <table:table-cell office:value-type="float" office:value="501" table:formula="of:=1+SUM([.B501])" table:style-name="ce1">
            <text:p>501</text:p>
          </table:table-cell>
          <table:table-cell office:value-type="float" office:value="213.76000000000002" table:formula="of:=[BLEND18convert.$B502]*(256/600)" table:style-name="ce1">
            <text:p>213.76</text:p>
          </table:table-cell>
          <table:table-cell table:number-columns-repeated="15" table:style-name="ce1"/>
          <table:table-cell office:value-type="float" office:value="213.76000000000002" table:formula="of:=[BLEND18convert.$B502]*(256/600)" table:style-name="ce1">
            <text:p>213.76</text:p>
          </table:table-cell>
          <table:table-cell office:value-type="float" office:value="-1027.72" table:formula="of:=4000*[BLEND18convert.$A502]" table:style-name="ce1">
            <text:p>-1027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6358</text:p>
          </table:table-cell>
          <table:table-cell office:value-type="float" office:value="502" table:formula="of:=1+SUM([.B502])" table:style-name="ce1">
            <text:p>502</text:p>
          </table:table-cell>
          <table:table-cell office:value-type="float" office:value="214.18666666666667" table:formula="of:=[BLEND18convert.$B503]*(256/600)" table:style-name="ce1">
            <text:p>214.1866667</text:p>
          </table:table-cell>
          <table:table-cell table:number-columns-repeated="15" table:style-name="ce1"/>
          <table:table-cell office:value-type="float" office:value="214.18666666666667" table:formula="of:=[BLEND18convert.$B503]*(256/600)" table:style-name="ce1">
            <text:p>214.1866667</text:p>
          </table:table-cell>
          <table:table-cell office:value-type="float" office:value="-1054.32" table:formula="of:=4000*[BLEND18convert.$A503]" table:style-name="ce1">
            <text:p>-1054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7023</text:p>
          </table:table-cell>
          <table:table-cell office:value-type="float" office:value="503" table:formula="of:=1+SUM([.B503])" table:style-name="ce1">
            <text:p>503</text:p>
          </table:table-cell>
          <table:table-cell office:value-type="float" office:value="214.61333333333334" table:formula="of:=[BLEND18convert.$B504]*(256/600)" table:style-name="ce1">
            <text:p>214.6133333</text:p>
          </table:table-cell>
          <table:table-cell table:number-columns-repeated="15" table:style-name="ce1"/>
          <table:table-cell office:value-type="float" office:value="214.61333333333334" table:formula="of:=[BLEND18convert.$B504]*(256/600)" table:style-name="ce1">
            <text:p>214.6133333</text:p>
          </table:table-cell>
          <table:table-cell office:value-type="float" office:value="-1080.92" table:formula="of:=4000*[BLEND18convert.$A504]" table:style-name="ce1">
            <text:p>-1080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7689</text:p>
          </table:table-cell>
          <table:table-cell office:value-type="float" office:value="504" table:formula="of:=1+SUM([.B504])" table:style-name="ce1">
            <text:p>504</text:p>
          </table:table-cell>
          <table:table-cell office:value-type="float" office:value="215.04000000000002" table:formula="of:=[BLEND18convert.$B505]*(256/600)" table:style-name="ce1">
            <text:p>215.04</text:p>
          </table:table-cell>
          <table:table-cell table:number-columns-repeated="15" table:style-name="ce1"/>
          <table:table-cell office:value-type="float" office:value="215.04000000000002" table:formula="of:=[BLEND18convert.$B505]*(256/600)" table:style-name="ce1">
            <text:p>215.04</text:p>
          </table:table-cell>
          <table:table-cell office:value-type="float" office:value="-1107.5600000000002" table:formula="of:=4000*[BLEND18convert.$A505]" table:style-name="ce1">
            <text:p>-1107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8348</text:p>
          </table:table-cell>
          <table:table-cell office:value-type="float" office:value="505" table:formula="of:=1+SUM([.B505])" table:style-name="ce1">
            <text:p>505</text:p>
          </table:table-cell>
          <table:table-cell office:value-type="float" office:value="215.46666666666667" table:formula="of:=[BLEND18convert.$B506]*(256/600)" table:style-name="ce1">
            <text:p>215.4666667</text:p>
          </table:table-cell>
          <table:table-cell table:number-columns-repeated="15" table:style-name="ce1"/>
          <table:table-cell office:value-type="float" office:value="215.46666666666667" table:formula="of:=[BLEND18convert.$B506]*(256/600)" table:style-name="ce1">
            <text:p>215.4666667</text:p>
          </table:table-cell>
          <table:table-cell office:value-type="float" office:value="-1133.92" table:formula="of:=4000*[BLEND18convert.$A506]" table:style-name="ce1">
            <text:p>-1133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9013</text:p>
          </table:table-cell>
          <table:table-cell office:value-type="float" office:value="506" table:formula="of:=1+SUM([.B506])" table:style-name="ce1">
            <text:p>506</text:p>
          </table:table-cell>
          <table:table-cell office:value-type="float" office:value="215.89333333333335" table:formula="of:=[BLEND18convert.$B507]*(256/600)" table:style-name="ce1">
            <text:p>215.8933333</text:p>
          </table:table-cell>
          <table:table-cell table:number-columns-repeated="15" table:style-name="ce1"/>
          <table:table-cell office:value-type="float" office:value="215.89333333333335" table:formula="of:=[BLEND18convert.$B507]*(256/600)" table:style-name="ce1">
            <text:p>215.8933333</text:p>
          </table:table-cell>
          <table:table-cell office:value-type="float" office:value="-1160.52" table:formula="of:=4000*[BLEND18convert.$A507]" table:style-name="ce1">
            <text:p>-1160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9672</text:p>
          </table:table-cell>
          <table:table-cell office:value-type="float" office:value="507" table:formula="of:=1+SUM([.B507])" table:style-name="ce1">
            <text:p>507</text:p>
          </table:table-cell>
          <table:table-cell office:value-type="float" office:value="216.32000000000002" table:formula="of:=[BLEND18convert.$B508]*(256/600)" table:style-name="ce1">
            <text:p>216.32</text:p>
          </table:table-cell>
          <table:table-cell table:number-columns-repeated="15" table:style-name="ce1"/>
          <table:table-cell office:value-type="float" office:value="216.32000000000002" table:formula="of:=[BLEND18convert.$B508]*(256/600)" table:style-name="ce1">
            <text:p>216.32</text:p>
          </table:table-cell>
          <table:table-cell office:value-type="float" office:value="-1186.8799999999999" table:formula="of:=4000*[BLEND18convert.$A508]" table:style-name="ce1">
            <text:p>-1186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0325</text:p>
          </table:table-cell>
          <table:table-cell office:value-type="float" office:value="508" table:formula="of:=1+SUM([.B508])" table:style-name="ce1">
            <text:p>508</text:p>
          </table:table-cell>
          <table:table-cell office:value-type="float" office:value="216.74666666666667" table:formula="of:=[BLEND18convert.$B509]*(256/600)" table:style-name="ce1">
            <text:p>216.7466667</text:p>
          </table:table-cell>
          <table:table-cell table:number-columns-repeated="15" table:style-name="ce1"/>
          <table:table-cell office:value-type="float" office:value="216.74666666666667" table:formula="of:=[BLEND18convert.$B509]*(256/600)" table:style-name="ce1">
            <text:p>216.7466667</text:p>
          </table:table-cell>
          <table:table-cell office:value-type="float" office:value="-1213" table:formula="of:=4000*[BLEND18convert.$A509]" table:style-name="ce1">
            <text:p>-1213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0984</text:p>
          </table:table-cell>
          <table:table-cell office:value-type="float" office:value="509" table:formula="of:=1+SUM([.B509])" table:style-name="ce1">
            <text:p>509</text:p>
          </table:table-cell>
          <table:table-cell office:value-type="float" office:value="217.17333333333335" table:formula="of:=[BLEND18convert.$B510]*(256/600)" table:style-name="ce1">
            <text:p>217.1733333</text:p>
          </table:table-cell>
          <table:table-cell table:number-columns-repeated="15" table:style-name="ce1"/>
          <table:table-cell office:value-type="float" office:value="217.17333333333335" table:formula="of:=[BLEND18convert.$B510]*(256/600)" table:style-name="ce1">
            <text:p>217.1733333</text:p>
          </table:table-cell>
          <table:table-cell office:value-type="float" office:value="-1239.3600000000001" table:formula="of:=4000*[BLEND18convert.$A510]" table:style-name="ce1">
            <text:p>-1239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1644</text:p>
          </table:table-cell>
          <table:table-cell office:value-type="float" office:value="510" table:formula="of:=1+SUM([.B510])" table:style-name="ce1">
            <text:p>510</text:p>
          </table:table-cell>
          <table:table-cell office:value-type="float" office:value="217.60000000000002" table:formula="of:=[BLEND18convert.$B511]*(256/600)" table:style-name="ce1">
            <text:p>217.6</text:p>
          </table:table-cell>
          <table:table-cell table:number-columns-repeated="15" table:style-name="ce1"/>
          <table:table-cell office:value-type="float" office:value="217.60000000000002" table:formula="of:=[BLEND18convert.$B511]*(256/600)" table:style-name="ce1">
            <text:p>217.6</text:p>
          </table:table-cell>
          <table:table-cell office:value-type="float" office:value="-1265.76" table:formula="of:=4000*[BLEND18convert.$A511]" table:style-name="ce1">
            <text:p>-1265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2300</text:p>
          </table:table-cell>
          <table:table-cell office:value-type="float" office:value="511" table:formula="of:=1+SUM([.B511])" table:style-name="ce1">
            <text:p>511</text:p>
          </table:table-cell>
          <table:table-cell office:value-type="float" office:value="218.02666666666667" table:formula="of:=[BLEND18convert.$B512]*(256/600)" table:style-name="ce1">
            <text:p>218.0266667</text:p>
          </table:table-cell>
          <table:table-cell table:number-columns-repeated="15" table:style-name="ce1"/>
          <table:table-cell office:value-type="float" office:value="218.02666666666667" table:formula="of:=[BLEND18convert.$B512]*(256/600)" table:style-name="ce1">
            <text:p>218.0266667</text:p>
          </table:table-cell>
          <table:table-cell office:value-type="float" office:value="-1292" table:formula="of:=4000*[BLEND18convert.$A512]" table:style-name="ce1">
            <text:p>-12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2953</text:p>
          </table:table-cell>
          <table:table-cell office:value-type="float" office:value="512" table:formula="of:=1+SUM([.B512])" table:style-name="ce1">
            <text:p>512</text:p>
          </table:table-cell>
          <table:table-cell office:value-type="float" office:value="218.45333333333335" table:formula="of:=[BLEND18convert.$B513]*(256/600)" table:style-name="ce1">
            <text:p>218.4533333</text:p>
          </table:table-cell>
          <table:table-cell table:number-columns-repeated="15" table:style-name="ce1"/>
          <table:table-cell office:value-type="float" office:value="218.45333333333335" table:formula="of:=[BLEND18convert.$B513]*(256/600)" table:style-name="ce1">
            <text:p>218.4533333</text:p>
          </table:table-cell>
          <table:table-cell office:value-type="float" office:value="-1318.12" table:formula="of:=4000*[BLEND18convert.$A513]" table:style-name="ce1">
            <text:p>-1318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3609</text:p>
          </table:table-cell>
          <table:table-cell office:value-type="float" office:value="513" table:formula="of:=1+SUM([.B513])" table:style-name="ce1">
            <text:p>513</text:p>
          </table:table-cell>
          <table:table-cell office:value-type="float" office:value="218.88000000000002" table:formula="of:=[BLEND18convert.$B514]*(256/600)" table:style-name="ce1">
            <text:p>218.88</text:p>
          </table:table-cell>
          <table:table-cell table:number-columns-repeated="15" table:style-name="ce1"/>
          <table:table-cell office:value-type="float" office:value="218.88000000000002" table:formula="of:=[BLEND18convert.$B514]*(256/600)" table:style-name="ce1">
            <text:p>218.88</text:p>
          </table:table-cell>
          <table:table-cell office:value-type="float" office:value="-1344.36" table:formula="of:=4000*[BLEND18convert.$A514]" table:style-name="ce1">
            <text:p>-1344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4256</text:p>
          </table:table-cell>
          <table:table-cell office:value-type="float" office:value="514" table:formula="of:=1+SUM([.B514])" table:style-name="ce1">
            <text:p>514</text:p>
          </table:table-cell>
          <table:table-cell office:value-type="float" office:value="219.30666666666667" table:formula="of:=[BLEND18convert.$B515]*(256/600)" table:style-name="ce1">
            <text:p>219.3066667</text:p>
          </table:table-cell>
          <table:table-cell table:number-columns-repeated="15" table:style-name="ce1"/>
          <table:table-cell office:value-type="float" office:value="219.30666666666667" table:formula="of:=[BLEND18convert.$B515]*(256/600)" table:style-name="ce1">
            <text:p>219.3066667</text:p>
          </table:table-cell>
          <table:table-cell office:value-type="float" office:value="-1370.24" table:formula="of:=4000*[BLEND18convert.$A515]" table:style-name="ce1">
            <text:p>-1370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4909</text:p>
          </table:table-cell>
          <table:table-cell office:value-type="float" office:value="515" table:formula="of:=1+SUM([.B515])" table:style-name="ce1">
            <text:p>515</text:p>
          </table:table-cell>
          <table:table-cell office:value-type="float" office:value="219.73333333333335" table:formula="of:=[BLEND18convert.$B516]*(256/600)" table:style-name="ce1">
            <text:p>219.7333333</text:p>
          </table:table-cell>
          <table:table-cell table:number-columns-repeated="15" table:style-name="ce1"/>
          <table:table-cell office:value-type="float" office:value="219.73333333333335" table:formula="of:=[BLEND18convert.$B516]*(256/600)" table:style-name="ce1">
            <text:p>219.7333333</text:p>
          </table:table-cell>
          <table:table-cell office:value-type="float" office:value="-1396.3600000000001" table:formula="of:=4000*[BLEND18convert.$A516]" table:style-name="ce1">
            <text:p>-1396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5559</text:p>
          </table:table-cell>
          <table:table-cell office:value-type="float" office:value="516" table:formula="of:=1+SUM([.B516])" table:style-name="ce1">
            <text:p>516</text:p>
          </table:table-cell>
          <table:table-cell office:value-type="float" office:value="220.16000000000003" table:formula="of:=[BLEND18convert.$B517]*(256/600)" table:style-name="ce1">
            <text:p>220.16</text:p>
          </table:table-cell>
          <table:table-cell table:number-columns-repeated="15" table:style-name="ce1"/>
          <table:table-cell office:value-type="float" office:value="220.16000000000003" table:formula="of:=[BLEND18convert.$B517]*(256/600)" table:style-name="ce1">
            <text:p>220.16</text:p>
          </table:table-cell>
          <table:table-cell office:value-type="float" office:value="-1422.3600000000001" table:formula="of:=4000*[BLEND18convert.$A517]" table:style-name="ce1">
            <text:p>-1422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6212</text:p>
          </table:table-cell>
          <table:table-cell office:value-type="float" office:value="517" table:formula="of:=1+SUM([.B517])" table:style-name="ce1">
            <text:p>517</text:p>
          </table:table-cell>
          <table:table-cell office:value-type="float" office:value="220.58666666666667" table:formula="of:=[BLEND18convert.$B518]*(256/600)" table:style-name="ce1">
            <text:p>220.5866667</text:p>
          </table:table-cell>
          <table:table-cell table:number-columns-repeated="15" table:style-name="ce1"/>
          <table:table-cell office:value-type="float" office:value="220.58666666666667" table:formula="of:=[BLEND18convert.$B518]*(256/600)" table:style-name="ce1">
            <text:p>220.5866667</text:p>
          </table:table-cell>
          <table:table-cell office:value-type="float" office:value="-1448.48" table:formula="of:=4000*[BLEND18convert.$A518]" table:style-name="ce1">
            <text:p>-1448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6862</text:p>
          </table:table-cell>
          <table:table-cell office:value-type="float" office:value="518" table:formula="of:=1+SUM([.B518])" table:style-name="ce1">
            <text:p>518</text:p>
          </table:table-cell>
          <table:table-cell office:value-type="float" office:value="221.01333333333335" table:formula="of:=[BLEND18convert.$B519]*(256/600)" table:style-name="ce1">
            <text:p>221.0133333</text:p>
          </table:table-cell>
          <table:table-cell table:number-columns-repeated="15" table:style-name="ce1"/>
          <table:table-cell office:value-type="float" office:value="221.01333333333335" table:formula="of:=[BLEND18convert.$B519]*(256/600)" table:style-name="ce1">
            <text:p>221.0133333</text:p>
          </table:table-cell>
          <table:table-cell office:value-type="float" office:value="-1474.48" table:formula="of:=4000*[BLEND18convert.$A519]" table:style-name="ce1">
            <text:p>-1474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7506</text:p>
          </table:table-cell>
          <table:table-cell office:value-type="float" office:value="519" table:formula="of:=1+SUM([.B519])" table:style-name="ce1">
            <text:p>519</text:p>
          </table:table-cell>
          <table:table-cell office:value-type="float" office:value="221.44000000000003" table:formula="of:=[BLEND18convert.$B520]*(256/600)" table:style-name="ce1">
            <text:p>221.44</text:p>
          </table:table-cell>
          <table:table-cell table:number-columns-repeated="15" table:style-name="ce1"/>
          <table:table-cell office:value-type="float" office:value="221.44000000000003" table:formula="of:=[BLEND18convert.$B520]*(256/600)" table:style-name="ce1">
            <text:p>221.44</text:p>
          </table:table-cell>
          <table:table-cell office:value-type="float" office:value="-1500.24" table:formula="of:=4000*[BLEND18convert.$A520]" table:style-name="ce1">
            <text:p>-1500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8153</text:p>
          </table:table-cell>
          <table:table-cell office:value-type="float" office:value="520" table:formula="of:=1+SUM([.B520])" table:style-name="ce1">
            <text:p>520</text:p>
          </table:table-cell>
          <table:table-cell office:value-type="float" office:value="221.86666666666667" table:formula="of:=[BLEND18convert.$B521]*(256/600)" table:style-name="ce1">
            <text:p>221.8666667</text:p>
          </table:table-cell>
          <table:table-cell table:number-columns-repeated="15" table:style-name="ce1"/>
          <table:table-cell office:value-type="float" office:value="221.86666666666667" table:formula="of:=[BLEND18convert.$B521]*(256/600)" table:style-name="ce1">
            <text:p>221.8666667</text:p>
          </table:table-cell>
          <table:table-cell office:value-type="float" office:value="-1526.12" table:formula="of:=4000*[BLEND18convert.$A521]" table:style-name="ce1">
            <text:p>-1526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8797</text:p>
          </table:table-cell>
          <table:table-cell office:value-type="float" office:value="521" table:formula="of:=1+SUM([.B521])" table:style-name="ce1">
            <text:p>521</text:p>
          </table:table-cell>
          <table:table-cell office:value-type="float" office:value="222.29333333333335" table:formula="of:=[BLEND18convert.$B522]*(256/600)" table:style-name="ce1">
            <text:p>222.2933333</text:p>
          </table:table-cell>
          <table:table-cell table:number-columns-repeated="15" table:style-name="ce1"/>
          <table:table-cell office:value-type="float" office:value="222.29333333333335" table:formula="of:=[BLEND18convert.$B522]*(256/600)" table:style-name="ce1">
            <text:p>222.2933333</text:p>
          </table:table-cell>
          <table:table-cell office:value-type="float" office:value="-1551.8799999999999" table:formula="of:=4000*[BLEND18convert.$A522]" table:style-name="ce1">
            <text:p>-1551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9447</text:p>
          </table:table-cell>
          <table:table-cell office:value-type="float" office:value="522" table:formula="of:=1+SUM([.B522])" table:style-name="ce1">
            <text:p>522</text:p>
          </table:table-cell>
          <table:table-cell office:value-type="float" office:value="222.72000000000003" table:formula="of:=[BLEND18convert.$B523]*(256/600)" table:style-name="ce1">
            <text:p>222.72</text:p>
          </table:table-cell>
          <table:table-cell table:number-columns-repeated="15" table:style-name="ce1"/>
          <table:table-cell office:value-type="float" office:value="222.72000000000003" table:formula="of:=[BLEND18convert.$B523]*(256/600)" table:style-name="ce1">
            <text:p>222.72</text:p>
          </table:table-cell>
          <table:table-cell office:value-type="float" office:value="-1577.8799999999999" table:formula="of:=4000*[BLEND18convert.$A523]" table:style-name="ce1">
            <text:p>-1577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0088</text:p>
          </table:table-cell>
          <table:table-cell office:value-type="float" office:value="523" table:formula="of:=1+SUM([.B523])" table:style-name="ce1">
            <text:p>523</text:p>
          </table:table-cell>
          <table:table-cell office:value-type="float" office:value="223.14666666666668" table:formula="of:=[BLEND18convert.$B524]*(256/600)" table:style-name="ce1">
            <text:p>223.1466667</text:p>
          </table:table-cell>
          <table:table-cell table:number-columns-repeated="15" table:style-name="ce1"/>
          <table:table-cell office:value-type="float" office:value="223.14666666666668" table:formula="of:=[BLEND18convert.$B524]*(256/600)" table:style-name="ce1">
            <text:p>223.1466667</text:p>
          </table:table-cell>
          <table:table-cell office:value-type="float" office:value="-1603.52" table:formula="of:=4000*[BLEND18convert.$A524]" table:style-name="ce1">
            <text:p>-1603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0732</text:p>
          </table:table-cell>
          <table:table-cell office:value-type="float" office:value="524" table:formula="of:=1+SUM([.B524])" table:style-name="ce1">
            <text:p>524</text:p>
          </table:table-cell>
          <table:table-cell office:value-type="float" office:value="223.57333333333335" table:formula="of:=[BLEND18convert.$B525]*(256/600)" table:style-name="ce1">
            <text:p>223.5733333</text:p>
          </table:table-cell>
          <table:table-cell table:number-columns-repeated="15" table:style-name="ce1"/>
          <table:table-cell office:value-type="float" office:value="223.57333333333335" table:formula="of:=[BLEND18convert.$B525]*(256/600)" table:style-name="ce1">
            <text:p>223.5733333</text:p>
          </table:table-cell>
          <table:table-cell office:value-type="float" office:value="-1629.28" table:formula="of:=4000*[BLEND18convert.$A525]" table:style-name="ce1">
            <text:p>-1629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1370</text:p>
          </table:table-cell>
          <table:table-cell office:value-type="float" office:value="525" table:formula="of:=1+SUM([.B525])" table:style-name="ce1">
            <text:p>525</text:p>
          </table:table-cell>
          <table:table-cell office:value-type="float" office:value="224.00000000000003" table:formula="of:=[BLEND18convert.$B526]*(256/600)" table:style-name="ce1">
            <text:p>224</text:p>
          </table:table-cell>
          <table:table-cell table:number-columns-repeated="15" table:style-name="ce1"/>
          <table:table-cell office:value-type="float" office:value="224.00000000000003" table:formula="of:=[BLEND18convert.$B526]*(256/600)" table:style-name="ce1">
            <text:p>224</text:p>
          </table:table-cell>
          <table:table-cell office:value-type="float" office:value="-1654.8" table:formula="of:=4000*[BLEND18convert.$A526]" table:style-name="ce1">
            <text:p>-1654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2014</text:p>
          </table:table-cell>
          <table:table-cell office:value-type="float" office:value="526" table:formula="of:=1+SUM([.B526])" table:style-name="ce1">
            <text:p>526</text:p>
          </table:table-cell>
          <table:table-cell office:value-type="float" office:value="224.42666666666668" table:formula="of:=[BLEND18convert.$B527]*(256/600)" table:style-name="ce1">
            <text:p>224.4266667</text:p>
          </table:table-cell>
          <table:table-cell table:number-columns-repeated="15" table:style-name="ce1"/>
          <table:table-cell office:value-type="float" office:value="224.42666666666668" table:formula="of:=[BLEND18convert.$B527]*(256/600)" table:style-name="ce1">
            <text:p>224.4266667</text:p>
          </table:table-cell>
          <table:table-cell office:value-type="float" office:value="-1680.56" table:formula="of:=4000*[BLEND18convert.$A527]" table:style-name="ce1">
            <text:p>-1680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2651</text:p>
          </table:table-cell>
          <table:table-cell office:value-type="float" office:value="527" table:formula="of:=1+SUM([.B527])" table:style-name="ce1">
            <text:p>527</text:p>
          </table:table-cell>
          <table:table-cell office:value-type="float" office:value="224.85333333333335" table:formula="of:=[BLEND18convert.$B528]*(256/600)" table:style-name="ce1">
            <text:p>224.8533333</text:p>
          </table:table-cell>
          <table:table-cell table:number-columns-repeated="15" table:style-name="ce1"/>
          <table:table-cell office:value-type="float" office:value="224.85333333333335" table:formula="of:=[BLEND18convert.$B528]*(256/600)" table:style-name="ce1">
            <text:p>224.8533333</text:p>
          </table:table-cell>
          <table:table-cell office:value-type="float" office:value="-1706.04" table:formula="of:=4000*[BLEND18convert.$A528]" table:style-name="ce1">
            <text:p>-1706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3289</text:p>
          </table:table-cell>
          <table:table-cell office:value-type="float" office:value="528" table:formula="of:=1+SUM([.B528])" table:style-name="ce1">
            <text:p>528</text:p>
          </table:table-cell>
          <table:table-cell office:value-type="float" office:value="225.28" table:formula="of:=[BLEND18convert.$B529]*(256/600)" table:style-name="ce1">
            <text:p>225.28</text:p>
          </table:table-cell>
          <table:table-cell table:number-columns-repeated="15" table:style-name="ce1"/>
          <table:table-cell office:value-type="float" office:value="225.28" table:formula="of:=[BLEND18convert.$B529]*(256/600)" table:style-name="ce1">
            <text:p>225.28</text:p>
          </table:table-cell>
          <table:table-cell office:value-type="float" office:value="-1731.56" table:formula="of:=4000*[BLEND18convert.$A529]" table:style-name="ce1">
            <text:p>-1731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3927</text:p>
          </table:table-cell>
          <table:table-cell office:value-type="float" office:value="529" table:formula="of:=1+SUM([.B529])" table:style-name="ce1">
            <text:p>529</text:p>
          </table:table-cell>
          <table:table-cell office:value-type="float" office:value="225.70666666666668" table:formula="of:=[BLEND18convert.$B530]*(256/600)" table:style-name="ce1">
            <text:p>225.7066667</text:p>
          </table:table-cell>
          <table:table-cell table:number-columns-repeated="15" table:style-name="ce1"/>
          <table:table-cell office:value-type="float" office:value="225.70666666666668" table:formula="of:=[BLEND18convert.$B530]*(256/600)" table:style-name="ce1">
            <text:p>225.7066667</text:p>
          </table:table-cell>
          <table:table-cell office:value-type="float" office:value="-1757.08" table:formula="of:=4000*[BLEND18convert.$A530]" table:style-name="ce1">
            <text:p>-1757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4565</text:p>
          </table:table-cell>
          <table:table-cell office:value-type="float" office:value="530" table:formula="of:=1+SUM([.B530])" table:style-name="ce1">
            <text:p>530</text:p>
          </table:table-cell>
          <table:table-cell office:value-type="float" office:value="226.13333333333335" table:formula="of:=[BLEND18convert.$B531]*(256/600)" table:style-name="ce1">
            <text:p>226.1333333</text:p>
          </table:table-cell>
          <table:table-cell table:number-columns-repeated="15" table:style-name="ce1"/>
          <table:table-cell office:value-type="float" office:value="226.13333333333335" table:formula="of:=[BLEND18convert.$B531]*(256/600)" table:style-name="ce1">
            <text:p>226.1333333</text:p>
          </table:table-cell>
          <table:table-cell office:value-type="float" office:value="-1782.6" table:formula="of:=4000*[BLEND18convert.$A531]" table:style-name="ce1">
            <text:p>-1782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5203</text:p>
          </table:table-cell>
          <table:table-cell office:value-type="float" office:value="531" table:formula="of:=1+SUM([.B531])" table:style-name="ce1">
            <text:p>531</text:p>
          </table:table-cell>
          <table:table-cell office:value-type="float" office:value="226.56" table:formula="of:=[BLEND18convert.$B532]*(256/600)" table:style-name="ce1">
            <text:p>226.56</text:p>
          </table:table-cell>
          <table:table-cell table:number-columns-repeated="15" table:style-name="ce1"/>
          <table:table-cell office:value-type="float" office:value="226.56" table:formula="of:=[BLEND18convert.$B532]*(256/600)" table:style-name="ce1">
            <text:p>226.56</text:p>
          </table:table-cell>
          <table:table-cell office:value-type="float" office:value="-1808.12" table:formula="of:=4000*[BLEND18convert.$A532]" table:style-name="ce1">
            <text:p>-1808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5840</text:p>
          </table:table-cell>
          <table:table-cell office:value-type="float" office:value="532" table:formula="of:=1+SUM([.B532])" table:style-name="ce1">
            <text:p>532</text:p>
          </table:table-cell>
          <table:table-cell office:value-type="float" office:value="226.98666666666668" table:formula="of:=[BLEND18convert.$B533]*(256/600)" table:style-name="ce1">
            <text:p>226.9866667</text:p>
          </table:table-cell>
          <table:table-cell table:number-columns-repeated="15" table:style-name="ce1"/>
          <table:table-cell office:value-type="float" office:value="226.98666666666668" table:formula="of:=[BLEND18convert.$B533]*(256/600)" table:style-name="ce1">
            <text:p>226.9866667</text:p>
          </table:table-cell>
          <table:table-cell office:value-type="float" office:value="-1833.6" table:formula="of:=4000*[BLEND18convert.$A533]" table:style-name="ce1">
            <text:p>-1833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6475</text:p>
          </table:table-cell>
          <table:table-cell office:value-type="float" office:value="533" table:formula="of:=1+SUM([.B533])" table:style-name="ce1">
            <text:p>533</text:p>
          </table:table-cell>
          <table:table-cell office:value-type="float" office:value="227.41333333333336" table:formula="of:=[BLEND18convert.$B534]*(256/600)" table:style-name="ce1">
            <text:p>227.4133333</text:p>
          </table:table-cell>
          <table:table-cell table:number-columns-repeated="15" table:style-name="ce1"/>
          <table:table-cell office:value-type="float" office:value="227.41333333333336" table:formula="of:=[BLEND18convert.$B534]*(256/600)" table:style-name="ce1">
            <text:p>227.4133333</text:p>
          </table:table-cell>
          <table:table-cell office:value-type="float" office:value="-1859" table:formula="of:=4000*[BLEND18convert.$A534]" table:style-name="ce1">
            <text:p>-1859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7107</text:p>
          </table:table-cell>
          <table:table-cell office:value-type="float" office:value="534" table:formula="of:=1+SUM([.B534])" table:style-name="ce1">
            <text:p>534</text:p>
          </table:table-cell>
          <table:table-cell office:value-type="float" office:value="227.84" table:formula="of:=[BLEND18convert.$B535]*(256/600)" table:style-name="ce1">
            <text:p>227.84</text:p>
          </table:table-cell>
          <table:table-cell table:number-columns-repeated="15" table:style-name="ce1"/>
          <table:table-cell office:value-type="float" office:value="227.84" table:formula="of:=[BLEND18convert.$B535]*(256/600)" table:style-name="ce1">
            <text:p>227.84</text:p>
          </table:table-cell>
          <table:table-cell office:value-type="float" office:value="-1884.28" table:formula="of:=4000*[BLEND18convert.$A535]" table:style-name="ce1">
            <text:p>-1884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7745</text:p>
          </table:table-cell>
          <table:table-cell office:value-type="float" office:value="535" table:formula="of:=1+SUM([.B535])" table:style-name="ce1">
            <text:p>535</text:p>
          </table:table-cell>
          <table:table-cell office:value-type="float" office:value="228.26666666666668" table:formula="of:=[BLEND18convert.$B536]*(256/600)" table:style-name="ce1">
            <text:p>228.2666667</text:p>
          </table:table-cell>
          <table:table-cell table:number-columns-repeated="15" table:style-name="ce1"/>
          <table:table-cell office:value-type="float" office:value="228.26666666666668" table:formula="of:=[BLEND18convert.$B536]*(256/600)" table:style-name="ce1">
            <text:p>228.2666667</text:p>
          </table:table-cell>
          <table:table-cell office:value-type="float" office:value="-1909.8" table:formula="of:=4000*[BLEND18convert.$A536]" table:style-name="ce1">
            <text:p>-1909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8376</text:p>
          </table:table-cell>
          <table:table-cell office:value-type="float" office:value="536" table:formula="of:=1+SUM([.B536])" table:style-name="ce1">
            <text:p>536</text:p>
          </table:table-cell>
          <table:table-cell office:value-type="float" office:value="228.69333333333336" table:formula="of:=[BLEND18convert.$B537]*(256/600)" table:style-name="ce1">
            <text:p>228.6933333</text:p>
          </table:table-cell>
          <table:table-cell table:number-columns-repeated="15" table:style-name="ce1"/>
          <table:table-cell office:value-type="float" office:value="228.69333333333336" table:formula="of:=[BLEND18convert.$B537]*(256/600)" table:style-name="ce1">
            <text:p>228.6933333</text:p>
          </table:table-cell>
          <table:table-cell office:value-type="float" office:value="-1935.0400000000002" table:formula="of:=4000*[BLEND18convert.$A537]" table:style-name="ce1">
            <text:p>-1935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9005</text:p>
          </table:table-cell>
          <table:table-cell office:value-type="float" office:value="537" table:formula="of:=1+SUM([.B537])" table:style-name="ce1">
            <text:p>537</text:p>
          </table:table-cell>
          <table:table-cell office:value-type="float" office:value="229.12" table:formula="of:=[BLEND18convert.$B538]*(256/600)" table:style-name="ce1">
            <text:p>229.12</text:p>
          </table:table-cell>
          <table:table-cell table:number-columns-repeated="15" table:style-name="ce1"/>
          <table:table-cell office:value-type="float" office:value="229.12" table:formula="of:=[BLEND18convert.$B538]*(256/600)" table:style-name="ce1">
            <text:p>229.12</text:p>
          </table:table-cell>
          <table:table-cell office:value-type="float" office:value="-1960.2" table:formula="of:=4000*[BLEND18convert.$A538]" table:style-name="ce1">
            <text:p>-1960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9637</text:p>
          </table:table-cell>
          <table:table-cell office:value-type="float" office:value="538" table:formula="of:=1+SUM([.B538])" table:style-name="ce1">
            <text:p>538</text:p>
          </table:table-cell>
          <table:table-cell office:value-type="float" office:value="229.54666666666668" table:formula="of:=[BLEND18convert.$B539]*(256/600)" table:style-name="ce1">
            <text:p>229.5466667</text:p>
          </table:table-cell>
          <table:table-cell table:number-columns-repeated="15" table:style-name="ce1"/>
          <table:table-cell office:value-type="float" office:value="229.54666666666668" table:formula="of:=[BLEND18convert.$B539]*(256/600)" table:style-name="ce1">
            <text:p>229.5466667</text:p>
          </table:table-cell>
          <table:table-cell office:value-type="float" office:value="-1985.48" table:formula="of:=4000*[BLEND18convert.$A539]" table:style-name="ce1">
            <text:p>-1985.4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0269</text:p>
          </table:table-cell>
          <table:table-cell office:value-type="float" office:value="539" table:formula="of:=1+SUM([.B539])" table:style-name="ce1">
            <text:p>539</text:p>
          </table:table-cell>
          <table:table-cell office:value-type="float" office:value="229.97333333333336" table:formula="of:=[BLEND18convert.$B540]*(256/600)" table:style-name="ce1">
            <text:p>229.9733333</text:p>
          </table:table-cell>
          <table:table-cell table:number-columns-repeated="15" table:style-name="ce1"/>
          <table:table-cell office:value-type="float" office:value="229.97333333333336" table:formula="of:=[BLEND18convert.$B540]*(256/600)" table:style-name="ce1">
            <text:p>229.9733333</text:p>
          </table:table-cell>
          <table:table-cell office:value-type="float" office:value="-2010.76" table:formula="of:=4000*[BLEND18convert.$A540]" table:style-name="ce1">
            <text:p>-2010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0897</text:p>
          </table:table-cell>
          <table:table-cell office:value-type="float" office:value="540" table:formula="of:=1+SUM([.B540])" table:style-name="ce1">
            <text:p>540</text:p>
          </table:table-cell>
          <table:table-cell office:value-type="float" office:value="230.4" table:formula="of:=[BLEND18convert.$B541]*(256/600)" table:style-name="ce1">
            <text:p>230.4</text:p>
          </table:table-cell>
          <table:table-cell table:number-columns-repeated="15" table:style-name="ce1"/>
          <table:table-cell office:value-type="float" office:value="230.4" table:formula="of:=[BLEND18convert.$B541]*(256/600)" table:style-name="ce1">
            <text:p>230.4</text:p>
          </table:table-cell>
          <table:table-cell office:value-type="float" office:value="-2035.88" table:formula="of:=4000*[BLEND18convert.$A541]" table:style-name="ce1">
            <text:p>-2035.8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1523</text:p>
          </table:table-cell>
          <table:table-cell office:value-type="float" office:value="541" table:formula="of:=1+SUM([.B541])" table:style-name="ce1">
            <text:p>541</text:p>
          </table:table-cell>
          <table:table-cell office:value-type="float" office:value="230.82666666666668" table:formula="of:=[BLEND18convert.$B542]*(256/600)" table:style-name="ce1">
            <text:p>230.8266667</text:p>
          </table:table-cell>
          <table:table-cell table:number-columns-repeated="15" table:style-name="ce1"/>
          <table:table-cell office:value-type="float" office:value="230.82666666666668" table:formula="of:=[BLEND18convert.$B542]*(256/600)" table:style-name="ce1">
            <text:p>230.8266667</text:p>
          </table:table-cell>
          <table:table-cell office:value-type="float" office:value="-2060.92" table:formula="of:=4000*[BLEND18convert.$A542]" table:style-name="ce1">
            <text:p>-2060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2151</text:p>
          </table:table-cell>
          <table:table-cell office:value-type="float" office:value="542" table:formula="of:=1+SUM([.B542])" table:style-name="ce1">
            <text:p>542</text:p>
          </table:table-cell>
          <table:table-cell office:value-type="float" office:value="231.25333333333336" table:formula="of:=[BLEND18convert.$B543]*(256/600)" table:style-name="ce1">
            <text:p>231.2533333</text:p>
          </table:table-cell>
          <table:table-cell table:number-columns-repeated="15" table:style-name="ce1"/>
          <table:table-cell office:value-type="float" office:value="231.25333333333336" table:formula="of:=[BLEND18convert.$B543]*(256/600)" table:style-name="ce1">
            <text:p>231.2533333</text:p>
          </table:table-cell>
          <table:table-cell office:value-type="float" office:value="-2086.04" table:formula="of:=4000*[BLEND18convert.$A543]" table:style-name="ce1">
            <text:p>-2086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2783</text:p>
          </table:table-cell>
          <table:table-cell office:value-type="float" office:value="543" table:formula="of:=1+SUM([.B543])" table:style-name="ce1">
            <text:p>543</text:p>
          </table:table-cell>
          <table:table-cell office:value-type="float" office:value="231.68" table:formula="of:=[BLEND18convert.$B544]*(256/600)" table:style-name="ce1">
            <text:p>231.68</text:p>
          </table:table-cell>
          <table:table-cell table:number-columns-repeated="15" table:style-name="ce1"/>
          <table:table-cell office:value-type="float" office:value="231.68" table:formula="of:=[BLEND18convert.$B544]*(256/600)" table:style-name="ce1">
            <text:p>231.68</text:p>
          </table:table-cell>
          <table:table-cell office:value-type="float" office:value="-2111.3200000000002" table:formula="of:=4000*[BLEND18convert.$A544]" table:style-name="ce1">
            <text:p>-2111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3406</text:p>
          </table:table-cell>
          <table:table-cell office:value-type="float" office:value="544" table:formula="of:=1+SUM([.B544])" table:style-name="ce1">
            <text:p>544</text:p>
          </table:table-cell>
          <table:table-cell office:value-type="float" office:value="232.10666666666668" table:formula="of:=[BLEND18convert.$B545]*(256/600)" table:style-name="ce1">
            <text:p>232.1066667</text:p>
          </table:table-cell>
          <table:table-cell table:number-columns-repeated="15" table:style-name="ce1"/>
          <table:table-cell office:value-type="float" office:value="232.10666666666668" table:formula="of:=[BLEND18convert.$B545]*(256/600)" table:style-name="ce1">
            <text:p>232.1066667</text:p>
          </table:table-cell>
          <table:table-cell office:value-type="float" office:value="-2136.2399999999998" table:formula="of:=4000*[BLEND18convert.$A545]" table:style-name="ce1">
            <text:p>-2136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4031</text:p>
          </table:table-cell>
          <table:table-cell office:value-type="float" office:value="545" table:formula="of:=1+SUM([.B545])" table:style-name="ce1">
            <text:p>545</text:p>
          </table:table-cell>
          <table:table-cell office:value-type="float" office:value="232.53333333333336" table:formula="of:=[BLEND18convert.$B546]*(256/600)" table:style-name="ce1">
            <text:p>232.5333333</text:p>
          </table:table-cell>
          <table:table-cell table:number-columns-repeated="15" table:style-name="ce1"/>
          <table:table-cell office:value-type="float" office:value="232.53333333333336" table:formula="of:=[BLEND18convert.$B546]*(256/600)" table:style-name="ce1">
            <text:p>232.5333333</text:p>
          </table:table-cell>
          <table:table-cell office:value-type="float" office:value="-2161.2399999999998" table:formula="of:=4000*[BLEND18convert.$A546]" table:style-name="ce1">
            <text:p>-2161.2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4657</text:p>
          </table:table-cell>
          <table:table-cell office:value-type="float" office:value="546" table:formula="of:=1+SUM([.B546])" table:style-name="ce1">
            <text:p>546</text:p>
          </table:table-cell>
          <table:table-cell office:value-type="float" office:value="232.96" table:formula="of:=[BLEND18convert.$B547]*(256/600)" table:style-name="ce1">
            <text:p>232.96</text:p>
          </table:table-cell>
          <table:table-cell table:number-columns-repeated="15" table:style-name="ce1"/>
          <table:table-cell office:value-type="float" office:value="232.96" table:formula="of:=[BLEND18convert.$B547]*(256/600)" table:style-name="ce1">
            <text:p>232.96</text:p>
          </table:table-cell>
          <table:table-cell office:value-type="float" office:value="-2186.2800000000002" table:formula="of:=4000*[BLEND18convert.$A547]" table:style-name="ce1">
            <text:p>-2186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5280</text:p>
          </table:table-cell>
          <table:table-cell office:value-type="float" office:value="547" table:formula="of:=1+SUM([.B547])" table:style-name="ce1">
            <text:p>547</text:p>
          </table:table-cell>
          <table:table-cell office:value-type="float" office:value="233.38666666666668" table:formula="of:=[BLEND18convert.$B548]*(256/600)" table:style-name="ce1">
            <text:p>233.3866667</text:p>
          </table:table-cell>
          <table:table-cell table:number-columns-repeated="15" table:style-name="ce1"/>
          <table:table-cell office:value-type="float" office:value="233.38666666666668" table:formula="of:=[BLEND18convert.$B548]*(256/600)" table:style-name="ce1">
            <text:p>233.3866667</text:p>
          </table:table-cell>
          <table:table-cell office:value-type="float" office:value="-2211.1999999999998" table:formula="of:=4000*[BLEND18convert.$A548]" table:style-name="ce1">
            <text:p>-2211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5902</text:p>
          </table:table-cell>
          <table:table-cell office:value-type="float" office:value="548" table:formula="of:=1+SUM([.B548])" table:style-name="ce1">
            <text:p>548</text:p>
          </table:table-cell>
          <table:table-cell office:value-type="float" office:value="233.81333333333336" table:formula="of:=[BLEND18convert.$B549]*(256/600)" table:style-name="ce1">
            <text:p>233.8133333</text:p>
          </table:table-cell>
          <table:table-cell table:number-columns-repeated="15" table:style-name="ce1"/>
          <table:table-cell office:value-type="float" office:value="233.81333333333336" table:formula="of:=[BLEND18convert.$B549]*(256/600)" table:style-name="ce1">
            <text:p>233.8133333</text:p>
          </table:table-cell>
          <table:table-cell office:value-type="float" office:value="-2236.08" table:formula="of:=4000*[BLEND18convert.$A549]" table:style-name="ce1">
            <text:p>-2236.0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6528</text:p>
          </table:table-cell>
          <table:table-cell office:value-type="float" office:value="549" table:formula="of:=1+SUM([.B549])" table:style-name="ce1">
            <text:p>549</text:p>
          </table:table-cell>
          <table:table-cell office:value-type="float" office:value="234.24" table:formula="of:=[BLEND18convert.$B550]*(256/600)" table:style-name="ce1">
            <text:p>234.24</text:p>
          </table:table-cell>
          <table:table-cell table:number-columns-repeated="15" table:style-name="ce1"/>
          <table:table-cell office:value-type="float" office:value="234.24" table:formula="of:=[BLEND18convert.$B550]*(256/600)" table:style-name="ce1">
            <text:p>234.24</text:p>
          </table:table-cell>
          <table:table-cell office:value-type="float" office:value="-2261.12" table:formula="of:=4000*[BLEND18convert.$A550]" table:style-name="ce1">
            <text:p>-2261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7150</text:p>
          </table:table-cell>
          <table:table-cell office:value-type="float" office:value="550" table:formula="of:=1+SUM([.B550])" table:style-name="ce1">
            <text:p>550</text:p>
          </table:table-cell>
          <table:table-cell office:value-type="float" office:value="234.66666666666669" table:formula="of:=[BLEND18convert.$B551]*(256/600)" table:style-name="ce1">
            <text:p>234.6666667</text:p>
          </table:table-cell>
          <table:table-cell table:number-columns-repeated="15" table:style-name="ce1"/>
          <table:table-cell office:value-type="float" office:value="234.66666666666669" table:formula="of:=[BLEND18convert.$B551]*(256/600)" table:style-name="ce1">
            <text:p>234.6666667</text:p>
          </table:table-cell>
          <table:table-cell office:value-type="float" office:value="-2286" table:formula="of:=4000*[BLEND18convert.$A551]" table:style-name="ce1">
            <text:p>-228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7773</text:p>
          </table:table-cell>
          <table:table-cell office:value-type="float" office:value="551" table:formula="of:=1+SUM([.B551])" table:style-name="ce1">
            <text:p>551</text:p>
          </table:table-cell>
          <table:table-cell office:value-type="float" office:value="235.09333333333336" table:formula="of:=[BLEND18convert.$B552]*(256/600)" table:style-name="ce1">
            <text:p>235.0933333</text:p>
          </table:table-cell>
          <table:table-cell table:number-columns-repeated="15" table:style-name="ce1"/>
          <table:table-cell office:value-type="float" office:value="235.09333333333336" table:formula="of:=[BLEND18convert.$B552]*(256/600)" table:style-name="ce1">
            <text:p>235.0933333</text:p>
          </table:table-cell>
          <table:table-cell office:value-type="float" office:value="-2310.92" table:formula="of:=4000*[BLEND18convert.$A552]" table:style-name="ce1">
            <text:p>-2310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8389</text:p>
          </table:table-cell>
          <table:table-cell office:value-type="float" office:value="552" table:formula="of:=1+SUM([.B552])" table:style-name="ce1">
            <text:p>552</text:p>
          </table:table-cell>
          <table:table-cell office:value-type="float" office:value="235.52" table:formula="of:=[BLEND18convert.$B553]*(256/600)" table:style-name="ce1">
            <text:p>235.52</text:p>
          </table:table-cell>
          <table:table-cell table:number-columns-repeated="15" table:style-name="ce1"/>
          <table:table-cell office:value-type="float" office:value="235.52" table:formula="of:=[BLEND18convert.$B553]*(256/600)" table:style-name="ce1">
            <text:p>235.52</text:p>
          </table:table-cell>
          <table:table-cell office:value-type="float" office:value="-2335.56" table:formula="of:=4000*[BLEND18convert.$A553]" table:style-name="ce1">
            <text:p>-2335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9015</text:p>
          </table:table-cell>
          <table:table-cell office:value-type="float" office:value="553" table:formula="of:=1+SUM([.B553])" table:style-name="ce1">
            <text:p>553</text:p>
          </table:table-cell>
          <table:table-cell office:value-type="float" office:value="235.94666666666669" table:formula="of:=[BLEND18convert.$B554]*(256/600)" table:style-name="ce1">
            <text:p>235.9466667</text:p>
          </table:table-cell>
          <table:table-cell table:number-columns-repeated="15" table:style-name="ce1"/>
          <table:table-cell office:value-type="float" office:value="235.94666666666669" table:formula="of:=[BLEND18convert.$B554]*(256/600)" table:style-name="ce1">
            <text:p>235.9466667</text:p>
          </table:table-cell>
          <table:table-cell office:value-type="float" office:value="-2360.6" table:formula="of:=4000*[BLEND18convert.$A554]" table:style-name="ce1">
            <text:p>-2360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9625</text:p>
          </table:table-cell>
          <table:table-cell office:value-type="float" office:value="554" table:formula="of:=1+SUM([.B554])" table:style-name="ce1">
            <text:p>554</text:p>
          </table:table-cell>
          <table:table-cell office:value-type="float" office:value="236.37333333333333" table:formula="of:=[BLEND18convert.$B555]*(256/600)" table:style-name="ce1">
            <text:p>236.3733333</text:p>
          </table:table-cell>
          <table:table-cell table:number-columns-repeated="15" table:style-name="ce1"/>
          <table:table-cell office:value-type="float" office:value="236.37333333333333" table:formula="of:=[BLEND18convert.$B555]*(256/600)" table:style-name="ce1">
            <text:p>236.3733333</text:p>
          </table:table-cell>
          <table:table-cell office:value-type="float" office:value="-2385" table:formula="of:=4000*[BLEND18convert.$A555]" table:style-name="ce1">
            <text:p>-2385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0254</text:p>
          </table:table-cell>
          <table:table-cell office:value-type="float" office:value="555" table:formula="of:=1+SUM([.B555])" table:style-name="ce1">
            <text:p>555</text:p>
          </table:table-cell>
          <table:table-cell office:value-type="float" office:value="236.8" table:formula="of:=[BLEND18convert.$B556]*(256/600)" table:style-name="ce1">
            <text:p>236.8</text:p>
          </table:table-cell>
          <table:table-cell table:number-columns-repeated="15" table:style-name="ce1"/>
          <table:table-cell office:value-type="float" office:value="236.8" table:formula="of:=[BLEND18convert.$B556]*(256/600)" table:style-name="ce1">
            <text:p>236.8</text:p>
          </table:table-cell>
          <table:table-cell office:value-type="float" office:value="-2410.16" table:formula="of:=4000*[BLEND18convert.$A556]" table:style-name="ce1">
            <text:p>-2410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0864</text:p>
          </table:table-cell>
          <table:table-cell office:value-type="float" office:value="556" table:formula="of:=1+SUM([.B556])" table:style-name="ce1">
            <text:p>556</text:p>
          </table:table-cell>
          <table:table-cell office:value-type="float" office:value="237.22666666666669" table:formula="of:=[BLEND18convert.$B557]*(256/600)" table:style-name="ce1">
            <text:p>237.2266667</text:p>
          </table:table-cell>
          <table:table-cell table:number-columns-repeated="15" table:style-name="ce1"/>
          <table:table-cell office:value-type="float" office:value="237.22666666666669" table:formula="of:=[BLEND18convert.$B557]*(256/600)" table:style-name="ce1">
            <text:p>237.2266667</text:p>
          </table:table-cell>
          <table:table-cell office:value-type="float" office:value="-2434.56" table:formula="of:=4000*[BLEND18convert.$A557]" table:style-name="ce1">
            <text:p>-2434.5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1493</text:p>
          </table:table-cell>
          <table:table-cell office:value-type="float" office:value="557" table:formula="of:=1+SUM([.B557])" table:style-name="ce1">
            <text:p>557</text:p>
          </table:table-cell>
          <table:table-cell office:value-type="float" office:value="237.65333333333334" table:formula="of:=[BLEND18convert.$B558]*(256/600)" table:style-name="ce1">
            <text:p>237.6533333</text:p>
          </table:table-cell>
          <table:table-cell table:number-columns-repeated="15" table:style-name="ce1"/>
          <table:table-cell office:value-type="float" office:value="237.65333333333334" table:formula="of:=[BLEND18convert.$B558]*(256/600)" table:style-name="ce1">
            <text:p>237.6533333</text:p>
          </table:table-cell>
          <table:table-cell office:value-type="float" office:value="-2459.7199999999998" table:formula="of:=4000*[BLEND18convert.$A558]" table:style-name="ce1">
            <text:p>-2459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2103</text:p>
          </table:table-cell>
          <table:table-cell office:value-type="float" office:value="558" table:formula="of:=1+SUM([.B558])" table:style-name="ce1">
            <text:p>558</text:p>
          </table:table-cell>
          <table:table-cell office:value-type="float" office:value="238.08" table:formula="of:=[BLEND18convert.$B559]*(256/600)" table:style-name="ce1">
            <text:p>238.08</text:p>
          </table:table-cell>
          <table:table-cell table:number-columns-repeated="15" table:style-name="ce1"/>
          <table:table-cell office:value-type="float" office:value="238.08" table:formula="of:=[BLEND18convert.$B559]*(256/600)" table:style-name="ce1">
            <text:p>238.08</text:p>
          </table:table-cell>
          <table:table-cell office:value-type="float" office:value="-2484.12" table:formula="of:=4000*[BLEND18convert.$A559]" table:style-name="ce1">
            <text:p>-2484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2729</text:p>
          </table:table-cell>
          <table:table-cell office:value-type="float" office:value="559" table:formula="of:=1+SUM([.B559])" table:style-name="ce1">
            <text:p>559</text:p>
          </table:table-cell>
          <table:table-cell office:value-type="float" office:value="238.50666666666669" table:formula="of:=[BLEND18convert.$B560]*(256/600)" table:style-name="ce1">
            <text:p>238.5066667</text:p>
          </table:table-cell>
          <table:table-cell table:number-columns-repeated="15" table:style-name="ce1"/>
          <table:table-cell office:value-type="float" office:value="238.50666666666669" table:formula="of:=[BLEND18convert.$B560]*(256/600)" table:style-name="ce1">
            <text:p>238.5066667</text:p>
          </table:table-cell>
          <table:table-cell office:value-type="float" office:value="-2509.16" table:formula="of:=4000*[BLEND18convert.$A560]" table:style-name="ce1">
            <text:p>-2509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3330</text:p>
          </table:table-cell>
          <table:table-cell office:value-type="float" office:value="560" table:formula="of:=1+SUM([.B560])" table:style-name="ce1">
            <text:p>560</text:p>
          </table:table-cell>
          <table:table-cell office:value-type="float" office:value="238.93333333333334" table:formula="of:=[BLEND18convert.$B561]*(256/600)" table:style-name="ce1">
            <text:p>238.9333333</text:p>
          </table:table-cell>
          <table:table-cell table:number-columns-repeated="15" table:style-name="ce1"/>
          <table:table-cell office:value-type="float" office:value="238.93333333333334" table:formula="of:=[BLEND18convert.$B561]*(256/600)" table:style-name="ce1">
            <text:p>238.9333333</text:p>
          </table:table-cell>
          <table:table-cell office:value-type="float" office:value="-2533.1999999999998" table:formula="of:=4000*[BLEND18convert.$A561]" table:style-name="ce1">
            <text:p>-2533.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3968</text:p>
          </table:table-cell>
          <table:table-cell office:value-type="float" office:value="561" table:formula="of:=1+SUM([.B561])" table:style-name="ce1">
            <text:p>561</text:p>
          </table:table-cell>
          <table:table-cell office:value-type="float" office:value="239.36" table:formula="of:=[BLEND18convert.$B562]*(256/600)" table:style-name="ce1">
            <text:p>239.36</text:p>
          </table:table-cell>
          <table:table-cell table:number-columns-repeated="15" table:style-name="ce1"/>
          <table:table-cell office:value-type="float" office:value="239.36" table:formula="of:=[BLEND18convert.$B562]*(256/600)" table:style-name="ce1">
            <text:p>239.36</text:p>
          </table:table-cell>
          <table:table-cell office:value-type="float" office:value="-2558.7200000000003" table:formula="of:=4000*[BLEND18convert.$A562]" table:style-name="ce1">
            <text:p>-2558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4551</text:p>
          </table:table-cell>
          <table:table-cell office:value-type="float" office:value="562" table:formula="of:=1+SUM([.B562])" table:style-name="ce1">
            <text:p>562</text:p>
          </table:table-cell>
          <table:table-cell office:value-type="float" office:value="239.78666666666669" table:formula="of:=[BLEND18convert.$B563]*(256/600)" table:style-name="ce1">
            <text:p>239.7866667</text:p>
          </table:table-cell>
          <table:table-cell table:number-columns-repeated="15" table:style-name="ce1"/>
          <table:table-cell office:value-type="float" office:value="239.78666666666669" table:formula="of:=[BLEND18convert.$B563]*(256/600)" table:style-name="ce1">
            <text:p>239.7866667</text:p>
          </table:table-cell>
          <table:table-cell office:value-type="float" office:value="-2582.04" table:formula="of:=4000*[BLEND18convert.$A563]" table:style-name="ce1">
            <text:p>-2582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5179</text:p>
          </table:table-cell>
          <table:table-cell office:value-type="float" office:value="563" table:formula="of:=1+SUM([.B563])" table:style-name="ce1">
            <text:p>563</text:p>
          </table:table-cell>
          <table:table-cell office:value-type="float" office:value="240.21333333333334" table:formula="of:=[BLEND18convert.$B564]*(256/600)" table:style-name="ce1">
            <text:p>240.2133333</text:p>
          </table:table-cell>
          <table:table-cell table:number-columns-repeated="15" table:style-name="ce1"/>
          <table:table-cell office:value-type="float" office:value="240.21333333333334" table:formula="of:=[BLEND18convert.$B564]*(256/600)" table:style-name="ce1">
            <text:p>240.2133333</text:p>
          </table:table-cell>
          <table:table-cell office:value-type="float" office:value="-2607.16" table:formula="of:=4000*[BLEND18convert.$A564]" table:style-name="ce1">
            <text:p>-2607.1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4474</text:p>
          </table:table-cell>
          <table:table-cell office:value-type="float" office:value="564" table:formula="of:=1+SUM([.B564])" table:style-name="ce1">
            <text:p>564</text:p>
          </table:table-cell>
          <table:table-cell office:value-type="float" office:value="240.64000000000001" table:formula="of:=[BLEND18convert.$B565]*(256/600)" table:style-name="ce1">
            <text:p>240.64</text:p>
          </table:table-cell>
          <table:table-cell table:number-columns-repeated="15" table:style-name="ce1"/>
          <table:table-cell office:value-type="float" office:value="240.64000000000001" table:formula="of:=[BLEND18convert.$B565]*(256/600)" table:style-name="ce1">
            <text:p>240.64</text:p>
          </table:table-cell>
          <table:table-cell office:value-type="float" office:value="-2578.96" table:formula="of:=4000*[BLEND18convert.$A565]" table:style-name="ce1">
            <text:p>-2578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3168</text:p>
          </table:table-cell>
          <table:table-cell office:value-type="float" office:value="565" table:formula="of:=1+SUM([.B565])" table:style-name="ce1">
            <text:p>565</text:p>
          </table:table-cell>
          <table:table-cell office:value-type="float" office:value="241.06666666666669" table:formula="of:=[BLEND18convert.$B566]*(256/600)" table:style-name="ce1">
            <text:p>241.0666667</text:p>
          </table:table-cell>
          <table:table-cell table:number-columns-repeated="15" table:style-name="ce1"/>
          <table:table-cell office:value-type="float" office:value="241.06666666666669" table:formula="of:=[BLEND18convert.$B566]*(256/600)" table:style-name="ce1">
            <text:p>241.0666667</text:p>
          </table:table-cell>
          <table:table-cell office:value-type="float" office:value="-2526.7200000000003" table:formula="of:=4000*[BLEND18convert.$A566]" table:style-name="ce1">
            <text:p>-2526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1993</text:p>
          </table:table-cell>
          <table:table-cell office:value-type="float" office:value="566" table:formula="of:=1+SUM([.B566])" table:style-name="ce1">
            <text:p>566</text:p>
          </table:table-cell>
          <table:table-cell office:value-type="float" office:value="241.49333333333334" table:formula="of:=[BLEND18convert.$B567]*(256/600)" table:style-name="ce1">
            <text:p>241.4933333</text:p>
          </table:table-cell>
          <table:table-cell table:number-columns-repeated="15" table:style-name="ce1"/>
          <table:table-cell office:value-type="float" office:value="241.49333333333334" table:formula="of:=[BLEND18convert.$B567]*(256/600)" table:style-name="ce1">
            <text:p>241.4933333</text:p>
          </table:table-cell>
          <table:table-cell office:value-type="float" office:value="-2479.7199999999998" table:formula="of:=4000*[BLEND18convert.$A567]" table:style-name="ce1">
            <text:p>-2479.7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60745</text:p>
          </table:table-cell>
          <table:table-cell office:value-type="float" office:value="567" table:formula="of:=1+SUM([.B567])" table:style-name="ce1">
            <text:p>567</text:p>
          </table:table-cell>
          <table:table-cell office:value-type="float" office:value="241.92000000000002" table:formula="of:=[BLEND18convert.$B568]*(256/600)" table:style-name="ce1">
            <text:p>241.92</text:p>
          </table:table-cell>
          <table:table-cell table:number-columns-repeated="15" table:style-name="ce1"/>
          <table:table-cell office:value-type="float" office:value="241.92000000000002" table:formula="of:=[BLEND18convert.$B568]*(256/600)" table:style-name="ce1">
            <text:p>241.92</text:p>
          </table:table-cell>
          <table:table-cell office:value-type="float" office:value="-2429.8000000000002" table:formula="of:=4000*[BLEND18convert.$A568]" table:style-name="ce1">
            <text:p>-2429.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9540</text:p>
          </table:table-cell>
          <table:table-cell office:value-type="float" office:value="568" table:formula="of:=1+SUM([.B568])" table:style-name="ce1">
            <text:p>568</text:p>
          </table:table-cell>
          <table:table-cell office:value-type="float" office:value="242.34666666666669" table:formula="of:=[BLEND18convert.$B569]*(256/600)" table:style-name="ce1">
            <text:p>242.3466667</text:p>
          </table:table-cell>
          <table:table-cell table:number-columns-repeated="15" table:style-name="ce1"/>
          <table:table-cell office:value-type="float" office:value="242.34666666666669" table:formula="of:=[BLEND18convert.$B569]*(256/600)" table:style-name="ce1">
            <text:p>242.3466667</text:p>
          </table:table-cell>
          <table:table-cell office:value-type="float" office:value="-2381.6000000000004" table:formula="of:=4000*[BLEND18convert.$A569]" table:style-name="ce1">
            <text:p>-2381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8301</text:p>
          </table:table-cell>
          <table:table-cell office:value-type="float" office:value="569" table:formula="of:=1+SUM([.B569])" table:style-name="ce1">
            <text:p>569</text:p>
          </table:table-cell>
          <table:table-cell office:value-type="float" office:value="242.77333333333334" table:formula="of:=[BLEND18convert.$B570]*(256/600)" table:style-name="ce1">
            <text:p>242.7733333</text:p>
          </table:table-cell>
          <table:table-cell table:number-columns-repeated="15" table:style-name="ce1"/>
          <table:table-cell office:value-type="float" office:value="242.77333333333334" table:formula="of:=[BLEND18convert.$B570]*(256/600)" table:style-name="ce1">
            <text:p>242.7733333</text:p>
          </table:table-cell>
          <table:table-cell office:value-type="float" office:value="-2332.04" table:formula="of:=4000*[BLEND18convert.$A570]" table:style-name="ce1">
            <text:p>-2332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7092</text:p>
          </table:table-cell>
          <table:table-cell office:value-type="float" office:value="570" table:formula="of:=1+SUM([.B570])" table:style-name="ce1">
            <text:p>570</text:p>
          </table:table-cell>
          <table:table-cell office:value-type="float" office:value="243.20000000000002" table:formula="of:=[BLEND18convert.$B571]*(256/600)" table:style-name="ce1">
            <text:p>243.2</text:p>
          </table:table-cell>
          <table:table-cell table:number-columns-repeated="15" table:style-name="ce1"/>
          <table:table-cell office:value-type="float" office:value="243.20000000000002" table:formula="of:=[BLEND18convert.$B571]*(256/600)" table:style-name="ce1">
            <text:p>243.2</text:p>
          </table:table-cell>
          <table:table-cell office:value-type="float" office:value="-2283.6799999999998" table:formula="of:=4000*[BLEND18convert.$A571]" table:style-name="ce1">
            <text:p>-2283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5859</text:p>
          </table:table-cell>
          <table:table-cell office:value-type="float" office:value="571" table:formula="of:=1+SUM([.B571])" table:style-name="ce1">
            <text:p>571</text:p>
          </table:table-cell>
          <table:table-cell office:value-type="float" office:value="243.62666666666669" table:formula="of:=[BLEND18convert.$B572]*(256/600)" table:style-name="ce1">
            <text:p>243.6266667</text:p>
          </table:table-cell>
          <table:table-cell table:number-columns-repeated="15" table:style-name="ce1"/>
          <table:table-cell office:value-type="float" office:value="243.62666666666669" table:formula="of:=[BLEND18convert.$B572]*(256/600)" table:style-name="ce1">
            <text:p>243.6266667</text:p>
          </table:table-cell>
          <table:table-cell office:value-type="float" office:value="-2234.36" table:formula="of:=4000*[BLEND18convert.$A572]" table:style-name="ce1">
            <text:p>-2234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4642</text:p>
          </table:table-cell>
          <table:table-cell office:value-type="float" office:value="572" table:formula="of:=1+SUM([.B572])" table:style-name="ce1">
            <text:p>572</text:p>
          </table:table-cell>
          <table:table-cell office:value-type="float" office:value="244.05333333333334" table:formula="of:=[BLEND18convert.$B573]*(256/600)" table:style-name="ce1">
            <text:p>244.0533333</text:p>
          </table:table-cell>
          <table:table-cell table:number-columns-repeated="15" table:style-name="ce1"/>
          <table:table-cell office:value-type="float" office:value="244.05333333333334" table:formula="of:=[BLEND18convert.$B573]*(256/600)" table:style-name="ce1">
            <text:p>244.0533333</text:p>
          </table:table-cell>
          <table:table-cell office:value-type="float" office:value="-2185.6800000000003" table:formula="of:=4000*[BLEND18convert.$A573]" table:style-name="ce1">
            <text:p>-2185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3415</text:p>
          </table:table-cell>
          <table:table-cell office:value-type="float" office:value="573" table:formula="of:=1+SUM([.B573])" table:style-name="ce1">
            <text:p>573</text:p>
          </table:table-cell>
          <table:table-cell office:value-type="float" office:value="244.48000000000002" table:formula="of:=[BLEND18convert.$B574]*(256/600)" table:style-name="ce1">
            <text:p>244.48</text:p>
          </table:table-cell>
          <table:table-cell table:number-columns-repeated="15" table:style-name="ce1"/>
          <table:table-cell office:value-type="float" office:value="244.48000000000002" table:formula="of:=[BLEND18convert.$B574]*(256/600)" table:style-name="ce1">
            <text:p>244.48</text:p>
          </table:table-cell>
          <table:table-cell office:value-type="float" office:value="-2136.6" table:formula="of:=4000*[BLEND18convert.$A574]" table:style-name="ce1">
            <text:p>-2136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2194</text:p>
          </table:table-cell>
          <table:table-cell office:value-type="float" office:value="574" table:formula="of:=1+SUM([.B574])" table:style-name="ce1">
            <text:p>574</text:p>
          </table:table-cell>
          <table:table-cell office:value-type="float" office:value="244.90666666666669" table:formula="of:=[BLEND18convert.$B575]*(256/600)" table:style-name="ce1">
            <text:p>244.9066667</text:p>
          </table:table-cell>
          <table:table-cell table:number-columns-repeated="15" table:style-name="ce1"/>
          <table:table-cell office:value-type="float" office:value="244.90666666666669" table:formula="of:=[BLEND18convert.$B575]*(256/600)" table:style-name="ce1">
            <text:p>244.9066667</text:p>
          </table:table-cell>
          <table:table-cell office:value-type="float" office:value="-2087.7599999999998" table:formula="of:=4000*[BLEND18convert.$A575]" table:style-name="ce1">
            <text:p>-2087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50967</text:p>
          </table:table-cell>
          <table:table-cell office:value-type="float" office:value="575" table:formula="of:=1+SUM([.B575])" table:style-name="ce1">
            <text:p>575</text:p>
          </table:table-cell>
          <table:table-cell office:value-type="float" office:value="245.33333333333334" table:formula="of:=[BLEND18convert.$B576]*(256/600)" table:style-name="ce1">
            <text:p>245.3333333</text:p>
          </table:table-cell>
          <table:table-cell table:number-columns-repeated="15" table:style-name="ce1"/>
          <table:table-cell office:value-type="float" office:value="245.33333333333334" table:formula="of:=[BLEND18convert.$B576]*(256/600)" table:style-name="ce1">
            <text:p>245.3333333</text:p>
          </table:table-cell>
          <table:table-cell office:value-type="float" office:value="-2038.6799999999998" table:formula="of:=4000*[BLEND18convert.$A576]" table:style-name="ce1">
            <text:p>-2038.6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9744</text:p>
          </table:table-cell>
          <table:table-cell office:value-type="float" office:value="576" table:formula="of:=1+SUM([.B576])" table:style-name="ce1">
            <text:p>576</text:p>
          </table:table-cell>
          <table:table-cell office:value-type="float" office:value="245.76000000000002" table:formula="of:=[BLEND18convert.$B577]*(256/600)" table:style-name="ce1">
            <text:p>245.76</text:p>
          </table:table-cell>
          <table:table-cell table:number-columns-repeated="15" table:style-name="ce1"/>
          <table:table-cell office:value-type="float" office:value="245.76000000000002" table:formula="of:=[BLEND18convert.$B577]*(256/600)" table:style-name="ce1">
            <text:p>245.76</text:p>
          </table:table-cell>
          <table:table-cell office:value-type="float" office:value="-1989.76" table:formula="of:=4000*[BLEND18convert.$A577]" table:style-name="ce1">
            <text:p>-1989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8511</text:p>
          </table:table-cell>
          <table:table-cell office:value-type="float" office:value="577" table:formula="of:=1+SUM([.B577])" table:style-name="ce1">
            <text:p>577</text:p>
          </table:table-cell>
          <table:table-cell office:value-type="float" office:value="246.1866666666667" table:formula="of:=[BLEND18convert.$B578]*(256/600)" table:style-name="ce1">
            <text:p>246.1866667</text:p>
          </table:table-cell>
          <table:table-cell table:number-columns-repeated="15" table:style-name="ce1"/>
          <table:table-cell office:value-type="float" office:value="246.1866666666667" table:formula="of:=[BLEND18convert.$B578]*(256/600)" table:style-name="ce1">
            <text:p>246.1866667</text:p>
          </table:table-cell>
          <table:table-cell office:value-type="float" office:value="-1940.44" table:formula="of:=4000*[BLEND18convert.$A578]" table:style-name="ce1">
            <text:p>-1940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7290</text:p>
          </table:table-cell>
          <table:table-cell office:value-type="float" office:value="578" table:formula="of:=1+SUM([.B578])" table:style-name="ce1">
            <text:p>578</text:p>
          </table:table-cell>
          <table:table-cell office:value-type="float" office:value="246.61333333333334" table:formula="of:=[BLEND18convert.$B579]*(256/600)" table:style-name="ce1">
            <text:p>246.6133333</text:p>
          </table:table-cell>
          <table:table-cell table:number-columns-repeated="15" table:style-name="ce1"/>
          <table:table-cell office:value-type="float" office:value="246.61333333333334" table:formula="of:=[BLEND18convert.$B579]*(256/600)" table:style-name="ce1">
            <text:p>246.6133333</text:p>
          </table:table-cell>
          <table:table-cell office:value-type="float" office:value="-1891.6" table:formula="of:=4000*[BLEND18convert.$A579]" table:style-name="ce1">
            <text:p>-1891.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6063</text:p>
          </table:table-cell>
          <table:table-cell office:value-type="float" office:value="579" table:formula="of:=1+SUM([.B579])" table:style-name="ce1">
            <text:p>579</text:p>
          </table:table-cell>
          <table:table-cell office:value-type="float" office:value="247.04000000000002" table:formula="of:=[BLEND18convert.$B580]*(256/600)" table:style-name="ce1">
            <text:p>247.04</text:p>
          </table:table-cell>
          <table:table-cell table:number-columns-repeated="15" table:style-name="ce1"/>
          <table:table-cell office:value-type="float" office:value="247.04000000000002" table:formula="of:=[BLEND18convert.$B580]*(256/600)" table:style-name="ce1">
            <text:p>247.04</text:p>
          </table:table-cell>
          <table:table-cell office:value-type="float" office:value="-1842.52" table:formula="of:=4000*[BLEND18convert.$A580]" table:style-name="ce1">
            <text:p>-1842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4836</text:p>
          </table:table-cell>
          <table:table-cell office:value-type="float" office:value="580" table:formula="of:=1+SUM([.B580])" table:style-name="ce1">
            <text:p>580</text:p>
          </table:table-cell>
          <table:table-cell office:value-type="float" office:value="247.46666666666667" table:formula="of:=[BLEND18convert.$B581]*(256/600)" table:style-name="ce1">
            <text:p>247.4666667</text:p>
          </table:table-cell>
          <table:table-cell table:number-columns-repeated="15" table:style-name="ce1"/>
          <table:table-cell office:value-type="float" office:value="247.46666666666667" table:formula="of:=[BLEND18convert.$B581]*(256/600)" table:style-name="ce1">
            <text:p>247.4666667</text:p>
          </table:table-cell>
          <table:table-cell office:value-type="float" office:value="-1793.4399999999998" table:formula="of:=4000*[BLEND18convert.$A581]" table:style-name="ce1">
            <text:p>-1793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3610</text:p>
          </table:table-cell>
          <table:table-cell office:value-type="float" office:value="581" table:formula="of:=1+SUM([.B581])" table:style-name="ce1">
            <text:p>581</text:p>
          </table:table-cell>
          <table:table-cell office:value-type="float" office:value="247.89333333333335" table:formula="of:=[BLEND18convert.$B582]*(256/600)" table:style-name="ce1">
            <text:p>247.8933333</text:p>
          </table:table-cell>
          <table:table-cell table:number-columns-repeated="15" table:style-name="ce1"/>
          <table:table-cell office:value-type="float" office:value="247.89333333333335" table:formula="of:=[BLEND18convert.$B582]*(256/600)" table:style-name="ce1">
            <text:p>247.8933333</text:p>
          </table:table-cell>
          <table:table-cell office:value-type="float" office:value="-1744.3999999999999" table:formula="of:=4000*[BLEND18convert.$A582]" table:style-name="ce1">
            <text:p>-1744.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2383</text:p>
          </table:table-cell>
          <table:table-cell office:value-type="float" office:value="582" table:formula="of:=1+SUM([.B582])" table:style-name="ce1">
            <text:p>582</text:p>
          </table:table-cell>
          <table:table-cell office:value-type="float" office:value="248.32000000000002" table:formula="of:=[BLEND18convert.$B583]*(256/600)" table:style-name="ce1">
            <text:p>248.32</text:p>
          </table:table-cell>
          <table:table-cell table:number-columns-repeated="15" table:style-name="ce1"/>
          <table:table-cell office:value-type="float" office:value="248.32000000000002" table:formula="of:=[BLEND18convert.$B583]*(256/600)" table:style-name="ce1">
            <text:p>248.32</text:p>
          </table:table-cell>
          <table:table-cell office:value-type="float" office:value="-1695.32" table:formula="of:=4000*[BLEND18convert.$A583]" table:style-name="ce1">
            <text:p>-1695.3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41153</text:p>
          </table:table-cell>
          <table:table-cell office:value-type="float" office:value="583" table:formula="of:=1+SUM([.B583])" table:style-name="ce1">
            <text:p>583</text:p>
          </table:table-cell>
          <table:table-cell office:value-type="float" office:value="248.74666666666667" table:formula="of:=[BLEND18convert.$B584]*(256/600)" table:style-name="ce1">
            <text:p>248.7466667</text:p>
          </table:table-cell>
          <table:table-cell table:number-columns-repeated="15" table:style-name="ce1"/>
          <table:table-cell office:value-type="float" office:value="248.74666666666667" table:formula="of:=[BLEND18convert.$B584]*(256/600)" table:style-name="ce1">
            <text:p>248.7466667</text:p>
          </table:table-cell>
          <table:table-cell office:value-type="float" office:value="-1646.1200000000001" table:formula="of:=4000*[BLEND18convert.$A584]" table:style-name="ce1">
            <text:p>-1646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9926</text:p>
          </table:table-cell>
          <table:table-cell office:value-type="float" office:value="584" table:formula="of:=1+SUM([.B584])" table:style-name="ce1">
            <text:p>584</text:p>
          </table:table-cell>
          <table:table-cell office:value-type="float" office:value="249.17333333333335" table:formula="of:=[BLEND18convert.$B585]*(256/600)" table:style-name="ce1">
            <text:p>249.1733333</text:p>
          </table:table-cell>
          <table:table-cell table:number-columns-repeated="15" table:style-name="ce1"/>
          <table:table-cell office:value-type="float" office:value="249.17333333333335" table:formula="of:=[BLEND18convert.$B585]*(256/600)" table:style-name="ce1">
            <text:p>249.1733333</text:p>
          </table:table-cell>
          <table:table-cell office:value-type="float" office:value="-1597.04" table:formula="of:=4000*[BLEND18convert.$A585]" table:style-name="ce1">
            <text:p>-1597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8699</text:p>
          </table:table-cell>
          <table:table-cell office:value-type="float" office:value="585" table:formula="of:=1+SUM([.B585])" table:style-name="ce1">
            <text:p>585</text:p>
          </table:table-cell>
          <table:table-cell office:value-type="float" office:value="249.60000000000002" table:formula="of:=[BLEND18convert.$B586]*(256/600)" table:style-name="ce1">
            <text:p>249.6</text:p>
          </table:table-cell>
          <table:table-cell table:number-columns-repeated="15" table:style-name="ce1"/>
          <table:table-cell office:value-type="float" office:value="249.60000000000002" table:formula="of:=[BLEND18convert.$B586]*(256/600)" table:style-name="ce1">
            <text:p>249.6</text:p>
          </table:table-cell>
          <table:table-cell office:value-type="float" office:value="-1547.96" table:formula="of:=4000*[BLEND18convert.$A586]" table:style-name="ce1">
            <text:p>-1547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7473</text:p>
          </table:table-cell>
          <table:table-cell office:value-type="float" office:value="586" table:formula="of:=1+SUM([.B586])" table:style-name="ce1">
            <text:p>586</text:p>
          </table:table-cell>
          <table:table-cell office:value-type="float" office:value="250.02666666666667" table:formula="of:=[BLEND18convert.$B587]*(256/600)" table:style-name="ce1">
            <text:p>250.0266667</text:p>
          </table:table-cell>
          <table:table-cell table:number-columns-repeated="15" table:style-name="ce1"/>
          <table:table-cell office:value-type="float" office:value="250.02666666666667" table:formula="of:=[BLEND18convert.$B587]*(256/600)" table:style-name="ce1">
            <text:p>250.0266667</text:p>
          </table:table-cell>
          <table:table-cell office:value-type="float" office:value="-1498.92" table:formula="of:=4000*[BLEND18convert.$A587]" table:style-name="ce1">
            <text:p>-1498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6246</text:p>
          </table:table-cell>
          <table:table-cell office:value-type="float" office:value="587" table:formula="of:=1+SUM([.B587])" table:style-name="ce1">
            <text:p>587</text:p>
          </table:table-cell>
          <table:table-cell office:value-type="float" office:value="250.45333333333335" table:formula="of:=[BLEND18convert.$B588]*(256/600)" table:style-name="ce1">
            <text:p>250.4533333</text:p>
          </table:table-cell>
          <table:table-cell table:number-columns-repeated="15" table:style-name="ce1"/>
          <table:table-cell office:value-type="float" office:value="250.45333333333335" table:formula="of:=[BLEND18convert.$B588]*(256/600)" table:style-name="ce1">
            <text:p>250.4533333</text:p>
          </table:table-cell>
          <table:table-cell office:value-type="float" office:value="-1449.84" table:formula="of:=4000*[BLEND18convert.$A588]" table:style-name="ce1">
            <text:p>-1449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5013</text:p>
          </table:table-cell>
          <table:table-cell office:value-type="float" office:value="588" table:formula="of:=1+SUM([.B588])" table:style-name="ce1">
            <text:p>588</text:p>
          </table:table-cell>
          <table:table-cell office:value-type="float" office:value="250.88000000000002" table:formula="of:=[BLEND18convert.$B589]*(256/600)" table:style-name="ce1">
            <text:p>250.88</text:p>
          </table:table-cell>
          <table:table-cell table:number-columns-repeated="15" table:style-name="ce1"/>
          <table:table-cell office:value-type="float" office:value="250.88000000000002" table:formula="of:=[BLEND18convert.$B589]*(256/600)" table:style-name="ce1">
            <text:p>250.88</text:p>
          </table:table-cell>
          <table:table-cell office:value-type="float" office:value="-1400.52" table:formula="of:=4000*[BLEND18convert.$A589]" table:style-name="ce1">
            <text:p>-1400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3786</text:p>
          </table:table-cell>
          <table:table-cell office:value-type="float" office:value="589" table:formula="of:=1+SUM([.B589])" table:style-name="ce1">
            <text:p>589</text:p>
          </table:table-cell>
          <table:table-cell office:value-type="float" office:value="251.30666666666667" table:formula="of:=[BLEND18convert.$B590]*(256/600)" table:style-name="ce1">
            <text:p>251.3066667</text:p>
          </table:table-cell>
          <table:table-cell table:number-columns-repeated="15" table:style-name="ce1"/>
          <table:table-cell office:value-type="float" office:value="251.30666666666667" table:formula="of:=[BLEND18convert.$B590]*(256/600)" table:style-name="ce1">
            <text:p>251.3066667</text:p>
          </table:table-cell>
          <table:table-cell office:value-type="float" office:value="-1351.44" table:formula="of:=4000*[BLEND18convert.$A590]" table:style-name="ce1">
            <text:p>-1351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2559</text:p>
          </table:table-cell>
          <table:table-cell office:value-type="float" office:value="590" table:formula="of:=1+SUM([.B590])" table:style-name="ce1">
            <text:p>590</text:p>
          </table:table-cell>
          <table:table-cell office:value-type="float" office:value="251.73333333333335" table:formula="of:=[BLEND18convert.$B591]*(256/600)" table:style-name="ce1">
            <text:p>251.7333333</text:p>
          </table:table-cell>
          <table:table-cell table:number-columns-repeated="15" table:style-name="ce1"/>
          <table:table-cell office:value-type="float" office:value="251.73333333333335" table:formula="of:=[BLEND18convert.$B591]*(256/600)" table:style-name="ce1">
            <text:p>251.7333333</text:p>
          </table:table-cell>
          <table:table-cell office:value-type="float" office:value="-1302.3599999999999" table:formula="of:=4000*[BLEND18convert.$A591]" table:style-name="ce1">
            <text:p>-1302.3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1332</text:p>
          </table:table-cell>
          <table:table-cell office:value-type="float" office:value="591" table:formula="of:=1+SUM([.B591])" table:style-name="ce1">
            <text:p>591</text:p>
          </table:table-cell>
          <table:table-cell office:value-type="float" office:value="252.16000000000003" table:formula="of:=[BLEND18convert.$B592]*(256/600)" table:style-name="ce1">
            <text:p>252.16</text:p>
          </table:table-cell>
          <table:table-cell table:number-columns-repeated="15" table:style-name="ce1"/>
          <table:table-cell office:value-type="float" office:value="252.16000000000003" table:formula="of:=[BLEND18convert.$B592]*(256/600)" table:style-name="ce1">
            <text:p>252.16</text:p>
          </table:table-cell>
          <table:table-cell office:value-type="float" office:value="-1253.28" table:formula="of:=4000*[BLEND18convert.$A592]" table:style-name="ce1">
            <text:p>-1253.28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30099</text:p>
          </table:table-cell>
          <table:table-cell office:value-type="float" office:value="592" table:formula="of:=1+SUM([.B592])" table:style-name="ce1">
            <text:p>592</text:p>
          </table:table-cell>
          <table:table-cell office:value-type="float" office:value="252.58666666666667" table:formula="of:=[BLEND18convert.$B593]*(256/600)" table:style-name="ce1">
            <text:p>252.5866667</text:p>
          </table:table-cell>
          <table:table-cell table:number-columns-repeated="15" table:style-name="ce1"/>
          <table:table-cell office:value-type="float" office:value="252.58666666666667" table:formula="of:=[BLEND18convert.$B593]*(256/600)" table:style-name="ce1">
            <text:p>252.5866667</text:p>
          </table:table-cell>
          <table:table-cell office:value-type="float" office:value="-1203.9599999999998" table:formula="of:=4000*[BLEND18convert.$A593]" table:style-name="ce1">
            <text:p>-1203.9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8873</text:p>
          </table:table-cell>
          <table:table-cell office:value-type="float" office:value="593" table:formula="of:=1+SUM([.B593])" table:style-name="ce1">
            <text:p>593</text:p>
          </table:table-cell>
          <table:table-cell office:value-type="float" office:value="253.01333333333335" table:formula="of:=[BLEND18convert.$B594]*(256/600)" table:style-name="ce1">
            <text:p>253.0133333</text:p>
          </table:table-cell>
          <table:table-cell table:number-columns-repeated="15" table:style-name="ce1"/>
          <table:table-cell office:value-type="float" office:value="253.01333333333335" table:formula="of:=[BLEND18convert.$B594]*(256/600)" table:style-name="ce1">
            <text:p>253.0133333</text:p>
          </table:table-cell>
          <table:table-cell office:value-type="float" office:value="-1154.9199999999998" table:formula="of:=4000*[BLEND18convert.$A594]" table:style-name="ce1">
            <text:p>-1154.9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7646</text:p>
          </table:table-cell>
          <table:table-cell office:value-type="float" office:value="594" table:formula="of:=1+SUM([.B594])" table:style-name="ce1">
            <text:p>594</text:p>
          </table:table-cell>
          <table:table-cell office:value-type="float" office:value="253.44000000000003" table:formula="of:=[BLEND18convert.$B595]*(256/600)" table:style-name="ce1">
            <text:p>253.44</text:p>
          </table:table-cell>
          <table:table-cell table:number-columns-repeated="15" table:style-name="ce1"/>
          <table:table-cell office:value-type="float" office:value="253.44000000000003" table:formula="of:=[BLEND18convert.$B595]*(256/600)" table:style-name="ce1">
            <text:p>253.44</text:p>
          </table:table-cell>
          <table:table-cell office:value-type="float" office:value="-1105.8399999999999" table:formula="of:=4000*[BLEND18convert.$A595]" table:style-name="ce1">
            <text:p>-1105.8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6413</text:p>
          </table:table-cell>
          <table:table-cell office:value-type="float" office:value="595" table:formula="of:=1+SUM([.B595])" table:style-name="ce1">
            <text:p>595</text:p>
          </table:table-cell>
          <table:table-cell office:value-type="float" office:value="253.86666666666667" table:formula="of:=[BLEND18convert.$B596]*(256/600)" table:style-name="ce1">
            <text:p>253.8666667</text:p>
          </table:table-cell>
          <table:table-cell table:number-columns-repeated="15" table:style-name="ce1"/>
          <table:table-cell office:value-type="float" office:value="253.86666666666667" table:formula="of:=[BLEND18convert.$B596]*(256/600)" table:style-name="ce1">
            <text:p>253.8666667</text:p>
          </table:table-cell>
          <table:table-cell office:value-type="float" office:value="-1056.52" table:formula="of:=4000*[BLEND18convert.$A596]" table:style-name="ce1">
            <text:p>-1056.5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5186</text:p>
          </table:table-cell>
          <table:table-cell office:value-type="float" office:value="596" table:formula="of:=1+SUM([.B596])" table:style-name="ce1">
            <text:p>596</text:p>
          </table:table-cell>
          <table:table-cell office:value-type="float" office:value="254.29333333333335" table:formula="of:=[BLEND18convert.$B597]*(256/600)" table:style-name="ce1">
            <text:p>254.2933333</text:p>
          </table:table-cell>
          <table:table-cell table:number-columns-repeated="15" table:style-name="ce1"/>
          <table:table-cell office:value-type="float" office:value="254.29333333333335" table:formula="of:=[BLEND18convert.$B597]*(256/600)" table:style-name="ce1">
            <text:p>254.2933333</text:p>
          </table:table-cell>
          <table:table-cell office:value-type="float" office:value="-1007.4399999999999" table:formula="of:=4000*[BLEND18convert.$A597]" table:style-name="ce1">
            <text:p>-1007.4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3953</text:p>
          </table:table-cell>
          <table:table-cell office:value-type="float" office:value="597" table:formula="of:=1+SUM([.B597])" table:style-name="ce1">
            <text:p>597</text:p>
          </table:table-cell>
          <table:table-cell office:value-type="float" office:value="254.72000000000003" table:formula="of:=[BLEND18convert.$B598]*(256/600)" table:style-name="ce1">
            <text:p>254.72</text:p>
          </table:table-cell>
          <table:table-cell table:number-columns-repeated="15" table:style-name="ce1"/>
          <table:table-cell office:value-type="float" office:value="254.72000000000003" table:formula="of:=[BLEND18convert.$B598]*(256/600)" table:style-name="ce1">
            <text:p>254.72</text:p>
          </table:table-cell>
          <table:table-cell office:value-type="float" office:value="-958.12" table:formula="of:=4000*[BLEND18convert.$A598]" table:style-name="ce1">
            <text:p>-958.12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2726</text:p>
          </table:table-cell>
          <table:table-cell office:value-type="float" office:value="598" table:formula="of:=1+SUM([.B598])" table:style-name="ce1">
            <text:p>598</text:p>
          </table:table-cell>
          <table:table-cell office:value-type="float" office:value="255.14666666666668" table:formula="of:=[BLEND18convert.$B599]*(256/600)" table:style-name="ce1">
            <text:p>255.1466667</text:p>
          </table:table-cell>
          <table:table-cell table:number-columns-repeated="15" table:style-name="ce1"/>
          <table:table-cell office:value-type="float" office:value="255.14666666666668" table:formula="of:=[BLEND18convert.$B599]*(256/600)" table:style-name="ce1">
            <text:p>255.1466667</text:p>
          </table:table-cell>
          <table:table-cell office:value-type="float" office:value="-909.04" table:formula="of:=4000*[BLEND18convert.$A599]" table:style-name="ce1">
            <text:p>-909.04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1494</text:p>
          </table:table-cell>
          <table:table-cell office:value-type="float" office:value="599" table:formula="of:=1+SUM([.B599])" table:style-name="ce1">
            <text:p>599</text:p>
          </table:table-cell>
          <table:table-cell office:value-type="float" office:value="255.57333333333335" table:formula="of:=[BLEND18convert.$B600]*(256/600)" table:style-name="ce1">
            <text:p>255.5733333</text:p>
          </table:table-cell>
          <table:table-cell table:number-columns-repeated="15" table:style-name="ce1"/>
          <table:table-cell office:value-type="float" office:value="255.57333333333335" table:formula="of:=[BLEND18convert.$B600]*(256/600)" table:style-name="ce1">
            <text:p>255.5733333</text:p>
          </table:table-cell>
          <table:table-cell office:value-type="float" office:value="-859.76" table:formula="of:=4000*[BLEND18convert.$A600]" table:style-name="ce1">
            <text:p>-859.76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-0.20267</text:p>
          </table:table-cell>
          <table:table-cell office:value-type="float" office:value="600" table:formula="of:=1+SUM([.B600])" table:style-name="ce1">
            <text:p>600</text:p>
          </table:table-cell>
          <table:table-cell office:value-type="float" office:value="256" table:formula="of:=[BLEND18convert.$B601]*(256/600)" table:style-name="ce1">
            <text:p>256</text:p>
          </table:table-cell>
          <table:table-cell table:number-columns-repeated="15" table:style-name="ce1"/>
          <table:table-cell office:value-type="float" office:value="256" table:formula="of:=[BLEND18convert.$B601]*(256/600)" table:style-name="ce1">
            <text:p>256</text:p>
          </table:table-cell>
          <table:table-cell office:value-type="float" office:value="-810.68" table:formula="of:=4000*[BLEND18convert.$A601]" table:style-name="ce1">
            <text:p>-810.68</text:p>
          </table:table-cell>
          <table:table-cell table:number-columns-repeated="16364"/>
        </table:table-row>
        <table:table-row table:number-rows-repeated="1047975" table:style-name="ro1">
          <table:table-cell table:number-columns-repeated="16384"/>
        </table:table-row>
      </table:table>
      <table:database-ranges>
        <table:database-range table:target-range-address="PARABOLIC.A1:PARABOLIC.A257" table:name="Parabolicwave" table:display-filter-buttons="true" table:on-update-keep-size="false" table:on-update-keep-styles="true" table:refresh-delay="false">
          <table:database-source-sql table:database-name="Provider=Microsoft.Mashup.OleDb.1;Data Source=$Workbook$;Location=Parabolicwave;Extended Properties=&quot;&quot;" table:sql-statement="SELECT * FROM [Parabolicwave]"/>
        </table:database-range>
        <table:database-range table:target-range-address="Harmonic.A1:Harmonic.A257" table:name="HarmonicWave" table:display-filter-buttons="true" table:on-update-keep-size="false" table:on-update-keep-styles="true" table:refresh-delay="false">
          <table:database-source-sql table:database-name="Provider=Microsoft.Mashup.OleDb.1;Data Source=$Workbook$;Location=HarmonicWave;Extended Properties=&quot;&quot;" table:sql-statement="SELECT * FROM [HarmonicWave]"/>
        </table:database-range>
        <table:database-range table:target-range-address="Convert.A1:Convert.C601" table:name="sample_dataAKWF0254C9" table:display-filter-buttons="true"/>
        <table:database-range table:target-range-address="BLEND18convert.A1:BLEND18convert.C601" table:name="sample_dataAKWF0254C9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User</meta:initial-creator>
    <dc:creator>User</dc:creator>
    <meta:creation-date>2020-12-04T14:29:16Z</meta:creation-date>
    <dc:date>2020-12-14T17:20:3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olumn1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ARABOLIC.$A$1" chart:values-cell-range-address="PARABOLIC.$A$2:.$A$257" chart:class="chart:line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2.2499212598425pt" svg:width="229.1248031496063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BLEND18convert.$S$1" chart:values-cell-range-address="BLEND18convert.$S$2:.$S$601" chart:class="chart:line" chart:attached-axis="primary-y" chart:style-name="G0S0">
            <chart:data-point chart:repeated="600"/>
          </chart:series>
          <chart:series chart:label-cell-address="BLEND18convert.$T$1" chart:values-cell-range-address="BLEND18convert.$T$2:.$T$601" chart:class="chart:line" chart:attached-axis="primary-y" chart:style-name="G0S1">
            <chart:data-point chart:repeated="600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olumn2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BLEND18convert.$T$1" chart:values-cell-range-address="BLEND18convert.$T$2:.$T$601" chart:class="chart:scatter" chart:attached-axis="primary-y" chart:style-name="G0S0">
            <chart:domain table:cell-range-address="BLEND18convert.$S$2:.$S$601"/>
            <chart:data-point chart:repeated="600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/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BLEND18convert.$AC$1" chart:values-cell-range-address="BLEND18convert.$AC$2:.$AC$601" chart:class="chart:scatter" chart:attached-axis="primary-y" chart:style-name="G0S0">
            <chart:domain table:cell-range-address="BLEND18convert.$AB$2:.$AB$601"/>
            <chart:data-point chart:repeated="600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olumn1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Harmonic.$A$1" chart:values-cell-range-address="Harmonic.$A$2:.$A$257" chart:class="chart:line" chart:attached-axis="primary-y" chart:style-name="G0S0">
            <chart:data-point chart:repeated="25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1.1248031496063pt" svg:width="349.1251181102362pt" chart:style-name="Crt0">
        <chart:plot-area svg:x="8.837952755905511pt" svg:y="10.51811023622047pt" svg:width="340.2870866141732pt" svg:height="200.606456692913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nvert.$A$2:.$A$601"/>
          </chart:axis>
          <chart:series chart:label-cell-address="Convert.$B$1" chart:values-cell-range-address="Convert.$B$2:.$B$601" chart:class="chart:line" chart:attached-axis="primary-y" chart:style-name="G0S0">
            <chart:data-point chart:repeated="600"/>
          </chart:series>
          <chart:series chart:label-cell-address="Convert.$C$1" chart:values-cell-range-address="Convert.$C$2:.$C$601" chart:class="chart:line" chart:attached-axis="primary-y" chart:style-name="G0S1">
            <chart:data-point chart:repeated="60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connect-bars="false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2.2499212598425pt" svg:width="229.1248031496063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onvert.$S$1" chart:values-cell-range-address="Convert.$S$2:.$S$601" chart:class="chart:line" chart:attached-axis="primary-y" chart:style-name="G0S0">
            <chart:data-point chart:repeated="600"/>
          </chart:series>
          <chart:series chart:label-cell-address="Convert.$T$1" chart:values-cell-range-address="Convert.$T$2:.$T$601" chart:class="chart:line" chart:attached-axis="primary-y" chart:style-name="G0S1">
            <chart:data-point chart:repeated="60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olumn2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Convert.$T$1" chart:values-cell-range-address="Convert.$T$2:.$T$601" chart:class="chart:scatter" chart:attached-axis="primary-y" chart:style-name="G0S0">
            <chart:domain table:cell-range-address="Convert.$S$2:.$S$601"/>
            <chart:data-point chart:repeated="600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/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Convert.$AC$1" chart:values-cell-range-address="Convert.$AC$2:.$AC$601" chart:class="chart:scatter" chart:attached-axis="primary-y" chart:style-name="G0S0">
            <chart:domain table:cell-range-address="Convert.$AB$2:.$AB$601"/>
            <chart:data-point chart:repeated="600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211.1248031496063pt" svg:width="349.1251181102362pt" chart:style-name="Crt0">
        <chart:plot-area svg:x="8.837952755905511pt" svg:y="10.51811023622047pt" svg:width="340.2870866141732pt" svg:height="200.606456692913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LEND18convert.$A$2:.$A$601"/>
          </chart:axis>
          <chart:series chart:label-cell-address="BLEND18convert.$B$1" chart:values-cell-range-address="BLEND18convert.$B$2:.$B$601" chart:class="chart:line" chart:attached-axis="primary-y" chart:style-name="G0S0">
            <chart:data-point chart:repeated="600"/>
          </chart:series>
          <chart:series chart:label-cell-address="BLEND18convert.$C$1" chart:values-cell-range-address="BLEND18convert.$C$2:.$C$601" chart:class="chart:line" chart:attached-axis="primary-y" chart:style-name="G0S1">
            <chart:data-point chart:repeated="600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connect-bars="false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